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2">
      <style:map style:condition="cell-content()&gt;4.5" style:apply-style-name="Untitled1" style:base-cell-address="combinedRMSD.D11"/>
      <style:map style:condition="cell-content()&lt;3.5" style:apply-style-name="Untitled3" style:base-cell-address="combinedRMSD.D11"/>
    </style:style>
    <style:style style:name="ce3" style:family="table-cell" style:parent-style-name="Default" style:data-style-name="N2">
      <style:map style:condition="cell-content()&gt;4.5" style:apply-style-name="Untitled1" style:base-cell-address="combinedRMSD.G11"/>
      <style:map style:condition="cell-content()&lt;3.5" style:apply-style-name="Untitled3" style:base-cell-address="combinedRMSD.G11"/>
    </style:style>
    <style:style style:name="ce4" style:family="table-cell" style:parent-style-name="Default" style:data-style-name="N2">
      <style:map style:condition="cell-content()&gt;4.5" style:apply-style-name="Untitled1" style:base-cell-address="combinedRMSD.J11"/>
      <style:map style:condition="cell-content()&lt;3.5" style:apply-style-name="Untitled3" style:base-cell-address="combinedRMSD.J11"/>
    </style:style>
    <style:style style:name="ce5" style:family="table-cell" style:parent-style-name="Default" style:data-style-name="N2">
      <style:map style:condition="cell-content()&gt;4.5" style:apply-style-name="Untitled1" style:base-cell-address="combinedRMSD.M11"/>
      <style:map style:condition="cell-content()&lt;3.5" style:apply-style-name="Untitled3" style:base-cell-address="combinedRMSD.M11"/>
    </style:style>
    <style:style style:name="ce6" style:family="table-cell" style:parent-style-name="Default" style:data-style-name="N2">
      <style:map style:condition="cell-content()&gt;4.5" style:apply-style-name="Untitled1" style:base-cell-address="combinedRMSD.P11"/>
      <style:map style:condition="cell-content()&lt;3.5" style:apply-style-name="Untitled3" style:base-cell-address="combinedRMSD.P11"/>
    </style:style>
    <style:style style:name="ce7" style:family="table-cell" style:parent-style-name="Default" style:data-style-name="N2">
      <style:map style:condition="cell-content()&gt;4.5" style:apply-style-name="Untitled1" style:base-cell-address="combinedRMSD.S11"/>
      <style:map style:condition="cell-content()&lt;3.5" style:apply-style-name="Untitled3" style:base-cell-address="combinedRMSD.S11"/>
    </style:style>
    <style:style style:name="ce8" style:family="table-cell" style:parent-style-name="Default" style:data-style-name="N2">
      <style:map style:condition="cell-content()&gt;4.5" style:apply-style-name="Untitled1" style:base-cell-address="combinedRMSD.V11"/>
      <style:map style:condition="cell-content()&lt;3.5" style:apply-style-name="Untitled3" style:base-cell-address="combinedRMSD.V11"/>
    </style:style>
    <style:style style:name="ce9" style:family="table-cell" style:parent-style-name="Default" style:data-style-name="N2">
      <style:map style:condition="cell-content()&gt;4.5" style:apply-style-name="Untitled1" style:base-cell-address="combinedRMSD.Y11"/>
      <style:map style:condition="cell-content()&lt;3.5" style:apply-style-name="Untitled3" style:base-cell-address="combinedRMSD.Y11"/>
    </style:style>
    <style:style style:name="ce10" style:family="table-cell" style:parent-style-name="Default" style:data-style-name="N2">
      <style:map style:condition="cell-content()&gt;4.5" style:apply-style-name="Untitled1" style:base-cell-address="combinedRMSD.AB11"/>
      <style:map style:condition="cell-content()&lt;3.5" style:apply-style-name="Untitled3" style:base-cell-address="combinedRMSD.AB11"/>
    </style:style>
    <style:style style:name="ce11" style:family="table-cell" style:parent-style-name="Default" style:data-style-name="N2">
      <style:map style:condition="cell-content()&gt;4.5" style:apply-style-name="Untitled1" style:base-cell-address="combinedRMSD.AE11"/>
      <style:map style:condition="cell-content()&lt;3.5" style:apply-style-name="Untitled3" style:base-cell-address="combinedRMSD.AE11"/>
    </style:style>
  </office:automatic-styles>
  <office:body>
    <office:spreadsheet>
      <table:calculation-settings table:automatic-find-labels="false" table:use-regular-expressions="false" table:use-wildcards="true"/>
      <table:table table:name="combinedRMS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1" table:default-cell-style-name="ce8"/>
        <table:table-column table:style-name="co2" table:default-cell-style-name="Default"/>
        <table:table-column table:style-name="co4" table:default-cell-style-name="Default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5" table:default-cell-style-name="ce11"/>
        <table:table-row table:style-name="ro1">
          <table:table-cell office:value-type="string" calcext:value-type="string">
            <text:p>#Frame</text:p>
          </table:table-cell>
          <table:table-cell office:value-type="string" calcext:value-type="string">
            <text:p>CRBN</text:p>
          </table:table-cell>
          <table:table-cell office:value-type="string" calcext:value-type="string">
            <text:p>GSPT1</text:p>
          </table:table-cell>
          <table:table-cell table:style-name="Default"/>
          <table:table-cell office:value-type="string" calcext:value-type="string">
            <text:p>CRBN</text:p>
          </table:table-cell>
          <table:table-cell office:value-type="string" calcext:value-type="string">
            <text:p>GSPT1</text:p>
          </table:table-cell>
          <table:table-cell table:style-name="Default"/>
          <table:table-cell office:value-type="string" calcext:value-type="string">
            <text:p>CRBN</text:p>
          </table:table-cell>
          <table:table-cell office:value-type="string" calcext:value-type="string">
            <text:p>GSPT1</text:p>
          </table:table-cell>
          <table:table-cell table:style-name="Default"/>
          <table:table-cell office:value-type="string" calcext:value-type="string">
            <text:p>CRBN</text:p>
          </table:table-cell>
          <table:table-cell office:value-type="string" calcext:value-type="string">
            <text:p>GSPT1</text:p>
          </table:table-cell>
          <table:table-cell table:style-name="Default"/>
          <table:table-cell office:value-type="string" calcext:value-type="string">
            <text:p>CRBN</text:p>
          </table:table-cell>
          <table:table-cell office:value-type="string" calcext:value-type="string">
            <text:p>GSPT1</text:p>
          </table:table-cell>
          <table:table-cell table:style-name="Default"/>
          <table:table-cell office:value-type="string" calcext:value-type="string">
            <text:p>CRBN</text:p>
          </table:table-cell>
          <table:table-cell office:value-type="string" calcext:value-type="string">
            <text:p>GSPT1</text:p>
          </table:table-cell>
          <table:table-cell table:style-name="Default"/>
          <table:table-cell office:value-type="string" calcext:value-type="string">
            <text:p>CRBN</text:p>
          </table:table-cell>
          <table:table-cell office:value-type="string" calcext:value-type="string">
            <text:p>GSPT1</text:p>
          </table:table-cell>
          <table:table-cell table:style-name="Default"/>
          <table:table-cell office:value-type="string" calcext:value-type="string">
            <text:p>CRBN</text:p>
          </table:table-cell>
          <table:table-cell office:value-type="string" calcext:value-type="string">
            <text:p>GSPT1</text:p>
          </table:table-cell>
          <table:table-cell table:style-name="Default"/>
          <table:table-cell office:value-type="string" calcext:value-type="string">
            <text:p>CRBN</text:p>
          </table:table-cell>
          <table:table-cell office:value-type="string" calcext:value-type="string">
            <text:p>GSPT1</text:p>
          </table:table-cell>
          <table:table-cell table:style-name="Default"/>
          <table:table-cell office:value-type="string" calcext:value-type="string">
            <text:p>CRBN</text:p>
          </table:table-cell>
          <table:table-cell office:value-type="string" calcext:value-type="string">
            <text:p>GSPT1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51" calcext:value-type="float">
            <text:p>0.1751</text:p>
          </table:table-cell>
          <table:table-cell office:value-type="float" office:value="1.5273" calcext:value-type="float">
            <text:p>1.5273</text:p>
          </table:table-cell>
          <table:table-cell table:style-name="Default"/>
          <table:table-cell office:value-type="float" office:value="0.1768" calcext:value-type="float">
            <text:p>0.1768</text:p>
          </table:table-cell>
          <table:table-cell office:value-type="float" office:value="1.5182" calcext:value-type="float">
            <text:p>1.5182</text:p>
          </table:table-cell>
          <table:table-cell table:style-name="Default"/>
          <table:table-cell office:value-type="float" office:value="0.1701" calcext:value-type="float">
            <text:p>0.1701</text:p>
          </table:table-cell>
          <table:table-cell office:value-type="float" office:value="1.4945" calcext:value-type="float">
            <text:p>1.4945</text:p>
          </table:table-cell>
          <table:table-cell table:style-name="Default"/>
          <table:table-cell office:value-type="float" office:value="0.18" calcext:value-type="float">
            <text:p>0.18</text:p>
          </table:table-cell>
          <table:table-cell office:value-type="float" office:value="1.5866" calcext:value-type="float">
            <text:p>1.5866</text:p>
          </table:table-cell>
          <table:table-cell table:style-name="Default"/>
          <table:table-cell office:value-type="float" office:value="0.1867" calcext:value-type="float">
            <text:p>0.1867</text:p>
          </table:table-cell>
          <table:table-cell office:value-type="float" office:value="1.3937" calcext:value-type="float">
            <text:p>1.3937</text:p>
          </table:table-cell>
          <table:table-cell table:style-name="Default"/>
          <table:table-cell office:value-type="float" office:value="0.1686" calcext:value-type="float">
            <text:p>0.1686</text:p>
          </table:table-cell>
          <table:table-cell office:value-type="float" office:value="1.4251" calcext:value-type="float">
            <text:p>1.4251</text:p>
          </table:table-cell>
          <table:table-cell table:style-name="Default"/>
          <table:table-cell office:value-type="float" office:value="0.1705" calcext:value-type="float">
            <text:p>0.1705</text:p>
          </table:table-cell>
          <table:table-cell office:value-type="float" office:value="1.5481" calcext:value-type="float">
            <text:p>1.5481</text:p>
          </table:table-cell>
          <table:table-cell table:style-name="Default"/>
          <table:table-cell office:value-type="float" office:value="0.194" calcext:value-type="float">
            <text:p>0.194</text:p>
          </table:table-cell>
          <table:table-cell office:value-type="float" office:value="1.4392" calcext:value-type="float">
            <text:p>1.4392</text:p>
          </table:table-cell>
          <table:table-cell table:style-name="Default"/>
          <table:table-cell office:value-type="float" office:value="0.1757" calcext:value-type="float">
            <text:p>0.1757</text:p>
          </table:table-cell>
          <table:table-cell office:value-type="float" office:value="1.4752" calcext:value-type="float">
            <text:p>1.4752</text:p>
          </table:table-cell>
          <table:table-cell table:style-name="Default"/>
          <table:table-cell office:value-type="float" office:value="0.1826" calcext:value-type="float">
            <text:p>0.1826</text:p>
          </table:table-cell>
          <table:table-cell office:value-type="float" office:value="1.4797" calcext:value-type="float">
            <text:p>1.4797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02" calcext:value-type="float">
            <text:p>0.1902</text:p>
          </table:table-cell>
          <table:table-cell office:value-type="float" office:value="1.6167" calcext:value-type="float">
            <text:p>1.6167</text:p>
          </table:table-cell>
          <table:table-cell table:style-name="Default"/>
          <table:table-cell office:value-type="float" office:value="0.1726" calcext:value-type="float">
            <text:p>0.1726</text:p>
          </table:table-cell>
          <table:table-cell office:value-type="float" office:value="1.6229" calcext:value-type="float">
            <text:p>1.6229</text:p>
          </table:table-cell>
          <table:table-cell table:style-name="Default"/>
          <table:table-cell office:value-type="float" office:value="0.1755" calcext:value-type="float">
            <text:p>0.1755</text:p>
          </table:table-cell>
          <table:table-cell office:value-type="float" office:value="1.5769" calcext:value-type="float">
            <text:p>1.5769</text:p>
          </table:table-cell>
          <table:table-cell table:style-name="Default"/>
          <table:table-cell office:value-type="float" office:value="0.1798" calcext:value-type="float">
            <text:p>0.1798</text:p>
          </table:table-cell>
          <table:table-cell office:value-type="float" office:value="1.6835" calcext:value-type="float">
            <text:p>1.6835</text:p>
          </table:table-cell>
          <table:table-cell table:style-name="Default"/>
          <table:table-cell office:value-type="float" office:value="0.1751" calcext:value-type="float">
            <text:p>0.1751</text:p>
          </table:table-cell>
          <table:table-cell office:value-type="float" office:value="1.5921" calcext:value-type="float">
            <text:p>1.5921</text:p>
          </table:table-cell>
          <table:table-cell table:style-name="Default"/>
          <table:table-cell office:value-type="float" office:value="0.1738" calcext:value-type="float">
            <text:p>0.1738</text:p>
          </table:table-cell>
          <table:table-cell office:value-type="float" office:value="1.5514" calcext:value-type="float">
            <text:p>1.5514</text:p>
          </table:table-cell>
          <table:table-cell table:style-name="Default"/>
          <table:table-cell office:value-type="float" office:value="0.1739" calcext:value-type="float">
            <text:p>0.1739</text:p>
          </table:table-cell>
          <table:table-cell office:value-type="float" office:value="1.6617" calcext:value-type="float">
            <text:p>1.6617</text:p>
          </table:table-cell>
          <table:table-cell table:style-name="Default"/>
          <table:table-cell office:value-type="float" office:value="0.173" calcext:value-type="float">
            <text:p>0.173</text:p>
          </table:table-cell>
          <table:table-cell office:value-type="float" office:value="1.6074" calcext:value-type="float">
            <text:p>1.6074</text:p>
          </table:table-cell>
          <table:table-cell table:style-name="Default"/>
          <table:table-cell office:value-type="float" office:value="0.18" calcext:value-type="float">
            <text:p>0.18</text:p>
          </table:table-cell>
          <table:table-cell office:value-type="float" office:value="1.6514" calcext:value-type="float">
            <text:p>1.6514</text:p>
          </table:table-cell>
          <table:table-cell table:style-name="Default"/>
          <table:table-cell office:value-type="float" office:value="0.1694" calcext:value-type="float">
            <text:p>0.1694</text:p>
          </table:table-cell>
          <table:table-cell office:value-type="float" office:value="1.5795" calcext:value-type="float">
            <text:p>1.5795</text:p>
          </table:table-cell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31" calcext:value-type="float">
            <text:p>0.1731</text:p>
          </table:table-cell>
          <table:table-cell office:value-type="float" office:value="1.6669" calcext:value-type="float">
            <text:p>1.6669</text:p>
          </table:table-cell>
          <table:table-cell table:style-name="Default"/>
          <table:table-cell office:value-type="float" office:value="0.174" calcext:value-type="float">
            <text:p>0.174</text:p>
          </table:table-cell>
          <table:table-cell office:value-type="float" office:value="1.6493" calcext:value-type="float">
            <text:p>1.6493</text:p>
          </table:table-cell>
          <table:table-cell table:style-name="Default"/>
          <table:table-cell office:value-type="float" office:value="0.169" calcext:value-type="float">
            <text:p>0.169</text:p>
          </table:table-cell>
          <table:table-cell office:value-type="float" office:value="1.6342" calcext:value-type="float">
            <text:p>1.6342</text:p>
          </table:table-cell>
          <table:table-cell table:style-name="Default"/>
          <table:table-cell office:value-type="float" office:value="0.1764" calcext:value-type="float">
            <text:p>0.1764</text:p>
          </table:table-cell>
          <table:table-cell office:value-type="float" office:value="1.7297" calcext:value-type="float">
            <text:p>1.7297</text:p>
          </table:table-cell>
          <table:table-cell table:style-name="Default"/>
          <table:table-cell office:value-type="float" office:value="0.1659" calcext:value-type="float">
            <text:p>0.1659</text:p>
          </table:table-cell>
          <table:table-cell office:value-type="float" office:value="1.6514" calcext:value-type="float">
            <text:p>1.6514</text:p>
          </table:table-cell>
          <table:table-cell table:style-name="Default"/>
          <table:table-cell office:value-type="float" office:value="0.1814" calcext:value-type="float">
            <text:p>0.1814</text:p>
          </table:table-cell>
          <table:table-cell office:value-type="float" office:value="1.6613" calcext:value-type="float">
            <text:p>1.6613</text:p>
          </table:table-cell>
          <table:table-cell table:style-name="Default"/>
          <table:table-cell office:value-type="float" office:value="0.179" calcext:value-type="float">
            <text:p>0.179</text:p>
          </table:table-cell>
          <table:table-cell office:value-type="float" office:value="1.7148" calcext:value-type="float">
            <text:p>1.7148</text:p>
          </table:table-cell>
          <table:table-cell table:style-name="Default"/>
          <table:table-cell office:value-type="float" office:value="0.165" calcext:value-type="float">
            <text:p>0.165</text:p>
          </table:table-cell>
          <table:table-cell office:value-type="float" office:value="1.6782" calcext:value-type="float">
            <text:p>1.6782</text:p>
          </table:table-cell>
          <table:table-cell table:style-name="Default"/>
          <table:table-cell office:value-type="float" office:value="0.1781" calcext:value-type="float">
            <text:p>0.1781</text:p>
          </table:table-cell>
          <table:table-cell office:value-type="float" office:value="1.6485" calcext:value-type="float">
            <text:p>1.6485</text:p>
          </table:table-cell>
          <table:table-cell table:style-name="Default"/>
          <table:table-cell office:value-type="float" office:value="0.1733" calcext:value-type="float">
            <text:p>0.1733</text:p>
          </table:table-cell>
          <table:table-cell office:value-type="float" office:value="1.6596" calcext:value-type="float">
            <text:p>1.6596</text:p>
          </table:table-cell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26" calcext:value-type="float">
            <text:p>0.1826</text:p>
          </table:table-cell>
          <table:table-cell office:value-type="float" office:value="1.6715" calcext:value-type="float">
            <text:p>1.6715</text:p>
          </table:table-cell>
          <table:table-cell table:style-name="Default"/>
          <table:table-cell office:value-type="float" office:value="0.1797" calcext:value-type="float">
            <text:p>0.1797</text:p>
          </table:table-cell>
          <table:table-cell office:value-type="float" office:value="1.6843" calcext:value-type="float">
            <text:p>1.6843</text:p>
          </table:table-cell>
          <table:table-cell table:style-name="Default"/>
          <table:table-cell office:value-type="float" office:value="0.1864" calcext:value-type="float">
            <text:p>0.1864</text:p>
          </table:table-cell>
          <table:table-cell office:value-type="float" office:value="1.6307" calcext:value-type="float">
            <text:p>1.6307</text:p>
          </table:table-cell>
          <table:table-cell table:style-name="Default"/>
          <table:table-cell office:value-type="float" office:value="0.1874" calcext:value-type="float">
            <text:p>0.1874</text:p>
          </table:table-cell>
          <table:table-cell office:value-type="float" office:value="1.6717" calcext:value-type="float">
            <text:p>1.6717</text:p>
          </table:table-cell>
          <table:table-cell table:style-name="Default"/>
          <table:table-cell office:value-type="float" office:value="0.1847" calcext:value-type="float">
            <text:p>0.1847</text:p>
          </table:table-cell>
          <table:table-cell office:value-type="float" office:value="1.6737" calcext:value-type="float">
            <text:p>1.6737</text:p>
          </table:table-cell>
          <table:table-cell table:style-name="Default"/>
          <table:table-cell office:value-type="float" office:value="0.1921" calcext:value-type="float">
            <text:p>0.1921</text:p>
          </table:table-cell>
          <table:table-cell office:value-type="float" office:value="1.6786" calcext:value-type="float">
            <text:p>1.6786</text:p>
          </table:table-cell>
          <table:table-cell table:style-name="Default"/>
          <table:table-cell office:value-type="float" office:value="0.1781" calcext:value-type="float">
            <text:p>0.1781</text:p>
          </table:table-cell>
          <table:table-cell office:value-type="float" office:value="1.6459" calcext:value-type="float">
            <text:p>1.6459</text:p>
          </table:table-cell>
          <table:table-cell table:style-name="Default"/>
          <table:table-cell office:value-type="float" office:value="0.1775" calcext:value-type="float">
            <text:p>0.1775</text:p>
          </table:table-cell>
          <table:table-cell office:value-type="float" office:value="1.6789" calcext:value-type="float">
            <text:p>1.6789</text:p>
          </table:table-cell>
          <table:table-cell table:style-name="Default"/>
          <table:table-cell office:value-type="float" office:value="0.1764" calcext:value-type="float">
            <text:p>0.1764</text:p>
          </table:table-cell>
          <table:table-cell office:value-type="float" office:value="1.6518" calcext:value-type="float">
            <text:p>1.6518</text:p>
          </table:table-cell>
          <table:table-cell table:style-name="Default"/>
          <table:table-cell office:value-type="float" office:value="0.1777" calcext:value-type="float">
            <text:p>0.1777</text:p>
          </table:table-cell>
          <table:table-cell office:value-type="float" office:value="1.705" calcext:value-type="float">
            <text:p>1.705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97" calcext:value-type="float">
            <text:p>0.1797</text:p>
          </table:table-cell>
          <table:table-cell office:value-type="float" office:value="1.7054" calcext:value-type="float">
            <text:p>1.7054</text:p>
          </table:table-cell>
          <table:table-cell table:style-name="Default"/>
          <table:table-cell office:value-type="float" office:value="0.182" calcext:value-type="float">
            <text:p>0.182</text:p>
          </table:table-cell>
          <table:table-cell office:value-type="float" office:value="1.69" calcext:value-type="float">
            <text:p>1.69</text:p>
          </table:table-cell>
          <table:table-cell table:style-name="Default"/>
          <table:table-cell office:value-type="float" office:value="0.1789" calcext:value-type="float">
            <text:p>0.1789</text:p>
          </table:table-cell>
          <table:table-cell office:value-type="float" office:value="1.7046" calcext:value-type="float">
            <text:p>1.7046</text:p>
          </table:table-cell>
          <table:table-cell table:style-name="Default"/>
          <table:table-cell office:value-type="float" office:value="0.1711" calcext:value-type="float">
            <text:p>0.1711</text:p>
          </table:table-cell>
          <table:table-cell office:value-type="float" office:value="1.7152" calcext:value-type="float">
            <text:p>1.7152</text:p>
          </table:table-cell>
          <table:table-cell table:style-name="Default"/>
          <table:table-cell office:value-type="float" office:value="0.1667" calcext:value-type="float">
            <text:p>0.1667</text:p>
          </table:table-cell>
          <table:table-cell office:value-type="float" office:value="1.7495" calcext:value-type="float">
            <text:p>1.7495</text:p>
          </table:table-cell>
          <table:table-cell table:style-name="Default"/>
          <table:table-cell office:value-type="float" office:value="0.1772" calcext:value-type="float">
            <text:p>0.1772</text:p>
          </table:table-cell>
          <table:table-cell office:value-type="float" office:value="1.666" calcext:value-type="float">
            <text:p>1.666</text:p>
          </table:table-cell>
          <table:table-cell table:style-name="Default"/>
          <table:table-cell office:value-type="float" office:value="0.1809" calcext:value-type="float">
            <text:p>0.1809</text:p>
          </table:table-cell>
          <table:table-cell office:value-type="float" office:value="1.6954" calcext:value-type="float">
            <text:p>1.6954</text:p>
          </table:table-cell>
          <table:table-cell table:style-name="Default"/>
          <table:table-cell office:value-type="float" office:value="0.1744" calcext:value-type="float">
            <text:p>0.1744</text:p>
          </table:table-cell>
          <table:table-cell office:value-type="float" office:value="1.6623" calcext:value-type="float">
            <text:p>1.6623</text:p>
          </table:table-cell>
          <table:table-cell table:style-name="Default"/>
          <table:table-cell office:value-type="float" office:value="0.1945" calcext:value-type="float">
            <text:p>0.1945</text:p>
          </table:table-cell>
          <table:table-cell office:value-type="float" office:value="1.6798" calcext:value-type="float">
            <text:p>1.6798</text:p>
          </table:table-cell>
          <table:table-cell table:style-name="Default"/>
          <table:table-cell office:value-type="float" office:value="0.1774" calcext:value-type="float">
            <text:p>0.1774</text:p>
          </table:table-cell>
          <table:table-cell office:value-type="float" office:value="1.692" calcext:value-type="float">
            <text:p>1.692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974" calcext:value-type="float">
            <text:p>0.2974</text:p>
          </table:table-cell>
          <table:table-cell office:value-type="float" office:value="1.6843" calcext:value-type="float">
            <text:p>1.6843</text:p>
          </table:table-cell>
          <table:table-cell table:style-name="Default"/>
          <table:table-cell office:value-type="float" office:value="0.2983" calcext:value-type="float">
            <text:p>0.2983</text:p>
          </table:table-cell>
          <table:table-cell office:value-type="float" office:value="1.6623" calcext:value-type="float">
            <text:p>1.6623</text:p>
          </table:table-cell>
          <table:table-cell table:style-name="Default"/>
          <table:table-cell office:value-type="float" office:value="0.3061" calcext:value-type="float">
            <text:p>0.3061</text:p>
          </table:table-cell>
          <table:table-cell office:value-type="float" office:value="1.5945" calcext:value-type="float">
            <text:p>1.5945</text:p>
          </table:table-cell>
          <table:table-cell table:style-name="Default"/>
          <table:table-cell office:value-type="float" office:value="0.3029" calcext:value-type="float">
            <text:p>0.3029</text:p>
          </table:table-cell>
          <table:table-cell office:value-type="float" office:value="1.6782" calcext:value-type="float">
            <text:p>1.6782</text:p>
          </table:table-cell>
          <table:table-cell table:style-name="Default"/>
          <table:table-cell office:value-type="float" office:value="0.3311" calcext:value-type="float">
            <text:p>0.3311</text:p>
          </table:table-cell>
          <table:table-cell office:value-type="float" office:value="1.6428" calcext:value-type="float">
            <text:p>1.6428</text:p>
          </table:table-cell>
          <table:table-cell table:style-name="Default"/>
          <table:table-cell office:value-type="float" office:value="0.3314" calcext:value-type="float">
            <text:p>0.3314</text:p>
          </table:table-cell>
          <table:table-cell office:value-type="float" office:value="1.6355" calcext:value-type="float">
            <text:p>1.6355</text:p>
          </table:table-cell>
          <table:table-cell table:style-name="Default"/>
          <table:table-cell office:value-type="float" office:value="0.313" calcext:value-type="float">
            <text:p>0.313</text:p>
          </table:table-cell>
          <table:table-cell office:value-type="float" office:value="1.6886" calcext:value-type="float">
            <text:p>1.6886</text:p>
          </table:table-cell>
          <table:table-cell table:style-name="Default"/>
          <table:table-cell office:value-type="float" office:value="0.3084" calcext:value-type="float">
            <text:p>0.3084</text:p>
          </table:table-cell>
          <table:table-cell office:value-type="float" office:value="1.585" calcext:value-type="float">
            <text:p>1.585</text:p>
          </table:table-cell>
          <table:table-cell table:style-name="Default"/>
          <table:table-cell office:value-type="float" office:value="0.3301" calcext:value-type="float">
            <text:p>0.3301</text:p>
          </table:table-cell>
          <table:table-cell office:value-type="float" office:value="1.5771" calcext:value-type="float">
            <text:p>1.5771</text:p>
          </table:table-cell>
          <table:table-cell table:style-name="Default"/>
          <table:table-cell office:value-type="float" office:value="0.3044" calcext:value-type="float">
            <text:p>0.3044</text:p>
          </table:table-cell>
          <table:table-cell office:value-type="float" office:value="1.5891" calcext:value-type="float">
            <text:p>1.5891</text:p>
          </table:table-cell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077" calcext:value-type="float">
            <text:p>0.3077</text:p>
          </table:table-cell>
          <table:table-cell office:value-type="float" office:value="1.649" calcext:value-type="float">
            <text:p>1.649</text:p>
          </table:table-cell>
          <table:table-cell table:style-name="Default"/>
          <table:table-cell office:value-type="float" office:value="0.3043" calcext:value-type="float">
            <text:p>0.3043</text:p>
          </table:table-cell>
          <table:table-cell office:value-type="float" office:value="1.6104" calcext:value-type="float">
            <text:p>1.6104</text:p>
          </table:table-cell>
          <table:table-cell table:style-name="Default"/>
          <table:table-cell office:value-type="float" office:value="0.2812" calcext:value-type="float">
            <text:p>0.2812</text:p>
          </table:table-cell>
          <table:table-cell office:value-type="float" office:value="1.6962" calcext:value-type="float">
            <text:p>1.6962</text:p>
          </table:table-cell>
          <table:table-cell table:style-name="Default"/>
          <table:table-cell office:value-type="float" office:value="0.3097" calcext:value-type="float">
            <text:p>0.3097</text:p>
          </table:table-cell>
          <table:table-cell office:value-type="float" office:value="1.6327" calcext:value-type="float">
            <text:p>1.6327</text:p>
          </table:table-cell>
          <table:table-cell table:style-name="Default"/>
          <table:table-cell office:value-type="float" office:value="0.2791" calcext:value-type="float">
            <text:p>0.2791</text:p>
          </table:table-cell>
          <table:table-cell office:value-type="float" office:value="1.6783" calcext:value-type="float">
            <text:p>1.6783</text:p>
          </table:table-cell>
          <table:table-cell table:style-name="Default"/>
          <table:table-cell office:value-type="float" office:value="0.3093" calcext:value-type="float">
            <text:p>0.3093</text:p>
          </table:table-cell>
          <table:table-cell office:value-type="float" office:value="1.6655" calcext:value-type="float">
            <text:p>1.6655</text:p>
          </table:table-cell>
          <table:table-cell table:style-name="Default"/>
          <table:table-cell office:value-type="float" office:value="0.2934" calcext:value-type="float">
            <text:p>0.2934</text:p>
          </table:table-cell>
          <table:table-cell office:value-type="float" office:value="1.6342" calcext:value-type="float">
            <text:p>1.6342</text:p>
          </table:table-cell>
          <table:table-cell table:style-name="Default"/>
          <table:table-cell office:value-type="float" office:value="0.3017" calcext:value-type="float">
            <text:p>0.3017</text:p>
          </table:table-cell>
          <table:table-cell office:value-type="float" office:value="1.6796" calcext:value-type="float">
            <text:p>1.6796</text:p>
          </table:table-cell>
          <table:table-cell table:style-name="Default"/>
          <table:table-cell office:value-type="float" office:value="0.3617" calcext:value-type="float">
            <text:p>0.3617</text:p>
          </table:table-cell>
          <table:table-cell office:value-type="float" office:value="1.5784" calcext:value-type="float">
            <text:p>1.5784</text:p>
          </table:table-cell>
          <table:table-cell table:style-name="Default"/>
          <table:table-cell office:value-type="float" office:value="0.2875" calcext:value-type="float">
            <text:p>0.2875</text:p>
          </table:table-cell>
          <table:table-cell office:value-type="float" office:value="1.6607" calcext:value-type="float">
            <text:p>1.6607</text:p>
          </table:table-cell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817" calcext:value-type="float">
            <text:p>0.2817</text:p>
          </table:table-cell>
          <table:table-cell office:value-type="float" office:value="1.7535" calcext:value-type="float">
            <text:p>1.7535</text:p>
          </table:table-cell>
          <table:table-cell table:style-name="Default"/>
          <table:table-cell office:value-type="float" office:value="0.3067" calcext:value-type="float">
            <text:p>0.3067</text:p>
          </table:table-cell>
          <table:table-cell office:value-type="float" office:value="1.6717" calcext:value-type="float">
            <text:p>1.6717</text:p>
          </table:table-cell>
          <table:table-cell table:style-name="Default"/>
          <table:table-cell office:value-type="float" office:value="0.2772" calcext:value-type="float">
            <text:p>0.2772</text:p>
          </table:table-cell>
          <table:table-cell office:value-type="float" office:value="1.702" calcext:value-type="float">
            <text:p>1.702</text:p>
          </table:table-cell>
          <table:table-cell table:style-name="Default"/>
          <table:table-cell office:value-type="float" office:value="0.3177" calcext:value-type="float">
            <text:p>0.3177</text:p>
          </table:table-cell>
          <table:table-cell office:value-type="float" office:value="1.7018" calcext:value-type="float">
            <text:p>1.7018</text:p>
          </table:table-cell>
          <table:table-cell table:style-name="Default"/>
          <table:table-cell office:value-type="float" office:value="0.3327" calcext:value-type="float">
            <text:p>0.3327</text:p>
          </table:table-cell>
          <table:table-cell office:value-type="float" office:value="1.6162" calcext:value-type="float">
            <text:p>1.6162</text:p>
          </table:table-cell>
          <table:table-cell table:style-name="Default"/>
          <table:table-cell office:value-type="float" office:value="0.3255" calcext:value-type="float">
            <text:p>0.3255</text:p>
          </table:table-cell>
          <table:table-cell office:value-type="float" office:value="1.7045" calcext:value-type="float">
            <text:p>1.7045</text:p>
          </table:table-cell>
          <table:table-cell table:style-name="Default"/>
          <table:table-cell office:value-type="float" office:value="0.315" calcext:value-type="float">
            <text:p>0.315</text:p>
          </table:table-cell>
          <table:table-cell office:value-type="float" office:value="1.6426" calcext:value-type="float">
            <text:p>1.6426</text:p>
          </table:table-cell>
          <table:table-cell table:style-name="Default"/>
          <table:table-cell office:value-type="float" office:value="0.3095" calcext:value-type="float">
            <text:p>0.3095</text:p>
          </table:table-cell>
          <table:table-cell office:value-type="float" office:value="1.6377" calcext:value-type="float">
            <text:p>1.6377</text:p>
          </table:table-cell>
          <table:table-cell table:style-name="Default"/>
          <table:table-cell office:value-type="float" office:value="0.3675" calcext:value-type="float">
            <text:p>0.3675</text:p>
          </table:table-cell>
          <table:table-cell office:value-type="float" office:value="1.6466" calcext:value-type="float">
            <text:p>1.6466</text:p>
          </table:table-cell>
          <table:table-cell table:style-name="Default"/>
          <table:table-cell office:value-type="float" office:value="0.2999" calcext:value-type="float">
            <text:p>0.2999</text:p>
          </table:table-cell>
          <table:table-cell office:value-type="float" office:value="1.7382" calcext:value-type="float">
            <text:p>1.7382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982" calcext:value-type="float">
            <text:p>0.2982</text:p>
          </table:table-cell>
          <table:table-cell office:value-type="float" office:value="1.6889" calcext:value-type="float">
            <text:p>1.6889</text:p>
          </table:table-cell>
          <table:table-cell table:formula="of:=AVERAGE([.C2:.C11])" office:value-type="float" office:value="1.49635" calcext:value-type="float">
            <text:p>1.50</text:p>
          </table:table-cell>
          <table:table-cell office:value-type="float" office:value="0.284" calcext:value-type="float">
            <text:p>0.284</text:p>
          </table:table-cell>
          <table:table-cell office:value-type="float" office:value="1.6917" calcext:value-type="float">
            <text:p>1.6917</text:p>
          </table:table-cell>
          <table:table-cell table:formula="of:=AVERAGE([.F2:.F11])" office:value-type="float" office:value="1.48008" calcext:value-type="float">
            <text:p>1.48</text:p>
          </table:table-cell>
          <table:table-cell office:value-type="float" office:value="0.3177" calcext:value-type="float">
            <text:p>0.3177</text:p>
          </table:table-cell>
          <table:table-cell office:value-type="float" office:value="1.6553" calcext:value-type="float">
            <text:p>1.6553</text:p>
          </table:table-cell>
          <table:table-cell table:formula="of:=AVERAGE([.I2:.I11])" office:value-type="float" office:value="1.46889" calcext:value-type="float">
            <text:p>1.47</text:p>
          </table:table-cell>
          <table:table-cell office:value-type="float" office:value="0.2849" calcext:value-type="float">
            <text:p>0.2849</text:p>
          </table:table-cell>
          <table:table-cell office:value-type="float" office:value="1.6465" calcext:value-type="float">
            <text:p>1.6465</text:p>
          </table:table-cell>
          <table:table-cell table:formula="of:=AVERAGE([.L2:.L11])" office:value-type="float" office:value="1.50459" calcext:value-type="float">
            <text:p>1.50</text:p>
          </table:table-cell>
          <table:table-cell office:value-type="float" office:value="0.2833" calcext:value-type="float">
            <text:p>0.2833</text:p>
          </table:table-cell>
          <table:table-cell office:value-type="float" office:value="1.7516" calcext:value-type="float">
            <text:p>1.7516</text:p>
          </table:table-cell>
          <table:table-cell table:formula="of:=AVERAGE([.O2:.O11])" office:value-type="float" office:value="1.47493" calcext:value-type="float">
            <text:p>1.47</text:p>
          </table:table-cell>
          <table:table-cell office:value-type="float" office:value="0.3014" calcext:value-type="float">
            <text:p>0.3014</text:p>
          </table:table-cell>
          <table:table-cell office:value-type="float" office:value="1.6947" calcext:value-type="float">
            <text:p>1.6947</text:p>
          </table:table-cell>
          <table:table-cell table:formula="of:=AVERAGE([.R2:.R11])" office:value-type="float" office:value="1.46826" calcext:value-type="float">
            <text:p>1.47</text:p>
          </table:table-cell>
          <table:table-cell office:value-type="float" office:value="0.2991" calcext:value-type="float">
            <text:p>0.2991</text:p>
          </table:table-cell>
          <table:table-cell office:value-type="float" office:value="1.7094" calcext:value-type="float">
            <text:p>1.7094</text:p>
          </table:table-cell>
          <table:table-cell table:formula="of:=AVERAGE([.U2:.U11])" office:value-type="float" office:value="1.49407" calcext:value-type="float">
            <text:p>1.49</text:p>
          </table:table-cell>
          <table:table-cell office:value-type="float" office:value="0.2911" calcext:value-type="float">
            <text:p>0.2911</text:p>
          </table:table-cell>
          <table:table-cell office:value-type="float" office:value="1.6161" calcext:value-type="float">
            <text:p>1.6161</text:p>
          </table:table-cell>
          <table:table-cell table:formula="of:=AVERAGE([.X2:.X11])" office:value-type="float" office:value="1.45844" calcext:value-type="float">
            <text:p>1.46</text:p>
          </table:table-cell>
          <table:table-cell office:value-type="float" office:value="0.3221" calcext:value-type="float">
            <text:p>0.3221</text:p>
          </table:table-cell>
          <table:table-cell office:value-type="float" office:value="1.6558" calcext:value-type="float">
            <text:p>1.6558</text:p>
          </table:table-cell>
          <table:table-cell table:formula="of:=AVERAGE([.AA2:.AA11])" office:value-type="float" office:value="1.45646" calcext:value-type="float">
            <text:p>1.46</text:p>
          </table:table-cell>
          <table:table-cell office:value-type="float" office:value="0.3468" calcext:value-type="float">
            <text:p>0.3468</text:p>
          </table:table-cell>
          <table:table-cell office:value-type="float" office:value="1.6254" calcext:value-type="float">
            <text:p>1.6254</text:p>
          </table:table-cell>
          <table:table-cell table:formula="of:=AVERAGE([.AD2:.AD11])" office:value-type="float" office:value="1.47292" calcext:value-type="float">
            <text:p>1.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301" calcext:value-type="float">
            <text:p>0.3301</text:p>
          </table:table-cell>
          <table:table-cell office:value-type="float" office:value="1.6929" calcext:value-type="float">
            <text:p>1.6929</text:p>
          </table:table-cell>
          <table:table-cell table:formula="of:=AVERAGE([.C3:.C12])" office:value-type="float" office:value="1.66564" calcext:value-type="float">
            <text:p>1.67</text:p>
          </table:table-cell>
          <table:table-cell office:value-type="float" office:value="0.3009" calcext:value-type="float">
            <text:p>0.3009</text:p>
          </table:table-cell>
          <table:table-cell office:value-type="float" office:value="1.6475" calcext:value-type="float">
            <text:p>1.6475</text:p>
          </table:table-cell>
          <table:table-cell table:formula="of:=AVERAGE([.F3:.F12])" office:value-type="float" office:value="1.64483" calcext:value-type="float">
            <text:p>1.64</text:p>
          </table:table-cell>
          <table:table-cell office:value-type="float" office:value="0.3062" calcext:value-type="float">
            <text:p>0.3062</text:p>
          </table:table-cell>
          <table:table-cell office:value-type="float" office:value="1.6689" calcext:value-type="float">
            <text:p>1.6689</text:p>
          </table:table-cell>
          <table:table-cell table:formula="of:=AVERAGE([.I3:.I12])" office:value-type="float" office:value="1.63578" calcext:value-type="float">
            <text:p>1.64</text:p>
          </table:table-cell>
          <table:table-cell office:value-type="float" office:value="0.2805" calcext:value-type="float">
            <text:p>0.2805</text:p>
          </table:table-cell>
          <table:table-cell office:value-type="float" office:value="1.6341" calcext:value-type="float">
            <text:p>1.6341</text:p>
          </table:table-cell>
          <table:table-cell table:formula="of:=AVERAGE([.L3:.L12])" office:value-type="float" office:value="1.668" calcext:value-type="float">
            <text:p>1.67</text:p>
          </table:table-cell>
          <table:table-cell office:value-type="float" office:value="0.3089" calcext:value-type="float">
            <text:p>0.3089</text:p>
          </table:table-cell>
          <table:table-cell office:value-type="float" office:value="1.6202" calcext:value-type="float">
            <text:p>1.6202</text:p>
          </table:table-cell>
          <table:table-cell table:formula="of:=AVERAGE([.O3:.O12])" office:value-type="float" office:value="1.63695" calcext:value-type="float">
            <text:p>1.64</text:p>
          </table:table-cell>
          <table:table-cell office:value-type="float" office:value="0.3117" calcext:value-type="float">
            <text:p>0.3117</text:p>
          </table:table-cell>
          <table:table-cell office:value-type="float" office:value="1.6809" calcext:value-type="float">
            <text:p>1.6809</text:p>
          </table:table-cell>
          <table:table-cell table:formula="of:=AVERAGE([.R3:.R12])" office:value-type="float" office:value="1.63635" calcext:value-type="float">
            <text:p>1.64</text:p>
          </table:table-cell>
          <table:table-cell office:value-type="float" office:value="0.2959" calcext:value-type="float">
            <text:p>0.2959</text:p>
          </table:table-cell>
          <table:table-cell office:value-type="float" office:value="1.7069" calcext:value-type="float">
            <text:p>1.7069</text:p>
          </table:table-cell>
          <table:table-cell table:formula="of:=AVERAGE([.U3:.U12])" office:value-type="float" office:value="1.66476" calcext:value-type="float">
            <text:p>1.66</text:p>
          </table:table-cell>
          <table:table-cell office:value-type="float" office:value="0.3263" calcext:value-type="float">
            <text:p>0.3263</text:p>
          </table:table-cell>
          <table:table-cell office:value-type="float" office:value="1.6418" calcext:value-type="float">
            <text:p>1.6418</text:p>
          </table:table-cell>
          <table:table-cell table:formula="of:=AVERAGE([.X3:.X12])" office:value-type="float" office:value="1.62262" calcext:value-type="float">
            <text:p>1.62</text:p>
          </table:table-cell>
          <table:table-cell office:value-type="float" office:value="0.3091" calcext:value-type="float">
            <text:p>0.3091</text:p>
          </table:table-cell>
          <table:table-cell office:value-type="float" office:value="1.6146" calcext:value-type="float">
            <text:p>1.6146</text:p>
          </table:table-cell>
          <table:table-cell table:formula="of:=AVERAGE([.AA3:.AA12])" office:value-type="float" office:value="1.61792" calcext:value-type="float">
            <text:p>1.62</text:p>
          </table:table-cell>
          <table:table-cell office:value-type="float" office:value="0.3198" calcext:value-type="float">
            <text:p>0.3198</text:p>
          </table:table-cell>
          <table:table-cell office:value-type="float" office:value="1.5992" calcext:value-type="float">
            <text:p>1.5992</text:p>
          </table:table-cell>
          <table:table-cell table:formula="of:=AVERAGE([.AD3:.AD12])" office:value-type="float" office:value="1.63284" calcext:value-type="float">
            <text:p>1.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677" calcext:value-type="float">
            <text:p>0.6677</text:p>
          </table:table-cell>
          <table:table-cell office:value-type="float" office:value="1.6029" calcext:value-type="float">
            <text:p>1.6029</text:p>
          </table:table-cell>
          <table:table-cell table:formula="of:=AVERAGE([.C4:.C13])" office:value-type="float" office:value="1.6732" calcext:value-type="float">
            <text:p>1.67</text:p>
          </table:table-cell>
          <table:table-cell office:value-type="float" office:value="0.7189" calcext:value-type="float">
            <text:p>0.7189</text:p>
          </table:table-cell>
          <table:table-cell office:value-type="float" office:value="1.3701" calcext:value-type="float">
            <text:p>1.3701</text:p>
          </table:table-cell>
          <table:table-cell table:formula="of:=AVERAGE([.F4:.F13])" office:value-type="float" office:value="1.63002" calcext:value-type="float">
            <text:p>1.63</text:p>
          </table:table-cell>
          <table:table-cell office:value-type="float" office:value="0.9516" calcext:value-type="float">
            <text:p>0.9516</text:p>
          </table:table-cell>
          <table:table-cell office:value-type="float" office:value="1.3647" calcext:value-type="float">
            <text:p>1.3647</text:p>
          </table:table-cell>
          <table:table-cell table:formula="of:=AVERAGE([.I4:.I13])" office:value-type="float" office:value="1.6228" calcext:value-type="float">
            <text:p>1.62</text:p>
          </table:table-cell>
          <table:table-cell office:value-type="float" office:value="0.6291" calcext:value-type="float">
            <text:p>0.6291</text:p>
          </table:table-cell>
          <table:table-cell office:value-type="float" office:value="1.7256" calcext:value-type="float">
            <text:p>1.7256</text:p>
          </table:table-cell>
          <table:table-cell table:formula="of:=AVERAGE([.L4:.L13])" office:value-type="float" office:value="1.6819" calcext:value-type="float">
            <text:p>1.68</text:p>
          </table:table-cell>
          <table:table-cell office:value-type="float" office:value="0.7807" calcext:value-type="float">
            <text:p>0.7807</text:p>
          </table:table-cell>
          <table:table-cell office:value-type="float" office:value="1.5653" calcext:value-type="float">
            <text:p>1.5653</text:p>
          </table:table-cell>
          <table:table-cell table:formula="of:=AVERAGE([.O4:.O13])" office:value-type="float" office:value="1.65411" calcext:value-type="float">
            <text:p>1.65</text:p>
          </table:table-cell>
          <table:table-cell office:value-type="float" office:value="0.8927" calcext:value-type="float">
            <text:p>0.8927</text:p>
          </table:table-cell>
          <table:table-cell office:value-type="float" office:value="1.5599" calcext:value-type="float">
            <text:p>1.5599</text:p>
          </table:table-cell>
          <table:table-cell table:formula="of:=AVERAGE([.R4:.R13])" office:value-type="float" office:value="1.64983" calcext:value-type="float">
            <text:p>1.65</text:p>
          </table:table-cell>
          <table:table-cell office:value-type="float" office:value="0.6855" calcext:value-type="float">
            <text:p>0.6855</text:p>
          </table:table-cell>
          <table:table-cell office:value-type="float" office:value="1.4396" calcext:value-type="float">
            <text:p>1.4396</text:p>
          </table:table-cell>
          <table:table-cell table:formula="of:=AVERAGE([.U4:.U13])" office:value-type="float" office:value="1.65391" calcext:value-type="float">
            <text:p>1.65</text:p>
          </table:table-cell>
          <table:table-cell office:value-type="float" office:value="0.7913" calcext:value-type="float">
            <text:p>0.7913</text:p>
          </table:table-cell>
          <table:table-cell office:value-type="float" office:value="1.1673" calcext:value-type="float">
            <text:p>1.1673</text:p>
          </table:table-cell>
          <table:table-cell table:formula="of:=AVERAGE([.X4:.X13])" office:value-type="float" office:value="1.59543" calcext:value-type="float">
            <text:p>1.60</text:p>
          </table:table-cell>
          <table:table-cell office:value-type="float" office:value="0.7843" calcext:value-type="float">
            <text:p>0.7843</text:p>
          </table:table-cell>
          <table:table-cell office:value-type="float" office:value="1.6265" calcext:value-type="float">
            <text:p>1.6265</text:p>
          </table:table-cell>
          <table:table-cell table:formula="of:=AVERAGE([.AA4:.AA13])" office:value-type="float" office:value="1.63305" calcext:value-type="float">
            <text:p>1.63</text:p>
          </table:table-cell>
          <table:table-cell office:value-type="float" office:value="0.6452" calcext:value-type="float">
            <text:p>0.6452</text:p>
          </table:table-cell>
          <table:table-cell office:value-type="float" office:value="1.506" calcext:value-type="float">
            <text:p>1.506</text:p>
          </table:table-cell>
          <table:table-cell table:formula="of:=AVERAGE([.AD4:.AD13])" office:value-type="float" office:value="1.63547" calcext:value-type="float">
            <text:p>1.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73" calcext:value-type="float">
            <text:p>0.7573</text:p>
          </table:table-cell>
          <table:table-cell office:value-type="float" office:value="1.5347" calcext:value-type="float">
            <text:p>1.5347</text:p>
          </table:table-cell>
          <table:table-cell table:formula="of:=AVERAGE([.C5:.C14])" office:value-type="float" office:value="1.665" calcext:value-type="float">
            <text:p>1.67</text:p>
          </table:table-cell>
          <table:table-cell office:value-type="float" office:value="0.9428" calcext:value-type="float">
            <text:p>0.9428</text:p>
          </table:table-cell>
          <table:table-cell office:value-type="float" office:value="1.3724" calcext:value-type="float">
            <text:p>1.3724</text:p>
          </table:table-cell>
          <table:table-cell table:formula="of:=AVERAGE([.F5:.F14])" office:value-type="float" office:value="1.60497" calcext:value-type="float">
            <text:p>1.60</text:p>
          </table:table-cell>
          <table:table-cell office:value-type="float" office:value="0.8612" calcext:value-type="float">
            <text:p>0.8612</text:p>
          </table:table-cell>
          <table:table-cell office:value-type="float" office:value="1.3848" calcext:value-type="float">
            <text:p>1.3848</text:p>
          </table:table-cell>
          <table:table-cell table:formula="of:=AVERAGE([.I5:.I14])" office:value-type="float" office:value="1.60359" calcext:value-type="float">
            <text:p>1.60</text:p>
          </table:table-cell>
          <table:table-cell office:value-type="float" office:value="0.8429" calcext:value-type="float">
            <text:p>0.8429</text:p>
          </table:table-cell>
          <table:table-cell office:value-type="float" office:value="1.5241" calcext:value-type="float">
            <text:p>1.5241</text:p>
          </table:table-cell>
          <table:table-cell table:formula="of:=AVERAGE([.L5:.L14])" office:value-type="float" office:value="1.66596" calcext:value-type="float">
            <text:p>1.67</text:p>
          </table:table-cell>
          <table:table-cell office:value-type="float" office:value="0.77" calcext:value-type="float">
            <text:p>0.77</text:p>
          </table:table-cell>
          <table:table-cell office:value-type="float" office:value="1.4657" calcext:value-type="float">
            <text:p>1.4657</text:p>
          </table:table-cell>
          <table:table-cell table:formula="of:=AVERAGE([.O5:.O14])" office:value-type="float" office:value="1.64147" calcext:value-type="float">
            <text:p>1.64</text:p>
          </table:table-cell>
          <table:table-cell office:value-type="float" office:value="1.043" calcext:value-type="float">
            <text:p>1.043</text:p>
          </table:table-cell>
          <table:table-cell office:value-type="float" office:value="1.4537" calcext:value-type="float">
            <text:p>1.4537</text:p>
          </table:table-cell>
          <table:table-cell table:formula="of:=AVERAGE([.R5:.R14])" office:value-type="float" office:value="1.64006" calcext:value-type="float">
            <text:p>1.64</text:p>
          </table:table-cell>
          <table:table-cell office:value-type="float" office:value="0.7178" calcext:value-type="float">
            <text:p>0.7178</text:p>
          </table:table-cell>
          <table:table-cell office:value-type="float" office:value="1.5175" calcext:value-type="float">
            <text:p>1.5175</text:p>
          </table:table-cell>
          <table:table-cell table:formula="of:=AVERAGE([.U5:.U14])" office:value-type="float" office:value="1.63949" calcext:value-type="float">
            <text:p>1.64</text:p>
          </table:table-cell>
          <table:table-cell office:value-type="float" office:value="0.8104" calcext:value-type="float">
            <text:p>0.8104</text:p>
          </table:table-cell>
          <table:table-cell office:value-type="float" office:value="1.2476" calcext:value-type="float">
            <text:p>1.2476</text:p>
          </table:table-cell>
          <table:table-cell table:formula="of:=AVERAGE([.X5:.X14])" office:value-type="float" office:value="1.55945" calcext:value-type="float">
            <text:p>1.56</text:p>
          </table:table-cell>
          <table:table-cell office:value-type="float" office:value="0.6672" calcext:value-type="float">
            <text:p>0.6672</text:p>
          </table:table-cell>
          <table:table-cell office:value-type="float" office:value="1.4493" calcext:value-type="float">
            <text:p>1.4493</text:p>
          </table:table-cell>
          <table:table-cell table:formula="of:=AVERAGE([.AA5:.AA14])" office:value-type="float" office:value="1.61284" calcext:value-type="float">
            <text:p>1.61</text:p>
          </table:table-cell>
          <table:table-cell office:value-type="float" office:value="0.7727" calcext:value-type="float">
            <text:p>0.7727</text:p>
          </table:table-cell>
          <table:table-cell office:value-type="float" office:value="1.2695" calcext:value-type="float">
            <text:p>1.2695</text:p>
          </table:table-cell>
          <table:table-cell table:formula="of:=AVERAGE([.AD5:.AD14])" office:value-type="float" office:value="1.60447" calcext:value-type="float">
            <text:p>1.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692" calcext:value-type="float">
            <text:p>0.7692</text:p>
          </table:table-cell>
          <table:table-cell office:value-type="float" office:value="1.602" calcext:value-type="float">
            <text:p>1.602</text:p>
          </table:table-cell>
          <table:table-cell table:formula="of:=AVERAGE([.C6:.C15])" office:value-type="float" office:value="1.65851" calcext:value-type="float">
            <text:p>1.66</text:p>
          </table:table-cell>
          <table:table-cell office:value-type="float" office:value="0.9773" calcext:value-type="float">
            <text:p>0.9773</text:p>
          </table:table-cell>
          <table:table-cell office:value-type="float" office:value="1.3597" calcext:value-type="float">
            <text:p>1.3597</text:p>
          </table:table-cell>
          <table:table-cell table:formula="of:=AVERAGE([.F6:.F15])" office:value-type="float" office:value="1.57601" calcext:value-type="float">
            <text:p>1.58</text:p>
          </table:table-cell>
          <table:table-cell office:value-type="float" office:value="0.8996" calcext:value-type="float">
            <text:p>0.8996</text:p>
          </table:table-cell>
          <table:table-cell office:value-type="float" office:value="1.4141" calcext:value-type="float">
            <text:p>1.4141</text:p>
          </table:table-cell>
          <table:table-cell table:formula="of:=AVERAGE([.I6:.I15])" office:value-type="float" office:value="1.58158" calcext:value-type="float">
            <text:p>1.58</text:p>
          </table:table-cell>
          <table:table-cell office:value-type="float" office:value="0.8837" calcext:value-type="float">
            <text:p>0.8837</text:p>
          </table:table-cell>
          <table:table-cell office:value-type="float" office:value="1.4779" calcext:value-type="float">
            <text:p>1.4779</text:p>
          </table:table-cell>
          <table:table-cell table:formula="of:=AVERAGE([.L6:.L15])" office:value-type="float" office:value="1.64078" calcext:value-type="float">
            <text:p>1.64</text:p>
          </table:table-cell>
          <table:table-cell office:value-type="float" office:value="0.9919" calcext:value-type="float">
            <text:p>0.9919</text:p>
          </table:table-cell>
          <table:table-cell office:value-type="float" office:value="1.4012" calcext:value-type="float">
            <text:p>1.4012</text:p>
          </table:table-cell>
          <table:table-cell table:formula="of:=AVERAGE([.O6:.O15])" office:value-type="float" office:value="1.61645" calcext:value-type="float">
            <text:p>1.62</text:p>
          </table:table-cell>
          <table:table-cell office:value-type="float" office:value="1.0478" calcext:value-type="float">
            <text:p>1.0478</text:p>
          </table:table-cell>
          <table:table-cell office:value-type="float" office:value="1.4143" calcext:value-type="float">
            <text:p>1.4143</text:p>
          </table:table-cell>
          <table:table-cell table:formula="of:=AVERAGE([.R6:.R15])" office:value-type="float" office:value="1.61536" calcext:value-type="float">
            <text:p>1.62</text:p>
          </table:table-cell>
          <table:table-cell office:value-type="float" office:value="0.743" calcext:value-type="float">
            <text:p>0.743</text:p>
          </table:table-cell>
          <table:table-cell office:value-type="float" office:value="1.523" calcext:value-type="float">
            <text:p>1.523</text:p>
          </table:table-cell>
          <table:table-cell table:formula="of:=AVERAGE([.U6:.U15])" office:value-type="float" office:value="1.62031" calcext:value-type="float">
            <text:p>1.62</text:p>
          </table:table-cell>
          <table:table-cell office:value-type="float" office:value="0.7661" calcext:value-type="float">
            <text:p>0.7661</text:p>
          </table:table-cell>
          <table:table-cell office:value-type="float" office:value="1.4464" calcext:value-type="float">
            <text:p>1.4464</text:p>
          </table:table-cell>
          <table:table-cell table:formula="of:=AVERAGE([.X6:.X15])" office:value-type="float" office:value="1.53627" calcext:value-type="float">
            <text:p>1.54</text:p>
          </table:table-cell>
          <table:table-cell office:value-type="float" office:value="0.6874" calcext:value-type="float">
            <text:p>0.6874</text:p>
          </table:table-cell>
          <table:table-cell office:value-type="float" office:value="1.6083" calcext:value-type="float">
            <text:p>1.6083</text:p>
          </table:table-cell>
          <table:table-cell table:formula="of:=AVERAGE([.AA6:.AA15])" office:value-type="float" office:value="1.60882" calcext:value-type="float">
            <text:p>1.61</text:p>
          </table:table-cell>
          <table:table-cell office:value-type="float" office:value="0.7487" calcext:value-type="float">
            <text:p>0.7487</text:p>
          </table:table-cell>
          <table:table-cell office:value-type="float" office:value="1.3219" calcext:value-type="float">
            <text:p>1.3219</text:p>
          </table:table-cell>
          <table:table-cell table:formula="of:=AVERAGE([.AD6:.AD15])" office:value-type="float" office:value="1.5707" calcext:value-type="float">
            <text:p>1.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141" calcext:value-type="float">
            <text:p>0.8141</text:p>
          </table:table-cell>
          <table:table-cell office:value-type="float" office:value="1.911" calcext:value-type="float">
            <text:p>1.911</text:p>
          </table:table-cell>
          <table:table-cell table:formula="of:=AVERAGE([.C7:.C16])" office:value-type="float" office:value="1.68246" calcext:value-type="float">
            <text:p>1.68</text:p>
          </table:table-cell>
          <table:table-cell office:value-type="float" office:value="0.9405" calcext:value-type="float">
            <text:p>0.9405</text:p>
          </table:table-cell>
          <table:table-cell office:value-type="float" office:value="1.4028" calcext:value-type="float">
            <text:p>1.4028</text:p>
          </table:table-cell>
          <table:table-cell table:formula="of:=AVERAGE([.F7:.F16])" office:value-type="float" office:value="1.54786" calcext:value-type="float">
            <text:p>1.55</text:p>
          </table:table-cell>
          <table:table-cell office:value-type="float" office:value="0.8312" calcext:value-type="float">
            <text:p>0.8312</text:p>
          </table:table-cell>
          <table:table-cell office:value-type="float" office:value="1.4859" calcext:value-type="float">
            <text:p>1.4859</text:p>
          </table:table-cell>
          <table:table-cell table:formula="of:=AVERAGE([.I7:.I16])" office:value-type="float" office:value="1.5671" calcext:value-type="float">
            <text:p>1.57</text:p>
          </table:table-cell>
          <table:table-cell office:value-type="float" office:value="0.9546" calcext:value-type="float">
            <text:p>0.9546</text:p>
          </table:table-cell>
          <table:table-cell office:value-type="float" office:value="1.3577" calcext:value-type="float">
            <text:p>1.3577</text:p>
          </table:table-cell>
          <table:table-cell table:formula="of:=AVERAGE([.L7:.L16])" office:value-type="float" office:value="1.60938" calcext:value-type="float">
            <text:p>1.61</text:p>
          </table:table-cell>
          <table:table-cell office:value-type="float" office:value="0.8144" calcext:value-type="float">
            <text:p>0.8144</text:p>
          </table:table-cell>
          <table:table-cell office:value-type="float" office:value="1.2442" calcext:value-type="float">
            <text:p>1.2442</text:p>
          </table:table-cell>
          <table:table-cell table:formula="of:=AVERAGE([.O7:.O16])" office:value-type="float" office:value="1.5735" calcext:value-type="float">
            <text:p>1.57</text:p>
          </table:table-cell>
          <table:table-cell office:value-type="float" office:value="0.9868" calcext:value-type="float">
            <text:p>0.9868</text:p>
          </table:table-cell>
          <table:table-cell office:value-type="float" office:value="1.3733" calcext:value-type="float">
            <text:p>1.3733</text:p>
          </table:table-cell>
          <table:table-cell table:formula="of:=AVERAGE([.R7:.R16])" office:value-type="float" office:value="1.58483" calcext:value-type="float">
            <text:p>1.58</text:p>
          </table:table-cell>
          <table:table-cell office:value-type="float" office:value="0.7153" calcext:value-type="float">
            <text:p>0.7153</text:p>
          </table:table-cell>
          <table:table-cell office:value-type="float" office:value="1.6871" calcext:value-type="float">
            <text:p>1.6871</text:p>
          </table:table-cell>
          <table:table-cell table:formula="of:=AVERAGE([.U7:.U16])" office:value-type="float" office:value="1.62443" calcext:value-type="float">
            <text:p>1.62</text:p>
          </table:table-cell>
          <table:table-cell office:value-type="float" office:value="0.9485" calcext:value-type="float">
            <text:p>0.9485</text:p>
          </table:table-cell>
          <table:table-cell office:value-type="float" office:value="1.4587" calcext:value-type="float">
            <text:p>1.4587</text:p>
          </table:table-cell>
          <table:table-cell table:formula="of:=AVERAGE([.X7:.X16])" office:value-type="float" office:value="1.51425" calcext:value-type="float">
            <text:p>1.51</text:p>
          </table:table-cell>
          <table:table-cell office:value-type="float" office:value="0.785" calcext:value-type="float">
            <text:p>0.785</text:p>
          </table:table-cell>
          <table:table-cell office:value-type="float" office:value="1.6206" calcext:value-type="float">
            <text:p>1.6206</text:p>
          </table:table-cell>
          <table:table-cell table:formula="of:=AVERAGE([.AA7:.AA16])" office:value-type="float" office:value="1.6057" calcext:value-type="float">
            <text:p>1.61</text:p>
          </table:table-cell>
          <table:table-cell office:value-type="float" office:value="0.8287" calcext:value-type="float">
            <text:p>0.8287</text:p>
          </table:table-cell>
          <table:table-cell office:value-type="float" office:value="1.3828" calcext:value-type="float">
            <text:p>1.3828</text:p>
          </table:table-cell>
          <table:table-cell table:formula="of:=AVERAGE([.AD7:.AD16])" office:value-type="float" office:value="1.53848" calcext:value-type="float">
            <text:p>1.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086" calcext:value-type="float">
            <text:p>0.8086</text:p>
          </table:table-cell>
          <table:table-cell office:value-type="float" office:value="1.6936" calcext:value-type="float">
            <text:p>1.6936</text:p>
          </table:table-cell>
          <table:table-cell table:formula="of:=AVERAGE([.C8:.C17])" office:value-type="float" office:value="1.68128" calcext:value-type="float">
            <text:p>1.68</text:p>
          </table:table-cell>
          <table:table-cell office:value-type="float" office:value="1.0312" calcext:value-type="float">
            <text:p>1.0312</text:p>
          </table:table-cell>
          <table:table-cell office:value-type="float" office:value="1.1441" calcext:value-type="float">
            <text:p>1.1441</text:p>
          </table:table-cell>
          <table:table-cell table:formula="of:=AVERAGE([.F8:.F17])" office:value-type="float" office:value="1.49327" calcext:value-type="float">
            <text:p>1.49</text:p>
          </table:table-cell>
          <table:table-cell office:value-type="float" office:value="0.8469" calcext:value-type="float">
            <text:p>0.8469</text:p>
          </table:table-cell>
          <table:table-cell office:value-type="float" office:value="1.5743" calcext:value-type="float">
            <text:p>1.5743</text:p>
          </table:table-cell>
          <table:table-cell table:formula="of:=AVERAGE([.I8:.I17])" office:value-type="float" office:value="1.55407" calcext:value-type="float">
            <text:p>1.55</text:p>
          </table:table-cell>
          <table:table-cell office:value-type="float" office:value="1.1161" calcext:value-type="float">
            <text:p>1.1161</text:p>
          </table:table-cell>
          <table:table-cell office:value-type="float" office:value="1.2873" calcext:value-type="float">
            <text:p>1.2873</text:p>
          </table:table-cell>
          <table:table-cell table:formula="of:=AVERAGE([.L8:.L17])" office:value-type="float" office:value="1.56659" calcext:value-type="float">
            <text:p>1.57</text:p>
          </table:table-cell>
          <table:table-cell office:value-type="float" office:value="0.8195" calcext:value-type="float">
            <text:p>0.8195</text:p>
          </table:table-cell>
          <table:table-cell office:value-type="float" office:value="1.5374" calcext:value-type="float">
            <text:p>1.5374</text:p>
          </table:table-cell>
          <table:table-cell table:formula="of:=AVERAGE([.O8:.O17])" office:value-type="float" office:value="1.55229" calcext:value-type="float">
            <text:p>1.55</text:p>
          </table:table-cell>
          <table:table-cell office:value-type="float" office:value="1.0093" calcext:value-type="float">
            <text:p>1.0093</text:p>
          </table:table-cell>
          <table:table-cell office:value-type="float" office:value="1.8849" calcext:value-type="float">
            <text:p>1.8849</text:p>
          </table:table-cell>
          <table:table-cell table:formula="of:=AVERAGE([.R8:.R17])" office:value-type="float" office:value="1.60672" calcext:value-type="float">
            <text:p>1.61</text:p>
          </table:table-cell>
          <table:table-cell office:value-type="float" office:value="0.7993" calcext:value-type="float">
            <text:p>0.7993</text:p>
          </table:table-cell>
          <table:table-cell office:value-type="float" office:value="1.487" calcext:value-type="float">
            <text:p>1.487</text:p>
          </table:table-cell>
          <table:table-cell table:formula="of:=AVERAGE([.U8:.U17])" office:value-type="float" office:value="1.60359" calcext:value-type="float">
            <text:p>1.60</text:p>
          </table:table-cell>
          <table:table-cell office:value-type="float" office:value="0.853" calcext:value-type="float">
            <text:p>0.853</text:p>
          </table:table-cell>
          <table:table-cell office:value-type="float" office:value="1.2628" calcext:value-type="float">
            <text:p>1.2628</text:p>
          </table:table-cell>
          <table:table-cell table:formula="of:=AVERAGE([.X8:.X17])" office:value-type="float" office:value="1.4743" calcext:value-type="float">
            <text:p>1.47</text:p>
          </table:table-cell>
          <table:table-cell office:value-type="float" office:value="0.7476" calcext:value-type="float">
            <text:p>0.7476</text:p>
          </table:table-cell>
          <table:table-cell office:value-type="float" office:value="1.5545" calcext:value-type="float">
            <text:p>1.5545</text:p>
          </table:table-cell>
          <table:table-cell table:formula="of:=AVERAGE([.AA8:.AA17])" office:value-type="float" office:value="1.59317" calcext:value-type="float">
            <text:p>1.59</text:p>
          </table:table-cell>
          <table:table-cell office:value-type="float" office:value="1.0087" calcext:value-type="float">
            <text:p>1.0087</text:p>
          </table:table-cell>
          <table:table-cell office:value-type="float" office:value="1.2554" calcext:value-type="float">
            <text:p>1.2554</text:p>
          </table:table-cell>
          <table:table-cell table:formula="of:=AVERAGE([.AD8:.AD17])" office:value-type="float" office:value="1.49482" calcext:value-type="float">
            <text:p>1.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0365" calcext:value-type="float">
            <text:p>1.0365</text:p>
          </table:table-cell>
          <table:table-cell office:value-type="float" office:value="1.9893" calcext:value-type="float">
            <text:p>1.9893</text:p>
          </table:table-cell>
          <table:table-cell table:formula="of:=AVERAGE([.C9:.C18])" office:value-type="float" office:value="1.71178" calcext:value-type="float">
            <text:p>1.71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2285" calcext:value-type="float">
            <text:p>1.2285</text:p>
          </table:table-cell>
          <table:table-cell table:formula="of:=AVERAGE([.F9:.F18])" office:value-type="float" office:value="1.44989" calcext:value-type="float">
            <text:p>1.45</text:p>
          </table:table-cell>
          <table:table-cell office:value-type="float" office:value="1.1132" calcext:value-type="float">
            <text:p>1.1132</text:p>
          </table:table-cell>
          <table:table-cell office:value-type="float" office:value="1.9622" calcext:value-type="float">
            <text:p>1.9622</text:p>
          </table:table-cell>
          <table:table-cell table:formula="of:=AVERAGE([.I9:.I18])" office:value-type="float" office:value="1.59084" calcext:value-type="float">
            <text:p>1.59</text:p>
          </table:table-cell>
          <table:table-cell office:value-type="float" office:value="1.1905" calcext:value-type="float">
            <text:p>1.1905</text:p>
          </table:table-cell>
          <table:table-cell office:value-type="float" office:value="1.3361" calcext:value-type="float">
            <text:p>1.3361</text:p>
          </table:table-cell>
          <table:table-cell table:formula="of:=AVERAGE([.L9:.L18])" office:value-type="float" office:value="1.53238" calcext:value-type="float">
            <text:p>1.53</text:p>
          </table:table-cell>
          <table:table-cell office:value-type="float" office:value="1.2853" calcext:value-type="float">
            <text:p>1.2853</text:p>
          </table:table-cell>
          <table:table-cell office:value-type="float" office:value="2.1837" calcext:value-type="float">
            <text:p>2.1837</text:p>
          </table:table-cell>
          <table:table-cell table:formula="of:=AVERAGE([.O9:.O18])" office:value-type="float" office:value="1.60638" calcext:value-type="float">
            <text:p>1.61</text:p>
          </table:table-cell>
          <table:table-cell office:value-type="float" office:value="1.3444" calcext:value-type="float">
            <text:p>1.3444</text:p>
          </table:table-cell>
          <table:table-cell office:value-type="float" office:value="1.7314" calcext:value-type="float">
            <text:p>1.7314</text:p>
          </table:table-cell>
          <table:table-cell table:formula="of:=AVERAGE([.R9:.R18])" office:value-type="float" office:value="1.61631" calcext:value-type="float">
            <text:p>1.62</text:p>
          </table:table-cell>
          <table:table-cell office:value-type="float" office:value="1.1788" calcext:value-type="float">
            <text:p>1.1788</text:p>
          </table:table-cell>
          <table:table-cell office:value-type="float" office:value="1.642" calcext:value-type="float">
            <text:p>1.642</text:p>
          </table:table-cell>
          <table:table-cell table:formula="of:=AVERAGE([.U9:.U18])" office:value-type="float" office:value="1.59893" calcext:value-type="float">
            <text:p>1.60</text:p>
          </table:table-cell>
          <table:table-cell office:value-type="float" office:value="1.3694" calcext:value-type="float">
            <text:p>1.3694</text:p>
          </table:table-cell>
          <table:table-cell office:value-type="float" office:value="1.0932" calcext:value-type="float">
            <text:p>1.0932</text:p>
          </table:table-cell>
          <table:table-cell table:formula="of:=AVERAGE([.X9:.X18])" office:value-type="float" office:value="1.42512" calcext:value-type="float">
            <text:p>1.43</text:p>
          </table:table-cell>
          <table:table-cell office:value-type="float" office:value="1.2488" calcext:value-type="float">
            <text:p>1.2488</text:p>
          </table:table-cell>
          <table:table-cell office:value-type="float" office:value="1.1962" calcext:value-type="float">
            <text:p>1.1962</text:p>
          </table:table-cell>
          <table:table-cell table:formula="of:=AVERAGE([.AA9:.AA18])" office:value-type="float" office:value="1.55508" calcext:value-type="float">
            <text:p>1.56</text:p>
          </table:table-cell>
          <table:table-cell office:value-type="float" office:value="1.1685" calcext:value-type="float">
            <text:p>1.1685</text:p>
          </table:table-cell>
          <table:table-cell office:value-type="float" office:value="1.1087" calcext:value-type="float">
            <text:p>1.1087</text:p>
          </table:table-cell>
          <table:table-cell table:formula="of:=AVERAGE([.AD9:.AD18])" office:value-type="float" office:value="1.44678" calcext:value-type="float">
            <text:p>1.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0428" calcext:value-type="float">
            <text:p>1.0428</text:p>
          </table:table-cell>
          <table:table-cell office:value-type="float" office:value="1.9968" calcext:value-type="float">
            <text:p>1.9968</text:p>
          </table:table-cell>
          <table:table-cell table:formula="of:=AVERAGE([.C10:.C19])" office:value-type="float" office:value="1.74656" calcext:value-type="float">
            <text:p>1.75</text:p>
          </table:table-cell>
          <table:table-cell office:value-type="float" office:value="1.0112" calcext:value-type="float">
            <text:p>1.0112</text:p>
          </table:table-cell>
          <table:table-cell office:value-type="float" office:value="1.3673" calcext:value-type="float">
            <text:p>1.3673</text:p>
          </table:table-cell>
          <table:table-cell table:formula="of:=AVERAGE([.F10:.F19])" office:value-type="float" office:value="1.42558" calcext:value-type="float">
            <text:p>1.43</text:p>
          </table:table-cell>
          <table:table-cell office:value-type="float" office:value="1.1882" calcext:value-type="float">
            <text:p>1.1882</text:p>
          </table:table-cell>
          <table:table-cell office:value-type="float" office:value="2.1552" calcext:value-type="float">
            <text:p>2.1552</text:p>
          </table:table-cell>
          <table:table-cell table:formula="of:=AVERAGE([.I10:.I19])" office:value-type="float" office:value="1.63674" calcext:value-type="float">
            <text:p>1.64</text:p>
          </table:table-cell>
          <table:table-cell office:value-type="float" office:value="1.1683" calcext:value-type="float">
            <text:p>1.1683</text:p>
          </table:table-cell>
          <table:table-cell office:value-type="float" office:value="1.1278" calcext:value-type="float">
            <text:p>1.1278</text:p>
          </table:table-cell>
          <table:table-cell table:formula="of:=AVERAGE([.L10:.L19])" office:value-type="float" office:value="1.48189" calcext:value-type="float">
            <text:p>1.48</text:p>
          </table:table-cell>
          <table:table-cell office:value-type="float" office:value="1.3765" calcext:value-type="float">
            <text:p>1.3765</text:p>
          </table:table-cell>
          <table:table-cell office:value-type="float" office:value="1.5794" calcext:value-type="float">
            <text:p>1.5794</text:p>
          </table:table-cell>
          <table:table-cell table:formula="of:=AVERAGE([.O10:.O19])" office:value-type="float" office:value="1.59649" calcext:value-type="float">
            <text:p>1.60</text:p>
          </table:table-cell>
          <table:table-cell office:value-type="float" office:value="1.0393" calcext:value-type="float">
            <text:p>1.0393</text:p>
          </table:table-cell>
          <table:table-cell office:value-type="float" office:value="1.1978" calcext:value-type="float">
            <text:p>1.1978</text:p>
          </table:table-cell>
          <table:table-cell table:formula="of:=AVERAGE([.R10:.R19])" office:value-type="float" office:value="1.56954" calcext:value-type="float">
            <text:p>1.57</text:p>
          </table:table-cell>
          <table:table-cell office:value-type="float" office:value="1.2067" calcext:value-type="float">
            <text:p>1.2067</text:p>
          </table:table-cell>
          <table:table-cell office:value-type="float" office:value="1.2645" calcext:value-type="float">
            <text:p>1.2645</text:p>
          </table:table-cell>
          <table:table-cell table:formula="of:=AVERAGE([.U10:.U19])" office:value-type="float" office:value="1.56196" calcext:value-type="float">
            <text:p>1.56</text:p>
          </table:table-cell>
          <table:table-cell office:value-type="float" office:value="1.46" calcext:value-type="float">
            <text:p>1.46</text:p>
          </table:table-cell>
          <table:table-cell office:value-type="float" office:value="1.7857" calcext:value-type="float">
            <text:p>1.7857</text:p>
          </table:table-cell>
          <table:table-cell table:formula="of:=AVERAGE([.X10:.X19])" office:value-type="float" office:value="1.43573" calcext:value-type="float">
            <text:p>1.44</text:p>
          </table:table-cell>
          <table:table-cell office:value-type="float" office:value="1.1128" calcext:value-type="float">
            <text:p>1.1128</text:p>
          </table:table-cell>
          <table:table-cell office:value-type="float" office:value="1.2616" calcext:value-type="float">
            <text:p>1.2616</text:p>
          </table:table-cell>
          <table:table-cell table:formula="of:=AVERAGE([.AA10:.AA19])" office:value-type="float" office:value="1.5234" calcext:value-type="float">
            <text:p>1.52</text:p>
          </table:table-cell>
          <table:table-cell office:value-type="float" office:value="1.2344" calcext:value-type="float">
            <text:p>1.2344</text:p>
          </table:table-cell>
          <table:table-cell office:value-type="float" office:value="1.0001" calcext:value-type="float">
            <text:p>1.0001</text:p>
          </table:table-cell>
          <table:table-cell table:formula="of:=AVERAGE([.AD10:.AD19])" office:value-type="float" office:value="1.38072" calcext:value-type="float">
            <text:p>1.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21" calcext:value-type="float">
            <text:p>1.21</text:p>
          </table:table-cell>
          <table:table-cell office:value-type="float" office:value="1.7111" calcext:value-type="float">
            <text:p>1.7111</text:p>
          </table:table-cell>
          <table:table-cell table:formula="of:=AVERAGE([.C11:.C20])" office:value-type="float" office:value="1.74232" calcext:value-type="float">
            <text:p>1.74</text:p>
          </table:table-cell>
          <table:table-cell office:value-type="float" office:value="1.1852" calcext:value-type="float">
            <text:p>1.1852</text:p>
          </table:table-cell>
          <table:table-cell office:value-type="float" office:value="2.1061" calcext:value-type="float">
            <text:p>2.1061</text:p>
          </table:table-cell>
          <table:table-cell table:formula="of:=AVERAGE([.F11:.F20])" office:value-type="float" office:value="1.46902" calcext:value-type="float">
            <text:p>1.47</text:p>
          </table:table-cell>
          <table:table-cell office:value-type="float" office:value="1.3899" calcext:value-type="float">
            <text:p>1.3899</text:p>
          </table:table-cell>
          <table:table-cell office:value-type="float" office:value="1.7661" calcext:value-type="float">
            <text:p>1.7661</text:p>
          </table:table-cell>
          <table:table-cell table:formula="of:=AVERAGE([.I11:.I20])" office:value-type="float" office:value="1.64315" calcext:value-type="float">
            <text:p>1.64</text:p>
          </table:table-cell>
          <table:table-cell office:value-type="float" office:value="1.188" calcext:value-type="float">
            <text:p>1.188</text:p>
          </table:table-cell>
          <table:table-cell office:value-type="float" office:value="1.5939" calcext:value-type="float">
            <text:p>1.5939</text:p>
          </table:table-cell>
          <table:table-cell table:formula="of:=AVERAGE([.L11:.L20])" office:value-type="float" office:value="1.4711" calcext:value-type="float">
            <text:p>1.47</text:p>
          </table:table-cell>
          <table:table-cell office:value-type="float" office:value="1.2154" calcext:value-type="float">
            <text:p>1.2154</text:p>
          </table:table-cell>
          <table:table-cell office:value-type="float" office:value="1.9323" calcext:value-type="float">
            <text:p>1.9323</text:p>
          </table:table-cell>
          <table:table-cell table:formula="of:=AVERAGE([.O11:.O20])" office:value-type="float" office:value="1.6281" calcext:value-type="float">
            <text:p>1.63</text:p>
          </table:table-cell>
          <table:table-cell office:value-type="float" office:value="1.3027" calcext:value-type="float">
            <text:p>1.3027</text:p>
          </table:table-cell>
          <table:table-cell office:value-type="float" office:value="1.5786" calcext:value-type="float">
            <text:p>1.5786</text:p>
          </table:table-cell>
          <table:table-cell table:formula="of:=AVERAGE([.R11:.R20])" office:value-type="float" office:value="1.55695" calcext:value-type="float">
            <text:p>1.56</text:p>
          </table:table-cell>
          <table:table-cell office:value-type="float" office:value="1.2139" calcext:value-type="float">
            <text:p>1.2139</text:p>
          </table:table-cell>
          <table:table-cell office:value-type="float" office:value="1.138" calcext:value-type="float">
            <text:p>1.138</text:p>
          </table:table-cell>
          <table:table-cell table:formula="of:=AVERAGE([.U11:.U20])" office:value-type="float" office:value="1.5115" calcext:value-type="float">
            <text:p>1.51</text:p>
          </table:table-cell>
          <table:table-cell office:value-type="float" office:value="1.1141" calcext:value-type="float">
            <text:p>1.1141</text:p>
          </table:table-cell>
          <table:table-cell office:value-type="float" office:value="1.4871" calcext:value-type="float">
            <text:p>1.4871</text:p>
          </table:table-cell>
          <table:table-cell table:formula="of:=AVERAGE([.X11:.X20])" office:value-type="float" office:value="1.42067" calcext:value-type="float">
            <text:p>1.42</text:p>
          </table:table-cell>
          <table:table-cell office:value-type="float" office:value="1.3916" calcext:value-type="float">
            <text:p>1.3916</text:p>
          </table:table-cell>
          <table:table-cell office:value-type="float" office:value="0.8536" calcext:value-type="float">
            <text:p>0.8536</text:p>
          </table:table-cell>
          <table:table-cell table:formula="of:=AVERAGE([.AA11:.AA20])" office:value-type="float" office:value="1.4441" calcext:value-type="float">
            <text:p>1.44</text:p>
          </table:table-cell>
          <table:table-cell office:value-type="float" office:value="1.1525" calcext:value-type="float">
            <text:p>1.1525</text:p>
          </table:table-cell>
          <table:table-cell office:value-type="float" office:value="1.2745" calcext:value-type="float">
            <text:p>1.2745</text:p>
          </table:table-cell>
          <table:table-cell table:formula="of:=AVERAGE([.AD11:.AD20])" office:value-type="float" office:value="1.33435" calcext:value-type="float">
            <text:p>1.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605" calcext:value-type="float">
            <text:p>1.1605</text:p>
          </table:table-cell>
          <table:table-cell office:value-type="float" office:value="1.665" calcext:value-type="float">
            <text:p>1.665</text:p>
          </table:table-cell>
          <table:table-cell table:formula="of:=AVERAGE([.C12:.C21])" office:value-type="float" office:value="1.73993" calcext:value-type="float">
            <text:p>1.74</text:p>
          </table:table-cell>
          <table:table-cell office:value-type="float" office:value="0.9722" calcext:value-type="float">
            <text:p>0.9722</text:p>
          </table:table-cell>
          <table:table-cell office:value-type="float" office:value="1.9199" calcext:value-type="float">
            <text:p>1.9199</text:p>
          </table:table-cell>
          <table:table-cell table:formula="of:=AVERAGE([.F12:.F21])" office:value-type="float" office:value="1.49184" calcext:value-type="float">
            <text:p>1.49</text:p>
          </table:table-cell>
          <table:table-cell office:value-type="float" office:value="1.216" calcext:value-type="float">
            <text:p>1.216</text:p>
          </table:table-cell>
          <table:table-cell office:value-type="float" office:value="1.8579" calcext:value-type="float">
            <text:p>1.8579</text:p>
          </table:table-cell>
          <table:table-cell table:formula="of:=AVERAGE([.I12:.I21])" office:value-type="float" office:value="1.66341" calcext:value-type="float">
            <text:p>1.66</text:p>
          </table:table-cell>
          <table:table-cell office:value-type="float" office:value="1.3927" calcext:value-type="float">
            <text:p>1.3927</text:p>
          </table:table-cell>
          <table:table-cell office:value-type="float" office:value="1.9056" calcext:value-type="float">
            <text:p>1.9056</text:p>
          </table:table-cell>
          <table:table-cell table:formula="of:=AVERAGE([.L12:.L21])" office:value-type="float" office:value="1.49701" calcext:value-type="float">
            <text:p>1.50</text:p>
          </table:table-cell>
          <table:table-cell office:value-type="float" office:value="1.6153" calcext:value-type="float">
            <text:p>1.6153</text:p>
          </table:table-cell>
          <table:table-cell office:value-type="float" office:value="2.6784" calcext:value-type="float">
            <text:p>2.6784</text:p>
          </table:table-cell>
          <table:table-cell table:formula="of:=AVERAGE([.O12:.O21])" office:value-type="float" office:value="1.72078" calcext:value-type="float">
            <text:p>1.72</text:p>
          </table:table-cell>
          <table:table-cell office:value-type="float" office:value="1.4633" calcext:value-type="float">
            <text:p>1.4633</text:p>
          </table:table-cell>
          <table:table-cell office:value-type="float" office:value="1.3136" calcext:value-type="float">
            <text:p>1.3136</text:p>
          </table:table-cell>
          <table:table-cell table:formula="of:=AVERAGE([.R12:.R21])" office:value-type="float" office:value="1.51884" calcext:value-type="float">
            <text:p>1.52</text:p>
          </table:table-cell>
          <table:table-cell office:value-type="float" office:value="1.4432" calcext:value-type="float">
            <text:p>1.4432</text:p>
          </table:table-cell>
          <table:table-cell office:value-type="float" office:value="1.1386" calcext:value-type="float">
            <text:p>1.1386</text:p>
          </table:table-cell>
          <table:table-cell table:formula="of:=AVERAGE([.U12:.U21])" office:value-type="float" office:value="1.45442" calcext:value-type="float">
            <text:p>1.45</text:p>
          </table:table-cell>
          <table:table-cell office:value-type="float" office:value="1.4216" calcext:value-type="float">
            <text:p>1.4216</text:p>
          </table:table-cell>
          <table:table-cell office:value-type="float" office:value="1.3875" calcext:value-type="float">
            <text:p>1.3875</text:p>
          </table:table-cell>
          <table:table-cell table:formula="of:=AVERAGE([.X12:.X21])" office:value-type="float" office:value="1.39781" calcext:value-type="float">
            <text:p>1.40</text:p>
          </table:table-cell>
          <table:table-cell office:value-type="float" office:value="1.6038" calcext:value-type="float">
            <text:p>1.6038</text:p>
          </table:table-cell>
          <table:table-cell office:value-type="float" office:value="1.2308" calcext:value-type="float">
            <text:p>1.2308</text:p>
          </table:table-cell>
          <table:table-cell table:formula="of:=AVERAGE([.AA12:.AA21])" office:value-type="float" office:value="1.4016" calcext:value-type="float">
            <text:p>1.40</text:p>
          </table:table-cell>
          <table:table-cell office:value-type="float" office:value="1.3468" calcext:value-type="float">
            <text:p>1.3468</text:p>
          </table:table-cell>
          <table:table-cell office:value-type="float" office:value="1.499" calcext:value-type="float">
            <text:p>1.499</text:p>
          </table:table-cell>
          <table:table-cell table:formula="of:=AVERAGE([.AD12:.AD21])" office:value-type="float" office:value="1.32171" calcext:value-type="float">
            <text:p>1.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3679" calcext:value-type="float">
            <text:p>1.3679</text:p>
          </table:table-cell>
          <table:table-cell office:value-type="float" office:value="1.674" calcext:value-type="float">
            <text:p>1.674</text:p>
          </table:table-cell>
          <table:table-cell table:formula="of:=AVERAGE([.C13:.C22])" office:value-type="float" office:value="1.73804" calcext:value-type="float">
            <text:p>1.74</text:p>
          </table:table-cell>
          <table:table-cell office:value-type="float" office:value="1.0778" calcext:value-type="float">
            <text:p>1.0778</text:p>
          </table:table-cell>
          <table:table-cell office:value-type="float" office:value="1.9857" calcext:value-type="float">
            <text:p>1.9857</text:p>
          </table:table-cell>
          <table:table-cell table:formula="of:=AVERAGE([.F13:.F22])" office:value-type="float" office:value="1.52566" calcext:value-type="float">
            <text:p>1.53</text:p>
          </table:table-cell>
          <table:table-cell office:value-type="float" office:value="1.4382" calcext:value-type="float">
            <text:p>1.4382</text:p>
          </table:table-cell>
          <table:table-cell office:value-type="float" office:value="1.4696" calcext:value-type="float">
            <text:p>1.4696</text:p>
          </table:table-cell>
          <table:table-cell table:formula="of:=AVERAGE([.I13:.I22])" office:value-type="float" office:value="1.64348" calcext:value-type="float">
            <text:p>1.64</text:p>
          </table:table-cell>
          <table:table-cell office:value-type="float" office:value="1.3999" calcext:value-type="float">
            <text:p>1.3999</text:p>
          </table:table-cell>
          <table:table-cell office:value-type="float" office:value="1.6744" calcext:value-type="float">
            <text:p>1.6744</text:p>
          </table:table-cell>
          <table:table-cell table:formula="of:=AVERAGE([.L13:.L22])" office:value-type="float" office:value="1.50104" calcext:value-type="float">
            <text:p>1.50</text:p>
          </table:table-cell>
          <table:table-cell office:value-type="float" office:value="1.3694" calcext:value-type="float">
            <text:p>1.3694</text:p>
          </table:table-cell>
          <table:table-cell office:value-type="float" office:value="2.0021" calcext:value-type="float">
            <text:p>2.0021</text:p>
          </table:table-cell>
          <table:table-cell table:formula="of:=AVERAGE([.O13:.O22])" office:value-type="float" office:value="1.75897" calcext:value-type="float">
            <text:p>1.76</text:p>
          </table:table-cell>
          <table:table-cell office:value-type="float" office:value="1.2275" calcext:value-type="float">
            <text:p>1.2275</text:p>
          </table:table-cell>
          <table:table-cell office:value-type="float" office:value="1.944" calcext:value-type="float">
            <text:p>1.944</text:p>
          </table:table-cell>
          <table:table-cell table:formula="of:=AVERAGE([.R13:.R22])" office:value-type="float" office:value="1.54515" calcext:value-type="float">
            <text:p>1.55</text:p>
          </table:table-cell>
          <table:table-cell office:value-type="float" office:value="1.3305" calcext:value-type="float">
            <text:p>1.3305</text:p>
          </table:table-cell>
          <table:table-cell office:value-type="float" office:value="1.199" calcext:value-type="float">
            <text:p>1.199</text:p>
          </table:table-cell>
          <table:table-cell table:formula="of:=AVERAGE([.U13:.U22])" office:value-type="float" office:value="1.40363" calcext:value-type="float">
            <text:p>1.40</text:p>
          </table:table-cell>
          <table:table-cell office:value-type="float" office:value="1.3196" calcext:value-type="float">
            <text:p>1.3196</text:p>
          </table:table-cell>
          <table:table-cell office:value-type="float" office:value="1.0691" calcext:value-type="float">
            <text:p>1.0691</text:p>
          </table:table-cell>
          <table:table-cell table:formula="of:=AVERAGE([.X13:.X22])" office:value-type="float" office:value="1.34054" calcext:value-type="float">
            <text:p>1.34</text:p>
          </table:table-cell>
          <table:table-cell office:value-type="float" office:value="1.4006" calcext:value-type="float">
            <text:p>1.4006</text:p>
          </table:table-cell>
          <table:table-cell office:value-type="float" office:value="1.4586" calcext:value-type="float">
            <text:p>1.4586</text:p>
          </table:table-cell>
          <table:table-cell table:formula="of:=AVERAGE([.AA13:.AA22])" office:value-type="float" office:value="1.386" calcext:value-type="float">
            <text:p>1.39</text:p>
          </table:table-cell>
          <table:table-cell office:value-type="float" office:value="1.418" calcext:value-type="float">
            <text:p>1.418</text:p>
          </table:table-cell>
          <table:table-cell office:value-type="float" office:value="1.4991" calcext:value-type="float">
            <text:p>1.4991</text:p>
          </table:table-cell>
          <table:table-cell table:formula="of:=AVERAGE([.AD13:.AD22])" office:value-type="float" office:value="1.3117" calcext:value-type="float">
            <text:p>1.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472" calcext:value-type="float">
            <text:p>1.2472</text:p>
          </table:table-cell>
          <table:table-cell office:value-type="float" office:value="1.4695" calcext:value-type="float">
            <text:p>1.4695</text:p>
          </table:table-cell>
          <table:table-cell table:formula="of:=AVERAGE([.C14:.C23])" office:value-type="float" office:value="1.7247" calcext:value-type="float">
            <text:p>1.72</text:p>
          </table:table-cell>
          <table:table-cell office:value-type="float" office:value="1.0272" calcext:value-type="float">
            <text:p>1.0272</text:p>
          </table:table-cell>
          <table:table-cell office:value-type="float" office:value="1.4661" calcext:value-type="float">
            <text:p>1.4661</text:p>
          </table:table-cell>
          <table:table-cell table:formula="of:=AVERAGE([.F14:.F23])" office:value-type="float" office:value="1.53526" calcext:value-type="float">
            <text:p>1.54</text:p>
          </table:table-cell>
          <table:table-cell office:value-type="float" office:value="1.4353" calcext:value-type="float">
            <text:p>1.4353</text:p>
          </table:table-cell>
          <table:table-cell office:value-type="float" office:value="2.0155" calcext:value-type="float">
            <text:p>2.0155</text:p>
          </table:table-cell>
          <table:table-cell table:formula="of:=AVERAGE([.I14:.I23])" office:value-type="float" office:value="1.70856" calcext:value-type="float">
            <text:p>1.71</text:p>
          </table:table-cell>
          <table:table-cell office:value-type="float" office:value="1.5543" calcext:value-type="float">
            <text:p>1.5543</text:p>
          </table:table-cell>
          <table:table-cell office:value-type="float" office:value="1.6672" calcext:value-type="float">
            <text:p>1.6672</text:p>
          </table:table-cell>
          <table:table-cell table:formula="of:=AVERAGE([.L14:.L23])" office:value-type="float" office:value="1.4952" calcext:value-type="float">
            <text:p>1.50</text:p>
          </table:table-cell>
          <table:table-cell office:value-type="float" office:value="1.553" calcext:value-type="float">
            <text:p>1.553</text:p>
          </table:table-cell>
          <table:table-cell office:value-type="float" office:value="1.4912" calcext:value-type="float">
            <text:p>1.4912</text:p>
          </table:table-cell>
          <table:table-cell table:formula="of:=AVERAGE([.O14:.O23])" office:value-type="float" office:value="1.75156" calcext:value-type="float">
            <text:p>1.75</text:p>
          </table:table-cell>
          <table:table-cell office:value-type="float" office:value="1.4077" calcext:value-type="float">
            <text:p>1.4077</text:p>
          </table:table-cell>
          <table:table-cell office:value-type="float" office:value="1.6546" calcext:value-type="float">
            <text:p>1.6546</text:p>
          </table:table-cell>
          <table:table-cell table:formula="of:=AVERAGE([.R14:.R23])" office:value-type="float" office:value="1.55462" calcext:value-type="float">
            <text:p>1.55</text:p>
          </table:table-cell>
          <table:table-cell office:value-type="float" office:value="1.3023" calcext:value-type="float">
            <text:p>1.3023</text:p>
          </table:table-cell>
          <table:table-cell office:value-type="float" office:value="1.1265" calcext:value-type="float">
            <text:p>1.1265</text:p>
          </table:table-cell>
          <table:table-cell table:formula="of:=AVERAGE([.U14:.U23])" office:value-type="float" office:value="1.37232" calcext:value-type="float">
            <text:p>1.37</text:p>
          </table:table-cell>
          <table:table-cell office:value-type="float" office:value="1.2458" calcext:value-type="float">
            <text:p>1.2458</text:p>
          </table:table-cell>
          <table:table-cell office:value-type="float" office:value="0.7633" calcext:value-type="float">
            <text:p>0.7633</text:p>
          </table:table-cell>
          <table:table-cell table:formula="of:=AVERAGE([.X14:.X23])" office:value-type="float" office:value="1.30014" calcext:value-type="float">
            <text:p>1.30</text:p>
          </table:table-cell>
          <table:table-cell office:value-type="float" office:value="1.6334" calcext:value-type="float">
            <text:p>1.6334</text:p>
          </table:table-cell>
          <table:table-cell office:value-type="float" office:value="1.1243" calcext:value-type="float">
            <text:p>1.1243</text:p>
          </table:table-cell>
          <table:table-cell table:formula="of:=AVERAGE([.AA14:.AA23])" office:value-type="float" office:value="1.33578" calcext:value-type="float">
            <text:p>1.34</text:p>
          </table:table-cell>
          <table:table-cell office:value-type="float" office:value="1.4702" calcext:value-type="float">
            <text:p>1.4702</text:p>
          </table:table-cell>
          <table:table-cell office:value-type="float" office:value="2.1339" calcext:value-type="float">
            <text:p>2.1339</text:p>
          </table:table-cell>
          <table:table-cell table:formula="of:=AVERAGE([.AD14:.AD23])" office:value-type="float" office:value="1.37449" calcext:value-type="float">
            <text:p>1.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813" calcext:value-type="float">
            <text:p>1.4813</text:p>
          </table:table-cell>
          <table:table-cell office:value-type="float" office:value="1.4739" calcext:value-type="float">
            <text:p>1.4739</text:p>
          </table:table-cell>
          <table:table-cell table:formula="of:=AVERAGE([.C15:.C24])" office:value-type="float" office:value="1.71862" calcext:value-type="float">
            <text:p>1.72</text:p>
          </table:table-cell>
          <table:table-cell office:value-type="float" office:value="1.1118" calcext:value-type="float">
            <text:p>1.1118</text:p>
          </table:table-cell>
          <table:table-cell office:value-type="float" office:value="2.1254" calcext:value-type="float">
            <text:p>2.1254</text:p>
          </table:table-cell>
          <table:table-cell table:formula="of:=AVERAGE([.F15:.F24])" office:value-type="float" office:value="1.61056" calcext:value-type="float">
            <text:p>1.61</text:p>
          </table:table-cell>
          <table:table-cell office:value-type="float" office:value="1.1069" calcext:value-type="float">
            <text:p>1.1069</text:p>
          </table:table-cell>
          <table:table-cell office:value-type="float" office:value="1.6407" calcext:value-type="float">
            <text:p>1.6407</text:p>
          </table:table-cell>
          <table:table-cell table:formula="of:=AVERAGE([.I15:.I24])" office:value-type="float" office:value="1.73415" calcext:value-type="float">
            <text:p>1.73</text:p>
          </table:table-cell>
          <table:table-cell office:value-type="float" office:value="1.5368" calcext:value-type="float">
            <text:p>1.5368</text:p>
          </table:table-cell>
          <table:table-cell office:value-type="float" office:value="1.7952" calcext:value-type="float">
            <text:p>1.7952</text:p>
          </table:table-cell>
          <table:table-cell table:formula="of:=AVERAGE([.L15:.L24])" office:value-type="float" office:value="1.52231" calcext:value-type="float">
            <text:p>1.52</text:p>
          </table:table-cell>
          <table:table-cell office:value-type="float" office:value="1.3143" calcext:value-type="float">
            <text:p>1.3143</text:p>
          </table:table-cell>
          <table:table-cell office:value-type="float" office:value="1.4832" calcext:value-type="float">
            <text:p>1.4832</text:p>
          </table:table-cell>
          <table:table-cell table:formula="of:=AVERAGE([.O15:.O24])" office:value-type="float" office:value="1.75331" calcext:value-type="float">
            <text:p>1.75</text:p>
          </table:table-cell>
          <table:table-cell office:value-type="float" office:value="1.5165" calcext:value-type="float">
            <text:p>1.5165</text:p>
          </table:table-cell>
          <table:table-cell office:value-type="float" office:value="1.1216" calcext:value-type="float">
            <text:p>1.1216</text:p>
          </table:table-cell>
          <table:table-cell table:formula="of:=AVERAGE([.R15:.R24])" office:value-type="float" office:value="1.52141" calcext:value-type="float">
            <text:p>1.52</text:p>
          </table:table-cell>
          <table:table-cell office:value-type="float" office:value="1.4155" calcext:value-type="float">
            <text:p>1.4155</text:p>
          </table:table-cell>
          <table:table-cell office:value-type="float" office:value="1.0713" calcext:value-type="float">
            <text:p>1.0713</text:p>
          </table:table-cell>
          <table:table-cell table:formula="of:=AVERAGE([.U15:.U24])" office:value-type="float" office:value="1.3277" calcext:value-type="float">
            <text:p>1.33</text:p>
          </table:table-cell>
          <table:table-cell office:value-type="float" office:value="1.315" calcext:value-type="float">
            <text:p>1.315</text:p>
          </table:table-cell>
          <table:table-cell office:value-type="float" office:value="0.9768" calcext:value-type="float">
            <text:p>0.9768</text:p>
          </table:table-cell>
          <table:table-cell table:formula="of:=AVERAGE([.X15:.X24])" office:value-type="float" office:value="1.27306" calcext:value-type="float">
            <text:p>1.27</text:p>
          </table:table-cell>
          <table:table-cell office:value-type="float" office:value="1.3765" calcext:value-type="float">
            <text:p>1.3765</text:p>
          </table:table-cell>
          <table:table-cell office:value-type="float" office:value="0.9596" calcext:value-type="float">
            <text:p>0.9596</text:p>
          </table:table-cell>
          <table:table-cell table:formula="of:=AVERAGE([.AA15:.AA24])" office:value-type="float" office:value="1.28681" calcext:value-type="float">
            <text:p>1.29</text:p>
          </table:table-cell>
          <table:table-cell office:value-type="float" office:value="1.6811" calcext:value-type="float">
            <text:p>1.6811</text:p>
          </table:table-cell>
          <table:table-cell office:value-type="float" office:value="1.4607" calcext:value-type="float">
            <text:p>1.4607</text:p>
          </table:table-cell>
          <table:table-cell table:formula="of:=AVERAGE([.AD15:.AD24])" office:value-type="float" office:value="1.39361" calcext:value-type="float">
            <text:p>1.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5459" calcext:value-type="float">
            <text:p>1.5459</text:p>
          </table:table-cell>
          <table:table-cell office:value-type="float" office:value="1.3601" calcext:value-type="float">
            <text:p>1.3601</text:p>
          </table:table-cell>
          <table:table-cell table:formula="of:=AVERAGE([.C16:.C25])" office:value-type="float" office:value="1.69443" calcext:value-type="float">
            <text:p>1.69</text:p>
          </table:table-cell>
          <table:table-cell office:value-type="float" office:value="1.2332" calcext:value-type="float">
            <text:p>1.2332</text:p>
          </table:table-cell>
          <table:table-cell office:value-type="float" office:value="1.4675" calcext:value-type="float">
            <text:p>1.4675</text:p>
          </table:table-cell>
          <table:table-cell table:formula="of:=AVERAGE([.F16:.F25])" office:value-type="float" office:value="1.62134" calcext:value-type="float">
            <text:p>1.62</text:p>
          </table:table-cell>
          <table:table-cell office:value-type="float" office:value="1.3833" calcext:value-type="float">
            <text:p>1.3833</text:p>
          </table:table-cell>
          <table:table-cell office:value-type="float" office:value="1.3136" calcext:value-type="float">
            <text:p>1.3136</text:p>
          </table:table-cell>
          <table:table-cell table:formula="of:=AVERAGE([.I16:.I25])" office:value-type="float" office:value="1.7241" calcext:value-type="float">
            <text:p>1.72</text:p>
          </table:table-cell>
          <table:table-cell office:value-type="float" office:value="1.3601" calcext:value-type="float">
            <text:p>1.3601</text:p>
          </table:table-cell>
          <table:table-cell office:value-type="float" office:value="1.6293" calcext:value-type="float">
            <text:p>1.6293</text:p>
          </table:table-cell>
          <table:table-cell table:formula="of:=AVERAGE([.L16:.L25])" office:value-type="float" office:value="1.53745" calcext:value-type="float">
            <text:p>1.54</text:p>
          </table:table-cell>
          <table:table-cell office:value-type="float" office:value="1.7396" calcext:value-type="float">
            <text:p>1.7396</text:p>
          </table:table-cell>
          <table:table-cell office:value-type="float" office:value="1.3347" calcext:value-type="float">
            <text:p>1.3347</text:p>
          </table:table-cell>
          <table:table-cell table:formula="of:=AVERAGE([.O16:.O25])" office:value-type="float" office:value="1.74666" calcext:value-type="float">
            <text:p>1.75</text:p>
          </table:table-cell>
          <table:table-cell office:value-type="float" office:value="1.4265" calcext:value-type="float">
            <text:p>1.4265</text:p>
          </table:table-cell>
          <table:table-cell office:value-type="float" office:value="1.1472" calcext:value-type="float">
            <text:p>1.1472</text:p>
          </table:table-cell>
          <table:table-cell table:formula="of:=AVERAGE([.R16:.R25])" office:value-type="float" office:value="1.4947" calcext:value-type="float">
            <text:p>1.49</text:p>
          </table:table-cell>
          <table:table-cell office:value-type="float" office:value="1.3922" calcext:value-type="float">
            <text:p>1.3922</text:p>
          </table:table-cell>
          <table:table-cell office:value-type="float" office:value="0.935" calcext:value-type="float">
            <text:p>0.935</text:p>
          </table:table-cell>
          <table:table-cell table:formula="of:=AVERAGE([.U16:.U25])" office:value-type="float" office:value="1.2689" calcext:value-type="float">
            <text:p>1.27</text:p>
          </table:table-cell>
          <table:table-cell office:value-type="float" office:value="1.5706" calcext:value-type="float">
            <text:p>1.5706</text:p>
          </table:table-cell>
          <table:table-cell office:value-type="float" office:value="1.3628" calcext:value-type="float">
            <text:p>1.3628</text:p>
          </table:table-cell>
          <table:table-cell table:formula="of:=AVERAGE([.X16:.X25])" office:value-type="float" office:value="1.2647" calcext:value-type="float">
            <text:p>1.26</text:p>
          </table:table-cell>
          <table:table-cell office:value-type="float" office:value="1.2173" calcext:value-type="float">
            <text:p>1.2173</text:p>
          </table:table-cell>
          <table:table-cell office:value-type="float" office:value="1.2545" calcext:value-type="float">
            <text:p>1.2545</text:p>
          </table:table-cell>
          <table:table-cell table:formula="of:=AVERAGE([.AA16:.AA25])" office:value-type="float" office:value="1.25143" calcext:value-type="float">
            <text:p>1.25</text:p>
          </table:table-cell>
          <table:table-cell office:value-type="float" office:value="1.6494" calcext:value-type="float">
            <text:p>1.6494</text:p>
          </table:table-cell>
          <table:table-cell office:value-type="float" office:value="1.9664" calcext:value-type="float">
            <text:p>1.9664</text:p>
          </table:table-cell>
          <table:table-cell table:formula="of:=AVERAGE([.AD16:.AD25])" office:value-type="float" office:value="1.45806" calcext:value-type="float">
            <text:p>1.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273" calcext:value-type="float">
            <text:p>1.1273</text:p>
          </table:table-cell>
          <table:table-cell office:value-type="float" office:value="1.837" calcext:value-type="float">
            <text:p>1.837</text:p>
          </table:table-cell>
          <table:table-cell table:formula="of:=AVERAGE([.C17:.C26])" office:value-type="float" office:value="1.68703" calcext:value-type="float">
            <text:p>1.69</text:p>
          </table:table-cell>
          <table:table-cell office:value-type="float" office:value="1.0896" calcext:value-type="float">
            <text:p>1.0896</text:p>
          </table:table-cell>
          <table:table-cell office:value-type="float" office:value="0.9382" calcext:value-type="float">
            <text:p>0.9382</text:p>
          </table:table-cell>
          <table:table-cell table:formula="of:=AVERAGE([.F17:.F26])" office:value-type="float" office:value="1.57488" calcext:value-type="float">
            <text:p>1.57</text:p>
          </table:table-cell>
          <table:table-cell office:value-type="float" office:value="1.3927" calcext:value-type="float">
            <text:p>1.3927</text:p>
          </table:table-cell>
          <table:table-cell office:value-type="float" office:value="1.5739" calcext:value-type="float">
            <text:p>1.5739</text:p>
          </table:table-cell>
          <table:table-cell table:formula="of:=AVERAGE([.I17:.I26])" office:value-type="float" office:value="1.7329" calcext:value-type="float">
            <text:p>1.73</text:p>
          </table:table-cell>
          <table:table-cell office:value-type="float" office:value="1.6375" calcext:value-type="float">
            <text:p>1.6375</text:p>
          </table:table-cell>
          <table:table-cell office:value-type="float" office:value="1.9847" calcext:value-type="float">
            <text:p>1.9847</text:p>
          </table:table-cell>
          <table:table-cell table:formula="of:=AVERAGE([.L17:.L26])" office:value-type="float" office:value="1.60015" calcext:value-type="float">
            <text:p>1.60</text:p>
          </table:table-cell>
          <table:table-cell office:value-type="float" office:value="1.1784" calcext:value-type="float">
            <text:p>1.1784</text:p>
          </table:table-cell>
          <table:table-cell office:value-type="float" office:value="1.2496" calcext:value-type="float">
            <text:p>1.2496</text:p>
          </table:table-cell>
          <table:table-cell table:formula="of:=AVERAGE([.O17:.O26])" office:value-type="float" office:value="1.7472" calcext:value-type="float">
            <text:p>1.75</text:p>
          </table:table-cell>
          <table:table-cell office:value-type="float" office:value="1.4224" calcext:value-type="float">
            <text:p>1.4224</text:p>
          </table:table-cell>
          <table:table-cell office:value-type="float" office:value="1.4523" calcext:value-type="float">
            <text:p>1.4523</text:p>
          </table:table-cell>
          <table:table-cell table:formula="of:=AVERAGE([.R17:.R26])" office:value-type="float" office:value="1.5026" calcext:value-type="float">
            <text:p>1.50</text:p>
          </table:table-cell>
          <table:table-cell office:value-type="float" office:value="1.347" calcext:value-type="float">
            <text:p>1.347</text:p>
          </table:table-cell>
          <table:table-cell office:value-type="float" office:value="0.86" calcext:value-type="float">
            <text:p>0.86</text:p>
          </table:table-cell>
          <table:table-cell table:formula="of:=AVERAGE([.U17:.U26])" office:value-type="float" office:value="1.18619" calcext:value-type="float">
            <text:p>1.19</text:p>
          </table:table-cell>
          <table:table-cell office:value-type="float" office:value="1.116" calcext:value-type="float">
            <text:p>1.116</text:p>
          </table:table-cell>
          <table:table-cell office:value-type="float" office:value="1.0078" calcext:value-type="float">
            <text:p>1.0078</text:p>
          </table:table-cell>
          <table:table-cell table:formula="of:=AVERAGE([.X17:.X26])" office:value-type="float" office:value="1.21961" calcext:value-type="float">
            <text:p>1.22</text:p>
          </table:table-cell>
          <table:table-cell office:value-type="float" office:value="1.3379" calcext:value-type="float">
            <text:p>1.3379</text:p>
          </table:table-cell>
          <table:table-cell office:value-type="float" office:value="1.1292" calcext:value-type="float">
            <text:p>1.1292</text:p>
          </table:table-cell>
          <table:table-cell table:formula="of:=AVERAGE([.AA17:.AA26])" office:value-type="float" office:value="1.20229" calcext:value-type="float">
            <text:p>1.20</text:p>
          </table:table-cell>
          <table:table-cell office:value-type="float" office:value="1.3305" calcext:value-type="float">
            <text:p>1.3305</text:p>
          </table:table-cell>
          <table:table-cell office:value-type="float" office:value="1.4317" calcext:value-type="float">
            <text:p>1.4317</text:p>
          </table:table-cell>
          <table:table-cell table:formula="of:=AVERAGE([.AD17:.AD26])" office:value-type="float" office:value="1.46295" calcext:value-type="float">
            <text:p>1.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2625" calcext:value-type="float">
            <text:p>1.2625</text:p>
          </table:table-cell>
          <table:table-cell office:value-type="float" office:value="1.4805" calcext:value-type="float">
            <text:p>1.4805</text:p>
          </table:table-cell>
          <table:table-cell table:formula="of:=AVERAGE([.C18:.C27])" office:value-type="float" office:value="1.66572" calcext:value-type="float">
            <text:p>1.67</text:p>
          </table:table-cell>
          <table:table-cell office:value-type="float" office:value="1.1168" calcext:value-type="float">
            <text:p>1.1168</text:p>
          </table:table-cell>
          <table:table-cell office:value-type="float" office:value="1.6274" calcext:value-type="float">
            <text:p>1.6274</text:p>
          </table:table-cell>
          <table:table-cell table:formula="of:=AVERAGE([.F18:.F27])" office:value-type="float" office:value="1.62321" calcext:value-type="float">
            <text:p>1.62</text:p>
          </table:table-cell>
          <table:table-cell office:value-type="float" office:value="1.24" calcext:value-type="float">
            <text:p>1.24</text:p>
          </table:table-cell>
          <table:table-cell office:value-type="float" office:value="1.3618" calcext:value-type="float">
            <text:p>1.3618</text:p>
          </table:table-cell>
          <table:table-cell table:formula="of:=AVERAGE([.I18:.I27])" office:value-type="float" office:value="1.71165" calcext:value-type="float">
            <text:p>1.71</text:p>
          </table:table-cell>
          <table:table-cell office:value-type="float" office:value="1.4737" calcext:value-type="float">
            <text:p>1.4737</text:p>
          </table:table-cell>
          <table:table-cell office:value-type="float" office:value="2.2585" calcext:value-type="float">
            <text:p>2.2585</text:p>
          </table:table-cell>
          <table:table-cell table:formula="of:=AVERAGE([.L18:.L27])" office:value-type="float" office:value="1.69727" calcext:value-type="float">
            <text:p>1.70</text:p>
          </table:table-cell>
          <table:table-cell office:value-type="float" office:value="1.1623" calcext:value-type="float">
            <text:p>1.1623</text:p>
          </table:table-cell>
          <table:table-cell office:value-type="float" office:value="1.4136" calcext:value-type="float">
            <text:p>1.4136</text:p>
          </table:table-cell>
          <table:table-cell table:formula="of:=AVERAGE([.O18:.O27])" office:value-type="float" office:value="1.73482" calcext:value-type="float">
            <text:p>1.73</text:p>
          </table:table-cell>
          <table:table-cell office:value-type="float" office:value="1.6118" calcext:value-type="float">
            <text:p>1.6118</text:p>
          </table:table-cell>
          <table:table-cell office:value-type="float" office:value="0.9074" calcext:value-type="float">
            <text:p>0.9074</text:p>
          </table:table-cell>
          <table:table-cell table:formula="of:=AVERAGE([.R18:.R27])" office:value-type="float" office:value="1.40485" calcext:value-type="float">
            <text:p>1.40</text:p>
          </table:table-cell>
          <table:table-cell office:value-type="float" office:value="1.4468" calcext:value-type="float">
            <text:p>1.4468</text:p>
          </table:table-cell>
          <table:table-cell office:value-type="float" office:value="1.0486" calcext:value-type="float">
            <text:p>1.0486</text:p>
          </table:table-cell>
          <table:table-cell table:formula="of:=AVERAGE([.U18:.U27])" office:value-type="float" office:value="1.14235" calcext:value-type="float">
            <text:p>1.14</text:p>
          </table:table-cell>
          <table:table-cell office:value-type="float" office:value="1.4337" calcext:value-type="float">
            <text:p>1.4337</text:p>
          </table:table-cell>
          <table:table-cell office:value-type="float" office:value="1.2601" calcext:value-type="float">
            <text:p>1.2601</text:p>
          </table:table-cell>
          <table:table-cell table:formula="of:=AVERAGE([.X18:.X27])" office:value-type="float" office:value="1.21934" calcext:value-type="float">
            <text:p>1.22</text:p>
          </table:table-cell>
          <table:table-cell office:value-type="float" office:value="1.2716" calcext:value-type="float">
            <text:p>1.2716</text:p>
          </table:table-cell>
          <table:table-cell office:value-type="float" office:value="1.0655" calcext:value-type="float">
            <text:p>1.0655</text:p>
          </table:table-cell>
          <table:table-cell table:formula="of:=AVERAGE([.AA18:.AA27])" office:value-type="float" office:value="1.15339" calcext:value-type="float">
            <text:p>1.15</text:p>
          </table:table-cell>
          <table:table-cell office:value-type="float" office:value="1.5631" calcext:value-type="float">
            <text:p>1.5631</text:p>
          </table:table-cell>
          <table:table-cell office:value-type="float" office:value="1.261" calcext:value-type="float">
            <text:p>1.261</text:p>
          </table:table-cell>
          <table:table-cell table:formula="of:=AVERAGE([.AD18:.AD27])" office:value-type="float" office:value="1.46351" calcext:value-type="float">
            <text:p>1.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3451" calcext:value-type="float">
            <text:p>1.3451</text:p>
          </table:table-cell>
          <table:table-cell office:value-type="float" office:value="1.6072" calcext:value-type="float">
            <text:p>1.6072</text:p>
          </table:table-cell>
          <table:table-cell table:formula="of:=AVERAGE([.C19:.C28])" office:value-type="float" office:value="1.62751" calcext:value-type="float">
            <text:p>1.63</text:p>
          </table:table-cell>
          <table:table-cell office:value-type="float" office:value="1.1582" calcext:value-type="float">
            <text:p>1.1582</text:p>
          </table:table-cell>
          <table:table-cell office:value-type="float" office:value="1.0485" calcext:value-type="float">
            <text:p>1.0485</text:p>
          </table:table-cell>
          <table:table-cell table:formula="of:=AVERAGE([.F19:.F28])" office:value-type="float" office:value="1.60521" calcext:value-type="float">
            <text:p>1.61</text:p>
          </table:table-cell>
          <table:table-cell office:value-type="float" office:value="1.7717" calcext:value-type="float">
            <text:p>1.7717</text:p>
          </table:table-cell>
          <table:table-cell office:value-type="float" office:value="1.3102" calcext:value-type="float">
            <text:p>1.3102</text:p>
          </table:table-cell>
          <table:table-cell table:formula="of:=AVERAGE([.I19:.I28])" office:value-type="float" office:value="1.64645" calcext:value-type="float">
            <text:p>1.65</text:p>
          </table:table-cell>
          <table:table-cell office:value-type="float" office:value="1.299" calcext:value-type="float">
            <text:p>1.299</text:p>
          </table:table-cell>
          <table:table-cell office:value-type="float" office:value="2.1294" calcext:value-type="float">
            <text:p>2.1294</text:p>
          </table:table-cell>
          <table:table-cell table:formula="of:=AVERAGE([.L19:.L28])" office:value-type="float" office:value="1.7766" calcext:value-type="float">
            <text:p>1.78</text:p>
          </table:table-cell>
          <table:table-cell office:value-type="float" office:value="1.2192" calcext:value-type="float">
            <text:p>1.2192</text:p>
          </table:table-cell>
          <table:table-cell office:value-type="float" office:value="1.2234" calcext:value-type="float">
            <text:p>1.2234</text:p>
          </table:table-cell>
          <table:table-cell table:formula="of:=AVERAGE([.O19:.O28])" office:value-type="float" office:value="1.63879" calcext:value-type="float">
            <text:p>1.64</text:p>
          </table:table-cell>
          <table:table-cell office:value-type="float" office:value="1.2725" calcext:value-type="float">
            <text:p>1.2725</text:p>
          </table:table-cell>
          <table:table-cell office:value-type="float" office:value="1.1995" calcext:value-type="float">
            <text:p>1.1995</text:p>
          </table:table-cell>
          <table:table-cell table:formula="of:=AVERAGE([.R19:.R28])" office:value-type="float" office:value="1.35166" calcext:value-type="float">
            <text:p>1.35</text:p>
          </table:table-cell>
          <table:table-cell office:value-type="float" office:value="1.4364" calcext:value-type="float">
            <text:p>1.4364</text:p>
          </table:table-cell>
          <table:table-cell office:value-type="float" office:value="0.9948" calcext:value-type="float">
            <text:p>0.9948</text:p>
          </table:table-cell>
          <table:table-cell table:formula="of:=AVERAGE([.U19:.U28])" office:value-type="float" office:value="1.07763" calcext:value-type="float">
            <text:p>1.08</text:p>
          </table:table-cell>
          <table:table-cell office:value-type="float" office:value="1.3831" calcext:value-type="float">
            <text:p>1.3831</text:p>
          </table:table-cell>
          <table:table-cell office:value-type="float" office:value="0.8896" calcext:value-type="float">
            <text:p>0.8896</text:p>
          </table:table-cell>
          <table:table-cell table:formula="of:=AVERAGE([.X19:.X28])" office:value-type="float" office:value="1.19898" calcext:value-type="float">
            <text:p>1.20</text:p>
          </table:table-cell>
          <table:table-cell office:value-type="float" office:value="1.4351" calcext:value-type="float">
            <text:p>1.4351</text:p>
          </table:table-cell>
          <table:table-cell office:value-type="float" office:value="1.0489" calcext:value-type="float">
            <text:p>1.0489</text:p>
          </table:table-cell>
          <table:table-cell table:formula="of:=AVERAGE([.AA19:.AA28])" office:value-type="float" office:value="1.13866" calcext:value-type="float">
            <text:p>1.14</text:p>
          </table:table-cell>
          <table:table-cell office:value-type="float" office:value="1.6963" calcext:value-type="float">
            <text:p>1.6963</text:p>
          </table:table-cell>
          <table:table-cell office:value-type="float" office:value="1.3158" calcext:value-type="float">
            <text:p>1.3158</text:p>
          </table:table-cell>
          <table:table-cell table:formula="of:=AVERAGE([.AD19:.AD28])" office:value-type="float" office:value="1.48422" calcext:value-type="float">
            <text:p>1.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09" calcext:value-type="float">
            <text:p>1.409</text:p>
          </table:table-cell>
          <table:table-cell office:value-type="float" office:value="1.3465" calcext:value-type="float">
            <text:p>1.3465</text:p>
          </table:table-cell>
          <table:table-cell table:formula="of:=AVERAGE([.C20:.C29])" office:value-type="float" office:value="1.56248" calcext:value-type="float">
            <text:p>1.56</text:p>
          </table:table-cell>
          <table:table-cell office:value-type="float" office:value="1.1024" calcext:value-type="float">
            <text:p>1.1024</text:p>
          </table:table-cell>
          <table:table-cell office:value-type="float" office:value="1.5446" calcext:value-type="float">
            <text:p>1.5446</text:p>
          </table:table-cell>
          <table:table-cell table:formula="of:=AVERAGE([.F20:.F29])" office:value-type="float" office:value="1.62294" calcext:value-type="float">
            <text:p>1.62</text:p>
          </table:table-cell>
          <table:table-cell office:value-type="float" office:value="1.1052" calcext:value-type="float">
            <text:p>1.1052</text:p>
          </table:table-cell>
          <table:table-cell office:value-type="float" office:value="1.6119" calcext:value-type="float">
            <text:p>1.6119</text:p>
          </table:table-cell>
          <table:table-cell table:formula="of:=AVERAGE([.I20:.I29])" office:value-type="float" office:value="1.59212" calcext:value-type="float">
            <text:p>1.59</text:p>
          </table:table-cell>
          <table:table-cell office:value-type="float" office:value="1.2768" calcext:value-type="float">
            <text:p>1.2768</text:p>
          </table:table-cell>
          <table:table-cell office:value-type="float" office:value="1.8955" calcext:value-type="float">
            <text:p>1.8955</text:p>
          </table:table-cell>
          <table:table-cell table:formula="of:=AVERAGE([.L20:.L29])" office:value-type="float" office:value="1.85337" calcext:value-type="float">
            <text:p>1.85</text:p>
          </table:table-cell>
          <table:table-cell office:value-type="float" office:value="1.3424" calcext:value-type="float">
            <text:p>1.3424</text:p>
          </table:table-cell>
          <table:table-cell office:value-type="float" office:value="0.9766" calcext:value-type="float">
            <text:p>0.9766</text:p>
          </table:table-cell>
          <table:table-cell table:formula="of:=AVERAGE([.O20:.O29])" office:value-type="float" office:value="1.57851" calcext:value-type="float">
            <text:p>1.58</text:p>
          </table:table-cell>
          <table:table-cell office:value-type="float" office:value="1.3217" calcext:value-type="float">
            <text:p>1.3217</text:p>
          </table:table-cell>
          <table:table-cell office:value-type="float" office:value="1.4556" calcext:value-type="float">
            <text:p>1.4556</text:p>
          </table:table-cell>
          <table:table-cell table:formula="of:=AVERAGE([.R20:.R29])" office:value-type="float" office:value="1.37744" calcext:value-type="float">
            <text:p>1.38</text:p>
          </table:table-cell>
          <table:table-cell office:value-type="float" office:value="1.3748" calcext:value-type="float">
            <text:p>1.3748</text:p>
          </table:table-cell>
          <table:table-cell office:value-type="float" office:value="1.3253" calcext:value-type="float">
            <text:p>1.3253</text:p>
          </table:table-cell>
          <table:table-cell table:formula="of:=AVERAGE([.U20:.U29])" office:value-type="float" office:value="1.08371" calcext:value-type="float">
            <text:p>1.08</text:p>
          </table:table-cell>
          <table:table-cell office:value-type="float" office:value="1.4535" calcext:value-type="float">
            <text:p>1.4535</text:p>
          </table:table-cell>
          <table:table-cell office:value-type="float" office:value="0.9622" calcext:value-type="float">
            <text:p>0.9622</text:p>
          </table:table-cell>
          <table:table-cell table:formula="of:=AVERAGE([.X20:.X29])" office:value-type="float" office:value="1.11663" calcext:value-type="float">
            <text:p>1.12</text:p>
          </table:table-cell>
          <table:table-cell office:value-type="float" office:value="1.3066" calcext:value-type="float">
            <text:p>1.3066</text:p>
          </table:table-cell>
          <table:table-cell office:value-type="float" office:value="1.2079" calcext:value-type="float">
            <text:p>1.2079</text:p>
          </table:table-cell>
          <table:table-cell table:formula="of:=AVERAGE([.AA20:.AA29])" office:value-type="float" office:value="1.13329" calcext:value-type="float">
            <text:p>1.13</text:p>
          </table:table-cell>
          <table:table-cell office:value-type="float" office:value="1.4925" calcext:value-type="float">
            <text:p>1.4925</text:p>
          </table:table-cell>
          <table:table-cell office:value-type="float" office:value="2.0838" calcext:value-type="float">
            <text:p>2.0838</text:p>
          </table:table-cell>
          <table:table-cell table:formula="of:=AVERAGE([.AD20:.AD29])" office:value-type="float" office:value="1.59259" calcext:value-type="float">
            <text:p>1.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3318" calcext:value-type="float">
            <text:p>1.3318</text:p>
          </table:table-cell>
          <table:table-cell office:value-type="float" office:value="1.6615" calcext:value-type="float">
            <text:p>1.6615</text:p>
          </table:table-cell>
          <table:table-cell table:formula="of:=AVERAGE([.C21:.C30])" office:value-type="float" office:value="1.55752" calcext:value-type="float">
            <text:p>1.56</text:p>
          </table:table-cell>
          <table:table-cell office:value-type="float" office:value="1.3857" calcext:value-type="float">
            <text:p>1.3857</text:p>
          </table:table-cell>
          <table:table-cell office:value-type="float" office:value="1.5313" calcext:value-type="float">
            <text:p>1.5313</text:p>
          </table:table-cell>
          <table:table-cell table:formula="of:=AVERAGE([.F21:.F30])" office:value-type="float" office:value="1.56546" calcext:value-type="float">
            <text:p>1.57</text:p>
          </table:table-cell>
          <table:table-cell office:value-type="float" office:value="1.1458" calcext:value-type="float">
            <text:p>1.1458</text:p>
          </table:table-cell>
          <table:table-cell office:value-type="float" office:value="1.847" calcext:value-type="float">
            <text:p>1.847</text:p>
          </table:table-cell>
          <table:table-cell table:formula="of:=AVERAGE([.I21:.I30])" office:value-type="float" office:value="1.60021" calcext:value-type="float">
            <text:p>1.60</text:p>
          </table:table-cell>
          <table:table-cell office:value-type="float" office:value="1.6556" calcext:value-type="float">
            <text:p>1.6556</text:p>
          </table:table-cell>
          <table:table-cell office:value-type="float" office:value="1.5773" calcext:value-type="float">
            <text:p>1.5773</text:p>
          </table:table-cell>
          <table:table-cell table:formula="of:=AVERAGE([.L21:.L30])" office:value-type="float" office:value="1.85171" calcext:value-type="float">
            <text:p>1.85</text:p>
          </table:table-cell>
          <table:table-cell office:value-type="float" office:value="1.5411" calcext:value-type="float">
            <text:p>1.5411</text:p>
          </table:table-cell>
          <table:table-cell office:value-type="float" office:value="0.9494" calcext:value-type="float">
            <text:p>0.9494</text:p>
          </table:table-cell>
          <table:table-cell table:formula="of:=AVERAGE([.O21:.O30])" office:value-type="float" office:value="1.48022" calcext:value-type="float">
            <text:p>1.48</text:p>
          </table:table-cell>
          <table:table-cell office:value-type="float" office:value="1.4317" calcext:value-type="float">
            <text:p>1.4317</text:p>
          </table:table-cell>
          <table:table-cell office:value-type="float" office:value="1.477" calcext:value-type="float">
            <text:p>1.477</text:p>
          </table:table-cell>
          <table:table-cell table:formula="of:=AVERAGE([.R21:.R30])" office:value-type="float" office:value="1.36728" calcext:value-type="float">
            <text:p>1.37</text:p>
          </table:table-cell>
          <table:table-cell office:value-type="float" office:value="1.4943" calcext:value-type="float">
            <text:p>1.4943</text:p>
          </table:table-cell>
          <table:table-cell office:value-type="float" office:value="1.1598" calcext:value-type="float">
            <text:p>1.1598</text:p>
          </table:table-cell>
          <table:table-cell table:formula="of:=AVERAGE([.U21:.U30])" office:value-type="float" office:value="1.08589" calcext:value-type="float">
            <text:p>1.09</text:p>
          </table:table-cell>
          <table:table-cell office:value-type="float" office:value="1.453" calcext:value-type="float">
            <text:p>1.453</text:p>
          </table:table-cell>
          <table:table-cell office:value-type="float" office:value="1.0591" calcext:value-type="float">
            <text:p>1.0591</text:p>
          </table:table-cell>
          <table:table-cell table:formula="of:=AVERAGE([.X21:.X30])" office:value-type="float" office:value="1.07383" calcext:value-type="float">
            <text:p>1.07</text:p>
          </table:table-cell>
          <table:table-cell office:value-type="float" office:value="1.2001" calcext:value-type="float">
            <text:p>1.2001</text:p>
          </table:table-cell>
          <table:table-cell office:value-type="float" office:value="1.7292" calcext:value-type="float">
            <text:p>1.7292</text:p>
          </table:table-cell>
          <table:table-cell table:formula="of:=AVERAGE([.AA21:.AA30])" office:value-type="float" office:value="1.22085" calcext:value-type="float">
            <text:p>1.22</text:p>
          </table:table-cell>
          <table:table-cell office:value-type="float" office:value="1.6418" calcext:value-type="float">
            <text:p>1.6418</text:p>
          </table:table-cell>
          <table:table-cell office:value-type="float" office:value="2.4161" calcext:value-type="float">
            <text:p>2.4161</text:p>
          </table:table-cell>
          <table:table-cell table:formula="of:=AVERAGE([.AD21:.AD30])" office:value-type="float" office:value="1.70675" calcext:value-type="float">
            <text:p>1.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339" calcext:value-type="float">
            <text:p>1.339</text:p>
          </table:table-cell>
          <table:table-cell office:value-type="float" office:value="2.1445" calcext:value-type="float">
            <text:p>2.1445</text:p>
          </table:table-cell>
          <table:table-cell table:formula="of:=AVERAGE([.C22:.C31])" office:value-type="float" office:value="1.60547" calcext:value-type="float">
            <text:p>1.61</text:p>
          </table:table-cell>
          <table:table-cell office:value-type="float" office:value="1.5344" calcext:value-type="float">
            <text:p>1.5344</text:p>
          </table:table-cell>
          <table:table-cell office:value-type="float" office:value="1.2584" calcext:value-type="float">
            <text:p>1.2584</text:p>
          </table:table-cell>
          <table:table-cell table:formula="of:=AVERAGE([.F22:.F31])" office:value-type="float" office:value="1.49931" calcext:value-type="float">
            <text:p>1.50</text:p>
          </table:table-cell>
          <table:table-cell office:value-type="float" office:value="1.3812" calcext:value-type="float">
            <text:p>1.3812</text:p>
          </table:table-cell>
          <table:table-cell office:value-type="float" office:value="1.3617" calcext:value-type="float">
            <text:p>1.3617</text:p>
          </table:table-cell>
          <table:table-cell table:formula="of:=AVERAGE([.I22:.I31])" office:value-type="float" office:value="1.55059" calcext:value-type="float">
            <text:p>1.55</text:p>
          </table:table-cell>
          <table:table-cell office:value-type="float" office:value="1.384" calcext:value-type="float">
            <text:p>1.384</text:p>
          </table:table-cell>
          <table:table-cell office:value-type="float" office:value="1.6746" calcext:value-type="float">
            <text:p>1.6746</text:p>
          </table:table-cell>
          <table:table-cell table:formula="of:=AVERAGE([.L22:.L31])" office:value-type="float" office:value="1.82861" calcext:value-type="float">
            <text:p>1.83</text:p>
          </table:table-cell>
          <table:table-cell office:value-type="float" office:value="1.3455" calcext:value-type="float">
            <text:p>1.3455</text:p>
          </table:table-cell>
          <table:table-cell office:value-type="float" office:value="0.914" calcext:value-type="float">
            <text:p>0.914</text:p>
          </table:table-cell>
          <table:table-cell table:formula="of:=AVERAGE([.O22:.O31])" office:value-type="float" office:value="1.30378" calcext:value-type="float">
            <text:p>1.30</text:p>
          </table:table-cell>
          <table:table-cell office:value-type="float" office:value="1.5955" calcext:value-type="float">
            <text:p>1.5955</text:p>
          </table:table-cell>
          <table:table-cell office:value-type="float" office:value="1.5668" calcext:value-type="float">
            <text:p>1.5668</text:p>
          </table:table-cell>
          <table:table-cell table:formula="of:=AVERAGE([.R22:.R31])" office:value-type="float" office:value="1.3926" calcext:value-type="float">
            <text:p>1.39</text:p>
          </table:table-cell>
          <table:table-cell office:value-type="float" office:value="1.3906" calcext:value-type="float">
            <text:p>1.3906</text:p>
          </table:table-cell>
          <table:table-cell office:value-type="float" office:value="1.5429" calcext:value-type="float">
            <text:p>1.5429</text:p>
          </table:table-cell>
          <table:table-cell table:formula="of:=AVERAGE([.U22:.U31])" office:value-type="float" office:value="1.12632" calcext:value-type="float">
            <text:p>1.13</text:p>
          </table:table-cell>
          <table:table-cell office:value-type="float" office:value="1.3144" calcext:value-type="float">
            <text:p>1.3144</text:p>
          </table:table-cell>
          <table:table-cell office:value-type="float" office:value="1.4274" calcext:value-type="float">
            <text:p>1.4274</text:p>
          </table:table-cell>
          <table:table-cell table:formula="of:=AVERAGE([.X22:.X31])" office:value-type="float" office:value="1.07782" calcext:value-type="float">
            <text:p>1.08</text:p>
          </table:table-cell>
          <table:table-cell office:value-type="float" office:value="1.0397" calcext:value-type="float">
            <text:p>1.0397</text:p>
          </table:table-cell>
          <table:table-cell office:value-type="float" office:value="1.6443" calcext:value-type="float">
            <text:p>1.6443</text:p>
          </table:table-cell>
          <table:table-cell table:formula="of:=AVERAGE([.AA22:.AA31])" office:value-type="float" office:value="1.2622" calcext:value-type="float">
            <text:p>1.26</text:p>
          </table:table-cell>
          <table:table-cell office:value-type="float" office:value="1.7549" calcext:value-type="float">
            <text:p>1.7549</text:p>
          </table:table-cell>
          <table:table-cell office:value-type="float" office:value="2.3188" calcext:value-type="float">
            <text:p>2.3188</text:p>
          </table:table-cell>
          <table:table-cell table:formula="of:=AVERAGE([.AD22:.AD31])" office:value-type="float" office:value="1.78873" calcext:value-type="float">
            <text:p>1.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2232" calcext:value-type="float">
            <text:p>1.2232</text:p>
          </table:table-cell>
          <table:table-cell office:value-type="float" office:value="2.4909" calcext:value-type="float">
            <text:p>2.4909</text:p>
          </table:table-cell>
          <table:table-cell table:formula="of:=AVERAGE([.C23:.C32])" office:value-type="float" office:value="1.68716" calcext:value-type="float">
            <text:p>1.69</text:p>
          </table:table-cell>
          <table:table-cell office:value-type="float" office:value="1.3277" calcext:value-type="float">
            <text:p>1.3277</text:p>
          </table:table-cell>
          <table:table-cell office:value-type="float" office:value="1.3325" calcext:value-type="float">
            <text:p>1.3325</text:p>
          </table:table-cell>
          <table:table-cell table:formula="of:=AVERAGE([.F23:.F32])" office:value-type="float" office:value="1.43399" calcext:value-type="float">
            <text:p>1.43</text:p>
          </table:table-cell>
          <table:table-cell office:value-type="float" office:value="1.071" calcext:value-type="float">
            <text:p>1.071</text:p>
          </table:table-cell>
          <table:table-cell office:value-type="float" office:value="1.7613" calcext:value-type="float">
            <text:p>1.7613</text:p>
          </table:table-cell>
          <table:table-cell table:formula="of:=AVERAGE([.I23:.I32])" office:value-type="float" office:value="1.57976" calcext:value-type="float">
            <text:p>1.58</text:p>
          </table:table-cell>
          <table:table-cell office:value-type="float" office:value="1.6071" calcext:value-type="float">
            <text:p>1.6071</text:p>
          </table:table-cell>
          <table:table-cell office:value-type="float" office:value="2.359" calcext:value-type="float">
            <text:p>2.359</text:p>
          </table:table-cell>
          <table:table-cell table:formula="of:=AVERAGE([.L23:.L32])" office:value-type="float" office:value="1.89707" calcext:value-type="float">
            <text:p>1.90</text:p>
          </table:table-cell>
          <table:table-cell office:value-type="float" office:value="1.2252" calcext:value-type="float">
            <text:p>1.2252</text:p>
          </table:table-cell>
          <table:table-cell office:value-type="float" office:value="1.0052" calcext:value-type="float">
            <text:p>1.0052</text:p>
          </table:table-cell>
          <table:table-cell table:formula="of:=AVERAGE([.O23:.O32])" office:value-type="float" office:value="1.20409" calcext:value-type="float">
            <text:p>1.20</text:p>
          </table:table-cell>
          <table:table-cell office:value-type="float" office:value="1.6074" calcext:value-type="float">
            <text:p>1.6074</text:p>
          </table:table-cell>
          <table:table-cell office:value-type="float" office:value="1.0836" calcext:value-type="float">
            <text:p>1.0836</text:p>
          </table:table-cell>
          <table:table-cell table:formula="of:=AVERAGE([.R23:.R32])" office:value-type="float" office:value="1.30656" calcext:value-type="float">
            <text:p>1.31</text:p>
          </table:table-cell>
          <table:table-cell office:value-type="float" office:value="1.226" calcext:value-type="float">
            <text:p>1.226</text:p>
          </table:table-cell>
          <table:table-cell office:value-type="float" office:value="0.9883" calcext:value-type="float">
            <text:p>0.9883</text:p>
          </table:table-cell>
          <table:table-cell table:formula="of:=AVERAGE([.U23:.U32])" office:value-type="float" office:value="1.10525" calcext:value-type="float">
            <text:p>1.11</text:p>
          </table:table-cell>
          <table:table-cell office:value-type="float" office:value="1.4093" calcext:value-type="float">
            <text:p>1.4093</text:p>
          </table:table-cell>
          <table:table-cell office:value-type="float" office:value="1.426" calcext:value-type="float">
            <text:p>1.426</text:p>
          </table:table-cell>
          <table:table-cell table:formula="of:=AVERAGE([.X23:.X32])" office:value-type="float" office:value="1.11351" calcext:value-type="float">
            <text:p>1.11</text:p>
          </table:table-cell>
          <table:table-cell office:value-type="float" office:value="1.3581" calcext:value-type="float">
            <text:p>1.3581</text:p>
          </table:table-cell>
          <table:table-cell office:value-type="float" office:value="1.381" calcext:value-type="float">
            <text:p>1.381</text:p>
          </table:table-cell>
          <table:table-cell table:formula="of:=AVERAGE([.AA23:.AA32])" office:value-type="float" office:value="1.25444" calcext:value-type="float">
            <text:p>1.25</text:p>
          </table:table-cell>
          <table:table-cell office:value-type="float" office:value="1.8807" calcext:value-type="float">
            <text:p>1.8807</text:p>
          </table:table-cell>
          <table:table-cell office:value-type="float" office:value="2.4679" calcext:value-type="float">
            <text:p>2.4679</text:p>
          </table:table-cell>
          <table:table-cell table:formula="of:=AVERAGE([.AD23:.AD32])" office:value-type="float" office:value="1.88561" calcext:value-type="float">
            <text:p>1.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2167" calcext:value-type="float">
            <text:p>1.2167</text:p>
          </table:table-cell>
          <table:table-cell office:value-type="float" office:value="2.048" calcext:value-type="float">
            <text:p>2.048</text:p>
          </table:table-cell>
          <table:table-cell table:formula="of:=AVERAGE([.C24:.C33])" office:value-type="float" office:value="1.74501" calcext:value-type="float">
            <text:p>1.75</text:p>
          </table:table-cell>
          <table:table-cell office:value-type="float" office:value="1.1825" calcext:value-type="float">
            <text:p>1.1825</text:p>
          </table:table-cell>
          <table:table-cell office:value-type="float" office:value="1.6356" calcext:value-type="float">
            <text:p>1.6356</text:p>
          </table:table-cell>
          <table:table-cell table:formula="of:=AVERAGE([.F24:.F33])" office:value-type="float" office:value="1.45094" calcext:value-type="float">
            <text:p>1.45</text:p>
          </table:table-cell>
          <table:table-cell office:value-type="float" office:value="1.1834" calcext:value-type="float">
            <text:p>1.1834</text:p>
          </table:table-cell>
          <table:table-cell office:value-type="float" office:value="2.1702" calcext:value-type="float">
            <text:p>2.1702</text:p>
          </table:table-cell>
          <table:table-cell table:formula="of:=AVERAGE([.I24:.I33])" office:value-type="float" office:value="1.59523" calcext:value-type="float">
            <text:p>1.60</text:p>
          </table:table-cell>
          <table:table-cell office:value-type="float" office:value="1.7417" calcext:value-type="float">
            <text:p>1.7417</text:p>
          </table:table-cell>
          <table:table-cell office:value-type="float" office:value="1.8299" calcext:value-type="float">
            <text:p>1.8299</text:p>
          </table:table-cell>
          <table:table-cell table:formula="of:=AVERAGE([.L24:.L33])" office:value-type="float" office:value="1.91334" calcext:value-type="float">
            <text:p>1.91</text:p>
          </table:table-cell>
          <table:table-cell office:value-type="float" office:value="1.2384" calcext:value-type="float">
            <text:p>1.2384</text:p>
          </table:table-cell>
          <table:table-cell office:value-type="float" office:value="1.5695" calcext:value-type="float">
            <text:p>1.5695</text:p>
          </table:table-cell>
          <table:table-cell table:formula="of:=AVERAGE([.O24:.O33])" office:value-type="float" office:value="1.21192" calcext:value-type="float">
            <text:p>1.21</text:p>
          </table:table-cell>
          <table:table-cell office:value-type="float" office:value="1.4282" calcext:value-type="float">
            <text:p>1.4282</text:p>
          </table:table-cell>
          <table:table-cell office:value-type="float" office:value="1.6599" calcext:value-type="float">
            <text:p>1.6599</text:p>
          </table:table-cell>
          <table:table-cell table:formula="of:=AVERAGE([.R24:.R33])" office:value-type="float" office:value="1.30709" calcext:value-type="float">
            <text:p>1.31</text:p>
          </table:table-cell>
          <table:table-cell office:value-type="float" office:value="1.3753" calcext:value-type="float">
            <text:p>1.3753</text:p>
          </table:table-cell>
          <table:table-cell office:value-type="float" office:value="1.1772" calcext:value-type="float">
            <text:p>1.1772</text:p>
          </table:table-cell>
          <table:table-cell table:formula="of:=AVERAGE([.U24:.U33])" office:value-type="float" office:value="1.11032" calcext:value-type="float">
            <text:p>1.11</text:p>
          </table:table-cell>
          <table:table-cell office:value-type="float" office:value="1.6654" calcext:value-type="float">
            <text:p>1.6654</text:p>
          </table:table-cell>
          <table:table-cell office:value-type="float" office:value="1.6847" calcext:value-type="float">
            <text:p>1.6847</text:p>
          </table:table-cell>
          <table:table-cell table:formula="of:=AVERAGE([.X24:.X33])" office:value-type="float" office:value="1.20565" calcext:value-type="float">
            <text:p>1.21</text:p>
          </table:table-cell>
          <table:table-cell office:value-type="float" office:value="1.2633" calcext:value-type="float">
            <text:p>1.2633</text:p>
          </table:table-cell>
          <table:table-cell office:value-type="float" office:value="1.1578" calcext:value-type="float">
            <text:p>1.1578</text:p>
          </table:table-cell>
          <table:table-cell table:formula="of:=AVERAGE([.AA24:.AA33])" office:value-type="float" office:value="1.25779" calcext:value-type="float">
            <text:p>1.26</text:p>
          </table:table-cell>
          <table:table-cell office:value-type="float" office:value="1.6786" calcext:value-type="float">
            <text:p>1.6786</text:p>
          </table:table-cell>
          <table:table-cell office:value-type="float" office:value="2.5751" calcext:value-type="float">
            <text:p>2.5751</text:p>
          </table:table-cell>
          <table:table-cell table:formula="of:=AVERAGE([.AD24:.AD33])" office:value-type="float" office:value="1.92973" calcext:value-type="float">
            <text:p>1.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5545" calcext:value-type="float">
            <text:p>1.5545</text:p>
          </table:table-cell>
          <table:table-cell office:value-type="float" office:value="1.3086" calcext:value-type="float">
            <text:p>1.3086</text:p>
          </table:table-cell>
          <table:table-cell table:formula="of:=AVERAGE([.C25:.C34])" office:value-type="float" office:value="1.72848" calcext:value-type="float">
            <text:p>1.73</text:p>
          </table:table-cell>
          <table:table-cell office:value-type="float" office:value="1.305" calcext:value-type="float">
            <text:p>1.305</text:p>
          </table:table-cell>
          <table:table-cell office:value-type="float" office:value="1.9411" calcext:value-type="float">
            <text:p>1.9411</text:p>
          </table:table-cell>
          <table:table-cell table:formula="of:=AVERAGE([.F25:.F34])" office:value-type="float" office:value="1.43251" calcext:value-type="float">
            <text:p>1.43</text:p>
          </table:table-cell>
          <table:table-cell office:value-type="float" office:value="1.3553" calcext:value-type="float">
            <text:p>1.3553</text:p>
          </table:table-cell>
          <table:table-cell office:value-type="float" office:value="2.5674" calcext:value-type="float">
            <text:p>2.5674</text:p>
          </table:table-cell>
          <table:table-cell table:formula="of:=AVERAGE([.I25:.I34])" office:value-type="float" office:value="1.6879" calcext:value-type="float">
            <text:p>1.69</text:p>
          </table:table-cell>
          <table:table-cell office:value-type="float" office:value="1.986" calcext:value-type="float">
            <text:p>1.986</text:p>
          </table:table-cell>
          <table:table-cell office:value-type="float" office:value="1.3554" calcext:value-type="float">
            <text:p>1.3554</text:p>
          </table:table-cell>
          <table:table-cell table:formula="of:=AVERAGE([.L25:.L34])" office:value-type="float" office:value="1.86936" calcext:value-type="float">
            <text:p>1.87</text:p>
          </table:table-cell>
          <table:table-cell office:value-type="float" office:value="1.3467" calcext:value-type="float">
            <text:p>1.3467</text:p>
          </table:table-cell>
          <table:table-cell office:value-type="float" office:value="1.1072" calcext:value-type="float">
            <text:p>1.1072</text:p>
          </table:table-cell>
          <table:table-cell table:formula="of:=AVERAGE([.O25:.O34])" office:value-type="float" office:value="1.17432" calcext:value-type="float">
            <text:p>1.17</text:p>
          </table:table-cell>
          <table:table-cell office:value-type="float" office:value="1.6535" calcext:value-type="float">
            <text:p>1.6535</text:p>
          </table:table-cell>
          <table:table-cell office:value-type="float" office:value="1.6516" calcext:value-type="float">
            <text:p>1.6516</text:p>
          </table:table-cell>
          <table:table-cell table:formula="of:=AVERAGE([.R25:.R34])" office:value-type="float" office:value="1.36009" calcext:value-type="float">
            <text:p>1.36</text:p>
          </table:table-cell>
          <table:table-cell office:value-type="float" office:value="1.1538" calcext:value-type="float">
            <text:p>1.1538</text:p>
          </table:table-cell>
          <table:table-cell office:value-type="float" office:value="1.27" calcext:value-type="float">
            <text:p>1.27</text:p>
          </table:table-cell>
          <table:table-cell table:formula="of:=AVERAGE([.U25:.U34])" office:value-type="float" office:value="1.13019" calcext:value-type="float">
            <text:p>1.13</text:p>
          </table:table-cell>
          <table:table-cell office:value-type="float" office:value="1.4976" calcext:value-type="float">
            <text:p>1.4976</text:p>
          </table:table-cell>
          <table:table-cell office:value-type="float" office:value="2.2806" calcext:value-type="float">
            <text:p>2.2806</text:p>
          </table:table-cell>
          <table:table-cell table:formula="of:=AVERAGE([.X25:.X34])" office:value-type="float" office:value="1.33603" calcext:value-type="float">
            <text:p>1.34</text:p>
          </table:table-cell>
          <table:table-cell office:value-type="float" office:value="1.0849" calcext:value-type="float">
            <text:p>1.0849</text:p>
          </table:table-cell>
          <table:table-cell office:value-type="float" office:value="1.4323" calcext:value-type="float">
            <text:p>1.4323</text:p>
          </table:table-cell>
          <table:table-cell table:formula="of:=AVERAGE([.AA25:.AA34])" office:value-type="float" office:value="1.30506" calcext:value-type="float">
            <text:p>1.31</text:p>
          </table:table-cell>
          <table:table-cell office:value-type="float" office:value="2.0023" calcext:value-type="float">
            <text:p>2.0023</text:p>
          </table:table-cell>
          <table:table-cell office:value-type="float" office:value="2.0874" calcext:value-type="float">
            <text:p>2.0874</text:p>
          </table:table-cell>
          <table:table-cell table:formula="of:=AVERAGE([.AD25:.AD34])" office:value-type="float" office:value="1.9924" calcext:value-type="float">
            <text:p>1.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7912" calcext:value-type="float">
            <text:p>1.7912</text:p>
          </table:table-cell>
          <table:table-cell office:value-type="float" office:value="1.3919" calcext:value-type="float">
            <text:p>1.3919</text:p>
          </table:table-cell>
          <table:table-cell table:formula="of:=AVERAGE([.C26:.C35])" office:value-type="float" office:value="1.73166" calcext:value-type="float">
            <text:p>1.73</text:p>
          </table:table-cell>
          <table:table-cell office:value-type="float" office:value="1.1654" calcext:value-type="float">
            <text:p>1.1654</text:p>
          </table:table-cell>
          <table:table-cell office:value-type="float" office:value="1.827" calcext:value-type="float">
            <text:p>1.827</text:p>
          </table:table-cell>
          <table:table-cell table:formula="of:=AVERAGE([.F26:.F35])" office:value-type="float" office:value="1.46846" calcext:value-type="float">
            <text:p>1.47</text:p>
          </table:table-cell>
          <table:table-cell office:value-type="float" office:value="1.3992" calcext:value-type="float">
            <text:p>1.3992</text:p>
          </table:table-cell>
          <table:table-cell office:value-type="float" office:value="1.4994" calcext:value-type="float">
            <text:p>1.4994</text:p>
          </table:table-cell>
          <table:table-cell table:formula="of:=AVERAGE([.I26:.I35])" office:value-type="float" office:value="1.70648" calcext:value-type="float">
            <text:p>1.71</text:p>
          </table:table-cell>
          <table:table-cell office:value-type="float" office:value="1.5779" calcext:value-type="float">
            <text:p>1.5779</text:p>
          </table:table-cell>
          <table:table-cell office:value-type="float" office:value="1.2983" calcext:value-type="float">
            <text:p>1.2983</text:p>
          </table:table-cell>
          <table:table-cell table:formula="of:=AVERAGE([.L26:.L35])" office:value-type="float" office:value="1.83626" calcext:value-type="float">
            <text:p>1.84</text:p>
          </table:table-cell>
          <table:table-cell office:value-type="float" office:value="1.1544" calcext:value-type="float">
            <text:p>1.1544</text:p>
          </table:table-cell>
          <table:table-cell office:value-type="float" office:value="1.0422" calcext:value-type="float">
            <text:p>1.0422</text:p>
          </table:table-cell>
          <table:table-cell table:formula="of:=AVERAGE([.O26:.O35])" office:value-type="float" office:value="1.14507" calcext:value-type="float">
            <text:p>1.15</text:p>
          </table:table-cell>
          <table:table-cell office:value-type="float" office:value="1.5348" calcext:value-type="float">
            <text:p>1.5348</text:p>
          </table:table-cell>
          <table:table-cell office:value-type="float" office:value="1.8332" calcext:value-type="float">
            <text:p>1.8332</text:p>
          </table:table-cell>
          <table:table-cell table:formula="of:=AVERAGE([.R26:.R35])" office:value-type="float" office:value="1.42869" calcext:value-type="float">
            <text:p>1.43</text:p>
          </table:table-cell>
          <table:table-cell office:value-type="float" office:value="1.1774" calcext:value-type="float">
            <text:p>1.1774</text:p>
          </table:table-cell>
          <table:table-cell office:value-type="float" office:value="1.1001" calcext:value-type="float">
            <text:p>1.1001</text:p>
          </table:table-cell>
          <table:table-cell table:formula="of:=AVERAGE([.U26:.U35])" office:value-type="float" office:value="1.1467" calcext:value-type="float">
            <text:p>1.15</text:p>
          </table:table-cell>
          <table:table-cell office:value-type="float" office:value="1.2953" calcext:value-type="float">
            <text:p>1.2953</text:p>
          </table:table-cell>
          <table:table-cell office:value-type="float" office:value="2.2317" calcext:value-type="float">
            <text:p>2.2317</text:p>
          </table:table-cell>
          <table:table-cell table:formula="of:=AVERAGE([.X26:.X35])" office:value-type="float" office:value="1.42292" calcext:value-type="float">
            <text:p>1.42</text:p>
          </table:table-cell>
          <table:table-cell office:value-type="float" office:value="1.1301" calcext:value-type="float">
            <text:p>1.1301</text:p>
          </table:table-cell>
          <table:table-cell office:value-type="float" office:value="1.7667" calcext:value-type="float">
            <text:p>1.7667</text:p>
          </table:table-cell>
          <table:table-cell table:formula="of:=AVERAGE([.AA26:.AA35])" office:value-type="float" office:value="1.35628" calcext:value-type="float">
            <text:p>1.36</text:p>
          </table:table-cell>
          <table:table-cell office:value-type="float" office:value="1.6442" calcext:value-type="float">
            <text:p>1.6442</text:p>
          </table:table-cell>
          <table:table-cell office:value-type="float" office:value="3.0562" calcext:value-type="float">
            <text:p>3.0562</text:p>
          </table:table-cell>
          <table:table-cell table:formula="of:=AVERAGE([.AD26:.AD35])" office:value-type="float" office:value="2.10138" calcext:value-type="float">
            <text:p>2.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5123" calcext:value-type="float">
            <text:p>1.5123</text:p>
          </table:table-cell>
          <table:table-cell office:value-type="float" office:value="1.2287" calcext:value-type="float">
            <text:p>1.2287</text:p>
          </table:table-cell>
          <table:table-cell table:formula="of:=AVERAGE([.C27:.C36])" office:value-type="float" office:value="1.67083" calcext:value-type="float">
            <text:p>1.67</text:p>
          </table:table-cell>
          <table:table-cell office:value-type="float" office:value="1.3363" calcext:value-type="float">
            <text:p>1.3363</text:p>
          </table:table-cell>
          <table:table-cell office:value-type="float" office:value="1.5146" calcext:value-type="float">
            <text:p>1.5146</text:p>
          </table:table-cell>
          <table:table-cell table:formula="of:=AVERAGE([.F27:.F36])" office:value-type="float" office:value="1.5261" calcext:value-type="float">
            <text:p>1.53</text:p>
          </table:table-cell>
          <table:table-cell office:value-type="float" office:value="1.2737" calcext:value-type="float">
            <text:p>1.2737</text:p>
          </table:table-cell>
          <table:table-cell office:value-type="float" office:value="3.1122" calcext:value-type="float">
            <text:p>3.1122</text:p>
          </table:table-cell>
          <table:table-cell table:formula="of:=AVERAGE([.I27:.I36])" office:value-type="float" office:value="1.86031" calcext:value-type="float">
            <text:p>1.86</text:p>
          </table:table-cell>
          <table:table-cell office:value-type="float" office:value="1.46" calcext:value-type="float">
            <text:p>1.46</text:p>
          </table:table-cell>
          <table:table-cell office:value-type="float" office:value="1.4882" calcext:value-type="float">
            <text:p>1.4882</text:p>
          </table:table-cell>
          <table:table-cell table:formula="of:=AVERAGE([.L27:.L36])" office:value-type="float" office:value="1.78661" calcext:value-type="float">
            <text:p>1.79</text:p>
          </table:table-cell>
          <table:table-cell office:value-type="float" office:value="1.4005" calcext:value-type="float">
            <text:p>1.4005</text:p>
          </table:table-cell>
          <table:table-cell office:value-type="float" office:value="1.1309" calcext:value-type="float">
            <text:p>1.1309</text:p>
          </table:table-cell>
          <table:table-cell table:formula="of:=AVERAGE([.O27:.O36])" office:value-type="float" office:value="1.1332" calcext:value-type="float">
            <text:p>1.13</text:p>
          </table:table-cell>
          <table:table-cell office:value-type="float" office:value="1.3509" calcext:value-type="float">
            <text:p>1.3509</text:p>
          </table:table-cell>
          <table:table-cell office:value-type="float" office:value="2.1416" calcext:value-type="float">
            <text:p>2.1416</text:p>
          </table:table-cell>
          <table:table-cell table:formula="of:=AVERAGE([.R27:.R36])" office:value-type="float" office:value="1.49762" calcext:value-type="float">
            <text:p>1.50</text:p>
          </table:table-cell>
          <table:table-cell office:value-type="float" office:value="1.2222" calcext:value-type="float">
            <text:p>1.2222</text:p>
          </table:table-cell>
          <table:table-cell office:value-type="float" office:value="1.2724" calcext:value-type="float">
            <text:p>1.2724</text:p>
          </table:table-cell>
          <table:table-cell table:formula="of:=AVERAGE([.U27:.U36])" office:value-type="float" office:value="1.18794" calcext:value-type="float">
            <text:p>1.19</text:p>
          </table:table-cell>
          <table:table-cell office:value-type="float" office:value="1.3653" calcext:value-type="float">
            <text:p>1.3653</text:p>
          </table:table-cell>
          <table:table-cell office:value-type="float" office:value="1.6611" calcext:value-type="float">
            <text:p>1.6611</text:p>
          </table:table-cell>
          <table:table-cell table:formula="of:=AVERAGE([.X27:.X36])" office:value-type="float" office:value="1.48825" calcext:value-type="float">
            <text:p>1.49</text:p>
          </table:table-cell>
          <table:table-cell office:value-type="float" office:value="1.0005" calcext:value-type="float">
            <text:p>1.0005</text:p>
          </table:table-cell>
          <table:table-cell office:value-type="float" office:value="1.457" calcext:value-type="float">
            <text:p>1.457</text:p>
          </table:table-cell>
          <table:table-cell table:formula="of:=AVERAGE([.AA27:.AA36])" office:value-type="float" office:value="1.38906" calcext:value-type="float">
            <text:p>1.39</text:p>
          </table:table-cell>
          <table:table-cell office:value-type="float" office:value="1.551" calcext:value-type="float">
            <text:p>1.551</text:p>
          </table:table-cell>
          <table:table-cell office:value-type="float" office:value="2.3898" calcext:value-type="float">
            <text:p>2.3898</text:p>
          </table:table-cell>
          <table:table-cell table:formula="of:=AVERAGE([.AD27:.AD36])" office:value-type="float" office:value="2.19719" calcext:value-type="float">
            <text:p>2.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5094" calcext:value-type="float">
            <text:p>1.5094</text:p>
          </table:table-cell>
          <table:table-cell office:value-type="float" office:value="1.4326" calcext:value-type="float">
            <text:p>1.4326</text:p>
          </table:table-cell>
          <table:table-cell table:formula="of:=AVERAGE([.C28:.C37])" office:value-type="float" office:value="1.66604" calcext:value-type="float">
            <text:p>1.67</text:p>
          </table:table-cell>
          <table:table-cell office:value-type="float" office:value="1.2635" calcext:value-type="float">
            <text:p>1.2635</text:p>
          </table:table-cell>
          <table:table-cell office:value-type="float" office:value="2.768" calcext:value-type="float">
            <text:p>2.768</text:p>
          </table:table-cell>
          <table:table-cell table:formula="of:=AVERAGE([.F28:.F37])" office:value-type="float" office:value="1.64016" calcext:value-type="float">
            <text:p>1.64</text:p>
          </table:table-cell>
          <table:table-cell office:value-type="float" office:value="1.5372" calcext:value-type="float">
            <text:p>1.5372</text:p>
          </table:table-cell>
          <table:table-cell office:value-type="float" office:value="3.404" calcext:value-type="float">
            <text:p>3.404</text:p>
          </table:table-cell>
          <table:table-cell table:formula="of:=AVERAGE([.I28:.I37])" office:value-type="float" office:value="2.06453" calcext:value-type="float">
            <text:p>2.06</text:p>
          </table:table-cell>
          <table:table-cell office:value-type="float" office:value="1.2809" calcext:value-type="float">
            <text:p>1.2809</text:p>
          </table:table-cell>
          <table:table-cell office:value-type="float" office:value="1.8935" calcext:value-type="float">
            <text:p>1.8935</text:p>
          </table:table-cell>
          <table:table-cell table:formula="of:=AVERAGE([.L28:.L37])" office:value-type="float" office:value="1.75011" calcext:value-type="float">
            <text:p>1.75</text:p>
          </table:table-cell>
          <table:table-cell office:value-type="float" office:value="1.324" calcext:value-type="float">
            <text:p>1.324</text:p>
          </table:table-cell>
          <table:table-cell office:value-type="float" office:value="1.0865" calcext:value-type="float">
            <text:p>1.0865</text:p>
          </table:table-cell>
          <table:table-cell table:formula="of:=AVERAGE([.O28:.O37])" office:value-type="float" office:value="1.10049" calcext:value-type="float">
            <text:p>1.10</text:p>
          </table:table-cell>
          <table:table-cell office:value-type="float" office:value="1.2813" calcext:value-type="float">
            <text:p>1.2813</text:p>
          </table:table-cell>
          <table:table-cell office:value-type="float" office:value="3.1405" calcext:value-type="float">
            <text:p>3.1405</text:p>
          </table:table-cell>
          <table:table-cell table:formula="of:=AVERAGE([.R28:.R37])" office:value-type="float" office:value="1.72093" calcext:value-type="float">
            <text:p>1.72</text:p>
          </table:table-cell>
          <table:table-cell office:value-type="float" office:value="1.1582" calcext:value-type="float">
            <text:p>1.1582</text:p>
          </table:table-cell>
          <table:table-cell office:value-type="float" office:value="1.4677" calcext:value-type="float">
            <text:p>1.4677</text:p>
          </table:table-cell>
          <table:table-cell table:formula="of:=AVERAGE([.U28:.U37])" office:value-type="float" office:value="1.22985" calcext:value-type="float">
            <text:p>1.23</text:p>
          </table:table-cell>
          <table:table-cell office:value-type="float" office:value="1.3943" calcext:value-type="float">
            <text:p>1.3943</text:p>
          </table:table-cell>
          <table:table-cell office:value-type="float" office:value="1.3264" calcext:value-type="float">
            <text:p>1.3264</text:p>
          </table:table-cell>
          <table:table-cell table:formula="of:=AVERAGE([.X28:.X37])" office:value-type="float" office:value="1.49488" calcext:value-type="float">
            <text:p>1.49</text:p>
          </table:table-cell>
          <table:table-cell office:value-type="float" office:value="1.0788" calcext:value-type="float">
            <text:p>1.0788</text:p>
          </table:table-cell>
          <table:table-cell office:value-type="float" office:value="1.0774" calcext:value-type="float">
            <text:p>1.0774</text:p>
          </table:table-cell>
          <table:table-cell table:formula="of:=AVERAGE([.AA28:.AA37])" office:value-type="float" office:value="1.39025" calcext:value-type="float">
            <text:p>1.39</text:p>
          </table:table-cell>
          <table:table-cell office:value-type="float" office:value="1.9844" calcext:value-type="float">
            <text:p>1.9844</text:p>
          </table:table-cell>
          <table:table-cell office:value-type="float" office:value="2.0934" calcext:value-type="float">
            <text:p>2.0934</text:p>
          </table:table-cell>
          <table:table-cell table:formula="of:=AVERAGE([.AD28:.AD37])" office:value-type="float" office:value="2.28043" calcext:value-type="float">
            <text:p>2.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5338" calcext:value-type="float">
            <text:p>1.5338</text:p>
          </table:table-cell>
          <table:table-cell office:value-type="float" office:value="1.4086" calcext:value-type="float">
            <text:p>1.4086</text:p>
          </table:table-cell>
          <table:table-cell table:formula="of:=AVERAGE([.C29:.C38])" office:value-type="float" office:value="1.64618" calcext:value-type="float">
            <text:p>1.65</text:p>
          </table:table-cell>
          <table:table-cell office:value-type="float" office:value="1.3657" calcext:value-type="float">
            <text:p>1.3657</text:p>
          </table:table-cell>
          <table:table-cell office:value-type="float" office:value="2.4625" calcext:value-type="float">
            <text:p>2.4625</text:p>
          </table:table-cell>
          <table:table-cell table:formula="of:=AVERAGE([.F29:.F38])" office:value-type="float" office:value="1.78156" calcext:value-type="float">
            <text:p>1.78</text:p>
          </table:table-cell>
          <table:table-cell office:value-type="float" office:value="1.2806" calcext:value-type="float">
            <text:p>1.2806</text:p>
          </table:table-cell>
          <table:table-cell office:value-type="float" office:value="2.2778" calcext:value-type="float">
            <text:p>2.2778</text:p>
          </table:table-cell>
          <table:table-cell table:formula="of:=AVERAGE([.I29:.I38])" office:value-type="float" office:value="2.16129" calcext:value-type="float">
            <text:p>2.16</text:p>
          </table:table-cell>
          <table:table-cell office:value-type="float" office:value="1.6043" calcext:value-type="float">
            <text:p>1.6043</text:p>
          </table:table-cell>
          <table:table-cell office:value-type="float" office:value="1.5645" calcext:value-type="float">
            <text:p>1.5645</text:p>
          </table:table-cell>
          <table:table-cell table:formula="of:=AVERAGE([.L29:.L38])" office:value-type="float" office:value="1.69362" calcext:value-type="float">
            <text:p>1.69</text:p>
          </table:table-cell>
          <table:table-cell office:value-type="float" office:value="1.2854" calcext:value-type="float">
            <text:p>1.2854</text:p>
          </table:table-cell>
          <table:table-cell office:value-type="float" office:value="1.8143" calcext:value-type="float">
            <text:p>1.8143</text:p>
          </table:table-cell>
          <table:table-cell table:formula="of:=AVERAGE([.O29:.O38])" office:value-type="float" office:value="1.15958" calcext:value-type="float">
            <text:p>1.16</text:p>
          </table:table-cell>
          <table:table-cell office:value-type="float" office:value="1.3449" calcext:value-type="float">
            <text:p>1.3449</text:p>
          </table:table-cell>
          <table:table-cell office:value-type="float" office:value="2.5498" calcext:value-type="float">
            <text:p>2.5498</text:p>
          </table:table-cell>
          <table:table-cell table:formula="of:=AVERAGE([.R29:.R38])" office:value-type="float" office:value="1.85596" calcext:value-type="float">
            <text:p>1.86</text:p>
          </table:table-cell>
          <table:table-cell office:value-type="float" office:value="1.5174" calcext:value-type="float">
            <text:p>1.5174</text:p>
          </table:table-cell>
          <table:table-cell office:value-type="float" office:value="1.6678" calcext:value-type="float">
            <text:p>1.6678</text:p>
          </table:table-cell>
          <table:table-cell table:formula="of:=AVERAGE([.U29:.U38])" office:value-type="float" office:value="1.29715" calcext:value-type="float">
            <text:p>1.30</text:p>
          </table:table-cell>
          <table:table-cell office:value-type="float" office:value="1.1675" calcext:value-type="float">
            <text:p>1.1675</text:p>
          </table:table-cell>
          <table:table-cell office:value-type="float" office:value="1.4113" calcext:value-type="float">
            <text:p>1.4113</text:p>
          </table:table-cell>
          <table:table-cell table:formula="of:=AVERAGE([.X29:.X38])" office:value-type="float" office:value="1.54705" calcext:value-type="float">
            <text:p>1.55</text:p>
          </table:table-cell>
          <table:table-cell office:value-type="float" office:value="1.1986" calcext:value-type="float">
            <text:p>1.1986</text:p>
          </table:table-cell>
          <table:table-cell office:value-type="float" office:value="1.5985" calcext:value-type="float">
            <text:p>1.5985</text:p>
          </table:table-cell>
          <table:table-cell table:formula="of:=AVERAGE([.AA29:.AA38])" office:value-type="float" office:value="1.44521" calcext:value-type="float">
            <text:p>1.45</text:p>
          </table:table-cell>
          <table:table-cell office:value-type="float" office:value="1.7919" calcext:value-type="float">
            <text:p>1.7919</text:p>
          </table:table-cell>
          <table:table-cell office:value-type="float" office:value="2.0179" calcext:value-type="float">
            <text:p>2.0179</text:p>
          </table:table-cell>
          <table:table-cell table:formula="of:=AVERAGE([.AD29:.AD38])" office:value-type="float" office:value="2.35064" calcext:value-type="float">
            <text:p>2.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5348" calcext:value-type="float">
            <text:p>1.5348</text:p>
          </table:table-cell>
          <table:table-cell office:value-type="float" office:value="0.9383" calcext:value-type="float">
            <text:p>0.9383</text:p>
          </table:table-cell>
          <table:table-cell table:formula="of:=AVERAGE([.C30:.C39])" office:value-type="float" office:value="1.60536" calcext:value-type="float">
            <text:p>1.61</text:p>
          </table:table-cell>
          <table:table-cell office:value-type="float" office:value="1.3045" calcext:value-type="float">
            <text:p>1.3045</text:p>
          </table:table-cell>
          <table:table-cell office:value-type="float" office:value="2.9015" calcext:value-type="float">
            <text:p>2.9015</text:p>
          </table:table-cell>
          <table:table-cell table:formula="of:=AVERAGE([.F30:.F39])" office:value-type="float" office:value="1.91725" calcext:value-type="float">
            <text:p>1.92</text:p>
          </table:table-cell>
          <table:table-cell office:value-type="float" office:value="1.3092" calcext:value-type="float">
            <text:p>1.3092</text:p>
          </table:table-cell>
          <table:table-cell office:value-type="float" office:value="2.453" calcext:value-type="float">
            <text:p>2.453</text:p>
          </table:table-cell>
          <table:table-cell table:formula="of:=AVERAGE([.I30:.I39])" office:value-type="float" office:value="2.2454" calcext:value-type="float">
            <text:p>2.25</text:p>
          </table:table-cell>
          <table:table-cell office:value-type="float" office:value="1.1317" calcext:value-type="float">
            <text:p>1.1317</text:p>
          </table:table-cell>
          <table:table-cell office:value-type="float" office:value="2.4131" calcext:value-type="float">
            <text:p>2.4131</text:p>
          </table:table-cell>
          <table:table-cell table:formula="of:=AVERAGE([.L30:.L39])" office:value-type="float" office:value="1.74538" calcext:value-type="float">
            <text:p>1.75</text:p>
          </table:table-cell>
          <table:table-cell office:value-type="float" office:value="1.115" calcext:value-type="float">
            <text:p>1.115</text:p>
          </table:table-cell>
          <table:table-cell office:value-type="float" office:value="1.3756" calcext:value-type="float">
            <text:p>1.3756</text:p>
          </table:table-cell>
          <table:table-cell table:formula="of:=AVERAGE([.O30:.O39])" office:value-type="float" office:value="1.19948" calcext:value-type="float">
            <text:p>1.20</text:p>
          </table:table-cell>
          <table:table-cell office:value-type="float" office:value="1.4997" calcext:value-type="float">
            <text:p>1.4997</text:p>
          </table:table-cell>
          <table:table-cell office:value-type="float" office:value="2.0347" calcext:value-type="float">
            <text:p>2.0347</text:p>
          </table:table-cell>
          <table:table-cell table:formula="of:=AVERAGE([.R30:.R39])" office:value-type="float" office:value="1.91387" calcext:value-type="float">
            <text:p>1.91</text:p>
          </table:table-cell>
          <table:table-cell office:value-type="float" office:value="1.2922" calcext:value-type="float">
            <text:p>1.2922</text:p>
          </table:table-cell>
          <table:table-cell office:value-type="float" office:value="2.4462" calcext:value-type="float">
            <text:p>2.4462</text:p>
          </table:table-cell>
          <table:table-cell table:formula="of:=AVERAGE([.U30:.U39])" office:value-type="float" office:value="1.40924" calcext:value-type="float">
            <text:p>1.41</text:p>
          </table:table-cell>
          <table:table-cell office:value-type="float" office:value="1.4999" calcext:value-type="float">
            <text:p>1.4999</text:p>
          </table:table-cell>
          <table:table-cell office:value-type="float" office:value="1.0349" calcext:value-type="float">
            <text:p>1.0349</text:p>
          </table:table-cell>
          <table:table-cell table:formula="of:=AVERAGE([.X30:.X39])" office:value-type="float" office:value="1.55432" calcext:value-type="float">
            <text:p>1.55</text:p>
          </table:table-cell>
          <table:table-cell office:value-type="float" office:value="1.1583" calcext:value-type="float">
            <text:p>1.1583</text:p>
          </table:table-cell>
          <table:table-cell office:value-type="float" office:value="1.563" calcext:value-type="float">
            <text:p>1.563</text:p>
          </table:table-cell>
          <table:table-cell table:formula="of:=AVERAGE([.AA30:.AA39])" office:value-type="float" office:value="1.48072" calcext:value-type="float">
            <text:p>1.48</text:p>
          </table:table-cell>
          <table:table-cell office:value-type="float" office:value="1.4463" calcext:value-type="float">
            <text:p>1.4463</text:p>
          </table:table-cell>
          <table:table-cell office:value-type="float" office:value="1.9562" calcext:value-type="float">
            <text:p>1.9562</text:p>
          </table:table-cell>
          <table:table-cell table:formula="of:=AVERAGE([.AD30:.AD39])" office:value-type="float" office:value="2.33788" calcext:value-type="float">
            <text:p>2.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5151" calcext:value-type="float">
            <text:p>1.5151</text:p>
          </table:table-cell>
          <table:table-cell office:value-type="float" office:value="1.4857" calcext:value-type="float">
            <text:p>1.4857</text:p>
          </table:table-cell>
          <table:table-cell table:formula="of:=AVERAGE([.C31:.C40])" office:value-type="float" office:value="1.58778" calcext:value-type="float">
            <text:p>1.59</text:p>
          </table:table-cell>
          <table:table-cell office:value-type="float" office:value="1.5042" calcext:value-type="float">
            <text:p>1.5042</text:p>
          </table:table-cell>
          <table:table-cell office:value-type="float" office:value="3.3648" calcext:value-type="float">
            <text:p>3.3648</text:p>
          </table:table-cell>
          <table:table-cell table:formula="of:=AVERAGE([.F31:.F40])" office:value-type="float" office:value="2.1006" calcext:value-type="float">
            <text:p>2.10</text:p>
          </table:table-cell>
          <table:table-cell office:value-type="float" office:value="1.3665" calcext:value-type="float">
            <text:p>1.3665</text:p>
          </table:table-cell>
          <table:table-cell office:value-type="float" office:value="2.5493" calcext:value-type="float">
            <text:p>2.5493</text:p>
          </table:table-cell>
          <table:table-cell table:formula="of:=AVERAGE([.I31:.I40])" office:value-type="float" office:value="2.31563" calcext:value-type="float">
            <text:p>2.32</text:p>
          </table:table-cell>
          <table:table-cell office:value-type="float" office:value="1.7051" calcext:value-type="float">
            <text:p>1.7051</text:p>
          </table:table-cell>
          <table:table-cell office:value-type="float" office:value="1.8418" calcext:value-type="float">
            <text:p>1.8418</text:p>
          </table:table-cell>
          <table:table-cell table:formula="of:=AVERAGE([.L31:.L40])" office:value-type="float" office:value="1.77183" calcext:value-type="float">
            <text:p>1.77</text:p>
          </table:table-cell>
          <table:table-cell office:value-type="float" office:value="1.1864" calcext:value-type="float">
            <text:p>1.1864</text:p>
          </table:table-cell>
          <table:table-cell office:value-type="float" office:value="1.455" calcext:value-type="float">
            <text:p>1.455</text:p>
          </table:table-cell>
          <table:table-cell table:formula="of:=AVERAGE([.O31:.O40])" office:value-type="float" office:value="1.25004" calcext:value-type="float">
            <text:p>1.25</text:p>
          </table:table-cell>
          <table:table-cell office:value-type="float" office:value="1.4317" calcext:value-type="float">
            <text:p>1.4317</text:p>
          </table:table-cell>
          <table:table-cell office:value-type="float" office:value="2.3953" calcext:value-type="float">
            <text:p>2.3953</text:p>
          </table:table-cell>
          <table:table-cell table:formula="of:=AVERAGE([.R31:.R40])" office:value-type="float" office:value="2.0057" calcext:value-type="float">
            <text:p>2.01</text:p>
          </table:table-cell>
          <table:table-cell office:value-type="float" office:value="1.2577" calcext:value-type="float">
            <text:p>1.2577</text:p>
          </table:table-cell>
          <table:table-cell office:value-type="float" office:value="2.048" calcext:value-type="float">
            <text:p>2.048</text:p>
          </table:table-cell>
          <table:table-cell table:formula="of:=AVERAGE([.U31:.U40])" office:value-type="float" office:value="1.49806" calcext:value-type="float">
            <text:p>1.50</text:p>
          </table:table-cell>
          <table:table-cell office:value-type="float" office:value="1.3957" calcext:value-type="float">
            <text:p>1.3957</text:p>
          </table:table-cell>
          <table:table-cell office:value-type="float" office:value="0.9756" calcext:value-type="float">
            <text:p>0.9756</text:p>
          </table:table-cell>
          <table:table-cell table:formula="of:=AVERAGE([.X31:.X40])" office:value-type="float" office:value="1.54597" calcext:value-type="float">
            <text:p>1.55</text:p>
          </table:table-cell>
          <table:table-cell office:value-type="float" office:value="0.9839" calcext:value-type="float">
            <text:p>0.9839</text:p>
          </table:table-cell>
          <table:table-cell office:value-type="float" office:value="1.826" calcext:value-type="float">
            <text:p>1.826</text:p>
          </table:table-cell>
          <table:table-cell table:formula="of:=AVERAGE([.AA31:.AA40])" office:value-type="float" office:value="1.4904" calcext:value-type="float">
            <text:p>1.49</text:p>
          </table:table-cell>
          <table:table-cell office:value-type="float" office:value="1.5071" calcext:value-type="float">
            <text:p>1.5071</text:p>
          </table:table-cell>
          <table:table-cell office:value-type="float" office:value="2.07" calcext:value-type="float">
            <text:p>2.07</text:p>
          </table:table-cell>
          <table:table-cell table:formula="of:=AVERAGE([.AD31:.AD40])" office:value-type="float" office:value="2.30327" calcext:value-type="float">
            <text:p>2.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6897" calcext:value-type="float">
            <text:p>1.6897</text:p>
          </table:table-cell>
          <table:table-cell office:value-type="float" office:value="1.3166" calcext:value-type="float">
            <text:p>1.3166</text:p>
          </table:table-cell>
          <table:table-cell table:formula="of:=AVERAGE([.C32:.C41])" office:value-type="float" office:value="1.50499" calcext:value-type="float">
            <text:p>1.50</text:p>
          </table:table-cell>
          <table:table-cell office:value-type="float" office:value="1.1782" calcext:value-type="float">
            <text:p>1.1782</text:p>
          </table:table-cell>
          <table:table-cell office:value-type="float" office:value="2.9692" calcext:value-type="float">
            <text:p>2.9692</text:p>
          </table:table-cell>
          <table:table-cell table:formula="of:=AVERAGE([.F32:.F41])" office:value-type="float" office:value="2.27168" calcext:value-type="float">
            <text:p>2.27</text:p>
          </table:table-cell>
          <table:table-cell office:value-type="float" office:value="1.8049" calcext:value-type="float">
            <text:p>1.8049</text:p>
          </table:table-cell>
          <table:table-cell office:value-type="float" office:value="2.7239" calcext:value-type="float">
            <text:p>2.7239</text:p>
          </table:table-cell>
          <table:table-cell table:formula="of:=AVERAGE([.I32:.I41])" office:value-type="float" office:value="2.45185" calcext:value-type="float">
            <text:p>2.45</text:p>
          </table:table-cell>
          <table:table-cell office:value-type="float" office:value="1.7408" calcext:value-type="float">
            <text:p>1.7408</text:p>
          </table:table-cell>
          <table:table-cell office:value-type="float" office:value="1.9675" calcext:value-type="float">
            <text:p>1.9675</text:p>
          </table:table-cell>
          <table:table-cell table:formula="of:=AVERAGE([.L32:.L41])" office:value-type="float" office:value="1.80112" calcext:value-type="float">
            <text:p>1.80</text:p>
          </table:table-cell>
          <table:table-cell office:value-type="float" office:value="1.2767" calcext:value-type="float">
            <text:p>1.2767</text:p>
          </table:table-cell>
          <table:table-cell office:value-type="float" office:value="1.3754" calcext:value-type="float">
            <text:p>1.3754</text:p>
          </table:table-cell>
          <table:table-cell table:formula="of:=AVERAGE([.O32:.O41])" office:value-type="float" office:value="1.29618" calcext:value-type="float">
            <text:p>1.30</text:p>
          </table:table-cell>
          <table:table-cell office:value-type="float" office:value="1.5463" calcext:value-type="float">
            <text:p>1.5463</text:p>
          </table:table-cell>
          <table:table-cell office:value-type="float" office:value="2.1224" calcext:value-type="float">
            <text:p>2.1224</text:p>
          </table:table-cell>
          <table:table-cell table:formula="of:=AVERAGE([.R32:.R41])" office:value-type="float" office:value="2.06126" calcext:value-type="float">
            <text:p>2.06</text:p>
          </table:table-cell>
          <table:table-cell office:value-type="float" office:value="1.4172" calcext:value-type="float">
            <text:p>1.4172</text:p>
          </table:table-cell>
          <table:table-cell office:value-type="float" office:value="1.5672" calcext:value-type="float">
            <text:p>1.5672</text:p>
          </table:table-cell>
          <table:table-cell table:formula="of:=AVERAGE([.U32:.U41])" office:value-type="float" office:value="1.50049" calcext:value-type="float">
            <text:p>1.50</text:p>
          </table:table-cell>
          <table:table-cell office:value-type="float" office:value="1.2177" calcext:value-type="float">
            <text:p>1.2177</text:p>
          </table:table-cell>
          <table:table-cell office:value-type="float" office:value="1.4027" calcext:value-type="float">
            <text:p>1.4027</text:p>
          </table:table-cell>
          <table:table-cell table:formula="of:=AVERAGE([.X32:.X41])" office:value-type="float" office:value="1.5435" calcext:value-type="float">
            <text:p>1.54</text:p>
          </table:table-cell>
          <table:table-cell office:value-type="float" office:value="1.1189" calcext:value-type="float">
            <text:p>1.1189</text:p>
          </table:table-cell>
          <table:table-cell office:value-type="float" office:value="1.7272" calcext:value-type="float">
            <text:p>1.7272</text:p>
          </table:table-cell>
          <table:table-cell table:formula="of:=AVERAGE([.AA32:.AA41])" office:value-type="float" office:value="1.49869" calcext:value-type="float">
            <text:p>1.50</text:p>
          </table:table-cell>
          <table:table-cell office:value-type="float" office:value="1.7479" calcext:value-type="float">
            <text:p>1.7479</text:p>
          </table:table-cell>
          <table:table-cell office:value-type="float" office:value="1.734" calcext:value-type="float">
            <text:p>1.734</text:p>
          </table:table-cell>
          <table:table-cell table:formula="of:=AVERAGE([.AD32:.AD41])" office:value-type="float" office:value="2.24479" calcext:value-type="float">
            <text:p>2.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6479" calcext:value-type="float">
            <text:p>1.6479</text:p>
          </table:table-cell>
          <table:table-cell office:value-type="float" office:value="1.5041" calcext:value-type="float">
            <text:p>1.5041</text:p>
          </table:table-cell>
          <table:table-cell table:formula="of:=AVERAGE([.C33:.C42])" office:value-type="float" office:value="1.40631" calcext:value-type="float">
            <text:p>1.41</text:p>
          </table:table-cell>
          <table:table-cell office:value-type="float" office:value="1.1374" calcext:value-type="float">
            <text:p>1.1374</text:p>
          </table:table-cell>
          <table:table-cell office:value-type="float" office:value="3.7869" calcext:value-type="float">
            <text:p>3.7869</text:p>
          </table:table-cell>
          <table:table-cell table:formula="of:=AVERAGE([.F33:.F42])" office:value-type="float" office:value="2.51712" calcext:value-type="float">
            <text:p>2.52</text:p>
          </table:table-cell>
          <table:table-cell office:value-type="float" office:value="1.1867" calcext:value-type="float">
            <text:p>1.1867</text:p>
          </table:table-cell>
          <table:table-cell office:value-type="float" office:value="3.4493" calcext:value-type="float">
            <text:p>3.4493</text:p>
          </table:table-cell>
          <table:table-cell table:formula="of:=AVERAGE([.I33:.I42])" office:value-type="float" office:value="2.62065" calcext:value-type="float">
            <text:p>2.62</text:p>
          </table:table-cell>
          <table:table-cell office:value-type="float" office:value="1.7786" calcext:value-type="float">
            <text:p>1.7786</text:p>
          </table:table-cell>
          <table:table-cell office:value-type="float" office:value="1.9927" calcext:value-type="float">
            <text:p>1.9927</text:p>
          </table:table-cell>
          <table:table-cell table:formula="of:=AVERAGE([.L33:.L42])" office:value-type="float" office:value="1.76449" calcext:value-type="float">
            <text:p>1.76</text:p>
          </table:table-cell>
          <table:table-cell office:value-type="float" office:value="1.4489" calcext:value-type="float">
            <text:p>1.4489</text:p>
          </table:table-cell>
          <table:table-cell office:value-type="float" office:value="1.2861" calcext:value-type="float">
            <text:p>1.2861</text:p>
          </table:table-cell>
          <table:table-cell table:formula="of:=AVERAGE([.O33:.O42])" office:value-type="float" office:value="1.32427" calcext:value-type="float">
            <text:p>1.32</text:p>
          </table:table-cell>
          <table:table-cell office:value-type="float" office:value="1.4777" calcext:value-type="float">
            <text:p>1.4777</text:p>
          </table:table-cell>
          <table:table-cell office:value-type="float" office:value="2.3014" calcext:value-type="float">
            <text:p>2.3014</text:p>
          </table:table-cell>
          <table:table-cell table:formula="of:=AVERAGE([.R33:.R42])" office:value-type="float" office:value="2.18304" calcext:value-type="float">
            <text:p>2.18</text:p>
          </table:table-cell>
          <table:table-cell office:value-type="float" office:value="1.3691" calcext:value-type="float">
            <text:p>1.3691</text:p>
          </table:table-cell>
          <table:table-cell office:value-type="float" office:value="1.5752" calcext:value-type="float">
            <text:p>1.5752</text:p>
          </table:table-cell>
          <table:table-cell table:formula="of:=AVERAGE([.U33:.U42])" office:value-type="float" office:value="1.55918" calcext:value-type="float">
            <text:p>1.56</text:p>
          </table:table-cell>
          <table:table-cell office:value-type="float" office:value="1.4116" calcext:value-type="float">
            <text:p>1.4116</text:p>
          </table:table-cell>
          <table:table-cell office:value-type="float" office:value="2.0854" calcext:value-type="float">
            <text:p>2.0854</text:p>
          </table:table-cell>
          <table:table-cell table:formula="of:=AVERAGE([.X33:.X42])" office:value-type="float" office:value="1.60944" calcext:value-type="float">
            <text:p>1.61</text:p>
          </table:table-cell>
          <table:table-cell office:value-type="float" office:value="1.0463" calcext:value-type="float">
            <text:p>1.0463</text:p>
          </table:table-cell>
          <table:table-cell office:value-type="float" office:value="1.7006" calcext:value-type="float">
            <text:p>1.7006</text:p>
          </table:table-cell>
          <table:table-cell table:formula="of:=AVERAGE([.AA33:.AA42])" office:value-type="float" office:value="1.53065" calcext:value-type="float">
            <text:p>1.53</text:p>
          </table:table-cell>
          <table:table-cell office:value-type="float" office:value="1.682" calcext:value-type="float">
            <text:p>1.682</text:p>
          </table:table-cell>
          <table:table-cell office:value-type="float" office:value="1.6563" calcext:value-type="float">
            <text:p>1.6563</text:p>
          </table:table-cell>
          <table:table-cell table:formula="of:=AVERAGE([.AD33:.AD42])" office:value-type="float" office:value="2.16363" calcext:value-type="float">
            <text:p>2.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6284" calcext:value-type="float">
            <text:p>1.6284</text:p>
          </table:table-cell>
          <table:table-cell office:value-type="float" office:value="1.5467" calcext:value-type="float">
            <text:p>1.5467</text:p>
          </table:table-cell>
          <table:table-cell table:formula="of:=AVERAGE([.C34:.C43])" office:value-type="float" office:value="1.35618" calcext:value-type="float">
            <text:p>1.36</text:p>
          </table:table-cell>
          <table:table-cell office:value-type="float" office:value="1.2852" calcext:value-type="float">
            <text:p>1.2852</text:p>
          </table:table-cell>
          <table:table-cell office:value-type="float" office:value="3.5279" calcext:value-type="float">
            <text:p>3.5279</text:p>
          </table:table-cell>
          <table:table-cell table:formula="of:=AVERAGE([.F34:.F43])" office:value-type="float" office:value="2.70635" calcext:value-type="float">
            <text:p>2.71</text:p>
          </table:table-cell>
          <table:table-cell office:value-type="float" office:value="1.5053" calcext:value-type="float">
            <text:p>1.5053</text:p>
          </table:table-cell>
          <table:table-cell office:value-type="float" office:value="3.1387" calcext:value-type="float">
            <text:p>3.1387</text:p>
          </table:table-cell>
          <table:table-cell table:formula="of:=AVERAGE([.I34:.I43])" office:value-type="float" office:value="2.7175" calcext:value-type="float">
            <text:p>2.72</text:p>
          </table:table-cell>
          <table:table-cell office:value-type="float" office:value="1.6815" calcext:value-type="float">
            <text:p>1.6815</text:p>
          </table:table-cell>
          <table:table-cell office:value-type="float" office:value="1.665" calcext:value-type="float">
            <text:p>1.665</text:p>
          </table:table-cell>
          <table:table-cell table:formula="of:=AVERAGE([.L34:.L43])" office:value-type="float" office:value="1.748" calcext:value-type="float">
            <text:p>1.75</text:p>
          </table:table-cell>
          <table:table-cell office:value-type="float" office:value="1.4617" calcext:value-type="float">
            <text:p>1.4617</text:p>
          </table:table-cell>
          <table:table-cell office:value-type="float" office:value="0.9436" calcext:value-type="float">
            <text:p>0.9436</text:p>
          </table:table-cell>
          <table:table-cell table:formula="of:=AVERAGE([.O34:.O43])" office:value-type="float" office:value="1.26168" calcext:value-type="float">
            <text:p>1.26</text:p>
          </table:table-cell>
          <table:table-cell office:value-type="float" office:value="1.524" calcext:value-type="float">
            <text:p>1.524</text:p>
          </table:table-cell>
          <table:table-cell office:value-type="float" office:value="1.7375" calcext:value-type="float">
            <text:p>1.7375</text:p>
          </table:table-cell>
          <table:table-cell table:formula="of:=AVERAGE([.R34:.R43])" office:value-type="float" office:value="2.1908" calcext:value-type="float">
            <text:p>2.19</text:p>
          </table:table-cell>
          <table:table-cell office:value-type="float" office:value="1.2205" calcext:value-type="float">
            <text:p>1.2205</text:p>
          </table:table-cell>
          <table:table-cell office:value-type="float" office:value="1.6834" calcext:value-type="float">
            <text:p>1.6834</text:p>
          </table:table-cell>
          <table:table-cell table:formula="of:=AVERAGE([.U34:.U43])" office:value-type="float" office:value="1.6098" calcext:value-type="float">
            <text:p>1.61</text:p>
          </table:table-cell>
          <table:table-cell office:value-type="float" office:value="1.397" calcext:value-type="float">
            <text:p>1.397</text:p>
          </table:table-cell>
          <table:table-cell office:value-type="float" office:value="2.81" calcext:value-type="float">
            <text:p>2.81</text:p>
          </table:table-cell>
          <table:table-cell table:formula="of:=AVERAGE([.X34:.X43])" office:value-type="float" office:value="1.72197" calcext:value-type="float">
            <text:p>1.72</text:p>
          </table:table-cell>
          <table:table-cell office:value-type="float" office:value="1.1846" calcext:value-type="float">
            <text:p>1.1846</text:p>
          </table:table-cell>
          <table:table-cell office:value-type="float" office:value="1.9737" calcext:value-type="float">
            <text:p>1.9737</text:p>
          </table:table-cell>
          <table:table-cell table:formula="of:=AVERAGE([.AA34:.AA43])" office:value-type="float" office:value="1.61224" calcext:value-type="float">
            <text:p>1.61</text:p>
          </table:table-cell>
          <table:table-cell office:value-type="float" office:value="1.6468" calcext:value-type="float">
            <text:p>1.6468</text:p>
          </table:table-cell>
          <table:table-cell office:value-type="float" office:value="1.1306" calcext:value-type="float">
            <text:p>1.1306</text:p>
          </table:table-cell>
          <table:table-cell table:formula="of:=AVERAGE([.AD34:.AD43])" office:value-type="float" office:value="2.01918" calcext:value-type="float">
            <text:p>2.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876" calcext:value-type="float">
            <text:p>1.4876</text:p>
          </table:table-cell>
          <table:table-cell office:value-type="float" office:value="1.2976" calcext:value-type="float">
            <text:p>1.2976</text:p>
          </table:table-cell>
          <table:table-cell table:formula="of:=AVERAGE([.C35:.C44])" office:value-type="float" office:value="1.35508" calcext:value-type="float">
            <text:p>1.36</text:p>
          </table:table-cell>
          <table:table-cell office:value-type="float" office:value="1.1728" calcext:value-type="float">
            <text:p>1.1728</text:p>
          </table:table-cell>
          <table:table-cell office:value-type="float" office:value="4.6561" calcext:value-type="float">
            <text:p>4.6561</text:p>
          </table:table-cell>
          <table:table-cell table:formula="of:=AVERAGE([.F35:.F44])" office:value-type="float" office:value="2.97785" calcext:value-type="float">
            <text:p>2.98</text:p>
          </table:table-cell>
          <table:table-cell office:value-type="float" office:value="1.117" calcext:value-type="float">
            <text:p>1.117</text:p>
          </table:table-cell>
          <table:table-cell office:value-type="float" office:value="3.651" calcext:value-type="float">
            <text:p>3.651</text:p>
          </table:table-cell>
          <table:table-cell table:formula="of:=AVERAGE([.I35:.I44])" office:value-type="float" office:value="2.82586" calcext:value-type="float">
            <text:p>2.83</text:p>
          </table:table-cell>
          <table:table-cell office:value-type="float" office:value="1.8024" calcext:value-type="float">
            <text:p>1.8024</text:p>
          </table:table-cell>
          <table:table-cell office:value-type="float" office:value="1.4539" calcext:value-type="float">
            <text:p>1.4539</text:p>
          </table:table-cell>
          <table:table-cell table:formula="of:=AVERAGE([.L35:.L44])" office:value-type="float" office:value="1.75785" calcext:value-type="float">
            <text:p>1.76</text:p>
          </table:table-cell>
          <table:table-cell office:value-type="float" office:value="1.7318" calcext:value-type="float">
            <text:p>1.7318</text:p>
          </table:table-cell>
          <table:table-cell office:value-type="float" office:value="1.2086" calcext:value-type="float">
            <text:p>1.2086</text:p>
          </table:table-cell>
          <table:table-cell table:formula="of:=AVERAGE([.O35:.O44])" office:value-type="float" office:value="1.27182" calcext:value-type="float">
            <text:p>1.27</text:p>
          </table:table-cell>
          <table:table-cell office:value-type="float" office:value="1.7561" calcext:value-type="float">
            <text:p>1.7561</text:p>
          </table:table-cell>
          <table:table-cell office:value-type="float" office:value="2.2412" calcext:value-type="float">
            <text:p>2.2412</text:p>
          </table:table-cell>
          <table:table-cell table:formula="of:=AVERAGE([.R35:.R44])" office:value-type="float" office:value="2.24976" calcext:value-type="float">
            <text:p>2.25</text:p>
          </table:table-cell>
          <table:table-cell office:value-type="float" office:value="1.234" calcext:value-type="float">
            <text:p>1.234</text:p>
          </table:table-cell>
          <table:table-cell office:value-type="float" office:value="1.9475" calcext:value-type="float">
            <text:p>1.9475</text:p>
          </table:table-cell>
          <table:table-cell table:formula="of:=AVERAGE([.U35:.U44])" office:value-type="float" office:value="1.67755" calcext:value-type="float">
            <text:p>1.68</text:p>
          </table:table-cell>
          <table:table-cell office:value-type="float" office:value="1.1797" calcext:value-type="float">
            <text:p>1.1797</text:p>
          </table:table-cell>
          <table:table-cell office:value-type="float" office:value="1.8543" calcext:value-type="float">
            <text:p>1.8543</text:p>
          </table:table-cell>
          <table:table-cell table:formula="of:=AVERAGE([.X35:.X44])" office:value-type="float" office:value="1.67934" calcext:value-type="float">
            <text:p>1.68</text:p>
          </table:table-cell>
          <table:table-cell office:value-type="float" office:value="1.387" calcext:value-type="float">
            <text:p>1.387</text:p>
          </table:table-cell>
          <table:table-cell office:value-type="float" office:value="2.7787" calcext:value-type="float">
            <text:p>2.7787</text:p>
          </table:table-cell>
          <table:table-cell table:formula="of:=AVERAGE([.AA35:.AA44])" office:value-type="float" office:value="1.74688" calcext:value-type="float">
            <text:p>1.75</text:p>
          </table:table-cell>
          <table:table-cell office:value-type="float" office:value="1.719" calcext:value-type="float">
            <text:p>1.719</text:p>
          </table:table-cell>
          <table:table-cell office:value-type="float" office:value="1.2894" calcext:value-type="float">
            <text:p>1.2894</text:p>
          </table:table-cell>
          <table:table-cell table:formula="of:=AVERAGE([.AD35:.AD44])" office:value-type="float" office:value="1.93938" calcext:value-type="float">
            <text:p>1.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7735" calcext:value-type="float">
            <text:p>1.7735</text:p>
          </table:table-cell>
          <table:table-cell office:value-type="float" office:value="1.6304" calcext:value-type="float">
            <text:p>1.6304</text:p>
          </table:table-cell>
          <table:table-cell table:formula="of:=AVERAGE([.C36:.C45])" office:value-type="float" office:value="1.37893" calcext:value-type="float">
            <text:p>1.38</text:p>
          </table:table-cell>
          <table:table-cell office:value-type="float" office:value="1.2242" calcext:value-type="float">
            <text:p>1.2242</text:p>
          </table:table-cell>
          <table:table-cell office:value-type="float" office:value="3.7729" calcext:value-type="float">
            <text:p>3.7729</text:p>
          </table:table-cell>
          <table:table-cell table:formula="of:=AVERAGE([.F36:.F45])" office:value-type="float" office:value="3.17244" calcext:value-type="float">
            <text:p>3.17</text:p>
          </table:table-cell>
          <table:table-cell office:value-type="float" office:value="1.3505" calcext:value-type="float">
            <text:p>1.3505</text:p>
          </table:table-cell>
          <table:table-cell office:value-type="float" office:value="4.1284" calcext:value-type="float">
            <text:p>4.1284</text:p>
          </table:table-cell>
          <table:table-cell table:formula="of:=AVERAGE([.I36:.I45])" office:value-type="float" office:value="3.08876" calcext:value-type="float">
            <text:p>3.09</text:p>
          </table:table-cell>
          <table:table-cell office:value-type="float" office:value="1.5292" calcext:value-type="float">
            <text:p>1.5292</text:p>
          </table:table-cell>
          <table:table-cell office:value-type="float" office:value="2.1667" calcext:value-type="float">
            <text:p>2.1667</text:p>
          </table:table-cell>
          <table:table-cell table:formula="of:=AVERAGE([.L36:.L45])" office:value-type="float" office:value="1.84469" calcext:value-type="float">
            <text:p>1.84</text:p>
          </table:table-cell>
          <table:table-cell office:value-type="float" office:value="1.7717" calcext:value-type="float">
            <text:p>1.7717</text:p>
          </table:table-cell>
          <table:table-cell office:value-type="float" office:value="1.3915" calcext:value-type="float">
            <text:p>1.3915</text:p>
          </table:table-cell>
          <table:table-cell table:formula="of:=AVERAGE([.O36:.O45])" office:value-type="float" office:value="1.30675" calcext:value-type="float">
            <text:p>1.31</text:p>
          </table:table-cell>
          <table:table-cell office:value-type="float" office:value="1.2807" calcext:value-type="float">
            <text:p>1.2807</text:p>
          </table:table-cell>
          <table:table-cell office:value-type="float" office:value="2.7423" calcext:value-type="float">
            <text:p>2.7423</text:p>
          </table:table-cell>
          <table:table-cell table:formula="of:=AVERAGE([.R36:.R45])" office:value-type="float" office:value="2.34067" calcext:value-type="float">
            <text:p>2.34</text:p>
          </table:table-cell>
          <table:table-cell office:value-type="float" office:value="1.3812" calcext:value-type="float">
            <text:p>1.3812</text:p>
          </table:table-cell>
          <table:table-cell office:value-type="float" office:value="2.5069" calcext:value-type="float">
            <text:p>2.5069</text:p>
          </table:table-cell>
          <table:table-cell table:formula="of:=AVERAGE([.U36:.U45])" office:value-type="float" office:value="1.81823" calcext:value-type="float">
            <text:p>1.82</text:p>
          </table:table-cell>
          <table:table-cell office:value-type="float" office:value="1.3049" calcext:value-type="float">
            <text:p>1.3049</text:p>
          </table:table-cell>
          <table:table-cell office:value-type="float" office:value="2.6699" calcext:value-type="float">
            <text:p>2.6699</text:p>
          </table:table-cell>
          <table:table-cell table:formula="of:=AVERAGE([.X36:.X45])" office:value-type="float" office:value="1.72316" calcext:value-type="float">
            <text:p>1.72</text:p>
          </table:table-cell>
          <table:table-cell office:value-type="float" office:value="1.3222" calcext:value-type="float">
            <text:p>1.3222</text:p>
          </table:table-cell>
          <table:table-cell office:value-type="float" office:value="2.9083" calcext:value-type="float">
            <text:p>2.9083</text:p>
          </table:table-cell>
          <table:table-cell table:formula="of:=AVERAGE([.AA36:.AA45])" office:value-type="float" office:value="1.86104" calcext:value-type="float">
            <text:p>1.86</text:p>
          </table:table-cell>
          <table:table-cell office:value-type="float" office:value="2.1383" calcext:value-type="float">
            <text:p>2.1383</text:p>
          </table:table-cell>
          <table:table-cell office:value-type="float" office:value="1.2793" calcext:value-type="float">
            <text:p>1.2793</text:p>
          </table:table-cell>
          <table:table-cell table:formula="of:=AVERAGE([.AD36:.AD45])" office:value-type="float" office:value="1.76169" calcext:value-type="float">
            <text:p>1.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9652" calcext:value-type="float">
            <text:p>1.9652</text:p>
          </table:table-cell>
          <table:table-cell office:value-type="float" office:value="1.5119" calcext:value-type="float">
            <text:p>1.5119</text:p>
          </table:table-cell>
          <table:table-cell table:formula="of:=AVERAGE([.C37:.C46])" office:value-type="float" office:value="1.40725" calcext:value-type="float">
            <text:p>1.41</text:p>
          </table:table-cell>
          <table:table-cell office:value-type="float" office:value="1.1853" calcext:value-type="float">
            <text:p>1.1853</text:p>
          </table:table-cell>
          <table:table-cell office:value-type="float" office:value="3.105" calcext:value-type="float">
            <text:p>3.105</text:p>
          </table:table-cell>
          <table:table-cell table:formula="of:=AVERAGE([.F37:.F46])" office:value-type="float" office:value="3.33148" calcext:value-type="float">
            <text:p>3.33</text:p>
          </table:table-cell>
          <table:table-cell office:value-type="float" office:value="1.1665" calcext:value-type="float">
            <text:p>1.1665</text:p>
          </table:table-cell>
          <table:table-cell office:value-type="float" office:value="2.6313" calcext:value-type="float">
            <text:p>2.6313</text:p>
          </table:table-cell>
          <table:table-cell table:formula="of:=AVERAGE([.I37:.I46])" office:value-type="float" office:value="3.04067" calcext:value-type="float">
            <text:p>3.04</text:p>
          </table:table-cell>
          <table:table-cell office:value-type="float" office:value="1.6845" calcext:value-type="float">
            <text:p>1.6845</text:p>
          </table:table-cell>
          <table:table-cell office:value-type="float" office:value="1.9849" calcext:value-type="float">
            <text:p>1.9849</text:p>
          </table:table-cell>
          <table:table-cell table:formula="of:=AVERAGE([.L37:.L46])" office:value-type="float" office:value="1.89436" calcext:value-type="float">
            <text:p>1.89</text:p>
          </table:table-cell>
          <table:table-cell office:value-type="float" office:value="1.2729" calcext:value-type="float">
            <text:p>1.2729</text:p>
          </table:table-cell>
          <table:table-cell office:value-type="float" office:value="1.6161" calcext:value-type="float">
            <text:p>1.6161</text:p>
          </table:table-cell>
          <table:table-cell table:formula="of:=AVERAGE([.O37:.O46])" office:value-type="float" office:value="1.35527" calcext:value-type="float">
            <text:p>1.36</text:p>
          </table:table-cell>
          <table:table-cell office:value-type="float" office:value="1.7946" calcext:value-type="float">
            <text:p>1.7946</text:p>
          </table:table-cell>
          <table:table-cell office:value-type="float" office:value="1.635" calcext:value-type="float">
            <text:p>1.635</text:p>
          </table:table-cell>
          <table:table-cell table:formula="of:=AVERAGE([.R37:.R46])" office:value-type="float" office:value="2.29001" calcext:value-type="float">
            <text:p>2.29</text:p>
          </table:table-cell>
          <table:table-cell office:value-type="float" office:value="1.5952" calcext:value-type="float">
            <text:p>1.5952</text:p>
          </table:table-cell>
          <table:table-cell office:value-type="float" office:value="2.2447" calcext:value-type="float">
            <text:p>2.2447</text:p>
          </table:table-cell>
          <table:table-cell table:formula="of:=AVERAGE([.U37:.U46])" office:value-type="float" office:value="1.91546" calcext:value-type="float">
            <text:p>1.92</text:p>
          </table:table-cell>
          <table:table-cell office:value-type="float" office:value="1.4246" calcext:value-type="float">
            <text:p>1.4246</text:p>
          </table:table-cell>
          <table:table-cell office:value-type="float" office:value="1.9331" calcext:value-type="float">
            <text:p>1.9331</text:p>
          </table:table-cell>
          <table:table-cell table:formula="of:=AVERAGE([.X37:.X46])" office:value-type="float" office:value="1.75036" calcext:value-type="float">
            <text:p>1.75</text:p>
          </table:table-cell>
          <table:table-cell office:value-type="float" office:value="1.4736" calcext:value-type="float">
            <text:p>1.4736</text:p>
          </table:table-cell>
          <table:table-cell office:value-type="float" office:value="2.9067" calcext:value-type="float">
            <text:p>2.9067</text:p>
          </table:table-cell>
          <table:table-cell table:formula="of:=AVERAGE([.AA37:.AA46])" office:value-type="float" office:value="2.00601" calcext:value-type="float">
            <text:p>2.01</text:p>
          </table:table-cell>
          <table:table-cell office:value-type="float" office:value="1.7712" calcext:value-type="float">
            <text:p>1.7712</text:p>
          </table:table-cell>
          <table:table-cell office:value-type="float" office:value="1.3123" calcext:value-type="float">
            <text:p>1.3123</text:p>
          </table:table-cell>
          <table:table-cell table:formula="of:=AVERAGE([.AD37:.AD46])" office:value-type="float" office:value="1.65394" calcext:value-type="float">
            <text:p>1.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785" calcext:value-type="float">
            <text:p>1.785</text:p>
          </table:table-cell>
          <table:table-cell office:value-type="float" office:value="1.9083" calcext:value-type="float">
            <text:p>1.9083</text:p>
          </table:table-cell>
          <table:table-cell table:formula="of:=AVERAGE([.C38:.C47])" office:value-type="float" office:value="1.45482" calcext:value-type="float">
            <text:p>1.45</text:p>
          </table:table-cell>
          <table:table-cell office:value-type="float" office:value="1.1707" calcext:value-type="float">
            <text:p>1.1707</text:p>
          </table:table-cell>
          <table:table-cell office:value-type="float" office:value="3.9237" calcext:value-type="float">
            <text:p>3.9237</text:p>
          </table:table-cell>
          <table:table-cell table:formula="of:=AVERAGE([.F38:.F47])" office:value-type="float" office:value="3.44705" calcext:value-type="float">
            <text:p>3.45</text:p>
          </table:table-cell>
          <table:table-cell office:value-type="float" office:value="1.1469" calcext:value-type="float">
            <text:p>1.1469</text:p>
          </table:table-cell>
          <table:table-cell office:value-type="float" office:value="3.3205" calcext:value-type="float">
            <text:p>3.3205</text:p>
          </table:table-cell>
          <table:table-cell table:formula="of:=AVERAGE([.I38:.I47])" office:value-type="float" office:value="3.03232" calcext:value-type="float">
            <text:p>3.03</text:p>
          </table:table-cell>
          <table:table-cell office:value-type="float" office:value="1.4202" calcext:value-type="float">
            <text:p>1.4202</text:p>
          </table:table-cell>
          <table:table-cell office:value-type="float" office:value="2.4339" calcext:value-type="float">
            <text:p>2.4339</text:p>
          </table:table-cell>
          <table:table-cell table:formula="of:=AVERAGE([.L38:.L47])" office:value-type="float" office:value="1.9484" calcext:value-type="float">
            <text:p>1.95</text:p>
          </table:table-cell>
          <table:table-cell office:value-type="float" office:value="1.3963" calcext:value-type="float">
            <text:p>1.3963</text:p>
          </table:table-cell>
          <table:table-cell office:value-type="float" office:value="2.1138" calcext:value-type="float">
            <text:p>2.1138</text:p>
          </table:table-cell>
          <table:table-cell table:formula="of:=AVERAGE([.O38:.O47])" office:value-type="float" office:value="1.458" calcext:value-type="float">
            <text:p>1.46</text:p>
          </table:table-cell>
          <table:table-cell office:value-type="float" office:value="1.6173" calcext:value-type="float">
            <text:p>1.6173</text:p>
          </table:table-cell>
          <table:table-cell office:value-type="float" office:value="1.4328" calcext:value-type="float">
            <text:p>1.4328</text:p>
          </table:table-cell>
          <table:table-cell table:formula="of:=AVERAGE([.R38:.R47])" office:value-type="float" office:value="2.11924" calcext:value-type="float">
            <text:p>2.12</text:p>
          </table:table-cell>
          <table:table-cell office:value-type="float" office:value="1.7428" calcext:value-type="float">
            <text:p>1.7428</text:p>
          </table:table-cell>
          <table:table-cell office:value-type="float" office:value="1.9399" calcext:value-type="float">
            <text:p>1.9399</text:p>
          </table:table-cell>
          <table:table-cell table:formula="of:=AVERAGE([.U38:.U47])" office:value-type="float" office:value="1.96268" calcext:value-type="float">
            <text:p>1.96</text:p>
          </table:table-cell>
          <table:table-cell office:value-type="float" office:value="1.2964" calcext:value-type="float">
            <text:p>1.2964</text:p>
          </table:table-cell>
          <table:table-cell office:value-type="float" office:value="2.0266" calcext:value-type="float">
            <text:p>2.0266</text:p>
          </table:table-cell>
          <table:table-cell table:formula="of:=AVERAGE([.X38:.X47])" office:value-type="float" office:value="1.82038" calcext:value-type="float">
            <text:p>1.82</text:p>
          </table:table-cell>
          <table:table-cell office:value-type="float" office:value="1.3902" calcext:value-type="float">
            <text:p>1.3902</text:p>
          </table:table-cell>
          <table:table-cell office:value-type="float" office:value="3.5036" calcext:value-type="float">
            <text:p>3.5036</text:p>
          </table:table-cell>
          <table:table-cell table:formula="of:=AVERAGE([.AA38:.AA47])" office:value-type="float" office:value="2.24863" calcext:value-type="float">
            <text:p>2.25</text:p>
          </table:table-cell>
          <table:table-cell office:value-type="float" office:value="1.8236" calcext:value-type="float">
            <text:p>1.8236</text:p>
          </table:table-cell>
          <table:table-cell office:value-type="float" office:value="1.7327" calcext:value-type="float">
            <text:p>1.7327</text:p>
          </table:table-cell>
          <table:table-cell table:formula="of:=AVERAGE([.AD38:.AD47])" office:value-type="float" office:value="1.61787" calcext:value-type="float">
            <text:p>1.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578" calcext:value-type="float">
            <text:p>1.578</text:p>
          </table:table-cell>
          <table:table-cell office:value-type="float" office:value="1.8495" calcext:value-type="float">
            <text:p>1.8495</text:p>
          </table:table-cell>
          <table:table-cell table:formula="of:=AVERAGE([.C39:.C48])" office:value-type="float" office:value="1.49891" calcext:value-type="float">
            <text:p>1.50</text:p>
          </table:table-cell>
          <table:table-cell office:value-type="float" office:value="1.221" calcext:value-type="float">
            <text:p>1.221</text:p>
          </table:table-cell>
          <table:table-cell office:value-type="float" office:value="3.4378" calcext:value-type="float">
            <text:p>3.4378</text:p>
          </table:table-cell>
          <table:table-cell table:formula="of:=AVERAGE([.F39:.F48])" office:value-type="float" office:value="3.54458" calcext:value-type="float">
            <text:p>3.54</text:p>
          </table:table-cell>
          <table:table-cell office:value-type="float" office:value="1.4438" calcext:value-type="float">
            <text:p>1.4438</text:p>
          </table:table-cell>
          <table:table-cell office:value-type="float" office:value="3.0229" calcext:value-type="float">
            <text:p>3.0229</text:p>
          </table:table-cell>
          <table:table-cell table:formula="of:=AVERAGE([.I39:.I48])" office:value-type="float" office:value="3.10683" calcext:value-type="float">
            <text:p>3.11</text:p>
          </table:table-cell>
          <table:table-cell office:value-type="float" office:value="1.5251" calcext:value-type="float">
            <text:p>1.5251</text:p>
          </table:table-cell>
          <table:table-cell office:value-type="float" office:value="2.366" calcext:value-type="float">
            <text:p>2.366</text:p>
          </table:table-cell>
          <table:table-cell table:formula="of:=AVERAGE([.L39:.L48])" office:value-type="float" office:value="2.02855" calcext:value-type="float">
            <text:p>2.03</text:p>
          </table:table-cell>
          <table:table-cell office:value-type="float" office:value="1.3567" calcext:value-type="float">
            <text:p>1.3567</text:p>
          </table:table-cell>
          <table:table-cell office:value-type="float" office:value="2.6083" calcext:value-type="float">
            <text:p>2.6083</text:p>
          </table:table-cell>
          <table:table-cell table:formula="of:=AVERAGE([.O39:.O48])" office:value-type="float" office:value="1.5374" calcext:value-type="float">
            <text:p>1.54</text:p>
          </table:table-cell>
          <table:table-cell office:value-type="float" office:value="1.4843" calcext:value-type="float">
            <text:p>1.4843</text:p>
          </table:table-cell>
          <table:table-cell office:value-type="float" office:value="2.0471" calcext:value-type="float">
            <text:p>2.0471</text:p>
          </table:table-cell>
          <table:table-cell table:formula="of:=AVERAGE([.R39:.R48])" office:value-type="float" office:value="2.06897" calcext:value-type="float">
            <text:p>2.07</text:p>
          </table:table-cell>
          <table:table-cell office:value-type="float" office:value="1.3992" calcext:value-type="float">
            <text:p>1.3992</text:p>
          </table:table-cell>
          <table:table-cell office:value-type="float" office:value="1.7889" calcext:value-type="float">
            <text:p>1.7889</text:p>
          </table:table-cell>
          <table:table-cell table:formula="of:=AVERAGE([.U39:.U48])" office:value-type="float" office:value="1.97479" calcext:value-type="float">
            <text:p>1.97</text:p>
          </table:table-cell>
          <table:table-cell office:value-type="float" office:value="1.3551" calcext:value-type="float">
            <text:p>1.3551</text:p>
          </table:table-cell>
          <table:table-cell office:value-type="float" office:value="2.0009" calcext:value-type="float">
            <text:p>2.0009</text:p>
          </table:table-cell>
          <table:table-cell table:formula="of:=AVERAGE([.X39:.X48])" office:value-type="float" office:value="1.87934" calcext:value-type="float">
            <text:p>1.88</text:p>
          </table:table-cell>
          <table:table-cell office:value-type="float" office:value="1.5755" calcext:value-type="float">
            <text:p>1.5755</text:p>
          </table:table-cell>
          <table:table-cell office:value-type="float" office:value="4.1342" calcext:value-type="float">
            <text:p>4.1342</text:p>
          </table:table-cell>
          <table:table-cell table:formula="of:=AVERAGE([.AA39:.AA48])" office:value-type="float" office:value="2.5022" calcext:value-type="float">
            <text:p>2.50</text:p>
          </table:table-cell>
          <table:table-cell office:value-type="float" office:value="1.7285" calcext:value-type="float">
            <text:p>1.7285</text:p>
          </table:table-cell>
          <table:table-cell office:value-type="float" office:value="1.2655" calcext:value-type="float">
            <text:p>1.2655</text:p>
          </table:table-cell>
          <table:table-cell table:formula="of:=AVERAGE([.AD39:.AD48])" office:value-type="float" office:value="1.54263" calcext:value-type="float">
            <text:p>1.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2499" calcext:value-type="float">
            <text:p>1.2499</text:p>
          </table:table-cell>
          <table:table-cell office:value-type="float" office:value="1.8219" calcext:value-type="float">
            <text:p>1.8219</text:p>
          </table:table-cell>
          <table:table-cell table:formula="of:=AVERAGE([.C40:.C49])" office:value-type="float" office:value="1.58727" calcext:value-type="float">
            <text:p>1.59</text:p>
          </table:table-cell>
          <table:table-cell office:value-type="float" office:value="1.3028" calcext:value-type="float">
            <text:p>1.3028</text:p>
          </table:table-cell>
          <table:table-cell office:value-type="float" office:value="2.9012" calcext:value-type="float">
            <text:p>2.9012</text:p>
          </table:table-cell>
          <table:table-cell table:formula="of:=AVERAGE([.F40:.F49])" office:value-type="float" office:value="3.54455" calcext:value-type="float">
            <text:p>3.54</text:p>
          </table:table-cell>
          <table:table-cell office:value-type="float" office:value="1.2189" calcext:value-type="float">
            <text:p>1.2189</text:p>
          </table:table-cell>
          <table:table-cell office:value-type="float" office:value="2.6603" calcext:value-type="float">
            <text:p>2.6603</text:p>
          </table:table-cell>
          <table:table-cell table:formula="of:=AVERAGE([.I40:.I49])" office:value-type="float" office:value="3.12756" calcext:value-type="float">
            <text:p>3.13</text:p>
          </table:table-cell>
          <table:table-cell office:value-type="float" office:value="1.6642" calcext:value-type="float">
            <text:p>1.6642</text:p>
          </table:table-cell>
          <table:table-cell office:value-type="float" office:value="2.7106" calcext:value-type="float">
            <text:p>2.7106</text:p>
          </table:table-cell>
          <table:table-cell table:formula="of:=AVERAGE([.L40:.L49])" office:value-type="float" office:value="2.0583" calcext:value-type="float">
            <text:p>2.06</text:p>
          </table:table-cell>
          <table:table-cell office:value-type="float" office:value="1.3867" calcext:value-type="float">
            <text:p>1.3867</text:p>
          </table:table-cell>
          <table:table-cell office:value-type="float" office:value="1.7286" calcext:value-type="float">
            <text:p>1.7286</text:p>
          </table:table-cell>
          <table:table-cell table:formula="of:=AVERAGE([.O40:.O49])" office:value-type="float" office:value="1.5727" calcext:value-type="float">
            <text:p>1.57</text:p>
          </table:table-cell>
          <table:table-cell office:value-type="float" office:value="1.6639" calcext:value-type="float">
            <text:p>1.6639</text:p>
          </table:table-cell>
          <table:table-cell office:value-type="float" office:value="1.8215" calcext:value-type="float">
            <text:p>1.8215</text:p>
          </table:table-cell>
          <table:table-cell table:formula="of:=AVERAGE([.R40:.R49])" office:value-type="float" office:value="2.04765" calcext:value-type="float">
            <text:p>2.05</text:p>
          </table:table-cell>
          <table:table-cell office:value-type="float" office:value="1.6159" calcext:value-type="float">
            <text:p>1.6159</text:p>
          </table:table-cell>
          <table:table-cell office:value-type="float" office:value="2.4156" calcext:value-type="float">
            <text:p>2.4156</text:p>
          </table:table-cell>
          <table:table-cell table:formula="of:=AVERAGE([.U40:.U49])" office:value-type="float" office:value="1.97173" calcext:value-type="float">
            <text:p>1.97</text:p>
          </table:table-cell>
          <table:table-cell office:value-type="float" office:value="1.6394" calcext:value-type="float">
            <text:p>1.6394</text:p>
          </table:table-cell>
          <table:table-cell office:value-type="float" office:value="1.3019" calcext:value-type="float">
            <text:p>1.3019</text:p>
          </table:table-cell>
          <table:table-cell table:formula="of:=AVERAGE([.X40:.X49])" office:value-type="float" office:value="1.90604" calcext:value-type="float">
            <text:p>1.91</text:p>
          </table:table-cell>
          <table:table-cell office:value-type="float" office:value="1.3344" calcext:value-type="float">
            <text:p>1.3344</text:p>
          </table:table-cell>
          <table:table-cell office:value-type="float" office:value="4.364" calcext:value-type="float">
            <text:p>4.364</text:p>
          </table:table-cell>
          <table:table-cell table:formula="of:=AVERAGE([.AA40:.AA49])" office:value-type="float" office:value="2.7823" calcext:value-type="float">
            <text:p>2.78</text:p>
          </table:table-cell>
          <table:table-cell office:value-type="float" office:value="1.8603" calcext:value-type="float">
            <text:p>1.8603</text:p>
          </table:table-cell>
          <table:table-cell office:value-type="float" office:value="2.0119" calcext:value-type="float">
            <text:p>2.0119</text:p>
          </table:table-cell>
          <table:table-cell table:formula="of:=AVERAGE([.AD40:.AD49])" office:value-type="float" office:value="1.5482" calcext:value-type="float">
            <text:p>1.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5285" calcext:value-type="float">
            <text:p>1.5285</text:p>
          </table:table-cell>
          <table:table-cell office:value-type="float" office:value="1.9572" calcext:value-type="float">
            <text:p>1.9572</text:p>
          </table:table-cell>
          <table:table-cell table:formula="of:=AVERAGE([.C41:.C50])" office:value-type="float" office:value="1.63442" calcext:value-type="float">
            <text:p>1.63</text:p>
          </table:table-cell>
          <table:table-cell office:value-type="float" office:value="1.4805" calcext:value-type="float">
            <text:p>1.4805</text:p>
          </table:table-cell>
          <table:table-cell office:value-type="float" office:value="2.5171" calcext:value-type="float">
            <text:p>2.5171</text:p>
          </table:table-cell>
          <table:table-cell table:formula="of:=AVERAGE([.F41:.F50])" office:value-type="float" office:value="3.45978" calcext:value-type="float">
            <text:p>3.46</text:p>
          </table:table-cell>
          <table:table-cell office:value-type="float" office:value="1.1991" calcext:value-type="float">
            <text:p>1.1991</text:p>
          </table:table-cell>
          <table:table-cell office:value-type="float" office:value="1.7117" calcext:value-type="float">
            <text:p>1.7117</text:p>
          </table:table-cell>
          <table:table-cell table:formula="of:=AVERAGE([.I41:.I50])" office:value-type="float" office:value="3.0438" calcext:value-type="float">
            <text:p>3.04</text:p>
          </table:table-cell>
          <table:table-cell office:value-type="float" office:value="1.76" calcext:value-type="float">
            <text:p>1.76</text:p>
          </table:table-cell>
          <table:table-cell office:value-type="float" office:value="2.7651" calcext:value-type="float">
            <text:p>2.7651</text:p>
          </table:table-cell>
          <table:table-cell table:formula="of:=AVERAGE([.L41:.L50])" office:value-type="float" office:value="2.15063" calcext:value-type="float">
            <text:p>2.15</text:p>
          </table:table-cell>
          <table:table-cell office:value-type="float" office:value="1.1859" calcext:value-type="float">
            <text:p>1.1859</text:p>
          </table:table-cell>
          <table:table-cell office:value-type="float" office:value="2.0619" calcext:value-type="float">
            <text:p>2.0619</text:p>
          </table:table-cell>
          <table:table-cell table:formula="of:=AVERAGE([.O41:.O50])" office:value-type="float" office:value="1.63339" calcext:value-type="float">
            <text:p>1.63</text:p>
          </table:table-cell>
          <table:table-cell office:value-type="float" office:value="1.5586" calcext:value-type="float">
            <text:p>1.5586</text:p>
          </table:table-cell>
          <table:table-cell office:value-type="float" office:value="1.7296" calcext:value-type="float">
            <text:p>1.7296</text:p>
          </table:table-cell>
          <table:table-cell table:formula="of:=AVERAGE([.R41:.R50])" office:value-type="float" office:value="1.98108" calcext:value-type="float">
            <text:p>1.98</text:p>
          </table:table-cell>
          <table:table-cell office:value-type="float" office:value="1.2329" calcext:value-type="float">
            <text:p>1.2329</text:p>
          </table:table-cell>
          <table:table-cell office:value-type="float" office:value="2.696" calcext:value-type="float">
            <text:p>2.696</text:p>
          </table:table-cell>
          <table:table-cell table:formula="of:=AVERAGE([.U41:.U50])" office:value-type="float" office:value="2.03653" calcext:value-type="float">
            <text:p>2.04</text:p>
          </table:table-cell>
          <table:table-cell office:value-type="float" office:value="1.3342" calcext:value-type="float">
            <text:p>1.3342</text:p>
          </table:table-cell>
          <table:table-cell office:value-type="float" office:value="1.9063" calcext:value-type="float">
            <text:p>1.9063</text:p>
          </table:table-cell>
          <table:table-cell table:formula="of:=AVERAGE([.X41:.X50])" office:value-type="float" office:value="1.99911" calcext:value-type="float">
            <text:p>2.00</text:p>
          </table:table-cell>
          <table:table-cell office:value-type="float" office:value="1.5273" calcext:value-type="float">
            <text:p>1.5273</text:p>
          </table:table-cell>
          <table:table-cell office:value-type="float" office:value="3.6377" calcext:value-type="float">
            <text:p>3.6377</text:p>
          </table:table-cell>
          <table:table-cell table:formula="of:=AVERAGE([.AA41:.AA50])" office:value-type="float" office:value="2.96347" calcext:value-type="float">
            <text:p>2.96</text:p>
          </table:table-cell>
          <table:table-cell office:value-type="float" office:value="1.7808" calcext:value-type="float">
            <text:p>1.7808</text:p>
          </table:table-cell>
          <table:table-cell office:value-type="float" office:value="1.1718" calcext:value-type="float">
            <text:p>1.1718</text:p>
          </table:table-cell>
          <table:table-cell table:formula="of:=AVERAGE([.AD41:.AD50])" office:value-type="float" office:value="1.45838" calcext:value-type="float">
            <text:p>1.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013" calcext:value-type="float">
            <text:p>1.4013</text:p>
          </table:table-cell>
          <table:table-cell office:value-type="float" office:value="1.6828" calcext:value-type="float">
            <text:p>1.6828</text:p>
          </table:table-cell>
          <table:table-cell table:formula="of:=AVERAGE([.C42:.C51])" office:value-type="float" office:value="1.67104" calcext:value-type="float">
            <text:p>1.67</text:p>
          </table:table-cell>
          <table:table-cell office:value-type="float" office:value="1.4832" calcext:value-type="float">
            <text:p>1.4832</text:p>
          </table:table-cell>
          <table:table-cell office:value-type="float" office:value="3.5077" calcext:value-type="float">
            <text:p>3.5077</text:p>
          </table:table-cell>
          <table:table-cell table:formula="of:=AVERAGE([.F42:.F51])" office:value-type="float" office:value="3.51363" calcext:value-type="float">
            <text:p>3.51</text:p>
          </table:table-cell>
          <table:table-cell office:value-type="float" office:value="1.7402" calcext:value-type="float">
            <text:p>1.7402</text:p>
          </table:table-cell>
          <table:table-cell office:value-type="float" office:value="2.0869" calcext:value-type="float">
            <text:p>2.0869</text:p>
          </table:table-cell>
          <table:table-cell table:formula="of:=AVERAGE([.I42:.I51])" office:value-type="float" office:value="2.9801" calcext:value-type="float">
            <text:p>2.98</text:p>
          </table:table-cell>
          <table:table-cell office:value-type="float" office:value="1.6861" calcext:value-type="float">
            <text:p>1.6861</text:p>
          </table:table-cell>
          <table:table-cell office:value-type="float" office:value="3.6532" calcext:value-type="float">
            <text:p>3.6532</text:p>
          </table:table-cell>
          <table:table-cell table:formula="of:=AVERAGE([.L42:.L51])" office:value-type="float" office:value="2.3192" calcext:value-type="float">
            <text:p>2.32</text:p>
          </table:table-cell>
          <table:table-cell office:value-type="float" office:value="1.3149" calcext:value-type="float">
            <text:p>1.3149</text:p>
          </table:table-cell>
          <table:table-cell office:value-type="float" office:value="2.3732" calcext:value-type="float">
            <text:p>2.3732</text:p>
          </table:table-cell>
          <table:table-cell table:formula="of:=AVERAGE([.O42:.O51])" office:value-type="float" office:value="1.73317" calcext:value-type="float">
            <text:p>1.73</text:p>
          </table:table-cell>
          <table:table-cell office:value-type="float" office:value="1.8507" calcext:value-type="float">
            <text:p>1.8507</text:p>
          </table:table-cell>
          <table:table-cell office:value-type="float" office:value="1.8537" calcext:value-type="float">
            <text:p>1.8537</text:p>
          </table:table-cell>
          <table:table-cell table:formula="of:=AVERAGE([.R42:.R51])" office:value-type="float" office:value="1.95421" calcext:value-type="float">
            <text:p>1.95</text:p>
          </table:table-cell>
          <table:table-cell office:value-type="float" office:value="1.4653" calcext:value-type="float">
            <text:p>1.4653</text:p>
          </table:table-cell>
          <table:table-cell office:value-type="float" office:value="2.42" calcext:value-type="float">
            <text:p>2.42</text:p>
          </table:table-cell>
          <table:table-cell table:formula="of:=AVERAGE([.U42:.U51])" office:value-type="float" office:value="2.12181" calcext:value-type="float">
            <text:p>2.12</text:p>
          </table:table-cell>
          <table:table-cell office:value-type="float" office:value="1.3313" calcext:value-type="float">
            <text:p>1.3313</text:p>
          </table:table-cell>
          <table:table-cell office:value-type="float" office:value="1.9469" calcext:value-type="float">
            <text:p>1.9469</text:p>
          </table:table-cell>
          <table:table-cell table:formula="of:=AVERAGE([.X42:.X51])" office:value-type="float" office:value="2.05353" calcext:value-type="float">
            <text:p>2.05</text:p>
          </table:table-cell>
          <table:table-cell office:value-type="float" office:value="1.4033" calcext:value-type="float">
            <text:p>1.4033</text:p>
          </table:table-cell>
          <table:table-cell office:value-type="float" office:value="3.9466" calcext:value-type="float">
            <text:p>3.9466</text:p>
          </table:table-cell>
          <table:table-cell table:formula="of:=AVERAGE([.AA42:.AA51])" office:value-type="float" office:value="3.18541" calcext:value-type="float">
            <text:p>3.19</text:p>
          </table:table-cell>
          <table:table-cell office:value-type="float" office:value="1.7787" calcext:value-type="float">
            <text:p>1.7787</text:p>
          </table:table-cell>
          <table:table-cell office:value-type="float" office:value="2.0725" calcext:value-type="float">
            <text:p>2.0725</text:p>
          </table:table-cell>
          <table:table-cell table:formula="of:=AVERAGE([.AD42:.AD51])" office:value-type="float" office:value="1.49223" calcext:value-type="float">
            <text:p>1.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6609" calcext:value-type="float">
            <text:p>1.6609</text:p>
          </table:table-cell>
          <table:table-cell office:value-type="float" office:value="1.5577" calcext:value-type="float">
            <text:p>1.5577</text:p>
          </table:table-cell>
          <table:table-cell table:formula="of:=AVERAGE([.C43:.C52])" office:value-type="float" office:value="1.6764" calcext:value-type="float">
            <text:p>1.68</text:p>
          </table:table-cell>
          <table:table-cell office:value-type="float" office:value="1.3811" calcext:value-type="float">
            <text:p>1.3811</text:p>
          </table:table-cell>
          <table:table-cell office:value-type="float" office:value="3.1772" calcext:value-type="float">
            <text:p>3.1772</text:p>
          </table:table-cell>
          <table:table-cell table:formula="of:=AVERAGE([.F43:.F52])" office:value-type="float" office:value="3.45266" calcext:value-type="float">
            <text:p>3.45</text:p>
          </table:table-cell>
          <table:table-cell office:value-type="float" office:value="1.5699" calcext:value-type="float">
            <text:p>1.5699</text:p>
          </table:table-cell>
          <table:table-cell office:value-type="float" office:value="2.3861" calcext:value-type="float">
            <text:p>2.3861</text:p>
          </table:table-cell>
          <table:table-cell table:formula="of:=AVERAGE([.I43:.I52])" office:value-type="float" office:value="2.87378" calcext:value-type="float">
            <text:p>2.87</text:p>
          </table:table-cell>
          <table:table-cell office:value-type="float" office:value="1.4437" calcext:value-type="float">
            <text:p>1.4437</text:p>
          </table:table-cell>
          <table:table-cell office:value-type="float" office:value="3.3569" calcext:value-type="float">
            <text:p>3.3569</text:p>
          </table:table-cell>
          <table:table-cell table:formula="of:=AVERAGE([.L43:.L52])" office:value-type="float" office:value="2.45562" calcext:value-type="float">
            <text:p>2.46</text:p>
          </table:table-cell>
          <table:table-cell office:value-type="float" office:value="1.713" calcext:value-type="float">
            <text:p>1.713</text:p>
          </table:table-cell>
          <table:table-cell office:value-type="float" office:value="2.0529" calcext:value-type="float">
            <text:p>2.0529</text:p>
          </table:table-cell>
          <table:table-cell table:formula="of:=AVERAGE([.O43:.O52])" office:value-type="float" office:value="1.80985" calcext:value-type="float">
            <text:p>1.81</text:p>
          </table:table-cell>
          <table:table-cell office:value-type="float" office:value="1.6969" calcext:value-type="float">
            <text:p>1.6969</text:p>
          </table:table-cell>
          <table:table-cell office:value-type="float" office:value="2.6596" calcext:value-type="float">
            <text:p>2.6596</text:p>
          </table:table-cell>
          <table:table-cell table:formula="of:=AVERAGE([.R43:.R52])" office:value-type="float" office:value="1.99003" calcext:value-type="float">
            <text:p>1.99</text:p>
          </table:table-cell>
          <table:table-cell office:value-type="float" office:value="1.3849" calcext:value-type="float">
            <text:p>1.3849</text:p>
          </table:table-cell>
          <table:table-cell office:value-type="float" office:value="2.6769" calcext:value-type="float">
            <text:p>2.6769</text:p>
          </table:table-cell>
          <table:table-cell table:formula="of:=AVERAGE([.U43:.U52])" office:value-type="float" office:value="2.23198" calcext:value-type="float">
            <text:p>2.23</text:p>
          </table:table-cell>
          <table:table-cell office:value-type="float" office:value="1.7308" calcext:value-type="float">
            <text:p>1.7308</text:p>
          </table:table-cell>
          <table:table-cell office:value-type="float" office:value="1.6155" calcext:value-type="float">
            <text:p>1.6155</text:p>
          </table:table-cell>
          <table:table-cell table:formula="of:=AVERAGE([.X43:.X52])" office:value-type="float" office:value="2.00654" calcext:value-type="float">
            <text:p>2.01</text:p>
          </table:table-cell>
          <table:table-cell office:value-type="float" office:value="1.4149" calcext:value-type="float">
            <text:p>1.4149</text:p>
          </table:table-cell>
          <table:table-cell office:value-type="float" office:value="4.0571" calcext:value-type="float">
            <text:p>4.0571</text:p>
          </table:table-cell>
          <table:table-cell table:formula="of:=AVERAGE([.AA43:.AA52])" office:value-type="float" office:value="3.42106" calcext:value-type="float">
            <text:p>3.42</text:p>
          </table:table-cell>
          <table:table-cell office:value-type="float" office:value="2.0252" calcext:value-type="float">
            <text:p>2.0252</text:p>
          </table:table-cell>
          <table:table-cell office:value-type="float" office:value="2.0158" calcext:value-type="float">
            <text:p>2.0158</text:p>
          </table:table-cell>
          <table:table-cell table:formula="of:=AVERAGE([.AD43:.AD52])" office:value-type="float" office:value="1.52818" calcext:value-type="float">
            <text:p>1.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5123" calcext:value-type="float">
            <text:p>1.5123</text:p>
          </table:table-cell>
          <table:table-cell office:value-type="float" office:value="1.9633" calcext:value-type="float">
            <text:p>1.9633</text:p>
          </table:table-cell>
          <table:table-cell table:formula="of:=AVERAGE([.C44:.C53])" office:value-type="float" office:value="1.71806" calcext:value-type="float">
            <text:p>1.72</text:p>
          </table:table-cell>
          <table:table-cell office:value-type="float" office:value="1.5902" calcext:value-type="float">
            <text:p>1.5902</text:p>
          </table:table-cell>
          <table:table-cell office:value-type="float" office:value="2.7524" calcext:value-type="float">
            <text:p>2.7524</text:p>
          </table:table-cell>
          <table:table-cell table:formula="of:=AVERAGE([.F44:.F53])" office:value-type="float" office:value="3.37511" calcext:value-type="float">
            <text:p>3.38</text:p>
          </table:table-cell>
          <table:table-cell office:value-type="float" office:value="1.3083" calcext:value-type="float">
            <text:p>1.3083</text:p>
          </table:table-cell>
          <table:table-cell office:value-type="float" office:value="2.9454" calcext:value-type="float">
            <text:p>2.9454</text:p>
          </table:table-cell>
          <table:table-cell table:formula="of:=AVERAGE([.I44:.I53])" office:value-type="float" office:value="2.85445" calcext:value-type="float">
            <text:p>2.85</text:p>
          </table:table-cell>
          <table:table-cell office:value-type="float" office:value="1.3267" calcext:value-type="float">
            <text:p>1.3267</text:p>
          </table:table-cell>
          <table:table-cell office:value-type="float" office:value="2.699" calcext:value-type="float">
            <text:p>2.699</text:p>
          </table:table-cell>
          <table:table-cell table:formula="of:=AVERAGE([.L44:.L53])" office:value-type="float" office:value="2.55902" calcext:value-type="float">
            <text:p>2.56</text:p>
          </table:table-cell>
          <table:table-cell office:value-type="float" office:value="1.6642" calcext:value-type="float">
            <text:p>1.6642</text:p>
          </table:table-cell>
          <table:table-cell office:value-type="float" office:value="2.0616" calcext:value-type="float">
            <text:p>2.0616</text:p>
          </table:table-cell>
          <table:table-cell table:formula="of:=AVERAGE([.O44:.O53])" office:value-type="float" office:value="1.92165" calcext:value-type="float">
            <text:p>1.92</text:p>
          </table:table-cell>
          <table:table-cell office:value-type="float" office:value="1.8491" calcext:value-type="float">
            <text:p>1.8491</text:p>
          </table:table-cell>
          <table:table-cell office:value-type="float" office:value="2.9315" calcext:value-type="float">
            <text:p>2.9315</text:p>
          </table:table-cell>
          <table:table-cell table:formula="of:=AVERAGE([.R44:.R53])" office:value-type="float" office:value="2.10943" calcext:value-type="float">
            <text:p>2.11</text:p>
          </table:table-cell>
          <table:table-cell office:value-type="float" office:value="1.4221" calcext:value-type="float">
            <text:p>1.4221</text:p>
          </table:table-cell>
          <table:table-cell office:value-type="float" office:value="2.0128" calcext:value-type="float">
            <text:p>2.0128</text:p>
          </table:table-cell>
          <table:table-cell table:formula="of:=AVERAGE([.U44:.U53])" office:value-type="float" office:value="2.26492" calcext:value-type="float">
            <text:p>2.26</text:p>
          </table:table-cell>
          <table:table-cell office:value-type="float" office:value="1.4275" calcext:value-type="float">
            <text:p>1.4275</text:p>
          </table:table-cell>
          <table:table-cell office:value-type="float" office:value="2.0211" calcext:value-type="float">
            <text:p>2.0211</text:p>
          </table:table-cell>
          <table:table-cell table:formula="of:=AVERAGE([.X44:.X53])" office:value-type="float" office:value="1.92765" calcext:value-type="float">
            <text:p>1.93</text:p>
          </table:table-cell>
          <table:table-cell office:value-type="float" office:value="1.2723" calcext:value-type="float">
            <text:p>1.2723</text:p>
          </table:table-cell>
          <table:table-cell office:value-type="float" office:value="4.5894" calcext:value-type="float">
            <text:p>4.5894</text:p>
          </table:table-cell>
          <table:table-cell table:formula="of:=AVERAGE([.AA44:.AA53])" office:value-type="float" office:value="3.68263" calcext:value-type="float">
            <text:p>3.68</text:p>
          </table:table-cell>
          <table:table-cell office:value-type="float" office:value="1.8229" calcext:value-type="float">
            <text:p>1.8229</text:p>
          </table:table-cell>
          <table:table-cell office:value-type="float" office:value="1.419" calcext:value-type="float">
            <text:p>1.419</text:p>
          </table:table-cell>
          <table:table-cell table:formula="of:=AVERAGE([.AD44:.AD53])" office:value-type="float" office:value="1.55702" calcext:value-type="float">
            <text:p>1.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5456" calcext:value-type="float">
            <text:p>1.5456</text:p>
          </table:table-cell>
          <table:table-cell office:value-type="float" office:value="1.6563" calcext:value-type="float">
            <text:p>1.6563</text:p>
          </table:table-cell>
          <table:table-cell table:formula="of:=AVERAGE([.C45:.C54])" office:value-type="float" office:value="1.75393" calcext:value-type="float">
            <text:p>1.75</text:p>
          </table:table-cell>
          <table:table-cell office:value-type="float" office:value="1.2335" calcext:value-type="float">
            <text:p>1.2335</text:p>
          </table:table-cell>
          <table:table-cell office:value-type="float" office:value="3.3931" calcext:value-type="float">
            <text:p>3.3931</text:p>
          </table:table-cell>
          <table:table-cell table:formula="of:=AVERAGE([.F45:.F54])" office:value-type="float" office:value="3.24881" calcext:value-type="float">
            <text:p>3.25</text:p>
          </table:table-cell>
          <table:table-cell office:value-type="float" office:value="1.3302" calcext:value-type="float">
            <text:p>1.3302</text:p>
          </table:table-cell>
          <table:table-cell office:value-type="float" office:value="2.0894" calcext:value-type="float">
            <text:p>2.0894</text:p>
          </table:table-cell>
          <table:table-cell table:formula="of:=AVERAGE([.I45:.I54])" office:value-type="float" office:value="2.69829" calcext:value-type="float">
            <text:p>2.70</text:p>
          </table:table-cell>
          <table:table-cell office:value-type="float" office:value="1.2788" calcext:value-type="float">
            <text:p>1.2788</text:p>
          </table:table-cell>
          <table:table-cell office:value-type="float" office:value="2.242" calcext:value-type="float">
            <text:p>2.242</text:p>
          </table:table-cell>
          <table:table-cell table:formula="of:=AVERAGE([.L45:.L54])" office:value-type="float" office:value="2.63783" calcext:value-type="float">
            <text:p>2.64</text:p>
          </table:table-cell>
          <table:table-cell office:value-type="float" office:value="1.6339" calcext:value-type="float">
            <text:p>1.6339</text:p>
          </table:table-cell>
          <table:table-cell office:value-type="float" office:value="1.8937" calcext:value-type="float">
            <text:p>1.8937</text:p>
          </table:table-cell>
          <table:table-cell table:formula="of:=AVERAGE([.O45:.O54])" office:value-type="float" office:value="1.99016" calcext:value-type="float">
            <text:p>1.99</text:p>
          </table:table-cell>
          <table:table-cell office:value-type="float" office:value="1.634" calcext:value-type="float">
            <text:p>1.634</text:p>
          </table:table-cell>
          <table:table-cell office:value-type="float" office:value="2.2381" calcext:value-type="float">
            <text:p>2.2381</text:p>
          </table:table-cell>
          <table:table-cell table:formula="of:=AVERAGE([.R45:.R54])" office:value-type="float" office:value="2.10912" calcext:value-type="float">
            <text:p>2.11</text:p>
          </table:table-cell>
          <table:table-cell office:value-type="float" office:value="1.4185" calcext:value-type="float">
            <text:p>1.4185</text:p>
          </table:table-cell>
          <table:table-cell office:value-type="float" office:value="2.7941" calcext:value-type="float">
            <text:p>2.7941</text:p>
          </table:table-cell>
          <table:table-cell table:formula="of:=AVERAGE([.U45:.U54])" office:value-type="float" office:value="2.34958" calcext:value-type="float">
            <text:p>2.35</text:p>
          </table:table-cell>
          <table:table-cell office:value-type="float" office:value="1.3113" calcext:value-type="float">
            <text:p>1.3113</text:p>
          </table:table-cell>
          <table:table-cell office:value-type="float" office:value="1.6086" calcext:value-type="float">
            <text:p>1.6086</text:p>
          </table:table-cell>
          <table:table-cell table:formula="of:=AVERAGE([.X45:.X54])" office:value-type="float" office:value="1.90308" calcext:value-type="float">
            <text:p>1.90</text:p>
          </table:table-cell>
          <table:table-cell office:value-type="float" office:value="1.4316" calcext:value-type="float">
            <text:p>1.4316</text:p>
          </table:table-cell>
          <table:table-cell office:value-type="float" office:value="3.7202" calcext:value-type="float">
            <text:p>3.7202</text:p>
          </table:table-cell>
          <table:table-cell table:formula="of:=AVERAGE([.AA45:.AA54])" office:value-type="float" office:value="3.77678" calcext:value-type="float">
            <text:p>3.78</text:p>
          </table:table-cell>
          <table:table-cell office:value-type="float" office:value="1.6351" calcext:value-type="float">
            <text:p>1.6351</text:p>
          </table:table-cell>
          <table:table-cell office:value-type="float" office:value="2.0405" calcext:value-type="float">
            <text:p>2.0405</text:p>
          </table:table-cell>
          <table:table-cell table:formula="of:=AVERAGE([.AD45:.AD54])" office:value-type="float" office:value="1.63213" calcext:value-type="float">
            <text:p>1.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574" calcext:value-type="float">
            <text:p>1.4574</text:p>
          </table:table-cell>
          <table:table-cell office:value-type="float" office:value="1.9173" calcext:value-type="float">
            <text:p>1.9173</text:p>
          </table:table-cell>
          <table:table-cell table:formula="of:=AVERAGE([.C46:.C55])" office:value-type="float" office:value="1.78262" calcext:value-type="float">
            <text:p>1.78</text:p>
          </table:table-cell>
          <table:table-cell office:value-type="float" office:value="1.4169" calcext:value-type="float">
            <text:p>1.4169</text:p>
          </table:table-cell>
          <table:table-cell office:value-type="float" office:value="3.6214" calcext:value-type="float">
            <text:p>3.6214</text:p>
          </table:table-cell>
          <table:table-cell table:formula="of:=AVERAGE([.F46:.F55])" office:value-type="float" office:value="3.23366" calcext:value-type="float">
            <text:p>3.23</text:p>
          </table:table-cell>
          <table:table-cell office:value-type="float" office:value="1.5404" calcext:value-type="float">
            <text:p>1.5404</text:p>
          </table:table-cell>
          <table:table-cell office:value-type="float" office:value="3.1912" calcext:value-type="float">
            <text:p>3.1912</text:p>
          </table:table-cell>
          <table:table-cell table:formula="of:=AVERAGE([.I46:.I55])" office:value-type="float" office:value="2.60457" calcext:value-type="float">
            <text:p>2.60</text:p>
          </table:table-cell>
          <table:table-cell office:value-type="float" office:value="1.505" calcext:value-type="float">
            <text:p>1.505</text:p>
          </table:table-cell>
          <table:table-cell office:value-type="float" office:value="1.9187" calcext:value-type="float">
            <text:p>1.9187</text:p>
          </table:table-cell>
          <table:table-cell table:formula="of:=AVERAGE([.L46:.L55])" office:value-type="float" office:value="2.61303" calcext:value-type="float">
            <text:p>2.61</text:p>
          </table:table-cell>
          <table:table-cell office:value-type="float" office:value="1.4928" calcext:value-type="float">
            <text:p>1.4928</text:p>
          </table:table-cell>
          <table:table-cell office:value-type="float" office:value="1.8544" calcext:value-type="float">
            <text:p>1.8544</text:p>
          </table:table-cell>
          <table:table-cell table:formula="of:=AVERAGE([.O46:.O55])" office:value-type="float" office:value="2.03645" calcext:value-type="float">
            <text:p>2.04</text:p>
          </table:table-cell>
          <table:table-cell office:value-type="float" office:value="1.8885" calcext:value-type="float">
            <text:p>1.8885</text:p>
          </table:table-cell>
          <table:table-cell office:value-type="float" office:value="1.8088" calcext:value-type="float">
            <text:p>1.8088</text:p>
          </table:table-cell>
          <table:table-cell table:formula="of:=AVERAGE([.R46:.R55])" office:value-type="float" office:value="2.01577" calcext:value-type="float">
            <text:p>2.02</text:p>
          </table:table-cell>
          <table:table-cell office:value-type="float" office:value="1.4629" calcext:value-type="float">
            <text:p>1.4629</text:p>
          </table:table-cell>
          <table:table-cell office:value-type="float" office:value="2.1957" calcext:value-type="float">
            <text:p>2.1957</text:p>
          </table:table-cell>
          <table:table-cell table:formula="of:=AVERAGE([.U46:.U55])" office:value-type="float" office:value="2.31846" calcext:value-type="float">
            <text:p>2.32</text:p>
          </table:table-cell>
          <table:table-cell office:value-type="float" office:value="1.3979" calcext:value-type="float">
            <text:p>1.3979</text:p>
          </table:table-cell>
          <table:table-cell office:value-type="float" office:value="1.3028" calcext:value-type="float">
            <text:p>1.3028</text:p>
          </table:table-cell>
          <table:table-cell table:formula="of:=AVERAGE([.X46:.X55])" office:value-type="float" office:value="1.76637" calcext:value-type="float">
            <text:p>1.77</text:p>
          </table:table-cell>
          <table:table-cell office:value-type="float" office:value="1.4088" calcext:value-type="float">
            <text:p>1.4088</text:p>
          </table:table-cell>
          <table:table-cell office:value-type="float" office:value="4.0006" calcext:value-type="float">
            <text:p>4.0006</text:p>
          </table:table-cell>
          <table:table-cell table:formula="of:=AVERAGE([.AA46:.AA55])" office:value-type="float" office:value="3.88601" calcext:value-type="float">
            <text:p>3.89</text:p>
          </table:table-cell>
          <table:table-cell office:value-type="float" office:value="1.6812" calcext:value-type="float">
            <text:p>1.6812</text:p>
          </table:table-cell>
          <table:table-cell office:value-type="float" office:value="2.2977" calcext:value-type="float">
            <text:p>2.2977</text:p>
          </table:table-cell>
          <table:table-cell table:formula="of:=AVERAGE([.AD46:.AD55])" office:value-type="float" office:value="1.73397" calcext:value-type="float">
            <text:p>1.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6469" calcext:value-type="float">
            <text:p>1.6469</text:p>
          </table:table-cell>
          <table:table-cell office:value-type="float" office:value="1.9802" calcext:value-type="float">
            <text:p>1.9802</text:p>
          </table:table-cell>
          <table:table-cell table:formula="of:=AVERAGE([.C47:.C56])" office:value-type="float" office:value="1.82945" calcext:value-type="float">
            <text:p>1.83</text:p>
          </table:table-cell>
          <table:table-cell office:value-type="float" office:value="1.5131" calcext:value-type="float">
            <text:p>1.5131</text:p>
          </table:table-cell>
          <table:table-cell office:value-type="float" office:value="4.8367" calcext:value-type="float">
            <text:p>4.8367</text:p>
          </table:table-cell>
          <table:table-cell table:formula="of:=AVERAGE([.F47:.F56])" office:value-type="float" office:value="3.40683" calcext:value-type="float">
            <text:p>3.41</text:p>
          </table:table-cell>
          <table:table-cell office:value-type="float" office:value="1.424" calcext:value-type="float">
            <text:p>1.424</text:p>
          </table:table-cell>
          <table:table-cell office:value-type="float" office:value="1.491" calcext:value-type="float">
            <text:p>1.491</text:p>
          </table:table-cell>
          <table:table-cell table:formula="of:=AVERAGE([.I47:.I56])" office:value-type="float" office:value="2.49054" calcext:value-type="float">
            <text:p>2.49</text:p>
          </table:table-cell>
          <table:table-cell office:value-type="float" office:value="1.391" calcext:value-type="float">
            <text:p>1.391</text:p>
          </table:table-cell>
          <table:table-cell office:value-type="float" office:value="2.3529" calcext:value-type="float">
            <text:p>2.3529</text:p>
          </table:table-cell>
          <table:table-cell table:formula="of:=AVERAGE([.L47:.L56])" office:value-type="float" office:value="2.64983" calcext:value-type="float">
            <text:p>2.65</text:p>
          </table:table-cell>
          <table:table-cell office:value-type="float" office:value="1.5721" calcext:value-type="float">
            <text:p>1.5721</text:p>
          </table:table-cell>
          <table:table-cell office:value-type="float" office:value="2.2444" calcext:value-type="float">
            <text:p>2.2444</text:p>
          </table:table-cell>
          <table:table-cell table:formula="of:=AVERAGE([.O47:.O56])" office:value-type="float" office:value="2.09928" calcext:value-type="float">
            <text:p>2.10</text:p>
          </table:table-cell>
          <table:table-cell office:value-type="float" office:value="1.6528" calcext:value-type="float">
            <text:p>1.6528</text:p>
          </table:table-cell>
          <table:table-cell office:value-type="float" office:value="1.4963" calcext:value-type="float">
            <text:p>1.4963</text:p>
          </table:table-cell>
          <table:table-cell table:formula="of:=AVERAGE([.R47:.R56])" office:value-type="float" office:value="2.0019" calcext:value-type="float">
            <text:p>2.00</text:p>
          </table:table-cell>
          <table:table-cell office:value-type="float" office:value="1.3009" calcext:value-type="float">
            <text:p>1.3009</text:p>
          </table:table-cell>
          <table:table-cell office:value-type="float" office:value="2.839" calcext:value-type="float">
            <text:p>2.839</text:p>
          </table:table-cell>
          <table:table-cell table:formula="of:=AVERAGE([.U47:.U56])" office:value-type="float" office:value="2.37789" calcext:value-type="float">
            <text:p>2.38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1032" calcext:value-type="float">
            <text:p>1.1032</text:p>
          </table:table-cell>
          <table:table-cell table:formula="of:=AVERAGE([.X47:.X56])" office:value-type="float" office:value="1.68338" calcext:value-type="float">
            <text:p>1.68</text:p>
          </table:table-cell>
          <table:table-cell office:value-type="float" office:value="1.5315" calcext:value-type="float">
            <text:p>1.5315</text:p>
          </table:table-cell>
          <table:table-cell office:value-type="float" office:value="4.6531" calcext:value-type="float">
            <text:p>4.6531</text:p>
          </table:table-cell>
          <table:table-cell table:formula="of:=AVERAGE([.AA47:.AA56])" office:value-type="float" office:value="4.06065" calcext:value-type="float">
            <text:p>4.06</text:p>
          </table:table-cell>
          <table:table-cell office:value-type="float" office:value="1.9771" calcext:value-type="float">
            <text:p>1.9771</text:p>
          </table:table-cell>
          <table:table-cell office:value-type="float" office:value="2.4054" calcext:value-type="float">
            <text:p>2.4054</text:p>
          </table:table-cell>
          <table:table-cell table:formula="of:=AVERAGE([.AD47:.AD56])" office:value-type="float" office:value="1.84328" calcext:value-type="float">
            <text:p>1.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664" calcext:value-type="float">
            <text:p>1.664</text:p>
          </table:table-cell>
          <table:table-cell office:value-type="float" office:value="1.8424" calcext:value-type="float">
            <text:p>1.8424</text:p>
          </table:table-cell>
          <table:table-cell table:formula="of:=AVERAGE([.C48:.C57])" office:value-type="float" office:value="1.82286" calcext:value-type="float">
            <text:p>1.82</text:p>
          </table:table-cell>
          <table:table-cell office:value-type="float" office:value="1.4284" calcext:value-type="float">
            <text:p>1.4284</text:p>
          </table:table-cell>
          <table:table-cell office:value-type="float" office:value="4.6925" calcext:value-type="float">
            <text:p>4.6925</text:p>
          </table:table-cell>
          <table:table-cell table:formula="of:=AVERAGE([.F48:.F57])" office:value-type="float" office:value="3.48371" calcext:value-type="float">
            <text:p>3.48</text:p>
          </table:table-cell>
          <table:table-cell office:value-type="float" office:value="1.4782" calcext:value-type="float">
            <text:p>1.4782</text:p>
          </table:table-cell>
          <table:table-cell office:value-type="float" office:value="2.8612" calcext:value-type="float">
            <text:p>2.8612</text:p>
          </table:table-cell>
          <table:table-cell table:formula="of:=AVERAGE([.I48:.I57])" office:value-type="float" office:value="2.44461" calcext:value-type="float">
            <text:p>2.44</text:p>
          </table:table-cell>
          <table:table-cell office:value-type="float" office:value="1.3822" calcext:value-type="float">
            <text:p>1.3822</text:p>
          </table:table-cell>
          <table:table-cell office:value-type="float" office:value="1.9461" calcext:value-type="float">
            <text:p>1.9461</text:p>
          </table:table-cell>
          <table:table-cell table:formula="of:=AVERAGE([.L48:.L57])" office:value-type="float" office:value="2.60105" calcext:value-type="float">
            <text:p>2.60</text:p>
          </table:table-cell>
          <table:table-cell office:value-type="float" office:value="1.4321" calcext:value-type="float">
            <text:p>1.4321</text:p>
          </table:table-cell>
          <table:table-cell office:value-type="float" office:value="2.6865" calcext:value-type="float">
            <text:p>2.6865</text:p>
          </table:table-cell>
          <table:table-cell table:formula="of:=AVERAGE([.O48:.O57])" office:value-type="float" office:value="2.15655" calcext:value-type="float">
            <text:p>2.16</text:p>
          </table:table-cell>
          <table:table-cell office:value-type="float" office:value="2.0645" calcext:value-type="float">
            <text:p>2.0645</text:p>
          </table:table-cell>
          <table:table-cell office:value-type="float" office:value="1.2221" calcext:value-type="float">
            <text:p>1.2221</text:p>
          </table:table-cell>
          <table:table-cell table:formula="of:=AVERAGE([.R48:.R57])" office:value-type="float" office:value="1.98083" calcext:value-type="float">
            <text:p>1.98</text:p>
          </table:table-cell>
          <table:table-cell office:value-type="float" office:value="1.4716" calcext:value-type="float">
            <text:p>1.4716</text:p>
          </table:table-cell>
          <table:table-cell office:value-type="float" office:value="2.9275" calcext:value-type="float">
            <text:p>2.9275</text:p>
          </table:table-cell>
          <table:table-cell table:formula="of:=AVERAGE([.U48:.U57])" office:value-type="float" office:value="2.47665" calcext:value-type="float">
            <text:p>2.48</text:p>
          </table:table-cell>
          <table:table-cell office:value-type="float" office:value="1.3998" calcext:value-type="float">
            <text:p>1.3998</text:p>
          </table:table-cell>
          <table:table-cell office:value-type="float" office:value="1.1301" calcext:value-type="float">
            <text:p>1.1301</text:p>
          </table:table-cell>
          <table:table-cell table:formula="of:=AVERAGE([.X48:.X57])" office:value-type="float" office:value="1.59373" calcext:value-type="float">
            <text:p>1.59</text:p>
          </table:table-cell>
          <table:table-cell office:value-type="float" office:value="1.3403" calcext:value-type="float">
            <text:p>1.3403</text:p>
          </table:table-cell>
          <table:table-cell office:value-type="float" office:value="4.0186" calcext:value-type="float">
            <text:p>4.0186</text:p>
          </table:table-cell>
          <table:table-cell table:formula="of:=AVERAGE([.AA48:.AA57])" office:value-type="float" office:value="4.11215" calcext:value-type="float">
            <text:p>4.11</text:p>
          </table:table-cell>
          <table:table-cell office:value-type="float" office:value="1.7746" calcext:value-type="float">
            <text:p>1.7746</text:p>
          </table:table-cell>
          <table:table-cell office:value-type="float" office:value="1.6503" calcext:value-type="float">
            <text:p>1.6503</text:p>
          </table:table-cell>
          <table:table-cell table:formula="of:=AVERAGE([.AD48:.AD57])" office:value-type="float" office:value="1.83504" calcext:value-type="float">
            <text:p>1.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6542" calcext:value-type="float">
            <text:p>1.6542</text:p>
          </table:table-cell>
          <table:table-cell office:value-type="float" office:value="1.8472" calcext:value-type="float">
            <text:p>1.8472</text:p>
          </table:table-cell>
          <table:table-cell table:formula="of:=AVERAGE([.C49:.C58])" office:value-type="float" office:value="1.82263" calcext:value-type="float">
            <text:p>1.82</text:p>
          </table:table-cell>
          <table:table-cell office:value-type="float" office:value="1.1434" calcext:value-type="float">
            <text:p>1.1434</text:p>
          </table:table-cell>
          <table:table-cell office:value-type="float" office:value="2.9874" calcext:value-type="float">
            <text:p>2.9874</text:p>
          </table:table-cell>
          <table:table-cell table:formula="of:=AVERAGE([.F49:.F58])" office:value-type="float" office:value="3.43867" calcext:value-type="float">
            <text:p>3.44</text:p>
          </table:table-cell>
          <table:table-cell office:value-type="float" office:value="1.2747" calcext:value-type="float">
            <text:p>1.2747</text:p>
          </table:table-cell>
          <table:table-cell office:value-type="float" office:value="3.2611" calcext:value-type="float">
            <text:p>3.2611</text:p>
          </table:table-cell>
          <table:table-cell table:formula="of:=AVERAGE([.I49:.I58])" office:value-type="float" office:value="2.46843" calcext:value-type="float">
            <text:p>2.47</text:p>
          </table:table-cell>
          <table:table-cell office:value-type="float" office:value="1.7412" calcext:value-type="float">
            <text:p>1.7412</text:p>
          </table:table-cell>
          <table:table-cell office:value-type="float" office:value="2.1837" calcext:value-type="float">
            <text:p>2.1837</text:p>
          </table:table-cell>
          <table:table-cell table:formula="of:=AVERAGE([.L49:.L58])" office:value-type="float" office:value="2.58282" calcext:value-type="float">
            <text:p>2.58</text:p>
          </table:table-cell>
          <table:table-cell office:value-type="float" office:value="1.6088" calcext:value-type="float">
            <text:p>1.6088</text:p>
          </table:table-cell>
          <table:table-cell office:value-type="float" office:value="2.1971" calcext:value-type="float">
            <text:p>2.1971</text:p>
          </table:table-cell>
          <table:table-cell table:formula="of:=AVERAGE([.O49:.O58])" office:value-type="float" office:value="2.11543" calcext:value-type="float">
            <text:p>2.12</text:p>
          </table:table-cell>
          <table:table-cell office:value-type="float" office:value="1.7668" calcext:value-type="float">
            <text:p>1.7668</text:p>
          </table:table-cell>
          <table:table-cell office:value-type="float" office:value="2.0631" calcext:value-type="float">
            <text:p>2.0631</text:p>
          </table:table-cell>
          <table:table-cell table:formula="of:=AVERAGE([.R49:.R58])" office:value-type="float" office:value="1.98243" calcext:value-type="float">
            <text:p>1.98</text:p>
          </table:table-cell>
          <table:table-cell office:value-type="float" office:value="1.4952" calcext:value-type="float">
            <text:p>1.4952</text:p>
          </table:table-cell>
          <table:table-cell office:value-type="float" office:value="3.1405" calcext:value-type="float">
            <text:p>3.1405</text:p>
          </table:table-cell>
          <table:table-cell table:formula="of:=AVERAGE([.U49:.U58])" office:value-type="float" office:value="2.61181" calcext:value-type="float">
            <text:p>2.61</text:p>
          </table:table-cell>
          <table:table-cell office:value-type="float" office:value="1.2979" calcext:value-type="float">
            <text:p>1.2979</text:p>
          </table:table-cell>
          <table:table-cell office:value-type="float" office:value="1.6967" calcext:value-type="float">
            <text:p>1.6967</text:p>
          </table:table-cell>
          <table:table-cell table:formula="of:=AVERAGE([.X49:.X58])" office:value-type="float" office:value="1.56331" calcext:value-type="float">
            <text:p>1.56</text:p>
          </table:table-cell>
          <table:table-cell office:value-type="float" office:value="1.6186" calcext:value-type="float">
            <text:p>1.6186</text:p>
          </table:table-cell>
          <table:table-cell office:value-type="float" office:value="3.5762" calcext:value-type="float">
            <text:p>3.5762</text:p>
          </table:table-cell>
          <table:table-cell table:formula="of:=AVERAGE([.AA49:.AA58])" office:value-type="float" office:value="4.05635" calcext:value-type="float">
            <text:p>4.06</text:p>
          </table:table-cell>
          <table:table-cell office:value-type="float" office:value="1.8846" calcext:value-type="float">
            <text:p>1.8846</text:p>
          </table:table-cell>
          <table:table-cell office:value-type="float" office:value="2.4011" calcext:value-type="float">
            <text:p>2.4011</text:p>
          </table:table-cell>
          <table:table-cell table:formula="of:=AVERAGE([.AD49:.AD58])" office:value-type="float" office:value="1.9486" calcext:value-type="float">
            <text:p>1.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6761" calcext:value-type="float">
            <text:p>1.6761</text:p>
          </table:table-cell>
          <table:table-cell office:value-type="float" office:value="1.8628" calcext:value-type="float">
            <text:p>1.8628</text:p>
          </table:table-cell>
          <table:table-cell table:formula="of:=AVERAGE([.C50:.C59])" office:value-type="float" office:value="1.82672" calcext:value-type="float">
            <text:p>1.83</text:p>
          </table:table-cell>
          <table:table-cell office:value-type="float" office:value="1.309" calcext:value-type="float">
            <text:p>1.309</text:p>
          </table:table-cell>
          <table:table-cell office:value-type="float" office:value="2.7089" calcext:value-type="float">
            <text:p>2.7089</text:p>
          </table:table-cell>
          <table:table-cell table:formula="of:=AVERAGE([.F50:.F59])" office:value-type="float" office:value="3.41944" calcext:value-type="float">
            <text:p>3.42</text:p>
          </table:table-cell>
          <table:table-cell office:value-type="float" office:value="1.3416" calcext:value-type="float">
            <text:p>1.3416</text:p>
          </table:table-cell>
          <table:table-cell office:value-type="float" office:value="2.2869" calcext:value-type="float">
            <text:p>2.2869</text:p>
          </table:table-cell>
          <table:table-cell table:formula="of:=AVERAGE([.I50:.I59])" office:value-type="float" office:value="2.43109" calcext:value-type="float">
            <text:p>2.43</text:p>
          </table:table-cell>
          <table:table-cell office:value-type="float" office:value="1.3152" calcext:value-type="float">
            <text:p>1.3152</text:p>
          </table:table-cell>
          <table:table-cell office:value-type="float" office:value="1.879" calcext:value-type="float">
            <text:p>1.879</text:p>
          </table:table-cell>
          <table:table-cell table:formula="of:=AVERAGE([.L50:.L59])" office:value-type="float" office:value="2.49966" calcext:value-type="float">
            <text:p>2.50</text:p>
          </table:table-cell>
          <table:table-cell office:value-type="float" office:value="1.6489" calcext:value-type="float">
            <text:p>1.6489</text:p>
          </table:table-cell>
          <table:table-cell office:value-type="float" office:value="1.769" calcext:value-type="float">
            <text:p>1.769</text:p>
          </table:table-cell>
          <table:table-cell table:formula="of:=AVERAGE([.O50:.O59])" office:value-type="float" office:value="2.11947" calcext:value-type="float">
            <text:p>2.12</text:p>
          </table:table-cell>
          <table:table-cell office:value-type="float" office:value="1.9129" calcext:value-type="float">
            <text:p>1.9129</text:p>
          </table:table-cell>
          <table:table-cell office:value-type="float" office:value="1.7729" calcext:value-type="float">
            <text:p>1.7729</text:p>
          </table:table-cell>
          <table:table-cell table:formula="of:=AVERAGE([.R50:.R59])" office:value-type="float" office:value="1.97757" calcext:value-type="float">
            <text:p>1.98</text:p>
          </table:table-cell>
          <table:table-cell office:value-type="float" office:value="1.3442" calcext:value-type="float">
            <text:p>1.3442</text:p>
          </table:table-cell>
          <table:table-cell office:value-type="float" office:value="3.4299" calcext:value-type="float">
            <text:p>3.4299</text:p>
          </table:table-cell>
          <table:table-cell table:formula="of:=AVERAGE([.U50:.U59])" office:value-type="float" office:value="2.71324" calcext:value-type="float">
            <text:p>2.71</text:p>
          </table:table-cell>
          <table:table-cell office:value-type="float" office:value="1.5394" calcext:value-type="float">
            <text:p>1.5394</text:p>
          </table:table-cell>
          <table:table-cell office:value-type="float" office:value="1.3536" calcext:value-type="float">
            <text:p>1.3536</text:p>
          </table:table-cell>
          <table:table-cell table:formula="of:=AVERAGE([.X50:.X59])" office:value-type="float" office:value="1.56848" calcext:value-type="float">
            <text:p>1.57</text:p>
          </table:table-cell>
          <table:table-cell office:value-type="float" office:value="1.777" calcext:value-type="float">
            <text:p>1.777</text:p>
          </table:table-cell>
          <table:table-cell office:value-type="float" office:value="2.7193" calcext:value-type="float">
            <text:p>2.7193</text:p>
          </table:table-cell>
          <table:table-cell table:formula="of:=AVERAGE([.AA50:.AA59])" office:value-type="float" office:value="3.89188" calcext:value-type="float">
            <text:p>3.89</text:p>
          </table:table-cell>
          <table:table-cell office:value-type="float" office:value="1.9528" calcext:value-type="float">
            <text:p>1.9528</text:p>
          </table:table-cell>
          <table:table-cell office:value-type="float" office:value="2.386" calcext:value-type="float">
            <text:p>2.386</text:p>
          </table:table-cell>
          <table:table-cell table:formula="of:=AVERAGE([.AD50:.AD59])" office:value-type="float" office:value="1.98601" calcext:value-type="float">
            <text:p>1.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6162" calcext:value-type="float">
            <text:p>1.6162</text:p>
          </table:table-cell>
          <table:table-cell office:value-type="float" office:value="2.1669" calcext:value-type="float">
            <text:p>2.1669</text:p>
          </table:table-cell>
          <table:table-cell table:formula="of:=AVERAGE([.C51:.C60])" office:value-type="float" office:value="1.84769" calcext:value-type="float">
            <text:p>1.85</text:p>
          </table:table-cell>
          <table:table-cell office:value-type="float" office:value="1.3074" calcext:value-type="float">
            <text:p>1.3074</text:p>
          </table:table-cell>
          <table:table-cell office:value-type="float" office:value="4.2836" calcext:value-type="float">
            <text:p>4.2836</text:p>
          </table:table-cell>
          <table:table-cell table:formula="of:=AVERAGE([.F51:.F60])" office:value-type="float" office:value="3.59609" calcext:value-type="float">
            <text:p>3.60</text:p>
          </table:table-cell>
          <table:table-cell office:value-type="float" office:value="1.5003" calcext:value-type="float">
            <text:p>1.5003</text:p>
          </table:table-cell>
          <table:table-cell office:value-type="float" office:value="3.581" calcext:value-type="float">
            <text:p>3.581</text:p>
          </table:table-cell>
          <table:table-cell table:formula="of:=AVERAGE([.I51:.I60])" office:value-type="float" office:value="2.61802" calcext:value-type="float">
            <text:p>2.62</text:p>
          </table:table-cell>
          <table:table-cell office:value-type="float" office:value="1.498" calcext:value-type="float">
            <text:p>1.498</text:p>
          </table:table-cell>
          <table:table-cell office:value-type="float" office:value="2.2727" calcext:value-type="float">
            <text:p>2.2727</text:p>
          </table:table-cell>
          <table:table-cell table:formula="of:=AVERAGE([.L51:.L60])" office:value-type="float" office:value="2.45042" calcext:value-type="float">
            <text:p>2.45</text:p>
          </table:table-cell>
          <table:table-cell office:value-type="float" office:value="1.8144" calcext:value-type="float">
            <text:p>1.8144</text:p>
          </table:table-cell>
          <table:table-cell office:value-type="float" office:value="1.5198" calcext:value-type="float">
            <text:p>1.5198</text:p>
          </table:table-cell>
          <table:table-cell table:formula="of:=AVERAGE([.O51:.O60])" office:value-type="float" office:value="2.06526" calcext:value-type="float">
            <text:p>2.07</text:p>
          </table:table-cell>
          <table:table-cell office:value-type="float" office:value="2.2883" calcext:value-type="float">
            <text:p>2.2883</text:p>
          </table:table-cell>
          <table:table-cell office:value-type="float" office:value="1.2934" calcext:value-type="float">
            <text:p>1.2934</text:p>
          </table:table-cell>
          <table:table-cell table:formula="of:=AVERAGE([.R51:.R60])" office:value-type="float" office:value="1.93395" calcext:value-type="float">
            <text:p>1.93</text:p>
          </table:table-cell>
          <table:table-cell office:value-type="float" office:value="1.4326" calcext:value-type="float">
            <text:p>1.4326</text:p>
          </table:table-cell>
          <table:table-cell office:value-type="float" office:value="2.9713" calcext:value-type="float">
            <text:p>2.9713</text:p>
          </table:table-cell>
          <table:table-cell table:formula="of:=AVERAGE([.U51:.U60])" office:value-type="float" office:value="2.74077" calcext:value-type="float">
            <text:p>2.74</text:p>
          </table:table-cell>
          <table:table-cell office:value-type="float" office:value="1.4604" calcext:value-type="float">
            <text:p>1.4604</text:p>
          </table:table-cell>
          <table:table-cell office:value-type="float" office:value="1.3194" calcext:value-type="float">
            <text:p>1.3194</text:p>
          </table:table-cell>
          <table:table-cell table:formula="of:=AVERAGE([.X51:.X60])" office:value-type="float" office:value="1.50979" calcext:value-type="float">
            <text:p>1.51</text:p>
          </table:table-cell>
          <table:table-cell office:value-type="float" office:value="1.754" calcext:value-type="float">
            <text:p>1.754</text:p>
          </table:table-cell>
          <table:table-cell office:value-type="float" office:value="2.6738" calcext:value-type="float">
            <text:p>2.6738</text:p>
          </table:table-cell>
          <table:table-cell table:formula="of:=AVERAGE([.AA51:.AA60])" office:value-type="float" office:value="3.79549" calcext:value-type="float">
            <text:p>3.80</text:p>
          </table:table-cell>
          <table:table-cell office:value-type="float" office:value="1.9311" calcext:value-type="float">
            <text:p>1.9311</text:p>
          </table:table-cell>
          <table:table-cell office:value-type="float" office:value="2.8834" calcext:value-type="float">
            <text:p>2.8834</text:p>
          </table:table-cell>
          <table:table-cell table:formula="of:=AVERAGE([.AD51:.AD60])" office:value-type="float" office:value="2.15717" calcext:value-type="float">
            <text:p>2.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8287" calcext:value-type="float">
            <text:p>1.8287</text:p>
          </table:table-cell>
          <table:table-cell office:value-type="float" office:value="2.2471" calcext:value-type="float">
            <text:p>2.2471</text:p>
          </table:table-cell>
          <table:table-cell table:formula="of:=AVERAGE([.C52:.C61])" office:value-type="float" office:value="1.90412" calcext:value-type="float">
            <text:p>1.90</text:p>
          </table:table-cell>
          <table:table-cell office:value-type="float" office:value="1.3426" calcext:value-type="float">
            <text:p>1.3426</text:p>
          </table:table-cell>
          <table:table-cell office:value-type="float" office:value="4.7439" calcext:value-type="float">
            <text:p>4.7439</text:p>
          </table:table-cell>
          <table:table-cell table:formula="of:=AVERAGE([.F52:.F61])" office:value-type="float" office:value="3.71971" calcext:value-type="float">
            <text:p>3.72</text:p>
          </table:table-cell>
          <table:table-cell office:value-type="float" office:value="1.4175" calcext:value-type="float">
            <text:p>1.4175</text:p>
          </table:table-cell>
          <table:table-cell office:value-type="float" office:value="2.7084" calcext:value-type="float">
            <text:p>2.7084</text:p>
          </table:table-cell>
          <table:table-cell table:formula="of:=AVERAGE([.I52:.I61])" office:value-type="float" office:value="2.68017" calcext:value-type="float">
            <text:p>2.68</text:p>
          </table:table-cell>
          <table:table-cell office:value-type="float" office:value="1.277" calcext:value-type="float">
            <text:p>1.277</text:p>
          </table:table-cell>
          <table:table-cell office:value-type="float" office:value="2.0886" calcext:value-type="float">
            <text:p>2.0886</text:p>
          </table:table-cell>
          <table:table-cell table:formula="of:=AVERAGE([.L52:.L61])" office:value-type="float" office:value="2.29396" calcext:value-type="float">
            <text:p>2.29</text:p>
          </table:table-cell>
          <table:table-cell office:value-type="float" office:value="1.7915" calcext:value-type="float">
            <text:p>1.7915</text:p>
          </table:table-cell>
          <table:table-cell office:value-type="float" office:value="2.1213" calcext:value-type="float">
            <text:p>2.1213</text:p>
          </table:table-cell>
          <table:table-cell table:formula="of:=AVERAGE([.O52:.O61])" office:value-type="float" office:value="2.04007" calcext:value-type="float">
            <text:p>2.04</text:p>
          </table:table-cell>
          <table:table-cell office:value-type="float" office:value="2.2285" calcext:value-type="float">
            <text:p>2.2285</text:p>
          </table:table-cell>
          <table:table-cell office:value-type="float" office:value="1.5027" calcext:value-type="float">
            <text:p>1.5027</text:p>
          </table:table-cell>
          <table:table-cell table:formula="of:=AVERAGE([.R52:.R61])" office:value-type="float" office:value="1.89885" calcext:value-type="float">
            <text:p>1.90</text:p>
          </table:table-cell>
          <table:table-cell office:value-type="float" office:value="1.6811" calcext:value-type="float">
            <text:p>1.6811</text:p>
          </table:table-cell>
          <table:table-cell office:value-type="float" office:value="2.467" calcext:value-type="float">
            <text:p>2.467</text:p>
          </table:table-cell>
          <table:table-cell table:formula="of:=AVERAGE([.U52:.U61])" office:value-type="float" office:value="2.74547" calcext:value-type="float">
            <text:p>2.75</text:p>
          </table:table-cell>
          <table:table-cell office:value-type="float" office:value="1.6128" calcext:value-type="float">
            <text:p>1.6128</text:p>
          </table:table-cell>
          <table:table-cell office:value-type="float" office:value="1.5951" calcext:value-type="float">
            <text:p>1.5951</text:p>
          </table:table-cell>
          <table:table-cell table:formula="of:=AVERAGE([.X52:.X61])" office:value-type="float" office:value="1.47461" calcext:value-type="float">
            <text:p>1.47</text:p>
          </table:table-cell>
          <table:table-cell office:value-type="float" office:value="1.7806" calcext:value-type="float">
            <text:p>1.7806</text:p>
          </table:table-cell>
          <table:table-cell office:value-type="float" office:value="2.9752" calcext:value-type="float">
            <text:p>2.9752</text:p>
          </table:table-cell>
          <table:table-cell table:formula="of:=AVERAGE([.AA52:.AA61])" office:value-type="float" office:value="3.69835" calcext:value-type="float">
            <text:p>3.70</text:p>
          </table:table-cell>
          <table:table-cell office:value-type="float" office:value="2.0255" calcext:value-type="float">
            <text:p>2.0255</text:p>
          </table:table-cell>
          <table:table-cell office:value-type="float" office:value="3.1324" calcext:value-type="float">
            <text:p>3.1324</text:p>
          </table:table-cell>
          <table:table-cell table:formula="of:=AVERAGE([.AD52:.AD61])" office:value-type="float" office:value="2.26316" calcext:value-type="float">
            <text:p>2.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4389" calcext:value-type="float">
            <text:p>1.4389</text:p>
          </table:table-cell>
          <table:table-cell office:value-type="float" office:value="1.6239" calcext:value-type="float">
            <text:p>1.6239</text:p>
          </table:table-cell>
          <table:table-cell table:formula="of:=AVERAGE([.C53:.C62])" office:value-type="float" office:value="1.91074" calcext:value-type="float">
            <text:p>1.91</text:p>
          </table:table-cell>
          <table:table-cell office:value-type="float" office:value="1.3305" calcext:value-type="float">
            <text:p>1.3305</text:p>
          </table:table-cell>
          <table:table-cell office:value-type="float" office:value="5.1889" calcext:value-type="float">
            <text:p>5.1889</text:p>
          </table:table-cell>
          <table:table-cell table:formula="of:=AVERAGE([.F53:.F62])" office:value-type="float" office:value="3.92088" calcext:value-type="float">
            <text:p>3.92</text:p>
          </table:table-cell>
          <table:table-cell office:value-type="float" office:value="1.8107" calcext:value-type="float">
            <text:p>1.8107</text:p>
          </table:table-cell>
          <table:table-cell office:value-type="float" office:value="3.9068" calcext:value-type="float">
            <text:p>3.9068</text:p>
          </table:table-cell>
          <table:table-cell table:formula="of:=AVERAGE([.I53:.I62])" office:value-type="float" office:value="2.83224" calcext:value-type="float">
            <text:p>2.83</text:p>
          </table:table-cell>
          <table:table-cell office:value-type="float" office:value="1.2159" calcext:value-type="float">
            <text:p>1.2159</text:p>
          </table:table-cell>
          <table:table-cell office:value-type="float" office:value="1.7723" calcext:value-type="float">
            <text:p>1.7723</text:p>
          </table:table-cell>
          <table:table-cell table:formula="of:=AVERAGE([.L53:.L62])" office:value-type="float" office:value="2.1355" calcext:value-type="float">
            <text:p>2.14</text:p>
          </table:table-cell>
          <table:table-cell office:value-type="float" office:value="1.6967" calcext:value-type="float">
            <text:p>1.6967</text:p>
          </table:table-cell>
          <table:table-cell office:value-type="float" office:value="2.0466" calcext:value-type="float">
            <text:p>2.0466</text:p>
          </table:table-cell>
          <table:table-cell table:formula="of:=AVERAGE([.O53:.O62])" office:value-type="float" office:value="2.03944" calcext:value-type="float">
            <text:p>2.04</text:p>
          </table:table-cell>
          <table:table-cell office:value-type="float" office:value="1.9125" calcext:value-type="float">
            <text:p>1.9125</text:p>
          </table:table-cell>
          <table:table-cell office:value-type="float" office:value="1.632" calcext:value-type="float">
            <text:p>1.632</text:p>
          </table:table-cell>
          <table:table-cell table:formula="of:=AVERAGE([.R53:.R62])" office:value-type="float" office:value="1.79609" calcext:value-type="float">
            <text:p>1.80</text:p>
          </table:table-cell>
          <table:table-cell office:value-type="float" office:value="1.5022" calcext:value-type="float">
            <text:p>1.5022</text:p>
          </table:table-cell>
          <table:table-cell office:value-type="float" office:value="2.548" calcext:value-type="float">
            <text:p>2.548</text:p>
          </table:table-cell>
          <table:table-cell table:formula="of:=AVERAGE([.U53:.U62])" office:value-type="float" office:value="2.73258" calcext:value-type="float">
            <text:p>2.73</text:p>
          </table:table-cell>
          <table:table-cell office:value-type="float" office:value="1.7468" calcext:value-type="float">
            <text:p>1.7468</text:p>
          </table:table-cell>
          <table:table-cell office:value-type="float" office:value="2.0082" calcext:value-type="float">
            <text:p>2.0082</text:p>
          </table:table-cell>
          <table:table-cell table:formula="of:=AVERAGE([.X53:.X62])" office:value-type="float" office:value="1.51388" calcext:value-type="float">
            <text:p>1.51</text:p>
          </table:table-cell>
          <table:table-cell office:value-type="float" office:value="1.7858" calcext:value-type="float">
            <text:p>1.7858</text:p>
          </table:table-cell>
          <table:table-cell office:value-type="float" office:value="4.7031" calcext:value-type="float">
            <text:p>4.7031</text:p>
          </table:table-cell>
          <table:table-cell table:formula="of:=AVERAGE([.AA53:.AA62])" office:value-type="float" office:value="3.76295" calcext:value-type="float">
            <text:p>3.76</text:p>
          </table:table-cell>
          <table:table-cell office:value-type="float" office:value="2.1312" calcext:value-type="float">
            <text:p>2.1312</text:p>
          </table:table-cell>
          <table:table-cell office:value-type="float" office:value="2.6595" calcext:value-type="float">
            <text:p>2.6595</text:p>
          </table:table-cell>
          <table:table-cell table:formula="of:=AVERAGE([.AD53:.AD62])" office:value-type="float" office:value="2.32753" calcext:value-type="float">
            <text:p>2.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7785" calcext:value-type="float">
            <text:p>1.7785</text:p>
          </table:table-cell>
          <table:table-cell office:value-type="float" office:value="1.2687" calcext:value-type="float">
            <text:p>1.2687</text:p>
          </table:table-cell>
          <table:table-cell table:formula="of:=AVERAGE([.C54:.C63])" office:value-type="float" office:value="1.84128" calcext:value-type="float">
            <text:p>1.84</text:p>
          </table:table-cell>
          <table:table-cell office:value-type="float" office:value="1.2972" calcext:value-type="float">
            <text:p>1.2972</text:p>
          </table:table-cell>
          <table:table-cell office:value-type="float" office:value="3.7426" calcext:value-type="float">
            <text:p>3.7426</text:p>
          </table:table-cell>
          <table:table-cell table:formula="of:=AVERAGE([.F54:.F63])" office:value-type="float" office:value="4.0199" calcext:value-type="float">
            <text:p>4.02</text:p>
          </table:table-cell>
          <table:table-cell office:value-type="float" office:value="1.5176" calcext:value-type="float">
            <text:p>1.5176</text:p>
          </table:table-cell>
          <table:table-cell office:value-type="float" office:value="3.5917" calcext:value-type="float">
            <text:p>3.5917</text:p>
          </table:table-cell>
          <table:table-cell table:formula="of:=AVERAGE([.I54:.I63])" office:value-type="float" office:value="2.89687" calcext:value-type="float">
            <text:p>2.90</text:p>
          </table:table-cell>
          <table:table-cell office:value-type="float" office:value="1.4298" calcext:value-type="float">
            <text:p>1.4298</text:p>
          </table:table-cell>
          <table:table-cell office:value-type="float" office:value="2.1342" calcext:value-type="float">
            <text:p>2.1342</text:p>
          </table:table-cell>
          <table:table-cell table:formula="of:=AVERAGE([.L54:.L63])" office:value-type="float" office:value="2.07902" calcext:value-type="float">
            <text:p>2.08</text:p>
          </table:table-cell>
          <table:table-cell office:value-type="float" office:value="1.9321" calcext:value-type="float">
            <text:p>1.9321</text:p>
          </table:table-cell>
          <table:table-cell office:value-type="float" office:value="1.4478" calcext:value-type="float">
            <text:p>1.4478</text:p>
          </table:table-cell>
          <table:table-cell table:formula="of:=AVERAGE([.O54:.O63])" office:value-type="float" office:value="1.97806" calcext:value-type="float">
            <text:p>1.98</text:p>
          </table:table-cell>
          <table:table-cell office:value-type="float" office:value="1.9133" calcext:value-type="float">
            <text:p>1.9133</text:p>
          </table:table-cell>
          <table:table-cell office:value-type="float" office:value="1.8285" calcext:value-type="float">
            <text:p>1.8285</text:p>
          </table:table-cell>
          <table:table-cell table:formula="of:=AVERAGE([.R54:.R63])" office:value-type="float" office:value="1.68579" calcext:value-type="float">
            <text:p>1.69</text:p>
          </table:table-cell>
          <table:table-cell office:value-type="float" office:value="1.5536" calcext:value-type="float">
            <text:p>1.5536</text:p>
          </table:table-cell>
          <table:table-cell office:value-type="float" office:value="2.5485" calcext:value-type="float">
            <text:p>2.5485</text:p>
          </table:table-cell>
          <table:table-cell table:formula="of:=AVERAGE([.U54:.U63])" office:value-type="float" office:value="2.78615" calcext:value-type="float">
            <text:p>2.79</text:p>
          </table:table-cell>
          <table:table-cell office:value-type="float" office:value="1.5955" calcext:value-type="float">
            <text:p>1.5955</text:p>
          </table:table-cell>
          <table:table-cell office:value-type="float" office:value="1.8531" calcext:value-type="float">
            <text:p>1.8531</text:p>
          </table:table-cell>
          <table:table-cell table:formula="of:=AVERAGE([.X54:.X63])" office:value-type="float" office:value="1.49708" calcext:value-type="float">
            <text:p>1.50</text:p>
          </table:table-cell>
          <table:table-cell office:value-type="float" office:value="1.687" calcext:value-type="float">
            <text:p>1.687</text:p>
          </table:table-cell>
          <table:table-cell office:value-type="float" office:value="4.1875" calcext:value-type="float">
            <text:p>4.1875</text:p>
          </table:table-cell>
          <table:table-cell table:formula="of:=AVERAGE([.AA54:.AA63])" office:value-type="float" office:value="3.72276" calcext:value-type="float">
            <text:p>3.72</text:p>
          </table:table-cell>
          <table:table-cell office:value-type="float" office:value="2.4054" calcext:value-type="float">
            <text:p>2.4054</text:p>
          </table:table-cell>
          <table:table-cell office:value-type="float" office:value="2.4055" calcext:value-type="float">
            <text:p>2.4055</text:p>
          </table:table-cell>
          <table:table-cell table:formula="of:=AVERAGE([.AD54:.AD63])" office:value-type="float" office:value="2.42618" calcext:value-type="float">
            <text:p>2.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8555" calcext:value-type="float">
            <text:p>1.8555</text:p>
          </table:table-cell>
          <table:table-cell office:value-type="float" office:value="1.2584" calcext:value-type="float">
            <text:p>1.2584</text:p>
          </table:table-cell>
          <table:table-cell table:formula="of:=AVERAGE([.C55:.C64])" office:value-type="float" office:value="1.80149" calcext:value-type="float">
            <text:p>1.80</text:p>
          </table:table-cell>
          <table:table-cell office:value-type="float" office:value="1.3702" calcext:value-type="float">
            <text:p>1.3702</text:p>
          </table:table-cell>
          <table:table-cell office:value-type="float" office:value="3.8061" calcext:value-type="float">
            <text:p>3.8061</text:p>
          </table:table-cell>
          <table:table-cell table:formula="of:=AVERAGE([.F55:.F64])" office:value-type="float" office:value="4.0612" calcext:value-type="float">
            <text:p>4.06</text:p>
          </table:table-cell>
          <table:table-cell office:value-type="float" office:value="1.4638" calcext:value-type="float">
            <text:p>1.4638</text:p>
          </table:table-cell>
          <table:table-cell office:value-type="float" office:value="2.8462" calcext:value-type="float">
            <text:p>2.8462</text:p>
          </table:table-cell>
          <table:table-cell table:formula="of:=AVERAGE([.I55:.I64])" office:value-type="float" office:value="2.97255" calcext:value-type="float">
            <text:p>2.97</text:p>
          </table:table-cell>
          <table:table-cell office:value-type="float" office:value="1.239" calcext:value-type="float">
            <text:p>1.239</text:p>
          </table:table-cell>
          <table:table-cell office:value-type="float" office:value="1.788" calcext:value-type="float">
            <text:p>1.788</text:p>
          </table:table-cell>
          <table:table-cell table:formula="of:=AVERAGE([.L55:.L64])" office:value-type="float" office:value="2.03362" calcext:value-type="float">
            <text:p>2.03</text:p>
          </table:table-cell>
          <table:table-cell office:value-type="float" office:value="1.5304" calcext:value-type="float">
            <text:p>1.5304</text:p>
          </table:table-cell>
          <table:table-cell office:value-type="float" office:value="2.01" calcext:value-type="float">
            <text:p>2.01</text:p>
          </table:table-cell>
          <table:table-cell table:formula="of:=AVERAGE([.O55:.O64])" office:value-type="float" office:value="1.98969" calcext:value-type="float">
            <text:p>1.99</text:p>
          </table:table-cell>
          <table:table-cell office:value-type="float" office:value="1.6247" calcext:value-type="float">
            <text:p>1.6247</text:p>
          </table:table-cell>
          <table:table-cell office:value-type="float" office:value="2.0209" calcext:value-type="float">
            <text:p>2.0209</text:p>
          </table:table-cell>
          <table:table-cell table:formula="of:=AVERAGE([.R55:.R64])" office:value-type="float" office:value="1.66407" calcext:value-type="float">
            <text:p>1.66</text:p>
          </table:table-cell>
          <table:table-cell office:value-type="float" office:value="1.6534" calcext:value-type="float">
            <text:p>1.6534</text:p>
          </table:table-cell>
          <table:table-cell office:value-type="float" office:value="2.1747" calcext:value-type="float">
            <text:p>2.1747</text:p>
          </table:table-cell>
          <table:table-cell table:formula="of:=AVERAGE([.U55:.U64])" office:value-type="float" office:value="2.72421" calcext:value-type="float">
            <text:p>2.72</text:p>
          </table:table-cell>
          <table:table-cell office:value-type="float" office:value="1.673" calcext:value-type="float">
            <text:p>1.673</text:p>
          </table:table-cell>
          <table:table-cell office:value-type="float" office:value="1.7352" calcext:value-type="float">
            <text:p>1.7352</text:p>
          </table:table-cell>
          <table:table-cell table:formula="of:=AVERAGE([.X55:.X64])" office:value-type="float" office:value="1.50974" calcext:value-type="float">
            <text:p>1.51</text:p>
          </table:table-cell>
          <table:table-cell office:value-type="float" office:value="1.7938" calcext:value-type="float">
            <text:p>1.7938</text:p>
          </table:table-cell>
          <table:table-cell office:value-type="float" office:value="3.5355" calcext:value-type="float">
            <text:p>3.5355</text:p>
          </table:table-cell>
          <table:table-cell table:formula="of:=AVERAGE([.AA55:.AA64])" office:value-type="float" office:value="3.70429" calcext:value-type="float">
            <text:p>3.70</text:p>
          </table:table-cell>
          <table:table-cell office:value-type="float" office:value="1.9486" calcext:value-type="float">
            <text:p>1.9486</text:p>
          </table:table-cell>
          <table:table-cell office:value-type="float" office:value="3.637" calcext:value-type="float">
            <text:p>3.637</text:p>
          </table:table-cell>
          <table:table-cell table:formula="of:=AVERAGE([.AD55:.AD64])" office:value-type="float" office:value="2.58583" calcext:value-type="float">
            <text:p>2.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7192" calcext:value-type="float">
            <text:p>1.7192</text:p>
          </table:table-cell>
          <table:table-cell office:value-type="float" office:value="1.934" calcext:value-type="float">
            <text:p>1.934</text:p>
          </table:table-cell>
          <table:table-cell table:formula="of:=AVERAGE([.C56:.C65])" office:value-type="float" office:value="1.80316" calcext:value-type="float">
            <text:p>1.80</text:p>
          </table:table-cell>
          <table:table-cell office:value-type="float" office:value="1.2406" calcext:value-type="float">
            <text:p>1.2406</text:p>
          </table:table-cell>
          <table:table-cell office:value-type="float" office:value="3.0061" calcext:value-type="float">
            <text:p>3.0061</text:p>
          </table:table-cell>
          <table:table-cell table:formula="of:=AVERAGE([.F56:.F65])" office:value-type="float" office:value="3.99967" calcext:value-type="float">
            <text:p>4.00</text:p>
          </table:table-cell>
          <table:table-cell office:value-type="float" office:value="1.6102" calcext:value-type="float">
            <text:p>1.6102</text:p>
          </table:table-cell>
          <table:table-cell office:value-type="float" office:value="2.538" calcext:value-type="float">
            <text:p>2.538</text:p>
          </table:table-cell>
          <table:table-cell table:formula="of:=AVERAGE([.I56:.I65])" office:value-type="float" office:value="2.90723" calcext:value-type="float">
            <text:p>2.91</text:p>
          </table:table-cell>
          <table:table-cell office:value-type="float" office:value="1.3808" calcext:value-type="float">
            <text:p>1.3808</text:p>
          </table:table-cell>
          <table:table-cell office:value-type="float" office:value="1.5158" calcext:value-type="float">
            <text:p>1.5158</text:p>
          </table:table-cell>
          <table:table-cell table:formula="of:=AVERAGE([.L56:.L65])" office:value-type="float" office:value="1.99333" calcext:value-type="float">
            <text:p>1.99</text:p>
          </table:table-cell>
          <table:table-cell office:value-type="float" office:value="2.0283" calcext:value-type="float">
            <text:p>2.0283</text:p>
          </table:table-cell>
          <table:table-cell office:value-type="float" office:value="1.9429" calcext:value-type="float">
            <text:p>1.9429</text:p>
          </table:table-cell>
          <table:table-cell table:formula="of:=AVERAGE([.O56:.O65])" office:value-type="float" office:value="1.99854" calcext:value-type="float">
            <text:p>2.00</text:p>
          </table:table-cell>
          <table:table-cell office:value-type="float" office:value="1.7648" calcext:value-type="float">
            <text:p>1.7648</text:p>
          </table:table-cell>
          <table:table-cell office:value-type="float" office:value="2.0676" calcext:value-type="float">
            <text:p>2.0676</text:p>
          </table:table-cell>
          <table:table-cell table:formula="of:=AVERAGE([.R56:.R65])" office:value-type="float" office:value="1.68995" calcext:value-type="float">
            <text:p>1.69</text:p>
          </table:table-cell>
          <table:table-cell office:value-type="float" office:value="1.4684" calcext:value-type="float">
            <text:p>1.4684</text:p>
          </table:table-cell>
          <table:table-cell office:value-type="float" office:value="2.869" calcext:value-type="float">
            <text:p>2.869</text:p>
          </table:table-cell>
          <table:table-cell table:formula="of:=AVERAGE([.U56:.U65])" office:value-type="float" office:value="2.79154" calcext:value-type="float">
            <text:p>2.79</text:p>
          </table:table-cell>
          <table:table-cell office:value-type="float" office:value="1.7665" calcext:value-type="float">
            <text:p>1.7665</text:p>
          </table:table-cell>
          <table:table-cell office:value-type="float" office:value="2.0924" calcext:value-type="float">
            <text:p>2.0924</text:p>
          </table:table-cell>
          <table:table-cell table:formula="of:=AVERAGE([.X56:.X65])" office:value-type="float" office:value="1.5887" calcext:value-type="float">
            <text:p>1.59</text:p>
          </table:table-cell>
          <table:table-cell office:value-type="float" office:value="1.6294" calcext:value-type="float">
            <text:p>1.6294</text:p>
          </table:table-cell>
          <table:table-cell office:value-type="float" office:value="3.8085" calcext:value-type="float">
            <text:p>3.8085</text:p>
          </table:table-cell>
          <table:table-cell table:formula="of:=AVERAGE([.AA56:.AA65])" office:value-type="float" office:value="3.68508" calcext:value-type="float">
            <text:p>3.69</text:p>
          </table:table-cell>
          <table:table-cell office:value-type="float" office:value="1.7704" calcext:value-type="float">
            <text:p>1.7704</text:p>
          </table:table-cell>
          <table:table-cell office:value-type="float" office:value="3.5217" calcext:value-type="float">
            <text:p>3.5217</text:p>
          </table:table-cell>
          <table:table-cell table:formula="of:=AVERAGE([.AD56:.AD65])" office:value-type="float" office:value="2.70823" calcext:value-type="float">
            <text:p>2.7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8648" calcext:value-type="float">
            <text:p>1.8648</text:p>
          </table:table-cell>
          <table:table-cell office:value-type="float" office:value="1.3354" calcext:value-type="float">
            <text:p>1.3354</text:p>
          </table:table-cell>
          <table:table-cell table:formula="of:=AVERAGE([.C57:.C66])" office:value-type="float" office:value="1.73868" calcext:value-type="float">
            <text:p>1.74</text:p>
          </table:table-cell>
          <table:table-cell office:value-type="float" office:value="1.4719" calcext:value-type="float">
            <text:p>1.4719</text:p>
          </table:table-cell>
          <table:table-cell office:value-type="float" office:value="3.536" calcext:value-type="float">
            <text:p>3.536</text:p>
          </table:table-cell>
          <table:table-cell table:formula="of:=AVERAGE([.F57:.F66])" office:value-type="float" office:value="3.8696" calcext:value-type="float">
            <text:p>3.87</text:p>
          </table:table-cell>
          <table:table-cell office:value-type="float" office:value="1.7802" calcext:value-type="float">
            <text:p>1.7802</text:p>
          </table:table-cell>
          <table:table-cell office:value-type="float" office:value="2.1028" calcext:value-type="float">
            <text:p>2.1028</text:p>
          </table:table-cell>
          <table:table-cell table:formula="of:=AVERAGE([.I57:.I66])" office:value-type="float" office:value="2.96841" calcext:value-type="float">
            <text:p>2.97</text:p>
          </table:table-cell>
          <table:table-cell office:value-type="float" office:value="1.3462" calcext:value-type="float">
            <text:p>1.3462</text:p>
          </table:table-cell>
          <table:table-cell office:value-type="float" office:value="1.7909" calcext:value-type="float">
            <text:p>1.7909</text:p>
          </table:table-cell>
          <table:table-cell table:formula="of:=AVERAGE([.L57:.L66])" office:value-type="float" office:value="1.93713" calcext:value-type="float">
            <text:p>1.94</text:p>
          </table:table-cell>
          <table:table-cell office:value-type="float" office:value="1.8454" calcext:value-type="float">
            <text:p>1.8454</text:p>
          </table:table-cell>
          <table:table-cell office:value-type="float" office:value="1.6552" calcext:value-type="float">
            <text:p>1.6552</text:p>
          </table:table-cell>
          <table:table-cell table:formula="of:=AVERAGE([.O57:.O66])" office:value-type="float" office:value="1.93962" calcext:value-type="float">
            <text:p>1.94</text:p>
          </table:table-cell>
          <table:table-cell office:value-type="float" office:value="1.8668" calcext:value-type="float">
            <text:p>1.8668</text:p>
          </table:table-cell>
          <table:table-cell office:value-type="float" office:value="1.6268" calcext:value-type="float">
            <text:p>1.6268</text:p>
          </table:table-cell>
          <table:table-cell table:formula="of:=AVERAGE([.R57:.R66])" office:value-type="float" office:value="1.703" calcext:value-type="float">
            <text:p>1.70</text:p>
          </table:table-cell>
          <table:table-cell office:value-type="float" office:value="1.5116" calcext:value-type="float">
            <text:p>1.5116</text:p>
          </table:table-cell>
          <table:table-cell office:value-type="float" office:value="3.2646" calcext:value-type="float">
            <text:p>3.2646</text:p>
          </table:table-cell>
          <table:table-cell table:formula="of:=AVERAGE([.U57:.U66])" office:value-type="float" office:value="2.8341" calcext:value-type="float">
            <text:p>2.83</text:p>
          </table:table-cell>
          <table:table-cell office:value-type="float" office:value="1.5594" calcext:value-type="float">
            <text:p>1.5594</text:p>
          </table:table-cell>
          <table:table-cell office:value-type="float" office:value="2.0935" calcext:value-type="float">
            <text:p>2.0935</text:p>
          </table:table-cell>
          <table:table-cell table:formula="of:=AVERAGE([.X57:.X66])" office:value-type="float" office:value="1.68773" calcext:value-type="float">
            <text:p>1.69</text:p>
          </table:table-cell>
          <table:table-cell office:value-type="float" office:value="1.7939" calcext:value-type="float">
            <text:p>1.7939</text:p>
          </table:table-cell>
          <table:table-cell office:value-type="float" office:value="3.0951" calcext:value-type="float">
            <text:p>3.0951</text:p>
          </table:table-cell>
          <table:table-cell table:formula="of:=AVERAGE([.AA57:.AA66])" office:value-type="float" office:value="3.52928" calcext:value-type="float">
            <text:p>3.53</text:p>
          </table:table-cell>
          <table:table-cell office:value-type="float" office:value="1.9289" calcext:value-type="float">
            <text:p>1.9289</text:p>
          </table:table-cell>
          <table:table-cell office:value-type="float" office:value="3.1364" calcext:value-type="float">
            <text:p>3.1364</text:p>
          </table:table-cell>
          <table:table-cell table:formula="of:=AVERAGE([.AD57:.AD66])" office:value-type="float" office:value="2.78133" calcext:value-type="float">
            <text:p>2.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7427" calcext:value-type="float">
            <text:p>1.7427</text:p>
          </table:table-cell>
          <table:table-cell office:value-type="float" office:value="1.7152" calcext:value-type="float">
            <text:p>1.7152</text:p>
          </table:table-cell>
          <table:table-cell table:formula="of:=AVERAGE([.C58:.C67])" office:value-type="float" office:value="1.72596" calcext:value-type="float">
            <text:p>1.73</text:p>
          </table:table-cell>
          <table:table-cell office:value-type="float" office:value="1.292" calcext:value-type="float">
            <text:p>1.292</text:p>
          </table:table-cell>
          <table:table-cell office:value-type="float" office:value="4.2632" calcext:value-type="float">
            <text:p>4.2632</text:p>
          </table:table-cell>
          <table:table-cell table:formula="of:=AVERAGE([.F58:.F67])" office:value-type="float" office:value="3.82667" calcext:value-type="float">
            <text:p>3.83</text:p>
          </table:table-cell>
          <table:table-cell office:value-type="float" office:value="1.5487" calcext:value-type="float">
            <text:p>1.5487</text:p>
          </table:table-cell>
          <table:table-cell office:value-type="float" office:value="4.2665" calcext:value-type="float">
            <text:p>4.2665</text:p>
          </table:table-cell>
          <table:table-cell table:formula="of:=AVERAGE([.I58:.I67])" office:value-type="float" office:value="3.10894" calcext:value-type="float">
            <text:p>3.11</text:p>
          </table:table-cell>
          <table:table-cell office:value-type="float" office:value="1.4982" calcext:value-type="float">
            <text:p>1.4982</text:p>
          </table:table-cell>
          <table:table-cell office:value-type="float" office:value="2.2846" calcext:value-type="float">
            <text:p>2.2846</text:p>
          </table:table-cell>
          <table:table-cell table:formula="of:=AVERAGE([.L58:.L67])" office:value-type="float" office:value="1.97098" calcext:value-type="float">
            <text:p>1.97</text:p>
          </table:table-cell>
          <table:table-cell office:value-type="float" office:value="1.8885" calcext:value-type="float">
            <text:p>1.8885</text:p>
          </table:table-cell>
          <table:table-cell office:value-type="float" office:value="2.6262" calcext:value-type="float">
            <text:p>2.6262</text:p>
          </table:table-cell>
          <table:table-cell table:formula="of:=AVERAGE([.O58:.O67])" office:value-type="float" office:value="1.93359" calcext:value-type="float">
            <text:p>1.93</text:p>
          </table:table-cell>
          <table:table-cell office:value-type="float" office:value="1.797" calcext:value-type="float">
            <text:p>1.797</text:p>
          </table:table-cell>
          <table:table-cell office:value-type="float" office:value="1.9705" calcext:value-type="float">
            <text:p>1.9705</text:p>
          </table:table-cell>
          <table:table-cell table:formula="of:=AVERAGE([.R58:.R67])" office:value-type="float" office:value="1.77784" calcext:value-type="float">
            <text:p>1.78</text:p>
          </table:table-cell>
          <table:table-cell office:value-type="float" office:value="1.2183" calcext:value-type="float">
            <text:p>1.2183</text:p>
          </table:table-cell>
          <table:table-cell office:value-type="float" office:value="3.8069" calcext:value-type="float">
            <text:p>3.8069</text:p>
          </table:table-cell>
          <table:table-cell table:formula="of:=AVERAGE([.U58:.U67])" office:value-type="float" office:value="2.92204" calcext:value-type="float">
            <text:p>2.92</text:p>
          </table:table-cell>
          <table:table-cell office:value-type="float" office:value="1.7795" calcext:value-type="float">
            <text:p>1.7795</text:p>
          </table:table-cell>
          <table:table-cell office:value-type="float" office:value="1.7355" calcext:value-type="float">
            <text:p>1.7355</text:p>
          </table:table-cell>
          <table:table-cell table:formula="of:=AVERAGE([.X58:.X67])" office:value-type="float" office:value="1.74827" calcext:value-type="float">
            <text:p>1.75</text:p>
          </table:table-cell>
          <table:table-cell office:value-type="float" office:value="1.7969" calcext:value-type="float">
            <text:p>1.7969</text:p>
          </table:table-cell>
          <table:table-cell office:value-type="float" office:value="3.0815" calcext:value-type="float">
            <text:p>3.0815</text:p>
          </table:table-cell>
          <table:table-cell table:formula="of:=AVERAGE([.AA58:.AA67])" office:value-type="float" office:value="3.43557" calcext:value-type="float">
            <text:p>3.44</text:p>
          </table:table-cell>
          <table:table-cell office:value-type="float" office:value="2.1108" calcext:value-type="float">
            <text:p>2.1108</text:p>
          </table:table-cell>
          <table:table-cell office:value-type="float" office:value="2.6232" calcext:value-type="float">
            <text:p>2.6232</text:p>
          </table:table-cell>
          <table:table-cell table:formula="of:=AVERAGE([.AD58:.AD67])" office:value-type="float" office:value="2.87862" calcext:value-type="float">
            <text:p>2.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6259" calcext:value-type="float">
            <text:p>1.6259</text:p>
          </table:table-cell>
          <table:table-cell office:value-type="float" office:value="1.4315" calcext:value-type="float">
            <text:p>1.4315</text:p>
          </table:table-cell>
          <table:table-cell table:formula="of:=AVERAGE([.C59:.C68])" office:value-type="float" office:value="1.68439" calcext:value-type="float">
            <text:p>1.68</text:p>
          </table:table-cell>
          <table:table-cell office:value-type="float" office:value="1.4837" calcext:value-type="float">
            <text:p>1.4837</text:p>
          </table:table-cell>
          <table:table-cell office:value-type="float" office:value="5.6222" calcext:value-type="float">
            <text:p>5.6222</text:p>
          </table:table-cell>
          <table:table-cell table:formula="of:=AVERAGE([.F59:.F68])" office:value-type="float" office:value="4.09015" calcext:value-type="float">
            <text:p>4.09</text:p>
          </table:table-cell>
          <table:table-cell office:value-type="float" office:value="1.7372" calcext:value-type="float">
            <text:p>1.7372</text:p>
          </table:table-cell>
          <table:table-cell office:value-type="float" office:value="4.2668" calcext:value-type="float">
            <text:p>4.2668</text:p>
          </table:table-cell>
          <table:table-cell table:formula="of:=AVERAGE([.I59:.I68])" office:value-type="float" office:value="3.20951" calcext:value-type="float">
            <text:p>3.21</text:p>
          </table:table-cell>
          <table:table-cell office:value-type="float" office:value="1.3803" calcext:value-type="float">
            <text:p>1.3803</text:p>
          </table:table-cell>
          <table:table-cell office:value-type="float" office:value="1.6701" calcext:value-type="float">
            <text:p>1.6701</text:p>
          </table:table-cell>
          <table:table-cell table:formula="of:=AVERAGE([.L59:.L68])" office:value-type="float" office:value="1.91962" calcext:value-type="float">
            <text:p>1.92</text:p>
          </table:table-cell>
          <table:table-cell office:value-type="float" office:value="1.6225" calcext:value-type="float">
            <text:p>1.6225</text:p>
          </table:table-cell>
          <table:table-cell office:value-type="float" office:value="3.4461" calcext:value-type="float">
            <text:p>3.4461</text:p>
          </table:table-cell>
          <table:table-cell table:formula="of:=AVERAGE([.O59:.O68])" office:value-type="float" office:value="2.05849" calcext:value-type="float">
            <text:p>2.06</text:p>
          </table:table-cell>
          <table:table-cell office:value-type="float" office:value="1.949" calcext:value-type="float">
            <text:p>1.949</text:p>
          </table:table-cell>
          <table:table-cell office:value-type="float" office:value="1.5382" calcext:value-type="float">
            <text:p>1.5382</text:p>
          </table:table-cell>
          <table:table-cell table:formula="of:=AVERAGE([.R59:.R68])" office:value-type="float" office:value="1.72535" calcext:value-type="float">
            <text:p>1.73</text:p>
          </table:table-cell>
          <table:table-cell office:value-type="float" office:value="1.3982" calcext:value-type="float">
            <text:p>1.3982</text:p>
          </table:table-cell>
          <table:table-cell office:value-type="float" office:value="3.6092" calcext:value-type="float">
            <text:p>3.6092</text:p>
          </table:table-cell>
          <table:table-cell table:formula="of:=AVERAGE([.U59:.U68])" office:value-type="float" office:value="2.96891" calcext:value-type="float">
            <text:p>2.97</text:p>
          </table:table-cell>
          <table:table-cell office:value-type="float" office:value="1.401" calcext:value-type="float">
            <text:p>1.401</text:p>
          </table:table-cell>
          <table:table-cell office:value-type="float" office:value="2.2848" calcext:value-type="float">
            <text:p>2.2848</text:p>
          </table:table-cell>
          <table:table-cell table:formula="of:=AVERAGE([.X59:.X68])" office:value-type="float" office:value="1.80708" calcext:value-type="float">
            <text:p>1.81</text:p>
          </table:table-cell>
          <table:table-cell office:value-type="float" office:value="1.8114" calcext:value-type="float">
            <text:p>1.8114</text:p>
          </table:table-cell>
          <table:table-cell office:value-type="float" office:value="2.5818" calcext:value-type="float">
            <text:p>2.5818</text:p>
          </table:table-cell>
          <table:table-cell table:formula="of:=AVERAGE([.AA59:.AA68])" office:value-type="float" office:value="3.33613" calcext:value-type="float">
            <text:p>3.34</text:p>
          </table:table-cell>
          <table:table-cell office:value-type="float" office:value="2.1299" calcext:value-type="float">
            <text:p>2.1299</text:p>
          </table:table-cell>
          <table:table-cell office:value-type="float" office:value="3.482" calcext:value-type="float">
            <text:p>3.482</text:p>
          </table:table-cell>
          <table:table-cell table:formula="of:=AVERAGE([.AD59:.AD68])" office:value-type="float" office:value="2.98671" calcext:value-type="float">
            <text:p>2.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551" calcext:value-type="float">
            <text:p>1.551</text:p>
          </table:table-cell>
          <table:table-cell office:value-type="float" office:value="1.799" calcext:value-type="float">
            <text:p>1.799</text:p>
          </table:table-cell>
          <table:table-cell table:formula="of:=AVERAGE([.C60:.C69])" office:value-type="float" office:value="1.67801" calcext:value-type="float">
            <text:p>1.68</text:p>
          </table:table-cell>
          <table:table-cell office:value-type="float" office:value="1.399" calcext:value-type="float">
            <text:p>1.399</text:p>
          </table:table-cell>
          <table:table-cell office:value-type="float" office:value="5.6306" calcext:value-type="float">
            <text:p>5.6306</text:p>
          </table:table-cell>
          <table:table-cell table:formula="of:=AVERAGE([.F60:.F69])" office:value-type="float" office:value="4.38232" calcext:value-type="float">
            <text:p>4.38</text:p>
          </table:table-cell>
          <table:table-cell office:value-type="float" office:value="1.7504" calcext:value-type="float">
            <text:p>1.7504</text:p>
          </table:table-cell>
          <table:table-cell office:value-type="float" office:value="4.1418" calcext:value-type="float">
            <text:p>4.1418</text:p>
          </table:table-cell>
          <table:table-cell table:formula="of:=AVERAGE([.I60:.I69])" office:value-type="float" office:value="3.395" calcext:value-type="float">
            <text:p>3.40</text:p>
          </table:table-cell>
          <table:table-cell office:value-type="float" office:value="1.3145" calcext:value-type="float">
            <text:p>1.3145</text:p>
          </table:table-cell>
          <table:table-cell office:value-type="float" office:value="2.3644" calcext:value-type="float">
            <text:p>2.3644</text:p>
          </table:table-cell>
          <table:table-cell table:formula="of:=AVERAGE([.L60:.L69])" office:value-type="float" office:value="1.96816" calcext:value-type="float">
            <text:p>1.97</text:p>
          </table:table-cell>
          <table:table-cell office:value-type="float" office:value="1.4029" calcext:value-type="float">
            <text:p>1.4029</text:p>
          </table:table-cell>
          <table:table-cell office:value-type="float" office:value="3.009" calcext:value-type="float">
            <text:p>3.009</text:p>
          </table:table-cell>
          <table:table-cell table:formula="of:=AVERAGE([.O60:.O69])" office:value-type="float" office:value="2.18249" calcext:value-type="float">
            <text:p>2.18</text:p>
          </table:table-cell>
          <table:table-cell office:value-type="float" office:value="1.7057" calcext:value-type="float">
            <text:p>1.7057</text:p>
          </table:table-cell>
          <table:table-cell office:value-type="float" office:value="1.4867" calcext:value-type="float">
            <text:p>1.4867</text:p>
          </table:table-cell>
          <table:table-cell table:formula="of:=AVERAGE([.R60:.R69])" office:value-type="float" office:value="1.69673" calcext:value-type="float">
            <text:p>1.70</text:p>
          </table:table-cell>
          <table:table-cell office:value-type="float" office:value="1.4496" calcext:value-type="float">
            <text:p>1.4496</text:p>
          </table:table-cell>
          <table:table-cell office:value-type="float" office:value="4.1687" calcext:value-type="float">
            <text:p>4.1687</text:p>
          </table:table-cell>
          <table:table-cell table:formula="of:=AVERAGE([.U60:.U69])" office:value-type="float" office:value="3.04279" calcext:value-type="float">
            <text:p>3.04</text:p>
          </table:table-cell>
          <table:table-cell office:value-type="float" office:value="1.8168" calcext:value-type="float">
            <text:p>1.8168</text:p>
          </table:table-cell>
          <table:table-cell office:value-type="float" office:value="2.1223" calcext:value-type="float">
            <text:p>2.1223</text:p>
          </table:table-cell>
          <table:table-cell table:formula="of:=AVERAGE([.X60:.X69])" office:value-type="float" office:value="1.88395" calcext:value-type="float">
            <text:p>1.88</text:p>
          </table:table-cell>
          <table:table-cell office:value-type="float" office:value="1.6792" calcext:value-type="float">
            <text:p>1.6792</text:p>
          </table:table-cell>
          <table:table-cell office:value-type="float" office:value="2.9063" calcext:value-type="float">
            <text:p>2.9063</text:p>
          </table:table-cell>
          <table:table-cell table:formula="of:=AVERAGE([.AA60:.AA69])" office:value-type="float" office:value="3.35483" calcext:value-type="float">
            <text:p>3.35</text:p>
          </table:table-cell>
          <table:table-cell office:value-type="float" office:value="1.8723" calcext:value-type="float">
            <text:p>1.8723</text:p>
          </table:table-cell>
          <table:table-cell office:value-type="float" office:value="2.7384" calcext:value-type="float">
            <text:p>2.7384</text:p>
          </table:table-cell>
          <table:table-cell table:formula="of:=AVERAGE([.AD60:.AD69])" office:value-type="float" office:value="3.02195" calcext:value-type="float">
            <text:p>3.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7147" calcext:value-type="float">
            <text:p>1.7147</text:p>
          </table:table-cell>
          <table:table-cell office:value-type="float" office:value="1.2204" calcext:value-type="float">
            <text:p>1.2204</text:p>
          </table:table-cell>
          <table:table-cell table:formula="of:=AVERAGE([.C61:.C70])" office:value-type="float" office:value="1.58336" calcext:value-type="float">
            <text:p>1.58</text:p>
          </table:table-cell>
          <table:table-cell office:value-type="float" office:value="1.3057" calcext:value-type="float">
            <text:p>1.3057</text:p>
          </table:table-cell>
          <table:table-cell office:value-type="float" office:value="4.8196" calcext:value-type="float">
            <text:p>4.8196</text:p>
          </table:table-cell>
          <table:table-cell table:formula="of:=AVERAGE([.F61:.F70])" office:value-type="float" office:value="4.43592" calcext:value-type="float">
            <text:p>4.44</text:p>
          </table:table-cell>
          <table:table-cell office:value-type="float" office:value="1.8599" calcext:value-type="float">
            <text:p>1.8599</text:p>
          </table:table-cell>
          <table:table-cell office:value-type="float" office:value="2.0436" calcext:value-type="float">
            <text:p>2.0436</text:p>
          </table:table-cell>
          <table:table-cell table:formula="of:=AVERAGE([.I61:.I70])" office:value-type="float" office:value="3.24126" calcext:value-type="float">
            <text:p>3.24</text:p>
          </table:table-cell>
          <table:table-cell office:value-type="float" office:value="1.2777" calcext:value-type="float">
            <text:p>1.2777</text:p>
          </table:table-cell>
          <table:table-cell office:value-type="float" office:value="1.9508" calcext:value-type="float">
            <text:p>1.9508</text:p>
          </table:table-cell>
          <table:table-cell table:formula="of:=AVERAGE([.L61:.L70])" office:value-type="float" office:value="1.93597" calcext:value-type="float">
            <text:p>1.94</text:p>
          </table:table-cell>
          <table:table-cell office:value-type="float" office:value="1.7633" calcext:value-type="float">
            <text:p>1.7633</text:p>
          </table:table-cell>
          <table:table-cell office:value-type="float" office:value="2.2015" calcext:value-type="float">
            <text:p>2.2015</text:p>
          </table:table-cell>
          <table:table-cell table:formula="of:=AVERAGE([.O61:.O70])" office:value-type="float" office:value="2.25066" calcext:value-type="float">
            <text:p>2.25</text:p>
          </table:table-cell>
          <table:table-cell office:value-type="float" office:value="1.583" calcext:value-type="float">
            <text:p>1.583</text:p>
          </table:table-cell>
          <table:table-cell office:value-type="float" office:value="1.6742" calcext:value-type="float">
            <text:p>1.6742</text:p>
          </table:table-cell>
          <table:table-cell table:formula="of:=AVERAGE([.R61:.R70])" office:value-type="float" office:value="1.73481" calcext:value-type="float">
            <text:p>1.73</text:p>
          </table:table-cell>
          <table:table-cell office:value-type="float" office:value="1.3508" calcext:value-type="float">
            <text:p>1.3508</text:p>
          </table:table-cell>
          <table:table-cell office:value-type="float" office:value="4.592" calcext:value-type="float">
            <text:p>4.592</text:p>
          </table:table-cell>
          <table:table-cell table:formula="of:=AVERAGE([.U61:.U70])" office:value-type="float" office:value="3.20486" calcext:value-type="float">
            <text:p>3.20</text:p>
          </table:table-cell>
          <table:table-cell office:value-type="float" office:value="1.7641" calcext:value-type="float">
            <text:p>1.7641</text:p>
          </table:table-cell>
          <table:table-cell office:value-type="float" office:value="2.2426" calcext:value-type="float">
            <text:p>2.2426</text:p>
          </table:table-cell>
          <table:table-cell table:formula="of:=AVERAGE([.X61:.X70])" office:value-type="float" office:value="1.97627" calcext:value-type="float">
            <text:p>1.98</text:p>
          </table:table-cell>
          <table:table-cell office:value-type="float" office:value="1.6474" calcext:value-type="float">
            <text:p>1.6474</text:p>
          </table:table-cell>
          <table:table-cell office:value-type="float" office:value="4.2203" calcext:value-type="float">
            <text:p>4.2203</text:p>
          </table:table-cell>
          <table:table-cell table:formula="of:=AVERAGE([.AA61:.AA70])" office:value-type="float" office:value="3.50948" calcext:value-type="float">
            <text:p>3.51</text:p>
          </table:table-cell>
          <table:table-cell office:value-type="float" office:value="1.9016" calcext:value-type="float">
            <text:p>1.9016</text:p>
          </table:table-cell>
          <table:table-cell office:value-type="float" office:value="2.8946" calcext:value-type="float">
            <text:p>2.8946</text:p>
          </table:table-cell>
          <table:table-cell table:formula="of:=AVERAGE([.AD61:.AD70])" office:value-type="float" office:value="3.02307" calcext:value-type="float">
            <text:p>3.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5799" calcext:value-type="float">
            <text:p>1.5799</text:p>
          </table:table-cell>
          <table:table-cell office:value-type="float" office:value="1.774" calcext:value-type="float">
            <text:p>1.774</text:p>
          </table:table-cell>
          <table:table-cell table:formula="of:=AVERAGE([.C62:.C71])" office:value-type="float" office:value="1.53605" calcext:value-type="float">
            <text:p>1.54</text:p>
          </table:table-cell>
          <table:table-cell office:value-type="float" office:value="1.254" calcext:value-type="float">
            <text:p>1.254</text:p>
          </table:table-cell>
          <table:table-cell office:value-type="float" office:value="3.92" calcext:value-type="float">
            <text:p>3.92</text:p>
          </table:table-cell>
          <table:table-cell table:formula="of:=AVERAGE([.F62:.F71])" office:value-type="float" office:value="4.35353" calcext:value-type="float">
            <text:p>4.35</text:p>
          </table:table-cell>
          <table:table-cell office:value-type="float" office:value="1.7375" calcext:value-type="float">
            <text:p>1.7375</text:p>
          </table:table-cell>
          <table:table-cell office:value-type="float" office:value="1.9335" calcext:value-type="float">
            <text:p>1.9335</text:p>
          </table:table-cell>
          <table:table-cell table:formula="of:=AVERAGE([.I62:.I71])" office:value-type="float" office:value="3.16377" calcext:value-type="float">
            <text:p>3.16</text:p>
          </table:table-cell>
          <table:table-cell office:value-type="float" office:value="1.2774" calcext:value-type="float">
            <text:p>1.2774</text:p>
          </table:table-cell>
          <table:table-cell office:value-type="float" office:value="2.1806" calcext:value-type="float">
            <text:p>2.1806</text:p>
          </table:table-cell>
          <table:table-cell table:formula="of:=AVERAGE([.L62:.L71])" office:value-type="float" office:value="1.94517" calcext:value-type="float">
            <text:p>1.95</text:p>
          </table:table-cell>
          <table:table-cell office:value-type="float" office:value="1.7332" calcext:value-type="float">
            <text:p>1.7332</text:p>
          </table:table-cell>
          <table:table-cell office:value-type="float" office:value="2.0912" calcext:value-type="float">
            <text:p>2.0912</text:p>
          </table:table-cell>
          <table:table-cell table:formula="of:=AVERAGE([.O62:.O71])" office:value-type="float" office:value="2.24765" calcext:value-type="float">
            <text:p>2.25</text:p>
          </table:table-cell>
          <table:table-cell office:value-type="float" office:value="1.4906" calcext:value-type="float">
            <text:p>1.4906</text:p>
          </table:table-cell>
          <table:table-cell office:value-type="float" office:value="1.7575" calcext:value-type="float">
            <text:p>1.7575</text:p>
          </table:table-cell>
          <table:table-cell table:formula="of:=AVERAGE([.R62:.R71])" office:value-type="float" office:value="1.76029" calcext:value-type="float">
            <text:p>1.76</text:p>
          </table:table-cell>
          <table:table-cell office:value-type="float" office:value="1.5724" calcext:value-type="float">
            <text:p>1.5724</text:p>
          </table:table-cell>
          <table:table-cell office:value-type="float" office:value="4.4563" calcext:value-type="float">
            <text:p>4.4563</text:p>
          </table:table-cell>
          <table:table-cell table:formula="of:=AVERAGE([.U62:.U71])" office:value-type="float" office:value="3.40379" calcext:value-type="float">
            <text:p>3.40</text:p>
          </table:table-cell>
          <table:table-cell office:value-type="float" office:value="1.7694" calcext:value-type="float">
            <text:p>1.7694</text:p>
          </table:table-cell>
          <table:table-cell office:value-type="float" office:value="2.2399" calcext:value-type="float">
            <text:p>2.2399</text:p>
          </table:table-cell>
          <table:table-cell table:formula="of:=AVERAGE([.X62:.X71])" office:value-type="float" office:value="2.04075" calcext:value-type="float">
            <text:p>2.04</text:p>
          </table:table-cell>
          <table:table-cell office:value-type="float" office:value="1.9795" calcext:value-type="float">
            <text:p>1.9795</text:p>
          </table:table-cell>
          <table:table-cell office:value-type="float" office:value="3.6125" calcext:value-type="float">
            <text:p>3.6125</text:p>
          </table:table-cell>
          <table:table-cell table:formula="of:=AVERAGE([.AA62:.AA71])" office:value-type="float" office:value="3.57321" calcext:value-type="float">
            <text:p>3.57</text:p>
          </table:table-cell>
          <table:table-cell office:value-type="float" office:value="1.5099" calcext:value-type="float">
            <text:p>1.5099</text:p>
          </table:table-cell>
          <table:table-cell office:value-type="float" office:value="3.0254" calcext:value-type="float">
            <text:p>3.0254</text:p>
          </table:table-cell>
          <table:table-cell table:formula="of:=AVERAGE([.AD62:.AD71])" office:value-type="float" office:value="3.01237" calcext:value-type="float">
            <text:p>3.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9366" calcext:value-type="float">
            <text:p>1.9366</text:p>
          </table:table-cell>
          <table:table-cell office:value-type="float" office:value="1.2127" calcext:value-type="float">
            <text:p>1.2127</text:p>
          </table:table-cell>
          <table:table-cell table:formula="of:=AVERAGE([.C63:.C72])" office:value-type="float" office:value="1.49493" calcext:value-type="float">
            <text:p>1.49</text:p>
          </table:table-cell>
          <table:table-cell office:value-type="float" office:value="1.3224" calcext:value-type="float">
            <text:p>1.3224</text:p>
          </table:table-cell>
          <table:table-cell office:value-type="float" office:value="3.7997" calcext:value-type="float">
            <text:p>3.7997</text:p>
          </table:table-cell>
          <table:table-cell table:formula="of:=AVERAGE([.F63:.F72])" office:value-type="float" office:value="4.21461" calcext:value-type="float">
            <text:p>4.21</text:p>
          </table:table-cell>
          <table:table-cell office:value-type="float" office:value="1.5517" calcext:value-type="float">
            <text:p>1.5517</text:p>
          </table:table-cell>
          <table:table-cell office:value-type="float" office:value="1.6773" calcext:value-type="float">
            <text:p>1.6773</text:p>
          </table:table-cell>
          <table:table-cell table:formula="of:=AVERAGE([.I63:.I72])" office:value-type="float" office:value="2.94082" calcext:value-type="float">
            <text:p>2.94</text:p>
          </table:table-cell>
          <table:table-cell office:value-type="float" office:value="1.5695" calcext:value-type="float">
            <text:p>1.5695</text:p>
          </table:table-cell>
          <table:table-cell office:value-type="float" office:value="2.3601" calcext:value-type="float">
            <text:p>2.3601</text:p>
          </table:table-cell>
          <table:table-cell table:formula="of:=AVERAGE([.L63:.L72])" office:value-type="float" office:value="2.00395" calcext:value-type="float">
            <text:p>2.00</text:p>
          </table:table-cell>
          <table:table-cell office:value-type="float" office:value="1.5813" calcext:value-type="float">
            <text:p>1.5813</text:p>
          </table:table-cell>
          <table:table-cell office:value-type="float" office:value="1.7637" calcext:value-type="float">
            <text:p>1.7637</text:p>
          </table:table-cell>
          <table:table-cell table:formula="of:=AVERAGE([.O63:.O72])" office:value-type="float" office:value="2.21936" calcext:value-type="float">
            <text:p>2.22</text:p>
          </table:table-cell>
          <table:table-cell office:value-type="float" office:value="1.5769" calcext:value-type="float">
            <text:p>1.5769</text:p>
          </table:table-cell>
          <table:table-cell office:value-type="float" office:value="1.7766" calcext:value-type="float">
            <text:p>1.7766</text:p>
          </table:table-cell>
          <table:table-cell table:formula="of:=AVERAGE([.R63:.R72])" office:value-type="float" office:value="1.77475" calcext:value-type="float">
            <text:p>1.77</text:p>
          </table:table-cell>
          <table:table-cell office:value-type="float" office:value="1.5332" calcext:value-type="float">
            <text:p>1.5332</text:p>
          </table:table-cell>
          <table:table-cell office:value-type="float" office:value="3.5194" calcext:value-type="float">
            <text:p>3.5194</text:p>
          </table:table-cell>
          <table:table-cell table:formula="of:=AVERAGE([.U63:.U72])" office:value-type="float" office:value="3.50093" calcext:value-type="float">
            <text:p>3.50</text:p>
          </table:table-cell>
          <table:table-cell office:value-type="float" office:value="1.9883" calcext:value-type="float">
            <text:p>1.9883</text:p>
          </table:table-cell>
          <table:table-cell office:value-type="float" office:value="2.108" calcext:value-type="float">
            <text:p>2.108</text:p>
          </table:table-cell>
          <table:table-cell table:formula="of:=AVERAGE([.X63:.X72])" office:value-type="float" office:value="2.05073" calcext:value-type="float">
            <text:p>2.05</text:p>
          </table:table-cell>
          <table:table-cell office:value-type="float" office:value="1.7484" calcext:value-type="float">
            <text:p>1.7484</text:p>
          </table:table-cell>
          <table:table-cell office:value-type="float" office:value="3.5975" calcext:value-type="float">
            <text:p>3.5975</text:p>
          </table:table-cell>
          <table:table-cell table:formula="of:=AVERAGE([.AA63:.AA72])" office:value-type="float" office:value="3.46265" calcext:value-type="float">
            <text:p>3.46</text:p>
          </table:table-cell>
          <table:table-cell office:value-type="float" office:value="1.6522" calcext:value-type="float">
            <text:p>1.6522</text:p>
          </table:table-cell>
          <table:table-cell office:value-type="float" office:value="2.6709" calcext:value-type="float">
            <text:p>2.6709</text:p>
          </table:table-cell>
          <table:table-cell table:formula="of:=AVERAGE([.AD63:.AD72])" office:value-type="float" office:value="3.01351" calcext:value-type="float">
            <text:p>3.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586" calcext:value-type="float">
            <text:p>1.586</text:p>
          </table:table-cell>
          <table:table-cell office:value-type="float" office:value="1.8621" calcext:value-type="float">
            <text:p>1.8621</text:p>
          </table:table-cell>
          <table:table-cell table:formula="of:=AVERAGE([.C64:.C73])" office:value-type="float" office:value="1.55427" calcext:value-type="float">
            <text:p>1.55</text:p>
          </table:table-cell>
          <table:table-cell office:value-type="float" office:value="1.2423" calcext:value-type="float">
            <text:p>1.2423</text:p>
          </table:table-cell>
          <table:table-cell office:value-type="float" office:value="3.8465" calcext:value-type="float">
            <text:p>3.8465</text:p>
          </table:table-cell>
          <table:table-cell table:formula="of:=AVERAGE([.F64:.F73])" office:value-type="float" office:value="4.225" calcext:value-type="float">
            <text:p>4.23</text:p>
          </table:table-cell>
          <table:table-cell office:value-type="float" office:value="1.6791" calcext:value-type="float">
            <text:p>1.6791</text:p>
          </table:table-cell>
          <table:table-cell office:value-type="float" office:value="1.5778" calcext:value-type="float">
            <text:p>1.5778</text:p>
          </table:table-cell>
          <table:table-cell table:formula="of:=AVERAGE([.I64:.I73])" office:value-type="float" office:value="2.73943" calcext:value-type="float">
            <text:p>2.74</text:p>
          </table:table-cell>
          <table:table-cell office:value-type="float" office:value="1.3767" calcext:value-type="float">
            <text:p>1.3767</text:p>
          </table:table-cell>
          <table:table-cell office:value-type="float" office:value="1.7006" calcext:value-type="float">
            <text:p>1.7006</text:p>
          </table:table-cell>
          <table:table-cell table:formula="of:=AVERAGE([.L64:.L73])" office:value-type="float" office:value="1.96059" calcext:value-type="float">
            <text:p>1.96</text:p>
          </table:table-cell>
          <table:table-cell office:value-type="float" office:value="1.8301" calcext:value-type="float">
            <text:p>1.8301</text:p>
          </table:table-cell>
          <table:table-cell office:value-type="float" office:value="1.5738" calcext:value-type="float">
            <text:p>1.5738</text:p>
          </table:table-cell>
          <table:table-cell table:formula="of:=AVERAGE([.O64:.O73])" office:value-type="float" office:value="2.23196" calcext:value-type="float">
            <text:p>2.23</text:p>
          </table:table-cell>
          <table:table-cell office:value-type="float" office:value="1.7916" calcext:value-type="float">
            <text:p>1.7916</text:p>
          </table:table-cell>
          <table:table-cell office:value-type="float" office:value="1.9505" calcext:value-type="float">
            <text:p>1.9505</text:p>
          </table:table-cell>
          <table:table-cell table:formula="of:=AVERAGE([.R64:.R73])" office:value-type="float" office:value="1.78695" calcext:value-type="float">
            <text:p>1.79</text:p>
          </table:table-cell>
          <table:table-cell office:value-type="float" office:value="1.5113" calcext:value-type="float">
            <text:p>1.5113</text:p>
          </table:table-cell>
          <table:table-cell office:value-type="float" office:value="3.7799" calcext:value-type="float">
            <text:p>3.7799</text:p>
          </table:table-cell>
          <table:table-cell table:formula="of:=AVERAGE([.U64:.U73])" office:value-type="float" office:value="3.62407" calcext:value-type="float">
            <text:p>3.62</text:p>
          </table:table-cell>
          <table:table-cell office:value-type="float" office:value="2.0182" calcext:value-type="float">
            <text:p>2.0182</text:p>
          </table:table-cell>
          <table:table-cell office:value-type="float" office:value="2.3646" calcext:value-type="float">
            <text:p>2.3646</text:p>
          </table:table-cell>
          <table:table-cell table:formula="of:=AVERAGE([.X64:.X73])" office:value-type="float" office:value="2.10188" calcext:value-type="float">
            <text:p>2.10</text:p>
          </table:table-cell>
          <table:table-cell office:value-type="float" office:value="1.5686" calcext:value-type="float">
            <text:p>1.5686</text:p>
          </table:table-cell>
          <table:table-cell office:value-type="float" office:value="2.9728" calcext:value-type="float">
            <text:p>2.9728</text:p>
          </table:table-cell>
          <table:table-cell table:formula="of:=AVERAGE([.AA64:.AA73])" office:value-type="float" office:value="3.34118" calcext:value-type="float">
            <text:p>3.34</text:p>
          </table:table-cell>
          <table:table-cell office:value-type="float" office:value="1.8219" calcext:value-type="float">
            <text:p>1.8219</text:p>
          </table:table-cell>
          <table:table-cell office:value-type="float" office:value="3.5147" calcext:value-type="float">
            <text:p>3.5147</text:p>
          </table:table-cell>
          <table:table-cell table:formula="of:=AVERAGE([.AD64:.AD73])" office:value-type="float" office:value="3.12443" calcext:value-type="float">
            <text:p>3.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9994" calcext:value-type="float">
            <text:p>1.9994</text:p>
          </table:table-cell>
          <table:table-cell office:value-type="float" office:value="2.1818" calcext:value-type="float">
            <text:p>2.1818</text:p>
          </table:table-cell>
          <table:table-cell table:formula="of:=AVERAGE([.C65:.C74])" office:value-type="float" office:value="1.64661" calcext:value-type="float">
            <text:p>1.65</text:p>
          </table:table-cell>
          <table:table-cell office:value-type="float" office:value="1.5477" calcext:value-type="float">
            <text:p>1.5477</text:p>
          </table:table-cell>
          <table:table-cell office:value-type="float" office:value="4.954" calcext:value-type="float">
            <text:p>4.954</text:p>
          </table:table-cell>
          <table:table-cell table:formula="of:=AVERAGE([.F65:.F74])" office:value-type="float" office:value="4.33979" calcext:value-type="float">
            <text:p>4.34</text:p>
          </table:table-cell>
          <table:table-cell office:value-type="float" office:value="1.5167" calcext:value-type="float">
            <text:p>1.5167</text:p>
          </table:table-cell>
          <table:table-cell office:value-type="float" office:value="1.7962" calcext:value-type="float">
            <text:p>1.7962</text:p>
          </table:table-cell>
          <table:table-cell table:formula="of:=AVERAGE([.I65:.I74])" office:value-type="float" office:value="2.63443" calcext:value-type="float">
            <text:p>2.63</text:p>
          </table:table-cell>
          <table:table-cell office:value-type="float" office:value="1.6817" calcext:value-type="float">
            <text:p>1.6817</text:p>
          </table:table-cell>
          <table:table-cell office:value-type="float" office:value="1.9706" calcext:value-type="float">
            <text:p>1.9706</text:p>
          </table:table-cell>
          <table:table-cell table:formula="of:=AVERAGE([.L65:.L74])" office:value-type="float" office:value="1.97885" calcext:value-type="float">
            <text:p>1.98</text:p>
          </table:table-cell>
          <table:table-cell office:value-type="float" office:value="1.8222" calcext:value-type="float">
            <text:p>1.8222</text:p>
          </table:table-cell>
          <table:table-cell office:value-type="float" office:value="1.7555" calcext:value-type="float">
            <text:p>1.7555</text:p>
          </table:table-cell>
          <table:table-cell table:formula="of:=AVERAGE([.O65:.O74])" office:value-type="float" office:value="2.20651" calcext:value-type="float">
            <text:p>2.21</text:p>
          </table:table-cell>
          <table:table-cell office:value-type="float" office:value="1.741" calcext:value-type="float">
            <text:p>1.741</text:p>
          </table:table-cell>
          <table:table-cell office:value-type="float" office:value="2.3768" calcext:value-type="float">
            <text:p>2.3768</text:p>
          </table:table-cell>
          <table:table-cell table:formula="of:=AVERAGE([.R65:.R74])" office:value-type="float" office:value="1.82254" calcext:value-type="float">
            <text:p>1.82</text:p>
          </table:table-cell>
          <table:table-cell office:value-type="float" office:value="1.3696" calcext:value-type="float">
            <text:p>1.3696</text:p>
          </table:table-cell>
          <table:table-cell office:value-type="float" office:value="3.4207" calcext:value-type="float">
            <text:p>3.4207</text:p>
          </table:table-cell>
          <table:table-cell table:formula="of:=AVERAGE([.U65:.U74])" office:value-type="float" office:value="3.74867" calcext:value-type="float">
            <text:p>3.75</text:p>
          </table:table-cell>
          <table:table-cell office:value-type="float" office:value="1.8973" calcext:value-type="float">
            <text:p>1.8973</text:p>
          </table:table-cell>
          <table:table-cell office:value-type="float" office:value="2.1446" calcext:value-type="float">
            <text:p>2.1446</text:p>
          </table:table-cell>
          <table:table-cell table:formula="of:=AVERAGE([.X65:.X74])" office:value-type="float" office:value="2.14282" calcext:value-type="float">
            <text:p>2.14</text:p>
          </table:table-cell>
          <table:table-cell office:value-type="float" office:value="1.7643" calcext:value-type="float">
            <text:p>1.7643</text:p>
          </table:table-cell>
          <table:table-cell office:value-type="float" office:value="2.5624" calcext:value-type="float">
            <text:p>2.5624</text:p>
          </table:table-cell>
          <table:table-cell table:formula="of:=AVERAGE([.AA65:.AA74])" office:value-type="float" office:value="3.24387" calcext:value-type="float">
            <text:p>3.24</text:p>
          </table:table-cell>
          <table:table-cell office:value-type="float" office:value="1.8553" calcext:value-type="float">
            <text:p>1.8553</text:p>
          </table:table-cell>
          <table:table-cell office:value-type="float" office:value="3.1284" calcext:value-type="float">
            <text:p>3.1284</text:p>
          </table:table-cell>
          <table:table-cell table:formula="of:=AVERAGE([.AD65:.AD74])" office:value-type="float" office:value="3.07357" calcext:value-type="float">
            <text:p>3.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9568" calcext:value-type="float">
            <text:p>1.9568</text:p>
          </table:table-cell>
          <table:table-cell office:value-type="float" office:value="1.7816" calcext:value-type="float">
            <text:p>1.7816</text:p>
          </table:table-cell>
          <table:table-cell table:formula="of:=AVERAGE([.C66:.C75])" office:value-type="float" office:value="1.63137" calcext:value-type="float">
            <text:p>1.63</text:p>
          </table:table-cell>
          <table:table-cell office:value-type="float" office:value="1.154" calcext:value-type="float">
            <text:p>1.154</text:p>
          </table:table-cell>
          <table:table-cell office:value-type="float" office:value="3.0446" calcext:value-type="float">
            <text:p>3.0446</text:p>
          </table:table-cell>
          <table:table-cell table:formula="of:=AVERAGE([.F66:.F75])" office:value-type="float" office:value="4.34364" calcext:value-type="float">
            <text:p>4.34</text:p>
          </table:table-cell>
          <table:table-cell office:value-type="float" office:value="1.5362" calcext:value-type="float">
            <text:p>1.5362</text:p>
          </table:table-cell>
          <table:table-cell office:value-type="float" office:value="1.9829" calcext:value-type="float">
            <text:p>1.9829</text:p>
          </table:table-cell>
          <table:table-cell table:formula="of:=AVERAGE([.I66:.I75])" office:value-type="float" office:value="2.57892" calcext:value-type="float">
            <text:p>2.58</text:p>
          </table:table-cell>
          <table:table-cell office:value-type="float" office:value="1.6028" calcext:value-type="float">
            <text:p>1.6028</text:p>
          </table:table-cell>
          <table:table-cell office:value-type="float" office:value="2.1984" calcext:value-type="float">
            <text:p>2.1984</text:p>
          </table:table-cell>
          <table:table-cell table:formula="of:=AVERAGE([.L66:.L75])" office:value-type="float" office:value="2.04711" calcext:value-type="float">
            <text:p>2.05</text:p>
          </table:table-cell>
          <table:table-cell office:value-type="float" office:value="1.6796" calcext:value-type="float">
            <text:p>1.6796</text:p>
          </table:table-cell>
          <table:table-cell office:value-type="float" office:value="2.1849" calcext:value-type="float">
            <text:p>2.1849</text:p>
          </table:table-cell>
          <table:table-cell table:formula="of:=AVERAGE([.O66:.O75])" office:value-type="float" office:value="2.23071" calcext:value-type="float">
            <text:p>2.23</text:p>
          </table:table-cell>
          <table:table-cell office:value-type="float" office:value="1.6506" calcext:value-type="float">
            <text:p>1.6506</text:p>
          </table:table-cell>
          <table:table-cell office:value-type="float" office:value="2.726" calcext:value-type="float">
            <text:p>2.726</text:p>
          </table:table-cell>
          <table:table-cell table:formula="of:=AVERAGE([.R66:.R75])" office:value-type="float" office:value="1.88838" calcext:value-type="float">
            <text:p>1.89</text:p>
          </table:table-cell>
          <table:table-cell office:value-type="float" office:value="1.3931" calcext:value-type="float">
            <text:p>1.3931</text:p>
          </table:table-cell>
          <table:table-cell office:value-type="float" office:value="3.1261" calcext:value-type="float">
            <text:p>3.1261</text:p>
          </table:table-cell>
          <table:table-cell table:formula="of:=AVERAGE([.U66:.U75])" office:value-type="float" office:value="3.77438" calcext:value-type="float">
            <text:p>3.77</text:p>
          </table:table-cell>
          <table:table-cell office:value-type="float" office:value="1.503" calcext:value-type="float">
            <text:p>1.503</text:p>
          </table:table-cell>
          <table:table-cell office:value-type="float" office:value="2.1766" calcext:value-type="float">
            <text:p>2.1766</text:p>
          </table:table-cell>
          <table:table-cell table:formula="of:=AVERAGE([.X66:.X75])" office:value-type="float" office:value="2.15124" calcext:value-type="float">
            <text:p>2.15</text:p>
          </table:table-cell>
          <table:table-cell office:value-type="float" office:value="1.4888" calcext:value-type="float">
            <text:p>1.4888</text:p>
          </table:table-cell>
          <table:table-cell office:value-type="float" office:value="3.6285" calcext:value-type="float">
            <text:p>3.6285</text:p>
          </table:table-cell>
          <table:table-cell table:formula="of:=AVERAGE([.AA66:.AA75])" office:value-type="float" office:value="3.22587" calcext:value-type="float">
            <text:p>3.23</text:p>
          </table:table-cell>
          <table:table-cell office:value-type="float" office:value="2.1774" calcext:value-type="float">
            <text:p>2.1774</text:p>
          </table:table-cell>
          <table:table-cell office:value-type="float" office:value="3.0568" calcext:value-type="float">
            <text:p>3.0568</text:p>
          </table:table-cell>
          <table:table-cell table:formula="of:=AVERAGE([.AD66:.AD75])" office:value-type="float" office:value="3.02708" calcext:value-type="float">
            <text:p>3.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8551" calcext:value-type="float">
            <text:p>1.8551</text:p>
          </table:table-cell>
          <table:table-cell office:value-type="float" office:value="2.3065" calcext:value-type="float">
            <text:p>2.3065</text:p>
          </table:table-cell>
          <table:table-cell table:formula="of:=AVERAGE([.C67:.C76])" office:value-type="float" office:value="1.72848" calcext:value-type="float">
            <text:p>1.73</text:p>
          </table:table-cell>
          <table:table-cell office:value-type="float" office:value="1.2587" calcext:value-type="float">
            <text:p>1.2587</text:p>
          </table:table-cell>
          <table:table-cell office:value-type="float" office:value="4.0466" calcext:value-type="float">
            <text:p>4.0466</text:p>
          </table:table-cell>
          <table:table-cell table:formula="of:=AVERAGE([.F67:.F76])" office:value-type="float" office:value="4.3947" calcext:value-type="float">
            <text:p>4.39</text:p>
          </table:table-cell>
          <table:table-cell office:value-type="float" office:value="1.4914" calcext:value-type="float">
            <text:p>1.4914</text:p>
          </table:table-cell>
          <table:table-cell office:value-type="float" office:value="2.1511" calcext:value-type="float">
            <text:p>2.1511</text:p>
          </table:table-cell>
          <table:table-cell table:formula="of:=AVERAGE([.I67:.I76])" office:value-type="float" office:value="2.58375" calcext:value-type="float">
            <text:p>2.58</text:p>
          </table:table-cell>
          <table:table-cell office:value-type="float" office:value="1.3684" calcext:value-type="float">
            <text:p>1.3684</text:p>
          </table:table-cell>
          <table:table-cell office:value-type="float" office:value="1.9266" calcext:value-type="float">
            <text:p>1.9266</text:p>
          </table:table-cell>
          <table:table-cell table:formula="of:=AVERAGE([.L67:.L76])" office:value-type="float" office:value="2.06068" calcext:value-type="float">
            <text:p>2.06</text:p>
          </table:table-cell>
          <table:table-cell office:value-type="float" office:value="1.7305" calcext:value-type="float">
            <text:p>1.7305</text:p>
          </table:table-cell>
          <table:table-cell office:value-type="float" office:value="2.168" calcext:value-type="float">
            <text:p>2.168</text:p>
          </table:table-cell>
          <table:table-cell table:formula="of:=AVERAGE([.O67:.O76])" office:value-type="float" office:value="2.28199" calcext:value-type="float">
            <text:p>2.28</text:p>
          </table:table-cell>
          <table:table-cell office:value-type="float" office:value="2.1459" calcext:value-type="float">
            <text:p>2.1459</text:p>
          </table:table-cell>
          <table:table-cell office:value-type="float" office:value="2.304" calcext:value-type="float">
            <text:p>2.304</text:p>
          </table:table-cell>
          <table:table-cell table:formula="of:=AVERAGE([.R67:.R76])" office:value-type="float" office:value="1.9561" calcext:value-type="float">
            <text:p>1.96</text:p>
          </table:table-cell>
          <table:table-cell office:value-type="float" office:value="1.6168" calcext:value-type="float">
            <text:p>1.6168</text:p>
          </table:table-cell>
          <table:table-cell office:value-type="float" office:value="3.9936" calcext:value-type="float">
            <text:p>3.9936</text:p>
          </table:table-cell>
          <table:table-cell table:formula="of:=AVERAGE([.U67:.U76])" office:value-type="float" office:value="3.84728" calcext:value-type="float">
            <text:p>3.85</text:p>
          </table:table-cell>
          <table:table-cell office:value-type="float" office:value="1.902" calcext:value-type="float">
            <text:p>1.902</text:p>
          </table:table-cell>
          <table:table-cell office:value-type="float" office:value="1.886" calcext:value-type="float">
            <text:p>1.886</text:p>
          </table:table-cell>
          <table:table-cell table:formula="of:=AVERAGE([.X67:.X76])" office:value-type="float" office:value="2.13049" calcext:value-type="float">
            <text:p>2.13</text:p>
          </table:table-cell>
          <table:table-cell office:value-type="float" office:value="1.8226" calcext:value-type="float">
            <text:p>1.8226</text:p>
          </table:table-cell>
          <table:table-cell office:value-type="float" office:value="2.8901" calcext:value-type="float">
            <text:p>2.8901</text:p>
          </table:table-cell>
          <table:table-cell table:formula="of:=AVERAGE([.AA67:.AA76])" office:value-type="float" office:value="3.20537" calcext:value-type="float">
            <text:p>3.21</text:p>
          </table:table-cell>
          <table:table-cell office:value-type="float" office:value="2.1194" calcext:value-type="float">
            <text:p>2.1194</text:p>
          </table:table-cell>
          <table:table-cell office:value-type="float" office:value="2.5107" calcext:value-type="float">
            <text:p>2.5107</text:p>
          </table:table-cell>
          <table:table-cell table:formula="of:=AVERAGE([.AD67:.AD76])" office:value-type="float" office:value="2.96451" calcext:value-type="float">
            <text:p>2.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159" calcext:value-type="float">
            <text:p>2.159</text:p>
          </table:table-cell>
          <table:table-cell office:value-type="float" office:value="1.6484" calcext:value-type="float">
            <text:p>1.6484</text:p>
          </table:table-cell>
          <table:table-cell table:formula="of:=AVERAGE([.C68:.C77])" office:value-type="float" office:value="1.7218" calcext:value-type="float">
            <text:p>1.72</text:p>
          </table:table-cell>
          <table:table-cell office:value-type="float" office:value="1.3046" calcext:value-type="float">
            <text:p>1.3046</text:p>
          </table:table-cell>
          <table:table-cell office:value-type="float" office:value="3.875" calcext:value-type="float">
            <text:p>3.875</text:p>
          </table:table-cell>
          <table:table-cell table:formula="of:=AVERAGE([.F68:.F77])" office:value-type="float" office:value="4.35588" calcext:value-type="float">
            <text:p>4.36</text:p>
          </table:table-cell>
          <table:table-cell office:value-type="float" office:value="1.6086" calcext:value-type="float">
            <text:p>1.6086</text:p>
          </table:table-cell>
          <table:table-cell office:value-type="float" office:value="2.5664" calcext:value-type="float">
            <text:p>2.5664</text:p>
          </table:table-cell>
          <table:table-cell table:formula="of:=AVERAGE([.I68:.I77])" office:value-type="float" office:value="2.41374" calcext:value-type="float">
            <text:p>2.41</text:p>
          </table:table-cell>
          <table:table-cell office:value-type="float" office:value="1.4247" calcext:value-type="float">
            <text:p>1.4247</text:p>
          </table:table-cell>
          <table:table-cell office:value-type="float" office:value="1.9964" calcext:value-type="float">
            <text:p>1.9964</text:p>
          </table:table-cell>
          <table:table-cell table:formula="of:=AVERAGE([.L68:.L77])" office:value-type="float" office:value="2.03186" calcext:value-type="float">
            <text:p>2.03</text:p>
          </table:table-cell>
          <table:table-cell office:value-type="float" office:value="1.5732" calcext:value-type="float">
            <text:p>1.5732</text:p>
          </table:table-cell>
          <table:table-cell office:value-type="float" office:value="1.8769" calcext:value-type="float">
            <text:p>1.8769</text:p>
          </table:table-cell>
          <table:table-cell table:formula="of:=AVERAGE([.O68:.O77])" office:value-type="float" office:value="2.20706" calcext:value-type="float">
            <text:p>2.21</text:p>
          </table:table-cell>
          <table:table-cell office:value-type="float" office:value="1.8727" calcext:value-type="float">
            <text:p>1.8727</text:p>
          </table:table-cell>
          <table:table-cell office:value-type="float" office:value="2.0871" calcext:value-type="float">
            <text:p>2.0871</text:p>
          </table:table-cell>
          <table:table-cell table:formula="of:=AVERAGE([.R68:.R77])" office:value-type="float" office:value="1.96776" calcext:value-type="float">
            <text:p>1.97</text:p>
          </table:table-cell>
          <table:table-cell office:value-type="float" office:value="1.5701" calcext:value-type="float">
            <text:p>1.5701</text:p>
          </table:table-cell>
          <table:table-cell office:value-type="float" office:value="3.9266" calcext:value-type="float">
            <text:p>3.9266</text:p>
          </table:table-cell>
          <table:table-cell table:formula="of:=AVERAGE([.U68:.U77])" office:value-type="float" office:value="3.85925" calcext:value-type="float">
            <text:p>3.86</text:p>
          </table:table-cell>
          <table:table-cell office:value-type="float" office:value="2.0876" calcext:value-type="float">
            <text:p>2.0876</text:p>
          </table:table-cell>
          <table:table-cell office:value-type="float" office:value="1.8845" calcext:value-type="float">
            <text:p>1.8845</text:p>
          </table:table-cell>
          <table:table-cell table:formula="of:=AVERAGE([.X68:.X77])" office:value-type="float" office:value="2.14539" calcext:value-type="float">
            <text:p>2.15</text:p>
          </table:table-cell>
          <table:table-cell office:value-type="float" office:value="1.6068" calcext:value-type="float">
            <text:p>1.6068</text:p>
          </table:table-cell>
          <table:table-cell office:value-type="float" office:value="2.2853" calcext:value-type="float">
            <text:p>2.2853</text:p>
          </table:table-cell>
          <table:table-cell table:formula="of:=AVERAGE([.AA68:.AA77])" office:value-type="float" office:value="3.12575" calcext:value-type="float">
            <text:p>3.13</text:p>
          </table:table-cell>
          <table:table-cell office:value-type="float" office:value="2.2741" calcext:value-type="float">
            <text:p>2.2741</text:p>
          </table:table-cell>
          <table:table-cell office:value-type="float" office:value="2.6179" calcext:value-type="float">
            <text:p>2.6179</text:p>
          </table:table-cell>
          <table:table-cell table:formula="of:=AVERAGE([.AD68:.AD77])" office:value-type="float" office:value="2.96398" calcext:value-type="float">
            <text:p>2.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2146" calcext:value-type="float">
            <text:p>2.2146</text:p>
          </table:table-cell>
          <table:table-cell office:value-type="float" office:value="1.8237" calcext:value-type="float">
            <text:p>1.8237</text:p>
          </table:table-cell>
          <table:table-cell table:formula="of:=AVERAGE([.C69:.C78])" office:value-type="float" office:value="1.76102" calcext:value-type="float">
            <text:p>1.76</text:p>
          </table:table-cell>
          <table:table-cell office:value-type="float" office:value="1.3461" calcext:value-type="float">
            <text:p>1.3461</text:p>
          </table:table-cell>
          <table:table-cell office:value-type="float" office:value="4.3613" calcext:value-type="float">
            <text:p>4.3613</text:p>
          </table:table-cell>
          <table:table-cell table:formula="of:=AVERAGE([.F69:.F78])" office:value-type="float" office:value="4.22979" calcext:value-type="float">
            <text:p>4.23</text:p>
          </table:table-cell>
          <table:table-cell office:value-type="float" office:value="1.4919" calcext:value-type="float">
            <text:p>1.4919</text:p>
          </table:table-cell>
          <table:table-cell office:value-type="float" office:value="2.7928" calcext:value-type="float">
            <text:p>2.7928</text:p>
          </table:table-cell>
          <table:table-cell table:formula="of:=AVERAGE([.I69:.I78])" office:value-type="float" office:value="2.26634" calcext:value-type="float">
            <text:p>2.27</text:p>
          </table:table-cell>
          <table:table-cell office:value-type="float" office:value="1.433" calcext:value-type="float">
            <text:p>1.433</text:p>
          </table:table-cell>
          <table:table-cell office:value-type="float" office:value="2.189" calcext:value-type="float">
            <text:p>2.189</text:p>
          </table:table-cell>
          <table:table-cell table:formula="of:=AVERAGE([.L69:.L78])" office:value-type="float" office:value="2.08375" calcext:value-type="float">
            <text:p>2.08</text:p>
          </table:table-cell>
          <table:table-cell office:value-type="float" office:value="1.7109" calcext:value-type="float">
            <text:p>1.7109</text:p>
          </table:table-cell>
          <table:table-cell office:value-type="float" office:value="1.8808" calcext:value-type="float">
            <text:p>1.8808</text:p>
          </table:table-cell>
          <table:table-cell table:formula="of:=AVERAGE([.O69:.O78])" office:value-type="float" office:value="2.05053" calcext:value-type="float">
            <text:p>2.05</text:p>
          </table:table-cell>
          <table:table-cell office:value-type="float" office:value="1.931" calcext:value-type="float">
            <text:p>1.931</text:p>
          </table:table-cell>
          <table:table-cell office:value-type="float" office:value="2.5854" calcext:value-type="float">
            <text:p>2.5854</text:p>
          </table:table-cell>
          <table:table-cell table:formula="of:=AVERAGE([.R69:.R78])" office:value-type="float" office:value="2.07248" calcext:value-type="float">
            <text:p>2.07</text:p>
          </table:table-cell>
          <table:table-cell office:value-type="float" office:value="1.6323" calcext:value-type="float">
            <text:p>1.6323</text:p>
          </table:table-cell>
          <table:table-cell office:value-type="float" office:value="3.8849" calcext:value-type="float">
            <text:p>3.8849</text:p>
          </table:table-cell>
          <table:table-cell table:formula="of:=AVERAGE([.U69:.U78])" office:value-type="float" office:value="3.88682" calcext:value-type="float">
            <text:p>3.89</text:p>
          </table:table-cell>
          <table:table-cell office:value-type="float" office:value="1.985" calcext:value-type="float">
            <text:p>1.985</text:p>
          </table:table-cell>
          <table:table-cell office:value-type="float" office:value="1.4434" calcext:value-type="float">
            <text:p>1.4434</text:p>
          </table:table-cell>
          <table:table-cell table:formula="of:=AVERAGE([.X69:.X78])" office:value-type="float" office:value="2.06125" calcext:value-type="float">
            <text:p>2.06</text:p>
          </table:table-cell>
          <table:table-cell office:value-type="float" office:value="1.7434" calcext:value-type="float">
            <text:p>1.7434</text:p>
          </table:table-cell>
          <table:table-cell office:value-type="float" office:value="2.658" calcext:value-type="float">
            <text:p>2.658</text:p>
          </table:table-cell>
          <table:table-cell table:formula="of:=AVERAGE([.AA69:.AA78])" office:value-type="float" office:value="3.13337" calcext:value-type="float">
            <text:p>3.13</text:p>
          </table:table-cell>
          <table:table-cell office:value-type="float" office:value="2.2046" calcext:value-type="float">
            <text:p>2.2046</text:p>
          </table:table-cell>
          <table:table-cell office:value-type="float" office:value="2.6746" calcext:value-type="float">
            <text:p>2.6746</text:p>
          </table:table-cell>
          <table:table-cell table:formula="of:=AVERAGE([.AD69:.AD78])" office:value-type="float" office:value="2.88324" calcext:value-type="float">
            <text:p>2.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9012" calcext:value-type="float">
            <text:p>1.9012</text:p>
          </table:table-cell>
          <table:table-cell office:value-type="float" office:value="1.8183" calcext:value-type="float">
            <text:p>1.8183</text:p>
          </table:table-cell>
          <table:table-cell table:formula="of:=AVERAGE([.C70:.C79])" office:value-type="float" office:value="1.76295" calcext:value-type="float">
            <text:p>1.76</text:p>
          </table:table-cell>
          <table:table-cell office:value-type="float" office:value="1.3276" calcext:value-type="float">
            <text:p>1.3276</text:p>
          </table:table-cell>
          <table:table-cell office:value-type="float" office:value="4.283" calcext:value-type="float">
            <text:p>4.283</text:p>
          </table:table-cell>
          <table:table-cell table:formula="of:=AVERAGE([.F70:.F79])" office:value-type="float" office:value="4.09503" calcext:value-type="float">
            <text:p>4.10</text:p>
          </table:table-cell>
          <table:table-cell office:value-type="float" office:value="1.6312" calcext:value-type="float">
            <text:p>1.6312</text:p>
          </table:table-cell>
          <table:table-cell office:value-type="float" office:value="2.1959" calcext:value-type="float">
            <text:p>2.1959</text:p>
          </table:table-cell>
          <table:table-cell table:formula="of:=AVERAGE([.I70:.I79])" office:value-type="float" office:value="2.07175" calcext:value-type="float">
            <text:p>2.07</text:p>
          </table:table-cell>
          <table:table-cell office:value-type="float" office:value="1.652" calcext:value-type="float">
            <text:p>1.652</text:p>
          </table:table-cell>
          <table:table-cell office:value-type="float" office:value="2.1677" calcext:value-type="float">
            <text:p>2.1677</text:p>
          </table:table-cell>
          <table:table-cell table:formula="of:=AVERAGE([.L70:.L79])" office:value-type="float" office:value="2.06408" calcext:value-type="float">
            <text:p>2.06</text:p>
          </table:table-cell>
          <table:table-cell office:value-type="float" office:value="1.7504" calcext:value-type="float">
            <text:p>1.7504</text:p>
          </table:table-cell>
          <table:table-cell office:value-type="float" office:value="1.6511" calcext:value-type="float">
            <text:p>1.6511</text:p>
          </table:table-cell>
          <table:table-cell table:formula="of:=AVERAGE([.O70:.O79])" office:value-type="float" office:value="1.91474" calcext:value-type="float">
            <text:p>1.91</text:p>
          </table:table-cell>
          <table:table-cell office:value-type="float" office:value="2.1678" calcext:value-type="float">
            <text:p>2.1678</text:p>
          </table:table-cell>
          <table:table-cell office:value-type="float" office:value="2.7822" calcext:value-type="float">
            <text:p>2.7822</text:p>
          </table:table-cell>
          <table:table-cell table:formula="of:=AVERAGE([.R70:.R79])" office:value-type="float" office:value="2.20203" calcext:value-type="float">
            <text:p>2.20</text:p>
          </table:table-cell>
          <table:table-cell office:value-type="float" office:value="1.6447" calcext:value-type="float">
            <text:p>1.6447</text:p>
          </table:table-cell>
          <table:table-cell office:value-type="float" office:value="5.1458" calcext:value-type="float">
            <text:p>5.1458</text:p>
          </table:table-cell>
          <table:table-cell table:formula="of:=AVERAGE([.U70:.U79])" office:value-type="float" office:value="3.98453" calcext:value-type="float">
            <text:p>3.98</text:p>
          </table:table-cell>
          <table:table-cell office:value-type="float" office:value="1.8827" calcext:value-type="float">
            <text:p>1.8827</text:p>
          </table:table-cell>
          <table:table-cell office:value-type="float" office:value="1.4693" calcext:value-type="float">
            <text:p>1.4693</text:p>
          </table:table-cell>
          <table:table-cell table:formula="of:=AVERAGE([.X70:.X79])" office:value-type="float" office:value="1.99595" calcext:value-type="float">
            <text:p>2.00</text:p>
          </table:table-cell>
          <table:table-cell office:value-type="float" office:value="1.7938" calcext:value-type="float">
            <text:p>1.7938</text:p>
          </table:table-cell>
          <table:table-cell office:value-type="float" office:value="2.9881" calcext:value-type="float">
            <text:p>2.9881</text:p>
          </table:table-cell>
          <table:table-cell table:formula="of:=AVERAGE([.AA70:.AA79])" office:value-type="float" office:value="3.14155" calcext:value-type="float">
            <text:p>3.14</text:p>
          </table:table-cell>
          <table:table-cell office:value-type="float" office:value="2.0853" calcext:value-type="float">
            <text:p>2.0853</text:p>
          </table:table-cell>
          <table:table-cell office:value-type="float" office:value="3.0278" calcext:value-type="float">
            <text:p>3.0278</text:p>
          </table:table-cell>
          <table:table-cell table:formula="of:=AVERAGE([.AD70:.AD79])" office:value-type="float" office:value="2.91218" calcext:value-type="float">
            <text:p>2.9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1796" calcext:value-type="float">
            <text:p>2.1796</text:p>
          </table:table-cell>
          <table:table-cell office:value-type="float" office:value="2.1495" calcext:value-type="float">
            <text:p>2.1495</text:p>
          </table:table-cell>
          <table:table-cell table:formula="of:=AVERAGE([.C71:.C80])" office:value-type="float" office:value="1.85586" calcext:value-type="float">
            <text:p>1.86</text:p>
          </table:table-cell>
          <table:table-cell office:value-type="float" office:value="1.5311" calcext:value-type="float">
            <text:p>1.5311</text:p>
          </table:table-cell>
          <table:table-cell office:value-type="float" office:value="5.2448" calcext:value-type="float">
            <text:p>5.2448</text:p>
          </table:table-cell>
          <table:table-cell table:formula="of:=AVERAGE([.F71:.F80])" office:value-type="float" office:value="4.13755" calcext:value-type="float">
            <text:p>4.14</text:p>
          </table:table-cell>
          <table:table-cell office:value-type="float" office:value="1.8747" calcext:value-type="float">
            <text:p>1.8747</text:p>
          </table:table-cell>
          <table:table-cell office:value-type="float" office:value="2.4863" calcext:value-type="float">
            <text:p>2.4863</text:p>
          </table:table-cell>
          <table:table-cell table:formula="of:=AVERAGE([.I71:.I80])" office:value-type="float" office:value="2.11602" calcext:value-type="float">
            <text:p>2.12</text:p>
          </table:table-cell>
          <table:table-cell office:value-type="float" office:value="1.283" calcext:value-type="float">
            <text:p>1.283</text:p>
          </table:table-cell>
          <table:table-cell office:value-type="float" office:value="2.3431" calcext:value-type="float">
            <text:p>2.3431</text:p>
          </table:table-cell>
          <table:table-cell table:formula="of:=AVERAGE([.L71:.L80])" office:value-type="float" office:value="2.10331" calcext:value-type="float">
            <text:p>2.10</text:p>
          </table:table-cell>
          <table:table-cell office:value-type="float" office:value="1.6981" calcext:value-type="float">
            <text:p>1.6981</text:p>
          </table:table-cell>
          <table:table-cell office:value-type="float" office:value="2.2351" calcext:value-type="float">
            <text:p>2.2351</text:p>
          </table:table-cell>
          <table:table-cell table:formula="of:=AVERAGE([.O71:.O80])" office:value-type="float" office:value="1.9181" calcext:value-type="float">
            <text:p>1.92</text:p>
          </table:table-cell>
          <table:table-cell office:value-type="float" office:value="2.1762" calcext:value-type="float">
            <text:p>2.1762</text:p>
          </table:table-cell>
          <table:table-cell office:value-type="float" office:value="2.1533" calcext:value-type="float">
            <text:p>2.1533</text:p>
          </table:table-cell>
          <table:table-cell table:formula="of:=AVERAGE([.R71:.R80])" office:value-type="float" office:value="2.24994" calcext:value-type="float">
            <text:p>2.25</text:p>
          </table:table-cell>
          <table:table-cell office:value-type="float" office:value="1.6253" calcext:value-type="float">
            <text:p>1.6253</text:p>
          </table:table-cell>
          <table:table-cell office:value-type="float" office:value="3.9091" calcext:value-type="float">
            <text:p>3.9091</text:p>
          </table:table-cell>
          <table:table-cell table:formula="of:=AVERAGE([.U71:.U80])" office:value-type="float" office:value="3.91624" calcext:value-type="float">
            <text:p>3.92</text:p>
          </table:table-cell>
          <table:table-cell office:value-type="float" office:value="2.2181" calcext:value-type="float">
            <text:p>2.2181</text:p>
          </table:table-cell>
          <table:table-cell office:value-type="float" office:value="1.6139" calcext:value-type="float">
            <text:p>1.6139</text:p>
          </table:table-cell>
          <table:table-cell table:formula="of:=AVERAGE([.X71:.X80])" office:value-type="float" office:value="1.93308" calcext:value-type="float">
            <text:p>1.93</text:p>
          </table:table-cell>
          <table:table-cell office:value-type="float" office:value="1.463" calcext:value-type="float">
            <text:p>1.463</text:p>
          </table:table-cell>
          <table:table-cell office:value-type="float" office:value="2.6217" calcext:value-type="float">
            <text:p>2.6217</text:p>
          </table:table-cell>
          <table:table-cell table:formula="of:=AVERAGE([.AA71:.AA80])" office:value-type="float" office:value="2.98169" calcext:value-type="float">
            <text:p>2.98</text:p>
          </table:table-cell>
          <table:table-cell office:value-type="float" office:value="2.0637" calcext:value-type="float">
            <text:p>2.0637</text:p>
          </table:table-cell>
          <table:table-cell office:value-type="float" office:value="2.8566" calcext:value-type="float">
            <text:p>2.8566</text:p>
          </table:table-cell>
          <table:table-cell table:formula="of:=AVERAGE([.AD71:.AD80])" office:value-type="float" office:value="2.90838" calcext:value-type="float">
            <text:p>2.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8933" calcext:value-type="float">
            <text:p>1.8933</text:p>
          </table:table-cell>
          <table:table-cell office:value-type="float" office:value="2.2514" calcext:value-type="float">
            <text:p>2.2514</text:p>
          </table:table-cell>
          <table:table-cell table:formula="of:=AVERAGE([.C72:.C81])" office:value-type="float" office:value="1.9036" calcext:value-type="float">
            <text:p>1.90</text:p>
          </table:table-cell>
          <table:table-cell office:value-type="float" office:value="1.5238" calcext:value-type="float">
            <text:p>1.5238</text:p>
          </table:table-cell>
          <table:table-cell office:value-type="float" office:value="3.471" calcext:value-type="float">
            <text:p>3.471</text:p>
          </table:table-cell>
          <table:table-cell table:formula="of:=AVERAGE([.F72:.F81])" office:value-type="float" office:value="4.09265" calcext:value-type="float">
            <text:p>4.09</text:p>
          </table:table-cell>
          <table:table-cell office:value-type="float" office:value="1.6297" calcext:value-type="float">
            <text:p>1.6297</text:p>
          </table:table-cell>
          <table:table-cell office:value-type="float" office:value="2.1552" calcext:value-type="float">
            <text:p>2.1552</text:p>
          </table:table-cell>
          <table:table-cell table:formula="of:=AVERAGE([.I72:.I81])" office:value-type="float" office:value="2.13819" calcext:value-type="float">
            <text:p>2.14</text:p>
          </table:table-cell>
          <table:table-cell office:value-type="float" office:value="1.5857" calcext:value-type="float">
            <text:p>1.5857</text:p>
          </table:table-cell>
          <table:table-cell office:value-type="float" office:value="2.1431" calcext:value-type="float">
            <text:p>2.1431</text:p>
          </table:table-cell>
          <table:table-cell table:formula="of:=AVERAGE([.L72:.L81])" office:value-type="float" office:value="2.09956" calcext:value-type="float">
            <text:p>2.10</text:p>
          </table:table-cell>
          <table:table-cell office:value-type="float" office:value="1.6777" calcext:value-type="float">
            <text:p>1.6777</text:p>
          </table:table-cell>
          <table:table-cell office:value-type="float" office:value="1.538" calcext:value-type="float">
            <text:p>1.538</text:p>
          </table:table-cell>
          <table:table-cell table:formula="of:=AVERAGE([.O72:.O81])" office:value-type="float" office:value="1.86278" calcext:value-type="float">
            <text:p>1.86</text:p>
          </table:table-cell>
          <table:table-cell office:value-type="float" office:value="2.026" calcext:value-type="float">
            <text:p>2.026</text:p>
          </table:table-cell>
          <table:table-cell office:value-type="float" office:value="1.7228" calcext:value-type="float">
            <text:p>1.7228</text:p>
          </table:table-cell>
          <table:table-cell table:formula="of:=AVERAGE([.R72:.R81])" office:value-type="float" office:value="2.24647" calcext:value-type="float">
            <text:p>2.25</text:p>
          </table:table-cell>
          <table:table-cell office:value-type="float" office:value="1.6775" calcext:value-type="float">
            <text:p>1.6775</text:p>
          </table:table-cell>
          <table:table-cell office:value-type="float" office:value="3.5877" calcext:value-type="float">
            <text:p>3.5877</text:p>
          </table:table-cell>
          <table:table-cell table:formula="of:=AVERAGE([.U72:.U81])" office:value-type="float" office:value="3.82938" calcext:value-type="float">
            <text:p>3.83</text:p>
          </table:table-cell>
          <table:table-cell office:value-type="float" office:value="1.8103" calcext:value-type="float">
            <text:p>1.8103</text:p>
          </table:table-cell>
          <table:table-cell office:value-type="float" office:value="1.5785" calcext:value-type="float">
            <text:p>1.5785</text:p>
          </table:table-cell>
          <table:table-cell table:formula="of:=AVERAGE([.X72:.X81])" office:value-type="float" office:value="1.86694" calcext:value-type="float">
            <text:p>1.87</text:p>
          </table:table-cell>
          <table:table-cell office:value-type="float" office:value="1.5686" calcext:value-type="float">
            <text:p>1.5686</text:p>
          </table:table-cell>
          <table:table-cell office:value-type="float" office:value="2.768" calcext:value-type="float">
            <text:p>2.768</text:p>
          </table:table-cell>
          <table:table-cell table:formula="of:=AVERAGE([.AA72:.AA81])" office:value-type="float" office:value="2.89724" calcext:value-type="float">
            <text:p>2.90</text:p>
          </table:table-cell>
          <table:table-cell office:value-type="float" office:value="1.9107" calcext:value-type="float">
            <text:p>1.9107</text:p>
          </table:table-cell>
          <table:table-cell office:value-type="float" office:value="2.8419" calcext:value-type="float">
            <text:p>2.8419</text:p>
          </table:table-cell>
          <table:table-cell table:formula="of:=AVERAGE([.AD72:.AD81])" office:value-type="float" office:value="2.89003" calcext:value-type="float">
            <text:p>2.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2434" calcext:value-type="float">
            <text:p>2.2434</text:p>
          </table:table-cell>
          <table:table-cell office:value-type="float" office:value="2.8278" calcext:value-type="float">
            <text:p>2.8278</text:p>
          </table:table-cell>
          <table:table-cell table:formula="of:=AVERAGE([.C73:.C82])" office:value-type="float" office:value="2.06511" calcext:value-type="float">
            <text:p>2.07</text:p>
          </table:table-cell>
          <table:table-cell office:value-type="float" office:value="1.3053" calcext:value-type="float">
            <text:p>1.3053</text:p>
          </table:table-cell>
          <table:table-cell office:value-type="float" office:value="4.0983" calcext:value-type="float">
            <text:p>4.0983</text:p>
          </table:table-cell>
          <table:table-cell table:formula="of:=AVERAGE([.F73:.F82])" office:value-type="float" office:value="4.12251" calcext:value-type="float">
            <text:p>4.12</text:p>
          </table:table-cell>
          <table:table-cell office:value-type="float" office:value="1.4683" calcext:value-type="float">
            <text:p>1.4683</text:p>
          </table:table-cell>
          <table:table-cell office:value-type="float" office:value="2.8551" calcext:value-type="float">
            <text:p>2.8551</text:p>
          </table:table-cell>
          <table:table-cell table:formula="of:=AVERAGE([.I73:.I82])" office:value-type="float" office:value="2.25597" calcext:value-type="float">
            <text:p>2.26</text:p>
          </table:table-cell>
          <table:table-cell office:value-type="float" office:value="1.5044" calcext:value-type="float">
            <text:p>1.5044</text:p>
          </table:table-cell>
          <table:table-cell office:value-type="float" office:value="2.2957" calcext:value-type="float">
            <text:p>2.2957</text:p>
          </table:table-cell>
          <table:table-cell table:formula="of:=AVERAGE([.L73:.L82])" office:value-type="float" office:value="2.09312" calcext:value-type="float">
            <text:p>2.09</text:p>
          </table:table-cell>
          <table:table-cell office:value-type="float" office:value="2.0933" calcext:value-type="float">
            <text:p>2.0933</text:p>
          </table:table-cell>
          <table:table-cell office:value-type="float" office:value="1.8718" calcext:value-type="float">
            <text:p>1.8718</text:p>
          </table:table-cell>
          <table:table-cell table:formula="of:=AVERAGE([.O73:.O82])" office:value-type="float" office:value="1.87359" calcext:value-type="float">
            <text:p>1.87</text:p>
          </table:table-cell>
          <table:table-cell office:value-type="float" office:value="1.8827" calcext:value-type="float">
            <text:p>1.8827</text:p>
          </table:table-cell>
          <table:table-cell office:value-type="float" office:value="1.2969" calcext:value-type="float">
            <text:p>1.2969</text:p>
          </table:table-cell>
          <table:table-cell table:formula="of:=AVERAGE([.R73:.R82])" office:value-type="float" office:value="2.1985" calcext:value-type="float">
            <text:p>2.20</text:p>
          </table:table-cell>
          <table:table-cell office:value-type="float" office:value="1.5614" calcext:value-type="float">
            <text:p>1.5614</text:p>
          </table:table-cell>
          <table:table-cell office:value-type="float" office:value="4.6863" calcext:value-type="float">
            <text:p>4.6863</text:p>
          </table:table-cell>
          <table:table-cell table:formula="of:=AVERAGE([.U73:.U82])" office:value-type="float" office:value="3.94607" calcext:value-type="float">
            <text:p>3.95</text:p>
          </table:table-cell>
          <table:table-cell office:value-type="float" office:value="1.6755" calcext:value-type="float">
            <text:p>1.6755</text:p>
          </table:table-cell>
          <table:table-cell office:value-type="float" office:value="1.7486" calcext:value-type="float">
            <text:p>1.7486</text:p>
          </table:table-cell>
          <table:table-cell table:formula="of:=AVERAGE([.X73:.X82])" office:value-type="float" office:value="1.831" calcext:value-type="float">
            <text:p>1.83</text:p>
          </table:table-cell>
          <table:table-cell office:value-type="float" office:value="1.4936" calcext:value-type="float">
            <text:p>1.4936</text:p>
          </table:table-cell>
          <table:table-cell office:value-type="float" office:value="2.6611" calcext:value-type="float">
            <text:p>2.6611</text:p>
          </table:table-cell>
          <table:table-cell table:formula="of:=AVERAGE([.AA73:.AA82])" office:value-type="float" office:value="2.8036" calcext:value-type="float">
            <text:p>2.80</text:p>
          </table:table-cell>
          <table:table-cell office:value-type="float" office:value="2.3088" calcext:value-type="float">
            <text:p>2.3088</text:p>
          </table:table-cell>
          <table:table-cell office:value-type="float" office:value="2.9542" calcext:value-type="float">
            <text:p>2.9542</text:p>
          </table:table-cell>
          <table:table-cell table:formula="of:=AVERAGE([.AD73:.AD82])" office:value-type="float" office:value="2.91836" calcext:value-type="float">
            <text:p>2.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8428" calcext:value-type="float">
            <text:p>1.8428</text:p>
          </table:table-cell>
          <table:table-cell office:value-type="float" office:value="3.2113" calcext:value-type="float">
            <text:p>3.2113</text:p>
          </table:table-cell>
          <table:table-cell table:formula="of:=AVERAGE([.C74:.C83])" office:value-type="float" office:value="2.20003" calcext:value-type="float">
            <text:p>2.20</text:p>
          </table:table-cell>
          <table:table-cell office:value-type="float" office:value="1.4545" calcext:value-type="float">
            <text:p>1.4545</text:p>
          </table:table-cell>
          <table:table-cell office:value-type="float" office:value="4.4341" calcext:value-type="float">
            <text:p>4.4341</text:p>
          </table:table-cell>
          <table:table-cell table:formula="of:=AVERAGE([.F74:.F83])" office:value-type="float" office:value="4.18127" calcext:value-type="float">
            <text:p>4.18</text:p>
          </table:table-cell>
          <table:table-cell office:value-type="float" office:value="1.5089" calcext:value-type="float">
            <text:p>1.5089</text:p>
          </table:table-cell>
          <table:table-cell office:value-type="float" office:value="3.3585" calcext:value-type="float">
            <text:p>3.3585</text:p>
          </table:table-cell>
          <table:table-cell table:formula="of:=AVERAGE([.I74:.I83])" office:value-type="float" office:value="2.43404" calcext:value-type="float">
            <text:p>2.43</text:p>
          </table:table-cell>
          <table:table-cell office:value-type="float" office:value="1.5753" calcext:value-type="float">
            <text:p>1.5753</text:p>
          </table:table-cell>
          <table:table-cell office:value-type="float" office:value="2.5597" calcext:value-type="float">
            <text:p>2.5597</text:p>
          </table:table-cell>
          <table:table-cell table:formula="of:=AVERAGE([.L74:.L83])" office:value-type="float" office:value="2.17903" calcext:value-type="float">
            <text:p>2.18</text:p>
          </table:table-cell>
          <table:table-cell office:value-type="float" office:value="2.0437" calcext:value-type="float">
            <text:p>2.0437</text:p>
          </table:table-cell>
          <table:table-cell office:value-type="float" office:value="2.5433" calcext:value-type="float">
            <text:p>2.5433</text:p>
          </table:table-cell>
          <table:table-cell table:formula="of:=AVERAGE([.O74:.O83])" office:value-type="float" office:value="1.97054" calcext:value-type="float">
            <text:p>1.97</text:p>
          </table:table-cell>
          <table:table-cell office:value-type="float" office:value="1.6574" calcext:value-type="float">
            <text:p>1.6574</text:p>
          </table:table-cell>
          <table:table-cell office:value-type="float" office:value="2.2684" calcext:value-type="float">
            <text:p>2.2684</text:p>
          </table:table-cell>
          <table:table-cell table:formula="of:=AVERAGE([.R74:.R83])" office:value-type="float" office:value="2.23029" calcext:value-type="float">
            <text:p>2.23</text:p>
          </table:table-cell>
          <table:table-cell office:value-type="float" office:value="1.3184" calcext:value-type="float">
            <text:p>1.3184</text:p>
          </table:table-cell>
          <table:table-cell office:value-type="float" office:value="5.269" calcext:value-type="float">
            <text:p>5.269</text:p>
          </table:table-cell>
          <table:table-cell table:formula="of:=AVERAGE([.U74:.U83])" office:value-type="float" office:value="4.09498" calcext:value-type="float">
            <text:p>4.09</text:p>
          </table:table-cell>
          <table:table-cell office:value-type="float" office:value="1.5228" calcext:value-type="float">
            <text:p>1.5228</text:p>
          </table:table-cell>
          <table:table-cell office:value-type="float" office:value="1.7417" calcext:value-type="float">
            <text:p>1.7417</text:p>
          </table:table-cell>
          <table:table-cell table:formula="of:=AVERAGE([.X74:.X83])" office:value-type="float" office:value="1.76871" calcext:value-type="float">
            <text:p>1.77</text:p>
          </table:table-cell>
          <table:table-cell office:value-type="float" office:value="1.6162" calcext:value-type="float">
            <text:p>1.6162</text:p>
          </table:table-cell>
          <table:table-cell office:value-type="float" office:value="2.3782" calcext:value-type="float">
            <text:p>2.3782</text:p>
          </table:table-cell>
          <table:table-cell table:formula="of:=AVERAGE([.AA74:.AA83])" office:value-type="float" office:value="2.74414" calcext:value-type="float">
            <text:p>2.74</text:p>
          </table:table-cell>
          <table:table-cell office:value-type="float" office:value="2.2377" calcext:value-type="float">
            <text:p>2.2377</text:p>
          </table:table-cell>
          <table:table-cell office:value-type="float" office:value="2.6444" calcext:value-type="float">
            <text:p>2.6444</text:p>
          </table:table-cell>
          <table:table-cell table:formula="of:=AVERAGE([.AD74:.AD83])" office:value-type="float" office:value="2.83133" calcext:value-type="float">
            <text:p>2.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6811" calcext:value-type="float">
            <text:p>1.6811</text:p>
          </table:table-cell>
          <table:table-cell office:value-type="float" office:value="3.2477" calcext:value-type="float">
            <text:p>3.2477</text:p>
          </table:table-cell>
          <table:table-cell table:formula="of:=AVERAGE([.C75:.C84])" office:value-type="float" office:value="2.30662" calcext:value-type="float">
            <text:p>2.31</text:p>
          </table:table-cell>
          <table:table-cell office:value-type="float" office:value="1.4336" calcext:value-type="float">
            <text:p>1.4336</text:p>
          </table:table-cell>
          <table:table-cell office:value-type="float" office:value="5.2199" calcext:value-type="float">
            <text:p>5.2199</text:p>
          </table:table-cell>
          <table:table-cell table:formula="of:=AVERAGE([.F75:.F84])" office:value-type="float" office:value="4.20786" calcext:value-type="float">
            <text:p>4.21</text:p>
          </table:table-cell>
          <table:table-cell office:value-type="float" office:value="1.4989" calcext:value-type="float">
            <text:p>1.4989</text:p>
          </table:table-cell>
          <table:table-cell office:value-type="float" office:value="3.3421" calcext:value-type="float">
            <text:p>3.3421</text:p>
          </table:table-cell>
          <table:table-cell table:formula="of:=AVERAGE([.I75:.I84])" office:value-type="float" office:value="2.58863" calcext:value-type="float">
            <text:p>2.59</text:p>
          </table:table-cell>
          <table:table-cell office:value-type="float" office:value="1.3545" calcext:value-type="float">
            <text:p>1.3545</text:p>
          </table:table-cell>
          <table:table-cell office:value-type="float" office:value="2.3345" calcext:value-type="float">
            <text:p>2.3345</text:p>
          </table:table-cell>
          <table:table-cell table:formula="of:=AVERAGE([.L75:.L84])" office:value-type="float" office:value="2.21542" calcext:value-type="float">
            <text:p>2.22</text:p>
          </table:table-cell>
          <table:table-cell office:value-type="float" office:value="1.7294" calcext:value-type="float">
            <text:p>1.7294</text:p>
          </table:table-cell>
          <table:table-cell office:value-type="float" office:value="2.4777" calcext:value-type="float">
            <text:p>2.4777</text:p>
          </table:table-cell>
          <table:table-cell table:formula="of:=AVERAGE([.O75:.O84])" office:value-type="float" office:value="2.04276" calcext:value-type="float">
            <text:p>2.04</text:p>
          </table:table-cell>
          <table:table-cell office:value-type="float" office:value="1.9129" calcext:value-type="float">
            <text:p>1.9129</text:p>
          </table:table-cell>
          <table:table-cell office:value-type="float" office:value="2.7201" calcext:value-type="float">
            <text:p>2.7201</text:p>
          </table:table-cell>
          <table:table-cell table:formula="of:=AVERAGE([.R75:.R84])" office:value-type="float" office:value="2.26462" calcext:value-type="float">
            <text:p>2.26</text:p>
          </table:table-cell>
          <table:table-cell office:value-type="float" office:value="1.3271" calcext:value-type="float">
            <text:p>1.3271</text:p>
          </table:table-cell>
          <table:table-cell office:value-type="float" office:value="5.1495" calcext:value-type="float">
            <text:p>5.1495</text:p>
          </table:table-cell>
          <table:table-cell table:formula="of:=AVERAGE([.U75:.U84])" office:value-type="float" office:value="4.26786" calcext:value-type="float">
            <text:p>4.27</text:p>
          </table:table-cell>
          <table:table-cell office:value-type="float" office:value="1.9364" calcext:value-type="float">
            <text:p>1.9364</text:p>
          </table:table-cell>
          <table:table-cell office:value-type="float" office:value="2.0595" calcext:value-type="float">
            <text:p>2.0595</text:p>
          </table:table-cell>
          <table:table-cell table:formula="of:=AVERAGE([.X75:.X84])" office:value-type="float" office:value="1.7602" calcext:value-type="float">
            <text:p>1.76</text:p>
          </table:table-cell>
          <table:table-cell office:value-type="float" office:value="1.9524" calcext:value-type="float">
            <text:p>1.9524</text:p>
          </table:table-cell>
          <table:table-cell office:value-type="float" office:value="2.6299" calcext:value-type="float">
            <text:p>2.6299</text:p>
          </table:table-cell>
          <table:table-cell table:formula="of:=AVERAGE([.AA75:.AA84])" office:value-type="float" office:value="2.75089" calcext:value-type="float">
            <text:p>2.75</text:p>
          </table:table-cell>
          <table:table-cell office:value-type="float" office:value="2.2629" calcext:value-type="float">
            <text:p>2.2629</text:p>
          </table:table-cell>
          <table:table-cell office:value-type="float" office:value="2.1659" calcext:value-type="float">
            <text:p>2.1659</text:p>
          </table:table-cell>
          <table:table-cell table:formula="of:=AVERAGE([.AD75:.AD84])" office:value-type="float" office:value="2.73508" calcext:value-type="float">
            <text:p>2.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0442" calcext:value-type="float">
            <text:p>2.0442</text:p>
          </table:table-cell>
          <table:table-cell office:value-type="float" office:value="3.0682" calcext:value-type="float">
            <text:p>3.0682</text:p>
          </table:table-cell>
          <table:table-cell table:formula="of:=AVERAGE([.C76:.C85])" office:value-type="float" office:value="2.43528" calcext:value-type="float">
            <text:p>2.44</text:p>
          </table:table-cell>
          <table:table-cell office:value-type="float" office:value="1.5511" calcext:value-type="float">
            <text:p>1.5511</text:p>
          </table:table-cell>
          <table:table-cell office:value-type="float" office:value="4.3755" calcext:value-type="float">
            <text:p>4.3755</text:p>
          </table:table-cell>
          <table:table-cell table:formula="of:=AVERAGE([.F76:.F85])" office:value-type="float" office:value="4.34095" calcext:value-type="float">
            <text:p>4.34</text:p>
          </table:table-cell>
          <table:table-cell office:value-type="float" office:value="1.5068" calcext:value-type="float">
            <text:p>1.5068</text:p>
          </table:table-cell>
          <table:table-cell office:value-type="float" office:value="3.2608" calcext:value-type="float">
            <text:p>3.2608</text:p>
          </table:table-cell>
          <table:table-cell table:formula="of:=AVERAGE([.I76:.I85])" office:value-type="float" office:value="2.71642" calcext:value-type="float">
            <text:p>2.72</text:p>
          </table:table-cell>
          <table:table-cell office:value-type="float" office:value="1.4279" calcext:value-type="float">
            <text:p>1.4279</text:p>
          </table:table-cell>
          <table:table-cell office:value-type="float" office:value="2.3215" calcext:value-type="float">
            <text:p>2.3215</text:p>
          </table:table-cell>
          <table:table-cell table:formula="of:=AVERAGE([.L76:.L85])" office:value-type="float" office:value="2.22773" calcext:value-type="float">
            <text:p>2.23</text:p>
          </table:table-cell>
          <table:table-cell office:value-type="float" office:value="2.098" calcext:value-type="float">
            <text:p>2.098</text:p>
          </table:table-cell>
          <table:table-cell office:value-type="float" office:value="2.1252" calcext:value-type="float">
            <text:p>2.1252</text:p>
          </table:table-cell>
          <table:table-cell table:formula="of:=AVERAGE([.O76:.O85])" office:value-type="float" office:value="2.03679" calcext:value-type="float">
            <text:p>2.04</text:p>
          </table:table-cell>
          <table:table-cell office:value-type="float" office:value="1.8491" calcext:value-type="float">
            <text:p>1.8491</text:p>
          </table:table-cell>
          <table:table-cell office:value-type="float" office:value="2.4097" calcext:value-type="float">
            <text:p>2.4097</text:p>
          </table:table-cell>
          <table:table-cell table:formula="of:=AVERAGE([.R76:.R85])" office:value-type="float" office:value="2.23299" calcext:value-type="float">
            <text:p>2.23</text:p>
          </table:table-cell>
          <table:table-cell office:value-type="float" office:value="1.253" calcext:value-type="float">
            <text:p>1.253</text:p>
          </table:table-cell>
          <table:table-cell office:value-type="float" office:value="5.9255" calcext:value-type="float">
            <text:p>5.9255</text:p>
          </table:table-cell>
          <table:table-cell table:formula="of:=AVERAGE([.U76:.U85])" office:value-type="float" office:value="4.5478" calcext:value-type="float">
            <text:p>4.55</text:p>
          </table:table-cell>
          <table:table-cell office:value-type="float" office:value="1.5061" calcext:value-type="float">
            <text:p>1.5061</text:p>
          </table:table-cell>
          <table:table-cell office:value-type="float" office:value="2.6222" calcext:value-type="float">
            <text:p>2.6222</text:p>
          </table:table-cell>
          <table:table-cell table:formula="of:=AVERAGE([.X76:.X85])" office:value-type="float" office:value="1.80476" calcext:value-type="float">
            <text:p>1.80</text:p>
          </table:table-cell>
          <table:table-cell office:value-type="float" office:value="1.3486" calcext:value-type="float">
            <text:p>1.3486</text:p>
          </table:table-cell>
          <table:table-cell office:value-type="float" office:value="3.0091" calcext:value-type="float">
            <text:p>3.0091</text:p>
          </table:table-cell>
          <table:table-cell table:formula="of:=AVERAGE([.AA76:.AA85])" office:value-type="float" office:value="2.68895" calcext:value-type="float">
            <text:p>2.69</text:p>
          </table:table-cell>
          <table:table-cell office:value-type="float" office:value="2.2099" calcext:value-type="float">
            <text:p>2.2099</text:p>
          </table:table-cell>
          <table:table-cell office:value-type="float" office:value="2.7888" calcext:value-type="float">
            <text:p>2.7888</text:p>
          </table:table-cell>
          <table:table-cell table:formula="of:=AVERAGE([.AD76:.AD85])" office:value-type="float" office:value="2.70828" calcext:value-type="float">
            <text:p>2.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833" calcext:value-type="float">
            <text:p>1.833</text:p>
          </table:table-cell>
          <table:table-cell office:value-type="float" office:value="3.1574" calcext:value-type="float">
            <text:p>3.1574</text:p>
          </table:table-cell>
          <table:table-cell table:formula="of:=AVERAGE([.C77:.C86])" office:value-type="float" office:value="2.52037" calcext:value-type="float">
            <text:p>2.52</text:p>
          </table:table-cell>
          <table:table-cell office:value-type="float" office:value="1.2835" calcext:value-type="float">
            <text:p>1.2835</text:p>
          </table:table-cell>
          <table:table-cell office:value-type="float" office:value="4.5272" calcext:value-type="float">
            <text:p>4.5272</text:p>
          </table:table-cell>
          <table:table-cell table:formula="of:=AVERAGE([.F77:.F86])" office:value-type="float" office:value="4.38901" calcext:value-type="float">
            <text:p>4.39</text:p>
          </table:table-cell>
          <table:table-cell office:value-type="float" office:value="1.7312" calcext:value-type="float">
            <text:p>1.7312</text:p>
          </table:table-cell>
          <table:table-cell office:value-type="float" office:value="3.7322" calcext:value-type="float">
            <text:p>3.7322</text:p>
          </table:table-cell>
          <table:table-cell table:formula="of:=AVERAGE([.I77:.I86])" office:value-type="float" office:value="2.87453" calcext:value-type="float">
            <text:p>2.87</text:p>
          </table:table-cell>
          <table:table-cell office:value-type="float" office:value="1.3605" calcext:value-type="float">
            <text:p>1.3605</text:p>
          </table:table-cell>
          <table:table-cell office:value-type="float" office:value="1.9659" calcext:value-type="float">
            <text:p>1.9659</text:p>
          </table:table-cell>
          <table:table-cell table:formula="of:=AVERAGE([.L77:.L86])" office:value-type="float" office:value="2.23166" calcext:value-type="float">
            <text:p>2.23</text:p>
          </table:table-cell>
          <table:table-cell office:value-type="float" office:value="1.7446" calcext:value-type="float">
            <text:p>1.7446</text:p>
          </table:table-cell>
          <table:table-cell office:value-type="float" office:value="1.8767" calcext:value-type="float">
            <text:p>1.8767</text:p>
          </table:table-cell>
          <table:table-cell table:formula="of:=AVERAGE([.O77:.O86])" office:value-type="float" office:value="2.00766" calcext:value-type="float">
            <text:p>2.01</text:p>
          </table:table-cell>
          <table:table-cell office:value-type="float" office:value="1.6398" calcext:value-type="float">
            <text:p>1.6398</text:p>
          </table:table-cell>
          <table:table-cell office:value-type="float" office:value="2.3135" calcext:value-type="float">
            <text:p>2.3135</text:p>
          </table:table-cell>
          <table:table-cell table:formula="of:=AVERAGE([.R77:.R86])" office:value-type="float" office:value="2.23394" calcext:value-type="float">
            <text:p>2.23</text:p>
          </table:table-cell>
          <table:table-cell office:value-type="float" office:value="1.3532" calcext:value-type="float">
            <text:p>1.3532</text:p>
          </table:table-cell>
          <table:table-cell office:value-type="float" office:value="4.3683" calcext:value-type="float">
            <text:p>4.3683</text:p>
          </table:table-cell>
          <table:table-cell table:formula="of:=AVERAGE([.U77:.U86])" office:value-type="float" office:value="4.58527" calcext:value-type="float">
            <text:p>4.59</text:p>
          </table:table-cell>
          <table:table-cell office:value-type="float" office:value="1.9039" calcext:value-type="float">
            <text:p>1.9039</text:p>
          </table:table-cell>
          <table:table-cell office:value-type="float" office:value="2.6335" calcext:value-type="float">
            <text:p>2.6335</text:p>
          </table:table-cell>
          <table:table-cell table:formula="of:=AVERAGE([.X77:.X86])" office:value-type="float" office:value="1.87951" calcext:value-type="float">
            <text:p>1.88</text:p>
          </table:table-cell>
          <table:table-cell office:value-type="float" office:value="1.4757" calcext:value-type="float">
            <text:p>1.4757</text:p>
          </table:table-cell>
          <table:table-cell office:value-type="float" office:value="3.3606" calcext:value-type="float">
            <text:p>3.3606</text:p>
          </table:table-cell>
          <table:table-cell table:formula="of:=AVERAGE([.AA77:.AA86])" office:value-type="float" office:value="2.736" calcext:value-type="float">
            <text:p>2.74</text:p>
          </table:table-cell>
          <table:table-cell office:value-type="float" office:value="2.255" calcext:value-type="float">
            <text:p>2.255</text:p>
          </table:table-cell>
          <table:table-cell office:value-type="float" office:value="3.3135" calcext:value-type="float">
            <text:p>3.3135</text:p>
          </table:table-cell>
          <table:table-cell table:formula="of:=AVERAGE([.AD77:.AD86])" office:value-type="float" office:value="2.78856" calcext:value-type="float">
            <text:p>2.7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7995" calcext:value-type="float">
            <text:p>1.7995</text:p>
          </table:table-cell>
          <table:table-cell office:value-type="float" office:value="2.5628" calcext:value-type="float">
            <text:p>2.5628</text:p>
          </table:table-cell>
          <table:table-cell table:formula="of:=AVERAGE([.C78:.C87])" office:value-type="float" office:value="2.61181" calcext:value-type="float">
            <text:p>2.61</text:p>
          </table:table-cell>
          <table:table-cell office:value-type="float" office:value="1.1833" calcext:value-type="float">
            <text:p>1.1833</text:p>
          </table:table-cell>
          <table:table-cell office:value-type="float" office:value="4.859" calcext:value-type="float">
            <text:p>4.859</text:p>
          </table:table-cell>
          <table:table-cell table:formula="of:=AVERAGE([.F78:.F87])" office:value-type="float" office:value="4.48741" calcext:value-type="float">
            <text:p>4.49</text:p>
          </table:table-cell>
          <table:table-cell office:value-type="float" office:value="1.7179" calcext:value-type="float">
            <text:p>1.7179</text:p>
          </table:table-cell>
          <table:table-cell office:value-type="float" office:value="2.9515" calcext:value-type="float">
            <text:p>2.9515</text:p>
          </table:table-cell>
          <table:table-cell table:formula="of:=AVERAGE([.I78:.I87])" office:value-type="float" office:value="2.91304" calcext:value-type="float">
            <text:p>2.91</text:p>
          </table:table-cell>
          <table:table-cell office:value-type="float" office:value="1.2803" calcext:value-type="float">
            <text:p>1.2803</text:p>
          </table:table-cell>
          <table:table-cell office:value-type="float" office:value="1.7395" calcext:value-type="float">
            <text:p>1.7395</text:p>
          </table:table-cell>
          <table:table-cell table:formula="of:=AVERAGE([.L78:.L87])" office:value-type="float" office:value="2.20597" calcext:value-type="float">
            <text:p>2.21</text:p>
          </table:table-cell>
          <table:table-cell office:value-type="float" office:value="1.9579" calcext:value-type="float">
            <text:p>1.9579</text:p>
          </table:table-cell>
          <table:table-cell office:value-type="float" office:value="2.4217" calcext:value-type="float">
            <text:p>2.4217</text:p>
          </table:table-cell>
          <table:table-cell table:formula="of:=AVERAGE([.O78:.O87])" office:value-type="float" office:value="2.06214" calcext:value-type="float">
            <text:p>2.06</text:p>
          </table:table-cell>
          <table:table-cell office:value-type="float" office:value="1.6734" calcext:value-type="float">
            <text:p>1.6734</text:p>
          </table:table-cell>
          <table:table-cell office:value-type="float" office:value="2.1288" calcext:value-type="float">
            <text:p>2.1288</text:p>
          </table:table-cell>
          <table:table-cell table:formula="of:=AVERAGE([.R78:.R87])" office:value-type="float" office:value="2.23811" calcext:value-type="float">
            <text:p>2.24</text:p>
          </table:table-cell>
          <table:table-cell office:value-type="float" office:value="1.3648" calcext:value-type="float">
            <text:p>1.3648</text:p>
          </table:table-cell>
          <table:table-cell office:value-type="float" office:value="5.4309" calcext:value-type="float">
            <text:p>5.4309</text:p>
          </table:table-cell>
          <table:table-cell table:formula="of:=AVERAGE([.U78:.U87])" office:value-type="float" office:value="4.7357" calcext:value-type="float">
            <text:p>4.74</text:p>
          </table:table-cell>
          <table:table-cell office:value-type="float" office:value="1.5424" calcext:value-type="float">
            <text:p>1.5424</text:p>
          </table:table-cell>
          <table:table-cell office:value-type="float" office:value="2.6026" calcext:value-type="float">
            <text:p>2.6026</text:p>
          </table:table-cell>
          <table:table-cell table:formula="of:=AVERAGE([.X78:.X87])" office:value-type="float" office:value="1.95132" calcext:value-type="float">
            <text:p>1.95</text:p>
          </table:table-cell>
          <table:table-cell office:value-type="float" office:value="1.7546" calcext:value-type="float">
            <text:p>1.7546</text:p>
          </table:table-cell>
          <table:table-cell office:value-type="float" office:value="3.7229" calcext:value-type="float">
            <text:p>3.7229</text:p>
          </table:table-cell>
          <table:table-cell table:formula="of:=AVERAGE([.AA78:.AA87])" office:value-type="float" office:value="2.87976" calcext:value-type="float">
            <text:p>2.88</text:p>
          </table:table-cell>
          <table:table-cell office:value-type="float" office:value="2.5843" calcext:value-type="float">
            <text:p>2.5843</text:p>
          </table:table-cell>
          <table:table-cell office:value-type="float" office:value="2.5353" calcext:value-type="float">
            <text:p>2.5353</text:p>
          </table:table-cell>
          <table:table-cell table:formula="of:=AVERAGE([.AD78:.AD87])" office:value-type="float" office:value="2.7803" calcext:value-type="float">
            <text:p>2.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0345" calcext:value-type="float">
            <text:p>2.0345</text:p>
          </table:table-cell>
          <table:table-cell office:value-type="float" office:value="2.2557" calcext:value-type="float">
            <text:p>2.2557</text:p>
          </table:table-cell>
          <table:table-cell table:formula="of:=AVERAGE([.C79:.C88])" office:value-type="float" office:value="2.65501" calcext:value-type="float">
            <text:p>2.66</text:p>
          </table:table-cell>
          <table:table-cell office:value-type="float" office:value="1.2987" calcext:value-type="float">
            <text:p>1.2987</text:p>
          </table:table-cell>
          <table:table-cell office:value-type="float" office:value="3.5494" calcext:value-type="float">
            <text:p>3.5494</text:p>
          </table:table-cell>
          <table:table-cell table:formula="of:=AVERAGE([.F79:.F88])" office:value-type="float" office:value="4.40622" calcext:value-type="float">
            <text:p>4.41</text:p>
          </table:table-cell>
          <table:table-cell office:value-type="float" office:value="1.7245" calcext:value-type="float">
            <text:p>1.7245</text:p>
          </table:table-cell>
          <table:table-cell office:value-type="float" office:value="2.4231" calcext:value-type="float">
            <text:p>2.4231</text:p>
          </table:table-cell>
          <table:table-cell table:formula="of:=AVERAGE([.I79:.I88])" office:value-type="float" office:value="2.87607" calcext:value-type="float">
            <text:p>2.88</text:p>
          </table:table-cell>
          <table:table-cell office:value-type="float" office:value="1.2166" calcext:value-type="float">
            <text:p>1.2166</text:p>
          </table:table-cell>
          <table:table-cell office:value-type="float" office:value="2.0156" calcext:value-type="float">
            <text:p>2.0156</text:p>
          </table:table-cell>
          <table:table-cell table:formula="of:=AVERAGE([.L79:.L88])" office:value-type="float" office:value="2.18863" calcext:value-type="float">
            <text:p>2.19</text:p>
          </table:table-cell>
          <table:table-cell office:value-type="float" office:value="1.8617" calcext:value-type="float">
            <text:p>1.8617</text:p>
          </table:table-cell>
          <table:table-cell office:value-type="float" office:value="1.6638" calcext:value-type="float">
            <text:p>1.6638</text:p>
          </table:table-cell>
          <table:table-cell table:formula="of:=AVERAGE([.O79:.O88])" office:value-type="float" office:value="2.04044" calcext:value-type="float">
            <text:p>2.04</text:p>
          </table:table-cell>
          <table:table-cell office:value-type="float" office:value="1.8237" calcext:value-type="float">
            <text:p>1.8237</text:p>
          </table:table-cell>
          <table:table-cell office:value-type="float" office:value="3.4181" calcext:value-type="float">
            <text:p>3.4181</text:p>
          </table:table-cell>
          <table:table-cell table:formula="of:=AVERAGE([.R79:.R88])" office:value-type="float" office:value="2.32138" calcext:value-type="float">
            <text:p>2.32</text:p>
          </table:table-cell>
          <table:table-cell office:value-type="float" office:value="1.6411" calcext:value-type="float">
            <text:p>1.6411</text:p>
          </table:table-cell>
          <table:table-cell office:value-type="float" office:value="4.7767" calcext:value-type="float">
            <text:p>4.7767</text:p>
          </table:table-cell>
          <table:table-cell table:formula="of:=AVERAGE([.U79:.U88])" office:value-type="float" office:value="4.82488" calcext:value-type="float">
            <text:p>4.82</text:p>
          </table:table-cell>
          <table:table-cell office:value-type="float" office:value="1.6054" calcext:value-type="float">
            <text:p>1.6054</text:p>
          </table:table-cell>
          <table:table-cell office:value-type="float" office:value="2.4229" calcext:value-type="float">
            <text:p>2.4229</text:p>
          </table:table-cell>
          <table:table-cell table:formula="of:=AVERAGE([.X79:.X88])" office:value-type="float" office:value="2.04927" calcext:value-type="float">
            <text:p>2.05</text:p>
          </table:table-cell>
          <table:table-cell office:value-type="float" office:value="1.4874" calcext:value-type="float">
            <text:p>1.4874</text:p>
          </table:table-cell>
          <table:table-cell office:value-type="float" office:value="2.9242" calcext:value-type="float">
            <text:p>2.9242</text:p>
          </table:table-cell>
          <table:table-cell table:formula="of:=AVERAGE([.AA79:.AA88])" office:value-type="float" office:value="2.90638" calcext:value-type="float">
            <text:p>2.91</text:p>
          </table:table-cell>
          <table:table-cell office:value-type="float" office:value="2.234" calcext:value-type="float">
            <text:p>2.234</text:p>
          </table:table-cell>
          <table:table-cell office:value-type="float" office:value="2.2938" calcext:value-type="float">
            <text:p>2.2938</text:p>
          </table:table-cell>
          <table:table-cell table:formula="of:=AVERAGE([.AD79:.AD88])" office:value-type="float" office:value="2.74222" calcext:value-type="float">
            <text:p>2.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2661" calcext:value-type="float">
            <text:p>2.2661</text:p>
          </table:table-cell>
          <table:table-cell office:value-type="float" office:value="2.5256" calcext:value-type="float">
            <text:p>2.5256</text:p>
          </table:table-cell>
          <table:table-cell table:formula="of:=AVERAGE([.C80:.C89])" office:value-type="float" office:value="2.72574" calcext:value-type="float">
            <text:p>2.73</text:p>
          </table:table-cell>
          <table:table-cell office:value-type="float" office:value="1.3467" calcext:value-type="float">
            <text:p>1.3467</text:p>
          </table:table-cell>
          <table:table-cell office:value-type="float" office:value="4.7843" calcext:value-type="float">
            <text:p>4.7843</text:p>
          </table:table-cell>
          <table:table-cell table:formula="of:=AVERAGE([.F80:.F89])" office:value-type="float" office:value="4.45635" calcext:value-type="float">
            <text:p>4.46</text:p>
          </table:table-cell>
          <table:table-cell office:value-type="float" office:value="1.9569" calcext:value-type="float">
            <text:p>1.9569</text:p>
          </table:table-cell>
          <table:table-cell office:value-type="float" office:value="2.8007" calcext:value-type="float">
            <text:p>2.8007</text:p>
          </table:table-cell>
          <table:table-cell table:formula="of:=AVERAGE([.I80:.I89])" office:value-type="float" office:value="2.93655" calcext:value-type="float">
            <text:p>2.94</text:p>
          </table:table-cell>
          <table:table-cell office:value-type="float" office:value="1.2402" calcext:value-type="float">
            <text:p>1.2402</text:p>
          </table:table-cell>
          <table:table-cell office:value-type="float" office:value="2.087" calcext:value-type="float">
            <text:p>2.087</text:p>
          </table:table-cell>
          <table:table-cell table:formula="of:=AVERAGE([.L80:.L89])" office:value-type="float" office:value="2.18056" calcext:value-type="float">
            <text:p>2.18</text:p>
          </table:table-cell>
          <table:table-cell office:value-type="float" office:value="1.9134" calcext:value-type="float">
            <text:p>1.9134</text:p>
          </table:table-cell>
          <table:table-cell office:value-type="float" office:value="2.1568" calcext:value-type="float">
            <text:p>2.1568</text:p>
          </table:table-cell>
          <table:table-cell table:formula="of:=AVERAGE([.O80:.O89])" office:value-type="float" office:value="2.09101" calcext:value-type="float">
            <text:p>2.09</text:p>
          </table:table-cell>
          <table:table-cell office:value-type="float" office:value="1.8561" calcext:value-type="float">
            <text:p>1.8561</text:p>
          </table:table-cell>
          <table:table-cell office:value-type="float" office:value="2.2627" calcext:value-type="float">
            <text:p>2.2627</text:p>
          </table:table-cell>
          <table:table-cell table:formula="of:=AVERAGE([.R80:.R89])" office:value-type="float" office:value="2.26943" calcext:value-type="float">
            <text:p>2.27</text:p>
          </table:table-cell>
          <table:table-cell office:value-type="float" office:value="1.7223" calcext:value-type="float">
            <text:p>1.7223</text:p>
          </table:table-cell>
          <table:table-cell office:value-type="float" office:value="4.7492" calcext:value-type="float">
            <text:p>4.7492</text:p>
          </table:table-cell>
          <table:table-cell table:formula="of:=AVERAGE([.U80:.U89])" office:value-type="float" office:value="4.78522" calcext:value-type="float">
            <text:p>4.79</text:p>
          </table:table-cell>
          <table:table-cell office:value-type="float" office:value="1.7649" calcext:value-type="float">
            <text:p>1.7649</text:p>
          </table:table-cell>
          <table:table-cell office:value-type="float" office:value="2.9776" calcext:value-type="float">
            <text:p>2.9776</text:p>
          </table:table-cell>
          <table:table-cell table:formula="of:=AVERAGE([.X80:.X89])" office:value-type="float" office:value="2.2001" calcext:value-type="float">
            <text:p>2.20</text:p>
          </table:table-cell>
          <table:table-cell office:value-type="float" office:value="1.5436" calcext:value-type="float">
            <text:p>1.5436</text:p>
          </table:table-cell>
          <table:table-cell office:value-type="float" office:value="3.0095" calcext:value-type="float">
            <text:p>3.0095</text:p>
          </table:table-cell>
          <table:table-cell table:formula="of:=AVERAGE([.AA80:.AA89])" office:value-type="float" office:value="2.90852" calcext:value-type="float">
            <text:p>2.91</text:p>
          </table:table-cell>
          <table:table-cell office:value-type="float" office:value="2.2405" calcext:value-type="float">
            <text:p>2.2405</text:p>
          </table:table-cell>
          <table:table-cell office:value-type="float" office:value="2.6615" calcext:value-type="float">
            <text:p>2.6615</text:p>
          </table:table-cell>
          <table:table-cell table:formula="of:=AVERAGE([.AD80:.AD89])" office:value-type="float" office:value="2.70559" calcext:value-type="float">
            <text:p>2.7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7138" calcext:value-type="float">
            <text:p>1.7138</text:p>
          </table:table-cell>
          <table:table-cell office:value-type="float" office:value="2.8295" calcext:value-type="float">
            <text:p>2.8295</text:p>
          </table:table-cell>
          <table:table-cell table:formula="of:=AVERAGE([.C81:.C90])" office:value-type="float" office:value="2.79374" calcext:value-type="float">
            <text:p>2.79</text:p>
          </table:table-cell>
          <table:table-cell office:value-type="float" office:value="1.3125" calcext:value-type="float">
            <text:p>1.3125</text:p>
          </table:table-cell>
          <table:table-cell office:value-type="float" office:value="4.2388" calcext:value-type="float">
            <text:p>4.2388</text:p>
          </table:table-cell>
          <table:table-cell table:formula="of:=AVERAGE([.F81:.F90])" office:value-type="float" office:value="4.35575" calcext:value-type="float">
            <text:p>4.36</text:p>
          </table:table-cell>
          <table:table-cell office:value-type="float" office:value="1.9645" calcext:value-type="float">
            <text:p>1.9645</text:p>
          </table:table-cell>
          <table:table-cell office:value-type="float" office:value="3.2654" calcext:value-type="float">
            <text:p>3.2654</text:p>
          </table:table-cell>
          <table:table-cell table:formula="of:=AVERAGE([.I81:.I90])" office:value-type="float" office:value="3.01446" calcext:value-type="float">
            <text:p>3.01</text:p>
          </table:table-cell>
          <table:table-cell office:value-type="float" office:value="1.1963" calcext:value-type="float">
            <text:p>1.1963</text:p>
          </table:table-cell>
          <table:table-cell office:value-type="float" office:value="2.4314" calcext:value-type="float">
            <text:p>2.4314</text:p>
          </table:table-cell>
          <table:table-cell table:formula="of:=AVERAGE([.L81:.L90])" office:value-type="float" office:value="2.18939" calcext:value-type="float">
            <text:p>2.19</text:p>
          </table:table-cell>
          <table:table-cell office:value-type="float" office:value="1.9253" calcext:value-type="float">
            <text:p>1.9253</text:p>
          </table:table-cell>
          <table:table-cell office:value-type="float" office:value="2.4423" calcext:value-type="float">
            <text:p>2.4423</text:p>
          </table:table-cell>
          <table:table-cell table:formula="of:=AVERAGE([.O81:.O90])" office:value-type="float" office:value="2.11173" calcext:value-type="float">
            <text:p>2.11</text:p>
          </table:table-cell>
          <table:table-cell office:value-type="float" office:value="1.5643" calcext:value-type="float">
            <text:p>1.5643</text:p>
          </table:table-cell>
          <table:table-cell office:value-type="float" office:value="3.4432" calcext:value-type="float">
            <text:p>3.4432</text:p>
          </table:table-cell>
          <table:table-cell table:formula="of:=AVERAGE([.R81:.R90])" office:value-type="float" office:value="2.39842" calcext:value-type="float">
            <text:p>2.40</text:p>
          </table:table-cell>
          <table:table-cell office:value-type="float" office:value="1.4258" calcext:value-type="float">
            <text:p>1.4258</text:p>
          </table:table-cell>
          <table:table-cell office:value-type="float" office:value="4.5667" calcext:value-type="float">
            <text:p>4.5667</text:p>
          </table:table-cell>
          <table:table-cell table:formula="of:=AVERAGE([.U81:.U90])" office:value-type="float" office:value="4.85098" calcext:value-type="float">
            <text:p>4.85</text:p>
          </table:table-cell>
          <table:table-cell office:value-type="float" office:value="1.6616" calcext:value-type="float">
            <text:p>1.6616</text:p>
          </table:table-cell>
          <table:table-cell office:value-type="float" office:value="2.8163" calcext:value-type="float">
            <text:p>2.8163</text:p>
          </table:table-cell>
          <table:table-cell table:formula="of:=AVERAGE([.X81:.X90])" office:value-type="float" office:value="2.32034" calcext:value-type="float">
            <text:p>2.32</text:p>
          </table:table-cell>
          <table:table-cell office:value-type="float" office:value="1.3675" calcext:value-type="float">
            <text:p>1.3675</text:p>
          </table:table-cell>
          <table:table-cell office:value-type="float" office:value="3.9166" calcext:value-type="float">
            <text:p>3.9166</text:p>
          </table:table-cell>
          <table:table-cell table:formula="of:=AVERAGE([.AA81:.AA90])" office:value-type="float" office:value="3.03801" calcext:value-type="float">
            <text:p>3.04</text:p>
          </table:table-cell>
          <table:table-cell office:value-type="float" office:value="2.2646" calcext:value-type="float">
            <text:p>2.2646</text:p>
          </table:table-cell>
          <table:table-cell office:value-type="float" office:value="2.155" calcext:value-type="float">
            <text:p>2.155</text:p>
          </table:table-cell>
          <table:table-cell table:formula="of:=AVERAGE([.AD81:.AD90])" office:value-type="float" office:value="2.63543" calcext:value-type="float">
            <text:p>2.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7998" calcext:value-type="float">
            <text:p>1.7998</text:p>
          </table:table-cell>
          <table:table-cell office:value-type="float" office:value="1.9857" calcext:value-type="float">
            <text:p>1.9857</text:p>
          </table:table-cell>
          <table:table-cell table:formula="of:=AVERAGE([.C82:.C91])" office:value-type="float" office:value="2.76717" calcext:value-type="float">
            <text:p>2.77</text:p>
          </table:table-cell>
          <table:table-cell office:value-type="float" office:value="1.4215" calcext:value-type="float">
            <text:p>1.4215</text:p>
          </table:table-cell>
          <table:table-cell office:value-type="float" office:value="4.33" calcext:value-type="float">
            <text:p>4.33</text:p>
          </table:table-cell>
          <table:table-cell table:formula="of:=AVERAGE([.F82:.F91])" office:value-type="float" office:value="4.44165" calcext:value-type="float">
            <text:p>4.44</text:p>
          </table:table-cell>
          <table:table-cell office:value-type="float" office:value="1.7371" calcext:value-type="float">
            <text:p>1.7371</text:p>
          </table:table-cell>
          <table:table-cell office:value-type="float" office:value="3.4376" calcext:value-type="float">
            <text:p>3.4376</text:p>
          </table:table-cell>
          <table:table-cell table:formula="of:=AVERAGE([.I82:.I91])" office:value-type="float" office:value="3.1427" calcext:value-type="float">
            <text:p>3.14</text:p>
          </table:table-cell>
          <table:table-cell office:value-type="float" office:value="1.2767" calcext:value-type="float">
            <text:p>1.2767</text:p>
          </table:table-cell>
          <table:table-cell office:value-type="float" office:value="3.6059" calcext:value-type="float">
            <text:p>3.6059</text:p>
          </table:table-cell>
          <table:table-cell table:formula="of:=AVERAGE([.L82:.L91])" office:value-type="float" office:value="2.33567" calcext:value-type="float">
            <text:p>2.34</text:p>
          </table:table-cell>
          <table:table-cell office:value-type="float" office:value="1.9597" calcext:value-type="float">
            <text:p>1.9597</text:p>
          </table:table-cell>
          <table:table-cell office:value-type="float" office:value="2.4086" calcext:value-type="float">
            <text:p>2.4086</text:p>
          </table:table-cell>
          <table:table-cell table:formula="of:=AVERAGE([.O82:.O91])" office:value-type="float" office:value="2.19879" calcext:value-type="float">
            <text:p>2.20</text:p>
          </table:table-cell>
          <table:table-cell office:value-type="float" office:value="1.6129" calcext:value-type="float">
            <text:p>1.6129</text:p>
          </table:table-cell>
          <table:table-cell office:value-type="float" office:value="2.5343" calcext:value-type="float">
            <text:p>2.5343</text:p>
          </table:table-cell>
          <table:table-cell table:formula="of:=AVERAGE([.R82:.R91])" office:value-type="float" office:value="2.47957" calcext:value-type="float">
            <text:p>2.48</text:p>
          </table:table-cell>
          <table:table-cell office:value-type="float" office:value="1.8184" calcext:value-type="float">
            <text:p>1.8184</text:p>
          </table:table-cell>
          <table:table-cell office:value-type="float" office:value="4.291" calcext:value-type="float">
            <text:p>4.291</text:p>
          </table:table-cell>
          <table:table-cell table:formula="of:=AVERAGE([.U82:.U91])" office:value-type="float" office:value="4.92131" calcext:value-type="float">
            <text:p>4.92</text:p>
          </table:table-cell>
          <table:table-cell office:value-type="float" office:value="1.7886" calcext:value-type="float">
            <text:p>1.7886</text:p>
          </table:table-cell>
          <table:table-cell office:value-type="float" office:value="3.5668" calcext:value-type="float">
            <text:p>3.5668</text:p>
          </table:table-cell>
          <table:table-cell table:formula="of:=AVERAGE([.X82:.X91])" office:value-type="float" office:value="2.51917" calcext:value-type="float">
            <text:p>2.52</text:p>
          </table:table-cell>
          <table:table-cell office:value-type="float" office:value="1.3652" calcext:value-type="float">
            <text:p>1.3652</text:p>
          </table:table-cell>
          <table:table-cell office:value-type="float" office:value="3.1111" calcext:value-type="float">
            <text:p>3.1111</text:p>
          </table:table-cell>
          <table:table-cell table:formula="of:=AVERAGE([.AA82:.AA91])" office:value-type="float" office:value="3.07232" calcext:value-type="float">
            <text:p>3.07</text:p>
          </table:table-cell>
          <table:table-cell office:value-type="float" office:value="2.3949" calcext:value-type="float">
            <text:p>2.3949</text:p>
          </table:table-cell>
          <table:table-cell office:value-type="float" office:value="2.8703" calcext:value-type="float">
            <text:p>2.8703</text:p>
          </table:table-cell>
          <table:table-cell table:formula="of:=AVERAGE([.AD82:.AD91])" office:value-type="float" office:value="2.63827" calcext:value-type="float">
            <text:p>2.6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7739" calcext:value-type="float">
            <text:p>1.7739</text:p>
          </table:table-cell>
          <table:table-cell office:value-type="float" office:value="2.2311" calcext:value-type="float">
            <text:p>2.2311</text:p>
          </table:table-cell>
          <table:table-cell table:formula="of:=AVERAGE([.C83:.C92])" office:value-type="float" office:value="2.7075" calcext:value-type="float">
            <text:p>2.71</text:p>
          </table:table-cell>
          <table:table-cell office:value-type="float" office:value="1.365" calcext:value-type="float">
            <text:p>1.365</text:p>
          </table:table-cell>
          <table:table-cell office:value-type="float" office:value="4.4314" calcext:value-type="float">
            <text:p>4.4314</text:p>
          </table:table-cell>
          <table:table-cell table:formula="of:=AVERAGE([.F83:.F92])" office:value-type="float" office:value="4.47496" calcext:value-type="float">
            <text:p>4.47</text:p>
          </table:table-cell>
          <table:table-cell office:value-type="float" office:value="1.9043" calcext:value-type="float">
            <text:p>1.9043</text:p>
          </table:table-cell>
          <table:table-cell office:value-type="float" office:value="4.0661" calcext:value-type="float">
            <text:p>4.0661</text:p>
          </table:table-cell>
          <table:table-cell table:formula="of:=AVERAGE([.I83:.I92])" office:value-type="float" office:value="3.2638" calcext:value-type="float">
            <text:p>3.26</text:p>
          </table:table-cell>
          <table:table-cell office:value-type="float" office:value="1.2704" calcext:value-type="float">
            <text:p>1.2704</text:p>
          </table:table-cell>
          <table:table-cell office:value-type="float" office:value="2.8604" calcext:value-type="float">
            <text:p>2.8604</text:p>
          </table:table-cell>
          <table:table-cell table:formula="of:=AVERAGE([.L83:.L92])" office:value-type="float" office:value="2.39214" calcext:value-type="float">
            <text:p>2.39</text:p>
          </table:table-cell>
          <table:table-cell office:value-type="float" office:value="1.8762" calcext:value-type="float">
            <text:p>1.8762</text:p>
          </table:table-cell>
          <table:table-cell office:value-type="float" office:value="2.3856" calcext:value-type="float">
            <text:p>2.3856</text:p>
          </table:table-cell>
          <table:table-cell table:formula="of:=AVERAGE([.O83:.O92])" office:value-type="float" office:value="2.25017" calcext:value-type="float">
            <text:p>2.25</text:p>
          </table:table-cell>
          <table:table-cell office:value-type="float" office:value="1.7865" calcext:value-type="float">
            <text:p>1.7865</text:p>
          </table:table-cell>
          <table:table-cell office:value-type="float" office:value="2.4125" calcext:value-type="float">
            <text:p>2.4125</text:p>
          </table:table-cell>
          <table:table-cell table:formula="of:=AVERAGE([.R83:.R92])" office:value-type="float" office:value="2.59113" calcext:value-type="float">
            <text:p>2.59</text:p>
          </table:table-cell>
          <table:table-cell office:value-type="float" office:value="1.5489" calcext:value-type="float">
            <text:p>1.5489</text:p>
          </table:table-cell>
          <table:table-cell office:value-type="float" office:value="5.0813" calcext:value-type="float">
            <text:p>5.0813</text:p>
          </table:table-cell>
          <table:table-cell table:formula="of:=AVERAGE([.U83:.U92])" office:value-type="float" office:value="4.96081" calcext:value-type="float">
            <text:p>4.96</text:p>
          </table:table-cell>
          <table:table-cell office:value-type="float" office:value="1.8912" calcext:value-type="float">
            <text:p>1.8912</text:p>
          </table:table-cell>
          <table:table-cell office:value-type="float" office:value="3.8345" calcext:value-type="float">
            <text:p>3.8345</text:p>
          </table:table-cell>
          <table:table-cell table:formula="of:=AVERAGE([.X83:.X92])" office:value-type="float" office:value="2.72776" calcext:value-type="float">
            <text:p>2.73</text:p>
          </table:table-cell>
          <table:table-cell office:value-type="float" office:value="1.569" calcext:value-type="float">
            <text:p>1.569</text:p>
          </table:table-cell>
          <table:table-cell office:value-type="float" office:value="2.6346" calcext:value-type="float">
            <text:p>2.6346</text:p>
          </table:table-cell>
          <table:table-cell table:formula="of:=AVERAGE([.AA83:.AA92])" office:value-type="float" office:value="3.06967" calcext:value-type="float">
            <text:p>3.07</text:p>
          </table:table-cell>
          <table:table-cell office:value-type="float" office:value="1.9345" calcext:value-type="float">
            <text:p>1.9345</text:p>
          </table:table-cell>
          <table:table-cell office:value-type="float" office:value="2.7312" calcext:value-type="float">
            <text:p>2.7312</text:p>
          </table:table-cell>
          <table:table-cell table:formula="of:=AVERAGE([.AD83:.AD92])" office:value-type="float" office:value="2.61597" calcext:value-type="float">
            <text:p>2.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024" calcext:value-type="float">
            <text:p>2.024</text:p>
          </table:table-cell>
          <table:table-cell office:value-type="float" office:value="2.2073" calcext:value-type="float">
            <text:p>2.2073</text:p>
          </table:table-cell>
          <table:table-cell table:formula="of:=AVERAGE([.C84:.C93])" office:value-type="float" office:value="2.6071" calcext:value-type="float">
            <text:p>2.61</text:p>
          </table:table-cell>
          <table:table-cell office:value-type="float" office:value="1.4014" calcext:value-type="float">
            <text:p>1.4014</text:p>
          </table:table-cell>
          <table:table-cell office:value-type="float" office:value="4.4756" calcext:value-type="float">
            <text:p>4.4756</text:p>
          </table:table-cell>
          <table:table-cell table:formula="of:=AVERAGE([.F84:.F93])" office:value-type="float" office:value="4.47911" calcext:value-type="float">
            <text:p>4.48</text:p>
          </table:table-cell>
          <table:table-cell office:value-type="float" office:value="1.7958" calcext:value-type="float">
            <text:p>1.7958</text:p>
          </table:table-cell>
          <table:table-cell office:value-type="float" office:value="3.1341" calcext:value-type="float">
            <text:p>3.1341</text:p>
          </table:table-cell>
          <table:table-cell table:formula="of:=AVERAGE([.I84:.I93])" office:value-type="float" office:value="3.24136" calcext:value-type="float">
            <text:p>3.24</text:p>
          </table:table-cell>
          <table:table-cell office:value-type="float" office:value="1.3566" calcext:value-type="float">
            <text:p>1.3566</text:p>
          </table:table-cell>
          <table:table-cell office:value-type="float" office:value="2.4833" calcext:value-type="float">
            <text:p>2.4833</text:p>
          </table:table-cell>
          <table:table-cell table:formula="of:=AVERAGE([.L84:.L93])" office:value-type="float" office:value="2.3845" calcext:value-type="float">
            <text:p>2.38</text:p>
          </table:table-cell>
          <table:table-cell office:value-type="float" office:value="1.8758" calcext:value-type="float">
            <text:p>1.8758</text:p>
          </table:table-cell>
          <table:table-cell office:value-type="float" office:value="2.0035" calcext:value-type="float">
            <text:p>2.0035</text:p>
          </table:table-cell>
          <table:table-cell table:formula="of:=AVERAGE([.O84:.O93])" office:value-type="float" office:value="2.19619" calcext:value-type="float">
            <text:p>2.20</text:p>
          </table:table-cell>
          <table:table-cell office:value-type="float" office:value="1.9784" calcext:value-type="float">
            <text:p>1.9784</text:p>
          </table:table-cell>
          <table:table-cell office:value-type="float" office:value="2.7365" calcext:value-type="float">
            <text:p>2.7365</text:p>
          </table:table-cell>
          <table:table-cell table:formula="of:=AVERAGE([.R84:.R93])" office:value-type="float" office:value="2.63794" calcext:value-type="float">
            <text:p>2.64</text:p>
          </table:table-cell>
          <table:table-cell office:value-type="float" office:value="1.586" calcext:value-type="float">
            <text:p>1.586</text:p>
          </table:table-cell>
          <table:table-cell office:value-type="float" office:value="4.2969" calcext:value-type="float">
            <text:p>4.2969</text:p>
          </table:table-cell>
          <table:table-cell table:formula="of:=AVERAGE([.U84:.U93])" office:value-type="float" office:value="4.8636" calcext:value-type="float">
            <text:p>4.86</text:p>
          </table:table-cell>
          <table:table-cell office:value-type="float" office:value="1.8596" calcext:value-type="float">
            <text:p>1.8596</text:p>
          </table:table-cell>
          <table:table-cell office:value-type="float" office:value="2.6857" calcext:value-type="float">
            <text:p>2.6857</text:p>
          </table:table-cell>
          <table:table-cell table:formula="of:=AVERAGE([.X84:.X93])" office:value-type="float" office:value="2.82216" calcext:value-type="float">
            <text:p>2.82</text:p>
          </table:table-cell>
          <table:table-cell office:value-type="float" office:value="1.3254" calcext:value-type="float">
            <text:p>1.3254</text:p>
          </table:table-cell>
          <table:table-cell office:value-type="float" office:value="3.4108" calcext:value-type="float">
            <text:p>3.4108</text:p>
          </table:table-cell>
          <table:table-cell table:formula="of:=AVERAGE([.AA84:.AA93])" office:value-type="float" office:value="3.17293" calcext:value-type="float">
            <text:p>3.17</text:p>
          </table:table-cell>
          <table:table-cell office:value-type="float" office:value="1.9004" calcext:value-type="float">
            <text:p>1.9004</text:p>
          </table:table-cell>
          <table:table-cell office:value-type="float" office:value="2.7433" calcext:value-type="float">
            <text:p>2.7433</text:p>
          </table:table-cell>
          <table:table-cell table:formula="of:=AVERAGE([.AD84:.AD93])" office:value-type="float" office:value="2.62586" calcext:value-type="float">
            <text:p>2.6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232" calcext:value-type="float">
            <text:p>2.232</text:p>
          </table:table-cell>
          <table:table-cell office:value-type="float" office:value="3.0079" calcext:value-type="float">
            <text:p>3.0079</text:p>
          </table:table-cell>
          <table:table-cell table:formula="of:=AVERAGE([.C85:.C94])" office:value-type="float" office:value="2.58312" calcext:value-type="float">
            <text:p>2.58</text:p>
          </table:table-cell>
          <table:table-cell office:value-type="float" office:value="1.3937" calcext:value-type="float">
            <text:p>1.3937</text:p>
          </table:table-cell>
          <table:table-cell office:value-type="float" office:value="4.2945" calcext:value-type="float">
            <text:p>4.2945</text:p>
          </table:table-cell>
          <table:table-cell table:formula="of:=AVERAGE([.F85:.F94])" office:value-type="float" office:value="4.38657" calcext:value-type="float">
            <text:p>4.39</text:p>
          </table:table-cell>
          <table:table-cell office:value-type="float" office:value="1.7201" calcext:value-type="float">
            <text:p>1.7201</text:p>
          </table:table-cell>
          <table:table-cell office:value-type="float" office:value="3.4565" calcext:value-type="float">
            <text:p>3.4565</text:p>
          </table:table-cell>
          <table:table-cell table:formula="of:=AVERAGE([.I85:.I94])" office:value-type="float" office:value="3.2528" calcext:value-type="float">
            <text:p>3.25</text:p>
          </table:table-cell>
          <table:table-cell office:value-type="float" office:value="1.2249" calcext:value-type="float">
            <text:p>1.2249</text:p>
          </table:table-cell>
          <table:table-cell office:value-type="float" office:value="3.2682" calcext:value-type="float">
            <text:p>3.2682</text:p>
          </table:table-cell>
          <table:table-cell table:formula="of:=AVERAGE([.L85:.L94])" office:value-type="float" office:value="2.47787" calcext:value-type="float">
            <text:p>2.48</text:p>
          </table:table-cell>
          <table:table-cell office:value-type="float" office:value="2.1034" calcext:value-type="float">
            <text:p>2.1034</text:p>
          </table:table-cell>
          <table:table-cell office:value-type="float" office:value="2.6656" calcext:value-type="float">
            <text:p>2.6656</text:p>
          </table:table-cell>
          <table:table-cell table:formula="of:=AVERAGE([.O85:.O94])" office:value-type="float" office:value="2.21498" calcext:value-type="float">
            <text:p>2.21</text:p>
          </table:table-cell>
          <table:table-cell office:value-type="float" office:value="1.7524" calcext:value-type="float">
            <text:p>1.7524</text:p>
          </table:table-cell>
          <table:table-cell office:value-type="float" office:value="2.1371" calcext:value-type="float">
            <text:p>2.1371</text:p>
          </table:table-cell>
          <table:table-cell table:formula="of:=AVERAGE([.R85:.R94])" office:value-type="float" office:value="2.57964" calcext:value-type="float">
            <text:p>2.58</text:p>
          </table:table-cell>
          <table:table-cell office:value-type="float" office:value="1.6323" calcext:value-type="float">
            <text:p>1.6323</text:p>
          </table:table-cell>
          <table:table-cell office:value-type="float" office:value="4.7621" calcext:value-type="float">
            <text:p>4.7621</text:p>
          </table:table-cell>
          <table:table-cell table:formula="of:=AVERAGE([.U85:.U94])" office:value-type="float" office:value="4.82486" calcext:value-type="float">
            <text:p>4.82</text:p>
          </table:table-cell>
          <table:table-cell office:value-type="float" office:value="1.8152" calcext:value-type="float">
            <text:p>1.8152</text:p>
          </table:table-cell>
          <table:table-cell office:value-type="float" office:value="2.7547" calcext:value-type="float">
            <text:p>2.7547</text:p>
          </table:table-cell>
          <table:table-cell table:formula="of:=AVERAGE([.X85:.X94])" office:value-type="float" office:value="2.89168" calcext:value-type="float">
            <text:p>2.89</text:p>
          </table:table-cell>
          <table:table-cell office:value-type="float" office:value="1.3517" calcext:value-type="float">
            <text:p>1.3517</text:p>
          </table:table-cell>
          <table:table-cell office:value-type="float" office:value="2.853" calcext:value-type="float">
            <text:p>2.853</text:p>
          </table:table-cell>
          <table:table-cell table:formula="of:=AVERAGE([.AA85:.AA94])" office:value-type="float" office:value="3.19524" calcext:value-type="float">
            <text:p>3.20</text:p>
          </table:table-cell>
          <table:table-cell office:value-type="float" office:value="1.8774" calcext:value-type="float">
            <text:p>1.8774</text:p>
          </table:table-cell>
          <table:table-cell office:value-type="float" office:value="3.0769" calcext:value-type="float">
            <text:p>3.0769</text:p>
          </table:table-cell>
          <table:table-cell table:formula="of:=AVERAGE([.AD85:.AD94])" office:value-type="float" office:value="2.71696" calcext:value-type="float">
            <text:p>2.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7004" calcext:value-type="float">
            <text:p>1.7004</text:p>
          </table:table-cell>
          <table:table-cell office:value-type="float" office:value="3.1632" calcext:value-type="float">
            <text:p>3.1632</text:p>
          </table:table-cell>
          <table:table-cell table:formula="of:=AVERAGE([.C86:.C95])" office:value-type="float" office:value="2.59262" calcext:value-type="float">
            <text:p>2.59</text:p>
          </table:table-cell>
          <table:table-cell office:value-type="float" office:value="1.7116" calcext:value-type="float">
            <text:p>1.7116</text:p>
          </table:table-cell>
          <table:table-cell office:value-type="float" office:value="5.1486" calcext:value-type="float">
            <text:p>5.1486</text:p>
          </table:table-cell>
          <table:table-cell table:formula="of:=AVERAGE([.F86:.F95])" office:value-type="float" office:value="4.46388" calcext:value-type="float">
            <text:p>4.46</text:p>
          </table:table-cell>
          <table:table-cell office:value-type="float" office:value="1.919" calcext:value-type="float">
            <text:p>1.919</text:p>
          </table:table-cell>
          <table:table-cell office:value-type="float" office:value="2.8628" calcext:value-type="float">
            <text:p>2.8628</text:p>
          </table:table-cell>
          <table:table-cell table:formula="of:=AVERAGE([.I86:.I95])" office:value-type="float" office:value="3.213" calcext:value-type="float">
            <text:p>3.21</text:p>
          </table:table-cell>
          <table:table-cell office:value-type="float" office:value="1.3329" calcext:value-type="float">
            <text:p>1.3329</text:p>
          </table:table-cell>
          <table:table-cell office:value-type="float" office:value="2.0396" calcext:value-type="float">
            <text:p>2.0396</text:p>
          </table:table-cell>
          <table:table-cell table:formula="of:=AVERAGE([.L86:.L95])" office:value-type="float" office:value="2.44968" calcext:value-type="float">
            <text:p>2.45</text:p>
          </table:table-cell>
          <table:table-cell office:value-type="float" office:value="2.1107" calcext:value-type="float">
            <text:p>2.1107</text:p>
          </table:table-cell>
          <table:table-cell office:value-type="float" office:value="2.3818" calcext:value-type="float">
            <text:p>2.3818</text:p>
          </table:table-cell>
          <table:table-cell table:formula="of:=AVERAGE([.O86:.O95])" office:value-type="float" office:value="2.24064" calcext:value-type="float">
            <text:p>2.24</text:p>
          </table:table-cell>
          <table:table-cell office:value-type="float" office:value="1.7634" calcext:value-type="float">
            <text:p>1.7634</text:p>
          </table:table-cell>
          <table:table-cell office:value-type="float" office:value="1.925" calcext:value-type="float">
            <text:p>1.925</text:p>
          </table:table-cell>
          <table:table-cell table:formula="of:=AVERAGE([.R86:.R95])" office:value-type="float" office:value="2.53117" calcext:value-type="float">
            <text:p>2.53</text:p>
          </table:table-cell>
          <table:table-cell office:value-type="float" office:value="1.8147" calcext:value-type="float">
            <text:p>1.8147</text:p>
          </table:table-cell>
          <table:table-cell office:value-type="float" office:value="4.9957" calcext:value-type="float">
            <text:p>4.9957</text:p>
          </table:table-cell>
          <table:table-cell table:formula="of:=AVERAGE([.U86:.U95])" office:value-type="float" office:value="4.73188" calcext:value-type="float">
            <text:p>4.73</text:p>
          </table:table-cell>
          <table:table-cell office:value-type="float" office:value="1.6364" calcext:value-type="float">
            <text:p>1.6364</text:p>
          </table:table-cell>
          <table:table-cell office:value-type="float" office:value="2.9741" calcext:value-type="float">
            <text:p>2.9741</text:p>
          </table:table-cell>
          <table:table-cell table:formula="of:=AVERAGE([.X86:.X95])" office:value-type="float" office:value="2.92687" calcext:value-type="float">
            <text:p>2.93</text:p>
          </table:table-cell>
          <table:table-cell office:value-type="float" office:value="1.4391" calcext:value-type="float">
            <text:p>1.4391</text:p>
          </table:table-cell>
          <table:table-cell office:value-type="float" office:value="3.73" calcext:value-type="float">
            <text:p>3.73</text:p>
          </table:table-cell>
          <table:table-cell table:formula="of:=AVERAGE([.AA86:.AA95])" office:value-type="float" office:value="3.26733" calcext:value-type="float">
            <text:p>3.27</text:p>
          </table:table-cell>
          <table:table-cell office:value-type="float" office:value="2.1035" calcext:value-type="float">
            <text:p>2.1035</text:p>
          </table:table-cell>
          <table:table-cell office:value-type="float" office:value="2.7927" calcext:value-type="float">
            <text:p>2.7927</text:p>
          </table:table-cell>
          <table:table-cell table:formula="of:=AVERAGE([.AD86:.AD95])" office:value-type="float" office:value="2.71735" calcext:value-type="float">
            <text:p>2.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7867" calcext:value-type="float">
            <text:p>1.7867</text:p>
          </table:table-cell>
          <table:table-cell office:value-type="float" office:value="3.4703" calcext:value-type="float">
            <text:p>3.4703</text:p>
          </table:table-cell>
          <table:table-cell table:formula="of:=AVERAGE([.C87:.C96])" office:value-type="float" office:value="2.62391" calcext:value-type="float">
            <text:p>2.62</text:p>
          </table:table-cell>
          <table:table-cell office:value-type="float" office:value="1.5558" calcext:value-type="float">
            <text:p>1.5558</text:p>
          </table:table-cell>
          <table:table-cell office:value-type="float" office:value="5.0289" calcext:value-type="float">
            <text:p>5.0289</text:p>
          </table:table-cell>
          <table:table-cell table:formula="of:=AVERAGE([.F87:.F96])" office:value-type="float" office:value="4.51405" calcext:value-type="float">
            <text:p>4.51</text:p>
          </table:table-cell>
          <table:table-cell office:value-type="float" office:value="1.8611" calcext:value-type="float">
            <text:p>1.8611</text:p>
          </table:table-cell>
          <table:table-cell office:value-type="float" office:value="3.7211" calcext:value-type="float">
            <text:p>3.7211</text:p>
          </table:table-cell>
          <table:table-cell table:formula="of:=AVERAGE([.I87:.I96])" office:value-type="float" office:value="3.21189" calcext:value-type="float">
            <text:p>3.21</text:p>
          </table:table-cell>
          <table:table-cell office:value-type="float" office:value="1.3392" calcext:value-type="float">
            <text:p>1.3392</text:p>
          </table:table-cell>
          <table:table-cell office:value-type="float" office:value="1.5959" calcext:value-type="float">
            <text:p>1.5959</text:p>
          </table:table-cell>
          <table:table-cell table:formula="of:=AVERAGE([.L87:.L96])" office:value-type="float" office:value="2.41268" calcext:value-type="float">
            <text:p>2.41</text:p>
          </table:table-cell>
          <table:table-cell office:value-type="float" office:value="1.9624" calcext:value-type="float">
            <text:p>1.9624</text:p>
          </table:table-cell>
          <table:table-cell office:value-type="float" office:value="2.3596" calcext:value-type="float">
            <text:p>2.3596</text:p>
          </table:table-cell>
          <table:table-cell table:formula="of:=AVERAGE([.O87:.O96])" office:value-type="float" office:value="2.28893" calcext:value-type="float">
            <text:p>2.29</text:p>
          </table:table-cell>
          <table:table-cell office:value-type="float" office:value="1.686" calcext:value-type="float">
            <text:p>1.686</text:p>
          </table:table-cell>
          <table:table-cell office:value-type="float" office:value="2.4149" calcext:value-type="float">
            <text:p>2.4149</text:p>
          </table:table-cell>
          <table:table-cell table:formula="of:=AVERAGE([.R87:.R96])" office:value-type="float" office:value="2.54131" calcext:value-type="float">
            <text:p>2.54</text:p>
          </table:table-cell>
          <table:table-cell office:value-type="float" office:value="1.7923" calcext:value-type="float">
            <text:p>1.7923</text:p>
          </table:table-cell>
          <table:table-cell office:value-type="float" office:value="4.7826" calcext:value-type="float">
            <text:p>4.7826</text:p>
          </table:table-cell>
          <table:table-cell table:formula="of:=AVERAGE([.U87:.U96])" office:value-type="float" office:value="4.77331" calcext:value-type="float">
            <text:p>4.77</text:p>
          </table:table-cell>
          <table:table-cell office:value-type="float" office:value="1.9101" calcext:value-type="float">
            <text:p>1.9101</text:p>
          </table:table-cell>
          <table:table-cell office:value-type="float" office:value="3.4907" calcext:value-type="float">
            <text:p>3.4907</text:p>
          </table:table-cell>
          <table:table-cell table:formula="of:=AVERAGE([.X87:.X96])" office:value-type="float" office:value="3.01259" calcext:value-type="float">
            <text:p>3.01</text:p>
          </table:table-cell>
          <table:table-cell office:value-type="float" office:value="1.4853" calcext:value-type="float">
            <text:p>1.4853</text:p>
          </table:table-cell>
          <table:table-cell office:value-type="float" office:value="2.9345" calcext:value-type="float">
            <text:p>2.9345</text:p>
          </table:table-cell>
          <table:table-cell table:formula="of:=AVERAGE([.AA87:.AA96])" office:value-type="float" office:value="3.22472" calcext:value-type="float">
            <text:p>3.22</text:p>
          </table:table-cell>
          <table:table-cell office:value-type="float" office:value="1.784" calcext:value-type="float">
            <text:p>1.784</text:p>
          </table:table-cell>
          <table:table-cell office:value-type="float" office:value="2.5788" calcext:value-type="float">
            <text:p>2.5788</text:p>
          </table:table-cell>
          <table:table-cell table:formula="of:=AVERAGE([.AD87:.AD96])" office:value-type="float" office:value="2.64388" calcext:value-type="float">
            <text:p>2.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9503" calcext:value-type="float">
            <text:p>1.9503</text:p>
          </table:table-cell>
          <table:table-cell office:value-type="float" office:value="2.7509" calcext:value-type="float">
            <text:p>2.7509</text:p>
          </table:table-cell>
          <table:table-cell table:formula="of:=AVERAGE([.C88:.C97])" office:value-type="float" office:value="2.64272" calcext:value-type="float">
            <text:p>2.64</text:p>
          </table:table-cell>
          <table:table-cell office:value-type="float" office:value="1.5047" calcext:value-type="float">
            <text:p>1.5047</text:p>
          </table:table-cell>
          <table:table-cell office:value-type="float" office:value="5.4786" calcext:value-type="float">
            <text:p>5.4786</text:p>
          </table:table-cell>
          <table:table-cell table:formula="of:=AVERAGE([.F88:.F97])" office:value-type="float" office:value="4.57601" calcext:value-type="float">
            <text:p>4.58</text:p>
          </table:table-cell>
          <table:table-cell office:value-type="float" office:value="1.7297" calcext:value-type="float">
            <text:p>1.7297</text:p>
          </table:table-cell>
          <table:table-cell office:value-type="float" office:value="3.6354" calcext:value-type="float">
            <text:p>3.6354</text:p>
          </table:table-cell>
          <table:table-cell table:formula="of:=AVERAGE([.I88:.I97])" office:value-type="float" office:value="3.28028" calcext:value-type="float">
            <text:p>3.28</text:p>
          </table:table-cell>
          <table:table-cell office:value-type="float" office:value="1.3592" calcext:value-type="float">
            <text:p>1.3592</text:p>
          </table:table-cell>
          <table:table-cell office:value-type="float" office:value="1.7321" calcext:value-type="float">
            <text:p>1.7321</text:p>
          </table:table-cell>
          <table:table-cell table:formula="of:=AVERAGE([.L88:.L97])" office:value-type="float" office:value="2.41194" calcext:value-type="float">
            <text:p>2.41</text:p>
          </table:table-cell>
          <table:table-cell office:value-type="float" office:value="1.9981" calcext:value-type="float">
            <text:p>1.9981</text:p>
          </table:table-cell>
          <table:table-cell office:value-type="float" office:value="2.5272" calcext:value-type="float">
            <text:p>2.5272</text:p>
          </table:table-cell>
          <table:table-cell table:formula="of:=AVERAGE([.O88:.O97])" office:value-type="float" office:value="2.29948" calcext:value-type="float">
            <text:p>2.30</text:p>
          </table:table-cell>
          <table:table-cell office:value-type="float" office:value="1.7035" calcext:value-type="float">
            <text:p>1.7035</text:p>
          </table:table-cell>
          <table:table-cell office:value-type="float" office:value="2.0226" calcext:value-type="float">
            <text:p>2.0226</text:p>
          </table:table-cell>
          <table:table-cell table:formula="of:=AVERAGE([.R88:.R97])" office:value-type="float" office:value="2.53069" calcext:value-type="float">
            <text:p>2.53</text:p>
          </table:table-cell>
          <table:table-cell office:value-type="float" office:value="1.6334" calcext:value-type="float">
            <text:p>1.6334</text:p>
          </table:table-cell>
          <table:table-cell office:value-type="float" office:value="4.3559" calcext:value-type="float">
            <text:p>4.3559</text:p>
          </table:table-cell>
          <table:table-cell table:formula="of:=AVERAGE([.U88:.U97])" office:value-type="float" office:value="4.66581" calcext:value-type="float">
            <text:p>4.67</text:p>
          </table:table-cell>
          <table:table-cell office:value-type="float" office:value="1.5684" calcext:value-type="float">
            <text:p>1.5684</text:p>
          </table:table-cell>
          <table:table-cell office:value-type="float" office:value="2.888" calcext:value-type="float">
            <text:p>2.888</text:p>
          </table:table-cell>
          <table:table-cell table:formula="of:=AVERAGE([.X88:.X97])" office:value-type="float" office:value="3.04113" calcext:value-type="float">
            <text:p>3.04</text:p>
          </table:table-cell>
          <table:table-cell office:value-type="float" office:value="1.6299" calcext:value-type="float">
            <text:p>1.6299</text:p>
          </table:table-cell>
          <table:table-cell office:value-type="float" office:value="4.0855" calcext:value-type="float">
            <text:p>4.0855</text:p>
          </table:table-cell>
          <table:table-cell table:formula="of:=AVERAGE([.AA88:.AA97])" office:value-type="float" office:value="3.26098" calcext:value-type="float">
            <text:p>3.26</text:p>
          </table:table-cell>
          <table:table-cell office:value-type="float" office:value="2.3789" calcext:value-type="float">
            <text:p>2.3789</text:p>
          </table:table-cell>
          <table:table-cell office:value-type="float" office:value="2.7197" calcext:value-type="float">
            <text:p>2.7197</text:p>
          </table:table-cell>
          <table:table-cell table:formula="of:=AVERAGE([.AD88:.AD97])" office:value-type="float" office:value="2.66232" calcext:value-type="float">
            <text:p>2.6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7176" calcext:value-type="float">
            <text:p>1.7176</text:p>
          </table:table-cell>
          <table:table-cell office:value-type="float" office:value="3.5573" calcext:value-type="float">
            <text:p>3.5573</text:p>
          </table:table-cell>
          <table:table-cell table:formula="of:=AVERAGE([.C89:.C98])" office:value-type="float" office:value="2.77288" calcext:value-type="float">
            <text:p>2.77</text:p>
          </table:table-cell>
          <table:table-cell office:value-type="float" office:value="1.7263" calcext:value-type="float">
            <text:p>1.7263</text:p>
          </table:table-cell>
          <table:table-cell office:value-type="float" office:value="4.9439" calcext:value-type="float">
            <text:p>4.9439</text:p>
          </table:table-cell>
          <table:table-cell table:formula="of:=AVERAGE([.F89:.F98])" office:value-type="float" office:value="4.71546" calcext:value-type="float">
            <text:p>4.72</text:p>
          </table:table-cell>
          <table:table-cell office:value-type="float" office:value="1.8792" calcext:value-type="float">
            <text:p>1.8792</text:p>
          </table:table-cell>
          <table:table-cell office:value-type="float" office:value="3.8555" calcext:value-type="float">
            <text:p>3.8555</text:p>
          </table:table-cell>
          <table:table-cell table:formula="of:=AVERAGE([.I89:.I98])" office:value-type="float" office:value="3.42352" calcext:value-type="float">
            <text:p>3.42</text:p>
          </table:table-cell>
          <table:table-cell office:value-type="float" office:value="1.4492" calcext:value-type="float">
            <text:p>1.4492</text:p>
          </table:table-cell>
          <table:table-cell office:value-type="float" office:value="1.5311" calcext:value-type="float">
            <text:p>1.5311</text:p>
          </table:table-cell>
          <table:table-cell table:formula="of:=AVERAGE([.L89:.L98])" office:value-type="float" office:value="2.36349" calcext:value-type="float">
            <text:p>2.36</text:p>
          </table:table-cell>
          <table:table-cell office:value-type="float" office:value="2.0097" calcext:value-type="float">
            <text:p>2.0097</text:p>
          </table:table-cell>
          <table:table-cell office:value-type="float" office:value="2.3815" calcext:value-type="float">
            <text:p>2.3815</text:p>
          </table:table-cell>
          <table:table-cell table:formula="of:=AVERAGE([.O89:.O98])" office:value-type="float" office:value="2.37125" calcext:value-type="float">
            <text:p>2.37</text:p>
          </table:table-cell>
          <table:table-cell office:value-type="float" office:value="1.6488" calcext:value-type="float">
            <text:p>1.6488</text:p>
          </table:table-cell>
          <table:table-cell office:value-type="float" office:value="1.9034" calcext:value-type="float">
            <text:p>1.9034</text:p>
          </table:table-cell>
          <table:table-cell table:formula="of:=AVERAGE([.R89:.R98])" office:value-type="float" office:value="2.37922" calcext:value-type="float">
            <text:p>2.38</text:p>
          </table:table-cell>
          <table:table-cell office:value-type="float" office:value="1.9021" calcext:value-type="float">
            <text:p>1.9021</text:p>
          </table:table-cell>
          <table:table-cell office:value-type="float" office:value="4.8839" calcext:value-type="float">
            <text:p>4.8839</text:p>
          </table:table-cell>
          <table:table-cell table:formula="of:=AVERAGE([.U89:.U98])" office:value-type="float" office:value="4.67653" calcext:value-type="float">
            <text:p>4.68</text:p>
          </table:table-cell>
          <table:table-cell office:value-type="float" office:value="1.5096" calcext:value-type="float">
            <text:p>1.5096</text:p>
          </table:table-cell>
          <table:table-cell office:value-type="float" office:value="3.6381" calcext:value-type="float">
            <text:p>3.6381</text:p>
          </table:table-cell>
          <table:table-cell table:formula="of:=AVERAGE([.X89:.X98])" office:value-type="float" office:value="3.16265" calcext:value-type="float">
            <text:p>3.16</text:p>
          </table:table-cell>
          <table:table-cell office:value-type="float" office:value="1.5538" calcext:value-type="float">
            <text:p>1.5538</text:p>
          </table:table-cell>
          <table:table-cell office:value-type="float" office:value="3.1667" calcext:value-type="float">
            <text:p>3.1667</text:p>
          </table:table-cell>
          <table:table-cell table:formula="of:=AVERAGE([.AA89:.AA98])" office:value-type="float" office:value="3.28523" calcext:value-type="float">
            <text:p>3.29</text:p>
          </table:table-cell>
          <table:table-cell office:value-type="float" office:value="1.8254" calcext:value-type="float">
            <text:p>1.8254</text:p>
          </table:table-cell>
          <table:table-cell office:value-type="float" office:value="2.8307" calcext:value-type="float">
            <text:p>2.8307</text:p>
          </table:table-cell>
          <table:table-cell table:formula="of:=AVERAGE([.AD89:.AD98])" office:value-type="float" office:value="2.71601" calcext:value-type="float">
            <text:p>2.7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8796" calcext:value-type="float">
            <text:p>1.8796</text:p>
          </table:table-cell>
          <table:table-cell office:value-type="float" office:value="2.7409" calcext:value-type="float">
            <text:p>2.7409</text:p>
          </table:table-cell>
          <table:table-cell table:formula="of:=AVERAGE([.C90:.C99])" office:value-type="float" office:value="2.79441" calcext:value-type="float">
            <text:p>2.79</text:p>
          </table:table-cell>
          <table:table-cell office:value-type="float" office:value="1.5709" calcext:value-type="float">
            <text:p>1.5709</text:p>
          </table:table-cell>
          <table:table-cell office:value-type="float" office:value="4.334" calcext:value-type="float">
            <text:p>4.334</text:p>
          </table:table-cell>
          <table:table-cell table:formula="of:=AVERAGE([.F90:.F99])" office:value-type="float" office:value="4.67043" calcext:value-type="float">
            <text:p>4.67</text:p>
          </table:table-cell>
          <table:table-cell office:value-type="float" office:value="1.7437" calcext:value-type="float">
            <text:p>1.7437</text:p>
          </table:table-cell>
          <table:table-cell office:value-type="float" office:value="2.6227" calcext:value-type="float">
            <text:p>2.6227</text:p>
          </table:table-cell>
          <table:table-cell table:formula="of:=AVERAGE([.I90:.I99])" office:value-type="float" office:value="3.40572" calcext:value-type="float">
            <text:p>3.41</text:p>
          </table:table-cell>
          <table:table-cell office:value-type="float" office:value="1.5388" calcext:value-type="float">
            <text:p>1.5388</text:p>
          </table:table-cell>
          <table:table-cell office:value-type="float" office:value="1.9727" calcext:value-type="float">
            <text:p>1.9727</text:p>
          </table:table-cell>
          <table:table-cell table:formula="of:=AVERAGE([.L90:.L99])" office:value-type="float" office:value="2.35206" calcext:value-type="float">
            <text:p>2.35</text:p>
          </table:table-cell>
          <table:table-cell office:value-type="float" office:value="2.2837" calcext:value-type="float">
            <text:p>2.2837</text:p>
          </table:table-cell>
          <table:table-cell office:value-type="float" office:value="3.1084" calcext:value-type="float">
            <text:p>3.1084</text:p>
          </table:table-cell>
          <table:table-cell table:formula="of:=AVERAGE([.O90:.O99])" office:value-type="float" office:value="2.46641" calcext:value-type="float">
            <text:p>2.47</text:p>
          </table:table-cell>
          <table:table-cell office:value-type="float" office:value="1.6792" calcext:value-type="float">
            <text:p>1.6792</text:p>
          </table:table-cell>
          <table:table-cell office:value-type="float" office:value="2.612" calcext:value-type="float">
            <text:p>2.612</text:p>
          </table:table-cell>
          <table:table-cell table:formula="of:=AVERAGE([.R90:.R99])" office:value-type="float" office:value="2.41415" calcext:value-type="float">
            <text:p>2.41</text:p>
          </table:table-cell>
          <table:table-cell office:value-type="float" office:value="1.7703" calcext:value-type="float">
            <text:p>1.7703</text:p>
          </table:table-cell>
          <table:table-cell office:value-type="float" office:value="3.8499" calcext:value-type="float">
            <text:p>3.8499</text:p>
          </table:table-cell>
          <table:table-cell table:formula="of:=AVERAGE([.U90:.U99])" office:value-type="float" office:value="4.5866" calcext:value-type="float">
            <text:p>4.59</text:p>
          </table:table-cell>
          <table:table-cell office:value-type="float" office:value="1.853" calcext:value-type="float">
            <text:p>1.853</text:p>
          </table:table-cell>
          <table:table-cell office:value-type="float" office:value="3.0348" calcext:value-type="float">
            <text:p>3.0348</text:p>
          </table:table-cell>
          <table:table-cell table:formula="of:=AVERAGE([.X90:.X99])" office:value-type="float" office:value="3.16837" calcext:value-type="float">
            <text:p>3.17</text:p>
          </table:table-cell>
          <table:table-cell office:value-type="float" office:value="1.6988" calcext:value-type="float">
            <text:p>1.6988</text:p>
          </table:table-cell>
          <table:table-cell office:value-type="float" office:value="3.029" calcext:value-type="float">
            <text:p>3.029</text:p>
          </table:table-cell>
          <table:table-cell table:formula="of:=AVERAGE([.AA90:.AA99])" office:value-type="float" office:value="3.28718" calcext:value-type="float">
            <text:p>3.29</text:p>
          </table:table-cell>
          <table:table-cell office:value-type="float" office:value="2.2502" calcext:value-type="float">
            <text:p>2.2502</text:p>
          </table:table-cell>
          <table:table-cell office:value-type="float" office:value="3.5296" calcext:value-type="float">
            <text:p>3.5296</text:p>
          </table:table-cell>
          <table:table-cell table:formula="of:=AVERAGE([.AD90:.AD99])" office:value-type="float" office:value="2.80282" calcext:value-type="float">
            <text:p>2.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7871" calcext:value-type="float">
            <text:p>1.7871</text:p>
          </table:table-cell>
          <table:table-cell office:value-type="float" office:value="2.44" calcext:value-type="float">
            <text:p>2.44</text:p>
          </table:table-cell>
          <table:table-cell table:formula="of:=AVERAGE([.C91:.C100])" office:value-type="float" office:value="2.75546" calcext:value-type="float">
            <text:p>2.76</text:p>
          </table:table-cell>
          <table:table-cell office:value-type="float" office:value="1.4843" calcext:value-type="float">
            <text:p>1.4843</text:p>
          </table:table-cell>
          <table:table-cell office:value-type="float" office:value="4.4522" calcext:value-type="float">
            <text:p>4.4522</text:p>
          </table:table-cell>
          <table:table-cell table:formula="of:=AVERAGE([.F91:.F100])" office:value-type="float" office:value="4.69177" calcext:value-type="float">
            <text:p>4.69</text:p>
          </table:table-cell>
          <table:table-cell office:value-type="float" office:value="1.7046" calcext:value-type="float">
            <text:p>1.7046</text:p>
          </table:table-cell>
          <table:table-cell office:value-type="float" office:value="4.7039" calcext:value-type="float">
            <text:p>4.7039</text:p>
          </table:table-cell>
          <table:table-cell table:formula="of:=AVERAGE([.I91:.I100])" office:value-type="float" office:value="3.54957" calcext:value-type="float">
            <text:p>3.55</text:p>
          </table:table-cell>
          <table:table-cell office:value-type="float" office:value="1.8667" calcext:value-type="float">
            <text:p>1.8667</text:p>
          </table:table-cell>
          <table:table-cell office:value-type="float" office:value="2.5275" calcext:value-type="float">
            <text:p>2.5275</text:p>
          </table:table-cell>
          <table:table-cell table:formula="of:=AVERAGE([.L91:.L100])" office:value-type="float" office:value="2.36167" calcext:value-type="float">
            <text:p>2.36</text:p>
          </table:table-cell>
          <table:table-cell office:value-type="float" office:value="2.2907" calcext:value-type="float">
            <text:p>2.2907</text:p>
          </table:table-cell>
          <table:table-cell office:value-type="float" office:value="2.0733" calcext:value-type="float">
            <text:p>2.0733</text:p>
          </table:table-cell>
          <table:table-cell table:formula="of:=AVERAGE([.O91:.O100])" office:value-type="float" office:value="2.42951" calcext:value-type="float">
            <text:p>2.43</text:p>
          </table:table-cell>
          <table:table-cell office:value-type="float" office:value="1.6807" calcext:value-type="float">
            <text:p>1.6807</text:p>
          </table:table-cell>
          <table:table-cell office:value-type="float" office:value="2.2539" calcext:value-type="float">
            <text:p>2.2539</text:p>
          </table:table-cell>
          <table:table-cell table:formula="of:=AVERAGE([.R91:.R100])" office:value-type="float" office:value="2.29522" calcext:value-type="float">
            <text:p>2.30</text:p>
          </table:table-cell>
          <table:table-cell office:value-type="float" office:value="1.4906" calcext:value-type="float">
            <text:p>1.4906</text:p>
          </table:table-cell>
          <table:table-cell office:value-type="float" office:value="4.5912" calcext:value-type="float">
            <text:p>4.5912</text:p>
          </table:table-cell>
          <table:table-cell table:formula="of:=AVERAGE([.U91:.U100])" office:value-type="float" office:value="4.58905" calcext:value-type="float">
            <text:p>4.59</text:p>
          </table:table-cell>
          <table:table-cell office:value-type="float" office:value="1.7062" calcext:value-type="float">
            <text:p>1.7062</text:p>
          </table:table-cell>
          <table:table-cell office:value-type="float" office:value="5.028" calcext:value-type="float">
            <text:p>5.028</text:p>
          </table:table-cell>
          <table:table-cell table:formula="of:=AVERAGE([.X91:.X100])" office:value-type="float" office:value="3.38954" calcext:value-type="float">
            <text:p>3.39</text:p>
          </table:table-cell>
          <table:table-cell office:value-type="float" office:value="1.5451" calcext:value-type="float">
            <text:p>1.5451</text:p>
          </table:table-cell>
          <table:table-cell office:value-type="float" office:value="2.9057" calcext:value-type="float">
            <text:p>2.9057</text:p>
          </table:table-cell>
          <table:table-cell table:formula="of:=AVERAGE([.AA91:.AA100])" office:value-type="float" office:value="3.18609" calcext:value-type="float">
            <text:p>3.19</text:p>
          </table:table-cell>
          <table:table-cell office:value-type="float" office:value="2.5091" calcext:value-type="float">
            <text:p>2.5091</text:p>
          </table:table-cell>
          <table:table-cell office:value-type="float" office:value="2.6378" calcext:value-type="float">
            <text:p>2.6378</text:p>
          </table:table-cell>
          <table:table-cell table:formula="of:=AVERAGE([.AD91:.AD100])" office:value-type="float" office:value="2.8511" calcext:value-type="float">
            <text:p>2.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637" calcext:value-type="float">
            <text:p>2.1637</text:p>
          </table:table-cell>
          <table:table-cell office:value-type="float" office:value="1.6551" calcext:value-type="float">
            <text:p>1.6551</text:p>
          </table:table-cell>
          <table:table-cell table:formula="of:=AVERAGE([.C92:.C101])" office:value-type="float" office:value="2.7224" calcext:value-type="float">
            <text:p>2.72</text:p>
          </table:table-cell>
          <table:table-cell office:value-type="float" office:value="1.4612" calcext:value-type="float">
            <text:p>1.4612</text:p>
          </table:table-cell>
          <table:table-cell office:value-type="float" office:value="4.1267" calcext:value-type="float">
            <text:p>4.1267</text:p>
          </table:table-cell>
          <table:table-cell table:formula="of:=AVERAGE([.F92:.F101])" office:value-type="float" office:value="4.67144" calcext:value-type="float">
            <text:p>4.67</text:p>
          </table:table-cell>
          <table:table-cell office:value-type="float" office:value="1.7998" calcext:value-type="float">
            <text:p>1.7998</text:p>
          </table:table-cell>
          <table:table-cell office:value-type="float" office:value="4.8046" calcext:value-type="float">
            <text:p>4.8046</text:p>
          </table:table-cell>
          <table:table-cell table:formula="of:=AVERAGE([.I92:.I101])" office:value-type="float" office:value="3.68627" calcext:value-type="float">
            <text:p>3.69</text:p>
          </table:table-cell>
          <table:table-cell office:value-type="float" office:value="1.5941" calcext:value-type="float">
            <text:p>1.5941</text:p>
          </table:table-cell>
          <table:table-cell office:value-type="float" office:value="2.6835" calcext:value-type="float">
            <text:p>2.6835</text:p>
          </table:table-cell>
          <table:table-cell table:formula="of:=AVERAGE([.L92:.L101])" office:value-type="float" office:value="2.26943" calcext:value-type="float">
            <text:p>2.27</text:p>
          </table:table-cell>
          <table:table-cell office:value-type="float" office:value="2.4718" calcext:value-type="float">
            <text:p>2.4718</text:p>
          </table:table-cell>
          <table:table-cell office:value-type="float" office:value="2.0889" calcext:value-type="float">
            <text:p>2.0889</text:p>
          </table:table-cell>
          <table:table-cell table:formula="of:=AVERAGE([.O92:.O101])" office:value-type="float" office:value="2.39754" calcext:value-type="float">
            <text:p>2.40</text:p>
          </table:table-cell>
          <table:table-cell office:value-type="float" office:value="1.6726" calcext:value-type="float">
            <text:p>1.6726</text:p>
          </table:table-cell>
          <table:table-cell office:value-type="float" office:value="2.2018" calcext:value-type="float">
            <text:p>2.2018</text:p>
          </table:table-cell>
          <table:table-cell table:formula="of:=AVERAGE([.R92:.R101])" office:value-type="float" office:value="2.26197" calcext:value-type="float">
            <text:p>2.26</text:p>
          </table:table-cell>
          <table:table-cell office:value-type="float" office:value="1.6867" calcext:value-type="float">
            <text:p>1.6867</text:p>
          </table:table-cell>
          <table:table-cell office:value-type="float" office:value="4.9673" calcext:value-type="float">
            <text:p>4.9673</text:p>
          </table:table-cell>
          <table:table-cell table:formula="of:=AVERAGE([.U92:.U101])" office:value-type="float" office:value="4.65668" calcext:value-type="float">
            <text:p>4.66</text:p>
          </table:table-cell>
          <table:table-cell office:value-type="float" office:value="1.6097" calcext:value-type="float">
            <text:p>1.6097</text:p>
          </table:table-cell>
          <table:table-cell office:value-type="float" office:value="4.7853" calcext:value-type="float">
            <text:p>4.7853</text:p>
          </table:table-cell>
          <table:table-cell table:formula="of:=AVERAGE([.X92:.X101])" office:value-type="float" office:value="3.51139" calcext:value-type="float">
            <text:p>3.51</text:p>
          </table:table-cell>
          <table:table-cell office:value-type="float" office:value="1.8977" calcext:value-type="float">
            <text:p>1.8977</text:p>
          </table:table-cell>
          <table:table-cell office:value-type="float" office:value="2.9758" calcext:value-type="float">
            <text:p>2.9758</text:p>
          </table:table-cell>
          <table:table-cell table:formula="of:=AVERAGE([.AA92:.AA101])" office:value-type="float" office:value="3.17256" calcext:value-type="float">
            <text:p>3.17</text:p>
          </table:table-cell>
          <table:table-cell office:value-type="float" office:value="2.0253" calcext:value-type="float">
            <text:p>2.0253</text:p>
          </table:table-cell>
          <table:table-cell office:value-type="float" office:value="2.6112" calcext:value-type="float">
            <text:p>2.6112</text:p>
          </table:table-cell>
          <table:table-cell table:formula="of:=AVERAGE([.AD92:.AD101])" office:value-type="float" office:value="2.82519" calcext:value-type="float">
            <text:p>2.8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1712" calcext:value-type="float">
            <text:p>2.1712</text:p>
          </table:table-cell>
          <table:table-cell office:value-type="float" office:value="2.3064" calcext:value-type="float">
            <text:p>2.3064</text:p>
          </table:table-cell>
          <table:table-cell table:formula="of:=AVERAGE([.C93:.C102])" office:value-type="float" office:value="2.72993" calcext:value-type="float">
            <text:p>2.73</text:p>
          </table:table-cell>
          <table:table-cell office:value-type="float" office:value="1.4176" calcext:value-type="float">
            <text:p>1.4176</text:p>
          </table:table-cell>
          <table:table-cell office:value-type="float" office:value="4.2648" calcext:value-type="float">
            <text:p>4.2648</text:p>
          </table:table-cell>
          <table:table-cell table:formula="of:=AVERAGE([.F93:.F102])" office:value-type="float" office:value="4.65478" calcext:value-type="float">
            <text:p>4.65</text:p>
          </table:table-cell>
          <table:table-cell office:value-type="float" office:value="1.7217" calcext:value-type="float">
            <text:p>1.7217</text:p>
          </table:table-cell>
          <table:table-cell office:value-type="float" office:value="5.7229" calcext:value-type="float">
            <text:p>5.7229</text:p>
          </table:table-cell>
          <table:table-cell table:formula="of:=AVERAGE([.I93:.I102])" office:value-type="float" office:value="3.85195" calcext:value-type="float">
            <text:p>3.85</text:p>
          </table:table-cell>
          <table:table-cell office:value-type="float" office:value="1.2463" calcext:value-type="float">
            <text:p>1.2463</text:p>
          </table:table-cell>
          <table:table-cell office:value-type="float" office:value="3.99" calcext:value-type="float">
            <text:p>3.99</text:p>
          </table:table-cell>
          <table:table-cell table:formula="of:=AVERAGE([.L93:.L102])" office:value-type="float" office:value="2.38239" calcext:value-type="float">
            <text:p>2.38</text:p>
          </table:table-cell>
          <table:table-cell office:value-type="float" office:value="2.2481" calcext:value-type="float">
            <text:p>2.2481</text:p>
          </table:table-cell>
          <table:table-cell office:value-type="float" office:value="2.022" calcext:value-type="float">
            <text:p>2.022</text:p>
          </table:table-cell>
          <table:table-cell table:formula="of:=AVERAGE([.O93:.O102])" office:value-type="float" office:value="2.36118" calcext:value-type="float">
            <text:p>2.36</text:p>
          </table:table-cell>
          <table:table-cell office:value-type="float" office:value="1.4146" calcext:value-type="float">
            <text:p>1.4146</text:p>
          </table:table-cell>
          <table:table-cell office:value-type="float" office:value="2.4886" calcext:value-type="float">
            <text:p>2.4886</text:p>
          </table:table-cell>
          <table:table-cell table:formula="of:=AVERAGE([.R93:.R102])" office:value-type="float" office:value="2.26958" calcext:value-type="float">
            <text:p>2.27</text:p>
          </table:table-cell>
          <table:table-cell office:value-type="float" office:value="1.6285" calcext:value-type="float">
            <text:p>1.6285</text:p>
          </table:table-cell>
          <table:table-cell office:value-type="float" office:value="5.6255" calcext:value-type="float">
            <text:p>5.6255</text:p>
          </table:table-cell>
          <table:table-cell table:formula="of:=AVERAGE([.U93:.U102])" office:value-type="float" office:value="4.7111" calcext:value-type="float">
            <text:p>4.71</text:p>
          </table:table-cell>
          <table:table-cell office:value-type="float" office:value="1.5853" calcext:value-type="float">
            <text:p>1.5853</text:p>
          </table:table-cell>
          <table:table-cell office:value-type="float" office:value="5.641" calcext:value-type="float">
            <text:p>5.641</text:p>
          </table:table-cell>
          <table:table-cell table:formula="of:=AVERAGE([.X93:.X102])" office:value-type="float" office:value="3.69204" calcext:value-type="float">
            <text:p>3.69</text:p>
          </table:table-cell>
          <table:table-cell office:value-type="float" office:value="1.622" calcext:value-type="float">
            <text:p>1.622</text:p>
          </table:table-cell>
          <table:table-cell office:value-type="float" office:value="3.2937" calcext:value-type="float">
            <text:p>3.2937</text:p>
          </table:table-cell>
          <table:table-cell table:formula="of:=AVERAGE([.AA93:.AA102])" office:value-type="float" office:value="3.23847" calcext:value-type="float">
            <text:p>3.24</text:p>
          </table:table-cell>
          <table:table-cell office:value-type="float" office:value="2.1604" calcext:value-type="float">
            <text:p>2.1604</text:p>
          </table:table-cell>
          <table:table-cell office:value-type="float" office:value="2.694" calcext:value-type="float">
            <text:p>2.694</text:p>
          </table:table-cell>
          <table:table-cell table:formula="of:=AVERAGE([.AD93:.AD102])" office:value-type="float" office:value="2.82147" calcext:value-type="float">
            <text:p>2.8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.0285" calcext:value-type="float">
            <text:p>2.0285</text:p>
          </table:table-cell>
          <table:table-cell office:value-type="float" office:value="2.4143" calcext:value-type="float">
            <text:p>2.4143</text:p>
          </table:table-cell>
          <table:table-cell table:formula="of:=AVERAGE([.C94:.C103])" office:value-type="float" office:value="2.75063" calcext:value-type="float">
            <text:p>2.75</text:p>
          </table:table-cell>
          <table:table-cell office:value-type="float" office:value="1.312" calcext:value-type="float">
            <text:p>1.312</text:p>
          </table:table-cell>
          <table:table-cell office:value-type="float" office:value="3.6324" calcext:value-type="float">
            <text:p>3.6324</text:p>
          </table:table-cell>
          <table:table-cell table:formula="of:=AVERAGE([.F94:.F103])" office:value-type="float" office:value="4.57046" calcext:value-type="float">
            <text:p>4.57</text:p>
          </table:table-cell>
          <table:table-cell office:value-type="float" office:value="1.8201" calcext:value-type="float">
            <text:p>1.8201</text:p>
          </table:table-cell>
          <table:table-cell office:value-type="float" office:value="5.5627" calcext:value-type="float">
            <text:p>5.5627</text:p>
          </table:table-cell>
          <table:table-cell table:formula="of:=AVERAGE([.I94:.I103])" office:value-type="float" office:value="4.09481" calcext:value-type="float">
            <text:p>4.09</text:p>
          </table:table-cell>
          <table:table-cell office:value-type="float" office:value="1.0453" calcext:value-type="float">
            <text:p>1.0453</text:p>
          </table:table-cell>
          <table:table-cell office:value-type="float" office:value="3.0256" calcext:value-type="float">
            <text:p>3.0256</text:p>
          </table:table-cell>
          <table:table-cell table:formula="of:=AVERAGE([.L94:.L103])" office:value-type="float" office:value="2.43662" calcext:value-type="float">
            <text:p>2.44</text:p>
          </table:table-cell>
          <table:table-cell office:value-type="float" office:value="2.0949" calcext:value-type="float">
            <text:p>2.0949</text:p>
          </table:table-cell>
          <table:table-cell office:value-type="float" office:value="3.1914" calcext:value-type="float">
            <text:p>3.1914</text:p>
          </table:table-cell>
          <table:table-cell table:formula="of:=AVERAGE([.O94:.O103])" office:value-type="float" office:value="2.47997" calcext:value-type="float">
            <text:p>2.48</text:p>
          </table:table-cell>
          <table:table-cell office:value-type="float" office:value="1.8176" calcext:value-type="float">
            <text:p>1.8176</text:p>
          </table:table-cell>
          <table:table-cell office:value-type="float" office:value="1.967" calcext:value-type="float">
            <text:p>1.967</text:p>
          </table:table-cell>
          <table:table-cell table:formula="of:=AVERAGE([.R94:.R103])" office:value-type="float" office:value="2.19263" calcext:value-type="float">
            <text:p>2.19</text:p>
          </table:table-cell>
          <table:table-cell office:value-type="float" office:value="1.7737" calcext:value-type="float">
            <text:p>1.7737</text:p>
          </table:table-cell>
          <table:table-cell office:value-type="float" office:value="5.8626" calcext:value-type="float">
            <text:p>5.8626</text:p>
          </table:table-cell>
          <table:table-cell table:formula="of:=AVERAGE([.U94:.U103])" office:value-type="float" office:value="4.86767" calcext:value-type="float">
            <text:p>4.87</text:p>
          </table:table-cell>
          <table:table-cell office:value-type="float" office:value="1.5117" calcext:value-type="float">
            <text:p>1.5117</text:p>
          </table:table-cell>
          <table:table-cell office:value-type="float" office:value="4.9864" calcext:value-type="float">
            <text:p>4.9864</text:p>
          </table:table-cell>
          <table:table-cell table:formula="of:=AVERAGE([.X94:.X103])" office:value-type="float" office:value="3.92211" calcext:value-type="float">
            <text:p>3.92</text:p>
          </table:table-cell>
          <table:table-cell office:value-type="float" office:value="1.5363" calcext:value-type="float">
            <text:p>1.5363</text:p>
          </table:table-cell>
          <table:table-cell office:value-type="float" office:value="3.3141" calcext:value-type="float">
            <text:p>3.3141</text:p>
          </table:table-cell>
          <table:table-cell table:formula="of:=AVERAGE([.AA94:.AA103])" office:value-type="float" office:value="3.2288" calcext:value-type="float">
            <text:p>3.23</text:p>
          </table:table-cell>
          <table:table-cell office:value-type="float" office:value="2.1559" calcext:value-type="float">
            <text:p>2.1559</text:p>
          </table:table-cell>
          <table:table-cell office:value-type="float" office:value="2.4647" calcext:value-type="float">
            <text:p>2.4647</text:p>
          </table:table-cell>
          <table:table-cell table:formula="of:=AVERAGE([.AD94:.AD103])" office:value-type="float" office:value="2.79361" calcext:value-type="float">
            <text:p>2.7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2846" calcext:value-type="float">
            <text:p>2.2846</text:p>
          </table:table-cell>
          <table:table-cell office:value-type="float" office:value="2.6881" calcext:value-type="float">
            <text:p>2.6881</text:p>
          </table:table-cell>
          <table:table-cell table:formula="of:=AVERAGE([.C95:.C104])" office:value-type="float" office:value="2.71865" calcext:value-type="float">
            <text:p>2.72</text:p>
          </table:table-cell>
          <table:table-cell office:value-type="float" office:value="1.3489" calcext:value-type="float">
            <text:p>1.3489</text:p>
          </table:table-cell>
          <table:table-cell office:value-type="float" office:value="3.957" calcext:value-type="float">
            <text:p>3.957</text:p>
          </table:table-cell>
          <table:table-cell table:formula="of:=AVERAGE([.F95:.F104])" office:value-type="float" office:value="4.53671" calcext:value-type="float">
            <text:p>4.54</text:p>
          </table:table-cell>
          <table:table-cell office:value-type="float" office:value="1.6751" calcext:value-type="float">
            <text:p>1.6751</text:p>
          </table:table-cell>
          <table:table-cell office:value-type="float" office:value="4.9057" calcext:value-type="float">
            <text:p>4.9057</text:p>
          </table:table-cell>
          <table:table-cell table:formula="of:=AVERAGE([.I95:.I104])" office:value-type="float" office:value="4.23973" calcext:value-type="float">
            <text:p>4.24</text:p>
          </table:table-cell>
          <table:table-cell office:value-type="float" office:value="1.473" calcext:value-type="float">
            <text:p>1.473</text:p>
          </table:table-cell>
          <table:table-cell office:value-type="float" office:value="3.4502" calcext:value-type="float">
            <text:p>3.4502</text:p>
          </table:table-cell>
          <table:table-cell table:formula="of:=AVERAGE([.L95:.L104])" office:value-type="float" office:value="2.45482" calcext:value-type="float">
            <text:p>2.45</text:p>
          </table:table-cell>
          <table:table-cell office:value-type="float" office:value="1.9945" calcext:value-type="float">
            <text:p>1.9945</text:p>
          </table:table-cell>
          <table:table-cell office:value-type="float" office:value="3.7501" calcext:value-type="float">
            <text:p>3.7501</text:p>
          </table:table-cell>
          <table:table-cell table:formula="of:=AVERAGE([.O95:.O104])" office:value-type="float" office:value="2.58842" calcext:value-type="float">
            <text:p>2.59</text:p>
          </table:table-cell>
          <table:table-cell office:value-type="float" office:value="1.6391" calcext:value-type="float">
            <text:p>1.6391</text:p>
          </table:table-cell>
          <table:table-cell office:value-type="float" office:value="1.9355" calcext:value-type="float">
            <text:p>1.9355</text:p>
          </table:table-cell>
          <table:table-cell table:formula="of:=AVERAGE([.R95:.R104])" office:value-type="float" office:value="2.17247" calcext:value-type="float">
            <text:p>2.17</text:p>
          </table:table-cell>
          <table:table-cell office:value-type="float" office:value="1.6315" calcext:value-type="float">
            <text:p>1.6315</text:p>
          </table:table-cell>
          <table:table-cell office:value-type="float" office:value="5.1784" calcext:value-type="float">
            <text:p>5.1784</text:p>
          </table:table-cell>
          <table:table-cell table:formula="of:=AVERAGE([.U95:.U104])" office:value-type="float" office:value="4.9093" calcext:value-type="float">
            <text:p>4.91</text:p>
          </table:table-cell>
          <table:table-cell office:value-type="float" office:value="1.6608" calcext:value-type="float">
            <text:p>1.6608</text:p>
          </table:table-cell>
          <table:table-cell office:value-type="float" office:value="5.2309" calcext:value-type="float">
            <text:p>5.2309</text:p>
          </table:table-cell>
          <table:table-cell table:formula="of:=AVERAGE([.X95:.X104])" office:value-type="float" office:value="4.16973" calcext:value-type="float">
            <text:p>4.17</text:p>
          </table:table-cell>
          <table:table-cell office:value-type="float" office:value="1.3908" calcext:value-type="float">
            <text:p>1.3908</text:p>
          </table:table-cell>
          <table:table-cell office:value-type="float" office:value="3.4742" calcext:value-type="float">
            <text:p>3.4742</text:p>
          </table:table-cell>
          <table:table-cell table:formula="of:=AVERAGE([.AA95:.AA104])" office:value-type="float" office:value="3.29092" calcext:value-type="float">
            <text:p>3.29</text:p>
          </table:table-cell>
          <table:table-cell office:value-type="float" office:value="2.2237" calcext:value-type="float">
            <text:p>2.2237</text:p>
          </table:table-cell>
          <table:table-cell office:value-type="float" office:value="2.8494" calcext:value-type="float">
            <text:p>2.8494</text:p>
          </table:table-cell>
          <table:table-cell table:formula="of:=AVERAGE([.AD95:.AD104])" office:value-type="float" office:value="2.77086" calcext:value-type="float">
            <text:p>2.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0861" calcext:value-type="float">
            <text:p>2.0861</text:p>
          </table:table-cell>
          <table:table-cell office:value-type="float" office:value="3.163" calcext:value-type="float">
            <text:p>3.163</text:p>
          </table:table-cell>
          <table:table-cell table:formula="of:=AVERAGE([.C96:.C105])" office:value-type="float" office:value="2.71863" calcext:value-type="float">
            <text:p>2.72</text:p>
          </table:table-cell>
          <table:table-cell office:value-type="float" office:value="1.3255" calcext:value-type="float">
            <text:p>1.3255</text:p>
          </table:table-cell>
          <table:table-cell office:value-type="float" office:value="4.4268" calcext:value-type="float">
            <text:p>4.4268</text:p>
          </table:table-cell>
          <table:table-cell table:formula="of:=AVERAGE([.F96:.F105])" office:value-type="float" office:value="4.46453" calcext:value-type="float">
            <text:p>4.46</text:p>
          </table:table-cell>
          <table:table-cell office:value-type="float" office:value="1.7205" calcext:value-type="float">
            <text:p>1.7205</text:p>
          </table:table-cell>
          <table:table-cell office:value-type="float" office:value="6.1302" calcext:value-type="float">
            <text:p>6.1302</text:p>
          </table:table-cell>
          <table:table-cell table:formula="of:=AVERAGE([.I96:.I105])" office:value-type="float" office:value="4.56647" calcext:value-type="float">
            <text:p>4.57</text:p>
          </table:table-cell>
          <table:table-cell office:value-type="float" office:value="1.2679" calcext:value-type="float">
            <text:p>1.2679</text:p>
          </table:table-cell>
          <table:table-cell office:value-type="float" office:value="4.4314" calcext:value-type="float">
            <text:p>4.4314</text:p>
          </table:table-cell>
          <table:table-cell table:formula="of:=AVERAGE([.L96:.L105])" office:value-type="float" office:value="2.694" calcext:value-type="float">
            <text:p>2.69</text:p>
          </table:table-cell>
          <table:table-cell office:value-type="float" office:value="2.1285" calcext:value-type="float">
            <text:p>2.1285</text:p>
          </table:table-cell>
          <table:table-cell office:value-type="float" office:value="4.0184" calcext:value-type="float">
            <text:p>4.0184</text:p>
          </table:table-cell>
          <table:table-cell table:formula="of:=AVERAGE([.O96:.O105])" office:value-type="float" office:value="2.75208" calcext:value-type="float">
            <text:p>2.75</text:p>
          </table:table-cell>
          <table:table-cell office:value-type="float" office:value="1.6714" calcext:value-type="float">
            <text:p>1.6714</text:p>
          </table:table-cell>
          <table:table-cell office:value-type="float" office:value="2.1969" calcext:value-type="float">
            <text:p>2.1969</text:p>
          </table:table-cell>
          <table:table-cell table:formula="of:=AVERAGE([.R96:.R105])" office:value-type="float" office:value="2.19966" calcext:value-type="float">
            <text:p>2.20</text:p>
          </table:table-cell>
          <table:table-cell office:value-type="float" office:value="1.5813" calcext:value-type="float">
            <text:p>1.5813</text:p>
          </table:table-cell>
          <table:table-cell office:value-type="float" office:value="5.4782" calcext:value-type="float">
            <text:p>5.4782</text:p>
          </table:table-cell>
          <table:table-cell table:formula="of:=AVERAGE([.U96:.U105])" office:value-type="float" office:value="4.95755" calcext:value-type="float">
            <text:p>4.96</text:p>
          </table:table-cell>
          <table:table-cell office:value-type="float" office:value="1.6199" calcext:value-type="float">
            <text:p>1.6199</text:p>
          </table:table-cell>
          <table:table-cell office:value-type="float" office:value="5.4261" calcext:value-type="float">
            <text:p>5.4261</text:p>
          </table:table-cell>
          <table:table-cell table:formula="of:=AVERAGE([.X96:.X105])" office:value-type="float" office:value="4.41493" calcext:value-type="float">
            <text:p>4.41</text:p>
          </table:table-cell>
          <table:table-cell office:value-type="float" office:value="1.4522" calcext:value-type="float">
            <text:p>1.4522</text:p>
          </table:table-cell>
          <table:table-cell office:value-type="float" office:value="3.0181" calcext:value-type="float">
            <text:p>3.0181</text:p>
          </table:table-cell>
          <table:table-cell table:formula="of:=AVERAGE([.AA96:.AA105])" office:value-type="float" office:value="3.21973" calcext:value-type="float">
            <text:p>3.22</text:p>
          </table:table-cell>
          <table:table-cell office:value-type="float" office:value="2.0873" calcext:value-type="float">
            <text:p>2.0873</text:p>
          </table:table-cell>
          <table:table-cell office:value-type="float" office:value="3.1571" calcext:value-type="float">
            <text:p>3.1571</text:p>
          </table:table-cell>
          <table:table-cell table:formula="of:=AVERAGE([.AD96:.AD105])" office:value-type="float" office:value="2.8073" calcext:value-type="float">
            <text:p>2.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6571" calcext:value-type="float">
            <text:p>1.6571</text:p>
          </table:table-cell>
          <table:table-cell office:value-type="float" office:value="2.9373" calcext:value-type="float">
            <text:p>2.9373</text:p>
          </table:table-cell>
          <table:table-cell table:formula="of:=AVERAGE([.C97:.C106])" office:value-type="float" office:value="2.66533" calcext:value-type="float">
            <text:p>2.67</text:p>
          </table:table-cell>
          <table:table-cell office:value-type="float" office:value="1.4227" calcext:value-type="float">
            <text:p>1.4227</text:p>
          </table:table-cell>
          <table:table-cell office:value-type="float" office:value="5.2475" calcext:value-type="float">
            <text:p>5.2475</text:p>
          </table:table-cell>
          <table:table-cell table:formula="of:=AVERAGE([.F97:.F106])" office:value-type="float" office:value="4.48639" calcext:value-type="float">
            <text:p>4.49</text:p>
          </table:table-cell>
          <table:table-cell office:value-type="float" office:value="1.9496" calcext:value-type="float">
            <text:p>1.9496</text:p>
          </table:table-cell>
          <table:table-cell office:value-type="float" office:value="5.3462" calcext:value-type="float">
            <text:p>5.3462</text:p>
          </table:table-cell>
          <table:table-cell table:formula="of:=AVERAGE([.I97:.I106])" office:value-type="float" office:value="4.72898" calcext:value-type="float">
            <text:p>4.73</text:p>
          </table:table-cell>
          <table:table-cell office:value-type="float" office:value="1.361" calcext:value-type="float">
            <text:p>1.361</text:p>
          </table:table-cell>
          <table:table-cell office:value-type="float" office:value="2.5602" calcext:value-type="float">
            <text:p>2.5602</text:p>
          </table:table-cell>
          <table:table-cell table:formula="of:=AVERAGE([.L97:.L106])" office:value-type="float" office:value="2.79043" calcext:value-type="float">
            <text:p>2.79</text:p>
          </table:table-cell>
          <table:table-cell office:value-type="float" office:value="2.2526" calcext:value-type="float">
            <text:p>2.2526</text:p>
          </table:table-cell>
          <table:table-cell office:value-type="float" office:value="3.3753" calcext:value-type="float">
            <text:p>3.3753</text:p>
          </table:table-cell>
          <table:table-cell table:formula="of:=AVERAGE([.O97:.O106])" office:value-type="float" office:value="2.85365" calcext:value-type="float">
            <text:p>2.85</text:p>
          </table:table-cell>
          <table:table-cell office:value-type="float" office:value="1.7994" calcext:value-type="float">
            <text:p>1.7994</text:p>
          </table:table-cell>
          <table:table-cell office:value-type="float" office:value="2.3888" calcext:value-type="float">
            <text:p>2.3888</text:p>
          </table:table-cell>
          <table:table-cell table:formula="of:=AVERAGE([.R97:.R106])" office:value-type="float" office:value="2.19705" calcext:value-type="float">
            <text:p>2.20</text:p>
          </table:table-cell>
          <table:table-cell office:value-type="float" office:value="1.508" calcext:value-type="float">
            <text:p>1.508</text:p>
          </table:table-cell>
          <table:table-cell office:value-type="float" office:value="5.7851" calcext:value-type="float">
            <text:p>5.7851</text:p>
          </table:table-cell>
          <table:table-cell table:formula="of:=AVERAGE([.U97:.U106])" office:value-type="float" office:value="5.0578" calcext:value-type="float">
            <text:p>5.06</text:p>
          </table:table-cell>
          <table:table-cell office:value-type="float" office:value="1.7132" calcext:value-type="float">
            <text:p>1.7132</text:p>
          </table:table-cell>
          <table:table-cell office:value-type="float" office:value="4.7572" calcext:value-type="float">
            <text:p>4.7572</text:p>
          </table:table-cell>
          <table:table-cell table:formula="of:=AVERAGE([.X97:.X106])" office:value-type="float" office:value="4.54158" calcext:value-type="float">
            <text:p>4.54</text:p>
          </table:table-cell>
          <table:table-cell office:value-type="float" office:value="1.1855" calcext:value-type="float">
            <text:p>1.1855</text:p>
          </table:table-cell>
          <table:table-cell office:value-type="float" office:value="3.173" calcext:value-type="float">
            <text:p>3.173</text:p>
          </table:table-cell>
          <table:table-cell table:formula="of:=AVERAGE([.AA97:.AA106])" office:value-type="float" office:value="3.24358" calcext:value-type="float">
            <text:p>3.24</text:p>
          </table:table-cell>
          <table:table-cell office:value-type="float" office:value="1.4919" calcext:value-type="float">
            <text:p>1.4919</text:p>
          </table:table-cell>
          <table:table-cell office:value-type="float" office:value="3.2255" calcext:value-type="float">
            <text:p>3.2255</text:p>
          </table:table-cell>
          <table:table-cell table:formula="of:=AVERAGE([.AD97:.AD106])" office:value-type="float" office:value="2.87197" calcext:value-type="float">
            <text:p>2.8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9102" calcext:value-type="float">
            <text:p>1.9102</text:p>
          </table:table-cell>
          <table:table-cell office:value-type="float" office:value="2.4957" calcext:value-type="float">
            <text:p>2.4957</text:p>
          </table:table-cell>
          <table:table-cell table:formula="of:=AVERAGE([.C98:.C107])" office:value-type="float" office:value="2.63981" calcext:value-type="float">
            <text:p>2.64</text:p>
          </table:table-cell>
          <table:table-cell office:value-type="float" office:value="1.4029" calcext:value-type="float">
            <text:p>1.4029</text:p>
          </table:table-cell>
          <table:table-cell office:value-type="float" office:value="5.3464" calcext:value-type="float">
            <text:p>5.3464</text:p>
          </table:table-cell>
          <table:table-cell table:formula="of:=AVERAGE([.F98:.F107])" office:value-type="float" office:value="4.47317" calcext:value-type="float">
            <text:p>4.47</text:p>
          </table:table-cell>
          <table:table-cell office:value-type="float" office:value="2.0743" calcext:value-type="float">
            <text:p>2.0743</text:p>
          </table:table-cell>
          <table:table-cell office:value-type="float" office:value="4.9173" calcext:value-type="float">
            <text:p>4.9173</text:p>
          </table:table-cell>
          <table:table-cell table:formula="of:=AVERAGE([.I98:.I107])" office:value-type="float" office:value="4.85717" calcext:value-type="float">
            <text:p>4.86</text:p>
          </table:table-cell>
          <table:table-cell office:value-type="float" office:value="1.6597" calcext:value-type="float">
            <text:p>1.6597</text:p>
          </table:table-cell>
          <table:table-cell office:value-type="float" office:value="2.6904" calcext:value-type="float">
            <text:p>2.6904</text:p>
          </table:table-cell>
          <table:table-cell table:formula="of:=AVERAGE([.L98:.L107])" office:value-type="float" office:value="2.88626" calcext:value-type="float">
            <text:p>2.89</text:p>
          </table:table-cell>
          <table:table-cell office:value-type="float" office:value="2.2314" calcext:value-type="float">
            <text:p>2.2314</text:p>
          </table:table-cell>
          <table:table-cell office:value-type="float" office:value="2.4262" calcext:value-type="float">
            <text:p>2.4262</text:p>
          </table:table-cell>
          <table:table-cell table:formula="of:=AVERAGE([.O98:.O107])" office:value-type="float" office:value="2.84355" calcext:value-type="float">
            <text:p>2.84</text:p>
          </table:table-cell>
          <table:table-cell office:value-type="float" office:value="1.4941" calcext:value-type="float">
            <text:p>1.4941</text:p>
          </table:table-cell>
          <table:table-cell office:value-type="float" office:value="2.4495" calcext:value-type="float">
            <text:p>2.4495</text:p>
          </table:table-cell>
          <table:table-cell table:formula="of:=AVERAGE([.R98:.R107])" office:value-type="float" office:value="2.23974" calcext:value-type="float">
            <text:p>2.24</text:p>
          </table:table-cell>
          <table:table-cell office:value-type="float" office:value="1.4662" calcext:value-type="float">
            <text:p>1.4662</text:p>
          </table:table-cell>
          <table:table-cell office:value-type="float" office:value="4.1097" calcext:value-type="float">
            <text:p>4.1097</text:p>
          </table:table-cell>
          <table:table-cell table:formula="of:=AVERAGE([.U98:.U107])" office:value-type="float" office:value="5.03318" calcext:value-type="float">
            <text:p>5.03</text:p>
          </table:table-cell>
          <table:table-cell office:value-type="float" office:value="1.8621" calcext:value-type="float">
            <text:p>1.8621</text:p>
          </table:table-cell>
          <table:table-cell office:value-type="float" office:value="5.8209" calcext:value-type="float">
            <text:p>5.8209</text:p>
          </table:table-cell>
          <table:table-cell table:formula="of:=AVERAGE([.X98:.X107])" office:value-type="float" office:value="4.83487" calcext:value-type="float">
            <text:p>4.83</text:p>
          </table:table-cell>
          <table:table-cell office:value-type="float" office:value="1.486" calcext:value-type="float">
            <text:p>1.486</text:p>
          </table:table-cell>
          <table:table-cell office:value-type="float" office:value="2.9177" calcext:value-type="float">
            <text:p>2.9177</text:p>
          </table:table-cell>
          <table:table-cell table:formula="of:=AVERAGE([.AA98:.AA107])" office:value-type="float" office:value="3.1268" calcext:value-type="float">
            <text:p>3.13</text:p>
          </table:table-cell>
          <table:table-cell office:value-type="float" office:value="2.1203" calcext:value-type="float">
            <text:p>2.1203</text:p>
          </table:table-cell>
          <table:table-cell office:value-type="float" office:value="3.0974" calcext:value-type="float">
            <text:p>3.0974</text:p>
          </table:table-cell>
          <table:table-cell table:formula="of:=AVERAGE([.AD98:.AD107])" office:value-type="float" office:value="2.90974" calcext:value-type="float">
            <text:p>2.9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8767" calcext:value-type="float">
            <text:p>1.8767</text:p>
          </table:table-cell>
          <table:table-cell office:value-type="float" office:value="2.2971" calcext:value-type="float">
            <text:p>2.2971</text:p>
          </table:table-cell>
          <table:table-cell table:formula="of:=AVERAGE([.C99:.C108])" office:value-type="float" office:value="2.51379" calcext:value-type="float">
            <text:p>2.51</text:p>
          </table:table-cell>
          <table:table-cell office:value-type="float" office:value="1.4841" calcext:value-type="float">
            <text:p>1.4841</text:p>
          </table:table-cell>
          <table:table-cell office:value-type="float" office:value="5.1241" calcext:value-type="float">
            <text:p>5.1241</text:p>
          </table:table-cell>
          <table:table-cell table:formula="of:=AVERAGE([.F99:.F108])" office:value-type="float" office:value="4.49119" calcext:value-type="float">
            <text:p>4.49</text:p>
          </table:table-cell>
          <table:table-cell office:value-type="float" office:value="2.1201" calcext:value-type="float">
            <text:p>2.1201</text:p>
          </table:table-cell>
          <table:table-cell office:value-type="float" office:value="4.7207" calcext:value-type="float">
            <text:p>4.7207</text:p>
          </table:table-cell>
          <table:table-cell table:formula="of:=AVERAGE([.I99:.I108])" office:value-type="float" office:value="4.94369" calcext:value-type="float">
            <text:p>4.94</text:p>
          </table:table-cell>
          <table:table-cell office:value-type="float" office:value="1.4668" calcext:value-type="float">
            <text:p>1.4668</text:p>
          </table:table-cell>
          <table:table-cell office:value-type="float" office:value="3.1787" calcext:value-type="float">
            <text:p>3.1787</text:p>
          </table:table-cell>
          <table:table-cell table:formula="of:=AVERAGE([.L99:.L108])" office:value-type="float" office:value="3.05102" calcext:value-type="float">
            <text:p>3.05</text:p>
          </table:table-cell>
          <table:table-cell office:value-type="float" office:value="2.3481" calcext:value-type="float">
            <text:p>2.3481</text:p>
          </table:table-cell>
          <table:table-cell office:value-type="float" office:value="1.7591" calcext:value-type="float">
            <text:p>1.7591</text:p>
          </table:table-cell>
          <table:table-cell table:formula="of:=AVERAGE([.O99:.O108])" office:value-type="float" office:value="2.78131" calcext:value-type="float">
            <text:p>2.78</text:p>
          </table:table-cell>
          <table:table-cell office:value-type="float" office:value="1.4839" calcext:value-type="float">
            <text:p>1.4839</text:p>
          </table:table-cell>
          <table:table-cell office:value-type="float" office:value="2.3507" calcext:value-type="float">
            <text:p>2.3507</text:p>
          </table:table-cell>
          <table:table-cell table:formula="of:=AVERAGE([.R99:.R108])" office:value-type="float" office:value="2.28447" calcext:value-type="float">
            <text:p>2.28</text:p>
          </table:table-cell>
          <table:table-cell office:value-type="float" office:value="1.4436" calcext:value-type="float">
            <text:p>1.4436</text:p>
          </table:table-cell>
          <table:table-cell office:value-type="float" office:value="4.1774" calcext:value-type="float">
            <text:p>4.1774</text:p>
          </table:table-cell>
          <table:table-cell table:formula="of:=AVERAGE([.U99:.U108])" office:value-type="float" office:value="4.96253" calcext:value-type="float">
            <text:p>4.96</text:p>
          </table:table-cell>
          <table:table-cell office:value-type="float" office:value="2.0504" calcext:value-type="float">
            <text:p>2.0504</text:p>
          </table:table-cell>
          <table:table-cell office:value-type="float" office:value="4.7363" calcext:value-type="float">
            <text:p>4.7363</text:p>
          </table:table-cell>
          <table:table-cell table:formula="of:=AVERAGE([.X99:.X108])" office:value-type="float" office:value="4.94469" calcext:value-type="float">
            <text:p>4.94</text:p>
          </table:table-cell>
          <table:table-cell office:value-type="float" office:value="1.454" calcext:value-type="float">
            <text:p>1.454</text:p>
          </table:table-cell>
          <table:table-cell office:value-type="float" office:value="3.6135" calcext:value-type="float">
            <text:p>3.6135</text:p>
          </table:table-cell>
          <table:table-cell table:formula="of:=AVERAGE([.AA99:.AA108])" office:value-type="float" office:value="3.17148" calcext:value-type="float">
            <text:p>3.17</text:p>
          </table:table-cell>
          <table:table-cell office:value-type="float" office:value="2.1955" calcext:value-type="float">
            <text:p>2.1955</text:p>
          </table:table-cell>
          <table:table-cell office:value-type="float" office:value="3.5464" calcext:value-type="float">
            <text:p>3.5464</text:p>
          </table:table-cell>
          <table:table-cell table:formula="of:=AVERAGE([.AD99:.AD108])" office:value-type="float" office:value="2.98131" calcext:value-type="float">
            <text:p>2.9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.0805" calcext:value-type="float">
            <text:p>2.0805</text:p>
          </table:table-cell>
          <table:table-cell office:value-type="float" office:value="1.6613" calcext:value-type="float">
            <text:p>1.6613</text:p>
          </table:table-cell>
          <table:table-cell table:formula="of:=AVERAGE([.C100:.C109])" office:value-type="float" office:value="2.40583" calcext:value-type="float">
            <text:p>2.41</text:p>
          </table:table-cell>
          <table:table-cell office:value-type="float" office:value="1.4257" calcext:value-type="float">
            <text:p>1.4257</text:p>
          </table:table-cell>
          <table:table-cell office:value-type="float" office:value="5.2097" calcext:value-type="float">
            <text:p>5.2097</text:p>
          </table:table-cell>
          <table:table-cell table:formula="of:=AVERAGE([.F100:.F109])" office:value-type="float" office:value="4.57876" calcext:value-type="float">
            <text:p>4.58</text:p>
          </table:table-cell>
          <table:table-cell office:value-type="float" office:value="1.7886" calcext:value-type="float">
            <text:p>1.7886</text:p>
          </table:table-cell>
          <table:table-cell office:value-type="float" office:value="4.2111" calcext:value-type="float">
            <text:p>4.2111</text:p>
          </table:table-cell>
          <table:table-cell table:formula="of:=AVERAGE([.I100:.I109])" office:value-type="float" office:value="5.10253" calcext:value-type="float">
            <text:p>5.10</text:p>
          </table:table-cell>
          <table:table-cell office:value-type="float" office:value="1.4873" calcext:value-type="float">
            <text:p>1.4873</text:p>
          </table:table-cell>
          <table:table-cell office:value-type="float" office:value="3.1555" calcext:value-type="float">
            <text:p>3.1555</text:p>
          </table:table-cell>
          <table:table-cell table:formula="of:=AVERAGE([.L100:.L109])" office:value-type="float" office:value="3.1693" calcext:value-type="float">
            <text:p>3.17</text:p>
          </table:table-cell>
          <table:table-cell office:value-type="float" office:value="1.9886" calcext:value-type="float">
            <text:p>1.9886</text:p>
          </table:table-cell>
          <table:table-cell office:value-type="float" office:value="2.5866" calcext:value-type="float">
            <text:p>2.5866</text:p>
          </table:table-cell>
          <table:table-cell table:formula="of:=AVERAGE([.O100:.O109])" office:value-type="float" office:value="2.72913" calcext:value-type="float">
            <text:p>2.73</text:p>
          </table:table-cell>
          <table:table-cell office:value-type="float" office:value="1.7399" calcext:value-type="float">
            <text:p>1.7399</text:p>
          </table:table-cell>
          <table:table-cell office:value-type="float" office:value="3.1495" calcext:value-type="float">
            <text:p>3.1495</text:p>
          </table:table-cell>
          <table:table-cell table:formula="of:=AVERAGE([.R100:.R109])" office:value-type="float" office:value="2.33822" calcext:value-type="float">
            <text:p>2.34</text:p>
          </table:table-cell>
          <table:table-cell office:value-type="float" office:value="1.6881" calcext:value-type="float">
            <text:p>1.6881</text:p>
          </table:table-cell>
          <table:table-cell office:value-type="float" office:value="4.1726" calcext:value-type="float">
            <text:p>4.1726</text:p>
          </table:table-cell>
          <table:table-cell table:formula="of:=AVERAGE([.U100:.U109])" office:value-type="float" office:value="4.9948" calcext:value-type="float">
            <text:p>4.99</text:p>
          </table:table-cell>
          <table:table-cell office:value-type="float" office:value="1.6785" calcext:value-type="float">
            <text:p>1.6785</text:p>
          </table:table-cell>
          <table:table-cell office:value-type="float" office:value="4.7846" calcext:value-type="float">
            <text:p>4.7846</text:p>
          </table:table-cell>
          <table:table-cell table:formula="of:=AVERAGE([.X100:.X109])" office:value-type="float" office:value="5.11967" calcext:value-type="float">
            <text:p>5.12</text:p>
          </table:table-cell>
          <table:table-cell office:value-type="float" office:value="1.6543" calcext:value-type="float">
            <text:p>1.6543</text:p>
          </table:table-cell>
          <table:table-cell office:value-type="float" office:value="2.6224" calcext:value-type="float">
            <text:p>2.6224</text:p>
          </table:table-cell>
          <table:table-cell table:formula="of:=AVERAGE([.AA100:.AA109])" office:value-type="float" office:value="3.13082" calcext:value-type="float">
            <text:p>3.13</text:p>
          </table:table-cell>
          <table:table-cell office:value-type="float" office:value="1.8143" calcext:value-type="float">
            <text:p>1.8143</text:p>
          </table:table-cell>
          <table:table-cell office:value-type="float" office:value="3.4984" calcext:value-type="float">
            <text:p>3.4984</text:p>
          </table:table-cell>
          <table:table-cell table:formula="of:=AVERAGE([.AD100:.AD109])" office:value-type="float" office:value="2.97819" calcext:value-type="float">
            <text:p>2.9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.0139" calcext:value-type="float">
            <text:p>2.0139</text:p>
          </table:table-cell>
          <table:table-cell office:value-type="float" office:value="2.1673" calcext:value-type="float">
            <text:p>2.1673</text:p>
          </table:table-cell>
          <table:table-cell table:formula="of:=AVERAGE([.C101:.C110])" office:value-type="float" office:value="2.37856" calcext:value-type="float">
            <text:p>2.38</text:p>
          </table:table-cell>
          <table:table-cell office:value-type="float" office:value="1.4954" calcext:value-type="float">
            <text:p>1.4954</text:p>
          </table:table-cell>
          <table:table-cell office:value-type="float" office:value="5.2204" calcext:value-type="float">
            <text:p>5.2204</text:p>
          </table:table-cell>
          <table:table-cell table:formula="of:=AVERAGE([.F101:.F110])" office:value-type="float" office:value="4.65558" calcext:value-type="float">
            <text:p>4.66</text:p>
          </table:table-cell>
          <table:table-cell office:value-type="float" office:value="1.7731" calcext:value-type="float">
            <text:p>1.7731</text:p>
          </table:table-cell>
          <table:table-cell office:value-type="float" office:value="3.3241" calcext:value-type="float">
            <text:p>3.3241</text:p>
          </table:table-cell>
          <table:table-cell table:formula="of:=AVERAGE([.I101:.I110])" office:value-type="float" office:value="4.96455" calcext:value-type="float">
            <text:p>4.96</text:p>
          </table:table-cell>
          <table:table-cell office:value-type="float" office:value="1.34" calcext:value-type="float">
            <text:p>1.34</text:p>
          </table:table-cell>
          <table:table-cell office:value-type="float" office:value="3.6614" calcext:value-type="float">
            <text:p>3.6614</text:p>
          </table:table-cell>
          <table:table-cell table:formula="of:=AVERAGE([.L101:.L110])" office:value-type="float" office:value="3.28269" calcext:value-type="float">
            <text:p>3.28</text:p>
          </table:table-cell>
          <table:table-cell office:value-type="float" office:value="2.1802" calcext:value-type="float">
            <text:p>2.1802</text:p>
          </table:table-cell>
          <table:table-cell office:value-type="float" office:value="2.1465" calcext:value-type="float">
            <text:p>2.1465</text:p>
          </table:table-cell>
          <table:table-cell table:formula="of:=AVERAGE([.O101:.O110])" office:value-type="float" office:value="2.73645" calcext:value-type="float">
            <text:p>2.74</text:p>
          </table:table-cell>
          <table:table-cell office:value-type="float" office:value="1.6999" calcext:value-type="float">
            <text:p>1.6999</text:p>
          </table:table-cell>
          <table:table-cell office:value-type="float" office:value="2.3696" calcext:value-type="float">
            <text:p>2.3696</text:p>
          </table:table-cell>
          <table:table-cell table:formula="of:=AVERAGE([.R101:.R110])" office:value-type="float" office:value="2.34979" calcext:value-type="float">
            <text:p>2.35</text:p>
          </table:table-cell>
          <table:table-cell office:value-type="float" office:value="1.2104" calcext:value-type="float">
            <text:p>1.2104</text:p>
          </table:table-cell>
          <table:table-cell office:value-type="float" office:value="4.6391" calcext:value-type="float">
            <text:p>4.6391</text:p>
          </table:table-cell>
          <table:table-cell table:formula="of:=AVERAGE([.U101:.U110])" office:value-type="float" office:value="4.99959" calcext:value-type="float">
            <text:p>5.00</text:p>
          </table:table-cell>
          <table:table-cell office:value-type="float" office:value="1.779" calcext:value-type="float">
            <text:p>1.779</text:p>
          </table:table-cell>
          <table:table-cell office:value-type="float" office:value="4.724" calcext:value-type="float">
            <text:p>4.724</text:p>
          </table:table-cell>
          <table:table-cell table:formula="of:=AVERAGE([.X101:.X110])" office:value-type="float" office:value="5.08927" calcext:value-type="float">
            <text:p>5.09</text:p>
          </table:table-cell>
          <table:table-cell office:value-type="float" office:value="1.8159" calcext:value-type="float">
            <text:p>1.8159</text:p>
          </table:table-cell>
          <table:table-cell office:value-type="float" office:value="3.2297" calcext:value-type="float">
            <text:p>3.2297</text:p>
          </table:table-cell>
          <table:table-cell table:formula="of:=AVERAGE([.AA101:.AA110])" office:value-type="float" office:value="3.16322" calcext:value-type="float">
            <text:p>3.16</text:p>
          </table:table-cell>
          <table:table-cell office:value-type="float" office:value="1.9522" calcext:value-type="float">
            <text:p>1.9522</text:p>
          </table:table-cell>
          <table:table-cell office:value-type="float" office:value="3.6463" calcext:value-type="float">
            <text:p>3.6463</text:p>
          </table:table-cell>
          <table:table-cell table:formula="of:=AVERAGE([.AD101:.AD110])" office:value-type="float" office:value="3.07904" calcext:value-type="float">
            <text:p>3.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2459" calcext:value-type="float">
            <text:p>2.2459</text:p>
          </table:table-cell>
          <table:table-cell office:value-type="float" office:value="1.7148" calcext:value-type="float">
            <text:p>1.7148</text:p>
          </table:table-cell>
          <table:table-cell table:formula="of:=AVERAGE([.C102:.C111])" office:value-type="float" office:value="2.38453" calcext:value-type="float">
            <text:p>2.38</text:p>
          </table:table-cell>
          <table:table-cell office:value-type="float" office:value="1.4354" calcext:value-type="float">
            <text:p>1.4354</text:p>
          </table:table-cell>
          <table:table-cell office:value-type="float" office:value="5.4567" calcext:value-type="float">
            <text:p>5.4567</text:p>
          </table:table-cell>
          <table:table-cell table:formula="of:=AVERAGE([.F102:.F111])" office:value-type="float" office:value="4.78858" calcext:value-type="float">
            <text:p>4.79</text:p>
          </table:table-cell>
          <table:table-cell office:value-type="float" office:value="1.7979" calcext:value-type="float">
            <text:p>1.7979</text:p>
          </table:table-cell>
          <table:table-cell office:value-type="float" office:value="4.5809" calcext:value-type="float">
            <text:p>4.5809</text:p>
          </table:table-cell>
          <table:table-cell table:formula="of:=AVERAGE([.I102:.I111])" office:value-type="float" office:value="4.94218" calcext:value-type="float">
            <text:p>4.94</text:p>
          </table:table-cell>
          <table:table-cell office:value-type="float" office:value="1.6961" calcext:value-type="float">
            <text:p>1.6961</text:p>
          </table:table-cell>
          <table:table-cell office:value-type="float" office:value="3.6114" calcext:value-type="float">
            <text:p>3.6114</text:p>
          </table:table-cell>
          <table:table-cell table:formula="of:=AVERAGE([.L102:.L111])" office:value-type="float" office:value="3.37548" calcext:value-type="float">
            <text:p>3.38</text:p>
          </table:table-cell>
          <table:table-cell office:value-type="float" office:value="2.1304" calcext:value-type="float">
            <text:p>2.1304</text:p>
          </table:table-cell>
          <table:table-cell office:value-type="float" office:value="2.3054" calcext:value-type="float">
            <text:p>2.3054</text:p>
          </table:table-cell>
          <table:table-cell table:formula="of:=AVERAGE([.O102:.O111])" office:value-type="float" office:value="2.7581" calcext:value-type="float">
            <text:p>2.76</text:p>
          </table:table-cell>
          <table:table-cell office:value-type="float" office:value="1.4878" calcext:value-type="float">
            <text:p>1.4878</text:p>
          </table:table-cell>
          <table:table-cell office:value-type="float" office:value="2.5005" calcext:value-type="float">
            <text:p>2.5005</text:p>
          </table:table-cell>
          <table:table-cell table:formula="of:=AVERAGE([.R102:.R111])" office:value-type="float" office:value="2.37966" calcext:value-type="float">
            <text:p>2.38</text:p>
          </table:table-cell>
          <table:table-cell office:value-type="float" office:value="1.7939" calcext:value-type="float">
            <text:p>1.7939</text:p>
          </table:table-cell>
          <table:table-cell office:value-type="float" office:value="4.4599" calcext:value-type="float">
            <text:p>4.4599</text:p>
          </table:table-cell>
          <table:table-cell table:formula="of:=AVERAGE([.U102:.U111])" office:value-type="float" office:value="4.94885" calcext:value-type="float">
            <text:p>4.95</text:p>
          </table:table-cell>
          <table:table-cell office:value-type="float" office:value="1.6412" calcext:value-type="float">
            <text:p>1.6412</text:p>
          </table:table-cell>
          <table:table-cell office:value-type="float" office:value="4.5252" calcext:value-type="float">
            <text:p>4.5252</text:p>
          </table:table-cell>
          <table:table-cell table:formula="of:=AVERAGE([.X102:.X111])" office:value-type="float" office:value="5.06326" calcext:value-type="float">
            <text:p>5.06</text:p>
          </table:table-cell>
          <table:table-cell office:value-type="float" office:value="1.8895" calcext:value-type="float">
            <text:p>1.8895</text:p>
          </table:table-cell>
          <table:table-cell office:value-type="float" office:value="3.4679" calcext:value-type="float">
            <text:p>3.4679</text:p>
          </table:table-cell>
          <table:table-cell table:formula="of:=AVERAGE([.AA102:.AA111])" office:value-type="float" office:value="3.21243" calcext:value-type="float">
            <text:p>3.21</text:p>
          </table:table-cell>
          <table:table-cell office:value-type="float" office:value="2.4315" calcext:value-type="float">
            <text:p>2.4315</text:p>
          </table:table-cell>
          <table:table-cell office:value-type="float" office:value="4.0783" calcext:value-type="float">
            <text:p>4.0783</text:p>
          </table:table-cell>
          <table:table-cell table:formula="of:=AVERAGE([.AD102:.AD111])" office:value-type="float" office:value="3.22575" calcext:value-type="float">
            <text:p>3.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7359" calcext:value-type="float">
            <text:p>1.7359</text:p>
          </table:table-cell>
          <table:table-cell office:value-type="float" office:value="2.5581" calcext:value-type="float">
            <text:p>2.5581</text:p>
          </table:table-cell>
          <table:table-cell table:formula="of:=AVERAGE([.C103:.C112])" office:value-type="float" office:value="2.4097" calcext:value-type="float">
            <text:p>2.41</text:p>
          </table:table-cell>
          <table:table-cell office:value-type="float" office:value="1.3089" calcext:value-type="float">
            <text:p>1.3089</text:p>
          </table:table-cell>
          <table:table-cell office:value-type="float" office:value="4.7212" calcext:value-type="float">
            <text:p>4.7212</text:p>
          </table:table-cell>
          <table:table-cell table:formula="of:=AVERAGE([.F103:.F112])" office:value-type="float" office:value="4.83422" calcext:value-type="float">
            <text:p>4.83</text:p>
          </table:table-cell>
          <table:table-cell office:value-type="float" office:value="1.8627" calcext:value-type="float">
            <text:p>1.8627</text:p>
          </table:table-cell>
          <table:table-cell office:value-type="float" office:value="4.3432" calcext:value-type="float">
            <text:p>4.3432</text:p>
          </table:table-cell>
          <table:table-cell table:formula="of:=AVERAGE([.I103:.I112])" office:value-type="float" office:value="4.80421" calcext:value-type="float">
            <text:p>4.80</text:p>
          </table:table-cell>
          <table:table-cell office:value-type="float" office:value="1.4663" calcext:value-type="float">
            <text:p>1.4663</text:p>
          </table:table-cell>
          <table:table-cell office:value-type="float" office:value="2.8194" calcext:value-type="float">
            <text:p>2.8194</text:p>
          </table:table-cell>
          <table:table-cell table:formula="of:=AVERAGE([.L103:.L112])" office:value-type="float" office:value="3.25842" calcext:value-type="float">
            <text:p>3.26</text:p>
          </table:table-cell>
          <table:table-cell office:value-type="float" office:value="2.2931" calcext:value-type="float">
            <text:p>2.2931</text:p>
          </table:table-cell>
          <table:table-cell office:value-type="float" office:value="1.5325" calcext:value-type="float">
            <text:p>1.5325</text:p>
          </table:table-cell>
          <table:table-cell table:formula="of:=AVERAGE([.O103:.O112])" office:value-type="float" office:value="2.70915" calcext:value-type="float">
            <text:p>2.71</text:p>
          </table:table-cell>
          <table:table-cell office:value-type="float" office:value="1.992" calcext:value-type="float">
            <text:p>1.992</text:p>
          </table:table-cell>
          <table:table-cell office:value-type="float" office:value="2.2909" calcext:value-type="float">
            <text:p>2.2909</text:p>
          </table:table-cell>
          <table:table-cell table:formula="of:=AVERAGE([.R103:.R112])" office:value-type="float" office:value="2.35989" calcext:value-type="float">
            <text:p>2.36</text:p>
          </table:table-cell>
          <table:table-cell office:value-type="float" office:value="1.4161" calcext:value-type="float">
            <text:p>1.4161</text:p>
          </table:table-cell>
          <table:table-cell office:value-type="float" office:value="3.8062" calcext:value-type="float">
            <text:p>3.8062</text:p>
          </table:table-cell>
          <table:table-cell table:formula="of:=AVERAGE([.U103:.U112])" office:value-type="float" office:value="4.76692" calcext:value-type="float">
            <text:p>4.77</text:p>
          </table:table-cell>
          <table:table-cell office:value-type="float" office:value="1.7713" calcext:value-type="float">
            <text:p>1.7713</text:p>
          </table:table-cell>
          <table:table-cell office:value-type="float" office:value="5.4892" calcext:value-type="float">
            <text:p>5.4892</text:p>
          </table:table-cell>
          <table:table-cell table:formula="of:=AVERAGE([.X103:.X112])" office:value-type="float" office:value="5.04808" calcext:value-type="float">
            <text:p>5.05</text:p>
          </table:table-cell>
          <table:table-cell office:value-type="float" office:value="1.6041" calcext:value-type="float">
            <text:p>1.6041</text:p>
          </table:table-cell>
          <table:table-cell office:value-type="float" office:value="4.0606" calcext:value-type="float">
            <text:p>4.0606</text:p>
          </table:table-cell>
          <table:table-cell table:formula="of:=AVERAGE([.AA103:.AA112])" office:value-type="float" office:value="3.28912" calcext:value-type="float">
            <text:p>3.29</text:p>
          </table:table-cell>
          <table:table-cell office:value-type="float" office:value="1.7546" calcext:value-type="float">
            <text:p>1.7546</text:p>
          </table:table-cell>
          <table:table-cell office:value-type="float" office:value="3.9918" calcext:value-type="float">
            <text:p>3.9918</text:p>
          </table:table-cell>
          <table:table-cell table:formula="of:=AVERAGE([.AD103:.AD112])" office:value-type="float" office:value="3.35553" calcext:value-type="float">
            <text:p>3.3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8512" calcext:value-type="float">
            <text:p>1.8512</text:p>
          </table:table-cell>
          <table:table-cell office:value-type="float" office:value="3.1136" calcext:value-type="float">
            <text:p>3.1136</text:p>
          </table:table-cell>
          <table:table-cell table:formula="of:=AVERAGE([.C104:.C113])" office:value-type="float" office:value="2.47963" calcext:value-type="float">
            <text:p>2.48</text:p>
          </table:table-cell>
          <table:table-cell office:value-type="float" office:value="1.3853" calcext:value-type="float">
            <text:p>1.3853</text:p>
          </table:table-cell>
          <table:table-cell office:value-type="float" office:value="4.8383" calcext:value-type="float">
            <text:p>4.8383</text:p>
          </table:table-cell>
          <table:table-cell table:formula="of:=AVERAGE([.F104:.F113])" office:value-type="float" office:value="4.95481" calcext:value-type="float">
            <text:p>4.95</text:p>
          </table:table-cell>
          <table:table-cell office:value-type="float" office:value="1.9405" calcext:value-type="float">
            <text:p>1.9405</text:p>
          </table:table-cell>
          <table:table-cell office:value-type="float" office:value="4.0503" calcext:value-type="float">
            <text:p>4.0503</text:p>
          </table:table-cell>
          <table:table-cell table:formula="of:=AVERAGE([.I104:.I113])" office:value-type="float" office:value="4.65297" calcext:value-type="float">
            <text:p>4.65</text:p>
          </table:table-cell>
          <table:table-cell office:value-type="float" office:value="1.4496" calcext:value-type="float">
            <text:p>1.4496</text:p>
          </table:table-cell>
          <table:table-cell office:value-type="float" office:value="3.466" calcext:value-type="float">
            <text:p>3.466</text:p>
          </table:table-cell>
          <table:table-cell table:formula="of:=AVERAGE([.L104:.L113])" office:value-type="float" office:value="3.30246" calcext:value-type="float">
            <text:p>3.30</text:p>
          </table:table-cell>
          <table:table-cell office:value-type="float" office:value="1.9196" calcext:value-type="float">
            <text:p>1.9196</text:p>
          </table:table-cell>
          <table:table-cell office:value-type="float" office:value="1.6038" calcext:value-type="float">
            <text:p>1.6038</text:p>
          </table:table-cell>
          <table:table-cell table:formula="of:=AVERAGE([.O104:.O113])" office:value-type="float" office:value="2.55039" calcext:value-type="float">
            <text:p>2.55</text:p>
          </table:table-cell>
          <table:table-cell office:value-type="float" office:value="1.6537" calcext:value-type="float">
            <text:p>1.6537</text:p>
          </table:table-cell>
          <table:table-cell office:value-type="float" office:value="1.9555" calcext:value-type="float">
            <text:p>1.9555</text:p>
          </table:table-cell>
          <table:table-cell table:formula="of:=AVERAGE([.R104:.R113])" office:value-type="float" office:value="2.35874" calcext:value-type="float">
            <text:p>2.36</text:p>
          </table:table-cell>
          <table:table-cell office:value-type="float" office:value="1.5769" calcext:value-type="float">
            <text:p>1.5769</text:p>
          </table:table-cell>
          <table:table-cell office:value-type="float" office:value="3.822" calcext:value-type="float">
            <text:p>3.822</text:p>
          </table:table-cell>
          <table:table-cell table:formula="of:=AVERAGE([.U104:.U113])" office:value-type="float" office:value="4.56286" calcext:value-type="float">
            <text:p>4.56</text:p>
          </table:table-cell>
          <table:table-cell office:value-type="float" office:value="1.9146" calcext:value-type="float">
            <text:p>1.9146</text:p>
          </table:table-cell>
          <table:table-cell office:value-type="float" office:value="4.9235" calcext:value-type="float">
            <text:p>4.9235</text:p>
          </table:table-cell>
          <table:table-cell table:formula="of:=AVERAGE([.X104:.X113])" office:value-type="float" office:value="5.04179" calcext:value-type="float">
            <text:p>5.04</text:p>
          </table:table-cell>
          <table:table-cell office:value-type="float" office:value="2.0588" calcext:value-type="float">
            <text:p>2.0588</text:p>
          </table:table-cell>
          <table:table-cell office:value-type="float" office:value="4.1613" calcext:value-type="float">
            <text:p>4.1613</text:p>
          </table:table-cell>
          <table:table-cell table:formula="of:=AVERAGE([.AA104:.AA113])" office:value-type="float" office:value="3.37384" calcext:value-type="float">
            <text:p>3.37</text:p>
          </table:table-cell>
          <table:table-cell office:value-type="float" office:value="1.9832" calcext:value-type="float">
            <text:p>1.9832</text:p>
          </table:table-cell>
          <table:table-cell office:value-type="float" office:value="3.2037" calcext:value-type="float">
            <text:p>3.2037</text:p>
          </table:table-cell>
          <table:table-cell table:formula="of:=AVERAGE([.AD104:.AD113])" office:value-type="float" office:value="3.42943" calcext:value-type="float">
            <text:p>3.4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8491" calcext:value-type="float">
            <text:p>1.8491</text:p>
          </table:table-cell>
          <table:table-cell office:value-type="float" office:value="2.6585" calcext:value-type="float">
            <text:p>2.6585</text:p>
          </table:table-cell>
          <table:table-cell table:formula="of:=AVERAGE([.C105:.C114])" office:value-type="float" office:value="2.47667" calcext:value-type="float">
            <text:p>2.48</text:p>
          </table:table-cell>
          <table:table-cell office:value-type="float" office:value="1.3492" calcext:value-type="float">
            <text:p>1.3492</text:p>
          </table:table-cell>
          <table:table-cell office:value-type="float" office:value="4.1996" calcext:value-type="float">
            <text:p>4.1996</text:p>
          </table:table-cell>
          <table:table-cell table:formula="of:=AVERAGE([.F105:.F114])" office:value-type="float" office:value="4.97907" calcext:value-type="float">
            <text:p>4.98</text:p>
          </table:table-cell>
          <table:table-cell office:value-type="float" office:value="2.0694" calcext:value-type="float">
            <text:p>2.0694</text:p>
          </table:table-cell>
          <table:table-cell office:value-type="float" office:value="3.085" calcext:value-type="float">
            <text:p>3.085</text:p>
          </table:table-cell>
          <table:table-cell table:formula="of:=AVERAGE([.I105:.I114])" office:value-type="float" office:value="4.4709" calcext:value-type="float">
            <text:p>4.47</text:p>
          </table:table-cell>
          <table:table-cell office:value-type="float" office:value="1.3035" calcext:value-type="float">
            <text:p>1.3035</text:p>
          </table:table-cell>
          <table:table-cell office:value-type="float" office:value="4.2947" calcext:value-type="float">
            <text:p>4.2947</text:p>
          </table:table-cell>
          <table:table-cell table:formula="of:=AVERAGE([.L105:.L114])" office:value-type="float" office:value="3.38691" calcext:value-type="float">
            <text:p>3.39</text:p>
          </table:table-cell>
          <table:table-cell office:value-type="float" office:value="2.2587" calcext:value-type="float">
            <text:p>2.2587</text:p>
          </table:table-cell>
          <table:table-cell office:value-type="float" office:value="1.3312" calcext:value-type="float">
            <text:p>1.3312</text:p>
          </table:table-cell>
          <table:table-cell table:formula="of:=AVERAGE([.O105:.O114])" office:value-type="float" office:value="2.3085" calcext:value-type="float">
            <text:p>2.31</text:p>
          </table:table-cell>
          <table:table-cell office:value-type="float" office:value="1.7355" calcext:value-type="float">
            <text:p>1.7355</text:p>
          </table:table-cell>
          <table:table-cell office:value-type="float" office:value="2.349" calcext:value-type="float">
            <text:p>2.349</text:p>
          </table:table-cell>
          <table:table-cell table:formula="of:=AVERAGE([.R105:.R114])" office:value-type="float" office:value="2.40009" calcext:value-type="float">
            <text:p>2.40</text:p>
          </table:table-cell>
          <table:table-cell office:value-type="float" office:value="1.3013" calcext:value-type="float">
            <text:p>1.3013</text:p>
          </table:table-cell>
          <table:table-cell office:value-type="float" office:value="3.9791" calcext:value-type="float">
            <text:p>3.9791</text:p>
          </table:table-cell>
          <table:table-cell table:formula="of:=AVERAGE([.U105:.U114])" office:value-type="float" office:value="4.44293" calcext:value-type="float">
            <text:p>4.44</text:p>
          </table:table-cell>
          <table:table-cell office:value-type="float" office:value="1.6723" calcext:value-type="float">
            <text:p>1.6723</text:p>
          </table:table-cell>
          <table:table-cell office:value-type="float" office:value="4.3632" calcext:value-type="float">
            <text:p>4.3632</text:p>
          </table:table-cell>
          <table:table-cell table:formula="of:=AVERAGE([.X105:.X114])" office:value-type="float" office:value="4.95502" calcext:value-type="float">
            <text:p>4.96</text:p>
          </table:table-cell>
          <table:table-cell office:value-type="float" office:value="1.8166" calcext:value-type="float">
            <text:p>1.8166</text:p>
          </table:table-cell>
          <table:table-cell office:value-type="float" office:value="3.7427" calcext:value-type="float">
            <text:p>3.7427</text:p>
          </table:table-cell>
          <table:table-cell table:formula="of:=AVERAGE([.AA105:.AA114])" office:value-type="float" office:value="3.40069" calcext:value-type="float">
            <text:p>3.40</text:p>
          </table:table-cell>
          <table:table-cell office:value-type="float" office:value="1.9302" calcext:value-type="float">
            <text:p>1.9302</text:p>
          </table:table-cell>
          <table:table-cell office:value-type="float" office:value="2.9244" calcext:value-type="float">
            <text:p>2.9244</text:p>
          </table:table-cell>
          <table:table-cell table:formula="of:=AVERAGE([.AD105:.AD114])" office:value-type="float" office:value="3.43693" calcext:value-type="float">
            <text:p>3.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.0824" calcext:value-type="float">
            <text:p>2.0824</text:p>
          </table:table-cell>
          <table:table-cell office:value-type="float" office:value="2.7512" calcext:value-type="float">
            <text:p>2.7512</text:p>
          </table:table-cell>
          <table:table-cell table:formula="of:=AVERAGE([.C106:.C115])" office:value-type="float" office:value="2.43549" calcext:value-type="float">
            <text:p>2.44</text:p>
          </table:table-cell>
          <table:table-cell office:value-type="float" office:value="1.2569" calcext:value-type="float">
            <text:p>1.2569</text:p>
          </table:table-cell>
          <table:table-cell office:value-type="float" office:value="3.8202" calcext:value-type="float">
            <text:p>3.8202</text:p>
          </table:table-cell>
          <table:table-cell table:formula="of:=AVERAGE([.F106:.F115])" office:value-type="float" office:value="4.91841" calcext:value-type="float">
            <text:p>4.92</text:p>
          </table:table-cell>
          <table:table-cell office:value-type="float" office:value="1.8451" calcext:value-type="float">
            <text:p>1.8451</text:p>
          </table:table-cell>
          <table:table-cell office:value-type="float" office:value="3.2685" calcext:value-type="float">
            <text:p>3.2685</text:p>
          </table:table-cell>
          <table:table-cell table:formula="of:=AVERAGE([.I106:.I115])" office:value-type="float" office:value="4.18473" calcext:value-type="float">
            <text:p>4.18</text:p>
          </table:table-cell>
          <table:table-cell office:value-type="float" office:value="1.5709" calcext:value-type="float">
            <text:p>1.5709</text:p>
          </table:table-cell>
          <table:table-cell office:value-type="float" office:value="3.96" calcext:value-type="float">
            <text:p>3.96</text:p>
          </table:table-cell>
          <table:table-cell table:formula="of:=AVERAGE([.L106:.L115])" office:value-type="float" office:value="3.33977" calcext:value-type="float">
            <text:p>3.34</text:p>
          </table:table-cell>
          <table:table-cell office:value-type="float" office:value="2.2331" calcext:value-type="float">
            <text:p>2.2331</text:p>
          </table:table-cell>
          <table:table-cell office:value-type="float" office:value="1.4561" calcext:value-type="float">
            <text:p>1.4561</text:p>
          </table:table-cell>
          <table:table-cell table:formula="of:=AVERAGE([.O106:.O115])" office:value-type="float" office:value="2.05227" calcext:value-type="float">
            <text:p>2.05</text:p>
          </table:table-cell>
          <table:table-cell office:value-type="float" office:value="1.9401" calcext:value-type="float">
            <text:p>1.9401</text:p>
          </table:table-cell>
          <table:table-cell office:value-type="float" office:value="2.0522" calcext:value-type="float">
            <text:p>2.0522</text:p>
          </table:table-cell>
          <table:table-cell table:formula="of:=AVERAGE([.R106:.R115])" office:value-type="float" office:value="2.38562" calcext:value-type="float">
            <text:p>2.39</text:p>
          </table:table-cell>
          <table:table-cell office:value-type="float" office:value="1.1422" calcext:value-type="float">
            <text:p>1.1422</text:p>
          </table:table-cell>
          <table:table-cell office:value-type="float" office:value="4.4863" calcext:value-type="float">
            <text:p>4.4863</text:p>
          </table:table-cell>
          <table:table-cell table:formula="of:=AVERAGE([.U106:.U115])" office:value-type="float" office:value="4.34374" calcext:value-type="float">
            <text:p>4.34</text:p>
          </table:table-cell>
          <table:table-cell office:value-type="float" office:value="2.0951" calcext:value-type="float">
            <text:p>2.0951</text:p>
          </table:table-cell>
          <table:table-cell office:value-type="float" office:value="4.2954" calcext:value-type="float">
            <text:p>4.2954</text:p>
          </table:table-cell>
          <table:table-cell table:formula="of:=AVERAGE([.X106:.X115])" office:value-type="float" office:value="4.84195" calcext:value-type="float">
            <text:p>4.84</text:p>
          </table:table-cell>
          <table:table-cell office:value-type="float" office:value="1.4402" calcext:value-type="float">
            <text:p>1.4402</text:p>
          </table:table-cell>
          <table:table-cell office:value-type="float" office:value="3.673" calcext:value-type="float">
            <text:p>3.673</text:p>
          </table:table-cell>
          <table:table-cell table:formula="of:=AVERAGE([.AA106:.AA115])" office:value-type="float" office:value="3.46618" calcext:value-type="float">
            <text:p>3.47</text:p>
          </table:table-cell>
          <table:table-cell office:value-type="float" office:value="1.9475" calcext:value-type="float">
            <text:p>1.9475</text:p>
          </table:table-cell>
          <table:table-cell office:value-type="float" office:value="2.774" calcext:value-type="float">
            <text:p>2.774</text:p>
          </table:table-cell>
          <table:table-cell table:formula="of:=AVERAGE([.AD106:.AD115])" office:value-type="float" office:value="3.39862" calcext:value-type="float">
            <text:p>3.4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9077" calcext:value-type="float">
            <text:p>1.9077</text:p>
          </table:table-cell>
          <table:table-cell office:value-type="float" office:value="2.7951" calcext:value-type="float">
            <text:p>2.7951</text:p>
          </table:table-cell>
          <table:table-cell table:formula="of:=AVERAGE([.C107:.C116])" office:value-type="float" office:value="2.42127" calcext:value-type="float">
            <text:p>2.42</text:p>
          </table:table-cell>
          <table:table-cell office:value-type="float" office:value="1.2964" calcext:value-type="float">
            <text:p>1.2964</text:p>
          </table:table-cell>
          <table:table-cell office:value-type="float" office:value="4.2139" calcext:value-type="float">
            <text:p>4.2139</text:p>
          </table:table-cell>
          <table:table-cell table:formula="of:=AVERAGE([.F107:.F116])" office:value-type="float" office:value="4.81505" calcext:value-type="float">
            <text:p>4.82</text:p>
          </table:table-cell>
          <table:table-cell office:value-type="float" office:value="2.0142" calcext:value-type="float">
            <text:p>2.0142</text:p>
          </table:table-cell>
          <table:table-cell office:value-type="float" office:value="4.3085" calcext:value-type="float">
            <text:p>4.3085</text:p>
          </table:table-cell>
          <table:table-cell table:formula="of:=AVERAGE([.I107:.I116])" office:value-type="float" office:value="4.08096" calcext:value-type="float">
            <text:p>4.08</text:p>
          </table:table-cell>
          <table:table-cell office:value-type="float" office:value="1.5082" calcext:value-type="float">
            <text:p>1.5082</text:p>
          </table:table-cell>
          <table:table-cell office:value-type="float" office:value="5.1103" calcext:value-type="float">
            <text:p>5.1103</text:p>
          </table:table-cell>
          <table:table-cell table:formula="of:=AVERAGE([.L107:.L116])" office:value-type="float" office:value="3.59478" calcext:value-type="float">
            <text:p>3.59</text:p>
          </table:table-cell>
          <table:table-cell office:value-type="float" office:value="1.8931" calcext:value-type="float">
            <text:p>1.8931</text:p>
          </table:table-cell>
          <table:table-cell office:value-type="float" office:value="2.0372" calcext:value-type="float">
            <text:p>2.0372</text:p>
          </table:table-cell>
          <table:table-cell table:formula="of:=AVERAGE([.O107:.O116])" office:value-type="float" office:value="1.91846" calcext:value-type="float">
            <text:p>1.92</text:p>
          </table:table-cell>
          <table:table-cell office:value-type="float" office:value="2.0847" calcext:value-type="float">
            <text:p>2.0847</text:p>
          </table:table-cell>
          <table:table-cell office:value-type="float" office:value="2.3394" calcext:value-type="float">
            <text:p>2.3394</text:p>
          </table:table-cell>
          <table:table-cell table:formula="of:=AVERAGE([.R107:.R116])" office:value-type="float" office:value="2.38068" calcext:value-type="float">
            <text:p>2.38</text:p>
          </table:table-cell>
          <table:table-cell office:value-type="float" office:value="1.3885" calcext:value-type="float">
            <text:p>1.3885</text:p>
          </table:table-cell>
          <table:table-cell office:value-type="float" office:value="3.8244" calcext:value-type="float">
            <text:p>3.8244</text:p>
          </table:table-cell>
          <table:table-cell table:formula="of:=AVERAGE([.U107:.U116])" office:value-type="float" office:value="4.14767" calcext:value-type="float">
            <text:p>4.15</text:p>
          </table:table-cell>
          <table:table-cell office:value-type="float" office:value="1.8587" calcext:value-type="float">
            <text:p>1.8587</text:p>
          </table:table-cell>
          <table:table-cell office:value-type="float" office:value="5.3769" calcext:value-type="float">
            <text:p>5.3769</text:p>
          </table:table-cell>
          <table:table-cell table:formula="of:=AVERAGE([.X107:.X116])" office:value-type="float" office:value="4.90392" calcext:value-type="float">
            <text:p>4.90</text:p>
          </table:table-cell>
          <table:table-cell office:value-type="float" office:value="1.7808" calcext:value-type="float">
            <text:p>1.7808</text:p>
          </table:table-cell>
          <table:table-cell office:value-type="float" office:value="3.6929" calcext:value-type="float">
            <text:p>3.6929</text:p>
          </table:table-cell>
          <table:table-cell table:formula="of:=AVERAGE([.AA107:.AA116])" office:value-type="float" office:value="3.51817" calcext:value-type="float">
            <text:p>3.52</text:p>
          </table:table-cell>
          <table:table-cell office:value-type="float" office:value="2.1263" calcext:value-type="float">
            <text:p>2.1263</text:p>
          </table:table-cell>
          <table:table-cell office:value-type="float" office:value="2.9577" calcext:value-type="float">
            <text:p>2.9577</text:p>
          </table:table-cell>
          <table:table-cell table:formula="of:=AVERAGE([.AD107:.AD116])" office:value-type="float" office:value="3.37184" calcext:value-type="float">
            <text:p>3.3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7786" calcext:value-type="float">
            <text:p>1.7786</text:p>
          </table:table-cell>
          <table:table-cell office:value-type="float" office:value="2.8874" calcext:value-type="float">
            <text:p>2.8874</text:p>
          </table:table-cell>
          <table:table-cell table:formula="of:=AVERAGE([.C108:.C117])" office:value-type="float" office:value="2.46044" calcext:value-type="float">
            <text:p>2.46</text:p>
          </table:table-cell>
          <table:table-cell office:value-type="float" office:value="1.3113" calcext:value-type="float">
            <text:p>1.3113</text:p>
          </table:table-cell>
          <table:table-cell office:value-type="float" office:value="4.4727" calcext:value-type="float">
            <text:p>4.4727</text:p>
          </table:table-cell>
          <table:table-cell table:formula="of:=AVERAGE([.F108:.F117])" office:value-type="float" office:value="4.72768" calcext:value-type="float">
            <text:p>4.73</text:p>
          </table:table-cell>
          <table:table-cell office:value-type="float" office:value="1.9742" calcext:value-type="float">
            <text:p>1.9742</text:p>
          </table:table-cell>
          <table:table-cell office:value-type="float" office:value="3.6567" calcext:value-type="float">
            <text:p>3.6567</text:p>
          </table:table-cell>
          <table:table-cell table:formula="of:=AVERAGE([.I108:.I117])" office:value-type="float" office:value="3.9549" calcext:value-type="float">
            <text:p>3.95</text:p>
          </table:table-cell>
          <table:table-cell office:value-type="float" office:value="1.4069" calcext:value-type="float">
            <text:p>1.4069</text:p>
          </table:table-cell>
          <table:table-cell office:value-type="float" office:value="4.4401" calcext:value-type="float">
            <text:p>4.4401</text:p>
          </table:table-cell>
          <table:table-cell table:formula="of:=AVERAGE([.L108:.L117])" office:value-type="float" office:value="3.76975" calcext:value-type="float">
            <text:p>3.77</text:p>
          </table:table-cell>
          <table:table-cell office:value-type="float" office:value="2.2716" calcext:value-type="float">
            <text:p>2.2716</text:p>
          </table:table-cell>
          <table:table-cell office:value-type="float" office:value="1.7792" calcext:value-type="float">
            <text:p>1.7792</text:p>
          </table:table-cell>
          <table:table-cell table:formula="of:=AVERAGE([.O108:.O117])" office:value-type="float" office:value="1.85376" calcext:value-type="float">
            <text:p>1.85</text:p>
          </table:table-cell>
          <table:table-cell office:value-type="float" office:value="1.9031" calcext:value-type="float">
            <text:p>1.9031</text:p>
          </table:table-cell>
          <table:table-cell office:value-type="float" office:value="2.7342" calcext:value-type="float">
            <text:p>2.7342</text:p>
          </table:table-cell>
          <table:table-cell table:formula="of:=AVERAGE([.R108:.R117])" office:value-type="float" office:value="2.40915" calcext:value-type="float">
            <text:p>2.41</text:p>
          </table:table-cell>
          <table:table-cell office:value-type="float" office:value="1.306" calcext:value-type="float">
            <text:p>1.306</text:p>
          </table:table-cell>
          <table:table-cell office:value-type="float" office:value="4.0735" calcext:value-type="float">
            <text:p>4.0735</text:p>
          </table:table-cell>
          <table:table-cell table:formula="of:=AVERAGE([.U108:.U117])" office:value-type="float" office:value="4.14405" calcext:value-type="float">
            <text:p>4.14</text:p>
          </table:table-cell>
          <table:table-cell office:value-type="float" office:value="1.9732" calcext:value-type="float">
            <text:p>1.9732</text:p>
          </table:table-cell>
          <table:table-cell office:value-type="float" office:value="4.9057" calcext:value-type="float">
            <text:p>4.9057</text:p>
          </table:table-cell>
          <table:table-cell table:formula="of:=AVERAGE([.X108:.X117])" office:value-type="float" office:value="4.8124" calcext:value-type="float">
            <text:p>4.81</text:p>
          </table:table-cell>
          <table:table-cell office:value-type="float" office:value="1.8782" calcext:value-type="float">
            <text:p>1.8782</text:p>
          </table:table-cell>
          <table:table-cell office:value-type="float" office:value="3.6655" calcext:value-type="float">
            <text:p>3.6655</text:p>
          </table:table-cell>
          <table:table-cell table:formula="of:=AVERAGE([.AA108:.AA117])" office:value-type="float" office:value="3.59295" calcext:value-type="float">
            <text:p>3.59</text:p>
          </table:table-cell>
          <table:table-cell office:value-type="float" office:value="1.9911" calcext:value-type="float">
            <text:p>1.9911</text:p>
          </table:table-cell>
          <table:table-cell office:value-type="float" office:value="3.9423" calcext:value-type="float">
            <text:p>3.9423</text:p>
          </table:table-cell>
          <table:table-cell table:formula="of:=AVERAGE([.AD108:.AD117])" office:value-type="float" office:value="3.45633" calcext:value-type="float">
            <text:p>3.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5617" calcext:value-type="float">
            <text:p>1.5617</text:p>
          </table:table-cell>
          <table:table-cell office:value-type="float" office:value="3.4343" calcext:value-type="float">
            <text:p>3.4343</text:p>
          </table:table-cell>
          <table:table-cell table:formula="of:=AVERAGE([.C109:.C118])" office:value-type="float" office:value="2.57416" calcext:value-type="float">
            <text:p>2.57</text:p>
          </table:table-cell>
          <table:table-cell office:value-type="float" office:value="1.4936" calcext:value-type="float">
            <text:p>1.4936</text:p>
          </table:table-cell>
          <table:table-cell office:value-type="float" office:value="4.4801" calcext:value-type="float">
            <text:p>4.4801</text:p>
          </table:table-cell>
          <table:table-cell table:formula="of:=AVERAGE([.F109:.F118])" office:value-type="float" office:value="4.66328" calcext:value-type="float">
            <text:p>4.66</text:p>
          </table:table-cell>
          <table:table-cell office:value-type="float" office:value="1.7096" calcext:value-type="float">
            <text:p>1.7096</text:p>
          </table:table-cell>
          <table:table-cell office:value-type="float" office:value="3.9819" calcext:value-type="float">
            <text:p>3.9819</text:p>
          </table:table-cell>
          <table:table-cell table:formula="of:=AVERAGE([.I109:.I118])" office:value-type="float" office:value="3.88102" calcext:value-type="float">
            <text:p>3.88</text:p>
          </table:table-cell>
          <table:table-cell office:value-type="float" office:value="1.4951" calcext:value-type="float">
            <text:p>1.4951</text:p>
          </table:table-cell>
          <table:table-cell office:value-type="float" office:value="4.5482" calcext:value-type="float">
            <text:p>4.5482</text:p>
          </table:table-cell>
          <table:table-cell table:formula="of:=AVERAGE([.L109:.L118])" office:value-type="float" office:value="3.9067" calcext:value-type="float">
            <text:p>3.91</text:p>
          </table:table-cell>
          <table:table-cell office:value-type="float" office:value="2.2786" calcext:value-type="float">
            <text:p>2.2786</text:p>
          </table:table-cell>
          <table:table-cell office:value-type="float" office:value="3.0336" calcext:value-type="float">
            <text:p>3.0336</text:p>
          </table:table-cell>
          <table:table-cell table:formula="of:=AVERAGE([.O109:.O118])" office:value-type="float" office:value="1.98121" calcext:value-type="float">
            <text:p>1.98</text:p>
          </table:table-cell>
          <table:table-cell office:value-type="float" office:value="1.9726" calcext:value-type="float">
            <text:p>1.9726</text:p>
          </table:table-cell>
          <table:table-cell office:value-type="float" office:value="2.9535" calcext:value-type="float">
            <text:p>2.9535</text:p>
          </table:table-cell>
          <table:table-cell table:formula="of:=AVERAGE([.R109:.R118])" office:value-type="float" office:value="2.46943" calcext:value-type="float">
            <text:p>2.47</text:p>
          </table:table-cell>
          <table:table-cell office:value-type="float" office:value="1.5172" calcext:value-type="float">
            <text:p>1.5172</text:p>
          </table:table-cell>
          <table:table-cell office:value-type="float" office:value="4.0538" calcext:value-type="float">
            <text:p>4.0538</text:p>
          </table:table-cell>
          <table:table-cell table:formula="of:=AVERAGE([.U109:.U118])" office:value-type="float" office:value="4.13169" calcext:value-type="float">
            <text:p>4.13</text:p>
          </table:table-cell>
          <table:table-cell office:value-type="float" office:value="1.9263" calcext:value-type="float">
            <text:p>1.9263</text:p>
          </table:table-cell>
          <table:table-cell office:value-type="float" office:value="3.6756" calcext:value-type="float">
            <text:p>3.6756</text:p>
          </table:table-cell>
          <table:table-cell table:formula="of:=AVERAGE([.X109:.X118])" office:value-type="float" office:value="4.70633" calcext:value-type="float">
            <text:p>4.71</text:p>
          </table:table-cell>
          <table:table-cell office:value-type="float" office:value="2.1217" calcext:value-type="float">
            <text:p>2.1217</text:p>
          </table:table-cell>
          <table:table-cell office:value-type="float" office:value="3.3028" calcext:value-type="float">
            <text:p>3.3028</text:p>
          </table:table-cell>
          <table:table-cell table:formula="of:=AVERAGE([.AA109:.AA118])" office:value-type="float" office:value="3.56188" calcext:value-type="float">
            <text:p>3.56</text:p>
          </table:table-cell>
          <table:table-cell office:value-type="float" office:value="1.9444" calcext:value-type="float">
            <text:p>1.9444</text:p>
          </table:table-cell>
          <table:table-cell office:value-type="float" office:value="3.9344" calcext:value-type="float">
            <text:p>3.9344</text:p>
          </table:table-cell>
          <table:table-cell table:formula="of:=AVERAGE([.AD109:.AD118])" office:value-type="float" office:value="3.49513" calcext:value-type="float">
            <text:p>3.5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7165" calcext:value-type="float">
            <text:p>1.7165</text:p>
          </table:table-cell>
          <table:table-cell office:value-type="float" office:value="3.8555" calcext:value-type="float">
            <text:p>3.8555</text:p>
          </table:table-cell>
          <table:table-cell table:formula="of:=AVERAGE([.C110:.C119])" office:value-type="float" office:value="2.79358" calcext:value-type="float">
            <text:p>2.79</text:p>
          </table:table-cell>
          <table:table-cell office:value-type="float" office:value="1.3956" calcext:value-type="float">
            <text:p>1.3956</text:p>
          </table:table-cell>
          <table:table-cell office:value-type="float" office:value="4.1018" calcext:value-type="float">
            <text:p>4.1018</text:p>
          </table:table-cell>
          <table:table-cell table:formula="of:=AVERAGE([.F110:.F119])" office:value-type="float" office:value="4.55249" calcext:value-type="float">
            <text:p>4.55</text:p>
          </table:table-cell>
          <table:table-cell office:value-type="float" office:value="1.837" calcext:value-type="float">
            <text:p>1.837</text:p>
          </table:table-cell>
          <table:table-cell office:value-type="float" office:value="3.5169" calcext:value-type="float">
            <text:p>3.5169</text:p>
          </table:table-cell>
          <table:table-cell table:formula="of:=AVERAGE([.I110:.I119])" office:value-type="float" office:value="3.8116" calcext:value-type="float">
            <text:p>3.81</text:p>
          </table:table-cell>
          <table:table-cell office:value-type="float" office:value="1.4185" calcext:value-type="float">
            <text:p>1.4185</text:p>
          </table:table-cell>
          <table:table-cell office:value-type="float" office:value="5.4619" calcext:value-type="float">
            <text:p>5.4619</text:p>
          </table:table-cell>
          <table:table-cell table:formula="of:=AVERAGE([.L110:.L119])" office:value-type="float" office:value="4.13734" calcext:value-type="float">
            <text:p>4.14</text:p>
          </table:table-cell>
          <table:table-cell office:value-type="float" office:value="2.4839" calcext:value-type="float">
            <text:p>2.4839</text:p>
          </table:table-cell>
          <table:table-cell office:value-type="float" office:value="1.8969" calcext:value-type="float">
            <text:p>1.8969</text:p>
          </table:table-cell>
          <table:table-cell table:formula="of:=AVERAGE([.O110:.O119])" office:value-type="float" office:value="1.91224" calcext:value-type="float">
            <text:p>1.91</text:p>
          </table:table-cell>
          <table:table-cell office:value-type="float" office:value="1.7537" calcext:value-type="float">
            <text:p>1.7537</text:p>
          </table:table-cell>
          <table:table-cell office:value-type="float" office:value="2.6891" calcext:value-type="float">
            <text:p>2.6891</text:p>
          </table:table-cell>
          <table:table-cell table:formula="of:=AVERAGE([.R110:.R119])" office:value-type="float" office:value="2.42339" calcext:value-type="float">
            <text:p>2.42</text:p>
          </table:table-cell>
          <table:table-cell office:value-type="float" office:value="1.5293" calcext:value-type="float">
            <text:p>1.5293</text:p>
          </table:table-cell>
          <table:table-cell office:value-type="float" office:value="4.1759" calcext:value-type="float">
            <text:p>4.1759</text:p>
          </table:table-cell>
          <table:table-cell table:formula="of:=AVERAGE([.U110:.U119])" office:value-type="float" office:value="4.13202" calcext:value-type="float">
            <text:p>4.13</text:p>
          </table:table-cell>
          <table:table-cell office:value-type="float" office:value="2.1323" calcext:value-type="float">
            <text:p>2.1323</text:p>
          </table:table-cell>
          <table:table-cell office:value-type="float" office:value="4.3281" calcext:value-type="float">
            <text:p>4.3281</text:p>
          </table:table-cell>
          <table:table-cell table:formula="of:=AVERAGE([.X110:.X119])" office:value-type="float" office:value="4.66068" calcext:value-type="float">
            <text:p>4.66</text:p>
          </table:table-cell>
          <table:table-cell office:value-type="float" office:value="1.9027" calcext:value-type="float">
            <text:p>1.9027</text:p>
          </table:table-cell>
          <table:table-cell office:value-type="float" office:value="3.3047" calcext:value-type="float">
            <text:p>3.3047</text:p>
          </table:table-cell>
          <table:table-cell table:formula="of:=AVERAGE([.AA110:.AA119])" office:value-type="float" office:value="3.63011" calcext:value-type="float">
            <text:p>3.63</text:p>
          </table:table-cell>
          <table:table-cell office:value-type="float" office:value="1.7152" calcext:value-type="float">
            <text:p>1.7152</text:p>
          </table:table-cell>
          <table:table-cell office:value-type="float" office:value="4.287" calcext:value-type="float">
            <text:p>4.287</text:p>
          </table:table-cell>
          <table:table-cell table:formula="of:=AVERAGE([.AD110:.AD119])" office:value-type="float" office:value="3.57399" calcext:value-type="float">
            <text:p>3.5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9958" calcext:value-type="float">
            <text:p>1.9958</text:p>
          </table:table-cell>
          <table:table-cell office:value-type="float" office:value="4.4762" calcext:value-type="float">
            <text:p>4.4762</text:p>
          </table:table-cell>
          <table:table-cell table:formula="of:=AVERAGE([.C111:.C120])" office:value-type="float" office:value="3.02447" calcext:value-type="float">
            <text:p>3.02</text:p>
          </table:table-cell>
          <table:table-cell office:value-type="float" office:value="1.5285" calcext:value-type="float">
            <text:p>1.5285</text:p>
          </table:table-cell>
          <table:table-cell office:value-type="float" office:value="4.0919" calcext:value-type="float">
            <text:p>4.0919</text:p>
          </table:table-cell>
          <table:table-cell table:formula="of:=AVERAGE([.F111:.F120])" office:value-type="float" office:value="4.43964" calcext:value-type="float">
            <text:p>4.44</text:p>
          </table:table-cell>
          <table:table-cell office:value-type="float" office:value="1.7944" calcext:value-type="float">
            <text:p>1.7944</text:p>
          </table:table-cell>
          <table:table-cell office:value-type="float" office:value="3.9417" calcext:value-type="float">
            <text:p>3.9417</text:p>
          </table:table-cell>
          <table:table-cell table:formula="of:=AVERAGE([.I111:.I120])" office:value-type="float" office:value="3.87336" calcext:value-type="float">
            <text:p>3.87</text:p>
          </table:table-cell>
          <table:table-cell office:value-type="float" office:value="1.279" calcext:value-type="float">
            <text:p>1.279</text:p>
          </table:table-cell>
          <table:table-cell office:value-type="float" office:value="5.6169" calcext:value-type="float">
            <text:p>5.6169</text:p>
          </table:table-cell>
          <table:table-cell table:formula="of:=AVERAGE([.L111:.L120])" office:value-type="float" office:value="4.33289" calcext:value-type="float">
            <text:p>4.33</text:p>
          </table:table-cell>
          <table:table-cell office:value-type="float" office:value="2.1095" calcext:value-type="float">
            <text:p>2.1095</text:p>
          </table:table-cell>
          <table:table-cell office:value-type="float" office:value="1.6368" calcext:value-type="float">
            <text:p>1.6368</text:p>
          </table:table-cell>
          <table:table-cell table:formula="of:=AVERAGE([.O111:.O120])" office:value-type="float" office:value="1.86127" calcext:value-type="float">
            <text:p>1.86</text:p>
          </table:table-cell>
          <table:table-cell office:value-type="float" office:value="1.8703" calcext:value-type="float">
            <text:p>1.8703</text:p>
          </table:table-cell>
          <table:table-cell office:value-type="float" office:value="3.7022" calcext:value-type="float">
            <text:p>3.7022</text:p>
          </table:table-cell>
          <table:table-cell table:formula="of:=AVERAGE([.R111:.R120])" office:value-type="float" office:value="2.55665" calcext:value-type="float">
            <text:p>2.56</text:p>
          </table:table-cell>
          <table:table-cell office:value-type="float" office:value="1.5406" calcext:value-type="float">
            <text:p>1.5406</text:p>
          </table:table-cell>
          <table:table-cell office:value-type="float" office:value="4.6401" calcext:value-type="float">
            <text:p>4.6401</text:p>
          </table:table-cell>
          <table:table-cell table:formula="of:=AVERAGE([.U111:.U120])" office:value-type="float" office:value="4.13212" calcext:value-type="float">
            <text:p>4.13</text:p>
          </table:table-cell>
          <table:table-cell office:value-type="float" office:value="2.1233" calcext:value-type="float">
            <text:p>2.1233</text:p>
          </table:table-cell>
          <table:table-cell office:value-type="float" office:value="3.5911" calcext:value-type="float">
            <text:p>3.5911</text:p>
          </table:table-cell>
          <table:table-cell table:formula="of:=AVERAGE([.X111:.X120])" office:value-type="float" office:value="4.54739" calcext:value-type="float">
            <text:p>4.55</text:p>
          </table:table-cell>
          <table:table-cell office:value-type="float" office:value="1.8766" calcext:value-type="float">
            <text:p>1.8766</text:p>
          </table:table-cell>
          <table:table-cell office:value-type="float" office:value="4.3466" calcext:value-type="float">
            <text:p>4.3466</text:p>
          </table:table-cell>
          <table:table-cell table:formula="of:=AVERAGE([.AA111:.AA120])" office:value-type="float" office:value="3.7418" calcext:value-type="float">
            <text:p>3.74</text:p>
          </table:table-cell>
          <table:table-cell office:value-type="float" office:value="1.8655" calcext:value-type="float">
            <text:p>1.8655</text:p>
          </table:table-cell>
          <table:table-cell office:value-type="float" office:value="4.0429" calcext:value-type="float">
            <text:p>4.0429</text:p>
          </table:table-cell>
          <table:table-cell table:formula="of:=AVERAGE([.AD111:.AD120])" office:value-type="float" office:value="3.61365" calcext:value-type="float">
            <text:p>3.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6358" calcext:value-type="float">
            <text:p>1.6358</text:p>
          </table:table-cell>
          <table:table-cell office:value-type="float" office:value="3.966" calcext:value-type="float">
            <text:p>3.966</text:p>
          </table:table-cell>
          <table:table-cell table:formula="of:=AVERAGE([.C112:.C121])" office:value-type="float" office:value="3.24959" calcext:value-type="float">
            <text:p>3.25</text:p>
          </table:table-cell>
          <table:table-cell office:value-type="float" office:value="1.5186" calcext:value-type="float">
            <text:p>1.5186</text:p>
          </table:table-cell>
          <table:table-cell office:value-type="float" office:value="4.1457" calcext:value-type="float">
            <text:p>4.1457</text:p>
          </table:table-cell>
          <table:table-cell table:formula="of:=AVERAGE([.F112:.F121])" office:value-type="float" office:value="4.30854" calcext:value-type="float">
            <text:p>4.31</text:p>
          </table:table-cell>
          <table:table-cell office:value-type="float" office:value="1.686" calcext:value-type="float">
            <text:p>1.686</text:p>
          </table:table-cell>
          <table:table-cell office:value-type="float" office:value="4.2481" calcext:value-type="float">
            <text:p>4.2481</text:p>
          </table:table-cell>
          <table:table-cell table:formula="of:=AVERAGE([.I112:.I121])" office:value-type="float" office:value="3.84008" calcext:value-type="float">
            <text:p>3.84</text:p>
          </table:table-cell>
          <table:table-cell office:value-type="float" office:value="1.2462" calcext:value-type="float">
            <text:p>1.2462</text:p>
          </table:table-cell>
          <table:table-cell office:value-type="float" office:value="6.1012" calcext:value-type="float">
            <text:p>6.1012</text:p>
          </table:table-cell>
          <table:table-cell table:formula="of:=AVERAGE([.L112:.L121])" office:value-type="float" office:value="4.58187" calcext:value-type="float">
            <text:p>4.58</text:p>
          </table:table-cell>
          <table:table-cell office:value-type="float" office:value="2.254" calcext:value-type="float">
            <text:p>2.254</text:p>
          </table:table-cell>
          <table:table-cell office:value-type="float" office:value="1.7997" calcext:value-type="float">
            <text:p>1.7997</text:p>
          </table:table-cell>
          <table:table-cell table:formula="of:=AVERAGE([.O112:.O121])" office:value-type="float" office:value="1.8107" calcext:value-type="float">
            <text:p>1.81</text:p>
          </table:table-cell>
          <table:table-cell office:value-type="float" office:value="1.7095" calcext:value-type="float">
            <text:p>1.7095</text:p>
          </table:table-cell>
          <table:table-cell office:value-type="float" office:value="2.0186" calcext:value-type="float">
            <text:p>2.0186</text:p>
          </table:table-cell>
          <table:table-cell table:formula="of:=AVERAGE([.R112:.R121])" office:value-type="float" office:value="2.50846" calcext:value-type="float">
            <text:p>2.51</text:p>
          </table:table-cell>
          <table:table-cell office:value-type="float" office:value="1.1545" calcext:value-type="float">
            <text:p>1.1545</text:p>
          </table:table-cell>
          <table:table-cell office:value-type="float" office:value="4.2303" calcext:value-type="float">
            <text:p>4.2303</text:p>
          </table:table-cell>
          <table:table-cell table:formula="of:=AVERAGE([.U112:.U121])" office:value-type="float" office:value="4.10916" calcext:value-type="float">
            <text:p>4.11</text:p>
          </table:table-cell>
          <table:table-cell office:value-type="float" office:value="1.822" calcext:value-type="float">
            <text:p>1.822</text:p>
          </table:table-cell>
          <table:table-cell office:value-type="float" office:value="4.5536" calcext:value-type="float">
            <text:p>4.5536</text:p>
          </table:table-cell>
          <table:table-cell table:formula="of:=AVERAGE([.X112:.X121])" office:value-type="float" office:value="4.55023" calcext:value-type="float">
            <text:p>4.55</text:p>
          </table:table-cell>
          <table:table-cell office:value-type="float" office:value="2.0207" calcext:value-type="float">
            <text:p>2.0207</text:p>
          </table:table-cell>
          <table:table-cell office:value-type="float" office:value="3.9143" calcext:value-type="float">
            <text:p>3.9143</text:p>
          </table:table-cell>
          <table:table-cell table:formula="of:=AVERAGE([.AA112:.AA121])" office:value-type="float" office:value="3.78644" calcext:value-type="float">
            <text:p>3.79</text:p>
          </table:table-cell>
          <table:table-cell office:value-type="float" office:value="1.7937" calcext:value-type="float">
            <text:p>1.7937</text:p>
          </table:table-cell>
          <table:table-cell office:value-type="float" office:value="3.7539" calcext:value-type="float">
            <text:p>3.7539</text:p>
          </table:table-cell>
          <table:table-cell table:formula="of:=AVERAGE([.AD112:.AD121])" office:value-type="float" office:value="3.58121" calcext:value-type="float">
            <text:p>3.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7582" calcext:value-type="float">
            <text:p>1.7582</text:p>
          </table:table-cell>
          <table:table-cell office:value-type="float" office:value="4.7102" calcext:value-type="float">
            <text:p>4.7102</text:p>
          </table:table-cell>
          <table:table-cell table:formula="of:=AVERAGE([.C113:.C122])" office:value-type="float" office:value="3.4648" calcext:value-type="float">
            <text:p>3.46</text:p>
          </table:table-cell>
          <table:table-cell office:value-type="float" office:value="1.5198" calcext:value-type="float">
            <text:p>1.5198</text:p>
          </table:table-cell>
          <table:table-cell office:value-type="float" office:value="4.4055" calcext:value-type="float">
            <text:p>4.4055</text:p>
          </table:table-cell>
          <table:table-cell table:formula="of:=AVERAGE([.F113:.F122])" office:value-type="float" office:value="4.27697" calcext:value-type="float">
            <text:p>4.28</text:p>
          </table:table-cell>
          <table:table-cell office:value-type="float" office:value="1.6824" calcext:value-type="float">
            <text:p>1.6824</text:p>
          </table:table-cell>
          <table:table-cell office:value-type="float" office:value="3.7542" calcext:value-type="float">
            <text:p>3.7542</text:p>
          </table:table-cell>
          <table:table-cell table:formula="of:=AVERAGE([.I113:.I122])" office:value-type="float" office:value="3.78118" calcext:value-type="float">
            <text:p>3.78</text:p>
          </table:table-cell>
          <table:table-cell office:value-type="float" office:value="1.575" calcext:value-type="float">
            <text:p>1.575</text:p>
          </table:table-cell>
          <table:table-cell office:value-type="float" office:value="5.3391" calcext:value-type="float">
            <text:p>5.3391</text:p>
          </table:table-cell>
          <table:table-cell table:formula="of:=AVERAGE([.L113:.L122])" office:value-type="float" office:value="4.83384" calcext:value-type="float">
            <text:p>4.83</text:p>
          </table:table-cell>
          <table:table-cell office:value-type="float" office:value="2.1975" calcext:value-type="float">
            <text:p>2.1975</text:p>
          </table:table-cell>
          <table:table-cell office:value-type="float" office:value="2.5513" calcext:value-type="float">
            <text:p>2.5513</text:p>
          </table:table-cell>
          <table:table-cell table:formula="of:=AVERAGE([.O113:.O122])" office:value-type="float" office:value="1.91258" calcext:value-type="float">
            <text:p>1.91</text:p>
          </table:table-cell>
          <table:table-cell office:value-type="float" office:value="1.9172" calcext:value-type="float">
            <text:p>1.9172</text:p>
          </table:table-cell>
          <table:table-cell office:value-type="float" office:value="2.3299" calcext:value-type="float">
            <text:p>2.3299</text:p>
          </table:table-cell>
          <table:table-cell table:formula="of:=AVERAGE([.R113:.R122])" office:value-type="float" office:value="2.51236" calcext:value-type="float">
            <text:p>2.51</text:p>
          </table:table-cell>
          <table:table-cell office:value-type="float" office:value="1.3051" calcext:value-type="float">
            <text:p>1.3051</text:p>
          </table:table-cell>
          <table:table-cell office:value-type="float" office:value="3.6743" calcext:value-type="float">
            <text:p>3.6743</text:p>
          </table:table-cell>
          <table:table-cell table:formula="of:=AVERAGE([.U113:.U122])" office:value-type="float" office:value="4.09597" calcext:value-type="float">
            <text:p>4.10</text:p>
          </table:table-cell>
          <table:table-cell office:value-type="float" office:value="1.9375" calcext:value-type="float">
            <text:p>1.9375</text:p>
          </table:table-cell>
          <table:table-cell office:value-type="float" office:value="4.3516" calcext:value-type="float">
            <text:p>4.3516</text:p>
          </table:table-cell>
          <table:table-cell table:formula="of:=AVERAGE([.X113:.X122])" office:value-type="float" office:value="4.43647" calcext:value-type="float">
            <text:p>4.44</text:p>
          </table:table-cell>
          <table:table-cell office:value-type="float" office:value="2.1712" calcext:value-type="float">
            <text:p>2.1712</text:p>
          </table:table-cell>
          <table:table-cell office:value-type="float" office:value="3.2875" calcext:value-type="float">
            <text:p>3.2875</text:p>
          </table:table-cell>
          <table:table-cell table:formula="of:=AVERAGE([.AA113:.AA122])" office:value-type="float" office:value="3.70913" calcext:value-type="float">
            <text:p>3.71</text:p>
          </table:table-cell>
          <table:table-cell office:value-type="float" office:value="2.0094" calcext:value-type="float">
            <text:p>2.0094</text:p>
          </table:table-cell>
          <table:table-cell office:value-type="float" office:value="4.3872" calcext:value-type="float">
            <text:p>4.3872</text:p>
          </table:table-cell>
          <table:table-cell table:formula="of:=AVERAGE([.AD113:.AD122])" office:value-type="float" office:value="3.62075" calcext:value-type="float">
            <text:p>3.6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5201" calcext:value-type="float">
            <text:p>1.5201</text:p>
          </table:table-cell>
          <table:table-cell office:value-type="float" office:value="4.9368" calcext:value-type="float">
            <text:p>4.9368</text:p>
          </table:table-cell>
          <table:table-cell table:formula="of:=AVERAGE([.C114:.C123])" office:value-type="float" office:value="3.64712" calcext:value-type="float">
            <text:p>3.65</text:p>
          </table:table-cell>
          <table:table-cell office:value-type="float" office:value="1.4575" calcext:value-type="float">
            <text:p>1.4575</text:p>
          </table:table-cell>
          <table:table-cell office:value-type="float" office:value="4.4985" calcext:value-type="float">
            <text:p>4.4985</text:p>
          </table:table-cell>
          <table:table-cell table:formula="of:=AVERAGE([.F114:.F123])" office:value-type="float" office:value="4.24299" calcext:value-type="float">
            <text:p>4.24</text:p>
          </table:table-cell>
          <table:table-cell office:value-type="float" office:value="1.6374" calcext:value-type="float">
            <text:p>1.6374</text:p>
          </table:table-cell>
          <table:table-cell office:value-type="float" office:value="4.5805" calcext:value-type="float">
            <text:p>4.5805</text:p>
          </table:table-cell>
          <table:table-cell table:formula="of:=AVERAGE([.I114:.I123])" office:value-type="float" office:value="3.8342" calcext:value-type="float">
            <text:p>3.83</text:p>
          </table:table-cell>
          <table:table-cell office:value-type="float" office:value="1.4145" calcext:value-type="float">
            <text:p>1.4145</text:p>
          </table:table-cell>
          <table:table-cell office:value-type="float" office:value="6.3175" calcext:value-type="float">
            <text:p>6.3175</text:p>
          </table:table-cell>
          <table:table-cell table:formula="of:=AVERAGE([.L114:.L123])" office:value-type="float" office:value="5.11899" calcext:value-type="float">
            <text:p>5.12</text:p>
          </table:table-cell>
          <table:table-cell office:value-type="float" office:value="2.1434" calcext:value-type="float">
            <text:p>2.1434</text:p>
          </table:table-cell>
          <table:table-cell office:value-type="float" office:value="1.1928" calcext:value-type="float">
            <text:p>1.1928</text:p>
          </table:table-cell>
          <table:table-cell table:formula="of:=AVERAGE([.O114:.O123])" office:value-type="float" office:value="1.87148" calcext:value-type="float">
            <text:p>1.87</text:p>
          </table:table-cell>
          <table:table-cell office:value-type="float" office:value="1.6343" calcext:value-type="float">
            <text:p>1.6343</text:p>
          </table:table-cell>
          <table:table-cell office:value-type="float" office:value="2.8489" calcext:value-type="float">
            <text:p>2.8489</text:p>
          </table:table-cell>
          <table:table-cell table:formula="of:=AVERAGE([.R114:.R123])" office:value-type="float" office:value="2.6017" calcext:value-type="float">
            <text:p>2.60</text:p>
          </table:table-cell>
          <table:table-cell office:value-type="float" office:value="1.3077" calcext:value-type="float">
            <text:p>1.3077</text:p>
          </table:table-cell>
          <table:table-cell office:value-type="float" office:value="4.7572" calcext:value-type="float">
            <text:p>4.7572</text:p>
          </table:table-cell>
          <table:table-cell table:formula="of:=AVERAGE([.U114:.U123])" office:value-type="float" office:value="4.18949" calcext:value-type="float">
            <text:p>4.19</text:p>
          </table:table-cell>
          <table:table-cell office:value-type="float" office:value="2.3381" calcext:value-type="float">
            <text:p>2.3381</text:p>
          </table:table-cell>
          <table:table-cell office:value-type="float" office:value="4.3638" calcext:value-type="float">
            <text:p>4.3638</text:p>
          </table:table-cell>
          <table:table-cell table:formula="of:=AVERAGE([.X114:.X123])" office:value-type="float" office:value="4.3805" calcext:value-type="float">
            <text:p>4.38</text:p>
          </table:table-cell>
          <table:table-cell office:value-type="float" office:value="1.914" calcext:value-type="float">
            <text:p>1.914</text:p>
          </table:table-cell>
          <table:table-cell office:value-type="float" office:value="3.4818" calcext:value-type="float">
            <text:p>3.4818</text:p>
          </table:table-cell>
          <table:table-cell table:formula="of:=AVERAGE([.AA114:.AA123])" office:value-type="float" office:value="3.64118" calcext:value-type="float">
            <text:p>3.64</text:p>
          </table:table-cell>
          <table:table-cell office:value-type="float" office:value="2.2265" calcext:value-type="float">
            <text:p>2.2265</text:p>
          </table:table-cell>
          <table:table-cell office:value-type="float" office:value="3.7972" calcext:value-type="float">
            <text:p>3.7972</text:p>
          </table:table-cell>
          <table:table-cell table:formula="of:=AVERAGE([.AD114:.AD123])" office:value-type="float" office:value="3.6801" calcext:value-type="float">
            <text:p>3.6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983" calcext:value-type="float">
            <text:p>1.4983</text:p>
          </table:table-cell>
          <table:table-cell office:value-type="float" office:value="4.9221" calcext:value-type="float">
            <text:p>4.9221</text:p>
          </table:table-cell>
          <table:table-cell table:formula="of:=AVERAGE([.C115:.C124])" office:value-type="float" office:value="3.87348" calcext:value-type="float">
            <text:p>3.87</text:p>
          </table:table-cell>
          <table:table-cell office:value-type="float" office:value="1.4441" calcext:value-type="float">
            <text:p>1.4441</text:p>
          </table:table-cell>
          <table:table-cell office:value-type="float" office:value="4.7351" calcext:value-type="float">
            <text:p>4.7351</text:p>
          </table:table-cell>
          <table:table-cell table:formula="of:=AVERAGE([.F115:.F124])" office:value-type="float" office:value="4.29654" calcext:value-type="float">
            <text:p>4.30</text:p>
          </table:table-cell>
          <table:table-cell office:value-type="float" office:value="1.8704" calcext:value-type="float">
            <text:p>1.8704</text:p>
          </table:table-cell>
          <table:table-cell office:value-type="float" office:value="3.6485" calcext:value-type="float">
            <text:p>3.6485</text:p>
          </table:table-cell>
          <table:table-cell table:formula="of:=AVERAGE([.I115:.I124])" office:value-type="float" office:value="3.89055" calcext:value-type="float">
            <text:p>3.89</text:p>
          </table:table-cell>
          <table:table-cell office:value-type="float" office:value="1.5364" calcext:value-type="float">
            <text:p>1.5364</text:p>
          </table:table-cell>
          <table:table-cell office:value-type="float" office:value="6.4419" calcext:value-type="float">
            <text:p>6.4419</text:p>
          </table:table-cell>
          <table:table-cell table:formula="of:=AVERAGE([.L115:.L124])" office:value-type="float" office:value="5.33371" calcext:value-type="float">
            <text:p>5.33</text:p>
          </table:table-cell>
          <table:table-cell office:value-type="float" office:value="2.4221" calcext:value-type="float">
            <text:p>2.4221</text:p>
          </table:table-cell>
          <table:table-cell office:value-type="float" office:value="2.1693" calcext:value-type="float">
            <text:p>2.1693</text:p>
          </table:table-cell>
          <table:table-cell table:formula="of:=AVERAGE([.O115:.O124])" office:value-type="float" office:value="1.95529" calcext:value-type="float">
            <text:p>1.96</text:p>
          </table:table-cell>
          <table:table-cell office:value-type="float" office:value="1.8259" calcext:value-type="float">
            <text:p>1.8259</text:p>
          </table:table-cell>
          <table:table-cell office:value-type="float" office:value="3.6679" calcext:value-type="float">
            <text:p>3.6679</text:p>
          </table:table-cell>
          <table:table-cell table:formula="of:=AVERAGE([.R115:.R124])" office:value-type="float" office:value="2.73359" calcext:value-type="float">
            <text:p>2.73</text:p>
          </table:table-cell>
          <table:table-cell office:value-type="float" office:value="1.3643" calcext:value-type="float">
            <text:p>1.3643</text:p>
          </table:table-cell>
          <table:table-cell office:value-type="float" office:value="4.529" calcext:value-type="float">
            <text:p>4.529</text:p>
          </table:table-cell>
          <table:table-cell table:formula="of:=AVERAGE([.U115:.U124])" office:value-type="float" office:value="4.24448" calcext:value-type="float">
            <text:p>4.24</text:p>
          </table:table-cell>
          <table:table-cell office:value-type="float" office:value="2.029" calcext:value-type="float">
            <text:p>2.029</text:p>
          </table:table-cell>
          <table:table-cell office:value-type="float" office:value="3.6348" calcext:value-type="float">
            <text:p>3.6348</text:p>
          </table:table-cell>
          <table:table-cell table:formula="of:=AVERAGE([.X115:.X124])" office:value-type="float" office:value="4.30766" calcext:value-type="float">
            <text:p>4.31</text:p>
          </table:table-cell>
          <table:table-cell office:value-type="float" office:value="1.6987" calcext:value-type="float">
            <text:p>1.6987</text:p>
          </table:table-cell>
          <table:table-cell office:value-type="float" office:value="4.3675" calcext:value-type="float">
            <text:p>4.3675</text:p>
          </table:table-cell>
          <table:table-cell table:formula="of:=AVERAGE([.AA115:.AA124])" office:value-type="float" office:value="3.70366" calcext:value-type="float">
            <text:p>3.70</text:p>
          </table:table-cell>
          <table:table-cell office:value-type="float" office:value="2.4124" calcext:value-type="float">
            <text:p>2.4124</text:p>
          </table:table-cell>
          <table:table-cell office:value-type="float" office:value="3.3877" calcext:value-type="float">
            <text:p>3.3877</text:p>
          </table:table-cell>
          <table:table-cell table:formula="of:=AVERAGE([.AD115:.AD124])" office:value-type="float" office:value="3.72643" calcext:value-type="float">
            <text:p>3.7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7212" calcext:value-type="float">
            <text:p>1.7212</text:p>
          </table:table-cell>
          <table:table-cell office:value-type="float" office:value="4.8003" calcext:value-type="float">
            <text:p>4.8003</text:p>
          </table:table-cell>
          <table:table-cell table:formula="of:=AVERAGE([.C116:.C125])" office:value-type="float" office:value="4.07839" calcext:value-type="float">
            <text:p>4.08</text:p>
          </table:table-cell>
          <table:table-cell office:value-type="float" office:value="1.2635" calcext:value-type="float">
            <text:p>1.2635</text:p>
          </table:table-cell>
          <table:table-cell office:value-type="float" office:value="4.6419" calcext:value-type="float">
            <text:p>4.6419</text:p>
          </table:table-cell>
          <table:table-cell table:formula="of:=AVERAGE([.F116:.F125])" office:value-type="float" office:value="4.37871" calcext:value-type="float">
            <text:p>4.38</text:p>
          </table:table-cell>
          <table:table-cell office:value-type="float" office:value="1.7239" calcext:value-type="float">
            <text:p>1.7239</text:p>
          </table:table-cell>
          <table:table-cell office:value-type="float" office:value="4.1136" calcext:value-type="float">
            <text:p>4.1136</text:p>
          </table:table-cell>
          <table:table-cell table:formula="of:=AVERAGE([.I116:.I125])" office:value-type="float" office:value="3.97506" calcext:value-type="float">
            <text:p>3.98</text:p>
          </table:table-cell>
          <table:table-cell office:value-type="float" office:value="1.3698" calcext:value-type="float">
            <text:p>1.3698</text:p>
          </table:table-cell>
          <table:table-cell office:value-type="float" office:value="6.1781" calcext:value-type="float">
            <text:p>6.1781</text:p>
          </table:table-cell>
          <table:table-cell table:formula="of:=AVERAGE([.L116:.L125])" office:value-type="float" office:value="5.55552" calcext:value-type="float">
            <text:p>5.56</text:p>
          </table:table-cell>
          <table:table-cell office:value-type="float" office:value="2.4299" calcext:value-type="float">
            <text:p>2.4299</text:p>
          </table:table-cell>
          <table:table-cell office:value-type="float" office:value="2.0414" calcext:value-type="float">
            <text:p>2.0414</text:p>
          </table:table-cell>
          <table:table-cell table:formula="of:=AVERAGE([.O116:.O125])" office:value-type="float" office:value="2.01382" calcext:value-type="float">
            <text:p>2.01</text:p>
          </table:table-cell>
          <table:table-cell office:value-type="float" office:value="1.6703" calcext:value-type="float">
            <text:p>1.6703</text:p>
          </table:table-cell>
          <table:table-cell office:value-type="float" office:value="2.0059" calcext:value-type="float">
            <text:p>2.0059</text:p>
          </table:table-cell>
          <table:table-cell table:formula="of:=AVERAGE([.R116:.R125])" office:value-type="float" office:value="2.72896" calcext:value-type="float">
            <text:p>2.73</text:p>
          </table:table-cell>
          <table:table-cell office:value-type="float" office:value="1.3993" calcext:value-type="float">
            <text:p>1.3993</text:p>
          </table:table-cell>
          <table:table-cell office:value-type="float" office:value="4.9452" calcext:value-type="float">
            <text:p>4.9452</text:p>
          </table:table-cell>
          <table:table-cell table:formula="of:=AVERAGE([.U116:.U125])" office:value-type="float" office:value="4.29037" calcext:value-type="float">
            <text:p>4.29</text:p>
          </table:table-cell>
          <table:table-cell office:value-type="float" office:value="2.1187" calcext:value-type="float">
            <text:p>2.1187</text:p>
          </table:table-cell>
          <table:table-cell office:value-type="float" office:value="4.2009" calcext:value-type="float">
            <text:p>4.2009</text:p>
          </table:table-cell>
          <table:table-cell table:formula="of:=AVERAGE([.X116:.X125])" office:value-type="float" office:value="4.29821" calcext:value-type="float">
            <text:p>4.30</text:p>
          </table:table-cell>
          <table:table-cell office:value-type="float" office:value="1.6381" calcext:value-type="float">
            <text:p>1.6381</text:p>
          </table:table-cell>
          <table:table-cell office:value-type="float" office:value="4.6059" calcext:value-type="float">
            <text:p>4.6059</text:p>
          </table:table-cell>
          <table:table-cell table:formula="of:=AVERAGE([.AA116:.AA125])" office:value-type="float" office:value="3.79695" calcext:value-type="float">
            <text:p>3.80</text:p>
          </table:table-cell>
          <table:table-cell office:value-type="float" office:value="2.0034" calcext:value-type="float">
            <text:p>2.0034</text:p>
          </table:table-cell>
          <table:table-cell office:value-type="float" office:value="3.4239" calcext:value-type="float">
            <text:p>3.4239</text:p>
          </table:table-cell>
          <table:table-cell table:formula="of:=AVERAGE([.AD116:.AD125])" office:value-type="float" office:value="3.79142" calcext:value-type="float">
            <text:p>3.7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5713" calcext:value-type="float">
            <text:p>1.5713</text:p>
          </table:table-cell>
          <table:table-cell office:value-type="float" office:value="6.0851" calcext:value-type="float">
            <text:p>6.0851</text:p>
          </table:table-cell>
          <table:table-cell table:formula="of:=AVERAGE([.C117:.C126])" office:value-type="float" office:value="4.40739" calcext:value-type="float">
            <text:p>4.41</text:p>
          </table:table-cell>
          <table:table-cell office:value-type="float" office:value="1.463" calcext:value-type="float">
            <text:p>1.463</text:p>
          </table:table-cell>
          <table:table-cell office:value-type="float" office:value="4.4524" calcext:value-type="float">
            <text:p>4.4524</text:p>
          </table:table-cell>
          <table:table-cell table:formula="of:=AVERAGE([.F117:.F126])" office:value-type="float" office:value="4.40256" calcext:value-type="float">
            <text:p>4.40</text:p>
          </table:table-cell>
          <table:table-cell office:value-type="float" office:value="1.8694" calcext:value-type="float">
            <text:p>1.8694</text:p>
          </table:table-cell>
          <table:table-cell office:value-type="float" office:value="3.7219" calcext:value-type="float">
            <text:p>3.7219</text:p>
          </table:table-cell>
          <table:table-cell table:formula="of:=AVERAGE([.I117:.I126])" office:value-type="float" office:value="3.9164" calcext:value-type="float">
            <text:p>3.92</text:p>
          </table:table-cell>
          <table:table-cell office:value-type="float" office:value="1.5231" calcext:value-type="float">
            <text:p>1.5231</text:p>
          </table:table-cell>
          <table:table-cell office:value-type="float" office:value="6.3632" calcext:value-type="float">
            <text:p>6.3632</text:p>
          </table:table-cell>
          <table:table-cell table:formula="of:=AVERAGE([.L117:.L126])" office:value-type="float" office:value="5.68081" calcext:value-type="float">
            <text:p>5.68</text:p>
          </table:table-cell>
          <table:table-cell office:value-type="float" office:value="2.2522" calcext:value-type="float">
            <text:p>2.2522</text:p>
          </table:table-cell>
          <table:table-cell office:value-type="float" office:value="2.0059" calcext:value-type="float">
            <text:p>2.0059</text:p>
          </table:table-cell>
          <table:table-cell table:formula="of:=AVERAGE([.O117:.O126])" office:value-type="float" office:value="2.01069" calcext:value-type="float">
            <text:p>2.01</text:p>
          </table:table-cell>
          <table:table-cell office:value-type="float" office:value="1.639" calcext:value-type="float">
            <text:p>1.639</text:p>
          </table:table-cell>
          <table:table-cell office:value-type="float" office:value="1.6047" calcext:value-type="float">
            <text:p>1.6047</text:p>
          </table:table-cell>
          <table:table-cell table:formula="of:=AVERAGE([.R117:.R126])" office:value-type="float" office:value="2.65549" calcext:value-type="float">
            <text:p>2.66</text:p>
          </table:table-cell>
          <table:table-cell office:value-type="float" office:value="1.3725" calcext:value-type="float">
            <text:p>1.3725</text:p>
          </table:table-cell>
          <table:table-cell office:value-type="float" office:value="5.7985" calcext:value-type="float">
            <text:p>5.7985</text:p>
          </table:table-cell>
          <table:table-cell table:formula="of:=AVERAGE([.U117:.U126])" office:value-type="float" office:value="4.48778" calcext:value-type="float">
            <text:p>4.49</text:p>
          </table:table-cell>
          <table:table-cell office:value-type="float" office:value="2.0114" calcext:value-type="float">
            <text:p>2.0114</text:p>
          </table:table-cell>
          <table:table-cell office:value-type="float" office:value="4.6056" calcext:value-type="float">
            <text:p>4.6056</text:p>
          </table:table-cell>
          <table:table-cell table:formula="of:=AVERAGE([.X117:.X126])" office:value-type="float" office:value="4.22108" calcext:value-type="float">
            <text:p>4.22</text:p>
          </table:table-cell>
          <table:table-cell office:value-type="float" office:value="1.7499" calcext:value-type="float">
            <text:p>1.7499</text:p>
          </table:table-cell>
          <table:table-cell office:value-type="float" office:value="4.3651" calcext:value-type="float">
            <text:p>4.3651</text:p>
          </table:table-cell>
          <table:table-cell table:formula="of:=AVERAGE([.AA117:.AA126])" office:value-type="float" office:value="3.86417" calcext:value-type="float">
            <text:p>3.86</text:p>
          </table:table-cell>
          <table:table-cell office:value-type="float" office:value="2.0975" calcext:value-type="float">
            <text:p>2.0975</text:p>
          </table:table-cell>
          <table:table-cell office:value-type="float" office:value="3.4468" calcext:value-type="float">
            <text:p>3.4468</text:p>
          </table:table-cell>
          <table:table-cell table:formula="of:=AVERAGE([.AD117:.AD126])" office:value-type="float" office:value="3.84033" calcext:value-type="float">
            <text:p>3.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6231" calcext:value-type="float">
            <text:p>1.6231</text:p>
          </table:table-cell>
          <table:table-cell office:value-type="float" office:value="5.843" calcext:value-type="float">
            <text:p>5.843</text:p>
          </table:table-cell>
          <table:table-cell table:formula="of:=AVERAGE([.C118:.C127])" office:value-type="float" office:value="4.70295" calcext:value-type="float">
            <text:p>4.70</text:p>
          </table:table-cell>
          <table:table-cell office:value-type="float" office:value="1.3978" calcext:value-type="float">
            <text:p>1.3978</text:p>
          </table:table-cell>
          <table:table-cell office:value-type="float" office:value="4.8333" calcext:value-type="float">
            <text:p>4.8333</text:p>
          </table:table-cell>
          <table:table-cell table:formula="of:=AVERAGE([.F118:.F127])" office:value-type="float" office:value="4.43862" calcext:value-type="float">
            <text:p>4.44</text:p>
          </table:table-cell>
          <table:table-cell office:value-type="float" office:value="1.9383" calcext:value-type="float">
            <text:p>1.9383</text:p>
          </table:table-cell>
          <table:table-cell office:value-type="float" office:value="3.5527" calcext:value-type="float">
            <text:p>3.5527</text:p>
          </table:table-cell>
          <table:table-cell table:formula="of:=AVERAGE([.I118:.I127])" office:value-type="float" office:value="3.906" calcext:value-type="float">
            <text:p>3.91</text:p>
          </table:table-cell>
          <table:table-cell office:value-type="float" office:value="1.328" calcext:value-type="float">
            <text:p>1.328</text:p>
          </table:table-cell>
          <table:table-cell office:value-type="float" office:value="5.9522" calcext:value-type="float">
            <text:p>5.9522</text:p>
          </table:table-cell>
          <table:table-cell table:formula="of:=AVERAGE([.L118:.L127])" office:value-type="float" office:value="5.83202" calcext:value-type="float">
            <text:p>5.83</text:p>
          </table:table-cell>
          <table:table-cell office:value-type="float" office:value="2.3821" calcext:value-type="float">
            <text:p>2.3821</text:p>
          </table:table-cell>
          <table:table-cell office:value-type="float" office:value="2.6179" calcext:value-type="float">
            <text:p>2.6179</text:p>
          </table:table-cell>
          <table:table-cell table:formula="of:=AVERAGE([.O118:.O127])" office:value-type="float" office:value="2.09456" calcext:value-type="float">
            <text:p>2.09</text:p>
          </table:table-cell>
          <table:table-cell office:value-type="float" office:value="1.79" calcext:value-type="float">
            <text:p>1.79</text:p>
          </table:table-cell>
          <table:table-cell office:value-type="float" office:value="2.3185" calcext:value-type="float">
            <text:p>2.3185</text:p>
          </table:table-cell>
          <table:table-cell table:formula="of:=AVERAGE([.R118:.R127])" office:value-type="float" office:value="2.61392" calcext:value-type="float">
            <text:p>2.61</text:p>
          </table:table-cell>
          <table:table-cell office:value-type="float" office:value="1.3288" calcext:value-type="float">
            <text:p>1.3288</text:p>
          </table:table-cell>
          <table:table-cell office:value-type="float" office:value="5.4138" calcext:value-type="float">
            <text:p>5.4138</text:p>
          </table:table-cell>
          <table:table-cell table:formula="of:=AVERAGE([.U118:.U127])" office:value-type="float" office:value="4.62181" calcext:value-type="float">
            <text:p>4.62</text:p>
          </table:table-cell>
          <table:table-cell office:value-type="float" office:value="1.9249" calcext:value-type="float">
            <text:p>1.9249</text:p>
          </table:table-cell>
          <table:table-cell office:value-type="float" office:value="3.9177" calcext:value-type="float">
            <text:p>3.9177</text:p>
          </table:table-cell>
          <table:table-cell table:formula="of:=AVERAGE([.X118:.X127])" office:value-type="float" office:value="4.12228" calcext:value-type="float">
            <text:p>4.12</text:p>
          </table:table-cell>
          <table:table-cell office:value-type="float" office:value="1.6823" calcext:value-type="float">
            <text:p>1.6823</text:p>
          </table:table-cell>
          <table:table-cell office:value-type="float" office:value="4.0917" calcext:value-type="float">
            <text:p>4.0917</text:p>
          </table:table-cell>
          <table:table-cell table:formula="of:=AVERAGE([.AA118:.AA127])" office:value-type="float" office:value="3.90679" calcext:value-type="float">
            <text:p>3.91</text:p>
          </table:table-cell>
          <table:table-cell office:value-type="float" office:value="2.2212" calcext:value-type="float">
            <text:p>2.2212</text:p>
          </table:table-cell>
          <table:table-cell office:value-type="float" office:value="3.1982" calcext:value-type="float">
            <text:p>3.1982</text:p>
          </table:table-cell>
          <table:table-cell table:formula="of:=AVERAGE([.AD118:.AD127])" office:value-type="float" office:value="3.76592" calcext:value-type="float">
            <text:p>3.7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613" calcext:value-type="float">
            <text:p>1.4613</text:p>
          </table:table-cell>
          <table:table-cell office:value-type="float" office:value="5.0009" calcext:value-type="float">
            <text:p>5.0009</text:p>
          </table:table-cell>
          <table:table-cell table:formula="of:=AVERAGE([.C119:.C128])" office:value-type="float" office:value="4.85961" calcext:value-type="float">
            <text:p>4.86</text:p>
          </table:table-cell>
          <table:table-cell office:value-type="float" office:value="1.366" calcext:value-type="float">
            <text:p>1.366</text:p>
          </table:table-cell>
          <table:table-cell office:value-type="float" office:value="4.5846" calcext:value-type="float">
            <text:p>4.5846</text:p>
          </table:table-cell>
          <table:table-cell table:formula="of:=AVERAGE([.F119:.F128])" office:value-type="float" office:value="4.44907" calcext:value-type="float">
            <text:p>4.45</text:p>
          </table:table-cell>
          <table:table-cell office:value-type="float" office:value="1.9511" calcext:value-type="float">
            <text:p>1.9511</text:p>
          </table:table-cell>
          <table:table-cell office:value-type="float" office:value="2.9011" calcext:value-type="float">
            <text:p>2.9011</text:p>
          </table:table-cell>
          <table:table-cell table:formula="of:=AVERAGE([.I119:.I128])" office:value-type="float" office:value="3.79792" calcext:value-type="float">
            <text:p>3.80</text:p>
          </table:table-cell>
          <table:table-cell office:value-type="float" office:value="1.1196" calcext:value-type="float">
            <text:p>1.1196</text:p>
          </table:table-cell>
          <table:table-cell office:value-type="float" office:value="6.5199" calcext:value-type="float">
            <text:p>6.5199</text:p>
          </table:table-cell>
          <table:table-cell table:formula="of:=AVERAGE([.L119:.L128])" office:value-type="float" office:value="6.02919" calcext:value-type="float">
            <text:p>6.03</text:p>
          </table:table-cell>
          <table:table-cell office:value-type="float" office:value="2.3744" calcext:value-type="float">
            <text:p>2.3744</text:p>
          </table:table-cell>
          <table:table-cell office:value-type="float" office:value="2.4631" calcext:value-type="float">
            <text:p>2.4631</text:p>
          </table:table-cell>
          <table:table-cell table:formula="of:=AVERAGE([.O119:.O128])" office:value-type="float" office:value="2.03751" calcext:value-type="float">
            <text:p>2.04</text:p>
          </table:table-cell>
          <table:table-cell office:value-type="float" office:value="1.8105" calcext:value-type="float">
            <text:p>1.8105</text:p>
          </table:table-cell>
          <table:table-cell office:value-type="float" office:value="2.261" calcext:value-type="float">
            <text:p>2.261</text:p>
          </table:table-cell>
          <table:table-cell table:formula="of:=AVERAGE([.R119:.R128])" office:value-type="float" office:value="2.54467" calcext:value-type="float">
            <text:p>2.54</text:p>
          </table:table-cell>
          <table:table-cell office:value-type="float" office:value="1.3394" calcext:value-type="float">
            <text:p>1.3394</text:p>
          </table:table-cell>
          <table:table-cell office:value-type="float" office:value="3.9772" calcext:value-type="float">
            <text:p>3.9772</text:p>
          </table:table-cell>
          <table:table-cell table:formula="of:=AVERAGE([.U119:.U128])" office:value-type="float" office:value="4.61415" calcext:value-type="float">
            <text:p>4.61</text:p>
          </table:table-cell>
          <table:table-cell office:value-type="float" office:value="1.978" calcext:value-type="float">
            <text:p>1.978</text:p>
          </table:table-cell>
          <table:table-cell office:value-type="float" office:value="4.6046" calcext:value-type="float">
            <text:p>4.6046</text:p>
          </table:table-cell>
          <table:table-cell table:formula="of:=AVERAGE([.X119:.X128])" office:value-type="float" office:value="4.21518" calcext:value-type="float">
            <text:p>4.22</text:p>
          </table:table-cell>
          <table:table-cell office:value-type="float" office:value="1.5988" calcext:value-type="float">
            <text:p>1.5988</text:p>
          </table:table-cell>
          <table:table-cell office:value-type="float" office:value="4.0491" calcext:value-type="float">
            <text:p>4.0491</text:p>
          </table:table-cell>
          <table:table-cell table:formula="of:=AVERAGE([.AA119:.AA128])" office:value-type="float" office:value="3.98142" calcext:value-type="float">
            <text:p>3.98</text:p>
          </table:table-cell>
          <table:table-cell office:value-type="float" office:value="2.3857" calcext:value-type="float">
            <text:p>2.3857</text:p>
          </table:table-cell>
          <table:table-cell office:value-type="float" office:value="3.2353" calcext:value-type="float">
            <text:p>3.2353</text:p>
          </table:table-cell>
          <table:table-cell table:formula="of:=AVERAGE([.AD119:.AD128])" office:value-type="float" office:value="3.69601" calcext:value-type="float">
            <text:p>3.7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7728" calcext:value-type="float">
            <text:p>1.7728</text:p>
          </table:table-cell>
          <table:table-cell office:value-type="float" office:value="4.3447" calcext:value-type="float">
            <text:p>4.3447</text:p>
          </table:table-cell>
          <table:table-cell table:formula="of:=AVERAGE([.C120:.C129])" office:value-type="float" office:value="4.90853" calcext:value-type="float">
            <text:p>4.91</text:p>
          </table:table-cell>
          <table:table-cell office:value-type="float" office:value="1.3742" calcext:value-type="float">
            <text:p>1.3742</text:p>
          </table:table-cell>
          <table:table-cell office:value-type="float" office:value="4.9914" calcext:value-type="float">
            <text:p>4.9914</text:p>
          </table:table-cell>
          <table:table-cell table:formula="of:=AVERAGE([.F120:.F129])" office:value-type="float" office:value="4.53803" calcext:value-type="float">
            <text:p>4.54</text:p>
          </table:table-cell>
          <table:table-cell office:value-type="float" office:value="1.8707" calcext:value-type="float">
            <text:p>1.8707</text:p>
          </table:table-cell>
          <table:table-cell office:value-type="float" office:value="2.3991" calcext:value-type="float">
            <text:p>2.3991</text:p>
          </table:table-cell>
          <table:table-cell table:formula="of:=AVERAGE([.I120:.I129])" office:value-type="float" office:value="3.68614" calcext:value-type="float">
            <text:p>3.69</text:p>
          </table:table-cell>
          <table:table-cell office:value-type="float" office:value="1.1173" calcext:value-type="float">
            <text:p>1.1173</text:p>
          </table:table-cell>
          <table:table-cell office:value-type="float" office:value="5.4575" calcext:value-type="float">
            <text:p>5.4575</text:p>
          </table:table-cell>
          <table:table-cell table:formula="of:=AVERAGE([.L120:.L129])" office:value-type="float" office:value="6.02875" calcext:value-type="float">
            <text:p>6.03</text:p>
          </table:table-cell>
          <table:table-cell office:value-type="float" office:value="2.4422" calcext:value-type="float">
            <text:p>2.4422</text:p>
          </table:table-cell>
          <table:table-cell office:value-type="float" office:value="1.9019" calcext:value-type="float">
            <text:p>1.9019</text:p>
          </table:table-cell>
          <table:table-cell table:formula="of:=AVERAGE([.O120:.O129])" office:value-type="float" office:value="2.03801" calcext:value-type="float">
            <text:p>2.04</text:p>
          </table:table-cell>
          <table:table-cell office:value-type="float" office:value="1.7003" calcext:value-type="float">
            <text:p>1.7003</text:p>
          </table:table-cell>
          <table:table-cell office:value-type="float" office:value="2.6617" calcext:value-type="float">
            <text:p>2.6617</text:p>
          </table:table-cell>
          <table:table-cell table:formula="of:=AVERAGE([.R120:.R129])" office:value-type="float" office:value="2.54193" calcext:value-type="float">
            <text:p>2.54</text:p>
          </table:table-cell>
          <table:table-cell office:value-type="float" office:value="1.3068" calcext:value-type="float">
            <text:p>1.3068</text:p>
          </table:table-cell>
          <table:table-cell office:value-type="float" office:value="5.114" calcext:value-type="float">
            <text:p>5.114</text:p>
          </table:table-cell>
          <table:table-cell table:formula="of:=AVERAGE([.U120:.U129])" office:value-type="float" office:value="4.70796" calcext:value-type="float">
            <text:p>4.71</text:p>
          </table:table-cell>
          <table:table-cell office:value-type="float" office:value="1.6488" calcext:value-type="float">
            <text:p>1.6488</text:p>
          </table:table-cell>
          <table:table-cell office:value-type="float" office:value="4.0919" calcext:value-type="float">
            <text:p>4.0919</text:p>
          </table:table-cell>
          <table:table-cell table:formula="of:=AVERAGE([.X120:.X129])" office:value-type="float" office:value="4.19156" calcext:value-type="float">
            <text:p>4.19</text:p>
          </table:table-cell>
          <table:table-cell office:value-type="float" office:value="1.671" calcext:value-type="float">
            <text:p>1.671</text:p>
          </table:table-cell>
          <table:table-cell office:value-type="float" office:value="3.8878" calcext:value-type="float">
            <text:p>3.8878</text:p>
          </table:table-cell>
          <table:table-cell table:formula="of:=AVERAGE([.AA120:.AA129])" office:value-type="float" office:value="4.03973" calcext:value-type="float">
            <text:p>4.04</text:p>
          </table:table-cell>
          <table:table-cell office:value-type="float" office:value="2.1137" calcext:value-type="float">
            <text:p>2.1137</text:p>
          </table:table-cell>
          <table:table-cell office:value-type="float" office:value="3.8079" calcext:value-type="float">
            <text:p>3.8079</text:p>
          </table:table-cell>
          <table:table-cell table:formula="of:=AVERAGE([.AD120:.AD129])" office:value-type="float" office:value="3.6481" calcext:value-type="float">
            <text:p>3.6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.2008" calcext:value-type="float">
            <text:p>2.2008</text:p>
          </table:table-cell>
          <table:table-cell office:value-type="float" office:value="3.9661" calcext:value-type="float">
            <text:p>3.9661</text:p>
          </table:table-cell>
          <table:table-cell table:formula="of:=AVERAGE([.C121:.C130])" office:value-type="float" office:value="4.85752" calcext:value-type="float">
            <text:p>4.86</text:p>
          </table:table-cell>
          <table:table-cell office:value-type="float" office:value="1.3441" calcext:value-type="float">
            <text:p>1.3441</text:p>
          </table:table-cell>
          <table:table-cell office:value-type="float" office:value="5.5122" calcext:value-type="float">
            <text:p>5.5122</text:p>
          </table:table-cell>
          <table:table-cell table:formula="of:=AVERAGE([.F121:.F130])" office:value-type="float" office:value="4.68006" calcext:value-type="float">
            <text:p>4.68</text:p>
          </table:table-cell>
          <table:table-cell office:value-type="float" office:value="1.8297" calcext:value-type="float">
            <text:p>1.8297</text:p>
          </table:table-cell>
          <table:table-cell office:value-type="float" office:value="2.6247" calcext:value-type="float">
            <text:p>2.6247</text:p>
          </table:table-cell>
          <table:table-cell table:formula="of:=AVERAGE([.I121:.I130])" office:value-type="float" office:value="3.55444" calcext:value-type="float">
            <text:p>3.55</text:p>
          </table:table-cell>
          <table:table-cell office:value-type="float" office:value="1.4246" calcext:value-type="float">
            <text:p>1.4246</text:p>
          </table:table-cell>
          <table:table-cell office:value-type="float" office:value="5.8507" calcext:value-type="float">
            <text:p>5.8507</text:p>
          </table:table-cell>
          <table:table-cell table:formula="of:=AVERAGE([.L121:.L130])" office:value-type="float" office:value="6.05213" calcext:value-type="float">
            <text:p>6.05</text:p>
          </table:table-cell>
          <table:table-cell office:value-type="float" office:value="2.664" calcext:value-type="float">
            <text:p>2.664</text:p>
          </table:table-cell>
          <table:table-cell office:value-type="float" office:value="2.0586" calcext:value-type="float">
            <text:p>2.0586</text:p>
          </table:table-cell>
          <table:table-cell table:formula="of:=AVERAGE([.O121:.O130])" office:value-type="float" office:value="2.08019" calcext:value-type="float">
            <text:p>2.08</text:p>
          </table:table-cell>
          <table:table-cell office:value-type="float" office:value="1.8438" calcext:value-type="float">
            <text:p>1.8438</text:p>
          </table:table-cell>
          <table:table-cell office:value-type="float" office:value="2.708" calcext:value-type="float">
            <text:p>2.708</text:p>
          </table:table-cell>
          <table:table-cell table:formula="of:=AVERAGE([.R121:.R130])" office:value-type="float" office:value="2.44251" calcext:value-type="float">
            <text:p>2.44</text:p>
          </table:table-cell>
          <table:table-cell office:value-type="float" office:value="1.3907" calcext:value-type="float">
            <text:p>1.3907</text:p>
          </table:table-cell>
          <table:table-cell office:value-type="float" office:value="5.5176" calcext:value-type="float">
            <text:p>5.5176</text:p>
          </table:table-cell>
          <table:table-cell table:formula="of:=AVERAGE([.U121:.U130])" office:value-type="float" office:value="4.79571" calcext:value-type="float">
            <text:p>4.80</text:p>
          </table:table-cell>
          <table:table-cell office:value-type="float" office:value="1.7698" calcext:value-type="float">
            <text:p>1.7698</text:p>
          </table:table-cell>
          <table:table-cell office:value-type="float" office:value="4.0367" calcext:value-type="float">
            <text:p>4.0367</text:p>
          </table:table-cell>
          <table:table-cell table:formula="of:=AVERAGE([.X121:.X130])" office:value-type="float" office:value="4.23612" calcext:value-type="float">
            <text:p>4.24</text:p>
          </table:table-cell>
          <table:table-cell office:value-type="float" office:value="1.709" calcext:value-type="float">
            <text:p>1.709</text:p>
          </table:table-cell>
          <table:table-cell office:value-type="float" office:value="4.1554" calcext:value-type="float">
            <text:p>4.1554</text:p>
          </table:table-cell>
          <table:table-cell table:formula="of:=AVERAGE([.AA121:.AA130])" office:value-type="float" office:value="4.02061" calcext:value-type="float">
            <text:p>4.02</text:p>
          </table:table-cell>
          <table:table-cell office:value-type="float" office:value="2.0787" calcext:value-type="float">
            <text:p>2.0787</text:p>
          </table:table-cell>
          <table:table-cell office:value-type="float" office:value="3.7423" calcext:value-type="float">
            <text:p>3.7423</text:p>
          </table:table-cell>
          <table:table-cell table:formula="of:=AVERAGE([.AD121:.AD130])" office:value-type="float" office:value="3.61804" calcext:value-type="float">
            <text:p>3.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7903" calcext:value-type="float">
            <text:p>1.7903</text:p>
          </table:table-cell>
          <table:table-cell office:value-type="float" office:value="4.232" calcext:value-type="float">
            <text:p>4.232</text:p>
          </table:table-cell>
          <table:table-cell table:formula="of:=AVERAGE([.C122:.C131])" office:value-type="float" office:value="4.88412" calcext:value-type="float">
            <text:p>4.88</text:p>
          </table:table-cell>
          <table:table-cell office:value-type="float" office:value="1.4857" calcext:value-type="float">
            <text:p>1.4857</text:p>
          </table:table-cell>
          <table:table-cell office:value-type="float" office:value="3.5695" calcext:value-type="float">
            <text:p>3.5695</text:p>
          </table:table-cell>
          <table:table-cell table:formula="of:=AVERAGE([.F122:.F131])" office:value-type="float" office:value="4.62244" calcext:value-type="float">
            <text:p>4.62</text:p>
          </table:table-cell>
          <table:table-cell office:value-type="float" office:value="2.2419" calcext:value-type="float">
            <text:p>2.2419</text:p>
          </table:table-cell>
          <table:table-cell office:value-type="float" office:value="2.3631" calcext:value-type="float">
            <text:p>2.3631</text:p>
          </table:table-cell>
          <table:table-cell table:formula="of:=AVERAGE([.I122:.I131])" office:value-type="float" office:value="3.36594" calcext:value-type="float">
            <text:p>3.37</text:p>
          </table:table-cell>
          <table:table-cell office:value-type="float" office:value="1.3182" calcext:value-type="float">
            <text:p>1.3182</text:p>
          </table:table-cell>
          <table:table-cell office:value-type="float" office:value="5.9377" calcext:value-type="float">
            <text:p>5.9377</text:p>
          </table:table-cell>
          <table:table-cell table:formula="of:=AVERAGE([.L122:.L131])" office:value-type="float" office:value="6.03578" calcext:value-type="float">
            <text:p>6.04</text:p>
          </table:table-cell>
          <table:table-cell office:value-type="float" office:value="2.0234" calcext:value-type="float">
            <text:p>2.0234</text:p>
          </table:table-cell>
          <table:table-cell office:value-type="float" office:value="2.1249" calcext:value-type="float">
            <text:p>2.1249</text:p>
          </table:table-cell>
          <table:table-cell table:formula="of:=AVERAGE([.O122:.O131])" office:value-type="float" office:value="2.11271" calcext:value-type="float">
            <text:p>2.11</text:p>
          </table:table-cell>
          <table:table-cell office:value-type="float" office:value="1.8264" calcext:value-type="float">
            <text:p>1.8264</text:p>
          </table:table-cell>
          <table:table-cell office:value-type="float" office:value="2.5801" calcext:value-type="float">
            <text:p>2.5801</text:p>
          </table:table-cell>
          <table:table-cell table:formula="of:=AVERAGE([.R122:.R131])" office:value-type="float" office:value="2.49866" calcext:value-type="float">
            <text:p>2.50</text:p>
          </table:table-cell>
          <table:table-cell office:value-type="float" office:value="1.3095" calcext:value-type="float">
            <text:p>1.3095</text:p>
          </table:table-cell>
          <table:table-cell office:value-type="float" office:value="5.1214" calcext:value-type="float">
            <text:p>5.1214</text:p>
          </table:table-cell>
          <table:table-cell table:formula="of:=AVERAGE([.U122:.U131])" office:value-type="float" office:value="4.88482" calcext:value-type="float">
            <text:p>4.88</text:p>
          </table:table-cell>
          <table:table-cell office:value-type="float" office:value="1.703" calcext:value-type="float">
            <text:p>1.703</text:p>
          </table:table-cell>
          <table:table-cell office:value-type="float" office:value="4.2587" calcext:value-type="float">
            <text:p>4.2587</text:p>
          </table:table-cell>
          <table:table-cell table:formula="of:=AVERAGE([.X122:.X131])" office:value-type="float" office:value="4.20663" calcext:value-type="float">
            <text:p>4.21</text:p>
          </table:table-cell>
          <table:table-cell office:value-type="float" office:value="1.7319" calcext:value-type="float">
            <text:p>1.7319</text:p>
          </table:table-cell>
          <table:table-cell office:value-type="float" office:value="4.0992" calcext:value-type="float">
            <text:p>4.0992</text:p>
          </table:table-cell>
          <table:table-cell table:formula="of:=AVERAGE([.AA122:.AA131])" office:value-type="float" office:value="4.0391" calcext:value-type="float">
            <text:p>4.04</text:p>
          </table:table-cell>
          <table:table-cell office:value-type="float" office:value="2.2341" calcext:value-type="float">
            <text:p>2.2341</text:p>
          </table:table-cell>
          <table:table-cell office:value-type="float" office:value="3.5204" calcext:value-type="float">
            <text:p>3.5204</text:p>
          </table:table-cell>
          <table:table-cell table:formula="of:=AVERAGE([.AD122:.AD131])" office:value-type="float" office:value="3.59469" calcext:value-type="float">
            <text:p>3.5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8835" calcext:value-type="float">
            <text:p>1.8835</text:p>
          </table:table-cell>
          <table:table-cell office:value-type="float" office:value="5.1825" calcext:value-type="float">
            <text:p>5.1825</text:p>
          </table:table-cell>
          <table:table-cell table:formula="of:=AVERAGE([.C123:.C132])" office:value-type="float" office:value="4.93135" calcext:value-type="float">
            <text:p>4.93</text:p>
          </table:table-cell>
          <table:table-cell office:value-type="float" office:value="1.444" calcext:value-type="float">
            <text:p>1.444</text:p>
          </table:table-cell>
          <table:table-cell office:value-type="float" office:value="3.6902" calcext:value-type="float">
            <text:p>3.6902</text:p>
          </table:table-cell>
          <table:table-cell table:formula="of:=AVERAGE([.F123:.F132])" office:value-type="float" office:value="4.55091" calcext:value-type="float">
            <text:p>4.55</text:p>
          </table:table-cell>
          <table:table-cell office:value-type="float" office:value="1.7365" calcext:value-type="float">
            <text:p>1.7365</text:p>
          </table:table-cell>
          <table:table-cell office:value-type="float" office:value="3.3001" calcext:value-type="float">
            <text:p>3.3001</text:p>
          </table:table-cell>
          <table:table-cell table:formula="of:=AVERAGE([.I123:.I132])" office:value-type="float" office:value="3.32053" calcext:value-type="float">
            <text:p>3.32</text:p>
          </table:table-cell>
          <table:table-cell office:value-type="float" office:value="1.4449" calcext:value-type="float">
            <text:p>1.4449</text:p>
          </table:table-cell>
          <table:table-cell office:value-type="float" office:value="5.9576" calcext:value-type="float">
            <text:p>5.9576</text:p>
          </table:table-cell>
          <table:table-cell table:formula="of:=AVERAGE([.L123:.L132])" office:value-type="float" office:value="6.09763" calcext:value-type="float">
            <text:p>6.10</text:p>
          </table:table-cell>
          <table:table-cell office:value-type="float" office:value="2.3686" calcext:value-type="float">
            <text:p>2.3686</text:p>
          </table:table-cell>
          <table:table-cell office:value-type="float" office:value="2.2403" calcext:value-type="float">
            <text:p>2.2403</text:p>
          </table:table-cell>
          <table:table-cell table:formula="of:=AVERAGE([.O123:.O132])" office:value-type="float" office:value="2.08161" calcext:value-type="float">
            <text:p>2.08</text:p>
          </table:table-cell>
          <table:table-cell office:value-type="float" office:value="2.0777" calcext:value-type="float">
            <text:p>2.0777</text:p>
          </table:table-cell>
          <table:table-cell office:value-type="float" office:value="1.8447" calcext:value-type="float">
            <text:p>1.8447</text:p>
          </table:table-cell>
          <table:table-cell table:formula="of:=AVERAGE([.R123:.R132])" office:value-type="float" office:value="2.45014" calcext:value-type="float">
            <text:p>2.45</text:p>
          </table:table-cell>
          <table:table-cell office:value-type="float" office:value="1.4614" calcext:value-type="float">
            <text:p>1.4614</text:p>
          </table:table-cell>
          <table:table-cell office:value-type="float" office:value="5.9989" calcext:value-type="float">
            <text:p>5.9989</text:p>
          </table:table-cell>
          <table:table-cell table:formula="of:=AVERAGE([.U123:.U132])" office:value-type="float" office:value="5.11728" calcext:value-type="float">
            <text:p>5.12</text:p>
          </table:table-cell>
          <table:table-cell office:value-type="float" office:value="1.7383" calcext:value-type="float">
            <text:p>1.7383</text:p>
          </table:table-cell>
          <table:table-cell office:value-type="float" office:value="4.0918" calcext:value-type="float">
            <text:p>4.0918</text:p>
          </table:table-cell>
          <table:table-cell table:formula="of:=AVERAGE([.X123:.X132])" office:value-type="float" office:value="4.18065" calcext:value-type="float">
            <text:p>4.18</text:p>
          </table:table-cell>
          <table:table-cell office:value-type="float" office:value="1.6062" calcext:value-type="float">
            <text:p>1.6062</text:p>
          </table:table-cell>
          <table:table-cell office:value-type="float" office:value="4.884" calcext:value-type="float">
            <text:p>4.884</text:p>
          </table:table-cell>
          <table:table-cell table:formula="of:=AVERAGE([.AA123:.AA132])" office:value-type="float" office:value="4.19875" calcext:value-type="float">
            <text:p>4.20</text:p>
          </table:table-cell>
          <table:table-cell office:value-type="float" office:value="2.3137" calcext:value-type="float">
            <text:p>2.3137</text:p>
          </table:table-cell>
          <table:table-cell office:value-type="float" office:value="2.4011" calcext:value-type="float">
            <text:p>2.4011</text:p>
          </table:table-cell>
          <table:table-cell table:formula="of:=AVERAGE([.AD123:.AD132])" office:value-type="float" office:value="3.39608" calcext:value-type="float">
            <text:p>3.4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8037" calcext:value-type="float">
            <text:p>1.8037</text:p>
          </table:table-cell>
          <table:table-cell office:value-type="float" office:value="4.5194" calcext:value-type="float">
            <text:p>4.5194</text:p>
          </table:table-cell>
          <table:table-cell table:formula="of:=AVERAGE([.C124:.C133])" office:value-type="float" office:value="4.88961" calcext:value-type="float">
            <text:p>4.89</text:p>
          </table:table-cell>
          <table:table-cell office:value-type="float" office:value="1.5216" calcext:value-type="float">
            <text:p>1.5216</text:p>
          </table:table-cell>
          <table:table-cell office:value-type="float" office:value="3.6189" calcext:value-type="float">
            <text:p>3.6189</text:p>
          </table:table-cell>
          <table:table-cell table:formula="of:=AVERAGE([.F124:.F133])" office:value-type="float" office:value="4.46295" calcext:value-type="float">
            <text:p>4.46</text:p>
          </table:table-cell>
          <table:table-cell office:value-type="float" office:value="1.8101" calcext:value-type="float">
            <text:p>1.8101</text:p>
          </table:table-cell>
          <table:table-cell office:value-type="float" office:value="4.1477" calcext:value-type="float">
            <text:p>4.1477</text:p>
          </table:table-cell>
          <table:table-cell table:formula="of:=AVERAGE([.I124:.I133])" office:value-type="float" office:value="3.27725" calcext:value-type="float">
            <text:p>3.28</text:p>
          </table:table-cell>
          <table:table-cell office:value-type="float" office:value="1.2486" calcext:value-type="float">
            <text:p>1.2486</text:p>
          </table:table-cell>
          <table:table-cell office:value-type="float" office:value="6.3404" calcext:value-type="float">
            <text:p>6.3404</text:p>
          </table:table-cell>
          <table:table-cell table:formula="of:=AVERAGE([.L124:.L133])" office:value-type="float" office:value="6.09992" calcext:value-type="float">
            <text:p>6.10</text:p>
          </table:table-cell>
          <table:table-cell office:value-type="float" office:value="1.9046" calcext:value-type="float">
            <text:p>1.9046</text:p>
          </table:table-cell>
          <table:table-cell office:value-type="float" office:value="2.5993" calcext:value-type="float">
            <text:p>2.5993</text:p>
          </table:table-cell>
          <table:table-cell table:formula="of:=AVERAGE([.O124:.O133])" office:value-type="float" office:value="2.22226" calcext:value-type="float">
            <text:p>2.22</text:p>
          </table:table-cell>
          <table:table-cell office:value-type="float" office:value="2.2256" calcext:value-type="float">
            <text:p>2.2256</text:p>
          </table:table-cell>
          <table:table-cell office:value-type="float" office:value="2.0245" calcext:value-type="float">
            <text:p>2.0245</text:p>
          </table:table-cell>
          <table:table-cell table:formula="of:=AVERAGE([.R124:.R133])" office:value-type="float" office:value="2.3677" calcext:value-type="float">
            <text:p>2.37</text:p>
          </table:table-cell>
          <table:table-cell office:value-type="float" office:value="1.4407" calcext:value-type="float">
            <text:p>1.4407</text:p>
          </table:table-cell>
          <table:table-cell office:value-type="float" office:value="6.2544" calcext:value-type="float">
            <text:p>6.2544</text:p>
          </table:table-cell>
          <table:table-cell table:formula="of:=AVERAGE([.U124:.U133])" office:value-type="float" office:value="5.267" calcext:value-type="float">
            <text:p>5.27</text:p>
          </table:table-cell>
          <table:table-cell office:value-type="float" office:value="1.6903" calcext:value-type="float">
            <text:p>1.6903</text:p>
          </table:table-cell>
          <table:table-cell office:value-type="float" office:value="4.6087" calcext:value-type="float">
            <text:p>4.6087</text:p>
          </table:table-cell>
          <table:table-cell table:formula="of:=AVERAGE([.X124:.X133])" office:value-type="float" office:value="4.20514" calcext:value-type="float">
            <text:p>4.21</text:p>
          </table:table-cell>
          <table:table-cell office:value-type="float" office:value="1.9343" calcext:value-type="float">
            <text:p>1.9343</text:p>
          </table:table-cell>
          <table:table-cell office:value-type="float" office:value="4.2513" calcext:value-type="float">
            <text:p>4.2513</text:p>
          </table:table-cell>
          <table:table-cell table:formula="of:=AVERAGE([.AA124:.AA133])" office:value-type="float" office:value="4.2757" calcext:value-type="float">
            <text:p>4.28</text:p>
          </table:table-cell>
          <table:table-cell office:value-type="float" office:value="1.7269" calcext:value-type="float">
            <text:p>1.7269</text:p>
          </table:table-cell>
          <table:table-cell office:value-type="float" office:value="3.0512" calcext:value-type="float">
            <text:p>3.0512</text:p>
          </table:table-cell>
          <table:table-cell table:formula="of:=AVERAGE([.AD124:.AD133])" office:value-type="float" office:value="3.32148" calcext:value-type="float">
            <text:p>3.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.0248" calcext:value-type="float">
            <text:p>2.0248</text:p>
          </table:table-cell>
          <table:table-cell office:value-type="float" office:value="4.267" calcext:value-type="float">
            <text:p>4.267</text:p>
          </table:table-cell>
          <table:table-cell table:formula="of:=AVERAGE([.C125:.C134])" office:value-type="float" office:value="4.8241" calcext:value-type="float">
            <text:p>4.82</text:p>
          </table:table-cell>
          <table:table-cell office:value-type="float" office:value="1.426" calcext:value-type="float">
            <text:p>1.426</text:p>
          </table:table-cell>
          <table:table-cell office:value-type="float" office:value="4.8076" calcext:value-type="float">
            <text:p>4.8076</text:p>
          </table:table-cell>
          <table:table-cell table:formula="of:=AVERAGE([.F125:.F134])" office:value-type="float" office:value="4.4702" calcext:value-type="float">
            <text:p>4.47</text:p>
          </table:table-cell>
          <table:table-cell office:value-type="float" office:value="1.8054" calcext:value-type="float">
            <text:p>1.8054</text:p>
          </table:table-cell>
          <table:table-cell office:value-type="float" office:value="4.2367" calcext:value-type="float">
            <text:p>4.2367</text:p>
          </table:table-cell>
          <table:table-cell table:formula="of:=AVERAGE([.I125:.I134])" office:value-type="float" office:value="3.33607" calcext:value-type="float">
            <text:p>3.34</text:p>
          </table:table-cell>
          <table:table-cell office:value-type="float" office:value="1.4116" calcext:value-type="float">
            <text:p>1.4116</text:p>
          </table:table-cell>
          <table:table-cell office:value-type="float" office:value="5.9356" calcext:value-type="float">
            <text:p>5.9356</text:p>
          </table:table-cell>
          <table:table-cell table:formula="of:=AVERAGE([.L125:.L134])" office:value-type="float" office:value="6.04929" calcext:value-type="float">
            <text:p>6.05</text:p>
          </table:table-cell>
          <table:table-cell office:value-type="float" office:value="2.1364" calcext:value-type="float">
            <text:p>2.1364</text:p>
          </table:table-cell>
          <table:table-cell office:value-type="float" office:value="2.5027" calcext:value-type="float">
            <text:p>2.5027</text:p>
          </table:table-cell>
          <table:table-cell table:formula="of:=AVERAGE([.O125:.O134])" office:value-type="float" office:value="2.2556" calcext:value-type="float">
            <text:p>2.26</text:p>
          </table:table-cell>
          <table:table-cell office:value-type="float" office:value="1.9716" calcext:value-type="float">
            <text:p>1.9716</text:p>
          </table:table-cell>
          <table:table-cell office:value-type="float" office:value="2.1315" calcext:value-type="float">
            <text:p>2.1315</text:p>
          </table:table-cell>
          <table:table-cell table:formula="of:=AVERAGE([.R125:.R134])" office:value-type="float" office:value="2.21406" calcext:value-type="float">
            <text:p>2.21</text:p>
          </table:table-cell>
          <table:table-cell office:value-type="float" office:value="1.3594" calcext:value-type="float">
            <text:p>1.3594</text:p>
          </table:table-cell>
          <table:table-cell office:value-type="float" office:value="5.1621" calcext:value-type="float">
            <text:p>5.1621</text:p>
          </table:table-cell>
          <table:table-cell table:formula="of:=AVERAGE([.U125:.U134])" office:value-type="float" office:value="5.33031" calcext:value-type="float">
            <text:p>5.33</text:p>
          </table:table-cell>
          <table:table-cell office:value-type="float" office:value="1.6647" calcext:value-type="float">
            <text:p>1.6647</text:p>
          </table:table-cell>
          <table:table-cell office:value-type="float" office:value="3.9198" calcext:value-type="float">
            <text:p>3.9198</text:p>
          </table:table-cell>
          <table:table-cell table:formula="of:=AVERAGE([.X125:.X134])" office:value-type="float" office:value="4.23364" calcext:value-type="float">
            <text:p>4.23</text:p>
          </table:table-cell>
          <table:table-cell office:value-type="float" office:value="1.6942" calcext:value-type="float">
            <text:p>1.6942</text:p>
          </table:table-cell>
          <table:table-cell office:value-type="float" office:value="4.3936" calcext:value-type="float">
            <text:p>4.3936</text:p>
          </table:table-cell>
          <table:table-cell table:formula="of:=AVERAGE([.AA125:.AA134])" office:value-type="float" office:value="4.27831" calcext:value-type="float">
            <text:p>4.28</text:p>
          </table:table-cell>
          <table:table-cell office:value-type="float" office:value="1.7171" calcext:value-type="float">
            <text:p>1.7171</text:p>
          </table:table-cell>
          <table:table-cell office:value-type="float" office:value="3.5261" calcext:value-type="float">
            <text:p>3.5261</text:p>
          </table:table-cell>
          <table:table-cell table:formula="of:=AVERAGE([.AD125:.AD134])" office:value-type="float" office:value="3.33532" calcext:value-type="float">
            <text:p>3.3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8999" calcext:value-type="float">
            <text:p>1.8999</text:p>
          </table:table-cell>
          <table:table-cell office:value-type="float" office:value="4.6475" calcext:value-type="float">
            <text:p>4.6475</text:p>
          </table:table-cell>
          <table:table-cell table:formula="of:=AVERAGE([.C126:.C135])" office:value-type="float" office:value="4.80882" calcext:value-type="float">
            <text:p>4.81</text:p>
          </table:table-cell>
          <table:table-cell office:value-type="float" office:value="1.3207" calcext:value-type="float">
            <text:p>1.3207</text:p>
          </table:table-cell>
          <table:table-cell office:value-type="float" office:value="4.366" calcext:value-type="float">
            <text:p>4.366</text:p>
          </table:table-cell>
          <table:table-cell table:formula="of:=AVERAGE([.F126:.F135])" office:value-type="float" office:value="4.44261" calcext:value-type="float">
            <text:p>4.44</text:p>
          </table:table-cell>
          <table:table-cell office:value-type="float" office:value="1.6797" calcext:value-type="float">
            <text:p>1.6797</text:p>
          </table:table-cell>
          <table:table-cell office:value-type="float" office:value="4.0008" calcext:value-type="float">
            <text:p>4.0008</text:p>
          </table:table-cell>
          <table:table-cell table:formula="of:=AVERAGE([.I126:.I135])" office:value-type="float" office:value="3.32479" calcext:value-type="float">
            <text:p>3.32</text:p>
          </table:table-cell>
          <table:table-cell office:value-type="float" office:value="1.3879" calcext:value-type="float">
            <text:p>1.3879</text:p>
          </table:table-cell>
          <table:table-cell office:value-type="float" office:value="5.6024" calcext:value-type="float">
            <text:p>5.6024</text:p>
          </table:table-cell>
          <table:table-cell table:formula="of:=AVERAGE([.L126:.L135])" office:value-type="float" office:value="5.99172" calcext:value-type="float">
            <text:p>5.99</text:p>
          </table:table-cell>
          <table:table-cell office:value-type="float" office:value="2.0543" calcext:value-type="float">
            <text:p>2.0543</text:p>
          </table:table-cell>
          <table:table-cell office:value-type="float" office:value="2.3656" calcext:value-type="float">
            <text:p>2.3656</text:p>
          </table:table-cell>
          <table:table-cell table:formula="of:=AVERAGE([.O126:.O135])" office:value-type="float" office:value="2.28802" calcext:value-type="float">
            <text:p>2.29</text:p>
          </table:table-cell>
          <table:table-cell office:value-type="float" office:value="1.9311" calcext:value-type="float">
            <text:p>1.9311</text:p>
          </table:table-cell>
          <table:table-cell office:value-type="float" office:value="3.1294" calcext:value-type="float">
            <text:p>3.1294</text:p>
          </table:table-cell>
          <table:table-cell table:formula="of:=AVERAGE([.R126:.R135])" office:value-type="float" office:value="2.32641" calcext:value-type="float">
            <text:p>2.33</text:p>
          </table:table-cell>
          <table:table-cell office:value-type="float" office:value="1.2665" calcext:value-type="float">
            <text:p>1.2665</text:p>
          </table:table-cell>
          <table:table-cell office:value-type="float" office:value="6.8794" calcext:value-type="float">
            <text:p>6.8794</text:p>
          </table:table-cell>
          <table:table-cell table:formula="of:=AVERAGE([.U126:.U135])" office:value-type="float" office:value="5.52373" calcext:value-type="float">
            <text:p>5.52</text:p>
          </table:table-cell>
          <table:table-cell office:value-type="float" office:value="1.9415" calcext:value-type="float">
            <text:p>1.9415</text:p>
          </table:table-cell>
          <table:table-cell office:value-type="float" office:value="3.8432" calcext:value-type="float">
            <text:p>3.8432</text:p>
          </table:table-cell>
          <table:table-cell table:formula="of:=AVERAGE([.X126:.X135])" office:value-type="float" office:value="4.19787" calcext:value-type="float">
            <text:p>4.20</text:p>
          </table:table-cell>
          <table:table-cell office:value-type="float" office:value="1.8214" calcext:value-type="float">
            <text:p>1.8214</text:p>
          </table:table-cell>
          <table:table-cell office:value-type="float" office:value="3.9553" calcext:value-type="float">
            <text:p>3.9553</text:p>
          </table:table-cell>
          <table:table-cell table:formula="of:=AVERAGE([.AA126:.AA135])" office:value-type="float" office:value="4.21325" calcext:value-type="float">
            <text:p>4.21</text:p>
          </table:table-cell>
          <table:table-cell office:value-type="float" office:value="2.1526" calcext:value-type="float">
            <text:p>2.1526</text:p>
          </table:table-cell>
          <table:table-cell office:value-type="float" office:value="3.7779" calcext:value-type="float">
            <text:p>3.7779</text:p>
          </table:table-cell>
          <table:table-cell table:formula="of:=AVERAGE([.AD126:.AD135])" office:value-type="float" office:value="3.37072" calcext:value-type="float">
            <text:p>3.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9583" calcext:value-type="float">
            <text:p>1.9583</text:p>
          </table:table-cell>
          <table:table-cell office:value-type="float" office:value="5.7035" calcext:value-type="float">
            <text:p>5.7035</text:p>
          </table:table-cell>
          <table:table-cell table:formula="of:=AVERAGE([.C127:.C136])" office:value-type="float" office:value="4.77066" calcext:value-type="float">
            <text:p>4.77</text:p>
          </table:table-cell>
          <table:table-cell office:value-type="float" office:value="1.4434" calcext:value-type="float">
            <text:p>1.4434</text:p>
          </table:table-cell>
          <table:table-cell office:value-type="float" office:value="3.7816" calcext:value-type="float">
            <text:p>3.7816</text:p>
          </table:table-cell>
          <table:table-cell table:formula="of:=AVERAGE([.F127:.F136])" office:value-type="float" office:value="4.37553" calcext:value-type="float">
            <text:p>4.38</text:p>
          </table:table-cell>
          <table:table-cell office:value-type="float" office:value="1.5392" calcext:value-type="float">
            <text:p>1.5392</text:p>
          </table:table-cell>
          <table:table-cell office:value-type="float" office:value="2.6109" calcext:value-type="float">
            <text:p>2.6109</text:p>
          </table:table-cell>
          <table:table-cell table:formula="of:=AVERAGE([.I127:.I136])" office:value-type="float" office:value="3.21369" calcext:value-type="float">
            <text:p>3.21</text:p>
          </table:table-cell>
          <table:table-cell office:value-type="float" office:value="1.6584" calcext:value-type="float">
            <text:p>1.6584</text:p>
          </table:table-cell>
          <table:table-cell office:value-type="float" office:value="4.5631" calcext:value-type="float">
            <text:p>4.5631</text:p>
          </table:table-cell>
          <table:table-cell table:formula="of:=AVERAGE([.L127:.L136])" office:value-type="float" office:value="5.81171" calcext:value-type="float">
            <text:p>5.81</text:p>
          </table:table-cell>
          <table:table-cell office:value-type="float" office:value="1.9899" calcext:value-type="float">
            <text:p>1.9899</text:p>
          </table:table-cell>
          <table:table-cell office:value-type="float" office:value="2.7327" calcext:value-type="float">
            <text:p>2.7327</text:p>
          </table:table-cell>
          <table:table-cell table:formula="of:=AVERAGE([.O127:.O136])" office:value-type="float" office:value="2.3607" calcext:value-type="float">
            <text:p>2.36</text:p>
          </table:table-cell>
          <table:table-cell office:value-type="float" office:value="2.0451" calcext:value-type="float">
            <text:p>2.0451</text:p>
          </table:table-cell>
          <table:table-cell office:value-type="float" office:value="3.0011" calcext:value-type="float">
            <text:p>3.0011</text:p>
          </table:table-cell>
          <table:table-cell table:formula="of:=AVERAGE([.R127:.R136])" office:value-type="float" office:value="2.46605" calcext:value-type="float">
            <text:p>2.47</text:p>
          </table:table-cell>
          <table:table-cell office:value-type="float" office:value="1.336" calcext:value-type="float">
            <text:p>1.336</text:p>
          </table:table-cell>
          <table:table-cell office:value-type="float" office:value="7.88" calcext:value-type="float">
            <text:p>7.88</text:p>
          </table:table-cell>
          <table:table-cell table:formula="of:=AVERAGE([.U127:.U136])" office:value-type="float" office:value="5.73188" calcext:value-type="float">
            <text:p>5.73</text:p>
          </table:table-cell>
          <table:table-cell office:value-type="float" office:value="1.8188" calcext:value-type="float">
            <text:p>1.8188</text:p>
          </table:table-cell>
          <table:table-cell office:value-type="float" office:value="5.6805" calcext:value-type="float">
            <text:p>5.6805</text:p>
          </table:table-cell>
          <table:table-cell table:formula="of:=AVERAGE([.X127:.X136])" office:value-type="float" office:value="4.30536" calcext:value-type="float">
            <text:p>4.31</text:p>
          </table:table-cell>
          <table:table-cell office:value-type="float" office:value="1.5117" calcext:value-type="float">
            <text:p>1.5117</text:p>
          </table:table-cell>
          <table:table-cell office:value-type="float" office:value="4.3673" calcext:value-type="float">
            <text:p>4.3673</text:p>
          </table:table-cell>
          <table:table-cell table:formula="of:=AVERAGE([.AA127:.AA136])" office:value-type="float" office:value="4.21347" calcext:value-type="float">
            <text:p>4.21</text:p>
          </table:table-cell>
          <table:table-cell office:value-type="float" office:value="2.5385" calcext:value-type="float">
            <text:p>2.5385</text:p>
          </table:table-cell>
          <table:table-cell office:value-type="float" office:value="2.7642" calcext:value-type="float">
            <text:p>2.7642</text:p>
          </table:table-cell>
          <table:table-cell table:formula="of:=AVERAGE([.AD127:.AD136])" office:value-type="float" office:value="3.30246" calcext:value-type="float">
            <text:p>3.3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.0495" calcext:value-type="float">
            <text:p>2.0495</text:p>
          </table:table-cell>
          <table:table-cell office:value-type="float" office:value="6.0206" calcext:value-type="float">
            <text:p>6.0206</text:p>
          </table:table-cell>
          <table:table-cell table:formula="of:=AVERAGE([.C128:.C137])" office:value-type="float" office:value="4.78842" calcext:value-type="float">
            <text:p>4.79</text:p>
          </table:table-cell>
          <table:table-cell office:value-type="float" office:value="1.5226" calcext:value-type="float">
            <text:p>1.5226</text:p>
          </table:table-cell>
          <table:table-cell office:value-type="float" office:value="4.2277" calcext:value-type="float">
            <text:p>4.2277</text:p>
          </table:table-cell>
          <table:table-cell table:formula="of:=AVERAGE([.F128:.F137])" office:value-type="float" office:value="4.31497" calcext:value-type="float">
            <text:p>4.31</text:p>
          </table:table-cell>
          <table:table-cell office:value-type="float" office:value="1.612" calcext:value-type="float">
            <text:p>1.612</text:p>
          </table:table-cell>
          <table:table-cell office:value-type="float" office:value="2.9693" calcext:value-type="float">
            <text:p>2.9693</text:p>
          </table:table-cell>
          <table:table-cell table:formula="of:=AVERAGE([.I128:.I137])" office:value-type="float" office:value="3.15535" calcext:value-type="float">
            <text:p>3.16</text:p>
          </table:table-cell>
          <table:table-cell office:value-type="float" office:value="1.3578" calcext:value-type="float">
            <text:p>1.3578</text:p>
          </table:table-cell>
          <table:table-cell office:value-type="float" office:value="5.8589" calcext:value-type="float">
            <text:p>5.8589</text:p>
          </table:table-cell>
          <table:table-cell table:formula="of:=AVERAGE([.L128:.L137])" office:value-type="float" office:value="5.80238" calcext:value-type="float">
            <text:p>5.80</text:p>
          </table:table-cell>
          <table:table-cell office:value-type="float" office:value="2.768" calcext:value-type="float">
            <text:p>2.768</text:p>
          </table:table-cell>
          <table:table-cell office:value-type="float" office:value="1.9062" calcext:value-type="float">
            <text:p>1.9062</text:p>
          </table:table-cell>
          <table:table-cell table:formula="of:=AVERAGE([.O128:.O137])" office:value-type="float" office:value="2.28953" calcext:value-type="float">
            <text:p>2.29</text:p>
          </table:table-cell>
          <table:table-cell office:value-type="float" office:value="2.001" calcext:value-type="float">
            <text:p>2.001</text:p>
          </table:table-cell>
          <table:table-cell office:value-type="float" office:value="2.3538" calcext:value-type="float">
            <text:p>2.3538</text:p>
          </table:table-cell>
          <table:table-cell table:formula="of:=AVERAGE([.R128:.R137])" office:value-type="float" office:value="2.46958" calcext:value-type="float">
            <text:p>2.47</text:p>
          </table:table-cell>
          <table:table-cell office:value-type="float" office:value="1.4369" calcext:value-type="float">
            <text:p>1.4369</text:p>
          </table:table-cell>
          <table:table-cell office:value-type="float" office:value="7.3885" calcext:value-type="float">
            <text:p>7.3885</text:p>
          </table:table-cell>
          <table:table-cell table:formula="of:=AVERAGE([.U128:.U137])" office:value-type="float" office:value="5.92935" calcext:value-type="float">
            <text:p>5.93</text:p>
          </table:table-cell>
          <table:table-cell office:value-type="float" office:value="1.8895" calcext:value-type="float">
            <text:p>1.8895</text:p>
          </table:table-cell>
          <table:table-cell office:value-type="float" office:value="4.4028" calcext:value-type="float">
            <text:p>4.4028</text:p>
          </table:table-cell>
          <table:table-cell table:formula="of:=AVERAGE([.X128:.X137])" office:value-type="float" office:value="4.35387" calcext:value-type="float">
            <text:p>4.35</text:p>
          </table:table-cell>
          <table:table-cell office:value-type="float" office:value="1.6381" calcext:value-type="float">
            <text:p>1.6381</text:p>
          </table:table-cell>
          <table:table-cell office:value-type="float" office:value="5.0267" calcext:value-type="float">
            <text:p>5.0267</text:p>
          </table:table-cell>
          <table:table-cell table:formula="of:=AVERAGE([.AA128:.AA137])" office:value-type="float" office:value="4.30697" calcext:value-type="float">
            <text:p>4.31</text:p>
          </table:table-cell>
          <table:table-cell office:value-type="float" office:value="2.2887" calcext:value-type="float">
            <text:p>2.2887</text:p>
          </table:table-cell>
          <table:table-cell office:value-type="float" office:value="2.745" calcext:value-type="float">
            <text:p>2.745</text:p>
          </table:table-cell>
          <table:table-cell table:formula="of:=AVERAGE([.AD128:.AD137])" office:value-type="float" office:value="3.25714" calcext:value-type="float">
            <text:p>3.2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8946" calcext:value-type="float">
            <text:p>1.8946</text:p>
          </table:table-cell>
          <table:table-cell office:value-type="float" office:value="5.2854" calcext:value-type="float">
            <text:p>5.2854</text:p>
          </table:table-cell>
          <table:table-cell table:formula="of:=AVERAGE([.C129:.C138])" office:value-type="float" office:value="4.81687" calcext:value-type="float">
            <text:p>4.82</text:p>
          </table:table-cell>
          <table:table-cell office:value-type="float" office:value="1.5188" calcext:value-type="float">
            <text:p>1.5188</text:p>
          </table:table-cell>
          <table:table-cell office:value-type="float" office:value="4.2244" calcext:value-type="float">
            <text:p>4.2244</text:p>
          </table:table-cell>
          <table:table-cell table:formula="of:=AVERAGE([.F129:.F138])" office:value-type="float" office:value="4.27895" calcext:value-type="float">
            <text:p>4.28</text:p>
          </table:table-cell>
          <table:table-cell office:value-type="float" office:value="1.4451" calcext:value-type="float">
            <text:p>1.4451</text:p>
          </table:table-cell>
          <table:table-cell office:value-type="float" office:value="3.6236" calcext:value-type="float">
            <text:p>3.6236</text:p>
          </table:table-cell>
          <table:table-cell table:formula="of:=AVERAGE([.I129:.I138])" office:value-type="float" office:value="3.2276" calcext:value-type="float">
            <text:p>3.23</text:p>
          </table:table-cell>
          <table:table-cell office:value-type="float" office:value="1.4907" calcext:value-type="float">
            <text:p>1.4907</text:p>
          </table:table-cell>
          <table:table-cell office:value-type="float" office:value="5.9903" calcext:value-type="float">
            <text:p>5.9903</text:p>
          </table:table-cell>
          <table:table-cell table:formula="of:=AVERAGE([.L129:.L138])" office:value-type="float" office:value="5.74942" calcext:value-type="float">
            <text:p>5.75</text:p>
          </table:table-cell>
          <table:table-cell office:value-type="float" office:value="2.4783" calcext:value-type="float">
            <text:p>2.4783</text:p>
          </table:table-cell>
          <table:table-cell office:value-type="float" office:value="2.3511" calcext:value-type="float">
            <text:p>2.3511</text:p>
          </table:table-cell>
          <table:table-cell table:formula="of:=AVERAGE([.O129:.O138])" office:value-type="float" office:value="2.27833" calcext:value-type="float">
            <text:p>2.28</text:p>
          </table:table-cell>
          <table:table-cell office:value-type="float" office:value="2.0697" calcext:value-type="float">
            <text:p>2.0697</text:p>
          </table:table-cell>
          <table:table-cell office:value-type="float" office:value="2.2138" calcext:value-type="float">
            <text:p>2.2138</text:p>
          </table:table-cell>
          <table:table-cell table:formula="of:=AVERAGE([.R129:.R138])" office:value-type="float" office:value="2.46486" calcext:value-type="float">
            <text:p>2.46</text:p>
          </table:table-cell>
          <table:table-cell office:value-type="float" office:value="1.4064" calcext:value-type="float">
            <text:p>1.4064</text:p>
          </table:table-cell>
          <table:table-cell office:value-type="float" office:value="6.8012" calcext:value-type="float">
            <text:p>6.8012</text:p>
          </table:table-cell>
          <table:table-cell table:formula="of:=AVERAGE([.U129:.U138])" office:value-type="float" office:value="6.21175" calcext:value-type="float">
            <text:p>6.21</text:p>
          </table:table-cell>
          <table:table-cell office:value-type="float" office:value="1.7617" calcext:value-type="float">
            <text:p>1.7617</text:p>
          </table:table-cell>
          <table:table-cell office:value-type="float" office:value="5.2351" calcext:value-type="float">
            <text:p>5.2351</text:p>
          </table:table-cell>
          <table:table-cell table:formula="of:=AVERAGE([.X129:.X138])" office:value-type="float" office:value="4.41692" calcext:value-type="float">
            <text:p>4.42</text:p>
          </table:table-cell>
          <table:table-cell office:value-type="float" office:value="1.4936" calcext:value-type="float">
            <text:p>1.4936</text:p>
          </table:table-cell>
          <table:table-cell office:value-type="float" office:value="4.0887" calcext:value-type="float">
            <text:p>4.0887</text:p>
          </table:table-cell>
          <table:table-cell table:formula="of:=AVERAGE([.AA129:.AA138])" office:value-type="float" office:value="4.31093" calcext:value-type="float">
            <text:p>4.31</text:p>
          </table:table-cell>
          <table:table-cell office:value-type="float" office:value="2.0655" calcext:value-type="float">
            <text:p>2.0655</text:p>
          </table:table-cell>
          <table:table-cell office:value-type="float" office:value="3.3209" calcext:value-type="float">
            <text:p>3.3209</text:p>
          </table:table-cell>
          <table:table-cell table:formula="of:=AVERAGE([.AD129:.AD138])" office:value-type="float" office:value="3.2657" calcext:value-type="float">
            <text:p>3.2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8914" calcext:value-type="float">
            <text:p>1.8914</text:p>
          </table:table-cell>
          <table:table-cell office:value-type="float" office:value="5.4345" calcext:value-type="float">
            <text:p>5.4345</text:p>
          </table:table-cell>
          <table:table-cell table:formula="of:=AVERAGE([.C130:.C139])" office:value-type="float" office:value="4.92585" calcext:value-type="float">
            <text:p>4.93</text:p>
          </table:table-cell>
          <table:table-cell office:value-type="float" office:value="1.4883" calcext:value-type="float">
            <text:p>1.4883</text:p>
          </table:table-cell>
          <table:table-cell office:value-type="float" office:value="5.2683" calcext:value-type="float">
            <text:p>5.2683</text:p>
          </table:table-cell>
          <table:table-cell table:formula="of:=AVERAGE([.F130:.F139])" office:value-type="float" office:value="4.30664" calcext:value-type="float">
            <text:p>4.31</text:p>
          </table:table-cell>
          <table:table-cell office:value-type="float" office:value="1.5558" calcext:value-type="float">
            <text:p>1.5558</text:p>
          </table:table-cell>
          <table:table-cell office:value-type="float" office:value="4.3542" calcext:value-type="float">
            <text:p>4.3542</text:p>
          </table:table-cell>
          <table:table-cell table:formula="of:=AVERAGE([.I130:.I139])" office:value-type="float" office:value="3.42311" calcext:value-type="float">
            <text:p>3.42</text:p>
          </table:table-cell>
          <table:table-cell office:value-type="float" office:value="1.4104" calcext:value-type="float">
            <text:p>1.4104</text:p>
          </table:table-cell>
          <table:table-cell office:value-type="float" office:value="5.5106" calcext:value-type="float">
            <text:p>5.5106</text:p>
          </table:table-cell>
          <table:table-cell table:formula="of:=AVERAGE([.L130:.L139])" office:value-type="float" office:value="5.75473" calcext:value-type="float">
            <text:p>5.75</text:p>
          </table:table-cell>
          <table:table-cell office:value-type="float" office:value="2.5901" calcext:value-type="float">
            <text:p>2.5901</text:p>
          </table:table-cell>
          <table:table-cell office:value-type="float" office:value="2.2476" calcext:value-type="float">
            <text:p>2.2476</text:p>
          </table:table-cell>
          <table:table-cell table:formula="of:=AVERAGE([.O130:.O139])" office:value-type="float" office:value="2.3129" calcext:value-type="float">
            <text:p>2.31</text:p>
          </table:table-cell>
          <table:table-cell office:value-type="float" office:value="2.0456" calcext:value-type="float">
            <text:p>2.0456</text:p>
          </table:table-cell>
          <table:table-cell office:value-type="float" office:value="3.8146" calcext:value-type="float">
            <text:p>3.8146</text:p>
          </table:table-cell>
          <table:table-cell table:formula="of:=AVERAGE([.R130:.R139])" office:value-type="float" office:value="2.58015" calcext:value-type="float">
            <text:p>2.58</text:p>
          </table:table-cell>
          <table:table-cell office:value-type="float" office:value="1.3294" calcext:value-type="float">
            <text:p>1.3294</text:p>
          </table:table-cell>
          <table:table-cell office:value-type="float" office:value="7.1062" calcext:value-type="float">
            <text:p>7.1062</text:p>
          </table:table-cell>
          <table:table-cell table:formula="of:=AVERAGE([.U130:.U139])" office:value-type="float" office:value="6.41097" calcext:value-type="float">
            <text:p>6.41</text:p>
          </table:table-cell>
          <table:table-cell office:value-type="float" office:value="1.975" calcext:value-type="float">
            <text:p>1.975</text:p>
          </table:table-cell>
          <table:table-cell office:value-type="float" office:value="4.9169" calcext:value-type="float">
            <text:p>4.9169</text:p>
          </table:table-cell>
          <table:table-cell table:formula="of:=AVERAGE([.X130:.X139])" office:value-type="float" office:value="4.49942" calcext:value-type="float">
            <text:p>4.50</text:p>
          </table:table-cell>
          <table:table-cell office:value-type="float" office:value="1.4676" calcext:value-type="float">
            <text:p>1.4676</text:p>
          </table:table-cell>
          <table:table-cell office:value-type="float" office:value="4.6282" calcext:value-type="float">
            <text:p>4.6282</text:p>
          </table:table-cell>
          <table:table-cell table:formula="of:=AVERAGE([.AA130:.AA139])" office:value-type="float" office:value="4.38497" calcext:value-type="float">
            <text:p>4.38</text:p>
          </table:table-cell>
          <table:table-cell office:value-type="float" office:value="2.0371" calcext:value-type="float">
            <text:p>2.0371</text:p>
          </table:table-cell>
          <table:table-cell office:value-type="float" office:value="4.2966" calcext:value-type="float">
            <text:p>4.2966</text:p>
          </table:table-cell>
          <table:table-cell table:formula="of:=AVERAGE([.AD130:.AD139])" office:value-type="float" office:value="3.31457" calcext:value-type="float">
            <text:p>3.3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8562" calcext:value-type="float">
            <text:p>1.8562</text:p>
          </table:table-cell>
          <table:table-cell office:value-type="float" office:value="6.2247" calcext:value-type="float">
            <text:p>6.2247</text:p>
          </table:table-cell>
          <table:table-cell table:formula="of:=AVERAGE([.C131:.C140])" office:value-type="float" office:value="5.15171" calcext:value-type="float">
            <text:p>5.15</text:p>
          </table:table-cell>
          <table:table-cell office:value-type="float" office:value="1.5187" calcext:value-type="float">
            <text:p>1.5187</text:p>
          </table:table-cell>
          <table:table-cell office:value-type="float" office:value="5.7452" calcext:value-type="float">
            <text:p>5.7452</text:p>
          </table:table-cell>
          <table:table-cell table:formula="of:=AVERAGE([.F131:.F140])" office:value-type="float" office:value="4.32994" calcext:value-type="float">
            <text:p>4.33</text:p>
          </table:table-cell>
          <table:table-cell office:value-type="float" office:value="1.724" calcext:value-type="float">
            <text:p>1.724</text:p>
          </table:table-cell>
          <table:table-cell office:value-type="float" office:value="3.9637" calcext:value-type="float">
            <text:p>3.9637</text:p>
          </table:table-cell>
          <table:table-cell table:formula="of:=AVERAGE([.I131:.I140])" office:value-type="float" office:value="3.55701" calcext:value-type="float">
            <text:p>3.56</text:p>
          </table:table-cell>
          <table:table-cell office:value-type="float" office:value="1.3957" calcext:value-type="float">
            <text:p>1.3957</text:p>
          </table:table-cell>
          <table:table-cell office:value-type="float" office:value="4.5691" calcext:value-type="float">
            <text:p>4.5691</text:p>
          </table:table-cell>
          <table:table-cell table:formula="of:=AVERAGE([.L131:.L140])" office:value-type="float" office:value="5.62657" calcext:value-type="float">
            <text:p>5.63</text:p>
          </table:table-cell>
          <table:table-cell office:value-type="float" office:value="2.3605" calcext:value-type="float">
            <text:p>2.3605</text:p>
          </table:table-cell>
          <table:table-cell office:value-type="float" office:value="2.4471" calcext:value-type="float">
            <text:p>2.4471</text:p>
          </table:table-cell>
          <table:table-cell table:formula="of:=AVERAGE([.O131:.O140])" office:value-type="float" office:value="2.35175" calcext:value-type="float">
            <text:p>2.35</text:p>
          </table:table-cell>
          <table:table-cell office:value-type="float" office:value="2.1982" calcext:value-type="float">
            <text:p>2.1982</text:p>
          </table:table-cell>
          <table:table-cell office:value-type="float" office:value="3.2428" calcext:value-type="float">
            <text:p>3.2428</text:p>
          </table:table-cell>
          <table:table-cell table:formula="of:=AVERAGE([.R131:.R140])" office:value-type="float" office:value="2.63363" calcext:value-type="float">
            <text:p>2.63</text:p>
          </table:table-cell>
          <table:table-cell office:value-type="float" office:value="1.2814" calcext:value-type="float">
            <text:p>1.2814</text:p>
          </table:table-cell>
          <table:table-cell office:value-type="float" office:value="5.7" calcext:value-type="float">
            <text:p>5.7</text:p>
          </table:table-cell>
          <table:table-cell table:formula="of:=AVERAGE([.U131:.U140])" office:value-type="float" office:value="6.42921" calcext:value-type="float">
            <text:p>6.43</text:p>
          </table:table-cell>
          <table:table-cell office:value-type="float" office:value="1.7822" calcext:value-type="float">
            <text:p>1.7822</text:p>
          </table:table-cell>
          <table:table-cell office:value-type="float" office:value="5.4252" calcext:value-type="float">
            <text:p>5.4252</text:p>
          </table:table-cell>
          <table:table-cell table:formula="of:=AVERAGE([.X131:.X140])" office:value-type="float" office:value="4.63827" calcext:value-type="float">
            <text:p>4.64</text:p>
          </table:table-cell>
          <table:table-cell office:value-type="float" office:value="1.5652" calcext:value-type="float">
            <text:p>1.5652</text:p>
          </table:table-cell>
          <table:table-cell office:value-type="float" office:value="3.9038" calcext:value-type="float">
            <text:p>3.9038</text:p>
          </table:table-cell>
          <table:table-cell table:formula="of:=AVERAGE([.AA131:.AA140])" office:value-type="float" office:value="4.35981" calcext:value-type="float">
            <text:p>4.36</text:p>
          </table:table-cell>
          <table:table-cell office:value-type="float" office:value="1.906" calcext:value-type="float">
            <text:p>1.906</text:p>
          </table:table-cell>
          <table:table-cell office:value-type="float" office:value="4.1712" calcext:value-type="float">
            <text:p>4.1712</text:p>
          </table:table-cell>
          <table:table-cell table:formula="of:=AVERAGE([.AD131:.AD140])" office:value-type="float" office:value="3.35746" calcext:value-type="float">
            <text:p>3.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2502" calcext:value-type="float">
            <text:p>2.2502</text:p>
          </table:table-cell>
          <table:table-cell office:value-type="float" office:value="5.042" calcext:value-type="float">
            <text:p>5.042</text:p>
          </table:table-cell>
          <table:table-cell table:formula="of:=AVERAGE([.C132:.C141])" office:value-type="float" office:value="5.23271" calcext:value-type="float">
            <text:p>5.23</text:p>
          </table:table-cell>
          <table:table-cell office:value-type="float" office:value="1.3518" calcext:value-type="float">
            <text:p>1.3518</text:p>
          </table:table-cell>
          <table:table-cell office:value-type="float" office:value="5.9005" calcext:value-type="float">
            <text:p>5.9005</text:p>
          </table:table-cell>
          <table:table-cell table:formula="of:=AVERAGE([.F132:.F141])" office:value-type="float" office:value="4.56304" calcext:value-type="float">
            <text:p>4.56</text:p>
          </table:table-cell>
          <table:table-cell office:value-type="float" office:value="1.6348" calcext:value-type="float">
            <text:p>1.6348</text:p>
          </table:table-cell>
          <table:table-cell office:value-type="float" office:value="3.8692" calcext:value-type="float">
            <text:p>3.8692</text:p>
          </table:table-cell>
          <table:table-cell table:formula="of:=AVERAGE([.I132:.I141])" office:value-type="float" office:value="3.70762" calcext:value-type="float">
            <text:p>3.71</text:p>
          </table:table-cell>
          <table:table-cell office:value-type="float" office:value="1.3504" calcext:value-type="float">
            <text:p>1.3504</text:p>
          </table:table-cell>
          <table:table-cell office:value-type="float" office:value="5.5191" calcext:value-type="float">
            <text:p>5.5191</text:p>
          </table:table-cell>
          <table:table-cell table:formula="of:=AVERAGE([.L132:.L141])" office:value-type="float" office:value="5.58471" calcext:value-type="float">
            <text:p>5.58</text:p>
          </table:table-cell>
          <table:table-cell office:value-type="float" office:value="2.1513" calcext:value-type="float">
            <text:p>2.1513</text:p>
          </table:table-cell>
          <table:table-cell office:value-type="float" office:value="3.7439" calcext:value-type="float">
            <text:p>3.7439</text:p>
          </table:table-cell>
          <table:table-cell table:formula="of:=AVERAGE([.O132:.O141])" office:value-type="float" office:value="2.51365" calcext:value-type="float">
            <text:p>2.51</text:p>
          </table:table-cell>
          <table:table-cell office:value-type="float" office:value="2.2939" calcext:value-type="float">
            <text:p>2.2939</text:p>
          </table:table-cell>
          <table:table-cell office:value-type="float" office:value="2.1502" calcext:value-type="float">
            <text:p>2.1502</text:p>
          </table:table-cell>
          <table:table-cell table:formula="of:=AVERAGE([.R132:.R141])" office:value-type="float" office:value="2.59064" calcext:value-type="float">
            <text:p>2.59</text:p>
          </table:table-cell>
          <table:table-cell office:value-type="float" office:value="1.3628" calcext:value-type="float">
            <text:p>1.3628</text:p>
          </table:table-cell>
          <table:table-cell office:value-type="float" office:value="5.1387" calcext:value-type="float">
            <text:p>5.1387</text:p>
          </table:table-cell>
          <table:table-cell table:formula="of:=AVERAGE([.U132:.U141])" office:value-type="float" office:value="6.43094" calcext:value-type="float">
            <text:p>6.43</text:p>
          </table:table-cell>
          <table:table-cell office:value-type="float" office:value="1.9729" calcext:value-type="float">
            <text:p>1.9729</text:p>
          </table:table-cell>
          <table:table-cell office:value-type="float" office:value="6.1157" calcext:value-type="float">
            <text:p>6.1157</text:p>
          </table:table-cell>
          <table:table-cell table:formula="of:=AVERAGE([.X132:.X141])" office:value-type="float" office:value="4.82397" calcext:value-type="float">
            <text:p>4.82</text:p>
          </table:table-cell>
          <table:table-cell office:value-type="float" office:value="1.5683" calcext:value-type="float">
            <text:p>1.5683</text:p>
          </table:table-cell>
          <table:table-cell office:value-type="float" office:value="5.2036" calcext:value-type="float">
            <text:p>5.2036</text:p>
          </table:table-cell>
          <table:table-cell table:formula="of:=AVERAGE([.AA132:.AA141])" office:value-type="float" office:value="4.47025" calcext:value-type="float">
            <text:p>4.47</text:p>
          </table:table-cell>
          <table:table-cell office:value-type="float" office:value="1.9981" calcext:value-type="float">
            <text:p>1.9981</text:p>
          </table:table-cell>
          <table:table-cell office:value-type="float" office:value="4.1214" calcext:value-type="float">
            <text:p>4.1214</text:p>
          </table:table-cell>
          <table:table-cell table:formula="of:=AVERAGE([.AD132:.AD141])" office:value-type="float" office:value="3.41756" calcext:value-type="float">
            <text:p>3.4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.1127" calcext:value-type="float">
            <text:p>2.1127</text:p>
          </table:table-cell>
          <table:table-cell office:value-type="float" office:value="5.3673" calcext:value-type="float">
            <text:p>5.3673</text:p>
          </table:table-cell>
          <table:table-cell table:formula="of:=AVERAGE([.C133:.C142])" office:value-type="float" office:value="5.25119" calcext:value-type="float">
            <text:p>5.25</text:p>
          </table:table-cell>
          <table:table-cell office:value-type="float" office:value="1.3591" calcext:value-type="float">
            <text:p>1.3591</text:p>
          </table:table-cell>
          <table:table-cell office:value-type="float" office:value="6.0002" calcext:value-type="float">
            <text:p>6.0002</text:p>
          </table:table-cell>
          <table:table-cell table:formula="of:=AVERAGE([.F133:.F142])" office:value-type="float" office:value="4.79404" calcext:value-type="float">
            <text:p>4.79</text:p>
          </table:table-cell>
          <table:table-cell office:value-type="float" office:value="1.6432" calcext:value-type="float">
            <text:p>1.6432</text:p>
          </table:table-cell>
          <table:table-cell office:value-type="float" office:value="4.0383" calcext:value-type="float">
            <text:p>4.0383</text:p>
          </table:table-cell>
          <table:table-cell table:formula="of:=AVERAGE([.I133:.I142])" office:value-type="float" office:value="3.78144" calcext:value-type="float">
            <text:p>3.78</text:p>
          </table:table-cell>
          <table:table-cell office:value-type="float" office:value="1.3954" calcext:value-type="float">
            <text:p>1.3954</text:p>
          </table:table-cell>
          <table:table-cell office:value-type="float" office:value="6.6498" calcext:value-type="float">
            <text:p>6.6498</text:p>
          </table:table-cell>
          <table:table-cell table:formula="of:=AVERAGE([.L133:.L142])" office:value-type="float" office:value="5.65393" calcext:value-type="float">
            <text:p>5.65</text:p>
          </table:table-cell>
          <table:table-cell office:value-type="float" office:value="1.9826" calcext:value-type="float">
            <text:p>1.9826</text:p>
          </table:table-cell>
          <table:table-cell office:value-type="float" office:value="2.997" calcext:value-type="float">
            <text:p>2.997</text:p>
          </table:table-cell>
          <table:table-cell table:formula="of:=AVERAGE([.O133:.O142])" office:value-type="float" office:value="2.58932" calcext:value-type="float">
            <text:p>2.59</text:p>
          </table:table-cell>
          <table:table-cell office:value-type="float" office:value="2.3258" calcext:value-type="float">
            <text:p>2.3258</text:p>
          </table:table-cell>
          <table:table-cell office:value-type="float" office:value="3.417" calcext:value-type="float">
            <text:p>3.417</text:p>
          </table:table-cell>
          <table:table-cell table:formula="of:=AVERAGE([.R133:.R142])" office:value-type="float" office:value="2.74787" calcext:value-type="float">
            <text:p>2.75</text:p>
          </table:table-cell>
          <table:table-cell office:value-type="float" office:value="1.2884" calcext:value-type="float">
            <text:p>1.2884</text:p>
          </table:table-cell>
          <table:table-cell office:value-type="float" office:value="6.5051" calcext:value-type="float">
            <text:p>6.5051</text:p>
          </table:table-cell>
          <table:table-cell table:formula="of:=AVERAGE([.U133:.U142])" office:value-type="float" office:value="6.48156" calcext:value-type="float">
            <text:p>6.48</text:p>
          </table:table-cell>
          <table:table-cell office:value-type="float" office:value="1.9309" calcext:value-type="float">
            <text:p>1.9309</text:p>
          </table:table-cell>
          <table:table-cell office:value-type="float" office:value="4.7311" calcext:value-type="float">
            <text:p>4.7311</text:p>
          </table:table-cell>
          <table:table-cell table:formula="of:=AVERAGE([.X133:.X142])" office:value-type="float" office:value="4.8879" calcext:value-type="float">
            <text:p>4.89</text:p>
          </table:table-cell>
          <table:table-cell office:value-type="float" office:value="1.4907" calcext:value-type="float">
            <text:p>1.4907</text:p>
          </table:table-cell>
          <table:table-cell office:value-type="float" office:value="4.4217" calcext:value-type="float">
            <text:p>4.4217</text:p>
          </table:table-cell>
          <table:table-cell table:formula="of:=AVERAGE([.AA133:.AA142])" office:value-type="float" office:value="4.42402" calcext:value-type="float">
            <text:p>4.42</text:p>
          </table:table-cell>
          <table:table-cell office:value-type="float" office:value="2.0562" calcext:value-type="float">
            <text:p>2.0562</text:p>
          </table:table-cell>
          <table:table-cell office:value-type="float" office:value="3.3362" calcext:value-type="float">
            <text:p>3.3362</text:p>
          </table:table-cell>
          <table:table-cell table:formula="of:=AVERAGE([.AD133:.AD142])" office:value-type="float" office:value="3.51107" calcext:value-type="float">
            <text:p>3.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778" calcext:value-type="float">
            <text:p>1.778</text:p>
          </table:table-cell>
          <table:table-cell office:value-type="float" office:value="5.6143" calcext:value-type="float">
            <text:p>5.6143</text:p>
          </table:table-cell>
          <table:table-cell table:formula="of:=AVERAGE([.C134:.C143])" office:value-type="float" office:value="5.36068" calcext:value-type="float">
            <text:p>5.36</text:p>
          </table:table-cell>
          <table:table-cell office:value-type="float" office:value="1.5391" calcext:value-type="float">
            <text:p>1.5391</text:p>
          </table:table-cell>
          <table:table-cell office:value-type="float" office:value="5.7697" calcext:value-type="float">
            <text:p>5.7697</text:p>
          </table:table-cell>
          <table:table-cell table:formula="of:=AVERAGE([.F134:.F143])" office:value-type="float" office:value="5.00912" calcext:value-type="float">
            <text:p>5.01</text:p>
          </table:table-cell>
          <table:table-cell office:value-type="float" office:value="1.432" calcext:value-type="float">
            <text:p>1.432</text:p>
          </table:table-cell>
          <table:table-cell office:value-type="float" office:value="3.8107" calcext:value-type="float">
            <text:p>3.8107</text:p>
          </table:table-cell>
          <table:table-cell table:formula="of:=AVERAGE([.I134:.I143])" office:value-type="float" office:value="3.74774" calcext:value-type="float">
            <text:p>3.75</text:p>
          </table:table-cell>
          <table:table-cell office:value-type="float" office:value="1.3718" calcext:value-type="float">
            <text:p>1.3718</text:p>
          </table:table-cell>
          <table:table-cell office:value-type="float" office:value="5.5452" calcext:value-type="float">
            <text:p>5.5452</text:p>
          </table:table-cell>
          <table:table-cell table:formula="of:=AVERAGE([.L134:.L143])" office:value-type="float" office:value="5.57441" calcext:value-type="float">
            <text:p>5.57</text:p>
          </table:table-cell>
          <table:table-cell office:value-type="float" office:value="1.9876" calcext:value-type="float">
            <text:p>1.9876</text:p>
          </table:table-cell>
          <table:table-cell office:value-type="float" office:value="2.5369" calcext:value-type="float">
            <text:p>2.5369</text:p>
          </table:table-cell>
          <table:table-cell table:formula="of:=AVERAGE([.O134:.O143])" office:value-type="float" office:value="2.58308" calcext:value-type="float">
            <text:p>2.58</text:p>
          </table:table-cell>
          <table:table-cell office:value-type="float" office:value="2.3178" calcext:value-type="float">
            <text:p>2.3178</text:p>
          </table:table-cell>
          <table:table-cell office:value-type="float" office:value="2.8651" calcext:value-type="float">
            <text:p>2.8651</text:p>
          </table:table-cell>
          <table:table-cell table:formula="of:=AVERAGE([.R134:.R143])" office:value-type="float" office:value="2.83193" calcext:value-type="float">
            <text:p>2.83</text:p>
          </table:table-cell>
          <table:table-cell office:value-type="float" office:value="1.3322" calcext:value-type="float">
            <text:p>1.3322</text:p>
          </table:table-cell>
          <table:table-cell office:value-type="float" office:value="6.0186" calcext:value-type="float">
            <text:p>6.0186</text:p>
          </table:table-cell>
          <table:table-cell table:formula="of:=AVERAGE([.U134:.U143])" office:value-type="float" office:value="6.45798" calcext:value-type="float">
            <text:p>6.46</text:p>
          </table:table-cell>
          <table:table-cell office:value-type="float" office:value="1.6342" calcext:value-type="float">
            <text:p>1.6342</text:p>
          </table:table-cell>
          <table:table-cell office:value-type="float" office:value="5.2137" calcext:value-type="float">
            <text:p>5.2137</text:p>
          </table:table-cell>
          <table:table-cell table:formula="of:=AVERAGE([.X134:.X143])" office:value-type="float" office:value="4.9484" calcext:value-type="float">
            <text:p>4.95</text:p>
          </table:table-cell>
          <table:table-cell office:value-type="float" office:value="1.8522" calcext:value-type="float">
            <text:p>1.8522</text:p>
          </table:table-cell>
          <table:table-cell office:value-type="float" office:value="3.9201" calcext:value-type="float">
            <text:p>3.9201</text:p>
          </table:table-cell>
          <table:table-cell table:formula="of:=AVERAGE([.AA134:.AA143])" office:value-type="float" office:value="4.3909" calcext:value-type="float">
            <text:p>4.39</text:p>
          </table:table-cell>
          <table:table-cell office:value-type="float" office:value="1.8426" calcext:value-type="float">
            <text:p>1.8426</text:p>
          </table:table-cell>
          <table:table-cell office:value-type="float" office:value="3.42" calcext:value-type="float">
            <text:p>3.42</text:p>
          </table:table-cell>
          <table:table-cell table:formula="of:=AVERAGE([.AD134:.AD143])" office:value-type="float" office:value="3.54795" calcext:value-type="float">
            <text:p>3.5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99" calcext:value-type="float">
            <text:p>1.99</text:p>
          </table:table-cell>
          <table:table-cell office:value-type="float" office:value="6.1598" calcext:value-type="float">
            <text:p>6.1598</text:p>
          </table:table-cell>
          <table:table-cell table:formula="of:=AVERAGE([.C135:.C144])" office:value-type="float" office:value="5.54996" calcext:value-type="float">
            <text:p>5.55</text:p>
          </table:table-cell>
          <table:table-cell office:value-type="float" office:value="1.46" calcext:value-type="float">
            <text:p>1.46</text:p>
          </table:table-cell>
          <table:table-cell office:value-type="float" office:value="4.6519" calcext:value-type="float">
            <text:p>4.6519</text:p>
          </table:table-cell>
          <table:table-cell table:formula="of:=AVERAGE([.F135:.F144])" office:value-type="float" office:value="4.99355" calcext:value-type="float">
            <text:p>4.99</text:p>
          </table:table-cell>
          <table:table-cell office:value-type="float" office:value="1.6486" calcext:value-type="float">
            <text:p>1.6486</text:p>
          </table:table-cell>
          <table:table-cell office:value-type="float" office:value="4.459" calcext:value-type="float">
            <text:p>4.459</text:p>
          </table:table-cell>
          <table:table-cell table:formula="of:=AVERAGE([.I135:.I144])" office:value-type="float" office:value="3.76997" calcext:value-type="float">
            <text:p>3.77</text:p>
          </table:table-cell>
          <table:table-cell office:value-type="float" office:value="1.5752" calcext:value-type="float">
            <text:p>1.5752</text:p>
          </table:table-cell>
          <table:table-cell office:value-type="float" office:value="5.3413" calcext:value-type="float">
            <text:p>5.3413</text:p>
          </table:table-cell>
          <table:table-cell table:formula="of:=AVERAGE([.L135:.L144])" office:value-type="float" office:value="5.51498" calcext:value-type="float">
            <text:p>5.51</text:p>
          </table:table-cell>
          <table:table-cell office:value-type="float" office:value="2.1503" calcext:value-type="float">
            <text:p>2.1503</text:p>
          </table:table-cell>
          <table:table-cell office:value-type="float" office:value="2.2093" calcext:value-type="float">
            <text:p>2.2093</text:p>
          </table:table-cell>
          <table:table-cell table:formula="of:=AVERAGE([.O135:.O144])" office:value-type="float" office:value="2.55374" calcext:value-type="float">
            <text:p>2.55</text:p>
          </table:table-cell>
          <table:table-cell office:value-type="float" office:value="2.4723" calcext:value-type="float">
            <text:p>2.4723</text:p>
          </table:table-cell>
          <table:table-cell office:value-type="float" office:value="3.5718" calcext:value-type="float">
            <text:p>3.5718</text:p>
          </table:table-cell>
          <table:table-cell table:formula="of:=AVERAGE([.R135:.R144])" office:value-type="float" office:value="2.97596" calcext:value-type="float">
            <text:p>2.98</text:p>
          </table:table-cell>
          <table:table-cell office:value-type="float" office:value="1.2732" calcext:value-type="float">
            <text:p>1.2732</text:p>
          </table:table-cell>
          <table:table-cell office:value-type="float" office:value="5.076" calcext:value-type="float">
            <text:p>5.076</text:p>
          </table:table-cell>
          <table:table-cell table:formula="of:=AVERAGE([.U135:.U144])" office:value-type="float" office:value="6.44937" calcext:value-type="float">
            <text:p>6.45</text:p>
          </table:table-cell>
          <table:table-cell office:value-type="float" office:value="1.412" calcext:value-type="float">
            <text:p>1.412</text:p>
          </table:table-cell>
          <table:table-cell office:value-type="float" office:value="5.2229" calcext:value-type="float">
            <text:p>5.2229</text:p>
          </table:table-cell>
          <table:table-cell table:formula="of:=AVERAGE([.X135:.X144])" office:value-type="float" office:value="5.07871" calcext:value-type="float">
            <text:p>5.08</text:p>
          </table:table-cell>
          <table:table-cell office:value-type="float" office:value="1.7571" calcext:value-type="float">
            <text:p>1.7571</text:p>
          </table:table-cell>
          <table:table-cell office:value-type="float" office:value="5.8139" calcext:value-type="float">
            <text:p>5.8139</text:p>
          </table:table-cell>
          <table:table-cell table:formula="of:=AVERAGE([.AA135:.AA144])" office:value-type="float" office:value="4.53293" calcext:value-type="float">
            <text:p>4.53</text:p>
          </table:table-cell>
          <table:table-cell office:value-type="float" office:value="2.1862" calcext:value-type="float">
            <text:p>2.1862</text:p>
          </table:table-cell>
          <table:table-cell office:value-type="float" office:value="3.9756" calcext:value-type="float">
            <text:p>3.9756</text:p>
          </table:table-cell>
          <table:table-cell table:formula="of:=AVERAGE([.AD135:.AD144])" office:value-type="float" office:value="3.5929" calcext:value-type="float">
            <text:p>3.5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9635" calcext:value-type="float">
            <text:p>1.9635</text:p>
          </table:table-cell>
          <table:table-cell office:value-type="float" office:value="4.5691" calcext:value-type="float">
            <text:p>4.5691</text:p>
          </table:table-cell>
          <table:table-cell table:formula="of:=AVERAGE([.C136:.C145])" office:value-type="float" office:value="5.54212" calcext:value-type="float">
            <text:p>5.54</text:p>
          </table:table-cell>
          <table:table-cell office:value-type="float" office:value="1.4946" calcext:value-type="float">
            <text:p>1.4946</text:p>
          </table:table-cell>
          <table:table-cell office:value-type="float" office:value="4.0927" calcext:value-type="float">
            <text:p>4.0927</text:p>
          </table:table-cell>
          <table:table-cell table:formula="of:=AVERAGE([.F136:.F145])" office:value-type="float" office:value="4.96622" calcext:value-type="float">
            <text:p>4.97</text:p>
          </table:table-cell>
          <table:table-cell office:value-type="float" office:value="1.5919" calcext:value-type="float">
            <text:p>1.5919</text:p>
          </table:table-cell>
          <table:table-cell office:value-type="float" office:value="4.1716" calcext:value-type="float">
            <text:p>4.1716</text:p>
          </table:table-cell>
          <table:table-cell table:formula="of:=AVERAGE([.I136:.I145])" office:value-type="float" office:value="3.78705" calcext:value-type="float">
            <text:p>3.79</text:p>
          </table:table-cell>
          <table:table-cell office:value-type="float" office:value="1.4554" calcext:value-type="float">
            <text:p>1.4554</text:p>
          </table:table-cell>
          <table:table-cell office:value-type="float" office:value="4.9004" calcext:value-type="float">
            <text:p>4.9004</text:p>
          </table:table-cell>
          <table:table-cell table:formula="of:=AVERAGE([.L136:.L145])" office:value-type="float" office:value="5.44478" calcext:value-type="float">
            <text:p>5.44</text:p>
          </table:table-cell>
          <table:table-cell office:value-type="float" office:value="1.891" calcext:value-type="float">
            <text:p>1.891</text:p>
          </table:table-cell>
          <table:table-cell office:value-type="float" office:value="2.3775" calcext:value-type="float">
            <text:p>2.3775</text:p>
          </table:table-cell>
          <table:table-cell table:formula="of:=AVERAGE([.O136:.O145])" office:value-type="float" office:value="2.55493" calcext:value-type="float">
            <text:p>2.55</text:p>
          </table:table-cell>
          <table:table-cell office:value-type="float" office:value="2.0251" calcext:value-type="float">
            <text:p>2.0251</text:p>
          </table:table-cell>
          <table:table-cell office:value-type="float" office:value="3.8056" calcext:value-type="float">
            <text:p>3.8056</text:p>
          </table:table-cell>
          <table:table-cell table:formula="of:=AVERAGE([.R136:.R145])" office:value-type="float" office:value="3.04358" calcext:value-type="float">
            <text:p>3.04</text:p>
          </table:table-cell>
          <table:table-cell office:value-type="float" office:value="1.3277" calcext:value-type="float">
            <text:p>1.3277</text:p>
          </table:table-cell>
          <table:table-cell office:value-type="float" office:value="5.7927" calcext:value-type="float">
            <text:p>5.7927</text:p>
          </table:table-cell>
          <table:table-cell table:formula="of:=AVERAGE([.U136:.U145])" office:value-type="float" office:value="6.3407" calcext:value-type="float">
            <text:p>6.34</text:p>
          </table:table-cell>
          <table:table-cell office:value-type="float" office:value="1.6839" calcext:value-type="float">
            <text:p>1.6839</text:p>
          </table:table-cell>
          <table:table-cell office:value-type="float" office:value="5.1691" calcext:value-type="float">
            <text:p>5.1691</text:p>
          </table:table-cell>
          <table:table-cell table:formula="of:=AVERAGE([.X136:.X145])" office:value-type="float" office:value="5.2113" calcext:value-type="float">
            <text:p>5.21</text:p>
          </table:table-cell>
          <table:table-cell office:value-type="float" office:value="1.7088" calcext:value-type="float">
            <text:p>1.7088</text:p>
          </table:table-cell>
          <table:table-cell office:value-type="float" office:value="5.8589" calcext:value-type="float">
            <text:p>5.8589</text:p>
          </table:table-cell>
          <table:table-cell table:formula="of:=AVERAGE([.AA136:.AA145])" office:value-type="float" office:value="4.72329" calcext:value-type="float">
            <text:p>4.72</text:p>
          </table:table-cell>
          <table:table-cell office:value-type="float" office:value="2.0981" calcext:value-type="float">
            <text:p>2.0981</text:p>
          </table:table-cell>
          <table:table-cell office:value-type="float" office:value="4.0965" calcext:value-type="float">
            <text:p>4.0965</text:p>
          </table:table-cell>
          <table:table-cell table:formula="of:=AVERAGE([.AD136:.AD145])" office:value-type="float" office:value="3.62476" calcext:value-type="float">
            <text:p>3.6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912" calcext:value-type="float">
            <text:p>1.912</text:p>
          </table:table-cell>
          <table:table-cell office:value-type="float" office:value="5.2386" calcext:value-type="float">
            <text:p>5.2386</text:p>
          </table:table-cell>
          <table:table-cell table:formula="of:=AVERAGE([.C137:.C146])" office:value-type="float" office:value="5.49563" calcext:value-type="float">
            <text:p>5.50</text:p>
          </table:table-cell>
          <table:table-cell office:value-type="float" office:value="1.4193" calcext:value-type="float">
            <text:p>1.4193</text:p>
          </table:table-cell>
          <table:table-cell office:value-type="float" office:value="5.3207" calcext:value-type="float">
            <text:p>5.3207</text:p>
          </table:table-cell>
          <table:table-cell table:formula="of:=AVERAGE([.F137:.F146])" office:value-type="float" office:value="5.12013" calcext:value-type="float">
            <text:p>5.12</text:p>
          </table:table-cell>
          <table:table-cell office:value-type="float" office:value="1.6133" calcext:value-type="float">
            <text:p>1.6133</text:p>
          </table:table-cell>
          <table:table-cell office:value-type="float" office:value="5.4145" calcext:value-type="float">
            <text:p>5.4145</text:p>
          </table:table-cell>
          <table:table-cell table:formula="of:=AVERAGE([.I137:.I146])" office:value-type="float" office:value="4.06741" calcext:value-type="float">
            <text:p>4.07</text:p>
          </table:table-cell>
          <table:table-cell office:value-type="float" office:value="1.4216" calcext:value-type="float">
            <text:p>1.4216</text:p>
          </table:table-cell>
          <table:table-cell office:value-type="float" office:value="4.4764" calcext:value-type="float">
            <text:p>4.4764</text:p>
          </table:table-cell>
          <table:table-cell table:formula="of:=AVERAGE([.L137:.L146])" office:value-type="float" office:value="5.43611" calcext:value-type="float">
            <text:p>5.44</text:p>
          </table:table-cell>
          <table:table-cell office:value-type="float" office:value="1.923" calcext:value-type="float">
            <text:p>1.923</text:p>
          </table:table-cell>
          <table:table-cell office:value-type="float" office:value="2.4871" calcext:value-type="float">
            <text:p>2.4871</text:p>
          </table:table-cell>
          <table:table-cell table:formula="of:=AVERAGE([.O137:.O146])" office:value-type="float" office:value="2.53037" calcext:value-type="float">
            <text:p>2.53</text:p>
          </table:table-cell>
          <table:table-cell office:value-type="float" office:value="2.2415" calcext:value-type="float">
            <text:p>2.2415</text:p>
          </table:table-cell>
          <table:table-cell office:value-type="float" office:value="2.9015" calcext:value-type="float">
            <text:p>2.9015</text:p>
          </table:table-cell>
          <table:table-cell table:formula="of:=AVERAGE([.R137:.R146])" office:value-type="float" office:value="3.03362" calcext:value-type="float">
            <text:p>3.03</text:p>
          </table:table-cell>
          <table:table-cell office:value-type="float" office:value="1.3613" calcext:value-type="float">
            <text:p>1.3613</text:p>
          </table:table-cell>
          <table:table-cell office:value-type="float" office:value="6.0639" calcext:value-type="float">
            <text:p>6.0639</text:p>
          </table:table-cell>
          <table:table-cell table:formula="of:=AVERAGE([.U137:.U146])" office:value-type="float" office:value="6.15909" calcext:value-type="float">
            <text:p>6.16</text:p>
          </table:table-cell>
          <table:table-cell office:value-type="float" office:value="1.6098" calcext:value-type="float">
            <text:p>1.6098</text:p>
          </table:table-cell>
          <table:table-cell office:value-type="float" office:value="4.2682" calcext:value-type="float">
            <text:p>4.2682</text:p>
          </table:table-cell>
          <table:table-cell table:formula="of:=AVERAGE([.X137:.X146])" office:value-type="float" office:value="5.07007" calcext:value-type="float">
            <text:p>5.07</text:p>
          </table:table-cell>
          <table:table-cell office:value-type="float" office:value="1.7419" calcext:value-type="float">
            <text:p>1.7419</text:p>
          </table:table-cell>
          <table:table-cell office:value-type="float" office:value="5.2185" calcext:value-type="float">
            <text:p>5.2185</text:p>
          </table:table-cell>
          <table:table-cell table:formula="of:=AVERAGE([.AA137:.AA146])" office:value-type="float" office:value="4.80841" calcext:value-type="float">
            <text:p>4.81</text:p>
          </table:table-cell>
          <table:table-cell office:value-type="float" office:value="2.0854" calcext:value-type="float">
            <text:p>2.0854</text:p>
          </table:table-cell>
          <table:table-cell office:value-type="float" office:value="3.8329" calcext:value-type="float">
            <text:p>3.8329</text:p>
          </table:table-cell>
          <table:table-cell table:formula="of:=AVERAGE([.AD137:.AD146])" office:value-type="float" office:value="3.73163" calcext:value-type="float">
            <text:p>3.7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7919" calcext:value-type="float">
            <text:p>1.7919</text:p>
          </table:table-cell>
          <table:table-cell office:value-type="float" office:value="5.1694" calcext:value-type="float">
            <text:p>5.1694</text:p>
          </table:table-cell>
          <table:table-cell table:formula="of:=AVERAGE([.C138:.C147])" office:value-type="float" office:value="5.41051" calcext:value-type="float">
            <text:p>5.41</text:p>
          </table:table-cell>
          <table:table-cell office:value-type="float" office:value="1.499" calcext:value-type="float">
            <text:p>1.499</text:p>
          </table:table-cell>
          <table:table-cell office:value-type="float" office:value="4.6962" calcext:value-type="float">
            <text:p>4.6962</text:p>
          </table:table-cell>
          <table:table-cell table:formula="of:=AVERAGE([.F138:.F147])" office:value-type="float" office:value="5.16698" calcext:value-type="float">
            <text:p>5.17</text:p>
          </table:table-cell>
          <table:table-cell office:value-type="float" office:value="1.6204" calcext:value-type="float">
            <text:p>1.6204</text:p>
          </table:table-cell>
          <table:table-cell office:value-type="float" office:value="3.4452" calcext:value-type="float">
            <text:p>3.4452</text:p>
          </table:table-cell>
          <table:table-cell table:formula="of:=AVERAGE([.I138:.I147])" office:value-type="float" office:value="4.115" calcext:value-type="float">
            <text:p>4.12</text:p>
          </table:table-cell>
          <table:table-cell office:value-type="float" office:value="1.627" calcext:value-type="float">
            <text:p>1.627</text:p>
          </table:table-cell>
          <table:table-cell office:value-type="float" office:value="5.2173" calcext:value-type="float">
            <text:p>5.2173</text:p>
          </table:table-cell>
          <table:table-cell table:formula="of:=AVERAGE([.L138:.L147])" office:value-type="float" office:value="5.37195" calcext:value-type="float">
            <text:p>5.37</text:p>
          </table:table-cell>
          <table:table-cell office:value-type="float" office:value="2.0186" calcext:value-type="float">
            <text:p>2.0186</text:p>
          </table:table-cell>
          <table:table-cell office:value-type="float" office:value="1.6816" calcext:value-type="float">
            <text:p>1.6816</text:p>
          </table:table-cell>
          <table:table-cell table:formula="of:=AVERAGE([.O138:.O147])" office:value-type="float" office:value="2.50791" calcext:value-type="float">
            <text:p>2.51</text:p>
          </table:table-cell>
          <table:table-cell office:value-type="float" office:value="2.0809" calcext:value-type="float">
            <text:p>2.0809</text:p>
          </table:table-cell>
          <table:table-cell office:value-type="float" office:value="2.2932" calcext:value-type="float">
            <text:p>2.2932</text:p>
          </table:table-cell>
          <table:table-cell table:formula="of:=AVERAGE([.R138:.R147])" office:value-type="float" office:value="3.02756" calcext:value-type="float">
            <text:p>3.03</text:p>
          </table:table-cell>
          <table:table-cell office:value-type="float" office:value="1.3265" calcext:value-type="float">
            <text:p>1.3265</text:p>
          </table:table-cell>
          <table:table-cell office:value-type="float" office:value="5.2065" calcext:value-type="float">
            <text:p>5.2065</text:p>
          </table:table-cell>
          <table:table-cell table:formula="of:=AVERAGE([.U138:.U147])" office:value-type="float" office:value="5.94089" calcext:value-type="float">
            <text:p>5.94</text:p>
          </table:table-cell>
          <table:table-cell office:value-type="float" office:value="1.6653" calcext:value-type="float">
            <text:p>1.6653</text:p>
          </table:table-cell>
          <table:table-cell office:value-type="float" office:value="4.3648" calcext:value-type="float">
            <text:p>4.3648</text:p>
          </table:table-cell>
          <table:table-cell table:formula="of:=AVERAGE([.X138:.X147])" office:value-type="float" office:value="5.06627" calcext:value-type="float">
            <text:p>5.07</text:p>
          </table:table-cell>
          <table:table-cell office:value-type="float" office:value="1.7262" calcext:value-type="float">
            <text:p>1.7262</text:p>
          </table:table-cell>
          <table:table-cell office:value-type="float" office:value="4.7963" calcext:value-type="float">
            <text:p>4.7963</text:p>
          </table:table-cell>
          <table:table-cell table:formula="of:=AVERAGE([.AA138:.AA147])" office:value-type="float" office:value="4.78537" calcext:value-type="float">
            <text:p>4.79</text:p>
          </table:table-cell>
          <table:table-cell office:value-type="float" office:value="2.0439" calcext:value-type="float">
            <text:p>2.0439</text:p>
          </table:table-cell>
          <table:table-cell office:value-type="float" office:value="4.4016" calcext:value-type="float">
            <text:p>4.4016</text:p>
          </table:table-cell>
          <table:table-cell table:formula="of:=AVERAGE([.AD138:.AD147])" office:value-type="float" office:value="3.89729" calcext:value-type="float">
            <text:p>3.9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7783" calcext:value-type="float">
            <text:p>1.7783</text:p>
          </table:table-cell>
          <table:table-cell office:value-type="float" office:value="5.3977" calcext:value-type="float">
            <text:p>5.3977</text:p>
          </table:table-cell>
          <table:table-cell table:formula="of:=AVERAGE([.C139:.C148])" office:value-type="float" office:value="5.42174" calcext:value-type="float">
            <text:p>5.42</text:p>
          </table:table-cell>
          <table:table-cell office:value-type="float" office:value="1.3543" calcext:value-type="float">
            <text:p>1.3543</text:p>
          </table:table-cell>
          <table:table-cell office:value-type="float" office:value="5.4541" calcext:value-type="float">
            <text:p>5.4541</text:p>
          </table:table-cell>
          <table:table-cell table:formula="of:=AVERAGE([.F139:.F148])" office:value-type="float" office:value="5.28995" calcext:value-type="float">
            <text:p>5.29</text:p>
          </table:table-cell>
          <table:table-cell office:value-type="float" office:value="1.7124" calcext:value-type="float">
            <text:p>1.7124</text:p>
          </table:table-cell>
          <table:table-cell office:value-type="float" office:value="4.4595" calcext:value-type="float">
            <text:p>4.4595</text:p>
          </table:table-cell>
          <table:table-cell table:formula="of:=AVERAGE([.I139:.I148])" office:value-type="float" office:value="4.19859" calcext:value-type="float">
            <text:p>4.20</text:p>
          </table:table-cell>
          <table:table-cell office:value-type="float" office:value="1.4493" calcext:value-type="float">
            <text:p>1.4493</text:p>
          </table:table-cell>
          <table:table-cell office:value-type="float" office:value="4.8629" calcext:value-type="float">
            <text:p>4.8629</text:p>
          </table:table-cell>
          <table:table-cell table:formula="of:=AVERAGE([.L139:.L148])" office:value-type="float" office:value="5.25921" calcext:value-type="float">
            <text:p>5.26</text:p>
          </table:table-cell>
          <table:table-cell office:value-type="float" office:value="2.0865" calcext:value-type="float">
            <text:p>2.0865</text:p>
          </table:table-cell>
          <table:table-cell office:value-type="float" office:value="2.1068" calcext:value-type="float">
            <text:p>2.1068</text:p>
          </table:table-cell>
          <table:table-cell table:formula="of:=AVERAGE([.O139:.O148])" office:value-type="float" office:value="2.48348" calcext:value-type="float">
            <text:p>2.48</text:p>
          </table:table-cell>
          <table:table-cell office:value-type="float" office:value="2.0853" calcext:value-type="float">
            <text:p>2.0853</text:p>
          </table:table-cell>
          <table:table-cell office:value-type="float" office:value="2.8179" calcext:value-type="float">
            <text:p>2.8179</text:p>
          </table:table-cell>
          <table:table-cell table:formula="of:=AVERAGE([.R139:.R148])" office:value-type="float" office:value="3.08797" calcext:value-type="float">
            <text:p>3.09</text:p>
          </table:table-cell>
          <table:table-cell office:value-type="float" office:value="1.4098" calcext:value-type="float">
            <text:p>1.4098</text:p>
          </table:table-cell>
          <table:table-cell office:value-type="float" office:value="5.5244" calcext:value-type="float">
            <text:p>5.5244</text:p>
          </table:table-cell>
          <table:table-cell table:formula="of:=AVERAGE([.U139:.U148])" office:value-type="float" office:value="5.81321" calcext:value-type="float">
            <text:p>5.81</text:p>
          </table:table-cell>
          <table:table-cell office:value-type="float" office:value="2.0652" calcext:value-type="float">
            <text:p>2.0652</text:p>
          </table:table-cell>
          <table:table-cell office:value-type="float" office:value="4.2341" calcext:value-type="float">
            <text:p>4.2341</text:p>
          </table:table-cell>
          <table:table-cell table:formula="of:=AVERAGE([.X139:.X148])" office:value-type="float" office:value="4.96617" calcext:value-type="float">
            <text:p>4.97</text:p>
          </table:table-cell>
          <table:table-cell office:value-type="float" office:value="1.692" calcext:value-type="float">
            <text:p>1.692</text:p>
          </table:table-cell>
          <table:table-cell office:value-type="float" office:value="5.2942" calcext:value-type="float">
            <text:p>5.2942</text:p>
          </table:table-cell>
          <table:table-cell table:formula="of:=AVERAGE([.AA139:.AA148])" office:value-type="float" office:value="4.90592" calcext:value-type="float">
            <text:p>4.91</text:p>
          </table:table-cell>
          <table:table-cell office:value-type="float" office:value="2.0459" calcext:value-type="float">
            <text:p>2.0459</text:p>
          </table:table-cell>
          <table:table-cell office:value-type="float" office:value="3.6545" calcext:value-type="float">
            <text:p>3.6545</text:p>
          </table:table-cell>
          <table:table-cell table:formula="of:=AVERAGE([.AD139:.AD148])" office:value-type="float" office:value="3.93065" calcext:value-type="float">
            <text:p>3.9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6946" calcext:value-type="float">
            <text:p>1.6946</text:p>
          </table:table-cell>
          <table:table-cell office:value-type="float" office:value="4.8101" calcext:value-type="float">
            <text:p>4.8101</text:p>
          </table:table-cell>
          <table:table-cell table:formula="of:=AVERAGE([.C140:.C149])" office:value-type="float" office:value="5.3593" calcext:value-type="float">
            <text:p>5.36</text:p>
          </table:table-cell>
          <table:table-cell office:value-type="float" office:value="1.362" calcext:value-type="float">
            <text:p>1.362</text:p>
          </table:table-cell>
          <table:table-cell office:value-type="float" office:value="4.7399" calcext:value-type="float">
            <text:p>4.7399</text:p>
          </table:table-cell>
          <table:table-cell table:formula="of:=AVERAGE([.F140:.F149])" office:value-type="float" office:value="5.23711" calcext:value-type="float">
            <text:p>5.24</text:p>
          </table:table-cell>
          <table:table-cell office:value-type="float" office:value="1.7421" calcext:value-type="float">
            <text:p>1.7421</text:p>
          </table:table-cell>
          <table:table-cell office:value-type="float" office:value="4.0547" calcext:value-type="float">
            <text:p>4.0547</text:p>
          </table:table-cell>
          <table:table-cell table:formula="of:=AVERAGE([.I140:.I149])" office:value-type="float" office:value="4.16864" calcext:value-type="float">
            <text:p>4.17</text:p>
          </table:table-cell>
          <table:table-cell office:value-type="float" office:value="1.5393" calcext:value-type="float">
            <text:p>1.5393</text:p>
          </table:table-cell>
          <table:table-cell office:value-type="float" office:value="4.3336" calcext:value-type="float">
            <text:p>4.3336</text:p>
          </table:table-cell>
          <table:table-cell table:formula="of:=AVERAGE([.L140:.L149])" office:value-type="float" office:value="5.14151" calcext:value-type="float">
            <text:p>5.14</text:p>
          </table:table-cell>
          <table:table-cell office:value-type="float" office:value="2.0956" calcext:value-type="float">
            <text:p>2.0956</text:p>
          </table:table-cell>
          <table:table-cell office:value-type="float" office:value="2.4309" calcext:value-type="float">
            <text:p>2.4309</text:p>
          </table:table-cell>
          <table:table-cell table:formula="of:=AVERAGE([.O140:.O149])" office:value-type="float" office:value="2.50181" calcext:value-type="float">
            <text:p>2.50</text:p>
          </table:table-cell>
          <table:table-cell office:value-type="float" office:value="2.086" calcext:value-type="float">
            <text:p>2.086</text:p>
          </table:table-cell>
          <table:table-cell office:value-type="float" office:value="2.1084" calcext:value-type="float">
            <text:p>2.1084</text:p>
          </table:table-cell>
          <table:table-cell table:formula="of:=AVERAGE([.R140:.R149])" office:value-type="float" office:value="2.91735" calcext:value-type="float">
            <text:p>2.92</text:p>
          </table:table-cell>
          <table:table-cell office:value-type="float" office:value="1.3434" calcext:value-type="float">
            <text:p>1.3434</text:p>
          </table:table-cell>
          <table:table-cell office:value-type="float" office:value="6.0619" calcext:value-type="float">
            <text:p>6.0619</text:p>
          </table:table-cell>
          <table:table-cell table:formula="of:=AVERAGE([.U140:.U149])" office:value-type="float" office:value="5.70878" calcext:value-type="float">
            <text:p>5.71</text:p>
          </table:table-cell>
          <table:table-cell office:value-type="float" office:value="1.6541" calcext:value-type="float">
            <text:p>1.6541</text:p>
          </table:table-cell>
          <table:table-cell office:value-type="float" office:value="4.9639" calcext:value-type="float">
            <text:p>4.9639</text:p>
          </table:table-cell>
          <table:table-cell table:formula="of:=AVERAGE([.X140:.X149])" office:value-type="float" office:value="4.97087" calcext:value-type="float">
            <text:p>4.97</text:p>
          </table:table-cell>
          <table:table-cell office:value-type="float" office:value="1.7269" calcext:value-type="float">
            <text:p>1.7269</text:p>
          </table:table-cell>
          <table:table-cell office:value-type="float" office:value="5.5533" calcext:value-type="float">
            <text:p>5.5533</text:p>
          </table:table-cell>
          <table:table-cell table:formula="of:=AVERAGE([.AA140:.AA149])" office:value-type="float" office:value="4.99843" calcext:value-type="float">
            <text:p>5.00</text:p>
          </table:table-cell>
          <table:table-cell office:value-type="float" office:value="1.9479" calcext:value-type="float">
            <text:p>1.9479</text:p>
          </table:table-cell>
          <table:table-cell office:value-type="float" office:value="4.0622" calcext:value-type="float">
            <text:p>4.0622</text:p>
          </table:table-cell>
          <table:table-cell table:formula="of:=AVERAGE([.AD140:.AD149])" office:value-type="float" office:value="3.90721" calcext:value-type="float">
            <text:p>3.9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.2716" calcext:value-type="float">
            <text:p>2.2716</text:p>
          </table:table-cell>
          <table:table-cell office:value-type="float" office:value="4.8091" calcext:value-type="float">
            <text:p>4.8091</text:p>
          </table:table-cell>
          <table:table-cell table:formula="of:=AVERAGE([.C141:.C150])" office:value-type="float" office:value="5.21774" calcext:value-type="float">
            <text:p>5.22</text:p>
          </table:table-cell>
          <table:table-cell office:value-type="float" office:value="1.4132" calcext:value-type="float">
            <text:p>1.4132</text:p>
          </table:table-cell>
          <table:table-cell office:value-type="float" office:value="5.9563" calcext:value-type="float">
            <text:p>5.9563</text:p>
          </table:table-cell>
          <table:table-cell table:formula="of:=AVERAGE([.F141:.F150])" office:value-type="float" office:value="5.25822" calcext:value-type="float">
            <text:p>5.26</text:p>
          </table:table-cell>
          <table:table-cell office:value-type="float" office:value="1.5534" calcext:value-type="float">
            <text:p>1.5534</text:p>
          </table:table-cell>
          <table:table-cell office:value-type="float" office:value="3.2982" calcext:value-type="float">
            <text:p>3.2982</text:p>
          </table:table-cell>
          <table:table-cell table:formula="of:=AVERAGE([.I141:.I150])" office:value-type="float" office:value="4.10209" calcext:value-type="float">
            <text:p>4.10</text:p>
          </table:table-cell>
          <table:table-cell office:value-type="float" office:value="1.5193" calcext:value-type="float">
            <text:p>1.5193</text:p>
          </table:table-cell>
          <table:table-cell office:value-type="float" office:value="3.8623" calcext:value-type="float">
            <text:p>3.8623</text:p>
          </table:table-cell>
          <table:table-cell table:formula="of:=AVERAGE([.L141:.L150])" office:value-type="float" office:value="5.07083" calcext:value-type="float">
            <text:p>5.07</text:p>
          </table:table-cell>
          <table:table-cell office:value-type="float" office:value="2.1071" calcext:value-type="float">
            <text:p>2.1071</text:p>
          </table:table-cell>
          <table:table-cell office:value-type="float" office:value="2.8852" calcext:value-type="float">
            <text:p>2.8852</text:p>
          </table:table-cell>
          <table:table-cell table:formula="of:=AVERAGE([.O141:.O150])" office:value-type="float" office:value="2.54562" calcext:value-type="float">
            <text:p>2.55</text:p>
          </table:table-cell>
          <table:table-cell office:value-type="float" office:value="2.2994" calcext:value-type="float">
            <text:p>2.2994</text:p>
          </table:table-cell>
          <table:table-cell office:value-type="float" office:value="2.4718" calcext:value-type="float">
            <text:p>2.4718</text:p>
          </table:table-cell>
          <table:table-cell table:formula="of:=AVERAGE([.R141:.R150])" office:value-type="float" office:value="2.84025" calcext:value-type="float">
            <text:p>2.84</text:p>
          </table:table-cell>
          <table:table-cell office:value-type="float" office:value="1.4575" calcext:value-type="float">
            <text:p>1.4575</text:p>
          </table:table-cell>
          <table:table-cell office:value-type="float" office:value="5.6718" calcext:value-type="float">
            <text:p>5.6718</text:p>
          </table:table-cell>
          <table:table-cell table:formula="of:=AVERAGE([.U141:.U150])" office:value-type="float" office:value="5.70596" calcext:value-type="float">
            <text:p>5.71</text:p>
          </table:table-cell>
          <table:table-cell office:value-type="float" office:value="1.597" calcext:value-type="float">
            <text:p>1.597</text:p>
          </table:table-cell>
          <table:table-cell office:value-type="float" office:value="4.6664" calcext:value-type="float">
            <text:p>4.6664</text:p>
          </table:table-cell>
          <table:table-cell table:formula="of:=AVERAGE([.X141:.X150])" office:value-type="float" office:value="4.89499" calcext:value-type="float">
            <text:p>4.89</text:p>
          </table:table-cell>
          <table:table-cell office:value-type="float" office:value="1.4934" calcext:value-type="float">
            <text:p>1.4934</text:p>
          </table:table-cell>
          <table:table-cell office:value-type="float" office:value="4.7512" calcext:value-type="float">
            <text:p>4.7512</text:p>
          </table:table-cell>
          <table:table-cell table:formula="of:=AVERAGE([.AA141:.AA150])" office:value-type="float" office:value="5.08317" calcext:value-type="float">
            <text:p>5.08</text:p>
          </table:table-cell>
          <table:table-cell office:value-type="float" office:value="2.0912" calcext:value-type="float">
            <text:p>2.0912</text:p>
          </table:table-cell>
          <table:table-cell office:value-type="float" office:value="2.8824" calcext:value-type="float">
            <text:p>2.8824</text:p>
          </table:table-cell>
          <table:table-cell table:formula="of:=AVERAGE([.AD141:.AD150])" office:value-type="float" office:value="3.77833" calcext:value-type="float">
            <text:p>3.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0354" calcext:value-type="float">
            <text:p>2.0354</text:p>
          </table:table-cell>
          <table:table-cell office:value-type="float" office:value="4.8365" calcext:value-type="float">
            <text:p>4.8365</text:p>
          </table:table-cell>
          <table:table-cell table:formula="of:=AVERAGE([.C142:.C151])" office:value-type="float" office:value="5.19719" calcext:value-type="float">
            <text:p>5.20</text:p>
          </table:table-cell>
          <table:table-cell office:value-type="float" office:value="1.5149" calcext:value-type="float">
            <text:p>1.5149</text:p>
          </table:table-cell>
          <table:table-cell office:value-type="float" office:value="5.3033" calcext:value-type="float">
            <text:p>5.3033</text:p>
          </table:table-cell>
          <table:table-cell table:formula="of:=AVERAGE([.F142:.F151])" office:value-type="float" office:value="5.1985" calcext:value-type="float">
            <text:p>5.20</text:p>
          </table:table-cell>
          <table:table-cell office:value-type="float" office:value="1.6715" calcext:value-type="float">
            <text:p>1.6715</text:p>
          </table:table-cell>
          <table:table-cell office:value-type="float" office:value="3.9475" calcext:value-type="float">
            <text:p>3.9475</text:p>
          </table:table-cell>
          <table:table-cell table:formula="of:=AVERAGE([.I142:.I151])" office:value-type="float" office:value="4.10992" calcext:value-type="float">
            <text:p>4.11</text:p>
          </table:table-cell>
          <table:table-cell office:value-type="float" office:value="1.4441" calcext:value-type="float">
            <text:p>1.4441</text:p>
          </table:table-cell>
          <table:table-cell office:value-type="float" office:value="4.5192" calcext:value-type="float">
            <text:p>4.5192</text:p>
          </table:table-cell>
          <table:table-cell table:formula="of:=AVERAGE([.L142:.L151])" office:value-type="float" office:value="4.97084" calcext:value-type="float">
            <text:p>4.97</text:p>
          </table:table-cell>
          <table:table-cell office:value-type="float" office:value="1.8278" calcext:value-type="float">
            <text:p>1.8278</text:p>
          </table:table-cell>
          <table:table-cell office:value-type="float" office:value="1.9055" calcext:value-type="float">
            <text:p>1.9055</text:p>
          </table:table-cell>
          <table:table-cell table:formula="of:=AVERAGE([.O142:.O151])" office:value-type="float" office:value="2.36178" calcext:value-type="float">
            <text:p>2.36</text:p>
          </table:table-cell>
          <table:table-cell office:value-type="float" office:value="2.3589" calcext:value-type="float">
            <text:p>2.3589</text:p>
          </table:table-cell>
          <table:table-cell office:value-type="float" office:value="2.3543" calcext:value-type="float">
            <text:p>2.3543</text:p>
          </table:table-cell>
          <table:table-cell table:formula="of:=AVERAGE([.R142:.R151])" office:value-type="float" office:value="2.86066" calcext:value-type="float">
            <text:p>2.86</text:p>
          </table:table-cell>
          <table:table-cell office:value-type="float" office:value="1.4466" calcext:value-type="float">
            <text:p>1.4466</text:p>
          </table:table-cell>
          <table:table-cell office:value-type="float" office:value="6.3043" calcext:value-type="float">
            <text:p>6.3043</text:p>
          </table:table-cell>
          <table:table-cell table:formula="of:=AVERAGE([.U142:.U151])" office:value-type="float" office:value="5.82252" calcext:value-type="float">
            <text:p>5.82</text:p>
          </table:table-cell>
          <table:table-cell office:value-type="float" office:value="1.9886" calcext:value-type="float">
            <text:p>1.9886</text:p>
          </table:table-cell>
          <table:table-cell office:value-type="float" office:value="5.5095" calcext:value-type="float">
            <text:p>5.5095</text:p>
          </table:table-cell>
          <table:table-cell table:formula="of:=AVERAGE([.X142:.X151])" office:value-type="float" office:value="4.83437" calcext:value-type="float">
            <text:p>4.83</text:p>
          </table:table-cell>
          <table:table-cell office:value-type="float" office:value="1.7209" calcext:value-type="float">
            <text:p>1.7209</text:p>
          </table:table-cell>
          <table:table-cell office:value-type="float" office:value="4.6684" calcext:value-type="float">
            <text:p>4.6684</text:p>
          </table:table-cell>
          <table:table-cell table:formula="of:=AVERAGE([.AA142:.AA151])" office:value-type="float" office:value="5.02965" calcext:value-type="float">
            <text:p>5.03</text:p>
          </table:table-cell>
          <table:table-cell office:value-type="float" office:value="2.152" calcext:value-type="float">
            <text:p>2.152</text:p>
          </table:table-cell>
          <table:table-cell office:value-type="float" office:value="3.3731" calcext:value-type="float">
            <text:p>3.3731</text:p>
          </table:table-cell>
          <table:table-cell table:formula="of:=AVERAGE([.AD142:.AD151])" office:value-type="float" office:value="3.7035" calcext:value-type="float">
            <text:p>3.7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.0106" calcext:value-type="float">
            <text:p>2.0106</text:p>
          </table:table-cell>
          <table:table-cell office:value-type="float" office:value="4.2383" calcext:value-type="float">
            <text:p>4.2383</text:p>
          </table:table-cell>
          <table:table-cell table:formula="of:=AVERAGE([.C143:.C152])" office:value-type="float" office:value="5.08429" calcext:value-type="float">
            <text:p>5.08</text:p>
          </table:table-cell>
          <table:table-cell office:value-type="float" office:value="1.5516" calcext:value-type="float">
            <text:p>1.5516</text:p>
          </table:table-cell>
          <table:table-cell office:value-type="float" office:value="6.0956" calcext:value-type="float">
            <text:p>6.0956</text:p>
          </table:table-cell>
          <table:table-cell table:formula="of:=AVERAGE([.F143:.F152])" office:value-type="float" office:value="5.20804" calcext:value-type="float">
            <text:p>5.21</text:p>
          </table:table-cell>
          <table:table-cell office:value-type="float" office:value="1.5637" calcext:value-type="float">
            <text:p>1.5637</text:p>
          </table:table-cell>
          <table:table-cell office:value-type="float" office:value="3.7516" calcext:value-type="float">
            <text:p>3.7516</text:p>
          </table:table-cell>
          <table:table-cell table:formula="of:=AVERAGE([.I143:.I152])" office:value-type="float" office:value="4.08125" calcext:value-type="float">
            <text:p>4.08</text:p>
          </table:table-cell>
          <table:table-cell office:value-type="float" office:value="1.467" calcext:value-type="float">
            <text:p>1.467</text:p>
          </table:table-cell>
          <table:table-cell office:value-type="float" office:value="4.9201" calcext:value-type="float">
            <text:p>4.9201</text:p>
          </table:table-cell>
          <table:table-cell table:formula="of:=AVERAGE([.L143:.L152])" office:value-type="float" office:value="4.79787" calcext:value-type="float">
            <text:p>4.80</text:p>
          </table:table-cell>
          <table:table-cell office:value-type="float" office:value="2.1986" calcext:value-type="float">
            <text:p>2.1986</text:p>
          </table:table-cell>
          <table:table-cell office:value-type="float" office:value="2.3652" calcext:value-type="float">
            <text:p>2.3652</text:p>
          </table:table-cell>
          <table:table-cell table:formula="of:=AVERAGE([.O143:.O152])" office:value-type="float" office:value="2.2986" calcext:value-type="float">
            <text:p>2.30</text:p>
          </table:table-cell>
          <table:table-cell office:value-type="float" office:value="2.5232" calcext:value-type="float">
            <text:p>2.5232</text:p>
          </table:table-cell>
          <table:table-cell office:value-type="float" office:value="1.8066" calcext:value-type="float">
            <text:p>1.8066</text:p>
          </table:table-cell>
          <table:table-cell table:formula="of:=AVERAGE([.R143:.R152])" office:value-type="float" office:value="2.69962" calcext:value-type="float">
            <text:p>2.70</text:p>
          </table:table-cell>
          <table:table-cell office:value-type="float" office:value="1.6689" calcext:value-type="float">
            <text:p>1.6689</text:p>
          </table:table-cell>
          <table:table-cell office:value-type="float" office:value="6.5658" calcext:value-type="float">
            <text:p>6.5658</text:p>
          </table:table-cell>
          <table:table-cell table:formula="of:=AVERAGE([.U143:.U152])" office:value-type="float" office:value="5.82859" calcext:value-type="float">
            <text:p>5.83</text:p>
          </table:table-cell>
          <table:table-cell office:value-type="float" office:value="1.7615" calcext:value-type="float">
            <text:p>1.7615</text:p>
          </table:table-cell>
          <table:table-cell office:value-type="float" office:value="5.3727" calcext:value-type="float">
            <text:p>5.3727</text:p>
          </table:table-cell>
          <table:table-cell table:formula="of:=AVERAGE([.X143:.X152])" office:value-type="float" office:value="4.89853" calcext:value-type="float">
            <text:p>4.90</text:p>
          </table:table-cell>
          <table:table-cell office:value-type="float" office:value="1.9706" calcext:value-type="float">
            <text:p>1.9706</text:p>
          </table:table-cell>
          <table:table-cell office:value-type="float" office:value="4.4603" calcext:value-type="float">
            <text:p>4.4603</text:p>
          </table:table-cell>
          <table:table-cell table:formula="of:=AVERAGE([.AA143:.AA152])" office:value-type="float" office:value="5.03351" calcext:value-type="float">
            <text:p>5.03</text:p>
          </table:table-cell>
          <table:table-cell office:value-type="float" office:value="2.5099" calcext:value-type="float">
            <text:p>2.5099</text:p>
          </table:table-cell>
          <table:table-cell office:value-type="float" office:value="3.6289" calcext:value-type="float">
            <text:p>3.6289</text:p>
          </table:table-cell>
          <table:table-cell table:formula="of:=AVERAGE([.AD143:.AD152])" office:value-type="float" office:value="3.73277" calcext:value-type="float">
            <text:p>3.7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8431" calcext:value-type="float">
            <text:p>1.8431</text:p>
          </table:table-cell>
          <table:table-cell office:value-type="float" office:value="4.9266" calcext:value-type="float">
            <text:p>4.9266</text:p>
          </table:table-cell>
          <table:table-cell table:formula="of:=AVERAGE([.C144:.C153])" office:value-type="float" office:value="5.01552" calcext:value-type="float">
            <text:p>5.02</text:p>
          </table:table-cell>
          <table:table-cell office:value-type="float" office:value="1.7832" calcext:value-type="float">
            <text:p>1.7832</text:p>
          </table:table-cell>
          <table:table-cell office:value-type="float" office:value="6.5399" calcext:value-type="float">
            <text:p>6.5399</text:p>
          </table:table-cell>
          <table:table-cell table:formula="of:=AVERAGE([.F144:.F153])" office:value-type="float" office:value="5.28506" calcext:value-type="float">
            <text:p>5.29</text:p>
          </table:table-cell>
          <table:table-cell office:value-type="float" office:value="1.3212" calcext:value-type="float">
            <text:p>1.3212</text:p>
          </table:table-cell>
          <table:table-cell office:value-type="float" office:value="3.7463" calcext:value-type="float">
            <text:p>3.7463</text:p>
          </table:table-cell>
          <table:table-cell table:formula="of:=AVERAGE([.I144:.I153])" office:value-type="float" office:value="4.07481" calcext:value-type="float">
            <text:p>4.07</text:p>
          </table:table-cell>
          <table:table-cell office:value-type="float" office:value="1.4647" calcext:value-type="float">
            <text:p>1.4647</text:p>
          </table:table-cell>
          <table:table-cell office:value-type="float" office:value="4.5351" calcext:value-type="float">
            <text:p>4.5351</text:p>
          </table:table-cell>
          <table:table-cell table:formula="of:=AVERAGE([.L144:.L153])" office:value-type="float" office:value="4.69686" calcext:value-type="float">
            <text:p>4.70</text:p>
          </table:table-cell>
          <table:table-cell office:value-type="float" office:value="2.313" calcext:value-type="float">
            <text:p>2.313</text:p>
          </table:table-cell>
          <table:table-cell office:value-type="float" office:value="2.347" calcext:value-type="float">
            <text:p>2.347</text:p>
          </table:table-cell>
          <table:table-cell table:formula="of:=AVERAGE([.O144:.O153])" office:value-type="float" office:value="2.27961" calcext:value-type="float">
            <text:p>2.28</text:p>
          </table:table-cell>
          <table:table-cell office:value-type="float" office:value="2.8298" calcext:value-type="float">
            <text:p>2.8298</text:p>
          </table:table-cell>
          <table:table-cell office:value-type="float" office:value="1.9478" calcext:value-type="float">
            <text:p>1.9478</text:p>
          </table:table-cell>
          <table:table-cell table:formula="of:=AVERAGE([.R144:.R153])" office:value-type="float" office:value="2.60789" calcext:value-type="float">
            <text:p>2.61</text:p>
          </table:table-cell>
          <table:table-cell office:value-type="float" office:value="1.6849" calcext:value-type="float">
            <text:p>1.6849</text:p>
          </table:table-cell>
          <table:table-cell office:value-type="float" office:value="6.115" calcext:value-type="float">
            <text:p>6.115</text:p>
          </table:table-cell>
          <table:table-cell table:formula="of:=AVERAGE([.U144:.U153])" office:value-type="float" office:value="5.83823" calcext:value-type="float">
            <text:p>5.84</text:p>
          </table:table-cell>
          <table:table-cell office:value-type="float" office:value="1.8982" calcext:value-type="float">
            <text:p>1.8982</text:p>
          </table:table-cell>
          <table:table-cell office:value-type="float" office:value="4.4655" calcext:value-type="float">
            <text:p>4.4655</text:p>
          </table:table-cell>
          <table:table-cell table:formula="of:=AVERAGE([.X144:.X153])" office:value-type="float" office:value="4.82371" calcext:value-type="float">
            <text:p>4.82</text:p>
          </table:table-cell>
          <table:table-cell office:value-type="float" office:value="1.799" calcext:value-type="float">
            <text:p>1.799</text:p>
          </table:table-cell>
          <table:table-cell office:value-type="float" office:value="4.2419" calcext:value-type="float">
            <text:p>4.2419</text:p>
          </table:table-cell>
          <table:table-cell table:formula="of:=AVERAGE([.AA144:.AA153])" office:value-type="float" office:value="5.06569" calcext:value-type="float">
            <text:p>5.07</text:p>
          </table:table-cell>
          <table:table-cell office:value-type="float" office:value="1.8332" calcext:value-type="float">
            <text:p>1.8332</text:p>
          </table:table-cell>
          <table:table-cell office:value-type="float" office:value="3.9399" calcext:value-type="float">
            <text:p>3.9399</text:p>
          </table:table-cell>
          <table:table-cell table:formula="of:=AVERAGE([.AD144:.AD153])" office:value-type="float" office:value="3.78476" calcext:value-type="float">
            <text:p>3.7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8459" calcext:value-type="float">
            <text:p>1.8459</text:p>
          </table:table-cell>
          <table:table-cell office:value-type="float" office:value="5.3339" calcext:value-type="float">
            <text:p>5.3339</text:p>
          </table:table-cell>
          <table:table-cell table:formula="of:=AVERAGE([.C145:.C154])" office:value-type="float" office:value="4.93293" calcext:value-type="float">
            <text:p>4.93</text:p>
          </table:table-cell>
          <table:table-cell office:value-type="float" office:value="1.5034" calcext:value-type="float">
            <text:p>1.5034</text:p>
          </table:table-cell>
          <table:table-cell office:value-type="float" office:value="5.0966" calcext:value-type="float">
            <text:p>5.0966</text:p>
          </table:table-cell>
          <table:table-cell table:formula="of:=AVERAGE([.F145:.F154])" office:value-type="float" office:value="5.32953" calcext:value-type="float">
            <text:p>5.33</text:p>
          </table:table-cell>
          <table:table-cell office:value-type="float" office:value="1.5212" calcext:value-type="float">
            <text:p>1.5212</text:p>
          </table:table-cell>
          <table:table-cell office:value-type="float" office:value="4.0605" calcext:value-type="float">
            <text:p>4.0605</text:p>
          </table:table-cell>
          <table:table-cell table:formula="of:=AVERAGE([.I145:.I154])" office:value-type="float" office:value="4.03496" calcext:value-type="float">
            <text:p>4.03</text:p>
          </table:table-cell>
          <table:table-cell office:value-type="float" office:value="1.4948" calcext:value-type="float">
            <text:p>1.4948</text:p>
          </table:table-cell>
          <table:table-cell office:value-type="float" office:value="5.7465" calcext:value-type="float">
            <text:p>5.7465</text:p>
          </table:table-cell>
          <table:table-cell table:formula="of:=AVERAGE([.L145:.L154])" office:value-type="float" office:value="4.73738" calcext:value-type="float">
            <text:p>4.74</text:p>
          </table:table-cell>
          <table:table-cell office:value-type="float" office:value="2.4824" calcext:value-type="float">
            <text:p>2.4824</text:p>
          </table:table-cell>
          <table:table-cell office:value-type="float" office:value="2.5488" calcext:value-type="float">
            <text:p>2.5488</text:p>
          </table:table-cell>
          <table:table-cell table:formula="of:=AVERAGE([.O145:.O154])" office:value-type="float" office:value="2.31356" calcext:value-type="float">
            <text:p>2.31</text:p>
          </table:table-cell>
          <table:table-cell office:value-type="float" office:value="2.3944" calcext:value-type="float">
            <text:p>2.3944</text:p>
          </table:table-cell>
          <table:table-cell office:value-type="float" office:value="2.1726" calcext:value-type="float">
            <text:p>2.1726</text:p>
          </table:table-cell>
          <table:table-cell table:formula="of:=AVERAGE([.R145:.R154])" office:value-type="float" office:value="2.46797" calcext:value-type="float">
            <text:p>2.47</text:p>
          </table:table-cell>
          <table:table-cell office:value-type="float" office:value="1.4818" calcext:value-type="float">
            <text:p>1.4818</text:p>
          </table:table-cell>
          <table:table-cell office:value-type="float" office:value="6.4065" calcext:value-type="float">
            <text:p>6.4065</text:p>
          </table:table-cell>
          <table:table-cell table:formula="of:=AVERAGE([.U145:.U154])" office:value-type="float" office:value="5.97128" calcext:value-type="float">
            <text:p>5.97</text:p>
          </table:table-cell>
          <table:table-cell office:value-type="float" office:value="1.7415" calcext:value-type="float">
            <text:p>1.7415</text:p>
          </table:table-cell>
          <table:table-cell office:value-type="float" office:value="4.5902" calcext:value-type="float">
            <text:p>4.5902</text:p>
          </table:table-cell>
          <table:table-cell table:formula="of:=AVERAGE([.X145:.X154])" office:value-type="float" office:value="4.76044" calcext:value-type="float">
            <text:p>4.76</text:p>
          </table:table-cell>
          <table:table-cell office:value-type="float" office:value="1.7958" calcext:value-type="float">
            <text:p>1.7958</text:p>
          </table:table-cell>
          <table:table-cell office:value-type="float" office:value="5.1125" calcext:value-type="float">
            <text:p>5.1125</text:p>
          </table:table-cell>
          <table:table-cell table:formula="of:=AVERAGE([.AA145:.AA154])" office:value-type="float" office:value="4.99555" calcext:value-type="float">
            <text:p>5.00</text:p>
          </table:table-cell>
          <table:table-cell office:value-type="float" office:value="1.9815" calcext:value-type="float">
            <text:p>1.9815</text:p>
          </table:table-cell>
          <table:table-cell office:value-type="float" office:value="3.0449" calcext:value-type="float">
            <text:p>3.0449</text:p>
          </table:table-cell>
          <table:table-cell table:formula="of:=AVERAGE([.AD145:.AD154])" office:value-type="float" office:value="3.69169" calcext:value-type="float">
            <text:p>3.6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8071" calcext:value-type="float">
            <text:p>1.8071</text:p>
          </table:table-cell>
          <table:table-cell office:value-type="float" office:value="4.8894" calcext:value-type="float">
            <text:p>4.8894</text:p>
          </table:table-cell>
          <table:table-cell table:formula="of:=AVERAGE([.C146:.C155])" office:value-type="float" office:value="4.96496" calcext:value-type="float">
            <text:p>4.96</text:p>
          </table:table-cell>
          <table:table-cell office:value-type="float" office:value="1.467" calcext:value-type="float">
            <text:p>1.467</text:p>
          </table:table-cell>
          <table:table-cell office:value-type="float" office:value="5.4624" calcext:value-type="float">
            <text:p>5.4624</text:p>
          </table:table-cell>
          <table:table-cell table:formula="of:=AVERAGE([.F146:.F155])" office:value-type="float" office:value="5.4665" calcext:value-type="float">
            <text:p>5.47</text:p>
          </table:table-cell>
          <table:table-cell office:value-type="float" office:value="1.7313" calcext:value-type="float">
            <text:p>1.7313</text:p>
          </table:table-cell>
          <table:table-cell office:value-type="float" office:value="4.2872" calcext:value-type="float">
            <text:p>4.2872</text:p>
          </table:table-cell>
          <table:table-cell table:formula="of:=AVERAGE([.I146:.I155])" office:value-type="float" office:value="4.04652" calcext:value-type="float">
            <text:p>4.05</text:p>
          </table:table-cell>
          <table:table-cell office:value-type="float" office:value="1.6432" calcext:value-type="float">
            <text:p>1.6432</text:p>
          </table:table-cell>
          <table:table-cell office:value-type="float" office:value="4.2886" calcext:value-type="float">
            <text:p>4.2886</text:p>
          </table:table-cell>
          <table:table-cell table:formula="of:=AVERAGE([.L146:.L155])" office:value-type="float" office:value="4.6762" calcext:value-type="float">
            <text:p>4.68</text:p>
          </table:table-cell>
          <table:table-cell office:value-type="float" office:value="2.0623" calcext:value-type="float">
            <text:p>2.0623</text:p>
          </table:table-cell>
          <table:table-cell office:value-type="float" office:value="2.3583" calcext:value-type="float">
            <text:p>2.3583</text:p>
          </table:table-cell>
          <table:table-cell table:formula="of:=AVERAGE([.O146:.O155])" office:value-type="float" office:value="2.31164" calcext:value-type="float">
            <text:p>2.31</text:p>
          </table:table-cell>
          <table:table-cell office:value-type="float" office:value="2.3412" calcext:value-type="float">
            <text:p>2.3412</text:p>
          </table:table-cell>
          <table:table-cell office:value-type="float" office:value="2.3456" calcext:value-type="float">
            <text:p>2.3456</text:p>
          </table:table-cell>
          <table:table-cell table:formula="of:=AVERAGE([.R146:.R155])" office:value-type="float" office:value="2.32197" calcext:value-type="float">
            <text:p>2.32</text:p>
          </table:table-cell>
          <table:table-cell office:value-type="float" office:value="1.4087" calcext:value-type="float">
            <text:p>1.4087</text:p>
          </table:table-cell>
          <table:table-cell office:value-type="float" office:value="5.4899" calcext:value-type="float">
            <text:p>5.4899</text:p>
          </table:table-cell>
          <table:table-cell table:formula="of:=AVERAGE([.U146:.U155])" office:value-type="float" office:value="5.941" calcext:value-type="float">
            <text:p>5.94</text:p>
          </table:table-cell>
          <table:table-cell office:value-type="float" office:value="2.0857" calcext:value-type="float">
            <text:p>2.0857</text:p>
          </table:table-cell>
          <table:table-cell office:value-type="float" office:value="5.8699" calcext:value-type="float">
            <text:p>5.8699</text:p>
          </table:table-cell>
          <table:table-cell table:formula="of:=AVERAGE([.X146:.X155])" office:value-type="float" office:value="4.83052" calcext:value-type="float">
            <text:p>4.83</text:p>
          </table:table-cell>
          <table:table-cell office:value-type="float" office:value="1.8754" calcext:value-type="float">
            <text:p>1.8754</text:p>
          </table:table-cell>
          <table:table-cell office:value-type="float" office:value="4.5104" calcext:value-type="float">
            <text:p>4.5104</text:p>
          </table:table-cell>
          <table:table-cell table:formula="of:=AVERAGE([.AA146:.AA155])" office:value-type="float" office:value="4.8607" calcext:value-type="float">
            <text:p>4.86</text:p>
          </table:table-cell>
          <table:table-cell office:value-type="float" office:value="1.6993" calcext:value-type="float">
            <text:p>1.6993</text:p>
          </table:table-cell>
          <table:table-cell office:value-type="float" office:value="4.1435" calcext:value-type="float">
            <text:p>4.1435</text:p>
          </table:table-cell>
          <table:table-cell table:formula="of:=AVERAGE([.AD146:.AD155])" office:value-type="float" office:value="3.69639" calcext:value-type="float">
            <text:p>3.7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.0013" calcext:value-type="float">
            <text:p>2.0013</text:p>
          </table:table-cell>
          <table:table-cell office:value-type="float" office:value="4.844" calcext:value-type="float">
            <text:p>4.844</text:p>
          </table:table-cell>
          <table:table-cell table:formula="of:=AVERAGE([.C147:.C156])" office:value-type="float" office:value="4.9255" calcext:value-type="float">
            <text:p>4.93</text:p>
          </table:table-cell>
          <table:table-cell office:value-type="float" office:value="1.494" calcext:value-type="float">
            <text:p>1.494</text:p>
          </table:table-cell>
          <table:table-cell office:value-type="float" office:value="4.8023" calcext:value-type="float">
            <text:p>4.8023</text:p>
          </table:table-cell>
          <table:table-cell table:formula="of:=AVERAGE([.F147:.F156])" office:value-type="float" office:value="5.41466" calcext:value-type="float">
            <text:p>5.41</text:p>
          </table:table-cell>
          <table:table-cell office:value-type="float" office:value="1.371" calcext:value-type="float">
            <text:p>1.371</text:p>
          </table:table-cell>
          <table:table-cell office:value-type="float" office:value="4.0222" calcext:value-type="float">
            <text:p>4.0222</text:p>
          </table:table-cell>
          <table:table-cell table:formula="of:=AVERAGE([.I147:.I156])" office:value-type="float" office:value="3.90729" calcext:value-type="float">
            <text:p>3.91</text:p>
          </table:table-cell>
          <table:table-cell office:value-type="float" office:value="1.6268" calcext:value-type="float">
            <text:p>1.6268</text:p>
          </table:table-cell>
          <table:table-cell office:value-type="float" office:value="4.3084" calcext:value-type="float">
            <text:p>4.3084</text:p>
          </table:table-cell>
          <table:table-cell table:formula="of:=AVERAGE([.L147:.L156])" office:value-type="float" office:value="4.6594" calcext:value-type="float">
            <text:p>4.66</text:p>
          </table:table-cell>
          <table:table-cell office:value-type="float" office:value="1.9395" calcext:value-type="float">
            <text:p>1.9395</text:p>
          </table:table-cell>
          <table:table-cell office:value-type="float" office:value="2.131" calcext:value-type="float">
            <text:p>2.131</text:p>
          </table:table-cell>
          <table:table-cell table:formula="of:=AVERAGE([.O147:.O156])" office:value-type="float" office:value="2.27603" calcext:value-type="float">
            <text:p>2.28</text:p>
          </table:table-cell>
          <table:table-cell office:value-type="float" office:value="2.4166" calcext:value-type="float">
            <text:p>2.4166</text:p>
          </table:table-cell>
          <table:table-cell office:value-type="float" office:value="2.6359" calcext:value-type="float">
            <text:p>2.6359</text:p>
          </table:table-cell>
          <table:table-cell table:formula="of:=AVERAGE([.R147:.R156])" office:value-type="float" office:value="2.29541" calcext:value-type="float">
            <text:p>2.30</text:p>
          </table:table-cell>
          <table:table-cell office:value-type="float" office:value="1.5705" calcext:value-type="float">
            <text:p>1.5705</text:p>
          </table:table-cell>
          <table:table-cell office:value-type="float" office:value="5.2326" calcext:value-type="float">
            <text:p>5.2326</text:p>
          </table:table-cell>
          <table:table-cell table:formula="of:=AVERAGE([.U147:.U156])" office:value-type="float" office:value="5.85787" calcext:value-type="float">
            <text:p>5.86</text:p>
          </table:table-cell>
          <table:table-cell office:value-type="float" office:value="1.8861" calcext:value-type="float">
            <text:p>1.8861</text:p>
          </table:table-cell>
          <table:table-cell office:value-type="float" office:value="3.8363" calcext:value-type="float">
            <text:p>3.8363</text:p>
          </table:table-cell>
          <table:table-cell table:formula="of:=AVERAGE([.X147:.X156])" office:value-type="float" office:value="4.78733" calcext:value-type="float">
            <text:p>4.79</text:p>
          </table:table-cell>
          <table:table-cell office:value-type="float" office:value="1.5788" calcext:value-type="float">
            <text:p>1.5788</text:p>
          </table:table-cell>
          <table:table-cell office:value-type="float" office:value="5.9953" calcext:value-type="float">
            <text:p>5.9953</text:p>
          </table:table-cell>
          <table:table-cell table:formula="of:=AVERAGE([.AA147:.AA156])" office:value-type="float" office:value="4.93838" calcext:value-type="float">
            <text:p>4.94</text:p>
          </table:table-cell>
          <table:table-cell office:value-type="float" office:value="2.078" calcext:value-type="float">
            <text:p>2.078</text:p>
          </table:table-cell>
          <table:table-cell office:value-type="float" office:value="2.5841" calcext:value-type="float">
            <text:p>2.5841</text:p>
          </table:table-cell>
          <table:table-cell table:formula="of:=AVERAGE([.AD147:.AD156])" office:value-type="float" office:value="3.57151" calcext:value-type="float">
            <text:p>3.5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9589" calcext:value-type="float">
            <text:p>1.9589</text:p>
          </table:table-cell>
          <table:table-cell office:value-type="float" office:value="4.0837" calcext:value-type="float">
            <text:p>4.0837</text:p>
          </table:table-cell>
          <table:table-cell table:formula="of:=AVERAGE([.C148:.C157])" office:value-type="float" office:value="4.81693" calcext:value-type="float">
            <text:p>4.82</text:p>
          </table:table-cell>
          <table:table-cell office:value-type="float" office:value="1.5361" calcext:value-type="float">
            <text:p>1.5361</text:p>
          </table:table-cell>
          <table:table-cell office:value-type="float" office:value="4.9383" calcext:value-type="float">
            <text:p>4.9383</text:p>
          </table:table-cell>
          <table:table-cell table:formula="of:=AVERAGE([.F148:.F157])" office:value-type="float" office:value="5.43887" calcext:value-type="float">
            <text:p>5.44</text:p>
          </table:table-cell>
          <table:table-cell office:value-type="float" office:value="1.5956" calcext:value-type="float">
            <text:p>1.5956</text:p>
          </table:table-cell>
          <table:table-cell office:value-type="float" office:value="4.3934" calcext:value-type="float">
            <text:p>4.3934</text:p>
          </table:table-cell>
          <table:table-cell table:formula="of:=AVERAGE([.I148:.I157])" office:value-type="float" office:value="4.00211" calcext:value-type="float">
            <text:p>4.00</text:p>
          </table:table-cell>
          <table:table-cell office:value-type="float" office:value="1.4005" calcext:value-type="float">
            <text:p>1.4005</text:p>
          </table:table-cell>
          <table:table-cell office:value-type="float" office:value="3.9834" calcext:value-type="float">
            <text:p>3.9834</text:p>
          </table:table-cell>
          <table:table-cell table:formula="of:=AVERAGE([.L148:.L157])" office:value-type="float" office:value="4.53601" calcext:value-type="float">
            <text:p>4.54</text:p>
          </table:table-cell>
          <table:table-cell office:value-type="float" office:value="1.9328" calcext:value-type="float">
            <text:p>1.9328</text:p>
          </table:table-cell>
          <table:table-cell office:value-type="float" office:value="2.539" calcext:value-type="float">
            <text:p>2.539</text:p>
          </table:table-cell>
          <table:table-cell table:formula="of:=AVERAGE([.O148:.O157])" office:value-type="float" office:value="2.36177" calcext:value-type="float">
            <text:p>2.36</text:p>
          </table:table-cell>
          <table:table-cell office:value-type="float" office:value="2.0099" calcext:value-type="float">
            <text:p>2.0099</text:p>
          </table:table-cell>
          <table:table-cell office:value-type="float" office:value="2.5153" calcext:value-type="float">
            <text:p>2.5153</text:p>
          </table:table-cell>
          <table:table-cell table:formula="of:=AVERAGE([.R148:.R157])" office:value-type="float" office:value="2.31762" calcext:value-type="float">
            <text:p>2.32</text:p>
          </table:table-cell>
          <table:table-cell office:value-type="float" office:value="1.5508" calcext:value-type="float">
            <text:p>1.5508</text:p>
          </table:table-cell>
          <table:table-cell office:value-type="float" office:value="5.2475" calcext:value-type="float">
            <text:p>5.2475</text:p>
          </table:table-cell>
          <table:table-cell table:formula="of:=AVERAGE([.U148:.U157])" office:value-type="float" office:value="5.86197" calcext:value-type="float">
            <text:p>5.86</text:p>
          </table:table-cell>
          <table:table-cell office:value-type="float" office:value="1.6913" calcext:value-type="float">
            <text:p>1.6913</text:p>
          </table:table-cell>
          <table:table-cell office:value-type="float" office:value="4.9161" calcext:value-type="float">
            <text:p>4.9161</text:p>
          </table:table-cell>
          <table:table-cell table:formula="of:=AVERAGE([.X148:.X157])" office:value-type="float" office:value="4.84246" calcext:value-type="float">
            <text:p>4.84</text:p>
          </table:table-cell>
          <table:table-cell office:value-type="float" office:value="1.8111" calcext:value-type="float">
            <text:p>1.8111</text:p>
          </table:table-cell>
          <table:table-cell office:value-type="float" office:value="4.1971" calcext:value-type="float">
            <text:p>4.1971</text:p>
          </table:table-cell>
          <table:table-cell table:formula="of:=AVERAGE([.AA148:.AA157])" office:value-type="float" office:value="4.87846" calcext:value-type="float">
            <text:p>4.88</text:p>
          </table:table-cell>
          <table:table-cell office:value-type="float" office:value="2.2955" calcext:value-type="float">
            <text:p>2.2955</text:p>
          </table:table-cell>
          <table:table-cell office:value-type="float" office:value="2.9146" calcext:value-type="float">
            <text:p>2.9146</text:p>
          </table:table-cell>
          <table:table-cell table:formula="of:=AVERAGE([.AD148:.AD157])" office:value-type="float" office:value="3.42281" calcext:value-type="float">
            <text:p>3.4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.1079" calcext:value-type="float">
            <text:p>2.1079</text:p>
          </table:table-cell>
          <table:table-cell office:value-type="float" office:value="5.2196" calcext:value-type="float">
            <text:p>5.2196</text:p>
          </table:table-cell>
          <table:table-cell table:formula="of:=AVERAGE([.C149:.C158])" office:value-type="float" office:value="4.79912" calcext:value-type="float">
            <text:p>4.80</text:p>
          </table:table-cell>
          <table:table-cell office:value-type="float" office:value="1.624" calcext:value-type="float">
            <text:p>1.624</text:p>
          </table:table-cell>
          <table:table-cell office:value-type="float" office:value="5.6647" calcext:value-type="float">
            <text:p>5.6647</text:p>
          </table:table-cell>
          <table:table-cell table:formula="of:=AVERAGE([.F149:.F158])" office:value-type="float" office:value="5.45993" calcext:value-type="float">
            <text:p>5.46</text:p>
          </table:table-cell>
          <table:table-cell office:value-type="float" office:value="1.6705" calcext:value-type="float">
            <text:p>1.6705</text:p>
          </table:table-cell>
          <table:table-cell office:value-type="float" office:value="3.6842" calcext:value-type="float">
            <text:p>3.6842</text:p>
          </table:table-cell>
          <table:table-cell table:formula="of:=AVERAGE([.I149:.I158])" office:value-type="float" office:value="3.92458" calcext:value-type="float">
            <text:p>3.92</text:p>
          </table:table-cell>
          <table:table-cell office:value-type="float" office:value="1.457" calcext:value-type="float">
            <text:p>1.457</text:p>
          </table:table-cell>
          <table:table-cell office:value-type="float" office:value="4.9182" calcext:value-type="float">
            <text:p>4.9182</text:p>
          </table:table-cell>
          <table:table-cell table:formula="of:=AVERAGE([.L149:.L158])" office:value-type="float" office:value="4.54154" calcext:value-type="float">
            <text:p>4.54</text:p>
          </table:table-cell>
          <table:table-cell office:value-type="float" office:value="2.3454" calcext:value-type="float">
            <text:p>2.3454</text:p>
          </table:table-cell>
          <table:table-cell office:value-type="float" office:value="2.4475" calcext:value-type="float">
            <text:p>2.4475</text:p>
          </table:table-cell>
          <table:table-cell table:formula="of:=AVERAGE([.O149:.O158])" office:value-type="float" office:value="2.39584" calcext:value-type="float">
            <text:p>2.40</text:p>
          </table:table-cell>
          <table:table-cell office:value-type="float" office:value="1.9952" calcext:value-type="float">
            <text:p>1.9952</text:p>
          </table:table-cell>
          <table:table-cell office:value-type="float" office:value="3.2926" calcext:value-type="float">
            <text:p>3.2926</text:p>
          </table:table-cell>
          <table:table-cell table:formula="of:=AVERAGE([.R149:.R158])" office:value-type="float" office:value="2.36509" calcext:value-type="float">
            <text:p>2.37</text:p>
          </table:table-cell>
          <table:table-cell office:value-type="float" office:value="1.4822" calcext:value-type="float">
            <text:p>1.4822</text:p>
          </table:table-cell>
          <table:table-cell office:value-type="float" office:value="5.4356" calcext:value-type="float">
            <text:p>5.4356</text:p>
          </table:table-cell>
          <table:table-cell table:formula="of:=AVERAGE([.U149:.U158])" office:value-type="float" office:value="5.85309" calcext:value-type="float">
            <text:p>5.85</text:p>
          </table:table-cell>
          <table:table-cell office:value-type="float" office:value="1.954" calcext:value-type="float">
            <text:p>1.954</text:p>
          </table:table-cell>
          <table:table-cell office:value-type="float" office:value="3.9171" calcext:value-type="float">
            <text:p>3.9171</text:p>
          </table:table-cell>
          <table:table-cell table:formula="of:=AVERAGE([.X149:.X158])" office:value-type="float" office:value="4.81076" calcext:value-type="float">
            <text:p>4.81</text:p>
          </table:table-cell>
          <table:table-cell office:value-type="float" office:value="1.7695" calcext:value-type="float">
            <text:p>1.7695</text:p>
          </table:table-cell>
          <table:table-cell office:value-type="float" office:value="4.8851" calcext:value-type="float">
            <text:p>4.8851</text:p>
          </table:table-cell>
          <table:table-cell table:formula="of:=AVERAGE([.AA149:.AA158])" office:value-type="float" office:value="4.83755" calcext:value-type="float">
            <text:p>4.84</text:p>
          </table:table-cell>
          <table:table-cell office:value-type="float" office:value="2.1032" calcext:value-type="float">
            <text:p>2.1032</text:p>
          </table:table-cell>
          <table:table-cell office:value-type="float" office:value="2.3247" calcext:value-type="float">
            <text:p>2.3247</text:p>
          </table:table-cell>
          <table:table-cell table:formula="of:=AVERAGE([.AD149:.AD158])" office:value-type="float" office:value="3.28983" calcext:value-type="float">
            <text:p>3.2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035" calcext:value-type="float">
            <text:p>2.035</text:p>
          </table:table-cell>
          <table:table-cell office:value-type="float" office:value="5.1562" calcext:value-type="float">
            <text:p>5.1562</text:p>
          </table:table-cell>
          <table:table-cell table:formula="of:=AVERAGE([.C150:.C159])" office:value-type="float" office:value="4.83373" calcext:value-type="float">
            <text:p>4.83</text:p>
          </table:table-cell>
          <table:table-cell office:value-type="float" office:value="1.51" calcext:value-type="float">
            <text:p>1.51</text:p>
          </table:table-cell>
          <table:table-cell office:value-type="float" office:value="5.2238" calcext:value-type="float">
            <text:p>5.2238</text:p>
          </table:table-cell>
          <table:table-cell table:formula="of:=AVERAGE([.F150:.F159])" office:value-type="float" office:value="5.50832" calcext:value-type="float">
            <text:p>5.51</text:p>
          </table:table-cell>
          <table:table-cell office:value-type="float" office:value="1.4273" calcext:value-type="float">
            <text:p>1.4273</text:p>
          </table:table-cell>
          <table:table-cell office:value-type="float" office:value="3.3366" calcext:value-type="float">
            <text:p>3.3366</text:p>
          </table:table-cell>
          <table:table-cell table:formula="of:=AVERAGE([.I150:.I159])" office:value-type="float" office:value="3.85277" calcext:value-type="float">
            <text:p>3.85</text:p>
          </table:table-cell>
          <table:table-cell office:value-type="float" office:value="1.3576" calcext:value-type="float">
            <text:p>1.3576</text:p>
          </table:table-cell>
          <table:table-cell office:value-type="float" office:value="5.7369" calcext:value-type="float">
            <text:p>5.7369</text:p>
          </table:table-cell>
          <table:table-cell table:formula="of:=AVERAGE([.L150:.L159])" office:value-type="float" office:value="4.68187" calcext:value-type="float">
            <text:p>4.68</text:p>
          </table:table-cell>
          <table:table-cell office:value-type="float" office:value="2.4106" calcext:value-type="float">
            <text:p>2.4106</text:p>
          </table:table-cell>
          <table:table-cell office:value-type="float" office:value="2.4406" calcext:value-type="float">
            <text:p>2.4406</text:p>
          </table:table-cell>
          <table:table-cell table:formula="of:=AVERAGE([.O150:.O159])" office:value-type="float" office:value="2.39681" calcext:value-type="float">
            <text:p>2.40</text:p>
          </table:table-cell>
          <table:table-cell office:value-type="float" office:value="1.9711" calcext:value-type="float">
            <text:p>1.9711</text:p>
          </table:table-cell>
          <table:table-cell office:value-type="float" office:value="2.5821" calcext:value-type="float">
            <text:p>2.5821</text:p>
          </table:table-cell>
          <table:table-cell table:formula="of:=AVERAGE([.R150:.R159])" office:value-type="float" office:value="2.41246" calcext:value-type="float">
            <text:p>2.41</text:p>
          </table:table-cell>
          <table:table-cell office:value-type="float" office:value="1.6366" calcext:value-type="float">
            <text:p>1.6366</text:p>
          </table:table-cell>
          <table:table-cell office:value-type="float" office:value="5.2093" calcext:value-type="float">
            <text:p>5.2093</text:p>
          </table:table-cell>
          <table:table-cell table:formula="of:=AVERAGE([.U150:.U159])" office:value-type="float" office:value="5.76783" calcext:value-type="float">
            <text:p>5.77</text:p>
          </table:table-cell>
          <table:table-cell office:value-type="float" office:value="1.9728" calcext:value-type="float">
            <text:p>1.9728</text:p>
          </table:table-cell>
          <table:table-cell office:value-type="float" office:value="3.9868" calcext:value-type="float">
            <text:p>3.9868</text:p>
          </table:table-cell>
          <table:table-cell table:formula="of:=AVERAGE([.X150:.X159])" office:value-type="float" office:value="4.71305" calcext:value-type="float">
            <text:p>4.71</text:p>
          </table:table-cell>
          <table:table-cell office:value-type="float" office:value="1.5902" calcext:value-type="float">
            <text:p>1.5902</text:p>
          </table:table-cell>
          <table:table-cell office:value-type="float" office:value="5.4444" calcext:value-type="float">
            <text:p>5.4444</text:p>
          </table:table-cell>
          <table:table-cell table:formula="of:=AVERAGE([.AA150:.AA159])" office:value-type="float" office:value="4.82666" calcext:value-type="float">
            <text:p>4.83</text:p>
          </table:table-cell>
          <table:table-cell office:value-type="float" office:value="1.9571" calcext:value-type="float">
            <text:p>1.9571</text:p>
          </table:table-cell>
          <table:table-cell office:value-type="float" office:value="3.3446" calcext:value-type="float">
            <text:p>3.3446</text:p>
          </table:table-cell>
          <table:table-cell table:formula="of:=AVERAGE([.AD150:.AD159])" office:value-type="float" office:value="3.21807" calcext:value-type="float">
            <text:p>3.2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0489" calcext:value-type="float">
            <text:p>2.0489</text:p>
          </table:table-cell>
          <table:table-cell office:value-type="float" office:value="4.5365" calcext:value-type="float">
            <text:p>4.5365</text:p>
          </table:table-cell>
          <table:table-cell table:formula="of:=AVERAGE([.C151:.C160])" office:value-type="float" office:value="4.80647" calcext:value-type="float">
            <text:p>4.81</text:p>
          </table:table-cell>
          <table:table-cell office:value-type="float" office:value="1.412" calcext:value-type="float">
            <text:p>1.412</text:p>
          </table:table-cell>
          <table:table-cell office:value-type="float" office:value="5.6282" calcext:value-type="float">
            <text:p>5.6282</text:p>
          </table:table-cell>
          <table:table-cell table:formula="of:=AVERAGE([.F151:.F160])" office:value-type="float" office:value="5.47551" calcext:value-type="float">
            <text:p>5.48</text:p>
          </table:table-cell>
          <table:table-cell office:value-type="float" office:value="1.7075" calcext:value-type="float">
            <text:p>1.7075</text:p>
          </table:table-cell>
          <table:table-cell office:value-type="float" office:value="3.0559" calcext:value-type="float">
            <text:p>3.0559</text:p>
          </table:table-cell>
          <table:table-cell table:formula="of:=AVERAGE([.I151:.I160])" office:value-type="float" office:value="3.82854" calcext:value-type="float">
            <text:p>3.83</text:p>
          </table:table-cell>
          <table:table-cell office:value-type="float" office:value="1.3871" calcext:value-type="float">
            <text:p>1.3871</text:p>
          </table:table-cell>
          <table:table-cell office:value-type="float" office:value="4.5572" calcext:value-type="float">
            <text:p>4.5572</text:p>
          </table:table-cell>
          <table:table-cell table:formula="of:=AVERAGE([.L151:.L160])" office:value-type="float" office:value="4.75136" calcext:value-type="float">
            <text:p>4.75</text:p>
          </table:table-cell>
          <table:table-cell office:value-type="float" office:value="2.0494" calcext:value-type="float">
            <text:p>2.0494</text:p>
          </table:table-cell>
          <table:table-cell office:value-type="float" office:value="3.43" calcext:value-type="float">
            <text:p>3.43</text:p>
          </table:table-cell>
          <table:table-cell table:formula="of:=AVERAGE([.O151:.O160])" office:value-type="float" office:value="2.45129" calcext:value-type="float">
            <text:p>2.45</text:p>
          </table:table-cell>
          <table:table-cell office:value-type="float" office:value="2.1224" calcext:value-type="float">
            <text:p>2.1224</text:p>
          </table:table-cell>
          <table:table-cell office:value-type="float" office:value="2.7027" calcext:value-type="float">
            <text:p>2.7027</text:p>
          </table:table-cell>
          <table:table-cell table:formula="of:=AVERAGE([.R151:.R160])" office:value-type="float" office:value="2.43555" calcext:value-type="float">
            <text:p>2.44</text:p>
          </table:table-cell>
          <table:table-cell office:value-type="float" office:value="1.6107" calcext:value-type="float">
            <text:p>1.6107</text:p>
          </table:table-cell>
          <table:table-cell office:value-type="float" office:value="5.0815" calcext:value-type="float">
            <text:p>5.0815</text:p>
          </table:table-cell>
          <table:table-cell table:formula="of:=AVERAGE([.U151:.U160])" office:value-type="float" office:value="5.7088" calcext:value-type="float">
            <text:p>5.71</text:p>
          </table:table-cell>
          <table:table-cell office:value-type="float" office:value="1.997" calcext:value-type="float">
            <text:p>1.997</text:p>
          </table:table-cell>
          <table:table-cell office:value-type="float" office:value="4.1347" calcext:value-type="float">
            <text:p>4.1347</text:p>
          </table:table-cell>
          <table:table-cell table:formula="of:=AVERAGE([.X151:.X160])" office:value-type="float" office:value="4.65988" calcext:value-type="float">
            <text:p>4.66</text:p>
          </table:table-cell>
          <table:table-cell office:value-type="float" office:value="1.8691" calcext:value-type="float">
            <text:p>1.8691</text:p>
          </table:table-cell>
          <table:table-cell office:value-type="float" office:value="5.4096" calcext:value-type="float">
            <text:p>5.4096</text:p>
          </table:table-cell>
          <table:table-cell table:formula="of:=AVERAGE([.AA151:.AA160])" office:value-type="float" office:value="4.8925" calcext:value-type="float">
            <text:p>4.89</text:p>
          </table:table-cell>
          <table:table-cell office:value-type="float" office:value="2.1387" calcext:value-type="float">
            <text:p>2.1387</text:p>
          </table:table-cell>
          <table:table-cell office:value-type="float" office:value="2.6175" calcext:value-type="float">
            <text:p>2.6175</text:p>
          </table:table-cell>
          <table:table-cell table:formula="of:=AVERAGE([.AD151:.AD160])" office:value-type="float" office:value="3.19158" calcext:value-type="float">
            <text:p>3.1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9284" calcext:value-type="float">
            <text:p>1.9284</text:p>
          </table:table-cell>
          <table:table-cell office:value-type="float" office:value="3.3778" calcext:value-type="float">
            <text:p>3.3778</text:p>
          </table:table-cell>
          <table:table-cell table:formula="of:=AVERAGE([.C152:.C161])" office:value-type="float" office:value="4.6606" calcext:value-type="float">
            <text:p>4.66</text:p>
          </table:table-cell>
          <table:table-cell office:value-type="float" office:value="1.6672" calcext:value-type="float">
            <text:p>1.6672</text:p>
          </table:table-cell>
          <table:table-cell office:value-type="float" office:value="6.2709" calcext:value-type="float">
            <text:p>6.2709</text:p>
          </table:table-cell>
          <table:table-cell table:formula="of:=AVERAGE([.F152:.F161])" office:value-type="float" office:value="5.57227" calcext:value-type="float">
            <text:p>5.57</text:p>
          </table:table-cell>
          <table:table-cell office:value-type="float" office:value="1.3845" calcext:value-type="float">
            <text:p>1.3845</text:p>
          </table:table-cell>
          <table:table-cell office:value-type="float" office:value="4.3814" calcext:value-type="float">
            <text:p>4.3814</text:p>
          </table:table-cell>
          <table:table-cell table:formula="of:=AVERAGE([.I152:.I161])" office:value-type="float" office:value="3.87193" calcext:value-type="float">
            <text:p>3.87</text:p>
          </table:table-cell>
          <table:table-cell office:value-type="float" office:value="1.2522" calcext:value-type="float">
            <text:p>1.2522</text:p>
          </table:table-cell>
          <table:table-cell office:value-type="float" office:value="5.2538" calcext:value-type="float">
            <text:p>5.2538</text:p>
          </table:table-cell>
          <table:table-cell table:formula="of:=AVERAGE([.L152:.L161])" office:value-type="float" office:value="4.82482" calcext:value-type="float">
            <text:p>4.82</text:p>
          </table:table-cell>
          <table:table-cell office:value-type="float" office:value="2.2191" calcext:value-type="float">
            <text:p>2.2191</text:p>
          </table:table-cell>
          <table:table-cell office:value-type="float" office:value="2.0846" calcext:value-type="float">
            <text:p>2.0846</text:p>
          </table:table-cell>
          <table:table-cell table:formula="of:=AVERAGE([.O152:.O161])" office:value-type="float" office:value="2.4692" calcext:value-type="float">
            <text:p>2.47</text:p>
          </table:table-cell>
          <table:table-cell office:value-type="float" office:value="2.0626" calcext:value-type="float">
            <text:p>2.0626</text:p>
          </table:table-cell>
          <table:table-cell office:value-type="float" office:value="3.2064" calcext:value-type="float">
            <text:p>3.2064</text:p>
          </table:table-cell>
          <table:table-cell table:formula="of:=AVERAGE([.R152:.R161])" office:value-type="float" office:value="2.52076" calcext:value-type="float">
            <text:p>2.52</text:p>
          </table:table-cell>
          <table:table-cell office:value-type="float" office:value="1.4763" calcext:value-type="float">
            <text:p>1.4763</text:p>
          </table:table-cell>
          <table:table-cell office:value-type="float" office:value="3.7787" calcext:value-type="float">
            <text:p>3.7787</text:p>
          </table:table-cell>
          <table:table-cell table:formula="of:=AVERAGE([.U152:.U161])" office:value-type="float" office:value="5.45624" calcext:value-type="float">
            <text:p>5.46</text:p>
          </table:table-cell>
          <table:table-cell office:value-type="float" office:value="1.9591" calcext:value-type="float">
            <text:p>1.9591</text:p>
          </table:table-cell>
          <table:table-cell office:value-type="float" office:value="4.2342" calcext:value-type="float">
            <text:p>4.2342</text:p>
          </table:table-cell>
          <table:table-cell table:formula="of:=AVERAGE([.X152:.X161])" office:value-type="float" office:value="4.53235" calcext:value-type="float">
            <text:p>4.53</text:p>
          </table:table-cell>
          <table:table-cell office:value-type="float" office:value="1.7132" calcext:value-type="float">
            <text:p>1.7132</text:p>
          </table:table-cell>
          <table:table-cell office:value-type="float" office:value="6.2332" calcext:value-type="float">
            <text:p>6.2332</text:p>
          </table:table-cell>
          <table:table-cell table:formula="of:=AVERAGE([.AA152:.AA161])" office:value-type="float" office:value="5.04898" calcext:value-type="float">
            <text:p>5.05</text:p>
          </table:table-cell>
          <table:table-cell office:value-type="float" office:value="1.8379" calcext:value-type="float">
            <text:p>1.8379</text:p>
          </table:table-cell>
          <table:table-cell office:value-type="float" office:value="2.5111" calcext:value-type="float">
            <text:p>2.5111</text:p>
          </table:table-cell>
          <table:table-cell table:formula="of:=AVERAGE([.AD152:.AD161])" office:value-type="float" office:value="3.10538" calcext:value-type="float">
            <text:p>3.1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8164" calcext:value-type="float">
            <text:p>1.8164</text:p>
          </table:table-cell>
          <table:table-cell office:value-type="float" office:value="3.4434" calcext:value-type="float">
            <text:p>3.4434</text:p>
          </table:table-cell>
          <table:table-cell table:formula="of:=AVERAGE([.C153:.C162])" office:value-type="float" office:value="4.58111" calcext:value-type="float">
            <text:p>4.58</text:p>
          </table:table-cell>
          <table:table-cell office:value-type="float" office:value="1.7762" calcext:value-type="float">
            <text:p>1.7762</text:p>
          </table:table-cell>
          <table:table-cell office:value-type="float" office:value="7.4168" calcext:value-type="float">
            <text:p>7.4168</text:p>
          </table:table-cell>
          <table:table-cell table:formula="of:=AVERAGE([.F153:.F162])" office:value-type="float" office:value="5.70439" calcext:value-type="float">
            <text:p>5.70</text:p>
          </table:table-cell>
          <table:table-cell office:value-type="float" office:value="1.4734" calcext:value-type="float">
            <text:p>1.4734</text:p>
          </table:table-cell>
          <table:table-cell office:value-type="float" office:value="3.5543" calcext:value-type="float">
            <text:p>3.5543</text:p>
          </table:table-cell>
          <table:table-cell table:formula="of:=AVERAGE([.I153:.I162])" office:value-type="float" office:value="3.8522" calcext:value-type="float">
            <text:p>3.85</text:p>
          </table:table-cell>
          <table:table-cell office:value-type="float" office:value="1.4541" calcext:value-type="float">
            <text:p>1.4541</text:p>
          </table:table-cell>
          <table:table-cell office:value-type="float" office:value="4.6217" calcext:value-type="float">
            <text:p>4.6217</text:p>
          </table:table-cell>
          <table:table-cell table:formula="of:=AVERAGE([.L153:.L162])" office:value-type="float" office:value="4.79498" calcext:value-type="float">
            <text:p>4.79</text:p>
          </table:table-cell>
          <table:table-cell office:value-type="float" office:value="2.3132" calcext:value-type="float">
            <text:p>2.3132</text:p>
          </table:table-cell>
          <table:table-cell office:value-type="float" office:value="2.3228" calcext:value-type="float">
            <text:p>2.3228</text:p>
          </table:table-cell>
          <table:table-cell table:formula="of:=AVERAGE([.O153:.O162])" office:value-type="float" office:value="2.46496" calcext:value-type="float">
            <text:p>2.46</text:p>
          </table:table-cell>
          <table:table-cell office:value-type="float" office:value="1.6876" calcext:value-type="float">
            <text:p>1.6876</text:p>
          </table:table-cell>
          <table:table-cell office:value-type="float" office:value="4.6177" calcext:value-type="float">
            <text:p>4.6177</text:p>
          </table:table-cell>
          <table:table-cell table:formula="of:=AVERAGE([.R153:.R162])" office:value-type="float" office:value="2.80187" calcext:value-type="float">
            <text:p>2.80</text:p>
          </table:table-cell>
          <table:table-cell office:value-type="float" office:value="1.6116" calcext:value-type="float">
            <text:p>1.6116</text:p>
          </table:table-cell>
          <table:table-cell office:value-type="float" office:value="4.5271" calcext:value-type="float">
            <text:p>4.5271</text:p>
          </table:table-cell>
          <table:table-cell table:formula="of:=AVERAGE([.U153:.U162])" office:value-type="float" office:value="5.25237" calcext:value-type="float">
            <text:p>5.25</text:p>
          </table:table-cell>
          <table:table-cell office:value-type="float" office:value="2.0657" calcext:value-type="float">
            <text:p>2.0657</text:p>
          </table:table-cell>
          <table:table-cell office:value-type="float" office:value="4.2265" calcext:value-type="float">
            <text:p>4.2265</text:p>
          </table:table-cell>
          <table:table-cell table:formula="of:=AVERAGE([.X153:.X162])" office:value-type="float" office:value="4.41773" calcext:value-type="float">
            <text:p>4.42</text:p>
          </table:table-cell>
          <table:table-cell office:value-type="float" office:value="1.6585" calcext:value-type="float">
            <text:p>1.6585</text:p>
          </table:table-cell>
          <table:table-cell office:value-type="float" office:value="5.9932" calcext:value-type="float">
            <text:p>5.9932</text:p>
          </table:table-cell>
          <table:table-cell table:formula="of:=AVERAGE([.AA153:.AA162])" office:value-type="float" office:value="5.20227" calcext:value-type="float">
            <text:p>5.20</text:p>
          </table:table-cell>
          <table:table-cell office:value-type="float" office:value="1.6634" calcext:value-type="float">
            <text:p>1.6634</text:p>
          </table:table-cell>
          <table:table-cell office:value-type="float" office:value="2.727" calcext:value-type="float">
            <text:p>2.727</text:p>
          </table:table-cell>
          <table:table-cell table:formula="of:=AVERAGE([.AD153:.AD162])" office:value-type="float" office:value="3.01519" calcext:value-type="float">
            <text:p>3.0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.1695" calcext:value-type="float">
            <text:p>2.1695</text:p>
          </table:table-cell>
          <table:table-cell office:value-type="float" office:value="3.6066" calcext:value-type="float">
            <text:p>3.6066</text:p>
          </table:table-cell>
          <table:table-cell table:formula="of:=AVERAGE([.C154:.C163])" office:value-type="float" office:value="4.44911" calcext:value-type="float">
            <text:p>4.45</text:p>
          </table:table-cell>
          <table:table-cell office:value-type="float" office:value="1.4496" calcext:value-type="float">
            <text:p>1.4496</text:p>
          </table:table-cell>
          <table:table-cell office:value-type="float" office:value="4.7383" calcext:value-type="float">
            <text:p>4.7383</text:p>
          </table:table-cell>
          <table:table-cell table:formula="of:=AVERAGE([.F154:.F163])" office:value-type="float" office:value="5.52423" calcext:value-type="float">
            <text:p>5.52</text:p>
          </table:table-cell>
          <table:table-cell office:value-type="float" office:value="1.4713" calcext:value-type="float">
            <text:p>1.4713</text:p>
          </table:table-cell>
          <table:table-cell office:value-type="float" office:value="4.2821" calcext:value-type="float">
            <text:p>4.2821</text:p>
          </table:table-cell>
          <table:table-cell table:formula="of:=AVERAGE([.I154:.I163])" office:value-type="float" office:value="3.90578" calcext:value-type="float">
            <text:p>3.91</text:p>
          </table:table-cell>
          <table:table-cell office:value-type="float" office:value="1.4753" calcext:value-type="float">
            <text:p>1.4753</text:p>
          </table:table-cell>
          <table:table-cell office:value-type="float" office:value="4.1688" calcext:value-type="float">
            <text:p>4.1688</text:p>
          </table:table-cell>
          <table:table-cell table:formula="of:=AVERAGE([.L154:.L163])" office:value-type="float" office:value="4.75835" calcext:value-type="float">
            <text:p>4.76</text:p>
          </table:table-cell>
          <table:table-cell office:value-type="float" office:value="2.289" calcext:value-type="float">
            <text:p>2.289</text:p>
          </table:table-cell>
          <table:table-cell office:value-type="float" office:value="2.4311" calcext:value-type="float">
            <text:p>2.4311</text:p>
          </table:table-cell>
          <table:table-cell table:formula="of:=AVERAGE([.O154:.O163])" office:value-type="float" office:value="2.47337" calcext:value-type="float">
            <text:p>2.47</text:p>
          </table:table-cell>
          <table:table-cell office:value-type="float" office:value="1.7121" calcext:value-type="float">
            <text:p>1.7121</text:p>
          </table:table-cell>
          <table:table-cell office:value-type="float" office:value="3.8263" calcext:value-type="float">
            <text:p>3.8263</text:p>
          </table:table-cell>
          <table:table-cell table:formula="of:=AVERAGE([.R154:.R163])" office:value-type="float" office:value="2.98972" calcext:value-type="float">
            <text:p>2.99</text:p>
          </table:table-cell>
          <table:table-cell office:value-type="float" office:value="1.4874" calcext:value-type="float">
            <text:p>1.4874</text:p>
          </table:table-cell>
          <table:table-cell office:value-type="float" office:value="4.1736" calcext:value-type="float">
            <text:p>4.1736</text:p>
          </table:table-cell>
          <table:table-cell table:formula="of:=AVERAGE([.U154:.U163])" office:value-type="float" office:value="5.05823" calcext:value-type="float">
            <text:p>5.06</text:p>
          </table:table-cell>
          <table:table-cell office:value-type="float" office:value="1.6741" calcext:value-type="float">
            <text:p>1.6741</text:p>
          </table:table-cell>
          <table:table-cell office:value-type="float" office:value="3.7874" calcext:value-type="float">
            <text:p>3.7874</text:p>
          </table:table-cell>
          <table:table-cell table:formula="of:=AVERAGE([.X154:.X163])" office:value-type="float" office:value="4.34992" calcext:value-type="float">
            <text:p>4.35</text:p>
          </table:table-cell>
          <table:table-cell office:value-type="float" office:value="1.6193" calcext:value-type="float">
            <text:p>1.6193</text:p>
          </table:table-cell>
          <table:table-cell office:value-type="float" office:value="4.4432" calcext:value-type="float">
            <text:p>4.4432</text:p>
          </table:table-cell>
          <table:table-cell table:formula="of:=AVERAGE([.AA154:.AA163])" office:value-type="float" office:value="5.2224" calcext:value-type="float">
            <text:p>5.22</text:p>
          </table:table-cell>
          <table:table-cell office:value-type="float" office:value="1.6886" calcext:value-type="float">
            <text:p>1.6886</text:p>
          </table:table-cell>
          <table:table-cell office:value-type="float" office:value="2.5116" calcext:value-type="float">
            <text:p>2.5116</text:p>
          </table:table-cell>
          <table:table-cell table:formula="of:=AVERAGE([.AD154:.AD163])" office:value-type="float" office:value="2.87236" calcext:value-type="float">
            <text:p>2.8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9475" calcext:value-type="float">
            <text:p>1.9475</text:p>
          </table:table-cell>
          <table:table-cell office:value-type="float" office:value="4.1617" calcext:value-type="float">
            <text:p>4.1617</text:p>
          </table:table-cell>
          <table:table-cell table:formula="of:=AVERAGE([.C155:.C164])" office:value-type="float" office:value="4.33189" calcext:value-type="float">
            <text:p>4.33</text:p>
          </table:table-cell>
          <table:table-cell office:value-type="float" office:value="1.4228" calcext:value-type="float">
            <text:p>1.4228</text:p>
          </table:table-cell>
          <table:table-cell office:value-type="float" office:value="4.4444" calcext:value-type="float">
            <text:p>4.4444</text:p>
          </table:table-cell>
          <table:table-cell table:formula="of:=AVERAGE([.F155:.F164])" office:value-type="float" office:value="5.45901" calcext:value-type="float">
            <text:p>5.46</text:p>
          </table:table-cell>
          <table:table-cell office:value-type="float" office:value="1.5773" calcext:value-type="float">
            <text:p>1.5773</text:p>
          </table:table-cell>
          <table:table-cell office:value-type="float" office:value="3.4693" calcext:value-type="float">
            <text:p>3.4693</text:p>
          </table:table-cell>
          <table:table-cell table:formula="of:=AVERAGE([.I155:.I164])" office:value-type="float" office:value="3.84666" calcext:value-type="float">
            <text:p>3.85</text:p>
          </table:table-cell>
          <table:table-cell office:value-type="float" office:value="1.3292" calcext:value-type="float">
            <text:p>1.3292</text:p>
          </table:table-cell>
          <table:table-cell office:value-type="float" office:value="5.0561" calcext:value-type="float">
            <text:p>5.0561</text:p>
          </table:table-cell>
          <table:table-cell table:formula="of:=AVERAGE([.L155:.L164])" office:value-type="float" office:value="4.68931" calcext:value-type="float">
            <text:p>4.69</text:p>
          </table:table-cell>
          <table:table-cell office:value-type="float" office:value="2.1883" calcext:value-type="float">
            <text:p>2.1883</text:p>
          </table:table-cell>
          <table:table-cell office:value-type="float" office:value="2.6518" calcext:value-type="float">
            <text:p>2.6518</text:p>
          </table:table-cell>
          <table:table-cell table:formula="of:=AVERAGE([.O155:.O164])" office:value-type="float" office:value="2.48367" calcext:value-type="float">
            <text:p>2.48</text:p>
          </table:table-cell>
          <table:table-cell office:value-type="float" office:value="2.189" calcext:value-type="float">
            <text:p>2.189</text:p>
          </table:table-cell>
          <table:table-cell office:value-type="float" office:value="3.4269" calcext:value-type="float">
            <text:p>3.4269</text:p>
          </table:table-cell>
          <table:table-cell table:formula="of:=AVERAGE([.R155:.R164])" office:value-type="float" office:value="3.11515" calcext:value-type="float">
            <text:p>3.12</text:p>
          </table:table-cell>
          <table:table-cell office:value-type="float" office:value="1.4623" calcext:value-type="float">
            <text:p>1.4623</text:p>
          </table:table-cell>
          <table:table-cell office:value-type="float" office:value="4.6724" calcext:value-type="float">
            <text:p>4.6724</text:p>
          </table:table-cell>
          <table:table-cell table:formula="of:=AVERAGE([.U155:.U164])" office:value-type="float" office:value="4.88482" calcext:value-type="float">
            <text:p>4.88</text:p>
          </table:table-cell>
          <table:table-cell office:value-type="float" office:value="1.728" calcext:value-type="float">
            <text:p>1.728</text:p>
          </table:table-cell>
          <table:table-cell office:value-type="float" office:value="3.1867" calcext:value-type="float">
            <text:p>3.1867</text:p>
          </table:table-cell>
          <table:table-cell table:formula="of:=AVERAGE([.X155:.X164])" office:value-type="float" office:value="4.20957" calcext:value-type="float">
            <text:p>4.21</text:p>
          </table:table-cell>
          <table:table-cell office:value-type="float" office:value="1.9172" calcext:value-type="float">
            <text:p>1.9172</text:p>
          </table:table-cell>
          <table:table-cell office:value-type="float" office:value="4.3388" calcext:value-type="float">
            <text:p>4.3388</text:p>
          </table:table-cell>
          <table:table-cell table:formula="of:=AVERAGE([.AA155:.AA164])" office:value-type="float" office:value="5.14503" calcext:value-type="float">
            <text:p>5.15</text:p>
          </table:table-cell>
          <table:table-cell office:value-type="float" office:value="1.7285" calcext:value-type="float">
            <text:p>1.7285</text:p>
          </table:table-cell>
          <table:table-cell office:value-type="float" office:value="3.3953" calcext:value-type="float">
            <text:p>3.3953</text:p>
          </table:table-cell>
          <table:table-cell table:formula="of:=AVERAGE([.AD155:.AD164])" office:value-type="float" office:value="2.9074" calcext:value-type="float">
            <text:p>2.9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5108" calcext:value-type="float">
            <text:p>1.5108</text:p>
          </table:table-cell>
          <table:table-cell office:value-type="float" office:value="4.7492" calcext:value-type="float">
            <text:p>4.7492</text:p>
          </table:table-cell>
          <table:table-cell table:formula="of:=AVERAGE([.C156:.C165])" office:value-type="float" office:value="4.31787" calcext:value-type="float">
            <text:p>4.32</text:p>
          </table:table-cell>
          <table:table-cell office:value-type="float" office:value="1.6663" calcext:value-type="float">
            <text:p>1.6663</text:p>
          </table:table-cell>
          <table:table-cell office:value-type="float" office:value="6.3275" calcext:value-type="float">
            <text:p>6.3275</text:p>
          </table:table-cell>
          <table:table-cell table:formula="of:=AVERAGE([.F156:.F165])" office:value-type="float" office:value="5.54552" calcext:value-type="float">
            <text:p>5.55</text:p>
          </table:table-cell>
          <table:table-cell office:value-type="float" office:value="1.7763" calcext:value-type="float">
            <text:p>1.7763</text:p>
          </table:table-cell>
          <table:table-cell office:value-type="float" office:value="3.7547" calcext:value-type="float">
            <text:p>3.7547</text:p>
          </table:table-cell>
          <table:table-cell table:formula="of:=AVERAGE([.I156:.I165])" office:value-type="float" office:value="3.79341" calcext:value-type="float">
            <text:p>3.79</text:p>
          </table:table-cell>
          <table:table-cell office:value-type="float" office:value="1.1891" calcext:value-type="float">
            <text:p>1.1891</text:p>
          </table:table-cell>
          <table:table-cell office:value-type="float" office:value="5.6261" calcext:value-type="float">
            <text:p>5.6261</text:p>
          </table:table-cell>
          <table:table-cell table:formula="of:=AVERAGE([.L156:.L165])" office:value-type="float" office:value="4.82306" calcext:value-type="float">
            <text:p>4.82</text:p>
          </table:table-cell>
          <table:table-cell office:value-type="float" office:value="2.1295" calcext:value-type="float">
            <text:p>2.1295</text:p>
          </table:table-cell>
          <table:table-cell office:value-type="float" office:value="2.3542" calcext:value-type="float">
            <text:p>2.3542</text:p>
          </table:table-cell>
          <table:table-cell table:formula="of:=AVERAGE([.O156:.O165])" office:value-type="float" office:value="2.48326" calcext:value-type="float">
            <text:p>2.48</text:p>
          </table:table-cell>
          <table:table-cell office:value-type="float" office:value="2.004" calcext:value-type="float">
            <text:p>2.004</text:p>
          </table:table-cell>
          <table:table-cell office:value-type="float" office:value="4.0406" calcext:value-type="float">
            <text:p>4.0406</text:p>
          </table:table-cell>
          <table:table-cell table:formula="of:=AVERAGE([.R156:.R165])" office:value-type="float" office:value="3.28465" calcext:value-type="float">
            <text:p>3.28</text:p>
          </table:table-cell>
          <table:table-cell office:value-type="float" office:value="1.5243" calcext:value-type="float">
            <text:p>1.5243</text:p>
          </table:table-cell>
          <table:table-cell office:value-type="float" office:value="4.2779" calcext:value-type="float">
            <text:p>4.2779</text:p>
          </table:table-cell>
          <table:table-cell table:formula="of:=AVERAGE([.U156:.U165])" office:value-type="float" office:value="4.76362" calcext:value-type="float">
            <text:p>4.76</text:p>
          </table:table-cell>
          <table:table-cell office:value-type="float" office:value="1.7323" calcext:value-type="float">
            <text:p>1.7323</text:p>
          </table:table-cell>
          <table:table-cell office:value-type="float" office:value="4.2556" calcext:value-type="float">
            <text:p>4.2556</text:p>
          </table:table-cell>
          <table:table-cell table:formula="of:=AVERAGE([.X156:.X165])" office:value-type="float" office:value="4.04814" calcext:value-type="float">
            <text:p>4.05</text:p>
          </table:table-cell>
          <table:table-cell office:value-type="float" office:value="2.1202" calcext:value-type="float">
            <text:p>2.1202</text:p>
          </table:table-cell>
          <table:table-cell office:value-type="float" office:value="5.1263" calcext:value-type="float">
            <text:p>5.1263</text:p>
          </table:table-cell>
          <table:table-cell table:formula="of:=AVERAGE([.AA156:.AA165])" office:value-type="float" office:value="5.20662" calcext:value-type="float">
            <text:p>5.21</text:p>
          </table:table-cell>
          <table:table-cell office:value-type="float" office:value="2.2006" calcext:value-type="float">
            <text:p>2.2006</text:p>
          </table:table-cell>
          <table:table-cell office:value-type="float" office:value="2.9792" calcext:value-type="float">
            <text:p>2.9792</text:p>
          </table:table-cell>
          <table:table-cell table:formula="of:=AVERAGE([.AD156:.AD165])" office:value-type="float" office:value="2.79097" calcext:value-type="float">
            <text:p>2.7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5821" calcext:value-type="float">
            <text:p>1.5821</text:p>
          </table:table-cell>
          <table:table-cell office:value-type="float" office:value="5.1042" calcext:value-type="float">
            <text:p>5.1042</text:p>
          </table:table-cell>
          <table:table-cell table:formula="of:=AVERAGE([.C157:.C166])" office:value-type="float" office:value="4.34389" calcext:value-type="float">
            <text:p>4.34</text:p>
          </table:table-cell>
          <table:table-cell office:value-type="float" office:value="1.6543" calcext:value-type="float">
            <text:p>1.6543</text:p>
          </table:table-cell>
          <table:table-cell office:value-type="float" office:value="7.1792" calcext:value-type="float">
            <text:p>7.1792</text:p>
          </table:table-cell>
          <table:table-cell table:formula="of:=AVERAGE([.F157:.F166])" office:value-type="float" office:value="5.78321" calcext:value-type="float">
            <text:p>5.78</text:p>
          </table:table-cell>
          <table:table-cell office:value-type="float" office:value="1.5245" calcext:value-type="float">
            <text:p>1.5245</text:p>
          </table:table-cell>
          <table:table-cell office:value-type="float" office:value="3.869" calcext:value-type="float">
            <text:p>3.869</text:p>
          </table:table-cell>
          <table:table-cell table:formula="of:=AVERAGE([.I157:.I166])" office:value-type="float" office:value="3.77809" calcext:value-type="float">
            <text:p>3.78</text:p>
          </table:table-cell>
          <table:table-cell office:value-type="float" office:value="1.412" calcext:value-type="float">
            <text:p>1.412</text:p>
          </table:table-cell>
          <table:table-cell office:value-type="float" office:value="5.2069" calcext:value-type="float">
            <text:p>5.2069</text:p>
          </table:table-cell>
          <table:table-cell table:formula="of:=AVERAGE([.L157:.L166])" office:value-type="float" office:value="4.91291" calcext:value-type="float">
            <text:p>4.91</text:p>
          </table:table-cell>
          <table:table-cell office:value-type="float" office:value="1.7267" calcext:value-type="float">
            <text:p>1.7267</text:p>
          </table:table-cell>
          <table:table-cell office:value-type="float" office:value="3.6418" calcext:value-type="float">
            <text:p>3.6418</text:p>
          </table:table-cell>
          <table:table-cell table:formula="of:=AVERAGE([.O157:.O166])" office:value-type="float" office:value="2.63434" calcext:value-type="float">
            <text:p>2.63</text:p>
          </table:table-cell>
          <table:table-cell office:value-type="float" office:value="1.8932" calcext:value-type="float">
            <text:p>1.8932</text:p>
          </table:table-cell>
          <table:table-cell office:value-type="float" office:value="3.1252" calcext:value-type="float">
            <text:p>3.1252</text:p>
          </table:table-cell>
          <table:table-cell table:formula="of:=AVERAGE([.R157:.R166])" office:value-type="float" office:value="3.33358" calcext:value-type="float">
            <text:p>3.33</text:p>
          </table:table-cell>
          <table:table-cell office:value-type="float" office:value="1.4402" calcext:value-type="float">
            <text:p>1.4402</text:p>
          </table:table-cell>
          <table:table-cell office:value-type="float" office:value="4.203" calcext:value-type="float">
            <text:p>4.203</text:p>
          </table:table-cell>
          <table:table-cell table:formula="of:=AVERAGE([.U157:.U166])" office:value-type="float" office:value="4.66066" calcext:value-type="float">
            <text:p>4.66</text:p>
          </table:table-cell>
          <table:table-cell office:value-type="float" office:value="2.2839" calcext:value-type="float">
            <text:p>2.2839</text:p>
          </table:table-cell>
          <table:table-cell office:value-type="float" office:value="3.6011" calcext:value-type="float">
            <text:p>3.6011</text:p>
          </table:table-cell>
          <table:table-cell table:formula="of:=AVERAGE([.X157:.X166])" office:value-type="float" office:value="4.02462" calcext:value-type="float">
            <text:p>4.02</text:p>
          </table:table-cell>
          <table:table-cell office:value-type="float" office:value="1.5839" calcext:value-type="float">
            <text:p>1.5839</text:p>
          </table:table-cell>
          <table:table-cell office:value-type="float" office:value="6.067" calcext:value-type="float">
            <text:p>6.067</text:p>
          </table:table-cell>
          <table:table-cell table:formula="of:=AVERAGE([.AA157:.AA166])" office:value-type="float" office:value="5.21379" calcext:value-type="float">
            <text:p>5.21</text:p>
          </table:table-cell>
          <table:table-cell office:value-type="float" office:value="2.0254" calcext:value-type="float">
            <text:p>2.0254</text:p>
          </table:table-cell>
          <table:table-cell office:value-type="float" office:value="3.4965" calcext:value-type="float">
            <text:p>3.4965</text:p>
          </table:table-cell>
          <table:table-cell table:formula="of:=AVERAGE([.AD157:.AD166])" office:value-type="float" office:value="2.88221" calcext:value-type="float">
            <text:p>2.8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9293" calcext:value-type="float">
            <text:p>1.9293</text:p>
          </table:table-cell>
          <table:table-cell office:value-type="float" office:value="5.2677" calcext:value-type="float">
            <text:p>5.2677</text:p>
          </table:table-cell>
          <table:table-cell table:formula="of:=AVERAGE([.C158:.C167])" office:value-type="float" office:value="4.46229" calcext:value-type="float">
            <text:p>4.46</text:p>
          </table:table-cell>
          <table:table-cell office:value-type="float" office:value="1.5557" calcext:value-type="float">
            <text:p>1.5557</text:p>
          </table:table-cell>
          <table:table-cell office:value-type="float" office:value="7.0495" calcext:value-type="float">
            <text:p>7.0495</text:p>
          </table:table-cell>
          <table:table-cell table:formula="of:=AVERAGE([.F158:.F167])" office:value-type="float" office:value="5.99433" calcext:value-type="float">
            <text:p>5.99</text:p>
          </table:table-cell>
          <table:table-cell office:value-type="float" office:value="1.6081" calcext:value-type="float">
            <text:p>1.6081</text:p>
          </table:table-cell>
          <table:table-cell office:value-type="float" office:value="4.3141" calcext:value-type="float">
            <text:p>4.3141</text:p>
          </table:table-cell>
          <table:table-cell table:formula="of:=AVERAGE([.I158:.I167])" office:value-type="float" office:value="3.77016" calcext:value-type="float">
            <text:p>3.77</text:p>
          </table:table-cell>
          <table:table-cell office:value-type="float" office:value="1.3338" calcext:value-type="float">
            <text:p>1.3338</text:p>
          </table:table-cell>
          <table:table-cell office:value-type="float" office:value="7.1645" calcext:value-type="float">
            <text:p>7.1645</text:p>
          </table:table-cell>
          <table:table-cell table:formula="of:=AVERAGE([.L158:.L167])" office:value-type="float" office:value="5.23102" calcext:value-type="float">
            <text:p>5.23</text:p>
          </table:table-cell>
          <table:table-cell office:value-type="float" office:value="1.8917" calcext:value-type="float">
            <text:p>1.8917</text:p>
          </table:table-cell>
          <table:table-cell office:value-type="float" office:value="3.5156" calcext:value-type="float">
            <text:p>3.5156</text:p>
          </table:table-cell>
          <table:table-cell table:formula="of:=AVERAGE([.O158:.O167])" office:value-type="float" office:value="2.732" calcext:value-type="float">
            <text:p>2.73</text:p>
          </table:table-cell>
          <table:table-cell office:value-type="float" office:value="2.2613" calcext:value-type="float">
            <text:p>2.2613</text:p>
          </table:table-cell>
          <table:table-cell office:value-type="float" office:value="3.1202" calcext:value-type="float">
            <text:p>3.1202</text:p>
          </table:table-cell>
          <table:table-cell table:formula="of:=AVERAGE([.R158:.R167])" office:value-type="float" office:value="3.39407" calcext:value-type="float">
            <text:p>3.39</text:p>
          </table:table-cell>
          <table:table-cell office:value-type="float" office:value="1.435" calcext:value-type="float">
            <text:p>1.435</text:p>
          </table:table-cell>
          <table:table-cell office:value-type="float" office:value="3.1502" calcext:value-type="float">
            <text:p>3.1502</text:p>
          </table:table-cell>
          <table:table-cell table:formula="of:=AVERAGE([.U158:.U167])" office:value-type="float" office:value="4.45093" calcext:value-type="float">
            <text:p>4.45</text:p>
          </table:table-cell>
          <table:table-cell office:value-type="float" office:value="2.4419" calcext:value-type="float">
            <text:p>2.4419</text:p>
          </table:table-cell>
          <table:table-cell office:value-type="float" office:value="3.7526" calcext:value-type="float">
            <text:p>3.7526</text:p>
          </table:table-cell>
          <table:table-cell table:formula="of:=AVERAGE([.X158:.X167])" office:value-type="float" office:value="3.90827" calcext:value-type="float">
            <text:p>3.91</text:p>
          </table:table-cell>
          <table:table-cell office:value-type="float" office:value="1.6509" calcext:value-type="float">
            <text:p>1.6509</text:p>
          </table:table-cell>
          <table:table-cell office:value-type="float" office:value="5.4481" calcext:value-type="float">
            <text:p>5.4481</text:p>
          </table:table-cell>
          <table:table-cell table:formula="of:=AVERAGE([.AA158:.AA167])" office:value-type="float" office:value="5.33889" calcext:value-type="float">
            <text:p>5.34</text:p>
          </table:table-cell>
          <table:table-cell office:value-type="float" office:value="2.0149" calcext:value-type="float">
            <text:p>2.0149</text:p>
          </table:table-cell>
          <table:table-cell office:value-type="float" office:value="4.5192" calcext:value-type="float">
            <text:p>4.5192</text:p>
          </table:table-cell>
          <table:table-cell table:formula="of:=AVERAGE([.AD158:.AD167])" office:value-type="float" office:value="3.04267" calcext:value-type="float">
            <text:p>3.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.1918" calcext:value-type="float">
            <text:p>2.1918</text:p>
          </table:table-cell>
          <table:table-cell office:value-type="float" office:value="5.1392" calcext:value-type="float">
            <text:p>5.1392</text:p>
          </table:table-cell>
          <table:table-cell table:formula="of:=AVERAGE([.C159:.C168])" office:value-type="float" office:value="4.45425" calcext:value-type="float">
            <text:p>4.45</text:p>
          </table:table-cell>
          <table:table-cell office:value-type="float" office:value="1.6745" calcext:value-type="float">
            <text:p>1.6745</text:p>
          </table:table-cell>
          <table:table-cell office:value-type="float" office:value="7.5378" calcext:value-type="float">
            <text:p>7.5378</text:p>
          </table:table-cell>
          <table:table-cell table:formula="of:=AVERAGE([.F159:.F168])" office:value-type="float" office:value="6.18164" calcext:value-type="float">
            <text:p>6.18</text:p>
          </table:table-cell>
          <table:table-cell office:value-type="float" office:value="1.8696" calcext:value-type="float">
            <text:p>1.8696</text:p>
          </table:table-cell>
          <table:table-cell office:value-type="float" office:value="3.6686" calcext:value-type="float">
            <text:p>3.6686</text:p>
          </table:table-cell>
          <table:table-cell table:formula="of:=AVERAGE([.I159:.I168])" office:value-type="float" office:value="3.7686" calcext:value-type="float">
            <text:p>3.77</text:p>
          </table:table-cell>
          <table:table-cell office:value-type="float" office:value="1.3726" calcext:value-type="float">
            <text:p>1.3726</text:p>
          </table:table-cell>
          <table:table-cell office:value-type="float" office:value="4.6856" calcext:value-type="float">
            <text:p>4.6856</text:p>
          </table:table-cell>
          <table:table-cell table:formula="of:=AVERAGE([.L159:.L168])" office:value-type="float" office:value="5.20776" calcext:value-type="float">
            <text:p>5.21</text:p>
          </table:table-cell>
          <table:table-cell office:value-type="float" office:value="1.886" calcext:value-type="float">
            <text:p>1.886</text:p>
          </table:table-cell>
          <table:table-cell office:value-type="float" office:value="4.0435" calcext:value-type="float">
            <text:p>4.0435</text:p>
          </table:table-cell>
          <table:table-cell table:formula="of:=AVERAGE([.O159:.O168])" office:value-type="float" office:value="2.8916" calcext:value-type="float">
            <text:p>2.89</text:p>
          </table:table-cell>
          <table:table-cell office:value-type="float" office:value="2.4982" calcext:value-type="float">
            <text:p>2.4982</text:p>
          </table:table-cell>
          <table:table-cell office:value-type="float" office:value="3.0404" calcext:value-type="float">
            <text:p>3.0404</text:p>
          </table:table-cell>
          <table:table-cell table:formula="of:=AVERAGE([.R159:.R168])" office:value-type="float" office:value="3.36885" calcext:value-type="float">
            <text:p>3.37</text:p>
          </table:table-cell>
          <table:table-cell office:value-type="float" office:value="1.4038" calcext:value-type="float">
            <text:p>1.4038</text:p>
          </table:table-cell>
          <table:table-cell office:value-type="float" office:value="4.7989" calcext:value-type="float">
            <text:p>4.7989</text:p>
          </table:table-cell>
          <table:table-cell table:formula="of:=AVERAGE([.U159:.U168])" office:value-type="float" office:value="4.38726" calcext:value-type="float">
            <text:p>4.39</text:p>
          </table:table-cell>
          <table:table-cell office:value-type="float" office:value="2.3959" calcext:value-type="float">
            <text:p>2.3959</text:p>
          </table:table-cell>
          <table:table-cell office:value-type="float" office:value="3.2589" calcext:value-type="float">
            <text:p>3.2589</text:p>
          </table:table-cell>
          <table:table-cell table:formula="of:=AVERAGE([.X159:.X168])" office:value-type="float" office:value="3.84245" calcext:value-type="float">
            <text:p>3.84</text:p>
          </table:table-cell>
          <table:table-cell office:value-type="float" office:value="1.8768" calcext:value-type="float">
            <text:p>1.8768</text:p>
          </table:table-cell>
          <table:table-cell office:value-type="float" office:value="6.3242" calcext:value-type="float">
            <text:p>6.3242</text:p>
          </table:table-cell>
          <table:table-cell table:formula="of:=AVERAGE([.AA159:.AA168])" office:value-type="float" office:value="5.4828" calcext:value-type="float">
            <text:p>5.48</text:p>
          </table:table-cell>
          <table:table-cell office:value-type="float" office:value="2.1785" calcext:value-type="float">
            <text:p>2.1785</text:p>
          </table:table-cell>
          <table:table-cell office:value-type="float" office:value="3.5357" calcext:value-type="float">
            <text:p>3.5357</text:p>
          </table:table-cell>
          <table:table-cell table:formula="of:=AVERAGE([.AD159:.AD168])" office:value-type="float" office:value="3.16377" calcext:value-type="float">
            <text:p>3.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.1756" calcext:value-type="float">
            <text:p>2.1756</text:p>
          </table:table-cell>
          <table:table-cell office:value-type="float" office:value="5.42" calcext:value-type="float">
            <text:p>5.42</text:p>
          </table:table-cell>
          <table:table-cell table:formula="of:=AVERAGE([.C160:.C169])" office:value-type="float" office:value="4.48063" calcext:value-type="float">
            <text:p>4.48</text:p>
          </table:table-cell>
          <table:table-cell office:value-type="float" office:value="1.7057" calcext:value-type="float">
            <text:p>1.7057</text:p>
          </table:table-cell>
          <table:table-cell office:value-type="float" office:value="5.9736" calcext:value-type="float">
            <text:p>5.9736</text:p>
          </table:table-cell>
          <table:table-cell table:formula="of:=AVERAGE([.F160:.F169])" office:value-type="float" office:value="6.25662" calcext:value-type="float">
            <text:p>6.26</text:p>
          </table:table-cell>
          <table:table-cell office:value-type="float" office:value="1.7375" calcext:value-type="float">
            <text:p>1.7375</text:p>
          </table:table-cell>
          <table:table-cell office:value-type="float" office:value="3.5159" calcext:value-type="float">
            <text:p>3.5159</text:p>
          </table:table-cell>
          <table:table-cell table:formula="of:=AVERAGE([.I160:.I169])" office:value-type="float" office:value="3.78653" calcext:value-type="float">
            <text:p>3.79</text:p>
          </table:table-cell>
          <table:table-cell office:value-type="float" office:value="1.8262" calcext:value-type="float">
            <text:p>1.8262</text:p>
          </table:table-cell>
          <table:table-cell office:value-type="float" office:value="5.0356" calcext:value-type="float">
            <text:p>5.0356</text:p>
          </table:table-cell>
          <table:table-cell table:formula="of:=AVERAGE([.L160:.L169])" office:value-type="float" office:value="5.13763" calcext:value-type="float">
            <text:p>5.14</text:p>
          </table:table-cell>
          <table:table-cell office:value-type="float" office:value="1.9574" calcext:value-type="float">
            <text:p>1.9574</text:p>
          </table:table-cell>
          <table:table-cell office:value-type="float" office:value="3.7663" calcext:value-type="float">
            <text:p>3.7663</text:p>
          </table:table-cell>
          <table:table-cell table:formula="of:=AVERAGE([.O160:.O169])" office:value-type="float" office:value="3.02417" calcext:value-type="float">
            <text:p>3.02</text:p>
          </table:table-cell>
          <table:table-cell office:value-type="float" office:value="2.3741" calcext:value-type="float">
            <text:p>2.3741</text:p>
          </table:table-cell>
          <table:table-cell office:value-type="float" office:value="2.821" calcext:value-type="float">
            <text:p>2.821</text:p>
          </table:table-cell>
          <table:table-cell table:formula="of:=AVERAGE([.R160:.R169])" office:value-type="float" office:value="3.39274" calcext:value-type="float">
            <text:p>3.39</text:p>
          </table:table-cell>
          <table:table-cell office:value-type="float" office:value="1.4303" calcext:value-type="float">
            <text:p>1.4303</text:p>
          </table:table-cell>
          <table:table-cell office:value-type="float" office:value="4.0981" calcext:value-type="float">
            <text:p>4.0981</text:p>
          </table:table-cell>
          <table:table-cell table:formula="of:=AVERAGE([.U160:.U169])" office:value-type="float" office:value="4.27614" calcext:value-type="float">
            <text:p>4.28</text:p>
          </table:table-cell>
          <table:table-cell office:value-type="float" office:value="2.2643" calcext:value-type="float">
            <text:p>2.2643</text:p>
          </table:table-cell>
          <table:table-cell office:value-type="float" office:value="3.4108" calcext:value-type="float">
            <text:p>3.4108</text:p>
          </table:table-cell>
          <table:table-cell table:formula="of:=AVERAGE([.X160:.X169])" office:value-type="float" office:value="3.78485" calcext:value-type="float">
            <text:p>3.78</text:p>
          </table:table-cell>
          <table:table-cell office:value-type="float" office:value="1.7375" calcext:value-type="float">
            <text:p>1.7375</text:p>
          </table:table-cell>
          <table:table-cell office:value-type="float" office:value="5.8597" calcext:value-type="float">
            <text:p>5.8597</text:p>
          </table:table-cell>
          <table:table-cell table:formula="of:=AVERAGE([.AA160:.AA169])" office:value-type="float" office:value="5.52433" calcext:value-type="float">
            <text:p>5.52</text:p>
          </table:table-cell>
          <table:table-cell office:value-type="float" office:value="2.368" calcext:value-type="float">
            <text:p>2.368</text:p>
          </table:table-cell>
          <table:table-cell office:value-type="float" office:value="2.7986" calcext:value-type="float">
            <text:p>2.7986</text:p>
          </table:table-cell>
          <table:table-cell table:formula="of:=AVERAGE([.AD160:.AD169])" office:value-type="float" office:value="3.10917" calcext:value-type="float">
            <text:p>3.1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.0557" calcext:value-type="float">
            <text:p>2.0557</text:p>
          </table:table-cell>
          <table:table-cell office:value-type="float" office:value="5.0396" calcext:value-type="float">
            <text:p>5.0396</text:p>
          </table:table-cell>
          <table:table-cell table:formula="of:=AVERAGE([.C161:.C170])" office:value-type="float" office:value="4.53094" calcext:value-type="float">
            <text:p>4.53</text:p>
          </table:table-cell>
          <table:table-cell office:value-type="float" office:value="1.8071" calcext:value-type="float">
            <text:p>1.8071</text:p>
          </table:table-cell>
          <table:table-cell office:value-type="float" office:value="5.265" calcext:value-type="float">
            <text:p>5.265</text:p>
          </table:table-cell>
          <table:table-cell table:formula="of:=AVERAGE([.F161:.F170])" office:value-type="float" office:value="6.2203" calcext:value-type="float">
            <text:p>6.22</text:p>
          </table:table-cell>
          <table:table-cell office:value-type="float" office:value="1.6775" calcext:value-type="float">
            <text:p>1.6775</text:p>
          </table:table-cell>
          <table:table-cell office:value-type="float" office:value="3.7303" calcext:value-type="float">
            <text:p>3.7303</text:p>
          </table:table-cell>
          <table:table-cell table:formula="of:=AVERAGE([.I161:.I170])" office:value-type="float" office:value="3.85397" calcext:value-type="float">
            <text:p>3.85</text:p>
          </table:table-cell>
          <table:table-cell office:value-type="float" office:value="1.5663" calcext:value-type="float">
            <text:p>1.5663</text:p>
          </table:table-cell>
          <table:table-cell office:value-type="float" office:value="5.1118" calcext:value-type="float">
            <text:p>5.1118</text:p>
          </table:table-cell>
          <table:table-cell table:formula="of:=AVERAGE([.L161:.L170])" office:value-type="float" office:value="5.19309" calcext:value-type="float">
            <text:p>5.19</text:p>
          </table:table-cell>
          <table:table-cell office:value-type="float" office:value="1.7226" calcext:value-type="float">
            <text:p>1.7226</text:p>
          </table:table-cell>
          <table:table-cell office:value-type="float" office:value="3.4744" calcext:value-type="float">
            <text:p>3.4744</text:p>
          </table:table-cell>
          <table:table-cell table:formula="of:=AVERAGE([.O161:.O170])" office:value-type="float" office:value="3.02861" calcext:value-type="float">
            <text:p>3.03</text:p>
          </table:table-cell>
          <table:table-cell office:value-type="float" office:value="1.7639" calcext:value-type="float">
            <text:p>1.7639</text:p>
          </table:table-cell>
          <table:table-cell office:value-type="float" office:value="2.4163" calcext:value-type="float">
            <text:p>2.4163</text:p>
          </table:table-cell>
          <table:table-cell table:formula="of:=AVERAGE([.R161:.R170])" office:value-type="float" office:value="3.3641" calcext:value-type="float">
            <text:p>3.36</text:p>
          </table:table-cell>
          <table:table-cell office:value-type="float" office:value="1.376" calcext:value-type="float">
            <text:p>1.376</text:p>
          </table:table-cell>
          <table:table-cell office:value-type="float" office:value="3.5269" calcext:value-type="float">
            <text:p>3.5269</text:p>
          </table:table-cell>
          <table:table-cell table:formula="of:=AVERAGE([.U161:.U170])" office:value-type="float" office:value="4.12068" calcext:value-type="float">
            <text:p>4.12</text:p>
          </table:table-cell>
          <table:table-cell office:value-type="float" office:value="2.2404" calcext:value-type="float">
            <text:p>2.2404</text:p>
          </table:table-cell>
          <table:table-cell office:value-type="float" office:value="3.7616" calcext:value-type="float">
            <text:p>3.7616</text:p>
          </table:table-cell>
          <table:table-cell table:formula="of:=AVERAGE([.X161:.X170])" office:value-type="float" office:value="3.74754" calcext:value-type="float">
            <text:p>3.75</text:p>
          </table:table-cell>
          <table:table-cell office:value-type="float" office:value="1.6296" calcext:value-type="float">
            <text:p>1.6296</text:p>
          </table:table-cell>
          <table:table-cell office:value-type="float" office:value="5.6887" calcext:value-type="float">
            <text:p>5.6887</text:p>
          </table:table-cell>
          <table:table-cell table:formula="of:=AVERAGE([.AA161:.AA170])" office:value-type="float" office:value="5.55224" calcext:value-type="float">
            <text:p>5.55</text:p>
          </table:table-cell>
          <table:table-cell office:value-type="float" office:value="1.9594" calcext:value-type="float">
            <text:p>1.9594</text:p>
          </table:table-cell>
          <table:table-cell office:value-type="float" office:value="3.605" calcext:value-type="float">
            <text:p>3.605</text:p>
          </table:table-cell>
          <table:table-cell table:formula="of:=AVERAGE([.AD161:.AD170])" office:value-type="float" office:value="3.20792" calcext:value-type="float">
            <text:p>3.2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9555" calcext:value-type="float">
            <text:p>1.9555</text:p>
          </table:table-cell>
          <table:table-cell office:value-type="float" office:value="5.1971" calcext:value-type="float">
            <text:p>5.1971</text:p>
          </table:table-cell>
          <table:table-cell table:formula="of:=AVERAGE([.C162:.C171])" office:value-type="float" office:value="4.71287" calcext:value-type="float">
            <text:p>4.71</text:p>
          </table:table-cell>
          <table:table-cell office:value-type="float" office:value="1.803" calcext:value-type="float">
            <text:p>1.803</text:p>
          </table:table-cell>
          <table:table-cell office:value-type="float" office:value="5.77" calcext:value-type="float">
            <text:p>5.77</text:p>
          </table:table-cell>
          <table:table-cell table:formula="of:=AVERAGE([.F162:.F171])" office:value-type="float" office:value="6.17021" calcext:value-type="float">
            <text:p>6.17</text:p>
          </table:table-cell>
          <table:table-cell office:value-type="float" office:value="1.8011" calcext:value-type="float">
            <text:p>1.8011</text:p>
          </table:table-cell>
          <table:table-cell office:value-type="float" office:value="3.9512" calcext:value-type="float">
            <text:p>3.9512</text:p>
          </table:table-cell>
          <table:table-cell table:formula="of:=AVERAGE([.I162:.I171])" office:value-type="float" office:value="3.81095" calcext:value-type="float">
            <text:p>3.81</text:p>
          </table:table-cell>
          <table:table-cell office:value-type="float" office:value="1.403" calcext:value-type="float">
            <text:p>1.403</text:p>
          </table:table-cell>
          <table:table-cell office:value-type="float" office:value="5.0428" calcext:value-type="float">
            <text:p>5.0428</text:p>
          </table:table-cell>
          <table:table-cell table:formula="of:=AVERAGE([.L162:.L171])" office:value-type="float" office:value="5.17199" calcext:value-type="float">
            <text:p>5.17</text:p>
          </table:table-cell>
          <table:table-cell office:value-type="float" office:value="1.937" calcext:value-type="float">
            <text:p>1.937</text:p>
          </table:table-cell>
          <table:table-cell office:value-type="float" office:value="3.8588" calcext:value-type="float">
            <text:p>3.8588</text:p>
          </table:table-cell>
          <table:table-cell table:formula="of:=AVERAGE([.O162:.O171])" office:value-type="float" office:value="3.20603" calcext:value-type="float">
            <text:p>3.21</text:p>
          </table:table-cell>
          <table:table-cell office:value-type="float" office:value="2.0373" calcext:value-type="float">
            <text:p>2.0373</text:p>
          </table:table-cell>
          <table:table-cell office:value-type="float" office:value="3.6367" calcext:value-type="float">
            <text:p>3.6367</text:p>
          </table:table-cell>
          <table:table-cell table:formula="of:=AVERAGE([.R162:.R171])" office:value-type="float" office:value="3.40713" calcext:value-type="float">
            <text:p>3.41</text:p>
          </table:table-cell>
          <table:table-cell office:value-type="float" office:value="1.4641" calcext:value-type="float">
            <text:p>1.4641</text:p>
          </table:table-cell>
          <table:table-cell office:value-type="float" office:value="5.1435" calcext:value-type="float">
            <text:p>5.1435</text:p>
          </table:table-cell>
          <table:table-cell table:formula="of:=AVERAGE([.U162:.U171])" office:value-type="float" office:value="4.25716" calcext:value-type="float">
            <text:p>4.26</text:p>
          </table:table-cell>
          <table:table-cell office:value-type="float" office:value="2.2795" calcext:value-type="float">
            <text:p>2.2795</text:p>
          </table:table-cell>
          <table:table-cell office:value-type="float" office:value="4.2768" calcext:value-type="float">
            <text:p>4.2768</text:p>
          </table:table-cell>
          <table:table-cell table:formula="of:=AVERAGE([.X162:.X171])" office:value-type="float" office:value="3.7518" calcext:value-type="float">
            <text:p>3.75</text:p>
          </table:table-cell>
          <table:table-cell office:value-type="float" office:value="1.5781" calcext:value-type="float">
            <text:p>1.5781</text:p>
          </table:table-cell>
          <table:table-cell office:value-type="float" office:value="5.671" calcext:value-type="float">
            <text:p>5.671</text:p>
          </table:table-cell>
          <table:table-cell table:formula="of:=AVERAGE([.AA162:.AA171])" office:value-type="float" office:value="5.49602" calcext:value-type="float">
            <text:p>5.50</text:p>
          </table:table-cell>
          <table:table-cell office:value-type="float" office:value="2.3327" calcext:value-type="float">
            <text:p>2.3327</text:p>
          </table:table-cell>
          <table:table-cell office:value-type="float" office:value="2.8829" calcext:value-type="float">
            <text:p>2.8829</text:p>
          </table:table-cell>
          <table:table-cell table:formula="of:=AVERAGE([.AD162:.AD171])" office:value-type="float" office:value="3.2451" calcext:value-type="float">
            <text:p>3.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.0369" calcext:value-type="float">
            <text:p>2.0369</text:p>
          </table:table-cell>
          <table:table-cell office:value-type="float" office:value="6.5354" calcext:value-type="float">
            <text:p>6.5354</text:p>
          </table:table-cell>
          <table:table-cell table:formula="of:=AVERAGE([.C163:.C172])" office:value-type="float" office:value="5.02207" calcext:value-type="float">
            <text:p>5.02</text:p>
          </table:table-cell>
          <table:table-cell office:value-type="float" office:value="1.8243" calcext:value-type="float">
            <text:p>1.8243</text:p>
          </table:table-cell>
          <table:table-cell office:value-type="float" office:value="5.8224" calcext:value-type="float">
            <text:p>5.8224</text:p>
          </table:table-cell>
          <table:table-cell table:formula="of:=AVERAGE([.F163:.F172])" office:value-type="float" office:value="6.01077" calcext:value-type="float">
            <text:p>6.01</text:p>
          </table:table-cell>
          <table:table-cell office:value-type="float" office:value="1.9475" calcext:value-type="float">
            <text:p>1.9475</text:p>
          </table:table-cell>
          <table:table-cell office:value-type="float" office:value="5.3158" calcext:value-type="float">
            <text:p>5.3158</text:p>
          </table:table-cell>
          <table:table-cell table:formula="of:=AVERAGE([.I163:.I172])" office:value-type="float" office:value="3.9871" calcext:value-type="float">
            <text:p>3.99</text:p>
          </table:table-cell>
          <table:table-cell office:value-type="float" office:value="1.5633" calcext:value-type="float">
            <text:p>1.5633</text:p>
          </table:table-cell>
          <table:table-cell office:value-type="float" office:value="4.383" calcext:value-type="float">
            <text:p>4.383</text:p>
          </table:table-cell>
          <table:table-cell table:formula="of:=AVERAGE([.L163:.L172])" office:value-type="float" office:value="5.14812" calcext:value-type="float">
            <text:p>5.15</text:p>
          </table:table-cell>
          <table:table-cell office:value-type="float" office:value="1.9267" calcext:value-type="float">
            <text:p>1.9267</text:p>
          </table:table-cell>
          <table:table-cell office:value-type="float" office:value="3.8196" calcext:value-type="float">
            <text:p>3.8196</text:p>
          </table:table-cell>
          <table:table-cell table:formula="of:=AVERAGE([.O163:.O172])" office:value-type="float" office:value="3.35571" calcext:value-type="float">
            <text:p>3.36</text:p>
          </table:table-cell>
          <table:table-cell office:value-type="float" office:value="1.8504" calcext:value-type="float">
            <text:p>1.8504</text:p>
          </table:table-cell>
          <table:table-cell office:value-type="float" office:value="2.3396" calcext:value-type="float">
            <text:p>2.3396</text:p>
          </table:table-cell>
          <table:table-cell table:formula="of:=AVERAGE([.R163:.R172])" office:value-type="float" office:value="3.17932" calcext:value-type="float">
            <text:p>3.18</text:p>
          </table:table-cell>
          <table:table-cell office:value-type="float" office:value="1.5499" calcext:value-type="float">
            <text:p>1.5499</text:p>
          </table:table-cell>
          <table:table-cell office:value-type="float" office:value="5.0922" calcext:value-type="float">
            <text:p>5.0922</text:p>
          </table:table-cell>
          <table:table-cell table:formula="of:=AVERAGE([.U163:.U172])" office:value-type="float" office:value="4.31367" calcext:value-type="float">
            <text:p>4.31</text:p>
          </table:table-cell>
          <table:table-cell office:value-type="float" office:value="2.5845" calcext:value-type="float">
            <text:p>2.5845</text:p>
          </table:table-cell>
          <table:table-cell office:value-type="float" office:value="3.143" calcext:value-type="float">
            <text:p>3.143</text:p>
          </table:table-cell>
          <table:table-cell table:formula="of:=AVERAGE([.X163:.X172])" office:value-type="float" office:value="3.64345" calcext:value-type="float">
            <text:p>3.64</text:p>
          </table:table-cell>
          <table:table-cell office:value-type="float" office:value="1.5162" calcext:value-type="float">
            <text:p>1.5162</text:p>
          </table:table-cell>
          <table:table-cell office:value-type="float" office:value="6.1354" calcext:value-type="float">
            <text:p>6.1354</text:p>
          </table:table-cell>
          <table:table-cell table:formula="of:=AVERAGE([.AA163:.AA172])" office:value-type="float" office:value="5.51024" calcext:value-type="float">
            <text:p>5.51</text:p>
          </table:table-cell>
          <table:table-cell office:value-type="float" office:value="2.325" calcext:value-type="float">
            <text:p>2.325</text:p>
          </table:table-cell>
          <table:table-cell office:value-type="float" office:value="4.1539" calcext:value-type="float">
            <text:p>4.1539</text:p>
          </table:table-cell>
          <table:table-cell table:formula="of:=AVERAGE([.AD163:.AD172])" office:value-type="float" office:value="3.38779" calcext:value-type="float">
            <text:p>3.3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0675" calcext:value-type="float">
            <text:p>2.0675</text:p>
          </table:table-cell>
          <table:table-cell office:value-type="float" office:value="5.9987" calcext:value-type="float">
            <text:p>5.9987</text:p>
          </table:table-cell>
          <table:table-cell table:formula="of:=AVERAGE([.C164:.C173])" office:value-type="float" office:value="5.26128" calcext:value-type="float">
            <text:p>5.26</text:p>
          </table:table-cell>
          <table:table-cell office:value-type="float" office:value="1.7112" calcext:value-type="float">
            <text:p>1.7112</text:p>
          </table:table-cell>
          <table:table-cell office:value-type="float" office:value="5.8588" calcext:value-type="float">
            <text:p>5.8588</text:p>
          </table:table-cell>
          <table:table-cell table:formula="of:=AVERAGE([.F164:.F173])" office:value-type="float" office:value="6.12282" calcext:value-type="float">
            <text:p>6.12</text:p>
          </table:table-cell>
          <table:table-cell office:value-type="float" office:value="2.0374" calcext:value-type="float">
            <text:p>2.0374</text:p>
          </table:table-cell>
          <table:table-cell office:value-type="float" office:value="4.3267" calcext:value-type="float">
            <text:p>4.3267</text:p>
          </table:table-cell>
          <table:table-cell table:formula="of:=AVERAGE([.I164:.I173])" office:value-type="float" office:value="3.99156" calcext:value-type="float">
            <text:p>3.99</text:p>
          </table:table-cell>
          <table:table-cell office:value-type="float" office:value="1.4535" calcext:value-type="float">
            <text:p>1.4535</text:p>
          </table:table-cell>
          <table:table-cell office:value-type="float" office:value="4.8807" calcext:value-type="float">
            <text:p>4.8807</text:p>
          </table:table-cell>
          <table:table-cell table:formula="of:=AVERAGE([.L164:.L173])" office:value-type="float" office:value="5.21931" calcext:value-type="float">
            <text:p>5.22</text:p>
          </table:table-cell>
          <table:table-cell office:value-type="float" office:value="2.2377" calcext:value-type="float">
            <text:p>2.2377</text:p>
          </table:table-cell>
          <table:table-cell office:value-type="float" office:value="3.5765" calcext:value-type="float">
            <text:p>3.5765</text:p>
          </table:table-cell>
          <table:table-cell table:formula="of:=AVERAGE([.O164:.O173])" office:value-type="float" office:value="3.47025" calcext:value-type="float">
            <text:p>3.47</text:p>
          </table:table-cell>
          <table:table-cell office:value-type="float" office:value="2.244" calcext:value-type="float">
            <text:p>2.244</text:p>
          </table:table-cell>
          <table:table-cell office:value-type="float" office:value="2.5802" calcext:value-type="float">
            <text:p>2.5802</text:p>
          </table:table-cell>
          <table:table-cell table:formula="of:=AVERAGE([.R164:.R173])" office:value-type="float" office:value="3.05471" calcext:value-type="float">
            <text:p>3.05</text:p>
          </table:table-cell>
          <table:table-cell office:value-type="float" office:value="1.5215" calcext:value-type="float">
            <text:p>1.5215</text:p>
          </table:table-cell>
          <table:table-cell office:value-type="float" office:value="4.7409" calcext:value-type="float">
            <text:p>4.7409</text:p>
          </table:table-cell>
          <table:table-cell table:formula="of:=AVERAGE([.U164:.U173])" office:value-type="float" office:value="4.3704" calcext:value-type="float">
            <text:p>4.37</text:p>
          </table:table-cell>
          <table:table-cell office:value-type="float" office:value="2.0187" calcext:value-type="float">
            <text:p>2.0187</text:p>
          </table:table-cell>
          <table:table-cell office:value-type="float" office:value="4.5321" calcext:value-type="float">
            <text:p>4.5321</text:p>
          </table:table-cell>
          <table:table-cell table:formula="of:=AVERAGE([.X164:.X173])" office:value-type="float" office:value="3.71792" calcext:value-type="float">
            <text:p>3.72</text:p>
          </table:table-cell>
          <table:table-cell office:value-type="float" office:value="1.4779" calcext:value-type="float">
            <text:p>1.4779</text:p>
          </table:table-cell>
          <table:table-cell office:value-type="float" office:value="5.5931" calcext:value-type="float">
            <text:p>5.5931</text:p>
          </table:table-cell>
          <table:table-cell table:formula="of:=AVERAGE([.AA164:.AA173])" office:value-type="float" office:value="5.62523" calcext:value-type="float">
            <text:p>5.63</text:p>
          </table:table-cell>
          <table:table-cell office:value-type="float" office:value="1.9503" calcext:value-type="float">
            <text:p>1.9503</text:p>
          </table:table-cell>
          <table:table-cell office:value-type="float" office:value="4.0467" calcext:value-type="float">
            <text:p>4.0467</text:p>
          </table:table-cell>
          <table:table-cell table:formula="of:=AVERAGE([.AD164:.AD173])" office:value-type="float" office:value="3.5413" calcext:value-type="float">
            <text:p>3.5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.077" calcext:value-type="float">
            <text:p>2.077</text:p>
          </table:table-cell>
          <table:table-cell office:value-type="float" office:value="6.6051" calcext:value-type="float">
            <text:p>6.6051</text:p>
          </table:table-cell>
          <table:table-cell table:formula="of:=AVERAGE([.C165:.C174])" office:value-type="float" office:value="5.50562" calcext:value-type="float">
            <text:p>5.51</text:p>
          </table:table-cell>
          <table:table-cell office:value-type="float" office:value="1.6843" calcext:value-type="float">
            <text:p>1.6843</text:p>
          </table:table-cell>
          <table:table-cell office:value-type="float" office:value="5.249" calcext:value-type="float">
            <text:p>5.249</text:p>
          </table:table-cell>
          <table:table-cell table:formula="of:=AVERAGE([.F165:.F174])" office:value-type="float" office:value="6.20328" calcext:value-type="float">
            <text:p>6.20</text:p>
          </table:table-cell>
          <table:table-cell office:value-type="float" office:value="1.9156" calcext:value-type="float">
            <text:p>1.9156</text:p>
          </table:table-cell>
          <table:table-cell office:value-type="float" office:value="4.084" calcext:value-type="float">
            <text:p>4.084</text:p>
          </table:table-cell>
          <table:table-cell table:formula="of:=AVERAGE([.I165:.I174])" office:value-type="float" office:value="4.05303" calcext:value-type="float">
            <text:p>4.05</text:p>
          </table:table-cell>
          <table:table-cell office:value-type="float" office:value="1.6037" calcext:value-type="float">
            <text:p>1.6037</text:p>
          </table:table-cell>
          <table:table-cell office:value-type="float" office:value="4.722" calcext:value-type="float">
            <text:p>4.722</text:p>
          </table:table-cell>
          <table:table-cell table:formula="of:=AVERAGE([.L165:.L174])" office:value-type="float" office:value="5.1859" calcext:value-type="float">
            <text:p>5.19</text:p>
          </table:table-cell>
          <table:table-cell office:value-type="float" office:value="2.1132" calcext:value-type="float">
            <text:p>2.1132</text:p>
          </table:table-cell>
          <table:table-cell office:value-type="float" office:value="4.4179" calcext:value-type="float">
            <text:p>4.4179</text:p>
          </table:table-cell>
          <table:table-cell table:formula="of:=AVERAGE([.O165:.O174])" office:value-type="float" office:value="3.64686" calcext:value-type="float">
            <text:p>3.65</text:p>
          </table:table-cell>
          <table:table-cell office:value-type="float" office:value="2.3189" calcext:value-type="float">
            <text:p>2.3189</text:p>
          </table:table-cell>
          <table:table-cell office:value-type="float" office:value="3.2306" calcext:value-type="float">
            <text:p>3.2306</text:p>
          </table:table-cell>
          <table:table-cell table:formula="of:=AVERAGE([.R165:.R174])" office:value-type="float" office:value="3.03508" calcext:value-type="float">
            <text:p>3.04</text:p>
          </table:table-cell>
          <table:table-cell office:value-type="float" office:value="1.4511" calcext:value-type="float">
            <text:p>1.4511</text:p>
          </table:table-cell>
          <table:table-cell office:value-type="float" office:value="4.8685" calcext:value-type="float">
            <text:p>4.8685</text:p>
          </table:table-cell>
          <table:table-cell table:formula="of:=AVERAGE([.U165:.U174])" office:value-type="float" office:value="4.39001" calcext:value-type="float">
            <text:p>4.39</text:p>
          </table:table-cell>
          <table:table-cell office:value-type="float" office:value="2.0302" calcext:value-type="float">
            <text:p>2.0302</text:p>
          </table:table-cell>
          <table:table-cell office:value-type="float" office:value="3.5508" calcext:value-type="float">
            <text:p>3.5508</text:p>
          </table:table-cell>
          <table:table-cell table:formula="of:=AVERAGE([.X165:.X174])" office:value-type="float" office:value="3.75433" calcext:value-type="float">
            <text:p>3.75</text:p>
          </table:table-cell>
          <table:table-cell office:value-type="float" office:value="1.4956" calcext:value-type="float">
            <text:p>1.4956</text:p>
          </table:table-cell>
          <table:table-cell office:value-type="float" office:value="5.3844" calcext:value-type="float">
            <text:p>5.3844</text:p>
          </table:table-cell>
          <table:table-cell table:formula="of:=AVERAGE([.AA165:.AA174])" office:value-type="float" office:value="5.72979" calcext:value-type="float">
            <text:p>5.73</text:p>
          </table:table-cell>
          <table:table-cell office:value-type="float" office:value="2.4177" calcext:value-type="float">
            <text:p>2.4177</text:p>
          </table:table-cell>
          <table:table-cell office:value-type="float" office:value="2.6922" calcext:value-type="float">
            <text:p>2.6922</text:p>
          </table:table-cell>
          <table:table-cell table:formula="of:=AVERAGE([.AD165:.AD174])" office:value-type="float" office:value="3.47099" calcext:value-type="float">
            <text:p>3.4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8235" calcext:value-type="float">
            <text:p>1.8235</text:p>
          </table:table-cell>
          <table:table-cell office:value-type="float" office:value="6.4433" calcext:value-type="float">
            <text:p>6.4433</text:p>
          </table:table-cell>
          <table:table-cell table:formula="of:=AVERAGE([.C166:.C175])" office:value-type="float" office:value="5.67503" calcext:value-type="float">
            <text:p>5.68</text:p>
          </table:table-cell>
          <table:table-cell office:value-type="float" office:value="1.6463" calcext:value-type="float">
            <text:p>1.6463</text:p>
          </table:table-cell>
          <table:table-cell office:value-type="float" office:value="6.4867" calcext:value-type="float">
            <text:p>6.4867</text:p>
          </table:table-cell>
          <table:table-cell table:formula="of:=AVERAGE([.F166:.F175])" office:value-type="float" office:value="6.2192" calcext:value-type="float">
            <text:p>6.22</text:p>
          </table:table-cell>
          <table:table-cell office:value-type="float" office:value="2.0282" calcext:value-type="float">
            <text:p>2.0282</text:p>
          </table:table-cell>
          <table:table-cell office:value-type="float" office:value="4.3879" calcext:value-type="float">
            <text:p>4.3879</text:p>
          </table:table-cell>
          <table:table-cell table:formula="of:=AVERAGE([.I166:.I175])" office:value-type="float" office:value="4.11635" calcext:value-type="float">
            <text:p>4.12</text:p>
          </table:table-cell>
          <table:table-cell office:value-type="float" office:value="1.4147" calcext:value-type="float">
            <text:p>1.4147</text:p>
          </table:table-cell>
          <table:table-cell office:value-type="float" office:value="5.821" calcext:value-type="float">
            <text:p>5.821</text:p>
          </table:table-cell>
          <table:table-cell table:formula="of:=AVERAGE([.L166:.L175])" office:value-type="float" office:value="5.20539" calcext:value-type="float">
            <text:p>5.21</text:p>
          </table:table-cell>
          <table:table-cell office:value-type="float" office:value="2.1239" calcext:value-type="float">
            <text:p>2.1239</text:p>
          </table:table-cell>
          <table:table-cell office:value-type="float" office:value="3.8041" calcext:value-type="float">
            <text:p>3.8041</text:p>
          </table:table-cell>
          <table:table-cell table:formula="of:=AVERAGE([.O166:.O175])" office:value-type="float" office:value="3.79185" calcext:value-type="float">
            <text:p>3.79</text:p>
          </table:table-cell>
          <table:table-cell office:value-type="float" office:value="2.0303" calcext:value-type="float">
            <text:p>2.0303</text:p>
          </table:table-cell>
          <table:table-cell office:value-type="float" office:value="3.0777" calcext:value-type="float">
            <text:p>3.0777</text:p>
          </table:table-cell>
          <table:table-cell table:formula="of:=AVERAGE([.R166:.R175])" office:value-type="float" office:value="2.93879" calcext:value-type="float">
            <text:p>2.94</text:p>
          </table:table-cell>
          <table:table-cell office:value-type="float" office:value="1.489" calcext:value-type="float">
            <text:p>1.489</text:p>
          </table:table-cell>
          <table:table-cell office:value-type="float" office:value="4.3203" calcext:value-type="float">
            <text:p>4.3203</text:p>
          </table:table-cell>
          <table:table-cell table:formula="of:=AVERAGE([.U166:.U175])" office:value-type="float" office:value="4.39425" calcext:value-type="float">
            <text:p>4.39</text:p>
          </table:table-cell>
          <table:table-cell office:value-type="float" office:value="2.4587" calcext:value-type="float">
            <text:p>2.4587</text:p>
          </table:table-cell>
          <table:table-cell office:value-type="float" office:value="4.8822" calcext:value-type="float">
            <text:p>4.8822</text:p>
          </table:table-cell>
          <table:table-cell table:formula="of:=AVERAGE([.X166:.X175])" office:value-type="float" office:value="3.81699" calcext:value-type="float">
            <text:p>3.82</text:p>
          </table:table-cell>
          <table:table-cell office:value-type="float" office:value="1.4957" calcext:value-type="float">
            <text:p>1.4957</text:p>
          </table:table-cell>
          <table:table-cell office:value-type="float" office:value="5.5427" calcext:value-type="float">
            <text:p>5.5427</text:p>
          </table:table-cell>
          <table:table-cell table:formula="of:=AVERAGE([.AA166:.AA175])" office:value-type="float" office:value="5.77143" calcext:value-type="float">
            <text:p>5.77</text:p>
          </table:table-cell>
          <table:table-cell office:value-type="float" office:value="2.5086" calcext:value-type="float">
            <text:p>2.5086</text:p>
          </table:table-cell>
          <table:table-cell office:value-type="float" office:value="2.545" calcext:value-type="float">
            <text:p>2.545</text:p>
          </table:table-cell>
          <table:table-cell table:formula="of:=AVERAGE([.AD166:.AD175])" office:value-type="float" office:value="3.42757" calcext:value-type="float">
            <text:p>3.4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0434" calcext:value-type="float">
            <text:p>2.0434</text:p>
          </table:table-cell>
          <table:table-cell office:value-type="float" office:value="6.396" calcext:value-type="float">
            <text:p>6.396</text:p>
          </table:table-cell>
          <table:table-cell table:formula="of:=AVERAGE([.C167:.C176])" office:value-type="float" office:value="5.80421" calcext:value-type="float">
            <text:p>5.80</text:p>
          </table:table-cell>
          <table:table-cell office:value-type="float" office:value="2.0997" calcext:value-type="float">
            <text:p>2.0997</text:p>
          </table:table-cell>
          <table:table-cell office:value-type="float" office:value="7.098" calcext:value-type="float">
            <text:p>7.098</text:p>
          </table:table-cell>
          <table:table-cell table:formula="of:=AVERAGE([.F167:.F176])" office:value-type="float" office:value="6.21108" calcext:value-type="float">
            <text:p>6.21</text:p>
          </table:table-cell>
          <table:table-cell office:value-type="float" office:value="1.6342" calcext:value-type="float">
            <text:p>1.6342</text:p>
          </table:table-cell>
          <table:table-cell office:value-type="float" office:value="5.6658" calcext:value-type="float">
            <text:p>5.6658</text:p>
          </table:table-cell>
          <table:table-cell table:formula="of:=AVERAGE([.I167:.I176])" office:value-type="float" office:value="4.29603" calcext:value-type="float">
            <text:p>4.30</text:p>
          </table:table-cell>
          <table:table-cell office:value-type="float" office:value="1.3488" calcext:value-type="float">
            <text:p>1.3488</text:p>
          </table:table-cell>
          <table:table-cell office:value-type="float" office:value="5.136" calcext:value-type="float">
            <text:p>5.136</text:p>
          </table:table-cell>
          <table:table-cell table:formula="of:=AVERAGE([.L167:.L176])" office:value-type="float" office:value="5.1983" calcext:value-type="float">
            <text:p>5.20</text:p>
          </table:table-cell>
          <table:table-cell office:value-type="float" office:value="2.1247" calcext:value-type="float">
            <text:p>2.1247</text:p>
          </table:table-cell>
          <table:table-cell office:value-type="float" office:value="3.1036" calcext:value-type="float">
            <text:p>3.1036</text:p>
          </table:table-cell>
          <table:table-cell table:formula="of:=AVERAGE([.O167:.O176])" office:value-type="float" office:value="3.73803" calcext:value-type="float">
            <text:p>3.74</text:p>
          </table:table-cell>
          <table:table-cell office:value-type="float" office:value="1.9403" calcext:value-type="float">
            <text:p>1.9403</text:p>
          </table:table-cell>
          <table:table-cell office:value-type="float" office:value="4.0645" calcext:value-type="float">
            <text:p>4.0645</text:p>
          </table:table-cell>
          <table:table-cell table:formula="of:=AVERAGE([.R167:.R176])" office:value-type="float" office:value="3.03272" calcext:value-type="float">
            <text:p>3.03</text:p>
          </table:table-cell>
          <table:table-cell office:value-type="float" office:value="1.6099" calcext:value-type="float">
            <text:p>1.6099</text:p>
          </table:table-cell>
          <table:table-cell office:value-type="float" office:value="4.5631" calcext:value-type="float">
            <text:p>4.5631</text:p>
          </table:table-cell>
          <table:table-cell table:formula="of:=AVERAGE([.U167:.U176])" office:value-type="float" office:value="4.43026" calcext:value-type="float">
            <text:p>4.43</text:p>
          </table:table-cell>
          <table:table-cell office:value-type="float" office:value="2.2962" calcext:value-type="float">
            <text:p>2.2962</text:p>
          </table:table-cell>
          <table:table-cell office:value-type="float" office:value="4.2457" calcext:value-type="float">
            <text:p>4.2457</text:p>
          </table:table-cell>
          <table:table-cell table:formula="of:=AVERAGE([.X167:.X176])" office:value-type="float" office:value="3.88145" calcext:value-type="float">
            <text:p>3.88</text:p>
          </table:table-cell>
          <table:table-cell office:value-type="float" office:value="1.6394" calcext:value-type="float">
            <text:p>1.6394</text:p>
          </table:table-cell>
          <table:table-cell office:value-type="float" office:value="5.0816" calcext:value-type="float">
            <text:p>5.0816</text:p>
          </table:table-cell>
          <table:table-cell table:formula="of:=AVERAGE([.AA167:.AA176])" office:value-type="float" office:value="5.67289" calcext:value-type="float">
            <text:p>5.67</text:p>
          </table:table-cell>
          <table:table-cell office:value-type="float" office:value="2.4317" calcext:value-type="float">
            <text:p>2.4317</text:p>
          </table:table-cell>
          <table:table-cell office:value-type="float" office:value="3.2576" calcext:value-type="float">
            <text:p>3.2576</text:p>
          </table:table-cell>
          <table:table-cell table:formula="of:=AVERAGE([.AD167:.AD176])" office:value-type="float" office:value="3.40368" calcext:value-type="float">
            <text:p>3.4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.0035" calcext:value-type="float">
            <text:p>2.0035</text:p>
          </table:table-cell>
          <table:table-cell office:value-type="float" office:value="6.9751" calcext:value-type="float">
            <text:p>6.9751</text:p>
          </table:table-cell>
          <table:table-cell table:formula="of:=AVERAGE([.C168:.C177])" office:value-type="float" office:value="5.97495" calcext:value-type="float">
            <text:p>5.97</text:p>
          </table:table-cell>
          <table:table-cell office:value-type="float" office:value="1.7158" calcext:value-type="float">
            <text:p>1.7158</text:p>
          </table:table-cell>
          <table:table-cell office:value-type="float" office:value="5.865" calcext:value-type="float">
            <text:p>5.865</text:p>
          </table:table-cell>
          <table:table-cell table:formula="of:=AVERAGE([.F168:.F177])" office:value-type="float" office:value="6.09263" calcext:value-type="float">
            <text:p>6.09</text:p>
          </table:table-cell>
          <table:table-cell office:value-type="float" office:value="1.8902" calcext:value-type="float">
            <text:p>1.8902</text:p>
          </table:table-cell>
          <table:table-cell office:value-type="float" office:value="4.9772" calcext:value-type="float">
            <text:p>4.9772</text:p>
          </table:table-cell>
          <table:table-cell table:formula="of:=AVERAGE([.I168:.I177])" office:value-type="float" office:value="4.36234" calcext:value-type="float">
            <text:p>4.36</text:p>
          </table:table-cell>
          <table:table-cell office:value-type="float" office:value="1.6327" calcext:value-type="float">
            <text:p>1.6327</text:p>
          </table:table-cell>
          <table:table-cell office:value-type="float" office:value="5.1835" calcext:value-type="float">
            <text:p>5.1835</text:p>
          </table:table-cell>
          <table:table-cell table:formula="of:=AVERAGE([.L168:.L177])" office:value-type="float" office:value="5.0002" calcext:value-type="float">
            <text:p>5.00</text:p>
          </table:table-cell>
          <table:table-cell office:value-type="float" office:value="1.8174" calcext:value-type="float">
            <text:p>1.8174</text:p>
          </table:table-cell>
          <table:table-cell office:value-type="float" office:value="3.0438" calcext:value-type="float">
            <text:p>3.0438</text:p>
          </table:table-cell>
          <table:table-cell table:formula="of:=AVERAGE([.O168:.O177])" office:value-type="float" office:value="3.69085" calcext:value-type="float">
            <text:p>3.69</text:p>
          </table:table-cell>
          <table:table-cell office:value-type="float" office:value="2.4604" calcext:value-type="float">
            <text:p>2.4604</text:p>
          </table:table-cell>
          <table:table-cell office:value-type="float" office:value="3.0951" calcext:value-type="float">
            <text:p>3.0951</text:p>
          </table:table-cell>
          <table:table-cell table:formula="of:=AVERAGE([.R168:.R177])" office:value-type="float" office:value="3.03021" calcext:value-type="float">
            <text:p>3.03</text:p>
          </table:table-cell>
          <table:table-cell office:value-type="float" office:value="1.4618" calcext:value-type="float">
            <text:p>1.4618</text:p>
          </table:table-cell>
          <table:table-cell office:value-type="float" office:value="5.0472" calcext:value-type="float">
            <text:p>5.0472</text:p>
          </table:table-cell>
          <table:table-cell table:formula="of:=AVERAGE([.U168:.U177])" office:value-type="float" office:value="4.61996" calcext:value-type="float">
            <text:p>4.62</text:p>
          </table:table-cell>
          <table:table-cell office:value-type="float" office:value="2.2567" calcext:value-type="float">
            <text:p>2.2567</text:p>
          </table:table-cell>
          <table:table-cell office:value-type="float" office:value="3.7886" calcext:value-type="float">
            <text:p>3.7886</text:p>
          </table:table-cell>
          <table:table-cell table:formula="of:=AVERAGE([.X168:.X177])" office:value-type="float" office:value="3.88505" calcext:value-type="float">
            <text:p>3.89</text:p>
          </table:table-cell>
          <table:table-cell office:value-type="float" office:value="1.9054" calcext:value-type="float">
            <text:p>1.9054</text:p>
          </table:table-cell>
          <table:table-cell office:value-type="float" office:value="6.0318" calcext:value-type="float">
            <text:p>6.0318</text:p>
          </table:table-cell>
          <table:table-cell table:formula="of:=AVERAGE([.AA168:.AA177])" office:value-type="float" office:value="5.73126" calcext:value-type="float">
            <text:p>5.73</text:p>
          </table:table-cell>
          <table:table-cell office:value-type="float" office:value="2.3005" calcext:value-type="float">
            <text:p>2.3005</text:p>
          </table:table-cell>
          <table:table-cell office:value-type="float" office:value="3.0214" calcext:value-type="float">
            <text:p>3.0214</text:p>
          </table:table-cell>
          <table:table-cell table:formula="of:=AVERAGE([.AD168:.AD177])" office:value-type="float" office:value="3.2539" calcext:value-type="float">
            <text:p>3.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6787" calcext:value-type="float">
            <text:p>1.6787</text:p>
          </table:table-cell>
          <table:table-cell office:value-type="float" office:value="8.0647" calcext:value-type="float">
            <text:p>8.0647</text:p>
          </table:table-cell>
          <table:table-cell table:formula="of:=AVERAGE([.C169:.C178])" office:value-type="float" office:value="6.2675" calcext:value-type="float">
            <text:p>6.27</text:p>
          </table:table-cell>
          <table:table-cell office:value-type="float" office:value="1.954" calcext:value-type="float">
            <text:p>1.954</text:p>
          </table:table-cell>
          <table:table-cell office:value-type="float" office:value="5.596" calcext:value-type="float">
            <text:p>5.596</text:p>
          </table:table-cell>
          <table:table-cell table:formula="of:=AVERAGE([.F169:.F178])" office:value-type="float" office:value="5.89845" calcext:value-type="float">
            <text:p>5.90</text:p>
          </table:table-cell>
          <table:table-cell office:value-type="float" office:value="1.773" calcext:value-type="float">
            <text:p>1.773</text:p>
          </table:table-cell>
          <table:table-cell office:value-type="float" office:value="5.0331" calcext:value-type="float">
            <text:p>5.0331</text:p>
          </table:table-cell>
          <table:table-cell table:formula="of:=AVERAGE([.I169:.I178])" office:value-type="float" office:value="4.49879" calcext:value-type="float">
            <text:p>4.50</text:p>
          </table:table-cell>
          <table:table-cell office:value-type="float" office:value="1.4404" calcext:value-type="float">
            <text:p>1.4404</text:p>
          </table:table-cell>
          <table:table-cell office:value-type="float" office:value="6.085" calcext:value-type="float">
            <text:p>6.085</text:p>
          </table:table-cell>
          <table:table-cell table:formula="of:=AVERAGE([.L169:.L178])" office:value-type="float" office:value="5.14014" calcext:value-type="float">
            <text:p>5.14</text:p>
          </table:table-cell>
          <table:table-cell office:value-type="float" office:value="1.8126" calcext:value-type="float">
            <text:p>1.8126</text:p>
          </table:table-cell>
          <table:table-cell office:value-type="float" office:value="3.4163" calcext:value-type="float">
            <text:p>3.4163</text:p>
          </table:table-cell>
          <table:table-cell table:formula="of:=AVERAGE([.O169:.O178])" office:value-type="float" office:value="3.62813" calcext:value-type="float">
            <text:p>3.63</text:p>
          </table:table-cell>
          <table:table-cell office:value-type="float" office:value="2.1747" calcext:value-type="float">
            <text:p>2.1747</text:p>
          </table:table-cell>
          <table:table-cell office:value-type="float" office:value="2.126" calcext:value-type="float">
            <text:p>2.126</text:p>
          </table:table-cell>
          <table:table-cell table:formula="of:=AVERAGE([.R169:.R178])" office:value-type="float" office:value="2.93877" calcext:value-type="float">
            <text:p>2.94</text:p>
          </table:table-cell>
          <table:table-cell office:value-type="float" office:value="1.6986" calcext:value-type="float">
            <text:p>1.6986</text:p>
          </table:table-cell>
          <table:table-cell office:value-type="float" office:value="4.9472" calcext:value-type="float">
            <text:p>4.9472</text:p>
          </table:table-cell>
          <table:table-cell table:formula="of:=AVERAGE([.U169:.U178])" office:value-type="float" office:value="4.63479" calcext:value-type="float">
            <text:p>4.63</text:p>
          </table:table-cell>
          <table:table-cell office:value-type="float" office:value="2.4694" calcext:value-type="float">
            <text:p>2.4694</text:p>
          </table:table-cell>
          <table:table-cell office:value-type="float" office:value="4.058" calcext:value-type="float">
            <text:p>4.058</text:p>
          </table:table-cell>
          <table:table-cell table:formula="of:=AVERAGE([.X169:.X178])" office:value-type="float" office:value="3.96496" calcext:value-type="float">
            <text:p>3.96</text:p>
          </table:table-cell>
          <table:table-cell office:value-type="float" office:value="1.4762" calcext:value-type="float">
            <text:p>1.4762</text:p>
          </table:table-cell>
          <table:table-cell office:value-type="float" office:value="5.4437" calcext:value-type="float">
            <text:p>5.4437</text:p>
          </table:table-cell>
          <table:table-cell table:formula="of:=AVERAGE([.AA169:.AA178])" office:value-type="float" office:value="5.64321" calcext:value-type="float">
            <text:p>5.64</text:p>
          </table:table-cell>
          <table:table-cell office:value-type="float" office:value="2.3573" calcext:value-type="float">
            <text:p>2.3573</text:p>
          </table:table-cell>
          <table:table-cell office:value-type="float" office:value="3.2586" calcext:value-type="float">
            <text:p>3.2586</text:p>
          </table:table-cell>
          <table:table-cell table:formula="of:=AVERAGE([.AD169:.AD178])" office:value-type="float" office:value="3.22619" calcext:value-type="float">
            <text:p>3.2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9371" calcext:value-type="float">
            <text:p>1.9371</text:p>
          </table:table-cell>
          <table:table-cell office:value-type="float" office:value="6.8821" calcext:value-type="float">
            <text:p>6.8821</text:p>
          </table:table-cell>
          <table:table-cell table:formula="of:=AVERAGE([.C170:.C179])" office:value-type="float" office:value="6.41371" calcext:value-type="float">
            <text:p>6.41</text:p>
          </table:table-cell>
          <table:table-cell office:value-type="float" office:value="2.0269" calcext:value-type="float">
            <text:p>2.0269</text:p>
          </table:table-cell>
          <table:table-cell office:value-type="float" office:value="5.883" calcext:value-type="float">
            <text:p>5.883</text:p>
          </table:table-cell>
          <table:table-cell table:formula="of:=AVERAGE([.F170:.F179])" office:value-type="float" office:value="5.88939" calcext:value-type="float">
            <text:p>5.89</text:p>
          </table:table-cell>
          <table:table-cell office:value-type="float" office:value="1.6298" calcext:value-type="float">
            <text:p>1.6298</text:p>
          </table:table-cell>
          <table:table-cell office:value-type="float" office:value="6.7237" calcext:value-type="float">
            <text:p>6.7237</text:p>
          </table:table-cell>
          <table:table-cell table:formula="of:=AVERAGE([.I170:.I179])" office:value-type="float" office:value="4.81957" calcext:value-type="float">
            <text:p>4.82</text:p>
          </table:table-cell>
          <table:table-cell office:value-type="float" office:value="1.6989" calcext:value-type="float">
            <text:p>1.6989</text:p>
          </table:table-cell>
          <table:table-cell office:value-type="float" office:value="4.9523" calcext:value-type="float">
            <text:p>4.9523</text:p>
          </table:table-cell>
          <table:table-cell table:formula="of:=AVERAGE([.L170:.L179])" office:value-type="float" office:value="5.13181" calcext:value-type="float">
            <text:p>5.13</text:p>
          </table:table-cell>
          <table:table-cell office:value-type="float" office:value="2.1767" calcext:value-type="float">
            <text:p>2.1767</text:p>
          </table:table-cell>
          <table:table-cell office:value-type="float" office:value="4.231" calcext:value-type="float">
            <text:p>4.231</text:p>
          </table:table-cell>
          <table:table-cell table:formula="of:=AVERAGE([.O170:.O179])" office:value-type="float" office:value="3.6746" calcext:value-type="float">
            <text:p>3.67</text:p>
          </table:table-cell>
          <table:table-cell office:value-type="float" office:value="2.3648" calcext:value-type="float">
            <text:p>2.3648</text:p>
          </table:table-cell>
          <table:table-cell office:value-type="float" office:value="2.3337" calcext:value-type="float">
            <text:p>2.3337</text:p>
          </table:table-cell>
          <table:table-cell table:formula="of:=AVERAGE([.R170:.R179])" office:value-type="float" office:value="2.89004" calcext:value-type="float">
            <text:p>2.89</text:p>
          </table:table-cell>
          <table:table-cell office:value-type="float" office:value="1.5424" calcext:value-type="float">
            <text:p>1.5424</text:p>
          </table:table-cell>
          <table:table-cell office:value-type="float" office:value="5.0867" calcext:value-type="float">
            <text:p>5.0867</text:p>
          </table:table-cell>
          <table:table-cell table:formula="of:=AVERAGE([.U170:.U179])" office:value-type="float" office:value="4.73365" calcext:value-type="float">
            <text:p>4.73</text:p>
          </table:table-cell>
          <table:table-cell office:value-type="float" office:value="2.2208" calcext:value-type="float">
            <text:p>2.2208</text:p>
          </table:table-cell>
          <table:table-cell office:value-type="float" office:value="3.5473" calcext:value-type="float">
            <text:p>3.5473</text:p>
          </table:table-cell>
          <table:table-cell table:formula="of:=AVERAGE([.X170:.X179])" office:value-type="float" office:value="3.97861" calcext:value-type="float">
            <text:p>3.98</text:p>
          </table:table-cell>
          <table:table-cell office:value-type="float" office:value="1.7585" calcext:value-type="float">
            <text:p>1.7585</text:p>
          </table:table-cell>
          <table:table-cell office:value-type="float" office:value="5.478" calcext:value-type="float">
            <text:p>5.478</text:p>
          </table:table-cell>
          <table:table-cell table:formula="of:=AVERAGE([.AA170:.AA179])" office:value-type="float" office:value="5.60504" calcext:value-type="float">
            <text:p>5.61</text:p>
          </table:table-cell>
          <table:table-cell office:value-type="float" office:value="2.3032" calcext:value-type="float">
            <text:p>2.3032</text:p>
          </table:table-cell>
          <table:table-cell office:value-type="float" office:value="3.2627" calcext:value-type="float">
            <text:p>3.2627</text:p>
          </table:table-cell>
          <table:table-cell table:formula="of:=AVERAGE([.AD170:.AD179])" office:value-type="float" office:value="3.2726" calcext:value-type="float">
            <text:p>3.2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.2168" calcext:value-type="float">
            <text:p>2.2168</text:p>
          </table:table-cell>
          <table:table-cell office:value-type="float" office:value="6.7272" calcext:value-type="float">
            <text:p>6.7272</text:p>
          </table:table-cell>
          <table:table-cell table:formula="of:=AVERAGE([.C171:.C180])" office:value-type="float" office:value="6.58247" calcext:value-type="float">
            <text:p>6.58</text:p>
          </table:table-cell>
          <table:table-cell office:value-type="float" office:value="1.9394" calcext:value-type="float">
            <text:p>1.9394</text:p>
          </table:table-cell>
          <table:table-cell office:value-type="float" office:value="5.9328" calcext:value-type="float">
            <text:p>5.9328</text:p>
          </table:table-cell>
          <table:table-cell table:formula="of:=AVERAGE([.F171:.F180])" office:value-type="float" office:value="5.95617" calcext:value-type="float">
            <text:p>5.96</text:p>
          </table:table-cell>
          <table:table-cell office:value-type="float" office:value="1.8136" calcext:value-type="float">
            <text:p>1.8136</text:p>
          </table:table-cell>
          <table:table-cell office:value-type="float" office:value="5.6124" calcext:value-type="float">
            <text:p>5.6124</text:p>
          </table:table-cell>
          <table:table-cell table:formula="of:=AVERAGE([.I171:.I180])" office:value-type="float" office:value="5.00778" calcext:value-type="float">
            <text:p>5.01</text:p>
          </table:table-cell>
          <table:table-cell office:value-type="float" office:value="1.4233" calcext:value-type="float">
            <text:p>1.4233</text:p>
          </table:table-cell>
          <table:table-cell office:value-type="float" office:value="4.9532" calcext:value-type="float">
            <text:p>4.9532</text:p>
          </table:table-cell>
          <table:table-cell table:formula="of:=AVERAGE([.L171:.L180])" office:value-type="float" office:value="5.11595" calcext:value-type="float">
            <text:p>5.12</text:p>
          </table:table-cell>
          <table:table-cell office:value-type="float" office:value="2.2623" calcext:value-type="float">
            <text:p>2.2623</text:p>
          </table:table-cell>
          <table:table-cell office:value-type="float" office:value="3.4389" calcext:value-type="float">
            <text:p>3.4389</text:p>
          </table:table-cell>
          <table:table-cell table:formula="of:=AVERAGE([.O171:.O180])" office:value-type="float" office:value="3.67105" calcext:value-type="float">
            <text:p>3.67</text:p>
          </table:table-cell>
          <table:table-cell office:value-type="float" office:value="2.1939" calcext:value-type="float">
            <text:p>2.1939</text:p>
          </table:table-cell>
          <table:table-cell office:value-type="float" office:value="1.9238" calcext:value-type="float">
            <text:p>1.9238</text:p>
          </table:table-cell>
          <table:table-cell table:formula="of:=AVERAGE([.R171:.R180])" office:value-type="float" office:value="2.84079" calcext:value-type="float">
            <text:p>2.84</text:p>
          </table:table-cell>
          <table:table-cell office:value-type="float" office:value="1.8135" calcext:value-type="float">
            <text:p>1.8135</text:p>
          </table:table-cell>
          <table:table-cell office:value-type="float" office:value="5.9497" calcext:value-type="float">
            <text:p>5.9497</text:p>
          </table:table-cell>
          <table:table-cell table:formula="of:=AVERAGE([.U171:.U180])" office:value-type="float" office:value="4.97593" calcext:value-type="float">
            <text:p>4.98</text:p>
          </table:table-cell>
          <table:table-cell office:value-type="float" office:value="2.3047" calcext:value-type="float">
            <text:p>2.3047</text:p>
          </table:table-cell>
          <table:table-cell office:value-type="float" office:value="2.9517" calcext:value-type="float">
            <text:p>2.9517</text:p>
          </table:table-cell>
          <table:table-cell table:formula="of:=AVERAGE([.X171:.X180])" office:value-type="float" office:value="3.89762" calcext:value-type="float">
            <text:p>3.90</text:p>
          </table:table-cell>
          <table:table-cell office:value-type="float" office:value="1.4975" calcext:value-type="float">
            <text:p>1.4975</text:p>
          </table:table-cell>
          <table:table-cell office:value-type="float" office:value="5.454" calcext:value-type="float">
            <text:p>5.454</text:p>
          </table:table-cell>
          <table:table-cell table:formula="of:=AVERAGE([.AA171:.AA180])" office:value-type="float" office:value="5.58157" calcext:value-type="float">
            <text:p>5.58</text:p>
          </table:table-cell>
          <table:table-cell office:value-type="float" office:value="1.9937" calcext:value-type="float">
            <text:p>1.9937</text:p>
          </table:table-cell>
          <table:table-cell office:value-type="float" office:value="3.0984" calcext:value-type="float">
            <text:p>3.0984</text:p>
          </table:table-cell>
          <table:table-cell table:formula="of:=AVERAGE([.AD171:.AD180])" office:value-type="float" office:value="3.22194" calcext:value-type="float">
            <text:p>3.2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9077" calcext:value-type="float">
            <text:p>1.9077</text:p>
          </table:table-cell>
          <table:table-cell office:value-type="float" office:value="7.0989" calcext:value-type="float">
            <text:p>7.0989</text:p>
          </table:table-cell>
          <table:table-cell table:formula="of:=AVERAGE([.C172:.C181])" office:value-type="float" office:value="6.77265" calcext:value-type="float">
            <text:p>6.77</text:p>
          </table:table-cell>
          <table:table-cell office:value-type="float" office:value="1.9447" calcext:value-type="float">
            <text:p>1.9447</text:p>
          </table:table-cell>
          <table:table-cell office:value-type="float" office:value="5.8165" calcext:value-type="float">
            <text:p>5.8165</text:p>
          </table:table-cell>
          <table:table-cell table:formula="of:=AVERAGE([.F172:.F181])" office:value-type="float" office:value="5.96082" calcext:value-type="float">
            <text:p>5.96</text:p>
          </table:table-cell>
          <table:table-cell office:value-type="float" office:value="1.8181" calcext:value-type="float">
            <text:p>1.8181</text:p>
          </table:table-cell>
          <table:table-cell office:value-type="float" office:value="6.6669" calcext:value-type="float">
            <text:p>6.6669</text:p>
          </table:table-cell>
          <table:table-cell table:formula="of:=AVERAGE([.I172:.I181])" office:value-type="float" office:value="5.27935" calcext:value-type="float">
            <text:p>5.28</text:p>
          </table:table-cell>
          <table:table-cell office:value-type="float" office:value="1.6308" calcext:value-type="float">
            <text:p>1.6308</text:p>
          </table:table-cell>
          <table:table-cell office:value-type="float" office:value="5.2641" calcext:value-type="float">
            <text:p>5.2641</text:p>
          </table:table-cell>
          <table:table-cell table:formula="of:=AVERAGE([.L172:.L181])" office:value-type="float" office:value="5.13808" calcext:value-type="float">
            <text:p>5.14</text:p>
          </table:table-cell>
          <table:table-cell office:value-type="float" office:value="1.83" calcext:value-type="float">
            <text:p>1.83</text:p>
          </table:table-cell>
          <table:table-cell office:value-type="float" office:value="3.7258" calcext:value-type="float">
            <text:p>3.7258</text:p>
          </table:table-cell>
          <table:table-cell table:formula="of:=AVERAGE([.O172:.O181])" office:value-type="float" office:value="3.65775" calcext:value-type="float">
            <text:p>3.66</text:p>
          </table:table-cell>
          <table:table-cell office:value-type="float" office:value="1.7475" calcext:value-type="float">
            <text:p>1.7475</text:p>
          </table:table-cell>
          <table:table-cell office:value-type="float" office:value="2.5297" calcext:value-type="float">
            <text:p>2.5297</text:p>
          </table:table-cell>
          <table:table-cell table:formula="of:=AVERAGE([.R172:.R181])" office:value-type="float" office:value="2.73009" calcext:value-type="float">
            <text:p>2.73</text:p>
          </table:table-cell>
          <table:table-cell office:value-type="float" office:value="1.4539" calcext:value-type="float">
            <text:p>1.4539</text:p>
          </table:table-cell>
          <table:table-cell office:value-type="float" office:value="6.702" calcext:value-type="float">
            <text:p>6.702</text:p>
          </table:table-cell>
          <table:table-cell table:formula="of:=AVERAGE([.U172:.U181])" office:value-type="float" office:value="5.13178" calcext:value-type="float">
            <text:p>5.13</text:p>
          </table:table-cell>
          <table:table-cell office:value-type="float" office:value="2.8636" calcext:value-type="float">
            <text:p>2.8636</text:p>
          </table:table-cell>
          <table:table-cell office:value-type="float" office:value="3.0476" calcext:value-type="float">
            <text:p>3.0476</text:p>
          </table:table-cell>
          <table:table-cell table:formula="of:=AVERAGE([.X172:.X181])" office:value-type="float" office:value="3.7747" calcext:value-type="float">
            <text:p>3.77</text:p>
          </table:table-cell>
          <table:table-cell office:value-type="float" office:value="1.6112" calcext:value-type="float">
            <text:p>1.6112</text:p>
          </table:table-cell>
          <table:table-cell office:value-type="float" office:value="4.7184" calcext:value-type="float">
            <text:p>4.7184</text:p>
          </table:table-cell>
          <table:table-cell table:formula="of:=AVERAGE([.AA172:.AA181])" office:value-type="float" office:value="5.48631" calcext:value-type="float">
            <text:p>5.49</text:p>
          </table:table-cell>
          <table:table-cell office:value-type="float" office:value="2.4276" calcext:value-type="float">
            <text:p>2.4276</text:p>
          </table:table-cell>
          <table:table-cell office:value-type="float" office:value="2.6658" calcext:value-type="float">
            <text:p>2.6658</text:p>
          </table:table-cell>
          <table:table-cell table:formula="of:=AVERAGE([.AD172:.AD181])" office:value-type="float" office:value="3.20023" calcext:value-type="float">
            <text:p>3.2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.2616" calcext:value-type="float">
            <text:p>2.2616</text:p>
          </table:table-cell>
          <table:table-cell office:value-type="float" office:value="5.7586" calcext:value-type="float">
            <text:p>5.7586</text:p>
          </table:table-cell>
          <table:table-cell table:formula="of:=AVERAGE([.C173:.C182])" office:value-type="float" office:value="6.69497" calcext:value-type="float">
            <text:p>6.69</text:p>
          </table:table-cell>
          <table:table-cell office:value-type="float" office:value="1.7756" calcext:value-type="float">
            <text:p>1.7756</text:p>
          </table:table-cell>
          <table:table-cell office:value-type="float" office:value="6.8689" calcext:value-type="float">
            <text:p>6.8689</text:p>
          </table:table-cell>
          <table:table-cell table:formula="of:=AVERAGE([.F173:.F182])" office:value-type="float" office:value="6.06547" calcext:value-type="float">
            <text:p>6.07</text:p>
          </table:table-cell>
          <table:table-cell office:value-type="float" office:value="2.1631" calcext:value-type="float">
            <text:p>2.1631</text:p>
          </table:table-cell>
          <table:table-cell office:value-type="float" office:value="3.7287" calcext:value-type="float">
            <text:p>3.7287</text:p>
          </table:table-cell>
          <table:table-cell table:formula="of:=AVERAGE([.I173:.I182])" office:value-type="float" office:value="5.12064" calcext:value-type="float">
            <text:p>5.12</text:p>
          </table:table-cell>
          <table:table-cell office:value-type="float" office:value="1.4987" calcext:value-type="float">
            <text:p>1.4987</text:p>
          </table:table-cell>
          <table:table-cell office:value-type="float" office:value="5.2833" calcext:value-type="float">
            <text:p>5.2833</text:p>
          </table:table-cell>
          <table:table-cell table:formula="of:=AVERAGE([.L173:.L182])" office:value-type="float" office:value="5.22811" calcext:value-type="float">
            <text:p>5.23</text:p>
          </table:table-cell>
          <table:table-cell office:value-type="float" office:value="2.1885" calcext:value-type="float">
            <text:p>2.1885</text:p>
          </table:table-cell>
          <table:table-cell office:value-type="float" office:value="3.7527" calcext:value-type="float">
            <text:p>3.7527</text:p>
          </table:table-cell>
          <table:table-cell table:formula="of:=AVERAGE([.O173:.O182])" office:value-type="float" office:value="3.65106" calcext:value-type="float">
            <text:p>3.65</text:p>
          </table:table-cell>
          <table:table-cell office:value-type="float" office:value="1.9598" calcext:value-type="float">
            <text:p>1.9598</text:p>
          </table:table-cell>
          <table:table-cell office:value-type="float" office:value="2.5468" calcext:value-type="float">
            <text:p>2.5468</text:p>
          </table:table-cell>
          <table:table-cell table:formula="of:=AVERAGE([.R173:.R182])" office:value-type="float" office:value="2.75081" calcext:value-type="float">
            <text:p>2.75</text:p>
          </table:table-cell>
          <table:table-cell office:value-type="float" office:value="1.4465" calcext:value-type="float">
            <text:p>1.4465</text:p>
          </table:table-cell>
          <table:table-cell office:value-type="float" office:value="6.1966" calcext:value-type="float">
            <text:p>6.1966</text:p>
          </table:table-cell>
          <table:table-cell table:formula="of:=AVERAGE([.U173:.U182])" office:value-type="float" office:value="5.24222" calcext:value-type="float">
            <text:p>5.24</text:p>
          </table:table-cell>
          <table:table-cell office:value-type="float" office:value="2.4839" calcext:value-type="float">
            <text:p>2.4839</text:p>
          </table:table-cell>
          <table:table-cell office:value-type="float" office:value="4.3362" calcext:value-type="float">
            <text:p>4.3362</text:p>
          </table:table-cell>
          <table:table-cell table:formula="of:=AVERAGE([.X173:.X182])" office:value-type="float" office:value="3.89402" calcext:value-type="float">
            <text:p>3.89</text:p>
          </table:table-cell>
          <table:table-cell office:value-type="float" office:value="1.9008" calcext:value-type="float">
            <text:p>1.9008</text:p>
          </table:table-cell>
          <table:table-cell office:value-type="float" office:value="4.7089" calcext:value-type="float">
            <text:p>4.7089</text:p>
          </table:table-cell>
          <table:table-cell table:formula="of:=AVERAGE([.AA173:.AA182])" office:value-type="float" office:value="5.34366" calcext:value-type="float">
            <text:p>5.34</text:p>
          </table:table-cell>
          <table:table-cell office:value-type="float" office:value="2.6698" calcext:value-type="float">
            <text:p>2.6698</text:p>
          </table:table-cell>
          <table:table-cell office:value-type="float" office:value="2.473" calcext:value-type="float">
            <text:p>2.473</text:p>
          </table:table-cell>
          <table:table-cell table:formula="of:=AVERAGE([.AD173:.AD182])" office:value-type="float" office:value="3.03214" calcext:value-type="float">
            <text:p>3.0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7813" calcext:value-type="float">
            <text:p>1.7813</text:p>
          </table:table-cell>
          <table:table-cell office:value-type="float" office:value="5.9968" calcext:value-type="float">
            <text:p>5.9968</text:p>
          </table:table-cell>
          <table:table-cell table:formula="of:=AVERAGE([.C174:.C183])" office:value-type="float" office:value="6.69478" calcext:value-type="float">
            <text:p>6.69</text:p>
          </table:table-cell>
          <table:table-cell office:value-type="float" office:value="1.572" calcext:value-type="float">
            <text:p>1.572</text:p>
          </table:table-cell>
          <table:table-cell office:value-type="float" office:value="6.1156" calcext:value-type="float">
            <text:p>6.1156</text:p>
          </table:table-cell>
          <table:table-cell table:formula="of:=AVERAGE([.F174:.F183])" office:value-type="float" office:value="6.09115" calcext:value-type="float">
            <text:p>6.09</text:p>
          </table:table-cell>
          <table:table-cell office:value-type="float" office:value="1.6332" calcext:value-type="float">
            <text:p>1.6332</text:p>
          </table:table-cell>
          <table:table-cell office:value-type="float" office:value="3.8395" calcext:value-type="float">
            <text:p>3.8395</text:p>
          </table:table-cell>
          <table:table-cell table:formula="of:=AVERAGE([.I174:.I183])" office:value-type="float" office:value="5.07192" calcext:value-type="float">
            <text:p>5.07</text:p>
          </table:table-cell>
          <table:table-cell office:value-type="float" office:value="1.3385" calcext:value-type="float">
            <text:p>1.3385</text:p>
          </table:table-cell>
          <table:table-cell office:value-type="float" office:value="4.8676" calcext:value-type="float">
            <text:p>4.8676</text:p>
          </table:table-cell>
          <table:table-cell table:formula="of:=AVERAGE([.L174:.L183])" office:value-type="float" office:value="5.2268" calcext:value-type="float">
            <text:p>5.23</text:p>
          </table:table-cell>
          <table:table-cell office:value-type="float" office:value="2.0124" calcext:value-type="float">
            <text:p>2.0124</text:p>
          </table:table-cell>
          <table:table-cell office:value-type="float" office:value="4.3988" calcext:value-type="float">
            <text:p>4.3988</text:p>
          </table:table-cell>
          <table:table-cell table:formula="of:=AVERAGE([.O174:.O183])" office:value-type="float" office:value="3.73329" calcext:value-type="float">
            <text:p>3.73</text:p>
          </table:table-cell>
          <table:table-cell office:value-type="float" office:value="2.3779" calcext:value-type="float">
            <text:p>2.3779</text:p>
          </table:table-cell>
          <table:table-cell office:value-type="float" office:value="2.7221" calcext:value-type="float">
            <text:p>2.7221</text:p>
          </table:table-cell>
          <table:table-cell table:formula="of:=AVERAGE([.R174:.R183])" office:value-type="float" office:value="2.765" calcext:value-type="float">
            <text:p>2.77</text:p>
          </table:table-cell>
          <table:table-cell office:value-type="float" office:value="1.5015" calcext:value-type="float">
            <text:p>1.5015</text:p>
          </table:table-cell>
          <table:table-cell office:value-type="float" office:value="5.4462" calcext:value-type="float">
            <text:p>5.4462</text:p>
          </table:table-cell>
          <table:table-cell table:formula="of:=AVERAGE([.U174:.U183])" office:value-type="float" office:value="5.31275" calcext:value-type="float">
            <text:p>5.31</text:p>
          </table:table-cell>
          <table:table-cell office:value-type="float" office:value="2.673" calcext:value-type="float">
            <text:p>2.673</text:p>
          </table:table-cell>
          <table:table-cell office:value-type="float" office:value="3.6009" calcext:value-type="float">
            <text:p>3.6009</text:p>
          </table:table-cell>
          <table:table-cell table:formula="of:=AVERAGE([.X174:.X183])" office:value-type="float" office:value="3.8009" calcext:value-type="float">
            <text:p>3.80</text:p>
          </table:table-cell>
          <table:table-cell office:value-type="float" office:value="1.9178" calcext:value-type="float">
            <text:p>1.9178</text:p>
          </table:table-cell>
          <table:table-cell office:value-type="float" office:value="5.1036" calcext:value-type="float">
            <text:p>5.1036</text:p>
          </table:table-cell>
          <table:table-cell table:formula="of:=AVERAGE([.AA174:.AA183])" office:value-type="float" office:value="5.29471" calcext:value-type="float">
            <text:p>5.29</text:p>
          </table:table-cell>
          <table:table-cell office:value-type="float" office:value="2.8118" calcext:value-type="float">
            <text:p>2.8118</text:p>
          </table:table-cell>
          <table:table-cell office:value-type="float" office:value="3.4715" calcext:value-type="float">
            <text:p>3.4715</text:p>
          </table:table-cell>
          <table:table-cell table:formula="of:=AVERAGE([.AD174:.AD183])" office:value-type="float" office:value="2.97462" calcext:value-type="float">
            <text:p>2.9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.1872" calcext:value-type="float">
            <text:p>2.1872</text:p>
          </table:table-cell>
          <table:table-cell office:value-type="float" office:value="6.5502" calcext:value-type="float">
            <text:p>6.5502</text:p>
          </table:table-cell>
          <table:table-cell table:formula="of:=AVERAGE([.C175:.C184])" office:value-type="float" office:value="6.68929" calcext:value-type="float">
            <text:p>6.69</text:p>
          </table:table-cell>
          <table:table-cell office:value-type="float" office:value="1.6267" calcext:value-type="float">
            <text:p>1.6267</text:p>
          </table:table-cell>
          <table:table-cell office:value-type="float" office:value="6.3554" calcext:value-type="float">
            <text:p>6.3554</text:p>
          </table:table-cell>
          <table:table-cell table:formula="of:=AVERAGE([.F175:.F184])" office:value-type="float" office:value="6.20179" calcext:value-type="float">
            <text:p>6.20</text:p>
          </table:table-cell>
          <table:table-cell office:value-type="float" office:value="1.8421" calcext:value-type="float">
            <text:p>1.8421</text:p>
          </table:table-cell>
          <table:table-cell office:value-type="float" office:value="3.128" calcext:value-type="float">
            <text:p>3.128</text:p>
          </table:table-cell>
          <table:table-cell table:formula="of:=AVERAGE([.I175:.I184])" office:value-type="float" office:value="4.97632" calcext:value-type="float">
            <text:p>4.98</text:p>
          </table:table-cell>
          <table:table-cell office:value-type="float" office:value="1.5452" calcext:value-type="float">
            <text:p>1.5452</text:p>
          </table:table-cell>
          <table:table-cell office:value-type="float" office:value="5.2252" calcext:value-type="float">
            <text:p>5.2252</text:p>
          </table:table-cell>
          <table:table-cell table:formula="of:=AVERAGE([.L175:.L184])" office:value-type="float" office:value="5.27712" calcext:value-type="float">
            <text:p>5.28</text:p>
          </table:table-cell>
          <table:table-cell office:value-type="float" office:value="1.9914" calcext:value-type="float">
            <text:p>1.9914</text:p>
          </table:table-cell>
          <table:table-cell office:value-type="float" office:value="3.879" calcext:value-type="float">
            <text:p>3.879</text:p>
          </table:table-cell>
          <table:table-cell table:formula="of:=AVERAGE([.O175:.O184])" office:value-type="float" office:value="3.6794" calcext:value-type="float">
            <text:p>3.68</text:p>
          </table:table-cell>
          <table:table-cell office:value-type="float" office:value="2.2184" calcext:value-type="float">
            <text:p>2.2184</text:p>
          </table:table-cell>
          <table:table-cell office:value-type="float" office:value="2.9691" calcext:value-type="float">
            <text:p>2.9691</text:p>
          </table:table-cell>
          <table:table-cell table:formula="of:=AVERAGE([.R175:.R184])" office:value-type="float" office:value="2.73885" calcext:value-type="float">
            <text:p>2.74</text:p>
          </table:table-cell>
          <table:table-cell office:value-type="float" office:value="1.4217" calcext:value-type="float">
            <text:p>1.4217</text:p>
          </table:table-cell>
          <table:table-cell office:value-type="float" office:value="5.577" calcext:value-type="float">
            <text:p>5.577</text:p>
          </table:table-cell>
          <table:table-cell table:formula="of:=AVERAGE([.U175:.U184])" office:value-type="float" office:value="5.3836" calcext:value-type="float">
            <text:p>5.38</text:p>
          </table:table-cell>
          <table:table-cell office:value-type="float" office:value="2.4688" calcext:value-type="float">
            <text:p>2.4688</text:p>
          </table:table-cell>
          <table:table-cell office:value-type="float" office:value="3.6302" calcext:value-type="float">
            <text:p>3.6302</text:p>
          </table:table-cell>
          <table:table-cell table:formula="of:=AVERAGE([.X175:.X184])" office:value-type="float" office:value="3.80884" calcext:value-type="float">
            <text:p>3.81</text:p>
          </table:table-cell>
          <table:table-cell office:value-type="float" office:value="1.7672" calcext:value-type="float">
            <text:p>1.7672</text:p>
          </table:table-cell>
          <table:table-cell office:value-type="float" office:value="4.7275" calcext:value-type="float">
            <text:p>4.7275</text:p>
          </table:table-cell>
          <table:table-cell table:formula="of:=AVERAGE([.AA175:.AA184])" office:value-type="float" office:value="5.22902" calcext:value-type="float">
            <text:p>5.23</text:p>
          </table:table-cell>
          <table:table-cell office:value-type="float" office:value="2.7495" calcext:value-type="float">
            <text:p>2.7495</text:p>
          </table:table-cell>
          <table:table-cell office:value-type="float" office:value="2.8883" calcext:value-type="float">
            <text:p>2.8883</text:p>
          </table:table-cell>
          <table:table-cell table:formula="of:=AVERAGE([.AD175:.AD184])" office:value-type="float" office:value="2.99423" calcext:value-type="float">
            <text:p>2.9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728" calcext:value-type="float">
            <text:p>1.728</text:p>
          </table:table-cell>
          <table:table-cell office:value-type="float" office:value="6.1844" calcext:value-type="float">
            <text:p>6.1844</text:p>
          </table:table-cell>
          <table:table-cell table:formula="of:=AVERAGE([.C176:.C185])" office:value-type="float" office:value="6.6634" calcext:value-type="float">
            <text:p>6.66</text:p>
          </table:table-cell>
          <table:table-cell office:value-type="float" office:value="2.0358" calcext:value-type="float">
            <text:p>2.0358</text:p>
          </table:table-cell>
          <table:table-cell office:value-type="float" office:value="6.9418" calcext:value-type="float">
            <text:p>6.9418</text:p>
          </table:table-cell>
          <table:table-cell table:formula="of:=AVERAGE([.F176:.F185])" office:value-type="float" office:value="6.2473" calcext:value-type="float">
            <text:p>6.25</text:p>
          </table:table-cell>
          <table:table-cell office:value-type="float" office:value="1.6261" calcext:value-type="float">
            <text:p>1.6261</text:p>
          </table:table-cell>
          <table:table-cell office:value-type="float" office:value="3.8651" calcext:value-type="float">
            <text:p>3.8651</text:p>
          </table:table-cell>
          <table:table-cell table:formula="of:=AVERAGE([.I176:.I185])" office:value-type="float" office:value="4.92404" calcext:value-type="float">
            <text:p>4.92</text:p>
          </table:table-cell>
          <table:table-cell office:value-type="float" office:value="1.5169" calcext:value-type="float">
            <text:p>1.5169</text:p>
          </table:table-cell>
          <table:table-cell office:value-type="float" office:value="4.8147" calcext:value-type="float">
            <text:p>4.8147</text:p>
          </table:table-cell>
          <table:table-cell table:formula="of:=AVERAGE([.L176:.L185])" office:value-type="float" office:value="5.17649" calcext:value-type="float">
            <text:p>5.18</text:p>
          </table:table-cell>
          <table:table-cell office:value-type="float" office:value="1.8427" calcext:value-type="float">
            <text:p>1.8427</text:p>
          </table:table-cell>
          <table:table-cell office:value-type="float" office:value="4.7762" calcext:value-type="float">
            <text:p>4.7762</text:p>
          </table:table-cell>
          <table:table-cell table:formula="of:=AVERAGE([.O176:.O185])" office:value-type="float" office:value="3.77661" calcext:value-type="float">
            <text:p>3.78</text:p>
          </table:table-cell>
          <table:table-cell office:value-type="float" office:value="2.3384" calcext:value-type="float">
            <text:p>2.3384</text:p>
          </table:table-cell>
          <table:table-cell office:value-type="float" office:value="3.0099" calcext:value-type="float">
            <text:p>3.0099</text:p>
          </table:table-cell>
          <table:table-cell table:formula="of:=AVERAGE([.R176:.R185])" office:value-type="float" office:value="2.73207" calcext:value-type="float">
            <text:p>2.73</text:p>
          </table:table-cell>
          <table:table-cell office:value-type="float" office:value="1.5945" calcext:value-type="float">
            <text:p>1.5945</text:p>
          </table:table-cell>
          <table:table-cell office:value-type="float" office:value="5.8687" calcext:value-type="float">
            <text:p>5.8687</text:p>
          </table:table-cell>
          <table:table-cell table:formula="of:=AVERAGE([.U176:.U185])" office:value-type="float" office:value="5.53844" calcext:value-type="float">
            <text:p>5.54</text:p>
          </table:table-cell>
          <table:table-cell office:value-type="float" office:value="2.6952" calcext:value-type="float">
            <text:p>2.6952</text:p>
          </table:table-cell>
          <table:table-cell office:value-type="float" office:value="3.0644" calcext:value-type="float">
            <text:p>3.0644</text:p>
          </table:table-cell>
          <table:table-cell table:formula="of:=AVERAGE([.X176:.X185])" office:value-type="float" office:value="3.62706" calcext:value-type="float">
            <text:p>3.63</text:p>
          </table:table-cell>
          <table:table-cell office:value-type="float" office:value="1.8679" calcext:value-type="float">
            <text:p>1.8679</text:p>
          </table:table-cell>
          <table:table-cell office:value-type="float" office:value="5.0628" calcext:value-type="float">
            <text:p>5.0628</text:p>
          </table:table-cell>
          <table:table-cell table:formula="of:=AVERAGE([.AA176:.AA185])" office:value-type="float" office:value="5.18103" calcext:value-type="float">
            <text:p>5.18</text:p>
          </table:table-cell>
          <table:table-cell office:value-type="float" office:value="2.8489" calcext:value-type="float">
            <text:p>2.8489</text:p>
          </table:table-cell>
          <table:table-cell office:value-type="float" office:value="2.7102" calcext:value-type="float">
            <text:p>2.7102</text:p>
          </table:table-cell>
          <table:table-cell table:formula="of:=AVERAGE([.AD176:.AD185])" office:value-type="float" office:value="3.01075" calcext:value-type="float">
            <text:p>3.0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9286" calcext:value-type="float">
            <text:p>1.9286</text:p>
          </table:table-cell>
          <table:table-cell office:value-type="float" office:value="5.6243" calcext:value-type="float">
            <text:p>5.6243</text:p>
          </table:table-cell>
          <table:table-cell table:formula="of:=AVERAGE([.C177:.C186])" office:value-type="float" office:value="6.58623" calcext:value-type="float">
            <text:p>6.59</text:p>
          </table:table-cell>
          <table:table-cell office:value-type="float" office:value="1.9339" calcext:value-type="float">
            <text:p>1.9339</text:p>
          </table:table-cell>
          <table:table-cell office:value-type="float" office:value="6.2747" calcext:value-type="float">
            <text:p>6.2747</text:p>
          </table:table-cell>
          <table:table-cell table:formula="of:=AVERAGE([.F177:.F186])" office:value-type="float" office:value="6.16497" calcext:value-type="float">
            <text:p>6.16</text:p>
          </table:table-cell>
          <table:table-cell office:value-type="float" office:value="1.5158" calcext:value-type="float">
            <text:p>1.5158</text:p>
          </table:table-cell>
          <table:table-cell office:value-type="float" office:value="3.6493" calcext:value-type="float">
            <text:p>3.6493</text:p>
          </table:table-cell>
          <table:table-cell table:formula="of:=AVERAGE([.I177:.I186])" office:value-type="float" office:value="4.72239" calcext:value-type="float">
            <text:p>4.72</text:p>
          </table:table-cell>
          <table:table-cell office:value-type="float" office:value="1.6837" calcext:value-type="float">
            <text:p>1.6837</text:p>
          </table:table-cell>
          <table:table-cell office:value-type="float" office:value="5.7595" calcext:value-type="float">
            <text:p>5.7595</text:p>
          </table:table-cell>
          <table:table-cell table:formula="of:=AVERAGE([.L177:.L186])" office:value-type="float" office:value="5.23884" calcext:value-type="float">
            <text:p>5.24</text:p>
          </table:table-cell>
          <table:table-cell office:value-type="float" office:value="2.1913" calcext:value-type="float">
            <text:p>2.1913</text:p>
          </table:table-cell>
          <table:table-cell office:value-type="float" office:value="4.8686" calcext:value-type="float">
            <text:p>4.8686</text:p>
          </table:table-cell>
          <table:table-cell table:formula="of:=AVERAGE([.O177:.O186])" office:value-type="float" office:value="3.95311" calcext:value-type="float">
            <text:p>3.95</text:p>
          </table:table-cell>
          <table:table-cell office:value-type="float" office:value="2.2861" calcext:value-type="float">
            <text:p>2.2861</text:p>
          </table:table-cell>
          <table:table-cell office:value-type="float" office:value="2.3109" calcext:value-type="float">
            <text:p>2.3109</text:p>
          </table:table-cell>
          <table:table-cell table:formula="of:=AVERAGE([.R177:.R186])" office:value-type="float" office:value="2.55671" calcext:value-type="float">
            <text:p>2.56</text:p>
          </table:table-cell>
          <table:table-cell office:value-type="float" office:value="1.4459" calcext:value-type="float">
            <text:p>1.4459</text:p>
          </table:table-cell>
          <table:table-cell office:value-type="float" office:value="5.6056" calcext:value-type="float">
            <text:p>5.6056</text:p>
          </table:table-cell>
          <table:table-cell table:formula="of:=AVERAGE([.U177:.U186])" office:value-type="float" office:value="5.64269" calcext:value-type="float">
            <text:p>5.64</text:p>
          </table:table-cell>
          <table:table-cell office:value-type="float" office:value="2.6531" calcext:value-type="float">
            <text:p>2.6531</text:p>
          </table:table-cell>
          <table:table-cell office:value-type="float" office:value="3.6797" calcext:value-type="float">
            <text:p>3.6797</text:p>
          </table:table-cell>
          <table:table-cell table:formula="of:=AVERAGE([.X177:.X186])" office:value-type="float" office:value="3.57046" calcext:value-type="float">
            <text:p>3.57</text:p>
          </table:table-cell>
          <table:table-cell office:value-type="float" office:value="1.8662" calcext:value-type="float">
            <text:p>1.8662</text:p>
          </table:table-cell>
          <table:table-cell office:value-type="float" office:value="4.9299" calcext:value-type="float">
            <text:p>4.9299</text:p>
          </table:table-cell>
          <table:table-cell table:formula="of:=AVERAGE([.AA177:.AA186])" office:value-type="float" office:value="5.16586" calcext:value-type="float">
            <text:p>5.17</text:p>
          </table:table-cell>
          <table:table-cell office:value-type="float" office:value="2.4944" calcext:value-type="float">
            <text:p>2.4944</text:p>
          </table:table-cell>
          <table:table-cell office:value-type="float" office:value="2.9847" calcext:value-type="float">
            <text:p>2.9847</text:p>
          </table:table-cell>
          <table:table-cell table:formula="of:=AVERAGE([.AD177:.AD186])" office:value-type="float" office:value="2.98346" calcext:value-type="float">
            <text:p>2.9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9653" calcext:value-type="float">
            <text:p>1.9653</text:p>
          </table:table-cell>
          <table:table-cell office:value-type="float" office:value="6.1542" calcext:value-type="float">
            <text:p>6.1542</text:p>
          </table:table-cell>
          <table:table-cell table:formula="of:=AVERAGE([.C178:.C187])" office:value-type="float" office:value="6.50414" calcext:value-type="float">
            <text:p>6.50</text:p>
          </table:table-cell>
          <table:table-cell office:value-type="float" office:value="1.8027" calcext:value-type="float">
            <text:p>1.8027</text:p>
          </table:table-cell>
          <table:table-cell office:value-type="float" office:value="6.6696" calcext:value-type="float">
            <text:p>6.6696</text:p>
          </table:table-cell>
          <table:table-cell table:formula="of:=AVERAGE([.F178:.F187])" office:value-type="float" office:value="6.24543" calcext:value-type="float">
            <text:p>6.25</text:p>
          </table:table-cell>
          <table:table-cell office:value-type="float" office:value="1.5503" calcext:value-type="float">
            <text:p>1.5503</text:p>
          </table:table-cell>
          <table:table-cell office:value-type="float" office:value="3.025" calcext:value-type="float">
            <text:p>3.025</text:p>
          </table:table-cell>
          <table:table-cell table:formula="of:=AVERAGE([.I178:.I187])" office:value-type="float" office:value="4.52717" calcext:value-type="float">
            <text:p>4.53</text:p>
          </table:table-cell>
          <table:table-cell office:value-type="float" office:value="1.7027" calcext:value-type="float">
            <text:p>1.7027</text:p>
          </table:table-cell>
          <table:table-cell office:value-type="float" office:value="5.5951" calcext:value-type="float">
            <text:p>5.5951</text:p>
          </table:table-cell>
          <table:table-cell table:formula="of:=AVERAGE([.L178:.L187])" office:value-type="float" office:value="5.28" calcext:value-type="float">
            <text:p>5.28</text:p>
          </table:table-cell>
          <table:table-cell office:value-type="float" office:value="1.99" calcext:value-type="float">
            <text:p>1.99</text:p>
          </table:table-cell>
          <table:table-cell office:value-type="float" office:value="4.4019" calcext:value-type="float">
            <text:p>4.4019</text:p>
          </table:table-cell>
          <table:table-cell table:formula="of:=AVERAGE([.O178:.O187])" office:value-type="float" office:value="4.08892" calcext:value-type="float">
            <text:p>4.09</text:p>
          </table:table-cell>
          <table:table-cell office:value-type="float" office:value="2.1038" calcext:value-type="float">
            <text:p>2.1038</text:p>
          </table:table-cell>
          <table:table-cell office:value-type="float" office:value="2.7266" calcext:value-type="float">
            <text:p>2.7266</text:p>
          </table:table-cell>
          <table:table-cell table:formula="of:=AVERAGE([.R178:.R187])" office:value-type="float" office:value="2.51986" calcext:value-type="float">
            <text:p>2.52</text:p>
          </table:table-cell>
          <table:table-cell office:value-type="float" office:value="1.4312" calcext:value-type="float">
            <text:p>1.4312</text:p>
          </table:table-cell>
          <table:table-cell office:value-type="float" office:value="5.5012" calcext:value-type="float">
            <text:p>5.5012</text:p>
          </table:table-cell>
          <table:table-cell table:formula="of:=AVERAGE([.U178:.U187])" office:value-type="float" office:value="5.68809" calcext:value-type="float">
            <text:p>5.69</text:p>
          </table:table-cell>
          <table:table-cell office:value-type="float" office:value="2.3778" calcext:value-type="float">
            <text:p>2.3778</text:p>
          </table:table-cell>
          <table:table-cell office:value-type="float" office:value="3.1404" calcext:value-type="float">
            <text:p>3.1404</text:p>
          </table:table-cell>
          <table:table-cell table:formula="of:=AVERAGE([.X178:.X187])" office:value-type="float" office:value="3.50564" calcext:value-type="float">
            <text:p>3.51</text:p>
          </table:table-cell>
          <table:table-cell office:value-type="float" office:value="1.5112" calcext:value-type="float">
            <text:p>1.5112</text:p>
          </table:table-cell>
          <table:table-cell office:value-type="float" office:value="5.2736" calcext:value-type="float">
            <text:p>5.2736</text:p>
          </table:table-cell>
          <table:table-cell table:formula="of:=AVERAGE([.AA178:.AA187])" office:value-type="float" office:value="5.09004" calcext:value-type="float">
            <text:p>5.09</text:p>
          </table:table-cell>
          <table:table-cell office:value-type="float" office:value="2.5028" calcext:value-type="float">
            <text:p>2.5028</text:p>
          </table:table-cell>
          <table:table-cell office:value-type="float" office:value="3.5255" calcext:value-type="float">
            <text:p>3.5255</text:p>
          </table:table-cell>
          <table:table-cell table:formula="of:=AVERAGE([.AD178:.AD187])" office:value-type="float" office:value="3.03387" calcext:value-type="float">
            <text:p>3.0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.1077" calcext:value-type="float">
            <text:p>2.1077</text:p>
          </table:table-cell>
          <table:table-cell office:value-type="float" office:value="6.0797" calcext:value-type="float">
            <text:p>6.0797</text:p>
          </table:table-cell>
          <table:table-cell table:formula="of:=AVERAGE([.C179:.C188])" office:value-type="float" office:value="6.30564" calcext:value-type="float">
            <text:p>6.31</text:p>
          </table:table-cell>
          <table:table-cell office:value-type="float" office:value="1.8035" calcext:value-type="float">
            <text:p>1.8035</text:p>
          </table:table-cell>
          <table:table-cell office:value-type="float" office:value="6.1654" calcext:value-type="float">
            <text:p>6.1654</text:p>
          </table:table-cell>
          <table:table-cell table:formula="of:=AVERAGE([.F179:.F188])" office:value-type="float" office:value="6.30237" calcext:value-type="float">
            <text:p>6.30</text:p>
          </table:table-cell>
          <table:table-cell office:value-type="float" office:value="1.9803" calcext:value-type="float">
            <text:p>1.9803</text:p>
          </table:table-cell>
          <table:table-cell office:value-type="float" office:value="3.938" calcext:value-type="float">
            <text:p>3.938</text:p>
          </table:table-cell>
          <table:table-cell table:formula="of:=AVERAGE([.I179:.I188])" office:value-type="float" office:value="4.41766" calcext:value-type="float">
            <text:p>4.42</text:p>
          </table:table-cell>
          <table:table-cell office:value-type="float" office:value="1.4033" calcext:value-type="float">
            <text:p>1.4033</text:p>
          </table:table-cell>
          <table:table-cell office:value-type="float" office:value="5.3213" calcext:value-type="float">
            <text:p>5.3213</text:p>
          </table:table-cell>
          <table:table-cell table:formula="of:=AVERAGE([.L179:.L188])" office:value-type="float" office:value="5.20363" calcext:value-type="float">
            <text:p>5.20</text:p>
          </table:table-cell>
          <table:table-cell office:value-type="float" office:value="2.2305" calcext:value-type="float">
            <text:p>2.2305</text:p>
          </table:table-cell>
          <table:table-cell office:value-type="float" office:value="3.4567" calcext:value-type="float">
            <text:p>3.4567</text:p>
          </table:table-cell>
          <table:table-cell table:formula="of:=AVERAGE([.O179:.O188])" office:value-type="float" office:value="4.09296" calcext:value-type="float">
            <text:p>4.09</text:p>
          </table:table-cell>
          <table:table-cell office:value-type="float" office:value="2.1761" calcext:value-type="float">
            <text:p>2.1761</text:p>
          </table:table-cell>
          <table:table-cell office:value-type="float" office:value="2.442" calcext:value-type="float">
            <text:p>2.442</text:p>
          </table:table-cell>
          <table:table-cell table:formula="of:=AVERAGE([.R179:.R188])" office:value-type="float" office:value="2.55146" calcext:value-type="float">
            <text:p>2.55</text:p>
          </table:table-cell>
          <table:table-cell office:value-type="float" office:value="1.68" calcext:value-type="float">
            <text:p>1.68</text:p>
          </table:table-cell>
          <table:table-cell office:value-type="float" office:value="5.8204" calcext:value-type="float">
            <text:p>5.8204</text:p>
          </table:table-cell>
          <table:table-cell table:formula="of:=AVERAGE([.U179:.U188])" office:value-type="float" office:value="5.77541" calcext:value-type="float">
            <text:p>5.78</text:p>
          </table:table-cell>
          <table:table-cell office:value-type="float" office:value="2.2279" calcext:value-type="float">
            <text:p>2.2279</text:p>
          </table:table-cell>
          <table:table-cell office:value-type="float" office:value="3.6702" calcext:value-type="float">
            <text:p>3.6702</text:p>
          </table:table-cell>
          <table:table-cell table:formula="of:=AVERAGE([.X179:.X188])" office:value-type="float" office:value="3.46686" calcext:value-type="float">
            <text:p>3.47</text:p>
          </table:table-cell>
          <table:table-cell office:value-type="float" office:value="1.8358" calcext:value-type="float">
            <text:p>1.8358</text:p>
          </table:table-cell>
          <table:table-cell office:value-type="float" office:value="4.6229" calcext:value-type="float">
            <text:p>4.6229</text:p>
          </table:table-cell>
          <table:table-cell table:formula="of:=AVERAGE([.AA179:.AA188])" office:value-type="float" office:value="5.00796" calcext:value-type="float">
            <text:p>5.01</text:p>
          </table:table-cell>
          <table:table-cell office:value-type="float" office:value="2.8519" calcext:value-type="float">
            <text:p>2.8519</text:p>
          </table:table-cell>
          <table:table-cell office:value-type="float" office:value="3.4632" calcext:value-type="float">
            <text:p>3.4632</text:p>
          </table:table-cell>
          <table:table-cell table:formula="of:=AVERAGE([.AD179:.AD188])" office:value-type="float" office:value="3.05433" calcext:value-type="float">
            <text:p>3.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.2278" calcext:value-type="float">
            <text:p>2.2278</text:p>
          </table:table-cell>
          <table:table-cell office:value-type="float" office:value="5.4365" calcext:value-type="float">
            <text:p>5.4365</text:p>
          </table:table-cell>
          <table:table-cell table:formula="of:=AVERAGE([.C180:.C189])" office:value-type="float" office:value="6.16108" calcext:value-type="float">
            <text:p>6.16</text:p>
          </table:table-cell>
          <table:table-cell office:value-type="float" office:value="1.8349" calcext:value-type="float">
            <text:p>1.8349</text:p>
          </table:table-cell>
          <table:table-cell office:value-type="float" office:value="6.0027" calcext:value-type="float">
            <text:p>6.0027</text:p>
          </table:table-cell>
          <table:table-cell table:formula="of:=AVERAGE([.F180:.F189])" office:value-type="float" office:value="6.31434" calcext:value-type="float">
            <text:p>6.31</text:p>
          </table:table-cell>
          <table:table-cell office:value-type="float" office:value="1.4966" calcext:value-type="float">
            <text:p>1.4966</text:p>
          </table:table-cell>
          <table:table-cell office:value-type="float" office:value="3.4788" calcext:value-type="float">
            <text:p>3.4788</text:p>
          </table:table-cell>
          <table:table-cell table:formula="of:=AVERAGE([.I180:.I189])" office:value-type="float" office:value="4.09317" calcext:value-type="float">
            <text:p>4.09</text:p>
          </table:table-cell>
          <table:table-cell office:value-type="float" office:value="1.428" calcext:value-type="float">
            <text:p>1.428</text:p>
          </table:table-cell>
          <table:table-cell office:value-type="float" office:value="5.6832" calcext:value-type="float">
            <text:p>5.6832</text:p>
          </table:table-cell>
          <table:table-cell table:formula="of:=AVERAGE([.L180:.L189])" office:value-type="float" office:value="5.27672" calcext:value-type="float">
            <text:p>5.28</text:p>
          </table:table-cell>
          <table:table-cell office:value-type="float" office:value="2.1001" calcext:value-type="float">
            <text:p>2.1001</text:p>
          </table:table-cell>
          <table:table-cell office:value-type="float" office:value="3.3595" calcext:value-type="float">
            <text:p>3.3595</text:p>
          </table:table-cell>
          <table:table-cell table:formula="of:=AVERAGE([.O180:.O189])" office:value-type="float" office:value="4.00581" calcext:value-type="float">
            <text:p>4.01</text:p>
          </table:table-cell>
          <table:table-cell office:value-type="float" office:value="2.4588" calcext:value-type="float">
            <text:p>2.4588</text:p>
          </table:table-cell>
          <table:table-cell office:value-type="float" office:value="1.8944" calcext:value-type="float">
            <text:p>1.8944</text:p>
          </table:table-cell>
          <table:table-cell table:formula="of:=AVERAGE([.R180:.R189])" office:value-type="float" office:value="2.50753" calcext:value-type="float">
            <text:p>2.51</text:p>
          </table:table-cell>
          <table:table-cell office:value-type="float" office:value="1.6202" calcext:value-type="float">
            <text:p>1.6202</text:p>
          </table:table-cell>
          <table:table-cell office:value-type="float" office:value="6.2107" calcext:value-type="float">
            <text:p>6.2107</text:p>
          </table:table-cell>
          <table:table-cell table:formula="of:=AVERAGE([.U180:.U189])" office:value-type="float" office:value="5.88781" calcext:value-type="float">
            <text:p>5.89</text:p>
          </table:table-cell>
          <table:table-cell office:value-type="float" office:value="2.3029" calcext:value-type="float">
            <text:p>2.3029</text:p>
          </table:table-cell>
          <table:table-cell office:value-type="float" office:value="4.3677" calcext:value-type="float">
            <text:p>4.3677</text:p>
          </table:table-cell>
          <table:table-cell table:formula="of:=AVERAGE([.X180:.X189])" office:value-type="float" office:value="3.5489" calcext:value-type="float">
            <text:p>3.55</text:p>
          </table:table-cell>
          <table:table-cell office:value-type="float" office:value="1.691" calcext:value-type="float">
            <text:p>1.691</text:p>
          </table:table-cell>
          <table:table-cell office:value-type="float" office:value="5.0743" calcext:value-type="float">
            <text:p>5.0743</text:p>
          </table:table-cell>
          <table:table-cell table:formula="of:=AVERAGE([.AA180:.AA189])" office:value-type="float" office:value="4.96759" calcext:value-type="float">
            <text:p>4.97</text:p>
          </table:table-cell>
          <table:table-cell office:value-type="float" office:value="2.8596" calcext:value-type="float">
            <text:p>2.8596</text:p>
          </table:table-cell>
          <table:table-cell office:value-type="float" office:value="3.7837" calcext:value-type="float">
            <text:p>3.7837</text:p>
          </table:table-cell>
          <table:table-cell table:formula="of:=AVERAGE([.AD180:.AD189])" office:value-type="float" office:value="3.10643" calcext:value-type="float">
            <text:p>3.1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6529" calcext:value-type="float">
            <text:p>1.6529</text:p>
          </table:table-cell>
          <table:table-cell office:value-type="float" office:value="6.0793" calcext:value-type="float">
            <text:p>6.0793</text:p>
          </table:table-cell>
          <table:table-cell table:formula="of:=AVERAGE([.C181:.C190])" office:value-type="float" office:value="6.09629" calcext:value-type="float">
            <text:p>6.10</text:p>
          </table:table-cell>
          <table:table-cell office:value-type="float" office:value="1.8719" calcext:value-type="float">
            <text:p>1.8719</text:p>
          </table:table-cell>
          <table:table-cell office:value-type="float" office:value="6.2816" calcext:value-type="float">
            <text:p>6.2816</text:p>
          </table:table-cell>
          <table:table-cell table:formula="of:=AVERAGE([.F181:.F190])" office:value-type="float" office:value="6.34922" calcext:value-type="float">
            <text:p>6.35</text:p>
          </table:table-cell>
          <table:table-cell office:value-type="float" office:value="1.5468" calcext:value-type="float">
            <text:p>1.5468</text:p>
          </table:table-cell>
          <table:table-cell office:value-type="float" office:value="3.3325" calcext:value-type="float">
            <text:p>3.3325</text:p>
          </table:table-cell>
          <table:table-cell table:formula="of:=AVERAGE([.I181:.I190])" office:value-type="float" office:value="3.86518" calcext:value-type="float">
            <text:p>3.87</text:p>
          </table:table-cell>
          <table:table-cell office:value-type="float" office:value="1.7657" calcext:value-type="float">
            <text:p>1.7657</text:p>
          </table:table-cell>
          <table:table-cell office:value-type="float" office:value="5.6431" calcext:value-type="float">
            <text:p>5.6431</text:p>
          </table:table-cell>
          <table:table-cell table:formula="of:=AVERAGE([.L181:.L190])" office:value-type="float" office:value="5.34571" calcext:value-type="float">
            <text:p>5.35</text:p>
          </table:table-cell>
          <table:table-cell office:value-type="float" office:value="1.9977" calcext:value-type="float">
            <text:p>1.9977</text:p>
          </table:table-cell>
          <table:table-cell office:value-type="float" office:value="3.5293" calcext:value-type="float">
            <text:p>3.5293</text:p>
          </table:table-cell>
          <table:table-cell table:formula="of:=AVERAGE([.O181:.O190])" office:value-type="float" office:value="4.01485" calcext:value-type="float">
            <text:p>4.01</text:p>
          </table:table-cell>
          <table:table-cell office:value-type="float" office:value="2.3928" calcext:value-type="float">
            <text:p>2.3928</text:p>
          </table:table-cell>
          <table:table-cell office:value-type="float" office:value="1.4891" calcext:value-type="float">
            <text:p>1.4891</text:p>
          </table:table-cell>
          <table:table-cell table:formula="of:=AVERAGE([.R181:.R190])" office:value-type="float" office:value="2.46406" calcext:value-type="float">
            <text:p>2.46</text:p>
          </table:table-cell>
          <table:table-cell office:value-type="float" office:value="1.613" calcext:value-type="float">
            <text:p>1.613</text:p>
          </table:table-cell>
          <table:table-cell office:value-type="float" office:value="5.5166" calcext:value-type="float">
            <text:p>5.5166</text:p>
          </table:table-cell>
          <table:table-cell table:formula="of:=AVERAGE([.U181:.U190])" office:value-type="float" office:value="5.8445" calcext:value-type="float">
            <text:p>5.84</text:p>
          </table:table-cell>
          <table:table-cell office:value-type="float" office:value="2.4277" calcext:value-type="float">
            <text:p>2.4277</text:p>
          </table:table-cell>
          <table:table-cell office:value-type="float" office:value="3.2887" calcext:value-type="float">
            <text:p>3.2887</text:p>
          </table:table-cell>
          <table:table-cell table:formula="of:=AVERAGE([.X181:.X190])" office:value-type="float" office:value="3.5826" calcext:value-type="float">
            <text:p>3.58</text:p>
          </table:table-cell>
          <table:table-cell office:value-type="float" office:value="1.6449" calcext:value-type="float">
            <text:p>1.6449</text:p>
          </table:table-cell>
          <table:table-cell office:value-type="float" office:value="4.4401" calcext:value-type="float">
            <text:p>4.4401</text:p>
          </table:table-cell>
          <table:table-cell table:formula="of:=AVERAGE([.AA181:.AA190])" office:value-type="float" office:value="4.8662" calcext:value-type="float">
            <text:p>4.87</text:p>
          </table:table-cell>
          <table:table-cell office:value-type="float" office:value="2.7796" calcext:value-type="float">
            <text:p>2.7796</text:p>
          </table:table-cell>
          <table:table-cell office:value-type="float" office:value="4.0469" calcext:value-type="float">
            <text:p>4.0469</text:p>
          </table:table-cell>
          <table:table-cell table:formula="of:=AVERAGE([.AD181:.AD190])" office:value-type="float" office:value="3.20128" calcext:value-type="float">
            <text:p>3.2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5881" calcext:value-type="float">
            <text:p>1.5881</text:p>
          </table:table-cell>
          <table:table-cell office:value-type="float" office:value="4.8744" calcext:value-type="float">
            <text:p>4.8744</text:p>
          </table:table-cell>
          <table:table-cell table:formula="of:=AVERAGE([.C182:.C191])" office:value-type="float" office:value="5.87384" calcext:value-type="float">
            <text:p>5.87</text:p>
          </table:table-cell>
          <table:table-cell office:value-type="float" office:value="1.6978" calcext:value-type="float">
            <text:p>1.6978</text:p>
          </table:table-cell>
          <table:table-cell office:value-type="float" office:value="5.2275" calcext:value-type="float">
            <text:p>5.2275</text:p>
          </table:table-cell>
          <table:table-cell table:formula="of:=AVERAGE([.F182:.F191])" office:value-type="float" office:value="6.29032" calcext:value-type="float">
            <text:p>6.29</text:p>
          </table:table-cell>
          <table:table-cell office:value-type="float" office:value="1.801" calcext:value-type="float">
            <text:p>1.801</text:p>
          </table:table-cell>
          <table:table-cell office:value-type="float" office:value="3.3281" calcext:value-type="float">
            <text:p>3.3281</text:p>
          </table:table-cell>
          <table:table-cell table:formula="of:=AVERAGE([.I182:.I191])" office:value-type="float" office:value="3.5313" calcext:value-type="float">
            <text:p>3.53</text:p>
          </table:table-cell>
          <table:table-cell office:value-type="float" office:value="1.5656" calcext:value-type="float">
            <text:p>1.5656</text:p>
          </table:table-cell>
          <table:table-cell office:value-type="float" office:value="4.6265" calcext:value-type="float">
            <text:p>4.6265</text:p>
          </table:table-cell>
          <table:table-cell table:formula="of:=AVERAGE([.L182:.L191])" office:value-type="float" office:value="5.28195" calcext:value-type="float">
            <text:p>5.28</text:p>
          </table:table-cell>
          <table:table-cell office:value-type="float" office:value="2.5563" calcext:value-type="float">
            <text:p>2.5563</text:p>
          </table:table-cell>
          <table:table-cell office:value-type="float" office:value="2.7905" calcext:value-type="float">
            <text:p>2.7905</text:p>
          </table:table-cell>
          <table:table-cell table:formula="of:=AVERAGE([.O182:.O191])" office:value-type="float" office:value="3.92132" calcext:value-type="float">
            <text:p>3.92</text:p>
          </table:table-cell>
          <table:table-cell office:value-type="float" office:value="1.8773" calcext:value-type="float">
            <text:p>1.8773</text:p>
          </table:table-cell>
          <table:table-cell office:value-type="float" office:value="2.6015" calcext:value-type="float">
            <text:p>2.6015</text:p>
          </table:table-cell>
          <table:table-cell table:formula="of:=AVERAGE([.R182:.R191])" office:value-type="float" office:value="2.47124" calcext:value-type="float">
            <text:p>2.47</text:p>
          </table:table-cell>
          <table:table-cell office:value-type="float" office:value="1.5777" calcext:value-type="float">
            <text:p>1.5777</text:p>
          </table:table-cell>
          <table:table-cell office:value-type="float" office:value="5.4403" calcext:value-type="float">
            <text:p>5.4403</text:p>
          </table:table-cell>
          <table:table-cell table:formula="of:=AVERAGE([.U182:.U191])" office:value-type="float" office:value="5.71833" calcext:value-type="float">
            <text:p>5.72</text:p>
          </table:table-cell>
          <table:table-cell office:value-type="float" office:value="2.1088" calcext:value-type="float">
            <text:p>2.1088</text:p>
          </table:table-cell>
          <table:table-cell office:value-type="float" office:value="4.1582" calcext:value-type="float">
            <text:p>4.1582</text:p>
          </table:table-cell>
          <table:table-cell table:formula="of:=AVERAGE([.X182:.X191])" office:value-type="float" office:value="3.69366" calcext:value-type="float">
            <text:p>3.69</text:p>
          </table:table-cell>
          <table:table-cell office:value-type="float" office:value="1.7531" calcext:value-type="float">
            <text:p>1.7531</text:p>
          </table:table-cell>
          <table:table-cell office:value-type="float" office:value="4.6936" calcext:value-type="float">
            <text:p>4.6936</text:p>
          </table:table-cell>
          <table:table-cell table:formula="of:=AVERAGE([.AA182:.AA191])" office:value-type="float" office:value="4.86372" calcext:value-type="float">
            <text:p>4.86</text:p>
          </table:table-cell>
          <table:table-cell office:value-type="float" office:value="2.7279" calcext:value-type="float">
            <text:p>2.7279</text:p>
          </table:table-cell>
          <table:table-cell office:value-type="float" office:value="4.6233" calcext:value-type="float">
            <text:p>4.6233</text:p>
          </table:table-cell>
          <table:table-cell table:formula="of:=AVERAGE([.AD182:.AD191])" office:value-type="float" office:value="3.39703" calcext:value-type="float">
            <text:p>3.4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6782" calcext:value-type="float">
            <text:p>1.6782</text:p>
          </table:table-cell>
          <table:table-cell office:value-type="float" office:value="5.1829" calcext:value-type="float">
            <text:p>5.1829</text:p>
          </table:table-cell>
          <table:table-cell table:formula="of:=AVERAGE([.C183:.C192])" office:value-type="float" office:value="5.81627" calcext:value-type="float">
            <text:p>5.82</text:p>
          </table:table-cell>
          <table:table-cell office:value-type="float" office:value="1.6609" calcext:value-type="float">
            <text:p>1.6609</text:p>
          </table:table-cell>
          <table:table-cell office:value-type="float" office:value="5.4015" calcext:value-type="float">
            <text:p>5.4015</text:p>
          </table:table-cell>
          <table:table-cell table:formula="of:=AVERAGE([.F183:.F192])" office:value-type="float" office:value="6.14358" calcext:value-type="float">
            <text:p>6.14</text:p>
          </table:table-cell>
          <table:table-cell office:value-type="float" office:value="1.6321" calcext:value-type="float">
            <text:p>1.6321</text:p>
          </table:table-cell>
          <table:table-cell office:value-type="float" office:value="4.1174" calcext:value-type="float">
            <text:p>4.1174</text:p>
          </table:table-cell>
          <table:table-cell table:formula="of:=AVERAGE([.I183:.I192])" office:value-type="float" office:value="3.57017" calcext:value-type="float">
            <text:p>3.57</text:p>
          </table:table-cell>
          <table:table-cell office:value-type="float" office:value="1.5205" calcext:value-type="float">
            <text:p>1.5205</text:p>
          </table:table-cell>
          <table:table-cell office:value-type="float" office:value="6.1002" calcext:value-type="float">
            <text:p>6.1002</text:p>
          </table:table-cell>
          <table:table-cell table:formula="of:=AVERAGE([.L183:.L192])" office:value-type="float" office:value="5.36364" calcext:value-type="float">
            <text:p>5.36</text:p>
          </table:table-cell>
          <table:table-cell office:value-type="float" office:value="2.3465" calcext:value-type="float">
            <text:p>2.3465</text:p>
          </table:table-cell>
          <table:table-cell office:value-type="float" office:value="2.3925" calcext:value-type="float">
            <text:p>2.3925</text:p>
          </table:table-cell>
          <table:table-cell table:formula="of:=AVERAGE([.O183:.O192])" office:value-type="float" office:value="3.7853" calcext:value-type="float">
            <text:p>3.79</text:p>
          </table:table-cell>
          <table:table-cell office:value-type="float" office:value="2.1894" calcext:value-type="float">
            <text:p>2.1894</text:p>
          </table:table-cell>
          <table:table-cell office:value-type="float" office:value="3.0875" calcext:value-type="float">
            <text:p>3.0875</text:p>
          </table:table-cell>
          <table:table-cell table:formula="of:=AVERAGE([.R183:.R192])" office:value-type="float" office:value="2.52531" calcext:value-type="float">
            <text:p>2.53</text:p>
          </table:table-cell>
          <table:table-cell office:value-type="float" office:value="1.4831" calcext:value-type="float">
            <text:p>1.4831</text:p>
          </table:table-cell>
          <table:table-cell office:value-type="float" office:value="4.9744" calcext:value-type="float">
            <text:p>4.9744</text:p>
          </table:table-cell>
          <table:table-cell table:formula="of:=AVERAGE([.U183:.U192])" office:value-type="float" office:value="5.59611" calcext:value-type="float">
            <text:p>5.60</text:p>
          </table:table-cell>
          <table:table-cell office:value-type="float" office:value="2.1841" calcext:value-type="float">
            <text:p>2.1841</text:p>
          </table:table-cell>
          <table:table-cell office:value-type="float" office:value="4.3693" calcext:value-type="float">
            <text:p>4.3693</text:p>
          </table:table-cell>
          <table:table-cell table:formula="of:=AVERAGE([.X183:.X192])" office:value-type="float" office:value="3.69697" calcext:value-type="float">
            <text:p>3.70</text:p>
          </table:table-cell>
          <table:table-cell office:value-type="float" office:value="1.9084" calcext:value-type="float">
            <text:p>1.9084</text:p>
          </table:table-cell>
          <table:table-cell office:value-type="float" office:value="5.0983" calcext:value-type="float">
            <text:p>5.0983</text:p>
          </table:table-cell>
          <table:table-cell table:formula="of:=AVERAGE([.AA183:.AA192])" office:value-type="float" office:value="4.90266" calcext:value-type="float">
            <text:p>4.90</text:p>
          </table:table-cell>
          <table:table-cell office:value-type="float" office:value="2.8513" calcext:value-type="float">
            <text:p>2.8513</text:p>
          </table:table-cell>
          <table:table-cell office:value-type="float" office:value="4.7257" calcext:value-type="float">
            <text:p>4.7257</text:p>
          </table:table-cell>
          <table:table-cell table:formula="of:=AVERAGE([.AD183:.AD192])" office:value-type="float" office:value="3.6223" calcext:value-type="float">
            <text:p>3.6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6472" calcext:value-type="float">
            <text:p>1.6472</text:p>
          </table:table-cell>
          <table:table-cell office:value-type="float" office:value="5.017" calcext:value-type="float">
            <text:p>5.017</text:p>
          </table:table-cell>
          <table:table-cell table:formula="of:=AVERAGE([.C184:.C193])" office:value-type="float" office:value="5.71829" calcext:value-type="float">
            <text:p>5.72</text:p>
          </table:table-cell>
          <table:table-cell office:value-type="float" office:value="1.6656" calcext:value-type="float">
            <text:p>1.6656</text:p>
          </table:table-cell>
          <table:table-cell office:value-type="float" office:value="5.1264" calcext:value-type="float">
            <text:p>5.1264</text:p>
          </table:table-cell>
          <table:table-cell table:formula="of:=AVERAGE([.F184:.F193])" office:value-type="float" office:value="6.04466" calcext:value-type="float">
            <text:p>6.04</text:p>
          </table:table-cell>
          <table:table-cell office:value-type="float" office:value="1.7623" calcext:value-type="float">
            <text:p>1.7623</text:p>
          </table:table-cell>
          <table:table-cell office:value-type="float" office:value="2.6976" calcext:value-type="float">
            <text:p>2.6976</text:p>
          </table:table-cell>
          <table:table-cell table:formula="of:=AVERAGE([.I184:.I193])" office:value-type="float" office:value="3.45598" calcext:value-type="float">
            <text:p>3.46</text:p>
          </table:table-cell>
          <table:table-cell office:value-type="float" office:value="1.3679" calcext:value-type="float">
            <text:p>1.3679</text:p>
          </table:table-cell>
          <table:table-cell office:value-type="float" office:value="6.1572" calcext:value-type="float">
            <text:p>6.1572</text:p>
          </table:table-cell>
          <table:table-cell table:formula="of:=AVERAGE([.L184:.L193])" office:value-type="float" office:value="5.4926" calcext:value-type="float">
            <text:p>5.49</text:p>
          </table:table-cell>
          <table:table-cell office:value-type="float" office:value="2.0528" calcext:value-type="float">
            <text:p>2.0528</text:p>
          </table:table-cell>
          <table:table-cell office:value-type="float" office:value="2.8654" calcext:value-type="float">
            <text:p>2.8654</text:p>
          </table:table-cell>
          <table:table-cell table:formula="of:=AVERAGE([.O184:.O193])" office:value-type="float" office:value="3.63196" calcext:value-type="float">
            <text:p>3.63</text:p>
          </table:table-cell>
          <table:table-cell office:value-type="float" office:value="1.9464" calcext:value-type="float">
            <text:p>1.9464</text:p>
          </table:table-cell>
          <table:table-cell office:value-type="float" office:value="3.0128" calcext:value-type="float">
            <text:p>3.0128</text:p>
          </table:table-cell>
          <table:table-cell table:formula="of:=AVERAGE([.R184:.R193])" office:value-type="float" office:value="2.55438" calcext:value-type="float">
            <text:p>2.55</text:p>
          </table:table-cell>
          <table:table-cell office:value-type="float" office:value="1.6042" calcext:value-type="float">
            <text:p>1.6042</text:p>
          </table:table-cell>
          <table:table-cell office:value-type="float" office:value="4.6749" calcext:value-type="float">
            <text:p>4.6749</text:p>
          </table:table-cell>
          <table:table-cell table:formula="of:=AVERAGE([.U184:.U193])" office:value-type="float" office:value="5.51898" calcext:value-type="float">
            <text:p>5.52</text:p>
          </table:table-cell>
          <table:table-cell office:value-type="float" office:value="2.277" calcext:value-type="float">
            <text:p>2.277</text:p>
          </table:table-cell>
          <table:table-cell office:value-type="float" office:value="3.7072" calcext:value-type="float">
            <text:p>3.7072</text:p>
          </table:table-cell>
          <table:table-cell table:formula="of:=AVERAGE([.X184:.X193])" office:value-type="float" office:value="3.7076" calcext:value-type="float">
            <text:p>3.71</text:p>
          </table:table-cell>
          <table:table-cell office:value-type="float" office:value="1.7575" calcext:value-type="float">
            <text:p>1.7575</text:p>
          </table:table-cell>
          <table:table-cell office:value-type="float" office:value="5.0381" calcext:value-type="float">
            <text:p>5.0381</text:p>
          </table:table-cell>
          <table:table-cell table:formula="of:=AVERAGE([.AA184:.AA193])" office:value-type="float" office:value="4.89611" calcext:value-type="float">
            <text:p>4.90</text:p>
          </table:table-cell>
          <table:table-cell office:value-type="float" office:value="2.3936" calcext:value-type="float">
            <text:p>2.3936</text:p>
          </table:table-cell>
          <table:table-cell office:value-type="float" office:value="4.4079" calcext:value-type="float">
            <text:p>4.4079</text:p>
          </table:table-cell>
          <table:table-cell table:formula="of:=AVERAGE([.AD184:.AD193])" office:value-type="float" office:value="3.71594" calcext:value-type="float">
            <text:p>3.7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6815" calcext:value-type="float">
            <text:p>1.6815</text:p>
          </table:table-cell>
          <table:table-cell office:value-type="float" office:value="4.7412" calcext:value-type="float">
            <text:p>4.7412</text:p>
          </table:table-cell>
          <table:table-cell table:formula="of:=AVERAGE([.C185:.C194])" office:value-type="float" office:value="5.53739" calcext:value-type="float">
            <text:p>5.54</text:p>
          </table:table-cell>
          <table:table-cell office:value-type="float" office:value="1.5294" calcext:value-type="float">
            <text:p>1.5294</text:p>
          </table:table-cell>
          <table:table-cell office:value-type="float" office:value="6.5503" calcext:value-type="float">
            <text:p>6.5503</text:p>
          </table:table-cell>
          <table:table-cell table:formula="of:=AVERAGE([.F185:.F194])" office:value-type="float" office:value="6.06415" calcext:value-type="float">
            <text:p>6.06</text:p>
          </table:table-cell>
          <table:table-cell office:value-type="float" office:value="1.7093" calcext:value-type="float">
            <text:p>1.7093</text:p>
          </table:table-cell>
          <table:table-cell office:value-type="float" office:value="2.4218" calcext:value-type="float">
            <text:p>2.4218</text:p>
          </table:table-cell>
          <table:table-cell table:formula="of:=AVERAGE([.I185:.I194])" office:value-type="float" office:value="3.38536" calcext:value-type="float">
            <text:p>3.39</text:p>
          </table:table-cell>
          <table:table-cell office:value-type="float" office:value="1.4995" calcext:value-type="float">
            <text:p>1.4995</text:p>
          </table:table-cell>
          <table:table-cell office:value-type="float" office:value="7.0747" calcext:value-type="float">
            <text:p>7.0747</text:p>
          </table:table-cell>
          <table:table-cell table:formula="of:=AVERAGE([.L185:.L194])" office:value-type="float" office:value="5.67755" calcext:value-type="float">
            <text:p>5.68</text:p>
          </table:table-cell>
          <table:table-cell office:value-type="float" office:value="2.0394" calcext:value-type="float">
            <text:p>2.0394</text:p>
          </table:table-cell>
          <table:table-cell office:value-type="float" office:value="3.3038" calcext:value-type="float">
            <text:p>3.3038</text:p>
          </table:table-cell>
          <table:table-cell table:formula="of:=AVERAGE([.O185:.O194])" office:value-type="float" office:value="3.57444" calcext:value-type="float">
            <text:p>3.57</text:p>
          </table:table-cell>
          <table:table-cell office:value-type="float" office:value="2.0788" calcext:value-type="float">
            <text:p>2.0788</text:p>
          </table:table-cell>
          <table:table-cell office:value-type="float" office:value="2.8213" calcext:value-type="float">
            <text:p>2.8213</text:p>
          </table:table-cell>
          <table:table-cell table:formula="of:=AVERAGE([.R185:.R194])" office:value-type="float" office:value="2.5396" calcext:value-type="float">
            <text:p>2.54</text:p>
          </table:table-cell>
          <table:table-cell office:value-type="float" office:value="1.6079" calcext:value-type="float">
            <text:p>1.6079</text:p>
          </table:table-cell>
          <table:table-cell office:value-type="float" office:value="5.0033" calcext:value-type="float">
            <text:p>5.0033</text:p>
          </table:table-cell>
          <table:table-cell table:formula="of:=AVERAGE([.U185:.U194])" office:value-type="float" office:value="5.46161" calcext:value-type="float">
            <text:p>5.46</text:p>
          </table:table-cell>
          <table:table-cell office:value-type="float" office:value="2.0577" calcext:value-type="float">
            <text:p>2.0577</text:p>
          </table:table-cell>
          <table:table-cell office:value-type="float" office:value="3.4149" calcext:value-type="float">
            <text:p>3.4149</text:p>
          </table:table-cell>
          <table:table-cell table:formula="of:=AVERAGE([.X185:.X194])" office:value-type="float" office:value="3.68607" calcext:value-type="float">
            <text:p>3.69</text:p>
          </table:table-cell>
          <table:table-cell office:value-type="float" office:value="1.8677" calcext:value-type="float">
            <text:p>1.8677</text:p>
          </table:table-cell>
          <table:table-cell office:value-type="float" office:value="5.3762" calcext:value-type="float">
            <text:p>5.3762</text:p>
          </table:table-cell>
          <table:table-cell table:formula="of:=AVERAGE([.AA185:.AA194])" office:value-type="float" office:value="4.96098" calcext:value-type="float">
            <text:p>4.96</text:p>
          </table:table-cell>
          <table:table-cell office:value-type="float" office:value="2.7569" calcext:value-type="float">
            <text:p>2.7569</text:p>
          </table:table-cell>
          <table:table-cell office:value-type="float" office:value="3.3018" calcext:value-type="float">
            <text:p>3.3018</text:p>
          </table:table-cell>
          <table:table-cell table:formula="of:=AVERAGE([.AD185:.AD194])" office:value-type="float" office:value="3.75729" calcext:value-type="float">
            <text:p>3.7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5581" calcext:value-type="float">
            <text:p>1.5581</text:p>
          </table:table-cell>
          <table:table-cell office:value-type="float" office:value="5.7256" calcext:value-type="float">
            <text:p>5.7256</text:p>
          </table:table-cell>
          <table:table-cell table:formula="of:=AVERAGE([.C186:.C195])" office:value-type="float" office:value="5.49151" calcext:value-type="float">
            <text:p>5.49</text:p>
          </table:table-cell>
          <table:table-cell office:value-type="float" office:value="1.506" calcext:value-type="float">
            <text:p>1.506</text:p>
          </table:table-cell>
          <table:table-cell office:value-type="float" office:value="7.6469" calcext:value-type="float">
            <text:p>7.6469</text:p>
          </table:table-cell>
          <table:table-cell table:formula="of:=AVERAGE([.F186:.F195])" office:value-type="float" office:value="6.13466" calcext:value-type="float">
            <text:p>6.13</text:p>
          </table:table-cell>
          <table:table-cell office:value-type="float" office:value="1.8651" calcext:value-type="float">
            <text:p>1.8651</text:p>
          </table:table-cell>
          <table:table-cell office:value-type="float" office:value="2.8149" calcext:value-type="float">
            <text:p>2.8149</text:p>
          </table:table-cell>
          <table:table-cell table:formula="of:=AVERAGE([.I186:.I195])" office:value-type="float" office:value="3.28034" calcext:value-type="float">
            <text:p>3.28</text:p>
          </table:table-cell>
          <table:table-cell office:value-type="float" office:value="1.6015" calcext:value-type="float">
            <text:p>1.6015</text:p>
          </table:table-cell>
          <table:table-cell office:value-type="float" office:value="6.349" calcext:value-type="float">
            <text:p>6.349</text:p>
          </table:table-cell>
          <table:table-cell table:formula="of:=AVERAGE([.L186:.L195])" office:value-type="float" office:value="5.83098" calcext:value-type="float">
            <text:p>5.83</text:p>
          </table:table-cell>
          <table:table-cell office:value-type="float" office:value="2.282" calcext:value-type="float">
            <text:p>2.282</text:p>
          </table:table-cell>
          <table:table-cell office:value-type="float" office:value="2.9371" calcext:value-type="float">
            <text:p>2.9371</text:p>
          </table:table-cell>
          <table:table-cell table:formula="of:=AVERAGE([.O186:.O195])" office:value-type="float" office:value="3.39053" calcext:value-type="float">
            <text:p>3.39</text:p>
          </table:table-cell>
          <table:table-cell office:value-type="float" office:value="2.0331" calcext:value-type="float">
            <text:p>2.0331</text:p>
          </table:table-cell>
          <table:table-cell office:value-type="float" office:value="3.3562" calcext:value-type="float">
            <text:p>3.3562</text:p>
          </table:table-cell>
          <table:table-cell table:formula="of:=AVERAGE([.R186:.R195])" office:value-type="float" office:value="2.57423" calcext:value-type="float">
            <text:p>2.57</text:p>
          </table:table-cell>
          <table:table-cell office:value-type="float" office:value="1.5681" calcext:value-type="float">
            <text:p>1.5681</text:p>
          </table:table-cell>
          <table:table-cell office:value-type="float" office:value="5.2022" calcext:value-type="float">
            <text:p>5.2022</text:p>
          </table:table-cell>
          <table:table-cell table:formula="of:=AVERAGE([.U186:.U195])" office:value-type="float" office:value="5.39496" calcext:value-type="float">
            <text:p>5.39</text:p>
          </table:table-cell>
          <table:table-cell office:value-type="float" office:value="2.2105" calcext:value-type="float">
            <text:p>2.2105</text:p>
          </table:table-cell>
          <table:table-cell office:value-type="float" office:value="2.945" calcext:value-type="float">
            <text:p>2.945</text:p>
          </table:table-cell>
          <table:table-cell table:formula="of:=AVERAGE([.X186:.X195])" office:value-type="float" office:value="3.67413" calcext:value-type="float">
            <text:p>3.67</text:p>
          </table:table-cell>
          <table:table-cell office:value-type="float" office:value="1.85" calcext:value-type="float">
            <text:p>1.85</text:p>
          </table:table-cell>
          <table:table-cell office:value-type="float" office:value="4.1178" calcext:value-type="float">
            <text:p>4.1178</text:p>
          </table:table-cell>
          <table:table-cell table:formula="of:=AVERAGE([.AA186:.AA195])" office:value-type="float" office:value="4.86648" calcext:value-type="float">
            <text:p>4.87</text:p>
          </table:table-cell>
          <table:table-cell office:value-type="float" office:value="2.4947" calcext:value-type="float">
            <text:p>2.4947</text:p>
          </table:table-cell>
          <table:table-cell office:value-type="float" office:value="4.2315" calcext:value-type="float">
            <text:p>4.2315</text:p>
          </table:table-cell>
          <table:table-cell table:formula="of:=AVERAGE([.AD186:.AD195])" office:value-type="float" office:value="3.90942" calcext:value-type="float">
            <text:p>3.9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6328" calcext:value-type="float">
            <text:p>1.6328</text:p>
          </table:table-cell>
          <table:table-cell office:value-type="float" office:value="5.1397" calcext:value-type="float">
            <text:p>5.1397</text:p>
          </table:table-cell>
          <table:table-cell table:formula="of:=AVERAGE([.C187:.C196])" office:value-type="float" office:value="5.44305" calcext:value-type="float">
            <text:p>5.44</text:p>
          </table:table-cell>
          <table:table-cell office:value-type="float" office:value="1.7178" calcext:value-type="float">
            <text:p>1.7178</text:p>
          </table:table-cell>
          <table:table-cell office:value-type="float" office:value="7.5084" calcext:value-type="float">
            <text:p>7.5084</text:p>
          </table:table-cell>
          <table:table-cell table:formula="of:=AVERAGE([.F187:.F196])" office:value-type="float" office:value="6.25803" calcext:value-type="float">
            <text:p>6.26</text:p>
          </table:table-cell>
          <table:table-cell office:value-type="float" office:value="1.9471" calcext:value-type="float">
            <text:p>1.9471</text:p>
          </table:table-cell>
          <table:table-cell office:value-type="float" office:value="2.5495" calcext:value-type="float">
            <text:p>2.5495</text:p>
          </table:table-cell>
          <table:table-cell table:formula="of:=AVERAGE([.I187:.I196])" office:value-type="float" office:value="3.17036" calcext:value-type="float">
            <text:p>3.17</text:p>
          </table:table-cell>
          <table:table-cell office:value-type="float" office:value="1.7204" calcext:value-type="float">
            <text:p>1.7204</text:p>
          </table:table-cell>
          <table:table-cell office:value-type="float" office:value="6.0891" calcext:value-type="float">
            <text:p>6.0891</text:p>
          </table:table-cell>
          <table:table-cell table:formula="of:=AVERAGE([.L187:.L196])" office:value-type="float" office:value="5.86394" calcext:value-type="float">
            <text:p>5.86</text:p>
          </table:table-cell>
          <table:table-cell office:value-type="float" office:value="2.1756" calcext:value-type="float">
            <text:p>2.1756</text:p>
          </table:table-cell>
          <table:table-cell office:value-type="float" office:value="3.1918" calcext:value-type="float">
            <text:p>3.1918</text:p>
          </table:table-cell>
          <table:table-cell table:formula="of:=AVERAGE([.O187:.O196])" office:value-type="float" office:value="3.22285" calcext:value-type="float">
            <text:p>3.22</text:p>
          </table:table-cell>
          <table:table-cell office:value-type="float" office:value="2.537" calcext:value-type="float">
            <text:p>2.537</text:p>
          </table:table-cell>
          <table:table-cell office:value-type="float" office:value="3.4539" calcext:value-type="float">
            <text:p>3.4539</text:p>
          </table:table-cell>
          <table:table-cell table:formula="of:=AVERAGE([.R187:.R196])" office:value-type="float" office:value="2.68853" calcext:value-type="float">
            <text:p>2.69</text:p>
          </table:table-cell>
          <table:table-cell office:value-type="float" office:value="1.3663" calcext:value-type="float">
            <text:p>1.3663</text:p>
          </table:table-cell>
          <table:table-cell office:value-type="float" office:value="5.3705" calcext:value-type="float">
            <text:p>5.3705</text:p>
          </table:table-cell>
          <table:table-cell table:formula="of:=AVERAGE([.U187:.U196])" office:value-type="float" office:value="5.37145" calcext:value-type="float">
            <text:p>5.37</text:p>
          </table:table-cell>
          <table:table-cell office:value-type="float" office:value="2.2502" calcext:value-type="float">
            <text:p>2.2502</text:p>
          </table:table-cell>
          <table:table-cell office:value-type="float" office:value="4.0576" calcext:value-type="float">
            <text:p>4.0576</text:p>
          </table:table-cell>
          <table:table-cell table:formula="of:=AVERAGE([.X187:.X196])" office:value-type="float" office:value="3.71192" calcext:value-type="float">
            <text:p>3.71</text:p>
          </table:table-cell>
          <table:table-cell office:value-type="float" office:value="1.7018" calcext:value-type="float">
            <text:p>1.7018</text:p>
          </table:table-cell>
          <table:table-cell office:value-type="float" office:value="5.2834" calcext:value-type="float">
            <text:p>5.2834</text:p>
          </table:table-cell>
          <table:table-cell table:formula="of:=AVERAGE([.AA187:.AA196])" office:value-type="float" office:value="4.90183" calcext:value-type="float">
            <text:p>4.90</text:p>
          </table:table-cell>
          <table:table-cell office:value-type="float" office:value="2.7112" calcext:value-type="float">
            <text:p>2.7112</text:p>
          </table:table-cell>
          <table:table-cell office:value-type="float" office:value="3.2074" calcext:value-type="float">
            <text:p>3.2074</text:p>
          </table:table-cell>
          <table:table-cell table:formula="of:=AVERAGE([.AD187:.AD196])" office:value-type="float" office:value="3.93169" calcext:value-type="float">
            <text:p>3.9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8608" calcext:value-type="float">
            <text:p>1.8608</text:p>
          </table:table-cell>
          <table:table-cell office:value-type="float" office:value="5.3733" calcext:value-type="float">
            <text:p>5.3733</text:p>
          </table:table-cell>
          <table:table-cell table:formula="of:=AVERAGE([.C188:.C197])" office:value-type="float" office:value="5.36496" calcext:value-type="float">
            <text:p>5.36</text:p>
          </table:table-cell>
          <table:table-cell office:value-type="float" office:value="1.6842" calcext:value-type="float">
            <text:p>1.6842</text:p>
          </table:table-cell>
          <table:table-cell office:value-type="float" office:value="7.4976" calcext:value-type="float">
            <text:p>7.4976</text:p>
          </table:table-cell>
          <table:table-cell table:formula="of:=AVERAGE([.F188:.F197])" office:value-type="float" office:value="6.34083" calcext:value-type="float">
            <text:p>6.34</text:p>
          </table:table-cell>
          <table:table-cell office:value-type="float" office:value="1.9669" calcext:value-type="float">
            <text:p>1.9669</text:p>
          </table:table-cell>
          <table:table-cell office:value-type="float" office:value="2.9543" calcext:value-type="float">
            <text:p>2.9543</text:p>
          </table:table-cell>
          <table:table-cell table:formula="of:=AVERAGE([.I188:.I197])" office:value-type="float" office:value="3.16329" calcext:value-type="float">
            <text:p>3.16</text:p>
          </table:table-cell>
          <table:table-cell office:value-type="float" office:value="1.5561" calcext:value-type="float">
            <text:p>1.5561</text:p>
          </table:table-cell>
          <table:table-cell office:value-type="float" office:value="6.8223" calcext:value-type="float">
            <text:p>6.8223</text:p>
          </table:table-cell>
          <table:table-cell table:formula="of:=AVERAGE([.L188:.L197])" office:value-type="float" office:value="5.98666" calcext:value-type="float">
            <text:p>5.99</text:p>
          </table:table-cell>
          <table:table-cell office:value-type="float" office:value="2.1928" calcext:value-type="float">
            <text:p>2.1928</text:p>
          </table:table-cell>
          <table:table-cell office:value-type="float" office:value="4.0903" calcext:value-type="float">
            <text:p>4.0903</text:p>
          </table:table-cell>
          <table:table-cell table:formula="of:=AVERAGE([.O188:.O197])" office:value-type="float" office:value="3.19169" calcext:value-type="float">
            <text:p>3.19</text:p>
          </table:table-cell>
          <table:table-cell office:value-type="float" office:value="2.1933" calcext:value-type="float">
            <text:p>2.1933</text:p>
          </table:table-cell>
          <table:table-cell office:value-type="float" office:value="2.9984" calcext:value-type="float">
            <text:p>2.9984</text:p>
          </table:table-cell>
          <table:table-cell table:formula="of:=AVERAGE([.R188:.R197])" office:value-type="float" office:value="2.71571" calcext:value-type="float">
            <text:p>2.72</text:p>
          </table:table-cell>
          <table:table-cell office:value-type="float" office:value="1.5019" calcext:value-type="float">
            <text:p>1.5019</text:p>
          </table:table-cell>
          <table:table-cell office:value-type="float" office:value="7.0226" calcext:value-type="float">
            <text:p>7.0226</text:p>
          </table:table-cell>
          <table:table-cell table:formula="of:=AVERAGE([.U188:.U197])" office:value-type="float" office:value="5.52359" calcext:value-type="float">
            <text:p>5.52</text:p>
          </table:table-cell>
          <table:table-cell office:value-type="float" office:value="2.415" calcext:value-type="float">
            <text:p>2.415</text:p>
          </table:table-cell>
          <table:table-cell office:value-type="float" office:value="3.4183" calcext:value-type="float">
            <text:p>3.4183</text:p>
          </table:table-cell>
          <table:table-cell table:formula="of:=AVERAGE([.X188:.X197])" office:value-type="float" office:value="3.73971" calcext:value-type="float">
            <text:p>3.74</text:p>
          </table:table-cell>
          <table:table-cell office:value-type="float" office:value="1.7381" calcext:value-type="float">
            <text:p>1.7381</text:p>
          </table:table-cell>
          <table:table-cell office:value-type="float" office:value="5.8641" calcext:value-type="float">
            <text:p>5.8641</text:p>
          </table:table-cell>
          <table:table-cell table:formula="of:=AVERAGE([.AA188:.AA197])" office:value-type="float" office:value="4.96088" calcext:value-type="float">
            <text:p>4.96</text:p>
          </table:table-cell>
          <table:table-cell office:value-type="float" office:value="2.0447" calcext:value-type="float">
            <text:p>2.0447</text:p>
          </table:table-cell>
          <table:table-cell office:value-type="float" office:value="3.4314" calcext:value-type="float">
            <text:p>3.4314</text:p>
          </table:table-cell>
          <table:table-cell table:formula="of:=AVERAGE([.AD188:.AD197])" office:value-type="float" office:value="3.92228" calcext:value-type="float">
            <text:p>3.9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5019" calcext:value-type="float">
            <text:p>1.5019</text:p>
          </table:table-cell>
          <table:table-cell office:value-type="float" office:value="5.5252" calcext:value-type="float">
            <text:p>5.5252</text:p>
          </table:table-cell>
          <table:table-cell table:formula="of:=AVERAGE([.C189:.C198])" office:value-type="float" office:value="5.30951" calcext:value-type="float">
            <text:p>5.31</text:p>
          </table:table-cell>
          <table:table-cell office:value-type="float" office:value="1.782" calcext:value-type="float">
            <text:p>1.782</text:p>
          </table:table-cell>
          <table:table-cell office:value-type="float" office:value="8.2448" calcext:value-type="float">
            <text:p>8.2448</text:p>
          </table:table-cell>
          <table:table-cell table:formula="of:=AVERAGE([.F189:.F198])" office:value-type="float" office:value="6.54877" calcext:value-type="float">
            <text:p>6.55</text:p>
          </table:table-cell>
          <table:table-cell office:value-type="float" office:value="1.9199" calcext:value-type="float">
            <text:p>1.9199</text:p>
          </table:table-cell>
          <table:table-cell office:value-type="float" office:value="3.7745" calcext:value-type="float">
            <text:p>3.7745</text:p>
          </table:table-cell>
          <table:table-cell table:formula="of:=AVERAGE([.I189:.I198])" office:value-type="float" office:value="3.14694" calcext:value-type="float">
            <text:p>3.15</text:p>
          </table:table-cell>
          <table:table-cell office:value-type="float" office:value="1.545" calcext:value-type="float">
            <text:p>1.545</text:p>
          </table:table-cell>
          <table:table-cell office:value-type="float" office:value="6.1584" calcext:value-type="float">
            <text:p>6.1584</text:p>
          </table:table-cell>
          <table:table-cell table:formula="of:=AVERAGE([.L189:.L198])" office:value-type="float" office:value="6.07037" calcext:value-type="float">
            <text:p>6.07</text:p>
          </table:table-cell>
          <table:table-cell office:value-type="float" office:value="1.9484" calcext:value-type="float">
            <text:p>1.9484</text:p>
          </table:table-cell>
          <table:table-cell office:value-type="float" office:value="3.8807" calcext:value-type="float">
            <text:p>3.8807</text:p>
          </table:table-cell>
          <table:table-cell table:formula="of:=AVERAGE([.O189:.O198])" office:value-type="float" office:value="3.23409" calcext:value-type="float">
            <text:p>3.23</text:p>
          </table:table-cell>
          <table:table-cell office:value-type="float" office:value="2.7252" calcext:value-type="float">
            <text:p>2.7252</text:p>
          </table:table-cell>
          <table:table-cell office:value-type="float" office:value="2.8048" calcext:value-type="float">
            <text:p>2.8048</text:p>
          </table:table-cell>
          <table:table-cell table:formula="of:=AVERAGE([.R189:.R198])" office:value-type="float" office:value="2.75199" calcext:value-type="float">
            <text:p>2.75</text:p>
          </table:table-cell>
          <table:table-cell office:value-type="float" office:value="1.5182" calcext:value-type="float">
            <text:p>1.5182</text:p>
          </table:table-cell>
          <table:table-cell office:value-type="float" office:value="5.9638" calcext:value-type="float">
            <text:p>5.9638</text:p>
          </table:table-cell>
          <table:table-cell table:formula="of:=AVERAGE([.U189:.U198])" office:value-type="float" office:value="5.53793" calcext:value-type="float">
            <text:p>5.54</text:p>
          </table:table-cell>
          <table:table-cell office:value-type="float" office:value="2.3331" calcext:value-type="float">
            <text:p>2.3331</text:p>
          </table:table-cell>
          <table:table-cell office:value-type="float" office:value="3.5065" calcext:value-type="float">
            <text:p>3.5065</text:p>
          </table:table-cell>
          <table:table-cell table:formula="of:=AVERAGE([.X189:.X198])" office:value-type="float" office:value="3.72334" calcext:value-type="float">
            <text:p>3.72</text:p>
          </table:table-cell>
          <table:table-cell office:value-type="float" office:value="2.0575" calcext:value-type="float">
            <text:p>2.0575</text:p>
          </table:table-cell>
          <table:table-cell office:value-type="float" office:value="6.2059" calcext:value-type="float">
            <text:p>6.2059</text:p>
          </table:table-cell>
          <table:table-cell table:formula="of:=AVERAGE([.AA189:.AA198])" office:value-type="float" office:value="5.11918" calcext:value-type="float">
            <text:p>5.12</text:p>
          </table:table-cell>
          <table:table-cell office:value-type="float" office:value="1.9458" calcext:value-type="float">
            <text:p>1.9458</text:p>
          </table:table-cell>
          <table:table-cell office:value-type="float" office:value="3.1862" calcext:value-type="float">
            <text:p>3.1862</text:p>
          </table:table-cell>
          <table:table-cell table:formula="of:=AVERAGE([.AD189:.AD198])" office:value-type="float" office:value="3.89458" calcext:value-type="float">
            <text:p>3.8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5086" calcext:value-type="float">
            <text:p>1.5086</text:p>
          </table:table-cell>
          <table:table-cell office:value-type="float" office:value="6.3985" calcext:value-type="float">
            <text:p>6.3985</text:p>
          </table:table-cell>
          <table:table-cell table:formula="of:=AVERAGE([.C190:.C199])" office:value-type="float" office:value="5.40571" calcext:value-type="float">
            <text:p>5.41</text:p>
          </table:table-cell>
          <table:table-cell office:value-type="float" office:value="1.7084" calcext:value-type="float">
            <text:p>1.7084</text:p>
          </table:table-cell>
          <table:table-cell office:value-type="float" office:value="7.4122" calcext:value-type="float">
            <text:p>7.4122</text:p>
          </table:table-cell>
          <table:table-cell table:formula="of:=AVERAGE([.F190:.F199])" office:value-type="float" office:value="6.68972" calcext:value-type="float">
            <text:p>6.69</text:p>
          </table:table-cell>
          <table:table-cell office:value-type="float" office:value="1.9722" calcext:value-type="float">
            <text:p>1.9722</text:p>
          </table:table-cell>
          <table:table-cell office:value-type="float" office:value="3.1028" calcext:value-type="float">
            <text:p>3.1028</text:p>
          </table:table-cell>
          <table:table-cell table:formula="of:=AVERAGE([.I190:.I199])" office:value-type="float" office:value="3.10934" calcext:value-type="float">
            <text:p>3.11</text:p>
          </table:table-cell>
          <table:table-cell office:value-type="float" office:value="1.7527" calcext:value-type="float">
            <text:p>1.7527</text:p>
          </table:table-cell>
          <table:table-cell office:value-type="float" office:value="6.2232" calcext:value-type="float">
            <text:p>6.2232</text:p>
          </table:table-cell>
          <table:table-cell table:formula="of:=AVERAGE([.L190:.L199])" office:value-type="float" office:value="6.12437" calcext:value-type="float">
            <text:p>6.12</text:p>
          </table:table-cell>
          <table:table-cell office:value-type="float" office:value="1.7778" calcext:value-type="float">
            <text:p>1.7778</text:p>
          </table:table-cell>
          <table:table-cell office:value-type="float" office:value="4.8991" calcext:value-type="float">
            <text:p>4.8991</text:p>
          </table:table-cell>
          <table:table-cell table:formula="of:=AVERAGE([.O190:.O199])" office:value-type="float" office:value="3.38805" calcext:value-type="float">
            <text:p>3.39</text:p>
          </table:table-cell>
          <table:table-cell office:value-type="float" office:value="2.3827" calcext:value-type="float">
            <text:p>2.3827</text:p>
          </table:table-cell>
          <table:table-cell office:value-type="float" office:value="2.8686" calcext:value-type="float">
            <text:p>2.8686</text:p>
          </table:table-cell>
          <table:table-cell table:formula="of:=AVERAGE([.R190:.R199])" office:value-type="float" office:value="2.84941" calcext:value-type="float">
            <text:p>2.85</text:p>
          </table:table-cell>
          <table:table-cell office:value-type="float" office:value="1.4197" calcext:value-type="float">
            <text:p>1.4197</text:p>
          </table:table-cell>
          <table:table-cell office:value-type="float" office:value="5.5575" calcext:value-type="float">
            <text:p>5.5575</text:p>
          </table:table-cell>
          <table:table-cell table:formula="of:=AVERAGE([.U190:.U199])" office:value-type="float" office:value="5.47261" calcext:value-type="float">
            <text:p>5.47</text:p>
          </table:table-cell>
          <table:table-cell office:value-type="float" office:value="2.1033" calcext:value-type="float">
            <text:p>2.1033</text:p>
          </table:table-cell>
          <table:table-cell office:value-type="float" office:value="4.3503" calcext:value-type="float">
            <text:p>4.3503</text:p>
          </table:table-cell>
          <table:table-cell table:formula="of:=AVERAGE([.X190:.X199])" office:value-type="float" office:value="3.7216" calcext:value-type="float">
            <text:p>3.72</text:p>
          </table:table-cell>
          <table:table-cell office:value-type="float" office:value="1.4964" calcext:value-type="float">
            <text:p>1.4964</text:p>
          </table:table-cell>
          <table:table-cell office:value-type="float" office:value="5.5918" calcext:value-type="float">
            <text:p>5.5918</text:p>
          </table:table-cell>
          <table:table-cell table:formula="of:=AVERAGE([.AA190:.AA199])" office:value-type="float" office:value="5.17093" calcext:value-type="float">
            <text:p>5.17</text:p>
          </table:table-cell>
          <table:table-cell office:value-type="float" office:value="2.5351" calcext:value-type="float">
            <text:p>2.5351</text:p>
          </table:table-cell>
          <table:table-cell office:value-type="float" office:value="3.0106" calcext:value-type="float">
            <text:p>3.0106</text:p>
          </table:table-cell>
          <table:table-cell table:formula="of:=AVERAGE([.AD190:.AD199])" office:value-type="float" office:value="3.81727" calcext:value-type="float">
            <text:p>3.8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5192" calcext:value-type="float">
            <text:p>1.5192</text:p>
          </table:table-cell>
          <table:table-cell office:value-type="float" office:value="5.6683" calcext:value-type="float">
            <text:p>5.6683</text:p>
          </table:table-cell>
          <table:table-cell table:formula="of:=AVERAGE([.C191:.C200])" office:value-type="float" office:value="5.36461" calcext:value-type="float">
            <text:p>5.36</text:p>
          </table:table-cell>
          <table:table-cell office:value-type="float" office:value="1.818" calcext:value-type="float">
            <text:p>1.818</text:p>
          </table:table-cell>
          <table:table-cell office:value-type="float" office:value="8.1276" calcext:value-type="float">
            <text:p>8.1276</text:p>
          </table:table-cell>
          <table:table-cell table:formula="of:=AVERAGE([.F191:.F200])" office:value-type="float" office:value="6.87432" calcext:value-type="float">
            <text:p>6.87</text:p>
          </table:table-cell>
          <table:table-cell office:value-type="float" office:value="1.7168" calcext:value-type="float">
            <text:p>1.7168</text:p>
          </table:table-cell>
          <table:table-cell office:value-type="float" office:value="2.8998" calcext:value-type="float">
            <text:p>2.8998</text:p>
          </table:table-cell>
          <table:table-cell table:formula="of:=AVERAGE([.I191:.I200])" office:value-type="float" office:value="3.06607" calcext:value-type="float">
            <text:p>3.07</text:p>
          </table:table-cell>
          <table:table-cell office:value-type="float" office:value="1.7212" calcext:value-type="float">
            <text:p>1.7212</text:p>
          </table:table-cell>
          <table:table-cell office:value-type="float" office:value="6.0411" calcext:value-type="float">
            <text:p>6.0411</text:p>
          </table:table-cell>
          <table:table-cell table:formula="of:=AVERAGE([.L191:.L200])" office:value-type="float" office:value="6.16417" calcext:value-type="float">
            <text:p>6.16</text:p>
          </table:table-cell>
          <table:table-cell office:value-type="float" office:value="1.9426" calcext:value-type="float">
            <text:p>1.9426</text:p>
          </table:table-cell>
          <table:table-cell office:value-type="float" office:value="4.0368" calcext:value-type="float">
            <text:p>4.0368</text:p>
          </table:table-cell>
          <table:table-cell table:formula="of:=AVERAGE([.O191:.O200])" office:value-type="float" office:value="3.4388" calcext:value-type="float">
            <text:p>3.44</text:p>
          </table:table-cell>
          <table:table-cell office:value-type="float" office:value="2.8307" calcext:value-type="float">
            <text:p>2.8307</text:p>
          </table:table-cell>
          <table:table-cell office:value-type="float" office:value="1.7552" calcext:value-type="float">
            <text:p>1.7552</text:p>
          </table:table-cell>
          <table:table-cell table:formula="of:=AVERAGE([.R191:.R200])" office:value-type="float" office:value="2.87602" calcext:value-type="float">
            <text:p>2.88</text:p>
          </table:table-cell>
          <table:table-cell office:value-type="float" office:value="1.4756" calcext:value-type="float">
            <text:p>1.4756</text:p>
          </table:table-cell>
          <table:table-cell office:value-type="float" office:value="6.1868" calcext:value-type="float">
            <text:p>6.1868</text:p>
          </table:table-cell>
          <table:table-cell table:formula="of:=AVERAGE([.U191:.U200])" office:value-type="float" office:value="5.53963" calcext:value-type="float">
            <text:p>5.54</text:p>
          </table:table-cell>
          <table:table-cell office:value-type="float" office:value="1.9899" calcext:value-type="float">
            <text:p>1.9899</text:p>
          </table:table-cell>
          <table:table-cell office:value-type="float" office:value="4.6166" calcext:value-type="float">
            <text:p>4.6166</text:p>
          </table:table-cell>
          <table:table-cell table:formula="of:=AVERAGE([.X191:.X200])" office:value-type="float" office:value="3.85439" calcext:value-type="float">
            <text:p>3.85</text:p>
          </table:table-cell>
          <table:table-cell office:value-type="float" office:value="1.4403" calcext:value-type="float">
            <text:p>1.4403</text:p>
          </table:table-cell>
          <table:table-cell office:value-type="float" office:value="6.0985" calcext:value-type="float">
            <text:p>6.0985</text:p>
          </table:table-cell>
          <table:table-cell table:formula="of:=AVERAGE([.AA191:.AA200])" office:value-type="float" office:value="5.33677" calcext:value-type="float">
            <text:p>5.34</text:p>
          </table:table-cell>
          <table:table-cell office:value-type="float" office:value="2.3148" calcext:value-type="float">
            <text:p>2.3148</text:p>
          </table:table-cell>
          <table:table-cell office:value-type="float" office:value="2.8871" calcext:value-type="float">
            <text:p>2.8871</text:p>
          </table:table-cell>
          <table:table-cell table:formula="of:=AVERAGE([.AD191:.AD200])" office:value-type="float" office:value="3.70129" calcext:value-type="float">
            <text:p>3.7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5496" calcext:value-type="float">
            <text:p>1.5496</text:p>
          </table:table-cell>
          <table:table-cell office:value-type="float" office:value="5.4136" calcext:value-type="float">
            <text:p>5.4136</text:p>
          </table:table-cell>
          <table:table-cell table:formula="of:=AVERAGE([.C192:.C201])" office:value-type="float" office:value="5.41853" calcext:value-type="float">
            <text:p>5.42</text:p>
          </table:table-cell>
          <table:table-cell office:value-type="float" office:value="1.9208" calcext:value-type="float">
            <text:p>1.9208</text:p>
          </table:table-cell>
          <table:table-cell office:value-type="float" office:value="8.2688" calcext:value-type="float">
            <text:p>8.2688</text:p>
          </table:table-cell>
          <table:table-cell table:formula="of:=AVERAGE([.F192:.F201])" office:value-type="float" office:value="7.17845" calcext:value-type="float">
            <text:p>7.18</text:p>
          </table:table-cell>
          <table:table-cell office:value-type="float" office:value="1.8609" calcext:value-type="float">
            <text:p>1.8609</text:p>
          </table:table-cell>
          <table:table-cell office:value-type="float" office:value="3.4217" calcext:value-type="float">
            <text:p>3.4217</text:p>
          </table:table-cell>
          <table:table-cell table:formula="of:=AVERAGE([.I192:.I201])" office:value-type="float" office:value="3.07543" calcext:value-type="float">
            <text:p>3.08</text:p>
          </table:table-cell>
          <table:table-cell office:value-type="float" office:value="1.8394" calcext:value-type="float">
            <text:p>1.8394</text:p>
          </table:table-cell>
          <table:table-cell office:value-type="float" office:value="6.4356" calcext:value-type="float">
            <text:p>6.4356</text:p>
          </table:table-cell>
          <table:table-cell table:formula="of:=AVERAGE([.L192:.L201])" office:value-type="float" office:value="6.34508" calcext:value-type="float">
            <text:p>6.35</text:p>
          </table:table-cell>
          <table:table-cell office:value-type="float" office:value="2.079" calcext:value-type="float">
            <text:p>2.079</text:p>
          </table:table-cell>
          <table:table-cell office:value-type="float" office:value="4.4239" calcext:value-type="float">
            <text:p>4.4239</text:p>
          </table:table-cell>
          <table:table-cell table:formula="of:=AVERAGE([.O192:.O201])" office:value-type="float" office:value="3.60214" calcext:value-type="float">
            <text:p>3.60</text:p>
          </table:table-cell>
          <table:table-cell office:value-type="float" office:value="2.9846" calcext:value-type="float">
            <text:p>2.9846</text:p>
          </table:table-cell>
          <table:table-cell office:value-type="float" office:value="2.7229" calcext:value-type="float">
            <text:p>2.7229</text:p>
          </table:table-cell>
          <table:table-cell table:formula="of:=AVERAGE([.R192:.R201])" office:value-type="float" office:value="2.88816" calcext:value-type="float">
            <text:p>2.89</text:p>
          </table:table-cell>
          <table:table-cell office:value-type="float" office:value="1.4784" calcext:value-type="float">
            <text:p>1.4784</text:p>
          </table:table-cell>
          <table:table-cell office:value-type="float" office:value="6.8388" calcext:value-type="float">
            <text:p>6.8388</text:p>
          </table:table-cell>
          <table:table-cell table:formula="of:=AVERAGE([.U192:.U201])" office:value-type="float" office:value="5.67948" calcext:value-type="float">
            <text:p>5.68</text:p>
          </table:table-cell>
          <table:table-cell office:value-type="float" office:value="2.0991" calcext:value-type="float">
            <text:p>2.0991</text:p>
          </table:table-cell>
          <table:table-cell office:value-type="float" office:value="3.9222" calcext:value-type="float">
            <text:p>3.9222</text:p>
          </table:table-cell>
          <table:table-cell table:formula="of:=AVERAGE([.X192:.X201])" office:value-type="float" office:value="3.83079" calcext:value-type="float">
            <text:p>3.83</text:p>
          </table:table-cell>
          <table:table-cell office:value-type="float" office:value="1.7089" calcext:value-type="float">
            <text:p>1.7089</text:p>
          </table:table-cell>
          <table:table-cell office:value-type="float" office:value="5.6636" calcext:value-type="float">
            <text:p>5.6636</text:p>
          </table:table-cell>
          <table:table-cell table:formula="of:=AVERAGE([.AA192:.AA201])" office:value-type="float" office:value="5.43377" calcext:value-type="float">
            <text:p>5.43</text:p>
          </table:table-cell>
          <table:table-cell office:value-type="float" office:value="2.2449" calcext:value-type="float">
            <text:p>2.2449</text:p>
          </table:table-cell>
          <table:table-cell office:value-type="float" office:value="3.9631" calcext:value-type="float">
            <text:p>3.9631</text:p>
          </table:table-cell>
          <table:table-cell table:formula="of:=AVERAGE([.AD192:.AD201])" office:value-type="float" office:value="3.63527" calcext:value-type="float">
            <text:p>3.6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3903" calcext:value-type="float">
            <text:p>1.3903</text:p>
          </table:table-cell>
          <table:table-cell office:value-type="float" office:value="5.9957" calcext:value-type="float">
            <text:p>5.9957</text:p>
          </table:table-cell>
          <table:table-cell table:formula="of:=AVERAGE([.C193:.C202])" office:value-type="float" office:value="5.49981" calcext:value-type="float">
            <text:p>5.50</text:p>
          </table:table-cell>
          <table:table-cell office:value-type="float" office:value="1.7571" calcext:value-type="float">
            <text:p>1.7571</text:p>
          </table:table-cell>
          <table:table-cell office:value-type="float" office:value="7.8547" calcext:value-type="float">
            <text:p>7.8547</text:p>
          </table:table-cell>
          <table:table-cell table:formula="of:=AVERAGE([.F193:.F202])" office:value-type="float" office:value="7.42377" calcext:value-type="float">
            <text:p>7.42</text:p>
          </table:table-cell>
          <table:table-cell office:value-type="float" office:value="1.859" calcext:value-type="float">
            <text:p>1.859</text:p>
          </table:table-cell>
          <table:table-cell office:value-type="float" office:value="3.3437" calcext:value-type="float">
            <text:p>3.3437</text:p>
          </table:table-cell>
          <table:table-cell table:formula="of:=AVERAGE([.I193:.I202])" office:value-type="float" office:value="2.99806" calcext:value-type="float">
            <text:p>3.00</text:p>
          </table:table-cell>
          <table:table-cell office:value-type="float" office:value="1.7122" calcext:value-type="float">
            <text:p>1.7122</text:p>
          </table:table-cell>
          <table:table-cell office:value-type="float" office:value="5.7156" calcext:value-type="float">
            <text:p>5.7156</text:p>
          </table:table-cell>
          <table:table-cell table:formula="of:=AVERAGE([.L193:.L202])" office:value-type="float" office:value="6.30662" calcext:value-type="float">
            <text:p>6.31</text:p>
          </table:table-cell>
          <table:table-cell office:value-type="float" office:value="2.0144" calcext:value-type="float">
            <text:p>2.0144</text:p>
          </table:table-cell>
          <table:table-cell office:value-type="float" office:value="4.4259" calcext:value-type="float">
            <text:p>4.4259</text:p>
          </table:table-cell>
          <table:table-cell table:formula="of:=AVERAGE([.O193:.O202])" office:value-type="float" office:value="3.80548" calcext:value-type="float">
            <text:p>3.81</text:p>
          </table:table-cell>
          <table:table-cell office:value-type="float" office:value="2.4725" calcext:value-type="float">
            <text:p>2.4725</text:p>
          </table:table-cell>
          <table:table-cell office:value-type="float" office:value="2.9476" calcext:value-type="float">
            <text:p>2.9476</text:p>
          </table:table-cell>
          <table:table-cell table:formula="of:=AVERAGE([.R193:.R202])" office:value-type="float" office:value="2.87417" calcext:value-type="float">
            <text:p>2.87</text:p>
          </table:table-cell>
          <table:table-cell office:value-type="float" office:value="1.6208" calcext:value-type="float">
            <text:p>1.6208</text:p>
          </table:table-cell>
          <table:table-cell office:value-type="float" office:value="6.8829" calcext:value-type="float">
            <text:p>6.8829</text:p>
          </table:table-cell>
          <table:table-cell table:formula="of:=AVERAGE([.U193:.U202])" office:value-type="float" office:value="5.87033" calcext:value-type="float">
            <text:p>5.87</text:p>
          </table:table-cell>
          <table:table-cell office:value-type="float" office:value="1.8631" calcext:value-type="float">
            <text:p>1.8631</text:p>
          </table:table-cell>
          <table:table-cell office:value-type="float" office:value="4.5794" calcext:value-type="float">
            <text:p>4.5794</text:p>
          </table:table-cell>
          <table:table-cell table:formula="of:=AVERAGE([.X193:.X202])" office:value-type="float" office:value="3.8518" calcext:value-type="float">
            <text:p>3.85</text:p>
          </table:table-cell>
          <table:table-cell office:value-type="float" office:value="1.5498" calcext:value-type="float">
            <text:p>1.5498</text:p>
          </table:table-cell>
          <table:table-cell office:value-type="float" office:value="6.1629" calcext:value-type="float">
            <text:p>6.1629</text:p>
          </table:table-cell>
          <table:table-cell table:formula="of:=AVERAGE([.AA193:.AA202])" office:value-type="float" office:value="5.54023" calcext:value-type="float">
            <text:p>5.54</text:p>
          </table:table-cell>
          <table:table-cell office:value-type="float" office:value="2.2453" calcext:value-type="float">
            <text:p>2.2453</text:p>
          </table:table-cell>
          <table:table-cell office:value-type="float" office:value="4.9986" calcext:value-type="float">
            <text:p>4.9986</text:p>
          </table:table-cell>
          <table:table-cell table:formula="of:=AVERAGE([.AD193:.AD202])" office:value-type="float" office:value="3.66256" calcext:value-type="float">
            <text:p>3.6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3506" calcext:value-type="float">
            <text:p>1.3506</text:p>
          </table:table-cell>
          <table:table-cell office:value-type="float" office:value="5.7739" calcext:value-type="float">
            <text:p>5.7739</text:p>
          </table:table-cell>
          <table:table-cell table:formula="of:=AVERAGE([.C194:.C203])" office:value-type="float" office:value="5.5755" calcext:value-type="float">
            <text:p>5.58</text:p>
          </table:table-cell>
          <table:table-cell office:value-type="float" office:value="2.5144" calcext:value-type="float">
            <text:p>2.5144</text:p>
          </table:table-cell>
          <table:table-cell office:value-type="float" office:value="8.7973" calcext:value-type="float">
            <text:p>8.7973</text:p>
          </table:table-cell>
          <table:table-cell table:formula="of:=AVERAGE([.F194:.F203])" office:value-type="float" office:value="7.79086" calcext:value-type="float">
            <text:p>7.79</text:p>
          </table:table-cell>
          <table:table-cell office:value-type="float" office:value="1.8125" calcext:value-type="float">
            <text:p>1.8125</text:p>
          </table:table-cell>
          <table:table-cell office:value-type="float" office:value="3.689" calcext:value-type="float">
            <text:p>3.689</text:p>
          </table:table-cell>
          <table:table-cell table:formula="of:=AVERAGE([.I194:.I203])" office:value-type="float" office:value="3.0972" calcext:value-type="float">
            <text:p>3.10</text:p>
          </table:table-cell>
          <table:table-cell office:value-type="float" office:value="1.717" calcext:value-type="float">
            <text:p>1.717</text:p>
          </table:table-cell>
          <table:table-cell office:value-type="float" office:value="5.5731" calcext:value-type="float">
            <text:p>5.5731</text:p>
          </table:table-cell>
          <table:table-cell table:formula="of:=AVERAGE([.L194:.L203])" office:value-type="float" office:value="6.24821" calcext:value-type="float">
            <text:p>6.25</text:p>
          </table:table-cell>
          <table:table-cell office:value-type="float" office:value="1.8704" calcext:value-type="float">
            <text:p>1.8704</text:p>
          </table:table-cell>
          <table:table-cell office:value-type="float" office:value="4.9269" calcext:value-type="float">
            <text:p>4.9269</text:p>
          </table:table-cell>
          <table:table-cell table:formula="of:=AVERAGE([.O194:.O203])" office:value-type="float" office:value="4.01163" calcext:value-type="float">
            <text:p>4.01</text:p>
          </table:table-cell>
          <table:table-cell office:value-type="float" office:value="2.6355" calcext:value-type="float">
            <text:p>2.6355</text:p>
          </table:table-cell>
          <table:table-cell office:value-type="float" office:value="4.4091" calcext:value-type="float">
            <text:p>4.4091</text:p>
          </table:table-cell>
          <table:table-cell table:formula="of:=AVERAGE([.R194:.R203])" office:value-type="float" office:value="3.0138" calcext:value-type="float">
            <text:p>3.01</text:p>
          </table:table-cell>
          <table:table-cell office:value-type="float" office:value="1.6587" calcext:value-type="float">
            <text:p>1.6587</text:p>
          </table:table-cell>
          <table:table-cell office:value-type="float" office:value="6.5516" calcext:value-type="float">
            <text:p>6.5516</text:p>
          </table:table-cell>
          <table:table-cell table:formula="of:=AVERAGE([.U194:.U203])" office:value-type="float" office:value="6.058" calcext:value-type="float">
            <text:p>6.06</text:p>
          </table:table-cell>
          <table:table-cell office:value-type="float" office:value="2.1212" calcext:value-type="float">
            <text:p>2.1212</text:p>
          </table:table-cell>
          <table:table-cell office:value-type="float" office:value="4.394" calcext:value-type="float">
            <text:p>4.394</text:p>
          </table:table-cell>
          <table:table-cell table:formula="of:=AVERAGE([.X194:.X203])" office:value-type="float" office:value="3.92048" calcext:value-type="float">
            <text:p>3.92</text:p>
          </table:table-cell>
          <table:table-cell office:value-type="float" office:value="1.53" calcext:value-type="float">
            <text:p>1.53</text:p>
          </table:table-cell>
          <table:table-cell office:value-type="float" office:value="4.7078" calcext:value-type="float">
            <text:p>4.7078</text:p>
          </table:table-cell>
          <table:table-cell table:formula="of:=AVERAGE([.AA194:.AA203])" office:value-type="float" office:value="5.5072" calcext:value-type="float">
            <text:p>5.51</text:p>
          </table:table-cell>
          <table:table-cell office:value-type="float" office:value="2.4181" calcext:value-type="float">
            <text:p>2.4181</text:p>
          </table:table-cell>
          <table:table-cell office:value-type="float" office:value="4.1511" calcext:value-type="float">
            <text:p>4.1511</text:p>
          </table:table-cell>
          <table:table-cell table:formula="of:=AVERAGE([.AD194:.AD203])" office:value-type="float" office:value="3.63688" calcext:value-type="float">
            <text:p>3.6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5613" calcext:value-type="float">
            <text:p>1.5613</text:p>
          </table:table-cell>
          <table:table-cell office:value-type="float" office:value="5.7068" calcext:value-type="float">
            <text:p>5.7068</text:p>
          </table:table-cell>
          <table:table-cell table:formula="of:=AVERAGE([.C195:.C204])" office:value-type="float" office:value="5.67206" calcext:value-type="float">
            <text:p>5.67</text:p>
          </table:table-cell>
          <table:table-cell office:value-type="float" office:value="2.1685" calcext:value-type="float">
            <text:p>2.1685</text:p>
          </table:table-cell>
          <table:table-cell office:value-type="float" office:value="8.805" calcext:value-type="float">
            <text:p>8.805</text:p>
          </table:table-cell>
          <table:table-cell table:formula="of:=AVERAGE([.F195:.F204])" office:value-type="float" office:value="8.01633" calcext:value-type="float">
            <text:p>8.02</text:p>
          </table:table-cell>
          <table:table-cell office:value-type="float" office:value="1.5602" calcext:value-type="float">
            <text:p>1.5602</text:p>
          </table:table-cell>
          <table:table-cell office:value-type="float" office:value="3.8462" calcext:value-type="float">
            <text:p>3.8462</text:p>
          </table:table-cell>
          <table:table-cell table:formula="of:=AVERAGE([.I195:.I204])" office:value-type="float" office:value="3.23964" calcext:value-type="float">
            <text:p>3.24</text:p>
          </table:table-cell>
          <table:table-cell office:value-type="float" office:value="1.5445" calcext:value-type="float">
            <text:p>1.5445</text:p>
          </table:table-cell>
          <table:table-cell office:value-type="float" office:value="6.7764" calcext:value-type="float">
            <text:p>6.7764</text:p>
          </table:table-cell>
          <table:table-cell table:formula="of:=AVERAGE([.L195:.L204])" office:value-type="float" office:value="6.21838" calcext:value-type="float">
            <text:p>6.22</text:p>
          </table:table-cell>
          <table:table-cell office:value-type="float" office:value="1.971" calcext:value-type="float">
            <text:p>1.971</text:p>
          </table:table-cell>
          <table:table-cell office:value-type="float" office:value="4.7326" calcext:value-type="float">
            <text:p>4.7326</text:p>
          </table:table-cell>
          <table:table-cell table:formula="of:=AVERAGE([.O195:.O204])" office:value-type="float" office:value="4.15451" calcext:value-type="float">
            <text:p>4.15</text:p>
          </table:table-cell>
          <table:table-cell office:value-type="float" office:value="2.3661" calcext:value-type="float">
            <text:p>2.3661</text:p>
          </table:table-cell>
          <table:table-cell office:value-type="float" office:value="3.8276" calcext:value-type="float">
            <text:p>3.8276</text:p>
          </table:table-cell>
          <table:table-cell table:formula="of:=AVERAGE([.R195:.R204])" office:value-type="float" office:value="3.11443" calcext:value-type="float">
            <text:p>3.11</text:p>
          </table:table-cell>
          <table:table-cell office:value-type="float" office:value="1.4405" calcext:value-type="float">
            <text:p>1.4405</text:p>
          </table:table-cell>
          <table:table-cell office:value-type="float" office:value="6.7592" calcext:value-type="float">
            <text:p>6.7592</text:p>
          </table:table-cell>
          <table:table-cell table:formula="of:=AVERAGE([.U195:.U204])" office:value-type="float" office:value="6.23359" calcext:value-type="float">
            <text:p>6.23</text:p>
          </table:table-cell>
          <table:table-cell office:value-type="float" office:value="2.3363" calcext:value-type="float">
            <text:p>2.3363</text:p>
          </table:table-cell>
          <table:table-cell office:value-type="float" office:value="4.0444" calcext:value-type="float">
            <text:p>4.0444</text:p>
          </table:table-cell>
          <table:table-cell table:formula="of:=AVERAGE([.X195:.X204])" office:value-type="float" office:value="3.98343" calcext:value-type="float">
            <text:p>3.98</text:p>
          </table:table-cell>
          <table:table-cell office:value-type="float" office:value="1.7325" calcext:value-type="float">
            <text:p>1.7325</text:p>
          </table:table-cell>
          <table:table-cell office:value-type="float" office:value="4.8357" calcext:value-type="float">
            <text:p>4.8357</text:p>
          </table:table-cell>
          <table:table-cell table:formula="of:=AVERAGE([.AA195:.AA204])" office:value-type="float" office:value="5.45315" calcext:value-type="float">
            <text:p>5.45</text:p>
          </table:table-cell>
          <table:table-cell office:value-type="float" office:value="1.9618" calcext:value-type="float">
            <text:p>1.9618</text:p>
          </table:table-cell>
          <table:table-cell office:value-type="float" office:value="4.0207" calcext:value-type="float">
            <text:p>4.0207</text:p>
          </table:table-cell>
          <table:table-cell table:formula="of:=AVERAGE([.AD195:.AD204])" office:value-type="float" office:value="3.70877" calcext:value-type="float">
            <text:p>3.7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4949" calcext:value-type="float">
            <text:p>1.4949</text:p>
          </table:table-cell>
          <table:table-cell office:value-type="float" office:value="6.4031" calcext:value-type="float">
            <text:p>6.4031</text:p>
          </table:table-cell>
          <table:table-cell table:formula="of:=AVERAGE([.C196:.C205])" office:value-type="float" office:value="5.73981" calcext:value-type="float">
            <text:p>5.74</text:p>
          </table:table-cell>
          <table:table-cell office:value-type="float" office:value="1.8498" calcext:value-type="float">
            <text:p>1.8498</text:p>
          </table:table-cell>
          <table:table-cell office:value-type="float" office:value="8.3253" calcext:value-type="float">
            <text:p>8.3253</text:p>
          </table:table-cell>
          <table:table-cell table:formula="of:=AVERAGE([.F196:.F205])" office:value-type="float" office:value="8.08417" calcext:value-type="float">
            <text:p>8.08</text:p>
          </table:table-cell>
          <table:table-cell office:value-type="float" office:value="2.0487" calcext:value-type="float">
            <text:p>2.0487</text:p>
          </table:table-cell>
          <table:table-cell office:value-type="float" office:value="4.2632" calcext:value-type="float">
            <text:p>4.2632</text:p>
          </table:table-cell>
          <table:table-cell table:formula="of:=AVERAGE([.I196:.I205])" office:value-type="float" office:value="3.38447" calcext:value-type="float">
            <text:p>3.38</text:p>
          </table:table-cell>
          <table:table-cell office:value-type="float" office:value="1.5814" calcext:value-type="float">
            <text:p>1.5814</text:p>
          </table:table-cell>
          <table:table-cell office:value-type="float" office:value="5.7782" calcext:value-type="float">
            <text:p>5.7782</text:p>
          </table:table-cell>
          <table:table-cell table:formula="of:=AVERAGE([.L196:.L205])" office:value-type="float" office:value="6.1613" calcext:value-type="float">
            <text:p>6.16</text:p>
          </table:table-cell>
          <table:table-cell office:value-type="float" office:value="2.0608" calcext:value-type="float">
            <text:p>2.0608</text:p>
          </table:table-cell>
          <table:table-cell office:value-type="float" office:value="3.8643" calcext:value-type="float">
            <text:p>3.8643</text:p>
          </table:table-cell>
          <table:table-cell table:formula="of:=AVERAGE([.O196:.O205])" office:value-type="float" office:value="4.24723" calcext:value-type="float">
            <text:p>4.25</text:p>
          </table:table-cell>
          <table:table-cell office:value-type="float" office:value="2.2189" calcext:value-type="float">
            <text:p>2.2189</text:p>
          </table:table-cell>
          <table:table-cell office:value-type="float" office:value="4.3837" calcext:value-type="float">
            <text:p>4.3837</text:p>
          </table:table-cell>
          <table:table-cell table:formula="of:=AVERAGE([.R196:.R205])" office:value-type="float" office:value="3.21718" calcext:value-type="float">
            <text:p>3.22</text:p>
          </table:table-cell>
          <table:table-cell office:value-type="float" office:value="1.811" calcext:value-type="float">
            <text:p>1.811</text:p>
          </table:table-cell>
          <table:table-cell office:value-type="float" office:value="6.2653" calcext:value-type="float">
            <text:p>6.2653</text:p>
          </table:table-cell>
          <table:table-cell table:formula="of:=AVERAGE([.U196:.U205])" office:value-type="float" office:value="6.3399" calcext:value-type="float">
            <text:p>6.34</text:p>
          </table:table-cell>
          <table:table-cell office:value-type="float" office:value="2.2452" calcext:value-type="float">
            <text:p>2.2452</text:p>
          </table:table-cell>
          <table:table-cell office:value-type="float" office:value="3.8606" calcext:value-type="float">
            <text:p>3.8606</text:p>
          </table:table-cell>
          <table:table-cell table:formula="of:=AVERAGE([.X196:.X205])" office:value-type="float" office:value="4.07499" calcext:value-type="float">
            <text:p>4.07</text:p>
          </table:table-cell>
          <table:table-cell office:value-type="float" office:value="1.7215" calcext:value-type="float">
            <text:p>1.7215</text:p>
          </table:table-cell>
          <table:table-cell office:value-type="float" office:value="5.5731" calcext:value-type="float">
            <text:p>5.5731</text:p>
          </table:table-cell>
          <table:table-cell table:formula="of:=AVERAGE([.AA196:.AA205])" office:value-type="float" office:value="5.59868" calcext:value-type="float">
            <text:p>5.60</text:p>
          </table:table-cell>
          <table:table-cell office:value-type="float" office:value="1.9904" calcext:value-type="float">
            <text:p>1.9904</text:p>
          </table:table-cell>
          <table:table-cell office:value-type="float" office:value="5.5791" calcext:value-type="float">
            <text:p>5.5791</text:p>
          </table:table-cell>
          <table:table-cell table:formula="of:=AVERAGE([.AD196:.AD205])" office:value-type="float" office:value="3.84353" calcext:value-type="float">
            <text:p>3.8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6483" calcext:value-type="float">
            <text:p>1.6483</text:p>
          </table:table-cell>
          <table:table-cell office:value-type="float" office:value="5.5705" calcext:value-type="float">
            <text:p>5.5705</text:p>
          </table:table-cell>
          <table:table-cell table:formula="of:=AVERAGE([.C197:.C206])" office:value-type="float" office:value="5.78289" calcext:value-type="float">
            <text:p>5.78</text:p>
          </table:table-cell>
          <table:table-cell office:value-type="float" office:value="1.5849" calcext:value-type="float">
            <text:p>1.5849</text:p>
          </table:table-cell>
          <table:table-cell office:value-type="float" office:value="8.6014" calcext:value-type="float">
            <text:p>8.6014</text:p>
          </table:table-cell>
          <table:table-cell table:formula="of:=AVERAGE([.F197:.F206])" office:value-type="float" office:value="8.19347" calcext:value-type="float">
            <text:p>8.19</text:p>
          </table:table-cell>
          <table:table-cell office:value-type="float" office:value="1.8351" calcext:value-type="float">
            <text:p>1.8351</text:p>
          </table:table-cell>
          <table:table-cell office:value-type="float" office:value="5.678" calcext:value-type="float">
            <text:p>5.678</text:p>
          </table:table-cell>
          <table:table-cell table:formula="of:=AVERAGE([.I197:.I206])" office:value-type="float" office:value="3.69732" calcext:value-type="float">
            <text:p>3.70</text:p>
          </table:table-cell>
          <table:table-cell office:value-type="float" office:value="1.4877" calcext:value-type="float">
            <text:p>1.4877</text:p>
          </table:table-cell>
          <table:table-cell office:value-type="float" office:value="6.2777" calcext:value-type="float">
            <text:p>6.2777</text:p>
          </table:table-cell>
          <table:table-cell table:formula="of:=AVERAGE([.L197:.L206])" office:value-type="float" office:value="6.18016" calcext:value-type="float">
            <text:p>6.18</text:p>
          </table:table-cell>
          <table:table-cell office:value-type="float" office:value="1.8336" calcext:value-type="float">
            <text:p>1.8336</text:p>
          </table:table-cell>
          <table:table-cell office:value-type="float" office:value="5.0223" calcext:value-type="float">
            <text:p>5.0223</text:p>
          </table:table-cell>
          <table:table-cell table:formula="of:=AVERAGE([.O197:.O206])" office:value-type="float" office:value="4.43028" calcext:value-type="float">
            <text:p>4.43</text:p>
          </table:table-cell>
          <table:table-cell office:value-type="float" office:value="2.4524" calcext:value-type="float">
            <text:p>2.4524</text:p>
          </table:table-cell>
          <table:table-cell office:value-type="float" office:value="4.8537" calcext:value-type="float">
            <text:p>4.8537</text:p>
          </table:table-cell>
          <table:table-cell table:formula="of:=AVERAGE([.R197:.R206])" office:value-type="float" office:value="3.35716" calcext:value-type="float">
            <text:p>3.36</text:p>
          </table:table-cell>
          <table:table-cell office:value-type="float" office:value="1.6448" calcext:value-type="float">
            <text:p>1.6448</text:p>
          </table:table-cell>
          <table:table-cell office:value-type="float" office:value="6.1626" calcext:value-type="float">
            <text:p>6.1626</text:p>
          </table:table-cell>
          <table:table-cell table:formula="of:=AVERAGE([.U197:.U206])" office:value-type="float" office:value="6.41911" calcext:value-type="float">
            <text:p>6.42</text:p>
          </table:table-cell>
          <table:table-cell office:value-type="float" office:value="2.0747" calcext:value-type="float">
            <text:p>2.0747</text:p>
          </table:table-cell>
          <table:table-cell office:value-type="float" office:value="4.7036" calcext:value-type="float">
            <text:p>4.7036</text:p>
          </table:table-cell>
          <table:table-cell table:formula="of:=AVERAGE([.X197:.X206])" office:value-type="float" office:value="4.13959" calcext:value-type="float">
            <text:p>4.14</text:p>
          </table:table-cell>
          <table:table-cell office:value-type="float" office:value="1.841" calcext:value-type="float">
            <text:p>1.841</text:p>
          </table:table-cell>
          <table:table-cell office:value-type="float" office:value="5.184" calcext:value-type="float">
            <text:p>5.184</text:p>
          </table:table-cell>
          <table:table-cell table:formula="of:=AVERAGE([.AA197:.AA206])" office:value-type="float" office:value="5.58874" calcext:value-type="float">
            <text:p>5.59</text:p>
          </table:table-cell>
          <table:table-cell office:value-type="float" office:value="2.1709" calcext:value-type="float">
            <text:p>2.1709</text:p>
          </table:table-cell>
          <table:table-cell office:value-type="float" office:value="4.8596" calcext:value-type="float">
            <text:p>4.8596</text:p>
          </table:table-cell>
          <table:table-cell table:formula="of:=AVERAGE([.AD197:.AD206])" office:value-type="float" office:value="4.00875" calcext:value-type="float">
            <text:p>4.0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6507" calcext:value-type="float">
            <text:p>1.6507</text:p>
          </table:table-cell>
          <table:table-cell office:value-type="float" office:value="6.0158" calcext:value-type="float">
            <text:p>6.0158</text:p>
          </table:table-cell>
          <table:table-cell table:formula="of:=AVERAGE([.C198:.C207])" office:value-type="float" office:value="5.84714" calcext:value-type="float">
            <text:p>5.85</text:p>
          </table:table-cell>
          <table:table-cell office:value-type="float" office:value="2.0385" calcext:value-type="float">
            <text:p>2.0385</text:p>
          </table:table-cell>
          <table:table-cell office:value-type="float" office:value="8.6046" calcext:value-type="float">
            <text:p>8.6046</text:p>
          </table:table-cell>
          <table:table-cell table:formula="of:=AVERAGE([.F198:.F207])" office:value-type="float" office:value="8.30417" calcext:value-type="float">
            <text:p>8.30</text:p>
          </table:table-cell>
          <table:table-cell office:value-type="float" office:value="2.2294" calcext:value-type="float">
            <text:p>2.2294</text:p>
          </table:table-cell>
          <table:table-cell office:value-type="float" office:value="4.0292" calcext:value-type="float">
            <text:p>4.0292</text:p>
          </table:table-cell>
          <table:table-cell table:formula="of:=AVERAGE([.I198:.I207])" office:value-type="float" office:value="3.80481" calcext:value-type="float">
            <text:p>3.80</text:p>
          </table:table-cell>
          <table:table-cell office:value-type="float" office:value="1.7886" calcext:value-type="float">
            <text:p>1.7886</text:p>
          </table:table-cell>
          <table:table-cell office:value-type="float" office:value="7.5476" calcext:value-type="float">
            <text:p>7.5476</text:p>
          </table:table-cell>
          <table:table-cell table:formula="of:=AVERAGE([.L198:.L207])" office:value-type="float" office:value="6.25269" calcext:value-type="float">
            <text:p>6.25</text:p>
          </table:table-cell>
          <table:table-cell office:value-type="float" office:value="2.1966" calcext:value-type="float">
            <text:p>2.1966</text:p>
          </table:table-cell>
          <table:table-cell office:value-type="float" office:value="4.3933" calcext:value-type="float">
            <text:p>4.3933</text:p>
          </table:table-cell>
          <table:table-cell table:formula="of:=AVERAGE([.O198:.O207])" office:value-type="float" office:value="4.46058" calcext:value-type="float">
            <text:p>4.46</text:p>
          </table:table-cell>
          <table:table-cell office:value-type="float" office:value="2.2877" calcext:value-type="float">
            <text:p>2.2877</text:p>
          </table:table-cell>
          <table:table-cell office:value-type="float" office:value="4.4436" calcext:value-type="float">
            <text:p>4.4436</text:p>
          </table:table-cell>
          <table:table-cell table:formula="of:=AVERAGE([.R198:.R207])" office:value-type="float" office:value="3.50168" calcext:value-type="float">
            <text:p>3.50</text:p>
          </table:table-cell>
          <table:table-cell office:value-type="float" office:value="1.7531" calcext:value-type="float">
            <text:p>1.7531</text:p>
          </table:table-cell>
          <table:table-cell office:value-type="float" office:value="6.7729" calcext:value-type="float">
            <text:p>6.7729</text:p>
          </table:table-cell>
          <table:table-cell table:formula="of:=AVERAGE([.U198:.U207])" office:value-type="float" office:value="6.39414" calcext:value-type="float">
            <text:p>6.39</text:p>
          </table:table-cell>
          <table:table-cell office:value-type="float" office:value="2.2555" calcext:value-type="float">
            <text:p>2.2555</text:p>
          </table:table-cell>
          <table:table-cell office:value-type="float" office:value="3.7932" calcext:value-type="float">
            <text:p>3.7932</text:p>
          </table:table-cell>
          <table:table-cell table:formula="of:=AVERAGE([.X198:.X207])" office:value-type="float" office:value="4.17708" calcext:value-type="float">
            <text:p>4.18</text:p>
          </table:table-cell>
          <table:table-cell office:value-type="float" office:value="1.7167" calcext:value-type="float">
            <text:p>1.7167</text:p>
          </table:table-cell>
          <table:table-cell office:value-type="float" office:value="5.4038" calcext:value-type="float">
            <text:p>5.4038</text:p>
          </table:table-cell>
          <table:table-cell table:formula="of:=AVERAGE([.AA198:.AA207])" office:value-type="float" office:value="5.54271" calcext:value-type="float">
            <text:p>5.54</text:p>
          </table:table-cell>
          <table:table-cell office:value-type="float" office:value="2.1881" calcext:value-type="float">
            <text:p>2.1881</text:p>
          </table:table-cell>
          <table:table-cell office:value-type="float" office:value="4.0557" calcext:value-type="float">
            <text:p>4.0557</text:p>
          </table:table-cell>
          <table:table-cell table:formula="of:=AVERAGE([.AD198:.AD207])" office:value-type="float" office:value="4.07118" calcext:value-type="float">
            <text:p>4.0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5665" calcext:value-type="float">
            <text:p>1.5665</text:p>
          </table:table-cell>
          <table:table-cell office:value-type="float" office:value="6.0298" calcext:value-type="float">
            <text:p>6.0298</text:p>
          </table:table-cell>
          <table:table-cell table:formula="of:=AVERAGE([.C199:.C208])" office:value-type="float" office:value="5.8976" calcext:value-type="float">
            <text:p>5.90</text:p>
          </table:table-cell>
          <table:table-cell office:value-type="float" office:value="1.7741" calcext:value-type="float">
            <text:p>1.7741</text:p>
          </table:table-cell>
          <table:table-cell office:value-type="float" office:value="9.4277" calcext:value-type="float">
            <text:p>9.4277</text:p>
          </table:table-cell>
          <table:table-cell table:formula="of:=AVERAGE([.F199:.F208])" office:value-type="float" office:value="8.42246" calcext:value-type="float">
            <text:p>8.42</text:p>
          </table:table-cell>
          <table:table-cell office:value-type="float" office:value="1.8233" calcext:value-type="float">
            <text:p>1.8233</text:p>
          </table:table-cell>
          <table:table-cell office:value-type="float" office:value="4.1663" calcext:value-type="float">
            <text:p>4.1663</text:p>
          </table:table-cell>
          <table:table-cell table:formula="of:=AVERAGE([.I199:.I208])" office:value-type="float" office:value="3.84399" calcext:value-type="float">
            <text:p>3.84</text:p>
          </table:table-cell>
          <table:table-cell office:value-type="float" office:value="1.5037" calcext:value-type="float">
            <text:p>1.5037</text:p>
          </table:table-cell>
          <table:table-cell office:value-type="float" office:value="7.796" calcext:value-type="float">
            <text:p>7.796</text:p>
          </table:table-cell>
          <table:table-cell table:formula="of:=AVERAGE([.L199:.L208])" office:value-type="float" office:value="6.41645" calcext:value-type="float">
            <text:p>6.42</text:p>
          </table:table-cell>
          <table:table-cell office:value-type="float" office:value="2.1672" calcext:value-type="float">
            <text:p>2.1672</text:p>
          </table:table-cell>
          <table:table-cell office:value-type="float" office:value="4.9236" calcext:value-type="float">
            <text:p>4.9236</text:p>
          </table:table-cell>
          <table:table-cell table:formula="of:=AVERAGE([.O199:.O208])" office:value-type="float" office:value="4.56487" calcext:value-type="float">
            <text:p>4.56</text:p>
          </table:table-cell>
          <table:table-cell office:value-type="float" office:value="2.1392" calcext:value-type="float">
            <text:p>2.1392</text:p>
          </table:table-cell>
          <table:table-cell office:value-type="float" office:value="4.4256" calcext:value-type="float">
            <text:p>4.4256</text:p>
          </table:table-cell>
          <table:table-cell table:formula="of:=AVERAGE([.R199:.R208])" office:value-type="float" office:value="3.66376" calcext:value-type="float">
            <text:p>3.66</text:p>
          </table:table-cell>
          <table:table-cell office:value-type="float" office:value="1.7331" calcext:value-type="float">
            <text:p>1.7331</text:p>
          </table:table-cell>
          <table:table-cell office:value-type="float" office:value="6.5032" calcext:value-type="float">
            <text:p>6.5032</text:p>
          </table:table-cell>
          <table:table-cell table:formula="of:=AVERAGE([.U199:.U208])" office:value-type="float" office:value="6.44808" calcext:value-type="float">
            <text:p>6.45</text:p>
          </table:table-cell>
          <table:table-cell office:value-type="float" office:value="2.0064" calcext:value-type="float">
            <text:p>2.0064</text:p>
          </table:table-cell>
          <table:table-cell office:value-type="float" office:value="5.3786" calcext:value-type="float">
            <text:p>5.3786</text:p>
          </table:table-cell>
          <table:table-cell table:formula="of:=AVERAGE([.X199:.X208])" office:value-type="float" office:value="4.36429" calcext:value-type="float">
            <text:p>4.36</text:p>
          </table:table-cell>
          <table:table-cell office:value-type="float" office:value="1.8782" calcext:value-type="float">
            <text:p>1.8782</text:p>
          </table:table-cell>
          <table:table-cell office:value-type="float" office:value="5.3953" calcext:value-type="float">
            <text:p>5.3953</text:p>
          </table:table-cell>
          <table:table-cell table:formula="of:=AVERAGE([.AA199:.AA208])" office:value-type="float" office:value="5.46165" calcext:value-type="float">
            <text:p>5.46</text:p>
          </table:table-cell>
          <table:table-cell office:value-type="float" office:value="2.275" calcext:value-type="float">
            <text:p>2.275</text:p>
          </table:table-cell>
          <table:table-cell office:value-type="float" office:value="3.2712" calcext:value-type="float">
            <text:p>3.2712</text:p>
          </table:table-cell>
          <table:table-cell table:formula="of:=AVERAGE([.AD199:.AD208])" office:value-type="float" office:value="4.07968" calcext:value-type="float">
            <text:p>4.0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6414" calcext:value-type="float">
            <text:p>1.6414</text:p>
          </table:table-cell>
          <table:table-cell office:value-type="float" office:value="6.9739" calcext:value-type="float">
            <text:p>6.9739</text:p>
          </table:table-cell>
          <table:table-cell table:formula="of:=AVERAGE([.C200:.C209])" office:value-type="float" office:value="5.95514" calcext:value-type="float">
            <text:p>5.96</text:p>
          </table:table-cell>
          <table:table-cell office:value-type="float" office:value="1.9238" calcext:value-type="float">
            <text:p>1.9238</text:p>
          </table:table-cell>
          <table:table-cell office:value-type="float" office:value="8.2302" calcext:value-type="float">
            <text:p>8.2302</text:p>
          </table:table-cell>
          <table:table-cell table:formula="of:=AVERAGE([.F200:.F209])" office:value-type="float" office:value="8.50426" calcext:value-type="float">
            <text:p>8.50</text:p>
          </table:table-cell>
          <table:table-cell office:value-type="float" office:value="1.8109" calcext:value-type="float">
            <text:p>1.8109</text:p>
          </table:table-cell>
          <table:table-cell office:value-type="float" office:value="3.6009" calcext:value-type="float">
            <text:p>3.6009</text:p>
          </table:table-cell>
          <table:table-cell table:formula="of:=AVERAGE([.I200:.I209])" office:value-type="float" office:value="3.8938" calcext:value-type="float">
            <text:p>3.89</text:p>
          </table:table-cell>
          <table:table-cell office:value-type="float" office:value="1.5692" calcext:value-type="float">
            <text:p>1.5692</text:p>
          </table:table-cell>
          <table:table-cell office:value-type="float" office:value="7.1728" calcext:value-type="float">
            <text:p>7.1728</text:p>
          </table:table-cell>
          <table:table-cell table:formula="of:=AVERAGE([.L200:.L209])" office:value-type="float" office:value="6.51141" calcext:value-type="float">
            <text:p>6.51</text:p>
          </table:table-cell>
          <table:table-cell office:value-type="float" office:value="2.4008" calcext:value-type="float">
            <text:p>2.4008</text:p>
          </table:table-cell>
          <table:table-cell office:value-type="float" office:value="4.9693" calcext:value-type="float">
            <text:p>4.9693</text:p>
          </table:table-cell>
          <table:table-cell table:formula="of:=AVERAGE([.O200:.O209])" office:value-type="float" office:value="4.57189" calcext:value-type="float">
            <text:p>4.57</text:p>
          </table:table-cell>
          <table:table-cell office:value-type="float" office:value="2.2171" calcext:value-type="float">
            <text:p>2.2171</text:p>
          </table:table-cell>
          <table:table-cell office:value-type="float" office:value="3.4951" calcext:value-type="float">
            <text:p>3.4951</text:p>
          </table:table-cell>
          <table:table-cell table:formula="of:=AVERAGE([.R200:.R209])" office:value-type="float" office:value="3.72641" calcext:value-type="float">
            <text:p>3.73</text:p>
          </table:table-cell>
          <table:table-cell office:value-type="float" office:value="1.4881" calcext:value-type="float">
            <text:p>1.4881</text:p>
          </table:table-cell>
          <table:table-cell office:value-type="float" office:value="5.2131" calcext:value-type="float">
            <text:p>5.2131</text:p>
          </table:table-cell>
          <table:table-cell table:formula="of:=AVERAGE([.U200:.U209])" office:value-type="float" office:value="6.41364" calcext:value-type="float">
            <text:p>6.41</text:p>
          </table:table-cell>
          <table:table-cell office:value-type="float" office:value="2.0335" calcext:value-type="float">
            <text:p>2.0335</text:p>
          </table:table-cell>
          <table:table-cell office:value-type="float" office:value="3.819" calcext:value-type="float">
            <text:p>3.819</text:p>
          </table:table-cell>
          <table:table-cell table:formula="of:=AVERAGE([.X200:.X209])" office:value-type="float" office:value="4.31116" calcext:value-type="float">
            <text:p>4.31</text:p>
          </table:table-cell>
          <table:table-cell office:value-type="float" office:value="1.5544" calcext:value-type="float">
            <text:p>1.5544</text:p>
          </table:table-cell>
          <table:table-cell office:value-type="float" office:value="5.2665" calcext:value-type="float">
            <text:p>5.2665</text:p>
          </table:table-cell>
          <table:table-cell table:formula="of:=AVERAGE([.AA200:.AA209])" office:value-type="float" office:value="5.42912" calcext:value-type="float">
            <text:p>5.43</text:p>
          </table:table-cell>
          <table:table-cell office:value-type="float" office:value="2.0177" calcext:value-type="float">
            <text:p>2.0177</text:p>
          </table:table-cell>
          <table:table-cell office:value-type="float" office:value="4.4455" calcext:value-type="float">
            <text:p>4.4455</text:p>
          </table:table-cell>
          <table:table-cell table:formula="of:=AVERAGE([.AD200:.AD209])" office:value-type="float" office:value="4.22317" calcext:value-type="float">
            <text:p>4.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5674" calcext:value-type="float">
            <text:p>1.5674</text:p>
          </table:table-cell>
          <table:table-cell office:value-type="float" office:value="7.0649" calcext:value-type="float">
            <text:p>7.0649</text:p>
          </table:table-cell>
          <table:table-cell table:formula="of:=AVERAGE([.C201:.C210])" office:value-type="float" office:value="6.0948" calcext:value-type="float">
            <text:p>6.09</text:p>
          </table:table-cell>
          <table:table-cell office:value-type="float" office:value="1.8917" calcext:value-type="float">
            <text:p>1.8917</text:p>
          </table:table-cell>
          <table:table-cell office:value-type="float" office:value="8.6112" calcext:value-type="float">
            <text:p>8.6112</text:p>
          </table:table-cell>
          <table:table-cell table:formula="of:=AVERAGE([.F201:.F210])" office:value-type="float" office:value="8.55262" calcext:value-type="float">
            <text:p>8.55</text:p>
          </table:table-cell>
          <table:table-cell office:value-type="float" office:value="1.7796" calcext:value-type="float">
            <text:p>1.7796</text:p>
          </table:table-cell>
          <table:table-cell office:value-type="float" office:value="3.1109" calcext:value-type="float">
            <text:p>3.1109</text:p>
          </table:table-cell>
          <table:table-cell table:formula="of:=AVERAGE([.I201:.I210])" office:value-type="float" office:value="3.91491" calcext:value-type="float">
            <text:p>3.91</text:p>
          </table:table-cell>
          <table:table-cell office:value-type="float" office:value="1.7" calcext:value-type="float">
            <text:p>1.7</text:p>
          </table:table-cell>
          <table:table-cell office:value-type="float" office:value="5.4051" calcext:value-type="float">
            <text:p>5.4051</text:p>
          </table:table-cell>
          <table:table-cell table:formula="of:=AVERAGE([.L201:.L210])" office:value-type="float" office:value="6.44781" calcext:value-type="float">
            <text:p>6.45</text:p>
          </table:table-cell>
          <table:table-cell office:value-type="float" office:value="2.0563" calcext:value-type="float">
            <text:p>2.0563</text:p>
          </table:table-cell>
          <table:table-cell office:value-type="float" office:value="4.3201" calcext:value-type="float">
            <text:p>4.3201</text:p>
          </table:table-cell>
          <table:table-cell table:formula="of:=AVERAGE([.O201:.O210])" office:value-type="float" office:value="4.60022" calcext:value-type="float">
            <text:p>4.60</text:p>
          </table:table-cell>
          <table:table-cell office:value-type="float" office:value="2.0659" calcext:value-type="float">
            <text:p>2.0659</text:p>
          </table:table-cell>
          <table:table-cell office:value-type="float" office:value="4.5255" calcext:value-type="float">
            <text:p>4.5255</text:p>
          </table:table-cell>
          <table:table-cell table:formula="of:=AVERAGE([.R201:.R210])" office:value-type="float" office:value="4.00344" calcext:value-type="float">
            <text:p>4.00</text:p>
          </table:table-cell>
          <table:table-cell office:value-type="float" office:value="1.7339" calcext:value-type="float">
            <text:p>1.7339</text:p>
          </table:table-cell>
          <table:table-cell office:value-type="float" office:value="4.8627" calcext:value-type="float">
            <text:p>4.8627</text:p>
          </table:table-cell>
          <table:table-cell table:formula="of:=AVERAGE([.U201:.U210])" office:value-type="float" office:value="6.28123" calcext:value-type="float">
            <text:p>6.28</text:p>
          </table:table-cell>
          <table:table-cell office:value-type="float" office:value="2.296" calcext:value-type="float">
            <text:p>2.296</text:p>
          </table:table-cell>
          <table:table-cell office:value-type="float" office:value="3.2583" calcext:value-type="float">
            <text:p>3.2583</text:p>
          </table:table-cell>
          <table:table-cell table:formula="of:=AVERAGE([.X201:.X210])" office:value-type="float" office:value="4.17533" calcext:value-type="float">
            <text:p>4.18</text:p>
          </table:table-cell>
          <table:table-cell office:value-type="float" office:value="1.8044" calcext:value-type="float">
            <text:p>1.8044</text:p>
          </table:table-cell>
          <table:table-cell office:value-type="float" office:value="4.9064" calcext:value-type="float">
            <text:p>4.9064</text:p>
          </table:table-cell>
          <table:table-cell table:formula="of:=AVERAGE([.AA201:.AA210])" office:value-type="float" office:value="5.30991" calcext:value-type="float">
            <text:p>5.31</text:p>
          </table:table-cell>
          <table:table-cell office:value-type="float" office:value="2.2715" calcext:value-type="float">
            <text:p>2.2715</text:p>
          </table:table-cell>
          <table:table-cell office:value-type="float" office:value="5" calcext:value-type="float">
            <text:p>5</text:p>
          </table:table-cell>
          <table:table-cell table:formula="of:=AVERAGE([.AD201:.AD210])" office:value-type="float" office:value="4.43446" calcext:value-type="float">
            <text:p>4.4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527" calcext:value-type="float">
            <text:p>1.527</text:p>
          </table:table-cell>
          <table:table-cell office:value-type="float" office:value="6.9609" calcext:value-type="float">
            <text:p>6.9609</text:p>
          </table:table-cell>
          <table:table-cell table:formula="of:=AVERAGE([.C202:.C211])" office:value-type="float" office:value="6.24953" calcext:value-type="float">
            <text:p>6.25</text:p>
          </table:table-cell>
          <table:table-cell office:value-type="float" office:value="1.9698" calcext:value-type="float">
            <text:p>1.9698</text:p>
          </table:table-cell>
          <table:table-cell office:value-type="float" office:value="9.1706" calcext:value-type="float">
            <text:p>9.1706</text:p>
          </table:table-cell>
          <table:table-cell table:formula="of:=AVERAGE([.F202:.F211])" office:value-type="float" office:value="8.6428" calcext:value-type="float">
            <text:p>8.64</text:p>
          </table:table-cell>
          <table:table-cell office:value-type="float" office:value="1.8209" calcext:value-type="float">
            <text:p>1.8209</text:p>
          </table:table-cell>
          <table:table-cell office:value-type="float" office:value="3.4431" calcext:value-type="float">
            <text:p>3.4431</text:p>
          </table:table-cell>
          <table:table-cell table:formula="of:=AVERAGE([.I202:.I211])" office:value-type="float" office:value="3.91705" calcext:value-type="float">
            <text:p>3.92</text:p>
          </table:table-cell>
          <table:table-cell office:value-type="float" office:value="1.4238" calcext:value-type="float">
            <text:p>1.4238</text:p>
          </table:table-cell>
          <table:table-cell office:value-type="float" office:value="6.9171" calcext:value-type="float">
            <text:p>6.9171</text:p>
          </table:table-cell>
          <table:table-cell table:formula="of:=AVERAGE([.L202:.L211])" office:value-type="float" office:value="6.49596" calcext:value-type="float">
            <text:p>6.50</text:p>
          </table:table-cell>
          <table:table-cell office:value-type="float" office:value="2.0147" calcext:value-type="float">
            <text:p>2.0147</text:p>
          </table:table-cell>
          <table:table-cell office:value-type="float" office:value="4.2297" calcext:value-type="float">
            <text:p>4.2297</text:p>
          </table:table-cell>
          <table:table-cell table:formula="of:=AVERAGE([.O202:.O211])" office:value-type="float" office:value="4.5808" calcext:value-type="float">
            <text:p>4.58</text:p>
          </table:table-cell>
          <table:table-cell office:value-type="float" office:value="2.2673" calcext:value-type="float">
            <text:p>2.2673</text:p>
          </table:table-cell>
          <table:table-cell office:value-type="float" office:value="3.5634" calcext:value-type="float">
            <text:p>3.5634</text:p>
          </table:table-cell>
          <table:table-cell table:formula="of:=AVERAGE([.R202:.R211])" office:value-type="float" office:value="4.08749" calcext:value-type="float">
            <text:p>4.09</text:p>
          </table:table-cell>
          <table:table-cell office:value-type="float" office:value="1.6861" calcext:value-type="float">
            <text:p>1.6861</text:p>
          </table:table-cell>
          <table:table-cell office:value-type="float" office:value="5.2589" calcext:value-type="float">
            <text:p>5.2589</text:p>
          </table:table-cell>
          <table:table-cell table:formula="of:=AVERAGE([.U202:.U211])" office:value-type="float" office:value="6.12324" calcext:value-type="float">
            <text:p>6.12</text:p>
          </table:table-cell>
          <table:table-cell office:value-type="float" office:value="2.1575" calcext:value-type="float">
            <text:p>2.1575</text:p>
          </table:table-cell>
          <table:table-cell office:value-type="float" office:value="4.3048" calcext:value-type="float">
            <text:p>4.3048</text:p>
          </table:table-cell>
          <table:table-cell table:formula="of:=AVERAGE([.X202:.X211])" office:value-type="float" office:value="4.21359" calcext:value-type="float">
            <text:p>4.21</text:p>
          </table:table-cell>
          <table:table-cell office:value-type="float" office:value="1.6173" calcext:value-type="float">
            <text:p>1.6173</text:p>
          </table:table-cell>
          <table:table-cell office:value-type="float" office:value="5.0433" calcext:value-type="float">
            <text:p>5.0433</text:p>
          </table:table-cell>
          <table:table-cell table:formula="of:=AVERAGE([.AA202:.AA211])" office:value-type="float" office:value="5.24788" calcext:value-type="float">
            <text:p>5.25</text:p>
          </table:table-cell>
          <table:table-cell office:value-type="float" office:value="2.5742" calcext:value-type="float">
            <text:p>2.5742</text:p>
          </table:table-cell>
          <table:table-cell office:value-type="float" office:value="4.3821" calcext:value-type="float">
            <text:p>4.3821</text:p>
          </table:table-cell>
          <table:table-cell table:formula="of:=AVERAGE([.AD202:.AD211])" office:value-type="float" office:value="4.47636" calcext:value-type="float">
            <text:p>4.4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5748" calcext:value-type="float">
            <text:p>1.5748</text:p>
          </table:table-cell>
          <table:table-cell office:value-type="float" office:value="8.7627" calcext:value-type="float">
            <text:p>8.7627</text:p>
          </table:table-cell>
          <table:table-cell table:formula="of:=AVERAGE([.C203:.C212])" office:value-type="float" office:value="6.52623" calcext:value-type="float">
            <text:p>6.53</text:p>
          </table:table-cell>
          <table:table-cell office:value-type="float" office:value="1.7553" calcext:value-type="float">
            <text:p>1.7553</text:p>
          </table:table-cell>
          <table:table-cell office:value-type="float" office:value="7.576" calcext:value-type="float">
            <text:p>7.576</text:p>
          </table:table-cell>
          <table:table-cell table:formula="of:=AVERAGE([.F203:.F212])" office:value-type="float" office:value="8.61493" calcext:value-type="float">
            <text:p>8.61</text:p>
          </table:table-cell>
          <table:table-cell office:value-type="float" office:value="1.9816" calcext:value-type="float">
            <text:p>1.9816</text:p>
          </table:table-cell>
          <table:table-cell office:value-type="float" office:value="2.362" calcext:value-type="float">
            <text:p>2.362</text:p>
          </table:table-cell>
          <table:table-cell table:formula="of:=AVERAGE([.I203:.I212])" office:value-type="float" office:value="3.81888" calcext:value-type="float">
            <text:p>3.82</text:p>
          </table:table-cell>
          <table:table-cell office:value-type="float" office:value="1.5578" calcext:value-type="float">
            <text:p>1.5578</text:p>
          </table:table-cell>
          <table:table-cell office:value-type="float" office:value="7.3506" calcext:value-type="float">
            <text:p>7.3506</text:p>
          </table:table-cell>
          <table:table-cell table:formula="of:=AVERAGE([.L203:.L212])" office:value-type="float" office:value="6.65946" calcext:value-type="float">
            <text:p>6.66</text:p>
          </table:table-cell>
          <table:table-cell office:value-type="float" office:value="2.067" calcext:value-type="float">
            <text:p>2.067</text:p>
          </table:table-cell>
          <table:table-cell office:value-type="float" office:value="4.4225" calcext:value-type="float">
            <text:p>4.4225</text:p>
          </table:table-cell>
          <table:table-cell table:formula="of:=AVERAGE([.O203:.O212])" office:value-type="float" office:value="4.58046" calcext:value-type="float">
            <text:p>4.58</text:p>
          </table:table-cell>
          <table:table-cell office:value-type="float" office:value="2.1948" calcext:value-type="float">
            <text:p>2.1948</text:p>
          </table:table-cell>
          <table:table-cell office:value-type="float" office:value="4.0236" calcext:value-type="float">
            <text:p>4.0236</text:p>
          </table:table-cell>
          <table:table-cell table:formula="of:=AVERAGE([.R203:.R212])" office:value-type="float" office:value="4.19509" calcext:value-type="float">
            <text:p>4.20</text:p>
          </table:table-cell>
          <table:table-cell office:value-type="float" office:value="1.8394" calcext:value-type="float">
            <text:p>1.8394</text:p>
          </table:table-cell>
          <table:table-cell office:value-type="float" office:value="5.2055" calcext:value-type="float">
            <text:p>5.2055</text:p>
          </table:table-cell>
          <table:table-cell table:formula="of:=AVERAGE([.U203:.U212])" office:value-type="float" office:value="5.9555" calcext:value-type="float">
            <text:p>5.96</text:p>
          </table:table-cell>
          <table:table-cell office:value-type="float" office:value="2.2879" calcext:value-type="float">
            <text:p>2.2879</text:p>
          </table:table-cell>
          <table:table-cell office:value-type="float" office:value="4.0942" calcext:value-type="float">
            <text:p>4.0942</text:p>
          </table:table-cell>
          <table:table-cell table:formula="of:=AVERAGE([.X203:.X212])" office:value-type="float" office:value="4.16507" calcext:value-type="float">
            <text:p>4.17</text:p>
          </table:table-cell>
          <table:table-cell office:value-type="float" office:value="1.8145" calcext:value-type="float">
            <text:p>1.8145</text:p>
          </table:table-cell>
          <table:table-cell office:value-type="float" office:value="5.0813" calcext:value-type="float">
            <text:p>5.0813</text:p>
          </table:table-cell>
          <table:table-cell table:formula="of:=AVERAGE([.AA203:.AA212])" office:value-type="float" office:value="5.13972" calcext:value-type="float">
            <text:p>5.14</text:p>
          </table:table-cell>
          <table:table-cell office:value-type="float" office:value="2.3979" calcext:value-type="float">
            <text:p>2.3979</text:p>
          </table:table-cell>
          <table:table-cell office:value-type="float" office:value="3.8925" calcext:value-type="float">
            <text:p>3.8925</text:p>
          </table:table-cell>
          <table:table-cell table:formula="of:=AVERAGE([.AD203:.AD212])" office:value-type="float" office:value="4.36575" calcext:value-type="float">
            <text:p>4.3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4373" calcext:value-type="float">
            <text:p>1.4373</text:p>
          </table:table-cell>
          <table:table-cell office:value-type="float" office:value="8.0703" calcext:value-type="float">
            <text:p>8.0703</text:p>
          </table:table-cell>
          <table:table-cell table:formula="of:=AVERAGE([.C204:.C213])" office:value-type="float" office:value="6.75587" calcext:value-type="float">
            <text:p>6.76</text:p>
          </table:table-cell>
          <table:table-cell office:value-type="float" office:value="2.0283" calcext:value-type="float">
            <text:p>2.0283</text:p>
          </table:table-cell>
          <table:table-cell office:value-type="float" office:value="6.79" calcext:value-type="float">
            <text:p>6.79</text:p>
          </table:table-cell>
          <table:table-cell table:formula="of:=AVERAGE([.F204:.F213])" office:value-type="float" office:value="8.4142" calcext:value-type="float">
            <text:p>8.41</text:p>
          </table:table-cell>
          <table:table-cell office:value-type="float" office:value="1.967" calcext:value-type="float">
            <text:p>1.967</text:p>
          </table:table-cell>
          <table:table-cell office:value-type="float" office:value="2.5151" calcext:value-type="float">
            <text:p>2.5151</text:p>
          </table:table-cell>
          <table:table-cell table:formula="of:=AVERAGE([.I204:.I213])" office:value-type="float" office:value="3.70149" calcext:value-type="float">
            <text:p>3.70</text:p>
          </table:table-cell>
          <table:table-cell office:value-type="float" office:value="1.5212" calcext:value-type="float">
            <text:p>1.5212</text:p>
          </table:table-cell>
          <table:table-cell office:value-type="float" office:value="6.1672" calcext:value-type="float">
            <text:p>6.1672</text:p>
          </table:table-cell>
          <table:table-cell table:formula="of:=AVERAGE([.L204:.L213])" office:value-type="float" office:value="6.71887" calcext:value-type="float">
            <text:p>6.72</text:p>
          </table:table-cell>
          <table:table-cell office:value-type="float" office:value="2.2623" calcext:value-type="float">
            <text:p>2.2623</text:p>
          </table:table-cell>
          <table:table-cell office:value-type="float" office:value="4.1708" calcext:value-type="float">
            <text:p>4.1708</text:p>
          </table:table-cell>
          <table:table-cell table:formula="of:=AVERAGE([.O204:.O213])" office:value-type="float" office:value="4.50485" calcext:value-type="float">
            <text:p>4.50</text:p>
          </table:table-cell>
          <table:table-cell office:value-type="float" office:value="2.3608" calcext:value-type="float">
            <text:p>2.3608</text:p>
          </table:table-cell>
          <table:table-cell office:value-type="float" office:value="3.6975" calcext:value-type="float">
            <text:p>3.6975</text:p>
          </table:table-cell>
          <table:table-cell table:formula="of:=AVERAGE([.R204:.R213])" office:value-type="float" office:value="4.12393" calcext:value-type="float">
            <text:p>4.12</text:p>
          </table:table-cell>
          <table:table-cell office:value-type="float" office:value="1.5393" calcext:value-type="float">
            <text:p>1.5393</text:p>
          </table:table-cell>
          <table:table-cell office:value-type="float" office:value="3.7109" calcext:value-type="float">
            <text:p>3.7109</text:p>
          </table:table-cell>
          <table:table-cell table:formula="of:=AVERAGE([.U204:.U213])" office:value-type="float" office:value="5.67143" calcext:value-type="float">
            <text:p>5.67</text:p>
          </table:table-cell>
          <table:table-cell office:value-type="float" office:value="1.9722" calcext:value-type="float">
            <text:p>1.9722</text:p>
          </table:table-cell>
          <table:table-cell office:value-type="float" office:value="4.0785" calcext:value-type="float">
            <text:p>4.0785</text:p>
          </table:table-cell>
          <table:table-cell table:formula="of:=AVERAGE([.X204:.X213])" office:value-type="float" office:value="4.13352" calcext:value-type="float">
            <text:p>4.13</text:p>
          </table:table-cell>
          <table:table-cell office:value-type="float" office:value="1.7056" calcext:value-type="float">
            <text:p>1.7056</text:p>
          </table:table-cell>
          <table:table-cell office:value-type="float" office:value="3.9695" calcext:value-type="float">
            <text:p>3.9695</text:p>
          </table:table-cell>
          <table:table-cell table:formula="of:=AVERAGE([.AA204:.AA213])" office:value-type="float" office:value="5.06589" calcext:value-type="float">
            <text:p>5.07</text:p>
          </table:table-cell>
          <table:table-cell office:value-type="float" office:value="2.0209" calcext:value-type="float">
            <text:p>2.0209</text:p>
          </table:table-cell>
          <table:table-cell office:value-type="float" office:value="5.2059" calcext:value-type="float">
            <text:p>5.2059</text:p>
          </table:table-cell>
          <table:table-cell table:formula="of:=AVERAGE([.AD204:.AD213])" office:value-type="float" office:value="4.47123" calcext:value-type="float">
            <text:p>4.4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5594" calcext:value-type="float">
            <text:p>1.5594</text:p>
          </table:table-cell>
          <table:table-cell office:value-type="float" office:value="7.6138" calcext:value-type="float">
            <text:p>7.6138</text:p>
          </table:table-cell>
          <table:table-cell table:formula="of:=AVERAGE([.C205:.C214])" office:value-type="float" office:value="6.94657" calcext:value-type="float">
            <text:p>6.95</text:p>
          </table:table-cell>
          <table:table-cell office:value-type="float" office:value="2.118" calcext:value-type="float">
            <text:p>2.118</text:p>
          </table:table-cell>
          <table:table-cell office:value-type="float" office:value="6.9778" calcext:value-type="float">
            <text:p>6.9778</text:p>
          </table:table-cell>
          <table:table-cell table:formula="of:=AVERAGE([.F205:.F214])" office:value-type="float" office:value="8.23148" calcext:value-type="float">
            <text:p>8.23</text:p>
          </table:table-cell>
          <table:table-cell office:value-type="float" office:value="1.9692" calcext:value-type="float">
            <text:p>1.9692</text:p>
          </table:table-cell>
          <table:table-cell office:value-type="float" office:value="3.1551" calcext:value-type="float">
            <text:p>3.1551</text:p>
          </table:table-cell>
          <table:table-cell table:formula="of:=AVERAGE([.I205:.I214])" office:value-type="float" office:value="3.63238" calcext:value-type="float">
            <text:p>3.63</text:p>
          </table:table-cell>
          <table:table-cell office:value-type="float" office:value="1.528" calcext:value-type="float">
            <text:p>1.528</text:p>
          </table:table-cell>
          <table:table-cell office:value-type="float" office:value="6.4046" calcext:value-type="float">
            <text:p>6.4046</text:p>
          </table:table-cell>
          <table:table-cell table:formula="of:=AVERAGE([.L205:.L214])" office:value-type="float" office:value="6.68169" calcext:value-type="float">
            <text:p>6.68</text:p>
          </table:table-cell>
          <table:table-cell office:value-type="float" office:value="2.3771" calcext:value-type="float">
            <text:p>2.3771</text:p>
          </table:table-cell>
          <table:table-cell office:value-type="float" office:value="4.7309" calcext:value-type="float">
            <text:p>4.7309</text:p>
          </table:table-cell>
          <table:table-cell table:formula="of:=AVERAGE([.O205:.O214])" office:value-type="float" office:value="4.50468" calcext:value-type="float">
            <text:p>4.50</text:p>
          </table:table-cell>
          <table:table-cell office:value-type="float" office:value="2.3025" calcext:value-type="float">
            <text:p>2.3025</text:p>
          </table:table-cell>
          <table:table-cell office:value-type="float" office:value="3.4821" calcext:value-type="float">
            <text:p>3.4821</text:p>
          </table:table-cell>
          <table:table-cell table:formula="of:=AVERAGE([.R205:.R214])" office:value-type="float" office:value="4.08938" calcext:value-type="float">
            <text:p>4.09</text:p>
          </table:table-cell>
          <table:table-cell office:value-type="float" office:value="1.5825" calcext:value-type="float">
            <text:p>1.5825</text:p>
          </table:table-cell>
          <table:table-cell office:value-type="float" office:value="5.0173" calcext:value-type="float">
            <text:p>5.0173</text:p>
          </table:table-cell>
          <table:table-cell table:formula="of:=AVERAGE([.U205:.U214])" office:value-type="float" office:value="5.49724" calcext:value-type="float">
            <text:p>5.50</text:p>
          </table:table-cell>
          <table:table-cell office:value-type="float" office:value="2.1428" calcext:value-type="float">
            <text:p>2.1428</text:p>
          </table:table-cell>
          <table:table-cell office:value-type="float" office:value="4.3389" calcext:value-type="float">
            <text:p>4.3389</text:p>
          </table:table-cell>
          <table:table-cell table:formula="of:=AVERAGE([.X205:.X214])" office:value-type="float" office:value="4.16297" calcext:value-type="float">
            <text:p>4.16</text:p>
          </table:table-cell>
          <table:table-cell office:value-type="float" office:value="1.6966" calcext:value-type="float">
            <text:p>1.6966</text:p>
          </table:table-cell>
          <table:table-cell office:value-type="float" office:value="4.6567" calcext:value-type="float">
            <text:p>4.6567</text:p>
          </table:table-cell>
          <table:table-cell table:formula="of:=AVERAGE([.AA205:.AA214])" office:value-type="float" office:value="5.04799" calcext:value-type="float">
            <text:p>5.05</text:p>
          </table:table-cell>
          <table:table-cell office:value-type="float" office:value="2.0659" calcext:value-type="float">
            <text:p>2.0659</text:p>
          </table:table-cell>
          <table:table-cell office:value-type="float" office:value="4.3337" calcext:value-type="float">
            <text:p>4.3337</text:p>
          </table:table-cell>
          <table:table-cell table:formula="of:=AVERAGE([.AD205:.AD214])" office:value-type="float" office:value="4.50253" calcext:value-type="float">
            <text:p>4.5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.0351" calcext:value-type="float">
            <text:p>2.0351</text:p>
          </table:table-cell>
          <table:table-cell office:value-type="float" office:value="10.6856" calcext:value-type="float">
            <text:p>10.6856</text:p>
          </table:table-cell>
          <table:table-cell table:formula="of:=AVERAGE([.C206:.C215])" office:value-type="float" office:value="7.37482" calcext:value-type="float">
            <text:p>7.37</text:p>
          </table:table-cell>
          <table:table-cell office:value-type="float" office:value="1.9626" calcext:value-type="float">
            <text:p>1.9626</text:p>
          </table:table-cell>
          <table:table-cell office:value-type="float" office:value="6.8255" calcext:value-type="float">
            <text:p>6.8255</text:p>
          </table:table-cell>
          <table:table-cell table:formula="of:=AVERAGE([.F206:.F215])" office:value-type="float" office:value="8.0815" calcext:value-type="float">
            <text:p>8.08</text:p>
          </table:table-cell>
          <table:table-cell office:value-type="float" office:value="1.8921" calcext:value-type="float">
            <text:p>1.8921</text:p>
          </table:table-cell>
          <table:table-cell office:value-type="float" office:value="3.7373" calcext:value-type="float">
            <text:p>3.7373</text:p>
          </table:table-cell>
          <table:table-cell table:formula="of:=AVERAGE([.I206:.I215])" office:value-type="float" office:value="3.57979" calcext:value-type="float">
            <text:p>3.58</text:p>
          </table:table-cell>
          <table:table-cell office:value-type="float" office:value="1.5667" calcext:value-type="float">
            <text:p>1.5667</text:p>
          </table:table-cell>
          <table:table-cell office:value-type="float" office:value="6.18" calcext:value-type="float">
            <text:p>6.18</text:p>
          </table:table-cell>
          <table:table-cell table:formula="of:=AVERAGE([.L206:.L215])" office:value-type="float" office:value="6.72187" calcext:value-type="float">
            <text:p>6.72</text:p>
          </table:table-cell>
          <table:table-cell office:value-type="float" office:value="2.2482" calcext:value-type="float">
            <text:p>2.2482</text:p>
          </table:table-cell>
          <table:table-cell office:value-type="float" office:value="4.6036" calcext:value-type="float">
            <text:p>4.6036</text:p>
          </table:table-cell>
          <table:table-cell table:formula="of:=AVERAGE([.O206:.O215])" office:value-type="float" office:value="4.57861" calcext:value-type="float">
            <text:p>4.58</text:p>
          </table:table-cell>
          <table:table-cell office:value-type="float" office:value="2.4854" calcext:value-type="float">
            <text:p>2.4854</text:p>
          </table:table-cell>
          <table:table-cell office:value-type="float" office:value="4.0514" calcext:value-type="float">
            <text:p>4.0514</text:p>
          </table:table-cell>
          <table:table-cell table:formula="of:=AVERAGE([.R206:.R215])" office:value-type="float" office:value="4.05615" calcext:value-type="float">
            <text:p>4.06</text:p>
          </table:table-cell>
          <table:table-cell office:value-type="float" office:value="1.6411" calcext:value-type="float">
            <text:p>1.6411</text:p>
          </table:table-cell>
          <table:table-cell office:value-type="float" office:value="5.7676" calcext:value-type="float">
            <text:p>5.7676</text:p>
          </table:table-cell>
          <table:table-cell table:formula="of:=AVERAGE([.U206:.U215])" office:value-type="float" office:value="5.44747" calcext:value-type="float">
            <text:p>5.45</text:p>
          </table:table-cell>
          <table:table-cell office:value-type="float" office:value="1.9117" calcext:value-type="float">
            <text:p>1.9117</text:p>
          </table:table-cell>
          <table:table-cell office:value-type="float" office:value="3.3603" calcext:value-type="float">
            <text:p>3.3603</text:p>
          </table:table-cell>
          <table:table-cell table:formula="of:=AVERAGE([.X206:.X215])" office:value-type="float" office:value="4.11294" calcext:value-type="float">
            <text:p>4.11</text:p>
          </table:table-cell>
          <table:table-cell office:value-type="float" office:value="1.7161" calcext:value-type="float">
            <text:p>1.7161</text:p>
          </table:table-cell>
          <table:table-cell office:value-type="float" office:value="6.0339" calcext:value-type="float">
            <text:p>6.0339</text:p>
          </table:table-cell>
          <table:table-cell table:formula="of:=AVERAGE([.AA206:.AA215])" office:value-type="float" office:value="5.09407" calcext:value-type="float">
            <text:p>5.09</text:p>
          </table:table-cell>
          <table:table-cell office:value-type="float" office:value="2.3389" calcext:value-type="float">
            <text:p>2.3389</text:p>
          </table:table-cell>
          <table:table-cell office:value-type="float" office:value="4.9858" calcext:value-type="float">
            <text:p>4.9858</text:p>
          </table:table-cell>
          <table:table-cell table:formula="of:=AVERAGE([.AD206:.AD215])" office:value-type="float" office:value="4.4432" calcext:value-type="float">
            <text:p>4.4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7601" calcext:value-type="float">
            <text:p>1.7601</text:p>
          </table:table-cell>
          <table:table-cell office:value-type="float" office:value="9.6246" calcext:value-type="float">
            <text:p>9.6246</text:p>
          </table:table-cell>
          <table:table-cell table:formula="of:=AVERAGE([.C207:.C216])" office:value-type="float" office:value="7.78023" calcext:value-type="float">
            <text:p>7.78</text:p>
          </table:table-cell>
          <table:table-cell office:value-type="float" office:value="2.1739" calcext:value-type="float">
            <text:p>2.1739</text:p>
          </table:table-cell>
          <table:table-cell office:value-type="float" office:value="7.2235" calcext:value-type="float">
            <text:p>7.2235</text:p>
          </table:table-cell>
          <table:table-cell table:formula="of:=AVERAGE([.F207:.F216])" office:value-type="float" office:value="7.94371" calcext:value-type="float">
            <text:p>7.94</text:p>
          </table:table-cell>
          <table:table-cell office:value-type="float" office:value="1.5761" calcext:value-type="float">
            <text:p>1.5761</text:p>
          </table:table-cell>
          <table:table-cell office:value-type="float" office:value="3.2212" calcext:value-type="float">
            <text:p>3.2212</text:p>
          </table:table-cell>
          <table:table-cell table:formula="of:=AVERAGE([.I207:.I216])" office:value-type="float" office:value="3.33411" calcext:value-type="float">
            <text:p>3.33</text:p>
          </table:table-cell>
          <table:table-cell office:value-type="float" office:value="1.6351" calcext:value-type="float">
            <text:p>1.6351</text:p>
          </table:table-cell>
          <table:table-cell office:value-type="float" office:value="5.6979" calcext:value-type="float">
            <text:p>5.6979</text:p>
          </table:table-cell>
          <table:table-cell table:formula="of:=AVERAGE([.L207:.L216])" office:value-type="float" office:value="6.66389" calcext:value-type="float">
            <text:p>6.66</text:p>
          </table:table-cell>
          <table:table-cell office:value-type="float" office:value="2.7343" calcext:value-type="float">
            <text:p>2.7343</text:p>
          </table:table-cell>
          <table:table-cell office:value-type="float" office:value="4.8285" calcext:value-type="float">
            <text:p>4.8285</text:p>
          </table:table-cell>
          <table:table-cell table:formula="of:=AVERAGE([.O207:.O216])" office:value-type="float" office:value="4.55923" calcext:value-type="float">
            <text:p>4.56</text:p>
          </table:table-cell>
          <table:table-cell office:value-type="float" office:value="2.2773" calcext:value-type="float">
            <text:p>2.2773</text:p>
          </table:table-cell>
          <table:table-cell office:value-type="float" office:value="4.222" calcext:value-type="float">
            <text:p>4.222</text:p>
          </table:table-cell>
          <table:table-cell table:formula="of:=AVERAGE([.R207:.R216])" office:value-type="float" office:value="3.99298" calcext:value-type="float">
            <text:p>3.99</text:p>
          </table:table-cell>
          <table:table-cell office:value-type="float" office:value="1.6747" calcext:value-type="float">
            <text:p>1.6747</text:p>
          </table:table-cell>
          <table:table-cell office:value-type="float" office:value="5.6816" calcext:value-type="float">
            <text:p>5.6816</text:p>
          </table:table-cell>
          <table:table-cell table:formula="of:=AVERAGE([.U207:.U216])" office:value-type="float" office:value="5.39937" calcext:value-type="float">
            <text:p>5.40</text:p>
          </table:table-cell>
          <table:table-cell office:value-type="float" office:value="2.047" calcext:value-type="float">
            <text:p>2.047</text:p>
          </table:table-cell>
          <table:table-cell office:value-type="float" office:value="2.9585" calcext:value-type="float">
            <text:p>2.9585</text:p>
          </table:table-cell>
          <table:table-cell table:formula="of:=AVERAGE([.X207:.X216])" office:value-type="float" office:value="3.93843" calcext:value-type="float">
            <text:p>3.94</text:p>
          </table:table-cell>
          <table:table-cell office:value-type="float" office:value="1.8923" calcext:value-type="float">
            <text:p>1.8923</text:p>
          </table:table-cell>
          <table:table-cell office:value-type="float" office:value="5.1082" calcext:value-type="float">
            <text:p>5.1082</text:p>
          </table:table-cell>
          <table:table-cell table:formula="of:=AVERAGE([.AA207:.AA216])" office:value-type="float" office:value="5.08649" calcext:value-type="float">
            <text:p>5.09</text:p>
          </table:table-cell>
          <table:table-cell office:value-type="float" office:value="1.8441" calcext:value-type="float">
            <text:p>1.8441</text:p>
          </table:table-cell>
          <table:table-cell office:value-type="float" office:value="5.1255" calcext:value-type="float">
            <text:p>5.1255</text:p>
          </table:table-cell>
          <table:table-cell table:formula="of:=AVERAGE([.AD207:.AD216])" office:value-type="float" office:value="4.46979" calcext:value-type="float">
            <text:p>4.4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7098" calcext:value-type="float">
            <text:p>1.7098</text:p>
          </table:table-cell>
          <table:table-cell office:value-type="float" office:value="8.4758" calcext:value-type="float">
            <text:p>8.4758</text:p>
          </table:table-cell>
          <table:table-cell table:formula="of:=AVERAGE([.C208:.C217])" office:value-type="float" office:value="8.02623" calcext:value-type="float">
            <text:p>8.03</text:p>
          </table:table-cell>
          <table:table-cell office:value-type="float" office:value="2.0833" calcext:value-type="float">
            <text:p>2.0833</text:p>
          </table:table-cell>
          <table:table-cell office:value-type="float" office:value="6.9376" calcext:value-type="float">
            <text:p>6.9376</text:p>
          </table:table-cell>
          <table:table-cell table:formula="of:=AVERAGE([.F208:.F217])" office:value-type="float" office:value="7.77701" calcext:value-type="float">
            <text:p>7.78</text:p>
          </table:table-cell>
          <table:table-cell office:value-type="float" office:value="1.7623" calcext:value-type="float">
            <text:p>1.7623</text:p>
          </table:table-cell>
          <table:table-cell office:value-type="float" office:value="3.4392" calcext:value-type="float">
            <text:p>3.4392</text:p>
          </table:table-cell>
          <table:table-cell table:formula="of:=AVERAGE([.I208:.I217])" office:value-type="float" office:value="3.27511" calcext:value-type="float">
            <text:p>3.28</text:p>
          </table:table-cell>
          <table:table-cell office:value-type="float" office:value="1.6818" calcext:value-type="float">
            <text:p>1.6818</text:p>
          </table:table-cell>
          <table:table-cell office:value-type="float" office:value="5.1608" calcext:value-type="float">
            <text:p>5.1608</text:p>
          </table:table-cell>
          <table:table-cell table:formula="of:=AVERAGE([.L208:.L217])" office:value-type="float" office:value="6.42521" calcext:value-type="float">
            <text:p>6.43</text:p>
          </table:table-cell>
          <table:table-cell office:value-type="float" office:value="2.3854" calcext:value-type="float">
            <text:p>2.3854</text:p>
          </table:table-cell>
          <table:table-cell office:value-type="float" office:value="4.3564" calcext:value-type="float">
            <text:p>4.3564</text:p>
          </table:table-cell>
          <table:table-cell table:formula="of:=AVERAGE([.O208:.O217])" office:value-type="float" office:value="4.55554" calcext:value-type="float">
            <text:p>4.56</text:p>
          </table:table-cell>
          <table:table-cell office:value-type="float" office:value="2.4493" calcext:value-type="float">
            <text:p>2.4493</text:p>
          </table:table-cell>
          <table:table-cell office:value-type="float" office:value="5.1721" calcext:value-type="float">
            <text:p>5.1721</text:p>
          </table:table-cell>
          <table:table-cell table:formula="of:=AVERAGE([.R208:.R217])" office:value-type="float" office:value="4.06583" calcext:value-type="float">
            <text:p>4.07</text:p>
          </table:table-cell>
          <table:table-cell office:value-type="float" office:value="1.7307" calcext:value-type="float">
            <text:p>1.7307</text:p>
          </table:table-cell>
          <table:table-cell office:value-type="float" office:value="5.8807" calcext:value-type="float">
            <text:p>5.8807</text:p>
          </table:table-cell>
          <table:table-cell table:formula="of:=AVERAGE([.U208:.U217])" office:value-type="float" office:value="5.31015" calcext:value-type="float">
            <text:p>5.31</text:p>
          </table:table-cell>
          <table:table-cell office:value-type="float" office:value="2.1272" calcext:value-type="float">
            <text:p>2.1272</text:p>
          </table:table-cell>
          <table:table-cell office:value-type="float" office:value="4.0682" calcext:value-type="float">
            <text:p>4.0682</text:p>
          </table:table-cell>
          <table:table-cell table:formula="of:=AVERAGE([.X208:.X217])" office:value-type="float" office:value="3.96593" calcext:value-type="float">
            <text:p>3.97</text:p>
          </table:table-cell>
          <table:table-cell office:value-type="float" office:value="1.7565" calcext:value-type="float">
            <text:p>1.7565</text:p>
          </table:table-cell>
          <table:table-cell office:value-type="float" office:value="6.1428" calcext:value-type="float">
            <text:p>6.1428</text:p>
          </table:table-cell>
          <table:table-cell table:formula="of:=AVERAGE([.AA208:.AA217])" office:value-type="float" office:value="5.16039" calcext:value-type="float">
            <text:p>5.16</text:p>
          </table:table-cell>
          <table:table-cell office:value-type="float" office:value="2.0058" calcext:value-type="float">
            <text:p>2.0058</text:p>
          </table:table-cell>
          <table:table-cell office:value-type="float" office:value="4.0795" calcext:value-type="float">
            <text:p>4.0795</text:p>
          </table:table-cell>
          <table:table-cell table:formula="of:=AVERAGE([.AD208:.AD217])" office:value-type="float" office:value="4.47217" calcext:value-type="float">
            <text:p>4.4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8215" calcext:value-type="float">
            <text:p>1.8215</text:p>
          </table:table-cell>
          <table:table-cell office:value-type="float" office:value="8.478" calcext:value-type="float">
            <text:p>8.478</text:p>
          </table:table-cell>
          <table:table-cell table:formula="of:=AVERAGE([.C209:.C218])" office:value-type="float" office:value="8.27105" calcext:value-type="float">
            <text:p>8.27</text:p>
          </table:table-cell>
          <table:table-cell office:value-type="float" office:value="2.0919" calcext:value-type="float">
            <text:p>2.0919</text:p>
          </table:table-cell>
          <table:table-cell office:value-type="float" office:value="7.9543" calcext:value-type="float">
            <text:p>7.9543</text:p>
          </table:table-cell>
          <table:table-cell table:formula="of:=AVERAGE([.F209:.F218])" office:value-type="float" office:value="7.62967" calcext:value-type="float">
            <text:p>7.63</text:p>
          </table:table-cell>
          <table:table-cell office:value-type="float" office:value="1.7276" calcext:value-type="float">
            <text:p>1.7276</text:p>
          </table:table-cell>
          <table:table-cell office:value-type="float" office:value="3.3479" calcext:value-type="float">
            <text:p>3.3479</text:p>
          </table:table-cell>
          <table:table-cell table:formula="of:=AVERAGE([.I209:.I218])" office:value-type="float" office:value="3.19327" calcext:value-type="float">
            <text:p>3.19</text:p>
          </table:table-cell>
          <table:table-cell office:value-type="float" office:value="1.5462" calcext:value-type="float">
            <text:p>1.5462</text:p>
          </table:table-cell>
          <table:table-cell office:value-type="float" office:value="5.5986" calcext:value-type="float">
            <text:p>5.5986</text:p>
          </table:table-cell>
          <table:table-cell table:formula="of:=AVERAGE([.L209:.L218])" office:value-type="float" office:value="6.20547" calcext:value-type="float">
            <text:p>6.21</text:p>
          </table:table-cell>
          <table:table-cell office:value-type="float" office:value="2.1229" calcext:value-type="float">
            <text:p>2.1229</text:p>
          </table:table-cell>
          <table:table-cell office:value-type="float" office:value="4.9141" calcext:value-type="float">
            <text:p>4.9141</text:p>
          </table:table-cell>
          <table:table-cell table:formula="of:=AVERAGE([.O209:.O218])" office:value-type="float" office:value="4.55459" calcext:value-type="float">
            <text:p>4.55</text:p>
          </table:table-cell>
          <table:table-cell office:value-type="float" office:value="2.1475" calcext:value-type="float">
            <text:p>2.1475</text:p>
          </table:table-cell>
          <table:table-cell office:value-type="float" office:value="3.6384" calcext:value-type="float">
            <text:p>3.6384</text:p>
          </table:table-cell>
          <table:table-cell table:formula="of:=AVERAGE([.R209:.R218])" office:value-type="float" office:value="3.98711" calcext:value-type="float">
            <text:p>3.99</text:p>
          </table:table-cell>
          <table:table-cell office:value-type="float" office:value="1.6706" calcext:value-type="float">
            <text:p>1.6706</text:p>
          </table:table-cell>
          <table:table-cell office:value-type="float" office:value="6.2677" calcext:value-type="float">
            <text:p>6.2677</text:p>
          </table:table-cell>
          <table:table-cell table:formula="of:=AVERAGE([.U209:.U218])" office:value-type="float" office:value="5.2866" calcext:value-type="float">
            <text:p>5.29</text:p>
          </table:table-cell>
          <table:table-cell office:value-type="float" office:value="2.1536" calcext:value-type="float">
            <text:p>2.1536</text:p>
          </table:table-cell>
          <table:table-cell office:value-type="float" office:value="4.4427" calcext:value-type="float">
            <text:p>4.4427</text:p>
          </table:table-cell>
          <table:table-cell table:formula="of:=AVERAGE([.X209:.X218])" office:value-type="float" office:value="3.87234" calcext:value-type="float">
            <text:p>3.87</text:p>
          </table:table-cell>
          <table:table-cell office:value-type="float" office:value="1.9881" calcext:value-type="float">
            <text:p>1.9881</text:p>
          </table:table-cell>
          <table:table-cell office:value-type="float" office:value="5.0251" calcext:value-type="float">
            <text:p>5.0251</text:p>
          </table:table-cell>
          <table:table-cell table:formula="of:=AVERAGE([.AA209:.AA218])" office:value-type="float" office:value="5.12337" calcext:value-type="float">
            <text:p>5.12</text:p>
          </table:table-cell>
          <table:table-cell office:value-type="float" office:value="2.2963" calcext:value-type="float">
            <text:p>2.2963</text:p>
          </table:table-cell>
          <table:table-cell office:value-type="float" office:value="4.2962" calcext:value-type="float">
            <text:p>4.2962</text:p>
          </table:table-cell>
          <table:table-cell table:formula="of:=AVERAGE([.AD209:.AD218])" office:value-type="float" office:value="4.57467" calcext:value-type="float">
            <text:p>4.5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9516" calcext:value-type="float">
            <text:p>1.9516</text:p>
          </table:table-cell>
          <table:table-cell office:value-type="float" office:value="6.6098" calcext:value-type="float">
            <text:p>6.6098</text:p>
          </table:table-cell>
          <table:table-cell table:formula="of:=AVERAGE([.C210:.C219])" office:value-type="float" office:value="8.23464" calcext:value-type="float">
            <text:p>8.23</text:p>
          </table:table-cell>
          <table:table-cell office:value-type="float" office:value="1.8578" calcext:value-type="float">
            <text:p>1.8578</text:p>
          </table:table-cell>
          <table:table-cell office:value-type="float" office:value="7.5706" calcext:value-type="float">
            <text:p>7.5706</text:p>
          </table:table-cell>
          <table:table-cell table:formula="of:=AVERAGE([.F210:.F219])" office:value-type="float" office:value="7.56371" calcext:value-type="float">
            <text:p>7.56</text:p>
          </table:table-cell>
          <table:table-cell office:value-type="float" office:value="1.7306" calcext:value-type="float">
            <text:p>1.7306</text:p>
          </table:table-cell>
          <table:table-cell office:value-type="float" office:value="3.4258" calcext:value-type="float">
            <text:p>3.4258</text:p>
          </table:table-cell>
          <table:table-cell table:formula="of:=AVERAGE([.I210:.I219])" office:value-type="float" office:value="3.17576" calcext:value-type="float">
            <text:p>3.18</text:p>
          </table:table-cell>
          <table:table-cell office:value-type="float" office:value="1.751" calcext:value-type="float">
            <text:p>1.751</text:p>
          </table:table-cell>
          <table:table-cell office:value-type="float" office:value="5.0771" calcext:value-type="float">
            <text:p>5.0771</text:p>
          </table:table-cell>
          <table:table-cell table:formula="of:=AVERAGE([.L210:.L219])" office:value-type="float" office:value="5.9959" calcext:value-type="float">
            <text:p>6.00</text:p>
          </table:table-cell>
          <table:table-cell office:value-type="float" office:value="2.3261" calcext:value-type="float">
            <text:p>2.3261</text:p>
          </table:table-cell>
          <table:table-cell office:value-type="float" office:value="3.6877" calcext:value-type="float">
            <text:p>3.6877</text:p>
          </table:table-cell>
          <table:table-cell table:formula="of:=AVERAGE([.O210:.O219])" office:value-type="float" office:value="4.42643" calcext:value-type="float">
            <text:p>4.43</text:p>
          </table:table-cell>
          <table:table-cell office:value-type="float" office:value="2.3002" calcext:value-type="float">
            <text:p>2.3002</text:p>
          </table:table-cell>
          <table:table-cell office:value-type="float" office:value="3.2208" calcext:value-type="float">
            <text:p>3.2208</text:p>
          </table:table-cell>
          <table:table-cell table:formula="of:=AVERAGE([.R210:.R219])" office:value-type="float" office:value="3.95968" calcext:value-type="float">
            <text:p>3.96</text:p>
          </table:table-cell>
          <table:table-cell office:value-type="float" office:value="1.5216" calcext:value-type="float">
            <text:p>1.5216</text:p>
          </table:table-cell>
          <table:table-cell office:value-type="float" office:value="5.0849" calcext:value-type="float">
            <text:p>5.0849</text:p>
          </table:table-cell>
          <table:table-cell table:formula="of:=AVERAGE([.U210:.U219])" office:value-type="float" office:value="5.27378" calcext:value-type="float">
            <text:p>5.27</text:p>
          </table:table-cell>
          <table:table-cell office:value-type="float" office:value="2.137" calcext:value-type="float">
            <text:p>2.137</text:p>
          </table:table-cell>
          <table:table-cell office:value-type="float" office:value="4.6382" calcext:value-type="float">
            <text:p>4.6382</text:p>
          </table:table-cell>
          <table:table-cell table:formula="of:=AVERAGE([.X210:.X219])" office:value-type="float" office:value="3.95426" calcext:value-type="float">
            <text:p>3.95</text:p>
          </table:table-cell>
          <table:table-cell office:value-type="float" office:value="1.7594" calcext:value-type="float">
            <text:p>1.7594</text:p>
          </table:table-cell>
          <table:table-cell office:value-type="float" office:value="3.8827" calcext:value-type="float">
            <text:p>3.8827</text:p>
          </table:table-cell>
          <table:table-cell table:formula="of:=AVERAGE([.AA210:.AA219])" office:value-type="float" office:value="4.98499" calcext:value-type="float">
            <text:p>4.98</text:p>
          </table:table-cell>
          <table:table-cell office:value-type="float" office:value="1.9549" calcext:value-type="float">
            <text:p>1.9549</text:p>
          </table:table-cell>
          <table:table-cell office:value-type="float" office:value="3.7437" calcext:value-type="float">
            <text:p>3.7437</text:p>
          </table:table-cell>
          <table:table-cell table:formula="of:=AVERAGE([.AD210:.AD219])" office:value-type="float" office:value="4.50449" calcext:value-type="float">
            <text:p>4.5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8581" calcext:value-type="float">
            <text:p>1.8581</text:p>
          </table:table-cell>
          <table:table-cell office:value-type="float" office:value="6.9288" calcext:value-type="float">
            <text:p>6.9288</text:p>
          </table:table-cell>
          <table:table-cell table:formula="of:=AVERAGE([.C211:.C220])" office:value-type="float" office:value="8.22103" calcext:value-type="float">
            <text:p>8.22</text:p>
          </table:table-cell>
          <table:table-cell office:value-type="float" office:value="2.0985" calcext:value-type="float">
            <text:p>2.0985</text:p>
          </table:table-cell>
          <table:table-cell office:value-type="float" office:value="8.6736" calcext:value-type="float">
            <text:p>8.6736</text:p>
          </table:table-cell>
          <table:table-cell table:formula="of:=AVERAGE([.F211:.F220])" office:value-type="float" office:value="7.56995" calcext:value-type="float">
            <text:p>7.57</text:p>
          </table:table-cell>
          <table:table-cell office:value-type="float" office:value="2.0677" calcext:value-type="float">
            <text:p>2.0677</text:p>
          </table:table-cell>
          <table:table-cell office:value-type="float" office:value="3.1726" calcext:value-type="float">
            <text:p>3.1726</text:p>
          </table:table-cell>
          <table:table-cell table:formula="of:=AVERAGE([.I211:.I220])" office:value-type="float" office:value="3.18193" calcext:value-type="float">
            <text:p>3.18</text:p>
          </table:table-cell>
          <table:table-cell office:value-type="float" office:value="1.6541" calcext:value-type="float">
            <text:p>1.6541</text:p>
          </table:table-cell>
          <table:table-cell office:value-type="float" office:value="5.7558" calcext:value-type="float">
            <text:p>5.7558</text:p>
          </table:table-cell>
          <table:table-cell table:formula="of:=AVERAGE([.L211:.L220])" office:value-type="float" office:value="6.03097" calcext:value-type="float">
            <text:p>6.03</text:p>
          </table:table-cell>
          <table:table-cell office:value-type="float" office:value="1.8233" calcext:value-type="float">
            <text:p>1.8233</text:p>
          </table:table-cell>
          <table:table-cell office:value-type="float" office:value="3.8388" calcext:value-type="float">
            <text:p>3.8388</text:p>
          </table:table-cell>
          <table:table-cell table:formula="of:=AVERAGE([.O211:.O220])" office:value-type="float" office:value="4.3783" calcext:value-type="float">
            <text:p>4.38</text:p>
          </table:table-cell>
          <table:table-cell office:value-type="float" office:value="2.3286" calcext:value-type="float">
            <text:p>2.3286</text:p>
          </table:table-cell>
          <table:table-cell office:value-type="float" office:value="2.7608" calcext:value-type="float">
            <text:p>2.7608</text:p>
          </table:table-cell>
          <table:table-cell table:formula="of:=AVERAGE([.R211:.R220])" office:value-type="float" office:value="3.78321" calcext:value-type="float">
            <text:p>3.78</text:p>
          </table:table-cell>
          <table:table-cell office:value-type="float" office:value="1.5819" calcext:value-type="float">
            <text:p>1.5819</text:p>
          </table:table-cell>
          <table:table-cell office:value-type="float" office:value="6.126" calcext:value-type="float">
            <text:p>6.126</text:p>
          </table:table-cell>
          <table:table-cell table:formula="of:=AVERAGE([.U211:.U220])" office:value-type="float" office:value="5.40011" calcext:value-type="float">
            <text:p>5.40</text:p>
          </table:table-cell>
          <table:table-cell office:value-type="float" office:value="2.302" calcext:value-type="float">
            <text:p>2.302</text:p>
          </table:table-cell>
          <table:table-cell office:value-type="float" office:value="4.5572" calcext:value-type="float">
            <text:p>4.5572</text:p>
          </table:table-cell>
          <table:table-cell table:formula="of:=AVERAGE([.X211:.X220])" office:value-type="float" office:value="4.08415" calcext:value-type="float">
            <text:p>4.08</text:p>
          </table:table-cell>
          <table:table-cell office:value-type="float" office:value="1.8245" calcext:value-type="float">
            <text:p>1.8245</text:p>
          </table:table-cell>
          <table:table-cell office:value-type="float" office:value="4.7246" calcext:value-type="float">
            <text:p>4.7246</text:p>
          </table:table-cell>
          <table:table-cell table:formula="of:=AVERAGE([.AA211:.AA220])" office:value-type="float" office:value="4.96681" calcext:value-type="float">
            <text:p>4.97</text:p>
          </table:table-cell>
          <table:table-cell office:value-type="float" office:value="2.2703" calcext:value-type="float">
            <text:p>2.2703</text:p>
          </table:table-cell>
          <table:table-cell office:value-type="float" office:value="4.9149" calcext:value-type="float">
            <text:p>4.9149</text:p>
          </table:table-cell>
          <table:table-cell table:formula="of:=AVERAGE([.AD211:.AD220])" office:value-type="float" office:value="4.49598" calcext:value-type="float">
            <text:p>4.5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7638" calcext:value-type="float">
            <text:p>1.7638</text:p>
          </table:table-cell>
          <table:table-cell office:value-type="float" office:value="7.5901" calcext:value-type="float">
            <text:p>7.5901</text:p>
          </table:table-cell>
          <table:table-cell table:formula="of:=AVERAGE([.C212:.C221])" office:value-type="float" office:value="8.28395" calcext:value-type="float">
            <text:p>8.28</text:p>
          </table:table-cell>
          <table:table-cell office:value-type="float" office:value="2.392" calcext:value-type="float">
            <text:p>2.392</text:p>
          </table:table-cell>
          <table:table-cell office:value-type="float" office:value="9.4734" calcext:value-type="float">
            <text:p>9.4734</text:p>
          </table:table-cell>
          <table:table-cell table:formula="of:=AVERAGE([.F212:.F221])" office:value-type="float" office:value="7.60023" calcext:value-type="float">
            <text:p>7.60</text:p>
          </table:table-cell>
          <table:table-cell office:value-type="float" office:value="1.8857" calcext:value-type="float">
            <text:p>1.8857</text:p>
          </table:table-cell>
          <table:table-cell office:value-type="float" office:value="3.2227" calcext:value-type="float">
            <text:p>3.2227</text:p>
          </table:table-cell>
          <table:table-cell table:formula="of:=AVERAGE([.I212:.I221])" office:value-type="float" office:value="3.15989" calcext:value-type="float">
            <text:p>3.16</text:p>
          </table:table-cell>
          <table:table-cell office:value-type="float" office:value="1.6817" calcext:value-type="float">
            <text:p>1.6817</text:p>
          </table:table-cell>
          <table:table-cell office:value-type="float" office:value="5.5707" calcext:value-type="float">
            <text:p>5.5707</text:p>
          </table:table-cell>
          <table:table-cell table:formula="of:=AVERAGE([.L212:.L221])" office:value-type="float" office:value="5.89633" calcext:value-type="float">
            <text:p>5.90</text:p>
          </table:table-cell>
          <table:table-cell office:value-type="float" office:value="2.0398" calcext:value-type="float">
            <text:p>2.0398</text:p>
          </table:table-cell>
          <table:table-cell office:value-type="float" office:value="4.4865" calcext:value-type="float">
            <text:p>4.4865</text:p>
          </table:table-cell>
          <table:table-cell table:formula="of:=AVERAGE([.O212:.O221])" office:value-type="float" office:value="4.40398" calcext:value-type="float">
            <text:p>4.40</text:p>
          </table:table-cell>
          <table:table-cell office:value-type="float" office:value="2.7737" calcext:value-type="float">
            <text:p>2.7737</text:p>
          </table:table-cell>
          <table:table-cell office:value-type="float" office:value="3.0993" calcext:value-type="float">
            <text:p>3.0993</text:p>
          </table:table-cell>
          <table:table-cell table:formula="of:=AVERAGE([.R212:.R221])" office:value-type="float" office:value="3.7368" calcext:value-type="float">
            <text:p>3.74</text:p>
          </table:table-cell>
          <table:table-cell office:value-type="float" office:value="1.5764" calcext:value-type="float">
            <text:p>1.5764</text:p>
          </table:table-cell>
          <table:table-cell office:value-type="float" office:value="6.5296" calcext:value-type="float">
            <text:p>6.5296</text:p>
          </table:table-cell>
          <table:table-cell table:formula="of:=AVERAGE([.U212:.U221])" office:value-type="float" office:value="5.52718" calcext:value-type="float">
            <text:p>5.53</text:p>
          </table:table-cell>
          <table:table-cell office:value-type="float" office:value="2.1565" calcext:value-type="float">
            <text:p>2.1565</text:p>
          </table:table-cell>
          <table:table-cell office:value-type="float" office:value="4.8109" calcext:value-type="float">
            <text:p>4.8109</text:p>
          </table:table-cell>
          <table:table-cell table:formula="of:=AVERAGE([.X212:.X221])" office:value-type="float" office:value="4.13476" calcext:value-type="float">
            <text:p>4.13</text:p>
          </table:table-cell>
          <table:table-cell office:value-type="float" office:value="1.815" calcext:value-type="float">
            <text:p>1.815</text:p>
          </table:table-cell>
          <table:table-cell office:value-type="float" office:value="4.7356" calcext:value-type="float">
            <text:p>4.7356</text:p>
          </table:table-cell>
          <table:table-cell table:formula="of:=AVERAGE([.AA212:.AA221])" office:value-type="float" office:value="4.93604" calcext:value-type="float">
            <text:p>4.94</text:p>
          </table:table-cell>
          <table:table-cell office:value-type="float" office:value="1.8205" calcext:value-type="float">
            <text:p>1.8205</text:p>
          </table:table-cell>
          <table:table-cell office:value-type="float" office:value="6.6932" calcext:value-type="float">
            <text:p>6.6932</text:p>
          </table:table-cell>
          <table:table-cell table:formula="of:=AVERAGE([.AD212:.AD221])" office:value-type="float" office:value="4.72709" calcext:value-type="float">
            <text:p>4.7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9621" calcext:value-type="float">
            <text:p>1.9621</text:p>
          </table:table-cell>
          <table:table-cell office:value-type="float" office:value="8.7107" calcext:value-type="float">
            <text:p>8.7107</text:p>
          </table:table-cell>
          <table:table-cell table:formula="of:=AVERAGE([.C213:.C222])" office:value-type="float" office:value="8.27875" calcext:value-type="float">
            <text:p>8.28</text:p>
          </table:table-cell>
          <table:table-cell office:value-type="float" office:value="2.2599" calcext:value-type="float">
            <text:p>2.2599</text:p>
          </table:table-cell>
          <table:table-cell office:value-type="float" office:value="8.4338" calcext:value-type="float">
            <text:p>8.4338</text:p>
          </table:table-cell>
          <table:table-cell table:formula="of:=AVERAGE([.F213:.F222])" office:value-type="float" office:value="7.68601" calcext:value-type="float">
            <text:p>7.69</text:p>
          </table:table-cell>
          <table:table-cell office:value-type="float" office:value="1.8171" calcext:value-type="float">
            <text:p>1.8171</text:p>
          </table:table-cell>
          <table:table-cell office:value-type="float" office:value="3.9149" calcext:value-type="float">
            <text:p>3.9149</text:p>
          </table:table-cell>
          <table:table-cell table:formula="of:=AVERAGE([.I213:.I222])" office:value-type="float" office:value="3.31518" calcext:value-type="float">
            <text:p>3.32</text:p>
          </table:table-cell>
          <table:table-cell office:value-type="float" office:value="1.5513" calcext:value-type="float">
            <text:p>1.5513</text:p>
          </table:table-cell>
          <table:table-cell office:value-type="float" office:value="5.6093" calcext:value-type="float">
            <text:p>5.6093</text:p>
          </table:table-cell>
          <table:table-cell table:formula="of:=AVERAGE([.L213:.L222])" office:value-type="float" office:value="5.7222" calcext:value-type="float">
            <text:p>5.72</text:p>
          </table:table-cell>
          <table:table-cell office:value-type="float" office:value="1.9496" calcext:value-type="float">
            <text:p>1.9496</text:p>
          </table:table-cell>
          <table:table-cell office:value-type="float" office:value="3.9587" calcext:value-type="float">
            <text:p>3.9587</text:p>
          </table:table-cell>
          <table:table-cell table:formula="of:=AVERAGE([.O213:.O222])" office:value-type="float" office:value="4.3576" calcext:value-type="float">
            <text:p>4.36</text:p>
          </table:table-cell>
          <table:table-cell office:value-type="float" office:value="2.6559" calcext:value-type="float">
            <text:p>2.6559</text:p>
          </table:table-cell>
          <table:table-cell office:value-type="float" office:value="2.6637" calcext:value-type="float">
            <text:p>2.6637</text:p>
          </table:table-cell>
          <table:table-cell table:formula="of:=AVERAGE([.R213:.R222])" office:value-type="float" office:value="3.60081" calcext:value-type="float">
            <text:p>3.60</text:p>
          </table:table-cell>
          <table:table-cell office:value-type="float" office:value="1.5495" calcext:value-type="float">
            <text:p>1.5495</text:p>
          </table:table-cell>
          <table:table-cell office:value-type="float" office:value="7.0762" calcext:value-type="float">
            <text:p>7.0762</text:p>
          </table:table-cell>
          <table:table-cell table:formula="of:=AVERAGE([.U213:.U222])" office:value-type="float" office:value="5.71425" calcext:value-type="float">
            <text:p>5.71</text:p>
          </table:table-cell>
          <table:table-cell office:value-type="float" office:value="1.9963" calcext:value-type="float">
            <text:p>1.9963</text:p>
          </table:table-cell>
          <table:table-cell office:value-type="float" office:value="4.8909" calcext:value-type="float">
            <text:p>4.8909</text:p>
          </table:table-cell>
          <table:table-cell table:formula="of:=AVERAGE([.X213:.X222])" office:value-type="float" office:value="4.21443" calcext:value-type="float">
            <text:p>4.21</text:p>
          </table:table-cell>
          <table:table-cell office:value-type="float" office:value="2.1004" calcext:value-type="float">
            <text:p>2.1004</text:p>
          </table:table-cell>
          <table:table-cell office:value-type="float" office:value="5.2554" calcext:value-type="float">
            <text:p>5.2554</text:p>
          </table:table-cell>
          <table:table-cell table:formula="of:=AVERAGE([.AA213:.AA222])" office:value-type="float" office:value="4.95345" calcext:value-type="float">
            <text:p>4.95</text:p>
          </table:table-cell>
          <table:table-cell office:value-type="float" office:value="1.6053" calcext:value-type="float">
            <text:p>1.6053</text:p>
          </table:table-cell>
          <table:table-cell office:value-type="float" office:value="7.318" calcext:value-type="float">
            <text:p>7.318</text:p>
          </table:table-cell>
          <table:table-cell table:formula="of:=AVERAGE([.AD213:.AD222])" office:value-type="float" office:value="5.06964" calcext:value-type="float">
            <text:p>5.0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6952" calcext:value-type="float">
            <text:p>1.6952</text:p>
          </table:table-cell>
          <table:table-cell office:value-type="float" office:value="8.7284" calcext:value-type="float">
            <text:p>8.7284</text:p>
          </table:table-cell>
          <table:table-cell table:formula="of:=AVERAGE([.C214:.C223])" office:value-type="float" office:value="8.34456" calcext:value-type="float">
            <text:p>8.34</text:p>
          </table:table-cell>
          <table:table-cell office:value-type="float" office:value="2.1846" calcext:value-type="float">
            <text:p>2.1846</text:p>
          </table:table-cell>
          <table:table-cell office:value-type="float" office:value="6.203" calcext:value-type="float">
            <text:p>6.203</text:p>
          </table:table-cell>
          <table:table-cell table:formula="of:=AVERAGE([.F214:.F223])" office:value-type="float" office:value="7.62731" calcext:value-type="float">
            <text:p>7.63</text:p>
          </table:table-cell>
          <table:table-cell office:value-type="float" office:value="2.1711" calcext:value-type="float">
            <text:p>2.1711</text:p>
          </table:table-cell>
          <table:table-cell office:value-type="float" office:value="3.3797" calcext:value-type="float">
            <text:p>3.3797</text:p>
          </table:table-cell>
          <table:table-cell table:formula="of:=AVERAGE([.I214:.I223])" office:value-type="float" office:value="3.40164" calcext:value-type="float">
            <text:p>3.40</text:p>
          </table:table-cell>
          <table:table-cell office:value-type="float" office:value="1.6782" calcext:value-type="float">
            <text:p>1.6782</text:p>
          </table:table-cell>
          <table:table-cell office:value-type="float" office:value="5.8384" calcext:value-type="float">
            <text:p>5.8384</text:p>
          </table:table-cell>
          <table:table-cell table:formula="of:=AVERAGE([.L214:.L223])" office:value-type="float" office:value="5.68932" calcext:value-type="float">
            <text:p>5.69</text:p>
          </table:table-cell>
          <table:table-cell office:value-type="float" office:value="2.144" calcext:value-type="float">
            <text:p>2.144</text:p>
          </table:table-cell>
          <table:table-cell office:value-type="float" office:value="3.1624" calcext:value-type="float">
            <text:p>3.1624</text:p>
          </table:table-cell>
          <table:table-cell table:formula="of:=AVERAGE([.O214:.O223])" office:value-type="float" office:value="4.25676" calcext:value-type="float">
            <text:p>4.26</text:p>
          </table:table-cell>
          <table:table-cell office:value-type="float" office:value="2.5603" calcext:value-type="float">
            <text:p>2.5603</text:p>
          </table:table-cell>
          <table:table-cell office:value-type="float" office:value="2.6795" calcext:value-type="float">
            <text:p>2.6795</text:p>
          </table:table-cell>
          <table:table-cell table:formula="of:=AVERAGE([.R214:.R223])" office:value-type="float" office:value="3.49901" calcext:value-type="float">
            <text:p>3.50</text:p>
          </table:table-cell>
          <table:table-cell office:value-type="float" office:value="1.4803" calcext:value-type="float">
            <text:p>1.4803</text:p>
          </table:table-cell>
          <table:table-cell office:value-type="float" office:value="7.4342" calcext:value-type="float">
            <text:p>7.4342</text:p>
          </table:table-cell>
          <table:table-cell table:formula="of:=AVERAGE([.U214:.U223])" office:value-type="float" office:value="6.08658" calcext:value-type="float">
            <text:p>6.09</text:p>
          </table:table-cell>
          <table:table-cell office:value-type="float" office:value="2.2786" calcext:value-type="float">
            <text:p>2.2786</text:p>
          </table:table-cell>
          <table:table-cell office:value-type="float" office:value="4.2226" calcext:value-type="float">
            <text:p>4.2226</text:p>
          </table:table-cell>
          <table:table-cell table:formula="of:=AVERAGE([.X214:.X223])" office:value-type="float" office:value="4.22884" calcext:value-type="float">
            <text:p>4.23</text:p>
          </table:table-cell>
          <table:table-cell office:value-type="float" office:value="2.103" calcext:value-type="float">
            <text:p>2.103</text:p>
          </table:table-cell>
          <table:table-cell office:value-type="float" office:value="5.0012" calcext:value-type="float">
            <text:p>5.0012</text:p>
          </table:table-cell>
          <table:table-cell table:formula="of:=AVERAGE([.AA214:.AA223])" office:value-type="float" office:value="5.05662" calcext:value-type="float">
            <text:p>5.06</text:p>
          </table:table-cell>
          <table:table-cell office:value-type="float" office:value="2.0282" calcext:value-type="float">
            <text:p>2.0282</text:p>
          </table:table-cell>
          <table:table-cell office:value-type="float" office:value="6.4959" calcext:value-type="float">
            <text:p>6.4959</text:p>
          </table:table-cell>
          <table:table-cell table:formula="of:=AVERAGE([.AD214:.AD223])" office:value-type="float" office:value="5.19864" calcext:value-type="float">
            <text:p>5.2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6268" calcext:value-type="float">
            <text:p>1.6268</text:p>
          </table:table-cell>
          <table:table-cell office:value-type="float" office:value="7.9545" calcext:value-type="float">
            <text:p>7.9545</text:p>
          </table:table-cell>
          <table:table-cell table:formula="of:=AVERAGE([.C215:.C224])" office:value-type="float" office:value="8.37863" calcext:value-type="float">
            <text:p>8.38</text:p>
          </table:table-cell>
          <table:table-cell office:value-type="float" office:value="2.0051" calcext:value-type="float">
            <text:p>2.0051</text:p>
          </table:table-cell>
          <table:table-cell office:value-type="float" office:value="7.4044" calcext:value-type="float">
            <text:p>7.4044</text:p>
          </table:table-cell>
          <table:table-cell table:formula="of:=AVERAGE([.F215:.F224])" office:value-type="float" office:value="7.66997" calcext:value-type="float">
            <text:p>7.67</text:p>
          </table:table-cell>
          <table:table-cell office:value-type="float" office:value="1.9623" calcext:value-type="float">
            <text:p>1.9623</text:p>
          </table:table-cell>
          <table:table-cell office:value-type="float" office:value="3.0731" calcext:value-type="float">
            <text:p>3.0731</text:p>
          </table:table-cell>
          <table:table-cell table:formula="of:=AVERAGE([.I215:.I224])" office:value-type="float" office:value="3.39344" calcext:value-type="float">
            <text:p>3.39</text:p>
          </table:table-cell>
          <table:table-cell office:value-type="float" office:value="1.603" calcext:value-type="float">
            <text:p>1.603</text:p>
          </table:table-cell>
          <table:table-cell office:value-type="float" office:value="5.16" calcext:value-type="float">
            <text:p>5.16</text:p>
          </table:table-cell>
          <table:table-cell table:formula="of:=AVERAGE([.L215:.L224])" office:value-type="float" office:value="5.56486" calcext:value-type="float">
            <text:p>5.56</text:p>
          </table:table-cell>
          <table:table-cell office:value-type="float" office:value="1.8771" calcext:value-type="float">
            <text:p>1.8771</text:p>
          </table:table-cell>
          <table:table-cell office:value-type="float" office:value="3.5807" calcext:value-type="float">
            <text:p>3.5807</text:p>
          </table:table-cell>
          <table:table-cell table:formula="of:=AVERAGE([.O215:.O224])" office:value-type="float" office:value="4.14174" calcext:value-type="float">
            <text:p>4.14</text:p>
          </table:table-cell>
          <table:table-cell office:value-type="float" office:value="2.8953" calcext:value-type="float">
            <text:p>2.8953</text:p>
          </table:table-cell>
          <table:table-cell office:value-type="float" office:value="2.427" calcext:value-type="float">
            <text:p>2.427</text:p>
          </table:table-cell>
          <table:table-cell table:formula="of:=AVERAGE([.R215:.R224])" office:value-type="float" office:value="3.3935" calcext:value-type="float">
            <text:p>3.39</text:p>
          </table:table-cell>
          <table:table-cell office:value-type="float" office:value="1.6345" calcext:value-type="float">
            <text:p>1.6345</text:p>
          </table:table-cell>
          <table:table-cell office:value-type="float" office:value="7.3248" calcext:value-type="float">
            <text:p>7.3248</text:p>
          </table:table-cell>
          <table:table-cell table:formula="of:=AVERAGE([.U215:.U224])" office:value-type="float" office:value="6.31733" calcext:value-type="float">
            <text:p>6.32</text:p>
          </table:table-cell>
          <table:table-cell office:value-type="float" office:value="2.3408" calcext:value-type="float">
            <text:p>2.3408</text:p>
          </table:table-cell>
          <table:table-cell office:value-type="float" office:value="4.7329" calcext:value-type="float">
            <text:p>4.7329</text:p>
          </table:table-cell>
          <table:table-cell table:formula="of:=AVERAGE([.X215:.X224])" office:value-type="float" office:value="4.26824" calcext:value-type="float">
            <text:p>4.27</text:p>
          </table:table-cell>
          <table:table-cell office:value-type="float" office:value="2.2555" calcext:value-type="float">
            <text:p>2.2555</text:p>
          </table:table-cell>
          <table:table-cell office:value-type="float" office:value="5.4343" calcext:value-type="float">
            <text:p>5.4343</text:p>
          </table:table-cell>
          <table:table-cell table:formula="of:=AVERAGE([.AA215:.AA224])" office:value-type="float" office:value="5.13438" calcext:value-type="float">
            <text:p>5.13</text:p>
          </table:table-cell>
          <table:table-cell office:value-type="float" office:value="1.9501" calcext:value-type="float">
            <text:p>1.9501</text:p>
          </table:table-cell>
          <table:table-cell office:value-type="float" office:value="6.6502" calcext:value-type="float">
            <text:p>6.6502</text:p>
          </table:table-cell>
          <table:table-cell table:formula="of:=AVERAGE([.AD215:.AD224])" office:value-type="float" office:value="5.43029" calcext:value-type="float">
            <text:p>5.4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6347" calcext:value-type="float">
            <text:p>1.6347</text:p>
          </table:table-cell>
          <table:table-cell office:value-type="float" office:value="6.8282" calcext:value-type="float">
            <text:p>6.8282</text:p>
          </table:table-cell>
          <table:table-cell table:formula="of:=AVERAGE([.C216:.C225])" office:value-type="float" office:value="7.99289" calcext:value-type="float">
            <text:p>7.99</text:p>
          </table:table-cell>
          <table:table-cell office:value-type="float" office:value="2.153" calcext:value-type="float">
            <text:p>2.153</text:p>
          </table:table-cell>
          <table:table-cell office:value-type="float" office:value="8.2236" calcext:value-type="float">
            <text:p>8.2236</text:p>
          </table:table-cell>
          <table:table-cell table:formula="of:=AVERAGE([.F216:.F225])" office:value-type="float" office:value="7.80978" calcext:value-type="float">
            <text:p>7.81</text:p>
          </table:table-cell>
          <table:table-cell office:value-type="float" office:value="1.6318" calcext:value-type="float">
            <text:p>1.6318</text:p>
          </table:table-cell>
          <table:table-cell office:value-type="float" office:value="3.7535" calcext:value-type="float">
            <text:p>3.7535</text:p>
          </table:table-cell>
          <table:table-cell table:formula="of:=AVERAGE([.I216:.I225])" office:value-type="float" office:value="3.39506" calcext:value-type="float">
            <text:p>3.40</text:p>
          </table:table-cell>
          <table:table-cell office:value-type="float" office:value="1.7032" calcext:value-type="float">
            <text:p>1.7032</text:p>
          </table:table-cell>
          <table:table-cell office:value-type="float" office:value="6.2213" calcext:value-type="float">
            <text:p>6.2213</text:p>
          </table:table-cell>
          <table:table-cell table:formula="of:=AVERAGE([.L216:.L225])" office:value-type="float" office:value="5.56899" calcext:value-type="float">
            <text:p>5.57</text:p>
          </table:table-cell>
          <table:table-cell office:value-type="float" office:value="2.1341" calcext:value-type="float">
            <text:p>2.1341</text:p>
          </table:table-cell>
          <table:table-cell office:value-type="float" office:value="3.7585" calcext:value-type="float">
            <text:p>3.7585</text:p>
          </table:table-cell>
          <table:table-cell table:formula="of:=AVERAGE([.O216:.O225])" office:value-type="float" office:value="4.05723" calcext:value-type="float">
            <text:p>4.06</text:p>
          </table:table-cell>
          <table:table-cell office:value-type="float" office:value="2.9397" calcext:value-type="float">
            <text:p>2.9397</text:p>
          </table:table-cell>
          <table:table-cell office:value-type="float" office:value="1.8507" calcext:value-type="float">
            <text:p>1.8507</text:p>
          </table:table-cell>
          <table:table-cell table:formula="of:=AVERAGE([.R216:.R225])" office:value-type="float" office:value="3.17343" calcext:value-type="float">
            <text:p>3.17</text:p>
          </table:table-cell>
          <table:table-cell office:value-type="float" office:value="1.8143" calcext:value-type="float">
            <text:p>1.8143</text:p>
          </table:table-cell>
          <table:table-cell office:value-type="float" office:value="6.9828" calcext:value-type="float">
            <text:p>6.9828</text:p>
          </table:table-cell>
          <table:table-cell table:formula="of:=AVERAGE([.U216:.U225])" office:value-type="float" office:value="6.43885" calcext:value-type="float">
            <text:p>6.44</text:p>
          </table:table-cell>
          <table:table-cell office:value-type="float" office:value="2.0688" calcext:value-type="float">
            <text:p>2.0688</text:p>
          </table:table-cell>
          <table:table-cell office:value-type="float" office:value="3.7424" calcext:value-type="float">
            <text:p>3.7424</text:p>
          </table:table-cell>
          <table:table-cell table:formula="of:=AVERAGE([.X216:.X225])" office:value-type="float" office:value="4.30645" calcext:value-type="float">
            <text:p>4.31</text:p>
          </table:table-cell>
          <table:table-cell office:value-type="float" office:value="2.2168" calcext:value-type="float">
            <text:p>2.2168</text:p>
          </table:table-cell>
          <table:table-cell office:value-type="float" office:value="5.5282" calcext:value-type="float">
            <text:p>5.5282</text:p>
          </table:table-cell>
          <table:table-cell table:formula="of:=AVERAGE([.AA216:.AA225])" office:value-type="float" office:value="5.08381" calcext:value-type="float">
            <text:p>5.08</text:p>
          </table:table-cell>
          <table:table-cell office:value-type="float" office:value="1.7922" calcext:value-type="float">
            <text:p>1.7922</text:p>
          </table:table-cell>
          <table:table-cell office:value-type="float" office:value="5.6511" calcext:value-type="float">
            <text:p>5.6511</text:p>
          </table:table-cell>
          <table:table-cell table:formula="of:=AVERAGE([.AD216:.AD225])" office:value-type="float" office:value="5.49682" calcext:value-type="float">
            <text:p>5.5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9676" calcext:value-type="float">
            <text:p>1.9676</text:p>
          </table:table-cell>
          <table:table-cell office:value-type="float" office:value="7.1976" calcext:value-type="float">
            <text:p>7.1976</text:p>
          </table:table-cell>
          <table:table-cell table:formula="of:=AVERAGE([.C217:.C226])" office:value-type="float" office:value="7.75019" calcext:value-type="float">
            <text:p>7.75</text:p>
          </table:table-cell>
          <table:table-cell office:value-type="float" office:value="2.2867" calcext:value-type="float">
            <text:p>2.2867</text:p>
          </table:table-cell>
          <table:table-cell office:value-type="float" office:value="8.9001" calcext:value-type="float">
            <text:p>8.9001</text:p>
          </table:table-cell>
          <table:table-cell table:formula="of:=AVERAGE([.F217:.F226])" office:value-type="float" office:value="7.97744" calcext:value-type="float">
            <text:p>7.98</text:p>
          </table:table-cell>
          <table:table-cell office:value-type="float" office:value="1.7822" calcext:value-type="float">
            <text:p>1.7822</text:p>
          </table:table-cell>
          <table:table-cell office:value-type="float" office:value="3.7348" calcext:value-type="float">
            <text:p>3.7348</text:p>
          </table:table-cell>
          <table:table-cell table:formula="of:=AVERAGE([.I217:.I226])" office:value-type="float" office:value="3.44642" calcext:value-type="float">
            <text:p>3.45</text:p>
          </table:table-cell>
          <table:table-cell office:value-type="float" office:value="1.5846" calcext:value-type="float">
            <text:p>1.5846</text:p>
          </table:table-cell>
          <table:table-cell office:value-type="float" office:value="5.015" calcext:value-type="float">
            <text:p>5.015</text:p>
          </table:table-cell>
          <table:table-cell table:formula="of:=AVERAGE([.L217:.L226])" office:value-type="float" office:value="5.5007" calcext:value-type="float">
            <text:p>5.50</text:p>
          </table:table-cell>
          <table:table-cell office:value-type="float" office:value="2.1016" calcext:value-type="float">
            <text:p>2.1016</text:p>
          </table:table-cell>
          <table:table-cell office:value-type="float" office:value="3.9242" calcext:value-type="float">
            <text:p>3.9242</text:p>
          </table:table-cell>
          <table:table-cell table:formula="of:=AVERAGE([.O217:.O226])" office:value-type="float" office:value="3.9668" calcext:value-type="float">
            <text:p>3.97</text:p>
          </table:table-cell>
          <table:table-cell office:value-type="float" office:value="2.642" calcext:value-type="float">
            <text:p>2.642</text:p>
          </table:table-cell>
          <table:table-cell office:value-type="float" office:value="2.2681" calcext:value-type="float">
            <text:p>2.2681</text:p>
          </table:table-cell>
          <table:table-cell table:formula="of:=AVERAGE([.R217:.R226])" office:value-type="float" office:value="2.97804" calcext:value-type="float">
            <text:p>2.98</text:p>
          </table:table-cell>
          <table:table-cell office:value-type="float" office:value="1.673" calcext:value-type="float">
            <text:p>1.673</text:p>
          </table:table-cell>
          <table:table-cell office:value-type="float" office:value="7.5801" calcext:value-type="float">
            <text:p>7.5801</text:p>
          </table:table-cell>
          <table:table-cell table:formula="of:=AVERAGE([.U217:.U226])" office:value-type="float" office:value="6.6287" calcext:value-type="float">
            <text:p>6.63</text:p>
          </table:table-cell>
          <table:table-cell office:value-type="float" office:value="2.159" calcext:value-type="float">
            <text:p>2.159</text:p>
          </table:table-cell>
          <table:table-cell office:value-type="float" office:value="4.012" calcext:value-type="float">
            <text:p>4.012</text:p>
          </table:table-cell>
          <table:table-cell table:formula="of:=AVERAGE([.X217:.X226])" office:value-type="float" office:value="4.4118" calcext:value-type="float">
            <text:p>4.41</text:p>
          </table:table-cell>
          <table:table-cell office:value-type="float" office:value="1.9597" calcext:value-type="float">
            <text:p>1.9597</text:p>
          </table:table-cell>
          <table:table-cell office:value-type="float" office:value="5.8713" calcext:value-type="float">
            <text:p>5.8713</text:p>
          </table:table-cell>
          <table:table-cell table:formula="of:=AVERAGE([.AA217:.AA226])" office:value-type="float" office:value="5.16012" calcext:value-type="float">
            <text:p>5.16</text:p>
          </table:table-cell>
          <table:table-cell office:value-type="float" office:value="2.0402" calcext:value-type="float">
            <text:p>2.0402</text:p>
          </table:table-cell>
          <table:table-cell office:value-type="float" office:value="4.3989" calcext:value-type="float">
            <text:p>4.3989</text:p>
          </table:table-cell>
          <table:table-cell table:formula="of:=AVERAGE([.AD217:.AD226])" office:value-type="float" office:value="5.42416" calcext:value-type="float">
            <text:p>5.4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6076" calcext:value-type="float">
            <text:p>1.6076</text:p>
          </table:table-cell>
          <table:table-cell office:value-type="float" office:value="8.7207" calcext:value-type="float">
            <text:p>8.7207</text:p>
          </table:table-cell>
          <table:table-cell table:formula="of:=AVERAGE([.C218:.C227])" office:value-type="float" office:value="7.77468" calcext:value-type="float">
            <text:p>7.77</text:p>
          </table:table-cell>
          <table:table-cell office:value-type="float" office:value="1.9824" calcext:value-type="float">
            <text:p>1.9824</text:p>
          </table:table-cell>
          <table:table-cell office:value-type="float" office:value="7.9363" calcext:value-type="float">
            <text:p>7.9363</text:p>
          </table:table-cell>
          <table:table-cell table:formula="of:=AVERAGE([.F218:.F227])" office:value-type="float" office:value="8.07731" calcext:value-type="float">
            <text:p>8.08</text:p>
          </table:table-cell>
          <table:table-cell office:value-type="float" office:value="2.0689" calcext:value-type="float">
            <text:p>2.0689</text:p>
          </table:table-cell>
          <table:table-cell office:value-type="float" office:value="3.4466" calcext:value-type="float">
            <text:p>3.4466</text:p>
          </table:table-cell>
          <table:table-cell table:formula="of:=AVERAGE([.I218:.I227])" office:value-type="float" office:value="3.44716" calcext:value-type="float">
            <text:p>3.45</text:p>
          </table:table-cell>
          <table:table-cell office:value-type="float" office:value="1.7807" calcext:value-type="float">
            <text:p>1.7807</text:p>
          </table:table-cell>
          <table:table-cell office:value-type="float" office:value="5.5301" calcext:value-type="float">
            <text:p>5.5301</text:p>
          </table:table-cell>
          <table:table-cell table:formula="of:=AVERAGE([.L218:.L227])" office:value-type="float" office:value="5.53763" calcext:value-type="float">
            <text:p>5.54</text:p>
          </table:table-cell>
          <table:table-cell office:value-type="float" office:value="1.939" calcext:value-type="float">
            <text:p>1.939</text:p>
          </table:table-cell>
          <table:table-cell office:value-type="float" office:value="4.8168" calcext:value-type="float">
            <text:p>4.8168</text:p>
          </table:table-cell>
          <table:table-cell table:formula="of:=AVERAGE([.O218:.O227])" office:value-type="float" office:value="4.01284" calcext:value-type="float">
            <text:p>4.01</text:p>
          </table:table-cell>
          <table:table-cell office:value-type="float" office:value="2.9311" calcext:value-type="float">
            <text:p>2.9311</text:p>
          </table:table-cell>
          <table:table-cell office:value-type="float" office:value="1.772" calcext:value-type="float">
            <text:p>1.772</text:p>
          </table:table-cell>
          <table:table-cell table:formula="of:=AVERAGE([.R218:.R227])" office:value-type="float" office:value="2.63803" calcext:value-type="float">
            <text:p>2.64</text:p>
          </table:table-cell>
          <table:table-cell office:value-type="float" office:value="1.57" calcext:value-type="float">
            <text:p>1.57</text:p>
          </table:table-cell>
          <table:table-cell office:value-type="float" office:value="6.092" calcext:value-type="float">
            <text:p>6.092</text:p>
          </table:table-cell>
          <table:table-cell table:formula="of:=AVERAGE([.U218:.U227])" office:value-type="float" office:value="6.64983" calcext:value-type="float">
            <text:p>6.65</text:p>
          </table:table-cell>
          <table:table-cell office:value-type="float" office:value="2.1326" calcext:value-type="float">
            <text:p>2.1326</text:p>
          </table:table-cell>
          <table:table-cell office:value-type="float" office:value="4.1857" calcext:value-type="float">
            <text:p>4.1857</text:p>
          </table:table-cell>
          <table:table-cell table:formula="of:=AVERAGE([.X218:.X227])" office:value-type="float" office:value="4.42355" calcext:value-type="float">
            <text:p>4.42</text:p>
          </table:table-cell>
          <table:table-cell office:value-type="float" office:value="2.1738" calcext:value-type="float">
            <text:p>2.1738</text:p>
          </table:table-cell>
          <table:table-cell office:value-type="float" office:value="5.0727" calcext:value-type="float">
            <text:p>5.0727</text:p>
          </table:table-cell>
          <table:table-cell table:formula="of:=AVERAGE([.AA218:.AA227])" office:value-type="float" office:value="5.05311" calcext:value-type="float">
            <text:p>5.05</text:p>
          </table:table-cell>
          <table:table-cell office:value-type="float" office:value="1.8082" calcext:value-type="float">
            <text:p>1.8082</text:p>
          </table:table-cell>
          <table:table-cell office:value-type="float" office:value="4.7856" calcext:value-type="float">
            <text:p>4.7856</text:p>
          </table:table-cell>
          <table:table-cell table:formula="of:=AVERAGE([.AD218:.AD227])" office:value-type="float" office:value="5.49477" calcext:value-type="float">
            <text:p>5.4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479" calcext:value-type="float">
            <text:p>1.479</text:p>
          </table:table-cell>
          <table:table-cell office:value-type="float" office:value="8.7288" calcext:value-type="float">
            <text:p>8.7288</text:p>
          </table:table-cell>
          <table:table-cell table:formula="of:=AVERAGE([.C219:.C228])" office:value-type="float" office:value="7.79976" calcext:value-type="float">
            <text:p>7.80</text:p>
          </table:table-cell>
          <table:table-cell office:value-type="float" office:value="2.0459" calcext:value-type="float">
            <text:p>2.0459</text:p>
          </table:table-cell>
          <table:table-cell office:value-type="float" office:value="8.8124" calcext:value-type="float">
            <text:p>8.8124</text:p>
          </table:table-cell>
          <table:table-cell table:formula="of:=AVERAGE([.F219:.F228])" office:value-type="float" office:value="8.16312" calcext:value-type="float">
            <text:p>8.16</text:p>
          </table:table-cell>
          <table:table-cell office:value-type="float" office:value="1.789" calcext:value-type="float">
            <text:p>1.789</text:p>
          </table:table-cell>
          <table:table-cell office:value-type="float" office:value="3.7482" calcext:value-type="float">
            <text:p>3.7482</text:p>
          </table:table-cell>
          <table:table-cell table:formula="of:=AVERAGE([.I219:.I228])" office:value-type="float" office:value="3.48719" calcext:value-type="float">
            <text:p>3.49</text:p>
          </table:table-cell>
          <table:table-cell office:value-type="float" office:value="1.4745" calcext:value-type="float">
            <text:p>1.4745</text:p>
          </table:table-cell>
          <table:table-cell office:value-type="float" office:value="5.8544" calcext:value-type="float">
            <text:p>5.8544</text:p>
          </table:table-cell>
          <table:table-cell table:formula="of:=AVERAGE([.L219:.L228])" office:value-type="float" office:value="5.56321" calcext:value-type="float">
            <text:p>5.56</text:p>
          </table:table-cell>
          <table:table-cell office:value-type="float" office:value="2.0139" calcext:value-type="float">
            <text:p>2.0139</text:p>
          </table:table-cell>
          <table:table-cell office:value-type="float" office:value="5.2007" calcext:value-type="float">
            <text:p>5.2007</text:p>
          </table:table-cell>
          <table:table-cell table:formula="of:=AVERAGE([.O219:.O228])" office:value-type="float" office:value="4.0415" calcext:value-type="float">
            <text:p>4.04</text:p>
          </table:table-cell>
          <table:table-cell office:value-type="float" office:value="2.5896" calcext:value-type="float">
            <text:p>2.5896</text:p>
          </table:table-cell>
          <table:table-cell office:value-type="float" office:value="2.5102" calcext:value-type="float">
            <text:p>2.5102</text:p>
          </table:table-cell>
          <table:table-cell table:formula="of:=AVERAGE([.R219:.R228])" office:value-type="float" office:value="2.52521" calcext:value-type="float">
            <text:p>2.53</text:p>
          </table:table-cell>
          <table:table-cell office:value-type="float" office:value="1.7432" calcext:value-type="float">
            <text:p>1.7432</text:p>
          </table:table-cell>
          <table:table-cell office:value-type="float" office:value="6.949" calcext:value-type="float">
            <text:p>6.949</text:p>
          </table:table-cell>
          <table:table-cell table:formula="of:=AVERAGE([.U219:.U228])" office:value-type="float" office:value="6.71796" calcext:value-type="float">
            <text:p>6.72</text:p>
          </table:table-cell>
          <table:table-cell office:value-type="float" office:value="2.31" calcext:value-type="float">
            <text:p>2.31</text:p>
          </table:table-cell>
          <table:table-cell office:value-type="float" office:value="3.9647" calcext:value-type="float">
            <text:p>3.9647</text:p>
          </table:table-cell>
          <table:table-cell table:formula="of:=AVERAGE([.X219:.X228])" office:value-type="float" office:value="4.37575" calcext:value-type="float">
            <text:p>4.38</text:p>
          </table:table-cell>
          <table:table-cell office:value-type="float" office:value="1.6329" calcext:value-type="float">
            <text:p>1.6329</text:p>
          </table:table-cell>
          <table:table-cell office:value-type="float" office:value="5.4737" calcext:value-type="float">
            <text:p>5.4737</text:p>
          </table:table-cell>
          <table:table-cell table:formula="of:=AVERAGE([.AA219:.AA228])" office:value-type="float" office:value="5.09797" calcext:value-type="float">
            <text:p>5.10</text:p>
          </table:table-cell>
          <table:table-cell office:value-type="float" office:value="1.688" calcext:value-type="float">
            <text:p>1.688</text:p>
          </table:table-cell>
          <table:table-cell office:value-type="float" office:value="4.5114" calcext:value-type="float">
            <text:p>4.5114</text:p>
          </table:table-cell>
          <table:table-cell table:formula="of:=AVERAGE([.AD219:.AD228])" office:value-type="float" office:value="5.51629" calcext:value-type="float">
            <text:p>5.5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7655" calcext:value-type="float">
            <text:p>1.7655</text:p>
          </table:table-cell>
          <table:table-cell office:value-type="float" office:value="8.5813" calcext:value-type="float">
            <text:p>8.5813</text:p>
          </table:table-cell>
          <table:table-cell table:formula="of:=AVERAGE([.C220:.C229])" office:value-type="float" office:value="7.99691" calcext:value-type="float">
            <text:p>8.00</text:p>
          </table:table-cell>
          <table:table-cell office:value-type="float" office:value="2.0078" calcext:value-type="float">
            <text:p>2.0078</text:p>
          </table:table-cell>
          <table:table-cell office:value-type="float" office:value="7.9906" calcext:value-type="float">
            <text:p>7.9906</text:p>
          </table:table-cell>
          <table:table-cell table:formula="of:=AVERAGE([.F220:.F229])" office:value-type="float" office:value="8.20512" calcext:value-type="float">
            <text:p>8.21</text:p>
          </table:table-cell>
          <table:table-cell office:value-type="float" office:value="1.8307" calcext:value-type="float">
            <text:p>1.8307</text:p>
          </table:table-cell>
          <table:table-cell office:value-type="float" office:value="4.0681" calcext:value-type="float">
            <text:p>4.0681</text:p>
          </table:table-cell>
          <table:table-cell table:formula="of:=AVERAGE([.I220:.I229])" office:value-type="float" office:value="3.55142" calcext:value-type="float">
            <text:p>3.55</text:p>
          </table:table-cell>
          <table:table-cell office:value-type="float" office:value="1.4047" calcext:value-type="float">
            <text:p>1.4047</text:p>
          </table:table-cell>
          <table:table-cell office:value-type="float" office:value="6.3309" calcext:value-type="float">
            <text:p>6.3309</text:p>
          </table:table-cell>
          <table:table-cell table:formula="of:=AVERAGE([.L220:.L229])" office:value-type="float" office:value="5.68859" calcext:value-type="float">
            <text:p>5.69</text:p>
          </table:table-cell>
          <table:table-cell office:value-type="float" office:value="2.1998" calcext:value-type="float">
            <text:p>2.1998</text:p>
          </table:table-cell>
          <table:table-cell office:value-type="float" office:value="4.3984" calcext:value-type="float">
            <text:p>4.3984</text:p>
          </table:table-cell>
          <table:table-cell table:formula="of:=AVERAGE([.O220:.O229])" office:value-type="float" office:value="4.11257" calcext:value-type="float">
            <text:p>4.11</text:p>
          </table:table-cell>
          <table:table-cell office:value-type="float" office:value="2.2305" calcext:value-type="float">
            <text:p>2.2305</text:p>
          </table:table-cell>
          <table:table-cell office:value-type="float" office:value="2.9727" calcext:value-type="float">
            <text:p>2.9727</text:p>
          </table:table-cell>
          <table:table-cell table:formula="of:=AVERAGE([.R220:.R229])" office:value-type="float" office:value="2.5004" calcext:value-type="float">
            <text:p>2.50</text:p>
          </table:table-cell>
          <table:table-cell office:value-type="float" office:value="1.533" calcext:value-type="float">
            <text:p>1.533</text:p>
          </table:table-cell>
          <table:table-cell office:value-type="float" office:value="8.321" calcext:value-type="float">
            <text:p>8.321</text:p>
          </table:table-cell>
          <table:table-cell table:formula="of:=AVERAGE([.U220:.U229])" office:value-type="float" office:value="7.04157" calcext:value-type="float">
            <text:p>7.04</text:p>
          </table:table-cell>
          <table:table-cell office:value-type="float" office:value="2.2754" calcext:value-type="float">
            <text:p>2.2754</text:p>
          </table:table-cell>
          <table:table-cell office:value-type="float" office:value="4.211" calcext:value-type="float">
            <text:p>4.211</text:p>
          </table:table-cell>
          <table:table-cell table:formula="of:=AVERAGE([.X220:.X229])" office:value-type="float" office:value="4.33303" calcext:value-type="float">
            <text:p>4.33</text:p>
          </table:table-cell>
          <table:table-cell office:value-type="float" office:value="2.0554" calcext:value-type="float">
            <text:p>2.0554</text:p>
          </table:table-cell>
          <table:table-cell office:value-type="float" office:value="5.3621" calcext:value-type="float">
            <text:p>5.3621</text:p>
          </table:table-cell>
          <table:table-cell table:formula="of:=AVERAGE([.AA220:.AA229])" office:value-type="float" office:value="5.24591" calcext:value-type="float">
            <text:p>5.25</text:p>
          </table:table-cell>
          <table:table-cell office:value-type="float" office:value="1.8563" calcext:value-type="float">
            <text:p>1.8563</text:p>
          </table:table-cell>
          <table:table-cell office:value-type="float" office:value="4.6323" calcext:value-type="float">
            <text:p>4.6323</text:p>
          </table:table-cell>
          <table:table-cell table:formula="of:=AVERAGE([.AD220:.AD229])" office:value-type="float" office:value="5.60515" calcext:value-type="float">
            <text:p>5.6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9141" calcext:value-type="float">
            <text:p>1.9141</text:p>
          </table:table-cell>
          <table:table-cell office:value-type="float" office:value="8.0339" calcext:value-type="float">
            <text:p>8.0339</text:p>
          </table:table-cell>
          <table:table-cell table:formula="of:=AVERAGE([.C221:.C230])" office:value-type="float" office:value="8.10742" calcext:value-type="float">
            <text:p>8.11</text:p>
          </table:table-cell>
          <table:table-cell office:value-type="float" office:value="1.8437" calcext:value-type="float">
            <text:p>1.8437</text:p>
          </table:table-cell>
          <table:table-cell office:value-type="float" office:value="7.5945" calcext:value-type="float">
            <text:p>7.5945</text:p>
          </table:table-cell>
          <table:table-cell table:formula="of:=AVERAGE([.F221:.F230])" office:value-type="float" office:value="8.09721" calcext:value-type="float">
            <text:p>8.10</text:p>
          </table:table-cell>
          <table:table-cell office:value-type="float" office:value="1.752" calcext:value-type="float">
            <text:p>1.752</text:p>
          </table:table-cell>
          <table:table-cell office:value-type="float" office:value="3.6433" calcext:value-type="float">
            <text:p>3.6433</text:p>
          </table:table-cell>
          <table:table-cell table:formula="of:=AVERAGE([.I221:.I230])" office:value-type="float" office:value="3.59849" calcext:value-type="float">
            <text:p>3.60</text:p>
          </table:table-cell>
          <table:table-cell office:value-type="float" office:value="1.4771" calcext:value-type="float">
            <text:p>1.4771</text:p>
          </table:table-cell>
          <table:table-cell office:value-type="float" office:value="7.0966" calcext:value-type="float">
            <text:p>7.0966</text:p>
          </table:table-cell>
          <table:table-cell table:formula="of:=AVERAGE([.L221:.L230])" office:value-type="float" office:value="5.82267" calcext:value-type="float">
            <text:p>5.82</text:p>
          </table:table-cell>
          <table:table-cell office:value-type="float" office:value="1.9918" calcext:value-type="float">
            <text:p>1.9918</text:p>
          </table:table-cell>
          <table:table-cell office:value-type="float" office:value="5.2719" calcext:value-type="float">
            <text:p>5.2719</text:p>
          </table:table-cell>
          <table:table-cell table:formula="of:=AVERAGE([.O221:.O230])" office:value-type="float" office:value="4.25588" calcext:value-type="float">
            <text:p>4.26</text:p>
          </table:table-cell>
          <table:table-cell office:value-type="float" office:value="2.5989" calcext:value-type="float">
            <text:p>2.5989</text:p>
          </table:table-cell>
          <table:table-cell office:value-type="float" office:value="2.1881" calcext:value-type="float">
            <text:p>2.1881</text:p>
          </table:table-cell>
          <table:table-cell table:formula="of:=AVERAGE([.R221:.R230])" office:value-type="float" office:value="2.44313" calcext:value-type="float">
            <text:p>2.44</text:p>
          </table:table-cell>
          <table:table-cell office:value-type="float" office:value="1.8802" calcext:value-type="float">
            <text:p>1.8802</text:p>
          </table:table-cell>
          <table:table-cell office:value-type="float" office:value="8.1955" calcext:value-type="float">
            <text:p>8.1955</text:p>
          </table:table-cell>
          <table:table-cell table:formula="of:=AVERAGE([.U221:.U230])" office:value-type="float" office:value="7.24852" calcext:value-type="float">
            <text:p>7.25</text:p>
          </table:table-cell>
          <table:table-cell office:value-type="float" office:value="1.9926" calcext:value-type="float">
            <text:p>1.9926</text:p>
          </table:table-cell>
          <table:table-cell office:value-type="float" office:value="4.5648" calcext:value-type="float">
            <text:p>4.5648</text:p>
          </table:table-cell>
          <table:table-cell table:formula="of:=AVERAGE([.X221:.X230])" office:value-type="float" office:value="4.33379" calcext:value-type="float">
            <text:p>4.33</text:p>
          </table:table-cell>
          <table:table-cell office:value-type="float" office:value="2.0452" calcext:value-type="float">
            <text:p>2.0452</text:p>
          </table:table-cell>
          <table:table-cell office:value-type="float" office:value="5.6266" calcext:value-type="float">
            <text:p>5.6266</text:p>
          </table:table-cell>
          <table:table-cell table:formula="of:=AVERAGE([.AA221:.AA230])" office:value-type="float" office:value="5.33611" calcext:value-type="float">
            <text:p>5.34</text:p>
          </table:table-cell>
          <table:table-cell office:value-type="float" office:value="1.9016" calcext:value-type="float">
            <text:p>1.9016</text:p>
          </table:table-cell>
          <table:table-cell office:value-type="float" office:value="4.9987" calcext:value-type="float">
            <text:p>4.9987</text:p>
          </table:table-cell>
          <table:table-cell table:formula="of:=AVERAGE([.AD221:.AD230])" office:value-type="float" office:value="5.61353" calcext:value-type="float">
            <text:p>5.6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7827" calcext:value-type="float">
            <text:p>1.7827</text:p>
          </table:table-cell>
          <table:table-cell office:value-type="float" office:value="9.973" calcext:value-type="float">
            <text:p>9.973</text:p>
          </table:table-cell>
          <table:table-cell table:formula="of:=AVERAGE([.C222:.C231])" office:value-type="float" office:value="8.34571" calcext:value-type="float">
            <text:p>8.35</text:p>
          </table:table-cell>
          <table:table-cell office:value-type="float" office:value="2.1606" calcext:value-type="float">
            <text:p>2.1606</text:p>
          </table:table-cell>
          <table:table-cell office:value-type="float" office:value="8.107" calcext:value-type="float">
            <text:p>8.107</text:p>
          </table:table-cell>
          <table:table-cell table:formula="of:=AVERAGE([.F222:.F231])" office:value-type="float" office:value="7.96057" calcext:value-type="float">
            <text:p>7.96</text:p>
          </table:table-cell>
          <table:table-cell office:value-type="float" office:value="1.654" calcext:value-type="float">
            <text:p>1.654</text:p>
          </table:table-cell>
          <table:table-cell office:value-type="float" office:value="3.9613" calcext:value-type="float">
            <text:p>3.9613</text:p>
          </table:table-cell>
          <table:table-cell table:formula="of:=AVERAGE([.I222:.I231])" office:value-type="float" office:value="3.67235" calcext:value-type="float">
            <text:p>3.67</text:p>
          </table:table-cell>
          <table:table-cell office:value-type="float" office:value="1.6151" calcext:value-type="float">
            <text:p>1.6151</text:p>
          </table:table-cell>
          <table:table-cell office:value-type="float" office:value="6.5123" calcext:value-type="float">
            <text:p>6.5123</text:p>
          </table:table-cell>
          <table:table-cell table:formula="of:=AVERAGE([.L222:.L231])" office:value-type="float" office:value="5.91683" calcext:value-type="float">
            <text:p>5.92</text:p>
          </table:table-cell>
          <table:table-cell office:value-type="float" office:value="2.1802" calcext:value-type="float">
            <text:p>2.1802</text:p>
          </table:table-cell>
          <table:table-cell office:value-type="float" office:value="4.6148" calcext:value-type="float">
            <text:p>4.6148</text:p>
          </table:table-cell>
          <table:table-cell table:formula="of:=AVERAGE([.O222:.O231])" office:value-type="float" office:value="4.26871" calcext:value-type="float">
            <text:p>4.27</text:p>
          </table:table-cell>
          <table:table-cell office:value-type="float" office:value="2.4934" calcext:value-type="float">
            <text:p>2.4934</text:p>
          </table:table-cell>
          <table:table-cell office:value-type="float" office:value="2.3195" calcext:value-type="float">
            <text:p>2.3195</text:p>
          </table:table-cell>
          <table:table-cell table:formula="of:=AVERAGE([.R222:.R231])" office:value-type="float" office:value="2.36515" calcext:value-type="float">
            <text:p>2.37</text:p>
          </table:table-cell>
          <table:table-cell office:value-type="float" office:value="2.0374" calcext:value-type="float">
            <text:p>2.0374</text:p>
          </table:table-cell>
          <table:table-cell office:value-type="float" office:value="7.9026" calcext:value-type="float">
            <text:p>7.9026</text:p>
          </table:table-cell>
          <table:table-cell table:formula="of:=AVERAGE([.U222:.U231])" office:value-type="float" office:value="7.38582" calcext:value-type="float">
            <text:p>7.39</text:p>
          </table:table-cell>
          <table:table-cell office:value-type="float" office:value="2.0988" calcext:value-type="float">
            <text:p>2.0988</text:p>
          </table:table-cell>
          <table:table-cell office:value-type="float" office:value="3.5119" calcext:value-type="float">
            <text:p>3.5119</text:p>
          </table:table-cell>
          <table:table-cell table:formula="of:=AVERAGE([.X222:.X231])" office:value-type="float" office:value="4.20389" calcext:value-type="float">
            <text:p>4.20</text:p>
          </table:table-cell>
          <table:table-cell office:value-type="float" office:value="1.8939" calcext:value-type="float">
            <text:p>1.8939</text:p>
          </table:table-cell>
          <table:table-cell office:value-type="float" office:value="5.3802" calcext:value-type="float">
            <text:p>5.3802</text:p>
          </table:table-cell>
          <table:table-cell table:formula="of:=AVERAGE([.AA222:.AA231])" office:value-type="float" office:value="5.40057" calcext:value-type="float">
            <text:p>5.40</text:p>
          </table:table-cell>
          <table:table-cell office:value-type="float" office:value="2.2017" calcext:value-type="float">
            <text:p>2.2017</text:p>
          </table:table-cell>
          <table:table-cell office:value-type="float" office:value="5.8938" calcext:value-type="float">
            <text:p>5.8938</text:p>
          </table:table-cell>
          <table:table-cell table:formula="of:=AVERAGE([.AD222:.AD231])" office:value-type="float" office:value="5.53359" calcext:value-type="float">
            <text:p>5.5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8927" calcext:value-type="float">
            <text:p>1.8927</text:p>
          </table:table-cell>
          <table:table-cell office:value-type="float" office:value="8.7026" calcext:value-type="float">
            <text:p>8.7026</text:p>
          </table:table-cell>
          <table:table-cell table:formula="of:=AVERAGE([.C223:.C232])" office:value-type="float" office:value="8.3449" calcext:value-type="float">
            <text:p>8.34</text:p>
          </table:table-cell>
          <table:table-cell office:value-type="float" office:value="2.1802" calcext:value-type="float">
            <text:p>2.1802</text:p>
          </table:table-cell>
          <table:table-cell office:value-type="float" office:value="9.5404" calcext:value-type="float">
            <text:p>9.5404</text:p>
          </table:table-cell>
          <table:table-cell table:formula="of:=AVERAGE([.F223:.F232])" office:value-type="float" office:value="8.07123" calcext:value-type="float">
            <text:p>8.07</text:p>
          </table:table-cell>
          <table:table-cell office:value-type="float" office:value="1.8551" calcext:value-type="float">
            <text:p>1.8551</text:p>
          </table:table-cell>
          <table:table-cell office:value-type="float" office:value="3.3206" calcext:value-type="float">
            <text:p>3.3206</text:p>
          </table:table-cell>
          <table:table-cell table:formula="of:=AVERAGE([.I223:.I232])" office:value-type="float" office:value="3.61292" calcext:value-type="float">
            <text:p>3.61</text:p>
          </table:table-cell>
          <table:table-cell office:value-type="float" office:value="1.5592" calcext:value-type="float">
            <text:p>1.5592</text:p>
          </table:table-cell>
          <table:table-cell office:value-type="float" office:value="5.5946" calcext:value-type="float">
            <text:p>5.5946</text:p>
          </table:table-cell>
          <table:table-cell table:formula="of:=AVERAGE([.L223:.L232])" office:value-type="float" office:value="5.91536" calcext:value-type="float">
            <text:p>5.92</text:p>
          </table:table-cell>
          <table:table-cell office:value-type="float" office:value="1.8029" calcext:value-type="float">
            <text:p>1.8029</text:p>
          </table:table-cell>
          <table:table-cell office:value-type="float" office:value="4.6938" calcext:value-type="float">
            <text:p>4.6938</text:p>
          </table:table-cell>
          <table:table-cell table:formula="of:=AVERAGE([.O223:.O232])" office:value-type="float" office:value="4.34222" calcext:value-type="float">
            <text:p>4.34</text:p>
          </table:table-cell>
          <table:table-cell office:value-type="float" office:value="2.5899" calcext:value-type="float">
            <text:p>2.5899</text:p>
          </table:table-cell>
          <table:table-cell office:value-type="float" office:value="1.8077" calcext:value-type="float">
            <text:p>1.8077</text:p>
          </table:table-cell>
          <table:table-cell table:formula="of:=AVERAGE([.R223:.R232])" office:value-type="float" office:value="2.27955" calcext:value-type="float">
            <text:p>2.28</text:p>
          </table:table-cell>
          <table:table-cell office:value-type="float" office:value="1.5502" calcext:value-type="float">
            <text:p>1.5502</text:p>
          </table:table-cell>
          <table:table-cell office:value-type="float" office:value="7.8635" calcext:value-type="float">
            <text:p>7.8635</text:p>
          </table:table-cell>
          <table:table-cell table:formula="of:=AVERAGE([.U223:.U232])" office:value-type="float" office:value="7.46455" calcext:value-type="float">
            <text:p>7.46</text:p>
          </table:table-cell>
          <table:table-cell office:value-type="float" office:value="2.2707" calcext:value-type="float">
            <text:p>2.2707</text:p>
          </table:table-cell>
          <table:table-cell office:value-type="float" office:value="4.855" calcext:value-type="float">
            <text:p>4.855</text:p>
          </table:table-cell>
          <table:table-cell table:formula="of:=AVERAGE([.X223:.X232])" office:value-type="float" office:value="4.2003" calcext:value-type="float">
            <text:p>4.20</text:p>
          </table:table-cell>
          <table:table-cell office:value-type="float" office:value="1.87" calcext:value-type="float">
            <text:p>1.87</text:p>
          </table:table-cell>
          <table:table-cell office:value-type="float" office:value="5.5071" calcext:value-type="float">
            <text:p>5.5071</text:p>
          </table:table-cell>
          <table:table-cell table:formula="of:=AVERAGE([.AA223:.AA232])" office:value-type="float" office:value="5.42574" calcext:value-type="float">
            <text:p>5.43</text:p>
          </table:table-cell>
          <table:table-cell office:value-type="float" office:value="2.1244" calcext:value-type="float">
            <text:p>2.1244</text:p>
          </table:table-cell>
          <table:table-cell office:value-type="float" office:value="5.0059" calcext:value-type="float">
            <text:p>5.0059</text:p>
          </table:table-cell>
          <table:table-cell table:formula="of:=AVERAGE([.AD223:.AD232])" office:value-type="float" office:value="5.30238" calcext:value-type="float">
            <text:p>5.3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8819" calcext:value-type="float">
            <text:p>1.8819</text:p>
          </table:table-cell>
          <table:table-cell office:value-type="float" office:value="9.6908" calcext:value-type="float">
            <text:p>9.6908</text:p>
          </table:table-cell>
          <table:table-cell table:formula="of:=AVERAGE([.C224:.C233])" office:value-type="float" office:value="8.44114" calcext:value-type="float">
            <text:p>8.44</text:p>
          </table:table-cell>
          <table:table-cell office:value-type="float" office:value="2.2773" calcext:value-type="float">
            <text:p>2.2773</text:p>
          </table:table-cell>
          <table:table-cell office:value-type="float" office:value="10.1745" calcext:value-type="float">
            <text:p>10.1745</text:p>
          </table:table-cell>
          <table:table-cell table:formula="of:=AVERAGE([.F224:.F233])" office:value-type="float" office:value="8.46838" calcext:value-type="float">
            <text:p>8.47</text:p>
          </table:table-cell>
          <table:table-cell office:value-type="float" office:value="1.8728" calcext:value-type="float">
            <text:p>1.8728</text:p>
          </table:table-cell>
          <table:table-cell office:value-type="float" office:value="3.8273" calcext:value-type="float">
            <text:p>3.8273</text:p>
          </table:table-cell>
          <table:table-cell table:formula="of:=AVERAGE([.I224:.I233])" office:value-type="float" office:value="3.65768" calcext:value-type="float">
            <text:p>3.66</text:p>
          </table:table-cell>
          <table:table-cell office:value-type="float" office:value="1.7129" calcext:value-type="float">
            <text:p>1.7129</text:p>
          </table:table-cell>
          <table:table-cell office:value-type="float" office:value="6.0533" calcext:value-type="float">
            <text:p>6.0533</text:p>
          </table:table-cell>
          <table:table-cell table:formula="of:=AVERAGE([.L224:.L233])" office:value-type="float" office:value="5.93685" calcext:value-type="float">
            <text:p>5.94</text:p>
          </table:table-cell>
          <table:table-cell office:value-type="float" office:value="1.8382" calcext:value-type="float">
            <text:p>1.8382</text:p>
          </table:table-cell>
          <table:table-cell office:value-type="float" office:value="3.4698" calcext:value-type="float">
            <text:p>3.4698</text:p>
          </table:table-cell>
          <table:table-cell table:formula="of:=AVERAGE([.O224:.O233])" office:value-type="float" office:value="4.37296" calcext:value-type="float">
            <text:p>4.37</text:p>
          </table:table-cell>
          <table:table-cell office:value-type="float" office:value="2.261" calcext:value-type="float">
            <text:p>2.261</text:p>
          </table:table-cell>
          <table:table-cell office:value-type="float" office:value="2.2758" calcext:value-type="float">
            <text:p>2.2758</text:p>
          </table:table-cell>
          <table:table-cell table:formula="of:=AVERAGE([.R224:.R233])" office:value-type="float" office:value="2.23918" calcext:value-type="float">
            <text:p>2.24</text:p>
          </table:table-cell>
          <table:table-cell office:value-type="float" office:value="1.5699" calcext:value-type="float">
            <text:p>1.5699</text:p>
          </table:table-cell>
          <table:table-cell office:value-type="float" office:value="7.5187" calcext:value-type="float">
            <text:p>7.5187</text:p>
          </table:table-cell>
          <table:table-cell table:formula="of:=AVERAGE([.U224:.U233])" office:value-type="float" office:value="7.473" calcext:value-type="float">
            <text:p>7.47</text:p>
          </table:table-cell>
          <table:table-cell office:value-type="float" office:value="2.2361" calcext:value-type="float">
            <text:p>2.2361</text:p>
          </table:table-cell>
          <table:table-cell office:value-type="float" office:value="4.5715" calcext:value-type="float">
            <text:p>4.5715</text:p>
          </table:table-cell>
          <table:table-cell table:formula="of:=AVERAGE([.X224:.X233])" office:value-type="float" office:value="4.23519" calcext:value-type="float">
            <text:p>4.24</text:p>
          </table:table-cell>
          <table:table-cell office:value-type="float" office:value="1.9204" calcext:value-type="float">
            <text:p>1.9204</text:p>
          </table:table-cell>
          <table:table-cell office:value-type="float" office:value="5.3041" calcext:value-type="float">
            <text:p>5.3041</text:p>
          </table:table-cell>
          <table:table-cell table:formula="of:=AVERAGE([.AA224:.AA233])" office:value-type="float" office:value="5.45603" calcext:value-type="float">
            <text:p>5.46</text:p>
          </table:table-cell>
          <table:table-cell office:value-type="float" office:value="2.0448" calcext:value-type="float">
            <text:p>2.0448</text:p>
          </table:table-cell>
          <table:table-cell office:value-type="float" office:value="5.0273" calcext:value-type="float">
            <text:p>5.0273</text:p>
          </table:table-cell>
          <table:table-cell table:formula="of:=AVERAGE([.AD224:.AD233])" office:value-type="float" office:value="5.15552" calcext:value-type="float">
            <text:p>5.1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8699" calcext:value-type="float">
            <text:p>1.8699</text:p>
          </table:table-cell>
          <table:table-cell office:value-type="float" office:value="9.9892" calcext:value-type="float">
            <text:p>9.9892</text:p>
          </table:table-cell>
          <table:table-cell table:formula="of:=AVERAGE([.C225:.C234])" office:value-type="float" office:value="8.64461" calcext:value-type="float">
            <text:p>8.64</text:p>
          </table:table-cell>
          <table:table-cell office:value-type="float" office:value="2.046" calcext:value-type="float">
            <text:p>2.046</text:p>
          </table:table-cell>
          <table:table-cell office:value-type="float" office:value="9.1989" calcext:value-type="float">
            <text:p>9.1989</text:p>
          </table:table-cell>
          <table:table-cell table:formula="of:=AVERAGE([.F225:.F234])" office:value-type="float" office:value="8.64783" calcext:value-type="float">
            <text:p>8.65</text:p>
          </table:table-cell>
          <table:table-cell office:value-type="float" office:value="1.9257" calcext:value-type="float">
            <text:p>1.9257</text:p>
          </table:table-cell>
          <table:table-cell office:value-type="float" office:value="3.6198" calcext:value-type="float">
            <text:p>3.6198</text:p>
          </table:table-cell>
          <table:table-cell table:formula="of:=AVERAGE([.I225:.I234])" office:value-type="float" office:value="3.71235" calcext:value-type="float">
            <text:p>3.71</text:p>
          </table:table-cell>
          <table:table-cell office:value-type="float" office:value="1.6252" calcext:value-type="float">
            <text:p>1.6252</text:p>
          </table:table-cell>
          <table:table-cell office:value-type="float" office:value="6.2751" calcext:value-type="float">
            <text:p>6.2751</text:p>
          </table:table-cell>
          <table:table-cell table:formula="of:=AVERAGE([.L225:.L234])" office:value-type="float" office:value="6.04836" calcext:value-type="float">
            <text:p>6.05</text:p>
          </table:table-cell>
          <table:table-cell office:value-type="float" office:value="1.7775" calcext:value-type="float">
            <text:p>1.7775</text:p>
          </table:table-cell>
          <table:table-cell office:value-type="float" office:value="4.4099" calcext:value-type="float">
            <text:p>4.4099</text:p>
          </table:table-cell>
          <table:table-cell table:formula="of:=AVERAGE([.O225:.O234])" office:value-type="float" office:value="4.45588" calcext:value-type="float">
            <text:p>4.46</text:p>
          </table:table-cell>
          <table:table-cell office:value-type="float" office:value="2.2494" calcext:value-type="float">
            <text:p>2.2494</text:p>
          </table:table-cell>
          <table:table-cell office:value-type="float" office:value="1.7718" calcext:value-type="float">
            <text:p>1.7718</text:p>
          </table:table-cell>
          <table:table-cell table:formula="of:=AVERAGE([.R225:.R234])" office:value-type="float" office:value="2.17366" calcext:value-type="float">
            <text:p>2.17</text:p>
          </table:table-cell>
          <table:table-cell office:value-type="float" office:value="1.464" calcext:value-type="float">
            <text:p>1.464</text:p>
          </table:table-cell>
          <table:table-cell office:value-type="float" office:value="7.4006" calcext:value-type="float">
            <text:p>7.4006</text:p>
          </table:table-cell>
          <table:table-cell table:formula="of:=AVERAGE([.U225:.U234])" office:value-type="float" office:value="7.48058" calcext:value-type="float">
            <text:p>7.48</text:p>
          </table:table-cell>
          <table:table-cell office:value-type="float" office:value="2.1388" calcext:value-type="float">
            <text:p>2.1388</text:p>
          </table:table-cell>
          <table:table-cell office:value-type="float" office:value="5.4214" calcext:value-type="float">
            <text:p>5.4214</text:p>
          </table:table-cell>
          <table:table-cell table:formula="of:=AVERAGE([.X225:.X234])" office:value-type="float" office:value="4.30404" calcext:value-type="float">
            <text:p>4.30</text:p>
          </table:table-cell>
          <table:table-cell office:value-type="float" office:value="1.5708" calcext:value-type="float">
            <text:p>1.5708</text:p>
          </table:table-cell>
          <table:table-cell office:value-type="float" office:value="6.0708" calcext:value-type="float">
            <text:p>6.0708</text:p>
          </table:table-cell>
          <table:table-cell table:formula="of:=AVERAGE([.AA225:.AA234])" office:value-type="float" office:value="5.51968" calcext:value-type="float">
            <text:p>5.52</text:p>
          </table:table-cell>
          <table:table-cell office:value-type="float" office:value="2.2102" calcext:value-type="float">
            <text:p>2.2102</text:p>
          </table:table-cell>
          <table:table-cell office:value-type="float" office:value="5.0435" calcext:value-type="float">
            <text:p>5.0435</text:p>
          </table:table-cell>
          <table:table-cell table:formula="of:=AVERAGE([.AD225:.AD234])" office:value-type="float" office:value="4.99485" calcext:value-type="float">
            <text:p>4.9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822" calcext:value-type="float">
            <text:p>1.822</text:p>
          </table:table-cell>
          <table:table-cell office:value-type="float" office:value="10.3465" calcext:value-type="float">
            <text:p>10.3465</text:p>
          </table:table-cell>
          <table:table-cell table:formula="of:=AVERAGE([.C226:.C235])" office:value-type="float" office:value="8.99644" calcext:value-type="float">
            <text:p>9.00</text:p>
          </table:table-cell>
          <table:table-cell office:value-type="float" office:value="2.1162" calcext:value-type="float">
            <text:p>2.1162</text:p>
          </table:table-cell>
          <table:table-cell office:value-type="float" office:value="9.7305" calcext:value-type="float">
            <text:p>9.7305</text:p>
          </table:table-cell>
          <table:table-cell table:formula="of:=AVERAGE([.F226:.F235])" office:value-type="float" office:value="8.79852" calcext:value-type="float">
            <text:p>8.80</text:p>
          </table:table-cell>
          <table:table-cell office:value-type="float" office:value="2.0691" calcext:value-type="float">
            <text:p>2.0691</text:p>
          </table:table-cell>
          <table:table-cell office:value-type="float" office:value="3.8534" calcext:value-type="float">
            <text:p>3.8534</text:p>
          </table:table-cell>
          <table:table-cell table:formula="of:=AVERAGE([.I226:.I235])" office:value-type="float" office:value="3.72234" calcext:value-type="float">
            <text:p>3.72</text:p>
          </table:table-cell>
          <table:table-cell office:value-type="float" office:value="1.6378" calcext:value-type="float">
            <text:p>1.6378</text:p>
          </table:table-cell>
          <table:table-cell office:value-type="float" office:value="6.2697" calcext:value-type="float">
            <text:p>6.2697</text:p>
          </table:table-cell>
          <table:table-cell table:formula="of:=AVERAGE([.L226:.L235])" office:value-type="float" office:value="6.0532" calcext:value-type="float">
            <text:p>6.05</text:p>
          </table:table-cell>
          <table:table-cell office:value-type="float" office:value="1.5959" calcext:value-type="float">
            <text:p>1.5959</text:p>
          </table:table-cell>
          <table:table-cell office:value-type="float" office:value="4.9503" calcext:value-type="float">
            <text:p>4.9503</text:p>
          </table:table-cell>
          <table:table-cell table:formula="of:=AVERAGE([.O226:.O235])" office:value-type="float" office:value="4.57506" calcext:value-type="float">
            <text:p>4.58</text:p>
          </table:table-cell>
          <table:table-cell office:value-type="float" office:value="2.7046" calcext:value-type="float">
            <text:p>2.7046</text:p>
          </table:table-cell>
          <table:table-cell office:value-type="float" office:value="2.2434" calcext:value-type="float">
            <text:p>2.2434</text:p>
          </table:table-cell>
          <table:table-cell table:formula="of:=AVERAGE([.R226:.R235])" office:value-type="float" office:value="2.21293" calcext:value-type="float">
            <text:p>2.21</text:p>
          </table:table-cell>
          <table:table-cell office:value-type="float" office:value="1.5748" calcext:value-type="float">
            <text:p>1.5748</text:p>
          </table:table-cell>
          <table:table-cell office:value-type="float" office:value="7.2162" calcext:value-type="float">
            <text:p>7.2162</text:p>
          </table:table-cell>
          <table:table-cell table:formula="of:=AVERAGE([.U226:.U235])" office:value-type="float" office:value="7.50392" calcext:value-type="float">
            <text:p>7.50</text:p>
          </table:table-cell>
          <table:table-cell office:value-type="float" office:value="2.2229" calcext:value-type="float">
            <text:p>2.2229</text:p>
          </table:table-cell>
          <table:table-cell office:value-type="float" office:value="5.5799" calcext:value-type="float">
            <text:p>5.5799</text:p>
          </table:table-cell>
          <table:table-cell table:formula="of:=AVERAGE([.X226:.X235])" office:value-type="float" office:value="4.48779" calcext:value-type="float">
            <text:p>4.49</text:p>
          </table:table-cell>
          <table:table-cell office:value-type="float" office:value="1.6524" calcext:value-type="float">
            <text:p>1.6524</text:p>
          </table:table-cell>
          <table:table-cell office:value-type="float" office:value="5.8543" calcext:value-type="float">
            <text:p>5.8543</text:p>
          </table:table-cell>
          <table:table-cell table:formula="of:=AVERAGE([.AA226:.AA235])" office:value-type="float" office:value="5.55229" calcext:value-type="float">
            <text:p>5.55</text:p>
          </table:table-cell>
          <table:table-cell office:value-type="float" office:value="2.1696" calcext:value-type="float">
            <text:p>2.1696</text:p>
          </table:table-cell>
          <table:table-cell office:value-type="float" office:value="4.2608" calcext:value-type="float">
            <text:p>4.2608</text:p>
          </table:table-cell>
          <table:table-cell table:formula="of:=AVERAGE([.AD226:.AD235])" office:value-type="float" office:value="4.85582" calcext:value-type="float">
            <text:p>4.8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873" calcext:value-type="float">
            <text:p>1.873</text:p>
          </table:table-cell>
          <table:table-cell office:value-type="float" office:value="11.3878" calcext:value-type="float">
            <text:p>11.3878</text:p>
          </table:table-cell>
          <table:table-cell table:formula="of:=AVERAGE([.C227:.C236])" office:value-type="float" office:value="9.41546" calcext:value-type="float">
            <text:p>9.42</text:p>
          </table:table-cell>
          <table:table-cell office:value-type="float" office:value="1.8581" calcext:value-type="float">
            <text:p>1.8581</text:p>
          </table:table-cell>
          <table:table-cell office:value-type="float" office:value="8.3632" calcext:value-type="float">
            <text:p>8.3632</text:p>
          </table:table-cell>
          <table:table-cell table:formula="of:=AVERAGE([.F227:.F236])" office:value-type="float" office:value="8.74483" calcext:value-type="float">
            <text:p>8.74</text:p>
          </table:table-cell>
          <table:table-cell office:value-type="float" office:value="2.0385" calcext:value-type="float">
            <text:p>2.0385</text:p>
          </table:table-cell>
          <table:table-cell office:value-type="float" office:value="4.0545" calcext:value-type="float">
            <text:p>4.0545</text:p>
          </table:table-cell>
          <table:table-cell table:formula="of:=AVERAGE([.I227:.I236])" office:value-type="float" office:value="3.75431" calcext:value-type="float">
            <text:p>3.75</text:p>
          </table:table-cell>
          <table:table-cell office:value-type="float" office:value="1.6594" calcext:value-type="float">
            <text:p>1.6594</text:p>
          </table:table-cell>
          <table:table-cell office:value-type="float" office:value="5.8834" calcext:value-type="float">
            <text:p>5.8834</text:p>
          </table:table-cell>
          <table:table-cell table:formula="of:=AVERAGE([.L227:.L236])" office:value-type="float" office:value="6.14004" calcext:value-type="float">
            <text:p>6.14</text:p>
          </table:table-cell>
          <table:table-cell office:value-type="float" office:value="1.7607" calcext:value-type="float">
            <text:p>1.7607</text:p>
          </table:table-cell>
          <table:table-cell office:value-type="float" office:value="4.1034" calcext:value-type="float">
            <text:p>4.1034</text:p>
          </table:table-cell>
          <table:table-cell table:formula="of:=AVERAGE([.O227:.O236])" office:value-type="float" office:value="4.59298" calcext:value-type="float">
            <text:p>4.59</text:p>
          </table:table-cell>
          <table:table-cell office:value-type="float" office:value="2.8432" calcext:value-type="float">
            <text:p>2.8432</text:p>
          </table:table-cell>
          <table:table-cell office:value-type="float" office:value="2.0632" calcext:value-type="float">
            <text:p>2.0632</text:p>
          </table:table-cell>
          <table:table-cell table:formula="of:=AVERAGE([.R227:.R236])" office:value-type="float" office:value="2.19244" calcext:value-type="float">
            <text:p>2.19</text:p>
          </table:table-cell>
          <table:table-cell office:value-type="float" office:value="1.7776" calcext:value-type="float">
            <text:p>1.7776</text:p>
          </table:table-cell>
          <table:table-cell office:value-type="float" office:value="7.3349" calcext:value-type="float">
            <text:p>7.3349</text:p>
          </table:table-cell>
          <table:table-cell table:formula="of:=AVERAGE([.U227:.U236])" office:value-type="float" office:value="7.4794" calcext:value-type="float">
            <text:p>7.48</text:p>
          </table:table-cell>
          <table:table-cell office:value-type="float" office:value="2.1276" calcext:value-type="float">
            <text:p>2.1276</text:p>
          </table:table-cell>
          <table:table-cell office:value-type="float" office:value="4.6233" calcext:value-type="float">
            <text:p>4.6233</text:p>
          </table:table-cell>
          <table:table-cell table:formula="of:=AVERAGE([.X227:.X236])" office:value-type="float" office:value="4.54892" calcext:value-type="float">
            <text:p>4.55</text:p>
          </table:table-cell>
          <table:table-cell office:value-type="float" office:value="1.7902" calcext:value-type="float">
            <text:p>1.7902</text:p>
          </table:table-cell>
          <table:table-cell office:value-type="float" office:value="6.5652" calcext:value-type="float">
            <text:p>6.5652</text:p>
          </table:table-cell>
          <table:table-cell table:formula="of:=AVERAGE([.AA227:.AA236])" office:value-type="float" office:value="5.62168" calcext:value-type="float">
            <text:p>5.62</text:p>
          </table:table-cell>
          <table:table-cell office:value-type="float" office:value="2.1201" calcext:value-type="float">
            <text:p>2.1201</text:p>
          </table:table-cell>
          <table:table-cell office:value-type="float" office:value="4.802" calcext:value-type="float">
            <text:p>4.802</text:p>
          </table:table-cell>
          <table:table-cell table:formula="of:=AVERAGE([.AD227:.AD236])" office:value-type="float" office:value="4.89613" calcext:value-type="float">
            <text:p>4.9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7891" calcext:value-type="float">
            <text:p>1.7891</text:p>
          </table:table-cell>
          <table:table-cell office:value-type="float" office:value="8.8026" calcext:value-type="float">
            <text:p>8.8026</text:p>
          </table:table-cell>
          <table:table-cell table:formula="of:=AVERAGE([.C228:.C237])" office:value-type="float" office:value="9.42365" calcext:value-type="float">
            <text:p>9.42</text:p>
          </table:table-cell>
          <table:table-cell office:value-type="float" office:value="1.7897" calcext:value-type="float">
            <text:p>1.7897</text:p>
          </table:table-cell>
          <table:table-cell office:value-type="float" office:value="9.9083" calcext:value-type="float">
            <text:p>9.9083</text:p>
          </table:table-cell>
          <table:table-cell table:formula="of:=AVERAGE([.F228:.F237])" office:value-type="float" office:value="8.94203" calcext:value-type="float">
            <text:p>8.94</text:p>
          </table:table-cell>
          <table:table-cell office:value-type="float" office:value="1.7478" calcext:value-type="float">
            <text:p>1.7478</text:p>
          </table:table-cell>
          <table:table-cell office:value-type="float" office:value="3.4342" calcext:value-type="float">
            <text:p>3.4342</text:p>
          </table:table-cell>
          <table:table-cell table:formula="of:=AVERAGE([.I228:.I237])" office:value-type="float" office:value="3.75307" calcext:value-type="float">
            <text:p>3.75</text:p>
          </table:table-cell>
          <table:table-cell office:value-type="float" office:value="1.5169" calcext:value-type="float">
            <text:p>1.5169</text:p>
          </table:table-cell>
          <table:table-cell office:value-type="float" office:value="5.5916" calcext:value-type="float">
            <text:p>5.5916</text:p>
          </table:table-cell>
          <table:table-cell table:formula="of:=AVERAGE([.L228:.L237])" office:value-type="float" office:value="6.14619" calcext:value-type="float">
            <text:p>6.15</text:p>
          </table:table-cell>
          <table:table-cell office:value-type="float" office:value="1.94" calcext:value-type="float">
            <text:p>1.94</text:p>
          </table:table-cell>
          <table:table-cell office:value-type="float" office:value="5.6034" calcext:value-type="float">
            <text:p>5.6034</text:p>
          </table:table-cell>
          <table:table-cell table:formula="of:=AVERAGE([.O228:.O237])" office:value-type="float" office:value="4.67164" calcext:value-type="float">
            <text:p>4.67</text:p>
          </table:table-cell>
          <table:table-cell office:value-type="float" office:value="2.9524" calcext:value-type="float">
            <text:p>2.9524</text:p>
          </table:table-cell>
          <table:table-cell office:value-type="float" office:value="2.0351" calcext:value-type="float">
            <text:p>2.0351</text:p>
          </table:table-cell>
          <table:table-cell table:formula="of:=AVERAGE([.R228:.R237])" office:value-type="float" office:value="2.21875" calcext:value-type="float">
            <text:p>2.22</text:p>
          </table:table-cell>
          <table:table-cell office:value-type="float" office:value="1.6768" calcext:value-type="float">
            <text:p>1.6768</text:p>
          </table:table-cell>
          <table:table-cell office:value-type="float" office:value="6.1336" calcext:value-type="float">
            <text:p>6.1336</text:p>
          </table:table-cell>
          <table:table-cell table:formula="of:=AVERAGE([.U228:.U237])" office:value-type="float" office:value="7.48356" calcext:value-type="float">
            <text:p>7.48</text:p>
          </table:table-cell>
          <table:table-cell office:value-type="float" office:value="2.1995" calcext:value-type="float">
            <text:p>2.1995</text:p>
          </table:table-cell>
          <table:table-cell office:value-type="float" office:value="4.0861" calcext:value-type="float">
            <text:p>4.0861</text:p>
          </table:table-cell>
          <table:table-cell table:formula="of:=AVERAGE([.X228:.X237])" office:value-type="float" office:value="4.53896" calcext:value-type="float">
            <text:p>4.54</text:p>
          </table:table-cell>
          <table:table-cell office:value-type="float" office:value="1.9411" calcext:value-type="float">
            <text:p>1.9411</text:p>
          </table:table-cell>
          <table:table-cell office:value-type="float" office:value="5.6871" calcext:value-type="float">
            <text:p>5.6871</text:p>
          </table:table-cell>
          <table:table-cell table:formula="of:=AVERAGE([.AA228:.AA237])" office:value-type="float" office:value="5.68312" calcext:value-type="float">
            <text:p>5.68</text:p>
          </table:table-cell>
          <table:table-cell office:value-type="float" office:value="2.2707" calcext:value-type="float">
            <text:p>2.2707</text:p>
          </table:table-cell>
          <table:table-cell office:value-type="float" office:value="5.3105" calcext:value-type="float">
            <text:p>5.3105</text:p>
          </table:table-cell>
          <table:table-cell table:formula="of:=AVERAGE([.AD228:.AD237])" office:value-type="float" office:value="4.94862" calcext:value-type="float">
            <text:p>4.9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715" calcext:value-type="float">
            <text:p>1.715</text:p>
          </table:table-cell>
          <table:table-cell office:value-type="float" office:value="10.2764" calcext:value-type="float">
            <text:p>10.2764</text:p>
          </table:table-cell>
          <table:table-cell table:formula="of:=AVERAGE([.C229:.C238])" office:value-type="float" office:value="9.57841" calcext:value-type="float">
            <text:p>9.58</text:p>
          </table:table-cell>
          <table:table-cell office:value-type="float" office:value="1.7312" calcext:value-type="float">
            <text:p>1.7312</text:p>
          </table:table-cell>
          <table:table-cell office:value-type="float" office:value="10.4456" calcext:value-type="float">
            <text:p>10.4456</text:p>
          </table:table-cell>
          <table:table-cell table:formula="of:=AVERAGE([.F229:.F238])" office:value-type="float" office:value="9.10535" calcext:value-type="float">
            <text:p>9.11</text:p>
          </table:table-cell>
          <table:table-cell office:value-type="float" office:value="2.0738" calcext:value-type="float">
            <text:p>2.0738</text:p>
          </table:table-cell>
          <table:table-cell office:value-type="float" office:value="3.5702" calcext:value-type="float">
            <text:p>3.5702</text:p>
          </table:table-cell>
          <table:table-cell table:formula="of:=AVERAGE([.I229:.I238])" office:value-type="float" office:value="3.73527" calcext:value-type="float">
            <text:p>3.74</text:p>
          </table:table-cell>
          <table:table-cell office:value-type="float" office:value="1.6118" calcext:value-type="float">
            <text:p>1.6118</text:p>
          </table:table-cell>
          <table:table-cell office:value-type="float" office:value="6.5064" calcext:value-type="float">
            <text:p>6.5064</text:p>
          </table:table-cell>
          <table:table-cell table:formula="of:=AVERAGE([.L229:.L238])" office:value-type="float" office:value="6.21139" calcext:value-type="float">
            <text:p>6.21</text:p>
          </table:table-cell>
          <table:table-cell office:value-type="float" office:value="1.8597" calcext:value-type="float">
            <text:p>1.8597</text:p>
          </table:table-cell>
          <table:table-cell office:value-type="float" office:value="4.4126" calcext:value-type="float">
            <text:p>4.4126</text:p>
          </table:table-cell>
          <table:table-cell table:formula="of:=AVERAGE([.O229:.O238])" office:value-type="float" office:value="4.59283" calcext:value-type="float">
            <text:p>4.59</text:p>
          </table:table-cell>
          <table:table-cell office:value-type="float" office:value="2.6734" calcext:value-type="float">
            <text:p>2.6734</text:p>
          </table:table-cell>
          <table:table-cell office:value-type="float" office:value="1.8468" calcext:value-type="float">
            <text:p>1.8468</text:p>
          </table:table-cell>
          <table:table-cell table:formula="of:=AVERAGE([.R229:.R238])" office:value-type="float" office:value="2.15241" calcext:value-type="float">
            <text:p>2.15</text:p>
          </table:table-cell>
          <table:table-cell office:value-type="float" office:value="1.5962" calcext:value-type="float">
            <text:p>1.5962</text:p>
          </table:table-cell>
          <table:table-cell office:value-type="float" office:value="7.2374" calcext:value-type="float">
            <text:p>7.2374</text:p>
          </table:table-cell>
          <table:table-cell table:formula="of:=AVERAGE([.U229:.U238])" office:value-type="float" office:value="7.5124" calcext:value-type="float">
            <text:p>7.51</text:p>
          </table:table-cell>
          <table:table-cell office:value-type="float" office:value="1.9628" calcext:value-type="float">
            <text:p>1.9628</text:p>
          </table:table-cell>
          <table:table-cell office:value-type="float" office:value="4.2124" calcext:value-type="float">
            <text:p>4.2124</text:p>
          </table:table-cell>
          <table:table-cell table:formula="of:=AVERAGE([.X229:.X238])" office:value-type="float" office:value="4.56373" calcext:value-type="float">
            <text:p>4.56</text:p>
          </table:table-cell>
          <table:table-cell office:value-type="float" office:value="1.8088" calcext:value-type="float">
            <text:p>1.8088</text:p>
          </table:table-cell>
          <table:table-cell office:value-type="float" office:value="4.8022" calcext:value-type="float">
            <text:p>4.8022</text:p>
          </table:table-cell>
          <table:table-cell table:formula="of:=AVERAGE([.AA229:.AA238])" office:value-type="float" office:value="5.61597" calcext:value-type="float">
            <text:p>5.62</text:p>
          </table:table-cell>
          <table:table-cell office:value-type="float" office:value="1.9683" calcext:value-type="float">
            <text:p>1.9683</text:p>
          </table:table-cell>
          <table:table-cell office:value-type="float" office:value="4.8791" calcext:value-type="float">
            <text:p>4.8791</text:p>
          </table:table-cell>
          <table:table-cell table:formula="of:=AVERAGE([.AD229:.AD238])" office:value-type="float" office:value="4.98539" calcext:value-type="float">
            <text:p>4.9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8888" calcext:value-type="float">
            <text:p>1.8888</text:p>
          </table:table-cell>
          <table:table-cell office:value-type="float" office:value="9.9283" calcext:value-type="float">
            <text:p>9.9283</text:p>
          </table:table-cell>
          <table:table-cell table:formula="of:=AVERAGE([.C230:.C239])" office:value-type="float" office:value="9.71311" calcext:value-type="float">
            <text:p>9.71</text:p>
          </table:table-cell>
          <table:table-cell office:value-type="float" office:value="1.795" calcext:value-type="float">
            <text:p>1.795</text:p>
          </table:table-cell>
          <table:table-cell office:value-type="float" office:value="9.5702" calcext:value-type="float">
            <text:p>9.5702</text:p>
          </table:table-cell>
          <table:table-cell table:formula="of:=AVERAGE([.F230:.F239])" office:value-type="float" office:value="9.26331" calcext:value-type="float">
            <text:p>9.26</text:p>
          </table:table-cell>
          <table:table-cell office:value-type="float" office:value="1.8929" calcext:value-type="float">
            <text:p>1.8929</text:p>
          </table:table-cell>
          <table:table-cell office:value-type="float" office:value="3.18" calcext:value-type="float">
            <text:p>3.18</text:p>
          </table:table-cell>
          <table:table-cell table:formula="of:=AVERAGE([.I230:.I239])" office:value-type="float" office:value="3.64646" calcext:value-type="float">
            <text:p>3.65</text:p>
          </table:table-cell>
          <table:table-cell office:value-type="float" office:value="1.4042" calcext:value-type="float">
            <text:p>1.4042</text:p>
          </table:table-cell>
          <table:table-cell office:value-type="float" office:value="7.9673" calcext:value-type="float">
            <text:p>7.9673</text:p>
          </table:table-cell>
          <table:table-cell table:formula="of:=AVERAGE([.L230:.L239])" office:value-type="float" office:value="6.37503" calcext:value-type="float">
            <text:p>6.38</text:p>
          </table:table-cell>
          <table:table-cell office:value-type="float" office:value="1.8509" calcext:value-type="float">
            <text:p>1.8509</text:p>
          </table:table-cell>
          <table:table-cell office:value-type="float" office:value="4.6453" calcext:value-type="float">
            <text:p>4.6453</text:p>
          </table:table-cell>
          <table:table-cell table:formula="of:=AVERAGE([.O230:.O239])" office:value-type="float" office:value="4.61752" calcext:value-type="float">
            <text:p>4.62</text:p>
          </table:table-cell>
          <table:table-cell office:value-type="float" office:value="2.951" calcext:value-type="float">
            <text:p>2.951</text:p>
          </table:table-cell>
          <table:table-cell office:value-type="float" office:value="3.5646" calcext:value-type="float">
            <text:p>3.5646</text:p>
          </table:table-cell>
          <table:table-cell table:formula="of:=AVERAGE([.R230:.R239])" office:value-type="float" office:value="2.2116" calcext:value-type="float">
            <text:p>2.21</text:p>
          </table:table-cell>
          <table:table-cell office:value-type="float" office:value="1.6805" calcext:value-type="float">
            <text:p>1.6805</text:p>
          </table:table-cell>
          <table:table-cell office:value-type="float" office:value="6.6998" calcext:value-type="float">
            <text:p>6.6998</text:p>
          </table:table-cell>
          <table:table-cell table:formula="of:=AVERAGE([.U230:.U239])" office:value-type="float" office:value="7.35028" calcext:value-type="float">
            <text:p>7.35</text:p>
          </table:table-cell>
          <table:table-cell office:value-type="float" office:value="2.0802" calcext:value-type="float">
            <text:p>2.0802</text:p>
          </table:table-cell>
          <table:table-cell office:value-type="float" office:value="3.8261" calcext:value-type="float">
            <text:p>3.8261</text:p>
          </table:table-cell>
          <table:table-cell table:formula="of:=AVERAGE([.X230:.X239])" office:value-type="float" office:value="4.52524" calcext:value-type="float">
            <text:p>4.53</text:p>
          </table:table-cell>
          <table:table-cell office:value-type="float" office:value="1.8529" calcext:value-type="float">
            <text:p>1.8529</text:p>
          </table:table-cell>
          <table:table-cell office:value-type="float" office:value="4.1628" calcext:value-type="float">
            <text:p>4.1628</text:p>
          </table:table-cell>
          <table:table-cell table:formula="of:=AVERAGE([.AA230:.AA239])" office:value-type="float" office:value="5.49604" calcext:value-type="float">
            <text:p>5.50</text:p>
          </table:table-cell>
          <table:table-cell office:value-type="float" office:value="2.0434" calcext:value-type="float">
            <text:p>2.0434</text:p>
          </table:table-cell>
          <table:table-cell office:value-type="float" office:value="6.0294" calcext:value-type="float">
            <text:p>6.0294</text:p>
          </table:table-cell>
          <table:table-cell table:formula="of:=AVERAGE([.AD230:.AD239])" office:value-type="float" office:value="5.1251" calcext:value-type="float">
            <text:p>5.1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.139" calcext:value-type="float">
            <text:p>2.139</text:p>
          </table:table-cell>
          <table:table-cell office:value-type="float" office:value="9.6923" calcext:value-type="float">
            <text:p>9.6923</text:p>
          </table:table-cell>
          <table:table-cell table:formula="of:=AVERAGE([.C231:.C240])" office:value-type="float" office:value="9.87895" calcext:value-type="float">
            <text:p>9.88</text:p>
          </table:table-cell>
          <table:table-cell office:value-type="float" office:value="1.8327" calcext:value-type="float">
            <text:p>1.8327</text:p>
          </table:table-cell>
          <table:table-cell office:value-type="float" office:value="9.9657" calcext:value-type="float">
            <text:p>9.9657</text:p>
          </table:table-cell>
          <table:table-cell table:formula="of:=AVERAGE([.F231:.F240])" office:value-type="float" office:value="9.50043" calcext:value-type="float">
            <text:p>9.50</text:p>
          </table:table-cell>
          <table:table-cell office:value-type="float" office:value="1.8305" calcext:value-type="float">
            <text:p>1.8305</text:p>
          </table:table-cell>
          <table:table-cell office:value-type="float" office:value="3.4949" calcext:value-type="float">
            <text:p>3.4949</text:p>
          </table:table-cell>
          <table:table-cell table:formula="of:=AVERAGE([.I231:.I240])" office:value-type="float" office:value="3.63162" calcext:value-type="float">
            <text:p>3.63</text:p>
          </table:table-cell>
          <table:table-cell office:value-type="float" office:value="1.6536" calcext:value-type="float">
            <text:p>1.6536</text:p>
          </table:table-cell>
          <table:table-cell office:value-type="float" office:value="5.6899" calcext:value-type="float">
            <text:p>5.6899</text:p>
          </table:table-cell>
          <table:table-cell table:formula="of:=AVERAGE([.L231:.L240])" office:value-type="float" office:value="6.23436" calcext:value-type="float">
            <text:p>6.23</text:p>
          </table:table-cell>
          <table:table-cell office:value-type="float" office:value="1.7516" calcext:value-type="float">
            <text:p>1.7516</text:p>
          </table:table-cell>
          <table:table-cell office:value-type="float" office:value="5.4924" calcext:value-type="float">
            <text:p>5.4924</text:p>
          </table:table-cell>
          <table:table-cell table:formula="of:=AVERAGE([.O231:.O240])" office:value-type="float" office:value="4.63957" calcext:value-type="float">
            <text:p>4.64</text:p>
          </table:table-cell>
          <table:table-cell office:value-type="float" office:value="3.1533" calcext:value-type="float">
            <text:p>3.1533</text:p>
          </table:table-cell>
          <table:table-cell office:value-type="float" office:value="3.6676" calcext:value-type="float">
            <text:p>3.6676</text:p>
          </table:table-cell>
          <table:table-cell table:formula="of:=AVERAGE([.R231:.R240])" office:value-type="float" office:value="2.35955" calcext:value-type="float">
            <text:p>2.36</text:p>
          </table:table-cell>
          <table:table-cell office:value-type="float" office:value="1.6348" calcext:value-type="float">
            <text:p>1.6348</text:p>
          </table:table-cell>
          <table:table-cell office:value-type="float" office:value="8.9558" calcext:value-type="float">
            <text:p>8.9558</text:p>
          </table:table-cell>
          <table:table-cell table:formula="of:=AVERAGE([.U231:.U240])" office:value-type="float" office:value="7.42631" calcext:value-type="float">
            <text:p>7.43</text:p>
          </table:table-cell>
          <table:table-cell office:value-type="float" office:value="2.2909" calcext:value-type="float">
            <text:p>2.2909</text:p>
          </table:table-cell>
          <table:table-cell office:value-type="float" office:value="5.0984" calcext:value-type="float">
            <text:p>5.0984</text:p>
          </table:table-cell>
          <table:table-cell table:formula="of:=AVERAGE([.X231:.X240])" office:value-type="float" office:value="4.5786" calcext:value-type="float">
            <text:p>4.58</text:p>
          </table:table-cell>
          <table:table-cell office:value-type="float" office:value="1.8892" calcext:value-type="float">
            <text:p>1.8892</text:p>
          </table:table-cell>
          <table:table-cell office:value-type="float" office:value="4.8304" calcext:value-type="float">
            <text:p>4.8304</text:p>
          </table:table-cell>
          <table:table-cell table:formula="of:=AVERAGE([.AA231:.AA240])" office:value-type="float" office:value="5.41642" calcext:value-type="float">
            <text:p>5.42</text:p>
          </table:table-cell>
          <table:table-cell office:value-type="float" office:value="2.1156" calcext:value-type="float">
            <text:p>2.1156</text:p>
          </table:table-cell>
          <table:table-cell office:value-type="float" office:value="5.2387" calcext:value-type="float">
            <text:p>5.2387</text:p>
          </table:table-cell>
          <table:table-cell table:formula="of:=AVERAGE([.AD231:.AD240])" office:value-type="float" office:value="5.1491" calcext:value-type="float">
            <text:p>5.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9105" calcext:value-type="float">
            <text:p>1.9105</text:p>
          </table:table-cell>
          <table:table-cell office:value-type="float" office:value="7.1249" calcext:value-type="float">
            <text:p>7.1249</text:p>
          </table:table-cell>
          <table:table-cell table:formula="of:=AVERAGE([.C232:.C241])" office:value-type="float" office:value="9.59414" calcext:value-type="float">
            <text:p>9.59</text:p>
          </table:table-cell>
          <table:table-cell office:value-type="float" office:value="2.0652" calcext:value-type="float">
            <text:p>2.0652</text:p>
          </table:table-cell>
          <table:table-cell office:value-type="float" office:value="11.5828" calcext:value-type="float">
            <text:p>11.5828</text:p>
          </table:table-cell>
          <table:table-cell table:formula="of:=AVERAGE([.F232:.F241])" office:value-type="float" office:value="9.84801" calcext:value-type="float">
            <text:p>9.85</text:p>
          </table:table-cell>
          <table:table-cell office:value-type="float" office:value="2.206" calcext:value-type="float">
            <text:p>2.206</text:p>
          </table:table-cell>
          <table:table-cell office:value-type="float" office:value="2.9593" calcext:value-type="float">
            <text:p>2.9593</text:p>
          </table:table-cell>
          <table:table-cell table:formula="of:=AVERAGE([.I232:.I241])" office:value-type="float" office:value="3.53142" calcext:value-type="float">
            <text:p>3.53</text:p>
          </table:table-cell>
          <table:table-cell office:value-type="float" office:value="1.5901" calcext:value-type="float">
            <text:p>1.5901</text:p>
          </table:table-cell>
          <table:table-cell office:value-type="float" office:value="5.0136" calcext:value-type="float">
            <text:p>5.0136</text:p>
          </table:table-cell>
          <table:table-cell table:formula="of:=AVERAGE([.L232:.L241])" office:value-type="float" office:value="6.08449" calcext:value-type="float">
            <text:p>6.08</text:p>
          </table:table-cell>
          <table:table-cell office:value-type="float" office:value="1.9931" calcext:value-type="float">
            <text:p>1.9931</text:p>
          </table:table-cell>
          <table:table-cell office:value-type="float" office:value="4.7202" calcext:value-type="float">
            <text:p>4.7202</text:p>
          </table:table-cell>
          <table:table-cell table:formula="of:=AVERAGE([.O232:.O241])" office:value-type="float" office:value="4.65011" calcext:value-type="float">
            <text:p>4.65</text:p>
          </table:table-cell>
          <table:table-cell office:value-type="float" office:value="2.224" calcext:value-type="float">
            <text:p>2.224</text:p>
          </table:table-cell>
          <table:table-cell office:value-type="float" office:value="4.4802" calcext:value-type="float">
            <text:p>4.4802</text:p>
          </table:table-cell>
          <table:table-cell table:formula="of:=AVERAGE([.R232:.R241])" office:value-type="float" office:value="2.57562" calcext:value-type="float">
            <text:p>2.58</text:p>
          </table:table-cell>
          <table:table-cell office:value-type="float" office:value="1.642" calcext:value-type="float">
            <text:p>1.642</text:p>
          </table:table-cell>
          <table:table-cell office:value-type="float" office:value="7.9598" calcext:value-type="float">
            <text:p>7.9598</text:p>
          </table:table-cell>
          <table:table-cell table:formula="of:=AVERAGE([.U232:.U241])" office:value-type="float" office:value="7.43203" calcext:value-type="float">
            <text:p>7.43</text:p>
          </table:table-cell>
          <table:table-cell office:value-type="float" office:value="2.3145" calcext:value-type="float">
            <text:p>2.3145</text:p>
          </table:table-cell>
          <table:table-cell office:value-type="float" office:value="4.9122" calcext:value-type="float">
            <text:p>4.9122</text:p>
          </table:table-cell>
          <table:table-cell table:formula="of:=AVERAGE([.X232:.X241])" office:value-type="float" office:value="4.71863" calcext:value-type="float">
            <text:p>4.72</text:p>
          </table:table-cell>
          <table:table-cell office:value-type="float" office:value="1.5255" calcext:value-type="float">
            <text:p>1.5255</text:p>
          </table:table-cell>
          <table:table-cell office:value-type="float" office:value="5.7975" calcext:value-type="float">
            <text:p>5.7975</text:p>
          </table:table-cell>
          <table:table-cell table:formula="of:=AVERAGE([.AA232:.AA241])" office:value-type="float" office:value="5.45815" calcext:value-type="float">
            <text:p>5.46</text:p>
          </table:table-cell>
          <table:table-cell office:value-type="float" office:value="1.9586" calcext:value-type="float">
            <text:p>1.9586</text:p>
          </table:table-cell>
          <table:table-cell office:value-type="float" office:value="4.4368" calcext:value-type="float">
            <text:p>4.4368</text:p>
          </table:table-cell>
          <table:table-cell table:formula="of:=AVERAGE([.AD232:.AD241])" office:value-type="float" office:value="5.0034" calcext:value-type="float">
            <text:p>5.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7626" calcext:value-type="float">
            <text:p>1.7626</text:p>
          </table:table-cell>
          <table:table-cell office:value-type="float" office:value="7.1367" calcext:value-type="float">
            <text:p>7.1367</text:p>
          </table:table-cell>
          <table:table-cell table:formula="of:=AVERAGE([.C233:.C242])" office:value-type="float" office:value="9.43755" calcext:value-type="float">
            <text:p>9.44</text:p>
          </table:table-cell>
          <table:table-cell office:value-type="float" office:value="2.0099" calcext:value-type="float">
            <text:p>2.0099</text:p>
          </table:table-cell>
          <table:table-cell office:value-type="float" office:value="11.5964" calcext:value-type="float">
            <text:p>11.5964</text:p>
          </table:table-cell>
          <table:table-cell table:formula="of:=AVERAGE([.F233:.F242])" office:value-type="float" office:value="10.05361" calcext:value-type="float">
            <text:p>10.05</text:p>
          </table:table-cell>
          <table:table-cell office:value-type="float" office:value="2.105" calcext:value-type="float">
            <text:p>2.105</text:p>
          </table:table-cell>
          <table:table-cell office:value-type="float" office:value="3.2592" calcext:value-type="float">
            <text:p>3.2592</text:p>
          </table:table-cell>
          <table:table-cell table:formula="of:=AVERAGE([.I233:.I242])" office:value-type="float" office:value="3.52528" calcext:value-type="float">
            <text:p>3.53</text:p>
          </table:table-cell>
          <table:table-cell office:value-type="float" office:value="1.5222" calcext:value-type="float">
            <text:p>1.5222</text:p>
          </table:table-cell>
          <table:table-cell office:value-type="float" office:value="6.9617" calcext:value-type="float">
            <text:p>6.9617</text:p>
          </table:table-cell>
          <table:table-cell table:formula="of:=AVERAGE([.L233:.L242])" office:value-type="float" office:value="6.2212" calcext:value-type="float">
            <text:p>6.22</text:p>
          </table:table-cell>
          <table:table-cell office:value-type="float" office:value="1.758" calcext:value-type="float">
            <text:p>1.758</text:p>
          </table:table-cell>
          <table:table-cell office:value-type="float" office:value="4.5064" calcext:value-type="float">
            <text:p>4.5064</text:p>
          </table:table-cell>
          <table:table-cell table:formula="of:=AVERAGE([.O233:.O242])" office:value-type="float" office:value="4.63137" calcext:value-type="float">
            <text:p>4.63</text:p>
          </table:table-cell>
          <table:table-cell office:value-type="float" office:value="2.6453" calcext:value-type="float">
            <text:p>2.6453</text:p>
          </table:table-cell>
          <table:table-cell office:value-type="float" office:value="5.2492" calcext:value-type="float">
            <text:p>5.2492</text:p>
          </table:table-cell>
          <table:table-cell table:formula="of:=AVERAGE([.R233:.R242])" office:value-type="float" office:value="2.91977" calcext:value-type="float">
            <text:p>2.92</text:p>
          </table:table-cell>
          <table:table-cell office:value-type="float" office:value="1.7174" calcext:value-type="float">
            <text:p>1.7174</text:p>
          </table:table-cell>
          <table:table-cell office:value-type="float" office:value="9.2944" calcext:value-type="float">
            <text:p>9.2944</text:p>
          </table:table-cell>
          <table:table-cell table:formula="of:=AVERAGE([.U233:.U242])" office:value-type="float" office:value="7.57512" calcext:value-type="float">
            <text:p>7.58</text:p>
          </table:table-cell>
          <table:table-cell office:value-type="float" office:value="2.0463" calcext:value-type="float">
            <text:p>2.0463</text:p>
          </table:table-cell>
          <table:table-cell office:value-type="float" office:value="3.7931" calcext:value-type="float">
            <text:p>3.7931</text:p>
          </table:table-cell>
          <table:table-cell table:formula="of:=AVERAGE([.X233:.X242])" office:value-type="float" office:value="4.61244" calcext:value-type="float">
            <text:p>4.61</text:p>
          </table:table-cell>
          <table:table-cell office:value-type="float" office:value="1.7273" calcext:value-type="float">
            <text:p>1.7273</text:p>
          </table:table-cell>
          <table:table-cell office:value-type="float" office:value="4.5661" calcext:value-type="float">
            <text:p>4.5661</text:p>
          </table:table-cell>
          <table:table-cell table:formula="of:=AVERAGE([.AA233:.AA242])" office:value-type="float" office:value="5.36405" calcext:value-type="float">
            <text:p>5.36</text:p>
          </table:table-cell>
          <table:table-cell office:value-type="float" office:value="1.9377" calcext:value-type="float">
            <text:p>1.9377</text:p>
          </table:table-cell>
          <table:table-cell office:value-type="float" office:value="3.4536" calcext:value-type="float">
            <text:p>3.4536</text:p>
          </table:table-cell>
          <table:table-cell table:formula="of:=AVERAGE([.AD233:.AD242])" office:value-type="float" office:value="4.84817" calcext:value-type="float">
            <text:p>4.8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8183" calcext:value-type="float">
            <text:p>1.8183</text:p>
          </table:table-cell>
          <table:table-cell office:value-type="float" office:value="6.7788" calcext:value-type="float">
            <text:p>6.7788</text:p>
          </table:table-cell>
          <table:table-cell table:formula="of:=AVERAGE([.C234:.C243])" office:value-type="float" office:value="9.14635" calcext:value-type="float">
            <text:p>9.15</text:p>
          </table:table-cell>
          <table:table-cell office:value-type="float" office:value="2.19" calcext:value-type="float">
            <text:p>2.19</text:p>
          </table:table-cell>
          <table:table-cell office:value-type="float" office:value="12.8389" calcext:value-type="float">
            <text:p>12.8389</text:p>
          </table:table-cell>
          <table:table-cell table:formula="of:=AVERAGE([.F234:.F243])" office:value-type="float" office:value="10.32005" calcext:value-type="float">
            <text:p>10.32</text:p>
          </table:table-cell>
          <table:table-cell office:value-type="float" office:value="2.1836" calcext:value-type="float">
            <text:p>2.1836</text:p>
          </table:table-cell>
          <table:table-cell office:value-type="float" office:value="3.2114" calcext:value-type="float">
            <text:p>3.2114</text:p>
          </table:table-cell>
          <table:table-cell table:formula="of:=AVERAGE([.I234:.I243])" office:value-type="float" office:value="3.46369" calcext:value-type="float">
            <text:p>3.46</text:p>
          </table:table-cell>
          <table:table-cell office:value-type="float" office:value="1.5939" calcext:value-type="float">
            <text:p>1.5939</text:p>
          </table:table-cell>
          <table:table-cell office:value-type="float" office:value="6.0642" calcext:value-type="float">
            <text:p>6.0642</text:p>
          </table:table-cell>
          <table:table-cell table:formula="of:=AVERAGE([.L234:.L243])" office:value-type="float" office:value="6.22229" calcext:value-type="float">
            <text:p>6.22</text:p>
          </table:table-cell>
          <table:table-cell office:value-type="float" office:value="1.791" calcext:value-type="float">
            <text:p>1.791</text:p>
          </table:table-cell>
          <table:table-cell office:value-type="float" office:value="3.8757" calcext:value-type="float">
            <text:p>3.8757</text:p>
          </table:table-cell>
          <table:table-cell table:formula="of:=AVERAGE([.O234:.O243])" office:value-type="float" office:value="4.67196" calcext:value-type="float">
            <text:p>4.67</text:p>
          </table:table-cell>
          <table:table-cell office:value-type="float" office:value="2.3865" calcext:value-type="float">
            <text:p>2.3865</text:p>
          </table:table-cell>
          <table:table-cell office:value-type="float" office:value="5.1752" calcext:value-type="float">
            <text:p>5.1752</text:p>
          </table:table-cell>
          <table:table-cell table:formula="of:=AVERAGE([.R234:.R243])" office:value-type="float" office:value="3.20971" calcext:value-type="float">
            <text:p>3.21</text:p>
          </table:table-cell>
          <table:table-cell office:value-type="float" office:value="1.6656" calcext:value-type="float">
            <text:p>1.6656</text:p>
          </table:table-cell>
          <table:table-cell office:value-type="float" office:value="8.4698" calcext:value-type="float">
            <text:p>8.4698</text:p>
          </table:table-cell>
          <table:table-cell table:formula="of:=AVERAGE([.U234:.U243])" office:value-type="float" office:value="7.67023" calcext:value-type="float">
            <text:p>7.67</text:p>
          </table:table-cell>
          <table:table-cell office:value-type="float" office:value="1.9975" calcext:value-type="float">
            <text:p>1.9975</text:p>
          </table:table-cell>
          <table:table-cell office:value-type="float" office:value="3.6144" calcext:value-type="float">
            <text:p>3.6144</text:p>
          </table:table-cell>
          <table:table-cell table:formula="of:=AVERAGE([.X234:.X243])" office:value-type="float" office:value="4.51673" calcext:value-type="float">
            <text:p>4.52</text:p>
          </table:table-cell>
          <table:table-cell office:value-type="float" office:value="1.6668" calcext:value-type="float">
            <text:p>1.6668</text:p>
          </table:table-cell>
          <table:table-cell office:value-type="float" office:value="4.4202" calcext:value-type="float">
            <text:p>4.4202</text:p>
          </table:table-cell>
          <table:table-cell table:formula="of:=AVERAGE([.AA234:.AA243])" office:value-type="float" office:value="5.27566" calcext:value-type="float">
            <text:p>5.28</text:p>
          </table:table-cell>
          <table:table-cell office:value-type="float" office:value="2.0226" calcext:value-type="float">
            <text:p>2.0226</text:p>
          </table:table-cell>
          <table:table-cell office:value-type="float" office:value="3.9169" calcext:value-type="float">
            <text:p>3.9169</text:p>
          </table:table-cell>
          <table:table-cell table:formula="of:=AVERAGE([.AD234:.AD243])" office:value-type="float" office:value="4.73713" calcext:value-type="float">
            <text:p>4.7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6217" calcext:value-type="float">
            <text:p>1.6217</text:p>
          </table:table-cell>
          <table:table-cell office:value-type="float" office:value="7.6367" calcext:value-type="float">
            <text:p>7.6367</text:p>
          </table:table-cell>
          <table:table-cell table:formula="of:=AVERAGE([.C235:.C244])" office:value-type="float" office:value="8.9111" calcext:value-type="float">
            <text:p>8.91</text:p>
          </table:table-cell>
          <table:table-cell office:value-type="float" office:value="1.9923" calcext:value-type="float">
            <text:p>1.9923</text:p>
          </table:table-cell>
          <table:table-cell office:value-type="float" office:value="10.8217" calcext:value-type="float">
            <text:p>10.8217</text:p>
          </table:table-cell>
          <table:table-cell table:formula="of:=AVERAGE([.F235:.F244])" office:value-type="float" office:value="10.48233" calcext:value-type="float">
            <text:p>10.48</text:p>
          </table:table-cell>
          <table:table-cell office:value-type="float" office:value="2.0269" calcext:value-type="float">
            <text:p>2.0269</text:p>
          </table:table-cell>
          <table:table-cell office:value-type="float" office:value="3.8026" calcext:value-type="float">
            <text:p>3.8026</text:p>
          </table:table-cell>
          <table:table-cell table:formula="of:=AVERAGE([.I235:.I244])" office:value-type="float" office:value="3.48197" calcext:value-type="float">
            <text:p>3.48</text:p>
          </table:table-cell>
          <table:table-cell office:value-type="float" office:value="1.7439" calcext:value-type="float">
            <text:p>1.7439</text:p>
          </table:table-cell>
          <table:table-cell office:value-type="float" office:value="6.6185" calcext:value-type="float">
            <text:p>6.6185</text:p>
          </table:table-cell>
          <table:table-cell table:formula="of:=AVERAGE([.L235:.L244])" office:value-type="float" office:value="6.25663" calcext:value-type="float">
            <text:p>6.26</text:p>
          </table:table-cell>
          <table:table-cell office:value-type="float" office:value="1.7309" calcext:value-type="float">
            <text:p>1.7309</text:p>
          </table:table-cell>
          <table:table-cell office:value-type="float" office:value="3.7438" calcext:value-type="float">
            <text:p>3.7438</text:p>
          </table:table-cell>
          <table:table-cell table:formula="of:=AVERAGE([.O235:.O244])" office:value-type="float" office:value="4.60535" calcext:value-type="float">
            <text:p>4.61</text:p>
          </table:table-cell>
          <table:table-cell office:value-type="float" office:value="2.4025" calcext:value-type="float">
            <text:p>2.4025</text:p>
          </table:table-cell>
          <table:table-cell office:value-type="float" office:value="4.1675" calcext:value-type="float">
            <text:p>4.1675</text:p>
          </table:table-cell>
          <table:table-cell table:formula="of:=AVERAGE([.R235:.R244])" office:value-type="float" office:value="3.44928" calcext:value-type="float">
            <text:p>3.45</text:p>
          </table:table-cell>
          <table:table-cell office:value-type="float" office:value="1.5213" calcext:value-type="float">
            <text:p>1.5213</text:p>
          </table:table-cell>
          <table:table-cell office:value-type="float" office:value="7.583" calcext:value-type="float">
            <text:p>7.583</text:p>
          </table:table-cell>
          <table:table-cell table:formula="of:=AVERAGE([.U235:.U244])" office:value-type="float" office:value="7.68847" calcext:value-type="float">
            <text:p>7.69</text:p>
          </table:table-cell>
          <table:table-cell office:value-type="float" office:value="2.387" calcext:value-type="float">
            <text:p>2.387</text:p>
          </table:table-cell>
          <table:table-cell office:value-type="float" office:value="2.7855" calcext:value-type="float">
            <text:p>2.7855</text:p>
          </table:table-cell>
          <table:table-cell table:formula="of:=AVERAGE([.X235:.X244])" office:value-type="float" office:value="4.25314" calcext:value-type="float">
            <text:p>4.25</text:p>
          </table:table-cell>
          <table:table-cell office:value-type="float" office:value="1.5162" calcext:value-type="float">
            <text:p>1.5162</text:p>
          </table:table-cell>
          <table:table-cell office:value-type="float" office:value="6.0521" calcext:value-type="float">
            <text:p>6.0521</text:p>
          </table:table-cell>
          <table:table-cell table:formula="of:=AVERAGE([.AA235:.AA244])" office:value-type="float" office:value="5.27379" calcext:value-type="float">
            <text:p>5.27</text:p>
          </table:table-cell>
          <table:table-cell office:value-type="float" office:value="2.0129" calcext:value-type="float">
            <text:p>2.0129</text:p>
          </table:table-cell>
          <table:table-cell office:value-type="float" office:value="4.0576" calcext:value-type="float">
            <text:p>4.0576</text:p>
          </table:table-cell>
          <table:table-cell table:formula="of:=AVERAGE([.AD235:.AD244])" office:value-type="float" office:value="4.63854" calcext:value-type="float">
            <text:p>4.6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9868" calcext:value-type="float">
            <text:p>1.9868</text:p>
          </table:table-cell>
          <table:table-cell office:value-type="float" office:value="8.5025" calcext:value-type="float">
            <text:p>8.5025</text:p>
          </table:table-cell>
          <table:table-cell table:formula="of:=AVERAGE([.C236:.C245])" office:value-type="float" office:value="8.7267" calcext:value-type="float">
            <text:p>8.73</text:p>
          </table:table-cell>
          <table:table-cell office:value-type="float" office:value="2.0463" calcext:value-type="float">
            <text:p>2.0463</text:p>
          </table:table-cell>
          <table:table-cell office:value-type="float" office:value="10.6536" calcext:value-type="float">
            <text:p>10.6536</text:p>
          </table:table-cell>
          <table:table-cell table:formula="of:=AVERAGE([.F236:.F245])" office:value-type="float" office:value="10.57464" calcext:value-type="float">
            <text:p>10.57</text:p>
          </table:table-cell>
          <table:table-cell office:value-type="float" office:value="2.2706" calcext:value-type="float">
            <text:p>2.2706</text:p>
          </table:table-cell>
          <table:table-cell office:value-type="float" office:value="3.079" calcext:value-type="float">
            <text:p>3.079</text:p>
          </table:table-cell>
          <table:table-cell table:formula="of:=AVERAGE([.I236:.I245])" office:value-type="float" office:value="3.40453" calcext:value-type="float">
            <text:p>3.40</text:p>
          </table:table-cell>
          <table:table-cell office:value-type="float" office:value="1.5756" calcext:value-type="float">
            <text:p>1.5756</text:p>
          </table:table-cell>
          <table:table-cell office:value-type="float" office:value="7.3958" calcext:value-type="float">
            <text:p>7.3958</text:p>
          </table:table-cell>
          <table:table-cell table:formula="of:=AVERAGE([.L236:.L245])" office:value-type="float" office:value="6.36924" calcext:value-type="float">
            <text:p>6.37</text:p>
          </table:table-cell>
          <table:table-cell office:value-type="float" office:value="2.1128" calcext:value-type="float">
            <text:p>2.1128</text:p>
          </table:table-cell>
          <table:table-cell office:value-type="float" office:value="4.726" calcext:value-type="float">
            <text:p>4.726</text:p>
          </table:table-cell>
          <table:table-cell table:formula="of:=AVERAGE([.O236:.O245])" office:value-type="float" office:value="4.58292" calcext:value-type="float">
            <text:p>4.58</text:p>
          </table:table-cell>
          <table:table-cell office:value-type="float" office:value="2.423" calcext:value-type="float">
            <text:p>2.423</text:p>
          </table:table-cell>
          <table:table-cell office:value-type="float" office:value="5.7678" calcext:value-type="float">
            <text:p>5.7678</text:p>
          </table:table-cell>
          <table:table-cell table:formula="of:=AVERAGE([.R236:.R245])" office:value-type="float" office:value="3.80172" calcext:value-type="float">
            <text:p>3.80</text:p>
          </table:table-cell>
          <table:table-cell office:value-type="float" office:value="1.6546" calcext:value-type="float">
            <text:p>1.6546</text:p>
          </table:table-cell>
          <table:table-cell office:value-type="float" office:value="7.6721" calcext:value-type="float">
            <text:p>7.6721</text:p>
          </table:table-cell>
          <table:table-cell table:formula="of:=AVERAGE([.U236:.U245])" office:value-type="float" office:value="7.73406" calcext:value-type="float">
            <text:p>7.73</text:p>
          </table:table-cell>
          <table:table-cell office:value-type="float" office:value="2.5554" calcext:value-type="float">
            <text:p>2.5554</text:p>
          </table:table-cell>
          <table:table-cell office:value-type="float" office:value="3.8868" calcext:value-type="float">
            <text:p>3.8868</text:p>
          </table:table-cell>
          <table:table-cell table:formula="of:=AVERAGE([.X236:.X245])" office:value-type="float" office:value="4.08383" calcext:value-type="float">
            <text:p>4.08</text:p>
          </table:table-cell>
          <table:table-cell office:value-type="float" office:value="1.637" calcext:value-type="float">
            <text:p>1.637</text:p>
          </table:table-cell>
          <table:table-cell office:value-type="float" office:value="5.2826" calcext:value-type="float">
            <text:p>5.2826</text:p>
          </table:table-cell>
          <table:table-cell table:formula="of:=AVERAGE([.AA236:.AA245])" office:value-type="float" office:value="5.21662" calcext:value-type="float">
            <text:p>5.22</text:p>
          </table:table-cell>
          <table:table-cell office:value-type="float" office:value="1.8071" calcext:value-type="float">
            <text:p>1.8071</text:p>
          </table:table-cell>
          <table:table-cell office:value-type="float" office:value="4.4222" calcext:value-type="float">
            <text:p>4.4222</text:p>
          </table:table-cell>
          <table:table-cell table:formula="of:=AVERAGE([.AD236:.AD245])" office:value-type="float" office:value="4.65468" calcext:value-type="float">
            <text:p>4.6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932" calcext:value-type="float">
            <text:p>1.932</text:p>
          </table:table-cell>
          <table:table-cell office:value-type="float" office:value="11.2419" calcext:value-type="float">
            <text:p>11.2419</text:p>
          </table:table-cell>
          <table:table-cell table:formula="of:=AVERAGE([.C237:.C246])" office:value-type="float" office:value="8.71211" calcext:value-type="float">
            <text:p>8.71</text:p>
          </table:table-cell>
          <table:table-cell office:value-type="float" office:value="2.2105" calcext:value-type="float">
            <text:p>2.2105</text:p>
          </table:table-cell>
          <table:table-cell office:value-type="float" office:value="12.0434" calcext:value-type="float">
            <text:p>12.0434</text:p>
          </table:table-cell>
          <table:table-cell table:formula="of:=AVERAGE([.F237:.F246])" office:value-type="float" office:value="10.94266" calcext:value-type="float">
            <text:p>10.94</text:p>
          </table:table-cell>
          <table:table-cell office:value-type="float" office:value="1.9928" calcext:value-type="float">
            <text:p>1.9928</text:p>
          </table:table-cell>
          <table:table-cell office:value-type="float" office:value="3.4946" calcext:value-type="float">
            <text:p>3.4946</text:p>
          </table:table-cell>
          <table:table-cell table:formula="of:=AVERAGE([.I237:.I246])" office:value-type="float" office:value="3.34854" calcext:value-type="float">
            <text:p>3.35</text:p>
          </table:table-cell>
          <table:table-cell office:value-type="float" office:value="1.4543" calcext:value-type="float">
            <text:p>1.4543</text:p>
          </table:table-cell>
          <table:table-cell office:value-type="float" office:value="7.0643" calcext:value-type="float">
            <text:p>7.0643</text:p>
          </table:table-cell>
          <table:table-cell table:formula="of:=AVERAGE([.L237:.L246])" office:value-type="float" office:value="6.48733" calcext:value-type="float">
            <text:p>6.49</text:p>
          </table:table-cell>
          <table:table-cell office:value-type="float" office:value="1.8636" calcext:value-type="float">
            <text:p>1.8636</text:p>
          </table:table-cell>
          <table:table-cell office:value-type="float" office:value="4.3712" calcext:value-type="float">
            <text:p>4.3712</text:p>
          </table:table-cell>
          <table:table-cell table:formula="of:=AVERAGE([.O237:.O246])" office:value-type="float" office:value="4.6097" calcext:value-type="float">
            <text:p>4.61</text:p>
          </table:table-cell>
          <table:table-cell office:value-type="float" office:value="2.3347" calcext:value-type="float">
            <text:p>2.3347</text:p>
          </table:table-cell>
          <table:table-cell office:value-type="float" office:value="5.1969" calcext:value-type="float">
            <text:p>5.1969</text:p>
          </table:table-cell>
          <table:table-cell table:formula="of:=AVERAGE([.R237:.R246])" office:value-type="float" office:value="4.11509" calcext:value-type="float">
            <text:p>4.12</text:p>
          </table:table-cell>
          <table:table-cell office:value-type="float" office:value="1.6916" calcext:value-type="float">
            <text:p>1.6916</text:p>
          </table:table-cell>
          <table:table-cell office:value-type="float" office:value="7.7896" calcext:value-type="float">
            <text:p>7.7896</text:p>
          </table:table-cell>
          <table:table-cell table:formula="of:=AVERAGE([.U237:.U246])" office:value-type="float" office:value="7.77953" calcext:value-type="float">
            <text:p>7.78</text:p>
          </table:table-cell>
          <table:table-cell office:value-type="float" office:value="2.2356" calcext:value-type="float">
            <text:p>2.2356</text:p>
          </table:table-cell>
          <table:table-cell office:value-type="float" office:value="4.037" calcext:value-type="float">
            <text:p>4.037</text:p>
          </table:table-cell>
          <table:table-cell table:formula="of:=AVERAGE([.X237:.X246])" office:value-type="float" office:value="4.0252" calcext:value-type="float">
            <text:p>4.03</text:p>
          </table:table-cell>
          <table:table-cell office:value-type="float" office:value="1.736" calcext:value-type="float">
            <text:p>1.736</text:p>
          </table:table-cell>
          <table:table-cell office:value-type="float" office:value="4.135" calcext:value-type="float">
            <text:p>4.135</text:p>
          </table:table-cell>
          <table:table-cell table:formula="of:=AVERAGE([.AA237:.AA246])" office:value-type="float" office:value="4.9736" calcext:value-type="float">
            <text:p>4.97</text:p>
          </table:table-cell>
          <table:table-cell office:value-type="float" office:value="1.847" calcext:value-type="float">
            <text:p>1.847</text:p>
          </table:table-cell>
          <table:table-cell office:value-type="float" office:value="3.3463" calcext:value-type="float">
            <text:p>3.3463</text:p>
          </table:table-cell>
          <table:table-cell table:formula="of:=AVERAGE([.AD237:.AD246])" office:value-type="float" office:value="4.50911" calcext:value-type="float">
            <text:p>4.5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8351" calcext:value-type="float">
            <text:p>1.8351</text:p>
          </table:table-cell>
          <table:table-cell office:value-type="float" office:value="8.2623" calcext:value-type="float">
            <text:p>8.2623</text:p>
          </table:table-cell>
          <table:table-cell table:formula="of:=AVERAGE([.C238:.C247])" office:value-type="float" office:value="8.65808" calcext:value-type="float">
            <text:p>8.66</text:p>
          </table:table-cell>
          <table:table-cell office:value-type="float" office:value="2.3408" calcext:value-type="float">
            <text:p>2.3408</text:p>
          </table:table-cell>
          <table:table-cell office:value-type="float" office:value="10.8574" calcext:value-type="float">
            <text:p>10.8574</text:p>
          </table:table-cell>
          <table:table-cell table:formula="of:=AVERAGE([.F238:.F247])" office:value-type="float" office:value="11.03757" calcext:value-type="float">
            <text:p>11.04</text:p>
          </table:table-cell>
          <table:table-cell office:value-type="float" office:value="2.4952" calcext:value-type="float">
            <text:p>2.4952</text:p>
          </table:table-cell>
          <table:table-cell office:value-type="float" office:value="3.2939" calcext:value-type="float">
            <text:p>3.2939</text:p>
          </table:table-cell>
          <table:table-cell table:formula="of:=AVERAGE([.I238:.I247])" office:value-type="float" office:value="3.33451" calcext:value-type="float">
            <text:p>3.33</text:p>
          </table:table-cell>
          <table:table-cell office:value-type="float" office:value="1.815" calcext:value-type="float">
            <text:p>1.815</text:p>
          </table:table-cell>
          <table:table-cell office:value-type="float" office:value="7.4932" calcext:value-type="float">
            <text:p>7.4932</text:p>
          </table:table-cell>
          <table:table-cell table:formula="of:=AVERAGE([.L238:.L247])" office:value-type="float" office:value="6.67749" calcext:value-type="float">
            <text:p>6.68</text:p>
          </table:table-cell>
          <table:table-cell office:value-type="float" office:value="1.9886" calcext:value-type="float">
            <text:p>1.9886</text:p>
          </table:table-cell>
          <table:table-cell office:value-type="float" office:value="4.3709" calcext:value-type="float">
            <text:p>4.3709</text:p>
          </table:table-cell>
          <table:table-cell table:formula="of:=AVERAGE([.O238:.O247])" office:value-type="float" office:value="4.48645" calcext:value-type="float">
            <text:p>4.49</text:p>
          </table:table-cell>
          <table:table-cell office:value-type="float" office:value="2.018" calcext:value-type="float">
            <text:p>2.018</text:p>
          </table:table-cell>
          <table:table-cell office:value-type="float" office:value="4.9957" calcext:value-type="float">
            <text:p>4.9957</text:p>
          </table:table-cell>
          <table:table-cell table:formula="of:=AVERAGE([.R238:.R247])" office:value-type="float" office:value="4.41115" calcext:value-type="float">
            <text:p>4.41</text:p>
          </table:table-cell>
          <table:table-cell office:value-type="float" office:value="1.7557" calcext:value-type="float">
            <text:p>1.7557</text:p>
          </table:table-cell>
          <table:table-cell office:value-type="float" office:value="7.9161" calcext:value-type="float">
            <text:p>7.9161</text:p>
          </table:table-cell>
          <table:table-cell table:formula="of:=AVERAGE([.U238:.U247])" office:value-type="float" office:value="7.95778" calcext:value-type="float">
            <text:p>7.96</text:p>
          </table:table-cell>
          <table:table-cell office:value-type="float" office:value="2.3445" calcext:value-type="float">
            <text:p>2.3445</text:p>
          </table:table-cell>
          <table:table-cell office:value-type="float" office:value="3.8085" calcext:value-type="float">
            <text:p>3.8085</text:p>
          </table:table-cell>
          <table:table-cell table:formula="of:=AVERAGE([.X238:.X247])" office:value-type="float" office:value="3.99744" calcext:value-type="float">
            <text:p>4.00</text:p>
          </table:table-cell>
          <table:table-cell office:value-type="float" office:value="1.6068" calcext:value-type="float">
            <text:p>1.6068</text:p>
          </table:table-cell>
          <table:table-cell office:value-type="float" office:value="5.2188" calcext:value-type="float">
            <text:p>5.2188</text:p>
          </table:table-cell>
          <table:table-cell table:formula="of:=AVERAGE([.AA238:.AA247])" office:value-type="float" office:value="4.92677" calcext:value-type="float">
            <text:p>4.93</text:p>
          </table:table-cell>
          <table:table-cell office:value-type="float" office:value="1.734" calcext:value-type="float">
            <text:p>1.734</text:p>
          </table:table-cell>
          <table:table-cell office:value-type="float" office:value="4.2125" calcext:value-type="float">
            <text:p>4.2125</text:p>
          </table:table-cell>
          <table:table-cell table:formula="of:=AVERAGE([.AD238:.AD247])" office:value-type="float" office:value="4.39931" calcext:value-type="float">
            <text:p>4.4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9177" calcext:value-type="float">
            <text:p>1.9177</text:p>
          </table:table-cell>
          <table:table-cell office:value-type="float" office:value="6.8353" calcext:value-type="float">
            <text:p>6.8353</text:p>
          </table:table-cell>
          <table:table-cell table:formula="of:=AVERAGE([.C239:.C248])" office:value-type="float" office:value="8.31397" calcext:value-type="float">
            <text:p>8.31</text:p>
          </table:table-cell>
          <table:table-cell office:value-type="float" office:value="2.0089" calcext:value-type="float">
            <text:p>2.0089</text:p>
          </table:table-cell>
          <table:table-cell office:value-type="float" office:value="11.4092" calcext:value-type="float">
            <text:p>11.4092</text:p>
          </table:table-cell>
          <table:table-cell table:formula="of:=AVERAGE([.F239:.F248])" office:value-type="float" office:value="11.13393" calcext:value-type="float">
            <text:p>11.13</text:p>
          </table:table-cell>
          <table:table-cell office:value-type="float" office:value="2.1333" calcext:value-type="float">
            <text:p>2.1333</text:p>
          </table:table-cell>
          <table:table-cell office:value-type="float" office:value="2.9228" calcext:value-type="float">
            <text:p>2.9228</text:p>
          </table:table-cell>
          <table:table-cell table:formula="of:=AVERAGE([.I239:.I248])" office:value-type="float" office:value="3.26977" calcext:value-type="float">
            <text:p>3.27</text:p>
          </table:table-cell>
          <table:table-cell office:value-type="float" office:value="1.7108" calcext:value-type="float">
            <text:p>1.7108</text:p>
          </table:table-cell>
          <table:table-cell office:value-type="float" office:value="6.4951" calcext:value-type="float">
            <text:p>6.4951</text:p>
          </table:table-cell>
          <table:table-cell table:formula="of:=AVERAGE([.L239:.L248])" office:value-type="float" office:value="6.67636" calcext:value-type="float">
            <text:p>6.68</text:p>
          </table:table-cell>
          <table:table-cell office:value-type="float" office:value="1.8116" calcext:value-type="float">
            <text:p>1.8116</text:p>
          </table:table-cell>
          <table:table-cell office:value-type="float" office:value="4.1253" calcext:value-type="float">
            <text:p>4.1253</text:p>
          </table:table-cell>
          <table:table-cell table:formula="of:=AVERAGE([.O239:.O248])" office:value-type="float" office:value="4.45772" calcext:value-type="float">
            <text:p>4.46</text:p>
          </table:table-cell>
          <table:table-cell office:value-type="float" office:value="2.4861" calcext:value-type="float">
            <text:p>2.4861</text:p>
          </table:table-cell>
          <table:table-cell office:value-type="float" office:value="4.1849" calcext:value-type="float">
            <text:p>4.1849</text:p>
          </table:table-cell>
          <table:table-cell table:formula="of:=AVERAGE([.R239:.R248])" office:value-type="float" office:value="4.64496" calcext:value-type="float">
            <text:p>4.64</text:p>
          </table:table-cell>
          <table:table-cell office:value-type="float" office:value="1.6389" calcext:value-type="float">
            <text:p>1.6389</text:p>
          </table:table-cell>
          <table:table-cell office:value-type="float" office:value="6.9642" calcext:value-type="float">
            <text:p>6.9642</text:p>
          </table:table-cell>
          <table:table-cell table:formula="of:=AVERAGE([.U239:.U248])" office:value-type="float" office:value="7.93046" calcext:value-type="float">
            <text:p>7.93</text:p>
          </table:table-cell>
          <table:table-cell office:value-type="float" office:value="2.443" calcext:value-type="float">
            <text:p>2.443</text:p>
          </table:table-cell>
          <table:table-cell office:value-type="float" office:value="3.5057" calcext:value-type="float">
            <text:p>3.5057</text:p>
          </table:table-cell>
          <table:table-cell table:formula="of:=AVERAGE([.X239:.X248])" office:value-type="float" office:value="3.92677" calcext:value-type="float">
            <text:p>3.93</text:p>
          </table:table-cell>
          <table:table-cell office:value-type="float" office:value="1.7213" calcext:value-type="float">
            <text:p>1.7213</text:p>
          </table:table-cell>
          <table:table-cell office:value-type="float" office:value="5.3682" calcext:value-type="float">
            <text:p>5.3682</text:p>
          </table:table-cell>
          <table:table-cell table:formula="of:=AVERAGE([.AA239:.AA248])" office:value-type="float" office:value="4.98337" calcext:value-type="float">
            <text:p>4.98</text:p>
          </table:table-cell>
          <table:table-cell office:value-type="float" office:value="2.067" calcext:value-type="float">
            <text:p>2.067</text:p>
          </table:table-cell>
          <table:table-cell office:value-type="float" office:value="3.6631" calcext:value-type="float">
            <text:p>3.6631</text:p>
          </table:table-cell>
          <table:table-cell table:formula="of:=AVERAGE([.AD239:.AD248])" office:value-type="float" office:value="4.27771" calcext:value-type="float">
            <text:p>4.2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.0012" calcext:value-type="float">
            <text:p>2.0012</text:p>
          </table:table-cell>
          <table:table-cell office:value-type="float" office:value="9.2724" calcext:value-type="float">
            <text:p>9.2724</text:p>
          </table:table-cell>
          <table:table-cell table:formula="of:=AVERAGE([.C240:.C249])" office:value-type="float" office:value="8.24838" calcext:value-type="float">
            <text:p>8.25</text:p>
          </table:table-cell>
          <table:table-cell office:value-type="float" office:value="2.0589" calcext:value-type="float">
            <text:p>2.0589</text:p>
          </table:table-cell>
          <table:table-cell office:value-type="float" office:value="10.707" calcext:value-type="float">
            <text:p>10.707</text:p>
          </table:table-cell>
          <table:table-cell table:formula="of:=AVERAGE([.F240:.F249])" office:value-type="float" office:value="11.24761" calcext:value-type="float">
            <text:p>11.25</text:p>
          </table:table-cell>
          <table:table-cell office:value-type="float" office:value="2.1183" calcext:value-type="float">
            <text:p>2.1183</text:p>
          </table:table-cell>
          <table:table-cell office:value-type="float" office:value="2.7818" calcext:value-type="float">
            <text:p>2.7818</text:p>
          </table:table-cell>
          <table:table-cell table:formula="of:=AVERAGE([.I240:.I249])" office:value-type="float" office:value="3.22995" calcext:value-type="float">
            <text:p>3.23</text:p>
          </table:table-cell>
          <table:table-cell office:value-type="float" office:value="1.8966" calcext:value-type="float">
            <text:p>1.8966</text:p>
          </table:table-cell>
          <table:table-cell office:value-type="float" office:value="6.2543" calcext:value-type="float">
            <text:p>6.2543</text:p>
          </table:table-cell>
          <table:table-cell table:formula="of:=AVERAGE([.L240:.L249])" office:value-type="float" office:value="6.50506" calcext:value-type="float">
            <text:p>6.51</text:p>
          </table:table-cell>
          <table:table-cell office:value-type="float" office:value="1.7691" calcext:value-type="float">
            <text:p>1.7691</text:p>
          </table:table-cell>
          <table:table-cell office:value-type="float" office:value="4.0576" calcext:value-type="float">
            <text:p>4.0576</text:p>
          </table:table-cell>
          <table:table-cell table:formula="of:=AVERAGE([.O240:.O249])" office:value-type="float" office:value="4.39895" calcext:value-type="float">
            <text:p>4.40</text:p>
          </table:table-cell>
          <table:table-cell office:value-type="float" office:value="2.0737" calcext:value-type="float">
            <text:p>2.0737</text:p>
          </table:table-cell>
          <table:table-cell office:value-type="float" office:value="5.433" calcext:value-type="float">
            <text:p>5.433</text:p>
          </table:table-cell>
          <table:table-cell table:formula="of:=AVERAGE([.R240:.R249])" office:value-type="float" office:value="4.8318" calcext:value-type="float">
            <text:p>4.83</text:p>
          </table:table-cell>
          <table:table-cell office:value-type="float" office:value="1.6023" calcext:value-type="float">
            <text:p>1.6023</text:p>
          </table:table-cell>
          <table:table-cell office:value-type="float" office:value="7.2153" calcext:value-type="float">
            <text:p>7.2153</text:p>
          </table:table-cell>
          <table:table-cell table:formula="of:=AVERAGE([.U240:.U249])" office:value-type="float" office:value="7.98201" calcext:value-type="float">
            <text:p>7.98</text:p>
          </table:table-cell>
          <table:table-cell office:value-type="float" office:value="2.3113" calcext:value-type="float">
            <text:p>2.3113</text:p>
          </table:table-cell>
          <table:table-cell office:value-type="float" office:value="3.9105" calcext:value-type="float">
            <text:p>3.9105</text:p>
          </table:table-cell>
          <table:table-cell table:formula="of:=AVERAGE([.X240:.X249])" office:value-type="float" office:value="3.93521" calcext:value-type="float">
            <text:p>3.94</text:p>
          </table:table-cell>
          <table:table-cell office:value-type="float" office:value="1.5545" calcext:value-type="float">
            <text:p>1.5545</text:p>
          </table:table-cell>
          <table:table-cell office:value-type="float" office:value="5.4318" calcext:value-type="float">
            <text:p>5.4318</text:p>
          </table:table-cell>
          <table:table-cell table:formula="of:=AVERAGE([.AA240:.AA249])" office:value-type="float" office:value="5.11027" calcext:value-type="float">
            <text:p>5.11</text:p>
          </table:table-cell>
          <table:table-cell office:value-type="float" office:value="1.902" calcext:value-type="float">
            <text:p>1.902</text:p>
          </table:table-cell>
          <table:table-cell office:value-type="float" office:value="3.776" calcext:value-type="float">
            <text:p>3.776</text:p>
          </table:table-cell>
          <table:table-cell table:formula="of:=AVERAGE([.AD240:.AD249])" office:value-type="float" office:value="4.05237" calcext:value-type="float">
            <text:p>4.0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8237" calcext:value-type="float">
            <text:p>1.8237</text:p>
          </table:table-cell>
          <table:table-cell office:value-type="float" office:value="9.6144" calcext:value-type="float">
            <text:p>9.6144</text:p>
          </table:table-cell>
          <table:table-cell table:formula="of:=AVERAGE([.C241:.C250])" office:value-type="float" office:value="8.24059" calcext:value-type="float">
            <text:p>8.24</text:p>
          </table:table-cell>
          <table:table-cell office:value-type="float" office:value="2.1857" calcext:value-type="float">
            <text:p>2.1857</text:p>
          </table:table-cell>
          <table:table-cell office:value-type="float" office:value="9.8441" calcext:value-type="float">
            <text:p>9.8441</text:p>
          </table:table-cell>
          <table:table-cell table:formula="of:=AVERAGE([.F241:.F250])" office:value-type="float" office:value="11.23545" calcext:value-type="float">
            <text:p>11.24</text:p>
          </table:table-cell>
          <table:table-cell office:value-type="float" office:value="2.2846" calcext:value-type="float">
            <text:p>2.2846</text:p>
          </table:table-cell>
          <table:table-cell office:value-type="float" office:value="2.5855" calcext:value-type="float">
            <text:p>2.5855</text:p>
          </table:table-cell>
          <table:table-cell table:formula="of:=AVERAGE([.I241:.I250])" office:value-type="float" office:value="3.13901" calcext:value-type="float">
            <text:p>3.14</text:p>
          </table:table-cell>
          <table:table-cell office:value-type="float" office:value="1.8634" calcext:value-type="float">
            <text:p>1.8634</text:p>
          </table:table-cell>
          <table:table-cell office:value-type="float" office:value="6.3817" calcext:value-type="float">
            <text:p>6.3817</text:p>
          </table:table-cell>
          <table:table-cell table:formula="of:=AVERAGE([.L241:.L250])" office:value-type="float" office:value="6.57424" calcext:value-type="float">
            <text:p>6.57</text:p>
          </table:table-cell>
          <table:table-cell office:value-type="float" office:value="2.0482" calcext:value-type="float">
            <text:p>2.0482</text:p>
          </table:table-cell>
          <table:table-cell office:value-type="float" office:value="3.9352" calcext:value-type="float">
            <text:p>3.9352</text:p>
          </table:table-cell>
          <table:table-cell table:formula="of:=AVERAGE([.O241:.O250])" office:value-type="float" office:value="4.24323" calcext:value-type="float">
            <text:p>4.24</text:p>
          </table:table-cell>
          <table:table-cell office:value-type="float" office:value="2.1091" calcext:value-type="float">
            <text:p>2.1091</text:p>
          </table:table-cell>
          <table:table-cell office:value-type="float" office:value="5.133" calcext:value-type="float">
            <text:p>5.133</text:p>
          </table:table-cell>
          <table:table-cell table:formula="of:=AVERAGE([.R241:.R250])" office:value-type="float" office:value="4.97834" calcext:value-type="float">
            <text:p>4.98</text:p>
          </table:table-cell>
          <table:table-cell office:value-type="float" office:value="1.6464" calcext:value-type="float">
            <text:p>1.6464</text:p>
          </table:table-cell>
          <table:table-cell office:value-type="float" office:value="5.858" calcext:value-type="float">
            <text:p>5.858</text:p>
          </table:table-cell>
          <table:table-cell table:formula="of:=AVERAGE([.U241:.U250])" office:value-type="float" office:value="7.67223" calcext:value-type="float">
            <text:p>7.67</text:p>
          </table:table-cell>
          <table:table-cell office:value-type="float" office:value="2.183" calcext:value-type="float">
            <text:p>2.183</text:p>
          </table:table-cell>
          <table:table-cell office:value-type="float" office:value="4.3612" calcext:value-type="float">
            <text:p>4.3612</text:p>
          </table:table-cell>
          <table:table-cell table:formula="of:=AVERAGE([.X241:.X250])" office:value-type="float" office:value="3.86149" calcext:value-type="float">
            <text:p>3.86</text:p>
          </table:table-cell>
          <table:table-cell office:value-type="float" office:value="1.4227" calcext:value-type="float">
            <text:p>1.4227</text:p>
          </table:table-cell>
          <table:table-cell office:value-type="float" office:value="5.0846" calcext:value-type="float">
            <text:p>5.0846</text:p>
          </table:table-cell>
          <table:table-cell table:formula="of:=AVERAGE([.AA241:.AA250])" office:value-type="float" office:value="5.13569" calcext:value-type="float">
            <text:p>5.14</text:p>
          </table:table-cell>
          <table:table-cell office:value-type="float" office:value="1.9815" calcext:value-type="float">
            <text:p>1.9815</text:p>
          </table:table-cell>
          <table:table-cell office:value-type="float" office:value="2.1266" calcext:value-type="float">
            <text:p>2.1266</text:p>
          </table:table-cell>
          <table:table-cell table:formula="of:=AVERAGE([.AD241:.AD250])" office:value-type="float" office:value="3.74116" calcext:value-type="float">
            <text:p>3.7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0954" calcext:value-type="float">
            <text:p>2.0954</text:p>
          </table:table-cell>
          <table:table-cell office:value-type="float" office:value="10.2913" calcext:value-type="float">
            <text:p>10.2913</text:p>
          </table:table-cell>
          <table:table-cell table:formula="of:=AVERAGE([.C242:.C251])" office:value-type="float" office:value="8.55723" calcext:value-type="float">
            <text:p>8.56</text:p>
          </table:table-cell>
          <table:table-cell office:value-type="float" office:value="2.2536" calcext:value-type="float">
            <text:p>2.2536</text:p>
          </table:table-cell>
          <table:table-cell office:value-type="float" office:value="9.6652" calcext:value-type="float">
            <text:p>9.6652</text:p>
          </table:table-cell>
          <table:table-cell table:formula="of:=AVERAGE([.F242:.F251])" office:value-type="float" office:value="11.04369" calcext:value-type="float">
            <text:p>11.04</text:p>
          </table:table-cell>
          <table:table-cell office:value-type="float" office:value="2.1997" calcext:value-type="float">
            <text:p>2.1997</text:p>
          </table:table-cell>
          <table:table-cell office:value-type="float" office:value="3.019" calcext:value-type="float">
            <text:p>3.019</text:p>
          </table:table-cell>
          <table:table-cell table:formula="of:=AVERAGE([.I242:.I251])" office:value-type="float" office:value="3.14498" calcext:value-type="float">
            <text:p>3.14</text:p>
          </table:table-cell>
          <table:table-cell office:value-type="float" office:value="1.7775" calcext:value-type="float">
            <text:p>1.7775</text:p>
          </table:table-cell>
          <table:table-cell office:value-type="float" office:value="5.8228" calcext:value-type="float">
            <text:p>5.8228</text:p>
          </table:table-cell>
          <table:table-cell table:formula="of:=AVERAGE([.L242:.L251])" office:value-type="float" office:value="6.65516" calcext:value-type="float">
            <text:p>6.66</text:p>
          </table:table-cell>
          <table:table-cell office:value-type="float" office:value="2.1317" calcext:value-type="float">
            <text:p>2.1317</text:p>
          </table:table-cell>
          <table:table-cell office:value-type="float" office:value="4.6739" calcext:value-type="float">
            <text:p>4.6739</text:p>
          </table:table-cell>
          <table:table-cell table:formula="of:=AVERAGE([.O242:.O251])" office:value-type="float" office:value="4.2386" calcext:value-type="float">
            <text:p>4.24</text:p>
          </table:table-cell>
          <table:table-cell office:value-type="float" office:value="2.1485" calcext:value-type="float">
            <text:p>2.1485</text:p>
          </table:table-cell>
          <table:table-cell office:value-type="float" office:value="5.8387" calcext:value-type="float">
            <text:p>5.8387</text:p>
          </table:table-cell>
          <table:table-cell table:formula="of:=AVERAGE([.R242:.R251])" office:value-type="float" office:value="5.11419" calcext:value-type="float">
            <text:p>5.11</text:p>
          </table:table-cell>
          <table:table-cell office:value-type="float" office:value="1.5605" calcext:value-type="float">
            <text:p>1.5605</text:p>
          </table:table-cell>
          <table:table-cell office:value-type="float" office:value="6.7372" calcext:value-type="float">
            <text:p>6.7372</text:p>
          </table:table-cell>
          <table:table-cell table:formula="of:=AVERAGE([.U242:.U251])" office:value-type="float" office:value="7.54997" calcext:value-type="float">
            <text:p>7.55</text:p>
          </table:table-cell>
          <table:table-cell office:value-type="float" office:value="2.2671" calcext:value-type="float">
            <text:p>2.2671</text:p>
          </table:table-cell>
          <table:table-cell office:value-type="float" office:value="3.9004" calcext:value-type="float">
            <text:p>3.9004</text:p>
          </table:table-cell>
          <table:table-cell table:formula="of:=AVERAGE([.X242:.X251])" office:value-type="float" office:value="3.76031" calcext:value-type="float">
            <text:p>3.76</text:p>
          </table:table-cell>
          <table:table-cell office:value-type="float" office:value="1.8239" calcext:value-type="float">
            <text:p>1.8239</text:p>
          </table:table-cell>
          <table:table-cell office:value-type="float" office:value="6.5855" calcext:value-type="float">
            <text:p>6.5855</text:p>
          </table:table-cell>
          <table:table-cell table:formula="of:=AVERAGE([.AA242:.AA251])" office:value-type="float" office:value="5.21449" calcext:value-type="float">
            <text:p>5.21</text:p>
          </table:table-cell>
          <table:table-cell office:value-type="float" office:value="1.8548" calcext:value-type="float">
            <text:p>1.8548</text:p>
          </table:table-cell>
          <table:table-cell office:value-type="float" office:value="2.0842" calcext:value-type="float">
            <text:p>2.0842</text:p>
          </table:table-cell>
          <table:table-cell table:formula="of:=AVERAGE([.AD242:.AD251])" office:value-type="float" office:value="3.5059" calcext:value-type="float">
            <text:p>3.5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9173" calcext:value-type="float">
            <text:p>1.9173</text:p>
          </table:table-cell>
          <table:table-cell office:value-type="float" office:value="8.8221" calcext:value-type="float">
            <text:p>8.8221</text:p>
          </table:table-cell>
          <table:table-cell table:formula="of:=AVERAGE([.C243:.C252])" office:value-type="float" office:value="8.72577" calcext:value-type="float">
            <text:p>8.73</text:p>
          </table:table-cell>
          <table:table-cell office:value-type="float" office:value="1.9732" calcext:value-type="float">
            <text:p>1.9732</text:p>
          </table:table-cell>
          <table:table-cell office:value-type="float" office:value="10.5845" calcext:value-type="float">
            <text:p>10.5845</text:p>
          </table:table-cell>
          <table:table-cell table:formula="of:=AVERAGE([.F243:.F252])" office:value-type="float" office:value="10.9425" calcext:value-type="float">
            <text:p>10.94</text:p>
          </table:table-cell>
          <table:table-cell office:value-type="float" office:value="2.2616" calcext:value-type="float">
            <text:p>2.2616</text:p>
          </table:table-cell>
          <table:table-cell office:value-type="float" office:value="2.7834" calcext:value-type="float">
            <text:p>2.7834</text:p>
          </table:table-cell>
          <table:table-cell table:formula="of:=AVERAGE([.I243:.I252])" office:value-type="float" office:value="3.0974" calcext:value-type="float">
            <text:p>3.10</text:p>
          </table:table-cell>
          <table:table-cell office:value-type="float" office:value="1.7656" calcext:value-type="float">
            <text:p>1.7656</text:p>
          </table:table-cell>
          <table:table-cell office:value-type="float" office:value="5.4368" calcext:value-type="float">
            <text:p>5.4368</text:p>
          </table:table-cell>
          <table:table-cell table:formula="of:=AVERAGE([.L243:.L252])" office:value-type="float" office:value="6.50267" calcext:value-type="float">
            <text:p>6.50</text:p>
          </table:table-cell>
          <table:table-cell office:value-type="float" office:value="2.2754" calcext:value-type="float">
            <text:p>2.2754</text:p>
          </table:table-cell>
          <table:table-cell office:value-type="float" office:value="3.5732" calcext:value-type="float">
            <text:p>3.5732</text:p>
          </table:table-cell>
          <table:table-cell table:formula="of:=AVERAGE([.O243:.O252])" office:value-type="float" office:value="4.14528" calcext:value-type="float">
            <text:p>4.15</text:p>
          </table:table-cell>
          <table:table-cell office:value-type="float" office:value="2.1578" calcext:value-type="float">
            <text:p>2.1578</text:p>
          </table:table-cell>
          <table:table-cell office:value-type="float" office:value="5.555" calcext:value-type="float">
            <text:p>5.555</text:p>
          </table:table-cell>
          <table:table-cell table:formula="of:=AVERAGE([.R243:.R252])" office:value-type="float" office:value="5.14477" calcext:value-type="float">
            <text:p>5.14</text:p>
          </table:table-cell>
          <table:table-cell office:value-type="float" office:value="1.6106" calcext:value-type="float">
            <text:p>1.6106</text:p>
          </table:table-cell>
          <table:table-cell office:value-type="float" office:value="7.0319" calcext:value-type="float">
            <text:p>7.0319</text:p>
          </table:table-cell>
          <table:table-cell table:formula="of:=AVERAGE([.U243:.U252])" office:value-type="float" office:value="7.32372" calcext:value-type="float">
            <text:p>7.32</text:p>
          </table:table-cell>
          <table:table-cell office:value-type="float" office:value="2.1293" calcext:value-type="float">
            <text:p>2.1293</text:p>
          </table:table-cell>
          <table:table-cell office:value-type="float" office:value="4.3067" calcext:value-type="float">
            <text:p>4.3067</text:p>
          </table:table-cell>
          <table:table-cell table:formula="of:=AVERAGE([.X243:.X252])" office:value-type="float" office:value="3.81167" calcext:value-type="float">
            <text:p>3.81</text:p>
          </table:table-cell>
          <table:table-cell office:value-type="float" office:value="1.6589" calcext:value-type="float">
            <text:p>1.6589</text:p>
          </table:table-cell>
          <table:table-cell office:value-type="float" office:value="6.0408" calcext:value-type="float">
            <text:p>6.0408</text:p>
          </table:table-cell>
          <table:table-cell table:formula="of:=AVERAGE([.AA243:.AA252])" office:value-type="float" office:value="5.36196" calcext:value-type="float">
            <text:p>5.36</text:p>
          </table:table-cell>
          <table:table-cell office:value-type="float" office:value="1.8617" calcext:value-type="float">
            <text:p>1.8617</text:p>
          </table:table-cell>
          <table:table-cell office:value-type="float" office:value="2.9377" calcext:value-type="float">
            <text:p>2.9377</text:p>
          </table:table-cell>
          <table:table-cell table:formula="of:=AVERAGE([.AD243:.AD252])" office:value-type="float" office:value="3.45431" calcext:value-type="float">
            <text:p>3.4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842" calcext:value-type="float">
            <text:p>1.4842</text:p>
          </table:table-cell>
          <table:table-cell office:value-type="float" office:value="9.4226" calcext:value-type="float">
            <text:p>9.4226</text:p>
          </table:table-cell>
          <table:table-cell table:formula="of:=AVERAGE([.C244:.C253])" office:value-type="float" office:value="8.99015" calcext:value-type="float">
            <text:p>8.99</text:p>
          </table:table-cell>
          <table:table-cell office:value-type="float" office:value="2.1225" calcext:value-type="float">
            <text:p>2.1225</text:p>
          </table:table-cell>
          <table:table-cell office:value-type="float" office:value="10.7303" calcext:value-type="float">
            <text:p>10.7303</text:p>
          </table:table-cell>
          <table:table-cell table:formula="of:=AVERAGE([.F244:.F253])" office:value-type="float" office:value="10.73164" calcext:value-type="float">
            <text:p>10.73</text:p>
          </table:table-cell>
          <table:table-cell office:value-type="float" office:value="1.9494" calcext:value-type="float">
            <text:p>1.9494</text:p>
          </table:table-cell>
          <table:table-cell office:value-type="float" office:value="3.4414" calcext:value-type="float">
            <text:p>3.4414</text:p>
          </table:table-cell>
          <table:table-cell table:formula="of:=AVERAGE([.I244:.I253])" office:value-type="float" office:value="3.1204" calcext:value-type="float">
            <text:p>3.12</text:p>
          </table:table-cell>
          <table:table-cell office:value-type="float" office:value="1.7232" calcext:value-type="float">
            <text:p>1.7232</text:p>
          </table:table-cell>
          <table:table-cell office:value-type="float" office:value="5.5599" calcext:value-type="float">
            <text:p>5.5599</text:p>
          </table:table-cell>
          <table:table-cell table:formula="of:=AVERAGE([.L244:.L253])" office:value-type="float" office:value="6.45224" calcext:value-type="float">
            <text:p>6.45</text:p>
          </table:table-cell>
          <table:table-cell office:value-type="float" office:value="2.1662" calcext:value-type="float">
            <text:p>2.1662</text:p>
          </table:table-cell>
          <table:table-cell office:value-type="float" office:value="3.2872" calcext:value-type="float">
            <text:p>3.2872</text:p>
          </table:table-cell>
          <table:table-cell table:formula="of:=AVERAGE([.O244:.O253])" office:value-type="float" office:value="4.08643" calcext:value-type="float">
            <text:p>4.09</text:p>
          </table:table-cell>
          <table:table-cell office:value-type="float" office:value="1.8842" calcext:value-type="float">
            <text:p>1.8842</text:p>
          </table:table-cell>
          <table:table-cell office:value-type="float" office:value="6.459" calcext:value-type="float">
            <text:p>6.459</text:p>
          </table:table-cell>
          <table:table-cell table:formula="of:=AVERAGE([.R244:.R253])" office:value-type="float" office:value="5.27315" calcext:value-type="float">
            <text:p>5.27</text:p>
          </table:table-cell>
          <table:table-cell office:value-type="float" office:value="1.6563" calcext:value-type="float">
            <text:p>1.6563</text:p>
          </table:table-cell>
          <table:table-cell office:value-type="float" office:value="6.4369" calcext:value-type="float">
            <text:p>6.4369</text:p>
          </table:table-cell>
          <table:table-cell table:formula="of:=AVERAGE([.U244:.U253])" office:value-type="float" office:value="7.12043" calcext:value-type="float">
            <text:p>7.12</text:p>
          </table:table-cell>
          <table:table-cell office:value-type="float" office:value="1.9747" calcext:value-type="float">
            <text:p>1.9747</text:p>
          </table:table-cell>
          <table:table-cell office:value-type="float" office:value="5.3981" calcext:value-type="float">
            <text:p>5.3981</text:p>
          </table:table-cell>
          <table:table-cell table:formula="of:=AVERAGE([.X244:.X253])" office:value-type="float" office:value="3.99004" calcext:value-type="float">
            <text:p>3.99</text:p>
          </table:table-cell>
          <table:table-cell office:value-type="float" office:value="1.7392" calcext:value-type="float">
            <text:p>1.7392</text:p>
          </table:table-cell>
          <table:table-cell office:value-type="float" office:value="5.2462" calcext:value-type="float">
            <text:p>5.2462</text:p>
          </table:table-cell>
          <table:table-cell table:formula="of:=AVERAGE([.AA244:.AA253])" office:value-type="float" office:value="5.44456" calcext:value-type="float">
            <text:p>5.44</text:p>
          </table:table-cell>
          <table:table-cell office:value-type="float" office:value="1.7792" calcext:value-type="float">
            <text:p>1.7792</text:p>
          </table:table-cell>
          <table:table-cell office:value-type="float" office:value="3.5856" calcext:value-type="float">
            <text:p>3.5856</text:p>
          </table:table-cell>
          <table:table-cell table:formula="of:=AVERAGE([.AD244:.AD253])" office:value-type="float" office:value="3.42118" calcext:value-type="float">
            <text:p>3.4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6934" calcext:value-type="float">
            <text:p>1.6934</text:p>
          </table:table-cell>
          <table:table-cell office:value-type="float" office:value="9.4058" calcext:value-type="float">
            <text:p>9.4058</text:p>
          </table:table-cell>
          <table:table-cell table:formula="of:=AVERAGE([.C245:.C254])" office:value-type="float" office:value="9.16706" calcext:value-type="float">
            <text:p>9.17</text:p>
          </table:table-cell>
          <table:table-cell office:value-type="float" office:value="1.9851" calcext:value-type="float">
            <text:p>1.9851</text:p>
          </table:table-cell>
          <table:table-cell office:value-type="float" office:value="9.7452" calcext:value-type="float">
            <text:p>9.7452</text:p>
          </table:table-cell>
          <table:table-cell table:formula="of:=AVERAGE([.F245:.F254])" office:value-type="float" office:value="10.62399" calcext:value-type="float">
            <text:p>10.62</text:p>
          </table:table-cell>
          <table:table-cell office:value-type="float" office:value="2.0271" calcext:value-type="float">
            <text:p>2.0271</text:p>
          </table:table-cell>
          <table:table-cell office:value-type="float" office:value="3.7558" calcext:value-type="float">
            <text:p>3.7558</text:p>
          </table:table-cell>
          <table:table-cell table:formula="of:=AVERAGE([.I245:.I254])" office:value-type="float" office:value="3.11572" calcext:value-type="float">
            <text:p>3.12</text:p>
          </table:table-cell>
          <table:table-cell office:value-type="float" office:value="1.783" calcext:value-type="float">
            <text:p>1.783</text:p>
          </table:table-cell>
          <table:table-cell office:value-type="float" office:value="6.9424" calcext:value-type="float">
            <text:p>6.9424</text:p>
          </table:table-cell>
          <table:table-cell table:formula="of:=AVERAGE([.L245:.L254])" office:value-type="float" office:value="6.48463" calcext:value-type="float">
            <text:p>6.48</text:p>
          </table:table-cell>
          <table:table-cell office:value-type="float" office:value="1.8595" calcext:value-type="float">
            <text:p>1.8595</text:p>
          </table:table-cell>
          <table:table-cell office:value-type="float" office:value="3.918" calcext:value-type="float">
            <text:p>3.918</text:p>
          </table:table-cell>
          <table:table-cell table:formula="of:=AVERAGE([.O245:.O254])" office:value-type="float" office:value="4.10385" calcext:value-type="float">
            <text:p>4.10</text:p>
          </table:table-cell>
          <table:table-cell office:value-type="float" office:value="2.1354" calcext:value-type="float">
            <text:p>2.1354</text:p>
          </table:table-cell>
          <table:table-cell office:value-type="float" office:value="5.0012" calcext:value-type="float">
            <text:p>5.0012</text:p>
          </table:table-cell>
          <table:table-cell table:formula="of:=AVERAGE([.R245:.R254])" office:value-type="float" office:value="5.35652" calcext:value-type="float">
            <text:p>5.36</text:p>
          </table:table-cell>
          <table:table-cell office:value-type="float" office:value="1.511" calcext:value-type="float">
            <text:p>1.511</text:p>
          </table:table-cell>
          <table:table-cell office:value-type="float" office:value="5.4211" calcext:value-type="float">
            <text:p>5.4211</text:p>
          </table:table-cell>
          <table:table-cell table:formula="of:=AVERAGE([.U245:.U254])" office:value-type="float" office:value="6.90424" calcext:value-type="float">
            <text:p>6.90</text:p>
          </table:table-cell>
          <table:table-cell office:value-type="float" office:value="1.8459" calcext:value-type="float">
            <text:p>1.8459</text:p>
          </table:table-cell>
          <table:table-cell office:value-type="float" office:value="5.4878" calcext:value-type="float">
            <text:p>5.4878</text:p>
          </table:table-cell>
          <table:table-cell table:formula="of:=AVERAGE([.X245:.X254])" office:value-type="float" office:value="4.26027" calcext:value-type="float">
            <text:p>4.26</text:p>
          </table:table-cell>
          <table:table-cell office:value-type="float" office:value="1.643" calcext:value-type="float">
            <text:p>1.643</text:p>
          </table:table-cell>
          <table:table-cell office:value-type="float" office:value="5.3616" calcext:value-type="float">
            <text:p>5.3616</text:p>
          </table:table-cell>
          <table:table-cell table:formula="of:=AVERAGE([.AA245:.AA254])" office:value-type="float" office:value="5.37551" calcext:value-type="float">
            <text:p>5.38</text:p>
          </table:table-cell>
          <table:table-cell office:value-type="float" office:value="2.1641" calcext:value-type="float">
            <text:p>2.1641</text:p>
          </table:table-cell>
          <table:table-cell office:value-type="float" office:value="2.8664" calcext:value-type="float">
            <text:p>2.8664</text:p>
          </table:table-cell>
          <table:table-cell table:formula="of:=AVERAGE([.AD245:.AD254])" office:value-type="float" office:value="3.30206" calcext:value-type="float">
            <text:p>3.3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0403" calcext:value-type="float">
            <text:p>2.0403</text:p>
          </table:table-cell>
          <table:table-cell office:value-type="float" office:value="10.419" calcext:value-type="float">
            <text:p>10.419</text:p>
          </table:table-cell>
          <table:table-cell table:formula="of:=AVERAGE([.C246:.C255])" office:value-type="float" office:value="9.35871" calcext:value-type="float">
            <text:p>9.36</text:p>
          </table:table-cell>
          <table:table-cell office:value-type="float" office:value="2.1614" calcext:value-type="float">
            <text:p>2.1614</text:p>
          </table:table-cell>
          <table:table-cell office:value-type="float" office:value="10.6117" calcext:value-type="float">
            <text:p>10.6117</text:p>
          </table:table-cell>
          <table:table-cell table:formula="of:=AVERAGE([.F246:.F255])" office:value-type="float" office:value="10.6198" calcext:value-type="float">
            <text:p>10.62</text:p>
          </table:table-cell>
          <table:table-cell office:value-type="float" office:value="2.4112" calcext:value-type="float">
            <text:p>2.4112</text:p>
          </table:table-cell>
          <table:table-cell office:value-type="float" office:value="3.5886" calcext:value-type="float">
            <text:p>3.5886</text:p>
          </table:table-cell>
          <table:table-cell table:formula="of:=AVERAGE([.I246:.I255])" office:value-type="float" office:value="3.16668" calcext:value-type="float">
            <text:p>3.17</text:p>
          </table:table-cell>
          <table:table-cell office:value-type="float" office:value="2.0738" calcext:value-type="float">
            <text:p>2.0738</text:p>
          </table:table-cell>
          <table:table-cell office:value-type="float" office:value="6.3437" calcext:value-type="float">
            <text:p>6.3437</text:p>
          </table:table-cell>
          <table:table-cell table:formula="of:=AVERAGE([.L246:.L255])" office:value-type="float" office:value="6.37942" calcext:value-type="float">
            <text:p>6.38</text:p>
          </table:table-cell>
          <table:table-cell office:value-type="float" office:value="1.9874" calcext:value-type="float">
            <text:p>1.9874</text:p>
          </table:table-cell>
          <table:table-cell office:value-type="float" office:value="4.1145" calcext:value-type="float">
            <text:p>4.1145</text:p>
          </table:table-cell>
          <table:table-cell table:formula="of:=AVERAGE([.O246:.O255])" office:value-type="float" office:value="4.0427" calcext:value-type="float">
            <text:p>4.04</text:p>
          </table:table-cell>
          <table:table-cell office:value-type="float" office:value="2.3677" calcext:value-type="float">
            <text:p>2.3677</text:p>
          </table:table-cell>
          <table:table-cell office:value-type="float" office:value="3.7943" calcext:value-type="float">
            <text:p>3.7943</text:p>
          </table:table-cell>
          <table:table-cell table:formula="of:=AVERAGE([.R246:.R255])" office:value-type="float" office:value="5.15917" calcext:value-type="float">
            <text:p>5.16</text:p>
          </table:table-cell>
          <table:table-cell office:value-type="float" office:value="1.6063" calcext:value-type="float">
            <text:p>1.6063</text:p>
          </table:table-cell>
          <table:table-cell office:value-type="float" office:value="5.4906" calcext:value-type="float">
            <text:p>5.4906</text:p>
          </table:table-cell>
          <table:table-cell table:formula="of:=AVERAGE([.U246:.U255])" office:value-type="float" office:value="6.68609" calcext:value-type="float">
            <text:p>6.69</text:p>
          </table:table-cell>
          <table:table-cell office:value-type="float" office:value="2.3055" calcext:value-type="float">
            <text:p>2.3055</text:p>
          </table:table-cell>
          <table:table-cell office:value-type="float" office:value="4.7943" calcext:value-type="float">
            <text:p>4.7943</text:p>
          </table:table-cell>
          <table:table-cell table:formula="of:=AVERAGE([.X246:.X255])" office:value-type="float" office:value="4.35102" calcext:value-type="float">
            <text:p>4.35</text:p>
          </table:table-cell>
          <table:table-cell office:value-type="float" office:value="1.5999" calcext:value-type="float">
            <text:p>1.5999</text:p>
          </table:table-cell>
          <table:table-cell office:value-type="float" office:value="5.8507" calcext:value-type="float">
            <text:p>5.8507</text:p>
          </table:table-cell>
          <table:table-cell table:formula="of:=AVERAGE([.AA246:.AA255])" office:value-type="float" office:value="5.43232" calcext:value-type="float">
            <text:p>5.43</text:p>
          </table:table-cell>
          <table:table-cell office:value-type="float" office:value="2.4545" calcext:value-type="float">
            <text:p>2.4545</text:p>
          </table:table-cell>
          <table:table-cell office:value-type="float" office:value="2.4437" calcext:value-type="float">
            <text:p>2.4437</text:p>
          </table:table-cell>
          <table:table-cell table:formula="of:=AVERAGE([.AD246:.AD255])" office:value-type="float" office:value="3.10421" calcext:value-type="float">
            <text:p>3.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968" calcext:value-type="float">
            <text:p>1.968</text:p>
          </table:table-cell>
          <table:table-cell office:value-type="float" office:value="11.0008" calcext:value-type="float">
            <text:p>11.0008</text:p>
          </table:table-cell>
          <table:table-cell table:formula="of:=AVERAGE([.C247:.C256])" office:value-type="float" office:value="9.3346" calcext:value-type="float">
            <text:p>9.33</text:p>
          </table:table-cell>
          <table:table-cell office:value-type="float" office:value="2.0279" calcext:value-type="float">
            <text:p>2.0279</text:p>
          </table:table-cell>
          <table:table-cell office:value-type="float" office:value="10.6091" calcext:value-type="float">
            <text:p>10.6091</text:p>
          </table:table-cell>
          <table:table-cell table:formula="of:=AVERAGE([.F247:.F256])" office:value-type="float" office:value="10.47637" calcext:value-type="float">
            <text:p>10.48</text:p>
          </table:table-cell>
          <table:table-cell office:value-type="float" office:value="2.252" calcext:value-type="float">
            <text:p>2.252</text:p>
          </table:table-cell>
          <table:table-cell office:value-type="float" office:value="3.7081" calcext:value-type="float">
            <text:p>3.7081</text:p>
          </table:table-cell>
          <table:table-cell table:formula="of:=AVERAGE([.I247:.I256])" office:value-type="float" office:value="3.18803" calcext:value-type="float">
            <text:p>3.19</text:p>
          </table:table-cell>
          <table:table-cell office:value-type="float" office:value="2.2996" calcext:value-type="float">
            <text:p>2.2996</text:p>
          </table:table-cell>
          <table:table-cell office:value-type="float" office:value="6.4977" calcext:value-type="float">
            <text:p>6.4977</text:p>
          </table:table-cell>
          <table:table-cell table:formula="of:=AVERAGE([.L247:.L256])" office:value-type="float" office:value="6.32276" calcext:value-type="float">
            <text:p>6.32</text:p>
          </table:table-cell>
          <table:table-cell office:value-type="float" office:value="1.7366" calcext:value-type="float">
            <text:p>1.7366</text:p>
          </table:table-cell>
          <table:table-cell office:value-type="float" office:value="3.7865" calcext:value-type="float">
            <text:p>3.7865</text:p>
          </table:table-cell>
          <table:table-cell table:formula="of:=AVERAGE([.O247:.O256])" office:value-type="float" office:value="3.98423" calcext:value-type="float">
            <text:p>3.98</text:p>
          </table:table-cell>
          <table:table-cell office:value-type="float" office:value="2.2611" calcext:value-type="float">
            <text:p>2.2611</text:p>
          </table:table-cell>
          <table:table-cell office:value-type="float" office:value="4.0738" calcext:value-type="float">
            <text:p>4.0738</text:p>
          </table:table-cell>
          <table:table-cell table:formula="of:=AVERAGE([.R247:.R256])" office:value-type="float" office:value="5.04686" calcext:value-type="float">
            <text:p>5.05</text:p>
          </table:table-cell>
          <table:table-cell office:value-type="float" office:value="1.5807" calcext:value-type="float">
            <text:p>1.5807</text:p>
          </table:table-cell>
          <table:table-cell office:value-type="float" office:value="5.3817" calcext:value-type="float">
            <text:p>5.3817</text:p>
          </table:table-cell>
          <table:table-cell table:formula="of:=AVERAGE([.U247:.U256])" office:value-type="float" office:value="6.4453" calcext:value-type="float">
            <text:p>6.45</text:p>
          </table:table-cell>
          <table:table-cell office:value-type="float" office:value="2.3998" calcext:value-type="float">
            <text:p>2.3998</text:p>
          </table:table-cell>
          <table:table-cell office:value-type="float" office:value="5.3381" calcext:value-type="float">
            <text:p>5.3381</text:p>
          </table:table-cell>
          <table:table-cell table:formula="of:=AVERAGE([.X247:.X256])" office:value-type="float" office:value="4.48113" calcext:value-type="float">
            <text:p>4.48</text:p>
          </table:table-cell>
          <table:table-cell office:value-type="float" office:value="1.853" calcext:value-type="float">
            <text:p>1.853</text:p>
          </table:table-cell>
          <table:table-cell office:value-type="float" office:value="5.3988" calcext:value-type="float">
            <text:p>5.3988</text:p>
          </table:table-cell>
          <table:table-cell table:formula="of:=AVERAGE([.AA247:.AA256])" office:value-type="float" office:value="5.5587" calcext:value-type="float">
            <text:p>5.56</text:p>
          </table:table-cell>
          <table:table-cell office:value-type="float" office:value="2.728" calcext:value-type="float">
            <text:p>2.728</text:p>
          </table:table-cell>
          <table:table-cell office:value-type="float" office:value="2.9457" calcext:value-type="float">
            <text:p>2.9457</text:p>
          </table:table-cell>
          <table:table-cell table:formula="of:=AVERAGE([.AD247:.AD256])" office:value-type="float" office:value="3.06415" calcext:value-type="float">
            <text:p>3.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7593" calcext:value-type="float">
            <text:p>1.7593</text:p>
          </table:table-cell>
          <table:table-cell office:value-type="float" office:value="7.7584" calcext:value-type="float">
            <text:p>7.7584</text:p>
          </table:table-cell>
          <table:table-cell table:formula="of:=AVERAGE([.C248:.C257])" office:value-type="float" office:value="9.28421" calcext:value-type="float">
            <text:p>9.28</text:p>
          </table:table-cell>
          <table:table-cell office:value-type="float" office:value="2.2078" calcext:value-type="float">
            <text:p>2.2078</text:p>
          </table:table-cell>
          <table:table-cell office:value-type="float" office:value="13.2002" calcext:value-type="float">
            <text:p>13.2002</text:p>
          </table:table-cell>
          <table:table-cell table:formula="of:=AVERAGE([.F248:.F257])" office:value-type="float" office:value="10.71065" calcext:value-type="float">
            <text:p>10.71</text:p>
          </table:table-cell>
          <table:table-cell office:value-type="float" office:value="1.7477" calcext:value-type="float">
            <text:p>1.7477</text:p>
          </table:table-cell>
          <table:table-cell office:value-type="float" office:value="4.3958" calcext:value-type="float">
            <text:p>4.3958</text:p>
          </table:table-cell>
          <table:table-cell table:formula="of:=AVERAGE([.I248:.I257])" office:value-type="float" office:value="3.29822" calcext:value-type="float">
            <text:p>3.30</text:p>
          </table:table-cell>
          <table:table-cell office:value-type="float" office:value="1.7627" calcext:value-type="float">
            <text:p>1.7627</text:p>
          </table:table-cell>
          <table:table-cell office:value-type="float" office:value="7.4722" calcext:value-type="float">
            <text:p>7.4722</text:p>
          </table:table-cell>
          <table:table-cell table:formula="of:=AVERAGE([.L248:.L257])" office:value-type="float" office:value="6.32066" calcext:value-type="float">
            <text:p>6.32</text:p>
          </table:table-cell>
          <table:table-cell office:value-type="float" office:value="1.9789" calcext:value-type="float">
            <text:p>1.9789</text:p>
          </table:table-cell>
          <table:table-cell office:value-type="float" office:value="3.7152" calcext:value-type="float">
            <text:p>3.7152</text:p>
          </table:table-cell>
          <table:table-cell table:formula="of:=AVERAGE([.O248:.O257])" office:value-type="float" office:value="3.91866" calcext:value-type="float">
            <text:p>3.92</text:p>
          </table:table-cell>
          <table:table-cell office:value-type="float" office:value="2.2501" calcext:value-type="float">
            <text:p>2.2501</text:p>
          </table:table-cell>
          <table:table-cell office:value-type="float" office:value="4.8089" calcext:value-type="float">
            <text:p>4.8089</text:p>
          </table:table-cell>
          <table:table-cell table:formula="of:=AVERAGE([.R248:.R257])" office:value-type="float" office:value="5.02818" calcext:value-type="float">
            <text:p>5.03</text:p>
          </table:table-cell>
          <table:table-cell office:value-type="float" office:value="1.5381" calcext:value-type="float">
            <text:p>1.5381</text:p>
          </table:table-cell>
          <table:table-cell office:value-type="float" office:value="5.5066" calcext:value-type="float">
            <text:p>5.5066</text:p>
          </table:table-cell>
          <table:table-cell table:formula="of:=AVERAGE([.U248:.U257])" office:value-type="float" office:value="6.20435" calcext:value-type="float">
            <text:p>6.20</text:p>
          </table:table-cell>
          <table:table-cell office:value-type="float" office:value="2.0892" calcext:value-type="float">
            <text:p>2.0892</text:p>
          </table:table-cell>
          <table:table-cell office:value-type="float" office:value="4.298" calcext:value-type="float">
            <text:p>4.298</text:p>
          </table:table-cell>
          <table:table-cell table:formula="of:=AVERAGE([.X248:.X257])" office:value-type="float" office:value="4.53008" calcext:value-type="float">
            <text:p>4.53</text:p>
          </table:table-cell>
          <table:table-cell office:value-type="float" office:value="1.5106" calcext:value-type="float">
            <text:p>1.5106</text:p>
          </table:table-cell>
          <table:table-cell office:value-type="float" office:value="4.8307" calcext:value-type="float">
            <text:p>4.8307</text:p>
          </table:table-cell>
          <table:table-cell table:formula="of:=AVERAGE([.AA248:.AA257])" office:value-type="float" office:value="5.51989" calcext:value-type="float">
            <text:p>5.52</text:p>
          </table:table-cell>
          <table:table-cell office:value-type="float" office:value="2.4791" calcext:value-type="float">
            <text:p>2.4791</text:p>
          </table:table-cell>
          <table:table-cell office:value-type="float" office:value="3.1922" calcext:value-type="float">
            <text:p>3.1922</text:p>
          </table:table-cell>
          <table:table-cell table:formula="of:=AVERAGE([.AD248:.AD257])" office:value-type="float" office:value="2.96212" calcext:value-type="float">
            <text:p>2.9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1922" calcext:value-type="float">
            <text:p>2.1922</text:p>
          </table:table-cell>
          <table:table-cell office:value-type="float" office:value="10.6194" calcext:value-type="float">
            <text:p>10.6194</text:p>
          </table:table-cell>
          <table:table-cell table:formula="of:=AVERAGE([.C249:.C258])" office:value-type="float" office:value="9.66262" calcext:value-type="float">
            <text:p>9.66</text:p>
          </table:table-cell>
          <table:table-cell office:value-type="float" office:value="2.1734" calcext:value-type="float">
            <text:p>2.1734</text:p>
          </table:table-cell>
          <table:table-cell office:value-type="float" office:value="12.1224" calcext:value-type="float">
            <text:p>12.1224</text:p>
          </table:table-cell>
          <table:table-cell table:formula="of:=AVERAGE([.F249:.F258])" office:value-type="float" office:value="10.78197" calcext:value-type="float">
            <text:p>10.78</text:p>
          </table:table-cell>
          <table:table-cell office:value-type="float" office:value="1.8011" calcext:value-type="float">
            <text:p>1.8011</text:p>
          </table:table-cell>
          <table:table-cell office:value-type="float" office:value="2.8112" calcext:value-type="float">
            <text:p>2.8112</text:p>
          </table:table-cell>
          <table:table-cell table:formula="of:=AVERAGE([.I249:.I258])" office:value-type="float" office:value="3.28706" calcext:value-type="float">
            <text:p>3.29</text:p>
          </table:table-cell>
          <table:table-cell office:value-type="float" office:value="1.8205" calcext:value-type="float">
            <text:p>1.8205</text:p>
          </table:table-cell>
          <table:table-cell office:value-type="float" office:value="8.6328" calcext:value-type="float">
            <text:p>8.6328</text:p>
          </table:table-cell>
          <table:table-cell table:formula="of:=AVERAGE([.L249:.L258])" office:value-type="float" office:value="6.53443" calcext:value-type="float">
            <text:p>6.53</text:p>
          </table:table-cell>
          <table:table-cell office:value-type="float" office:value="1.6604" calcext:value-type="float">
            <text:p>1.6604</text:p>
          </table:table-cell>
          <table:table-cell office:value-type="float" office:value="4.085" calcext:value-type="float">
            <text:p>4.085</text:p>
          </table:table-cell>
          <table:table-cell table:formula="of:=AVERAGE([.O249:.O258])" office:value-type="float" office:value="3.91463" calcext:value-type="float">
            <text:p>3.91</text:p>
          </table:table-cell>
          <table:table-cell office:value-type="float" office:value="1.9569" calcext:value-type="float">
            <text:p>1.9569</text:p>
          </table:table-cell>
          <table:table-cell office:value-type="float" office:value="4.5857" calcext:value-type="float">
            <text:p>4.5857</text:p>
          </table:table-cell>
          <table:table-cell table:formula="of:=AVERAGE([.R249:.R258])" office:value-type="float" office:value="5.06826" calcext:value-type="float">
            <text:p>5.07</text:p>
          </table:table-cell>
          <table:table-cell office:value-type="float" office:value="1.6393" calcext:value-type="float">
            <text:p>1.6393</text:p>
          </table:table-cell>
          <table:table-cell office:value-type="float" office:value="8.4523" calcext:value-type="float">
            <text:p>8.4523</text:p>
          </table:table-cell>
          <table:table-cell table:formula="of:=AVERAGE([.U249:.U258])" office:value-type="float" office:value="6.35316" calcext:value-type="float">
            <text:p>6.35</text:p>
          </table:table-cell>
          <table:table-cell office:value-type="float" office:value="1.9887" calcext:value-type="float">
            <text:p>1.9887</text:p>
          </table:table-cell>
          <table:table-cell office:value-type="float" office:value="4.2532" calcext:value-type="float">
            <text:p>4.2532</text:p>
          </table:table-cell>
          <table:table-cell table:formula="of:=AVERAGE([.X249:.X258])" office:value-type="float" office:value="4.60483" calcext:value-type="float">
            <text:p>4.60</text:p>
          </table:table-cell>
          <table:table-cell office:value-type="float" office:value="1.7365" calcext:value-type="float">
            <text:p>1.7365</text:p>
          </table:table-cell>
          <table:table-cell office:value-type="float" office:value="4.611" calcext:value-type="float">
            <text:p>4.611</text:p>
          </table:table-cell>
          <table:table-cell table:formula="of:=AVERAGE([.AA249:.AA258])" office:value-type="float" office:value="5.44417" calcext:value-type="float">
            <text:p>5.44</text:p>
          </table:table-cell>
          <table:table-cell office:value-type="float" office:value="2.5534" calcext:value-type="float">
            <text:p>2.5534</text:p>
          </table:table-cell>
          <table:table-cell office:value-type="float" office:value="3.3334" calcext:value-type="float">
            <text:p>3.3334</text:p>
          </table:table-cell>
          <table:table-cell table:formula="of:=AVERAGE([.AD249:.AD258])" office:value-type="float" office:value="2.92915" calcext:value-type="float">
            <text:p>2.9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9961" calcext:value-type="float">
            <text:p>1.9961</text:p>
          </table:table-cell>
          <table:table-cell office:value-type="float" office:value="9.4982" calcext:value-type="float">
            <text:p>9.4982</text:p>
          </table:table-cell>
          <table:table-cell table:formula="of:=AVERAGE([.C250:.C259])" office:value-type="float" office:value="9.6852" calcext:value-type="float">
            <text:p>9.69</text:p>
          </table:table-cell>
          <table:table-cell office:value-type="float" office:value="2.124" calcext:value-type="float">
            <text:p>2.124</text:p>
          </table:table-cell>
          <table:table-cell office:value-type="float" office:value="11.3617" calcext:value-type="float">
            <text:p>11.3617</text:p>
          </table:table-cell>
          <table:table-cell table:formula="of:=AVERAGE([.F250:.F259])" office:value-type="float" office:value="10.84744" calcext:value-type="float">
            <text:p>10.85</text:p>
          </table:table-cell>
          <table:table-cell office:value-type="float" office:value="1.8579" calcext:value-type="float">
            <text:p>1.8579</text:p>
          </table:table-cell>
          <table:table-cell office:value-type="float" office:value="3.1957" calcext:value-type="float">
            <text:p>3.1957</text:p>
          </table:table-cell>
          <table:table-cell table:formula="of:=AVERAGE([.I250:.I259])" office:value-type="float" office:value="3.32845" calcext:value-type="float">
            <text:p>3.33</text:p>
          </table:table-cell>
          <table:table-cell office:value-type="float" office:value="2.1742" calcext:value-type="float">
            <text:p>2.1742</text:p>
          </table:table-cell>
          <table:table-cell office:value-type="float" office:value="7.6455" calcext:value-type="float">
            <text:p>7.6455</text:p>
          </table:table-cell>
          <table:table-cell table:formula="of:=AVERAGE([.L250:.L259])" office:value-type="float" office:value="6.67355" calcext:value-type="float">
            <text:p>6.67</text:p>
          </table:table-cell>
          <table:table-cell office:value-type="float" office:value="1.6589" calcext:value-type="float">
            <text:p>1.6589</text:p>
          </table:table-cell>
          <table:table-cell office:value-type="float" office:value="4.0681" calcext:value-type="float">
            <text:p>4.0681</text:p>
          </table:table-cell>
          <table:table-cell table:formula="of:=AVERAGE([.O250:.O259])" office:value-type="float" office:value="3.91568" calcext:value-type="float">
            <text:p>3.92</text:p>
          </table:table-cell>
          <table:table-cell office:value-type="float" office:value="2.1362" calcext:value-type="float">
            <text:p>2.1362</text:p>
          </table:table-cell>
          <table:table-cell office:value-type="float" office:value="4.82" calcext:value-type="float">
            <text:p>4.82</text:p>
          </table:table-cell>
          <table:table-cell table:formula="of:=AVERAGE([.R250:.R259])" office:value-type="float" office:value="5.00696" calcext:value-type="float">
            <text:p>5.01</text:p>
          </table:table-cell>
          <table:table-cell office:value-type="float" office:value="1.7071" calcext:value-type="float">
            <text:p>1.7071</text:p>
          </table:table-cell>
          <table:table-cell office:value-type="float" office:value="8.6232" calcext:value-type="float">
            <text:p>8.6232</text:p>
          </table:table-cell>
          <table:table-cell table:formula="of:=AVERAGE([.U250:.U259])" office:value-type="float" office:value="6.49395" calcext:value-type="float">
            <text:p>6.49</text:p>
          </table:table-cell>
          <table:table-cell office:value-type="float" office:value="2.0695" calcext:value-type="float">
            <text:p>2.0695</text:p>
          </table:table-cell>
          <table:table-cell office:value-type="float" office:value="3.7773" calcext:value-type="float">
            <text:p>3.7773</text:p>
          </table:table-cell>
          <table:table-cell table:formula="of:=AVERAGE([.X250:.X259])" office:value-type="float" office:value="4.59151" calcext:value-type="float">
            <text:p>4.59</text:p>
          </table:table-cell>
          <table:table-cell office:value-type="float" office:value="1.5813" calcext:value-type="float">
            <text:p>1.5813</text:p>
          </table:table-cell>
          <table:table-cell office:value-type="float" office:value="4.3004" calcext:value-type="float">
            <text:p>4.3004</text:p>
          </table:table-cell>
          <table:table-cell table:formula="of:=AVERAGE([.AA250:.AA259])" office:value-type="float" office:value="5.33103" calcext:value-type="float">
            <text:p>5.33</text:p>
          </table:table-cell>
          <table:table-cell office:value-type="float" office:value="2.8787" calcext:value-type="float">
            <text:p>2.8787</text:p>
          </table:table-cell>
          <table:table-cell office:value-type="float" office:value="3.3413" calcext:value-type="float">
            <text:p>3.3413</text:p>
          </table:table-cell>
          <table:table-cell table:formula="of:=AVERAGE([.AD250:.AD259])" office:value-type="float" office:value="2.88568" calcext:value-type="float">
            <text:p>2.8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876" calcext:value-type="float">
            <text:p>1.876</text:p>
          </table:table-cell>
          <table:table-cell office:value-type="float" office:value="10.0477" calcext:value-type="float">
            <text:p>10.0477</text:p>
          </table:table-cell>
          <table:table-cell table:formula="of:=AVERAGE([.C251:.C260])" office:value-type="float" office:value="9.72853" calcext:value-type="float">
            <text:p>9.73</text:p>
          </table:table-cell>
          <table:table-cell office:value-type="float" office:value="2.3553" calcext:value-type="float">
            <text:p>2.3553</text:p>
          </table:table-cell>
          <table:table-cell office:value-type="float" office:value="10.0528" calcext:value-type="float">
            <text:p>10.0528</text:p>
          </table:table-cell>
          <table:table-cell table:formula="of:=AVERAGE([.F251:.F260])" office:value-type="float" office:value="10.86831" calcext:value-type="float">
            <text:p>10.87</text:p>
          </table:table-cell>
          <table:table-cell office:value-type="float" office:value="2.2303" calcext:value-type="float">
            <text:p>2.2303</text:p>
          </table:table-cell>
          <table:table-cell office:value-type="float" office:value="4.7797" calcext:value-type="float">
            <text:p>4.7797</text:p>
          </table:table-cell>
          <table:table-cell table:formula="of:=AVERAGE([.I251:.I260])" office:value-type="float" office:value="3.54787" calcext:value-type="float">
            <text:p>3.55</text:p>
          </table:table-cell>
          <table:table-cell office:value-type="float" office:value="1.7358" calcext:value-type="float">
            <text:p>1.7358</text:p>
          </table:table-cell>
          <table:table-cell office:value-type="float" office:value="6.9828" calcext:value-type="float">
            <text:p>6.9828</text:p>
          </table:table-cell>
          <table:table-cell table:formula="of:=AVERAGE([.L251:.L260])" office:value-type="float" office:value="6.73366" calcext:value-type="float">
            <text:p>6.73</text:p>
          </table:table-cell>
          <table:table-cell office:value-type="float" office:value="1.5308" calcext:value-type="float">
            <text:p>1.5308</text:p>
          </table:table-cell>
          <table:table-cell office:value-type="float" office:value="4.0052" calcext:value-type="float">
            <text:p>4.0052</text:p>
          </table:table-cell>
          <table:table-cell table:formula="of:=AVERAGE([.O251:.O260])" office:value-type="float" office:value="3.92268" calcext:value-type="float">
            <text:p>3.92</text:p>
          </table:table-cell>
          <table:table-cell office:value-type="float" office:value="2.2465" calcext:value-type="float">
            <text:p>2.2465</text:p>
          </table:table-cell>
          <table:table-cell office:value-type="float" office:value="5.0622" calcext:value-type="float">
            <text:p>5.0622</text:p>
          </table:table-cell>
          <table:table-cell table:formula="of:=AVERAGE([.R251:.R260])" office:value-type="float" office:value="4.99988" calcext:value-type="float">
            <text:p>5.00</text:p>
          </table:table-cell>
          <table:table-cell office:value-type="float" office:value="1.7983" calcext:value-type="float">
            <text:p>1.7983</text:p>
          </table:table-cell>
          <table:table-cell office:value-type="float" office:value="9.3084" calcext:value-type="float">
            <text:p>9.3084</text:p>
          </table:table-cell>
          <table:table-cell table:formula="of:=AVERAGE([.U251:.U260])" office:value-type="float" office:value="6.83899" calcext:value-type="float">
            <text:p>6.84</text:p>
          </table:table-cell>
          <table:table-cell office:value-type="float" office:value="2.0613" calcext:value-type="float">
            <text:p>2.0613</text:p>
          </table:table-cell>
          <table:table-cell office:value-type="float" office:value="4.1817" calcext:value-type="float">
            <text:p>4.1817</text:p>
          </table:table-cell>
          <table:table-cell table:formula="of:=AVERAGE([.X251:.X260])" office:value-type="float" office:value="4.57356" calcext:value-type="float">
            <text:p>4.57</text:p>
          </table:table-cell>
          <table:table-cell office:value-type="float" office:value="1.6728" calcext:value-type="float">
            <text:p>1.6728</text:p>
          </table:table-cell>
          <table:table-cell office:value-type="float" office:value="4.5971" calcext:value-type="float">
            <text:p>4.5971</text:p>
          </table:table-cell>
          <table:table-cell table:formula="of:=AVERAGE([.AA251:.AA260])" office:value-type="float" office:value="5.28228" calcext:value-type="float">
            <text:p>5.28</text:p>
          </table:table-cell>
          <table:table-cell office:value-type="float" office:value="2.5678" calcext:value-type="float">
            <text:p>2.5678</text:p>
          </table:table-cell>
          <table:table-cell office:value-type="float" office:value="2.8695" calcext:value-type="float">
            <text:p>2.8695</text:p>
          </table:table-cell>
          <table:table-cell table:formula="of:=AVERAGE([.AD251:.AD260])" office:value-type="float" office:value="2.95997" calcext:value-type="float">
            <text:p>2.9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9557" calcext:value-type="float">
            <text:p>1.9557</text:p>
          </table:table-cell>
          <table:table-cell office:value-type="float" office:value="9.4933" calcext:value-type="float">
            <text:p>9.4933</text:p>
          </table:table-cell>
          <table:table-cell table:formula="of:=AVERAGE([.C252:.C261])" office:value-type="float" office:value="9.64873" calcext:value-type="float">
            <text:p>9.65</text:p>
          </table:table-cell>
          <table:table-cell office:value-type="float" office:value="2.2756" calcext:value-type="float">
            <text:p>2.2756</text:p>
          </table:table-cell>
          <table:table-cell office:value-type="float" office:value="10.1946" calcext:value-type="float">
            <text:p>10.1946</text:p>
          </table:table-cell>
          <table:table-cell table:formula="of:=AVERAGE([.F252:.F261])" office:value-type="float" office:value="10.92125" calcext:value-type="float">
            <text:p>10.92</text:p>
          </table:table-cell>
          <table:table-cell office:value-type="float" office:value="1.9252" calcext:value-type="float">
            <text:p>1.9252</text:p>
          </table:table-cell>
          <table:table-cell office:value-type="float" office:value="4.7528" calcext:value-type="float">
            <text:p>4.7528</text:p>
          </table:table-cell>
          <table:table-cell table:formula="of:=AVERAGE([.I252:.I261])" office:value-type="float" office:value="3.72125" calcext:value-type="float">
            <text:p>3.72</text:p>
          </table:table-cell>
          <table:table-cell office:value-type="float" office:value="2.0758" calcext:value-type="float">
            <text:p>2.0758</text:p>
          </table:table-cell>
          <table:table-cell office:value-type="float" office:value="7.1166" calcext:value-type="float">
            <text:p>7.1166</text:p>
          </table:table-cell>
          <table:table-cell table:formula="of:=AVERAGE([.L252:.L261])" office:value-type="float" office:value="6.86304" calcext:value-type="float">
            <text:p>6.86</text:p>
          </table:table-cell>
          <table:table-cell office:value-type="float" office:value="1.5995" calcext:value-type="float">
            <text:p>1.5995</text:p>
          </table:table-cell>
          <table:table-cell office:value-type="float" office:value="4.2726" calcext:value-type="float">
            <text:p>4.2726</text:p>
          </table:table-cell>
          <table:table-cell table:formula="of:=AVERAGE([.O252:.O261])" office:value-type="float" office:value="3.88255" calcext:value-type="float">
            <text:p>3.88</text:p>
          </table:table-cell>
          <table:table-cell office:value-type="float" office:value="2.3414" calcext:value-type="float">
            <text:p>2.3414</text:p>
          </table:table-cell>
          <table:table-cell office:value-type="float" office:value="4.3793" calcext:value-type="float">
            <text:p>4.3793</text:p>
          </table:table-cell>
          <table:table-cell table:formula="of:=AVERAGE([.R252:.R261])" office:value-type="float" office:value="4.85394" calcext:value-type="float">
            <text:p>4.85</text:p>
          </table:table-cell>
          <table:table-cell office:value-type="float" office:value="1.7555" calcext:value-type="float">
            <text:p>1.7555</text:p>
          </table:table-cell>
          <table:table-cell office:value-type="float" office:value="9.0671" calcext:value-type="float">
            <text:p>9.0671</text:p>
          </table:table-cell>
          <table:table-cell table:formula="of:=AVERAGE([.U252:.U261])" office:value-type="float" office:value="7.07198" calcext:value-type="float">
            <text:p>7.07</text:p>
          </table:table-cell>
          <table:table-cell office:value-type="float" office:value="2.3121" calcext:value-type="float">
            <text:p>2.3121</text:p>
          </table:table-cell>
          <table:table-cell office:value-type="float" office:value="3.9366" calcext:value-type="float">
            <text:p>3.9366</text:p>
          </table:table-cell>
          <table:table-cell table:formula="of:=AVERAGE([.X252:.X261])" office:value-type="float" office:value="4.57718" calcext:value-type="float">
            <text:p>4.58</text:p>
          </table:table-cell>
          <table:table-cell office:value-type="float" office:value="1.7686" calcext:value-type="float">
            <text:p>1.7686</text:p>
          </table:table-cell>
          <table:table-cell office:value-type="float" office:value="6.0662" calcext:value-type="float">
            <text:p>6.0662</text:p>
          </table:table-cell>
          <table:table-cell table:formula="of:=AVERAGE([.AA252:.AA261])" office:value-type="float" office:value="5.23035" calcext:value-type="float">
            <text:p>5.23</text:p>
          </table:table-cell>
          <table:table-cell office:value-type="float" office:value="2.1961" calcext:value-type="float">
            <text:p>2.1961</text:p>
          </table:table-cell>
          <table:table-cell office:value-type="float" office:value="3.4723" calcext:value-type="float">
            <text:p>3.4723</text:p>
          </table:table-cell>
          <table:table-cell table:formula="of:=AVERAGE([.AD252:.AD261])" office:value-type="float" office:value="3.09878" calcext:value-type="float">
            <text:p>3.1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6896" calcext:value-type="float">
            <text:p>1.6896</text:p>
          </table:table-cell>
          <table:table-cell office:value-type="float" office:value="8.0625" calcext:value-type="float">
            <text:p>8.0625</text:p>
          </table:table-cell>
          <table:table-cell table:formula="of:=AVERAGE([.C253:.C262])" office:value-type="float" office:value="9.57277" calcext:value-type="float">
            <text:p>9.57</text:p>
          </table:table-cell>
          <table:table-cell office:value-type="float" office:value="2.2487" calcext:value-type="float">
            <text:p>2.2487</text:p>
          </table:table-cell>
          <table:table-cell office:value-type="float" office:value="9.4828" calcext:value-type="float">
            <text:p>9.4828</text:p>
          </table:table-cell>
          <table:table-cell table:formula="of:=AVERAGE([.F253:.F262])" office:value-type="float" office:value="10.81108" calcext:value-type="float">
            <text:p>10.81</text:p>
          </table:table-cell>
          <table:table-cell office:value-type="float" office:value="2.1536" calcext:value-type="float">
            <text:p>2.1536</text:p>
          </table:table-cell>
          <table:table-cell office:value-type="float" office:value="3.9247" calcext:value-type="float">
            <text:p>3.9247</text:p>
          </table:table-cell>
          <table:table-cell table:formula="of:=AVERAGE([.I253:.I262])" office:value-type="float" office:value="3.83538" calcext:value-type="float">
            <text:p>3.84</text:p>
          </table:table-cell>
          <table:table-cell office:value-type="float" office:value="1.7597" calcext:value-type="float">
            <text:p>1.7597</text:p>
          </table:table-cell>
          <table:table-cell office:value-type="float" office:value="8.3679" calcext:value-type="float">
            <text:p>8.3679</text:p>
          </table:table-cell>
          <table:table-cell table:formula="of:=AVERAGE([.L253:.L262])" office:value-type="float" office:value="7.15615" calcext:value-type="float">
            <text:p>7.16</text:p>
          </table:table-cell>
          <table:table-cell office:value-type="float" office:value="1.8283" calcext:value-type="float">
            <text:p>1.8283</text:p>
          </table:table-cell>
          <table:table-cell office:value-type="float" office:value="4.6627" calcext:value-type="float">
            <text:p>4.6627</text:p>
          </table:table-cell>
          <table:table-cell table:formula="of:=AVERAGE([.O253:.O262])" office:value-type="float" office:value="3.9915" calcext:value-type="float">
            <text:p>3.99</text:p>
          </table:table-cell>
          <table:table-cell office:value-type="float" office:value="2.2831" calcext:value-type="float">
            <text:p>2.2831</text:p>
          </table:table-cell>
          <table:table-cell office:value-type="float" office:value="4.776" calcext:value-type="float">
            <text:p>4.776</text:p>
          </table:table-cell>
          <table:table-cell table:formula="of:=AVERAGE([.R253:.R262])" office:value-type="float" office:value="4.77604" calcext:value-type="float">
            <text:p>4.78</text:p>
          </table:table-cell>
          <table:table-cell office:value-type="float" office:value="1.8062" calcext:value-type="float">
            <text:p>1.8062</text:p>
          </table:table-cell>
          <table:table-cell office:value-type="float" office:value="10.0101" calcext:value-type="float">
            <text:p>10.0101</text:p>
          </table:table-cell>
          <table:table-cell table:formula="of:=AVERAGE([.U253:.U262])" office:value-type="float" office:value="7.3698" calcext:value-type="float">
            <text:p>7.37</text:p>
          </table:table-cell>
          <table:table-cell office:value-type="float" office:value="2.2885" calcext:value-type="float">
            <text:p>2.2885</text:p>
          </table:table-cell>
          <table:table-cell office:value-type="float" office:value="4.769" calcext:value-type="float">
            <text:p>4.769</text:p>
          </table:table-cell>
          <table:table-cell table:formula="of:=AVERAGE([.X253:.X262])" office:value-type="float" office:value="4.62341" calcext:value-type="float">
            <text:p>4.62</text:p>
          </table:table-cell>
          <table:table-cell office:value-type="float" office:value="1.7087" calcext:value-type="float">
            <text:p>1.7087</text:p>
          </table:table-cell>
          <table:table-cell office:value-type="float" office:value="5.7128" calcext:value-type="float">
            <text:p>5.7128</text:p>
          </table:table-cell>
          <table:table-cell table:formula="of:=AVERAGE([.AA253:.AA262])" office:value-type="float" office:value="5.19755" calcext:value-type="float">
            <text:p>5.20</text:p>
          </table:table-cell>
          <table:table-cell office:value-type="float" office:value="2.0557" calcext:value-type="float">
            <text:p>2.0557</text:p>
          </table:table-cell>
          <table:table-cell office:value-type="float" office:value="2.818" calcext:value-type="float">
            <text:p>2.818</text:p>
          </table:table-cell>
          <table:table-cell table:formula="of:=AVERAGE([.AD253:.AD262])" office:value-type="float" office:value="3.08681" calcext:value-type="float">
            <text:p>3.0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.2297" calcext:value-type="float">
            <text:p>2.2297</text:p>
          </table:table-cell>
          <table:table-cell office:value-type="float" office:value="7.646" calcext:value-type="float">
            <text:p>7.646</text:p>
          </table:table-cell>
          <table:table-cell table:formula="of:=AVERAGE([.C254:.C263])" office:value-type="float" office:value="9.39511" calcext:value-type="float">
            <text:p>9.40</text:p>
          </table:table-cell>
          <table:table-cell office:value-type="float" office:value="2.3125" calcext:value-type="float">
            <text:p>2.3125</text:p>
          </table:table-cell>
          <table:table-cell office:value-type="float" office:value="10.759" calcext:value-type="float">
            <text:p>10.759</text:p>
          </table:table-cell>
          <table:table-cell table:formula="of:=AVERAGE([.F254:.F263])" office:value-type="float" office:value="10.81395" calcext:value-type="float">
            <text:p>10.81</text:p>
          </table:table-cell>
          <table:table-cell office:value-type="float" office:value="1.9169" calcext:value-type="float">
            <text:p>1.9169</text:p>
          </table:table-cell>
          <table:table-cell office:value-type="float" office:value="4.8378" calcext:value-type="float">
            <text:p>4.8378</text:p>
          </table:table-cell>
          <table:table-cell table:formula="of:=AVERAGE([.I254:.I263])" office:value-type="float" office:value="3.97502" calcext:value-type="float">
            <text:p>3.98</text:p>
          </table:table-cell>
          <table:table-cell office:value-type="float" office:value="1.5583" calcext:value-type="float">
            <text:p>1.5583</text:p>
          </table:table-cell>
          <table:table-cell office:value-type="float" office:value="8.7164" calcext:value-type="float">
            <text:p>8.7164</text:p>
          </table:table-cell>
          <table:table-cell table:formula="of:=AVERAGE([.L254:.L263])" office:value-type="float" office:value="7.4718" calcext:value-type="float">
            <text:p>7.47</text:p>
          </table:table-cell>
          <table:table-cell office:value-type="float" office:value="1.627" calcext:value-type="float">
            <text:p>1.627</text:p>
          </table:table-cell>
          <table:table-cell office:value-type="float" office:value="4.6882" calcext:value-type="float">
            <text:p>4.6882</text:p>
          </table:table-cell>
          <table:table-cell table:formula="of:=AVERAGE([.O254:.O263])" office:value-type="float" office:value="4.1316" calcext:value-type="float">
            <text:p>4.13</text:p>
          </table:table-cell>
          <table:table-cell office:value-type="float" office:value="2.3261" calcext:value-type="float">
            <text:p>2.3261</text:p>
          </table:table-cell>
          <table:table-cell office:value-type="float" office:value="5.1081" calcext:value-type="float">
            <text:p>5.1081</text:p>
          </table:table-cell>
          <table:table-cell table:formula="of:=AVERAGE([.R254:.R263])" office:value-type="float" office:value="4.64095" calcext:value-type="float">
            <text:p>4.64</text:p>
          </table:table-cell>
          <table:table-cell office:value-type="float" office:value="1.7528" calcext:value-type="float">
            <text:p>1.7528</text:p>
          </table:table-cell>
          <table:table-cell office:value-type="float" office:value="9.891" calcext:value-type="float">
            <text:p>9.891</text:p>
          </table:table-cell>
          <table:table-cell table:formula="of:=AVERAGE([.U254:.U263])" office:value-type="float" office:value="7.71521" calcext:value-type="float">
            <text:p>7.72</text:p>
          </table:table-cell>
          <table:table-cell office:value-type="float" office:value="2.0377" calcext:value-type="float">
            <text:p>2.0377</text:p>
          </table:table-cell>
          <table:table-cell office:value-type="float" office:value="3.872" calcext:value-type="float">
            <text:p>3.872</text:p>
          </table:table-cell>
          <table:table-cell table:formula="of:=AVERAGE([.X254:.X263])" office:value-type="float" office:value="4.4708" calcext:value-type="float">
            <text:p>4.47</text:p>
          </table:table-cell>
          <table:table-cell office:value-type="float" office:value="1.369" calcext:value-type="float">
            <text:p>1.369</text:p>
          </table:table-cell>
          <table:table-cell office:value-type="float" office:value="4.5779" calcext:value-type="float">
            <text:p>4.5779</text:p>
          </table:table-cell>
          <table:table-cell table:formula="of:=AVERAGE([.AA254:.AA263])" office:value-type="float" office:value="5.13072" calcext:value-type="float">
            <text:p>5.13</text:p>
          </table:table-cell>
          <table:table-cell office:value-type="float" office:value="2.0334" calcext:value-type="float">
            <text:p>2.0334</text:p>
          </table:table-cell>
          <table:table-cell office:value-type="float" office:value="3.4826" calcext:value-type="float">
            <text:p>3.4826</text:p>
          </table:table-cell>
          <table:table-cell table:formula="of:=AVERAGE([.AD254:.AD263])" office:value-type="float" office:value="3.07651" calcext:value-type="float">
            <text:p>3.0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8284" calcext:value-type="float">
            <text:p>1.8284</text:p>
          </table:table-cell>
          <table:table-cell office:value-type="float" office:value="7.5877" calcext:value-type="float">
            <text:p>7.5877</text:p>
          </table:table-cell>
          <table:table-cell table:formula="of:=AVERAGE([.C255:.C264])" office:value-type="float" office:value="9.2133" calcext:value-type="float">
            <text:p>9.21</text:p>
          </table:table-cell>
          <table:table-cell office:value-type="float" office:value="2.3777" calcext:value-type="float">
            <text:p>2.3777</text:p>
          </table:table-cell>
          <table:table-cell office:value-type="float" office:value="10.8601" calcext:value-type="float">
            <text:p>10.8601</text:p>
          </table:table-cell>
          <table:table-cell table:formula="of:=AVERAGE([.F255:.F264])" office:value-type="float" office:value="10.92544" calcext:value-type="float">
            <text:p>10.93</text:p>
          </table:table-cell>
          <table:table-cell office:value-type="float" office:value="1.8666" calcext:value-type="float">
            <text:p>1.8666</text:p>
          </table:table-cell>
          <table:table-cell office:value-type="float" office:value="3.5687" calcext:value-type="float">
            <text:p>3.5687</text:p>
          </table:table-cell>
          <table:table-cell table:formula="of:=AVERAGE([.I255:.I264])" office:value-type="float" office:value="3.95631" calcext:value-type="float">
            <text:p>3.96</text:p>
          </table:table-cell>
          <table:table-cell office:value-type="float" office:value="1.4835" calcext:value-type="float">
            <text:p>1.4835</text:p>
          </table:table-cell>
          <table:table-cell office:value-type="float" office:value="8.5605" calcext:value-type="float">
            <text:p>8.5605</text:p>
          </table:table-cell>
          <table:table-cell table:formula="of:=AVERAGE([.L255:.L264])" office:value-type="float" office:value="7.63361" calcext:value-type="float">
            <text:p>7.63</text:p>
          </table:table-cell>
          <table:table-cell office:value-type="float" office:value="1.7298" calcext:value-type="float">
            <text:p>1.7298</text:p>
          </table:table-cell>
          <table:table-cell office:value-type="float" office:value="4.7408" calcext:value-type="float">
            <text:p>4.7408</text:p>
          </table:table-cell>
          <table:table-cell table:formula="of:=AVERAGE([.O255:.O264])" office:value-type="float" office:value="4.21388" calcext:value-type="float">
            <text:p>4.21</text:p>
          </table:table-cell>
          <table:table-cell office:value-type="float" office:value="2.272" calcext:value-type="float">
            <text:p>2.272</text:p>
          </table:table-cell>
          <table:table-cell office:value-type="float" office:value="4.9307" calcext:value-type="float">
            <text:p>4.9307</text:p>
          </table:table-cell>
          <table:table-cell table:formula="of:=AVERAGE([.R255:.R264])" office:value-type="float" office:value="4.6339" calcext:value-type="float">
            <text:p>4.63</text:p>
          </table:table-cell>
          <table:table-cell office:value-type="float" office:value="1.7237" calcext:value-type="float">
            <text:p>1.7237</text:p>
          </table:table-cell>
          <table:table-cell office:value-type="float" office:value="6.3937" calcext:value-type="float">
            <text:p>6.3937</text:p>
          </table:table-cell>
          <table:table-cell table:formula="of:=AVERAGE([.U255:.U264])" office:value-type="float" office:value="7.81247" calcext:value-type="float">
            <text:p>7.81</text:p>
          </table:table-cell>
          <table:table-cell office:value-type="float" office:value="2.2848" calcext:value-type="float">
            <text:p>2.2848</text:p>
          </table:table-cell>
          <table:table-cell office:value-type="float" office:value="4.1842" calcext:value-type="float">
            <text:p>4.1842</text:p>
          </table:table-cell>
          <table:table-cell table:formula="of:=AVERAGE([.X255:.X264])" office:value-type="float" office:value="4.34044" calcext:value-type="float">
            <text:p>4.34</text:p>
          </table:table-cell>
          <table:table-cell office:value-type="float" office:value="1.7263" calcext:value-type="float">
            <text:p>1.7263</text:p>
          </table:table-cell>
          <table:table-cell office:value-type="float" office:value="5.0732" calcext:value-type="float">
            <text:p>5.0732</text:p>
          </table:table-cell>
          <table:table-cell table:formula="of:=AVERAGE([.AA255:.AA264])" office:value-type="float" office:value="5.10188" calcext:value-type="float">
            <text:p>5.10</text:p>
          </table:table-cell>
          <table:table-cell office:value-type="float" office:value="1.9858" calcext:value-type="float">
            <text:p>1.9858</text:p>
          </table:table-cell>
          <table:table-cell office:value-type="float" office:value="3.5205" calcext:value-type="float">
            <text:p>3.5205</text:p>
          </table:table-cell>
          <table:table-cell table:formula="of:=AVERAGE([.AD255:.AD264])" office:value-type="float" office:value="3.14192" calcext:value-type="float">
            <text:p>3.1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9461" calcext:value-type="float">
            <text:p>1.9461</text:p>
          </table:table-cell>
          <table:table-cell office:value-type="float" office:value="9.2035" calcext:value-type="float">
            <text:p>9.2035</text:p>
          </table:table-cell>
          <table:table-cell table:formula="of:=AVERAGE([.C256:.C265])" office:value-type="float" office:value="9.09175" calcext:value-type="float">
            <text:p>9.09</text:p>
          </table:table-cell>
          <table:table-cell office:value-type="float" office:value="2.309" calcext:value-type="float">
            <text:p>2.309</text:p>
          </table:table-cell>
          <table:table-cell office:value-type="float" office:value="11.0824" calcext:value-type="float">
            <text:p>11.0824</text:p>
          </table:table-cell>
          <table:table-cell table:formula="of:=AVERAGE([.F256:.F265])" office:value-type="float" office:value="10.97251" calcext:value-type="float">
            <text:p>10.97</text:p>
          </table:table-cell>
          <table:table-cell office:value-type="float" office:value="1.9326" calcext:value-type="float">
            <text:p>1.9326</text:p>
          </table:table-cell>
          <table:table-cell office:value-type="float" office:value="3.0197" calcext:value-type="float">
            <text:p>3.0197</text:p>
          </table:table-cell>
          <table:table-cell table:formula="of:=AVERAGE([.I256:.I265])" office:value-type="float" office:value="3.89942" calcext:value-type="float">
            <text:p>3.90</text:p>
          </table:table-cell>
          <table:table-cell office:value-type="float" office:value="1.7384" calcext:value-type="float">
            <text:p>1.7384</text:p>
          </table:table-cell>
          <table:table-cell office:value-type="float" office:value="8.8058" calcext:value-type="float">
            <text:p>8.8058</text:p>
          </table:table-cell>
          <table:table-cell table:formula="of:=AVERAGE([.L256:.L265])" office:value-type="float" office:value="7.87982" calcext:value-type="float">
            <text:p>7.88</text:p>
          </table:table-cell>
          <table:table-cell office:value-type="float" office:value="1.8848" calcext:value-type="float">
            <text:p>1.8848</text:p>
          </table:table-cell>
          <table:table-cell office:value-type="float" office:value="4.3376" calcext:value-type="float">
            <text:p>4.3376</text:p>
          </table:table-cell>
          <table:table-cell table:formula="of:=AVERAGE([.O256:.O265])" office:value-type="float" office:value="4.23619" calcext:value-type="float">
            <text:p>4.24</text:p>
          </table:table-cell>
          <table:table-cell office:value-type="float" office:value="1.7629" calcext:value-type="float">
            <text:p>1.7629</text:p>
          </table:table-cell>
          <table:table-cell office:value-type="float" office:value="5.5411" calcext:value-type="float">
            <text:p>5.5411</text:p>
          </table:table-cell>
          <table:table-cell table:formula="of:=AVERAGE([.R256:.R265])" office:value-type="float" office:value="4.80858" calcext:value-type="float">
            <text:p>4.81</text:p>
          </table:table-cell>
          <table:table-cell office:value-type="float" office:value="1.5323" calcext:value-type="float">
            <text:p>1.5323</text:p>
          </table:table-cell>
          <table:table-cell office:value-type="float" office:value="5.6365" calcext:value-type="float">
            <text:p>5.6365</text:p>
          </table:table-cell>
          <table:table-cell table:formula="of:=AVERAGE([.U256:.U265])" office:value-type="float" office:value="7.82706" calcext:value-type="float">
            <text:p>7.83</text:p>
          </table:table-cell>
          <table:table-cell office:value-type="float" office:value="2.0355" calcext:value-type="float">
            <text:p>2.0355</text:p>
          </table:table-cell>
          <table:table-cell office:value-type="float" office:value="4.4779" calcext:value-type="float">
            <text:p>4.4779</text:p>
          </table:table-cell>
          <table:table-cell table:formula="of:=AVERAGE([.X256:.X265])" office:value-type="float" office:value="4.3088" calcext:value-type="float">
            <text:p>4.31</text:p>
          </table:table-cell>
          <table:table-cell office:value-type="float" office:value="1.5674" calcext:value-type="float">
            <text:p>1.5674</text:p>
          </table:table-cell>
          <table:table-cell office:value-type="float" office:value="4.5836" calcext:value-type="float">
            <text:p>4.5836</text:p>
          </table:table-cell>
          <table:table-cell table:formula="of:=AVERAGE([.AA256:.AA265])" office:value-type="float" office:value="4.97517" calcext:value-type="float">
            <text:p>4.98</text:p>
          </table:table-cell>
          <table:table-cell office:value-type="float" office:value="2.072" calcext:value-type="float">
            <text:p>2.072</text:p>
          </table:table-cell>
          <table:table-cell office:value-type="float" office:value="3.2437" calcext:value-type="float">
            <text:p>3.2437</text:p>
          </table:table-cell>
          <table:table-cell table:formula="of:=AVERAGE([.AD256:.AD265])" office:value-type="float" office:value="3.22192" calcext:value-type="float">
            <text:p>3.2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.189" calcext:value-type="float">
            <text:p>2.189</text:p>
          </table:table-cell>
          <table:table-cell office:value-type="float" office:value="10.3358" calcext:value-type="float">
            <text:p>10.3358</text:p>
          </table:table-cell>
          <table:table-cell table:formula="of:=AVERAGE([.C257:.C266])" office:value-type="float" office:value="9.02525" calcext:value-type="float">
            <text:p>9.03</text:p>
          </table:table-cell>
          <table:table-cell office:value-type="float" office:value="2.9627" calcext:value-type="float">
            <text:p>2.9627</text:p>
          </table:table-cell>
          <table:table-cell office:value-type="float" office:value="10.2897" calcext:value-type="float">
            <text:p>10.2897</text:p>
          </table:table-cell>
          <table:table-cell table:formula="of:=AVERAGE([.F257:.F266])" office:value-type="float" office:value="10.94057" calcext:value-type="float">
            <text:p>10.94</text:p>
          </table:table-cell>
          <table:table-cell office:value-type="float" office:value="1.9539" calcext:value-type="float">
            <text:p>1.9539</text:p>
          </table:table-cell>
          <table:table-cell office:value-type="float" office:value="4.3838" calcext:value-type="float">
            <text:p>4.3838</text:p>
          </table:table-cell>
          <table:table-cell table:formula="of:=AVERAGE([.I257:.I266])" office:value-type="float" office:value="3.96699" calcext:value-type="float">
            <text:p>3.97</text:p>
          </table:table-cell>
          <table:table-cell office:value-type="float" office:value="1.6947" calcext:value-type="float">
            <text:p>1.6947</text:p>
          </table:table-cell>
          <table:table-cell office:value-type="float" office:value="8.1296" calcext:value-type="float">
            <text:p>8.1296</text:p>
          </table:table-cell>
          <table:table-cell table:formula="of:=AVERAGE([.L257:.L266])" office:value-type="float" office:value="8.04301" calcext:value-type="float">
            <text:p>8.04</text:p>
          </table:table-cell>
          <table:table-cell office:value-type="float" office:value="1.8299" calcext:value-type="float">
            <text:p>1.8299</text:p>
          </table:table-cell>
          <table:table-cell office:value-type="float" office:value="4.3731" calcext:value-type="float">
            <text:p>4.3731</text:p>
          </table:table-cell>
          <table:table-cell table:formula="of:=AVERAGE([.O257:.O266])" office:value-type="float" office:value="4.29485" calcext:value-type="float">
            <text:p>4.29</text:p>
          </table:table-cell>
          <table:table-cell office:value-type="float" office:value="1.9149" calcext:value-type="float">
            <text:p>1.9149</text:p>
          </table:table-cell>
          <table:table-cell office:value-type="float" office:value="4.9641" calcext:value-type="float">
            <text:p>4.9641</text:p>
          </table:table-cell>
          <table:table-cell table:formula="of:=AVERAGE([.R257:.R266])" office:value-type="float" office:value="4.89761" calcext:value-type="float">
            <text:p>4.90</text:p>
          </table:table-cell>
          <table:table-cell office:value-type="float" office:value="1.7331" calcext:value-type="float">
            <text:p>1.7331</text:p>
          </table:table-cell>
          <table:table-cell office:value-type="float" office:value="6.9" calcext:value-type="float">
            <text:p>6.9</text:p>
          </table:table-cell>
          <table:table-cell table:formula="of:=AVERAGE([.U257:.U266])" office:value-type="float" office:value="7.97889" calcext:value-type="float">
            <text:p>7.98</text:p>
          </table:table-cell>
          <table:table-cell office:value-type="float" office:value="2.3828" calcext:value-type="float">
            <text:p>2.3828</text:p>
          </table:table-cell>
          <table:table-cell office:value-type="float" office:value="4.1452" calcext:value-type="float">
            <text:p>4.1452</text:p>
          </table:table-cell>
          <table:table-cell table:formula="of:=AVERAGE([.X257:.X266])" office:value-type="float" office:value="4.18951" calcext:value-type="float">
            <text:p>4.19</text:p>
          </table:table-cell>
          <table:table-cell office:value-type="float" office:value="1.9311" calcext:value-type="float">
            <text:p>1.9311</text:p>
          </table:table-cell>
          <table:table-cell office:value-type="float" office:value="5.8321" calcext:value-type="float">
            <text:p>5.8321</text:p>
          </table:table-cell>
          <table:table-cell table:formula="of:=AVERAGE([.AA257:.AA266])" office:value-type="float" office:value="5.0185" calcext:value-type="float">
            <text:p>5.02</text:p>
          </table:table-cell>
          <table:table-cell office:value-type="float" office:value="1.9747" calcext:value-type="float">
            <text:p>1.9747</text:p>
          </table:table-cell>
          <table:table-cell office:value-type="float" office:value="4.1881" calcext:value-type="float">
            <text:p>4.1881</text:p>
          </table:table-cell>
          <table:table-cell table:formula="of:=AVERAGE([.AD257:.AD266])" office:value-type="float" office:value="3.34616" calcext:value-type="float">
            <text:p>3.3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.1037" calcext:value-type="float">
            <text:p>2.1037</text:p>
          </table:table-cell>
          <table:table-cell office:value-type="float" office:value="11.5502" calcext:value-type="float">
            <text:p>11.5502</text:p>
          </table:table-cell>
          <table:table-cell table:formula="of:=AVERAGE([.C258:.C267])" office:value-type="float" office:value="9.40443" calcext:value-type="float">
            <text:p>9.40</text:p>
          </table:table-cell>
          <table:table-cell office:value-type="float" office:value="2.612" calcext:value-type="float">
            <text:p>2.612</text:p>
          </table:table-cell>
          <table:table-cell office:value-type="float" office:value="10.3517" calcext:value-type="float">
            <text:p>10.3517</text:p>
          </table:table-cell>
          <table:table-cell table:formula="of:=AVERAGE([.F258:.F267])" office:value-type="float" office:value="10.65572" calcext:value-type="float">
            <text:p>10.66</text:p>
          </table:table-cell>
          <table:table-cell office:value-type="float" office:value="1.8553" calcext:value-type="float">
            <text:p>1.8553</text:p>
          </table:table-cell>
          <table:table-cell office:value-type="float" office:value="6.1274" calcext:value-type="float">
            <text:p>6.1274</text:p>
          </table:table-cell>
          <table:table-cell table:formula="of:=AVERAGE([.I258:.I267])" office:value-type="float" office:value="4.14015" calcext:value-type="float">
            <text:p>4.14</text:p>
          </table:table-cell>
          <table:table-cell office:value-type="float" office:value="1.7647" calcext:value-type="float">
            <text:p>1.7647</text:p>
          </table:table-cell>
          <table:table-cell office:value-type="float" office:value="8.0791" calcext:value-type="float">
            <text:p>8.0791</text:p>
          </table:table-cell>
          <table:table-cell table:formula="of:=AVERAGE([.L258:.L267])" office:value-type="float" office:value="8.1037" calcext:value-type="float">
            <text:p>8.10</text:p>
          </table:table-cell>
          <table:table-cell office:value-type="float" office:value="1.926" calcext:value-type="float">
            <text:p>1.926</text:p>
          </table:table-cell>
          <table:table-cell office:value-type="float" office:value="5.004" calcext:value-type="float">
            <text:p>5.004</text:p>
          </table:table-cell>
          <table:table-cell table:formula="of:=AVERAGE([.O258:.O267])" office:value-type="float" office:value="4.42373" calcext:value-type="float">
            <text:p>4.42</text:p>
          </table:table-cell>
          <table:table-cell office:value-type="float" office:value="2.0972" calcext:value-type="float">
            <text:p>2.0972</text:p>
          </table:table-cell>
          <table:table-cell office:value-type="float" office:value="4.5322" calcext:value-type="float">
            <text:p>4.5322</text:p>
          </table:table-cell>
          <table:table-cell table:formula="of:=AVERAGE([.R258:.R267])" office:value-type="float" office:value="4.86994" calcext:value-type="float">
            <text:p>4.87</text:p>
          </table:table-cell>
          <table:table-cell office:value-type="float" office:value="1.6444" calcext:value-type="float">
            <text:p>1.6444</text:p>
          </table:table-cell>
          <table:table-cell office:value-type="float" office:value="5.282" calcext:value-type="float">
            <text:p>5.282</text:p>
          </table:table-cell>
          <table:table-cell table:formula="of:=AVERAGE([.U258:.U267])" office:value-type="float" office:value="7.95643" calcext:value-type="float">
            <text:p>7.96</text:p>
          </table:table-cell>
          <table:table-cell office:value-type="float" office:value="2.1713" calcext:value-type="float">
            <text:p>2.1713</text:p>
          </table:table-cell>
          <table:table-cell office:value-type="float" office:value="4.552" calcext:value-type="float">
            <text:p>4.552</text:p>
          </table:table-cell>
          <table:table-cell table:formula="of:=AVERAGE([.X258:.X267])" office:value-type="float" office:value="4.21491" calcext:value-type="float">
            <text:p>4.21</text:p>
          </table:table-cell>
          <table:table-cell office:value-type="float" office:value="1.8214" calcext:value-type="float">
            <text:p>1.8214</text:p>
          </table:table-cell>
          <table:table-cell office:value-type="float" office:value="4.4915" calcext:value-type="float">
            <text:p>4.4915</text:p>
          </table:table-cell>
          <table:table-cell table:formula="of:=AVERAGE([.AA258:.AA267])" office:value-type="float" office:value="4.98458" calcext:value-type="float">
            <text:p>4.98</text:p>
          </table:table-cell>
          <table:table-cell office:value-type="float" office:value="1.8232" calcext:value-type="float">
            <text:p>1.8232</text:p>
          </table:table-cell>
          <table:table-cell office:value-type="float" office:value="3.1747" calcext:value-type="float">
            <text:p>3.1747</text:p>
          </table:table-cell>
          <table:table-cell table:formula="of:=AVERAGE([.AD258:.AD267])" office:value-type="float" office:value="3.34441" calcext:value-type="float">
            <text:p>3.3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9027" calcext:value-type="float">
            <text:p>1.9027</text:p>
          </table:table-cell>
          <table:table-cell office:value-type="float" office:value="9.3322" calcext:value-type="float">
            <text:p>9.3322</text:p>
          </table:table-cell>
          <table:table-cell table:formula="of:=AVERAGE([.C259:.C268])" office:value-type="float" office:value="9.27571" calcext:value-type="float">
            <text:p>9.28</text:p>
          </table:table-cell>
          <table:table-cell office:value-type="float" office:value="2.4059" calcext:value-type="float">
            <text:p>2.4059</text:p>
          </table:table-cell>
          <table:table-cell office:value-type="float" office:value="12.1119" calcext:value-type="float">
            <text:p>12.1119</text:p>
          </table:table-cell>
          <table:table-cell table:formula="of:=AVERAGE([.F259:.F268])" office:value-type="float" office:value="10.65467" calcext:value-type="float">
            <text:p>10.65</text:p>
          </table:table-cell>
          <table:table-cell office:value-type="float" office:value="2.1286" calcext:value-type="float">
            <text:p>2.1286</text:p>
          </table:table-cell>
          <table:table-cell office:value-type="float" office:value="6.9802" calcext:value-type="float">
            <text:p>6.9802</text:p>
          </table:table-cell>
          <table:table-cell table:formula="of:=AVERAGE([.I259:.I268])" office:value-type="float" office:value="4.55705" calcext:value-type="float">
            <text:p>4.56</text:p>
          </table:table-cell>
          <table:table-cell office:value-type="float" office:value="1.781" calcext:value-type="float">
            <text:p>1.781</text:p>
          </table:table-cell>
          <table:table-cell office:value-type="float" office:value="7.4284" calcext:value-type="float">
            <text:p>7.4284</text:p>
          </table:table-cell>
          <table:table-cell table:formula="of:=AVERAGE([.L259:.L268])" office:value-type="float" office:value="7.98326" calcext:value-type="float">
            <text:p>7.98</text:p>
          </table:table-cell>
          <table:table-cell office:value-type="float" office:value="1.7812" calcext:value-type="float">
            <text:p>1.7812</text:p>
          </table:table-cell>
          <table:table-cell office:value-type="float" office:value="3.9391" calcext:value-type="float">
            <text:p>3.9391</text:p>
          </table:table-cell>
          <table:table-cell table:formula="of:=AVERAGE([.O259:.O268])" office:value-type="float" office:value="4.40914" calcext:value-type="float">
            <text:p>4.41</text:p>
          </table:table-cell>
          <table:table-cell office:value-type="float" office:value="1.8929" calcext:value-type="float">
            <text:p>1.8929</text:p>
          </table:table-cell>
          <table:table-cell office:value-type="float" office:value="7.0803" calcext:value-type="float">
            <text:p>7.0803</text:p>
          </table:table-cell>
          <table:table-cell table:formula="of:=AVERAGE([.R259:.R268])" office:value-type="float" office:value="5.1194" calcext:value-type="float">
            <text:p>5.12</text:p>
          </table:table-cell>
          <table:table-cell office:value-type="float" office:value="1.445" calcext:value-type="float">
            <text:p>1.445</text:p>
          </table:table-cell>
          <table:table-cell office:value-type="float" office:value="6.7003" calcext:value-type="float">
            <text:p>6.7003</text:p>
          </table:table-cell>
          <table:table-cell table:formula="of:=AVERAGE([.U259:.U268])" office:value-type="float" office:value="7.78123" calcext:value-type="float">
            <text:p>7.78</text:p>
          </table:table-cell>
          <table:table-cell office:value-type="float" office:value="2.4542" calcext:value-type="float">
            <text:p>2.4542</text:p>
          </table:table-cell>
          <table:table-cell office:value-type="float" office:value="3.8938" calcext:value-type="float">
            <text:p>3.8938</text:p>
          </table:table-cell>
          <table:table-cell table:formula="of:=AVERAGE([.X259:.X268])" office:value-type="float" office:value="4.17897" calcext:value-type="float">
            <text:p>4.18</text:p>
          </table:table-cell>
          <table:table-cell office:value-type="float" office:value="1.8024" calcext:value-type="float">
            <text:p>1.8024</text:p>
          </table:table-cell>
          <table:table-cell office:value-type="float" office:value="4.2528" calcext:value-type="float">
            <text:p>4.2528</text:p>
          </table:table-cell>
          <table:table-cell table:formula="of:=AVERAGE([.AA259:.AA268])" office:value-type="float" office:value="4.94876" calcext:value-type="float">
            <text:p>4.95</text:p>
          </table:table-cell>
          <table:table-cell office:value-type="float" office:value="1.9803" calcext:value-type="float">
            <text:p>1.9803</text:p>
          </table:table-cell>
          <table:table-cell office:value-type="float" office:value="3.4251" calcext:value-type="float">
            <text:p>3.4251</text:p>
          </table:table-cell>
          <table:table-cell table:formula="of:=AVERAGE([.AD259:.AD268])" office:value-type="float" office:value="3.35358" calcext:value-type="float">
            <text:p>3.3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.0259" calcext:value-type="float">
            <text:p>2.0259</text:p>
          </table:table-cell>
          <table:table-cell office:value-type="float" office:value="8.3899" calcext:value-type="float">
            <text:p>8.3899</text:p>
          </table:table-cell>
          <table:table-cell table:formula="of:=AVERAGE([.C260:.C269])" office:value-type="float" office:value="9.16488" calcext:value-type="float">
            <text:p>9.16</text:p>
          </table:table-cell>
          <table:table-cell office:value-type="float" office:value="2.6705" calcext:value-type="float">
            <text:p>2.6705</text:p>
          </table:table-cell>
          <table:table-cell office:value-type="float" office:value="11.4127" calcext:value-type="float">
            <text:p>11.4127</text:p>
          </table:table-cell>
          <table:table-cell table:formula="of:=AVERAGE([.F260:.F269])" office:value-type="float" office:value="10.65977" calcext:value-type="float">
            <text:p>10.66</text:p>
          </table:table-cell>
          <table:table-cell office:value-type="float" office:value="1.8178" calcext:value-type="float">
            <text:p>1.8178</text:p>
          </table:table-cell>
          <table:table-cell office:value-type="float" office:value="6.4411" calcext:value-type="float">
            <text:p>6.4411</text:p>
          </table:table-cell>
          <table:table-cell table:formula="of:=AVERAGE([.I260:.I269])" office:value-type="float" office:value="4.88159" calcext:value-type="float">
            <text:p>4.88</text:p>
          </table:table-cell>
          <table:table-cell office:value-type="float" office:value="1.9321" calcext:value-type="float">
            <text:p>1.9321</text:p>
          </table:table-cell>
          <table:table-cell office:value-type="float" office:value="7.8242" calcext:value-type="float">
            <text:p>7.8242</text:p>
          </table:table-cell>
          <table:table-cell table:formula="of:=AVERAGE([.L260:.L269])" office:value-type="float" office:value="8.00113" calcext:value-type="float">
            <text:p>8.00</text:p>
          </table:table-cell>
          <table:table-cell office:value-type="float" office:value="1.6855" calcext:value-type="float">
            <text:p>1.6855</text:p>
          </table:table-cell>
          <table:table-cell office:value-type="float" office:value="3.8583" calcext:value-type="float">
            <text:p>3.8583</text:p>
          </table:table-cell>
          <table:table-cell table:formula="of:=AVERAGE([.O260:.O269])" office:value-type="float" office:value="4.38816" calcext:value-type="float">
            <text:p>4.39</text:p>
          </table:table-cell>
          <table:table-cell office:value-type="float" office:value="1.9078" calcext:value-type="float">
            <text:p>1.9078</text:p>
          </table:table-cell>
          <table:table-cell office:value-type="float" office:value="5.4132" calcext:value-type="float">
            <text:p>5.4132</text:p>
          </table:table-cell>
          <table:table-cell table:formula="of:=AVERAGE([.R260:.R269])" office:value-type="float" office:value="5.17872" calcext:value-type="float">
            <text:p>5.18</text:p>
          </table:table-cell>
          <table:table-cell office:value-type="float" office:value="1.5607" calcext:value-type="float">
            <text:p>1.5607</text:p>
          </table:table-cell>
          <table:table-cell office:value-type="float" office:value="6.4909" calcext:value-type="float">
            <text:p>6.4909</text:p>
          </table:table-cell>
          <table:table-cell table:formula="of:=AVERAGE([.U260:.U269])" office:value-type="float" office:value="7.568" calcext:value-type="float">
            <text:p>7.57</text:p>
          </table:table-cell>
          <table:table-cell office:value-type="float" office:value="2.2543" calcext:value-type="float">
            <text:p>2.2543</text:p>
          </table:table-cell>
          <table:table-cell office:value-type="float" office:value="4.9493" calcext:value-type="float">
            <text:p>4.9493</text:p>
          </table:table-cell>
          <table:table-cell table:formula="of:=AVERAGE([.X260:.X269])" office:value-type="float" office:value="4.29617" calcext:value-type="float">
            <text:p>4.30</text:p>
          </table:table-cell>
          <table:table-cell office:value-type="float" office:value="1.6191" calcext:value-type="float">
            <text:p>1.6191</text:p>
          </table:table-cell>
          <table:table-cell office:value-type="float" office:value="4.5281" calcext:value-type="float">
            <text:p>4.5281</text:p>
          </table:table-cell>
          <table:table-cell table:formula="of:=AVERAGE([.AA260:.AA269])" office:value-type="float" office:value="4.97153" calcext:value-type="float">
            <text:p>4.97</text:p>
          </table:table-cell>
          <table:table-cell office:value-type="float" office:value="1.9038" calcext:value-type="float">
            <text:p>1.9038</text:p>
          </table:table-cell>
          <table:table-cell office:value-type="float" office:value="3.3514" calcext:value-type="float">
            <text:p>3.3514</text:p>
          </table:table-cell>
          <table:table-cell table:formula="of:=AVERAGE([.AD260:.AD269])" office:value-type="float" office:value="3.35459" calcext:value-type="float">
            <text:p>3.3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9973" calcext:value-type="float">
            <text:p>1.9973</text:p>
          </table:table-cell>
          <table:table-cell office:value-type="float" office:value="7.7622" calcext:value-type="float">
            <text:p>7.7622</text:p>
          </table:table-cell>
          <table:table-cell table:formula="of:=AVERAGE([.C261:.C270])" office:value-type="float" office:value="8.93633" calcext:value-type="float">
            <text:p>8.94</text:p>
          </table:table-cell>
          <table:table-cell office:value-type="float" office:value="2.1412" calcext:value-type="float">
            <text:p>2.1412</text:p>
          </table:table-cell>
          <table:table-cell office:value-type="float" office:value="10.5243" calcext:value-type="float">
            <text:p>10.5243</text:p>
          </table:table-cell>
          <table:table-cell table:formula="of:=AVERAGE([.F261:.F270])" office:value-type="float" office:value="10.70692" calcext:value-type="float">
            <text:p>10.71</text:p>
          </table:table-cell>
          <table:table-cell office:value-type="float" office:value="1.9765" calcext:value-type="float">
            <text:p>1.9765</text:p>
          </table:table-cell>
          <table:table-cell office:value-type="float" office:value="4.4546" calcext:value-type="float">
            <text:p>4.4546</text:p>
          </table:table-cell>
          <table:table-cell table:formula="of:=AVERAGE([.I261:.I270])" office:value-type="float" office:value="4.84908" calcext:value-type="float">
            <text:p>4.85</text:p>
          </table:table-cell>
          <table:table-cell office:value-type="float" office:value="1.8593" calcext:value-type="float">
            <text:p>1.8593</text:p>
          </table:table-cell>
          <table:table-cell office:value-type="float" office:value="8.454" calcext:value-type="float">
            <text:p>8.454</text:p>
          </table:table-cell>
          <table:table-cell table:formula="of:=AVERAGE([.L261:.L270])" office:value-type="float" office:value="8.14825" calcext:value-type="float">
            <text:p>8.15</text:p>
          </table:table-cell>
          <table:table-cell office:value-type="float" office:value="1.678" calcext:value-type="float">
            <text:p>1.678</text:p>
          </table:table-cell>
          <table:table-cell office:value-type="float" office:value="3.1572" calcext:value-type="float">
            <text:p>3.1572</text:p>
          </table:table-cell>
          <table:table-cell table:formula="of:=AVERAGE([.O261:.O270])" office:value-type="float" office:value="4.30336" calcext:value-type="float">
            <text:p>4.30</text:p>
          </table:table-cell>
          <table:table-cell office:value-type="float" office:value="2.0636" calcext:value-type="float">
            <text:p>2.0636</text:p>
          </table:table-cell>
          <table:table-cell office:value-type="float" office:value="6.1195" calcext:value-type="float">
            <text:p>6.1195</text:p>
          </table:table-cell>
          <table:table-cell table:formula="of:=AVERAGE([.R261:.R270])" office:value-type="float" office:value="5.28445" calcext:value-type="float">
            <text:p>5.28</text:p>
          </table:table-cell>
          <table:table-cell office:value-type="float" office:value="1.5517" calcext:value-type="float">
            <text:p>1.5517</text:p>
          </table:table-cell>
          <table:table-cell office:value-type="float" office:value="6.8934" calcext:value-type="float">
            <text:p>6.8934</text:p>
          </table:table-cell>
          <table:table-cell table:formula="of:=AVERAGE([.U261:.U270])" office:value-type="float" office:value="7.3265" calcext:value-type="float">
            <text:p>7.33</text:p>
          </table:table-cell>
          <table:table-cell office:value-type="float" office:value="2.066" calcext:value-type="float">
            <text:p>2.066</text:p>
          </table:table-cell>
          <table:table-cell office:value-type="float" office:value="3.7689" calcext:value-type="float">
            <text:p>3.7689</text:p>
          </table:table-cell>
          <table:table-cell table:formula="of:=AVERAGE([.X261:.X270])" office:value-type="float" office:value="4.25489" calcext:value-type="float">
            <text:p>4.25</text:p>
          </table:table-cell>
          <table:table-cell office:value-type="float" office:value="2.1237" calcext:value-type="float">
            <text:p>2.1237</text:p>
          </table:table-cell>
          <table:table-cell office:value-type="float" office:value="6.9529" calcext:value-type="float">
            <text:p>6.9529</text:p>
          </table:table-cell>
          <table:table-cell table:formula="of:=AVERAGE([.AA261:.AA270])" office:value-type="float" office:value="5.20711" calcext:value-type="float">
            <text:p>5.21</text:p>
          </table:table-cell>
          <table:table-cell office:value-type="float" office:value="1.9521" calcext:value-type="float">
            <text:p>1.9521</text:p>
          </table:table-cell>
          <table:table-cell office:value-type="float" office:value="4.9827" calcext:value-type="float">
            <text:p>4.9827</text:p>
          </table:table-cell>
          <table:table-cell table:formula="of:=AVERAGE([.AD261:.AD270])" office:value-type="float" office:value="3.56591" calcext:value-type="float">
            <text:p>3.5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0108" calcext:value-type="float">
            <text:p>2.0108</text:p>
          </table:table-cell>
          <table:table-cell office:value-type="float" office:value="9.3509" calcext:value-type="float">
            <text:p>9.3509</text:p>
          </table:table-cell>
          <table:table-cell table:formula="of:=AVERAGE([.C262:.C271])" office:value-type="float" office:value="8.92209" calcext:value-type="float">
            <text:p>8.92</text:p>
          </table:table-cell>
          <table:table-cell office:value-type="float" office:value="2.3035" calcext:value-type="float">
            <text:p>2.3035</text:p>
          </table:table-cell>
          <table:table-cell office:value-type="float" office:value="10.5002" calcext:value-type="float">
            <text:p>10.5002</text:p>
          </table:table-cell>
          <table:table-cell table:formula="of:=AVERAGE([.F262:.F271])" office:value-type="float" office:value="10.73748" calcext:value-type="float">
            <text:p>10.74</text:p>
          </table:table-cell>
          <table:table-cell office:value-type="float" office:value="2.2105" calcext:value-type="float">
            <text:p>2.2105</text:p>
          </table:table-cell>
          <table:table-cell office:value-type="float" office:value="5.6074" calcext:value-type="float">
            <text:p>5.6074</text:p>
          </table:table-cell>
          <table:table-cell table:formula="of:=AVERAGE([.I262:.I271])" office:value-type="float" office:value="4.93454" calcext:value-type="float">
            <text:p>4.93</text:p>
          </table:table-cell>
          <table:table-cell office:value-type="float" office:value="1.9705" calcext:value-type="float">
            <text:p>1.9705</text:p>
          </table:table-cell>
          <table:table-cell office:value-type="float" office:value="8.9865" calcext:value-type="float">
            <text:p>8.9865</text:p>
          </table:table-cell>
          <table:table-cell table:formula="of:=AVERAGE([.L262:.L271])" office:value-type="float" office:value="8.33524" calcext:value-type="float">
            <text:p>8.34</text:p>
          </table:table-cell>
          <table:table-cell office:value-type="float" office:value="1.7187" calcext:value-type="float">
            <text:p>1.7187</text:p>
          </table:table-cell>
          <table:table-cell office:value-type="float" office:value="3.6945" calcext:value-type="float">
            <text:p>3.6945</text:p>
          </table:table-cell>
          <table:table-cell table:formula="of:=AVERAGE([.O262:.O271])" office:value-type="float" office:value="4.24555" calcext:value-type="float">
            <text:p>4.25</text:p>
          </table:table-cell>
          <table:table-cell office:value-type="float" office:value="1.9663" calcext:value-type="float">
            <text:p>1.9663</text:p>
          </table:table-cell>
          <table:table-cell office:value-type="float" office:value="6.3003" calcext:value-type="float">
            <text:p>6.3003</text:p>
          </table:table-cell>
          <table:table-cell table:formula="of:=AVERAGE([.R262:.R271])" office:value-type="float" office:value="5.47655" calcext:value-type="float">
            <text:p>5.48</text:p>
          </table:table-cell>
          <table:table-cell office:value-type="float" office:value="1.6504" calcext:value-type="float">
            <text:p>1.6504</text:p>
          </table:table-cell>
          <table:table-cell office:value-type="float" office:value="7.9573" calcext:value-type="float">
            <text:p>7.9573</text:p>
          </table:table-cell>
          <table:table-cell table:formula="of:=AVERAGE([.U262:.U271])" office:value-type="float" office:value="7.21552" calcext:value-type="float">
            <text:p>7.22</text:p>
          </table:table-cell>
          <table:table-cell office:value-type="float" office:value="2.2706" calcext:value-type="float">
            <text:p>2.2706</text:p>
          </table:table-cell>
          <table:table-cell office:value-type="float" office:value="4.934" calcext:value-type="float">
            <text:p>4.934</text:p>
          </table:table-cell>
          <table:table-cell table:formula="of:=AVERAGE([.X262:.X271])" office:value-type="float" office:value="4.35463" calcext:value-type="float">
            <text:p>4.35</text:p>
          </table:table-cell>
          <table:table-cell office:value-type="float" office:value="1.5704" calcext:value-type="float">
            <text:p>1.5704</text:p>
          </table:table-cell>
          <table:table-cell office:value-type="float" office:value="5.5413" calcext:value-type="float">
            <text:p>5.5413</text:p>
          </table:table-cell>
          <table:table-cell table:formula="of:=AVERAGE([.AA262:.AA271])" office:value-type="float" office:value="5.15462" calcext:value-type="float">
            <text:p>5.15</text:p>
          </table:table-cell>
          <table:table-cell office:value-type="float" office:value="2.0303" calcext:value-type="float">
            <text:p>2.0303</text:p>
          </table:table-cell>
          <table:table-cell office:value-type="float" office:value="4.4048" calcext:value-type="float">
            <text:p>4.4048</text:p>
          </table:table-cell>
          <table:table-cell table:formula="of:=AVERAGE([.AD262:.AD271])" office:value-type="float" office:value="3.65916" calcext:value-type="float">
            <text:p>3.6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9893" calcext:value-type="float">
            <text:p>1.9893</text:p>
          </table:table-cell>
          <table:table-cell office:value-type="float" office:value="9.4536" calcext:value-type="float">
            <text:p>9.4536</text:p>
          </table:table-cell>
          <table:table-cell table:formula="of:=AVERAGE([.C263:.C272])" office:value-type="float" office:value="9.0612" calcext:value-type="float">
            <text:p>9.06</text:p>
          </table:table-cell>
          <table:table-cell office:value-type="float" office:value="2.1294" calcext:value-type="float">
            <text:p>2.1294</text:p>
          </table:table-cell>
          <table:table-cell office:value-type="float" office:value="9.5046" calcext:value-type="float">
            <text:p>9.5046</text:p>
          </table:table-cell>
          <table:table-cell table:formula="of:=AVERAGE([.F263:.F272])" office:value-type="float" office:value="10.73966" calcext:value-type="float">
            <text:p>10.74</text:p>
          </table:table-cell>
          <table:table-cell office:value-type="float" office:value="1.6869" calcext:value-type="float">
            <text:p>1.6869</text:p>
          </table:table-cell>
          <table:table-cell office:value-type="float" office:value="5.9253" calcext:value-type="float">
            <text:p>5.9253</text:p>
          </table:table-cell>
          <table:table-cell table:formula="of:=AVERAGE([.I263:.I272])" office:value-type="float" office:value="5.1346" calcext:value-type="float">
            <text:p>5.13</text:p>
          </table:table-cell>
          <table:table-cell office:value-type="float" office:value="1.755" calcext:value-type="float">
            <text:p>1.755</text:p>
          </table:table-cell>
          <table:table-cell office:value-type="float" office:value="8.9492" calcext:value-type="float">
            <text:p>8.9492</text:p>
          </table:table-cell>
          <table:table-cell table:formula="of:=AVERAGE([.L263:.L272])" office:value-type="float" office:value="8.39337" calcext:value-type="float">
            <text:p>8.39</text:p>
          </table:table-cell>
          <table:table-cell office:value-type="float" office:value="1.724" calcext:value-type="float">
            <text:p>1.724</text:p>
          </table:table-cell>
          <table:table-cell office:value-type="float" office:value="3.2288" calcext:value-type="float">
            <text:p>3.2288</text:p>
          </table:table-cell>
          <table:table-cell table:formula="of:=AVERAGE([.O263:.O272])" office:value-type="float" office:value="4.10216" calcext:value-type="float">
            <text:p>4.10</text:p>
          </table:table-cell>
          <table:table-cell office:value-type="float" office:value="2.0637" calcext:value-type="float">
            <text:p>2.0637</text:p>
          </table:table-cell>
          <table:table-cell office:value-type="float" office:value="7.1364" calcext:value-type="float">
            <text:p>7.1364</text:p>
          </table:table-cell>
          <table:table-cell table:formula="of:=AVERAGE([.R263:.R272])" office:value-type="float" office:value="5.71259" calcext:value-type="float">
            <text:p>5.71</text:p>
          </table:table-cell>
          <table:table-cell office:value-type="float" office:value="1.6877" calcext:value-type="float">
            <text:p>1.6877</text:p>
          </table:table-cell>
          <table:table-cell office:value-type="float" office:value="7.2129" calcext:value-type="float">
            <text:p>7.2129</text:p>
          </table:table-cell>
          <table:table-cell table:formula="of:=AVERAGE([.U263:.U272])" office:value-type="float" office:value="6.9358" calcext:value-type="float">
            <text:p>6.94</text:p>
          </table:table-cell>
          <table:table-cell office:value-type="float" office:value="2.1714" calcext:value-type="float">
            <text:p>2.1714</text:p>
          </table:table-cell>
          <table:table-cell office:value-type="float" office:value="5.4148" calcext:value-type="float">
            <text:p>5.4148</text:p>
          </table:table-cell>
          <table:table-cell table:formula="of:=AVERAGE([.X263:.X272])" office:value-type="float" office:value="4.41921" calcext:value-type="float">
            <text:p>4.42</text:p>
          </table:table-cell>
          <table:table-cell office:value-type="float" office:value="1.728" calcext:value-type="float">
            <text:p>1.728</text:p>
          </table:table-cell>
          <table:table-cell office:value-type="float" office:value="4.9367" calcext:value-type="float">
            <text:p>4.9367</text:p>
          </table:table-cell>
          <table:table-cell table:formula="of:=AVERAGE([.AA263:.AA272])" office:value-type="float" office:value="5.07701" calcext:value-type="float">
            <text:p>5.08</text:p>
          </table:table-cell>
          <table:table-cell office:value-type="float" office:value="1.8066" calcext:value-type="float">
            <text:p>1.8066</text:p>
          </table:table-cell>
          <table:table-cell office:value-type="float" office:value="4.3257" calcext:value-type="float">
            <text:p>4.3257</text:p>
          </table:table-cell>
          <table:table-cell table:formula="of:=AVERAGE([.AD263:.AD272])" office:value-type="float" office:value="3.80993" calcext:value-type="float">
            <text:p>3.8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6937" calcext:value-type="float">
            <text:p>1.6937</text:p>
          </table:table-cell>
          <table:table-cell office:value-type="float" office:value="8.4191" calcext:value-type="float">
            <text:p>8.4191</text:p>
          </table:table-cell>
          <table:table-cell table:formula="of:=AVERAGE([.C264:.C273])" office:value-type="float" office:value="9.13851" calcext:value-type="float">
            <text:p>9.14</text:p>
          </table:table-cell>
          <table:table-cell office:value-type="float" office:value="2.3738" calcext:value-type="float">
            <text:p>2.3738</text:p>
          </table:table-cell>
          <table:table-cell office:value-type="float" office:value="11.1708" calcext:value-type="float">
            <text:p>11.1708</text:p>
          </table:table-cell>
          <table:table-cell table:formula="of:=AVERAGE([.F264:.F273])" office:value-type="float" office:value="10.78084" calcext:value-type="float">
            <text:p>10.78</text:p>
          </table:table-cell>
          <table:table-cell office:value-type="float" office:value="1.7359" calcext:value-type="float">
            <text:p>1.7359</text:p>
          </table:table-cell>
          <table:table-cell office:value-type="float" office:value="7.4921" calcext:value-type="float">
            <text:p>7.4921</text:p>
          </table:table-cell>
          <table:table-cell table:formula="of:=AVERAGE([.I264:.I273])" office:value-type="float" office:value="5.40003" calcext:value-type="float">
            <text:p>5.40</text:p>
          </table:table-cell>
          <table:table-cell office:value-type="float" office:value="1.8092" calcext:value-type="float">
            <text:p>1.8092</text:p>
          </table:table-cell>
          <table:table-cell office:value-type="float" office:value="8.8844" calcext:value-type="float">
            <text:p>8.8844</text:p>
          </table:table-cell>
          <table:table-cell table:formula="of:=AVERAGE([.L264:.L273])" office:value-type="float" office:value="8.41017" calcext:value-type="float">
            <text:p>8.41</text:p>
          </table:table-cell>
          <table:table-cell office:value-type="float" office:value="1.6774" calcext:value-type="float">
            <text:p>1.6774</text:p>
          </table:table-cell>
          <table:table-cell office:value-type="float" office:value="3.6839" calcext:value-type="float">
            <text:p>3.6839</text:p>
          </table:table-cell>
          <table:table-cell table:formula="of:=AVERAGE([.O264:.O273])" office:value-type="float" office:value="4.00173" calcext:value-type="float">
            <text:p>4.00</text:p>
          </table:table-cell>
          <table:table-cell office:value-type="float" office:value="1.9894" calcext:value-type="float">
            <text:p>1.9894</text:p>
          </table:table-cell>
          <table:table-cell office:value-type="float" office:value="6.9588" calcext:value-type="float">
            <text:p>6.9588</text:p>
          </table:table-cell>
          <table:table-cell table:formula="of:=AVERAGE([.R264:.R273])" office:value-type="float" office:value="5.89766" calcext:value-type="float">
            <text:p>5.90</text:p>
          </table:table-cell>
          <table:table-cell office:value-type="float" office:value="1.7543" calcext:value-type="float">
            <text:p>1.7543</text:p>
          </table:table-cell>
          <table:table-cell office:value-type="float" office:value="7.7768" calcext:value-type="float">
            <text:p>7.7768</text:p>
          </table:table-cell>
          <table:table-cell table:formula="of:=AVERAGE([.U264:.U273])" office:value-type="float" office:value="6.72438" calcext:value-type="float">
            <text:p>6.72</text:p>
          </table:table-cell>
          <table:table-cell office:value-type="float" office:value="1.9773" calcext:value-type="float">
            <text:p>1.9773</text:p>
          </table:table-cell>
          <table:table-cell office:value-type="float" office:value="4.8931" calcext:value-type="float">
            <text:p>4.8931</text:p>
          </table:table-cell>
          <table:table-cell table:formula="of:=AVERAGE([.X264:.X273])" office:value-type="float" office:value="4.52132" calcext:value-type="float">
            <text:p>4.52</text:p>
          </table:table-cell>
          <table:table-cell office:value-type="float" office:value="1.7327" calcext:value-type="float">
            <text:p>1.7327</text:p>
          </table:table-cell>
          <table:table-cell office:value-type="float" office:value="4.7117" calcext:value-type="float">
            <text:p>4.7117</text:p>
          </table:table-cell>
          <table:table-cell table:formula="of:=AVERAGE([.AA264:.AA273])" office:value-type="float" office:value="5.09039" calcext:value-type="float">
            <text:p>5.09</text:p>
          </table:table-cell>
          <table:table-cell office:value-type="float" office:value="1.8277" calcext:value-type="float">
            <text:p>1.8277</text:p>
          </table:table-cell>
          <table:table-cell office:value-type="float" office:value="4.123" calcext:value-type="float">
            <text:p>4.123</text:p>
          </table:table-cell>
          <table:table-cell table:formula="of:=AVERAGE([.AD264:.AD273])" office:value-type="float" office:value="3.87397" calcext:value-type="float">
            <text:p>3.8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7386" calcext:value-type="float">
            <text:p>1.7386</text:p>
          </table:table-cell>
          <table:table-cell office:value-type="float" office:value="11.3277" calcext:value-type="float">
            <text:p>11.3277</text:p>
          </table:table-cell>
          <table:table-cell table:formula="of:=AVERAGE([.C265:.C274])" office:value-type="float" office:value="9.51251" calcext:value-type="float">
            <text:p>9.51</text:p>
          </table:table-cell>
          <table:table-cell office:value-type="float" office:value="2.1927" calcext:value-type="float">
            <text:p>2.1927</text:p>
          </table:table-cell>
          <table:table-cell office:value-type="float" office:value="10.1615" calcext:value-type="float">
            <text:p>10.1615</text:p>
          </table:table-cell>
          <table:table-cell table:formula="of:=AVERAGE([.F265:.F274])" office:value-type="float" office:value="10.71098" calcext:value-type="float">
            <text:p>10.71</text:p>
          </table:table-cell>
          <table:table-cell office:value-type="float" office:value="1.6233" calcext:value-type="float">
            <text:p>1.6233</text:p>
          </table:table-cell>
          <table:table-cell office:value-type="float" office:value="6.9173" calcext:value-type="float">
            <text:p>6.9173</text:p>
          </table:table-cell>
          <table:table-cell table:formula="of:=AVERAGE([.I265:.I274])" office:value-type="float" office:value="5.73489" calcext:value-type="float">
            <text:p>5.73</text:p>
          </table:table-cell>
          <table:table-cell office:value-type="float" office:value="1.7865" calcext:value-type="float">
            <text:p>1.7865</text:p>
          </table:table-cell>
          <table:table-cell office:value-type="float" office:value="8.7209" calcext:value-type="float">
            <text:p>8.7209</text:p>
          </table:table-cell>
          <table:table-cell table:formula="of:=AVERAGE([.L265:.L274])" office:value-type="float" office:value="8.42621" calcext:value-type="float">
            <text:p>8.43</text:p>
          </table:table-cell>
          <table:table-cell office:value-type="float" office:value="1.5999" calcext:value-type="float">
            <text:p>1.5999</text:p>
          </table:table-cell>
          <table:table-cell office:value-type="float" office:value="4.5899" calcext:value-type="float">
            <text:p>4.5899</text:p>
          </table:table-cell>
          <table:table-cell table:formula="of:=AVERAGE([.O265:.O274])" office:value-type="float" office:value="3.98664" calcext:value-type="float">
            <text:p>3.99</text:p>
          </table:table-cell>
          <table:table-cell office:value-type="float" office:value="2.1864" calcext:value-type="float">
            <text:p>2.1864</text:p>
          </table:table-cell>
          <table:table-cell office:value-type="float" office:value="5.421" calcext:value-type="float">
            <text:p>5.421</text:p>
          </table:table-cell>
          <table:table-cell table:formula="of:=AVERAGE([.R265:.R274])" office:value-type="float" office:value="5.94669" calcext:value-type="float">
            <text:p>5.95</text:p>
          </table:table-cell>
          <table:table-cell office:value-type="float" office:value="1.7659" calcext:value-type="float">
            <text:p>1.7659</text:p>
          </table:table-cell>
          <table:table-cell office:value-type="float" office:value="8.368" calcext:value-type="float">
            <text:p>8.368</text:p>
          </table:table-cell>
          <table:table-cell table:formula="of:=AVERAGE([.U265:.U274])" office:value-type="float" office:value="6.92181" calcext:value-type="float">
            <text:p>6.92</text:p>
          </table:table-cell>
          <table:table-cell office:value-type="float" office:value="2.3729" calcext:value-type="float">
            <text:p>2.3729</text:p>
          </table:table-cell>
          <table:table-cell office:value-type="float" office:value="4.6078" calcext:value-type="float">
            <text:p>4.6078</text:p>
          </table:table-cell>
          <table:table-cell table:formula="of:=AVERAGE([.X265:.X274])" office:value-type="float" office:value="4.56368" calcext:value-type="float">
            <text:p>4.56</text:p>
          </table:table-cell>
          <table:table-cell office:value-type="float" office:value="1.6867" calcext:value-type="float">
            <text:p>1.6867</text:p>
          </table:table-cell>
          <table:table-cell office:value-type="float" office:value="5.9848" calcext:value-type="float">
            <text:p>5.9848</text:p>
          </table:table-cell>
          <table:table-cell table:formula="of:=AVERAGE([.AA265:.AA274])" office:value-type="float" office:value="5.18155" calcext:value-type="float">
            <text:p>5.18</text:p>
          </table:table-cell>
          <table:table-cell office:value-type="float" office:value="1.8185" calcext:value-type="float">
            <text:p>1.8185</text:p>
          </table:table-cell>
          <table:table-cell office:value-type="float" office:value="3.8174" calcext:value-type="float">
            <text:p>3.8174</text:p>
          </table:table-cell>
          <table:table-cell table:formula="of:=AVERAGE([.AD265:.AD274])" office:value-type="float" office:value="3.90366" calcext:value-type="float">
            <text:p>3.9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7191" calcext:value-type="float">
            <text:p>1.7191</text:p>
          </table:table-cell>
          <table:table-cell office:value-type="float" office:value="11.9411" calcext:value-type="float">
            <text:p>11.9411</text:p>
          </table:table-cell>
          <table:table-cell table:formula="of:=AVERAGE([.C266:.C275])" office:value-type="float" office:value="9.78627" calcext:value-type="float">
            <text:p>9.79</text:p>
          </table:table-cell>
          <table:table-cell office:value-type="float" office:value="2.1498" calcext:value-type="float">
            <text:p>2.1498</text:p>
          </table:table-cell>
          <table:table-cell office:value-type="float" office:value="12.1187" calcext:value-type="float">
            <text:p>12.1187</text:p>
          </table:table-cell>
          <table:table-cell table:formula="of:=AVERAGE([.F266:.F275])" office:value-type="float" office:value="10.81461" calcext:value-type="float">
            <text:p>10.81</text:p>
          </table:table-cell>
          <table:table-cell office:value-type="float" office:value="1.7541" calcext:value-type="float">
            <text:p>1.7541</text:p>
          </table:table-cell>
          <table:table-cell office:value-type="float" office:value="7.5897" calcext:value-type="float">
            <text:p>7.5897</text:p>
          </table:table-cell>
          <table:table-cell table:formula="of:=AVERAGE([.I266:.I275])" office:value-type="float" office:value="6.19189" calcext:value-type="float">
            <text:p>6.19</text:p>
          </table:table-cell>
          <table:table-cell office:value-type="float" office:value="1.5871" calcext:value-type="float">
            <text:p>1.5871</text:p>
          </table:table-cell>
          <table:table-cell office:value-type="float" office:value="6.9918" calcext:value-type="float">
            <text:p>6.9918</text:p>
          </table:table-cell>
          <table:table-cell table:formula="of:=AVERAGE([.L266:.L275])" office:value-type="float" office:value="8.24481" calcext:value-type="float">
            <text:p>8.24</text:p>
          </table:table-cell>
          <table:table-cell office:value-type="float" office:value="1.6614" calcext:value-type="float">
            <text:p>1.6614</text:p>
          </table:table-cell>
          <table:table-cell office:value-type="float" office:value="4.0361" calcext:value-type="float">
            <text:p>4.0361</text:p>
          </table:table-cell>
          <table:table-cell table:formula="of:=AVERAGE([.O266:.O275])" office:value-type="float" office:value="3.95649" calcext:value-type="float">
            <text:p>3.96</text:p>
          </table:table-cell>
          <table:table-cell office:value-type="float" office:value="2.3623" calcext:value-type="float">
            <text:p>2.3623</text:p>
          </table:table-cell>
          <table:table-cell office:value-type="float" office:value="6.7046" calcext:value-type="float">
            <text:p>6.7046</text:p>
          </table:table-cell>
          <table:table-cell table:formula="of:=AVERAGE([.R266:.R275])" office:value-type="float" office:value="6.06304" calcext:value-type="float">
            <text:p>6.06</text:p>
          </table:table-cell>
          <table:table-cell office:value-type="float" office:value="1.7697" calcext:value-type="float">
            <text:p>1.7697</text:p>
          </table:table-cell>
          <table:table-cell office:value-type="float" office:value="7.7798" calcext:value-type="float">
            <text:p>7.7798</text:p>
          </table:table-cell>
          <table:table-cell table:formula="of:=AVERAGE([.U266:.U275])" office:value-type="float" office:value="7.13614" calcext:value-type="float">
            <text:p>7.14</text:p>
          </table:table-cell>
          <table:table-cell office:value-type="float" office:value="2.2034" calcext:value-type="float">
            <text:p>2.2034</text:p>
          </table:table-cell>
          <table:table-cell office:value-type="float" office:value="5.8191" calcext:value-type="float">
            <text:p>5.8191</text:p>
          </table:table-cell>
          <table:table-cell table:formula="of:=AVERAGE([.X266:.X275])" office:value-type="float" office:value="4.6978" calcext:value-type="float">
            <text:p>4.70</text:p>
          </table:table-cell>
          <table:table-cell office:value-type="float" office:value="1.881" calcext:value-type="float">
            <text:p>1.881</text:p>
          </table:table-cell>
          <table:table-cell office:value-type="float" office:value="6.2621" calcext:value-type="float">
            <text:p>6.2621</text:p>
          </table:table-cell>
          <table:table-cell table:formula="of:=AVERAGE([.AA266:.AA275])" office:value-type="float" office:value="5.3494" calcext:value-type="float">
            <text:p>5.35</text:p>
          </table:table-cell>
          <table:table-cell office:value-type="float" office:value="2.0611" calcext:value-type="float">
            <text:p>2.0611</text:p>
          </table:table-cell>
          <table:table-cell office:value-type="float" office:value="2.351" calcext:value-type="float">
            <text:p>2.351</text:p>
          </table:table-cell>
          <table:table-cell table:formula="of:=AVERAGE([.AD266:.AD275])" office:value-type="float" office:value="3.81439" calcext:value-type="float">
            <text:p>3.8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6387" calcext:value-type="float">
            <text:p>1.6387</text:p>
          </table:table-cell>
          <table:table-cell office:value-type="float" office:value="11.7968" calcext:value-type="float">
            <text:p>11.7968</text:p>
          </table:table-cell>
          <table:table-cell table:formula="of:=AVERAGE([.C267:.C276])" office:value-type="float" office:value="9.93237" calcext:value-type="float">
            <text:p>9.93</text:p>
          </table:table-cell>
          <table:table-cell office:value-type="float" office:value="2.3918" calcext:value-type="float">
            <text:p>2.3918</text:p>
          </table:table-cell>
          <table:table-cell office:value-type="float" office:value="10.8581" calcext:value-type="float">
            <text:p>10.8581</text:p>
          </table:table-cell>
          <table:table-cell table:formula="of:=AVERAGE([.F267:.F276])" office:value-type="float" office:value="10.87145" calcext:value-type="float">
            <text:p>10.87</text:p>
          </table:table-cell>
          <table:table-cell office:value-type="float" office:value="2.0551" calcext:value-type="float">
            <text:p>2.0551</text:p>
          </table:table-cell>
          <table:table-cell office:value-type="float" office:value="7.3604" calcext:value-type="float">
            <text:p>7.3604</text:p>
          </table:table-cell>
          <table:table-cell table:formula="of:=AVERAGE([.I267:.I276])" office:value-type="float" office:value="6.48955" calcext:value-type="float">
            <text:p>6.49</text:p>
          </table:table-cell>
          <table:table-cell office:value-type="float" office:value="1.9096" calcext:value-type="float">
            <text:p>1.9096</text:p>
          </table:table-cell>
          <table:table-cell office:value-type="float" office:value="7.9873" calcext:value-type="float">
            <text:p>7.9873</text:p>
          </table:table-cell>
          <table:table-cell table:formula="of:=AVERAGE([.L267:.L276])" office:value-type="float" office:value="8.23058" calcext:value-type="float">
            <text:p>8.23</text:p>
          </table:table-cell>
          <table:table-cell office:value-type="float" office:value="1.6626" calcext:value-type="float">
            <text:p>1.6626</text:p>
          </table:table-cell>
          <table:table-cell office:value-type="float" office:value="3.9142" calcext:value-type="float">
            <text:p>3.9142</text:p>
          </table:table-cell>
          <table:table-cell table:formula="of:=AVERAGE([.O267:.O276])" office:value-type="float" office:value="3.9106" calcext:value-type="float">
            <text:p>3.91</text:p>
          </table:table-cell>
          <table:table-cell office:value-type="float" office:value="2.345" calcext:value-type="float">
            <text:p>2.345</text:p>
          </table:table-cell>
          <table:table-cell office:value-type="float" office:value="5.7716" calcext:value-type="float">
            <text:p>5.7716</text:p>
          </table:table-cell>
          <table:table-cell table:formula="of:=AVERAGE([.R267:.R276])" office:value-type="float" office:value="6.14379" calcext:value-type="float">
            <text:p>6.14</text:p>
          </table:table-cell>
          <table:table-cell office:value-type="float" office:value="1.9129" calcext:value-type="float">
            <text:p>1.9129</text:p>
          </table:table-cell>
          <table:table-cell office:value-type="float" office:value="7.9531" calcext:value-type="float">
            <text:p>7.9531</text:p>
          </table:table-cell>
          <table:table-cell table:formula="of:=AVERAGE([.U267:.U276])" office:value-type="float" office:value="7.24145" calcext:value-type="float">
            <text:p>7.24</text:p>
          </table:table-cell>
          <table:table-cell office:value-type="float" office:value="2.2454" calcext:value-type="float">
            <text:p>2.2454</text:p>
          </table:table-cell>
          <table:table-cell office:value-type="float" office:value="5.9198" calcext:value-type="float">
            <text:p>5.9198</text:p>
          </table:table-cell>
          <table:table-cell table:formula="of:=AVERAGE([.X267:.X276])" office:value-type="float" office:value="4.87526" calcext:value-type="float">
            <text:p>4.88</text:p>
          </table:table-cell>
          <table:table-cell office:value-type="float" office:value="1.7477" calcext:value-type="float">
            <text:p>1.7477</text:p>
          </table:table-cell>
          <table:table-cell office:value-type="float" office:value="5.4098" calcext:value-type="float">
            <text:p>5.4098</text:p>
          </table:table-cell>
          <table:table-cell table:formula="of:=AVERAGE([.AA267:.AA276])" office:value-type="float" office:value="5.30717" calcext:value-type="float">
            <text:p>5.31</text:p>
          </table:table-cell>
          <table:table-cell office:value-type="float" office:value="1.8113" calcext:value-type="float">
            <text:p>1.8113</text:p>
          </table:table-cell>
          <table:table-cell office:value-type="float" office:value="3.9975" calcext:value-type="float">
            <text:p>3.9975</text:p>
          </table:table-cell>
          <table:table-cell table:formula="of:=AVERAGE([.AD267:.AD276])" office:value-type="float" office:value="3.79533" calcext:value-type="float">
            <text:p>3.8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6078" calcext:value-type="float">
            <text:p>1.6078</text:p>
          </table:table-cell>
          <table:table-cell office:value-type="float" office:value="11.4796" calcext:value-type="float">
            <text:p>11.4796</text:p>
          </table:table-cell>
          <table:table-cell table:formula="of:=AVERAGE([.C268:.C277])" office:value-type="float" office:value="9.92531" calcext:value-type="float">
            <text:p>9.93</text:p>
          </table:table-cell>
          <table:table-cell office:value-type="float" office:value="1.9979" calcext:value-type="float">
            <text:p>1.9979</text:p>
          </table:table-cell>
          <table:table-cell office:value-type="float" office:value="10.8015" calcext:value-type="float">
            <text:p>10.8015</text:p>
          </table:table-cell>
          <table:table-cell table:formula="of:=AVERAGE([.F268:.F277])" office:value-type="float" office:value="10.91643" calcext:value-type="float">
            <text:p>10.92</text:p>
          </table:table-cell>
          <table:table-cell office:value-type="float" office:value="2.2436" calcext:value-type="float">
            <text:p>2.2436</text:p>
          </table:table-cell>
          <table:table-cell office:value-type="float" office:value="6.0374" calcext:value-type="float">
            <text:p>6.0374</text:p>
          </table:table-cell>
          <table:table-cell table:formula="of:=AVERAGE([.I268:.I277])" office:value-type="float" office:value="6.48055" calcext:value-type="float">
            <text:p>6.48</text:p>
          </table:table-cell>
          <table:table-cell office:value-type="float" office:value="1.5723" calcext:value-type="float">
            <text:p>1.5723</text:p>
          </table:table-cell>
          <table:table-cell office:value-type="float" office:value="7.4575" calcext:value-type="float">
            <text:p>7.4575</text:p>
          </table:table-cell>
          <table:table-cell table:formula="of:=AVERAGE([.L268:.L277])" office:value-type="float" office:value="8.16842" calcext:value-type="float">
            <text:p>8.17</text:p>
          </table:table-cell>
          <table:table-cell office:value-type="float" office:value="1.7417" calcext:value-type="float">
            <text:p>1.7417</text:p>
          </table:table-cell>
          <table:table-cell office:value-type="float" office:value="3.0376" calcext:value-type="float">
            <text:p>3.0376</text:p>
          </table:table-cell>
          <table:table-cell table:formula="of:=AVERAGE([.O268:.O277])" office:value-type="float" office:value="3.71396" calcext:value-type="float">
            <text:p>3.71</text:p>
          </table:table-cell>
          <table:table-cell office:value-type="float" office:value="2.0045" calcext:value-type="float">
            <text:p>2.0045</text:p>
          </table:table-cell>
          <table:table-cell office:value-type="float" office:value="6.4261" calcext:value-type="float">
            <text:p>6.4261</text:p>
          </table:table-cell>
          <table:table-cell table:formula="of:=AVERAGE([.R268:.R277])" office:value-type="float" office:value="6.33318" calcext:value-type="float">
            <text:p>6.33</text:p>
          </table:table-cell>
          <table:table-cell office:value-type="float" office:value="1.7574" calcext:value-type="float">
            <text:p>1.7574</text:p>
          </table:table-cell>
          <table:table-cell office:value-type="float" office:value="6.5711" calcext:value-type="float">
            <text:p>6.5711</text:p>
          </table:table-cell>
          <table:table-cell table:formula="of:=AVERAGE([.U268:.U277])" office:value-type="float" office:value="7.37036" calcext:value-type="float">
            <text:p>7.37</text:p>
          </table:table-cell>
          <table:table-cell office:value-type="float" office:value="2.0416" calcext:value-type="float">
            <text:p>2.0416</text:p>
          </table:table-cell>
          <table:table-cell office:value-type="float" office:value="5.7361" calcext:value-type="float">
            <text:p>5.7361</text:p>
          </table:table-cell>
          <table:table-cell table:formula="of:=AVERAGE([.X268:.X277])" office:value-type="float" office:value="4.99367" calcext:value-type="float">
            <text:p>4.99</text:p>
          </table:table-cell>
          <table:table-cell office:value-type="float" office:value="2.0497" calcext:value-type="float">
            <text:p>2.0497</text:p>
          </table:table-cell>
          <table:table-cell office:value-type="float" office:value="4.8456" calcext:value-type="float">
            <text:p>4.8456</text:p>
          </table:table-cell>
          <table:table-cell table:formula="of:=AVERAGE([.AA268:.AA277])" office:value-type="float" office:value="5.34258" calcext:value-type="float">
            <text:p>5.34</text:p>
          </table:table-cell>
          <table:table-cell office:value-type="float" office:value="1.895" calcext:value-type="float">
            <text:p>1.895</text:p>
          </table:table-cell>
          <table:table-cell office:value-type="float" office:value="3.0347" calcext:value-type="float">
            <text:p>3.0347</text:p>
          </table:table-cell>
          <table:table-cell table:formula="of:=AVERAGE([.AD268:.AD277])" office:value-type="float" office:value="3.78133" calcext:value-type="float">
            <text:p>3.7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8324" calcext:value-type="float">
            <text:p>1.8324</text:p>
          </table:table-cell>
          <table:table-cell office:value-type="float" office:value="10.9931" calcext:value-type="float">
            <text:p>10.9931</text:p>
          </table:table-cell>
          <table:table-cell table:formula="of:=AVERAGE([.C269:.C278])" office:value-type="float" office:value="10.0914" calcext:value-type="float">
            <text:p>10.09</text:p>
          </table:table-cell>
          <table:table-cell office:value-type="float" office:value="2.0419" calcext:value-type="float">
            <text:p>2.0419</text:p>
          </table:table-cell>
          <table:table-cell office:value-type="float" office:value="10.3386" calcext:value-type="float">
            <text:p>10.3386</text:p>
          </table:table-cell>
          <table:table-cell table:formula="of:=AVERAGE([.F269:.F278])" office:value-type="float" office:value="10.7391" calcext:value-type="float">
            <text:p>10.74</text:p>
          </table:table-cell>
          <table:table-cell office:value-type="float" office:value="2.1814" calcext:value-type="float">
            <text:p>2.1814</text:p>
          </table:table-cell>
          <table:table-cell office:value-type="float" office:value="7.7556" calcext:value-type="float">
            <text:p>7.7556</text:p>
          </table:table-cell>
          <table:table-cell table:formula="of:=AVERAGE([.I269:.I278])" office:value-type="float" office:value="6.55809" calcext:value-type="float">
            <text:p>6.56</text:p>
          </table:table-cell>
          <table:table-cell office:value-type="float" office:value="1.7246" calcext:value-type="float">
            <text:p>1.7246</text:p>
          </table:table-cell>
          <table:table-cell office:value-type="float" office:value="7.3524" calcext:value-type="float">
            <text:p>7.3524</text:p>
          </table:table-cell>
          <table:table-cell table:formula="of:=AVERAGE([.L269:.L278])" office:value-type="float" office:value="8.16082" calcext:value-type="float">
            <text:p>8.16</text:p>
          </table:table-cell>
          <table:table-cell office:value-type="float" office:value="1.8924" calcext:value-type="float">
            <text:p>1.8924</text:p>
          </table:table-cell>
          <table:table-cell office:value-type="float" office:value="3.2945" calcext:value-type="float">
            <text:p>3.2945</text:p>
          </table:table-cell>
          <table:table-cell table:formula="of:=AVERAGE([.O269:.O278])" office:value-type="float" office:value="3.6495" calcext:value-type="float">
            <text:p>3.65</text:p>
          </table:table-cell>
          <table:table-cell office:value-type="float" office:value="2.1464" calcext:value-type="float">
            <text:p>2.1464</text:p>
          </table:table-cell>
          <table:table-cell office:value-type="float" office:value="5.0292" calcext:value-type="float">
            <text:p>5.0292</text:p>
          </table:table-cell>
          <table:table-cell table:formula="of:=AVERAGE([.R269:.R278])" office:value-type="float" office:value="6.12807" calcext:value-type="float">
            <text:p>6.13</text:p>
          </table:table-cell>
          <table:table-cell office:value-type="float" office:value="1.8941" calcext:value-type="float">
            <text:p>1.8941</text:p>
          </table:table-cell>
          <table:table-cell office:value-type="float" office:value="8.1416" calcext:value-type="float">
            <text:p>8.1416</text:p>
          </table:table-cell>
          <table:table-cell table:formula="of:=AVERAGE([.U269:.U278])" office:value-type="float" office:value="7.51449" calcext:value-type="float">
            <text:p>7.51</text:p>
          </table:table-cell>
          <table:table-cell office:value-type="float" office:value="2.4003" calcext:value-type="float">
            <text:p>2.4003</text:p>
          </table:table-cell>
          <table:table-cell office:value-type="float" office:value="6.6538" calcext:value-type="float">
            <text:p>6.6538</text:p>
          </table:table-cell>
          <table:table-cell table:formula="of:=AVERAGE([.X269:.X278])" office:value-type="float" office:value="5.26967" calcext:value-type="float">
            <text:p>5.27</text:p>
          </table:table-cell>
          <table:table-cell office:value-type="float" office:value="1.9741" calcext:value-type="float">
            <text:p>1.9741</text:p>
          </table:table-cell>
          <table:table-cell office:value-type="float" office:value="6.6829" calcext:value-type="float">
            <text:p>6.6829</text:p>
          </table:table-cell>
          <table:table-cell table:formula="of:=AVERAGE([.AA269:.AA278])" office:value-type="float" office:value="5.58559" calcext:value-type="float">
            <text:p>5.59</text:p>
          </table:table-cell>
          <table:table-cell office:value-type="float" office:value="1.8381" calcext:value-type="float">
            <text:p>1.8381</text:p>
          </table:table-cell>
          <table:table-cell office:value-type="float" office:value="4.0016" calcext:value-type="float">
            <text:p>4.0016</text:p>
          </table:table-cell>
          <table:table-cell table:formula="of:=AVERAGE([.AD269:.AD278])" office:value-type="float" office:value="3.83898" calcext:value-type="float">
            <text:p>3.8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9082" calcext:value-type="float">
            <text:p>1.9082</text:p>
          </table:table-cell>
          <table:table-cell office:value-type="float" office:value="9.0844" calcext:value-type="float">
            <text:p>9.0844</text:p>
          </table:table-cell>
          <table:table-cell table:formula="of:=AVERAGE([.C270:.C279])" office:value-type="float" office:value="10.16085" calcext:value-type="float">
            <text:p>10.16</text:p>
          </table:table-cell>
          <table:table-cell office:value-type="float" office:value="2.3034" calcext:value-type="float">
            <text:p>2.3034</text:p>
          </table:table-cell>
          <table:table-cell office:value-type="float" office:value="10.634" calcext:value-type="float">
            <text:p>10.634</text:p>
          </table:table-cell>
          <table:table-cell table:formula="of:=AVERAGE([.F270:.F279])" office:value-type="float" office:value="10.66123" calcext:value-type="float">
            <text:p>10.66</text:p>
          </table:table-cell>
          <table:table-cell office:value-type="float" office:value="2.2089" calcext:value-type="float">
            <text:p>2.2089</text:p>
          </table:table-cell>
          <table:table-cell office:value-type="float" office:value="7.0167" calcext:value-type="float">
            <text:p>7.0167</text:p>
          </table:table-cell>
          <table:table-cell table:formula="of:=AVERAGE([.I270:.I279])" office:value-type="float" office:value="6.61565" calcext:value-type="float">
            <text:p>6.62</text:p>
          </table:table-cell>
          <table:table-cell office:value-type="float" office:value="1.6615" calcext:value-type="float">
            <text:p>1.6615</text:p>
          </table:table-cell>
          <table:table-cell office:value-type="float" office:value="7.4927" calcext:value-type="float">
            <text:p>7.4927</text:p>
          </table:table-cell>
          <table:table-cell table:formula="of:=AVERAGE([.L270:.L279])" office:value-type="float" office:value="8.12767" calcext:value-type="float">
            <text:p>8.13</text:p>
          </table:table-cell>
          <table:table-cell office:value-type="float" office:value="1.5901" calcext:value-type="float">
            <text:p>1.5901</text:p>
          </table:table-cell>
          <table:table-cell office:value-type="float" office:value="3.7442" calcext:value-type="float">
            <text:p>3.7442</text:p>
          </table:table-cell>
          <table:table-cell table:formula="of:=AVERAGE([.O270:.O279])" office:value-type="float" office:value="3.63809" calcext:value-type="float">
            <text:p>3.64</text:p>
          </table:table-cell>
          <table:table-cell office:value-type="float" office:value="2.0602" calcext:value-type="float">
            <text:p>2.0602</text:p>
          </table:table-cell>
          <table:table-cell office:value-type="float" office:value="4.8369" calcext:value-type="float">
            <text:p>4.8369</text:p>
          </table:table-cell>
          <table:table-cell table:formula="of:=AVERAGE([.R270:.R279])" office:value-type="float" office:value="6.07044" calcext:value-type="float">
            <text:p>6.07</text:p>
          </table:table-cell>
          <table:table-cell office:value-type="float" office:value="1.8574" calcext:value-type="float">
            <text:p>1.8574</text:p>
          </table:table-cell>
          <table:table-cell office:value-type="float" office:value="6.0026" calcext:value-type="float">
            <text:p>6.0026</text:p>
          </table:table-cell>
          <table:table-cell table:formula="of:=AVERAGE([.U270:.U279])" office:value-type="float" office:value="7.46566" calcext:value-type="float">
            <text:p>7.47</text:p>
          </table:table-cell>
          <table:table-cell office:value-type="float" office:value="2.255" calcext:value-type="float">
            <text:p>2.255</text:p>
          </table:table-cell>
          <table:table-cell office:value-type="float" office:value="5.8789" calcext:value-type="float">
            <text:p>5.8789</text:p>
          </table:table-cell>
          <table:table-cell table:formula="of:=AVERAGE([.X270:.X279])" office:value-type="float" office:value="5.36263" calcext:value-type="float">
            <text:p>5.36</text:p>
          </table:table-cell>
          <table:table-cell office:value-type="float" office:value="2.1089" calcext:value-type="float">
            <text:p>2.1089</text:p>
          </table:table-cell>
          <table:table-cell office:value-type="float" office:value="6.0186" calcext:value-type="float">
            <text:p>6.0186</text:p>
          </table:table-cell>
          <table:table-cell table:formula="of:=AVERAGE([.AA270:.AA279])" office:value-type="float" office:value="5.73464" calcext:value-type="float">
            <text:p>5.73</text:p>
          </table:table-cell>
          <table:table-cell office:value-type="float" office:value="1.9962" calcext:value-type="float">
            <text:p>1.9962</text:p>
          </table:table-cell>
          <table:table-cell office:value-type="float" office:value="4.3193" calcext:value-type="float">
            <text:p>4.3193</text:p>
          </table:table-cell>
          <table:table-cell table:formula="of:=AVERAGE([.AD270:.AD279])" office:value-type="float" office:value="3.93577" calcext:value-type="float">
            <text:p>3.9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9131" calcext:value-type="float">
            <text:p>1.9131</text:p>
          </table:table-cell>
          <table:table-cell office:value-type="float" office:value="11.4635" calcext:value-type="float">
            <text:p>11.4635</text:p>
          </table:table-cell>
          <table:table-cell table:formula="of:=AVERAGE([.C271:.C280])" office:value-type="float" office:value="10.53098" calcext:value-type="float">
            <text:p>10.53</text:p>
          </table:table-cell>
          <table:table-cell office:value-type="float" office:value="2.5101" calcext:value-type="float">
            <text:p>2.5101</text:p>
          </table:table-cell>
          <table:table-cell office:value-type="float" office:value="11.3217" calcext:value-type="float">
            <text:p>11.3217</text:p>
          </table:table-cell>
          <table:table-cell table:formula="of:=AVERAGE([.F271:.F280])" office:value-type="float" office:value="10.74097" calcext:value-type="float">
            <text:p>10.74</text:p>
          </table:table-cell>
          <table:table-cell office:value-type="float" office:value="1.9669" calcext:value-type="float">
            <text:p>1.9669</text:p>
          </table:table-cell>
          <table:table-cell office:value-type="float" office:value="7.4752" calcext:value-type="float">
            <text:p>7.4752</text:p>
          </table:table-cell>
          <table:table-cell table:formula="of:=AVERAGE([.I271:.I280])" office:value-type="float" office:value="6.91771" calcext:value-type="float">
            <text:p>6.92</text:p>
          </table:table-cell>
          <table:table-cell office:value-type="float" office:value="1.9477" calcext:value-type="float">
            <text:p>1.9477</text:p>
          </table:table-cell>
          <table:table-cell office:value-type="float" office:value="7.5648" calcext:value-type="float">
            <text:p>7.5648</text:p>
          </table:table-cell>
          <table:table-cell table:formula="of:=AVERAGE([.L271:.L280])" office:value-type="float" office:value="8.03875" calcext:value-type="float">
            <text:p>8.04</text:p>
          </table:table-cell>
          <table:table-cell office:value-type="float" office:value="2.0116" calcext:value-type="float">
            <text:p>2.0116</text:p>
          </table:table-cell>
          <table:table-cell office:value-type="float" office:value="4.0493" calcext:value-type="float">
            <text:p>4.0493</text:p>
          </table:table-cell>
          <table:table-cell table:formula="of:=AVERAGE([.O271:.O280])" office:value-type="float" office:value="3.7273" calcext:value-type="float">
            <text:p>3.73</text:p>
          </table:table-cell>
          <table:table-cell office:value-type="float" office:value="2.1389" calcext:value-type="float">
            <text:p>2.1389</text:p>
          </table:table-cell>
          <table:table-cell office:value-type="float" office:value="5.5759" calcext:value-type="float">
            <text:p>5.5759</text:p>
          </table:table-cell>
          <table:table-cell table:formula="of:=AVERAGE([.R271:.R280])" office:value-type="float" office:value="6.01608" calcext:value-type="float">
            <text:p>6.02</text:p>
          </table:table-cell>
          <table:table-cell office:value-type="float" office:value="1.8631" calcext:value-type="float">
            <text:p>1.8631</text:p>
          </table:table-cell>
          <table:table-cell office:value-type="float" office:value="6.4286" calcext:value-type="float">
            <text:p>6.4286</text:p>
          </table:table-cell>
          <table:table-cell table:formula="of:=AVERAGE([.U271:.U280])" office:value-type="float" office:value="7.41918" calcext:value-type="float">
            <text:p>7.42</text:p>
          </table:table-cell>
          <table:table-cell office:value-type="float" office:value="2.4601" calcext:value-type="float">
            <text:p>2.4601</text:p>
          </table:table-cell>
          <table:table-cell office:value-type="float" office:value="4.6269" calcext:value-type="float">
            <text:p>4.6269</text:p>
          </table:table-cell>
          <table:table-cell table:formula="of:=AVERAGE([.X271:.X280])" office:value-type="float" office:value="5.44843" calcext:value-type="float">
            <text:p>5.45</text:p>
          </table:table-cell>
          <table:table-cell office:value-type="float" office:value="2.2476" calcext:value-type="float">
            <text:p>2.2476</text:p>
          </table:table-cell>
          <table:table-cell office:value-type="float" office:value="7.3344" calcext:value-type="float">
            <text:p>7.3344</text:p>
          </table:table-cell>
          <table:table-cell table:formula="of:=AVERAGE([.AA271:.AA280])" office:value-type="float" office:value="5.77279" calcext:value-type="float">
            <text:p>5.77</text:p>
          </table:table-cell>
          <table:table-cell office:value-type="float" office:value="2.0574" calcext:value-type="float">
            <text:p>2.0574</text:p>
          </table:table-cell>
          <table:table-cell office:value-type="float" office:value="4.3942" calcext:value-type="float">
            <text:p>4.3942</text:p>
          </table:table-cell>
          <table:table-cell table:formula="of:=AVERAGE([.AD271:.AD280])" office:value-type="float" office:value="3.87692" calcext:value-type="float">
            <text:p>3.8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037" calcext:value-type="float">
            <text:p>2.037</text:p>
          </table:table-cell>
          <table:table-cell office:value-type="float" office:value="9.7478" calcext:value-type="float">
            <text:p>9.7478</text:p>
          </table:table-cell>
          <table:table-cell table:formula="of:=AVERAGE([.C272:.C281])" office:value-type="float" office:value="10.57067" calcext:value-type="float">
            <text:p>10.57</text:p>
          </table:table-cell>
          <table:table-cell office:value-type="float" office:value="2.1821" calcext:value-type="float">
            <text:p>2.1821</text:p>
          </table:table-cell>
          <table:table-cell office:value-type="float" office:value="10.8886" calcext:value-type="float">
            <text:p>10.8886</text:p>
          </table:table-cell>
          <table:table-cell table:formula="of:=AVERAGE([.F272:.F281])" office:value-type="float" office:value="10.77981" calcext:value-type="float">
            <text:p>10.78</text:p>
          </table:table-cell>
          <table:table-cell office:value-type="float" office:value="2.3178" calcext:value-type="float">
            <text:p>2.3178</text:p>
          </table:table-cell>
          <table:table-cell office:value-type="float" office:value="7.3417" calcext:value-type="float">
            <text:p>7.3417</text:p>
          </table:table-cell>
          <table:table-cell table:formula="of:=AVERAGE([.I272:.I281])" office:value-type="float" office:value="7.09114" calcext:value-type="float">
            <text:p>7.09</text:p>
          </table:table-cell>
          <table:table-cell office:value-type="float" office:value="1.8733" calcext:value-type="float">
            <text:p>1.8733</text:p>
          </table:table-cell>
          <table:table-cell office:value-type="float" office:value="7.1089" calcext:value-type="float">
            <text:p>7.1089</text:p>
          </table:table-cell>
          <table:table-cell table:formula="of:=AVERAGE([.L272:.L281])" office:value-type="float" office:value="7.85099" calcext:value-type="float">
            <text:p>7.85</text:p>
          </table:table-cell>
          <table:table-cell office:value-type="float" office:value="1.9594" calcext:value-type="float">
            <text:p>1.9594</text:p>
          </table:table-cell>
          <table:table-cell office:value-type="float" office:value="2.8544" calcext:value-type="float">
            <text:p>2.8544</text:p>
          </table:table-cell>
          <table:table-cell table:formula="of:=AVERAGE([.O272:.O281])" office:value-type="float" office:value="3.64329" calcext:value-type="float">
            <text:p>3.64</text:p>
          </table:table-cell>
          <table:table-cell office:value-type="float" office:value="1.9557" calcext:value-type="float">
            <text:p>1.9557</text:p>
          </table:table-cell>
          <table:table-cell office:value-type="float" office:value="5.102" calcext:value-type="float">
            <text:p>5.102</text:p>
          </table:table-cell>
          <table:table-cell table:formula="of:=AVERAGE([.R272:.R281])" office:value-type="float" office:value="5.89625" calcext:value-type="float">
            <text:p>5.90</text:p>
          </table:table-cell>
          <table:table-cell office:value-type="float" office:value="1.8883" calcext:value-type="float">
            <text:p>1.8883</text:p>
          </table:table-cell>
          <table:table-cell office:value-type="float" office:value="6.9813" calcext:value-type="float">
            <text:p>6.9813</text:p>
          </table:table-cell>
          <table:table-cell table:formula="of:=AVERAGE([.U272:.U281])" office:value-type="float" office:value="7.32158" calcext:value-type="float">
            <text:p>7.32</text:p>
          </table:table-cell>
          <table:table-cell office:value-type="float" office:value="2.5715" calcext:value-type="float">
            <text:p>2.5715</text:p>
          </table:table-cell>
          <table:table-cell office:value-type="float" office:value="5.1649" calcext:value-type="float">
            <text:p>5.1649</text:p>
          </table:table-cell>
          <table:table-cell table:formula="of:=AVERAGE([.X272:.X281])" office:value-type="float" office:value="5.47152" calcext:value-type="float">
            <text:p>5.47</text:p>
          </table:table-cell>
          <table:table-cell office:value-type="float" office:value="1.8873" calcext:value-type="float">
            <text:p>1.8873</text:p>
          </table:table-cell>
          <table:table-cell office:value-type="float" office:value="7.0817" calcext:value-type="float">
            <text:p>7.0817</text:p>
          </table:table-cell>
          <table:table-cell table:formula="of:=AVERAGE([.AA272:.AA281])" office:value-type="float" office:value="5.92683" calcext:value-type="float">
            <text:p>5.93</text:p>
          </table:table-cell>
          <table:table-cell office:value-type="float" office:value="1.7024" calcext:value-type="float">
            <text:p>1.7024</text:p>
          </table:table-cell>
          <table:table-cell office:value-type="float" office:value="5.577" calcext:value-type="float">
            <text:p>5.577</text:p>
          </table:table-cell>
          <table:table-cell table:formula="of:=AVERAGE([.AD272:.AD281])" office:value-type="float" office:value="3.99414" calcext:value-type="float">
            <text:p>3.9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.2467" calcext:value-type="float">
            <text:p>2.2467</text:p>
          </table:table-cell>
          <table:table-cell office:value-type="float" office:value="9.8987" calcext:value-type="float">
            <text:p>9.8987</text:p>
          </table:table-cell>
          <table:table-cell table:formula="of:=AVERAGE([.C273:.C282])" office:value-type="float" office:value="10.61518" calcext:value-type="float">
            <text:p>10.62</text:p>
          </table:table-cell>
          <table:table-cell office:value-type="float" office:value="2.3078" calcext:value-type="float">
            <text:p>2.3078</text:p>
          </table:table-cell>
          <table:table-cell office:value-type="float" office:value="10.335" calcext:value-type="float">
            <text:p>10.335</text:p>
          </table:table-cell>
          <table:table-cell table:formula="of:=AVERAGE([.F273:.F282])" office:value-type="float" office:value="10.86285" calcext:value-type="float">
            <text:p>10.86</text:p>
          </table:table-cell>
          <table:table-cell office:value-type="float" office:value="2.2524" calcext:value-type="float">
            <text:p>2.2524</text:p>
          </table:table-cell>
          <table:table-cell office:value-type="float" office:value="7.2434" calcext:value-type="float">
            <text:p>7.2434</text:p>
          </table:table-cell>
          <table:table-cell table:formula="of:=AVERAGE([.I273:.I282])" office:value-type="float" office:value="7.22295" calcext:value-type="float">
            <text:p>7.22</text:p>
          </table:table-cell>
          <table:table-cell office:value-type="float" office:value="1.79" calcext:value-type="float">
            <text:p>1.79</text:p>
          </table:table-cell>
          <table:table-cell office:value-type="float" office:value="7.3763" calcext:value-type="float">
            <text:p>7.3763</text:p>
          </table:table-cell>
          <table:table-cell table:formula="of:=AVERAGE([.L273:.L282])" office:value-type="float" office:value="7.6937" calcext:value-type="float">
            <text:p>7.69</text:p>
          </table:table-cell>
          <table:table-cell office:value-type="float" office:value="2.0893" calcext:value-type="float">
            <text:p>2.0893</text:p>
          </table:table-cell>
          <table:table-cell office:value-type="float" office:value="3.3546" calcext:value-type="float">
            <text:p>3.3546</text:p>
          </table:table-cell>
          <table:table-cell table:formula="of:=AVERAGE([.O273:.O282])" office:value-type="float" office:value="3.65587" calcext:value-type="float">
            <text:p>3.66</text:p>
          </table:table-cell>
          <table:table-cell office:value-type="float" office:value="1.9587" calcext:value-type="float">
            <text:p>1.9587</text:p>
          </table:table-cell>
          <table:table-cell office:value-type="float" office:value="6.6705" calcext:value-type="float">
            <text:p>6.6705</text:p>
          </table:table-cell>
          <table:table-cell table:formula="of:=AVERAGE([.R273:.R282])" office:value-type="float" office:value="5.84966" calcext:value-type="float">
            <text:p>5.85</text:p>
          </table:table-cell>
          <table:table-cell office:value-type="float" office:value="2.1811" calcext:value-type="float">
            <text:p>2.1811</text:p>
          </table:table-cell>
          <table:table-cell office:value-type="float" office:value="8.2674" calcext:value-type="float">
            <text:p>8.2674</text:p>
          </table:table-cell>
          <table:table-cell table:formula="of:=AVERAGE([.U273:.U282])" office:value-type="float" office:value="7.42703" calcext:value-type="float">
            <text:p>7.43</text:p>
          </table:table-cell>
          <table:table-cell office:value-type="float" office:value="2.4156" calcext:value-type="float">
            <text:p>2.4156</text:p>
          </table:table-cell>
          <table:table-cell office:value-type="float" office:value="5.596" calcext:value-type="float">
            <text:p>5.596</text:p>
          </table:table-cell>
          <table:table-cell table:formula="of:=AVERAGE([.X273:.X282])" office:value-type="float" office:value="5.48964" calcext:value-type="float">
            <text:p>5.49</text:p>
          </table:table-cell>
          <table:table-cell office:value-type="float" office:value="2.0862" calcext:value-type="float">
            <text:p>2.0862</text:p>
          </table:table-cell>
          <table:table-cell office:value-type="float" office:value="8.1267" calcext:value-type="float">
            <text:p>8.1267</text:p>
          </table:table-cell>
          <table:table-cell table:formula="of:=AVERAGE([.AA273:.AA282])" office:value-type="float" office:value="6.24583" calcext:value-type="float">
            <text:p>6.25</text:p>
          </table:table-cell>
          <table:table-cell office:value-type="float" office:value="1.8745" calcext:value-type="float">
            <text:p>1.8745</text:p>
          </table:table-cell>
          <table:table-cell office:value-type="float" office:value="5.995" calcext:value-type="float">
            <text:p>5.995</text:p>
          </table:table-cell>
          <table:table-cell table:formula="of:=AVERAGE([.AD273:.AD282])" office:value-type="float" office:value="4.16107" calcext:value-type="float">
            <text:p>4.1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.1764" calcext:value-type="float">
            <text:p>2.1764</text:p>
          </table:table-cell>
          <table:table-cell office:value-type="float" office:value="10.7273" calcext:value-type="float">
            <text:p>10.7273</text:p>
          </table:table-cell>
          <table:table-cell table:formula="of:=AVERAGE([.C274:.C283])" office:value-type="float" office:value="10.846" calcext:value-type="float">
            <text:p>10.85</text:p>
          </table:table-cell>
          <table:table-cell office:value-type="float" office:value="2.5573" calcext:value-type="float">
            <text:p>2.5573</text:p>
          </table:table-cell>
          <table:table-cell office:value-type="float" office:value="10.5641" calcext:value-type="float">
            <text:p>10.5641</text:p>
          </table:table-cell>
          <table:table-cell table:formula="of:=AVERAGE([.F274:.F283])" office:value-type="float" office:value="10.80218" calcext:value-type="float">
            <text:p>10.80</text:p>
          </table:table-cell>
          <table:table-cell office:value-type="float" office:value="2.062" calcext:value-type="float">
            <text:p>2.062</text:p>
          </table:table-cell>
          <table:table-cell office:value-type="float" office:value="7.347" calcext:value-type="float">
            <text:p>7.347</text:p>
          </table:table-cell>
          <table:table-cell table:formula="of:=AVERAGE([.I274:.I283])" office:value-type="float" office:value="7.20844" calcext:value-type="float">
            <text:p>7.21</text:p>
          </table:table-cell>
          <table:table-cell office:value-type="float" office:value="1.6879" calcext:value-type="float">
            <text:p>1.6879</text:p>
          </table:table-cell>
          <table:table-cell office:value-type="float" office:value="7.8626" calcext:value-type="float">
            <text:p>7.8626</text:p>
          </table:table-cell>
          <table:table-cell table:formula="of:=AVERAGE([.L274:.L283])" office:value-type="float" office:value="7.59152" calcext:value-type="float">
            <text:p>7.59</text:p>
          </table:table-cell>
          <table:table-cell office:value-type="float" office:value="2.0307" calcext:value-type="float">
            <text:p>2.0307</text:p>
          </table:table-cell>
          <table:table-cell office:value-type="float" office:value="3.2849" calcext:value-type="float">
            <text:p>3.2849</text:p>
          </table:table-cell>
          <table:table-cell table:formula="of:=AVERAGE([.O274:.O283])" office:value-type="float" office:value="3.61597" calcext:value-type="float">
            <text:p>3.62</text:p>
          </table:table-cell>
          <table:table-cell office:value-type="float" office:value="2.0594" calcext:value-type="float">
            <text:p>2.0594</text:p>
          </table:table-cell>
          <table:table-cell office:value-type="float" office:value="6.4682" calcext:value-type="float">
            <text:p>6.4682</text:p>
          </table:table-cell>
          <table:table-cell table:formula="of:=AVERAGE([.R274:.R283])" office:value-type="float" office:value="5.8006" calcext:value-type="float">
            <text:p>5.80</text:p>
          </table:table-cell>
          <table:table-cell office:value-type="float" office:value="2.1795" calcext:value-type="float">
            <text:p>2.1795</text:p>
          </table:table-cell>
          <table:table-cell office:value-type="float" office:value="6.975" calcext:value-type="float">
            <text:p>6.975</text:p>
          </table:table-cell>
          <table:table-cell table:formula="of:=AVERAGE([.U274:.U283])" office:value-type="float" office:value="7.34685" calcext:value-type="float">
            <text:p>7.35</text:p>
          </table:table-cell>
          <table:table-cell office:value-type="float" office:value="2.3472" calcext:value-type="float">
            <text:p>2.3472</text:p>
          </table:table-cell>
          <table:table-cell office:value-type="float" office:value="5.3285" calcext:value-type="float">
            <text:p>5.3285</text:p>
          </table:table-cell>
          <table:table-cell table:formula="of:=AVERAGE([.X274:.X283])" office:value-type="float" office:value="5.53318" calcext:value-type="float">
            <text:p>5.53</text:p>
          </table:table-cell>
          <table:table-cell office:value-type="float" office:value="2.0567" calcext:value-type="float">
            <text:p>2.0567</text:p>
          </table:table-cell>
          <table:table-cell office:value-type="float" office:value="7.4906" calcext:value-type="float">
            <text:p>7.4906</text:p>
          </table:table-cell>
          <table:table-cell table:formula="of:=AVERAGE([.AA274:.AA283])" office:value-type="float" office:value="6.52372" calcext:value-type="float">
            <text:p>6.52</text:p>
          </table:table-cell>
          <table:table-cell office:value-type="float" office:value="2.1255" calcext:value-type="float">
            <text:p>2.1255</text:p>
          </table:table-cell>
          <table:table-cell office:value-type="float" office:value="5.5099" calcext:value-type="float">
            <text:p>5.5099</text:p>
          </table:table-cell>
          <table:table-cell table:formula="of:=AVERAGE([.AD274:.AD283])" office:value-type="float" office:value="4.29976" calcext:value-type="float">
            <text:p>4.3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.124" calcext:value-type="float">
            <text:p>2.124</text:p>
          </table:table-cell>
          <table:table-cell office:value-type="float" office:value="11.9293" calcext:value-type="float">
            <text:p>11.9293</text:p>
          </table:table-cell>
          <table:table-cell table:formula="of:=AVERAGE([.C275:.C284])" office:value-type="float" office:value="10.90616" calcext:value-type="float">
            <text:p>10.91</text:p>
          </table:table-cell>
          <table:table-cell office:value-type="float" office:value="2.5857" calcext:value-type="float">
            <text:p>2.5857</text:p>
          </table:table-cell>
          <table:table-cell office:value-type="float" office:value="12.0404" calcext:value-type="float">
            <text:p>12.0404</text:p>
          </table:table-cell>
          <table:table-cell table:formula="of:=AVERAGE([.F275:.F284])" office:value-type="float" office:value="10.99007" calcext:value-type="float">
            <text:p>10.99</text:p>
          </table:table-cell>
          <table:table-cell office:value-type="float" office:value="2.2493" calcext:value-type="float">
            <text:p>2.2493</text:p>
          </table:table-cell>
          <table:table-cell office:value-type="float" office:value="8.2573" calcext:value-type="float">
            <text:p>8.2573</text:p>
          </table:table-cell>
          <table:table-cell table:formula="of:=AVERAGE([.I275:.I284])" office:value-type="float" office:value="7.34244" calcext:value-type="float">
            <text:p>7.34</text:p>
          </table:table-cell>
          <table:table-cell office:value-type="float" office:value="1.6366" calcext:value-type="float">
            <text:p>1.6366</text:p>
          </table:table-cell>
          <table:table-cell office:value-type="float" office:value="6.9206" calcext:value-type="float">
            <text:p>6.9206</text:p>
          </table:table-cell>
          <table:table-cell table:formula="of:=AVERAGE([.L275:.L284])" office:value-type="float" office:value="7.41149" calcext:value-type="float">
            <text:p>7.41</text:p>
          </table:table-cell>
          <table:table-cell office:value-type="float" office:value="2.0382" calcext:value-type="float">
            <text:p>2.0382</text:p>
          </table:table-cell>
          <table:table-cell office:value-type="float" office:value="3.456" calcext:value-type="float">
            <text:p>3.456</text:p>
          </table:table-cell>
          <table:table-cell table:formula="of:=AVERAGE([.O275:.O284])" office:value-type="float" office:value="3.50258" calcext:value-type="float">
            <text:p>3.50</text:p>
          </table:table-cell>
          <table:table-cell office:value-type="float" office:value="2.1551" calcext:value-type="float">
            <text:p>2.1551</text:p>
          </table:table-cell>
          <table:table-cell office:value-type="float" office:value="6.0022" calcext:value-type="float">
            <text:p>6.0022</text:p>
          </table:table-cell>
          <table:table-cell table:formula="of:=AVERAGE([.R275:.R284])" office:value-type="float" office:value="5.85872" calcext:value-type="float">
            <text:p>5.86</text:p>
          </table:table-cell>
          <table:table-cell office:value-type="float" office:value="2.4123" calcext:value-type="float">
            <text:p>2.4123</text:p>
          </table:table-cell>
          <table:table-cell office:value-type="float" office:value="9.1253" calcext:value-type="float">
            <text:p>9.1253</text:p>
          </table:table-cell>
          <table:table-cell table:formula="of:=AVERAGE([.U275:.U284])" office:value-type="float" office:value="7.42258" calcext:value-type="float">
            <text:p>7.42</text:p>
          </table:table-cell>
          <table:table-cell office:value-type="float" office:value="2.7739" calcext:value-type="float">
            <text:p>2.7739</text:p>
          </table:table-cell>
          <table:table-cell office:value-type="float" office:value="5.1046" calcext:value-type="float">
            <text:p>5.1046</text:p>
          </table:table-cell>
          <table:table-cell table:formula="of:=AVERAGE([.X275:.X284])" office:value-type="float" office:value="5.58286" calcext:value-type="float">
            <text:p>5.58</text:p>
          </table:table-cell>
          <table:table-cell office:value-type="float" office:value="2.0829" calcext:value-type="float">
            <text:p>2.0829</text:p>
          </table:table-cell>
          <table:table-cell office:value-type="float" office:value="6.3261" calcext:value-type="float">
            <text:p>6.3261</text:p>
          </table:table-cell>
          <table:table-cell table:formula="of:=AVERAGE([.AA275:.AA284])" office:value-type="float" office:value="6.55785" calcext:value-type="float">
            <text:p>6.56</text:p>
          </table:table-cell>
          <table:table-cell office:value-type="float" office:value="2.1956" calcext:value-type="float">
            <text:p>2.1956</text:p>
          </table:table-cell>
          <table:table-cell office:value-type="float" office:value="6.0233" calcext:value-type="float">
            <text:p>6.0233</text:p>
          </table:table-cell>
          <table:table-cell table:formula="of:=AVERAGE([.AD275:.AD284])" office:value-type="float" office:value="4.52035" calcext:value-type="float">
            <text:p>4.5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.2059" calcext:value-type="float">
            <text:p>2.2059</text:p>
          </table:table-cell>
          <table:table-cell office:value-type="float" office:value="11.3289" calcext:value-type="float">
            <text:p>11.3289</text:p>
          </table:table-cell>
          <table:table-cell table:formula="of:=AVERAGE([.C276:.C285])" office:value-type="float" office:value="10.84494" calcext:value-type="float">
            <text:p>10.84</text:p>
          </table:table-cell>
          <table:table-cell office:value-type="float" office:value="2.8261" calcext:value-type="float">
            <text:p>2.8261</text:p>
          </table:table-cell>
          <table:table-cell office:value-type="float" office:value="11.6594" calcext:value-type="float">
            <text:p>11.6594</text:p>
          </table:table-cell>
          <table:table-cell table:formula="of:=AVERAGE([.F276:.F285])" office:value-type="float" office:value="10.94414" calcext:value-type="float">
            <text:p>10.94</text:p>
          </table:table-cell>
          <table:table-cell office:value-type="float" office:value="2.2469" calcext:value-type="float">
            <text:p>2.2469</text:p>
          </table:table-cell>
          <table:table-cell office:value-type="float" office:value="10.2422" calcext:value-type="float">
            <text:p>10.2422</text:p>
          </table:table-cell>
          <table:table-cell table:formula="of:=AVERAGE([.I276:.I285])" office:value-type="float" office:value="7.60769" calcext:value-type="float">
            <text:p>7.61</text:p>
          </table:table-cell>
          <table:table-cell office:value-type="float" office:value="1.8094" calcext:value-type="float">
            <text:p>1.8094</text:p>
          </table:table-cell>
          <table:table-cell office:value-type="float" office:value="7.0229" calcext:value-type="float">
            <text:p>7.0229</text:p>
          </table:table-cell>
          <table:table-cell table:formula="of:=AVERAGE([.L276:.L285])" office:value-type="float" office:value="7.4146" calcext:value-type="float">
            <text:p>7.41</text:p>
          </table:table-cell>
          <table:table-cell office:value-type="float" office:value="1.9683" calcext:value-type="float">
            <text:p>1.9683</text:p>
          </table:table-cell>
          <table:table-cell office:value-type="float" office:value="3.5453" calcext:value-type="float">
            <text:p>3.5453</text:p>
          </table:table-cell>
          <table:table-cell table:formula="of:=AVERAGE([.O276:.O285])" office:value-type="float" office:value="3.4535" calcext:value-type="float">
            <text:p>3.45</text:p>
          </table:table-cell>
          <table:table-cell office:value-type="float" office:value="2.1074" calcext:value-type="float">
            <text:p>2.1074</text:p>
          </table:table-cell>
          <table:table-cell office:value-type="float" office:value="4.8847" calcext:value-type="float">
            <text:p>4.8847</text:p>
          </table:table-cell>
          <table:table-cell table:formula="of:=AVERAGE([.R276:.R285])" office:value-type="float" office:value="5.67673" calcext:value-type="float">
            <text:p>5.68</text:p>
          </table:table-cell>
          <table:table-cell office:value-type="float" office:value="2.2587" calcext:value-type="float">
            <text:p>2.2587</text:p>
          </table:table-cell>
          <table:table-cell office:value-type="float" office:value="8.5975" calcext:value-type="float">
            <text:p>8.5975</text:p>
          </table:table-cell>
          <table:table-cell table:formula="of:=AVERAGE([.U276:.U285])" office:value-type="float" office:value="7.50435" calcext:value-type="float">
            <text:p>7.50</text:p>
          </table:table-cell>
          <table:table-cell office:value-type="float" office:value="2.6448" calcext:value-type="float">
            <text:p>2.6448</text:p>
          </table:table-cell>
          <table:table-cell office:value-type="float" office:value="6.338" calcext:value-type="float">
            <text:p>6.338</text:p>
          </table:table-cell>
          <table:table-cell table:formula="of:=AVERAGE([.X276:.X285])" office:value-type="float" office:value="5.63475" calcext:value-type="float">
            <text:p>5.63</text:p>
          </table:table-cell>
          <table:table-cell office:value-type="float" office:value="1.9807" calcext:value-type="float">
            <text:p>1.9807</text:p>
          </table:table-cell>
          <table:table-cell office:value-type="float" office:value="4.3417" calcext:value-type="float">
            <text:p>4.3417</text:p>
          </table:table-cell>
          <table:table-cell table:formula="of:=AVERAGE([.AA276:.AA285])" office:value-type="float" office:value="6.36581" calcext:value-type="float">
            <text:p>6.37</text:p>
          </table:table-cell>
          <table:table-cell office:value-type="float" office:value="2.0206" calcext:value-type="float">
            <text:p>2.0206</text:p>
          </table:table-cell>
          <table:table-cell office:value-type="float" office:value="6.091" calcext:value-type="float">
            <text:p>6.091</text:p>
          </table:table-cell>
          <table:table-cell table:formula="of:=AVERAGE([.AD276:.AD285])" office:value-type="float" office:value="4.89435" calcext:value-type="float">
            <text:p>4.8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983" calcext:value-type="float">
            <text:p>1.983</text:p>
          </table:table-cell>
          <table:table-cell office:value-type="float" office:value="10.4984" calcext:value-type="float">
            <text:p>10.4984</text:p>
          </table:table-cell>
          <table:table-cell table:formula="of:=AVERAGE([.C277:.C286])" office:value-type="float" office:value="10.7151" calcext:value-type="float">
            <text:p>10.72</text:p>
          </table:table-cell>
          <table:table-cell office:value-type="float" office:value="2.5793" calcext:value-type="float">
            <text:p>2.5793</text:p>
          </table:table-cell>
          <table:table-cell office:value-type="float" office:value="11.2359" calcext:value-type="float">
            <text:p>11.2359</text:p>
          </table:table-cell>
          <table:table-cell table:formula="of:=AVERAGE([.F277:.F286])" office:value-type="float" office:value="10.98192" calcext:value-type="float">
            <text:p>10.98</text:p>
          </table:table-cell>
          <table:table-cell office:value-type="float" office:value="1.9735" calcext:value-type="float">
            <text:p>1.9735</text:p>
          </table:table-cell>
          <table:table-cell office:value-type="float" office:value="7.518" calcext:value-type="float">
            <text:p>7.518</text:p>
          </table:table-cell>
          <table:table-cell table:formula="of:=AVERAGE([.I277:.I286])" office:value-type="float" office:value="7.62345" calcext:value-type="float">
            <text:p>7.62</text:p>
          </table:table-cell>
          <table:table-cell office:value-type="float" office:value="1.6962" calcext:value-type="float">
            <text:p>1.6962</text:p>
          </table:table-cell>
          <table:table-cell office:value-type="float" office:value="7.5434" calcext:value-type="float">
            <text:p>7.5434</text:p>
          </table:table-cell>
          <table:table-cell table:formula="of:=AVERAGE([.L277:.L286])" office:value-type="float" office:value="7.37021" calcext:value-type="float">
            <text:p>7.37</text:p>
          </table:table-cell>
          <table:table-cell office:value-type="float" office:value="2.064" calcext:value-type="float">
            <text:p>2.064</text:p>
          </table:table-cell>
          <table:table-cell office:value-type="float" office:value="3.7329" calcext:value-type="float">
            <text:p>3.7329</text:p>
          </table:table-cell>
          <table:table-cell table:formula="of:=AVERAGE([.O277:.O286])" office:value-type="float" office:value="3.43537" calcext:value-type="float">
            <text:p>3.44</text:p>
          </table:table-cell>
          <table:table-cell office:value-type="float" office:value="1.8871" calcext:value-type="float">
            <text:p>1.8871</text:p>
          </table:table-cell>
          <table:table-cell office:value-type="float" office:value="6.3763" calcext:value-type="float">
            <text:p>6.3763</text:p>
          </table:table-cell>
          <table:table-cell table:formula="of:=AVERAGE([.R277:.R286])" office:value-type="float" office:value="5.7372" calcext:value-type="float">
            <text:p>5.74</text:p>
          </table:table-cell>
          <table:table-cell office:value-type="float" office:value="2.4921" calcext:value-type="float">
            <text:p>2.4921</text:p>
          </table:table-cell>
          <table:table-cell office:value-type="float" office:value="8.0988" calcext:value-type="float">
            <text:p>8.0988</text:p>
          </table:table-cell>
          <table:table-cell table:formula="of:=AVERAGE([.U277:.U286])" office:value-type="float" office:value="7.51892" calcext:value-type="float">
            <text:p>7.52</text:p>
          </table:table-cell>
          <table:table-cell office:value-type="float" office:value="2.6783" calcext:value-type="float">
            <text:p>2.6783</text:p>
          </table:table-cell>
          <table:table-cell office:value-type="float" office:value="5.1345" calcext:value-type="float">
            <text:p>5.1345</text:p>
          </table:table-cell>
          <table:table-cell table:formula="of:=AVERAGE([.X277:.X286])" office:value-type="float" office:value="5.55622" calcext:value-type="float">
            <text:p>5.56</text:p>
          </table:table-cell>
          <table:table-cell office:value-type="float" office:value="1.9713" calcext:value-type="float">
            <text:p>1.9713</text:p>
          </table:table-cell>
          <table:table-cell office:value-type="float" office:value="5.6999" calcext:value-type="float">
            <text:p>5.6999</text:p>
          </table:table-cell>
          <table:table-cell table:formula="of:=AVERAGE([.AA277:.AA286])" office:value-type="float" office:value="6.39482" calcext:value-type="float">
            <text:p>6.39</text:p>
          </table:table-cell>
          <table:table-cell office:value-type="float" office:value="2.0407" calcext:value-type="float">
            <text:p>2.0407</text:p>
          </table:table-cell>
          <table:table-cell office:value-type="float" office:value="6.1348" calcext:value-type="float">
            <text:p>6.1348</text:p>
          </table:table-cell>
          <table:table-cell table:formula="of:=AVERAGE([.AD277:.AD286])" office:value-type="float" office:value="5.10808" calcext:value-type="float">
            <text:p>5.1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.2648" calcext:value-type="float">
            <text:p>2.2648</text:p>
          </table:table-cell>
          <table:table-cell office:value-type="float" office:value="10.1763" calcext:value-type="float">
            <text:p>10.1763</text:p>
          </table:table-cell>
          <table:table-cell table:formula="of:=AVERAGE([.C278:.C287])" office:value-type="float" office:value="10.58477" calcext:value-type="float">
            <text:p>10.58</text:p>
          </table:table-cell>
          <table:table-cell office:value-type="float" office:value="2.9374" calcext:value-type="float">
            <text:p>2.9374</text:p>
          </table:table-cell>
          <table:table-cell office:value-type="float" office:value="10.7251" calcext:value-type="float">
            <text:p>10.7251</text:p>
          </table:table-cell>
          <table:table-cell table:formula="of:=AVERAGE([.F278:.F287])" office:value-type="float" office:value="10.97428" calcext:value-type="float">
            <text:p>10.97</text:p>
          </table:table-cell>
          <table:table-cell office:value-type="float" office:value="2.2221" calcext:value-type="float">
            <text:p>2.2221</text:p>
          </table:table-cell>
          <table:table-cell office:value-type="float" office:value="7.5393" calcext:value-type="float">
            <text:p>7.5393</text:p>
          </table:table-cell>
          <table:table-cell table:formula="of:=AVERAGE([.I278:.I287])" office:value-type="float" office:value="7.77364" calcext:value-type="float">
            <text:p>7.77</text:p>
          </table:table-cell>
          <table:table-cell office:value-type="float" office:value="1.7578" calcext:value-type="float">
            <text:p>1.7578</text:p>
          </table:table-cell>
          <table:table-cell office:value-type="float" office:value="6.6454" calcext:value-type="float">
            <text:p>6.6454</text:p>
          </table:table-cell>
          <table:table-cell table:formula="of:=AVERAGE([.L278:.L287])" office:value-type="float" office:value="7.289" calcext:value-type="float">
            <text:p>7.29</text:p>
          </table:table-cell>
          <table:table-cell office:value-type="float" office:value="1.9985" calcext:value-type="float">
            <text:p>1.9985</text:p>
          </table:table-cell>
          <table:table-cell office:value-type="float" office:value="3.876" calcext:value-type="float">
            <text:p>3.876</text:p>
          </table:table-cell>
          <table:table-cell table:formula="of:=AVERAGE([.O278:.O287])" office:value-type="float" office:value="3.51921" calcext:value-type="float">
            <text:p>3.52</text:p>
          </table:table-cell>
          <table:table-cell office:value-type="float" office:value="1.6917" calcext:value-type="float">
            <text:p>1.6917</text:p>
          </table:table-cell>
          <table:table-cell office:value-type="float" office:value="6.5961" calcext:value-type="float">
            <text:p>6.5961</text:p>
          </table:table-cell>
          <table:table-cell table:formula="of:=AVERAGE([.R278:.R287])" office:value-type="float" office:value="5.7542" calcext:value-type="float">
            <text:p>5.75</text:p>
          </table:table-cell>
          <table:table-cell office:value-type="float" office:value="2.4536" calcext:value-type="float">
            <text:p>2.4536</text:p>
          </table:table-cell>
          <table:table-cell office:value-type="float" office:value="8.3647" calcext:value-type="float">
            <text:p>8.3647</text:p>
          </table:table-cell>
          <table:table-cell table:formula="of:=AVERAGE([.U278:.U287])" office:value-type="float" office:value="7.69828" calcext:value-type="float">
            <text:p>7.70</text:p>
          </table:table-cell>
          <table:table-cell office:value-type="float" office:value="2.5299" calcext:value-type="float">
            <text:p>2.5299</text:p>
          </table:table-cell>
          <table:table-cell office:value-type="float" office:value="5.1559" calcext:value-type="float">
            <text:p>5.1559</text:p>
          </table:table-cell>
          <table:table-cell table:formula="of:=AVERAGE([.X278:.X287])" office:value-type="float" office:value="5.4982" calcext:value-type="float">
            <text:p>5.50</text:p>
          </table:table-cell>
          <table:table-cell office:value-type="float" office:value="2.1647" calcext:value-type="float">
            <text:p>2.1647</text:p>
          </table:table-cell>
          <table:table-cell office:value-type="float" office:value="4.7834" calcext:value-type="float">
            <text:p>4.7834</text:p>
          </table:table-cell>
          <table:table-cell table:formula="of:=AVERAGE([.AA278:.AA287])" office:value-type="float" office:value="6.3886" calcext:value-type="float">
            <text:p>6.39</text:p>
          </table:table-cell>
          <table:table-cell office:value-type="float" office:value="2.2824" calcext:value-type="float">
            <text:p>2.2824</text:p>
          </table:table-cell>
          <table:table-cell office:value-type="float" office:value="5.3965" calcext:value-type="float">
            <text:p>5.3965</text:p>
          </table:table-cell>
          <table:table-cell table:formula="of:=AVERAGE([.AD278:.AD287])" office:value-type="float" office:value="5.34426" calcext:value-type="float">
            <text:p>5.3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.2906" calcext:value-type="float">
            <text:p>2.2906</text:p>
          </table:table-cell>
          <table:table-cell office:value-type="float" office:value="10.3518" calcext:value-type="float">
            <text:p>10.3518</text:p>
          </table:table-cell>
          <table:table-cell table:formula="of:=AVERAGE([.C279:.C288])" office:value-type="float" office:value="10.52064" calcext:value-type="float">
            <text:p>10.52</text:p>
          </table:table-cell>
          <table:table-cell office:value-type="float" office:value="2.5486" calcext:value-type="float">
            <text:p>2.5486</text:p>
          </table:table-cell>
          <table:table-cell office:value-type="float" office:value="9.5406" calcext:value-type="float">
            <text:p>9.5406</text:p>
          </table:table-cell>
          <table:table-cell table:formula="of:=AVERAGE([.F279:.F288])" office:value-type="float" office:value="10.89448" calcext:value-type="float">
            <text:p>10.89</text:p>
          </table:table-cell>
          <table:table-cell office:value-type="float" office:value="1.9289" calcext:value-type="float">
            <text:p>1.9289</text:p>
          </table:table-cell>
          <table:table-cell office:value-type="float" office:value="10.5258" calcext:value-type="float">
            <text:p>10.5258</text:p>
          </table:table-cell>
          <table:table-cell table:formula="of:=AVERAGE([.I279:.I288])" office:value-type="float" office:value="8.05066" calcext:value-type="float">
            <text:p>8.05</text:p>
          </table:table-cell>
          <table:table-cell office:value-type="float" office:value="1.6313" calcext:value-type="float">
            <text:p>1.6313</text:p>
          </table:table-cell>
          <table:table-cell office:value-type="float" office:value="8.3612" calcext:value-type="float">
            <text:p>8.3612</text:p>
          </table:table-cell>
          <table:table-cell table:formula="of:=AVERAGE([.L279:.L288])" office:value-type="float" office:value="7.38988" calcext:value-type="float">
            <text:p>7.39</text:p>
          </table:table-cell>
          <table:table-cell office:value-type="float" office:value="1.987" calcext:value-type="float">
            <text:p>1.987</text:p>
          </table:table-cell>
          <table:table-cell office:value-type="float" office:value="3.9422" calcext:value-type="float">
            <text:p>3.9422</text:p>
          </table:table-cell>
          <table:table-cell table:formula="of:=AVERAGE([.O279:.O288])" office:value-type="float" office:value="3.58398" calcext:value-type="float">
            <text:p>3.58</text:p>
          </table:table-cell>
          <table:table-cell office:value-type="float" office:value="2.0693" calcext:value-type="float">
            <text:p>2.0693</text:p>
          </table:table-cell>
          <table:table-cell office:value-type="float" office:value="8.0089" calcext:value-type="float">
            <text:p>8.0089</text:p>
          </table:table-cell>
          <table:table-cell table:formula="of:=AVERAGE([.R279:.R288])" office:value-type="float" office:value="6.05217" calcext:value-type="float">
            <text:p>6.05</text:p>
          </table:table-cell>
          <table:table-cell office:value-type="float" office:value="2.6077" calcext:value-type="float">
            <text:p>2.6077</text:p>
          </table:table-cell>
          <table:table-cell office:value-type="float" office:value="8.879" calcext:value-type="float">
            <text:p>8.879</text:p>
          </table:table-cell>
          <table:table-cell table:formula="of:=AVERAGE([.U279:.U288])" office:value-type="float" office:value="7.77202" calcext:value-type="float">
            <text:p>7.77</text:p>
          </table:table-cell>
          <table:table-cell office:value-type="float" office:value="2.6782" calcext:value-type="float">
            <text:p>2.6782</text:p>
          </table:table-cell>
          <table:table-cell office:value-type="float" office:value="5.9279" calcext:value-type="float">
            <text:p>5.9279</text:p>
          </table:table-cell>
          <table:table-cell table:formula="of:=AVERAGE([.X279:.X288])" office:value-type="float" office:value="5.42561" calcext:value-type="float">
            <text:p>5.43</text:p>
          </table:table-cell>
          <table:table-cell office:value-type="float" office:value="2.2133" calcext:value-type="float">
            <text:p>2.2133</text:p>
          </table:table-cell>
          <table:table-cell office:value-type="float" office:value="6.2087" calcext:value-type="float">
            <text:p>6.2087</text:p>
          </table:table-cell>
          <table:table-cell table:formula="of:=AVERAGE([.AA279:.AA288])" office:value-type="float" office:value="6.34118" calcext:value-type="float">
            <text:p>6.34</text:p>
          </table:table-cell>
          <table:table-cell office:value-type="float" office:value="1.9235" calcext:value-type="float">
            <text:p>1.9235</text:p>
          </table:table-cell>
          <table:table-cell office:value-type="float" office:value="5.6107" calcext:value-type="float">
            <text:p>5.6107</text:p>
          </table:table-cell>
          <table:table-cell table:formula="of:=AVERAGE([.AD279:.AD288])" office:value-type="float" office:value="5.50517" calcext:value-type="float">
            <text:p>5.5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10.3089" calcext:value-type="float">
            <text:p>10.3089</text:p>
          </table:table-cell>
          <table:table-cell table:formula="of:=AVERAGE([.C280:.C289])" office:value-type="float" office:value="10.64309" calcext:value-type="float">
            <text:p>10.64</text:p>
          </table:table-cell>
          <table:table-cell office:value-type="float" office:value="2.3048" calcext:value-type="float">
            <text:p>2.3048</text:p>
          </table:table-cell>
          <table:table-cell office:value-type="float" office:value="8.7316" calcext:value-type="float">
            <text:p>8.7316</text:p>
          </table:table-cell>
          <table:table-cell table:formula="of:=AVERAGE([.F280:.F289])" office:value-type="float" office:value="10.70424" calcext:value-type="float">
            <text:p>10.70</text:p>
          </table:table-cell>
          <table:table-cell office:value-type="float" office:value="2.1326" calcext:value-type="float">
            <text:p>2.1326</text:p>
          </table:table-cell>
          <table:table-cell office:value-type="float" office:value="9.7633" calcext:value-type="float">
            <text:p>9.7633</text:p>
          </table:table-cell>
          <table:table-cell table:formula="of:=AVERAGE([.I280:.I289])" office:value-type="float" office:value="8.32532" calcext:value-type="float">
            <text:p>8.33</text:p>
          </table:table-cell>
          <table:table-cell office:value-type="float" office:value="1.8867" calcext:value-type="float">
            <text:p>1.8867</text:p>
          </table:table-cell>
          <table:table-cell office:value-type="float" office:value="7.4625" calcext:value-type="float">
            <text:p>7.4625</text:p>
          </table:table-cell>
          <table:table-cell table:formula="of:=AVERAGE([.L280:.L289])" office:value-type="float" office:value="7.38686" calcext:value-type="float">
            <text:p>7.39</text:p>
          </table:table-cell>
          <table:table-cell office:value-type="float" office:value="2.0918" calcext:value-type="float">
            <text:p>2.0918</text:p>
          </table:table-cell>
          <table:table-cell office:value-type="float" office:value="4.303" calcext:value-type="float">
            <text:p>4.303</text:p>
          </table:table-cell>
          <table:table-cell table:formula="of:=AVERAGE([.O280:.O289])" office:value-type="float" office:value="3.63986" calcext:value-type="float">
            <text:p>3.64</text:p>
          </table:table-cell>
          <table:table-cell office:value-type="float" office:value="1.8866" calcext:value-type="float">
            <text:p>1.8866</text:p>
          </table:table-cell>
          <table:table-cell office:value-type="float" office:value="9.3064" calcext:value-type="float">
            <text:p>9.3064</text:p>
          </table:table-cell>
          <table:table-cell table:formula="of:=AVERAGE([.R280:.R289])" office:value-type="float" office:value="6.49912" calcext:value-type="float">
            <text:p>6.50</text:p>
          </table:table-cell>
          <table:table-cell office:value-type="float" office:value="2.7733" calcext:value-type="float">
            <text:p>2.7733</text:p>
          </table:table-cell>
          <table:table-cell office:value-type="float" office:value="8.2314" calcext:value-type="float">
            <text:p>8.2314</text:p>
          </table:table-cell>
          <table:table-cell table:formula="of:=AVERAGE([.U280:.U289])" office:value-type="float" office:value="7.9949" calcext:value-type="float">
            <text:p>7.99</text:p>
          </table:table-cell>
          <table:table-cell office:value-type="float" office:value="2.3474" calcext:value-type="float">
            <text:p>2.3474</text:p>
          </table:table-cell>
          <table:table-cell office:value-type="float" office:value="5.295" calcext:value-type="float">
            <text:p>5.295</text:p>
          </table:table-cell>
          <table:table-cell table:formula="of:=AVERAGE([.X280:.X289])" office:value-type="float" office:value="5.36722" calcext:value-type="float">
            <text:p>5.37</text:p>
          </table:table-cell>
          <table:table-cell office:value-type="float" office:value="1.8039" calcext:value-type="float">
            <text:p>1.8039</text:p>
          </table:table-cell>
          <table:table-cell office:value-type="float" office:value="5.0495" calcext:value-type="float">
            <text:p>5.0495</text:p>
          </table:table-cell>
          <table:table-cell table:formula="of:=AVERAGE([.AA280:.AA289])" office:value-type="float" office:value="6.24427" calcext:value-type="float">
            <text:p>6.24</text:p>
          </table:table-cell>
          <table:table-cell office:value-type="float" office:value="2.0495" calcext:value-type="float">
            <text:p>2.0495</text:p>
          </table:table-cell>
          <table:table-cell office:value-type="float" office:value="6.6764" calcext:value-type="float">
            <text:p>6.6764</text:p>
          </table:table-cell>
          <table:table-cell table:formula="of:=AVERAGE([.AD280:.AD289])" office:value-type="float" office:value="5.74088" calcext:value-type="float">
            <text:p>5.7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9159" calcext:value-type="float">
            <text:p>1.9159</text:p>
          </table:table-cell>
          <table:table-cell office:value-type="float" office:value="10.6232" calcext:value-type="float">
            <text:p>10.6232</text:p>
          </table:table-cell>
          <table:table-cell table:formula="of:=AVERAGE([.C281:.C290])" office:value-type="float" office:value="10.55906" calcext:value-type="float">
            <text:p>10.56</text:p>
          </table:table-cell>
          <table:table-cell office:value-type="float" office:value="2.8086" calcext:value-type="float">
            <text:p>2.8086</text:p>
          </table:table-cell>
          <table:table-cell office:value-type="float" office:value="9.9141" calcext:value-type="float">
            <text:p>9.9141</text:p>
          </table:table-cell>
          <table:table-cell table:formula="of:=AVERAGE([.F281:.F290])" office:value-type="float" office:value="10.56348" calcext:value-type="float">
            <text:p>10.56</text:p>
          </table:table-cell>
          <table:table-cell office:value-type="float" office:value="2.2201" calcext:value-type="float">
            <text:p>2.2201</text:p>
          </table:table-cell>
          <table:table-cell office:value-type="float" office:value="9.149" calcext:value-type="float">
            <text:p>9.149</text:p>
          </table:table-cell>
          <table:table-cell table:formula="of:=AVERAGE([.I281:.I290])" office:value-type="float" office:value="8.4927" calcext:value-type="float">
            <text:p>8.49</text:p>
          </table:table-cell>
          <table:table-cell office:value-type="float" office:value="1.8641" calcext:value-type="float">
            <text:p>1.8641</text:p>
          </table:table-cell>
          <table:table-cell office:value-type="float" office:value="6.8054" calcext:value-type="float">
            <text:p>6.8054</text:p>
          </table:table-cell>
          <table:table-cell table:formula="of:=AVERAGE([.L281:.L290])" office:value-type="float" office:value="7.31092" calcext:value-type="float">
            <text:p>7.31</text:p>
          </table:table-cell>
          <table:table-cell office:value-type="float" office:value="2.3261" calcext:value-type="float">
            <text:p>2.3261</text:p>
          </table:table-cell>
          <table:table-cell office:value-type="float" office:value="4.5976" calcext:value-type="float">
            <text:p>4.5976</text:p>
          </table:table-cell>
          <table:table-cell table:formula="of:=AVERAGE([.O281:.O290])" office:value-type="float" office:value="3.69469" calcext:value-type="float">
            <text:p>3.69</text:p>
          </table:table-cell>
          <table:table-cell office:value-type="float" office:value="1.8622" calcext:value-type="float">
            <text:p>1.8622</text:p>
          </table:table-cell>
          <table:table-cell office:value-type="float" office:value="8.2441" calcext:value-type="float">
            <text:p>8.2441</text:p>
          </table:table-cell>
          <table:table-cell table:formula="of:=AVERAGE([.R281:.R290])" office:value-type="float" office:value="6.76594" calcext:value-type="float">
            <text:p>6.77</text:p>
          </table:table-cell>
          <table:table-cell office:value-type="float" office:value="2.7672" calcext:value-type="float">
            <text:p>2.7672</text:p>
          </table:table-cell>
          <table:table-cell office:value-type="float" office:value="7.9312" calcext:value-type="float">
            <text:p>7.9312</text:p>
          </table:table-cell>
          <table:table-cell table:formula="of:=AVERAGE([.U281:.U290])" office:value-type="float" office:value="8.14516" calcext:value-type="float">
            <text:p>8.15</text:p>
          </table:table-cell>
          <table:table-cell office:value-type="float" office:value="2.3652" calcext:value-type="float">
            <text:p>2.3652</text:p>
          </table:table-cell>
          <table:table-cell office:value-type="float" office:value="5.3251" calcext:value-type="float">
            <text:p>5.3251</text:p>
          </table:table-cell>
          <table:table-cell table:formula="of:=AVERAGE([.X281:.X290])" office:value-type="float" office:value="5.43704" calcext:value-type="float">
            <text:p>5.44</text:p>
          </table:table-cell>
          <table:table-cell office:value-type="float" office:value="1.8807" calcext:value-type="float">
            <text:p>1.8807</text:p>
          </table:table-cell>
          <table:table-cell office:value-type="float" office:value="4.7751" calcext:value-type="float">
            <text:p>4.7751</text:p>
          </table:table-cell>
          <table:table-cell table:formula="of:=AVERAGE([.AA281:.AA290])" office:value-type="float" office:value="5.98834" calcext:value-type="float">
            <text:p>5.99</text:p>
          </table:table-cell>
          <table:table-cell office:value-type="float" office:value="2.0789" calcext:value-type="float">
            <text:p>2.0789</text:p>
          </table:table-cell>
          <table:table-cell office:value-type="float" office:value="6.2004" calcext:value-type="float">
            <text:p>6.2004</text:p>
          </table:table-cell>
          <table:table-cell table:formula="of:=AVERAGE([.AD281:.AD290])" office:value-type="float" office:value="5.9215" calcext:value-type="float">
            <text:p>5.9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9298" calcext:value-type="float">
            <text:p>1.9298</text:p>
          </table:table-cell>
          <table:table-cell office:value-type="float" office:value="10.5128" calcext:value-type="float">
            <text:p>10.5128</text:p>
          </table:table-cell>
          <table:table-cell table:formula="of:=AVERAGE([.C282:.C291])" office:value-type="float" office:value="10.63556" calcext:value-type="float">
            <text:p>10.64</text:p>
          </table:table-cell>
          <table:table-cell office:value-type="float" office:value="2.6389" calcext:value-type="float">
            <text:p>2.6389</text:p>
          </table:table-cell>
          <table:table-cell office:value-type="float" office:value="10.2089" calcext:value-type="float">
            <text:p>10.2089</text:p>
          </table:table-cell>
          <table:table-cell table:formula="of:=AVERAGE([.F282:.F291])" office:value-type="float" office:value="10.49551" calcext:value-type="float">
            <text:p>10.50</text:p>
          </table:table-cell>
          <table:table-cell office:value-type="float" office:value="2.3178" calcext:value-type="float">
            <text:p>2.3178</text:p>
          </table:table-cell>
          <table:table-cell office:value-type="float" office:value="10.4668" calcext:value-type="float">
            <text:p>10.4668</text:p>
          </table:table-cell>
          <table:table-cell table:formula="of:=AVERAGE([.I282:.I291])" office:value-type="float" office:value="8.80521" calcext:value-type="float">
            <text:p>8.81</text:p>
          </table:table-cell>
          <table:table-cell office:value-type="float" office:value="1.9917" calcext:value-type="float">
            <text:p>1.9917</text:p>
          </table:table-cell>
          <table:table-cell office:value-type="float" office:value="6.4512" calcext:value-type="float">
            <text:p>6.4512</text:p>
          </table:table-cell>
          <table:table-cell table:formula="of:=AVERAGE([.L282:.L291])" office:value-type="float" office:value="7.24515" calcext:value-type="float">
            <text:p>7.25</text:p>
          </table:table-cell>
          <table:table-cell office:value-type="float" office:value="2.0279" calcext:value-type="float">
            <text:p>2.0279</text:p>
          </table:table-cell>
          <table:table-cell office:value-type="float" office:value="4.1842" calcext:value-type="float">
            <text:p>4.1842</text:p>
          </table:table-cell>
          <table:table-cell table:formula="of:=AVERAGE([.O282:.O291])" office:value-type="float" office:value="3.82767" calcext:value-type="float">
            <text:p>3.83</text:p>
          </table:table-cell>
          <table:table-cell office:value-type="float" office:value="1.9445" calcext:value-type="float">
            <text:p>1.9445</text:p>
          </table:table-cell>
          <table:table-cell office:value-type="float" office:value="6.8986" calcext:value-type="float">
            <text:p>6.8986</text:p>
          </table:table-cell>
          <table:table-cell table:formula="of:=AVERAGE([.R282:.R291])" office:value-type="float" office:value="6.9456" calcext:value-type="float">
            <text:p>6.95</text:p>
          </table:table-cell>
          <table:table-cell office:value-type="float" office:value="2.5076" calcext:value-type="float">
            <text:p>2.5076</text:p>
          </table:table-cell>
          <table:table-cell office:value-type="float" office:value="9.0138" calcext:value-type="float">
            <text:p>9.0138</text:p>
          </table:table-cell>
          <table:table-cell table:formula="of:=AVERAGE([.U282:.U291])" office:value-type="float" office:value="8.34841" calcext:value-type="float">
            <text:p>8.35</text:p>
          </table:table-cell>
          <table:table-cell office:value-type="float" office:value="2.4755" calcext:value-type="float">
            <text:p>2.4755</text:p>
          </table:table-cell>
          <table:table-cell office:value-type="float" office:value="5.8924" calcext:value-type="float">
            <text:p>5.8924</text:p>
          </table:table-cell>
          <table:table-cell table:formula="of:=AVERAGE([.X282:.X291])" office:value-type="float" office:value="5.50979" calcext:value-type="float">
            <text:p>5.51</text:p>
          </table:table-cell>
          <table:table-cell office:value-type="float" office:value="2.3856" calcext:value-type="float">
            <text:p>2.3856</text:p>
          </table:table-cell>
          <table:table-cell office:value-type="float" office:value="4.3514" calcext:value-type="float">
            <text:p>4.3514</text:p>
          </table:table-cell>
          <table:table-cell table:formula="of:=AVERAGE([.AA282:.AA291])" office:value-type="float" office:value="5.71531" calcext:value-type="float">
            <text:p>5.72</text:p>
          </table:table-cell>
          <table:table-cell office:value-type="float" office:value="1.8733" calcext:value-type="float">
            <text:p>1.8733</text:p>
          </table:table-cell>
          <table:table-cell office:value-type="float" office:value="6.4957" calcext:value-type="float">
            <text:p>6.4957</text:p>
          </table:table-cell>
          <table:table-cell table:formula="of:=AVERAGE([.AD282:.AD291])" office:value-type="float" office:value="6.01337" calcext:value-type="float">
            <text:p>6.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1575" calcext:value-type="float">
            <text:p>2.1575</text:p>
          </table:table-cell>
          <table:table-cell office:value-type="float" office:value="11.4635" calcext:value-type="float">
            <text:p>11.4635</text:p>
          </table:table-cell>
          <table:table-cell table:formula="of:=AVERAGE([.C283:.C292])" office:value-type="float" office:value="10.79204" calcext:value-type="float">
            <text:p>10.79</text:p>
          </table:table-cell>
          <table:table-cell office:value-type="float" office:value="2.5708" calcext:value-type="float">
            <text:p>2.5708</text:p>
          </table:table-cell>
          <table:table-cell office:value-type="float" office:value="9.938" calcext:value-type="float">
            <text:p>9.938</text:p>
          </table:table-cell>
          <table:table-cell table:formula="of:=AVERAGE([.F283:.F292])" office:value-type="float" office:value="10.45581" calcext:value-type="float">
            <text:p>10.46</text:p>
          </table:table-cell>
          <table:table-cell office:value-type="float" office:value="2.0178" calcext:value-type="float">
            <text:p>2.0178</text:p>
          </table:table-cell>
          <table:table-cell office:value-type="float" office:value="11.2444" calcext:value-type="float">
            <text:p>11.2444</text:p>
          </table:table-cell>
          <table:table-cell table:formula="of:=AVERAGE([.I283:.I292])" office:value-type="float" office:value="9.20531" calcext:value-type="float">
            <text:p>9.21</text:p>
          </table:table-cell>
          <table:table-cell office:value-type="float" office:value="2.0368" calcext:value-type="float">
            <text:p>2.0368</text:p>
          </table:table-cell>
          <table:table-cell office:value-type="float" office:value="7.2047" calcext:value-type="float">
            <text:p>7.2047</text:p>
          </table:table-cell>
          <table:table-cell table:formula="of:=AVERAGE([.L283:.L292])" office:value-type="float" office:value="7.22799" calcext:value-type="float">
            <text:p>7.23</text:p>
          </table:table-cell>
          <table:table-cell office:value-type="float" office:value="2.0809" calcext:value-type="float">
            <text:p>2.0809</text:p>
          </table:table-cell>
          <table:table-cell office:value-type="float" office:value="3.7514" calcext:value-type="float">
            <text:p>3.7514</text:p>
          </table:table-cell>
          <table:table-cell table:formula="of:=AVERAGE([.O283:.O292])" office:value-type="float" office:value="3.86735" calcext:value-type="float">
            <text:p>3.87</text:p>
          </table:table-cell>
          <table:table-cell office:value-type="float" office:value="1.977" calcext:value-type="float">
            <text:p>1.977</text:p>
          </table:table-cell>
          <table:table-cell office:value-type="float" office:value="5.8008" calcext:value-type="float">
            <text:p>5.8008</text:p>
          </table:table-cell>
          <table:table-cell table:formula="of:=AVERAGE([.R283:.R292])" office:value-type="float" office:value="6.85863" calcext:value-type="float">
            <text:p>6.86</text:p>
          </table:table-cell>
          <table:table-cell office:value-type="float" office:value="2.5652" calcext:value-type="float">
            <text:p>2.5652</text:p>
          </table:table-cell>
          <table:table-cell office:value-type="float" office:value="8.1152" calcext:value-type="float">
            <text:p>8.1152</text:p>
          </table:table-cell>
          <table:table-cell table:formula="of:=AVERAGE([.U283:.U292])" office:value-type="float" office:value="8.33319" calcext:value-type="float">
            <text:p>8.33</text:p>
          </table:table-cell>
          <table:table-cell office:value-type="float" office:value="2.4646" calcext:value-type="float">
            <text:p>2.4646</text:p>
          </table:table-cell>
          <table:table-cell office:value-type="float" office:value="5.4491" calcext:value-type="float">
            <text:p>5.4491</text:p>
          </table:table-cell>
          <table:table-cell table:formula="of:=AVERAGE([.X283:.X292])" office:value-type="float" office:value="5.4951" calcext:value-type="float">
            <text:p>5.50</text:p>
          </table:table-cell>
          <table:table-cell office:value-type="float" office:value="1.8558" calcext:value-type="float">
            <text:p>1.8558</text:p>
          </table:table-cell>
          <table:table-cell office:value-type="float" office:value="5.4475" calcext:value-type="float">
            <text:p>5.4475</text:p>
          </table:table-cell>
          <table:table-cell table:formula="of:=AVERAGE([.AA283:.AA292])" office:value-type="float" office:value="5.44739" calcext:value-type="float">
            <text:p>5.45</text:p>
          </table:table-cell>
          <table:table-cell office:value-type="float" office:value="2.1545" calcext:value-type="float">
            <text:p>2.1545</text:p>
          </table:table-cell>
          <table:table-cell office:value-type="float" office:value="6.6012" calcext:value-type="float">
            <text:p>6.6012</text:p>
          </table:table-cell>
          <table:table-cell table:formula="of:=AVERAGE([.AD283:.AD292])" office:value-type="float" office:value="6.07399" calcext:value-type="float">
            <text:p>6.0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8453" calcext:value-type="float">
            <text:p>1.8453</text:p>
          </table:table-cell>
          <table:table-cell office:value-type="float" office:value="10.7146" calcext:value-type="float">
            <text:p>10.7146</text:p>
          </table:table-cell>
          <table:table-cell table:formula="of:=AVERAGE([.C284:.C293])" office:value-type="float" office:value="10.79077" calcext:value-type="float">
            <text:p>10.79</text:p>
          </table:table-cell>
          <table:table-cell office:value-type="float" office:value="2.3244" calcext:value-type="float">
            <text:p>2.3244</text:p>
          </table:table-cell>
          <table:table-cell office:value-type="float" office:value="9.6608" calcext:value-type="float">
            <text:p>9.6608</text:p>
          </table:table-cell>
          <table:table-cell table:formula="of:=AVERAGE([.F284:.F293])" office:value-type="float" office:value="10.36548" calcext:value-type="float">
            <text:p>10.37</text:p>
          </table:table-cell>
          <table:table-cell office:value-type="float" office:value="1.9078" calcext:value-type="float">
            <text:p>1.9078</text:p>
          </table:table-cell>
          <table:table-cell office:value-type="float" office:value="8.8819" calcext:value-type="float">
            <text:p>8.8819</text:p>
          </table:table-cell>
          <table:table-cell table:formula="of:=AVERAGE([.I284:.I293])" office:value-type="float" office:value="9.3588" calcext:value-type="float">
            <text:p>9.36</text:p>
          </table:table-cell>
          <table:table-cell office:value-type="float" office:value="1.8264" calcext:value-type="float">
            <text:p>1.8264</text:p>
          </table:table-cell>
          <table:table-cell office:value-type="float" office:value="6.7288" calcext:value-type="float">
            <text:p>6.7288</text:p>
          </table:table-cell>
          <table:table-cell table:formula="of:=AVERAGE([.L284:.L293])" office:value-type="float" office:value="7.11461" calcext:value-type="float">
            <text:p>7.11</text:p>
          </table:table-cell>
          <table:table-cell office:value-type="float" office:value="2.1949" calcext:value-type="float">
            <text:p>2.1949</text:p>
          </table:table-cell>
          <table:table-cell office:value-type="float" office:value="3.2315" calcext:value-type="float">
            <text:p>3.2315</text:p>
          </table:table-cell>
          <table:table-cell table:formula="of:=AVERAGE([.O284:.O293])" office:value-type="float" office:value="3.86201" calcext:value-type="float">
            <text:p>3.86</text:p>
          </table:table-cell>
          <table:table-cell office:value-type="float" office:value="2.1557" calcext:value-type="float">
            <text:p>2.1557</text:p>
          </table:table-cell>
          <table:table-cell office:value-type="float" office:value="5.5743" calcext:value-type="float">
            <text:p>5.5743</text:p>
          </table:table-cell>
          <table:table-cell table:formula="of:=AVERAGE([.R284:.R293])" office:value-type="float" office:value="6.76924" calcext:value-type="float">
            <text:p>6.77</text:p>
          </table:table-cell>
          <table:table-cell office:value-type="float" office:value="2.2597" calcext:value-type="float">
            <text:p>2.2597</text:p>
          </table:table-cell>
          <table:table-cell office:value-type="float" office:value="8.671" calcext:value-type="float">
            <text:p>8.671</text:p>
          </table:table-cell>
          <table:table-cell table:formula="of:=AVERAGE([.U284:.U293])" office:value-type="float" office:value="8.50279" calcext:value-type="float">
            <text:p>8.50</text:p>
          </table:table-cell>
          <table:table-cell office:value-type="float" office:value="2.5654" calcext:value-type="float">
            <text:p>2.5654</text:p>
          </table:table-cell>
          <table:table-cell office:value-type="float" office:value="4.4145" calcext:value-type="float">
            <text:p>4.4145</text:p>
          </table:table-cell>
          <table:table-cell table:formula="of:=AVERAGE([.X284:.X293])" office:value-type="float" office:value="5.4037" calcext:value-type="float">
            <text:p>5.40</text:p>
          </table:table-cell>
          <table:table-cell office:value-type="float" office:value="2.6121" calcext:value-type="float">
            <text:p>2.6121</text:p>
          </table:table-cell>
          <table:table-cell office:value-type="float" office:value="5.8173" calcext:value-type="float">
            <text:p>5.8173</text:p>
          </table:table-cell>
          <table:table-cell table:formula="of:=AVERAGE([.AA284:.AA293])" office:value-type="float" office:value="5.28006" calcext:value-type="float">
            <text:p>5.28</text:p>
          </table:table-cell>
          <table:table-cell office:value-type="float" office:value="2.1992" calcext:value-type="float">
            <text:p>2.1992</text:p>
          </table:table-cell>
          <table:table-cell office:value-type="float" office:value="6.7633" calcext:value-type="float">
            <text:p>6.7633</text:p>
          </table:table-cell>
          <table:table-cell table:formula="of:=AVERAGE([.AD284:.AD293])" office:value-type="float" office:value="6.19933" calcext:value-type="float">
            <text:p>6.2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.2513" calcext:value-type="float">
            <text:p>2.2513</text:p>
          </table:table-cell>
          <table:table-cell office:value-type="float" office:value="9.5442" calcext:value-type="float">
            <text:p>9.5442</text:p>
          </table:table-cell>
          <table:table-cell table:formula="of:=AVERAGE([.C285:.C294])" office:value-type="float" office:value="10.55226" calcext:value-type="float">
            <text:p>10.55</text:p>
          </table:table-cell>
          <table:table-cell office:value-type="float" office:value="2.1535" calcext:value-type="float">
            <text:p>2.1535</text:p>
          </table:table-cell>
          <table:table-cell office:value-type="float" office:value="10.6996" calcext:value-type="float">
            <text:p>10.6996</text:p>
          </table:table-cell>
          <table:table-cell table:formula="of:=AVERAGE([.F285:.F294])" office:value-type="float" office:value="10.2314" calcext:value-type="float">
            <text:p>10.23</text:p>
          </table:table-cell>
          <table:table-cell office:value-type="float" office:value="2.1883" calcext:value-type="float">
            <text:p>2.1883</text:p>
          </table:table-cell>
          <table:table-cell office:value-type="float" office:value="8.2541" calcext:value-type="float">
            <text:p>8.2541</text:p>
          </table:table-cell>
          <table:table-cell table:formula="of:=AVERAGE([.I285:.I294])" office:value-type="float" office:value="9.35848" calcext:value-type="float">
            <text:p>9.36</text:p>
          </table:table-cell>
          <table:table-cell office:value-type="float" office:value="1.6907" calcext:value-type="float">
            <text:p>1.6907</text:p>
          </table:table-cell>
          <table:table-cell office:value-type="float" office:value="7.4516" calcext:value-type="float">
            <text:p>7.4516</text:p>
          </table:table-cell>
          <table:table-cell table:formula="of:=AVERAGE([.L285:.L294])" office:value-type="float" office:value="7.16771" calcext:value-type="float">
            <text:p>7.17</text:p>
          </table:table-cell>
          <table:table-cell office:value-type="float" office:value="2.2081" calcext:value-type="float">
            <text:p>2.2081</text:p>
          </table:table-cell>
          <table:table-cell office:value-type="float" office:value="2.7928" calcext:value-type="float">
            <text:p>2.7928</text:p>
          </table:table-cell>
          <table:table-cell table:formula="of:=AVERAGE([.O285:.O294])" office:value-type="float" office:value="3.79569" calcext:value-type="float">
            <text:p>3.80</text:p>
          </table:table-cell>
          <table:table-cell office:value-type="float" office:value="1.8496" calcext:value-type="float">
            <text:p>1.8496</text:p>
          </table:table-cell>
          <table:table-cell office:value-type="float" office:value="7.1403" calcext:value-type="float">
            <text:p>7.1403</text:p>
          </table:table-cell>
          <table:table-cell table:formula="of:=AVERAGE([.R285:.R294])" office:value-type="float" office:value="6.88305" calcext:value-type="float">
            <text:p>6.88</text:p>
          </table:table-cell>
          <table:table-cell office:value-type="float" office:value="2.5628" calcext:value-type="float">
            <text:p>2.5628</text:p>
          </table:table-cell>
          <table:table-cell office:value-type="float" office:value="11.0281" calcext:value-type="float">
            <text:p>11.0281</text:p>
          </table:table-cell>
          <table:table-cell table:formula="of:=AVERAGE([.U285:.U294])" office:value-type="float" office:value="8.69307" calcext:value-type="float">
            <text:p>8.69</text:p>
          </table:table-cell>
          <table:table-cell office:value-type="float" office:value="2.5115" calcext:value-type="float">
            <text:p>2.5115</text:p>
          </table:table-cell>
          <table:table-cell office:value-type="float" office:value="5.0256" calcext:value-type="float">
            <text:p>5.0256</text:p>
          </table:table-cell>
          <table:table-cell table:formula="of:=AVERAGE([.X285:.X294])" office:value-type="float" office:value="5.3958" calcext:value-type="float">
            <text:p>5.40</text:p>
          </table:table-cell>
          <table:table-cell office:value-type="float" office:value="1.9509" calcext:value-type="float">
            <text:p>1.9509</text:p>
          </table:table-cell>
          <table:table-cell office:value-type="float" office:value="7.0575" calcext:value-type="float">
            <text:p>7.0575</text:p>
          </table:table-cell>
          <table:table-cell table:formula="of:=AVERAGE([.AA285:.AA294])" office:value-type="float" office:value="5.3532" calcext:value-type="float">
            <text:p>5.35</text:p>
          </table:table-cell>
          <table:table-cell office:value-type="float" office:value="2.0339" calcext:value-type="float">
            <text:p>2.0339</text:p>
          </table:table-cell>
          <table:table-cell office:value-type="float" office:value="6.6164" calcext:value-type="float">
            <text:p>6.6164</text:p>
          </table:table-cell>
          <table:table-cell table:formula="of:=AVERAGE([.AD285:.AD294])" office:value-type="float" office:value="6.25864" calcext:value-type="float">
            <text:p>6.2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8983" calcext:value-type="float">
            <text:p>1.8983</text:p>
          </table:table-cell>
          <table:table-cell office:value-type="float" office:value="9.4353" calcext:value-type="float">
            <text:p>9.4353</text:p>
          </table:table-cell>
          <table:table-cell table:formula="of:=AVERAGE([.C286:.C295])" office:value-type="float" office:value="10.3629" calcext:value-type="float">
            <text:p>10.36</text:p>
          </table:table-cell>
          <table:table-cell office:value-type="float" office:value="2.803" calcext:value-type="float">
            <text:p>2.803</text:p>
          </table:table-cell>
          <table:table-cell office:value-type="float" office:value="11.7215" calcext:value-type="float">
            <text:p>11.7215</text:p>
          </table:table-cell>
          <table:table-cell table:formula="of:=AVERAGE([.F286:.F295])" office:value-type="float" office:value="10.23761" calcext:value-type="float">
            <text:p>10.24</text:p>
          </table:table-cell>
          <table:table-cell office:value-type="float" office:value="2.134" calcext:value-type="float">
            <text:p>2.134</text:p>
          </table:table-cell>
          <table:table-cell office:value-type="float" office:value="8.7746" calcext:value-type="float">
            <text:p>8.7746</text:p>
          </table:table-cell>
          <table:table-cell table:formula="of:=AVERAGE([.I286:.I295])" office:value-type="float" office:value="9.21172" calcext:value-type="float">
            <text:p>9.21</text:p>
          </table:table-cell>
          <table:table-cell office:value-type="float" office:value="1.8795" calcext:value-type="float">
            <text:p>1.8795</text:p>
          </table:table-cell>
          <table:table-cell office:value-type="float" office:value="6.1139" calcext:value-type="float">
            <text:p>6.1139</text:p>
          </table:table-cell>
          <table:table-cell table:formula="of:=AVERAGE([.L286:.L295])" office:value-type="float" office:value="7.07681" calcext:value-type="float">
            <text:p>7.08</text:p>
          </table:table-cell>
          <table:table-cell office:value-type="float" office:value="2.069" calcext:value-type="float">
            <text:p>2.069</text:p>
          </table:table-cell>
          <table:table-cell office:value-type="float" office:value="3.211" calcext:value-type="float">
            <text:p>3.211</text:p>
          </table:table-cell>
          <table:table-cell table:formula="of:=AVERAGE([.O286:.O295])" office:value-type="float" office:value="3.76226" calcext:value-type="float">
            <text:p>3.76</text:p>
          </table:table-cell>
          <table:table-cell office:value-type="float" office:value="1.9513" calcext:value-type="float">
            <text:p>1.9513</text:p>
          </table:table-cell>
          <table:table-cell office:value-type="float" office:value="7.9522" calcext:value-type="float">
            <text:p>7.9522</text:p>
          </table:table-cell>
          <table:table-cell table:formula="of:=AVERAGE([.R286:.R295])" office:value-type="float" office:value="7.1898" calcext:value-type="float">
            <text:p>7.19</text:p>
          </table:table-cell>
          <table:table-cell office:value-type="float" office:value="2.6187" calcext:value-type="float">
            <text:p>2.6187</text:p>
          </table:table-cell>
          <table:table-cell office:value-type="float" office:value="11.4142" calcext:value-type="float">
            <text:p>11.4142</text:p>
          </table:table-cell>
          <table:table-cell table:formula="of:=AVERAGE([.U286:.U295])" office:value-type="float" office:value="8.97474" calcext:value-type="float">
            <text:p>8.97</text:p>
          </table:table-cell>
          <table:table-cell office:value-type="float" office:value="2.3392" calcext:value-type="float">
            <text:p>2.3392</text:p>
          </table:table-cell>
          <table:table-cell office:value-type="float" office:value="4.8006" calcext:value-type="float">
            <text:p>4.8006</text:p>
          </table:table-cell>
          <table:table-cell table:formula="of:=AVERAGE([.X286:.X295])" office:value-type="float" office:value="5.24206" calcext:value-type="float">
            <text:p>5.24</text:p>
          </table:table-cell>
          <table:table-cell office:value-type="float" office:value="2.0968" calcext:value-type="float">
            <text:p>2.0968</text:p>
          </table:table-cell>
          <table:table-cell office:value-type="float" office:value="7.1831" calcext:value-type="float">
            <text:p>7.1831</text:p>
          </table:table-cell>
          <table:table-cell table:formula="of:=AVERAGE([.AA286:.AA295])" office:value-type="float" office:value="5.63734" calcext:value-type="float">
            <text:p>5.64</text:p>
          </table:table-cell>
          <table:table-cell office:value-type="float" office:value="1.6636" calcext:value-type="float">
            <text:p>1.6636</text:p>
          </table:table-cell>
          <table:table-cell office:value-type="float" office:value="7.9846" calcext:value-type="float">
            <text:p>7.9846</text:p>
          </table:table-cell>
          <table:table-cell table:formula="of:=AVERAGE([.AD286:.AD295])" office:value-type="float" office:value="6.448" calcext:value-type="float">
            <text:p>6.4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.0942" calcext:value-type="float">
            <text:p>2.0942</text:p>
          </table:table-cell>
          <table:table-cell office:value-type="float" office:value="7.2775" calcext:value-type="float">
            <text:p>7.2775</text:p>
          </table:table-cell>
          <table:table-cell table:formula="of:=AVERAGE([.C287:.C296])" office:value-type="float" office:value="10.04081" calcext:value-type="float">
            <text:p>10.04</text:p>
          </table:table-cell>
          <table:table-cell office:value-type="float" office:value="2.4567" calcext:value-type="float">
            <text:p>2.4567</text:p>
          </table:table-cell>
          <table:table-cell office:value-type="float" office:value="10.8237" calcext:value-type="float">
            <text:p>10.8237</text:p>
          </table:table-cell>
          <table:table-cell table:formula="of:=AVERAGE([.F287:.F296])" office:value-type="float" office:value="10.19639" calcext:value-type="float">
            <text:p>10.20</text:p>
          </table:table-cell>
          <table:table-cell office:value-type="float" office:value="2.3031" calcext:value-type="float">
            <text:p>2.3031</text:p>
          </table:table-cell>
          <table:table-cell office:value-type="float" office:value="7.5008" calcext:value-type="float">
            <text:p>7.5008</text:p>
          </table:table-cell>
          <table:table-cell table:formula="of:=AVERAGE([.I287:.I296])" office:value-type="float" office:value="9.21" calcext:value-type="float">
            <text:p>9.21</text:p>
          </table:table-cell>
          <table:table-cell office:value-type="float" office:value="1.784" calcext:value-type="float">
            <text:p>1.784</text:p>
          </table:table-cell>
          <table:table-cell office:value-type="float" office:value="6.4558" calcext:value-type="float">
            <text:p>6.4558</text:p>
          </table:table-cell>
          <table:table-cell table:formula="of:=AVERAGE([.L287:.L296])" office:value-type="float" office:value="6.96805" calcext:value-type="float">
            <text:p>6.97</text:p>
          </table:table-cell>
          <table:table-cell office:value-type="float" office:value="1.8789" calcext:value-type="float">
            <text:p>1.8789</text:p>
          </table:table-cell>
          <table:table-cell office:value-type="float" office:value="3.7009" calcext:value-type="float">
            <text:p>3.7009</text:p>
          </table:table-cell>
          <table:table-cell table:formula="of:=AVERAGE([.O287:.O296])" office:value-type="float" office:value="3.75906" calcext:value-type="float">
            <text:p>3.76</text:p>
          </table:table-cell>
          <table:table-cell office:value-type="float" office:value="1.6035" calcext:value-type="float">
            <text:p>1.6035</text:p>
          </table:table-cell>
          <table:table-cell office:value-type="float" office:value="5.6949" calcext:value-type="float">
            <text:p>5.6949</text:p>
          </table:table-cell>
          <table:table-cell table:formula="of:=AVERAGE([.R287:.R296])" office:value-type="float" office:value="7.12166" calcext:value-type="float">
            <text:p>7.12</text:p>
          </table:table-cell>
          <table:table-cell office:value-type="float" office:value="2.512" calcext:value-type="float">
            <text:p>2.512</text:p>
          </table:table-cell>
          <table:table-cell office:value-type="float" office:value="11.172" calcext:value-type="float">
            <text:p>11.172</text:p>
          </table:table-cell>
          <table:table-cell table:formula="of:=AVERAGE([.U287:.U296])" office:value-type="float" office:value="9.28206" calcext:value-type="float">
            <text:p>9.28</text:p>
          </table:table-cell>
          <table:table-cell office:value-type="float" office:value="2.5612" calcext:value-type="float">
            <text:p>2.5612</text:p>
          </table:table-cell>
          <table:table-cell office:value-type="float" office:value="4.9581" calcext:value-type="float">
            <text:p>4.9581</text:p>
          </table:table-cell>
          <table:table-cell table:formula="of:=AVERAGE([.X287:.X296])" office:value-type="float" office:value="5.22442" calcext:value-type="float">
            <text:p>5.22</text:p>
          </table:table-cell>
          <table:table-cell office:value-type="float" office:value="1.9708" calcext:value-type="float">
            <text:p>1.9708</text:p>
          </table:table-cell>
          <table:table-cell office:value-type="float" office:value="4.8411" calcext:value-type="float">
            <text:p>4.8411</text:p>
          </table:table-cell>
          <table:table-cell table:formula="of:=AVERAGE([.AA287:.AA296])" office:value-type="float" office:value="5.55146" calcext:value-type="float">
            <text:p>5.55</text:p>
          </table:table-cell>
          <table:table-cell office:value-type="float" office:value="1.7426" calcext:value-type="float">
            <text:p>1.7426</text:p>
          </table:table-cell>
          <table:table-cell office:value-type="float" office:value="6.1863" calcext:value-type="float">
            <text:p>6.1863</text:p>
          </table:table-cell>
          <table:table-cell table:formula="of:=AVERAGE([.AD287:.AD296])" office:value-type="float" office:value="6.45315" calcext:value-type="float">
            <text:p>6.4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.2249" calcext:value-type="float">
            <text:p>2.2249</text:p>
          </table:table-cell>
          <table:table-cell office:value-type="float" office:value="8.9132" calcext:value-type="float">
            <text:p>8.9132</text:p>
          </table:table-cell>
          <table:table-cell table:formula="of:=AVERAGE([.C288:.C297])" office:value-type="float" office:value="9.9145" calcext:value-type="float">
            <text:p>9.91</text:p>
          </table:table-cell>
          <table:table-cell office:value-type="float" office:value="2.3522" calcext:value-type="float">
            <text:p>2.3522</text:p>
          </table:table-cell>
          <table:table-cell office:value-type="float" office:value="10.6307" calcext:value-type="float">
            <text:p>10.6307</text:p>
          </table:table-cell>
          <table:table-cell table:formula="of:=AVERAGE([.F288:.F297])" office:value-type="float" office:value="10.18695" calcext:value-type="float">
            <text:p>10.19</text:p>
          </table:table-cell>
          <table:table-cell office:value-type="float" office:value="2.204" calcext:value-type="float">
            <text:p>2.204</text:p>
          </table:table-cell>
          <table:table-cell office:value-type="float" office:value="7.6165" calcext:value-type="float">
            <text:p>7.6165</text:p>
          </table:table-cell>
          <table:table-cell table:formula="of:=AVERAGE([.I288:.I297])" office:value-type="float" office:value="9.21772" calcext:value-type="float">
            <text:p>9.22</text:p>
          </table:table-cell>
          <table:table-cell office:value-type="float" office:value="1.7892" calcext:value-type="float">
            <text:p>1.7892</text:p>
          </table:table-cell>
          <table:table-cell office:value-type="float" office:value="6.5866" calcext:value-type="float">
            <text:p>6.5866</text:p>
          </table:table-cell>
          <table:table-cell table:formula="of:=AVERAGE([.L288:.L297])" office:value-type="float" office:value="6.96217" calcext:value-type="float">
            <text:p>6.96</text:p>
          </table:table-cell>
          <table:table-cell office:value-type="float" office:value="1.8085" calcext:value-type="float">
            <text:p>1.8085</text:p>
          </table:table-cell>
          <table:table-cell office:value-type="float" office:value="3.9567" calcext:value-type="float">
            <text:p>3.9567</text:p>
          </table:table-cell>
          <table:table-cell table:formula="of:=AVERAGE([.O288:.O297])" office:value-type="float" office:value="3.76713" calcext:value-type="float">
            <text:p>3.77</text:p>
          </table:table-cell>
          <table:table-cell office:value-type="float" office:value="1.6909" calcext:value-type="float">
            <text:p>1.6909</text:p>
          </table:table-cell>
          <table:table-cell office:value-type="float" office:value="4.9466" calcext:value-type="float">
            <text:p>4.9466</text:p>
          </table:table-cell>
          <table:table-cell table:formula="of:=AVERAGE([.R288:.R297])" office:value-type="float" office:value="6.95671" calcext:value-type="float">
            <text:p>6.96</text:p>
          </table:table-cell>
          <table:table-cell office:value-type="float" office:value="2.7268" calcext:value-type="float">
            <text:p>2.7268</text:p>
          </table:table-cell>
          <table:table-cell office:value-type="float" office:value="11.1186" calcext:value-type="float">
            <text:p>11.1186</text:p>
          </table:table-cell>
          <table:table-cell table:formula="of:=AVERAGE([.U288:.U297])" office:value-type="float" office:value="9.55745" calcext:value-type="float">
            <text:p>9.56</text:p>
          </table:table-cell>
          <table:table-cell office:value-type="float" office:value="2.4105" calcext:value-type="float">
            <text:p>2.4105</text:p>
          </table:table-cell>
          <table:table-cell office:value-type="float" office:value="5.5066" calcext:value-type="float">
            <text:p>5.5066</text:p>
          </table:table-cell>
          <table:table-cell table:formula="of:=AVERAGE([.X288:.X297])" office:value-type="float" office:value="5.25949" calcext:value-type="float">
            <text:p>5.26</text:p>
          </table:table-cell>
          <table:table-cell office:value-type="float" office:value="1.9631" calcext:value-type="float">
            <text:p>1.9631</text:p>
          </table:table-cell>
          <table:table-cell office:value-type="float" office:value="6.2913" calcext:value-type="float">
            <text:p>6.2913</text:p>
          </table:table-cell>
          <table:table-cell table:formula="of:=AVERAGE([.AA288:.AA297])" office:value-type="float" office:value="5.70225" calcext:value-type="float">
            <text:p>5.70</text:p>
          </table:table-cell>
          <table:table-cell office:value-type="float" office:value="1.8421" calcext:value-type="float">
            <text:p>1.8421</text:p>
          </table:table-cell>
          <table:table-cell office:value-type="float" office:value="5.6702" calcext:value-type="float">
            <text:p>5.6702</text:p>
          </table:table-cell>
          <table:table-cell table:formula="of:=AVERAGE([.AD288:.AD297])" office:value-type="float" office:value="6.48052" calcext:value-type="float">
            <text:p>6.4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.1189" calcext:value-type="float">
            <text:p>2.1189</text:p>
          </table:table-cell>
          <table:table-cell office:value-type="float" office:value="10.4953" calcext:value-type="float">
            <text:p>10.4953</text:p>
          </table:table-cell>
          <table:table-cell table:formula="of:=AVERAGE([.C289:.C298])" office:value-type="float" office:value="9.92885" calcext:value-type="float">
            <text:p>9.93</text:p>
          </table:table-cell>
          <table:table-cell office:value-type="float" office:value="2.2672" calcext:value-type="float">
            <text:p>2.2672</text:p>
          </table:table-cell>
          <table:table-cell office:value-type="float" office:value="8.3486" calcext:value-type="float">
            <text:p>8.3486</text:p>
          </table:table-cell>
          <table:table-cell table:formula="of:=AVERAGE([.F289:.F298])" office:value-type="float" office:value="10.06775" calcext:value-type="float">
            <text:p>10.07</text:p>
          </table:table-cell>
          <table:table-cell office:value-type="float" office:value="2.0745" calcext:value-type="float">
            <text:p>2.0745</text:p>
          </table:table-cell>
          <table:table-cell office:value-type="float" office:value="6.4445" calcext:value-type="float">
            <text:p>6.4445</text:p>
          </table:table-cell>
          <table:table-cell table:formula="of:=AVERAGE([.I289:.I298])" office:value-type="float" office:value="8.80959" calcext:value-type="float">
            <text:p>8.81</text:p>
          </table:table-cell>
          <table:table-cell office:value-type="float" office:value="1.6758" calcext:value-type="float">
            <text:p>1.6758</text:p>
          </table:table-cell>
          <table:table-cell office:value-type="float" office:value="5.6571" calcext:value-type="float">
            <text:p>5.6571</text:p>
          </table:table-cell>
          <table:table-cell table:formula="of:=AVERAGE([.L289:.L298])" office:value-type="float" office:value="6.69176" calcext:value-type="float">
            <text:p>6.69</text:p>
          </table:table-cell>
          <table:table-cell office:value-type="float" office:value="1.7325" calcext:value-type="float">
            <text:p>1.7325</text:p>
          </table:table-cell>
          <table:table-cell office:value-type="float" office:value="3.1875" calcext:value-type="float">
            <text:p>3.1875</text:p>
          </table:table-cell>
          <table:table-cell table:formula="of:=AVERAGE([.O289:.O298])" office:value-type="float" office:value="3.69166" calcext:value-type="float">
            <text:p>3.69</text:p>
          </table:table-cell>
          <table:table-cell office:value-type="float" office:value="1.6498" calcext:value-type="float">
            <text:p>1.6498</text:p>
          </table:table-cell>
          <table:table-cell office:value-type="float" office:value="6.9307" calcext:value-type="float">
            <text:p>6.9307</text:p>
          </table:table-cell>
          <table:table-cell table:formula="of:=AVERAGE([.R289:.R298])" office:value-type="float" office:value="6.84889" calcext:value-type="float">
            <text:p>6.85</text:p>
          </table:table-cell>
          <table:table-cell office:value-type="float" office:value="2.2372" calcext:value-type="float">
            <text:p>2.2372</text:p>
          </table:table-cell>
          <table:table-cell office:value-type="float" office:value="11.8393" calcext:value-type="float">
            <text:p>11.8393</text:p>
          </table:table-cell>
          <table:table-cell table:formula="of:=AVERAGE([.U289:.U298])" office:value-type="float" office:value="9.85348" calcext:value-type="float">
            <text:p>9.85</text:p>
          </table:table-cell>
          <table:table-cell office:value-type="float" office:value="2.1966" calcext:value-type="float">
            <text:p>2.1966</text:p>
          </table:table-cell>
          <table:table-cell office:value-type="float" office:value="5.2272" calcext:value-type="float">
            <text:p>5.2272</text:p>
          </table:table-cell>
          <table:table-cell table:formula="of:=AVERAGE([.X289:.X298])" office:value-type="float" office:value="5.18942" calcext:value-type="float">
            <text:p>5.19</text:p>
          </table:table-cell>
          <table:table-cell office:value-type="float" office:value="2.051" calcext:value-type="float">
            <text:p>2.051</text:p>
          </table:table-cell>
          <table:table-cell office:value-type="float" office:value="6.1585" calcext:value-type="float">
            <text:p>6.1585</text:p>
          </table:table-cell>
          <table:table-cell table:formula="of:=AVERAGE([.AA289:.AA298])" office:value-type="float" office:value="5.69723" calcext:value-type="float">
            <text:p>5.70</text:p>
          </table:table-cell>
          <table:table-cell office:value-type="float" office:value="1.9196" calcext:value-type="float">
            <text:p>1.9196</text:p>
          </table:table-cell>
          <table:table-cell office:value-type="float" office:value="6.1248" calcext:value-type="float">
            <text:p>6.1248</text:p>
          </table:table-cell>
          <table:table-cell table:formula="of:=AVERAGE([.AD289:.AD298])" office:value-type="float" office:value="6.53193" calcext:value-type="float">
            <text:p>6.5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7128" calcext:value-type="float">
            <text:p>1.7128</text:p>
          </table:table-cell>
          <table:table-cell office:value-type="float" office:value="9.5704" calcext:value-type="float">
            <text:p>9.5704</text:p>
          </table:table-cell>
          <table:table-cell table:formula="of:=AVERAGE([.C290:.C299])" office:value-type="float" office:value="9.855" calcext:value-type="float">
            <text:p>9.86</text:p>
          </table:table-cell>
          <table:table-cell office:value-type="float" office:value="2.2387" calcext:value-type="float">
            <text:p>2.2387</text:p>
          </table:table-cell>
          <table:table-cell office:value-type="float" office:value="6.767" calcext:value-type="float">
            <text:p>6.767</text:p>
          </table:table-cell>
          <table:table-cell table:formula="of:=AVERAGE([.F290:.F299])" office:value-type="float" office:value="9.87129" calcext:value-type="float">
            <text:p>9.87</text:p>
          </table:table-cell>
          <table:table-cell office:value-type="float" office:value="2.4857" calcext:value-type="float">
            <text:p>2.4857</text:p>
          </table:table-cell>
          <table:table-cell office:value-type="float" office:value="6.3797" calcext:value-type="float">
            <text:p>6.3797</text:p>
          </table:table-cell>
          <table:table-cell table:formula="of:=AVERAGE([.I290:.I299])" office:value-type="float" office:value="8.47123" calcext:value-type="float">
            <text:p>8.47</text:p>
          </table:table-cell>
          <table:table-cell office:value-type="float" office:value="2.0987" calcext:value-type="float">
            <text:p>2.0987</text:p>
          </table:table-cell>
          <table:table-cell office:value-type="float" office:value="7.0701" calcext:value-type="float">
            <text:p>7.0701</text:p>
          </table:table-cell>
          <table:table-cell table:formula="of:=AVERAGE([.L290:.L299])" office:value-type="float" office:value="6.65252" calcext:value-type="float">
            <text:p>6.65</text:p>
          </table:table-cell>
          <table:table-cell office:value-type="float" office:value="2.0504" calcext:value-type="float">
            <text:p>2.0504</text:p>
          </table:table-cell>
          <table:table-cell office:value-type="float" office:value="2.943" calcext:value-type="float">
            <text:p>2.943</text:p>
          </table:table-cell>
          <table:table-cell table:formula="of:=AVERAGE([.O290:.O299])" office:value-type="float" office:value="3.55566" calcext:value-type="float">
            <text:p>3.56</text:p>
          </table:table-cell>
          <table:table-cell office:value-type="float" office:value="1.7889" calcext:value-type="float">
            <text:p>1.7889</text:p>
          </table:table-cell>
          <table:table-cell office:value-type="float" office:value="6.3164" calcext:value-type="float">
            <text:p>6.3164</text:p>
          </table:table-cell>
          <table:table-cell table:formula="of:=AVERAGE([.R290:.R299])" office:value-type="float" office:value="6.54989" calcext:value-type="float">
            <text:p>6.55</text:p>
          </table:table-cell>
          <table:table-cell office:value-type="float" office:value="2.4135" calcext:value-type="float">
            <text:p>2.4135</text:p>
          </table:table-cell>
          <table:table-cell office:value-type="float" office:value="10.3943" calcext:value-type="float">
            <text:p>10.3943</text:p>
          </table:table-cell>
          <table:table-cell table:formula="of:=AVERAGE([.U290:.U299])" office:value-type="float" office:value="10.06977" calcext:value-type="float">
            <text:p>10.07</text:p>
          </table:table-cell>
          <table:table-cell office:value-type="float" office:value="2.2582" calcext:value-type="float">
            <text:p>2.2582</text:p>
          </table:table-cell>
          <table:table-cell office:value-type="float" office:value="4.6922" calcext:value-type="float">
            <text:p>4.6922</text:p>
          </table:table-cell>
          <table:table-cell table:formula="of:=AVERAGE([.X290:.X299])" office:value-type="float" office:value="5.12914" calcext:value-type="float">
            <text:p>5.13</text:p>
          </table:table-cell>
          <table:table-cell office:value-type="float" office:value="2.1787" calcext:value-type="float">
            <text:p>2.1787</text:p>
          </table:table-cell>
          <table:table-cell office:value-type="float" office:value="6.286" calcext:value-type="float">
            <text:p>6.286</text:p>
          </table:table-cell>
          <table:table-cell table:formula="of:=AVERAGE([.AA290:.AA299])" office:value-type="float" office:value="5.82088" calcext:value-type="float">
            <text:p>5.82</text:p>
          </table:table-cell>
          <table:table-cell office:value-type="float" office:value="1.8063" calcext:value-type="float">
            <text:p>1.8063</text:p>
          </table:table-cell>
          <table:table-cell office:value-type="float" office:value="6.9154" calcext:value-type="float">
            <text:p>6.9154</text:p>
          </table:table-cell>
          <table:table-cell table:formula="of:=AVERAGE([.AD290:.AD299])" office:value-type="float" office:value="6.55583" calcext:value-type="float">
            <text:p>6.5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.0333" calcext:value-type="float">
            <text:p>2.0333</text:p>
          </table:table-cell>
          <table:table-cell office:value-type="float" office:value="11.4918" calcext:value-type="float">
            <text:p>11.4918</text:p>
          </table:table-cell>
          <table:table-cell table:formula="of:=AVERAGE([.C291:.C300])" office:value-type="float" office:value="9.94186" calcext:value-type="float">
            <text:p>9.94</text:p>
          </table:table-cell>
          <table:table-cell office:value-type="float" office:value="2.4351" calcext:value-type="float">
            <text:p>2.4351</text:p>
          </table:table-cell>
          <table:table-cell office:value-type="float" office:value="7.2742" calcext:value-type="float">
            <text:p>7.2742</text:p>
          </table:table-cell>
          <table:table-cell table:formula="of:=AVERAGE([.F291:.F300])" office:value-type="float" office:value="9.6073" calcext:value-type="float">
            <text:p>9.61</text:p>
          </table:table-cell>
          <table:table-cell office:value-type="float" office:value="2.6676" calcext:value-type="float">
            <text:p>2.6676</text:p>
          </table:table-cell>
          <table:table-cell office:value-type="float" office:value="7.2472" calcext:value-type="float">
            <text:p>7.2472</text:p>
          </table:table-cell>
          <table:table-cell table:formula="of:=AVERAGE([.I291:.I300])" office:value-type="float" office:value="8.28105" calcext:value-type="float">
            <text:p>8.28</text:p>
          </table:table-cell>
          <table:table-cell office:value-type="float" office:value="1.9101" calcext:value-type="float">
            <text:p>1.9101</text:p>
          </table:table-cell>
          <table:table-cell office:value-type="float" office:value="7.0656" calcext:value-type="float">
            <text:p>7.0656</text:p>
          </table:table-cell>
          <table:table-cell table:formula="of:=AVERAGE([.L291:.L300])" office:value-type="float" office:value="6.67854" calcext:value-type="float">
            <text:p>6.68</text:p>
          </table:table-cell>
          <table:table-cell office:value-type="float" office:value="1.8741" calcext:value-type="float">
            <text:p>1.8741</text:p>
          </table:table-cell>
          <table:table-cell office:value-type="float" office:value="3.2702" calcext:value-type="float">
            <text:p>3.2702</text:p>
          </table:table-cell>
          <table:table-cell table:formula="of:=AVERAGE([.O291:.O300])" office:value-type="float" office:value="3.42292" calcext:value-type="float">
            <text:p>3.42</text:p>
          </table:table-cell>
          <table:table-cell office:value-type="float" office:value="1.8288" calcext:value-type="float">
            <text:p>1.8288</text:p>
          </table:table-cell>
          <table:table-cell office:value-type="float" office:value="5.1962" calcext:value-type="float">
            <text:p>5.1962</text:p>
          </table:table-cell>
          <table:table-cell table:formula="of:=AVERAGE([.R291:.R300])" office:value-type="float" office:value="6.2451" calcext:value-type="float">
            <text:p>6.25</text:p>
          </table:table-cell>
          <table:table-cell office:value-type="float" office:value="2.2193" calcext:value-type="float">
            <text:p>2.2193</text:p>
          </table:table-cell>
          <table:table-cell office:value-type="float" office:value="8.4248" calcext:value-type="float">
            <text:p>8.4248</text:p>
          </table:table-cell>
          <table:table-cell table:formula="of:=AVERAGE([.U291:.U300])" office:value-type="float" office:value="10.11913" calcext:value-type="float">
            <text:p>10.12</text:p>
          </table:table-cell>
          <table:table-cell office:value-type="float" office:value="2.2449" calcext:value-type="float">
            <text:p>2.2449</text:p>
          </table:table-cell>
          <table:table-cell office:value-type="float" office:value="4.2364" calcext:value-type="float">
            <text:p>4.2364</text:p>
          </table:table-cell>
          <table:table-cell table:formula="of:=AVERAGE([.X291:.X300])" office:value-type="float" office:value="5.02027" calcext:value-type="float">
            <text:p>5.02</text:p>
          </table:table-cell>
          <table:table-cell office:value-type="float" office:value="2.2979" calcext:value-type="float">
            <text:p>2.2979</text:p>
          </table:table-cell>
          <table:table-cell office:value-type="float" office:value="6.327" calcext:value-type="float">
            <text:p>6.327</text:p>
          </table:table-cell>
          <table:table-cell table:formula="of:=AVERAGE([.AA291:.AA300])" office:value-type="float" office:value="5.97607" calcext:value-type="float">
            <text:p>5.98</text:p>
          </table:table-cell>
          <table:table-cell office:value-type="float" office:value="1.8194" calcext:value-type="float">
            <text:p>1.8194</text:p>
          </table:table-cell>
          <table:table-cell office:value-type="float" office:value="6.8833" calcext:value-type="float">
            <text:p>6.8833</text:p>
          </table:table-cell>
          <table:table-cell table:formula="of:=AVERAGE([.AD291:.AD300])" office:value-type="float" office:value="6.62412" calcext:value-type="float">
            <text:p>6.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1052" calcext:value-type="float">
            <text:p>2.1052</text:p>
          </table:table-cell>
          <table:table-cell office:value-type="float" office:value="12.4271" calcext:value-type="float">
            <text:p>12.4271</text:p>
          </table:table-cell>
          <table:table-cell table:formula="of:=AVERAGE([.C292:.C301])" office:value-type="float" office:value="10.13329" calcext:value-type="float">
            <text:p>10.13</text:p>
          </table:table-cell>
          <table:table-cell office:value-type="float" office:value="2.2038" calcext:value-type="float">
            <text:p>2.2038</text:p>
          </table:table-cell>
          <table:table-cell office:value-type="float" office:value="8.3259" calcext:value-type="float">
            <text:p>8.3259</text:p>
          </table:table-cell>
          <table:table-cell table:formula="of:=AVERAGE([.F292:.F301])" office:value-type="float" office:value="9.419" calcext:value-type="float">
            <text:p>9.42</text:p>
          </table:table-cell>
          <table:table-cell office:value-type="float" office:value="2.6245" calcext:value-type="float">
            <text:p>2.6245</text:p>
          </table:table-cell>
          <table:table-cell office:value-type="float" office:value="7.9757" calcext:value-type="float">
            <text:p>7.9757</text:p>
          </table:table-cell>
          <table:table-cell table:formula="of:=AVERAGE([.I292:.I301])" office:value-type="float" office:value="8.03194" calcext:value-type="float">
            <text:p>8.03</text:p>
          </table:table-cell>
          <table:table-cell office:value-type="float" office:value="1.7858" calcext:value-type="float">
            <text:p>1.7858</text:p>
          </table:table-cell>
          <table:table-cell office:value-type="float" office:value="6.7394" calcext:value-type="float">
            <text:p>6.7394</text:p>
          </table:table-cell>
          <table:table-cell table:formula="of:=AVERAGE([.L292:.L301])" office:value-type="float" office:value="6.70736" calcext:value-type="float">
            <text:p>6.71</text:p>
          </table:table-cell>
          <table:table-cell office:value-type="float" office:value="1.9697" calcext:value-type="float">
            <text:p>1.9697</text:p>
          </table:table-cell>
          <table:table-cell office:value-type="float" office:value="3.3183" calcext:value-type="float">
            <text:p>3.3183</text:p>
          </table:table-cell>
          <table:table-cell table:formula="of:=AVERAGE([.O292:.O301])" office:value-type="float" office:value="3.33633" calcext:value-type="float">
            <text:p>3.34</text:p>
          </table:table-cell>
          <table:table-cell office:value-type="float" office:value="1.9299" calcext:value-type="float">
            <text:p>1.9299</text:p>
          </table:table-cell>
          <table:table-cell office:value-type="float" office:value="4.917" calcext:value-type="float">
            <text:p>4.917</text:p>
          </table:table-cell>
          <table:table-cell table:formula="of:=AVERAGE([.R292:.R301])" office:value-type="float" office:value="6.04694" calcext:value-type="float">
            <text:p>6.05</text:p>
          </table:table-cell>
          <table:table-cell office:value-type="float" office:value="2.4751" calcext:value-type="float">
            <text:p>2.4751</text:p>
          </table:table-cell>
          <table:table-cell office:value-type="float" office:value="8.4319" calcext:value-type="float">
            <text:p>8.4319</text:p>
          </table:table-cell>
          <table:table-cell table:formula="of:=AVERAGE([.U292:.U301])" office:value-type="float" office:value="10.06094" calcext:value-type="float">
            <text:p>10.06</text:p>
          </table:table-cell>
          <table:table-cell office:value-type="float" office:value="2.133" calcext:value-type="float">
            <text:p>2.133</text:p>
          </table:table-cell>
          <table:table-cell office:value-type="float" office:value="4.3676" calcext:value-type="float">
            <text:p>4.3676</text:p>
          </table:table-cell>
          <table:table-cell table:formula="of:=AVERAGE([.X292:.X301])" office:value-type="float" office:value="4.86779" calcext:value-type="float">
            <text:p>4.87</text:p>
          </table:table-cell>
          <table:table-cell office:value-type="float" office:value="1.9103" calcext:value-type="float">
            <text:p>1.9103</text:p>
          </table:table-cell>
          <table:table-cell office:value-type="float" office:value="6.8627" calcext:value-type="float">
            <text:p>6.8627</text:p>
          </table:table-cell>
          <table:table-cell table:formula="of:=AVERAGE([.AA292:.AA301])" office:value-type="float" office:value="6.2272" calcext:value-type="float">
            <text:p>6.23</text:p>
          </table:table-cell>
          <table:table-cell office:value-type="float" office:value="1.7823" calcext:value-type="float">
            <text:p>1.7823</text:p>
          </table:table-cell>
          <table:table-cell office:value-type="float" office:value="6.6379" calcext:value-type="float">
            <text:p>6.6379</text:p>
          </table:table-cell>
          <table:table-cell table:formula="of:=AVERAGE([.AD292:.AD301])" office:value-type="float" office:value="6.63834" calcext:value-type="float">
            <text:p>6.6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9994" calcext:value-type="float">
            <text:p>1.9994</text:p>
          </table:table-cell>
          <table:table-cell office:value-type="float" office:value="11.1431" calcext:value-type="float">
            <text:p>11.1431</text:p>
          </table:table-cell>
          <table:table-cell table:formula="of:=AVERAGE([.C293:.C302])" office:value-type="float" office:value="10.10125" calcext:value-type="float">
            <text:p>10.10</text:p>
          </table:table-cell>
          <table:table-cell office:value-type="float" office:value="2.2432" calcext:value-type="float">
            <text:p>2.2432</text:p>
          </table:table-cell>
          <table:table-cell office:value-type="float" office:value="9.5961" calcext:value-type="float">
            <text:p>9.5961</text:p>
          </table:table-cell>
          <table:table-cell table:formula="of:=AVERAGE([.F293:.F302])" office:value-type="float" office:value="9.38481" calcext:value-type="float">
            <text:p>9.38</text:p>
          </table:table-cell>
          <table:table-cell office:value-type="float" office:value="2.2577" calcext:value-type="float">
            <text:p>2.2577</text:p>
          </table:table-cell>
          <table:table-cell office:value-type="float" office:value="6.756" calcext:value-type="float">
            <text:p>6.756</text:p>
          </table:table-cell>
          <table:table-cell table:formula="of:=AVERAGE([.I293:.I302])" office:value-type="float" office:value="7.5831" calcext:value-type="float">
            <text:p>7.58</text:p>
          </table:table-cell>
          <table:table-cell office:value-type="float" office:value="1.8186" calcext:value-type="float">
            <text:p>1.8186</text:p>
          </table:table-cell>
          <table:table-cell office:value-type="float" office:value="7.0006" calcext:value-type="float">
            <text:p>7.0006</text:p>
          </table:table-cell>
          <table:table-cell table:formula="of:=AVERAGE([.L293:.L302])" office:value-type="float" office:value="6.68695" calcext:value-type="float">
            <text:p>6.69</text:p>
          </table:table-cell>
          <table:table-cell office:value-type="float" office:value="2.2174" calcext:value-type="float">
            <text:p>2.2174</text:p>
          </table:table-cell>
          <table:table-cell office:value-type="float" office:value="3.1111" calcext:value-type="float">
            <text:p>3.1111</text:p>
          </table:table-cell>
          <table:table-cell table:formula="of:=AVERAGE([.O293:.O302])" office:value-type="float" office:value="3.2723" calcext:value-type="float">
            <text:p>3.27</text:p>
          </table:table-cell>
          <table:table-cell office:value-type="float" office:value="1.8022" calcext:value-type="float">
            <text:p>1.8022</text:p>
          </table:table-cell>
          <table:table-cell office:value-type="float" office:value="5.1453" calcext:value-type="float">
            <text:p>5.1453</text:p>
          </table:table-cell>
          <table:table-cell table:formula="of:=AVERAGE([.R293:.R302])" office:value-type="float" office:value="5.98139" calcext:value-type="float">
            <text:p>5.98</text:p>
          </table:table-cell>
          <table:table-cell office:value-type="float" office:value="2.1502" calcext:value-type="float">
            <text:p>2.1502</text:p>
          </table:table-cell>
          <table:table-cell office:value-type="float" office:value="7.974" calcext:value-type="float">
            <text:p>7.974</text:p>
          </table:table-cell>
          <table:table-cell table:formula="of:=AVERAGE([.U293:.U302])" office:value-type="float" office:value="10.04682" calcext:value-type="float">
            <text:p>10.05</text:p>
          </table:table-cell>
          <table:table-cell office:value-type="float" office:value="1.9447" calcext:value-type="float">
            <text:p>1.9447</text:p>
          </table:table-cell>
          <table:table-cell office:value-type="float" office:value="4.6428" calcext:value-type="float">
            <text:p>4.6428</text:p>
          </table:table-cell>
          <table:table-cell table:formula="of:=AVERAGE([.X293:.X302])" office:value-type="float" office:value="4.78716" calcext:value-type="float">
            <text:p>4.79</text:p>
          </table:table-cell>
          <table:table-cell office:value-type="float" office:value="2.2877" calcext:value-type="float">
            <text:p>2.2877</text:p>
          </table:table-cell>
          <table:table-cell office:value-type="float" office:value="7.0227" calcext:value-type="float">
            <text:p>7.0227</text:p>
          </table:table-cell>
          <table:table-cell table:formula="of:=AVERAGE([.AA293:.AA302])" office:value-type="float" office:value="6.38472" calcext:value-type="float">
            <text:p>6.38</text:p>
          </table:table-cell>
          <table:table-cell office:value-type="float" office:value="1.9568" calcext:value-type="float">
            <text:p>1.9568</text:p>
          </table:table-cell>
          <table:table-cell office:value-type="float" office:value="7.1386" calcext:value-type="float">
            <text:p>7.1386</text:p>
          </table:table-cell>
          <table:table-cell table:formula="of:=AVERAGE([.AD293:.AD302])" office:value-type="float" office:value="6.69208" calcext:value-type="float">
            <text:p>6.6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9279" calcext:value-type="float">
            <text:p>1.9279</text:p>
          </table:table-cell>
          <table:table-cell office:value-type="float" office:value="12.1069" calcext:value-type="float">
            <text:p>12.1069</text:p>
          </table:table-cell>
          <table:table-cell table:formula="of:=AVERAGE([.C294:.C303])" office:value-type="float" office:value="10.24048" calcext:value-type="float">
            <text:p>10.24</text:p>
          </table:table-cell>
          <table:table-cell office:value-type="float" office:value="2.6484" calcext:value-type="float">
            <text:p>2.6484</text:p>
          </table:table-cell>
          <table:table-cell office:value-type="float" office:value="8.6567" calcext:value-type="float">
            <text:p>8.6567</text:p>
          </table:table-cell>
          <table:table-cell table:formula="of:=AVERAGE([.F294:.F303])" office:value-type="float" office:value="9.2844" calcext:value-type="float">
            <text:p>9.28</text:p>
          </table:table-cell>
          <table:table-cell office:value-type="float" office:value="2.4221" calcext:value-type="float">
            <text:p>2.4221</text:p>
          </table:table-cell>
          <table:table-cell office:value-type="float" office:value="7.1005" calcext:value-type="float">
            <text:p>7.1005</text:p>
          </table:table-cell>
          <table:table-cell table:formula="of:=AVERAGE([.I294:.I303])" office:value-type="float" office:value="7.40496" calcext:value-type="float">
            <text:p>7.40</text:p>
          </table:table-cell>
          <table:table-cell office:value-type="float" office:value="1.8612" calcext:value-type="float">
            <text:p>1.8612</text:p>
          </table:table-cell>
          <table:table-cell office:value-type="float" office:value="7.4915" calcext:value-type="float">
            <text:p>7.4915</text:p>
          </table:table-cell>
          <table:table-cell table:formula="of:=AVERAGE([.L294:.L303])" office:value-type="float" office:value="6.76322" calcext:value-type="float">
            <text:p>6.76</text:p>
          </table:table-cell>
          <table:table-cell office:value-type="float" office:value="1.8425" calcext:value-type="float">
            <text:p>1.8425</text:p>
          </table:table-cell>
          <table:table-cell office:value-type="float" office:value="3.7976" calcext:value-type="float">
            <text:p>3.7976</text:p>
          </table:table-cell>
          <table:table-cell table:formula="of:=AVERAGE([.O294:.O303])" office:value-type="float" office:value="3.32891" calcext:value-type="float">
            <text:p>3.33</text:p>
          </table:table-cell>
          <table:table-cell office:value-type="float" office:value="1.8126" calcext:value-type="float">
            <text:p>1.8126</text:p>
          </table:table-cell>
          <table:table-cell office:value-type="float" office:value="5.7099" calcext:value-type="float">
            <text:p>5.7099</text:p>
          </table:table-cell>
          <table:table-cell table:formula="of:=AVERAGE([.R294:.R303])" office:value-type="float" office:value="5.99495" calcext:value-type="float">
            <text:p>5.99</text:p>
          </table:table-cell>
          <table:table-cell office:value-type="float" office:value="2.4347" calcext:value-type="float">
            <text:p>2.4347</text:p>
          </table:table-cell>
          <table:table-cell office:value-type="float" office:value="7.5608" calcext:value-type="float">
            <text:p>7.5608</text:p>
          </table:table-cell>
          <table:table-cell table:formula="of:=AVERAGE([.U294:.U303])" office:value-type="float" office:value="9.9358" calcext:value-type="float">
            <text:p>9.94</text:p>
          </table:table-cell>
          <table:table-cell office:value-type="float" office:value="2.1371" calcext:value-type="float">
            <text:p>2.1371</text:p>
          </table:table-cell>
          <table:table-cell office:value-type="float" office:value="4.7062" calcext:value-type="float">
            <text:p>4.7062</text:p>
          </table:table-cell>
          <table:table-cell table:formula="of:=AVERAGE([.X294:.X303])" office:value-type="float" office:value="4.81633" calcext:value-type="float">
            <text:p>4.82</text:p>
          </table:table-cell>
          <table:table-cell office:value-type="float" office:value="2.2358" calcext:value-type="float">
            <text:p>2.2358</text:p>
          </table:table-cell>
          <table:table-cell office:value-type="float" office:value="7.0535" calcext:value-type="float">
            <text:p>7.0535</text:p>
          </table:table-cell>
          <table:table-cell table:formula="of:=AVERAGE([.AA294:.AA303])" office:value-type="float" office:value="6.50834" calcext:value-type="float">
            <text:p>6.51</text:p>
          </table:table-cell>
          <table:table-cell office:value-type="float" office:value="1.6146" calcext:value-type="float">
            <text:p>1.6146</text:p>
          </table:table-cell>
          <table:table-cell office:value-type="float" office:value="7.5197" calcext:value-type="float">
            <text:p>7.5197</text:p>
          </table:table-cell>
          <table:table-cell table:formula="of:=AVERAGE([.AD294:.AD303])" office:value-type="float" office:value="6.76772" calcext:value-type="float">
            <text:p>6.7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.0349" calcext:value-type="float">
            <text:p>2.0349</text:p>
          </table:table-cell>
          <table:table-cell office:value-type="float" office:value="12.9976" calcext:value-type="float">
            <text:p>12.9976</text:p>
          </table:table-cell>
          <table:table-cell table:formula="of:=AVERAGE([.C295:.C304])" office:value-type="float" office:value="10.58582" calcext:value-type="float">
            <text:p>10.59</text:p>
          </table:table-cell>
          <table:table-cell office:value-type="float" office:value="2.7139" calcext:value-type="float">
            <text:p>2.7139</text:p>
          </table:table-cell>
          <table:table-cell office:value-type="float" office:value="7.945" calcext:value-type="float">
            <text:p>7.945</text:p>
          </table:table-cell>
          <table:table-cell table:formula="of:=AVERAGE([.F295:.F304])" office:value-type="float" office:value="9.00894" calcext:value-type="float">
            <text:p>9.01</text:p>
          </table:table-cell>
          <table:table-cell office:value-type="float" office:value="2.033" calcext:value-type="float">
            <text:p>2.033</text:p>
          </table:table-cell>
          <table:table-cell office:value-type="float" office:value="9.3334" calcext:value-type="float">
            <text:p>9.3334</text:p>
          </table:table-cell>
          <table:table-cell table:formula="of:=AVERAGE([.I295:.I304])" office:value-type="float" office:value="7.51289" calcext:value-type="float">
            <text:p>7.51</text:p>
          </table:table-cell>
          <table:table-cell office:value-type="float" office:value="1.7517" calcext:value-type="float">
            <text:p>1.7517</text:p>
          </table:table-cell>
          <table:table-cell office:value-type="float" office:value="6.9665" calcext:value-type="float">
            <text:p>6.9665</text:p>
          </table:table-cell>
          <table:table-cell table:formula="of:=AVERAGE([.L295:.L304])" office:value-type="float" office:value="6.71471" calcext:value-type="float">
            <text:p>6.71</text:p>
          </table:table-cell>
          <table:table-cell office:value-type="float" office:value="1.9067" calcext:value-type="float">
            <text:p>1.9067</text:p>
          </table:table-cell>
          <table:table-cell office:value-type="float" office:value="4.2425" calcext:value-type="float">
            <text:p>4.2425</text:p>
          </table:table-cell>
          <table:table-cell table:formula="of:=AVERAGE([.O295:.O304])" office:value-type="float" office:value="3.47388" calcext:value-type="float">
            <text:p>3.47</text:p>
          </table:table-cell>
          <table:table-cell office:value-type="float" office:value="1.9622" calcext:value-type="float">
            <text:p>1.9622</text:p>
          </table:table-cell>
          <table:table-cell office:value-type="float" office:value="5.7982" calcext:value-type="float">
            <text:p>5.7982</text:p>
          </table:table-cell>
          <table:table-cell table:formula="of:=AVERAGE([.R295:.R304])" office:value-type="float" office:value="5.86074" calcext:value-type="float">
            <text:p>5.86</text:p>
          </table:table-cell>
          <table:table-cell office:value-type="float" office:value="2.1702" calcext:value-type="float">
            <text:p>2.1702</text:p>
          </table:table-cell>
          <table:table-cell office:value-type="float" office:value="7.9514" calcext:value-type="float">
            <text:p>7.9514</text:p>
          </table:table-cell>
          <table:table-cell table:formula="of:=AVERAGE([.U295:.U304])" office:value-type="float" office:value="9.62813" calcext:value-type="float">
            <text:p>9.63</text:p>
          </table:table-cell>
          <table:table-cell office:value-type="float" office:value="1.8081" calcext:value-type="float">
            <text:p>1.8081</text:p>
          </table:table-cell>
          <table:table-cell office:value-type="float" office:value="6.3038" calcext:value-type="float">
            <text:p>6.3038</text:p>
          </table:table-cell>
          <table:table-cell table:formula="of:=AVERAGE([.X295:.X304])" office:value-type="float" office:value="4.94415" calcext:value-type="float">
            <text:p>4.94</text:p>
          </table:table-cell>
          <table:table-cell office:value-type="float" office:value="2.0659" calcext:value-type="float">
            <text:p>2.0659</text:p>
          </table:table-cell>
          <table:table-cell office:value-type="float" office:value="6.3801" calcext:value-type="float">
            <text:p>6.3801</text:p>
          </table:table-cell>
          <table:table-cell table:formula="of:=AVERAGE([.AA295:.AA304])" office:value-type="float" office:value="6.4406" calcext:value-type="float">
            <text:p>6.44</text:p>
          </table:table-cell>
          <table:table-cell office:value-type="float" office:value="1.575" calcext:value-type="float">
            <text:p>1.575</text:p>
          </table:table-cell>
          <table:table-cell office:value-type="float" office:value="7.6285" calcext:value-type="float">
            <text:p>7.6285</text:p>
          </table:table-cell>
          <table:table-cell table:formula="of:=AVERAGE([.AD295:.AD304])" office:value-type="float" office:value="6.86893" calcext:value-type="float">
            <text:p>6.8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.0419" calcext:value-type="float">
            <text:p>2.0419</text:p>
          </table:table-cell>
          <table:table-cell office:value-type="float" office:value="12.3356" calcext:value-type="float">
            <text:p>12.3356</text:p>
          </table:table-cell>
          <table:table-cell table:formula="of:=AVERAGE([.C296:.C305])" office:value-type="float" office:value="10.87585" calcext:value-type="float">
            <text:p>10.88</text:p>
          </table:table-cell>
          <table:table-cell office:value-type="float" office:value="2.7092" calcext:value-type="float">
            <text:p>2.7092</text:p>
          </table:table-cell>
          <table:table-cell office:value-type="float" office:value="10.9021" calcext:value-type="float">
            <text:p>10.9021</text:p>
          </table:table-cell>
          <table:table-cell table:formula="of:=AVERAGE([.F296:.F305])" office:value-type="float" office:value="8.927" calcext:value-type="float">
            <text:p>8.93</text:p>
          </table:table-cell>
          <table:table-cell office:value-type="float" office:value="1.9683" calcext:value-type="float">
            <text:p>1.9683</text:p>
          </table:table-cell>
          <table:table-cell office:value-type="float" office:value="8.7017" calcext:value-type="float">
            <text:p>8.7017</text:p>
          </table:table-cell>
          <table:table-cell table:formula="of:=AVERAGE([.I296:.I305])" office:value-type="float" office:value="7.5056" calcext:value-type="float">
            <text:p>7.51</text:p>
          </table:table-cell>
          <table:table-cell office:value-type="float" office:value="1.7781" calcext:value-type="float">
            <text:p>1.7781</text:p>
          </table:table-cell>
          <table:table-cell office:value-type="float" office:value="7.8469" calcext:value-type="float">
            <text:p>7.8469</text:p>
          </table:table-cell>
          <table:table-cell table:formula="of:=AVERAGE([.L296:.L305])" office:value-type="float" office:value="6.88801" calcext:value-type="float">
            <text:p>6.89</text:p>
          </table:table-cell>
          <table:table-cell office:value-type="float" office:value="1.806" calcext:value-type="float">
            <text:p>1.806</text:p>
          </table:table-cell>
          <table:table-cell office:value-type="float" office:value="3.611" calcext:value-type="float">
            <text:p>3.611</text:p>
          </table:table-cell>
          <table:table-cell table:formula="of:=AVERAGE([.O296:.O305])" office:value-type="float" office:value="3.51388" calcext:value-type="float">
            <text:p>3.51</text:p>
          </table:table-cell>
          <table:table-cell office:value-type="float" office:value="2.2912" calcext:value-type="float">
            <text:p>2.2912</text:p>
          </table:table-cell>
          <table:table-cell office:value-type="float" office:value="6.9726" calcext:value-type="float">
            <text:p>6.9726</text:p>
          </table:table-cell>
          <table:table-cell table:formula="of:=AVERAGE([.R296:.R305])" office:value-type="float" office:value="5.76278" calcext:value-type="float">
            <text:p>5.76</text:p>
          </table:table-cell>
          <table:table-cell office:value-type="float" office:value="2.0265" calcext:value-type="float">
            <text:p>2.0265</text:p>
          </table:table-cell>
          <table:table-cell office:value-type="float" office:value="7.0851" calcext:value-type="float">
            <text:p>7.0851</text:p>
          </table:table-cell>
          <table:table-cell table:formula="of:=AVERAGE([.U296:.U305])" office:value-type="float" office:value="9.19522" calcext:value-type="float">
            <text:p>9.20</text:p>
          </table:table-cell>
          <table:table-cell office:value-type="float" office:value="1.869" calcext:value-type="float">
            <text:p>1.869</text:p>
          </table:table-cell>
          <table:table-cell office:value-type="float" office:value="6.3921" calcext:value-type="float">
            <text:p>6.3921</text:p>
          </table:table-cell>
          <table:table-cell table:formula="of:=AVERAGE([.X296:.X305])" office:value-type="float" office:value="5.1033" calcext:value-type="float">
            <text:p>5.10</text:p>
          </table:table-cell>
          <table:table-cell office:value-type="float" office:value="2.0103" calcext:value-type="float">
            <text:p>2.0103</text:p>
          </table:table-cell>
          <table:table-cell office:value-type="float" office:value="6.723" calcext:value-type="float">
            <text:p>6.723</text:p>
          </table:table-cell>
          <table:table-cell table:formula="of:=AVERAGE([.AA296:.AA305])" office:value-type="float" office:value="6.39459" calcext:value-type="float">
            <text:p>6.39</text:p>
          </table:table-cell>
          <table:table-cell office:value-type="float" office:value="1.5474" calcext:value-type="float">
            <text:p>1.5474</text:p>
          </table:table-cell>
          <table:table-cell office:value-type="float" office:value="7.4783" calcext:value-type="float">
            <text:p>7.4783</text:p>
          </table:table-cell>
          <table:table-cell table:formula="of:=AVERAGE([.AD296:.AD305])" office:value-type="float" office:value="6.8183" calcext:value-type="float">
            <text:p>6.8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.1848" calcext:value-type="float">
            <text:p>2.1848</text:p>
          </table:table-cell>
          <table:table-cell office:value-type="float" office:value="14.5323" calcext:value-type="float">
            <text:p>14.5323</text:p>
          </table:table-cell>
          <table:table-cell table:formula="of:=AVERAGE([.C297:.C306])" office:value-type="float" office:value="11.60133" calcext:value-type="float">
            <text:p>11.60</text:p>
          </table:table-cell>
          <table:table-cell office:value-type="float" office:value="2.207" calcext:value-type="float">
            <text:p>2.207</text:p>
          </table:table-cell>
          <table:table-cell office:value-type="float" office:value="8.416" calcext:value-type="float">
            <text:p>8.416</text:p>
          </table:table-cell>
          <table:table-cell table:formula="of:=AVERAGE([.F297:.F306])" office:value-type="float" office:value="8.68623" calcext:value-type="float">
            <text:p>8.69</text:p>
          </table:table-cell>
          <table:table-cell office:value-type="float" office:value="2.4203" calcext:value-type="float">
            <text:p>2.4203</text:p>
          </table:table-cell>
          <table:table-cell office:value-type="float" office:value="7.6418" calcext:value-type="float">
            <text:p>7.6418</text:p>
          </table:table-cell>
          <table:table-cell table:formula="of:=AVERAGE([.I297:.I306])" office:value-type="float" office:value="7.5197" calcext:value-type="float">
            <text:p>7.52</text:p>
          </table:table-cell>
          <table:table-cell office:value-type="float" office:value="1.7953" calcext:value-type="float">
            <text:p>1.7953</text:p>
          </table:table-cell>
          <table:table-cell office:value-type="float" office:value="7.0139" calcext:value-type="float">
            <text:p>7.0139</text:p>
          </table:table-cell>
          <table:table-cell table:formula="of:=AVERAGE([.L297:.L306])" office:value-type="float" office:value="6.94382" calcext:value-type="float">
            <text:p>6.94</text:p>
          </table:table-cell>
          <table:table-cell office:value-type="float" office:value="1.9631" calcext:value-type="float">
            <text:p>1.9631</text:p>
          </table:table-cell>
          <table:table-cell office:value-type="float" office:value="4.1206" calcext:value-type="float">
            <text:p>4.1206</text:p>
          </table:table-cell>
          <table:table-cell table:formula="of:=AVERAGE([.O297:.O306])" office:value-type="float" office:value="3.55585" calcext:value-type="float">
            <text:p>3.56</text:p>
          </table:table-cell>
          <table:table-cell office:value-type="float" office:value="2.3029" calcext:value-type="float">
            <text:p>2.3029</text:p>
          </table:table-cell>
          <table:table-cell office:value-type="float" office:value="6.6076" calcext:value-type="float">
            <text:p>6.6076</text:p>
          </table:table-cell>
          <table:table-cell table:formula="of:=AVERAGE([.R297:.R306])" office:value-type="float" office:value="5.85405" calcext:value-type="float">
            <text:p>5.85</text:p>
          </table:table-cell>
          <table:table-cell office:value-type="float" office:value="2.2032" calcext:value-type="float">
            <text:p>2.2032</text:p>
          </table:table-cell>
          <table:table-cell office:value-type="float" office:value="6.1942" calcext:value-type="float">
            <text:p>6.1942</text:p>
          </table:table-cell>
          <table:table-cell table:formula="of:=AVERAGE([.U297:.U306])" office:value-type="float" office:value="8.69744" calcext:value-type="float">
            <text:p>8.70</text:p>
          </table:table-cell>
          <table:table-cell office:value-type="float" office:value="2.2748" calcext:value-type="float">
            <text:p>2.2748</text:p>
          </table:table-cell>
          <table:table-cell office:value-type="float" office:value="5.1051" calcext:value-type="float">
            <text:p>5.1051</text:p>
          </table:table-cell>
          <table:table-cell table:formula="of:=AVERAGE([.X297:.X306])" office:value-type="float" office:value="5.118" calcext:value-type="float">
            <text:p>5.12</text:p>
          </table:table-cell>
          <table:table-cell office:value-type="float" office:value="2.0485" calcext:value-type="float">
            <text:p>2.0485</text:p>
          </table:table-cell>
          <table:table-cell office:value-type="float" office:value="8.8599" calcext:value-type="float">
            <text:p>8.8599</text:p>
          </table:table-cell>
          <table:table-cell table:formula="of:=AVERAGE([.AA297:.AA306])" office:value-type="float" office:value="6.79647" calcext:value-type="float">
            <text:p>6.80</text:p>
          </table:table-cell>
          <table:table-cell office:value-type="float" office:value="1.749" calcext:value-type="float">
            <text:p>1.749</text:p>
          </table:table-cell>
          <table:table-cell office:value-type="float" office:value="7.9848" calcext:value-type="float">
            <text:p>7.9848</text:p>
          </table:table-cell>
          <table:table-cell table:formula="of:=AVERAGE([.AD297:.AD306])" office:value-type="float" office:value="6.99815" calcext:value-type="float">
            <text:p>7.0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.2093" calcext:value-type="float">
            <text:p>2.2093</text:p>
          </table:table-cell>
          <table:table-cell office:value-type="float" office:value="12.5189" calcext:value-type="float">
            <text:p>12.5189</text:p>
          </table:table-cell>
          <table:table-cell table:formula="of:=AVERAGE([.C298:.C307])" office:value-type="float" office:value="11.9619" calcext:value-type="float">
            <text:p>11.96</text:p>
          </table:table-cell>
          <table:table-cell office:value-type="float" office:value="2.242" calcext:value-type="float">
            <text:p>2.242</text:p>
          </table:table-cell>
          <table:table-cell office:value-type="float" office:value="7.8732" calcext:value-type="float">
            <text:p>7.8732</text:p>
          </table:table-cell>
          <table:table-cell table:formula="of:=AVERAGE([.F298:.F307])" office:value-type="float" office:value="8.41048" calcext:value-type="float">
            <text:p>8.41</text:p>
          </table:table-cell>
          <table:table-cell office:value-type="float" office:value="2.308" calcext:value-type="float">
            <text:p>2.308</text:p>
          </table:table-cell>
          <table:table-cell office:value-type="float" office:value="6.6877" calcext:value-type="float">
            <text:p>6.6877</text:p>
          </table:table-cell>
          <table:table-cell table:formula="of:=AVERAGE([.I298:.I307])" office:value-type="float" office:value="7.42682" calcext:value-type="float">
            <text:p>7.43</text:p>
          </table:table-cell>
          <table:table-cell office:value-type="float" office:value="2.122" calcext:value-type="float">
            <text:p>2.122</text:p>
          </table:table-cell>
          <table:table-cell office:value-type="float" office:value="8.1101" calcext:value-type="float">
            <text:p>8.1101</text:p>
          </table:table-cell>
          <table:table-cell table:formula="of:=AVERAGE([.L298:.L307])" office:value-type="float" office:value="7.09617" calcext:value-type="float">
            <text:p>7.10</text:p>
          </table:table-cell>
          <table:table-cell office:value-type="float" office:value="2.0367" calcext:value-type="float">
            <text:p>2.0367</text:p>
          </table:table-cell>
          <table:table-cell office:value-type="float" office:value="3.5365" calcext:value-type="float">
            <text:p>3.5365</text:p>
          </table:table-cell>
          <table:table-cell table:formula="of:=AVERAGE([.O298:.O307])" office:value-type="float" office:value="3.51383" calcext:value-type="float">
            <text:p>3.51</text:p>
          </table:table-cell>
          <table:table-cell office:value-type="float" office:value="2.0477" calcext:value-type="float">
            <text:p>2.0477</text:p>
          </table:table-cell>
          <table:table-cell office:value-type="float" office:value="6.083" calcext:value-type="float">
            <text:p>6.083</text:p>
          </table:table-cell>
          <table:table-cell table:formula="of:=AVERAGE([.R298:.R307])" office:value-type="float" office:value="5.96769" calcext:value-type="float">
            <text:p>5.97</text:p>
          </table:table-cell>
          <table:table-cell office:value-type="float" office:value="2.0775" calcext:value-type="float">
            <text:p>2.0775</text:p>
          </table:table-cell>
          <table:table-cell office:value-type="float" office:value="8.6917" calcext:value-type="float">
            <text:p>8.6917</text:p>
          </table:table-cell>
          <table:table-cell table:formula="of:=AVERAGE([.U298:.U307])" office:value-type="float" office:value="8.45475" calcext:value-type="float">
            <text:p>8.45</text:p>
          </table:table-cell>
          <table:table-cell office:value-type="float" office:value="2.0857" calcext:value-type="float">
            <text:p>2.0857</text:p>
          </table:table-cell>
          <table:table-cell office:value-type="float" office:value="5.4913" calcext:value-type="float">
            <text:p>5.4913</text:p>
          </table:table-cell>
          <table:table-cell table:formula="of:=AVERAGE([.X298:.X307])" office:value-type="float" office:value="5.11647" calcext:value-type="float">
            <text:p>5.12</text:p>
          </table:table-cell>
          <table:table-cell office:value-type="float" office:value="2.2562" calcext:value-type="float">
            <text:p>2.2562</text:p>
          </table:table-cell>
          <table:table-cell office:value-type="float" office:value="9.3721" calcext:value-type="float">
            <text:p>9.3721</text:p>
          </table:table-cell>
          <table:table-cell table:formula="of:=AVERAGE([.AA298:.AA307])" office:value-type="float" office:value="7.10455" calcext:value-type="float">
            <text:p>7.10</text:p>
          </table:table-cell>
          <table:table-cell office:value-type="float" office:value="1.6442" calcext:value-type="float">
            <text:p>1.6442</text:p>
          </table:table-cell>
          <table:table-cell office:value-type="float" office:value="7.2022" calcext:value-type="float">
            <text:p>7.2022</text:p>
          </table:table-cell>
          <table:table-cell table:formula="of:=AVERAGE([.AD298:.AD307])" office:value-type="float" office:value="7.15135" calcext:value-type="float">
            <text:p>7.1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2565" calcext:value-type="float">
            <text:p>2.2565</text:p>
          </table:table-cell>
          <table:table-cell office:value-type="float" office:value="13.9758" calcext:value-type="float">
            <text:p>13.9758</text:p>
          </table:table-cell>
          <table:table-cell table:formula="of:=AVERAGE([.C299:.C308])" office:value-type="float" office:value="12.30995" calcext:value-type="float">
            <text:p>12.31</text:p>
          </table:table-cell>
          <table:table-cell office:value-type="float" office:value="2.2812" calcext:value-type="float">
            <text:p>2.2812</text:p>
          </table:table-cell>
          <table:table-cell office:value-type="float" office:value="6.7776" calcext:value-type="float">
            <text:p>6.7776</text:p>
          </table:table-cell>
          <table:table-cell table:formula="of:=AVERAGE([.F299:.F308])" office:value-type="float" office:value="8.25338" calcext:value-type="float">
            <text:p>8.25</text:p>
          </table:table-cell>
          <table:table-cell office:value-type="float" office:value="2.2988" calcext:value-type="float">
            <text:p>2.2988</text:p>
          </table:table-cell>
          <table:table-cell office:value-type="float" office:value="5.5216" calcext:value-type="float">
            <text:p>5.5216</text:p>
          </table:table-cell>
          <table:table-cell table:formula="of:=AVERAGE([.I299:.I308])" office:value-type="float" office:value="7.33453" calcext:value-type="float">
            <text:p>7.33</text:p>
          </table:table-cell>
          <table:table-cell office:value-type="float" office:value="2.0427" calcext:value-type="float">
            <text:p>2.0427</text:p>
          </table:table-cell>
          <table:table-cell office:value-type="float" office:value="8.3655" calcext:value-type="float">
            <text:p>8.3655</text:p>
          </table:table-cell>
          <table:table-cell table:formula="of:=AVERAGE([.L299:.L308])" office:value-type="float" office:value="7.36701" calcext:value-type="float">
            <text:p>7.37</text:p>
          </table:table-cell>
          <table:table-cell office:value-type="float" office:value="1.8605" calcext:value-type="float">
            <text:p>1.8605</text:p>
          </table:table-cell>
          <table:table-cell office:value-type="float" office:value="3.9256" calcext:value-type="float">
            <text:p>3.9256</text:p>
          </table:table-cell>
          <table:table-cell table:formula="of:=AVERAGE([.O299:.O308])" office:value-type="float" office:value="3.58764" calcext:value-type="float">
            <text:p>3.59</text:p>
          </table:table-cell>
          <table:table-cell office:value-type="float" office:value="1.8202" calcext:value-type="float">
            <text:p>1.8202</text:p>
          </table:table-cell>
          <table:table-cell office:value-type="float" office:value="6.3261" calcext:value-type="float">
            <text:p>6.3261</text:p>
          </table:table-cell>
          <table:table-cell table:formula="of:=AVERAGE([.R299:.R308])" office:value-type="float" office:value="5.90723" calcext:value-type="float">
            <text:p>5.91</text:p>
          </table:table-cell>
          <table:table-cell office:value-type="float" office:value="1.8779" calcext:value-type="float">
            <text:p>1.8779</text:p>
          </table:table-cell>
          <table:table-cell office:value-type="float" office:value="7.5404" calcext:value-type="float">
            <text:p>7.5404</text:p>
          </table:table-cell>
          <table:table-cell table:formula="of:=AVERAGE([.U299:.U308])" office:value-type="float" office:value="8.02486" calcext:value-type="float">
            <text:p>8.02</text:p>
          </table:table-cell>
          <table:table-cell office:value-type="float" office:value="2.0682" calcext:value-type="float">
            <text:p>2.0682</text:p>
          </table:table-cell>
          <table:table-cell office:value-type="float" office:value="5.366" calcext:value-type="float">
            <text:p>5.366</text:p>
          </table:table-cell>
          <table:table-cell table:formula="of:=AVERAGE([.X299:.X308])" office:value-type="float" office:value="5.13035" calcext:value-type="float">
            <text:p>5.13</text:p>
          </table:table-cell>
          <table:table-cell office:value-type="float" office:value="1.8984" calcext:value-type="float">
            <text:p>1.8984</text:p>
          </table:table-cell>
          <table:table-cell office:value-type="float" office:value="9.4814" calcext:value-type="float">
            <text:p>9.4814</text:p>
          </table:table-cell>
          <table:table-cell table:formula="of:=AVERAGE([.AA299:.AA308])" office:value-type="float" office:value="7.43684" calcext:value-type="float">
            <text:p>7.44</text:p>
          </table:table-cell>
          <table:table-cell office:value-type="float" office:value="1.9361" calcext:value-type="float">
            <text:p>1.9361</text:p>
          </table:table-cell>
          <table:table-cell office:value-type="float" office:value="7.2919" calcext:value-type="float">
            <text:p>7.2919</text:p>
          </table:table-cell>
          <table:table-cell table:formula="of:=AVERAGE([.AD299:.AD308])" office:value-type="float" office:value="7.26806" calcext:value-type="float">
            <text:p>7.2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.1466" calcext:value-type="float">
            <text:p>2.1466</text:p>
          </table:table-cell>
          <table:table-cell office:value-type="float" office:value="13.7236" calcext:value-type="float">
            <text:p>13.7236</text:p>
          </table:table-cell>
          <table:table-cell table:formula="of:=AVERAGE([.C300:.C309])" office:value-type="float" office:value="12.72527" calcext:value-type="float">
            <text:p>12.73</text:p>
          </table:table-cell>
          <table:table-cell office:value-type="float" office:value="2.1147" calcext:value-type="float">
            <text:p>2.1147</text:p>
          </table:table-cell>
          <table:table-cell office:value-type="float" office:value="7.0046" calcext:value-type="float">
            <text:p>7.0046</text:p>
          </table:table-cell>
          <table:table-cell table:formula="of:=AVERAGE([.F300:.F309])" office:value-type="float" office:value="8.27714" calcext:value-type="float">
            <text:p>8.28</text:p>
          </table:table-cell>
          <table:table-cell office:value-type="float" office:value="2.1766" calcext:value-type="float">
            <text:p>2.1766</text:p>
          </table:table-cell>
          <table:table-cell office:value-type="float" office:value="6.2801" calcext:value-type="float">
            <text:p>6.2801</text:p>
          </table:table-cell>
          <table:table-cell table:formula="of:=AVERAGE([.I300:.I309])" office:value-type="float" office:value="7.32457" calcext:value-type="float">
            <text:p>7.32</text:p>
          </table:table-cell>
          <table:table-cell office:value-type="float" office:value="1.7479" calcext:value-type="float">
            <text:p>1.7479</text:p>
          </table:table-cell>
          <table:table-cell office:value-type="float" office:value="10.3231" calcext:value-type="float">
            <text:p>10.3231</text:p>
          </table:table-cell>
          <table:table-cell table:formula="of:=AVERAGE([.L300:.L309])" office:value-type="float" office:value="7.69231" calcext:value-type="float">
            <text:p>7.69</text:p>
          </table:table-cell>
          <table:table-cell office:value-type="float" office:value="2.2033" calcext:value-type="float">
            <text:p>2.2033</text:p>
          </table:table-cell>
          <table:table-cell office:value-type="float" office:value="3.4303" calcext:value-type="float">
            <text:p>3.4303</text:p>
          </table:table-cell>
          <table:table-cell table:formula="of:=AVERAGE([.O300:.O309])" office:value-type="float" office:value="3.63637" calcext:value-type="float">
            <text:p>3.64</text:p>
          </table:table-cell>
          <table:table-cell office:value-type="float" office:value="2.0456" calcext:value-type="float">
            <text:p>2.0456</text:p>
          </table:table-cell>
          <table:table-cell office:value-type="float" office:value="7.0486" calcext:value-type="float">
            <text:p>7.0486</text:p>
          </table:table-cell>
          <table:table-cell table:formula="of:=AVERAGE([.R300:.R309])" office:value-type="float" office:value="5.98045" calcext:value-type="float">
            <text:p>5.98</text:p>
          </table:table-cell>
          <table:table-cell office:value-type="float" office:value="1.7739" calcext:value-type="float">
            <text:p>1.7739</text:p>
          </table:table-cell>
          <table:table-cell office:value-type="float" office:value="7.0522" calcext:value-type="float">
            <text:p>7.0522</text:p>
          </table:table-cell>
          <table:table-cell table:formula="of:=AVERAGE([.U300:.U309])" office:value-type="float" office:value="7.69065" calcext:value-type="float">
            <text:p>7.69</text:p>
          </table:table-cell>
          <table:table-cell office:value-type="float" office:value="2.423" calcext:value-type="float">
            <text:p>2.423</text:p>
          </table:table-cell>
          <table:table-cell office:value-type="float" office:value="5.2615" calcext:value-type="float">
            <text:p>5.2615</text:p>
          </table:table-cell>
          <table:table-cell table:formula="of:=AVERAGE([.X300:.X309])" office:value-type="float" office:value="5.18728" calcext:value-type="float">
            <text:p>5.19</text:p>
          </table:table-cell>
          <table:table-cell office:value-type="float" office:value="2.2395" calcext:value-type="float">
            <text:p>2.2395</text:p>
          </table:table-cell>
          <table:table-cell office:value-type="float" office:value="8.7089" calcext:value-type="float">
            <text:p>8.7089</text:p>
          </table:table-cell>
          <table:table-cell table:formula="of:=AVERAGE([.AA300:.AA309])" office:value-type="float" office:value="7.67913" calcext:value-type="float">
            <text:p>7.68</text:p>
          </table:table-cell>
          <table:table-cell office:value-type="float" office:value="2.0848" calcext:value-type="float">
            <text:p>2.0848</text:p>
          </table:table-cell>
          <table:table-cell office:value-type="float" office:value="7.3741" calcext:value-type="float">
            <text:p>7.3741</text:p>
          </table:table-cell>
          <table:table-cell table:formula="of:=AVERAGE([.AD300:.AD309])" office:value-type="float" office:value="7.31393" calcext:value-type="float">
            <text:p>7.3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.228" calcext:value-type="float">
            <text:p>2.228</text:p>
          </table:table-cell>
          <table:table-cell office:value-type="float" office:value="14.1234" calcext:value-type="float">
            <text:p>14.1234</text:p>
          </table:table-cell>
          <table:table-cell table:formula="of:=AVERAGE([.C301:.C310])" office:value-type="float" office:value="12.98843" calcext:value-type="float">
            <text:p>12.99</text:p>
          </table:table-cell>
          <table:table-cell office:value-type="float" office:value="2.2762" calcext:value-type="float">
            <text:p>2.2762</text:p>
          </table:table-cell>
          <table:table-cell office:value-type="float" office:value="7.8385" calcext:value-type="float">
            <text:p>7.8385</text:p>
          </table:table-cell>
          <table:table-cell table:formula="of:=AVERAGE([.F301:.F310])" office:value-type="float" office:value="8.33357" calcext:value-type="float">
            <text:p>8.33</text:p>
          </table:table-cell>
          <table:table-cell office:value-type="float" office:value="2.089" calcext:value-type="float">
            <text:p>2.089</text:p>
          </table:table-cell>
          <table:table-cell office:value-type="float" office:value="7.0265" calcext:value-type="float">
            <text:p>7.0265</text:p>
          </table:table-cell>
          <table:table-cell table:formula="of:=AVERAGE([.I301:.I310])" office:value-type="float" office:value="7.3025" calcext:value-type="float">
            <text:p>7.30</text:p>
          </table:table-cell>
          <table:table-cell office:value-type="float" office:value="2.0045" calcext:value-type="float">
            <text:p>2.0045</text:p>
          </table:table-cell>
          <table:table-cell office:value-type="float" office:value="10.5523" calcext:value-type="float">
            <text:p>10.5523</text:p>
          </table:table-cell>
          <table:table-cell table:formula="of:=AVERAGE([.L301:.L310])" office:value-type="float" office:value="8.04098" calcext:value-type="float">
            <text:p>8.04</text:p>
          </table:table-cell>
          <table:table-cell office:value-type="float" office:value="1.8872" calcext:value-type="float">
            <text:p>1.8872</text:p>
          </table:table-cell>
          <table:table-cell office:value-type="float" office:value="3.7956" calcext:value-type="float">
            <text:p>3.7956</text:p>
          </table:table-cell>
          <table:table-cell table:formula="of:=AVERAGE([.O301:.O310])" office:value-type="float" office:value="3.68891" calcext:value-type="float">
            <text:p>3.69</text:p>
          </table:table-cell>
          <table:table-cell office:value-type="float" office:value="2.1673" calcext:value-type="float">
            <text:p>2.1673</text:p>
          </table:table-cell>
          <table:table-cell office:value-type="float" office:value="6.7763" calcext:value-type="float">
            <text:p>6.7763</text:p>
          </table:table-cell>
          <table:table-cell table:formula="of:=AVERAGE([.R301:.R310])" office:value-type="float" office:value="6.13846" calcext:value-type="float">
            <text:p>6.14</text:p>
          </table:table-cell>
          <table:table-cell office:value-type="float" office:value="2.3658" calcext:value-type="float">
            <text:p>2.3658</text:p>
          </table:table-cell>
          <table:table-cell office:value-type="float" office:value="7.947" calcext:value-type="float">
            <text:p>7.947</text:p>
          </table:table-cell>
          <table:table-cell table:formula="of:=AVERAGE([.U301:.U310])" office:value-type="float" office:value="7.64287" calcext:value-type="float">
            <text:p>7.64</text:p>
          </table:table-cell>
          <table:table-cell office:value-type="float" office:value="2.1179" calcext:value-type="float">
            <text:p>2.1179</text:p>
          </table:table-cell>
          <table:table-cell office:value-type="float" office:value="5.9028" calcext:value-type="float">
            <text:p>5.9028</text:p>
          </table:table-cell>
          <table:table-cell table:formula="of:=AVERAGE([.X301:.X310])" office:value-type="float" office:value="5.35392" calcext:value-type="float">
            <text:p>5.35</text:p>
          </table:table-cell>
          <table:table-cell office:value-type="float" office:value="2.336" calcext:value-type="float">
            <text:p>2.336</text:p>
          </table:table-cell>
          <table:table-cell office:value-type="float" office:value="8.7272" calcext:value-type="float">
            <text:p>8.7272</text:p>
          </table:table-cell>
          <table:table-cell table:formula="of:=AVERAGE([.AA301:.AA310])" office:value-type="float" office:value="7.91915" calcext:value-type="float">
            <text:p>7.92</text:p>
          </table:table-cell>
          <table:table-cell office:value-type="float" office:value="2.0105" calcext:value-type="float">
            <text:p>2.0105</text:p>
          </table:table-cell>
          <table:table-cell office:value-type="float" office:value="7.428" calcext:value-type="float">
            <text:p>7.428</text:p>
          </table:table-cell>
          <table:table-cell table:formula="of:=AVERAGE([.AD301:.AD310])" office:value-type="float" office:value="7.3684" calcext:value-type="float">
            <text:p>7.3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1494" calcext:value-type="float">
            <text:p>2.1494</text:p>
          </table:table-cell>
          <table:table-cell office:value-type="float" office:value="12.5025" calcext:value-type="float">
            <text:p>12.5025</text:p>
          </table:table-cell>
          <table:table-cell table:formula="of:=AVERAGE([.C302:.C311])" office:value-type="float" office:value="12.99597" calcext:value-type="float">
            <text:p>13.00</text:p>
          </table:table-cell>
          <table:table-cell office:value-type="float" office:value="2.6923" calcext:value-type="float">
            <text:p>2.6923</text:p>
          </table:table-cell>
          <table:table-cell office:value-type="float" office:value="7.9447" calcext:value-type="float">
            <text:p>7.9447</text:p>
          </table:table-cell>
          <table:table-cell table:formula="of:=AVERAGE([.F302:.F311])" office:value-type="float" office:value="8.29545" calcext:value-type="float">
            <text:p>8.30</text:p>
          </table:table-cell>
          <table:table-cell office:value-type="float" office:value="2.3952" calcext:value-type="float">
            <text:p>2.3952</text:p>
          </table:table-cell>
          <table:table-cell office:value-type="float" office:value="7.5646" calcext:value-type="float">
            <text:p>7.5646</text:p>
          </table:table-cell>
          <table:table-cell table:formula="of:=AVERAGE([.I302:.I311])" office:value-type="float" office:value="7.26139" calcext:value-type="float">
            <text:p>7.26</text:p>
          </table:table-cell>
          <table:table-cell office:value-type="float" office:value="2.0344" calcext:value-type="float">
            <text:p>2.0344</text:p>
          </table:table-cell>
          <table:table-cell office:value-type="float" office:value="10.6068" calcext:value-type="float">
            <text:p>10.6068</text:p>
          </table:table-cell>
          <table:table-cell table:formula="of:=AVERAGE([.L302:.L311])" office:value-type="float" office:value="8.42772" calcext:value-type="float">
            <text:p>8.43</text:p>
          </table:table-cell>
          <table:table-cell office:value-type="float" office:value="1.9214" calcext:value-type="float">
            <text:p>1.9214</text:p>
          </table:table-cell>
          <table:table-cell office:value-type="float" office:value="4.6705" calcext:value-type="float">
            <text:p>4.6705</text:p>
          </table:table-cell>
          <table:table-cell table:formula="of:=AVERAGE([.O302:.O311])" office:value-type="float" office:value="3.82413" calcext:value-type="float">
            <text:p>3.82</text:p>
          </table:table-cell>
          <table:table-cell office:value-type="float" office:value="2.1193" calcext:value-type="float">
            <text:p>2.1193</text:p>
          </table:table-cell>
          <table:table-cell office:value-type="float" office:value="6.4875" calcext:value-type="float">
            <text:p>6.4875</text:p>
          </table:table-cell>
          <table:table-cell table:formula="of:=AVERAGE([.R302:.R311])" office:value-type="float" office:value="6.29551" calcext:value-type="float">
            <text:p>6.30</text:p>
          </table:table-cell>
          <table:table-cell office:value-type="float" office:value="2.1727" calcext:value-type="float">
            <text:p>2.1727</text:p>
          </table:table-cell>
          <table:table-cell office:value-type="float" office:value="8.6001" calcext:value-type="float">
            <text:p>8.6001</text:p>
          </table:table-cell>
          <table:table-cell table:formula="of:=AVERAGE([.U302:.U311])" office:value-type="float" office:value="7.65969" calcext:value-type="float">
            <text:p>7.66</text:p>
          </table:table-cell>
          <table:table-cell office:value-type="float" office:value="2.2036" calcext:value-type="float">
            <text:p>2.2036</text:p>
          </table:table-cell>
          <table:table-cell office:value-type="float" office:value="5.1951" calcext:value-type="float">
            <text:p>5.1951</text:p>
          </table:table-cell>
          <table:table-cell table:formula="of:=AVERAGE([.X302:.X311])" office:value-type="float" office:value="5.43667" calcext:value-type="float">
            <text:p>5.44</text:p>
          </table:table-cell>
          <table:table-cell office:value-type="float" office:value="2.6171" calcext:value-type="float">
            <text:p>2.6171</text:p>
          </table:table-cell>
          <table:table-cell office:value-type="float" office:value="10.7229" calcext:value-type="float">
            <text:p>10.7229</text:p>
          </table:table-cell>
          <table:table-cell table:formula="of:=AVERAGE([.AA302:.AA311])" office:value-type="float" office:value="8.30517" calcext:value-type="float">
            <text:p>8.31</text:p>
          </table:table-cell>
          <table:table-cell office:value-type="float" office:value="2.0147" calcext:value-type="float">
            <text:p>2.0147</text:p>
          </table:table-cell>
          <table:table-cell office:value-type="float" office:value="6.8499" calcext:value-type="float">
            <text:p>6.8499</text:p>
          </table:table-cell>
          <table:table-cell table:formula="of:=AVERAGE([.AD302:.AD311])" office:value-type="float" office:value="7.3896" calcext:value-type="float">
            <text:p>7.3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.4752" calcext:value-type="float">
            <text:p>2.4752</text:p>
          </table:table-cell>
          <table:table-cell office:value-type="float" office:value="13.6287" calcext:value-type="float">
            <text:p>13.6287</text:p>
          </table:table-cell>
          <table:table-cell table:formula="of:=AVERAGE([.C303:.C312])" office:value-type="float" office:value="13.24453" calcext:value-type="float">
            <text:p>13.24</text:p>
          </table:table-cell>
          <table:table-cell office:value-type="float" office:value="2.7672" calcext:value-type="float">
            <text:p>2.7672</text:p>
          </table:table-cell>
          <table:table-cell office:value-type="float" office:value="7.5327" calcext:value-type="float">
            <text:p>7.5327</text:p>
          </table:table-cell>
          <table:table-cell table:formula="of:=AVERAGE([.F303:.F312])" office:value-type="float" office:value="8.08911" calcext:value-type="float">
            <text:p>8.09</text:p>
          </table:table-cell>
          <table:table-cell office:value-type="float" office:value="2.5342" calcext:value-type="float">
            <text:p>2.5342</text:p>
          </table:table-cell>
          <table:table-cell office:value-type="float" office:value="8.2368" calcext:value-type="float">
            <text:p>8.2368</text:p>
          </table:table-cell>
          <table:table-cell table:formula="of:=AVERAGE([.I303:.I312])" office:value-type="float" office:value="7.40947" calcext:value-type="float">
            <text:p>7.41</text:p>
          </table:table-cell>
          <table:table-cell office:value-type="float" office:value="1.8305" calcext:value-type="float">
            <text:p>1.8305</text:p>
          </table:table-cell>
          <table:table-cell office:value-type="float" office:value="10.4911" calcext:value-type="float">
            <text:p>10.4911</text:p>
          </table:table-cell>
          <table:table-cell table:formula="of:=AVERAGE([.L303:.L312])" office:value-type="float" office:value="8.77677" calcext:value-type="float">
            <text:p>8.78</text:p>
          </table:table-cell>
          <table:table-cell office:value-type="float" office:value="1.9331" calcext:value-type="float">
            <text:p>1.9331</text:p>
          </table:table-cell>
          <table:table-cell office:value-type="float" office:value="3.8718" calcext:value-type="float">
            <text:p>3.8718</text:p>
          </table:table-cell>
          <table:table-cell table:formula="of:=AVERAGE([.O303:.O312])" office:value-type="float" office:value="3.9002" calcext:value-type="float">
            <text:p>3.90</text:p>
          </table:table-cell>
          <table:table-cell office:value-type="float" office:value="1.9707" calcext:value-type="float">
            <text:p>1.9707</text:p>
          </table:table-cell>
          <table:table-cell office:value-type="float" office:value="7.4996" calcext:value-type="float">
            <text:p>7.4996</text:p>
          </table:table-cell>
          <table:table-cell table:formula="of:=AVERAGE([.R303:.R312])" office:value-type="float" office:value="6.53094" calcext:value-type="float">
            <text:p>6.53</text:p>
          </table:table-cell>
          <table:table-cell office:value-type="float" office:value="2.0822" calcext:value-type="float">
            <text:p>2.0822</text:p>
          </table:table-cell>
          <table:table-cell office:value-type="float" office:value="9.0538" calcext:value-type="float">
            <text:p>9.0538</text:p>
          </table:table-cell>
          <table:table-cell table:formula="of:=AVERAGE([.U303:.U312])" office:value-type="float" office:value="7.76767" calcext:value-type="float">
            <text:p>7.77</text:p>
          </table:table-cell>
          <table:table-cell office:value-type="float" office:value="1.8603" calcext:value-type="float">
            <text:p>1.8603</text:p>
          </table:table-cell>
          <table:table-cell office:value-type="float" office:value="5.6735" calcext:value-type="float">
            <text:p>5.6735</text:p>
          </table:table-cell>
          <table:table-cell table:formula="of:=AVERAGE([.X303:.X312])" office:value-type="float" office:value="5.53974" calcext:value-type="float">
            <text:p>5.54</text:p>
          </table:table-cell>
          <table:table-cell office:value-type="float" office:value="2.3894" calcext:value-type="float">
            <text:p>2.3894</text:p>
          </table:table-cell>
          <table:table-cell office:value-type="float" office:value="9.2755" calcext:value-type="float">
            <text:p>9.2755</text:p>
          </table:table-cell>
          <table:table-cell table:formula="of:=AVERAGE([.AA303:.AA312])" office:value-type="float" office:value="8.53045" calcext:value-type="float">
            <text:p>8.53</text:p>
          </table:table-cell>
          <table:table-cell office:value-type="float" office:value="2.0593" calcext:value-type="float">
            <text:p>2.0593</text:p>
          </table:table-cell>
          <table:table-cell office:value-type="float" office:value="7.7808" calcext:value-type="float">
            <text:p>7.7808</text:p>
          </table:table-cell>
          <table:table-cell table:formula="of:=AVERAGE([.AD303:.AD312])" office:value-type="float" office:value="7.45382" calcext:value-type="float">
            <text:p>7.4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9989" calcext:value-type="float">
            <text:p>1.9989</text:p>
          </table:table-cell>
          <table:table-cell office:value-type="float" office:value="11.5659" calcext:value-type="float">
            <text:p>11.5659</text:p>
          </table:table-cell>
          <table:table-cell table:formula="of:=AVERAGE([.C304:.C313])" office:value-type="float" office:value="13.19043" calcext:value-type="float">
            <text:p>13.19</text:p>
          </table:table-cell>
          <table:table-cell office:value-type="float" office:value="2.6298" calcext:value-type="float">
            <text:p>2.6298</text:p>
          </table:table-cell>
          <table:table-cell office:value-type="float" office:value="6.7303" calcext:value-type="float">
            <text:p>6.7303</text:p>
          </table:table-cell>
          <table:table-cell table:formula="of:=AVERAGE([.F304:.F313])" office:value-type="float" office:value="7.89647" calcext:value-type="float">
            <text:p>7.90</text:p>
          </table:table-cell>
          <table:table-cell office:value-type="float" office:value="2.7863" calcext:value-type="float">
            <text:p>2.7863</text:p>
          </table:table-cell>
          <table:table-cell office:value-type="float" office:value="5.687" calcext:value-type="float">
            <text:p>5.687</text:p>
          </table:table-cell>
          <table:table-cell table:formula="of:=AVERAGE([.I304:.I313])" office:value-type="float" office:value="7.26812" calcext:value-type="float">
            <text:p>7.27</text:p>
          </table:table-cell>
          <table:table-cell office:value-type="float" office:value="1.8975" calcext:value-type="float">
            <text:p>1.8975</text:p>
          </table:table-cell>
          <table:table-cell office:value-type="float" office:value="8.6831" calcext:value-type="float">
            <text:p>8.6831</text:p>
          </table:table-cell>
          <table:table-cell table:formula="of:=AVERAGE([.L304:.L313])" office:value-type="float" office:value="8.89593" calcext:value-type="float">
            <text:p>8.90</text:p>
          </table:table-cell>
          <table:table-cell office:value-type="float" office:value="2.2786" calcext:value-type="float">
            <text:p>2.2786</text:p>
          </table:table-cell>
          <table:table-cell office:value-type="float" office:value="4.5582" calcext:value-type="float">
            <text:p>4.5582</text:p>
          </table:table-cell>
          <table:table-cell table:formula="of:=AVERAGE([.O304:.O313])" office:value-type="float" office:value="3.97626" calcext:value-type="float">
            <text:p>3.98</text:p>
          </table:table-cell>
          <table:table-cell office:value-type="float" office:value="2.6839" calcext:value-type="float">
            <text:p>2.6839</text:p>
          </table:table-cell>
          <table:table-cell office:value-type="float" office:value="8.3781" calcext:value-type="float">
            <text:p>8.3781</text:p>
          </table:table-cell>
          <table:table-cell table:formula="of:=AVERAGE([.R304:.R313])" office:value-type="float" office:value="6.79776" calcext:value-type="float">
            <text:p>6.80</text:p>
          </table:table-cell>
          <table:table-cell office:value-type="float" office:value="1.9048" calcext:value-type="float">
            <text:p>1.9048</text:p>
          </table:table-cell>
          <table:table-cell office:value-type="float" office:value="8.866" calcext:value-type="float">
            <text:p>8.866</text:p>
          </table:table-cell>
          <table:table-cell table:formula="of:=AVERAGE([.U304:.U313])" office:value-type="float" office:value="7.89819" calcext:value-type="float">
            <text:p>7.90</text:p>
          </table:table-cell>
          <table:table-cell office:value-type="float" office:value="1.8196" calcext:value-type="float">
            <text:p>1.8196</text:p>
          </table:table-cell>
          <table:table-cell office:value-type="float" office:value="5.3197" calcext:value-type="float">
            <text:p>5.3197</text:p>
          </table:table-cell>
          <table:table-cell table:formula="of:=AVERAGE([.X304:.X313])" office:value-type="float" office:value="5.60109" calcext:value-type="float">
            <text:p>5.60</text:p>
          </table:table-cell>
          <table:table-cell office:value-type="float" office:value="2.0888" calcext:value-type="float">
            <text:p>2.0888</text:p>
          </table:table-cell>
          <table:table-cell office:value-type="float" office:value="8.4544" calcext:value-type="float">
            <text:p>8.4544</text:p>
          </table:table-cell>
          <table:table-cell table:formula="of:=AVERAGE([.AA304:.AA313])" office:value-type="float" office:value="8.67054" calcext:value-type="float">
            <text:p>8.67</text:p>
          </table:table-cell>
          <table:table-cell office:value-type="float" office:value="1.8703" calcext:value-type="float">
            <text:p>1.8703</text:p>
          </table:table-cell>
          <table:table-cell office:value-type="float" office:value="7.3945" calcext:value-type="float">
            <text:p>7.3945</text:p>
          </table:table-cell>
          <table:table-cell table:formula="of:=AVERAGE([.AD304:.AD313])" office:value-type="float" office:value="7.4413" calcext:value-type="float">
            <text:p>7.4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.3845" calcext:value-type="float">
            <text:p>2.3845</text:p>
          </table:table-cell>
          <table:table-cell office:value-type="float" office:value="13.0442" calcext:value-type="float">
            <text:p>13.0442</text:p>
          </table:table-cell>
          <table:table-cell table:formula="of:=AVERAGE([.C305:.C314])" office:value-type="float" office:value="13.19509" calcext:value-type="float">
            <text:p>13.20</text:p>
          </table:table-cell>
          <table:table-cell office:value-type="float" office:value="3.0899" calcext:value-type="float">
            <text:p>3.0899</text:p>
          </table:table-cell>
          <table:table-cell office:value-type="float" office:value="7.8543" calcext:value-type="float">
            <text:p>7.8543</text:p>
          </table:table-cell>
          <table:table-cell table:formula="of:=AVERAGE([.F305:.F314])" office:value-type="float" office:value="7.8874" calcext:value-type="float">
            <text:p>7.89</text:p>
          </table:table-cell>
          <table:table-cell office:value-type="float" office:value="2.8685" calcext:value-type="float">
            <text:p>2.8685</text:p>
          </table:table-cell>
          <table:table-cell office:value-type="float" office:value="6.7878" calcext:value-type="float">
            <text:p>6.7878</text:p>
          </table:table-cell>
          <table:table-cell table:formula="of:=AVERAGE([.I305:.I314])" office:value-type="float" office:value="7.01356" calcext:value-type="float">
            <text:p>7.01</text:p>
          </table:table-cell>
          <table:table-cell office:value-type="float" office:value="1.8039" calcext:value-type="float">
            <text:p>1.8039</text:p>
          </table:table-cell>
          <table:table-cell office:value-type="float" office:value="9.3188" calcext:value-type="float">
            <text:p>9.3188</text:p>
          </table:table-cell>
          <table:table-cell table:formula="of:=AVERAGE([.L305:.L314])" office:value-type="float" office:value="9.13116" calcext:value-type="float">
            <text:p>9.13</text:p>
          </table:table-cell>
          <table:table-cell office:value-type="float" office:value="2.1201" calcext:value-type="float">
            <text:p>2.1201</text:p>
          </table:table-cell>
          <table:table-cell office:value-type="float" office:value="3.0048" calcext:value-type="float">
            <text:p>3.0048</text:p>
          </table:table-cell>
          <table:table-cell table:formula="of:=AVERAGE([.O305:.O314])" office:value-type="float" office:value="3.85249" calcext:value-type="float">
            <text:p>3.85</text:p>
          </table:table-cell>
          <table:table-cell office:value-type="float" office:value="2.4449" calcext:value-type="float">
            <text:p>2.4449</text:p>
          </table:table-cell>
          <table:table-cell office:value-type="float" office:value="8.1511" calcext:value-type="float">
            <text:p>8.1511</text:p>
          </table:table-cell>
          <table:table-cell table:formula="of:=AVERAGE([.R305:.R314])" office:value-type="float" office:value="7.03305" calcext:value-type="float">
            <text:p>7.03</text:p>
          </table:table-cell>
          <table:table-cell office:value-type="float" office:value="1.9795" calcext:value-type="float">
            <text:p>1.9795</text:p>
          </table:table-cell>
          <table:table-cell office:value-type="float" office:value="8.3937" calcext:value-type="float">
            <text:p>8.3937</text:p>
          </table:table-cell>
          <table:table-cell table:formula="of:=AVERAGE([.U305:.U314])" office:value-type="float" office:value="7.94242" calcext:value-type="float">
            <text:p>7.94</text:p>
          </table:table-cell>
          <table:table-cell office:value-type="float" office:value="2.4957" calcext:value-type="float">
            <text:p>2.4957</text:p>
          </table:table-cell>
          <table:table-cell office:value-type="float" office:value="4.8943" calcext:value-type="float">
            <text:p>4.8943</text:p>
          </table:table-cell>
          <table:table-cell table:formula="of:=AVERAGE([.X305:.X314])" office:value-type="float" office:value="5.46014" calcext:value-type="float">
            <text:p>5.46</text:p>
          </table:table-cell>
          <table:table-cell office:value-type="float" office:value="2.0005" calcext:value-type="float">
            <text:p>2.0005</text:p>
          </table:table-cell>
          <table:table-cell office:value-type="float" office:value="7.7031" calcext:value-type="float">
            <text:p>7.7031</text:p>
          </table:table-cell>
          <table:table-cell table:formula="of:=AVERAGE([.AA305:.AA314])" office:value-type="float" office:value="8.80284" calcext:value-type="float">
            <text:p>8.80</text:p>
          </table:table-cell>
          <table:table-cell office:value-type="float" office:value="1.7052" calcext:value-type="float">
            <text:p>1.7052</text:p>
          </table:table-cell>
          <table:table-cell office:value-type="float" office:value="7.5369" calcext:value-type="float">
            <text:p>7.5369</text:p>
          </table:table-cell>
          <table:table-cell table:formula="of:=AVERAGE([.AD305:.AD314])" office:value-type="float" office:value="7.43214" calcext:value-type="float">
            <text:p>7.4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.335" calcext:value-type="float">
            <text:p>2.335</text:p>
          </table:table-cell>
          <table:table-cell office:value-type="float" office:value="13.1448" calcext:value-type="float">
            <text:p>13.1448</text:p>
          </table:table-cell>
          <table:table-cell table:formula="of:=AVERAGE([.C306:.C315])" office:value-type="float" office:value="13.27601" calcext:value-type="float">
            <text:p>13.28</text:p>
          </table:table-cell>
          <table:table-cell office:value-type="float" office:value="2.7357" calcext:value-type="float">
            <text:p>2.7357</text:p>
          </table:table-cell>
          <table:table-cell office:value-type="float" office:value="7.5543" calcext:value-type="float">
            <text:p>7.5543</text:p>
          </table:table-cell>
          <table:table-cell table:formula="of:=AVERAGE([.F306:.F315])" office:value-type="float" office:value="7.55262" calcext:value-type="float">
            <text:p>7.55</text:p>
          </table:table-cell>
          <table:table-cell office:value-type="float" office:value="2.4585" calcext:value-type="float">
            <text:p>2.4585</text:p>
          </table:table-cell>
          <table:table-cell office:value-type="float" office:value="7.8013" calcext:value-type="float">
            <text:p>7.8013</text:p>
          </table:table-cell>
          <table:table-cell table:formula="of:=AVERAGE([.I306:.I315])" office:value-type="float" office:value="6.92352" calcext:value-type="float">
            <text:p>6.92</text:p>
          </table:table-cell>
          <table:table-cell office:value-type="float" office:value="1.7434" calcext:value-type="float">
            <text:p>1.7434</text:p>
          </table:table-cell>
          <table:table-cell office:value-type="float" office:value="9.1074" calcext:value-type="float">
            <text:p>9.1074</text:p>
          </table:table-cell>
          <table:table-cell table:formula="of:=AVERAGE([.L306:.L315])" office:value-type="float" office:value="9.25721" calcext:value-type="float">
            <text:p>9.26</text:p>
          </table:table-cell>
          <table:table-cell office:value-type="float" office:value="2.252" calcext:value-type="float">
            <text:p>2.252</text:p>
          </table:table-cell>
          <table:table-cell office:value-type="float" office:value="3.0311" calcext:value-type="float">
            <text:p>3.0311</text:p>
          </table:table-cell>
          <table:table-cell table:formula="of:=AVERAGE([.O306:.O315])" office:value-type="float" office:value="3.7945" calcext:value-type="float">
            <text:p>3.79</text:p>
          </table:table-cell>
          <table:table-cell office:value-type="float" office:value="2.9054" calcext:value-type="float">
            <text:p>2.9054</text:p>
          </table:table-cell>
          <table:table-cell office:value-type="float" office:value="8.6188" calcext:value-type="float">
            <text:p>8.6188</text:p>
          </table:table-cell>
          <table:table-cell table:formula="of:=AVERAGE([.R306:.R315])" office:value-type="float" office:value="7.19767" calcext:value-type="float">
            <text:p>7.20</text:p>
          </table:table-cell>
          <table:table-cell office:value-type="float" office:value="1.8683" calcext:value-type="float">
            <text:p>1.8683</text:p>
          </table:table-cell>
          <table:table-cell office:value-type="float" office:value="8.5383" calcext:value-type="float">
            <text:p>8.5383</text:p>
          </table:table-cell>
          <table:table-cell table:formula="of:=AVERAGE([.U306:.U315])" office:value-type="float" office:value="8.08774" calcext:value-type="float">
            <text:p>8.09</text:p>
          </table:table-cell>
          <table:table-cell office:value-type="float" office:value="2.0196" calcext:value-type="float">
            <text:p>2.0196</text:p>
          </table:table-cell>
          <table:table-cell office:value-type="float" office:value="5.7525" calcext:value-type="float">
            <text:p>5.7525</text:p>
          </table:table-cell>
          <table:table-cell table:formula="of:=AVERAGE([.X306:.X315])" office:value-type="float" office:value="5.39618" calcext:value-type="float">
            <text:p>5.40</text:p>
          </table:table-cell>
          <table:table-cell office:value-type="float" office:value="2.0618" calcext:value-type="float">
            <text:p>2.0618</text:p>
          </table:table-cell>
          <table:table-cell office:value-type="float" office:value="7.3656" calcext:value-type="float">
            <text:p>7.3656</text:p>
          </table:table-cell>
          <table:table-cell table:formula="of:=AVERAGE([.AA306:.AA315])" office:value-type="float" office:value="8.8671" calcext:value-type="float">
            <text:p>8.87</text:p>
          </table:table-cell>
          <table:table-cell office:value-type="float" office:value="1.5239" calcext:value-type="float">
            <text:p>1.5239</text:p>
          </table:table-cell>
          <table:table-cell office:value-type="float" office:value="7.2403" calcext:value-type="float">
            <text:p>7.2403</text:p>
          </table:table-cell>
          <table:table-cell table:formula="of:=AVERAGE([.AD306:.AD315])" office:value-type="float" office:value="7.40834" calcext:value-type="float">
            <text:p>7.4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862" calcext:value-type="float">
            <text:p>1.862</text:p>
          </table:table-cell>
          <table:table-cell office:value-type="float" office:value="11.2537" calcext:value-type="float">
            <text:p>11.2537</text:p>
          </table:table-cell>
          <table:table-cell table:formula="of:=AVERAGE([.C307:.C316])" office:value-type="float" office:value="12.94815" calcext:value-type="float">
            <text:p>12.95</text:p>
          </table:table-cell>
          <table:table-cell office:value-type="float" office:value="2.6681" calcext:value-type="float">
            <text:p>2.6681</text:p>
          </table:table-cell>
          <table:table-cell office:value-type="float" office:value="7.6402" calcext:value-type="float">
            <text:p>7.6402</text:p>
          </table:table-cell>
          <table:table-cell table:formula="of:=AVERAGE([.F307:.F316])" office:value-type="float" office:value="7.47504" calcext:value-type="float">
            <text:p>7.48</text:p>
          </table:table-cell>
          <table:table-cell office:value-type="float" office:value="2.3436" calcext:value-type="float">
            <text:p>2.3436</text:p>
          </table:table-cell>
          <table:table-cell office:value-type="float" office:value="7.9361" calcext:value-type="float">
            <text:p>7.9361</text:p>
          </table:table-cell>
          <table:table-cell table:formula="of:=AVERAGE([.I307:.I316])" office:value-type="float" office:value="6.95295" calcext:value-type="float">
            <text:p>6.95</text:p>
          </table:table-cell>
          <table:table-cell office:value-type="float" office:value="1.9016" calcext:value-type="float">
            <text:p>1.9016</text:p>
          </table:table-cell>
          <table:table-cell office:value-type="float" office:value="8.957" calcext:value-type="float">
            <text:p>8.957</text:p>
          </table:table-cell>
          <table:table-cell table:formula="of:=AVERAGE([.L307:.L316])" office:value-type="float" office:value="9.45152" calcext:value-type="float">
            <text:p>9.45</text:p>
          </table:table-cell>
          <table:table-cell office:value-type="float" office:value="2.0072" calcext:value-type="float">
            <text:p>2.0072</text:p>
          </table:table-cell>
          <table:table-cell office:value-type="float" office:value="3.5808" calcext:value-type="float">
            <text:p>3.5808</text:p>
          </table:table-cell>
          <table:table-cell table:formula="of:=AVERAGE([.O307:.O316])" office:value-type="float" office:value="3.74052" calcext:value-type="float">
            <text:p>3.74</text:p>
          </table:table-cell>
          <table:table-cell office:value-type="float" office:value="2.6093" calcext:value-type="float">
            <text:p>2.6093</text:p>
          </table:table-cell>
          <table:table-cell office:value-type="float" office:value="7.502" calcext:value-type="float">
            <text:p>7.502</text:p>
          </table:table-cell>
          <table:table-cell table:formula="of:=AVERAGE([.R307:.R316])" office:value-type="float" office:value="7.28711" calcext:value-type="float">
            <text:p>7.29</text:p>
          </table:table-cell>
          <table:table-cell office:value-type="float" office:value="2.0056" calcext:value-type="float">
            <text:p>2.0056</text:p>
          </table:table-cell>
          <table:table-cell office:value-type="float" office:value="7.3025" calcext:value-type="float">
            <text:p>7.3025</text:p>
          </table:table-cell>
          <table:table-cell table:formula="of:=AVERAGE([.U307:.U316])" office:value-type="float" office:value="8.19857" calcext:value-type="float">
            <text:p>8.20</text:p>
          </table:table-cell>
          <table:table-cell office:value-type="float" office:value="2.2429" calcext:value-type="float">
            <text:p>2.2429</text:p>
          </table:table-cell>
          <table:table-cell office:value-type="float" office:value="5.0414" calcext:value-type="float">
            <text:p>5.0414</text:p>
          </table:table-cell>
          <table:table-cell table:formula="of:=AVERAGE([.X307:.X316])" office:value-type="float" office:value="5.38981" calcext:value-type="float">
            <text:p>5.39</text:p>
          </table:table-cell>
          <table:table-cell office:value-type="float" office:value="2.1532" calcext:value-type="float">
            <text:p>2.1532</text:p>
          </table:table-cell>
          <table:table-cell office:value-type="float" office:value="6.9541" calcext:value-type="float">
            <text:p>6.9541</text:p>
          </table:table-cell>
          <table:table-cell table:formula="of:=AVERAGE([.AA307:.AA316])" office:value-type="float" office:value="8.67652" calcext:value-type="float">
            <text:p>8.68</text:p>
          </table:table-cell>
          <table:table-cell office:value-type="float" office:value="1.9165" calcext:value-type="float">
            <text:p>1.9165</text:p>
          </table:table-cell>
          <table:table-cell office:value-type="float" office:value="7.0664" calcext:value-type="float">
            <text:p>7.0664</text:p>
          </table:table-cell>
          <table:table-cell table:formula="of:=AVERAGE([.AD307:.AD316])" office:value-type="float" office:value="7.3165" calcext:value-type="float">
            <text:p>7.3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.2836" calcext:value-type="float">
            <text:p>2.2836</text:p>
          </table:table-cell>
          <table:table-cell office:value-type="float" office:value="12.1673" calcext:value-type="float">
            <text:p>12.1673</text:p>
          </table:table-cell>
          <table:table-cell table:formula="of:=AVERAGE([.C308:.C317])" office:value-type="float" office:value="12.91299" calcext:value-type="float">
            <text:p>12.91</text:p>
          </table:table-cell>
          <table:table-cell office:value-type="float" office:value="2.5163" calcext:value-type="float">
            <text:p>2.5163</text:p>
          </table:table-cell>
          <table:table-cell office:value-type="float" office:value="7.2651" calcext:value-type="float">
            <text:p>7.2651</text:p>
          </table:table-cell>
          <table:table-cell table:formula="of:=AVERAGE([.F308:.F317])" office:value-type="float" office:value="7.41423" calcext:value-type="float">
            <text:p>7.41</text:p>
          </table:table-cell>
          <table:table-cell office:value-type="float" office:value="2.3052" calcext:value-type="float">
            <text:p>2.3052</text:p>
          </table:table-cell>
          <table:table-cell office:value-type="float" office:value="6.5228" calcext:value-type="float">
            <text:p>6.5228</text:p>
          </table:table-cell>
          <table:table-cell table:formula="of:=AVERAGE([.I308:.I317])" office:value-type="float" office:value="6.93646" calcext:value-type="float">
            <text:p>6.94</text:p>
          </table:table-cell>
          <table:table-cell office:value-type="float" office:value="2.0119" calcext:value-type="float">
            <text:p>2.0119</text:p>
          </table:table-cell>
          <table:table-cell office:value-type="float" office:value="7.9163" calcext:value-type="float">
            <text:p>7.9163</text:p>
          </table:table-cell>
          <table:table-cell table:formula="of:=AVERAGE([.L308:.L317])" office:value-type="float" office:value="9.43214" calcext:value-type="float">
            <text:p>9.43</text:p>
          </table:table-cell>
          <table:table-cell office:value-type="float" office:value="2.1192" calcext:value-type="float">
            <text:p>2.1192</text:p>
          </table:table-cell>
          <table:table-cell office:value-type="float" office:value="4.3419" calcext:value-type="float">
            <text:p>4.3419</text:p>
          </table:table-cell>
          <table:table-cell table:formula="of:=AVERAGE([.O308:.O317])" office:value-type="float" office:value="3.82106" calcext:value-type="float">
            <text:p>3.82</text:p>
          </table:table-cell>
          <table:table-cell office:value-type="float" office:value="2.4302" calcext:value-type="float">
            <text:p>2.4302</text:p>
          </table:table-cell>
          <table:table-cell office:value-type="float" office:value="8.3784" calcext:value-type="float">
            <text:p>8.3784</text:p>
          </table:table-cell>
          <table:table-cell table:formula="of:=AVERAGE([.R308:.R317])" office:value-type="float" office:value="7.51665" calcext:value-type="float">
            <text:p>7.52</text:p>
          </table:table-cell>
          <table:table-cell office:value-type="float" office:value="2.215" calcext:value-type="float">
            <text:p>2.215</text:p>
          </table:table-cell>
          <table:table-cell office:value-type="float" office:value="7.8312" calcext:value-type="float">
            <text:p>7.8312</text:p>
          </table:table-cell>
          <table:table-cell table:formula="of:=AVERAGE([.U308:.U317])" office:value-type="float" office:value="8.11252" calcext:value-type="float">
            <text:p>8.11</text:p>
          </table:table-cell>
          <table:table-cell office:value-type="float" office:value="2.1357" calcext:value-type="float">
            <text:p>2.1357</text:p>
          </table:table-cell>
          <table:table-cell office:value-type="float" office:value="5.531" calcext:value-type="float">
            <text:p>5.531</text:p>
          </table:table-cell>
          <table:table-cell table:formula="of:=AVERAGE([.X308:.X317])" office:value-type="float" office:value="5.39378" calcext:value-type="float">
            <text:p>5.39</text:p>
          </table:table-cell>
          <table:table-cell office:value-type="float" office:value="2.3082" calcext:value-type="float">
            <text:p>2.3082</text:p>
          </table:table-cell>
          <table:table-cell office:value-type="float" office:value="9.2948" calcext:value-type="float">
            <text:p>9.2948</text:p>
          </table:table-cell>
          <table:table-cell table:formula="of:=AVERAGE([.AA308:.AA317])" office:value-type="float" office:value="8.66879" calcext:value-type="float">
            <text:p>8.67</text:p>
          </table:table-cell>
          <table:table-cell office:value-type="float" office:value="2.0361" calcext:value-type="float">
            <text:p>2.0361</text:p>
          </table:table-cell>
          <table:table-cell office:value-type="float" office:value="6.36" calcext:value-type="float">
            <text:p>6.36</text:p>
          </table:table-cell>
          <table:table-cell table:formula="of:=AVERAGE([.AD308:.AD317])" office:value-type="float" office:value="7.23228" calcext:value-type="float">
            <text:p>7.2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7741" calcext:value-type="float">
            <text:p>1.7741</text:p>
          </table:table-cell>
          <table:table-cell office:value-type="float" office:value="12.1893" calcext:value-type="float">
            <text:p>12.1893</text:p>
          </table:table-cell>
          <table:table-cell table:formula="of:=AVERAGE([.C309:.C318])" office:value-type="float" office:value="12.73434" calcext:value-type="float">
            <text:p>12.73</text:p>
          </table:table-cell>
          <table:table-cell office:value-type="float" office:value="2.7841" calcext:value-type="float">
            <text:p>2.7841</text:p>
          </table:table-cell>
          <table:table-cell office:value-type="float" office:value="7.4668" calcext:value-type="float">
            <text:p>7.4668</text:p>
          </table:table-cell>
          <table:table-cell table:formula="of:=AVERAGE([.F309:.F318])" office:value-type="float" office:value="7.48315" calcext:value-type="float">
            <text:p>7.48</text:p>
          </table:table-cell>
          <table:table-cell office:value-type="float" office:value="2.1645" calcext:value-type="float">
            <text:p>2.1645</text:p>
          </table:table-cell>
          <table:table-cell office:value-type="float" office:value="6.2028" calcext:value-type="float">
            <text:p>6.2028</text:p>
          </table:table-cell>
          <table:table-cell table:formula="of:=AVERAGE([.I309:.I318])" office:value-type="float" office:value="7.00458" calcext:value-type="float">
            <text:p>7.00</text:p>
          </table:table-cell>
          <table:table-cell office:value-type="float" office:value="1.85" calcext:value-type="float">
            <text:p>1.85</text:p>
          </table:table-cell>
          <table:table-cell office:value-type="float" office:value="8.5266" calcext:value-type="float">
            <text:p>8.5266</text:p>
          </table:table-cell>
          <table:table-cell table:formula="of:=AVERAGE([.L309:.L318])" office:value-type="float" office:value="9.44825" calcext:value-type="float">
            <text:p>9.45</text:p>
          </table:table-cell>
          <table:table-cell office:value-type="float" office:value="2.2041" calcext:value-type="float">
            <text:p>2.2041</text:p>
          </table:table-cell>
          <table:table-cell office:value-type="float" office:value="3.7584" calcext:value-type="float">
            <text:p>3.7584</text:p>
          </table:table-cell>
          <table:table-cell table:formula="of:=AVERAGE([.O309:.O318])" office:value-type="float" office:value="3.80434" calcext:value-type="float">
            <text:p>3.80</text:p>
          </table:table-cell>
          <table:table-cell office:value-type="float" office:value="2.302" calcext:value-type="float">
            <text:p>2.302</text:p>
          </table:table-cell>
          <table:table-cell office:value-type="float" office:value="8.2911" calcext:value-type="float">
            <text:p>8.2911</text:p>
          </table:table-cell>
          <table:table-cell table:formula="of:=AVERAGE([.R309:.R318])" office:value-type="float" office:value="7.71315" calcext:value-type="float">
            <text:p>7.71</text:p>
          </table:table-cell>
          <table:table-cell office:value-type="float" office:value="1.9429" calcext:value-type="float">
            <text:p>1.9429</text:p>
          </table:table-cell>
          <table:table-cell office:value-type="float" office:value="6.0092" calcext:value-type="float">
            <text:p>6.0092</text:p>
          </table:table-cell>
          <table:table-cell table:formula="of:=AVERAGE([.U309:.U318])" office:value-type="float" office:value="7.9594" calcext:value-type="float">
            <text:p>7.96</text:p>
          </table:table-cell>
          <table:table-cell office:value-type="float" office:value="2.0374" calcext:value-type="float">
            <text:p>2.0374</text:p>
          </table:table-cell>
          <table:table-cell office:value-type="float" office:value="6.4151" calcext:value-type="float">
            <text:p>6.4151</text:p>
          </table:table-cell>
          <table:table-cell table:formula="of:=AVERAGE([.X309:.X318])" office:value-type="float" office:value="5.49869" calcext:value-type="float">
            <text:p>5.50</text:p>
          </table:table-cell>
          <table:table-cell office:value-type="float" office:value="2.1808" calcext:value-type="float">
            <text:p>2.1808</text:p>
          </table:table-cell>
          <table:table-cell office:value-type="float" office:value="9.1517" calcext:value-type="float">
            <text:p>9.1517</text:p>
          </table:table-cell>
          <table:table-cell table:formula="of:=AVERAGE([.AA309:.AA318])" office:value-type="float" office:value="8.63582" calcext:value-type="float">
            <text:p>8.64</text:p>
          </table:table-cell>
          <table:table-cell office:value-type="float" office:value="1.8617" calcext:value-type="float">
            <text:p>1.8617</text:p>
          </table:table-cell>
          <table:table-cell office:value-type="float" office:value="7.1456" calcext:value-type="float">
            <text:p>7.1456</text:p>
          </table:table-cell>
          <table:table-cell table:formula="of:=AVERAGE([.AD309:.AD318])" office:value-type="float" office:value="7.21765" calcext:value-type="float">
            <text:p>7.2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.0279" calcext:value-type="float">
            <text:p>2.0279</text:p>
          </table:table-cell>
          <table:table-cell office:value-type="float" office:value="11.6105" calcext:value-type="float">
            <text:p>11.6105</text:p>
          </table:table-cell>
          <table:table-cell table:formula="of:=AVERAGE([.C310:.C319])" office:value-type="float" office:value="12.52303" calcext:value-type="float">
            <text:p>12.52</text:p>
          </table:table-cell>
          <table:table-cell office:value-type="float" office:value="2.4912" calcext:value-type="float">
            <text:p>2.4912</text:p>
          </table:table-cell>
          <table:table-cell office:value-type="float" office:value="6.0189" calcext:value-type="float">
            <text:p>6.0189</text:p>
          </table:table-cell>
          <table:table-cell table:formula="of:=AVERAGE([.F310:.F319])" office:value-type="float" office:value="7.38458" calcext:value-type="float">
            <text:p>7.38</text:p>
          </table:table-cell>
          <table:table-cell office:value-type="float" office:value="2.263" calcext:value-type="float">
            <text:p>2.263</text:p>
          </table:table-cell>
          <table:table-cell office:value-type="float" office:value="6.3983" calcext:value-type="float">
            <text:p>6.3983</text:p>
          </table:table-cell>
          <table:table-cell table:formula="of:=AVERAGE([.I310:.I319])" office:value-type="float" office:value="7.0164" calcext:value-type="float">
            <text:p>7.02</text:p>
          </table:table-cell>
          <table:table-cell office:value-type="float" office:value="1.8164" calcext:value-type="float">
            <text:p>1.8164</text:p>
          </table:table-cell>
          <table:table-cell office:value-type="float" office:value="8.7419" calcext:value-type="float">
            <text:p>8.7419</text:p>
          </table:table-cell>
          <table:table-cell table:formula="of:=AVERAGE([.L310:.L319])" office:value-type="float" office:value="9.29013" calcext:value-type="float">
            <text:p>9.29</text:p>
          </table:table-cell>
          <table:table-cell office:value-type="float" office:value="2.0842" calcext:value-type="float">
            <text:p>2.0842</text:p>
          </table:table-cell>
          <table:table-cell office:value-type="float" office:value="3.2243" calcext:value-type="float">
            <text:p>3.2243</text:p>
          </table:table-cell>
          <table:table-cell table:formula="of:=AVERAGE([.O310:.O319])" office:value-type="float" office:value="3.78374" calcext:value-type="float">
            <text:p>3.78</text:p>
          </table:table-cell>
          <table:table-cell office:value-type="float" office:value="2.316" calcext:value-type="float">
            <text:p>2.316</text:p>
          </table:table-cell>
          <table:table-cell office:value-type="float" office:value="9.1301" calcext:value-type="float">
            <text:p>9.1301</text:p>
          </table:table-cell>
          <table:table-cell table:formula="of:=AVERAGE([.R310:.R319])" office:value-type="float" office:value="7.9213" calcext:value-type="float">
            <text:p>7.92</text:p>
          </table:table-cell>
          <table:table-cell office:value-type="float" office:value="2.1069" calcext:value-type="float">
            <text:p>2.1069</text:p>
          </table:table-cell>
          <table:table-cell office:value-type="float" office:value="7.5358" calcext:value-type="float">
            <text:p>7.5358</text:p>
          </table:table-cell>
          <table:table-cell table:formula="of:=AVERAGE([.U310:.U319])" office:value-type="float" office:value="8.00776" calcext:value-type="float">
            <text:p>8.01</text:p>
          </table:table-cell>
          <table:table-cell office:value-type="float" office:value="1.9263" calcext:value-type="float">
            <text:p>1.9263</text:p>
          </table:table-cell>
          <table:table-cell office:value-type="float" office:value="5.4691" calcext:value-type="float">
            <text:p>5.4691</text:p>
          </table:table-cell>
          <table:table-cell table:formula="of:=AVERAGE([.X310:.X319])" office:value-type="float" office:value="5.51945" calcext:value-type="float">
            <text:p>5.52</text:p>
          </table:table-cell>
          <table:table-cell office:value-type="float" office:value="2.292" calcext:value-type="float">
            <text:p>2.292</text:p>
          </table:table-cell>
          <table:table-cell office:value-type="float" office:value="9.1093" calcext:value-type="float">
            <text:p>9.1093</text:p>
          </table:table-cell>
          <table:table-cell table:formula="of:=AVERAGE([.AA310:.AA319])" office:value-type="float" office:value="8.67586" calcext:value-type="float">
            <text:p>8.68</text:p>
          </table:table-cell>
          <table:table-cell office:value-type="float" office:value="1.8888" calcext:value-type="float">
            <text:p>1.8888</text:p>
          </table:table-cell>
          <table:table-cell office:value-type="float" office:value="6.2487" calcext:value-type="float">
            <text:p>6.2487</text:p>
          </table:table-cell>
          <table:table-cell table:formula="of:=AVERAGE([.AD310:.AD319])" office:value-type="float" office:value="7.10511" calcext:value-type="float">
            <text:p>7.1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.4405" calcext:value-type="float">
            <text:p>2.4405</text:p>
          </table:table-cell>
          <table:table-cell office:value-type="float" office:value="11.7817" calcext:value-type="float">
            <text:p>11.7817</text:p>
          </table:table-cell>
          <table:table-cell table:formula="of:=AVERAGE([.C311:.C320])" office:value-type="float" office:value="12.28886" calcext:value-type="float">
            <text:p>12.29</text:p>
          </table:table-cell>
          <table:table-cell office:value-type="float" office:value="2.6314" calcext:value-type="float">
            <text:p>2.6314</text:p>
          </table:table-cell>
          <table:table-cell office:value-type="float" office:value="6.4066" calcext:value-type="float">
            <text:p>6.4066</text:p>
          </table:table-cell>
          <table:table-cell table:formula="of:=AVERAGE([.F311:.F320])" office:value-type="float" office:value="7.24139" calcext:value-type="float">
            <text:p>7.24</text:p>
          </table:table-cell>
          <table:table-cell office:value-type="float" office:value="2.1705" calcext:value-type="float">
            <text:p>2.1705</text:p>
          </table:table-cell>
          <table:table-cell office:value-type="float" office:value="6.0593" calcext:value-type="float">
            <text:p>6.0593</text:p>
          </table:table-cell>
          <table:table-cell table:formula="of:=AVERAGE([.I311:.I320])" office:value-type="float" office:value="6.91968" calcext:value-type="float">
            <text:p>6.92</text:p>
          </table:table-cell>
          <table:table-cell office:value-type="float" office:value="1.7855" calcext:value-type="float">
            <text:p>1.7855</text:p>
          </table:table-cell>
          <table:table-cell office:value-type="float" office:value="7.5358" calcext:value-type="float">
            <text:p>7.5358</text:p>
          </table:table-cell>
          <table:table-cell table:formula="of:=AVERAGE([.L311:.L320])" office:value-type="float" office:value="8.98848" calcext:value-type="float">
            <text:p>8.99</text:p>
          </table:table-cell>
          <table:table-cell office:value-type="float" office:value="2.1663" calcext:value-type="float">
            <text:p>2.1663</text:p>
          </table:table-cell>
          <table:table-cell office:value-type="float" office:value="3.318" calcext:value-type="float">
            <text:p>3.318</text:p>
          </table:table-cell>
          <table:table-cell table:formula="of:=AVERAGE([.O311:.O320])" office:value-type="float" office:value="3.73598" calcext:value-type="float">
            <text:p>3.74</text:p>
          </table:table-cell>
          <table:table-cell office:value-type="float" office:value="2.5289" calcext:value-type="float">
            <text:p>2.5289</text:p>
          </table:table-cell>
          <table:table-cell office:value-type="float" office:value="8.2698" calcext:value-type="float">
            <text:p>8.2698</text:p>
          </table:table-cell>
          <table:table-cell table:formula="of:=AVERAGE([.R311:.R320])" office:value-type="float" office:value="8.07065" calcext:value-type="float">
            <text:p>8.07</text:p>
          </table:table-cell>
          <table:table-cell office:value-type="float" office:value="2.3797" calcext:value-type="float">
            <text:p>2.3797</text:p>
          </table:table-cell>
          <table:table-cell office:value-type="float" office:value="7.9541" calcext:value-type="float">
            <text:p>7.9541</text:p>
          </table:table-cell>
          <table:table-cell table:formula="of:=AVERAGE([.U311:.U320])" office:value-type="float" office:value="8.00847" calcext:value-type="float">
            <text:p>8.01</text:p>
          </table:table-cell>
          <table:table-cell office:value-type="float" office:value="1.7263" calcext:value-type="float">
            <text:p>1.7263</text:p>
          </table:table-cell>
          <table:table-cell office:value-type="float" office:value="5.8137" calcext:value-type="float">
            <text:p>5.8137</text:p>
          </table:table-cell>
          <table:table-cell table:formula="of:=AVERAGE([.X311:.X320])" office:value-type="float" office:value="5.51054" calcext:value-type="float">
            <text:p>5.51</text:p>
          </table:table-cell>
          <table:table-cell office:value-type="float" office:value="2.2562" calcext:value-type="float">
            <text:p>2.2562</text:p>
          </table:table-cell>
          <table:table-cell office:value-type="float" office:value="10.4675" calcext:value-type="float">
            <text:p>10.4675</text:p>
          </table:table-cell>
          <table:table-cell table:formula="of:=AVERAGE([.AA311:.AA320])" office:value-type="float" office:value="8.84989" calcext:value-type="float">
            <text:p>8.85</text:p>
          </table:table-cell>
          <table:table-cell office:value-type="float" office:value="1.6564" calcext:value-type="float">
            <text:p>1.6564</text:p>
          </table:table-cell>
          <table:table-cell office:value-type="float" office:value="7.0453" calcext:value-type="float">
            <text:p>7.0453</text:p>
          </table:table-cell>
          <table:table-cell table:formula="of:=AVERAGE([.AD311:.AD320])" office:value-type="float" office:value="7.06684" calcext:value-type="float">
            <text:p>7.0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0022" calcext:value-type="float">
            <text:p>2.0022</text:p>
          </table:table-cell>
          <table:table-cell office:value-type="float" office:value="11.4501" calcext:value-type="float">
            <text:p>11.4501</text:p>
          </table:table-cell>
          <table:table-cell table:formula="of:=AVERAGE([.C312:.C321])" office:value-type="float" office:value="12.18362" calcext:value-type="float">
            <text:p>12.18</text:p>
          </table:table-cell>
          <table:table-cell office:value-type="float" office:value="2.5388" calcext:value-type="float">
            <text:p>2.5388</text:p>
          </table:table-cell>
          <table:table-cell office:value-type="float" office:value="6.352" calcext:value-type="float">
            <text:p>6.352</text:p>
          </table:table-cell>
          <table:table-cell table:formula="of:=AVERAGE([.F312:.F321])" office:value-type="float" office:value="7.08212" calcext:value-type="float">
            <text:p>7.08</text:p>
          </table:table-cell>
          <table:table-cell office:value-type="float" office:value="2.543" calcext:value-type="float">
            <text:p>2.543</text:p>
          </table:table-cell>
          <table:table-cell office:value-type="float" office:value="5.8955" calcext:value-type="float">
            <text:p>5.8955</text:p>
          </table:table-cell>
          <table:table-cell table:formula="of:=AVERAGE([.I312:.I321])" office:value-type="float" office:value="6.75277" calcext:value-type="float">
            <text:p>6.75</text:p>
          </table:table-cell>
          <table:table-cell office:value-type="float" office:value="1.7559" calcext:value-type="float">
            <text:p>1.7559</text:p>
          </table:table-cell>
          <table:table-cell office:value-type="float" office:value="6.6349" calcext:value-type="float">
            <text:p>6.6349</text:p>
          </table:table-cell>
          <table:table-cell table:formula="of:=AVERAGE([.L312:.L321])" office:value-type="float" office:value="8.59129" calcext:value-type="float">
            <text:p>8.59</text:p>
          </table:table-cell>
          <table:table-cell office:value-type="float" office:value="2.0145" calcext:value-type="float">
            <text:p>2.0145</text:p>
          </table:table-cell>
          <table:table-cell office:value-type="float" office:value="3.7376" calcext:value-type="float">
            <text:p>3.7376</text:p>
          </table:table-cell>
          <table:table-cell table:formula="of:=AVERAGE([.O312:.O321])" office:value-type="float" office:value="3.64269" calcext:value-type="float">
            <text:p>3.64</text:p>
          </table:table-cell>
          <table:table-cell office:value-type="float" office:value="2.5088" calcext:value-type="float">
            <text:p>2.5088</text:p>
          </table:table-cell>
          <table:table-cell office:value-type="float" office:value="9.0914" calcext:value-type="float">
            <text:p>9.0914</text:p>
          </table:table-cell>
          <table:table-cell table:formula="of:=AVERAGE([.R312:.R321])" office:value-type="float" office:value="8.33104" calcext:value-type="float">
            <text:p>8.33</text:p>
          </table:table-cell>
          <table:table-cell office:value-type="float" office:value="2.3239" calcext:value-type="float">
            <text:p>2.3239</text:p>
          </table:table-cell>
          <table:table-cell office:value-type="float" office:value="7.3251" calcext:value-type="float">
            <text:p>7.3251</text:p>
          </table:table-cell>
          <table:table-cell table:formula="of:=AVERAGE([.U312:.U321])" office:value-type="float" office:value="7.88097" calcext:value-type="float">
            <text:p>7.88</text:p>
          </table:table-cell>
          <table:table-cell office:value-type="float" office:value="2.0424" calcext:value-type="float">
            <text:p>2.0424</text:p>
          </table:table-cell>
          <table:table-cell office:value-type="float" office:value="5.0597" calcext:value-type="float">
            <text:p>5.0597</text:p>
          </table:table-cell>
          <table:table-cell table:formula="of:=AVERAGE([.X312:.X321])" office:value-type="float" office:value="5.497" calcext:value-type="float">
            <text:p>5.50</text:p>
          </table:table-cell>
          <table:table-cell office:value-type="float" office:value="2.2403" calcext:value-type="float">
            <text:p>2.2403</text:p>
          </table:table-cell>
          <table:table-cell office:value-type="float" office:value="8.9513" calcext:value-type="float">
            <text:p>8.9513</text:p>
          </table:table-cell>
          <table:table-cell table:formula="of:=AVERAGE([.AA312:.AA321])" office:value-type="float" office:value="8.67273" calcext:value-type="float">
            <text:p>8.67</text:p>
          </table:table-cell>
          <table:table-cell office:value-type="float" office:value="1.7296" calcext:value-type="float">
            <text:p>1.7296</text:p>
          </table:table-cell>
          <table:table-cell office:value-type="float" office:value="6.9923" calcext:value-type="float">
            <text:p>6.9923</text:p>
          </table:table-cell>
          <table:table-cell table:formula="of:=AVERAGE([.AD312:.AD321])" office:value-type="float" office:value="7.08108" calcext:value-type="float">
            <text:p>7.0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.0321" calcext:value-type="float">
            <text:p>2.0321</text:p>
          </table:table-cell>
          <table:table-cell office:value-type="float" office:value="12.7859" calcext:value-type="float">
            <text:p>12.7859</text:p>
          </table:table-cell>
          <table:table-cell table:formula="of:=AVERAGE([.C313:.C322])" office:value-type="float" office:value="12.09934" calcext:value-type="float">
            <text:p>12.10</text:p>
          </table:table-cell>
          <table:table-cell office:value-type="float" office:value="2.6152" calcext:value-type="float">
            <text:p>2.6152</text:p>
          </table:table-cell>
          <table:table-cell office:value-type="float" office:value="7.8722" calcext:value-type="float">
            <text:p>7.8722</text:p>
          </table:table-cell>
          <table:table-cell table:formula="of:=AVERAGE([.F313:.F322])" office:value-type="float" office:value="7.11607" calcext:value-type="float">
            <text:p>7.12</text:p>
          </table:table-cell>
          <table:table-cell office:value-type="float" office:value="2.5795" calcext:value-type="float">
            <text:p>2.5795</text:p>
          </table:table-cell>
          <table:table-cell office:value-type="float" office:value="5.8588" calcext:value-type="float">
            <text:p>5.8588</text:p>
          </table:table-cell>
          <table:table-cell table:formula="of:=AVERAGE([.I313:.I322])" office:value-type="float" office:value="6.51497" calcext:value-type="float">
            <text:p>6.51</text:p>
          </table:table-cell>
          <table:table-cell office:value-type="float" office:value="1.7749" calcext:value-type="float">
            <text:p>1.7749</text:p>
          </table:table-cell>
          <table:table-cell office:value-type="float" office:value="7.8249" calcext:value-type="float">
            <text:p>7.8249</text:p>
          </table:table-cell>
          <table:table-cell table:formula="of:=AVERAGE([.L313:.L322])" office:value-type="float" office:value="8.32467" calcext:value-type="float">
            <text:p>8.32</text:p>
          </table:table-cell>
          <table:table-cell office:value-type="float" office:value="2.4223" calcext:value-type="float">
            <text:p>2.4223</text:p>
          </table:table-cell>
          <table:table-cell office:value-type="float" office:value="4.7219" calcext:value-type="float">
            <text:p>4.7219</text:p>
          </table:table-cell>
          <table:table-cell table:formula="of:=AVERAGE([.O313:.O322])" office:value-type="float" office:value="3.7277" calcext:value-type="float">
            <text:p>3.73</text:p>
          </table:table-cell>
          <table:table-cell office:value-type="float" office:value="2.5387" calcext:value-type="float">
            <text:p>2.5387</text:p>
          </table:table-cell>
          <table:table-cell office:value-type="float" office:value="8.5353" calcext:value-type="float">
            <text:p>8.5353</text:p>
          </table:table-cell>
          <table:table-cell table:formula="of:=AVERAGE([.R313:.R322])" office:value-type="float" office:value="8.43461" calcext:value-type="float">
            <text:p>8.43</text:p>
          </table:table-cell>
          <table:table-cell office:value-type="float" office:value="1.988" calcext:value-type="float">
            <text:p>1.988</text:p>
          </table:table-cell>
          <table:table-cell office:value-type="float" office:value="8.6411" calcext:value-type="float">
            <text:p>8.6411</text:p>
          </table:table-cell>
          <table:table-cell table:formula="of:=AVERAGE([.U313:.U322])" office:value-type="float" office:value="7.8397" calcext:value-type="float">
            <text:p>7.84</text:p>
          </table:table-cell>
          <table:table-cell office:value-type="float" office:value="2.0323" calcext:value-type="float">
            <text:p>2.0323</text:p>
          </table:table-cell>
          <table:table-cell office:value-type="float" office:value="5.7236" calcext:value-type="float">
            <text:p>5.7236</text:p>
          </table:table-cell>
          <table:table-cell table:formula="of:=AVERAGE([.X313:.X322])" office:value-type="float" office:value="5.50201" calcext:value-type="float">
            <text:p>5.50</text:p>
          </table:table-cell>
          <table:table-cell office:value-type="float" office:value="1.9359" calcext:value-type="float">
            <text:p>1.9359</text:p>
          </table:table-cell>
          <table:table-cell office:value-type="float" office:value="8.6302" calcext:value-type="float">
            <text:p>8.6302</text:p>
          </table:table-cell>
          <table:table-cell table:formula="of:=AVERAGE([.AA313:.AA322])" office:value-type="float" office:value="8.6082" calcext:value-type="float">
            <text:p>8.61</text:p>
          </table:table-cell>
          <table:table-cell office:value-type="float" office:value="1.8028" calcext:value-type="float">
            <text:p>1.8028</text:p>
          </table:table-cell>
          <table:table-cell office:value-type="float" office:value="7.1446" calcext:value-type="float">
            <text:p>7.1446</text:p>
          </table:table-cell>
          <table:table-cell table:formula="of:=AVERAGE([.AD313:.AD322])" office:value-type="float" office:value="7.01746" calcext:value-type="float">
            <text:p>7.0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.3115" calcext:value-type="float">
            <text:p>2.3115</text:p>
          </table:table-cell>
          <table:table-cell office:value-type="float" office:value="11.2632" calcext:value-type="float">
            <text:p>11.2632</text:p>
          </table:table-cell>
          <table:table-cell table:formula="of:=AVERAGE([.C314:.C323])" office:value-type="float" office:value="12.06907" calcext:value-type="float">
            <text:p>12.07</text:p>
          </table:table-cell>
          <table:table-cell office:value-type="float" office:value="2.6993" calcext:value-type="float">
            <text:p>2.6993</text:p>
          </table:table-cell>
          <table:table-cell office:value-type="float" office:value="6.8397" calcext:value-type="float">
            <text:p>6.8397</text:p>
          </table:table-cell>
          <table:table-cell table:formula="of:=AVERAGE([.F314:.F323])" office:value-type="float" office:value="7.12701" calcext:value-type="float">
            <text:p>7.13</text:p>
          </table:table-cell>
          <table:table-cell office:value-type="float" office:value="2.1253" calcext:value-type="float">
            <text:p>2.1253</text:p>
          </table:table-cell>
          <table:table-cell office:value-type="float" office:value="6.1693" calcext:value-type="float">
            <text:p>6.1693</text:p>
          </table:table-cell>
          <table:table-cell table:formula="of:=AVERAGE([.I314:.I323])" office:value-type="float" office:value="6.5632" calcext:value-type="float">
            <text:p>6.56</text:p>
          </table:table-cell>
          <table:table-cell office:value-type="float" office:value="1.8954" calcext:value-type="float">
            <text:p>1.8954</text:p>
          </table:table-cell>
          <table:table-cell office:value-type="float" office:value="6.9441" calcext:value-type="float">
            <text:p>6.9441</text:p>
          </table:table-cell>
          <table:table-cell table:formula="of:=AVERAGE([.L314:.L323])" office:value-type="float" office:value="8.15077" calcext:value-type="float">
            <text:p>8.15</text:p>
          </table:table-cell>
          <table:table-cell office:value-type="float" office:value="2.0783" calcext:value-type="float">
            <text:p>2.0783</text:p>
          </table:table-cell>
          <table:table-cell office:value-type="float" office:value="4.4784" calcext:value-type="float">
            <text:p>4.4784</text:p>
          </table:table-cell>
          <table:table-cell table:formula="of:=AVERAGE([.O314:.O323])" office:value-type="float" office:value="3.71972" calcext:value-type="float">
            <text:p>3.72</text:p>
          </table:table-cell>
          <table:table-cell office:value-type="float" office:value="2.3595" calcext:value-type="float">
            <text:p>2.3595</text:p>
          </table:table-cell>
          <table:table-cell office:value-type="float" office:value="6.3387" calcext:value-type="float">
            <text:p>6.3387</text:p>
          </table:table-cell>
          <table:table-cell table:formula="of:=AVERAGE([.R314:.R323])" office:value-type="float" office:value="8.23067" calcext:value-type="float">
            <text:p>8.23</text:p>
          </table:table-cell>
          <table:table-cell office:value-type="float" office:value="2.2245" calcext:value-type="float">
            <text:p>2.2245</text:p>
          </table:table-cell>
          <table:table-cell office:value-type="float" office:value="7.9553" calcext:value-type="float">
            <text:p>7.9553</text:p>
          </table:table-cell>
          <table:table-cell table:formula="of:=AVERAGE([.U314:.U323])" office:value-type="float" office:value="7.74863" calcext:value-type="float">
            <text:p>7.75</text:p>
          </table:table-cell>
          <table:table-cell office:value-type="float" office:value="2.2403" calcext:value-type="float">
            <text:p>2.2403</text:p>
          </table:table-cell>
          <table:table-cell office:value-type="float" office:value="4.8523" calcext:value-type="float">
            <text:p>4.8523</text:p>
          </table:table-cell>
          <table:table-cell table:formula="of:=AVERAGE([.X314:.X323])" office:value-type="float" office:value="5.45527" calcext:value-type="float">
            <text:p>5.46</text:p>
          </table:table-cell>
          <table:table-cell office:value-type="float" office:value="2.4249" calcext:value-type="float">
            <text:p>2.4249</text:p>
          </table:table-cell>
          <table:table-cell office:value-type="float" office:value="8.5093" calcext:value-type="float">
            <text:p>8.5093</text:p>
          </table:table-cell>
          <table:table-cell table:formula="of:=AVERAGE([.AA314:.AA323])" office:value-type="float" office:value="8.61369" calcext:value-type="float">
            <text:p>8.61</text:p>
          </table:table-cell>
          <table:table-cell office:value-type="float" office:value="1.9235" calcext:value-type="float">
            <text:p>1.9235</text:p>
          </table:table-cell>
          <table:table-cell office:value-type="float" office:value="7.1599" calcext:value-type="float">
            <text:p>7.1599</text:p>
          </table:table-cell>
          <table:table-cell table:formula="of:=AVERAGE([.AD314:.AD323])" office:value-type="float" office:value="6.994" calcext:value-type="float">
            <text:p>6.9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0338" calcext:value-type="float">
            <text:p>2.0338</text:p>
          </table:table-cell>
          <table:table-cell office:value-type="float" office:value="10.4165" calcext:value-type="float">
            <text:p>10.4165</text:p>
          </table:table-cell>
          <table:table-cell table:formula="of:=AVERAGE([.C315:.C324])" office:value-type="float" office:value="11.8063" calcext:value-type="float">
            <text:p>11.81</text:p>
          </table:table-cell>
          <table:table-cell office:value-type="float" office:value="2.7139" calcext:value-type="float">
            <text:p>2.7139</text:p>
          </table:table-cell>
          <table:table-cell office:value-type="float" office:value="6.2211" calcext:value-type="float">
            <text:p>6.2211</text:p>
          </table:table-cell>
          <table:table-cell table:formula="of:=AVERAGE([.F315:.F324])" office:value-type="float" office:value="6.96369" calcext:value-type="float">
            <text:p>6.96</text:p>
          </table:table-cell>
          <table:table-cell office:value-type="float" office:value="2.3021" calcext:value-type="float">
            <text:p>2.3021</text:p>
          </table:table-cell>
          <table:table-cell office:value-type="float" office:value="6.3695" calcext:value-type="float">
            <text:p>6.3695</text:p>
          </table:table-cell>
          <table:table-cell table:formula="of:=AVERAGE([.I315:.I324])" office:value-type="float" office:value="6.52137" calcext:value-type="float">
            <text:p>6.52</text:p>
          </table:table-cell>
          <table:table-cell office:value-type="float" office:value="1.9052" calcext:value-type="float">
            <text:p>1.9052</text:p>
          </table:table-cell>
          <table:table-cell office:value-type="float" office:value="8.7822" calcext:value-type="float">
            <text:p>8.7822</text:p>
          </table:table-cell>
          <table:table-cell table:formula="of:=AVERAGE([.L315:.L324])" office:value-type="float" office:value="8.09711" calcext:value-type="float">
            <text:p>8.10</text:p>
          </table:table-cell>
          <table:table-cell office:value-type="float" office:value="2.0041" calcext:value-type="float">
            <text:p>2.0041</text:p>
          </table:table-cell>
          <table:table-cell office:value-type="float" office:value="3.7474" calcext:value-type="float">
            <text:p>3.7474</text:p>
          </table:table-cell>
          <table:table-cell table:formula="of:=AVERAGE([.O315:.O324])" office:value-type="float" office:value="3.79398" calcext:value-type="float">
            <text:p>3.79</text:p>
          </table:table-cell>
          <table:table-cell office:value-type="float" office:value="2.7322" calcext:value-type="float">
            <text:p>2.7322</text:p>
          </table:table-cell>
          <table:table-cell office:value-type="float" office:value="7.195" calcext:value-type="float">
            <text:p>7.195</text:p>
          </table:table-cell>
          <table:table-cell table:formula="of:=AVERAGE([.R315:.R324])" office:value-type="float" office:value="8.13506" calcext:value-type="float">
            <text:p>8.14</text:p>
          </table:table-cell>
          <table:table-cell office:value-type="float" office:value="2.4459" calcext:value-type="float">
            <text:p>2.4459</text:p>
          </table:table-cell>
          <table:table-cell office:value-type="float" office:value="8.5228" calcext:value-type="float">
            <text:p>8.5228</text:p>
          </table:table-cell>
          <table:table-cell table:formula="of:=AVERAGE([.U315:.U324])" office:value-type="float" office:value="7.76154" calcext:value-type="float">
            <text:p>7.76</text:p>
          </table:table-cell>
          <table:table-cell office:value-type="float" office:value="2.0288" calcext:value-type="float">
            <text:p>2.0288</text:p>
          </table:table-cell>
          <table:table-cell office:value-type="float" office:value="4.7158" calcext:value-type="float">
            <text:p>4.7158</text:p>
          </table:table-cell>
          <table:table-cell table:formula="of:=AVERAGE([.X315:.X324])" office:value-type="float" office:value="5.43742" calcext:value-type="float">
            <text:p>5.44</text:p>
          </table:table-cell>
          <table:table-cell office:value-type="float" office:value="2.7168" calcext:value-type="float">
            <text:p>2.7168</text:p>
          </table:table-cell>
          <table:table-cell office:value-type="float" office:value="9.115" calcext:value-type="float">
            <text:p>9.115</text:p>
          </table:table-cell>
          <table:table-cell table:formula="of:=AVERAGE([.AA315:.AA324])" office:value-type="float" office:value="8.75488" calcext:value-type="float">
            <text:p>8.75</text:p>
          </table:table-cell>
          <table:table-cell office:value-type="float" office:value="2.1241" calcext:value-type="float">
            <text:p>2.1241</text:p>
          </table:table-cell>
          <table:table-cell office:value-type="float" office:value="7.7995" calcext:value-type="float">
            <text:p>7.7995</text:p>
          </table:table-cell>
          <table:table-cell table:formula="of:=AVERAGE([.AD315:.AD324])" office:value-type="float" office:value="7.02026" calcext:value-type="float">
            <text:p>7.0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.0133" calcext:value-type="float">
            <text:p>2.0133</text:p>
          </table:table-cell>
          <table:table-cell office:value-type="float" office:value="10.3791" calcext:value-type="float">
            <text:p>10.3791</text:p>
          </table:table-cell>
          <table:table-cell table:formula="of:=AVERAGE([.C316:.C325])" office:value-type="float" office:value="11.52973" calcext:value-type="float">
            <text:p>11.53</text:p>
          </table:table-cell>
          <table:table-cell office:value-type="float" office:value="2.7613" calcext:value-type="float">
            <text:p>2.7613</text:p>
          </table:table-cell>
          <table:table-cell office:value-type="float" office:value="6.1577" calcext:value-type="float">
            <text:p>6.1577</text:p>
          </table:table-cell>
          <table:table-cell table:formula="of:=AVERAGE([.F316:.F325])" office:value-type="float" office:value="6.82403" calcext:value-type="float">
            <text:p>6.82</text:p>
          </table:table-cell>
          <table:table-cell office:value-type="float" office:value="2.0938" calcext:value-type="float">
            <text:p>2.0938</text:p>
          </table:table-cell>
          <table:table-cell office:value-type="float" office:value="7.2858" calcext:value-type="float">
            <text:p>7.2858</text:p>
          </table:table-cell>
          <table:table-cell table:formula="of:=AVERAGE([.I316:.I325])" office:value-type="float" office:value="6.46982" calcext:value-type="float">
            <text:p>6.47</text:p>
          </table:table-cell>
          <table:table-cell office:value-type="float" office:value="1.8397" calcext:value-type="float">
            <text:p>1.8397</text:p>
          </table:table-cell>
          <table:table-cell office:value-type="float" office:value="7.2326" calcext:value-type="float">
            <text:p>7.2326</text:p>
          </table:table-cell>
          <table:table-cell table:formula="of:=AVERAGE([.L316:.L325])" office:value-type="float" office:value="7.90963" calcext:value-type="float">
            <text:p>7.91</text:p>
          </table:table-cell>
          <table:table-cell office:value-type="float" office:value="2.1485" calcext:value-type="float">
            <text:p>2.1485</text:p>
          </table:table-cell>
          <table:table-cell office:value-type="float" office:value="3.6977" calcext:value-type="float">
            <text:p>3.6977</text:p>
          </table:table-cell>
          <table:table-cell table:formula="of:=AVERAGE([.O316:.O325])" office:value-type="float" office:value="3.86064" calcext:value-type="float">
            <text:p>3.86</text:p>
          </table:table-cell>
          <table:table-cell office:value-type="float" office:value="2.4549" calcext:value-type="float">
            <text:p>2.4549</text:p>
          </table:table-cell>
          <table:table-cell office:value-type="float" office:value="8.0204" calcext:value-type="float">
            <text:p>8.0204</text:p>
          </table:table-cell>
          <table:table-cell table:formula="of:=AVERAGE([.R316:.R325])" office:value-type="float" office:value="8.07522" calcext:value-type="float">
            <text:p>8.08</text:p>
          </table:table-cell>
          <table:table-cell office:value-type="float" office:value="2.1722" calcext:value-type="float">
            <text:p>2.1722</text:p>
          </table:table-cell>
          <table:table-cell office:value-type="float" office:value="8.8064" calcext:value-type="float">
            <text:p>8.8064</text:p>
          </table:table-cell>
          <table:table-cell table:formula="of:=AVERAGE([.U316:.U325])" office:value-type="float" office:value="7.78835" calcext:value-type="float">
            <text:p>7.79</text:p>
          </table:table-cell>
          <table:table-cell office:value-type="float" office:value="1.7736" calcext:value-type="float">
            <text:p>1.7736</text:p>
          </table:table-cell>
          <table:table-cell office:value-type="float" office:value="4.8869" calcext:value-type="float">
            <text:p>4.8869</text:p>
          </table:table-cell>
          <table:table-cell table:formula="of:=AVERAGE([.X316:.X325])" office:value-type="float" office:value="5.35086" calcext:value-type="float">
            <text:p>5.35</text:p>
          </table:table-cell>
          <table:table-cell office:value-type="float" office:value="2.4397" calcext:value-type="float">
            <text:p>2.4397</text:p>
          </table:table-cell>
          <table:table-cell office:value-type="float" office:value="8.9929" calcext:value-type="float">
            <text:p>8.9929</text:p>
          </table:table-cell>
          <table:table-cell table:formula="of:=AVERAGE([.AA316:.AA325])" office:value-type="float" office:value="8.91761" calcext:value-type="float">
            <text:p>8.92</text:p>
          </table:table-cell>
          <table:table-cell office:value-type="float" office:value="1.7654" calcext:value-type="float">
            <text:p>1.7654</text:p>
          </table:table-cell>
          <table:table-cell office:value-type="float" office:value="8.1262" calcext:value-type="float">
            <text:p>8.1262</text:p>
          </table:table-cell>
          <table:table-cell table:formula="of:=AVERAGE([.AD316:.AD325])" office:value-type="float" office:value="7.10885" calcext:value-type="float">
            <text:p>7.1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.1863" calcext:value-type="float">
            <text:p>2.1863</text:p>
          </table:table-cell>
          <table:table-cell office:value-type="float" office:value="11.8648" calcext:value-type="float">
            <text:p>11.8648</text:p>
          </table:table-cell>
          <table:table-cell table:formula="of:=AVERAGE([.C317:.C326])" office:value-type="float" office:value="11.59084" calcext:value-type="float">
            <text:p>11.59</text:p>
          </table:table-cell>
          <table:table-cell office:value-type="float" office:value="3.1395" calcext:value-type="float">
            <text:p>3.1395</text:p>
          </table:table-cell>
          <table:table-cell office:value-type="float" office:value="6.5835" calcext:value-type="float">
            <text:p>6.5835</text:p>
          </table:table-cell>
          <table:table-cell table:formula="of:=AVERAGE([.F317:.F326])" office:value-type="float" office:value="6.71836" calcext:value-type="float">
            <text:p>6.72</text:p>
          </table:table-cell>
          <table:table-cell office:value-type="float" office:value="2.1571" calcext:value-type="float">
            <text:p>2.1571</text:p>
          </table:table-cell>
          <table:table-cell office:value-type="float" office:value="7.5053" calcext:value-type="float">
            <text:p>7.5053</text:p>
          </table:table-cell>
          <table:table-cell table:formula="of:=AVERAGE([.I317:.I326])" office:value-type="float" office:value="6.42674" calcext:value-type="float">
            <text:p>6.43</text:p>
          </table:table-cell>
          <table:table-cell office:value-type="float" office:value="1.8988" calcext:value-type="float">
            <text:p>1.8988</text:p>
          </table:table-cell>
          <table:table-cell office:value-type="float" office:value="7.0189" calcext:value-type="float">
            <text:p>7.0189</text:p>
          </table:table-cell>
          <table:table-cell table:formula="of:=AVERAGE([.L317:.L326])" office:value-type="float" office:value="7.71582" calcext:value-type="float">
            <text:p>7.72</text:p>
          </table:table-cell>
          <table:table-cell office:value-type="float" office:value="2.2172" calcext:value-type="float">
            <text:p>2.2172</text:p>
          </table:table-cell>
          <table:table-cell office:value-type="float" office:value="3.518" calcext:value-type="float">
            <text:p>3.518</text:p>
          </table:table-cell>
          <table:table-cell table:formula="of:=AVERAGE([.O317:.O326])" office:value-type="float" office:value="3.85436" calcext:value-type="float">
            <text:p>3.85</text:p>
          </table:table-cell>
          <table:table-cell office:value-type="float" office:value="2.8497" calcext:value-type="float">
            <text:p>2.8497</text:p>
          </table:table-cell>
          <table:table-cell office:value-type="float" office:value="6.6347" calcext:value-type="float">
            <text:p>6.6347</text:p>
          </table:table-cell>
          <table:table-cell table:formula="of:=AVERAGE([.R317:.R326])" office:value-type="float" office:value="7.98849" calcext:value-type="float">
            <text:p>7.99</text:p>
          </table:table-cell>
          <table:table-cell office:value-type="float" office:value="1.95" calcext:value-type="float">
            <text:p>1.95</text:p>
          </table:table-cell>
          <table:table-cell office:value-type="float" office:value="9.2614" calcext:value-type="float">
            <text:p>9.2614</text:p>
          </table:table-cell>
          <table:table-cell table:formula="of:=AVERAGE([.U317:.U326])" office:value-type="float" office:value="7.98424" calcext:value-type="float">
            <text:p>7.98</text:p>
          </table:table-cell>
          <table:table-cell office:value-type="float" office:value="2.2218" calcext:value-type="float">
            <text:p>2.2218</text:p>
          </table:table-cell>
          <table:table-cell office:value-type="float" office:value="5.5444" calcext:value-type="float">
            <text:p>5.5444</text:p>
          </table:table-cell>
          <table:table-cell table:formula="of:=AVERAGE([.X317:.X326])" office:value-type="float" office:value="5.40116" calcext:value-type="float">
            <text:p>5.40</text:p>
          </table:table-cell>
          <table:table-cell office:value-type="float" office:value="2.5698" calcext:value-type="float">
            <text:p>2.5698</text:p>
          </table:table-cell>
          <table:table-cell office:value-type="float" office:value="9.4152" calcext:value-type="float">
            <text:p>9.4152</text:p>
          </table:table-cell>
          <table:table-cell table:formula="of:=AVERAGE([.AA317:.AA326])" office:value-type="float" office:value="9.16372" calcext:value-type="float">
            <text:p>9.16</text:p>
          </table:table-cell>
          <table:table-cell office:value-type="float" office:value="2.0271" calcext:value-type="float">
            <text:p>2.0271</text:p>
          </table:table-cell>
          <table:table-cell office:value-type="float" office:value="8.0656" calcext:value-type="float">
            <text:p>8.0656</text:p>
          </table:table-cell>
          <table:table-cell table:formula="of:=AVERAGE([.AD317:.AD326])" office:value-type="float" office:value="7.20877" calcext:value-type="float">
            <text:p>7.2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.5666" calcext:value-type="float">
            <text:p>2.5666</text:p>
          </table:table-cell>
          <table:table-cell office:value-type="float" office:value="12.2826" calcext:value-type="float">
            <text:p>12.2826</text:p>
          </table:table-cell>
          <table:table-cell table:formula="of:=AVERAGE([.C318:.C327])" office:value-type="float" office:value="11.60237" calcext:value-type="float">
            <text:p>11.60</text:p>
          </table:table-cell>
          <table:table-cell office:value-type="float" office:value="2.6271" calcext:value-type="float">
            <text:p>2.6271</text:p>
          </table:table-cell>
          <table:table-cell office:value-type="float" office:value="5.4496" calcext:value-type="float">
            <text:p>5.4496</text:p>
          </table:table-cell>
          <table:table-cell table:formula="of:=AVERAGE([.F318:.F327])" office:value-type="float" office:value="6.53681" calcext:value-type="float">
            <text:p>6.54</text:p>
          </table:table-cell>
          <table:table-cell office:value-type="float" office:value="2.2134" calcext:value-type="float">
            <text:p>2.2134</text:p>
          </table:table-cell>
          <table:table-cell office:value-type="float" office:value="5.4033" calcext:value-type="float">
            <text:p>5.4033</text:p>
          </table:table-cell>
          <table:table-cell table:formula="of:=AVERAGE([.I318:.I327])" office:value-type="float" office:value="6.31479" calcext:value-type="float">
            <text:p>6.31</text:p>
          </table:table-cell>
          <table:table-cell office:value-type="float" office:value="1.9909" calcext:value-type="float">
            <text:p>1.9909</text:p>
          </table:table-cell>
          <table:table-cell office:value-type="float" office:value="7.0469" calcext:value-type="float">
            <text:p>7.0469</text:p>
          </table:table-cell>
          <table:table-cell table:formula="of:=AVERAGE([.L318:.L327])" office:value-type="float" office:value="7.62888" calcext:value-type="float">
            <text:p>7.63</text:p>
          </table:table-cell>
          <table:table-cell office:value-type="float" office:value="2.1428" calcext:value-type="float">
            <text:p>2.1428</text:p>
          </table:table-cell>
          <table:table-cell office:value-type="float" office:value="4.3326" calcext:value-type="float">
            <text:p>4.3326</text:p>
          </table:table-cell>
          <table:table-cell table:formula="of:=AVERAGE([.O318:.O327])" office:value-type="float" office:value="3.85343" calcext:value-type="float">
            <text:p>3.85</text:p>
          </table:table-cell>
          <table:table-cell office:value-type="float" office:value="2.1865" calcext:value-type="float">
            <text:p>2.1865</text:p>
          </table:table-cell>
          <table:table-cell office:value-type="float" office:value="6.627" calcext:value-type="float">
            <text:p>6.627</text:p>
          </table:table-cell>
          <table:table-cell table:formula="of:=AVERAGE([.R318:.R327])" office:value-type="float" office:value="7.81335" calcext:value-type="float">
            <text:p>7.81</text:p>
          </table:table-cell>
          <table:table-cell office:value-type="float" office:value="1.8245" calcext:value-type="float">
            <text:p>1.8245</text:p>
          </table:table-cell>
          <table:table-cell office:value-type="float" office:value="8.4525" calcext:value-type="float">
            <text:p>8.4525</text:p>
          </table:table-cell>
          <table:table-cell table:formula="of:=AVERAGE([.U318:.U327])" office:value-type="float" office:value="8.04637" calcext:value-type="float">
            <text:p>8.05</text:p>
          </table:table-cell>
          <table:table-cell office:value-type="float" office:value="1.7653" calcext:value-type="float">
            <text:p>1.7653</text:p>
          </table:table-cell>
          <table:table-cell office:value-type="float" office:value="6.087" calcext:value-type="float">
            <text:p>6.087</text:p>
          </table:table-cell>
          <table:table-cell table:formula="of:=AVERAGE([.X318:.X327])" office:value-type="float" office:value="5.45676" calcext:value-type="float">
            <text:p>5.46</text:p>
          </table:table-cell>
          <table:table-cell office:value-type="float" office:value="2.6846" calcext:value-type="float">
            <text:p>2.6846</text:p>
          </table:table-cell>
          <table:table-cell office:value-type="float" office:value="8.4154" calcext:value-type="float">
            <text:p>8.4154</text:p>
          </table:table-cell>
          <table:table-cell table:formula="of:=AVERAGE([.AA318:.AA327])" office:value-type="float" office:value="9.07578" calcext:value-type="float">
            <text:p>9.08</text:p>
          </table:table-cell>
          <table:table-cell office:value-type="float" office:value="1.9377" calcext:value-type="float">
            <text:p>1.9377</text:p>
          </table:table-cell>
          <table:table-cell office:value-type="float" office:value="6.9597" calcext:value-type="float">
            <text:p>6.9597</text:p>
          </table:table-cell>
          <table:table-cell table:formula="of:=AVERAGE([.AD318:.AD327])" office:value-type="float" office:value="7.26874" calcext:value-type="float">
            <text:p>7.2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.5756" calcext:value-type="float">
            <text:p>2.5756</text:p>
          </table:table-cell>
          <table:table-cell office:value-type="float" office:value="11.3813" calcext:value-type="float">
            <text:p>11.3813</text:p>
          </table:table-cell>
          <table:table-cell table:formula="of:=AVERAGE([.C319:.C328])" office:value-type="float" office:value="11.52157" calcext:value-type="float">
            <text:p>11.52</text:p>
          </table:table-cell>
          <table:table-cell office:value-type="float" office:value="2.9172" calcext:value-type="float">
            <text:p>2.9172</text:p>
          </table:table-cell>
          <table:table-cell office:value-type="float" office:value="5.3931" calcext:value-type="float">
            <text:p>5.3931</text:p>
          </table:table-cell>
          <table:table-cell table:formula="of:=AVERAGE([.F319:.F328])" office:value-type="float" office:value="6.32944" calcext:value-type="float">
            <text:p>6.33</text:p>
          </table:table-cell>
          <table:table-cell office:value-type="float" office:value="2.318" calcext:value-type="float">
            <text:p>2.318</text:p>
          </table:table-cell>
          <table:table-cell office:value-type="float" office:value="6.0884" calcext:value-type="float">
            <text:p>6.0884</text:p>
          </table:table-cell>
          <table:table-cell table:formula="of:=AVERAGE([.I319:.I328])" office:value-type="float" office:value="6.30335" calcext:value-type="float">
            <text:p>6.30</text:p>
          </table:table-cell>
          <table:table-cell office:value-type="float" office:value="1.8866" calcext:value-type="float">
            <text:p>1.8866</text:p>
          </table:table-cell>
          <table:table-cell office:value-type="float" office:value="7.5356" calcext:value-type="float">
            <text:p>7.5356</text:p>
          </table:table-cell>
          <table:table-cell table:formula="of:=AVERAGE([.L319:.L328])" office:value-type="float" office:value="7.52978" calcext:value-type="float">
            <text:p>7.53</text:p>
          </table:table-cell>
          <table:table-cell office:value-type="float" office:value="2.631" calcext:value-type="float">
            <text:p>2.631</text:p>
          </table:table-cell>
          <table:table-cell office:value-type="float" office:value="3.7214" calcext:value-type="float">
            <text:p>3.7214</text:p>
          </table:table-cell>
          <table:table-cell table:formula="of:=AVERAGE([.O319:.O328])" office:value-type="float" office:value="3.84973" calcext:value-type="float">
            <text:p>3.85</text:p>
          </table:table-cell>
          <table:table-cell office:value-type="float" office:value="2.2822" calcext:value-type="float">
            <text:p>2.2822</text:p>
          </table:table-cell>
          <table:table-cell office:value-type="float" office:value="5.4544" calcext:value-type="float">
            <text:p>5.4544</text:p>
          </table:table-cell>
          <table:table-cell table:formula="of:=AVERAGE([.R319:.R328])" office:value-type="float" office:value="7.52968" calcext:value-type="float">
            <text:p>7.53</text:p>
          </table:table-cell>
          <table:table-cell office:value-type="float" office:value="2.1842" calcext:value-type="float">
            <text:p>2.1842</text:p>
          </table:table-cell>
          <table:table-cell office:value-type="float" office:value="10.315" calcext:value-type="float">
            <text:p>10.315</text:p>
          </table:table-cell>
          <table:table-cell table:formula="of:=AVERAGE([.U319:.U328])" office:value-type="float" office:value="8.47695" calcext:value-type="float">
            <text:p>8.48</text:p>
          </table:table-cell>
          <table:table-cell office:value-type="float" office:value="1.8321" calcext:value-type="float">
            <text:p>1.8321</text:p>
          </table:table-cell>
          <table:table-cell office:value-type="float" office:value="5.9852" calcext:value-type="float">
            <text:p>5.9852</text:p>
          </table:table-cell>
          <table:table-cell table:formula="of:=AVERAGE([.X319:.X328])" office:value-type="float" office:value="5.41377" calcext:value-type="float">
            <text:p>5.41</text:p>
          </table:table-cell>
          <table:table-cell office:value-type="float" office:value="2.5634" calcext:value-type="float">
            <text:p>2.5634</text:p>
          </table:table-cell>
          <table:table-cell office:value-type="float" office:value="6.5273" calcext:value-type="float">
            <text:p>6.5273</text:p>
          </table:table-cell>
          <table:table-cell table:formula="of:=AVERAGE([.AA319:.AA328])" office:value-type="float" office:value="8.81334" calcext:value-type="float">
            <text:p>8.81</text:p>
          </table:table-cell>
          <table:table-cell office:value-type="float" office:value="2.1729" calcext:value-type="float">
            <text:p>2.1729</text:p>
          </table:table-cell>
          <table:table-cell office:value-type="float" office:value="8.577" calcext:value-type="float">
            <text:p>8.577</text:p>
          </table:table-cell>
          <table:table-cell table:formula="of:=AVERAGE([.AD319:.AD328])" office:value-type="float" office:value="7.41188" calcext:value-type="float">
            <text:p>7.4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.3055" calcext:value-type="float">
            <text:p>2.3055</text:p>
          </table:table-cell>
          <table:table-cell office:value-type="float" office:value="11.1581" calcext:value-type="float">
            <text:p>11.1581</text:p>
          </table:table-cell>
          <table:table-cell table:formula="of:=AVERAGE([.C320:.C329])" office:value-type="float" office:value="11.47633" calcext:value-type="float">
            <text:p>11.48</text:p>
          </table:table-cell>
          <table:table-cell office:value-type="float" office:value="3.2448" calcext:value-type="float">
            <text:p>3.2448</text:p>
          </table:table-cell>
          <table:table-cell office:value-type="float" office:value="4.9114" calcext:value-type="float">
            <text:p>4.9114</text:p>
          </table:table-cell>
          <table:table-cell table:formula="of:=AVERAGE([.F320:.F329])" office:value-type="float" office:value="6.21869" calcext:value-type="float">
            <text:p>6.22</text:p>
          </table:table-cell>
          <table:table-cell office:value-type="float" office:value="2.0405" calcext:value-type="float">
            <text:p>2.0405</text:p>
          </table:table-cell>
          <table:table-cell office:value-type="float" office:value="6.8442" calcext:value-type="float">
            <text:p>6.8442</text:p>
          </table:table-cell>
          <table:table-cell table:formula="of:=AVERAGE([.I320:.I329])" office:value-type="float" office:value="6.34794" calcext:value-type="float">
            <text:p>6.35</text:p>
          </table:table-cell>
          <table:table-cell office:value-type="float" office:value="2.023" calcext:value-type="float">
            <text:p>2.023</text:p>
          </table:table-cell>
          <table:table-cell office:value-type="float" office:value="7.0422" calcext:value-type="float">
            <text:p>7.0422</text:p>
          </table:table-cell>
          <table:table-cell table:formula="of:=AVERAGE([.L320:.L329])" office:value-type="float" office:value="7.35981" calcext:value-type="float">
            <text:p>7.36</text:p>
          </table:table-cell>
          <table:table-cell office:value-type="float" office:value="2.4908" calcext:value-type="float">
            <text:p>2.4908</text:p>
          </table:table-cell>
          <table:table-cell office:value-type="float" office:value="4.7863" calcext:value-type="float">
            <text:p>4.7863</text:p>
          </table:table-cell>
          <table:table-cell table:formula="of:=AVERAGE([.O320:.O329])" office:value-type="float" office:value="4.00593" calcext:value-type="float">
            <text:p>4.01</text:p>
          </table:table-cell>
          <table:table-cell office:value-type="float" office:value="2.2969" calcext:value-type="float">
            <text:p>2.2969</text:p>
          </table:table-cell>
          <table:table-cell office:value-type="float" office:value="6.6273" calcext:value-type="float">
            <text:p>6.6273</text:p>
          </table:table-cell>
          <table:table-cell table:formula="of:=AVERAGE([.R320:.R329])" office:value-type="float" office:value="7.2794" calcext:value-type="float">
            <text:p>7.28</text:p>
          </table:table-cell>
          <table:table-cell office:value-type="float" office:value="2.3502" calcext:value-type="float">
            <text:p>2.3502</text:p>
          </table:table-cell>
          <table:table-cell office:value-type="float" office:value="10.3794" calcext:value-type="float">
            <text:p>10.3794</text:p>
          </table:table-cell>
          <table:table-cell table:formula="of:=AVERAGE([.U320:.U329])" office:value-type="float" office:value="8.76131" calcext:value-type="float">
            <text:p>8.76</text:p>
          </table:table-cell>
          <table:table-cell office:value-type="float" office:value="1.8796" calcext:value-type="float">
            <text:p>1.8796</text:p>
          </table:table-cell>
          <table:table-cell office:value-type="float" office:value="6.1625" calcext:value-type="float">
            <text:p>6.1625</text:p>
          </table:table-cell>
          <table:table-cell table:formula="of:=AVERAGE([.X320:.X329])" office:value-type="float" office:value="5.48311" calcext:value-type="float">
            <text:p>5.48</text:p>
          </table:table-cell>
          <table:table-cell office:value-type="float" office:value="2.789" calcext:value-type="float">
            <text:p>2.789</text:p>
          </table:table-cell>
          <table:table-cell office:value-type="float" office:value="8.6221" calcext:value-type="float">
            <text:p>8.6221</text:p>
          </table:table-cell>
          <table:table-cell table:formula="of:=AVERAGE([.AA320:.AA329])" office:value-type="float" office:value="8.76462" calcext:value-type="float">
            <text:p>8.76</text:p>
          </table:table-cell>
          <table:table-cell office:value-type="float" office:value="2.0006" calcext:value-type="float">
            <text:p>2.0006</text:p>
          </table:table-cell>
          <table:table-cell office:value-type="float" office:value="8.2925" calcext:value-type="float">
            <text:p>8.2925</text:p>
          </table:table-cell>
          <table:table-cell table:formula="of:=AVERAGE([.AD320:.AD329])" office:value-type="float" office:value="7.61626" calcext:value-type="float">
            <text:p>7.6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.5417" calcext:value-type="float">
            <text:p>2.5417</text:p>
          </table:table-cell>
          <table:table-cell office:value-type="float" office:value="10.4824" calcext:value-type="float">
            <text:p>10.4824</text:p>
          </table:table-cell>
          <table:table-cell table:formula="of:=AVERAGE([.C321:.C330])" office:value-type="float" office:value="11.3464" calcext:value-type="float">
            <text:p>11.35</text:p>
          </table:table-cell>
          <table:table-cell office:value-type="float" office:value="2.9096" calcext:value-type="float">
            <text:p>2.9096</text:p>
          </table:table-cell>
          <table:table-cell office:value-type="float" office:value="5.7403" calcext:value-type="float">
            <text:p>5.7403</text:p>
          </table:table-cell>
          <table:table-cell table:formula="of:=AVERAGE([.F321:.F330])" office:value-type="float" office:value="6.15206" calcext:value-type="float">
            <text:p>6.15</text:p>
          </table:table-cell>
          <table:table-cell office:value-type="float" office:value="2.0624" calcext:value-type="float">
            <text:p>2.0624</text:p>
          </table:table-cell>
          <table:table-cell office:value-type="float" office:value="6.1368" calcext:value-type="float">
            <text:p>6.1368</text:p>
          </table:table-cell>
          <table:table-cell table:formula="of:=AVERAGE([.I321:.I330])" office:value-type="float" office:value="6.35569" calcext:value-type="float">
            <text:p>6.36</text:p>
          </table:table-cell>
          <table:table-cell office:value-type="float" office:value="2.0451" calcext:value-type="float">
            <text:p>2.0451</text:p>
          </table:table-cell>
          <table:table-cell office:value-type="float" office:value="6.5761" calcext:value-type="float">
            <text:p>6.5761</text:p>
          </table:table-cell>
          <table:table-cell table:formula="of:=AVERAGE([.L321:.L330])" office:value-type="float" office:value="7.26384" calcext:value-type="float">
            <text:p>7.26</text:p>
          </table:table-cell>
          <table:table-cell office:value-type="float" office:value="2.6377" calcext:value-type="float">
            <text:p>2.6377</text:p>
          </table:table-cell>
          <table:table-cell office:value-type="float" office:value="4.3985" calcext:value-type="float">
            <text:p>4.3985</text:p>
          </table:table-cell>
          <table:table-cell table:formula="of:=AVERAGE([.O321:.O330])" office:value-type="float" office:value="4.11398" calcext:value-type="float">
            <text:p>4.11</text:p>
          </table:table-cell>
          <table:table-cell office:value-type="float" office:value="2.2371" calcext:value-type="float">
            <text:p>2.2371</text:p>
          </table:table-cell>
          <table:table-cell office:value-type="float" office:value="7.551" calcext:value-type="float">
            <text:p>7.551</text:p>
          </table:table-cell>
          <table:table-cell table:formula="of:=AVERAGE([.R321:.R330])" office:value-type="float" office:value="7.20752" calcext:value-type="float">
            <text:p>7.21</text:p>
          </table:table-cell>
          <table:table-cell office:value-type="float" office:value="2.3013" calcext:value-type="float">
            <text:p>2.3013</text:p>
          </table:table-cell>
          <table:table-cell office:value-type="float" office:value="10.8153" calcext:value-type="float">
            <text:p>10.8153</text:p>
          </table:table-cell>
          <table:table-cell table:formula="of:=AVERAGE([.U321:.U330])" office:value-type="float" office:value="9.04743" calcext:value-type="float">
            <text:p>9.05</text:p>
          </table:table-cell>
          <table:table-cell office:value-type="float" office:value="2.172" calcext:value-type="float">
            <text:p>2.172</text:p>
          </table:table-cell>
          <table:table-cell office:value-type="float" office:value="5.8877" calcext:value-type="float">
            <text:p>5.8877</text:p>
          </table:table-cell>
          <table:table-cell table:formula="of:=AVERAGE([.X321:.X330])" office:value-type="float" office:value="5.49051" calcext:value-type="float">
            <text:p>5.49</text:p>
          </table:table-cell>
          <table:table-cell office:value-type="float" office:value="2.606" calcext:value-type="float">
            <text:p>2.606</text:p>
          </table:table-cell>
          <table:table-cell office:value-type="float" office:value="7.4871" calcext:value-type="float">
            <text:p>7.4871</text:p>
          </table:table-cell>
          <table:table-cell table:formula="of:=AVERAGE([.AA321:.AA330])" office:value-type="float" office:value="8.46658" calcext:value-type="float">
            <text:p>8.47</text:p>
          </table:table-cell>
          <table:table-cell office:value-type="float" office:value="1.7407" calcext:value-type="float">
            <text:p>1.7407</text:p>
          </table:table-cell>
          <table:table-cell office:value-type="float" office:value="9.0167" calcext:value-type="float">
            <text:p>9.0167</text:p>
          </table:table-cell>
          <table:table-cell table:formula="of:=AVERAGE([.AD321:.AD330])" office:value-type="float" office:value="7.8134" calcext:value-type="float">
            <text:p>7.8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5581" calcext:value-type="float">
            <text:p>2.5581</text:p>
          </table:table-cell>
          <table:table-cell office:value-type="float" office:value="11.0857" calcext:value-type="float">
            <text:p>11.0857</text:p>
          </table:table-cell>
          <table:table-cell table:formula="of:=AVERAGE([.C322:.C331])" office:value-type="float" office:value="11.30996" calcext:value-type="float">
            <text:p>11.31</text:p>
          </table:table-cell>
          <table:table-cell office:value-type="float" office:value="2.8535" calcext:value-type="float">
            <text:p>2.8535</text:p>
          </table:table-cell>
          <table:table-cell office:value-type="float" office:value="6.5322" calcext:value-type="float">
            <text:p>6.5322</text:p>
          </table:table-cell>
          <table:table-cell table:formula="of:=AVERAGE([.F322:.F331])" office:value-type="float" office:value="6.17008" calcext:value-type="float">
            <text:p>6.17</text:p>
          </table:table-cell>
          <table:table-cell office:value-type="float" office:value="1.92" calcext:value-type="float">
            <text:p>1.92</text:p>
          </table:table-cell>
          <table:table-cell office:value-type="float" office:value="7.0863" calcext:value-type="float">
            <text:p>7.0863</text:p>
          </table:table-cell>
          <table:table-cell table:formula="of:=AVERAGE([.I322:.I331])" office:value-type="float" office:value="6.47477" calcext:value-type="float">
            <text:p>6.47</text:p>
          </table:table-cell>
          <table:table-cell office:value-type="float" office:value="2.2888" calcext:value-type="float">
            <text:p>2.2888</text:p>
          </table:table-cell>
          <table:table-cell office:value-type="float" office:value="7.2893" calcext:value-type="float">
            <text:p>7.2893</text:p>
          </table:table-cell>
          <table:table-cell table:formula="of:=AVERAGE([.L322:.L331])" office:value-type="float" office:value="7.32928" calcext:value-type="float">
            <text:p>7.33</text:p>
          </table:table-cell>
          <table:table-cell office:value-type="float" office:value="2.3211" calcext:value-type="float">
            <text:p>2.3211</text:p>
          </table:table-cell>
          <table:table-cell office:value-type="float" office:value="4.7316" calcext:value-type="float">
            <text:p>4.7316</text:p>
          </table:table-cell>
          <table:table-cell table:formula="of:=AVERAGE([.O322:.O331])" office:value-type="float" office:value="4.21338" calcext:value-type="float">
            <text:p>4.21</text:p>
          </table:table-cell>
          <table:table-cell office:value-type="float" office:value="1.9177" calcext:value-type="float">
            <text:p>1.9177</text:p>
          </table:table-cell>
          <table:table-cell office:value-type="float" office:value="7.3523" calcext:value-type="float">
            <text:p>7.3523</text:p>
          </table:table-cell>
          <table:table-cell table:formula="of:=AVERAGE([.R322:.R331])" office:value-type="float" office:value="7.03361" calcext:value-type="float">
            <text:p>7.03</text:p>
          </table:table-cell>
          <table:table-cell office:value-type="float" office:value="2.3754" calcext:value-type="float">
            <text:p>2.3754</text:p>
          </table:table-cell>
          <table:table-cell office:value-type="float" office:value="11.747" calcext:value-type="float">
            <text:p>11.747</text:p>
          </table:table-cell>
          <table:table-cell table:formula="of:=AVERAGE([.U322:.U331])" office:value-type="float" office:value="9.48962" calcext:value-type="float">
            <text:p>9.49</text:p>
          </table:table-cell>
          <table:table-cell office:value-type="float" office:value="1.9564" calcext:value-type="float">
            <text:p>1.9564</text:p>
          </table:table-cell>
          <table:table-cell office:value-type="float" office:value="7.9731" calcext:value-type="float">
            <text:p>7.9731</text:p>
          </table:table-cell>
          <table:table-cell table:formula="of:=AVERAGE([.X322:.X331])" office:value-type="float" office:value="5.78185" calcext:value-type="float">
            <text:p>5.78</text:p>
          </table:table-cell>
          <table:table-cell office:value-type="float" office:value="2.8678" calcext:value-type="float">
            <text:p>2.8678</text:p>
          </table:table-cell>
          <table:table-cell office:value-type="float" office:value="7.2482" calcext:value-type="float">
            <text:p>7.2482</text:p>
          </table:table-cell>
          <table:table-cell table:formula="of:=AVERAGE([.AA322:.AA331])" office:value-type="float" office:value="8.29627" calcext:value-type="float">
            <text:p>8.30</text:p>
          </table:table-cell>
          <table:table-cell office:value-type="float" office:value="1.7791" calcext:value-type="float">
            <text:p>1.7791</text:p>
          </table:table-cell>
          <table:table-cell office:value-type="float" office:value="8.8841" calcext:value-type="float">
            <text:p>8.8841</text:p>
          </table:table-cell>
          <table:table-cell table:formula="of:=AVERAGE([.AD322:.AD331])" office:value-type="float" office:value="8.00258" calcext:value-type="float">
            <text:p>8.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7638" calcext:value-type="float">
            <text:p>2.7638</text:p>
          </table:table-cell>
          <table:table-cell office:value-type="float" office:value="10.3812" calcext:value-type="float">
            <text:p>10.3812</text:p>
          </table:table-cell>
          <table:table-cell table:formula="of:=AVERAGE([.C323:.C332])" office:value-type="float" office:value="11.06949" calcext:value-type="float">
            <text:p>11.07</text:p>
          </table:table-cell>
          <table:table-cell office:value-type="float" office:value="3.5485" calcext:value-type="float">
            <text:p>3.5485</text:p>
          </table:table-cell>
          <table:table-cell office:value-type="float" office:value="6.4783" calcext:value-type="float">
            <text:p>6.4783</text:p>
          </table:table-cell>
          <table:table-cell table:formula="of:=AVERAGE([.F323:.F332])" office:value-type="float" office:value="6.03069" calcext:value-type="float">
            <text:p>6.03</text:p>
          </table:table-cell>
          <table:table-cell office:value-type="float" office:value="2.0517" calcext:value-type="float">
            <text:p>2.0517</text:p>
          </table:table-cell>
          <table:table-cell office:value-type="float" office:value="5.354" calcext:value-type="float">
            <text:p>5.354</text:p>
          </table:table-cell>
          <table:table-cell table:formula="of:=AVERAGE([.I323:.I332])" office:value-type="float" office:value="6.42429" calcext:value-type="float">
            <text:p>6.42</text:p>
          </table:table-cell>
          <table:table-cell office:value-type="float" office:value="2.2095" calcext:value-type="float">
            <text:p>2.2095</text:p>
          </table:table-cell>
          <table:table-cell office:value-type="float" office:value="7.015" calcext:value-type="float">
            <text:p>7.015</text:p>
          </table:table-cell>
          <table:table-cell table:formula="of:=AVERAGE([.L323:.L332])" office:value-type="float" office:value="7.24829" calcext:value-type="float">
            <text:p>7.25</text:p>
          </table:table-cell>
          <table:table-cell office:value-type="float" office:value="2.4723" calcext:value-type="float">
            <text:p>2.4723</text:p>
          </table:table-cell>
          <table:table-cell office:value-type="float" office:value="4.1477" calcext:value-type="float">
            <text:p>4.1477</text:p>
          </table:table-cell>
          <table:table-cell table:formula="of:=AVERAGE([.O323:.O332])" office:value-type="float" office:value="4.15596" calcext:value-type="float">
            <text:p>4.16</text:p>
          </table:table-cell>
          <table:table-cell office:value-type="float" office:value="2.1927" calcext:value-type="float">
            <text:p>2.1927</text:p>
          </table:table-cell>
          <table:table-cell office:value-type="float" office:value="9.3257" calcext:value-type="float">
            <text:p>9.3257</text:p>
          </table:table-cell>
          <table:table-cell table:formula="of:=AVERAGE([.R323:.R332])" office:value-type="float" office:value="7.11265" calcext:value-type="float">
            <text:p>7.11</text:p>
          </table:table-cell>
          <table:table-cell office:value-type="float" office:value="2.5576" calcext:value-type="float">
            <text:p>2.5576</text:p>
          </table:table-cell>
          <table:table-cell office:value-type="float" office:value="11.8493" calcext:value-type="float">
            <text:p>11.8493</text:p>
          </table:table-cell>
          <table:table-cell table:formula="of:=AVERAGE([.U323:.U332])" office:value-type="float" office:value="9.81044" calcext:value-type="float">
            <text:p>9.81</text:p>
          </table:table-cell>
          <table:table-cell office:value-type="float" office:value="1.9829" calcext:value-type="float">
            <text:p>1.9829</text:p>
          </table:table-cell>
          <table:table-cell office:value-type="float" office:value="8.6853" calcext:value-type="float">
            <text:p>8.6853</text:p>
          </table:table-cell>
          <table:table-cell table:formula="of:=AVERAGE([.X323:.X332])" office:value-type="float" office:value="6.07802" calcext:value-type="float">
            <text:p>6.08</text:p>
          </table:table-cell>
          <table:table-cell office:value-type="float" office:value="2.757" calcext:value-type="float">
            <text:p>2.757</text:p>
          </table:table-cell>
          <table:table-cell office:value-type="float" office:value="5.9598" calcext:value-type="float">
            <text:p>5.9598</text:p>
          </table:table-cell>
          <table:table-cell table:formula="of:=AVERAGE([.AA323:.AA332])" office:value-type="float" office:value="8.02923" calcext:value-type="float">
            <text:p>8.03</text:p>
          </table:table-cell>
          <table:table-cell office:value-type="float" office:value="2.0163" calcext:value-type="float">
            <text:p>2.0163</text:p>
          </table:table-cell>
          <table:table-cell office:value-type="float" office:value="7.2328" calcext:value-type="float">
            <text:p>7.2328</text:p>
          </table:table-cell>
          <table:table-cell table:formula="of:=AVERAGE([.AD323:.AD332])" office:value-type="float" office:value="8.0114" calcext:value-type="float">
            <text:p>8.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.2083" calcext:value-type="float">
            <text:p>3.2083</text:p>
          </table:table-cell>
          <table:table-cell office:value-type="float" office:value="10.9819" calcext:value-type="float">
            <text:p>10.9819</text:p>
          </table:table-cell>
          <table:table-cell table:formula="of:=AVERAGE([.C324:.C333])" office:value-type="float" office:value="11.04136" calcext:value-type="float">
            <text:p>11.04</text:p>
          </table:table-cell>
          <table:table-cell office:value-type="float" office:value="3.1571" calcext:value-type="float">
            <text:p>3.1571</text:p>
          </table:table-cell>
          <table:table-cell office:value-type="float" office:value="6.7582" calcext:value-type="float">
            <text:p>6.7582</text:p>
          </table:table-cell>
          <table:table-cell table:formula="of:=AVERAGE([.F324:.F333])" office:value-type="float" office:value="6.02254" calcext:value-type="float">
            <text:p>6.02</text:p>
          </table:table-cell>
          <table:table-cell office:value-type="float" office:value="1.9442" calcext:value-type="float">
            <text:p>1.9442</text:p>
          </table:table-cell>
          <table:table-cell office:value-type="float" office:value="5.152" calcext:value-type="float">
            <text:p>5.152</text:p>
          </table:table-cell>
          <table:table-cell table:formula="of:=AVERAGE([.I324:.I333])" office:value-type="float" office:value="6.32256" calcext:value-type="float">
            <text:p>6.32</text:p>
          </table:table-cell>
          <table:table-cell office:value-type="float" office:value="2.2944" calcext:value-type="float">
            <text:p>2.2944</text:p>
          </table:table-cell>
          <table:table-cell office:value-type="float" office:value="7.8629" calcext:value-type="float">
            <text:p>7.8629</text:p>
          </table:table-cell>
          <table:table-cell table:formula="of:=AVERAGE([.L324:.L333])" office:value-type="float" office:value="7.34017" calcext:value-type="float">
            <text:p>7.34</text:p>
          </table:table-cell>
          <table:table-cell office:value-type="float" office:value="2.3854" calcext:value-type="float">
            <text:p>2.3854</text:p>
          </table:table-cell>
          <table:table-cell office:value-type="float" office:value="3.7292" calcext:value-type="float">
            <text:p>3.7292</text:p>
          </table:table-cell>
          <table:table-cell table:formula="of:=AVERAGE([.O324:.O333])" office:value-type="float" office:value="4.08104" calcext:value-type="float">
            <text:p>4.08</text:p>
          </table:table-cell>
          <table:table-cell office:value-type="float" office:value="1.8895" calcext:value-type="float">
            <text:p>1.8895</text:p>
          </table:table-cell>
          <table:table-cell office:value-type="float" office:value="10.3913" calcext:value-type="float">
            <text:p>10.3913</text:p>
          </table:table-cell>
          <table:table-cell table:formula="of:=AVERAGE([.R324:.R333])" office:value-type="float" office:value="7.51791" calcext:value-type="float">
            <text:p>7.52</text:p>
          </table:table-cell>
          <table:table-cell office:value-type="float" office:value="2.4372" calcext:value-type="float">
            <text:p>2.4372</text:p>
          </table:table-cell>
          <table:table-cell office:value-type="float" office:value="11.2762" calcext:value-type="float">
            <text:p>11.2762</text:p>
          </table:table-cell>
          <table:table-cell table:formula="of:=AVERAGE([.U324:.U333])" office:value-type="float" office:value="10.14253" calcext:value-type="float">
            <text:p>10.14</text:p>
          </table:table-cell>
          <table:table-cell office:value-type="float" office:value="1.8524" calcext:value-type="float">
            <text:p>1.8524</text:p>
          </table:table-cell>
          <table:table-cell office:value-type="float" office:value="8.3106" calcext:value-type="float">
            <text:p>8.3106</text:p>
          </table:table-cell>
          <table:table-cell table:formula="of:=AVERAGE([.X324:.X333])" office:value-type="float" office:value="6.42385" calcext:value-type="float">
            <text:p>6.42</text:p>
          </table:table-cell>
          <table:table-cell office:value-type="float" office:value="2.7038" calcext:value-type="float">
            <text:p>2.7038</text:p>
          </table:table-cell>
          <table:table-cell office:value-type="float" office:value="6.1859" calcext:value-type="float">
            <text:p>6.1859</text:p>
          </table:table-cell>
          <table:table-cell table:formula="of:=AVERAGE([.AA324:.AA333])" office:value-type="float" office:value="7.79689" calcext:value-type="float">
            <text:p>7.80</text:p>
          </table:table-cell>
          <table:table-cell office:value-type="float" office:value="2.102" calcext:value-type="float">
            <text:p>2.102</text:p>
          </table:table-cell>
          <table:table-cell office:value-type="float" office:value="6.9895" calcext:value-type="float">
            <text:p>6.9895</text:p>
          </table:table-cell>
          <table:table-cell table:formula="of:=AVERAGE([.AD324:.AD333])" office:value-type="float" office:value="7.99436" calcext:value-type="float">
            <text:p>7.9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.7087" calcext:value-type="float">
            <text:p>2.7087</text:p>
          </table:table-cell>
          <table:table-cell office:value-type="float" office:value="12.028" calcext:value-type="float">
            <text:p>12.028</text:p>
          </table:table-cell>
          <table:table-cell table:formula="of:=AVERAGE([.C325:.C334])" office:value-type="float" office:value="11.20251" calcext:value-type="float">
            <text:p>11.20</text:p>
          </table:table-cell>
          <table:table-cell office:value-type="float" office:value="3.0303" calcext:value-type="float">
            <text:p>3.0303</text:p>
          </table:table-cell>
          <table:table-cell office:value-type="float" office:value="7.4116" calcext:value-type="float">
            <text:p>7.4116</text:p>
          </table:table-cell>
          <table:table-cell table:formula="of:=AVERAGE([.F325:.F334])" office:value-type="float" office:value="6.14159" calcext:value-type="float">
            <text:p>6.14</text:p>
          </table:table-cell>
          <table:table-cell office:value-type="float" office:value="2.0669" calcext:value-type="float">
            <text:p>2.0669</text:p>
          </table:table-cell>
          <table:table-cell office:value-type="float" office:value="6.2542" calcext:value-type="float">
            <text:p>6.2542</text:p>
          </table:table-cell>
          <table:table-cell table:formula="of:=AVERAGE([.I325:.I334])" office:value-type="float" office:value="6.31103" calcext:value-type="float">
            <text:p>6.31</text:p>
          </table:table-cell>
          <table:table-cell office:value-type="float" office:value="2.2137" calcext:value-type="float">
            <text:p>2.2137</text:p>
          </table:table-cell>
          <table:table-cell office:value-type="float" office:value="7.1272" calcext:value-type="float">
            <text:p>7.1272</text:p>
          </table:table-cell>
          <table:table-cell table:formula="of:=AVERAGE([.L325:.L334])" office:value-type="float" office:value="7.17467" calcext:value-type="float">
            <text:p>7.17</text:p>
          </table:table-cell>
          <table:table-cell office:value-type="float" office:value="2.4636" calcext:value-type="float">
            <text:p>2.4636</text:p>
          </table:table-cell>
          <table:table-cell office:value-type="float" office:value="4.2448" calcext:value-type="float">
            <text:p>4.2448</text:p>
          </table:table-cell>
          <table:table-cell table:formula="of:=AVERAGE([.O325:.O334])" office:value-type="float" office:value="4.13078" calcext:value-type="float">
            <text:p>4.13</text:p>
          </table:table-cell>
          <table:table-cell office:value-type="float" office:value="2.2138" calcext:value-type="float">
            <text:p>2.2138</text:p>
          </table:table-cell>
          <table:table-cell office:value-type="float" office:value="9.2915" calcext:value-type="float">
            <text:p>9.2915</text:p>
          </table:table-cell>
          <table:table-cell table:formula="of:=AVERAGE([.R325:.R334])" office:value-type="float" office:value="7.72756" calcext:value-type="float">
            <text:p>7.73</text:p>
          </table:table-cell>
          <table:table-cell office:value-type="float" office:value="2.1975" calcext:value-type="float">
            <text:p>2.1975</text:p>
          </table:table-cell>
          <table:table-cell office:value-type="float" office:value="10.8429" calcext:value-type="float">
            <text:p>10.8429</text:p>
          </table:table-cell>
          <table:table-cell table:formula="of:=AVERAGE([.U325:.U334])" office:value-type="float" office:value="10.37454" calcext:value-type="float">
            <text:p>10.37</text:p>
          </table:table-cell>
          <table:table-cell office:value-type="float" office:value="2.0409" calcext:value-type="float">
            <text:p>2.0409</text:p>
          </table:table-cell>
          <table:table-cell office:value-type="float" office:value="11.2684" calcext:value-type="float">
            <text:p>11.2684</text:p>
          </table:table-cell>
          <table:table-cell table:formula="of:=AVERAGE([.X325:.X334])" office:value-type="float" office:value="7.07911" calcext:value-type="float">
            <text:p>7.08</text:p>
          </table:table-cell>
          <table:table-cell office:value-type="float" office:value="2.5936" calcext:value-type="float">
            <text:p>2.5936</text:p>
          </table:table-cell>
          <table:table-cell office:value-type="float" office:value="7.3103" calcext:value-type="float">
            <text:p>7.3103</text:p>
          </table:table-cell>
          <table:table-cell table:formula="of:=AVERAGE([.AA325:.AA334])" office:value-type="float" office:value="7.61642" calcext:value-type="float">
            <text:p>7.62</text:p>
          </table:table-cell>
          <table:table-cell office:value-type="float" office:value="2.1029" calcext:value-type="float">
            <text:p>2.1029</text:p>
          </table:table-cell>
          <table:table-cell office:value-type="float" office:value="6.5538" calcext:value-type="float">
            <text:p>6.5538</text:p>
          </table:table-cell>
          <table:table-cell table:formula="of:=AVERAGE([.AD325:.AD334])" office:value-type="float" office:value="7.86979" calcext:value-type="float">
            <text:p>7.8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.8153" calcext:value-type="float">
            <text:p>2.8153</text:p>
          </table:table-cell>
          <table:table-cell office:value-type="float" office:value="10.0195" calcext:value-type="float">
            <text:p>10.0195</text:p>
          </table:table-cell>
          <table:table-cell table:formula="of:=AVERAGE([.C326:.C335])" office:value-type="float" office:value="11.16655" calcext:value-type="float">
            <text:p>11.17</text:p>
          </table:table-cell>
          <table:table-cell office:value-type="float" office:value="3.5073" calcext:value-type="float">
            <text:p>3.5073</text:p>
          </table:table-cell>
          <table:table-cell office:value-type="float" office:value="9.1649" calcext:value-type="float">
            <text:p>9.1649</text:p>
          </table:table-cell>
          <table:table-cell table:formula="of:=AVERAGE([.F326:.F335])" office:value-type="float" office:value="6.44231" calcext:value-type="float">
            <text:p>6.44</text:p>
          </table:table-cell>
          <table:table-cell office:value-type="float" office:value="1.6773" calcext:value-type="float">
            <text:p>1.6773</text:p>
          </table:table-cell>
          <table:table-cell office:value-type="float" office:value="5.9176" calcext:value-type="float">
            <text:p>5.9176</text:p>
          </table:table-cell>
          <table:table-cell table:formula="of:=AVERAGE([.I326:.I335])" office:value-type="float" office:value="6.17421" calcext:value-type="float">
            <text:p>6.17</text:p>
          </table:table-cell>
          <table:table-cell office:value-type="float" office:value="2.4434" calcext:value-type="float">
            <text:p>2.4434</text:p>
          </table:table-cell>
          <table:table-cell office:value-type="float" office:value="7.8529" calcext:value-type="float">
            <text:p>7.8529</text:p>
          </table:table-cell>
          <table:table-cell table:formula="of:=AVERAGE([.L326:.L335])" office:value-type="float" office:value="7.2367" calcext:value-type="float">
            <text:p>7.24</text:p>
          </table:table-cell>
          <table:table-cell office:value-type="float" office:value="3.0759" calcext:value-type="float">
            <text:p>3.0759</text:p>
          </table:table-cell>
          <table:table-cell office:value-type="float" office:value="4.0527" calcext:value-type="float">
            <text:p>4.0527</text:p>
          </table:table-cell>
          <table:table-cell table:formula="of:=AVERAGE([.O326:.O335])" office:value-type="float" office:value="4.16628" calcext:value-type="float">
            <text:p>4.17</text:p>
          </table:table-cell>
          <table:table-cell office:value-type="float" office:value="2.2529" calcext:value-type="float">
            <text:p>2.2529</text:p>
          </table:table-cell>
          <table:table-cell office:value-type="float" office:value="9.2982" calcext:value-type="float">
            <text:p>9.2982</text:p>
          </table:table-cell>
          <table:table-cell table:formula="of:=AVERAGE([.R326:.R335])" office:value-type="float" office:value="7.85534" calcext:value-type="float">
            <text:p>7.86</text:p>
          </table:table-cell>
          <table:table-cell office:value-type="float" office:value="2.2416" calcext:value-type="float">
            <text:p>2.2416</text:p>
          </table:table-cell>
          <table:table-cell office:value-type="float" office:value="10.2827" calcext:value-type="float">
            <text:p>10.2827</text:p>
          </table:table-cell>
          <table:table-cell table:formula="of:=AVERAGE([.U326:.U335])" office:value-type="float" office:value="10.52217" calcext:value-type="float">
            <text:p>10.52</text:p>
          </table:table-cell>
          <table:table-cell office:value-type="float" office:value="1.8999" calcext:value-type="float">
            <text:p>1.8999</text:p>
          </table:table-cell>
          <table:table-cell office:value-type="float" office:value="10.168" calcext:value-type="float">
            <text:p>10.168</text:p>
          </table:table-cell>
          <table:table-cell table:formula="of:=AVERAGE([.X326:.X335])" office:value-type="float" office:value="7.60722" calcext:value-type="float">
            <text:p>7.61</text:p>
          </table:table-cell>
          <table:table-cell office:value-type="float" office:value="2.3926" calcext:value-type="float">
            <text:p>2.3926</text:p>
          </table:table-cell>
          <table:table-cell office:value-type="float" office:value="6.5052" calcext:value-type="float">
            <text:p>6.5052</text:p>
          </table:table-cell>
          <table:table-cell table:formula="of:=AVERAGE([.AA326:.AA335])" office:value-type="float" office:value="7.36765" calcext:value-type="float">
            <text:p>7.37</text:p>
          </table:table-cell>
          <table:table-cell office:value-type="float" office:value="2.136" calcext:value-type="float">
            <text:p>2.136</text:p>
          </table:table-cell>
          <table:table-cell office:value-type="float" office:value="7.6248" calcext:value-type="float">
            <text:p>7.6248</text:p>
          </table:table-cell>
          <table:table-cell table:formula="of:=AVERAGE([.AD326:.AD335])" office:value-type="float" office:value="7.81965" calcext:value-type="float">
            <text:p>7.8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.5765" calcext:value-type="float">
            <text:p>2.5765</text:p>
          </table:table-cell>
          <table:table-cell office:value-type="float" office:value="10.8852" calcext:value-type="float">
            <text:p>10.8852</text:p>
          </table:table-cell>
          <table:table-cell table:formula="of:=AVERAGE([.C327:.C336])" office:value-type="float" office:value="11.06859" calcext:value-type="float">
            <text:p>11.07</text:p>
          </table:table-cell>
          <table:table-cell office:value-type="float" office:value="3.4586" calcext:value-type="float">
            <text:p>3.4586</text:p>
          </table:table-cell>
          <table:table-cell office:value-type="float" office:value="8.5447" calcext:value-type="float">
            <text:p>8.5447</text:p>
          </table:table-cell>
          <table:table-cell table:formula="of:=AVERAGE([.F327:.F336])" office:value-type="float" office:value="6.63843" calcext:value-type="float">
            <text:p>6.64</text:p>
          </table:table-cell>
          <table:table-cell office:value-type="float" office:value="2.1385" calcext:value-type="float">
            <text:p>2.1385</text:p>
          </table:table-cell>
          <table:table-cell office:value-type="float" office:value="4.9154" calcext:value-type="float">
            <text:p>4.9154</text:p>
          </table:table-cell>
          <table:table-cell table:formula="of:=AVERAGE([.I327:.I336])" office:value-type="float" office:value="5.91522" calcext:value-type="float">
            <text:p>5.92</text:p>
          </table:table-cell>
          <table:table-cell office:value-type="float" office:value="2.3481" calcext:value-type="float">
            <text:p>2.3481</text:p>
          </table:table-cell>
          <table:table-cell office:value-type="float" office:value="7.4314" calcext:value-type="float">
            <text:p>7.4314</text:p>
          </table:table-cell>
          <table:table-cell table:formula="of:=AVERAGE([.L327:.L336])" office:value-type="float" office:value="7.27795" calcext:value-type="float">
            <text:p>7.28</text:p>
          </table:table-cell>
          <table:table-cell office:value-type="float" office:value="2.7981" calcext:value-type="float">
            <text:p>2.7981</text:p>
          </table:table-cell>
          <table:table-cell office:value-type="float" office:value="4.1567" calcext:value-type="float">
            <text:p>4.1567</text:p>
          </table:table-cell>
          <table:table-cell table:formula="of:=AVERAGE([.O327:.O336])" office:value-type="float" office:value="4.23015" calcext:value-type="float">
            <text:p>4.23</text:p>
          </table:table-cell>
          <table:table-cell office:value-type="float" office:value="2.1717" calcext:value-type="float">
            <text:p>2.1717</text:p>
          </table:table-cell>
          <table:table-cell office:value-type="float" office:value="9.7553" calcext:value-type="float">
            <text:p>9.7553</text:p>
          </table:table-cell>
          <table:table-cell table:formula="of:=AVERAGE([.R327:.R336])" office:value-type="float" office:value="8.1674" calcext:value-type="float">
            <text:p>8.17</text:p>
          </table:table-cell>
          <table:table-cell office:value-type="float" office:value="2.2109" calcext:value-type="float">
            <text:p>2.2109</text:p>
          </table:table-cell>
          <table:table-cell office:value-type="float" office:value="9.0201" calcext:value-type="float">
            <text:p>9.0201</text:p>
          </table:table-cell>
          <table:table-cell table:formula="of:=AVERAGE([.U327:.U336])" office:value-type="float" office:value="10.49804" calcext:value-type="float">
            <text:p>10.50</text:p>
          </table:table-cell>
          <table:table-cell office:value-type="float" office:value="2.2839" calcext:value-type="float">
            <text:p>2.2839</text:p>
          </table:table-cell>
          <table:table-cell office:value-type="float" office:value="10.0591" calcext:value-type="float">
            <text:p>10.0591</text:p>
          </table:table-cell>
          <table:table-cell table:formula="of:=AVERAGE([.X327:.X336])" office:value-type="float" office:value="8.05869" calcext:value-type="float">
            <text:p>8.06</text:p>
          </table:table-cell>
          <table:table-cell office:value-type="float" office:value="2.9743" calcext:value-type="float">
            <text:p>2.9743</text:p>
          </table:table-cell>
          <table:table-cell office:value-type="float" office:value="7.0262" calcext:value-type="float">
            <text:p>7.0262</text:p>
          </table:table-cell>
          <table:table-cell table:formula="of:=AVERAGE([.AA327:.AA336])" office:value-type="float" office:value="7.12875" calcext:value-type="float">
            <text:p>7.13</text:p>
          </table:table-cell>
          <table:table-cell office:value-type="float" office:value="2.5751" calcext:value-type="float">
            <text:p>2.5751</text:p>
          </table:table-cell>
          <table:table-cell office:value-type="float" office:value="8.6012" calcext:value-type="float">
            <text:p>8.6012</text:p>
          </table:table-cell>
          <table:table-cell table:formula="of:=AVERAGE([.AD327:.AD336])" office:value-type="float" office:value="7.87321" calcext:value-type="float">
            <text:p>7.8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.4979" calcext:value-type="float">
            <text:p>2.4979</text:p>
          </table:table-cell>
          <table:table-cell office:value-type="float" office:value="10.5431" calcext:value-type="float">
            <text:p>10.5431</text:p>
          </table:table-cell>
          <table:table-cell table:formula="of:=AVERAGE([.C328:.C337])" office:value-type="float" office:value="10.89464" calcext:value-type="float">
            <text:p>10.89</text:p>
          </table:table-cell>
          <table:table-cell office:value-type="float" office:value="3.274" calcext:value-type="float">
            <text:p>3.274</text:p>
          </table:table-cell>
          <table:table-cell office:value-type="float" office:value="7.3179" calcext:value-type="float">
            <text:p>7.3179</text:p>
          </table:table-cell>
          <table:table-cell table:formula="of:=AVERAGE([.F328:.F337])" office:value-type="float" office:value="6.82526" calcext:value-type="float">
            <text:p>6.83</text:p>
          </table:table-cell>
          <table:table-cell office:value-type="float" office:value="2.0723" calcext:value-type="float">
            <text:p>2.0723</text:p>
          </table:table-cell>
          <table:table-cell office:value-type="float" office:value="6.0625" calcext:value-type="float">
            <text:p>6.0625</text:p>
          </table:table-cell>
          <table:table-cell table:formula="of:=AVERAGE([.I328:.I337])" office:value-type="float" office:value="5.98114" calcext:value-type="float">
            <text:p>5.98</text:p>
          </table:table-cell>
          <table:table-cell office:value-type="float" office:value="2.4298" calcext:value-type="float">
            <text:p>2.4298</text:p>
          </table:table-cell>
          <table:table-cell office:value-type="float" office:value="8.7185" calcext:value-type="float">
            <text:p>8.7185</text:p>
          </table:table-cell>
          <table:table-cell table:formula="of:=AVERAGE([.L328:.L337])" office:value-type="float" office:value="7.44511" calcext:value-type="float">
            <text:p>7.45</text:p>
          </table:table-cell>
          <table:table-cell office:value-type="float" office:value="2.5705" calcext:value-type="float">
            <text:p>2.5705</text:p>
          </table:table-cell>
          <table:table-cell office:value-type="float" office:value="3.9145" calcext:value-type="float">
            <text:p>3.9145</text:p>
          </table:table-cell>
          <table:table-cell table:formula="of:=AVERAGE([.O328:.O337])" office:value-type="float" office:value="4.18834" calcext:value-type="float">
            <text:p>4.19</text:p>
          </table:table-cell>
          <table:table-cell office:value-type="float" office:value="1.9648" calcext:value-type="float">
            <text:p>1.9648</text:p>
          </table:table-cell>
          <table:table-cell office:value-type="float" office:value="8.6673" calcext:value-type="float">
            <text:p>8.6673</text:p>
          </table:table-cell>
          <table:table-cell table:formula="of:=AVERAGE([.R328:.R337])" office:value-type="float" office:value="8.37143" calcext:value-type="float">
            <text:p>8.37</text:p>
          </table:table-cell>
          <table:table-cell office:value-type="float" office:value="2.3355" calcext:value-type="float">
            <text:p>2.3355</text:p>
          </table:table-cell>
          <table:table-cell office:value-type="float" office:value="10.4463" calcext:value-type="float">
            <text:p>10.4463</text:p>
          </table:table-cell>
          <table:table-cell table:formula="of:=AVERAGE([.U328:.U337])" office:value-type="float" office:value="10.69742" calcext:value-type="float">
            <text:p>10.70</text:p>
          </table:table-cell>
          <table:table-cell office:value-type="float" office:value="1.8697" calcext:value-type="float">
            <text:p>1.8697</text:p>
          </table:table-cell>
          <table:table-cell office:value-type="float" office:value="10.5778" calcext:value-type="float">
            <text:p>10.5778</text:p>
          </table:table-cell>
          <table:table-cell table:formula="of:=AVERAGE([.X328:.X337])" office:value-type="float" office:value="8.50777" calcext:value-type="float">
            <text:p>8.51</text:p>
          </table:table-cell>
          <table:table-cell office:value-type="float" office:value="2.1118" calcext:value-type="float">
            <text:p>2.1118</text:p>
          </table:table-cell>
          <table:table-cell office:value-type="float" office:value="6.8994" calcext:value-type="float">
            <text:p>6.8994</text:p>
          </table:table-cell>
          <table:table-cell table:formula="of:=AVERAGE([.AA328:.AA337])" office:value-type="float" office:value="6.97715" calcext:value-type="float">
            <text:p>6.98</text:p>
          </table:table-cell>
          <table:table-cell office:value-type="float" office:value="1.7258" calcext:value-type="float">
            <text:p>1.7258</text:p>
          </table:table-cell>
          <table:table-cell office:value-type="float" office:value="7.693" calcext:value-type="float">
            <text:p>7.693</text:p>
          </table:table-cell>
          <table:table-cell table:formula="of:=AVERAGE([.AD328:.AD337])" office:value-type="float" office:value="7.94654" calcext:value-type="float">
            <text:p>7.9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.9077" calcext:value-type="float">
            <text:p>2.9077</text:p>
          </table:table-cell>
          <table:table-cell office:value-type="float" office:value="8.9156" calcext:value-type="float">
            <text:p>8.9156</text:p>
          </table:table-cell>
          <table:table-cell table:formula="of:=AVERAGE([.C329:.C338])" office:value-type="float" office:value="10.64807" calcext:value-type="float">
            <text:p>10.65</text:p>
          </table:table-cell>
          <table:table-cell office:value-type="float" office:value="3.6133" calcext:value-type="float">
            <text:p>3.6133</text:p>
          </table:table-cell>
          <table:table-cell office:value-type="float" office:value="6.1448" calcext:value-type="float">
            <text:p>6.1448</text:p>
          </table:table-cell>
          <table:table-cell table:formula="of:=AVERAGE([.F329:.F338])" office:value-type="float" office:value="6.90043" calcext:value-type="float">
            <text:p>6.90</text:p>
          </table:table-cell>
          <table:table-cell office:value-type="float" office:value="1.9401" calcext:value-type="float">
            <text:p>1.9401</text:p>
          </table:table-cell>
          <table:table-cell office:value-type="float" office:value="6.0608" calcext:value-type="float">
            <text:p>6.0608</text:p>
          </table:table-cell>
          <table:table-cell table:formula="of:=AVERAGE([.I329:.I338])" office:value-type="float" office:value="5.97838" calcext:value-type="float">
            <text:p>5.98</text:p>
          </table:table-cell>
          <table:table-cell office:value-type="float" office:value="2.2798" calcext:value-type="float">
            <text:p>2.2798</text:p>
          </table:table-cell>
          <table:table-cell office:value-type="float" office:value="7.3426" calcext:value-type="float">
            <text:p>7.3426</text:p>
          </table:table-cell>
          <table:table-cell table:formula="of:=AVERAGE([.L329:.L338])" office:value-type="float" office:value="7.42581" calcext:value-type="float">
            <text:p>7.43</text:p>
          </table:table-cell>
          <table:table-cell office:value-type="float" office:value="2.801" calcext:value-type="float">
            <text:p>2.801</text:p>
          </table:table-cell>
          <table:table-cell office:value-type="float" office:value="3.8269" calcext:value-type="float">
            <text:p>3.8269</text:p>
          </table:table-cell>
          <table:table-cell table:formula="of:=AVERAGE([.O329:.O338])" office:value-type="float" office:value="4.19889" calcext:value-type="float">
            <text:p>4.20</text:p>
          </table:table-cell>
          <table:table-cell office:value-type="float" office:value="2.1564" calcext:value-type="float">
            <text:p>2.1564</text:p>
          </table:table-cell>
          <table:table-cell office:value-type="float" office:value="8.3297" calcext:value-type="float">
            <text:p>8.3297</text:p>
          </table:table-cell>
          <table:table-cell table:formula="of:=AVERAGE([.R329:.R338])" office:value-type="float" office:value="8.65896" calcext:value-type="float">
            <text:p>8.66</text:p>
          </table:table-cell>
          <table:table-cell office:value-type="float" office:value="2.4312" calcext:value-type="float">
            <text:p>2.4312</text:p>
          </table:table-cell>
          <table:table-cell office:value-type="float" office:value="11.3943" calcext:value-type="float">
            <text:p>11.3943</text:p>
          </table:table-cell>
          <table:table-cell table:formula="of:=AVERAGE([.U329:.U338])" office:value-type="float" office:value="10.80535" calcext:value-type="float">
            <text:p>10.81</text:p>
          </table:table-cell>
          <table:table-cell office:value-type="float" office:value="1.6974" calcext:value-type="float">
            <text:p>1.6974</text:p>
          </table:table-cell>
          <table:table-cell office:value-type="float" office:value="11.3236" calcext:value-type="float">
            <text:p>11.3236</text:p>
          </table:table-cell>
          <table:table-cell table:formula="of:=AVERAGE([.X329:.X338])" office:value-type="float" office:value="9.04161" calcext:value-type="float">
            <text:p>9.04</text:p>
          </table:table-cell>
          <table:table-cell office:value-type="float" office:value="2.5514" calcext:value-type="float">
            <text:p>2.5514</text:p>
          </table:table-cell>
          <table:table-cell office:value-type="float" office:value="6.1285" calcext:value-type="float">
            <text:p>6.1285</text:p>
          </table:table-cell>
          <table:table-cell table:formula="of:=AVERAGE([.AA329:.AA338])" office:value-type="float" office:value="6.93727" calcext:value-type="float">
            <text:p>6.94</text:p>
          </table:table-cell>
          <table:table-cell office:value-type="float" office:value="1.9774" calcext:value-type="float">
            <text:p>1.9774</text:p>
          </table:table-cell>
          <table:table-cell office:value-type="float" office:value="7.3017" calcext:value-type="float">
            <text:p>7.3017</text:p>
          </table:table-cell>
          <table:table-cell table:formula="of:=AVERAGE([.AD329:.AD338])" office:value-type="float" office:value="7.81901" calcext:value-type="float">
            <text:p>7.8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.0656" calcext:value-type="float">
            <text:p>2.0656</text:p>
          </table:table-cell>
          <table:table-cell office:value-type="float" office:value="9.2022" calcext:value-type="float">
            <text:p>9.2022</text:p>
          </table:table-cell>
          <table:table-cell table:formula="of:=AVERAGE([.C330:.C339])" office:value-type="float" office:value="10.45248" calcext:value-type="float">
            <text:p>10.45</text:p>
          </table:table-cell>
          <table:table-cell office:value-type="float" office:value="3.4981" calcext:value-type="float">
            <text:p>3.4981</text:p>
          </table:table-cell>
          <table:table-cell office:value-type="float" office:value="6.9447" calcext:value-type="float">
            <text:p>6.9447</text:p>
          </table:table-cell>
          <table:table-cell table:formula="of:=AVERAGE([.F330:.F339])" office:value-type="float" office:value="7.10376" calcext:value-type="float">
            <text:p>7.10</text:p>
          </table:table-cell>
          <table:table-cell office:value-type="float" office:value="1.9984" calcext:value-type="float">
            <text:p>1.9984</text:p>
          </table:table-cell>
          <table:table-cell office:value-type="float" office:value="8.5885" calcext:value-type="float">
            <text:p>8.5885</text:p>
          </table:table-cell>
          <table:table-cell table:formula="of:=AVERAGE([.I330:.I339])" office:value-type="float" office:value="6.15281" calcext:value-type="float">
            <text:p>6.15</text:p>
          </table:table-cell>
          <table:table-cell office:value-type="float" office:value="2.2227" calcext:value-type="float">
            <text:p>2.2227</text:p>
          </table:table-cell>
          <table:table-cell office:value-type="float" office:value="8.1428" calcext:value-type="float">
            <text:p>8.1428</text:p>
          </table:table-cell>
          <table:table-cell table:formula="of:=AVERAGE([.L330:.L339])" office:value-type="float" office:value="7.53587" calcext:value-type="float">
            <text:p>7.54</text:p>
          </table:table-cell>
          <table:table-cell office:value-type="float" office:value="2.6521" calcext:value-type="float">
            <text:p>2.6521</text:p>
          </table:table-cell>
          <table:table-cell office:value-type="float" office:value="4.7038" calcext:value-type="float">
            <text:p>4.7038</text:p>
          </table:table-cell>
          <table:table-cell table:formula="of:=AVERAGE([.O330:.O339])" office:value-type="float" office:value="4.19064" calcext:value-type="float">
            <text:p>4.19</text:p>
          </table:table-cell>
          <table:table-cell office:value-type="float" office:value="2.2921" calcext:value-type="float">
            <text:p>2.2921</text:p>
          </table:table-cell>
          <table:table-cell office:value-type="float" office:value="9.1936" calcext:value-type="float">
            <text:p>9.1936</text:p>
          </table:table-cell>
          <table:table-cell table:formula="of:=AVERAGE([.R330:.R339])" office:value-type="float" office:value="8.91559" calcext:value-type="float">
            <text:p>8.92</text:p>
          </table:table-cell>
          <table:table-cell office:value-type="float" office:value="2.5701" calcext:value-type="float">
            <text:p>2.5701</text:p>
          </table:table-cell>
          <table:table-cell office:value-type="float" office:value="10.1647" calcext:value-type="float">
            <text:p>10.1647</text:p>
          </table:table-cell>
          <table:table-cell table:formula="of:=AVERAGE([.U330:.U339])" office:value-type="float" office:value="10.78388" calcext:value-type="float">
            <text:p>10.78</text:p>
          </table:table-cell>
          <table:table-cell office:value-type="float" office:value="1.6709" calcext:value-type="float">
            <text:p>1.6709</text:p>
          </table:table-cell>
          <table:table-cell office:value-type="float" office:value="9.1882" calcext:value-type="float">
            <text:p>9.1882</text:p>
          </table:table-cell>
          <table:table-cell table:formula="of:=AVERAGE([.X330:.X339])" office:value-type="float" office:value="9.34418" calcext:value-type="float">
            <text:p>9.34</text:p>
          </table:table-cell>
          <table:table-cell office:value-type="float" office:value="2.0574" calcext:value-type="float">
            <text:p>2.0574</text:p>
          </table:table-cell>
          <table:table-cell office:value-type="float" office:value="3.9336" calcext:value-type="float">
            <text:p>3.9336</text:p>
          </table:table-cell>
          <table:table-cell table:formula="of:=AVERAGE([.AA330:.AA339])" office:value-type="float" office:value="6.46842" calcext:value-type="float">
            <text:p>6.47</text:p>
          </table:table-cell>
          <table:table-cell office:value-type="float" office:value="2.2776" calcext:value-type="float">
            <text:p>2.2776</text:p>
          </table:table-cell>
          <table:table-cell office:value-type="float" office:value="6.9494" calcext:value-type="float">
            <text:p>6.9494</text:p>
          </table:table-cell>
          <table:table-cell table:formula="of:=AVERAGE([.AD330:.AD339])" office:value-type="float" office:value="7.6847" calcext:value-type="float">
            <text:p>7.6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1266" calcext:value-type="float">
            <text:p>2.1266</text:p>
          </table:table-cell>
          <table:table-cell office:value-type="float" office:value="6.8827" calcext:value-type="float">
            <text:p>6.8827</text:p>
          </table:table-cell>
          <table:table-cell table:formula="of:=AVERAGE([.C331:.C340])" office:value-type="float" office:value="10.09251" calcext:value-type="float">
            <text:p>10.09</text:p>
          </table:table-cell>
          <table:table-cell office:value-type="float" office:value="2.7863" calcext:value-type="float">
            <text:p>2.7863</text:p>
          </table:table-cell>
          <table:table-cell office:value-type="float" office:value="6.0038" calcext:value-type="float">
            <text:p>6.0038</text:p>
          </table:table-cell>
          <table:table-cell table:formula="of:=AVERAGE([.F331:.F340])" office:value-type="float" office:value="7.13011" calcext:value-type="float">
            <text:p>7.13</text:p>
          </table:table-cell>
          <table:table-cell office:value-type="float" office:value="2.0382" calcext:value-type="float">
            <text:p>2.0382</text:p>
          </table:table-cell>
          <table:table-cell office:value-type="float" office:value="9.1809" calcext:value-type="float">
            <text:p>9.1809</text:p>
          </table:table-cell>
          <table:table-cell table:formula="of:=AVERAGE([.I331:.I340])" office:value-type="float" office:value="6.45722" calcext:value-type="float">
            <text:p>6.46</text:p>
          </table:table-cell>
          <table:table-cell office:value-type="float" office:value="2.2026" calcext:value-type="float">
            <text:p>2.2026</text:p>
          </table:table-cell>
          <table:table-cell office:value-type="float" office:value="7.6291" calcext:value-type="float">
            <text:p>7.6291</text:p>
          </table:table-cell>
          <table:table-cell table:formula="of:=AVERAGE([.L331:.L340])" office:value-type="float" office:value="7.64117" calcext:value-type="float">
            <text:p>7.64</text:p>
          </table:table-cell>
          <table:table-cell office:value-type="float" office:value="2.5147" calcext:value-type="float">
            <text:p>2.5147</text:p>
          </table:table-cell>
          <table:table-cell office:value-type="float" office:value="4.3781" calcext:value-type="float">
            <text:p>4.3781</text:p>
          </table:table-cell>
          <table:table-cell table:formula="of:=AVERAGE([.O331:.O340])" office:value-type="float" office:value="4.1886" calcext:value-type="float">
            <text:p>4.19</text:p>
          </table:table-cell>
          <table:table-cell office:value-type="float" office:value="1.9387" calcext:value-type="float">
            <text:p>1.9387</text:p>
          </table:table-cell>
          <table:table-cell office:value-type="float" office:value="8.561" calcext:value-type="float">
            <text:p>8.561</text:p>
          </table:table-cell>
          <table:table-cell table:formula="of:=AVERAGE([.R331:.R340])" office:value-type="float" office:value="9.01659" calcext:value-type="float">
            <text:p>9.02</text:p>
          </table:table-cell>
          <table:table-cell office:value-type="float" office:value="2.8824" calcext:value-type="float">
            <text:p>2.8824</text:p>
          </table:table-cell>
          <table:table-cell office:value-type="float" office:value="9.5297" calcext:value-type="float">
            <text:p>9.5297</text:p>
          </table:table-cell>
          <table:table-cell table:formula="of:=AVERAGE([.U331:.U340])" office:value-type="float" office:value="10.65532" calcext:value-type="float">
            <text:p>10.66</text:p>
          </table:table-cell>
          <table:table-cell office:value-type="float" office:value="1.7681" calcext:value-type="float">
            <text:p>1.7681</text:p>
          </table:table-cell>
          <table:table-cell office:value-type="float" office:value="8.5676" calcext:value-type="float">
            <text:p>8.5676</text:p>
          </table:table-cell>
          <table:table-cell table:formula="of:=AVERAGE([.X331:.X340])" office:value-type="float" office:value="9.61217" calcext:value-type="float">
            <text:p>9.61</text:p>
          </table:table-cell>
          <table:table-cell office:value-type="float" office:value="2.1185" calcext:value-type="float">
            <text:p>2.1185</text:p>
          </table:table-cell>
          <table:table-cell office:value-type="float" office:value="5.6108" calcext:value-type="float">
            <text:p>5.6108</text:p>
          </table:table-cell>
          <table:table-cell table:formula="of:=AVERAGE([.AA331:.AA340])" office:value-type="float" office:value="6.28079" calcext:value-type="float">
            <text:p>6.28</text:p>
          </table:table-cell>
          <table:table-cell office:value-type="float" office:value="2.1348" calcext:value-type="float">
            <text:p>2.1348</text:p>
          </table:table-cell>
          <table:table-cell office:value-type="float" office:value="8.7625" calcext:value-type="float">
            <text:p>8.7625</text:p>
          </table:table-cell>
          <table:table-cell table:formula="of:=AVERAGE([.AD331:.AD340])" office:value-type="float" office:value="7.65928" calcext:value-type="float">
            <text:p>7.6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3267" calcext:value-type="float">
            <text:p>2.3267</text:p>
          </table:table-cell>
          <table:table-cell office:value-type="float" office:value="8.6631" calcext:value-type="float">
            <text:p>8.6631</text:p>
          </table:table-cell>
          <table:table-cell table:formula="of:=AVERAGE([.C332:.C341])" office:value-type="float" office:value="9.85025" calcext:value-type="float">
            <text:p>9.85</text:p>
          </table:table-cell>
          <table:table-cell office:value-type="float" office:value="2.7453" calcext:value-type="float">
            <text:p>2.7453</text:p>
          </table:table-cell>
          <table:table-cell office:value-type="float" office:value="5.7884" calcext:value-type="float">
            <text:p>5.7884</text:p>
          </table:table-cell>
          <table:table-cell table:formula="of:=AVERAGE([.F332:.F341])" office:value-type="float" office:value="7.05573" calcext:value-type="float">
            <text:p>7.06</text:p>
          </table:table-cell>
          <table:table-cell office:value-type="float" office:value="2.1198" calcext:value-type="float">
            <text:p>2.1198</text:p>
          </table:table-cell>
          <table:table-cell office:value-type="float" office:value="10.3636" calcext:value-type="float">
            <text:p>10.3636</text:p>
          </table:table-cell>
          <table:table-cell table:formula="of:=AVERAGE([.I332:.I341])" office:value-type="float" office:value="6.78495" calcext:value-type="float">
            <text:p>6.78</text:p>
          </table:table-cell>
          <table:table-cell office:value-type="float" office:value="1.9068" calcext:value-type="float">
            <text:p>1.9068</text:p>
          </table:table-cell>
          <table:table-cell office:value-type="float" office:value="7.9994" calcext:value-type="float">
            <text:p>7.9994</text:p>
          </table:table-cell>
          <table:table-cell table:formula="of:=AVERAGE([.L332:.L341])" office:value-type="float" office:value="7.71218" calcext:value-type="float">
            <text:p>7.71</text:p>
          </table:table-cell>
          <table:table-cell office:value-type="float" office:value="2.2382" calcext:value-type="float">
            <text:p>2.2382</text:p>
          </table:table-cell>
          <table:table-cell office:value-type="float" office:value="4.2476" calcext:value-type="float">
            <text:p>4.2476</text:p>
          </table:table-cell>
          <table:table-cell table:formula="of:=AVERAGE([.O332:.O341])" office:value-type="float" office:value="4.1402" calcext:value-type="float">
            <text:p>4.14</text:p>
          </table:table-cell>
          <table:table-cell office:value-type="float" office:value="2.0238" calcext:value-type="float">
            <text:p>2.0238</text:p>
          </table:table-cell>
          <table:table-cell office:value-type="float" office:value="9.4073" calcext:value-type="float">
            <text:p>9.4073</text:p>
          </table:table-cell>
          <table:table-cell table:formula="of:=AVERAGE([.R332:.R341])" office:value-type="float" office:value="9.22209" calcext:value-type="float">
            <text:p>9.22</text:p>
          </table:table-cell>
          <table:table-cell office:value-type="float" office:value="2.3501" calcext:value-type="float">
            <text:p>2.3501</text:p>
          </table:table-cell>
          <table:table-cell office:value-type="float" office:value="9.4581" calcext:value-type="float">
            <text:p>9.4581</text:p>
          </table:table-cell>
          <table:table-cell table:formula="of:=AVERAGE([.U332:.U341])" office:value-type="float" office:value="10.42643" calcext:value-type="float">
            <text:p>10.43</text:p>
          </table:table-cell>
          <table:table-cell office:value-type="float" office:value="1.6448" calcext:value-type="float">
            <text:p>1.6448</text:p>
          </table:table-cell>
          <table:table-cell office:value-type="float" office:value="8.0543" calcext:value-type="float">
            <text:p>8.0543</text:p>
          </table:table-cell>
          <table:table-cell table:formula="of:=AVERAGE([.X332:.X341])" office:value-type="float" office:value="9.62029" calcext:value-type="float">
            <text:p>9.62</text:p>
          </table:table-cell>
          <table:table-cell office:value-type="float" office:value="2.1748" calcext:value-type="float">
            <text:p>2.1748</text:p>
          </table:table-cell>
          <table:table-cell office:value-type="float" office:value="5.5459" calcext:value-type="float">
            <text:p>5.5459</text:p>
          </table:table-cell>
          <table:table-cell table:formula="of:=AVERAGE([.AA332:.AA341])" office:value-type="float" office:value="6.11056" calcext:value-type="float">
            <text:p>6.11</text:p>
          </table:table-cell>
          <table:table-cell office:value-type="float" office:value="2.1178" calcext:value-type="float">
            <text:p>2.1178</text:p>
          </table:table-cell>
          <table:table-cell office:value-type="float" office:value="8.6479" calcext:value-type="float">
            <text:p>8.6479</text:p>
          </table:table-cell>
          <table:table-cell table:formula="of:=AVERAGE([.AD332:.AD341])" office:value-type="float" office:value="7.63566" calcext:value-type="float">
            <text:p>7.6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.558" calcext:value-type="float">
            <text:p>2.558</text:p>
          </table:table-cell>
          <table:table-cell office:value-type="float" office:value="8.4717" calcext:value-type="float">
            <text:p>8.4717</text:p>
          </table:table-cell>
          <table:table-cell table:formula="of:=AVERAGE([.C333:.C342])" office:value-type="float" office:value="9.6593" calcext:value-type="float">
            <text:p>9.66</text:p>
          </table:table-cell>
          <table:table-cell office:value-type="float" office:value="2.9676" calcext:value-type="float">
            <text:p>2.9676</text:p>
          </table:table-cell>
          <table:table-cell office:value-type="float" office:value="6.511" calcext:value-type="float">
            <text:p>6.511</text:p>
          </table:table-cell>
          <table:table-cell table:formula="of:=AVERAGE([.F333:.F342])" office:value-type="float" office:value="7.059" calcext:value-type="float">
            <text:p>7.06</text:p>
          </table:table-cell>
          <table:table-cell office:value-type="float" office:value="1.8178" calcext:value-type="float">
            <text:p>1.8178</text:p>
          </table:table-cell>
          <table:table-cell office:value-type="float" office:value="10.3845" calcext:value-type="float">
            <text:p>10.3845</text:p>
          </table:table-cell>
          <table:table-cell table:formula="of:=AVERAGE([.I333:.I342])" office:value-type="float" office:value="7.288" calcext:value-type="float">
            <text:p>7.29</text:p>
          </table:table-cell>
          <table:table-cell office:value-type="float" office:value="2.5491" calcext:value-type="float">
            <text:p>2.5491</text:p>
          </table:table-cell>
          <table:table-cell office:value-type="float" office:value="7.9719" calcext:value-type="float">
            <text:p>7.9719</text:p>
          </table:table-cell>
          <table:table-cell table:formula="of:=AVERAGE([.L333:.L342])" office:value-type="float" office:value="7.80787" calcext:value-type="float">
            <text:p>7.81</text:p>
          </table:table-cell>
          <table:table-cell office:value-type="float" office:value="2.3193" calcext:value-type="float">
            <text:p>2.3193</text:p>
          </table:table-cell>
          <table:table-cell office:value-type="float" office:value="4.5153" calcext:value-type="float">
            <text:p>4.5153</text:p>
          </table:table-cell>
          <table:table-cell table:formula="of:=AVERAGE([.O333:.O342])" office:value-type="float" office:value="4.17696" calcext:value-type="float">
            <text:p>4.18</text:p>
          </table:table-cell>
          <table:table-cell office:value-type="float" office:value="1.9528" calcext:value-type="float">
            <text:p>1.9528</text:p>
          </table:table-cell>
          <table:table-cell office:value-type="float" office:value="11.1285" calcext:value-type="float">
            <text:p>11.1285</text:p>
          </table:table-cell>
          <table:table-cell table:formula="of:=AVERAGE([.R333:.R342])" office:value-type="float" office:value="9.40237" calcext:value-type="float">
            <text:p>9.40</text:p>
          </table:table-cell>
          <table:table-cell office:value-type="float" office:value="2.8788" calcext:value-type="float">
            <text:p>2.8788</text:p>
          </table:table-cell>
          <table:table-cell office:value-type="float" office:value="9.3364" calcext:value-type="float">
            <text:p>9.3364</text:p>
          </table:table-cell>
          <table:table-cell table:formula="of:=AVERAGE([.U333:.U342])" office:value-type="float" office:value="10.17514" calcext:value-type="float">
            <text:p>10.18</text:p>
          </table:table-cell>
          <table:table-cell office:value-type="float" office:value="1.861" calcext:value-type="float">
            <text:p>1.861</text:p>
          </table:table-cell>
          <table:table-cell office:value-type="float" office:value="8.7719" calcext:value-type="float">
            <text:p>8.7719</text:p>
          </table:table-cell>
          <table:table-cell table:formula="of:=AVERAGE([.X333:.X342])" office:value-type="float" office:value="9.62895" calcext:value-type="float">
            <text:p>9.63</text:p>
          </table:table-cell>
          <table:table-cell office:value-type="float" office:value="2.3717" calcext:value-type="float">
            <text:p>2.3717</text:p>
          </table:table-cell>
          <table:table-cell office:value-type="float" office:value="5.0561" calcext:value-type="float">
            <text:p>5.0561</text:p>
          </table:table-cell>
          <table:table-cell table:formula="of:=AVERAGE([.AA333:.AA342])" office:value-type="float" office:value="6.02019" calcext:value-type="float">
            <text:p>6.02</text:p>
          </table:table-cell>
          <table:table-cell office:value-type="float" office:value="2.2796" calcext:value-type="float">
            <text:p>2.2796</text:p>
          </table:table-cell>
          <table:table-cell office:value-type="float" office:value="8.5295" calcext:value-type="float">
            <text:p>8.5295</text:p>
          </table:table-cell>
          <table:table-cell table:formula="of:=AVERAGE([.AD333:.AD342])" office:value-type="float" office:value="7.76533" calcext:value-type="float">
            <text:p>7.7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.847" calcext:value-type="float">
            <text:p>2.847</text:p>
          </table:table-cell>
          <table:table-cell office:value-type="float" office:value="8.5719" calcext:value-type="float">
            <text:p>8.5719</text:p>
          </table:table-cell>
          <table:table-cell table:formula="of:=AVERAGE([.C334:.C343])" office:value-type="float" office:value="9.4183" calcext:value-type="float">
            <text:p>9.42</text:p>
          </table:table-cell>
          <table:table-cell office:value-type="float" office:value="2.9026" calcext:value-type="float">
            <text:p>2.9026</text:p>
          </table:table-cell>
          <table:table-cell office:value-type="float" office:value="6.1537" calcext:value-type="float">
            <text:p>6.1537</text:p>
          </table:table-cell>
          <table:table-cell table:formula="of:=AVERAGE([.F334:.F343])" office:value-type="float" office:value="6.99855" calcext:value-type="float">
            <text:p>7.00</text:p>
          </table:table-cell>
          <table:table-cell office:value-type="float" office:value="2.0744" calcext:value-type="float">
            <text:p>2.0744</text:p>
          </table:table-cell>
          <table:table-cell office:value-type="float" office:value="7.6112" calcext:value-type="float">
            <text:p>7.6112</text:p>
          </table:table-cell>
          <table:table-cell table:formula="of:=AVERAGE([.I334:.I343])" office:value-type="float" office:value="7.53392" calcext:value-type="float">
            <text:p>7.53</text:p>
          </table:table-cell>
          <table:table-cell office:value-type="float" office:value="2.3065" calcext:value-type="float">
            <text:p>2.3065</text:p>
          </table:table-cell>
          <table:table-cell office:value-type="float" office:value="7.0311" calcext:value-type="float">
            <text:p>7.0311</text:p>
          </table:table-cell>
          <table:table-cell table:formula="of:=AVERAGE([.L334:.L343])" office:value-type="float" office:value="7.72469" calcext:value-type="float">
            <text:p>7.72</text:p>
          </table:table-cell>
          <table:table-cell office:value-type="float" office:value="2.2039" calcext:value-type="float">
            <text:p>2.2039</text:p>
          </table:table-cell>
          <table:table-cell office:value-type="float" office:value="4.1949" calcext:value-type="float">
            <text:p>4.1949</text:p>
          </table:table-cell>
          <table:table-cell table:formula="of:=AVERAGE([.O334:.O343])" office:value-type="float" office:value="4.22353" calcext:value-type="float">
            <text:p>4.22</text:p>
          </table:table-cell>
          <table:table-cell office:value-type="float" office:value="2.0318" calcext:value-type="float">
            <text:p>2.0318</text:p>
          </table:table-cell>
          <table:table-cell office:value-type="float" office:value="11.7481" calcext:value-type="float">
            <text:p>11.7481</text:p>
          </table:table-cell>
          <table:table-cell table:formula="of:=AVERAGE([.R334:.R343])" office:value-type="float" office:value="9.53805" calcext:value-type="float">
            <text:p>9.54</text:p>
          </table:table-cell>
          <table:table-cell office:value-type="float" office:value="2.6392" calcext:value-type="float">
            <text:p>2.6392</text:p>
          </table:table-cell>
          <table:table-cell office:value-type="float" office:value="7.7307" calcext:value-type="float">
            <text:p>7.7307</text:p>
          </table:table-cell>
          <table:table-cell table:formula="of:=AVERAGE([.U334:.U343])" office:value-type="float" office:value="9.82059" calcext:value-type="float">
            <text:p>9.82</text:p>
          </table:table-cell>
          <table:table-cell office:value-type="float" office:value="1.8458" calcext:value-type="float">
            <text:p>1.8458</text:p>
          </table:table-cell>
          <table:table-cell office:value-type="float" office:value="10.4403" calcext:value-type="float">
            <text:p>10.4403</text:p>
          </table:table-cell>
          <table:table-cell table:formula="of:=AVERAGE([.X334:.X343])" office:value-type="float" office:value="9.84192" calcext:value-type="float">
            <text:p>9.84</text:p>
          </table:table-cell>
          <table:table-cell office:value-type="float" office:value="2.771" calcext:value-type="float">
            <text:p>2.771</text:p>
          </table:table-cell>
          <table:table-cell office:value-type="float" office:value="5.9603" calcext:value-type="float">
            <text:p>5.9603</text:p>
          </table:table-cell>
          <table:table-cell table:formula="of:=AVERAGE([.AA334:.AA343])" office:value-type="float" office:value="5.99763" calcext:value-type="float">
            <text:p>6.00</text:p>
          </table:table-cell>
          <table:table-cell office:value-type="float" office:value="2.0823" calcext:value-type="float">
            <text:p>2.0823</text:p>
          </table:table-cell>
          <table:table-cell office:value-type="float" office:value="8.5745" calcext:value-type="float">
            <text:p>8.5745</text:p>
          </table:table-cell>
          <table:table-cell table:formula="of:=AVERAGE([.AD334:.AD343])" office:value-type="float" office:value="7.92383" calcext:value-type="float">
            <text:p>7.9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.4088" calcext:value-type="float">
            <text:p>2.4088</text:p>
          </table:table-cell>
          <table:table-cell office:value-type="float" office:value="9.4528" calcext:value-type="float">
            <text:p>9.4528</text:p>
          </table:table-cell>
          <table:table-cell table:formula="of:=AVERAGE([.C335:.C344])" office:value-type="float" office:value="9.16078" calcext:value-type="float">
            <text:p>9.16</text:p>
          </table:table-cell>
          <table:table-cell office:value-type="float" office:value="2.5991" calcext:value-type="float">
            <text:p>2.5991</text:p>
          </table:table-cell>
          <table:table-cell office:value-type="float" office:value="4.8858" calcext:value-type="float">
            <text:p>4.8858</text:p>
          </table:table-cell>
          <table:table-cell table:formula="of:=AVERAGE([.F335:.F344])" office:value-type="float" office:value="6.74597" calcext:value-type="float">
            <text:p>6.75</text:p>
          </table:table-cell>
          <table:table-cell office:value-type="float" office:value="1.8579" calcext:value-type="float">
            <text:p>1.8579</text:p>
          </table:table-cell>
          <table:table-cell office:value-type="float" office:value="7.756" calcext:value-type="float">
            <text:p>7.756</text:p>
          </table:table-cell>
          <table:table-cell table:formula="of:=AVERAGE([.I335:.I344])" office:value-type="float" office:value="7.6841" calcext:value-type="float">
            <text:p>7.68</text:p>
          </table:table-cell>
          <table:table-cell office:value-type="float" office:value="2.3677" calcext:value-type="float">
            <text:p>2.3677</text:p>
          </table:table-cell>
          <table:table-cell office:value-type="float" office:value="6.168" calcext:value-type="float">
            <text:p>6.168</text:p>
          </table:table-cell>
          <table:table-cell table:formula="of:=AVERAGE([.L335:.L344])" office:value-type="float" office:value="7.62877" calcext:value-type="float">
            <text:p>7.63</text:p>
          </table:table-cell>
          <table:table-cell office:value-type="float" office:value="2.1774" calcext:value-type="float">
            <text:p>2.1774</text:p>
          </table:table-cell>
          <table:table-cell office:value-type="float" office:value="4.8193" calcext:value-type="float">
            <text:p>4.8193</text:p>
          </table:table-cell>
          <table:table-cell table:formula="of:=AVERAGE([.O335:.O344])" office:value-type="float" office:value="4.28098" calcext:value-type="float">
            <text:p>4.28</text:p>
          </table:table-cell>
          <table:table-cell office:value-type="float" office:value="1.8752" calcext:value-type="float">
            <text:p>1.8752</text:p>
          </table:table-cell>
          <table:table-cell office:value-type="float" office:value="10.587" calcext:value-type="float">
            <text:p>10.587</text:p>
          </table:table-cell>
          <table:table-cell table:formula="of:=AVERAGE([.R335:.R344])" office:value-type="float" office:value="9.6676" calcext:value-type="float">
            <text:p>9.67</text:p>
          </table:table-cell>
          <table:table-cell office:value-type="float" office:value="2.6878" calcext:value-type="float">
            <text:p>2.6878</text:p>
          </table:table-cell>
          <table:table-cell office:value-type="float" office:value="10.29" calcext:value-type="float">
            <text:p>10.29</text:p>
          </table:table-cell>
          <table:table-cell table:formula="of:=AVERAGE([.U335:.U344])" office:value-type="float" office:value="9.7653" calcext:value-type="float">
            <text:p>9.77</text:p>
          </table:table-cell>
          <table:table-cell office:value-type="float" office:value="2.0273" calcext:value-type="float">
            <text:p>2.0273</text:p>
          </table:table-cell>
          <table:table-cell office:value-type="float" office:value="11.7357" calcext:value-type="float">
            <text:p>11.7357</text:p>
          </table:table-cell>
          <table:table-cell table:formula="of:=AVERAGE([.X335:.X344])" office:value-type="float" office:value="9.88865" calcext:value-type="float">
            <text:p>9.89</text:p>
          </table:table-cell>
          <table:table-cell office:value-type="float" office:value="2.3587" calcext:value-type="float">
            <text:p>2.3587</text:p>
          </table:table-cell>
          <table:table-cell office:value-type="float" office:value="6.2764" calcext:value-type="float">
            <text:p>6.2764</text:p>
          </table:table-cell>
          <table:table-cell table:formula="of:=AVERAGE([.AA335:.AA344])" office:value-type="float" office:value="5.89424" calcext:value-type="float">
            <text:p>5.89</text:p>
          </table:table-cell>
          <table:table-cell office:value-type="float" office:value="1.7941" calcext:value-type="float">
            <text:p>1.7941</text:p>
          </table:table-cell>
          <table:table-cell office:value-type="float" office:value="8.5064" calcext:value-type="float">
            <text:p>8.5064</text:p>
          </table:table-cell>
          <table:table-cell table:formula="of:=AVERAGE([.AD335:.AD344])" office:value-type="float" office:value="8.11909" calcext:value-type="float">
            <text:p>8.1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.764" calcext:value-type="float">
            <text:p>2.764</text:p>
          </table:table-cell>
          <table:table-cell office:value-type="float" office:value="8.8736" calcext:value-type="float">
            <text:p>8.8736</text:p>
          </table:table-cell>
          <table:table-cell table:formula="of:=AVERAGE([.C336:.C345])" office:value-type="float" office:value="9.04619" calcext:value-type="float">
            <text:p>9.05</text:p>
          </table:table-cell>
          <table:table-cell office:value-type="float" office:value="2.8241" calcext:value-type="float">
            <text:p>2.8241</text:p>
          </table:table-cell>
          <table:table-cell office:value-type="float" office:value="5.6744" calcext:value-type="float">
            <text:p>5.6744</text:p>
          </table:table-cell>
          <table:table-cell table:formula="of:=AVERAGE([.F336:.F345])" office:value-type="float" office:value="6.39692" calcext:value-type="float">
            <text:p>6.40</text:p>
          </table:table-cell>
          <table:table-cell office:value-type="float" office:value="1.9026" calcext:value-type="float">
            <text:p>1.9026</text:p>
          </table:table-cell>
          <table:table-cell office:value-type="float" office:value="5.7066" calcext:value-type="float">
            <text:p>5.7066</text:p>
          </table:table-cell>
          <table:table-cell table:formula="of:=AVERAGE([.I336:.I345])" office:value-type="float" office:value="7.663" calcext:value-type="float">
            <text:p>7.66</text:p>
          </table:table-cell>
          <table:table-cell office:value-type="float" office:value="2.2199" calcext:value-type="float">
            <text:p>2.2199</text:p>
          </table:table-cell>
          <table:table-cell office:value-type="float" office:value="5.6652" calcext:value-type="float">
            <text:p>5.6652</text:p>
          </table:table-cell>
          <table:table-cell table:formula="of:=AVERAGE([.L336:.L345])" office:value-type="float" office:value="7.41" calcext:value-type="float">
            <text:p>7.41</text:p>
          </table:table-cell>
          <table:table-cell office:value-type="float" office:value="2.0679" calcext:value-type="float">
            <text:p>2.0679</text:p>
          </table:table-cell>
          <table:table-cell office:value-type="float" office:value="3.7602" calcext:value-type="float">
            <text:p>3.7602</text:p>
          </table:table-cell>
          <table:table-cell table:formula="of:=AVERAGE([.O336:.O345])" office:value-type="float" office:value="4.25173" calcext:value-type="float">
            <text:p>4.25</text:p>
          </table:table-cell>
          <table:table-cell office:value-type="float" office:value="1.9765" calcext:value-type="float">
            <text:p>1.9765</text:p>
          </table:table-cell>
          <table:table-cell office:value-type="float" office:value="10.9542" calcext:value-type="float">
            <text:p>10.9542</text:p>
          </table:table-cell>
          <table:table-cell table:formula="of:=AVERAGE([.R336:.R345])" office:value-type="float" office:value="9.8332" calcext:value-type="float">
            <text:p>9.83</text:p>
          </table:table-cell>
          <table:table-cell office:value-type="float" office:value="2.5134" calcext:value-type="float">
            <text:p>2.5134</text:p>
          </table:table-cell>
          <table:table-cell office:value-type="float" office:value="11.3506" calcext:value-type="float">
            <text:p>11.3506</text:p>
          </table:table-cell>
          <table:table-cell table:formula="of:=AVERAGE([.U336:.U345])" office:value-type="float" office:value="9.87209" calcext:value-type="float">
            <text:p>9.87</text:p>
          </table:table-cell>
          <table:table-cell office:value-type="float" office:value="2.0144" calcext:value-type="float">
            <text:p>2.0144</text:p>
          </table:table-cell>
          <table:table-cell office:value-type="float" office:value="10.1475" calcext:value-type="float">
            <text:p>10.1475</text:p>
          </table:table-cell>
          <table:table-cell table:formula="of:=AVERAGE([.X336:.X345])" office:value-type="float" office:value="9.8866" calcext:value-type="float">
            <text:p>9.89</text:p>
          </table:table-cell>
          <table:table-cell office:value-type="float" office:value="2.5434" calcext:value-type="float">
            <text:p>2.5434</text:p>
          </table:table-cell>
          <table:table-cell office:value-type="float" office:value="6.7237" calcext:value-type="float">
            <text:p>6.7237</text:p>
          </table:table-cell>
          <table:table-cell table:formula="of:=AVERAGE([.AA336:.AA345])" office:value-type="float" office:value="5.91609" calcext:value-type="float">
            <text:p>5.92</text:p>
          </table:table-cell>
          <table:table-cell office:value-type="float" office:value="1.9431" calcext:value-type="float">
            <text:p>1.9431</text:p>
          </table:table-cell>
          <table:table-cell office:value-type="float" office:value="6.6421" calcext:value-type="float">
            <text:p>6.6421</text:p>
          </table:table-cell>
          <table:table-cell table:formula="of:=AVERAGE([.AD336:.AD345])" office:value-type="float" office:value="8.02082" calcext:value-type="float">
            <text:p>8.0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2258" calcext:value-type="float">
            <text:p>2.2258</text:p>
          </table:table-cell>
          <table:table-cell office:value-type="float" office:value="8.2076" calcext:value-type="float">
            <text:p>8.2076</text:p>
          </table:table-cell>
          <table:table-cell table:formula="of:=AVERAGE([.C337:.C346])" office:value-type="float" office:value="8.77843" calcext:value-type="float">
            <text:p>8.78</text:p>
          </table:table-cell>
          <table:table-cell office:value-type="float" office:value="2.96" calcext:value-type="float">
            <text:p>2.96</text:p>
          </table:table-cell>
          <table:table-cell office:value-type="float" office:value="4.4795" calcext:value-type="float">
            <text:p>4.4795</text:p>
          </table:table-cell>
          <table:table-cell table:formula="of:=AVERAGE([.F337:.F346])" office:value-type="float" office:value="5.9904" calcext:value-type="float">
            <text:p>5.99</text:p>
          </table:table-cell>
          <table:table-cell office:value-type="float" office:value="2.1956" calcext:value-type="float">
            <text:p>2.1956</text:p>
          </table:table-cell>
          <table:table-cell office:value-type="float" office:value="6.2695" calcext:value-type="float">
            <text:p>6.2695</text:p>
          </table:table-cell>
          <table:table-cell table:formula="of:=AVERAGE([.I337:.I346])" office:value-type="float" office:value="7.79841" calcext:value-type="float">
            <text:p>7.80</text:p>
          </table:table-cell>
          <table:table-cell office:value-type="float" office:value="2.3613" calcext:value-type="float">
            <text:p>2.3613</text:p>
          </table:table-cell>
          <table:table-cell office:value-type="float" office:value="6.4934" calcext:value-type="float">
            <text:p>6.4934</text:p>
          </table:table-cell>
          <table:table-cell table:formula="of:=AVERAGE([.L337:.L346])" office:value-type="float" office:value="7.3162" calcext:value-type="float">
            <text:p>7.32</text:p>
          </table:table-cell>
          <table:table-cell office:value-type="float" office:value="2.1911" calcext:value-type="float">
            <text:p>2.1911</text:p>
          </table:table-cell>
          <table:table-cell office:value-type="float" office:value="5.2402" calcext:value-type="float">
            <text:p>5.2402</text:p>
          </table:table-cell>
          <table:table-cell table:formula="of:=AVERAGE([.O337:.O346])" office:value-type="float" office:value="4.36008" calcext:value-type="float">
            <text:p>4.36</text:p>
          </table:table-cell>
          <table:table-cell office:value-type="float" office:value="1.7741" calcext:value-type="float">
            <text:p>1.7741</text:p>
          </table:table-cell>
          <table:table-cell office:value-type="float" office:value="12.9359" calcext:value-type="float">
            <text:p>12.9359</text:p>
          </table:table-cell>
          <table:table-cell table:formula="of:=AVERAGE([.R337:.R346])" office:value-type="float" office:value="10.15126" calcext:value-type="float">
            <text:p>10.15</text:p>
          </table:table-cell>
          <table:table-cell office:value-type="float" office:value="2.6716" calcext:value-type="float">
            <text:p>2.6716</text:p>
          </table:table-cell>
          <table:table-cell office:value-type="float" office:value="11.7934" calcext:value-type="float">
            <text:p>11.7934</text:p>
          </table:table-cell>
          <table:table-cell table:formula="of:=AVERAGE([.U337:.U346])" office:value-type="float" office:value="10.14942" calcext:value-type="float">
            <text:p>10.15</text:p>
          </table:table-cell>
          <table:table-cell office:value-type="float" office:value="1.7348" calcext:value-type="float">
            <text:p>1.7348</text:p>
          </table:table-cell>
          <table:table-cell office:value-type="float" office:value="8.5987" calcext:value-type="float">
            <text:p>8.5987</text:p>
          </table:table-cell>
          <table:table-cell table:formula="of:=AVERAGE([.X337:.X346])" office:value-type="float" office:value="9.74056" calcext:value-type="float">
            <text:p>9.74</text:p>
          </table:table-cell>
          <table:table-cell office:value-type="float" office:value="2.7063" calcext:value-type="float">
            <text:p>2.7063</text:p>
          </table:table-cell>
          <table:table-cell office:value-type="float" office:value="8.2924" calcext:value-type="float">
            <text:p>8.2924</text:p>
          </table:table-cell>
          <table:table-cell table:formula="of:=AVERAGE([.AA337:.AA346])" office:value-type="float" office:value="6.04271" calcext:value-type="float">
            <text:p>6.04</text:p>
          </table:table-cell>
          <table:table-cell office:value-type="float" office:value="1.8028" calcext:value-type="float">
            <text:p>1.8028</text:p>
          </table:table-cell>
          <table:table-cell office:value-type="float" office:value="7.0014" calcext:value-type="float">
            <text:p>7.0014</text:p>
          </table:table-cell>
          <table:table-cell table:formula="of:=AVERAGE([.AD337:.AD346])" office:value-type="float" office:value="7.86084" calcext:value-type="float">
            <text:p>7.8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.1409" calcext:value-type="float">
            <text:p>2.1409</text:p>
          </table:table-cell>
          <table:table-cell office:value-type="float" office:value="8.7934" calcext:value-type="float">
            <text:p>8.7934</text:p>
          </table:table-cell>
          <table:table-cell table:formula="of:=AVERAGE([.C338:.C347])" office:value-type="float" office:value="8.60346" calcext:value-type="float">
            <text:p>8.60</text:p>
          </table:table-cell>
          <table:table-cell office:value-type="float" office:value="3.3198" calcext:value-type="float">
            <text:p>3.3198</text:p>
          </table:table-cell>
          <table:table-cell office:value-type="float" office:value="5.5927" calcext:value-type="float">
            <text:p>5.5927</text:p>
          </table:table-cell>
          <table:table-cell table:formula="of:=AVERAGE([.F338:.F347])" office:value-type="float" office:value="5.81788" calcext:value-type="float">
            <text:p>5.82</text:p>
          </table:table-cell>
          <table:table-cell office:value-type="float" office:value="1.9293" calcext:value-type="float">
            <text:p>1.9293</text:p>
          </table:table-cell>
          <table:table-cell office:value-type="float" office:value="6.8955" calcext:value-type="float">
            <text:p>6.8955</text:p>
          </table:table-cell>
          <table:table-cell table:formula="of:=AVERAGE([.I338:.I347])" office:value-type="float" office:value="7.88171" calcext:value-type="float">
            <text:p>7.88</text:p>
          </table:table-cell>
          <table:table-cell office:value-type="float" office:value="2.3627" calcext:value-type="float">
            <text:p>2.3627</text:p>
          </table:table-cell>
          <table:table-cell office:value-type="float" office:value="6.2636" calcext:value-type="float">
            <text:p>6.2636</text:p>
          </table:table-cell>
          <table:table-cell table:formula="of:=AVERAGE([.L338:.L347])" office:value-type="float" office:value="7.07071" calcext:value-type="float">
            <text:p>7.07</text:p>
          </table:table-cell>
          <table:table-cell office:value-type="float" office:value="2.1198" calcext:value-type="float">
            <text:p>2.1198</text:p>
          </table:table-cell>
          <table:table-cell office:value-type="float" office:value="5.3002" calcext:value-type="float">
            <text:p>5.3002</text:p>
          </table:table-cell>
          <table:table-cell table:formula="of:=AVERAGE([.O338:.O347])" office:value-type="float" office:value="4.49865" calcext:value-type="float">
            <text:p>4.50</text:p>
          </table:table-cell>
          <table:table-cell office:value-type="float" office:value="2.0286" calcext:value-type="float">
            <text:p>2.0286</text:p>
          </table:table-cell>
          <table:table-cell office:value-type="float" office:value="11.9548" calcext:value-type="float">
            <text:p>11.9548</text:p>
          </table:table-cell>
          <table:table-cell table:formula="of:=AVERAGE([.R338:.R347])" office:value-type="float" office:value="10.48001" calcext:value-type="float">
            <text:p>10.48</text:p>
          </table:table-cell>
          <table:table-cell office:value-type="float" office:value="2.3268" calcext:value-type="float">
            <text:p>2.3268</text:p>
          </table:table-cell>
          <table:table-cell office:value-type="float" office:value="11.5695" calcext:value-type="float">
            <text:p>11.5695</text:p>
          </table:table-cell>
          <table:table-cell table:formula="of:=AVERAGE([.U338:.U347])" office:value-type="float" office:value="10.26174" calcext:value-type="float">
            <text:p>10.26</text:p>
          </table:table-cell>
          <table:table-cell office:value-type="float" office:value="1.7791" calcext:value-type="float">
            <text:p>1.7791</text:p>
          </table:table-cell>
          <table:table-cell office:value-type="float" office:value="7.3864" calcext:value-type="float">
            <text:p>7.3864</text:p>
          </table:table-cell>
          <table:table-cell table:formula="of:=AVERAGE([.X338:.X347])" office:value-type="float" office:value="9.42142" calcext:value-type="float">
            <text:p>9.42</text:p>
          </table:table-cell>
          <table:table-cell office:value-type="float" office:value="2.6861" calcext:value-type="float">
            <text:p>2.6861</text:p>
          </table:table-cell>
          <table:table-cell office:value-type="float" office:value="7.4821" calcext:value-type="float">
            <text:p>7.4821</text:p>
          </table:table-cell>
          <table:table-cell table:formula="of:=AVERAGE([.AA338:.AA347])" office:value-type="float" office:value="6.10098" calcext:value-type="float">
            <text:p>6.10</text:p>
          </table:table-cell>
          <table:table-cell office:value-type="float" office:value="2.173" calcext:value-type="float">
            <text:p>2.173</text:p>
          </table:table-cell>
          <table:table-cell office:value-type="float" office:value="7.5619" calcext:value-type="float">
            <text:p>7.5619</text:p>
          </table:table-cell>
          <table:table-cell table:formula="of:=AVERAGE([.AD338:.AD347])" office:value-type="float" office:value="7.84773" calcext:value-type="float">
            <text:p>7.8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.6964" calcext:value-type="float">
            <text:p>2.6964</text:p>
          </table:table-cell>
          <table:table-cell office:value-type="float" office:value="10.2548" calcext:value-type="float">
            <text:p>10.2548</text:p>
          </table:table-cell>
          <table:table-cell table:formula="of:=AVERAGE([.C339:.C348])" office:value-type="float" office:value="8.73738" calcext:value-type="float">
            <text:p>8.74</text:p>
          </table:table-cell>
          <table:table-cell office:value-type="float" office:value="3.1372" calcext:value-type="float">
            <text:p>3.1372</text:p>
          </table:table-cell>
          <table:table-cell office:value-type="float" office:value="7.0938" calcext:value-type="float">
            <text:p>7.0938</text:p>
          </table:table-cell>
          <table:table-cell table:formula="of:=AVERAGE([.F339:.F348])" office:value-type="float" office:value="5.91278" calcext:value-type="float">
            <text:p>5.91</text:p>
          </table:table-cell>
          <table:table-cell office:value-type="float" office:value="1.926" calcext:value-type="float">
            <text:p>1.926</text:p>
          </table:table-cell>
          <table:table-cell office:value-type="float" office:value="5.7926" calcext:value-type="float">
            <text:p>5.7926</text:p>
          </table:table-cell>
          <table:table-cell table:formula="of:=AVERAGE([.I339:.I348])" office:value-type="float" office:value="7.85489" calcext:value-type="float">
            <text:p>7.85</text:p>
          </table:table-cell>
          <table:table-cell office:value-type="float" office:value="2.8122" calcext:value-type="float">
            <text:p>2.8122</text:p>
          </table:table-cell>
          <table:table-cell office:value-type="float" office:value="6.9134" calcext:value-type="float">
            <text:p>6.9134</text:p>
          </table:table-cell>
          <table:table-cell table:formula="of:=AVERAGE([.L339:.L348])" office:value-type="float" office:value="7.02779" calcext:value-type="float">
            <text:p>7.03</text:p>
          </table:table-cell>
          <table:table-cell office:value-type="float" office:value="2.3168" calcext:value-type="float">
            <text:p>2.3168</text:p>
          </table:table-cell>
          <table:table-cell office:value-type="float" office:value="5.197" calcext:value-type="float">
            <text:p>5.197</text:p>
          </table:table-cell>
          <table:table-cell table:formula="of:=AVERAGE([.O339:.O348])" office:value-type="float" office:value="4.63566" calcext:value-type="float">
            <text:p>4.64</text:p>
          </table:table-cell>
          <table:table-cell office:value-type="float" office:value="1.9798" calcext:value-type="float">
            <text:p>1.9798</text:p>
          </table:table-cell>
          <table:table-cell office:value-type="float" office:value="8.1017" calcext:value-type="float">
            <text:p>8.1017</text:p>
          </table:table-cell>
          <table:table-cell table:formula="of:=AVERAGE([.R339:.R348])" office:value-type="float" office:value="10.45721" calcext:value-type="float">
            <text:p>10.46</text:p>
          </table:table-cell>
          <table:table-cell office:value-type="float" office:value="2.3607" calcext:value-type="float">
            <text:p>2.3607</text:p>
          </table:table-cell>
          <table:table-cell office:value-type="float" office:value="13.3774" calcext:value-type="float">
            <text:p>13.3774</text:p>
          </table:table-cell>
          <table:table-cell table:formula="of:=AVERAGE([.U339:.U348])" office:value-type="float" office:value="10.46005" calcext:value-type="float">
            <text:p>10.46</text:p>
          </table:table-cell>
          <table:table-cell office:value-type="float" office:value="1.6998" calcext:value-type="float">
            <text:p>1.6998</text:p>
          </table:table-cell>
          <table:table-cell office:value-type="float" office:value="8.7299" calcext:value-type="float">
            <text:p>8.7299</text:p>
          </table:table-cell>
          <table:table-cell table:formula="of:=AVERAGE([.X339:.X348])" office:value-type="float" office:value="9.16205" calcext:value-type="float">
            <text:p>9.16</text:p>
          </table:table-cell>
          <table:table-cell office:value-type="float" office:value="2.3549" calcext:value-type="float">
            <text:p>2.3549</text:p>
          </table:table-cell>
          <table:table-cell office:value-type="float" office:value="6.9722" calcext:value-type="float">
            <text:p>6.9722</text:p>
          </table:table-cell>
          <table:table-cell table:formula="of:=AVERAGE([.AA339:.AA348])" office:value-type="float" office:value="6.18535" calcext:value-type="float">
            <text:p>6.19</text:p>
          </table:table-cell>
          <table:table-cell office:value-type="float" office:value="1.8725" calcext:value-type="float">
            <text:p>1.8725</text:p>
          </table:table-cell>
          <table:table-cell office:value-type="float" office:value="7.39" calcext:value-type="float">
            <text:p>7.39</text:p>
          </table:table-cell>
          <table:table-cell table:formula="of:=AVERAGE([.AD339:.AD348])" office:value-type="float" office:value="7.85656" calcext:value-type="float">
            <text:p>7.8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.7081" calcext:value-type="float">
            <text:p>2.7081</text:p>
          </table:table-cell>
          <table:table-cell office:value-type="float" office:value="10.0691" calcext:value-type="float">
            <text:p>10.0691</text:p>
          </table:table-cell>
          <table:table-cell table:formula="of:=AVERAGE([.C340:.C349])" office:value-type="float" office:value="8.82407" calcext:value-type="float">
            <text:p>8.82</text:p>
          </table:table-cell>
          <table:table-cell office:value-type="float" office:value="2.3902" calcext:value-type="float">
            <text:p>2.3902</text:p>
          </table:table-cell>
          <table:table-cell office:value-type="float" office:value="5.2989" calcext:value-type="float">
            <text:p>5.2989</text:p>
          </table:table-cell>
          <table:table-cell table:formula="of:=AVERAGE([.F340:.F349])" office:value-type="float" office:value="5.7482" calcext:value-type="float">
            <text:p>5.75</text:p>
          </table:table-cell>
          <table:table-cell office:value-type="float" office:value="1.7575" calcext:value-type="float">
            <text:p>1.7575</text:p>
          </table:table-cell>
          <table:table-cell office:value-type="float" office:value="4.8082" calcext:value-type="float">
            <text:p>4.8082</text:p>
          </table:table-cell>
          <table:table-cell table:formula="of:=AVERAGE([.I340:.I349])" office:value-type="float" office:value="7.47686" calcext:value-type="float">
            <text:p>7.48</text:p>
          </table:table-cell>
          <table:table-cell office:value-type="float" office:value="2.672" calcext:value-type="float">
            <text:p>2.672</text:p>
          </table:table-cell>
          <table:table-cell office:value-type="float" office:value="6.3971" calcext:value-type="float">
            <text:p>6.3971</text:p>
          </table:table-cell>
          <table:table-cell table:formula="of:=AVERAGE([.L340:.L349])" office:value-type="float" office:value="6.85322" calcext:value-type="float">
            <text:p>6.85</text:p>
          </table:table-cell>
          <table:table-cell office:value-type="float" office:value="2.0988" calcext:value-type="float">
            <text:p>2.0988</text:p>
          </table:table-cell>
          <table:table-cell office:value-type="float" office:value="3.9471" calcext:value-type="float">
            <text:p>3.9471</text:p>
          </table:table-cell>
          <table:table-cell table:formula="of:=AVERAGE([.O340:.O349])" office:value-type="float" office:value="4.55999" calcext:value-type="float">
            <text:p>4.56</text:p>
          </table:table-cell>
          <table:table-cell office:value-type="float" office:value="2.3523" calcext:value-type="float">
            <text:p>2.3523</text:p>
          </table:table-cell>
          <table:table-cell office:value-type="float" office:value="9.6171" calcext:value-type="float">
            <text:p>9.6171</text:p>
          </table:table-cell>
          <table:table-cell table:formula="of:=AVERAGE([.R340:.R349])" office:value-type="float" office:value="10.49956" calcext:value-type="float">
            <text:p>10.50</text:p>
          </table:table-cell>
          <table:table-cell office:value-type="float" office:value="2.9882" calcext:value-type="float">
            <text:p>2.9882</text:p>
          </table:table-cell>
          <table:table-cell office:value-type="float" office:value="13.2756" calcext:value-type="float">
            <text:p>13.2756</text:p>
          </table:table-cell>
          <table:table-cell table:formula="of:=AVERAGE([.U340:.U349])" office:value-type="float" office:value="10.77114" calcext:value-type="float">
            <text:p>10.77</text:p>
          </table:table-cell>
          <table:table-cell office:value-type="float" office:value="1.6669" calcext:value-type="float">
            <text:p>1.6669</text:p>
          </table:table-cell>
          <table:table-cell office:value-type="float" office:value="9.0194" calcext:value-type="float">
            <text:p>9.0194</text:p>
          </table:table-cell>
          <table:table-cell table:formula="of:=AVERAGE([.X340:.X349])" office:value-type="float" office:value="9.14517" calcext:value-type="float">
            <text:p>9.15</text:p>
          </table:table-cell>
          <table:table-cell office:value-type="float" office:value="2.8168" calcext:value-type="float">
            <text:p>2.8168</text:p>
          </table:table-cell>
          <table:table-cell office:value-type="float" office:value="7.9831" calcext:value-type="float">
            <text:p>7.9831</text:p>
          </table:table-cell>
          <table:table-cell table:formula="of:=AVERAGE([.AA340:.AA349])" office:value-type="float" office:value="6.5903" calcext:value-type="float">
            <text:p>6.59</text:p>
          </table:table-cell>
          <table:table-cell office:value-type="float" office:value="2.295" calcext:value-type="float">
            <text:p>2.295</text:p>
          </table:table-cell>
          <table:table-cell office:value-type="float" office:value="8.5281" calcext:value-type="float">
            <text:p>8.5281</text:p>
          </table:table-cell>
          <table:table-cell table:formula="of:=AVERAGE([.AD340:.AD349])" office:value-type="float" office:value="8.01443" calcext:value-type="float">
            <text:p>8.0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.5998" calcext:value-type="float">
            <text:p>2.5998</text:p>
          </table:table-cell>
          <table:table-cell office:value-type="float" office:value="9.8647" calcext:value-type="float">
            <text:p>9.8647</text:p>
          </table:table-cell>
          <table:table-cell table:formula="of:=AVERAGE([.C341:.C350])" office:value-type="float" office:value="9.12227" calcext:value-type="float">
            <text:p>9.12</text:p>
          </table:table-cell>
          <table:table-cell office:value-type="float" office:value="2.9886" calcext:value-type="float">
            <text:p>2.9886</text:p>
          </table:table-cell>
          <table:table-cell office:value-type="float" office:value="5.5626" calcext:value-type="float">
            <text:p>5.5626</text:p>
          </table:table-cell>
          <table:table-cell table:formula="of:=AVERAGE([.F341:.F350])" office:value-type="float" office:value="5.70408" calcext:value-type="float">
            <text:p>5.70</text:p>
          </table:table-cell>
          <table:table-cell office:value-type="float" office:value="1.7069" calcext:value-type="float">
            <text:p>1.7069</text:p>
          </table:table-cell>
          <table:table-cell office:value-type="float" office:value="3.7934" calcext:value-type="float">
            <text:p>3.7934</text:p>
          </table:table-cell>
          <table:table-cell table:formula="of:=AVERAGE([.I341:.I350])" office:value-type="float" office:value="6.93811" calcext:value-type="float">
            <text:p>6.94</text:p>
          </table:table-cell>
          <table:table-cell office:value-type="float" office:value="3.0506" calcext:value-type="float">
            <text:p>3.0506</text:p>
          </table:table-cell>
          <table:table-cell office:value-type="float" office:value="6.5105" calcext:value-type="float">
            <text:p>6.5105</text:p>
          </table:table-cell>
          <table:table-cell table:formula="of:=AVERAGE([.L341:.L350])" office:value-type="float" office:value="6.74136" calcext:value-type="float">
            <text:p>6.74</text:p>
          </table:table-cell>
          <table:table-cell office:value-type="float" office:value="2.0352" calcext:value-type="float">
            <text:p>2.0352</text:p>
          </table:table-cell>
          <table:table-cell office:value-type="float" office:value="4.3408" calcext:value-type="float">
            <text:p>4.3408</text:p>
          </table:table-cell>
          <table:table-cell table:formula="of:=AVERAGE([.O341:.O350])" office:value-type="float" office:value="4.55626" calcext:value-type="float">
            <text:p>4.56</text:p>
          </table:table-cell>
          <table:table-cell office:value-type="float" office:value="1.8891" calcext:value-type="float">
            <text:p>1.8891</text:p>
          </table:table-cell>
          <table:table-cell office:value-type="float" office:value="9.3663" calcext:value-type="float">
            <text:p>9.3663</text:p>
          </table:table-cell>
          <table:table-cell table:formula="of:=AVERAGE([.R341:.R350])" office:value-type="float" office:value="10.58009" calcext:value-type="float">
            <text:p>10.58</text:p>
          </table:table-cell>
          <table:table-cell office:value-type="float" office:value="3.123" calcext:value-type="float">
            <text:p>3.123</text:p>
          </table:table-cell>
          <table:table-cell office:value-type="float" office:value="12.4689" calcext:value-type="float">
            <text:p>12.4689</text:p>
          </table:table-cell>
          <table:table-cell table:formula="of:=AVERAGE([.U341:.U350])" office:value-type="float" office:value="11.06506" calcext:value-type="float">
            <text:p>11.07</text:p>
          </table:table-cell>
          <table:table-cell office:value-type="float" office:value="2.0432" calcext:value-type="float">
            <text:p>2.0432</text:p>
          </table:table-cell>
          <table:table-cell office:value-type="float" office:value="8.0554" calcext:value-type="float">
            <text:p>8.0554</text:p>
          </table:table-cell>
          <table:table-cell table:formula="of:=AVERAGE([.X341:.X350])" office:value-type="float" office:value="9.09395" calcext:value-type="float">
            <text:p>9.09</text:p>
          </table:table-cell>
          <table:table-cell office:value-type="float" office:value="3.0712" calcext:value-type="float">
            <text:p>3.0712</text:p>
          </table:table-cell>
          <table:table-cell office:value-type="float" office:value="6.4229" calcext:value-type="float">
            <text:p>6.4229</text:p>
          </table:table-cell>
          <table:table-cell table:formula="of:=AVERAGE([.AA341:.AA350])" office:value-type="float" office:value="6.67151" calcext:value-type="float">
            <text:p>6.67</text:p>
          </table:table-cell>
          <table:table-cell office:value-type="float" office:value="2.1258" calcext:value-type="float">
            <text:p>2.1258</text:p>
          </table:table-cell>
          <table:table-cell office:value-type="float" office:value="8.3555" calcext:value-type="float">
            <text:p>8.3555</text:p>
          </table:table-cell>
          <table:table-cell table:formula="of:=AVERAGE([.AD341:.AD350])" office:value-type="float" office:value="7.97373" calcext:value-type="float">
            <text:p>7.9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6711" calcext:value-type="float">
            <text:p>2.6711</text:p>
          </table:table-cell>
          <table:table-cell office:value-type="float" office:value="9.2284" calcext:value-type="float">
            <text:p>9.2284</text:p>
          </table:table-cell>
          <table:table-cell table:formula="of:=AVERAGE([.C342:.C351])" office:value-type="float" office:value="9.1788" calcext:value-type="float">
            <text:p>9.18</text:p>
          </table:table-cell>
          <table:table-cell office:value-type="float" office:value="3.2398" calcext:value-type="float">
            <text:p>3.2398</text:p>
          </table:table-cell>
          <table:table-cell office:value-type="float" office:value="6.2244" calcext:value-type="float">
            <text:p>6.2244</text:p>
          </table:table-cell>
          <table:table-cell table:formula="of:=AVERAGE([.F342:.F351])" office:value-type="float" office:value="5.74768" calcext:value-type="float">
            <text:p>5.75</text:p>
          </table:table-cell>
          <table:table-cell office:value-type="float" office:value="1.8534" calcext:value-type="float">
            <text:p>1.8534</text:p>
          </table:table-cell>
          <table:table-cell office:value-type="float" office:value="5.9172" calcext:value-type="float">
            <text:p>5.9172</text:p>
          </table:table-cell>
          <table:table-cell table:formula="of:=AVERAGE([.I342:.I351])" office:value-type="float" office:value="6.49347" calcext:value-type="float">
            <text:p>6.49</text:p>
          </table:table-cell>
          <table:table-cell office:value-type="float" office:value="2.8502" calcext:value-type="float">
            <text:p>2.8502</text:p>
          </table:table-cell>
          <table:table-cell office:value-type="float" office:value="7.037" calcext:value-type="float">
            <text:p>7.037</text:p>
          </table:table-cell>
          <table:table-cell table:formula="of:=AVERAGE([.L342:.L351])" office:value-type="float" office:value="6.64512" calcext:value-type="float">
            <text:p>6.65</text:p>
          </table:table-cell>
          <table:table-cell office:value-type="float" office:value="2.3793" calcext:value-type="float">
            <text:p>2.3793</text:p>
          </table:table-cell>
          <table:table-cell office:value-type="float" office:value="5.615" calcext:value-type="float">
            <text:p>5.615</text:p>
          </table:table-cell>
          <table:table-cell table:formula="of:=AVERAGE([.O342:.O351])" office:value-type="float" office:value="4.693" calcext:value-type="float">
            <text:p>4.69</text:p>
          </table:table-cell>
          <table:table-cell office:value-type="float" office:value="1.6975" calcext:value-type="float">
            <text:p>1.6975</text:p>
          </table:table-cell>
          <table:table-cell office:value-type="float" office:value="9.9137" calcext:value-type="float">
            <text:p>9.9137</text:p>
          </table:table-cell>
          <table:table-cell table:formula="of:=AVERAGE([.R342:.R351])" office:value-type="float" office:value="10.63073" calcext:value-type="float">
            <text:p>10.63</text:p>
          </table:table-cell>
          <table:table-cell office:value-type="float" office:value="2.9002" calcext:value-type="float">
            <text:p>2.9002</text:p>
          </table:table-cell>
          <table:table-cell office:value-type="float" office:value="10.606" calcext:value-type="float">
            <text:p>10.606</text:p>
          </table:table-cell>
          <table:table-cell table:formula="of:=AVERAGE([.U342:.U351])" office:value-type="float" office:value="11.17985" calcext:value-type="float">
            <text:p>11.18</text:p>
          </table:table-cell>
          <table:table-cell office:value-type="float" office:value="1.8826" calcext:value-type="float">
            <text:p>1.8826</text:p>
          </table:table-cell>
          <table:table-cell office:value-type="float" office:value="6.2936" calcext:value-type="float">
            <text:p>6.2936</text:p>
          </table:table-cell>
          <table:table-cell table:formula="of:=AVERAGE([.X342:.X351])" office:value-type="float" office:value="8.91788" calcext:value-type="float">
            <text:p>8.92</text:p>
          </table:table-cell>
          <table:table-cell office:value-type="float" office:value="2.6594" calcext:value-type="float">
            <text:p>2.6594</text:p>
          </table:table-cell>
          <table:table-cell office:value-type="float" office:value="5.6654" calcext:value-type="float">
            <text:p>5.6654</text:p>
          </table:table-cell>
          <table:table-cell table:formula="of:=AVERAGE([.AA342:.AA351])" office:value-type="float" office:value="6.68346" calcext:value-type="float">
            <text:p>6.68</text:p>
          </table:table-cell>
          <table:table-cell office:value-type="float" office:value="2.0483" calcext:value-type="float">
            <text:p>2.0483</text:p>
          </table:table-cell>
          <table:table-cell office:value-type="float" office:value="8.062" calcext:value-type="float">
            <text:p>8.062</text:p>
          </table:table-cell>
          <table:table-cell table:formula="of:=AVERAGE([.AD342:.AD351])" office:value-type="float" office:value="7.91514" calcext:value-type="float">
            <text:p>7.9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.676" calcext:value-type="float">
            <text:p>2.676</text:p>
          </table:table-cell>
          <table:table-cell office:value-type="float" office:value="10.7372" calcext:value-type="float">
            <text:p>10.7372</text:p>
          </table:table-cell>
          <table:table-cell table:formula="of:=AVERAGE([.C343:.C352])" office:value-type="float" office:value="9.40535" calcext:value-type="float">
            <text:p>9.41</text:p>
          </table:table-cell>
          <table:table-cell office:value-type="float" office:value="2.819" calcext:value-type="float">
            <text:p>2.819</text:p>
          </table:table-cell>
          <table:table-cell office:value-type="float" office:value="5.7295" calcext:value-type="float">
            <text:p>5.7295</text:p>
          </table:table-cell>
          <table:table-cell table:formula="of:=AVERAGE([.F343:.F352])" office:value-type="float" office:value="5.66953" calcext:value-type="float">
            <text:p>5.67</text:p>
          </table:table-cell>
          <table:table-cell office:value-type="float" office:value="1.5929" calcext:value-type="float">
            <text:p>1.5929</text:p>
          </table:table-cell>
          <table:table-cell office:value-type="float" office:value="5.5033" calcext:value-type="float">
            <text:p>5.5033</text:p>
          </table:table-cell>
          <table:table-cell table:formula="of:=AVERAGE([.I343:.I352])" office:value-type="float" office:value="6.00535" calcext:value-type="float">
            <text:p>6.01</text:p>
          </table:table-cell>
          <table:table-cell office:value-type="float" office:value="3.4394" calcext:value-type="float">
            <text:p>3.4394</text:p>
          </table:table-cell>
          <table:table-cell office:value-type="float" office:value="7.9238" calcext:value-type="float">
            <text:p>7.9238</text:p>
          </table:table-cell>
          <table:table-cell table:formula="of:=AVERAGE([.L343:.L352])" office:value-type="float" office:value="6.64031" calcext:value-type="float">
            <text:p>6.64</text:p>
          </table:table-cell>
          <table:table-cell office:value-type="float" office:value="2.4786" calcext:value-type="float">
            <text:p>2.4786</text:p>
          </table:table-cell>
          <table:table-cell office:value-type="float" office:value="3.8257" calcext:value-type="float">
            <text:p>3.8257</text:p>
          </table:table-cell>
          <table:table-cell table:formula="of:=AVERAGE([.O343:.O352])" office:value-type="float" office:value="4.62404" calcext:value-type="float">
            <text:p>4.62</text:p>
          </table:table-cell>
          <table:table-cell office:value-type="float" office:value="1.9552" calcext:value-type="float">
            <text:p>1.9552</text:p>
          </table:table-cell>
          <table:table-cell office:value-type="float" office:value="10.1189" calcext:value-type="float">
            <text:p>10.1189</text:p>
          </table:table-cell>
          <table:table-cell table:formula="of:=AVERAGE([.R343:.R352])" office:value-type="float" office:value="10.52977" calcext:value-type="float">
            <text:p>10.53</text:p>
          </table:table-cell>
          <table:table-cell office:value-type="float" office:value="3.1029" calcext:value-type="float">
            <text:p>3.1029</text:p>
          </table:table-cell>
          <table:table-cell office:value-type="float" office:value="11.4959" calcext:value-type="float">
            <text:p>11.4959</text:p>
          </table:table-cell>
          <table:table-cell table:formula="of:=AVERAGE([.U343:.U352])" office:value-type="float" office:value="11.3958" calcext:value-type="float">
            <text:p>11.40</text:p>
          </table:table-cell>
          <table:table-cell office:value-type="float" office:value="1.8011" calcext:value-type="float">
            <text:p>1.8011</text:p>
          </table:table-cell>
          <table:table-cell office:value-type="float" office:value="5.9037" calcext:value-type="float">
            <text:p>5.9037</text:p>
          </table:table-cell>
          <table:table-cell table:formula="of:=AVERAGE([.X343:.X352])" office:value-type="float" office:value="8.63106" calcext:value-type="float">
            <text:p>8.63</text:p>
          </table:table-cell>
          <table:table-cell office:value-type="float" office:value="2.9142" calcext:value-type="float">
            <text:p>2.9142</text:p>
          </table:table-cell>
          <table:table-cell office:value-type="float" office:value="6.0686" calcext:value-type="float">
            <text:p>6.0686</text:p>
          </table:table-cell>
          <table:table-cell table:formula="of:=AVERAGE([.AA343:.AA352])" office:value-type="float" office:value="6.78471" calcext:value-type="float">
            <text:p>6.78</text:p>
          </table:table-cell>
          <table:table-cell office:value-type="float" office:value="2.2577" calcext:value-type="float">
            <text:p>2.2577</text:p>
          </table:table-cell>
          <table:table-cell office:value-type="float" office:value="9.0833" calcext:value-type="float">
            <text:p>9.0833</text:p>
          </table:table-cell>
          <table:table-cell table:formula="of:=AVERAGE([.AD343:.AD352])" office:value-type="float" office:value="7.97052" calcext:value-type="float">
            <text:p>7.9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.732" calcext:value-type="float">
            <text:p>2.732</text:p>
          </table:table-cell>
          <table:table-cell office:value-type="float" office:value="9.7371" calcext:value-type="float">
            <text:p>9.7371</text:p>
          </table:table-cell>
          <table:table-cell table:formula="of:=AVERAGE([.C344:.C353])" office:value-type="float" office:value="9.52187" calcext:value-type="float">
            <text:p>9.52</text:p>
          </table:table-cell>
          <table:table-cell office:value-type="float" office:value="2.7525" calcext:value-type="float">
            <text:p>2.7525</text:p>
          </table:table-cell>
          <table:table-cell office:value-type="float" office:value="5.8668" calcext:value-type="float">
            <text:p>5.8668</text:p>
          </table:table-cell>
          <table:table-cell table:formula="of:=AVERAGE([.F344:.F353])" office:value-type="float" office:value="5.64084" calcext:value-type="float">
            <text:p>5.64</text:p>
          </table:table-cell>
          <table:table-cell office:value-type="float" office:value="2.1726" calcext:value-type="float">
            <text:p>2.1726</text:p>
          </table:table-cell>
          <table:table-cell office:value-type="float" office:value="5.672" calcext:value-type="float">
            <text:p>5.672</text:p>
          </table:table-cell>
          <table:table-cell table:formula="of:=AVERAGE([.I344:.I353])" office:value-type="float" office:value="5.81143" calcext:value-type="float">
            <text:p>5.81</text:p>
          </table:table-cell>
          <table:table-cell office:value-type="float" office:value="3.1676" calcext:value-type="float">
            <text:p>3.1676</text:p>
          </table:table-cell>
          <table:table-cell office:value-type="float" office:value="8.5977" calcext:value-type="float">
            <text:p>8.5977</text:p>
          </table:table-cell>
          <table:table-cell table:formula="of:=AVERAGE([.L344:.L353])" office:value-type="float" office:value="6.79697" calcext:value-type="float">
            <text:p>6.80</text:p>
          </table:table-cell>
          <table:table-cell office:value-type="float" office:value="2.2643" calcext:value-type="float">
            <text:p>2.2643</text:p>
          </table:table-cell>
          <table:table-cell office:value-type="float" office:value="3.2839" calcext:value-type="float">
            <text:p>3.2839</text:p>
          </table:table-cell>
          <table:table-cell table:formula="of:=AVERAGE([.O344:.O353])" office:value-type="float" office:value="4.53294" calcext:value-type="float">
            <text:p>4.53</text:p>
          </table:table-cell>
          <table:table-cell office:value-type="float" office:value="2.064" calcext:value-type="float">
            <text:p>2.064</text:p>
          </table:table-cell>
          <table:table-cell office:value-type="float" office:value="10.9215" calcext:value-type="float">
            <text:p>10.9215</text:p>
          </table:table-cell>
          <table:table-cell table:formula="of:=AVERAGE([.R344:.R353])" office:value-type="float" office:value="10.44711" calcext:value-type="float">
            <text:p>10.45</text:p>
          </table:table-cell>
          <table:table-cell office:value-type="float" office:value="2.9242" calcext:value-type="float">
            <text:p>2.9242</text:p>
          </table:table-cell>
          <table:table-cell office:value-type="float" office:value="10.8392" calcext:value-type="float">
            <text:p>10.8392</text:p>
          </table:table-cell>
          <table:table-cell table:formula="of:=AVERAGE([.U344:.U353])" office:value-type="float" office:value="11.70665" calcext:value-type="float">
            <text:p>11.71</text:p>
          </table:table-cell>
          <table:table-cell office:value-type="float" office:value="2.0233" calcext:value-type="float">
            <text:p>2.0233</text:p>
          </table:table-cell>
          <table:table-cell office:value-type="float" office:value="5.9528" calcext:value-type="float">
            <text:p>5.9528</text:p>
          </table:table-cell>
          <table:table-cell table:formula="of:=AVERAGE([.X344:.X353])" office:value-type="float" office:value="8.18231" calcext:value-type="float">
            <text:p>8.18</text:p>
          </table:table-cell>
          <table:table-cell office:value-type="float" office:value="2.802" calcext:value-type="float">
            <text:p>2.802</text:p>
          </table:table-cell>
          <table:table-cell office:value-type="float" office:value="6.2639" calcext:value-type="float">
            <text:p>6.2639</text:p>
          </table:table-cell>
          <table:table-cell table:formula="of:=AVERAGE([.AA344:.AA353])" office:value-type="float" office:value="6.81507" calcext:value-type="float">
            <text:p>6.82</text:p>
          </table:table-cell>
          <table:table-cell office:value-type="float" office:value="2.4604" calcext:value-type="float">
            <text:p>2.4604</text:p>
          </table:table-cell>
          <table:table-cell office:value-type="float" office:value="8.9469" calcext:value-type="float">
            <text:p>8.9469</text:p>
          </table:table-cell>
          <table:table-cell table:formula="of:=AVERAGE([.AD344:.AD353])" office:value-type="float" office:value="8.00776" calcext:value-type="float">
            <text:p>8.0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.7851" calcext:value-type="float">
            <text:p>2.7851</text:p>
          </table:table-cell>
          <table:table-cell office:value-type="float" office:value="9.2422" calcext:value-type="float">
            <text:p>9.2422</text:p>
          </table:table-cell>
          <table:table-cell table:formula="of:=AVERAGE([.C345:.C354])" office:value-type="float" office:value="9.50081" calcext:value-type="float">
            <text:p>9.50</text:p>
          </table:table-cell>
          <table:table-cell office:value-type="float" office:value="3.1453" calcext:value-type="float">
            <text:p>3.1453</text:p>
          </table:table-cell>
          <table:table-cell office:value-type="float" office:value="6.4227" calcext:value-type="float">
            <text:p>6.4227</text:p>
          </table:table-cell>
          <table:table-cell table:formula="of:=AVERAGE([.F345:.F354])" office:value-type="float" office:value="5.79453" calcext:value-type="float">
            <text:p>5.79</text:p>
          </table:table-cell>
          <table:table-cell office:value-type="float" office:value="2.3072" calcext:value-type="float">
            <text:p>2.3072</text:p>
          </table:table-cell>
          <table:table-cell office:value-type="float" office:value="4.2513" calcext:value-type="float">
            <text:p>4.2513</text:p>
          </table:table-cell>
          <table:table-cell table:formula="of:=AVERAGE([.I345:.I354])" office:value-type="float" office:value="5.46096" calcext:value-type="float">
            <text:p>5.46</text:p>
          </table:table-cell>
          <table:table-cell office:value-type="float" office:value="2.9467" calcext:value-type="float">
            <text:p>2.9467</text:p>
          </table:table-cell>
          <table:table-cell office:value-type="float" office:value="8.0489" calcext:value-type="float">
            <text:p>8.0489</text:p>
          </table:table-cell>
          <table:table-cell table:formula="of:=AVERAGE([.L345:.L354])" office:value-type="float" office:value="6.98506" calcext:value-type="float">
            <text:p>6.99</text:p>
          </table:table-cell>
          <table:table-cell office:value-type="float" office:value="2.4887" calcext:value-type="float">
            <text:p>2.4887</text:p>
          </table:table-cell>
          <table:table-cell office:value-type="float" office:value="3.2364" calcext:value-type="float">
            <text:p>3.2364</text:p>
          </table:table-cell>
          <table:table-cell table:formula="of:=AVERAGE([.O345:.O354])" office:value-type="float" office:value="4.37465" calcext:value-type="float">
            <text:p>4.37</text:p>
          </table:table-cell>
          <table:table-cell office:value-type="float" office:value="1.9935" calcext:value-type="float">
            <text:p>1.9935</text:p>
          </table:table-cell>
          <table:table-cell office:value-type="float" office:value="9.3099" calcext:value-type="float">
            <text:p>9.3099</text:p>
          </table:table-cell>
          <table:table-cell table:formula="of:=AVERAGE([.R345:.R354])" office:value-type="float" office:value="10.3194" calcext:value-type="float">
            <text:p>10.32</text:p>
          </table:table-cell>
          <table:table-cell office:value-type="float" office:value="3.0359" calcext:value-type="float">
            <text:p>3.0359</text:p>
          </table:table-cell>
          <table:table-cell office:value-type="float" office:value="10.7964" calcext:value-type="float">
            <text:p>10.7964</text:p>
          </table:table-cell>
          <table:table-cell table:formula="of:=AVERAGE([.U345:.U354])" office:value-type="float" office:value="11.75729" calcext:value-type="float">
            <text:p>11.76</text:p>
          </table:table-cell>
          <table:table-cell office:value-type="float" office:value="1.7818" calcext:value-type="float">
            <text:p>1.7818</text:p>
          </table:table-cell>
          <table:table-cell office:value-type="float" office:value="7.3718" calcext:value-type="float">
            <text:p>7.3718</text:p>
          </table:table-cell>
          <table:table-cell table:formula="of:=AVERAGE([.X345:.X354])" office:value-type="float" office:value="7.74592" calcext:value-type="float">
            <text:p>7.75</text:p>
          </table:table-cell>
          <table:table-cell office:value-type="float" office:value="2.681" calcext:value-type="float">
            <text:p>2.681</text:p>
          </table:table-cell>
          <table:table-cell office:value-type="float" office:value="6.9015" calcext:value-type="float">
            <text:p>6.9015</text:p>
          </table:table-cell>
          <table:table-cell table:formula="of:=AVERAGE([.AA345:.AA354])" office:value-type="float" office:value="6.87758" calcext:value-type="float">
            <text:p>6.88</text:p>
          </table:table-cell>
          <table:table-cell office:value-type="float" office:value="2.3595" calcext:value-type="float">
            <text:p>2.3595</text:p>
          </table:table-cell>
          <table:table-cell office:value-type="float" office:value="8.3188" calcext:value-type="float">
            <text:p>8.3188</text:p>
          </table:table-cell>
          <table:table-cell table:formula="of:=AVERAGE([.AD345:.AD354])" office:value-type="float" office:value="7.989" calcext:value-type="float">
            <text:p>7.9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.2709" calcext:value-type="float">
            <text:p>3.2709</text:p>
          </table:table-cell>
          <table:table-cell office:value-type="float" office:value="10.333" calcext:value-type="float">
            <text:p>10.333</text:p>
          </table:table-cell>
          <table:table-cell table:formula="of:=AVERAGE([.C346:.C355])" office:value-type="float" office:value="9.64675" calcext:value-type="float">
            <text:p>9.65</text:p>
          </table:table-cell>
          <table:table-cell office:value-type="float" office:value="2.7613" calcext:value-type="float">
            <text:p>2.7613</text:p>
          </table:table-cell>
          <table:table-cell office:value-type="float" office:value="6.7322" calcext:value-type="float">
            <text:p>6.7322</text:p>
          </table:table-cell>
          <table:table-cell table:formula="of:=AVERAGE([.F346:.F355])" office:value-type="float" office:value="5.90031" calcext:value-type="float">
            <text:p>5.90</text:p>
          </table:table-cell>
          <table:table-cell office:value-type="float" office:value="2.3122" calcext:value-type="float">
            <text:p>2.3122</text:p>
          </table:table-cell>
          <table:table-cell office:value-type="float" office:value="4.8655" calcext:value-type="float">
            <text:p>4.8655</text:p>
          </table:table-cell>
          <table:table-cell table:formula="of:=AVERAGE([.I346:.I355])" office:value-type="float" office:value="5.37685" calcext:value-type="float">
            <text:p>5.38</text:p>
          </table:table-cell>
          <table:table-cell office:value-type="float" office:value="2.6444" calcext:value-type="float">
            <text:p>2.6444</text:p>
          </table:table-cell>
          <table:table-cell office:value-type="float" office:value="7.23" calcext:value-type="float">
            <text:p>7.23</text:p>
          </table:table-cell>
          <table:table-cell table:formula="of:=AVERAGE([.L346:.L355])" office:value-type="float" office:value="7.14154" calcext:value-type="float">
            <text:p>7.14</text:p>
          </table:table-cell>
          <table:table-cell office:value-type="float" office:value="2.7514" calcext:value-type="float">
            <text:p>2.7514</text:p>
          </table:table-cell>
          <table:table-cell office:value-type="float" office:value="3.2667" calcext:value-type="float">
            <text:p>3.2667</text:p>
          </table:table-cell>
          <table:table-cell table:formula="of:=AVERAGE([.O346:.O355])" office:value-type="float" office:value="4.3253" calcext:value-type="float">
            <text:p>4.33</text:p>
          </table:table-cell>
          <table:table-cell office:value-type="float" office:value="2.0879" calcext:value-type="float">
            <text:p>2.0879</text:p>
          </table:table-cell>
          <table:table-cell office:value-type="float" office:value="9.6821" calcext:value-type="float">
            <text:p>9.6821</text:p>
          </table:table-cell>
          <table:table-cell table:formula="of:=AVERAGE([.R346:.R355])" office:value-type="float" office:value="10.19219" calcext:value-type="float">
            <text:p>10.19</text:p>
          </table:table-cell>
          <table:table-cell office:value-type="float" office:value="3.0134" calcext:value-type="float">
            <text:p>3.0134</text:p>
          </table:table-cell>
          <table:table-cell office:value-type="float" office:value="10.7461" calcext:value-type="float">
            <text:p>10.7461</text:p>
          </table:table-cell>
          <table:table-cell table:formula="of:=AVERAGE([.U346:.U355])" office:value-type="float" office:value="11.69684" calcext:value-type="float">
            <text:p>11.70</text:p>
          </table:table-cell>
          <table:table-cell office:value-type="float" office:value="2.1548" calcext:value-type="float">
            <text:p>2.1548</text:p>
          </table:table-cell>
          <table:table-cell office:value-type="float" office:value="8.9038" calcext:value-type="float">
            <text:p>8.9038</text:p>
          </table:table-cell>
          <table:table-cell table:formula="of:=AVERAGE([.X346:.X355])" office:value-type="float" office:value="7.62155" calcext:value-type="float">
            <text:p>7.62</text:p>
          </table:table-cell>
          <table:table-cell office:value-type="float" office:value="2.6671" calcext:value-type="float">
            <text:p>2.6671</text:p>
          </table:table-cell>
          <table:table-cell office:value-type="float" office:value="6.0732" calcext:value-type="float">
            <text:p>6.0732</text:p>
          </table:table-cell>
          <table:table-cell table:formula="of:=AVERAGE([.AA346:.AA355])" office:value-type="float" office:value="6.81253" calcext:value-type="float">
            <text:p>6.81</text:p>
          </table:table-cell>
          <table:table-cell office:value-type="float" office:value="1.8665" calcext:value-type="float">
            <text:p>1.8665</text:p>
          </table:table-cell>
          <table:table-cell office:value-type="float" office:value="8.4074" calcext:value-type="float">
            <text:p>8.4074</text:p>
          </table:table-cell>
          <table:table-cell table:formula="of:=AVERAGE([.AD346:.AD355])" office:value-type="float" office:value="8.16553" calcext:value-type="float">
            <text:p>8.1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8056" calcext:value-type="float">
            <text:p>2.8056</text:p>
          </table:table-cell>
          <table:table-cell office:value-type="float" office:value="9.8842" calcext:value-type="float">
            <text:p>9.8842</text:p>
          </table:table-cell>
          <table:table-cell table:formula="of:=AVERAGE([.C347:.C356])" office:value-type="float" office:value="9.81441" calcext:value-type="float">
            <text:p>9.81</text:p>
          </table:table-cell>
          <table:table-cell office:value-type="float" office:value="3.1129" calcext:value-type="float">
            <text:p>3.1129</text:p>
          </table:table-cell>
          <table:table-cell office:value-type="float" office:value="6.9899" calcext:value-type="float">
            <text:p>6.9899</text:p>
          </table:table-cell>
          <table:table-cell table:formula="of:=AVERAGE([.F347:.F356])" office:value-type="float" office:value="6.15135" calcext:value-type="float">
            <text:p>6.15</text:p>
          </table:table-cell>
          <table:table-cell office:value-type="float" office:value="2.2438" calcext:value-type="float">
            <text:p>2.2438</text:p>
          </table:table-cell>
          <table:table-cell office:value-type="float" office:value="5.5243" calcext:value-type="float">
            <text:p>5.5243</text:p>
          </table:table-cell>
          <table:table-cell table:formula="of:=AVERAGE([.I347:.I356])" office:value-type="float" office:value="5.30233" calcext:value-type="float">
            <text:p>5.30</text:p>
          </table:table-cell>
          <table:table-cell office:value-type="float" office:value="2.661" calcext:value-type="float">
            <text:p>2.661</text:p>
          </table:table-cell>
          <table:table-cell office:value-type="float" office:value="6.5173" calcext:value-type="float">
            <text:p>6.5173</text:p>
          </table:table-cell>
          <table:table-cell table:formula="of:=AVERAGE([.L347:.L356])" office:value-type="float" office:value="7.14393" calcext:value-type="float">
            <text:p>7.14</text:p>
          </table:table-cell>
          <table:table-cell office:value-type="float" office:value="2.4459" calcext:value-type="float">
            <text:p>2.4459</text:p>
          </table:table-cell>
          <table:table-cell office:value-type="float" office:value="2.9891" calcext:value-type="float">
            <text:p>2.9891</text:p>
          </table:table-cell>
          <table:table-cell table:formula="of:=AVERAGE([.O347:.O356])" office:value-type="float" office:value="4.10019" calcext:value-type="float">
            <text:p>4.10</text:p>
          </table:table-cell>
          <table:table-cell office:value-type="float" office:value="2.1218" calcext:value-type="float">
            <text:p>2.1218</text:p>
          </table:table-cell>
          <table:table-cell office:value-type="float" office:value="10.0799" calcext:value-type="float">
            <text:p>10.0799</text:p>
          </table:table-cell>
          <table:table-cell table:formula="of:=AVERAGE([.R347:.R356])" office:value-type="float" office:value="9.90659" calcext:value-type="float">
            <text:p>9.91</text:p>
          </table:table-cell>
          <table:table-cell office:value-type="float" office:value="2.8446" calcext:value-type="float">
            <text:p>2.8446</text:p>
          </table:table-cell>
          <table:table-cell office:value-type="float" office:value="11.0556" calcext:value-type="float">
            <text:p>11.0556</text:p>
          </table:table-cell>
          <table:table-cell table:formula="of:=AVERAGE([.U347:.U356])" office:value-type="float" office:value="11.62306" calcext:value-type="float">
            <text:p>11.62</text:p>
          </table:table-cell>
          <table:table-cell office:value-type="float" office:value="1.8222" calcext:value-type="float">
            <text:p>1.8222</text:p>
          </table:table-cell>
          <table:table-cell office:value-type="float" office:value="6.6103" calcext:value-type="float">
            <text:p>6.6103</text:p>
          </table:table-cell>
          <table:table-cell table:formula="of:=AVERAGE([.X347:.X356])" office:value-type="float" office:value="7.42271" calcext:value-type="float">
            <text:p>7.42</text:p>
          </table:table-cell>
          <table:table-cell office:value-type="float" office:value="3.2049" calcext:value-type="float">
            <text:p>3.2049</text:p>
          </table:table-cell>
          <table:table-cell office:value-type="float" office:value="6.7534" calcext:value-type="float">
            <text:p>6.7534</text:p>
          </table:table-cell>
          <table:table-cell table:formula="of:=AVERAGE([.AA347:.AA356])" office:value-type="float" office:value="6.65863" calcext:value-type="float">
            <text:p>6.66</text:p>
          </table:table-cell>
          <table:table-cell office:value-type="float" office:value="2.0241" calcext:value-type="float">
            <text:p>2.0241</text:p>
          </table:table-cell>
          <table:table-cell office:value-type="float" office:value="7.5014" calcext:value-type="float">
            <text:p>7.5014</text:p>
          </table:table-cell>
          <table:table-cell table:formula="of:=AVERAGE([.AD347:.AD356])" office:value-type="float" office:value="8.21553" calcext:value-type="float">
            <text:p>8.2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.9329" calcext:value-type="float">
            <text:p>2.9329</text:p>
          </table:table-cell>
          <table:table-cell office:value-type="float" office:value="10.4141" calcext:value-type="float">
            <text:p>10.4141</text:p>
          </table:table-cell>
          <table:table-cell table:formula="of:=AVERAGE([.C348:.C357])" office:value-type="float" office:value="9.97648" calcext:value-type="float">
            <text:p>9.98</text:p>
          </table:table-cell>
          <table:table-cell office:value-type="float" office:value="3.1924" calcext:value-type="float">
            <text:p>3.1924</text:p>
          </table:table-cell>
          <table:table-cell office:value-type="float" office:value="6.8592" calcext:value-type="float">
            <text:p>6.8592</text:p>
          </table:table-cell>
          <table:table-cell table:formula="of:=AVERAGE([.F348:.F357])" office:value-type="float" office:value="6.278" calcext:value-type="float">
            <text:p>6.28</text:p>
          </table:table-cell>
          <table:table-cell office:value-type="float" office:value="2.0623" calcext:value-type="float">
            <text:p>2.0623</text:p>
          </table:table-cell>
          <table:table-cell office:value-type="float" office:value="6.206" calcext:value-type="float">
            <text:p>6.206</text:p>
          </table:table-cell>
          <table:table-cell table:formula="of:=AVERAGE([.I348:.I357])" office:value-type="float" office:value="5.23338" calcext:value-type="float">
            <text:p>5.23</text:p>
          </table:table-cell>
          <table:table-cell office:value-type="float" office:value="2.5926" calcext:value-type="float">
            <text:p>2.5926</text:p>
          </table:table-cell>
          <table:table-cell office:value-type="float" office:value="6.8516" calcext:value-type="float">
            <text:p>6.8516</text:p>
          </table:table-cell>
          <table:table-cell table:formula="of:=AVERAGE([.L348:.L357])" office:value-type="float" office:value="7.20273" calcext:value-type="float">
            <text:p>7.20</text:p>
          </table:table-cell>
          <table:table-cell office:value-type="float" office:value="2.8517" calcext:value-type="float">
            <text:p>2.8517</text:p>
          </table:table-cell>
          <table:table-cell office:value-type="float" office:value="4.7155" calcext:value-type="float">
            <text:p>4.7155</text:p>
          </table:table-cell>
          <table:table-cell table:formula="of:=AVERAGE([.O348:.O357])" office:value-type="float" office:value="4.04172" calcext:value-type="float">
            <text:p>4.04</text:p>
          </table:table-cell>
          <table:table-cell office:value-type="float" office:value="2.2284" calcext:value-type="float">
            <text:p>2.2284</text:p>
          </table:table-cell>
          <table:table-cell office:value-type="float" office:value="9.9406" calcext:value-type="float">
            <text:p>9.9406</text:p>
          </table:table-cell>
          <table:table-cell table:formula="of:=AVERAGE([.R348:.R357])" office:value-type="float" office:value="9.70517" calcext:value-type="float">
            <text:p>9.71</text:p>
          </table:table-cell>
          <table:table-cell office:value-type="float" office:value="3.0549" calcext:value-type="float">
            <text:p>3.0549</text:p>
          </table:table-cell>
          <table:table-cell office:value-type="float" office:value="10.8193" calcext:value-type="float">
            <text:p>10.8193</text:p>
          </table:table-cell>
          <table:table-cell table:formula="of:=AVERAGE([.U348:.U357])" office:value-type="float" office:value="11.54804" calcext:value-type="float">
            <text:p>11.55</text:p>
          </table:table-cell>
          <table:table-cell office:value-type="float" office:value="1.9302" calcext:value-type="float">
            <text:p>1.9302</text:p>
          </table:table-cell>
          <table:table-cell office:value-type="float" office:value="7.126" calcext:value-type="float">
            <text:p>7.126</text:p>
          </table:table-cell>
          <table:table-cell table:formula="of:=AVERAGE([.X348:.X357])" office:value-type="float" office:value="7.39667" calcext:value-type="float">
            <text:p>7.40</text:p>
          </table:table-cell>
          <table:table-cell office:value-type="float" office:value="3.2675" calcext:value-type="float">
            <text:p>3.2675</text:p>
          </table:table-cell>
          <table:table-cell office:value-type="float" office:value="5.484" calcext:value-type="float">
            <text:p>5.484</text:p>
          </table:table-cell>
          <table:table-cell table:formula="of:=AVERAGE([.AA348:.AA357])" office:value-type="float" office:value="6.45882" calcext:value-type="float">
            <text:p>6.46</text:p>
          </table:table-cell>
          <table:table-cell office:value-type="float" office:value="2.2676" calcext:value-type="float">
            <text:p>2.2676</text:p>
          </table:table-cell>
          <table:table-cell office:value-type="float" office:value="8.0521" calcext:value-type="float">
            <text:p>8.0521</text:p>
          </table:table-cell>
          <table:table-cell table:formula="of:=AVERAGE([.AD348:.AD357])" office:value-type="float" office:value="8.26455" calcext:value-type="float">
            <text:p>8.2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.6307" calcext:value-type="float">
            <text:p>2.6307</text:p>
          </table:table-cell>
          <table:table-cell office:value-type="float" office:value="10.8692" calcext:value-type="float">
            <text:p>10.8692</text:p>
          </table:table-cell>
          <table:table-cell table:formula="of:=AVERAGE([.C349:.C358])" office:value-type="float" office:value="10.03792" calcext:value-type="float">
            <text:p>10.04</text:p>
          </table:table-cell>
          <table:table-cell office:value-type="float" office:value="3.2114" calcext:value-type="float">
            <text:p>3.2114</text:p>
          </table:table-cell>
          <table:table-cell office:value-type="float" office:value="6.7608" calcext:value-type="float">
            <text:p>6.7608</text:p>
          </table:table-cell>
          <table:table-cell table:formula="of:=AVERAGE([.F349:.F358])" office:value-type="float" office:value="6.2447" calcext:value-type="float">
            <text:p>6.24</text:p>
          </table:table-cell>
          <table:table-cell office:value-type="float" office:value="2.3895" calcext:value-type="float">
            <text:p>2.3895</text:p>
          </table:table-cell>
          <table:table-cell office:value-type="float" office:value="7.0447" calcext:value-type="float">
            <text:p>7.0447</text:p>
          </table:table-cell>
          <table:table-cell table:formula="of:=AVERAGE([.I349:.I358])" office:value-type="float" office:value="5.35859" calcext:value-type="float">
            <text:p>5.36</text:p>
          </table:table-cell>
          <table:table-cell office:value-type="float" office:value="2.3086" calcext:value-type="float">
            <text:p>2.3086</text:p>
          </table:table-cell>
          <table:table-cell office:value-type="float" office:value="5.9446" calcext:value-type="float">
            <text:p>5.9446</text:p>
          </table:table-cell>
          <table:table-cell table:formula="of:=AVERAGE([.L349:.L358])" office:value-type="float" office:value="7.10585" calcext:value-type="float">
            <text:p>7.11</text:p>
          </table:table-cell>
          <table:table-cell office:value-type="float" office:value="2.6879" calcext:value-type="float">
            <text:p>2.6879</text:p>
          </table:table-cell>
          <table:table-cell office:value-type="float" office:value="4.7842" calcext:value-type="float">
            <text:p>4.7842</text:p>
          </table:table-cell>
          <table:table-cell table:formula="of:=AVERAGE([.O349:.O358])" office:value-type="float" office:value="4.00044" calcext:value-type="float">
            <text:p>4.00</text:p>
          </table:table-cell>
          <table:table-cell office:value-type="float" office:value="1.9382" calcext:value-type="float">
            <text:p>1.9382</text:p>
          </table:table-cell>
          <table:table-cell office:value-type="float" office:value="9.7873" calcext:value-type="float">
            <text:p>9.7873</text:p>
          </table:table-cell>
          <table:table-cell table:formula="of:=AVERAGE([.R349:.R358])" office:value-type="float" office:value="9.87373" calcext:value-type="float">
            <text:p>9.87</text:p>
          </table:table-cell>
          <table:table-cell office:value-type="float" office:value="2.5978" calcext:value-type="float">
            <text:p>2.5978</text:p>
          </table:table-cell>
          <table:table-cell office:value-type="float" office:value="7.6575" calcext:value-type="float">
            <text:p>7.6575</text:p>
          </table:table-cell>
          <table:table-cell table:formula="of:=AVERAGE([.U349:.U358])" office:value-type="float" office:value="10.97605" calcext:value-type="float">
            <text:p>10.98</text:p>
          </table:table-cell>
          <table:table-cell office:value-type="float" office:value="1.9198" calcext:value-type="float">
            <text:p>1.9198</text:p>
          </table:table-cell>
          <table:table-cell office:value-type="float" office:value="5.5697" calcext:value-type="float">
            <text:p>5.5697</text:p>
          </table:table-cell>
          <table:table-cell table:formula="of:=AVERAGE([.X349:.X358])" office:value-type="float" office:value="7.08065" calcext:value-type="float">
            <text:p>7.08</text:p>
          </table:table-cell>
          <table:table-cell office:value-type="float" office:value="2.8438" calcext:value-type="float">
            <text:p>2.8438</text:p>
          </table:table-cell>
          <table:table-cell office:value-type="float" office:value="5.2901" calcext:value-type="float">
            <text:p>5.2901</text:p>
          </table:table-cell>
          <table:table-cell table:formula="of:=AVERAGE([.AA349:.AA358])" office:value-type="float" office:value="6.29061" calcext:value-type="float">
            <text:p>6.29</text:p>
          </table:table-cell>
          <table:table-cell office:value-type="float" office:value="1.8079" calcext:value-type="float">
            <text:p>1.8079</text:p>
          </table:table-cell>
          <table:table-cell office:value-type="float" office:value="9.1338" calcext:value-type="float">
            <text:p>9.1338</text:p>
          </table:table-cell>
          <table:table-cell table:formula="of:=AVERAGE([.AD349:.AD358])" office:value-type="float" office:value="8.43893" calcext:value-type="float">
            <text:p>8.4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.6133" calcext:value-type="float">
            <text:p>2.6133</text:p>
          </table:table-cell>
          <table:table-cell office:value-type="float" office:value="9.4082" calcext:value-type="float">
            <text:p>9.4082</text:p>
          </table:table-cell>
          <table:table-cell table:formula="of:=AVERAGE([.C350:.C359])" office:value-type="float" office:value="9.97183" calcext:value-type="float">
            <text:p>9.97</text:p>
          </table:table-cell>
          <table:table-cell office:value-type="float" office:value="3.028" calcext:value-type="float">
            <text:p>3.028</text:p>
          </table:table-cell>
          <table:table-cell office:value-type="float" office:value="6.4468" calcext:value-type="float">
            <text:p>6.4468</text:p>
          </table:table-cell>
          <table:table-cell table:formula="of:=AVERAGE([.F350:.F359])" office:value-type="float" office:value="6.35949" calcext:value-type="float">
            <text:p>6.36</text:p>
          </table:table-cell>
          <table:table-cell office:value-type="float" office:value="2.2285" calcext:value-type="float">
            <text:p>2.2285</text:p>
          </table:table-cell>
          <table:table-cell office:value-type="float" office:value="6.1475" calcext:value-type="float">
            <text:p>6.1475</text:p>
          </table:table-cell>
          <table:table-cell table:formula="of:=AVERAGE([.I350:.I359])" office:value-type="float" office:value="5.49252" calcext:value-type="float">
            <text:p>5.49</text:p>
          </table:table-cell>
          <table:table-cell office:value-type="float" office:value="2.4075" calcext:value-type="float">
            <text:p>2.4075</text:p>
          </table:table-cell>
          <table:table-cell office:value-type="float" office:value="5.6534" calcext:value-type="float">
            <text:p>5.6534</text:p>
          </table:table-cell>
          <table:table-cell table:formula="of:=AVERAGE([.L350:.L359])" office:value-type="float" office:value="7.03148" calcext:value-type="float">
            <text:p>7.03</text:p>
          </table:table-cell>
          <table:table-cell office:value-type="float" office:value="2.7697" calcext:value-type="float">
            <text:p>2.7697</text:p>
          </table:table-cell>
          <table:table-cell office:value-type="float" office:value="3.9695" calcext:value-type="float">
            <text:p>3.9695</text:p>
          </table:table-cell>
          <table:table-cell table:formula="of:=AVERAGE([.O350:.O359])" office:value-type="float" office:value="4.00268" calcext:value-type="float">
            <text:p>4.00</text:p>
          </table:table-cell>
          <table:table-cell office:value-type="float" office:value="2.1379" calcext:value-type="float">
            <text:p>2.1379</text:p>
          </table:table-cell>
          <table:table-cell office:value-type="float" office:value="9.971" calcext:value-type="float">
            <text:p>9.971</text:p>
          </table:table-cell>
          <table:table-cell table:formula="of:=AVERAGE([.R350:.R359])" office:value-type="float" office:value="9.90912" calcext:value-type="float">
            <text:p>9.91</text:p>
          </table:table-cell>
          <table:table-cell office:value-type="float" office:value="3.0198" calcext:value-type="float">
            <text:p>3.0198</text:p>
          </table:table-cell>
          <table:table-cell office:value-type="float" office:value="10.4452" calcext:value-type="float">
            <text:p>10.4452</text:p>
          </table:table-cell>
          <table:table-cell table:formula="of:=AVERAGE([.U350:.U359])" office:value-type="float" office:value="10.69301" calcext:value-type="float">
            <text:p>10.69</text:p>
          </table:table-cell>
          <table:table-cell office:value-type="float" office:value="1.9962" calcext:value-type="float">
            <text:p>1.9962</text:p>
          </table:table-cell>
          <table:table-cell office:value-type="float" office:value="6.3793" calcext:value-type="float">
            <text:p>6.3793</text:p>
          </table:table-cell>
          <table:table-cell table:formula="of:=AVERAGE([.X350:.X359])" office:value-type="float" office:value="6.81664" calcext:value-type="float">
            <text:p>6.82</text:p>
          </table:table-cell>
          <table:table-cell office:value-type="float" office:value="2.9178" calcext:value-type="float">
            <text:p>2.9178</text:p>
          </table:table-cell>
          <table:table-cell office:value-type="float" office:value="5.3608" calcext:value-type="float">
            <text:p>5.3608</text:p>
          </table:table-cell>
          <table:table-cell table:formula="of:=AVERAGE([.AA350:.AA359])" office:value-type="float" office:value="6.02838" calcext:value-type="float">
            <text:p>6.03</text:p>
          </table:table-cell>
          <table:table-cell office:value-type="float" office:value="1.8803" calcext:value-type="float">
            <text:p>1.8803</text:p>
          </table:table-cell>
          <table:table-cell office:value-type="float" office:value="8.9467" calcext:value-type="float">
            <text:p>8.9467</text:p>
          </table:table-cell>
          <table:table-cell table:formula="of:=AVERAGE([.AD350:.AD359])" office:value-type="float" office:value="8.48079" calcext:value-type="float">
            <text:p>8.4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.9129" calcext:value-type="float">
            <text:p>2.9129</text:p>
          </table:table-cell>
          <table:table-cell office:value-type="float" office:value="8.7293" calcext:value-type="float">
            <text:p>8.7293</text:p>
          </table:table-cell>
          <table:table-cell table:formula="of:=AVERAGE([.C351:.C360])" office:value-type="float" office:value="9.85829" calcext:value-type="float">
            <text:p>9.86</text:p>
          </table:table-cell>
          <table:table-cell office:value-type="float" office:value="3.2042" calcext:value-type="float">
            <text:p>3.2042</text:p>
          </table:table-cell>
          <table:table-cell office:value-type="float" office:value="7.8518" calcext:value-type="float">
            <text:p>7.8518</text:p>
          </table:table-cell>
          <table:table-cell table:formula="of:=AVERAGE([.F351:.F360])" office:value-type="float" office:value="6.58841" calcext:value-type="float">
            <text:p>6.59</text:p>
          </table:table-cell>
          <table:table-cell office:value-type="float" office:value="2.2762" calcext:value-type="float">
            <text:p>2.2762</text:p>
          </table:table-cell>
          <table:table-cell office:value-type="float" office:value="5.8749" calcext:value-type="float">
            <text:p>5.8749</text:p>
          </table:table-cell>
          <table:table-cell table:formula="of:=AVERAGE([.I351:.I360])" office:value-type="float" office:value="5.70067" calcext:value-type="float">
            <text:p>5.70</text:p>
          </table:table-cell>
          <table:table-cell office:value-type="float" office:value="2.4873" calcext:value-type="float">
            <text:p>2.4873</text:p>
          </table:table-cell>
          <table:table-cell office:value-type="float" office:value="6.3259" calcext:value-type="float">
            <text:p>6.3259</text:p>
          </table:table-cell>
          <table:table-cell table:formula="of:=AVERAGE([.L351:.L360])" office:value-type="float" office:value="7.01302" calcext:value-type="float">
            <text:p>7.01</text:p>
          </table:table-cell>
          <table:table-cell office:value-type="float" office:value="2.8422" calcext:value-type="float">
            <text:p>2.8422</text:p>
          </table:table-cell>
          <table:table-cell office:value-type="float" office:value="3.3471" calcext:value-type="float">
            <text:p>3.3471</text:p>
          </table:table-cell>
          <table:table-cell table:formula="of:=AVERAGE([.O351:.O360])" office:value-type="float" office:value="3.90331" calcext:value-type="float">
            <text:p>3.90</text:p>
          </table:table-cell>
          <table:table-cell office:value-type="float" office:value="2.0946" calcext:value-type="float">
            <text:p>2.0946</text:p>
          </table:table-cell>
          <table:table-cell office:value-type="float" office:value="8.7678" calcext:value-type="float">
            <text:p>8.7678</text:p>
          </table:table-cell>
          <table:table-cell table:formula="of:=AVERAGE([.R351:.R360])" office:value-type="float" office:value="9.84927" calcext:value-type="float">
            <text:p>9.85</text:p>
          </table:table-cell>
          <table:table-cell office:value-type="float" office:value="3.0845" calcext:value-type="float">
            <text:p>3.0845</text:p>
          </table:table-cell>
          <table:table-cell office:value-type="float" office:value="10.0418" calcext:value-type="float">
            <text:p>10.0418</text:p>
          </table:table-cell>
          <table:table-cell table:formula="of:=AVERAGE([.U351:.U360])" office:value-type="float" office:value="10.4503" calcext:value-type="float">
            <text:p>10.45</text:p>
          </table:table-cell>
          <table:table-cell office:value-type="float" office:value="2.028" calcext:value-type="float">
            <text:p>2.028</text:p>
          </table:table-cell>
          <table:table-cell office:value-type="float" office:value="5.9994" calcext:value-type="float">
            <text:p>5.9994</text:p>
          </table:table-cell>
          <table:table-cell table:formula="of:=AVERAGE([.X351:.X360])" office:value-type="float" office:value="6.61104" calcext:value-type="float">
            <text:p>6.61</text:p>
          </table:table-cell>
          <table:table-cell office:value-type="float" office:value="2.7054" calcext:value-type="float">
            <text:p>2.7054</text:p>
          </table:table-cell>
          <table:table-cell office:value-type="float" office:value="4.9314" calcext:value-type="float">
            <text:p>4.9314</text:p>
          </table:table-cell>
          <table:table-cell table:formula="of:=AVERAGE([.AA351:.AA360])" office:value-type="float" office:value="5.87923" calcext:value-type="float">
            <text:p>5.88</text:p>
          </table:table-cell>
          <table:table-cell office:value-type="float" office:value="2.039" calcext:value-type="float">
            <text:p>2.039</text:p>
          </table:table-cell>
          <table:table-cell office:value-type="float" office:value="9.0953" calcext:value-type="float">
            <text:p>9.0953</text:p>
          </table:table-cell>
          <table:table-cell table:formula="of:=AVERAGE([.AD351:.AD360])" office:value-type="float" office:value="8.55477" calcext:value-type="float">
            <text:p>8.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7992" calcext:value-type="float">
            <text:p>2.7992</text:p>
          </table:table-cell>
          <table:table-cell office:value-type="float" office:value="8.8635" calcext:value-type="float">
            <text:p>8.8635</text:p>
          </table:table-cell>
          <table:table-cell table:formula="of:=AVERAGE([.C352:.C361])" office:value-type="float" office:value="9.8218" calcext:value-type="float">
            <text:p>9.82</text:p>
          </table:table-cell>
          <table:table-cell office:value-type="float" office:value="3.45" calcext:value-type="float">
            <text:p>3.45</text:p>
          </table:table-cell>
          <table:table-cell office:value-type="float" office:value="6.5527" calcext:value-type="float">
            <text:p>6.5527</text:p>
          </table:table-cell>
          <table:table-cell table:formula="of:=AVERAGE([.F352:.F361])" office:value-type="float" office:value="6.62124" calcext:value-type="float">
            <text:p>6.62</text:p>
          </table:table-cell>
          <table:table-cell office:value-type="float" office:value="2.0536" calcext:value-type="float">
            <text:p>2.0536</text:p>
          </table:table-cell>
          <table:table-cell office:value-type="float" office:value="5.0279" calcext:value-type="float">
            <text:p>5.0279</text:p>
          </table:table-cell>
          <table:table-cell table:formula="of:=AVERAGE([.I352:.I361])" office:value-type="float" office:value="5.61174" calcext:value-type="float">
            <text:p>5.61</text:p>
          </table:table-cell>
          <table:table-cell office:value-type="float" office:value="2.3902" calcext:value-type="float">
            <text:p>2.3902</text:p>
          </table:table-cell>
          <table:table-cell office:value-type="float" office:value="6.0047" calcext:value-type="float">
            <text:p>6.0047</text:p>
          </table:table-cell>
          <table:table-cell table:formula="of:=AVERAGE([.L352:.L361])" office:value-type="float" office:value="6.90979" calcext:value-type="float">
            <text:p>6.91</text:p>
          </table:table-cell>
          <table:table-cell office:value-type="float" office:value="2.4207" calcext:value-type="float">
            <text:p>2.4207</text:p>
          </table:table-cell>
          <table:table-cell office:value-type="float" office:value="4.2063" calcext:value-type="float">
            <text:p>4.2063</text:p>
          </table:table-cell>
          <table:table-cell table:formula="of:=AVERAGE([.O352:.O361])" office:value-type="float" office:value="3.76244" calcext:value-type="float">
            <text:p>3.76</text:p>
          </table:table-cell>
          <table:table-cell office:value-type="float" office:value="2.1191" calcext:value-type="float">
            <text:p>2.1191</text:p>
          </table:table-cell>
          <table:table-cell office:value-type="float" office:value="8.0975" calcext:value-type="float">
            <text:p>8.0975</text:p>
          </table:table-cell>
          <table:table-cell table:formula="of:=AVERAGE([.R352:.R361])" office:value-type="float" office:value="9.66765" calcext:value-type="float">
            <text:p>9.67</text:p>
          </table:table-cell>
          <table:table-cell office:value-type="float" office:value="2.9072" calcext:value-type="float">
            <text:p>2.9072</text:p>
          </table:table-cell>
          <table:table-cell office:value-type="float" office:value="10.109" calcext:value-type="float">
            <text:p>10.109</text:p>
          </table:table-cell>
          <table:table-cell table:formula="of:=AVERAGE([.U352:.U361])" office:value-type="float" office:value="10.4006" calcext:value-type="float">
            <text:p>10.40</text:p>
          </table:table-cell>
          <table:table-cell office:value-type="float" office:value="1.992" calcext:value-type="float">
            <text:p>1.992</text:p>
          </table:table-cell>
          <table:table-cell office:value-type="float" office:value="6.4781" calcext:value-type="float">
            <text:p>6.4781</text:p>
          </table:table-cell>
          <table:table-cell table:formula="of:=AVERAGE([.X352:.X361])" office:value-type="float" office:value="6.62949" calcext:value-type="float">
            <text:p>6.63</text:p>
          </table:table-cell>
          <table:table-cell office:value-type="float" office:value="2.7306" calcext:value-type="float">
            <text:p>2.7306</text:p>
          </table:table-cell>
          <table:table-cell office:value-type="float" office:value="5.0538" calcext:value-type="float">
            <text:p>5.0538</text:p>
          </table:table-cell>
          <table:table-cell table:formula="of:=AVERAGE([.AA352:.AA361])" office:value-type="float" office:value="5.81807" calcext:value-type="float">
            <text:p>5.82</text:p>
          </table:table-cell>
          <table:table-cell office:value-type="float" office:value="2.0673" calcext:value-type="float">
            <text:p>2.0673</text:p>
          </table:table-cell>
          <table:table-cell office:value-type="float" office:value="8.5551" calcext:value-type="float">
            <text:p>8.5551</text:p>
          </table:table-cell>
          <table:table-cell table:formula="of:=AVERAGE([.AD352:.AD361])" office:value-type="float" office:value="8.60408" calcext:value-type="float">
            <text:p>8.6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.7888" calcext:value-type="float">
            <text:p>2.7888</text:p>
          </table:table-cell>
          <table:table-cell office:value-type="float" office:value="7.1437" calcext:value-type="float">
            <text:p>7.1437</text:p>
          </table:table-cell>
          <table:table-cell table:formula="of:=AVERAGE([.C353:.C362])" office:value-type="float" office:value="9.46245" calcext:value-type="float">
            <text:p>9.46</text:p>
          </table:table-cell>
          <table:table-cell office:value-type="float" office:value="3.5424" calcext:value-type="float">
            <text:p>3.5424</text:p>
          </table:table-cell>
          <table:table-cell office:value-type="float" office:value="7.923" calcext:value-type="float">
            <text:p>7.923</text:p>
          </table:table-cell>
          <table:table-cell table:formula="of:=AVERAGE([.F353:.F362])" office:value-type="float" office:value="6.84059" calcext:value-type="float">
            <text:p>6.84</text:p>
          </table:table-cell>
          <table:table-cell office:value-type="float" office:value="2.4218" calcext:value-type="float">
            <text:p>2.4218</text:p>
          </table:table-cell>
          <table:table-cell office:value-type="float" office:value="5.5091" calcext:value-type="float">
            <text:p>5.5091</text:p>
          </table:table-cell>
          <table:table-cell table:formula="of:=AVERAGE([.I353:.I362])" office:value-type="float" office:value="5.61232" calcext:value-type="float">
            <text:p>5.61</text:p>
          </table:table-cell>
          <table:table-cell office:value-type="float" office:value="2.337" calcext:value-type="float">
            <text:p>2.337</text:p>
          </table:table-cell>
          <table:table-cell office:value-type="float" office:value="6.6013" calcext:value-type="float">
            <text:p>6.6013</text:p>
          </table:table-cell>
          <table:table-cell table:formula="of:=AVERAGE([.L353:.L362])" office:value-type="float" office:value="6.77754" calcext:value-type="float">
            <text:p>6.78</text:p>
          </table:table-cell>
          <table:table-cell office:value-type="float" office:value="2.5486" calcext:value-type="float">
            <text:p>2.5486</text:p>
          </table:table-cell>
          <table:table-cell office:value-type="float" office:value="3.7302" calcext:value-type="float">
            <text:p>3.7302</text:p>
          </table:table-cell>
          <table:table-cell table:formula="of:=AVERAGE([.O353:.O362])" office:value-type="float" office:value="3.75289" calcext:value-type="float">
            <text:p>3.75</text:p>
          </table:table-cell>
          <table:table-cell office:value-type="float" office:value="2.0219" calcext:value-type="float">
            <text:p>2.0219</text:p>
          </table:table-cell>
          <table:table-cell office:value-type="float" office:value="10.7727" calcext:value-type="float">
            <text:p>10.7727</text:p>
          </table:table-cell>
          <table:table-cell table:formula="of:=AVERAGE([.R353:.R362])" office:value-type="float" office:value="9.73303" calcext:value-type="float">
            <text:p>9.73</text:p>
          </table:table-cell>
          <table:table-cell office:value-type="float" office:value="2.9899" calcext:value-type="float">
            <text:p>2.9899</text:p>
          </table:table-cell>
          <table:table-cell office:value-type="float" office:value="10.5453" calcext:value-type="float">
            <text:p>10.5453</text:p>
          </table:table-cell>
          <table:table-cell table:formula="of:=AVERAGE([.U353:.U362])" office:value-type="float" office:value="10.30554" calcext:value-type="float">
            <text:p>10.31</text:p>
          </table:table-cell>
          <table:table-cell office:value-type="float" office:value="2.2516" calcext:value-type="float">
            <text:p>2.2516</text:p>
          </table:table-cell>
          <table:table-cell office:value-type="float" office:value="7.3275" calcext:value-type="float">
            <text:p>7.3275</text:p>
          </table:table-cell>
          <table:table-cell table:formula="of:=AVERAGE([.X353:.X362])" office:value-type="float" office:value="6.77187" calcext:value-type="float">
            <text:p>6.77</text:p>
          </table:table-cell>
          <table:table-cell office:value-type="float" office:value="2.8109" calcext:value-type="float">
            <text:p>2.8109</text:p>
          </table:table-cell>
          <table:table-cell office:value-type="float" office:value="4.8376" calcext:value-type="float">
            <text:p>4.8376</text:p>
          </table:table-cell>
          <table:table-cell table:formula="of:=AVERAGE([.AA353:.AA362])" office:value-type="float" office:value="5.69497" calcext:value-type="float">
            <text:p>5.69</text:p>
          </table:table-cell>
          <table:table-cell office:value-type="float" office:value="1.9189" calcext:value-type="float">
            <text:p>1.9189</text:p>
          </table:table-cell>
          <table:table-cell office:value-type="float" office:value="8.7176" calcext:value-type="float">
            <text:p>8.7176</text:p>
          </table:table-cell>
          <table:table-cell table:formula="of:=AVERAGE([.AD353:.AD362])" office:value-type="float" office:value="8.56751" calcext:value-type="float">
            <text:p>8.5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.9508" calcext:value-type="float">
            <text:p>2.9508</text:p>
          </table:table-cell>
          <table:table-cell office:value-type="float" office:value="8.3001" calcext:value-type="float">
            <text:p>8.3001</text:p>
          </table:table-cell>
          <table:table-cell table:formula="of:=AVERAGE([.C354:.C363])" office:value-type="float" office:value="9.31875" calcext:value-type="float">
            <text:p>9.32</text:p>
          </table:table-cell>
          <table:table-cell office:value-type="float" office:value="3.2628" calcext:value-type="float">
            <text:p>3.2628</text:p>
          </table:table-cell>
          <table:table-cell office:value-type="float" office:value="8.2395" calcext:value-type="float">
            <text:p>8.2395</text:p>
          </table:table-cell>
          <table:table-cell table:formula="of:=AVERAGE([.F354:.F363])" office:value-type="float" office:value="7.07786" calcext:value-type="float">
            <text:p>7.08</text:p>
          </table:table-cell>
          <table:table-cell office:value-type="float" office:value="2.0957" calcext:value-type="float">
            <text:p>2.0957</text:p>
          </table:table-cell>
          <table:table-cell office:value-type="float" office:value="5.8974" calcext:value-type="float">
            <text:p>5.8974</text:p>
          </table:table-cell>
          <table:table-cell table:formula="of:=AVERAGE([.I354:.I363])" office:value-type="float" office:value="5.63486" calcext:value-type="float">
            <text:p>5.63</text:p>
          </table:table-cell>
          <table:table-cell office:value-type="float" office:value="2.3983" calcext:value-type="float">
            <text:p>2.3983</text:p>
          </table:table-cell>
          <table:table-cell office:value-type="float" office:value="6.4514" calcext:value-type="float">
            <text:p>6.4514</text:p>
          </table:table-cell>
          <table:table-cell table:formula="of:=AVERAGE([.L354:.L363])" office:value-type="float" office:value="6.56291" calcext:value-type="float">
            <text:p>6.56</text:p>
          </table:table-cell>
          <table:table-cell office:value-type="float" office:value="2.6526" calcext:value-type="float">
            <text:p>2.6526</text:p>
          </table:table-cell>
          <table:table-cell office:value-type="float" office:value="3.87" calcext:value-type="float">
            <text:p>3.87</text:p>
          </table:table-cell>
          <table:table-cell table:formula="of:=AVERAGE([.O354:.O363])" office:value-type="float" office:value="3.8115" calcext:value-type="float">
            <text:p>3.81</text:p>
          </table:table-cell>
          <table:table-cell office:value-type="float" office:value="2.0654" calcext:value-type="float">
            <text:p>2.0654</text:p>
          </table:table-cell>
          <table:table-cell office:value-type="float" office:value="11.4636" calcext:value-type="float">
            <text:p>11.4636</text:p>
          </table:table-cell>
          <table:table-cell table:formula="of:=AVERAGE([.R354:.R363])" office:value-type="float" office:value="9.78724" calcext:value-type="float">
            <text:p>9.79</text:p>
          </table:table-cell>
          <table:table-cell office:value-type="float" office:value="2.6372" calcext:value-type="float">
            <text:p>2.6372</text:p>
          </table:table-cell>
          <table:table-cell office:value-type="float" office:value="8.0914" calcext:value-type="float">
            <text:p>8.0914</text:p>
          </table:table-cell>
          <table:table-cell table:formula="of:=AVERAGE([.U354:.U363])" office:value-type="float" office:value="10.03076" calcext:value-type="float">
            <text:p>10.03</text:p>
          </table:table-cell>
          <table:table-cell office:value-type="float" office:value="2.0853" calcext:value-type="float">
            <text:p>2.0853</text:p>
          </table:table-cell>
          <table:table-cell office:value-type="float" office:value="7.2055" calcext:value-type="float">
            <text:p>7.2055</text:p>
          </table:table-cell>
          <table:table-cell table:formula="of:=AVERAGE([.X354:.X363])" office:value-type="float" office:value="6.89714" calcext:value-type="float">
            <text:p>6.90</text:p>
          </table:table-cell>
          <table:table-cell office:value-type="float" office:value="2.7235" calcext:value-type="float">
            <text:p>2.7235</text:p>
          </table:table-cell>
          <table:table-cell office:value-type="float" office:value="5.8386" calcext:value-type="float">
            <text:p>5.8386</text:p>
          </table:table-cell>
          <table:table-cell table:formula="of:=AVERAGE([.AA354:.AA363])" office:value-type="float" office:value="5.65244" calcext:value-type="float">
            <text:p>5.65</text:p>
          </table:table-cell>
          <table:table-cell office:value-type="float" office:value="1.9558" calcext:value-type="float">
            <text:p>1.9558</text:p>
          </table:table-cell>
          <table:table-cell office:value-type="float" office:value="8.4454" calcext:value-type="float">
            <text:p>8.4454</text:p>
          </table:table-cell>
          <table:table-cell table:formula="of:=AVERAGE([.AD354:.AD363])" office:value-type="float" office:value="8.51736" calcext:value-type="float">
            <text:p>8.5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.6091" calcext:value-type="float">
            <text:p>2.6091</text:p>
          </table:table-cell>
          <table:table-cell office:value-type="float" office:value="9.9488" calcext:value-type="float">
            <text:p>9.9488</text:p>
          </table:table-cell>
          <table:table-cell table:formula="of:=AVERAGE([.C355:.C364])" office:value-type="float" office:value="9.38941" calcext:value-type="float">
            <text:p>9.39</text:p>
          </table:table-cell>
          <table:table-cell office:value-type="float" office:value="3.638" calcext:value-type="float">
            <text:p>3.638</text:p>
          </table:table-cell>
          <table:table-cell office:value-type="float" office:value="7.3837" calcext:value-type="float">
            <text:p>7.3837</text:p>
          </table:table-cell>
          <table:table-cell table:formula="of:=AVERAGE([.F355:.F364])" office:value-type="float" office:value="7.17396" calcext:value-type="float">
            <text:p>7.17</text:p>
          </table:table-cell>
          <table:table-cell office:value-type="float" office:value="2.05" calcext:value-type="float">
            <text:p>2.05</text:p>
          </table:table-cell>
          <table:table-cell office:value-type="float" office:value="5.8073" calcext:value-type="float">
            <text:p>5.8073</text:p>
          </table:table-cell>
          <table:table-cell table:formula="of:=AVERAGE([.I355:.I364])" office:value-type="float" office:value="5.79046" calcext:value-type="float">
            <text:p>5.79</text:p>
          </table:table-cell>
          <table:table-cell office:value-type="float" office:value="2.2519" calcext:value-type="float">
            <text:p>2.2519</text:p>
          </table:table-cell>
          <table:table-cell office:value-type="float" office:value="5.1356" calcext:value-type="float">
            <text:p>5.1356</text:p>
          </table:table-cell>
          <table:table-cell table:formula="of:=AVERAGE([.L355:.L364])" office:value-type="float" office:value="6.27158" calcext:value-type="float">
            <text:p>6.27</text:p>
          </table:table-cell>
          <table:table-cell office:value-type="float" office:value="2.8059" calcext:value-type="float">
            <text:p>2.8059</text:p>
          </table:table-cell>
          <table:table-cell office:value-type="float" office:value="3.9296" calcext:value-type="float">
            <text:p>3.9296</text:p>
          </table:table-cell>
          <table:table-cell table:formula="of:=AVERAGE([.O355:.O364])" office:value-type="float" office:value="3.88082" calcext:value-type="float">
            <text:p>3.88</text:p>
          </table:table-cell>
          <table:table-cell office:value-type="float" office:value="1.8622" calcext:value-type="float">
            <text:p>1.8622</text:p>
          </table:table-cell>
          <table:table-cell office:value-type="float" office:value="10.4185" calcext:value-type="float">
            <text:p>10.4185</text:p>
          </table:table-cell>
          <table:table-cell table:formula="of:=AVERAGE([.R355:.R364])" office:value-type="float" office:value="9.8981" calcext:value-type="float">
            <text:p>9.90</text:p>
          </table:table-cell>
          <table:table-cell office:value-type="float" office:value="3.185" calcext:value-type="float">
            <text:p>3.185</text:p>
          </table:table-cell>
          <table:table-cell office:value-type="float" office:value="9.1685" calcext:value-type="float">
            <text:p>9.1685</text:p>
          </table:table-cell>
          <table:table-cell table:formula="of:=AVERAGE([.U355:.U364])" office:value-type="float" office:value="9.86797" calcext:value-type="float">
            <text:p>9.87</text:p>
          </table:table-cell>
          <table:table-cell office:value-type="float" office:value="2.042" calcext:value-type="float">
            <text:p>2.042</text:p>
          </table:table-cell>
          <table:table-cell office:value-type="float" office:value="5.503" calcext:value-type="float">
            <text:p>5.503</text:p>
          </table:table-cell>
          <table:table-cell table:formula="of:=AVERAGE([.X355:.X364])" office:value-type="float" office:value="6.71026" calcext:value-type="float">
            <text:p>6.71</text:p>
          </table:table-cell>
          <table:table-cell office:value-type="float" office:value="2.5544" calcext:value-type="float">
            <text:p>2.5544</text:p>
          </table:table-cell>
          <table:table-cell office:value-type="float" office:value="5.7338" calcext:value-type="float">
            <text:p>5.7338</text:p>
          </table:table-cell>
          <table:table-cell table:formula="of:=AVERAGE([.AA355:.AA364])" office:value-type="float" office:value="5.53567" calcext:value-type="float">
            <text:p>5.54</text:p>
          </table:table-cell>
          <table:table-cell office:value-type="float" office:value="1.7254" calcext:value-type="float">
            <text:p>1.7254</text:p>
          </table:table-cell>
          <table:table-cell office:value-type="float" office:value="7.725" calcext:value-type="float">
            <text:p>7.725</text:p>
          </table:table-cell>
          <table:table-cell table:formula="of:=AVERAGE([.AD355:.AD364])" office:value-type="float" office:value="8.45798" calcext:value-type="float">
            <text:p>8.4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564" calcext:value-type="float">
            <text:p>2.564</text:p>
          </table:table-cell>
          <table:table-cell office:value-type="float" office:value="8.4908" calcext:value-type="float">
            <text:p>8.4908</text:p>
          </table:table-cell>
          <table:table-cell table:formula="of:=AVERAGE([.C356:.C365])" office:value-type="float" office:value="9.20519" calcext:value-type="float">
            <text:p>9.21</text:p>
          </table:table-cell>
          <table:table-cell office:value-type="float" office:value="2.7533" calcext:value-type="float">
            <text:p>2.7533</text:p>
          </table:table-cell>
          <table:table-cell office:value-type="float" office:value="7.9037" calcext:value-type="float">
            <text:p>7.9037</text:p>
          </table:table-cell>
          <table:table-cell table:formula="of:=AVERAGE([.F356:.F365])" office:value-type="float" office:value="7.29111" calcext:value-type="float">
            <text:p>7.29</text:p>
          </table:table-cell>
          <table:table-cell office:value-type="float" office:value="2.3933" calcext:value-type="float">
            <text:p>2.3933</text:p>
          </table:table-cell>
          <table:table-cell office:value-type="float" office:value="4.5604" calcext:value-type="float">
            <text:p>4.5604</text:p>
          </table:table-cell>
          <table:table-cell table:formula="of:=AVERAGE([.I356:.I365])" office:value-type="float" office:value="5.75995" calcext:value-type="float">
            <text:p>5.76</text:p>
          </table:table-cell>
          <table:table-cell office:value-type="float" office:value="2.0163" calcext:value-type="float">
            <text:p>2.0163</text:p>
          </table:table-cell>
          <table:table-cell office:value-type="float" office:value="5.725" calcext:value-type="float">
            <text:p>5.725</text:p>
          </table:table-cell>
          <table:table-cell table:formula="of:=AVERAGE([.L356:.L365])" office:value-type="float" office:value="6.12108" calcext:value-type="float">
            <text:p>6.12</text:p>
          </table:table-cell>
          <table:table-cell office:value-type="float" office:value="2.3705" calcext:value-type="float">
            <text:p>2.3705</text:p>
          </table:table-cell>
          <table:table-cell office:value-type="float" office:value="3.2222" calcext:value-type="float">
            <text:p>3.2222</text:p>
          </table:table-cell>
          <table:table-cell table:formula="of:=AVERAGE([.O356:.O365])" office:value-type="float" office:value="3.87637" calcext:value-type="float">
            <text:p>3.88</text:p>
          </table:table-cell>
          <table:table-cell office:value-type="float" office:value="2.2164" calcext:value-type="float">
            <text:p>2.2164</text:p>
          </table:table-cell>
          <table:table-cell office:value-type="float" office:value="12.9045" calcext:value-type="float">
            <text:p>12.9045</text:p>
          </table:table-cell>
          <table:table-cell table:formula="of:=AVERAGE([.R356:.R365])" office:value-type="float" office:value="10.22034" calcext:value-type="float">
            <text:p>10.22</text:p>
          </table:table-cell>
          <table:table-cell office:value-type="float" office:value="2.2651" calcext:value-type="float">
            <text:p>2.2651</text:p>
          </table:table-cell>
          <table:table-cell office:value-type="float" office:value="7.5258" calcext:value-type="float">
            <text:p>7.5258</text:p>
          </table:table-cell>
          <table:table-cell table:formula="of:=AVERAGE([.U356:.U365])" office:value-type="float" office:value="9.54594" calcext:value-type="float">
            <text:p>9.55</text:p>
          </table:table-cell>
          <table:table-cell office:value-type="float" office:value="2.1064" calcext:value-type="float">
            <text:p>2.1064</text:p>
          </table:table-cell>
          <table:table-cell office:value-type="float" office:value="6.6691" calcext:value-type="float">
            <text:p>6.6691</text:p>
          </table:table-cell>
          <table:table-cell table:formula="of:=AVERAGE([.X356:.X365])" office:value-type="float" office:value="6.48679" calcext:value-type="float">
            <text:p>6.49</text:p>
          </table:table-cell>
          <table:table-cell office:value-type="float" office:value="2.9155" calcext:value-type="float">
            <text:p>2.9155</text:p>
          </table:table-cell>
          <table:table-cell office:value-type="float" office:value="6.5623" calcext:value-type="float">
            <text:p>6.5623</text:p>
          </table:table-cell>
          <table:table-cell table:formula="of:=AVERAGE([.AA356:.AA365])" office:value-type="float" office:value="5.58458" calcext:value-type="float">
            <text:p>5.58</text:p>
          </table:table-cell>
          <table:table-cell office:value-type="float" office:value="1.9293" calcext:value-type="float">
            <text:p>1.9293</text:p>
          </table:table-cell>
          <table:table-cell office:value-type="float" office:value="8.0433" calcext:value-type="float">
            <text:p>8.0433</text:p>
          </table:table-cell>
          <table:table-cell table:formula="of:=AVERAGE([.AD356:.AD365])" office:value-type="float" office:value="8.42157" calcext:value-type="float">
            <text:p>8.4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.7968" calcext:value-type="float">
            <text:p>2.7968</text:p>
          </table:table-cell>
          <table:table-cell office:value-type="float" office:value="11.1046" calcext:value-type="float">
            <text:p>11.1046</text:p>
          </table:table-cell>
          <table:table-cell table:formula="of:=AVERAGE([.C357:.C366])" office:value-type="float" office:value="9.32723" calcext:value-type="float">
            <text:p>9.33</text:p>
          </table:table-cell>
          <table:table-cell office:value-type="float" office:value="3.3379" calcext:value-type="float">
            <text:p>3.3379</text:p>
          </table:table-cell>
          <table:table-cell office:value-type="float" office:value="7.6107" calcext:value-type="float">
            <text:p>7.6107</text:p>
          </table:table-cell>
          <table:table-cell table:formula="of:=AVERAGE([.F357:.F366])" office:value-type="float" office:value="7.35319" calcext:value-type="float">
            <text:p>7.35</text:p>
          </table:table-cell>
          <table:table-cell office:value-type="float" office:value="2.2053" calcext:value-type="float">
            <text:p>2.2053</text:p>
          </table:table-cell>
          <table:table-cell office:value-type="float" office:value="4.9575" calcext:value-type="float">
            <text:p>4.9575</text:p>
          </table:table-cell>
          <table:table-cell table:formula="of:=AVERAGE([.I357:.I366])" office:value-type="float" office:value="5.70327" calcext:value-type="float">
            <text:p>5.70</text:p>
          </table:table-cell>
          <table:table-cell office:value-type="float" office:value="2.1238" calcext:value-type="float">
            <text:p>2.1238</text:p>
          </table:table-cell>
          <table:table-cell office:value-type="float" office:value="5.8595" calcext:value-type="float">
            <text:p>5.8595</text:p>
          </table:table-cell>
          <table:table-cell table:formula="of:=AVERAGE([.L357:.L366])" office:value-type="float" office:value="6.0553" calcext:value-type="float">
            <text:p>6.06</text:p>
          </table:table-cell>
          <table:table-cell office:value-type="float" office:value="2.9545" calcext:value-type="float">
            <text:p>2.9545</text:p>
          </table:table-cell>
          <table:table-cell office:value-type="float" office:value="4.8379" calcext:value-type="float">
            <text:p>4.8379</text:p>
          </table:table-cell>
          <table:table-cell table:formula="of:=AVERAGE([.O357:.O366])" office:value-type="float" office:value="4.06125" calcext:value-type="float">
            <text:p>4.06</text:p>
          </table:table-cell>
          <table:table-cell office:value-type="float" office:value="2.4596" calcext:value-type="float">
            <text:p>2.4596</text:p>
          </table:table-cell>
          <table:table-cell office:value-type="float" office:value="12.7495" calcext:value-type="float">
            <text:p>12.7495</text:p>
          </table:table-cell>
          <table:table-cell table:formula="of:=AVERAGE([.R357:.R366])" office:value-type="float" office:value="10.4873" calcext:value-type="float">
            <text:p>10.49</text:p>
          </table:table-cell>
          <table:table-cell office:value-type="float" office:value="2.5247" calcext:value-type="float">
            <text:p>2.5247</text:p>
          </table:table-cell>
          <table:table-cell office:value-type="float" office:value="9.3829" calcext:value-type="float">
            <text:p>9.3829</text:p>
          </table:table-cell>
          <table:table-cell table:formula="of:=AVERAGE([.U357:.U366])" office:value-type="float" office:value="9.37867" calcext:value-type="float">
            <text:p>9.38</text:p>
          </table:table-cell>
          <table:table-cell office:value-type="float" office:value="2.2224" calcext:value-type="float">
            <text:p>2.2224</text:p>
          </table:table-cell>
          <table:table-cell office:value-type="float" office:value="7.4116" calcext:value-type="float">
            <text:p>7.4116</text:p>
          </table:table-cell>
          <table:table-cell table:formula="of:=AVERAGE([.X357:.X366])" office:value-type="float" office:value="6.56692" calcext:value-type="float">
            <text:p>6.57</text:p>
          </table:table-cell>
          <table:table-cell office:value-type="float" office:value="2.7129" calcext:value-type="float">
            <text:p>2.7129</text:p>
          </table:table-cell>
          <table:table-cell office:value-type="float" office:value="5.9508" calcext:value-type="float">
            <text:p>5.9508</text:p>
          </table:table-cell>
          <table:table-cell table:formula="of:=AVERAGE([.AA357:.AA366])" office:value-type="float" office:value="5.50432" calcext:value-type="float">
            <text:p>5.50</text:p>
          </table:table-cell>
          <table:table-cell office:value-type="float" office:value="1.8731" calcext:value-type="float">
            <text:p>1.8731</text:p>
          </table:table-cell>
          <table:table-cell office:value-type="float" office:value="8.9858" calcext:value-type="float">
            <text:p>8.9858</text:p>
          </table:table-cell>
          <table:table-cell table:formula="of:=AVERAGE([.AD357:.AD366])" office:value-type="float" office:value="8.57001" calcext:value-type="float">
            <text:p>8.5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.446" calcext:value-type="float">
            <text:p>2.446</text:p>
          </table:table-cell>
          <table:table-cell office:value-type="float" office:value="9.5004" calcext:value-type="float">
            <text:p>9.5004</text:p>
          </table:table-cell>
          <table:table-cell table:formula="of:=AVERAGE([.C358:.C367])" office:value-type="float" office:value="9.23586" calcext:value-type="float">
            <text:p>9.24</text:p>
          </table:table-cell>
          <table:table-cell office:value-type="float" office:value="3.4107" calcext:value-type="float">
            <text:p>3.4107</text:p>
          </table:table-cell>
          <table:table-cell office:value-type="float" office:value="7.5024" calcext:value-type="float">
            <text:p>7.5024</text:p>
          </table:table-cell>
          <table:table-cell table:formula="of:=AVERAGE([.F358:.F367])" office:value-type="float" office:value="7.41751" calcext:value-type="float">
            <text:p>7.42</text:p>
          </table:table-cell>
          <table:table-cell office:value-type="float" office:value="2.2535" calcext:value-type="float">
            <text:p>2.2535</text:p>
          </table:table-cell>
          <table:table-cell office:value-type="float" office:value="5.1093" calcext:value-type="float">
            <text:p>5.1093</text:p>
          </table:table-cell>
          <table:table-cell table:formula="of:=AVERAGE([.I358:.I367])" office:value-type="float" office:value="5.5936" calcext:value-type="float">
            <text:p>5.59</text:p>
          </table:table-cell>
          <table:table-cell office:value-type="float" office:value="2.0162" calcext:value-type="float">
            <text:p>2.0162</text:p>
          </table:table-cell>
          <table:table-cell office:value-type="float" office:value="5.6812" calcext:value-type="float">
            <text:p>5.6812</text:p>
          </table:table-cell>
          <table:table-cell table:formula="of:=AVERAGE([.L358:.L367])" office:value-type="float" office:value="5.93826" calcext:value-type="float">
            <text:p>5.94</text:p>
          </table:table-cell>
          <table:table-cell office:value-type="float" office:value="2.5103" calcext:value-type="float">
            <text:p>2.5103</text:p>
          </table:table-cell>
          <table:table-cell office:value-type="float" office:value="3.1554" calcext:value-type="float">
            <text:p>3.1554</text:p>
          </table:table-cell>
          <table:table-cell table:formula="of:=AVERAGE([.O358:.O367])" office:value-type="float" office:value="3.90524" calcext:value-type="float">
            <text:p>3.91</text:p>
          </table:table-cell>
          <table:table-cell office:value-type="float" office:value="2.2979" calcext:value-type="float">
            <text:p>2.2979</text:p>
          </table:table-cell>
          <table:table-cell office:value-type="float" office:value="11.4792" calcext:value-type="float">
            <text:p>11.4792</text:p>
          </table:table-cell>
          <table:table-cell table:formula="of:=AVERAGE([.R358:.R367])" office:value-type="float" office:value="10.64116" calcext:value-type="float">
            <text:p>10.64</text:p>
          </table:table-cell>
          <table:table-cell office:value-type="float" office:value="2.7823" calcext:value-type="float">
            <text:p>2.7823</text:p>
          </table:table-cell>
          <table:table-cell office:value-type="float" office:value="10.2538" calcext:value-type="float">
            <text:p>10.2538</text:p>
          </table:table-cell>
          <table:table-cell table:formula="of:=AVERAGE([.U358:.U367])" office:value-type="float" office:value="9.32212" calcext:value-type="float">
            <text:p>9.32</text:p>
          </table:table-cell>
          <table:table-cell office:value-type="float" office:value="2.5185" calcext:value-type="float">
            <text:p>2.5185</text:p>
          </table:table-cell>
          <table:table-cell office:value-type="float" office:value="7.086" calcext:value-type="float">
            <text:p>7.086</text:p>
          </table:table-cell>
          <table:table-cell table:formula="of:=AVERAGE([.X358:.X367])" office:value-type="float" office:value="6.56292" calcext:value-type="float">
            <text:p>6.56</text:p>
          </table:table-cell>
          <table:table-cell office:value-type="float" office:value="2.6693" calcext:value-type="float">
            <text:p>2.6693</text:p>
          </table:table-cell>
          <table:table-cell office:value-type="float" office:value="7.015" calcext:value-type="float">
            <text:p>7.015</text:p>
          </table:table-cell>
          <table:table-cell table:formula="of:=AVERAGE([.AA358:.AA367])" office:value-type="float" office:value="5.65742" calcext:value-type="float">
            <text:p>5.66</text:p>
          </table:table-cell>
          <table:table-cell office:value-type="float" office:value="2.0106" calcext:value-type="float">
            <text:p>2.0106</text:p>
          </table:table-cell>
          <table:table-cell office:value-type="float" office:value="9.3137" calcext:value-type="float">
            <text:p>9.3137</text:p>
          </table:table-cell>
          <table:table-cell table:formula="of:=AVERAGE([.AD358:.AD367])" office:value-type="float" office:value="8.69617" calcext:value-type="float">
            <text:p>8.7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.8214" calcext:value-type="float">
            <text:p>2.8214</text:p>
          </table:table-cell>
          <table:table-cell office:value-type="float" office:value="8.9123" calcext:value-type="float">
            <text:p>8.9123</text:p>
          </table:table-cell>
          <table:table-cell table:formula="of:=AVERAGE([.C359:.C368])" office:value-type="float" office:value="9.04017" calcext:value-type="float">
            <text:p>9.04</text:p>
          </table:table-cell>
          <table:table-cell office:value-type="float" office:value="3.1574" calcext:value-type="float">
            <text:p>3.1574</text:p>
          </table:table-cell>
          <table:table-cell office:value-type="float" office:value="6.0984" calcext:value-type="float">
            <text:p>6.0984</text:p>
          </table:table-cell>
          <table:table-cell table:formula="of:=AVERAGE([.F359:.F368])" office:value-type="float" office:value="7.35127" calcext:value-type="float">
            <text:p>7.35</text:p>
          </table:table-cell>
          <table:table-cell office:value-type="float" office:value="2.2293" calcext:value-type="float">
            <text:p>2.2293</text:p>
          </table:table-cell>
          <table:table-cell office:value-type="float" office:value="5.6211" calcext:value-type="float">
            <text:p>5.6211</text:p>
          </table:table-cell>
          <table:table-cell table:formula="of:=AVERAGE([.I359:.I368])" office:value-type="float" office:value="5.45124" calcext:value-type="float">
            <text:p>5.45</text:p>
          </table:table-cell>
          <table:table-cell office:value-type="float" office:value="2.1672" calcext:value-type="float">
            <text:p>2.1672</text:p>
          </table:table-cell>
          <table:table-cell office:value-type="float" office:value="6.4398" calcext:value-type="float">
            <text:p>6.4398</text:p>
          </table:table-cell>
          <table:table-cell table:formula="of:=AVERAGE([.L359:.L368])" office:value-type="float" office:value="5.98778" calcext:value-type="float">
            <text:p>5.99</text:p>
          </table:table-cell>
          <table:table-cell office:value-type="float" office:value="2.822" calcext:value-type="float">
            <text:p>2.822</text:p>
          </table:table-cell>
          <table:table-cell office:value-type="float" office:value="4.3363" calcext:value-type="float">
            <text:p>4.3363</text:p>
          </table:table-cell>
          <table:table-cell table:formula="of:=AVERAGE([.O359:.O368])" office:value-type="float" office:value="3.86045" calcext:value-type="float">
            <text:p>3.86</text:p>
          </table:table-cell>
          <table:table-cell office:value-type="float" office:value="2.3523" calcext:value-type="float">
            <text:p>2.3523</text:p>
          </table:table-cell>
          <table:table-cell office:value-type="float" office:value="11.5001" calcext:value-type="float">
            <text:p>11.5001</text:p>
          </table:table-cell>
          <table:table-cell table:formula="of:=AVERAGE([.R359:.R368])" office:value-type="float" office:value="10.81244" calcext:value-type="float">
            <text:p>10.81</text:p>
          </table:table-cell>
          <table:table-cell office:value-type="float" office:value="3.0355" calcext:value-type="float">
            <text:p>3.0355</text:p>
          </table:table-cell>
          <table:table-cell office:value-type="float" office:value="10.8163" calcext:value-type="float">
            <text:p>10.8163</text:p>
          </table:table-cell>
          <table:table-cell table:formula="of:=AVERAGE([.U359:.U368])" office:value-type="float" office:value="9.638" calcext:value-type="float">
            <text:p>9.64</text:p>
          </table:table-cell>
          <table:table-cell office:value-type="float" office:value="2.1593" calcext:value-type="float">
            <text:p>2.1593</text:p>
          </table:table-cell>
          <table:table-cell office:value-type="float" office:value="7.3623" calcext:value-type="float">
            <text:p>7.3623</text:p>
          </table:table-cell>
          <table:table-cell table:formula="of:=AVERAGE([.X359:.X368])" office:value-type="float" office:value="6.74218" calcext:value-type="float">
            <text:p>6.74</text:p>
          </table:table-cell>
          <table:table-cell office:value-type="float" office:value="2.8983" calcext:value-type="float">
            <text:p>2.8983</text:p>
          </table:table-cell>
          <table:table-cell office:value-type="float" office:value="5.9918" calcext:value-type="float">
            <text:p>5.9918</text:p>
          </table:table-cell>
          <table:table-cell table:formula="of:=AVERAGE([.AA359:.AA368])" office:value-type="float" office:value="5.72759" calcext:value-type="float">
            <text:p>5.73</text:p>
          </table:table-cell>
          <table:table-cell office:value-type="float" office:value="1.7707" calcext:value-type="float">
            <text:p>1.7707</text:p>
          </table:table-cell>
          <table:table-cell office:value-type="float" office:value="9.0035" calcext:value-type="float">
            <text:p>9.0035</text:p>
          </table:table-cell>
          <table:table-cell table:formula="of:=AVERAGE([.AD359:.AD368])" office:value-type="float" office:value="8.68314" calcext:value-type="float">
            <text:p>8.6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.5654" calcext:value-type="float">
            <text:p>2.5654</text:p>
          </table:table-cell>
          <table:table-cell office:value-type="float" office:value="7.9964" calcext:value-type="float">
            <text:p>7.9964</text:p>
          </table:table-cell>
          <table:table-cell table:formula="of:=AVERAGE([.C360:.C369])" office:value-type="float" office:value="8.89899" calcext:value-type="float">
            <text:p>8.90</text:p>
          </table:table-cell>
          <table:table-cell office:value-type="float" office:value="3.1124" calcext:value-type="float">
            <text:p>3.1124</text:p>
          </table:table-cell>
          <table:table-cell office:value-type="float" office:value="6.2184" calcext:value-type="float">
            <text:p>6.2184</text:p>
          </table:table-cell>
          <table:table-cell table:formula="of:=AVERAGE([.F360:.F369])" office:value-type="float" office:value="7.32843" calcext:value-type="float">
            <text:p>7.33</text:p>
          </table:table-cell>
          <table:table-cell office:value-type="float" office:value="2.2502" calcext:value-type="float">
            <text:p>2.2502</text:p>
          </table:table-cell>
          <table:table-cell office:value-type="float" office:value="6.529" calcext:value-type="float">
            <text:p>6.529</text:p>
          </table:table-cell>
          <table:table-cell table:formula="of:=AVERAGE([.I360:.I369])" office:value-type="float" office:value="5.48939" calcext:value-type="float">
            <text:p>5.49</text:p>
          </table:table-cell>
          <table:table-cell office:value-type="float" office:value="2.134" calcext:value-type="float">
            <text:p>2.134</text:p>
          </table:table-cell>
          <table:table-cell office:value-type="float" office:value="6.087" calcext:value-type="float">
            <text:p>6.087</text:p>
          </table:table-cell>
          <table:table-cell table:formula="of:=AVERAGE([.L360:.L369])" office:value-type="float" office:value="6.03114" calcext:value-type="float">
            <text:p>6.03</text:p>
          </table:table-cell>
          <table:table-cell office:value-type="float" office:value="2.9195" calcext:value-type="float">
            <text:p>2.9195</text:p>
          </table:table-cell>
          <table:table-cell office:value-type="float" office:value="3.0184" calcext:value-type="float">
            <text:p>3.0184</text:p>
          </table:table-cell>
          <table:table-cell table:formula="of:=AVERAGE([.O360:.O369])" office:value-type="float" office:value="3.76534" calcext:value-type="float">
            <text:p>3.77</text:p>
          </table:table-cell>
          <table:table-cell office:value-type="float" office:value="2.3367" calcext:value-type="float">
            <text:p>2.3367</text:p>
          </table:table-cell>
          <table:table-cell office:value-type="float" office:value="8.272" calcext:value-type="float">
            <text:p>8.272</text:p>
          </table:table-cell>
          <table:table-cell table:formula="of:=AVERAGE([.R360:.R369])" office:value-type="float" office:value="10.64254" calcext:value-type="float">
            <text:p>10.64</text:p>
          </table:table-cell>
          <table:table-cell office:value-type="float" office:value="3.0424" calcext:value-type="float">
            <text:p>3.0424</text:p>
          </table:table-cell>
          <table:table-cell office:value-type="float" office:value="8.9852" calcext:value-type="float">
            <text:p>8.9852</text:p>
          </table:table-cell>
          <table:table-cell table:formula="of:=AVERAGE([.U360:.U369])" office:value-type="float" office:value="9.492" calcext:value-type="float">
            <text:p>9.49</text:p>
          </table:table-cell>
          <table:table-cell office:value-type="float" office:value="2.4665" calcext:value-type="float">
            <text:p>2.4665</text:p>
          </table:table-cell>
          <table:table-cell office:value-type="float" office:value="8.1441" calcext:value-type="float">
            <text:p>8.1441</text:p>
          </table:table-cell>
          <table:table-cell table:formula="of:=AVERAGE([.X360:.X369])" office:value-type="float" office:value="6.91866" calcext:value-type="float">
            <text:p>6.92</text:p>
          </table:table-cell>
          <table:table-cell office:value-type="float" office:value="2.5386" calcext:value-type="float">
            <text:p>2.5386</text:p>
          </table:table-cell>
          <table:table-cell office:value-type="float" office:value="5.5162" calcext:value-type="float">
            <text:p>5.5162</text:p>
          </table:table-cell>
          <table:table-cell table:formula="of:=AVERAGE([.AA360:.AA369])" office:value-type="float" office:value="5.74313" calcext:value-type="float">
            <text:p>5.74</text:p>
          </table:table-cell>
          <table:table-cell office:value-type="float" office:value="1.9902" calcext:value-type="float">
            <text:p>1.9902</text:p>
          </table:table-cell>
          <table:table-cell office:value-type="float" office:value="8.0076" calcext:value-type="float">
            <text:p>8.0076</text:p>
          </table:table-cell>
          <table:table-cell table:formula="of:=AVERAGE([.AD360:.AD369])" office:value-type="float" office:value="8.58923" calcext:value-type="float">
            <text:p>8.5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.5322" calcext:value-type="float">
            <text:p>2.5322</text:p>
          </table:table-cell>
          <table:table-cell office:value-type="float" office:value="7.7549" calcext:value-type="float">
            <text:p>7.7549</text:p>
          </table:table-cell>
          <table:table-cell table:formula="of:=AVERAGE([.C361:.C370])" office:value-type="float" office:value="8.80155" calcext:value-type="float">
            <text:p>8.80</text:p>
          </table:table-cell>
          <table:table-cell office:value-type="float" office:value="3.4726" calcext:value-type="float">
            <text:p>3.4726</text:p>
          </table:table-cell>
          <table:table-cell office:value-type="float" office:value="7.5432" calcext:value-type="float">
            <text:p>7.5432</text:p>
          </table:table-cell>
          <table:table-cell table:formula="of:=AVERAGE([.F361:.F370])" office:value-type="float" office:value="7.29757" calcext:value-type="float">
            <text:p>7.30</text:p>
          </table:table-cell>
          <table:table-cell office:value-type="float" office:value="2.0953" calcext:value-type="float">
            <text:p>2.0953</text:p>
          </table:table-cell>
          <table:table-cell office:value-type="float" office:value="6.8243" calcext:value-type="float">
            <text:p>6.8243</text:p>
          </table:table-cell>
          <table:table-cell table:formula="of:=AVERAGE([.I361:.I370])" office:value-type="float" office:value="5.58433" calcext:value-type="float">
            <text:p>5.58</text:p>
          </table:table-cell>
          <table:table-cell office:value-type="float" office:value="2.3068" calcext:value-type="float">
            <text:p>2.3068</text:p>
          </table:table-cell>
          <table:table-cell office:value-type="float" office:value="6.0823" calcext:value-type="float">
            <text:p>6.0823</text:p>
          </table:table-cell>
          <table:table-cell table:formula="of:=AVERAGE([.L361:.L370])" office:value-type="float" office:value="6.00678" calcext:value-type="float">
            <text:p>6.01</text:p>
          </table:table-cell>
          <table:table-cell office:value-type="float" office:value="2.7398" calcext:value-type="float">
            <text:p>2.7398</text:p>
          </table:table-cell>
          <table:table-cell office:value-type="float" office:value="4.1792" calcext:value-type="float">
            <text:p>4.1792</text:p>
          </table:table-cell>
          <table:table-cell table:formula="of:=AVERAGE([.O361:.O370])" office:value-type="float" office:value="3.84855" calcext:value-type="float">
            <text:p>3.85</text:p>
          </table:table-cell>
          <table:table-cell office:value-type="float" office:value="2.2246" calcext:value-type="float">
            <text:p>2.2246</text:p>
          </table:table-cell>
          <table:table-cell office:value-type="float" office:value="9.823" calcext:value-type="float">
            <text:p>9.823</text:p>
          </table:table-cell>
          <table:table-cell table:formula="of:=AVERAGE([.R361:.R370])" office:value-type="float" office:value="10.74806" calcext:value-type="float">
            <text:p>10.75</text:p>
          </table:table-cell>
          <table:table-cell office:value-type="float" office:value="2.8363" calcext:value-type="float">
            <text:p>2.8363</text:p>
          </table:table-cell>
          <table:table-cell office:value-type="float" office:value="7.9952" calcext:value-type="float">
            <text:p>7.9952</text:p>
          </table:table-cell>
          <table:table-cell table:formula="of:=AVERAGE([.U361:.U370])" office:value-type="float" office:value="9.28734" calcext:value-type="float">
            <text:p>9.29</text:p>
          </table:table-cell>
          <table:table-cell office:value-type="float" office:value="2.1828" calcext:value-type="float">
            <text:p>2.1828</text:p>
          </table:table-cell>
          <table:table-cell office:value-type="float" office:value="10.1196" calcext:value-type="float">
            <text:p>10.1196</text:p>
          </table:table-cell>
          <table:table-cell table:formula="of:=AVERAGE([.X361:.X370])" office:value-type="float" office:value="7.33068" calcext:value-type="float">
            <text:p>7.33</text:p>
          </table:table-cell>
          <table:table-cell office:value-type="float" office:value="2.9313" calcext:value-type="float">
            <text:p>2.9313</text:p>
          </table:table-cell>
          <table:table-cell office:value-type="float" office:value="6.9218" calcext:value-type="float">
            <text:p>6.9218</text:p>
          </table:table-cell>
          <table:table-cell table:formula="of:=AVERAGE([.AA361:.AA370])" office:value-type="float" office:value="5.94217" calcext:value-type="float">
            <text:p>5.94</text:p>
          </table:table-cell>
          <table:table-cell office:value-type="float" office:value="2.1192" calcext:value-type="float">
            <text:p>2.1192</text:p>
          </table:table-cell>
          <table:table-cell office:value-type="float" office:value="8.3336" calcext:value-type="float">
            <text:p>8.3336</text:p>
          </table:table-cell>
          <table:table-cell table:formula="of:=AVERAGE([.AD361:.AD370])" office:value-type="float" office:value="8.51306" calcext:value-type="float">
            <text:p>8.5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3911" calcext:value-type="float">
            <text:p>2.3911</text:p>
          </table:table-cell>
          <table:table-cell office:value-type="float" office:value="7.0168" calcext:value-type="float">
            <text:p>7.0168</text:p>
          </table:table-cell>
          <table:table-cell table:formula="of:=AVERAGE([.C362:.C371])" office:value-type="float" office:value="8.61688" calcext:value-type="float">
            <text:p>8.62</text:p>
          </table:table-cell>
          <table:table-cell office:value-type="float" office:value="3.191" calcext:value-type="float">
            <text:p>3.191</text:p>
          </table:table-cell>
          <table:table-cell office:value-type="float" office:value="6.5744" calcext:value-type="float">
            <text:p>6.5744</text:p>
          </table:table-cell>
          <table:table-cell table:formula="of:=AVERAGE([.F362:.F371])" office:value-type="float" office:value="7.29974" calcext:value-type="float">
            <text:p>7.30</text:p>
          </table:table-cell>
          <table:table-cell office:value-type="float" office:value="2.2957" calcext:value-type="float">
            <text:p>2.2957</text:p>
          </table:table-cell>
          <table:table-cell office:value-type="float" office:value="5.6019" calcext:value-type="float">
            <text:p>5.6019</text:p>
          </table:table-cell>
          <table:table-cell table:formula="of:=AVERAGE([.I362:.I371])" office:value-type="float" office:value="5.64173" calcext:value-type="float">
            <text:p>5.64</text:p>
          </table:table-cell>
          <table:table-cell office:value-type="float" office:value="2.1235" calcext:value-type="float">
            <text:p>2.1235</text:p>
          </table:table-cell>
          <table:table-cell office:value-type="float" office:value="6.2133" calcext:value-type="float">
            <text:p>6.2133</text:p>
          </table:table-cell>
          <table:table-cell table:formula="of:=AVERAGE([.L362:.L371])" office:value-type="float" office:value="6.02764" calcext:value-type="float">
            <text:p>6.03</text:p>
          </table:table-cell>
          <table:table-cell office:value-type="float" office:value="2.9976" calcext:value-type="float">
            <text:p>2.9976</text:p>
          </table:table-cell>
          <table:table-cell office:value-type="float" office:value="3.5695" calcext:value-type="float">
            <text:p>3.5695</text:p>
          </table:table-cell>
          <table:table-cell table:formula="of:=AVERAGE([.O362:.O371])" office:value-type="float" office:value="3.78487" calcext:value-type="float">
            <text:p>3.78</text:p>
          </table:table-cell>
          <table:table-cell office:value-type="float" office:value="2.3129" calcext:value-type="float">
            <text:p>2.3129</text:p>
          </table:table-cell>
          <table:table-cell office:value-type="float" office:value="9.7787" calcext:value-type="float">
            <text:p>9.7787</text:p>
          </table:table-cell>
          <table:table-cell table:formula="of:=AVERAGE([.R362:.R371])" office:value-type="float" office:value="10.91618" calcext:value-type="float">
            <text:p>10.92</text:p>
          </table:table-cell>
          <table:table-cell office:value-type="float" office:value="2.7573" calcext:value-type="float">
            <text:p>2.7573</text:p>
          </table:table-cell>
          <table:table-cell office:value-type="float" office:value="9.8988" calcext:value-type="float">
            <text:p>9.8988</text:p>
          </table:table-cell>
          <table:table-cell table:formula="of:=AVERAGE([.U362:.U371])" office:value-type="float" office:value="9.26632" calcext:value-type="float">
            <text:p>9.27</text:p>
          </table:table-cell>
          <table:table-cell office:value-type="float" office:value="2.2179" calcext:value-type="float">
            <text:p>2.2179</text:p>
          </table:table-cell>
          <table:table-cell office:value-type="float" office:value="7.0259" calcext:value-type="float">
            <text:p>7.0259</text:p>
          </table:table-cell>
          <table:table-cell table:formula="of:=AVERAGE([.X362:.X371])" office:value-type="float" office:value="7.38546" calcext:value-type="float">
            <text:p>7.39</text:p>
          </table:table-cell>
          <table:table-cell office:value-type="float" office:value="2.8427" calcext:value-type="float">
            <text:p>2.8427</text:p>
          </table:table-cell>
          <table:table-cell office:value-type="float" office:value="7.956" calcext:value-type="float">
            <text:p>7.956</text:p>
          </table:table-cell>
          <table:table-cell table:formula="of:=AVERAGE([.AA362:.AA371])" office:value-type="float" office:value="6.23239" calcext:value-type="float">
            <text:p>6.23</text:p>
          </table:table-cell>
          <table:table-cell office:value-type="float" office:value="1.8924" calcext:value-type="float">
            <text:p>1.8924</text:p>
          </table:table-cell>
          <table:table-cell office:value-type="float" office:value="8.2201" calcext:value-type="float">
            <text:p>8.2201</text:p>
          </table:table-cell>
          <table:table-cell table:formula="of:=AVERAGE([.AD362:.AD371])" office:value-type="float" office:value="8.47956" calcext:value-type="float">
            <text:p>8.4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.7927" calcext:value-type="float">
            <text:p>2.7927</text:p>
          </table:table-cell>
          <table:table-cell office:value-type="float" office:value="8.2969" calcext:value-type="float">
            <text:p>8.2969</text:p>
          </table:table-cell>
          <table:table-cell table:formula="of:=AVERAGE([.C363:.C372])" office:value-type="float" office:value="8.7322" calcext:value-type="float">
            <text:p>8.73</text:p>
          </table:table-cell>
          <table:table-cell office:value-type="float" office:value="3.0964" calcext:value-type="float">
            <text:p>3.0964</text:p>
          </table:table-cell>
          <table:table-cell office:value-type="float" office:value="9.41" calcext:value-type="float">
            <text:p>9.41</text:p>
          </table:table-cell>
          <table:table-cell table:formula="of:=AVERAGE([.F363:.F372])" office:value-type="float" office:value="7.44844" calcext:value-type="float">
            <text:p>7.45</text:p>
          </table:table-cell>
          <table:table-cell office:value-type="float" office:value="2.1286" calcext:value-type="float">
            <text:p>2.1286</text:p>
          </table:table-cell>
          <table:table-cell office:value-type="float" office:value="6.4569" calcext:value-type="float">
            <text:p>6.4569</text:p>
          </table:table-cell>
          <table:table-cell table:formula="of:=AVERAGE([.I363:.I372])" office:value-type="float" office:value="5.73651" calcext:value-type="float">
            <text:p>5.74</text:p>
          </table:table-cell>
          <table:table-cell office:value-type="float" office:value="2.1918" calcext:value-type="float">
            <text:p>2.1918</text:p>
          </table:table-cell>
          <table:table-cell office:value-type="float" office:value="6.5136" calcext:value-type="float">
            <text:p>6.5136</text:p>
          </table:table-cell>
          <table:table-cell table:formula="of:=AVERAGE([.L363:.L372])" office:value-type="float" office:value="6.01887" calcext:value-type="float">
            <text:p>6.02</text:p>
          </table:table-cell>
          <table:table-cell office:value-type="float" office:value="2.8449" calcext:value-type="float">
            <text:p>2.8449</text:p>
          </table:table-cell>
          <table:table-cell office:value-type="float" office:value="3.863" calcext:value-type="float">
            <text:p>3.863</text:p>
          </table:table-cell>
          <table:table-cell table:formula="of:=AVERAGE([.O363:.O372])" office:value-type="float" office:value="3.79815" calcext:value-type="float">
            <text:p>3.80</text:p>
          </table:table-cell>
          <table:table-cell office:value-type="float" office:value="2.2809" calcext:value-type="float">
            <text:p>2.2809</text:p>
          </table:table-cell>
          <table:table-cell office:value-type="float" office:value="7.616" calcext:value-type="float">
            <text:p>7.616</text:p>
          </table:table-cell>
          <table:table-cell table:formula="of:=AVERAGE([.R363:.R372])" office:value-type="float" office:value="10.60051" calcext:value-type="float">
            <text:p>10.60</text:p>
          </table:table-cell>
          <table:table-cell office:value-type="float" office:value="2.8952" calcext:value-type="float">
            <text:p>2.8952</text:p>
          </table:table-cell>
          <table:table-cell office:value-type="float" office:value="8.6179" calcext:value-type="float">
            <text:p>8.6179</text:p>
          </table:table-cell>
          <table:table-cell table:formula="of:=AVERAGE([.U363:.U372])" office:value-type="float" office:value="9.07358" calcext:value-type="float">
            <text:p>9.07</text:p>
          </table:table-cell>
          <table:table-cell office:value-type="float" office:value="2.8887" calcext:value-type="float">
            <text:p>2.8887</text:p>
          </table:table-cell>
          <table:table-cell office:value-type="float" office:value="7.5769" calcext:value-type="float">
            <text:p>7.5769</text:p>
          </table:table-cell>
          <table:table-cell table:formula="of:=AVERAGE([.X363:.X372])" office:value-type="float" office:value="7.4104" calcext:value-type="float">
            <text:p>7.41</text:p>
          </table:table-cell>
          <table:table-cell office:value-type="float" office:value="2.2605" calcext:value-type="float">
            <text:p>2.2605</text:p>
          </table:table-cell>
          <table:table-cell office:value-type="float" office:value="8.7143" calcext:value-type="float">
            <text:p>8.7143</text:p>
          </table:table-cell>
          <table:table-cell table:formula="of:=AVERAGE([.AA363:.AA372])" office:value-type="float" office:value="6.62006" calcext:value-type="float">
            <text:p>6.62</text:p>
          </table:table-cell>
          <table:table-cell office:value-type="float" office:value="1.9306" calcext:value-type="float">
            <text:p>1.9306</text:p>
          </table:table-cell>
          <table:table-cell office:value-type="float" office:value="8.189" calcext:value-type="float">
            <text:p>8.189</text:p>
          </table:table-cell>
          <table:table-cell table:formula="of:=AVERAGE([.AD363:.AD372])" office:value-type="float" office:value="8.4267" calcext:value-type="float">
            <text:p>8.4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.017" calcext:value-type="float">
            <text:p>2.017</text:p>
          </table:table-cell>
          <table:table-cell office:value-type="float" office:value="8.947" calcext:value-type="float">
            <text:p>8.947</text:p>
          </table:table-cell>
          <table:table-cell table:formula="of:=AVERAGE([.C364:.C373])" office:value-type="float" office:value="8.79689" calcext:value-type="float">
            <text:p>8.80</text:p>
          </table:table-cell>
          <table:table-cell office:value-type="float" office:value="3.417" calcext:value-type="float">
            <text:p>3.417</text:p>
          </table:table-cell>
          <table:table-cell office:value-type="float" office:value="8.9602" calcext:value-type="float">
            <text:p>8.9602</text:p>
          </table:table-cell>
          <table:table-cell table:formula="of:=AVERAGE([.F364:.F373])" office:value-type="float" office:value="7.52051" calcext:value-type="float">
            <text:p>7.52</text:p>
          </table:table-cell>
          <table:table-cell office:value-type="float" office:value="2.1486" calcext:value-type="float">
            <text:p>2.1486</text:p>
          </table:table-cell>
          <table:table-cell office:value-type="float" office:value="5.011" calcext:value-type="float">
            <text:p>5.011</text:p>
          </table:table-cell>
          <table:table-cell table:formula="of:=AVERAGE([.I364:.I373])" office:value-type="float" office:value="5.64787" calcext:value-type="float">
            <text:p>5.65</text:p>
          </table:table-cell>
          <table:table-cell office:value-type="float" office:value="1.9272" calcext:value-type="float">
            <text:p>1.9272</text:p>
          </table:table-cell>
          <table:table-cell office:value-type="float" office:value="6.0581" calcext:value-type="float">
            <text:p>6.0581</text:p>
          </table:table-cell>
          <table:table-cell table:formula="of:=AVERAGE([.L364:.L373])" office:value-type="float" office:value="5.97954" calcext:value-type="float">
            <text:p>5.98</text:p>
          </table:table-cell>
          <table:table-cell office:value-type="float" office:value="3.0768" calcext:value-type="float">
            <text:p>3.0768</text:p>
          </table:table-cell>
          <table:table-cell office:value-type="float" office:value="4.8251" calcext:value-type="float">
            <text:p>4.8251</text:p>
          </table:table-cell>
          <table:table-cell table:formula="of:=AVERAGE([.O364:.O373])" office:value-type="float" office:value="3.89366" calcext:value-type="float">
            <text:p>3.89</text:p>
          </table:table-cell>
          <table:table-cell office:value-type="float" office:value="2.5729" calcext:value-type="float">
            <text:p>2.5729</text:p>
          </table:table-cell>
          <table:table-cell office:value-type="float" office:value="8.4119" calcext:value-type="float">
            <text:p>8.4119</text:p>
          </table:table-cell>
          <table:table-cell table:formula="of:=AVERAGE([.R364:.R373])" office:value-type="float" office:value="10.29534" calcext:value-type="float">
            <text:p>10.30</text:p>
          </table:table-cell>
          <table:table-cell office:value-type="float" office:value="2.7392" calcext:value-type="float">
            <text:p>2.7392</text:p>
          </table:table-cell>
          <table:table-cell office:value-type="float" office:value="9.9834" calcext:value-type="float">
            <text:p>9.9834</text:p>
          </table:table-cell>
          <table:table-cell table:formula="of:=AVERAGE([.U364:.U373])" office:value-type="float" office:value="9.26278" calcext:value-type="float">
            <text:p>9.26</text:p>
          </table:table-cell>
          <table:table-cell office:value-type="float" office:value="2.8964" calcext:value-type="float">
            <text:p>2.8964</text:p>
          </table:table-cell>
          <table:table-cell office:value-type="float" office:value="8.4272" calcext:value-type="float">
            <text:p>8.4272</text:p>
          </table:table-cell>
          <table:table-cell table:formula="of:=AVERAGE([.X364:.X373])" office:value-type="float" office:value="7.53257" calcext:value-type="float">
            <text:p>7.53</text:p>
          </table:table-cell>
          <table:table-cell office:value-type="float" office:value="1.9491" calcext:value-type="float">
            <text:p>1.9491</text:p>
          </table:table-cell>
          <table:table-cell office:value-type="float" office:value="8.0225" calcext:value-type="float">
            <text:p>8.0225</text:p>
          </table:table-cell>
          <table:table-cell table:formula="of:=AVERAGE([.AA364:.AA373])" office:value-type="float" office:value="6.83845" calcext:value-type="float">
            <text:p>6.84</text:p>
          </table:table-cell>
          <table:table-cell office:value-type="float" office:value="2.0483" calcext:value-type="float">
            <text:p>2.0483</text:p>
          </table:table-cell>
          <table:table-cell office:value-type="float" office:value="7.3992" calcext:value-type="float">
            <text:p>7.3992</text:p>
          </table:table-cell>
          <table:table-cell table:formula="of:=AVERAGE([.AD364:.AD373])" office:value-type="float" office:value="8.32208" calcext:value-type="float">
            <text:p>8.3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.8163" calcext:value-type="float">
            <text:p>2.8163</text:p>
          </table:table-cell>
          <table:table-cell office:value-type="float" office:value="10.5227" calcext:value-type="float">
            <text:p>10.5227</text:p>
          </table:table-cell>
          <table:table-cell table:formula="of:=AVERAGE([.C365:.C374])" office:value-type="float" office:value="8.85428" calcext:value-type="float">
            <text:p>8.85</text:p>
          </table:table-cell>
          <table:table-cell office:value-type="float" office:value="3.0758" calcext:value-type="float">
            <text:p>3.0758</text:p>
          </table:table-cell>
          <table:table-cell office:value-type="float" office:value="8.7016" calcext:value-type="float">
            <text:p>8.7016</text:p>
          </table:table-cell>
          <table:table-cell table:formula="of:=AVERAGE([.F365:.F374])" office:value-type="float" office:value="7.6523" calcext:value-type="float">
            <text:p>7.65</text:p>
          </table:table-cell>
          <table:table-cell office:value-type="float" office:value="2.1431" calcext:value-type="float">
            <text:p>2.1431</text:p>
          </table:table-cell>
          <table:table-cell office:value-type="float" office:value="5.4963" calcext:value-type="float">
            <text:p>5.4963</text:p>
          </table:table-cell>
          <table:table-cell table:formula="of:=AVERAGE([.I365:.I374])" office:value-type="float" office:value="5.61677" calcext:value-type="float">
            <text:p>5.62</text:p>
          </table:table-cell>
          <table:table-cell office:value-type="float" office:value="1.9554" calcext:value-type="float">
            <text:p>1.9554</text:p>
          </table:table-cell>
          <table:table-cell office:value-type="float" office:value="5.44" calcext:value-type="float">
            <text:p>5.44</text:p>
          </table:table-cell>
          <table:table-cell table:formula="of:=AVERAGE([.L365:.L374])" office:value-type="float" office:value="6.00998" calcext:value-type="float">
            <text:p>6.01</text:p>
          </table:table-cell>
          <table:table-cell office:value-type="float" office:value="3.2094" calcext:value-type="float">
            <text:p>3.2094</text:p>
          </table:table-cell>
          <table:table-cell office:value-type="float" office:value="4.2161" calcext:value-type="float">
            <text:p>4.2161</text:p>
          </table:table-cell>
          <table:table-cell table:formula="of:=AVERAGE([.O365:.O374])" office:value-type="float" office:value="3.92231" calcext:value-type="float">
            <text:p>3.92</text:p>
          </table:table-cell>
          <table:table-cell office:value-type="float" office:value="2.6869" calcext:value-type="float">
            <text:p>2.6869</text:p>
          </table:table-cell>
          <table:table-cell office:value-type="float" office:value="8.791" calcext:value-type="float">
            <text:p>8.791</text:p>
          </table:table-cell>
          <table:table-cell table:formula="of:=AVERAGE([.R365:.R374])" office:value-type="float" office:value="10.13259" calcext:value-type="float">
            <text:p>10.13</text:p>
          </table:table-cell>
          <table:table-cell office:value-type="float" office:value="2.6777" calcext:value-type="float">
            <text:p>2.6777</text:p>
          </table:table-cell>
          <table:table-cell office:value-type="float" office:value="8.3079" calcext:value-type="float">
            <text:p>8.3079</text:p>
          </table:table-cell>
          <table:table-cell table:formula="of:=AVERAGE([.U365:.U374])" office:value-type="float" office:value="9.17672" calcext:value-type="float">
            <text:p>9.18</text:p>
          </table:table-cell>
          <table:table-cell office:value-type="float" office:value="2.7074" calcext:value-type="float">
            <text:p>2.7074</text:p>
          </table:table-cell>
          <table:table-cell office:value-type="float" office:value="8.4755" calcext:value-type="float">
            <text:p>8.4755</text:p>
          </table:table-cell>
          <table:table-cell table:formula="of:=AVERAGE([.X365:.X374])" office:value-type="float" office:value="7.82982" calcext:value-type="float">
            <text:p>7.83</text:p>
          </table:table-cell>
          <table:table-cell office:value-type="float" office:value="2.3373" calcext:value-type="float">
            <text:p>2.3373</text:p>
          </table:table-cell>
          <table:table-cell office:value-type="float" office:value="7.4221" calcext:value-type="float">
            <text:p>7.4221</text:p>
          </table:table-cell>
          <table:table-cell table:formula="of:=AVERAGE([.AA365:.AA374])" office:value-type="float" office:value="7.00728" calcext:value-type="float">
            <text:p>7.01</text:p>
          </table:table-cell>
          <table:table-cell office:value-type="float" office:value="1.7492" calcext:value-type="float">
            <text:p>1.7492</text:p>
          </table:table-cell>
          <table:table-cell office:value-type="float" office:value="6.401" calcext:value-type="float">
            <text:p>6.401</text:p>
          </table:table-cell>
          <table:table-cell table:formula="of:=AVERAGE([.AD365:.AD374])" office:value-type="float" office:value="8.18968" calcext:value-type="float">
            <text:p>8.1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.2098" calcext:value-type="float">
            <text:p>2.2098</text:p>
          </table:table-cell>
          <table:table-cell office:value-type="float" office:value="6.5651" calcext:value-type="float">
            <text:p>6.5651</text:p>
          </table:table-cell>
          <table:table-cell table:formula="of:=AVERAGE([.C366:.C375])" office:value-type="float" office:value="8.66171" calcext:value-type="float">
            <text:p>8.66</text:p>
          </table:table-cell>
          <table:table-cell office:value-type="float" office:value="3.0799" calcext:value-type="float">
            <text:p>3.0799</text:p>
          </table:table-cell>
          <table:table-cell office:value-type="float" office:value="9.8441" calcext:value-type="float">
            <text:p>9.8441</text:p>
          </table:table-cell>
          <table:table-cell table:formula="of:=AVERAGE([.F366:.F375])" office:value-type="float" office:value="7.84634" calcext:value-type="float">
            <text:p>7.85</text:p>
          </table:table-cell>
          <table:table-cell office:value-type="float" office:value="2.1711" calcext:value-type="float">
            <text:p>2.1711</text:p>
          </table:table-cell>
          <table:table-cell office:value-type="float" office:value="7.7561" calcext:value-type="float">
            <text:p>7.7561</text:p>
          </table:table-cell>
          <table:table-cell table:formula="of:=AVERAGE([.I366:.I375])" office:value-type="float" office:value="5.93634" calcext:value-type="float">
            <text:p>5.94</text:p>
          </table:table-cell>
          <table:table-cell office:value-type="float" office:value="2.2939" calcext:value-type="float">
            <text:p>2.2939</text:p>
          </table:table-cell>
          <table:table-cell office:value-type="float" office:value="4.5989" calcext:value-type="float">
            <text:p>4.5989</text:p>
          </table:table-cell>
          <table:table-cell table:formula="of:=AVERAGE([.L366:.L375])" office:value-type="float" office:value="5.89737" calcext:value-type="float">
            <text:p>5.90</text:p>
          </table:table-cell>
          <table:table-cell office:value-type="float" office:value="2.7841" calcext:value-type="float">
            <text:p>2.7841</text:p>
          </table:table-cell>
          <table:table-cell office:value-type="float" office:value="3.513" calcext:value-type="float">
            <text:p>3.513</text:p>
          </table:table-cell>
          <table:table-cell table:formula="of:=AVERAGE([.O366:.O375])" office:value-type="float" office:value="3.95139" calcext:value-type="float">
            <text:p>3.95</text:p>
          </table:table-cell>
          <table:table-cell office:value-type="float" office:value="2.5754" calcext:value-type="float">
            <text:p>2.5754</text:p>
          </table:table-cell>
          <table:table-cell office:value-type="float" office:value="9.049" calcext:value-type="float">
            <text:p>9.049</text:p>
          </table:table-cell>
          <table:table-cell table:formula="of:=AVERAGE([.R366:.R375])" office:value-type="float" office:value="9.74704" calcext:value-type="float">
            <text:p>9.75</text:p>
          </table:table-cell>
          <table:table-cell office:value-type="float" office:value="2.9043" calcext:value-type="float">
            <text:p>2.9043</text:p>
          </table:table-cell>
          <table:table-cell office:value-type="float" office:value="8.9531" calcext:value-type="float">
            <text:p>8.9531</text:p>
          </table:table-cell>
          <table:table-cell table:formula="of:=AVERAGE([.U366:.U375])" office:value-type="float" office:value="9.31945" calcext:value-type="float">
            <text:p>9.32</text:p>
          </table:table-cell>
          <table:table-cell office:value-type="float" office:value="2.6673" calcext:value-type="float">
            <text:p>2.6673</text:p>
          </table:table-cell>
          <table:table-cell office:value-type="float" office:value="7.0218" calcext:value-type="float">
            <text:p>7.0218</text:p>
          </table:table-cell>
          <table:table-cell table:formula="of:=AVERAGE([.X366:.X375])" office:value-type="float" office:value="7.86509" calcext:value-type="float">
            <text:p>7.87</text:p>
          </table:table-cell>
          <table:table-cell office:value-type="float" office:value="2.4301" calcext:value-type="float">
            <text:p>2.4301</text:p>
          </table:table-cell>
          <table:table-cell office:value-type="float" office:value="5.7503" calcext:value-type="float">
            <text:p>5.7503</text:p>
          </table:table-cell>
          <table:table-cell table:formula="of:=AVERAGE([.AA366:.AA375])" office:value-type="float" office:value="6.92608" calcext:value-type="float">
            <text:p>6.93</text:p>
          </table:table-cell>
          <table:table-cell office:value-type="float" office:value="1.7957" calcext:value-type="float">
            <text:p>1.7957</text:p>
          </table:table-cell>
          <table:table-cell office:value-type="float" office:value="6.758" calcext:value-type="float">
            <text:p>6.758</text:p>
          </table:table-cell>
          <table:table-cell table:formula="of:=AVERAGE([.AD366:.AD375])" office:value-type="float" office:value="8.06115" calcext:value-type="float">
            <text:p>8.0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.8371" calcext:value-type="float">
            <text:p>2.8371</text:p>
          </table:table-cell>
          <table:table-cell office:value-type="float" office:value="7.6496" calcext:value-type="float">
            <text:p>7.6496</text:p>
          </table:table-cell>
          <table:table-cell table:formula="of:=AVERAGE([.C367:.C376])" office:value-type="float" office:value="8.31621" calcext:value-type="float">
            <text:p>8.32</text:p>
          </table:table-cell>
          <table:table-cell office:value-type="float" office:value="2.8817" calcext:value-type="float">
            <text:p>2.8817</text:p>
          </table:table-cell>
          <table:table-cell office:value-type="float" office:value="9.4853" calcext:value-type="float">
            <text:p>9.4853</text:p>
          </table:table-cell>
          <table:table-cell table:formula="of:=AVERAGE([.F367:.F376])" office:value-type="float" office:value="8.0338" calcext:value-type="float">
            <text:p>8.03</text:p>
          </table:table-cell>
          <table:table-cell office:value-type="float" office:value="2.0936" calcext:value-type="float">
            <text:p>2.0936</text:p>
          </table:table-cell>
          <table:table-cell office:value-type="float" office:value="7.674" calcext:value-type="float">
            <text:p>7.674</text:p>
          </table:table-cell>
          <table:table-cell table:formula="of:=AVERAGE([.I367:.I376])" office:value-type="float" office:value="6.20799" calcext:value-type="float">
            <text:p>6.21</text:p>
          </table:table-cell>
          <table:table-cell office:value-type="float" office:value="1.7965" calcext:value-type="float">
            <text:p>1.7965</text:p>
          </table:table-cell>
          <table:table-cell office:value-type="float" office:value="4.6011" calcext:value-type="float">
            <text:p>4.6011</text:p>
          </table:table-cell>
          <table:table-cell table:formula="of:=AVERAGE([.L367:.L376])" office:value-type="float" office:value="5.77153" calcext:value-type="float">
            <text:p>5.77</text:p>
          </table:table-cell>
          <table:table-cell office:value-type="float" office:value="2.8528" calcext:value-type="float">
            <text:p>2.8528</text:p>
          </table:table-cell>
          <table:table-cell office:value-type="float" office:value="3.7112" calcext:value-type="float">
            <text:p>3.7112</text:p>
          </table:table-cell>
          <table:table-cell table:formula="of:=AVERAGE([.O367:.O376])" office:value-type="float" office:value="3.83872" calcext:value-type="float">
            <text:p>3.84</text:p>
          </table:table-cell>
          <table:table-cell office:value-type="float" office:value="2.5152" calcext:value-type="float">
            <text:p>2.5152</text:p>
          </table:table-cell>
          <table:table-cell office:value-type="float" office:value="8.1661" calcext:value-type="float">
            <text:p>8.1661</text:p>
          </table:table-cell>
          <table:table-cell table:formula="of:=AVERAGE([.R367:.R376])" office:value-type="float" office:value="9.2887" calcext:value-type="float">
            <text:p>9.29</text:p>
          </table:table-cell>
          <table:table-cell office:value-type="float" office:value="3.2552" calcext:value-type="float">
            <text:p>3.2552</text:p>
          </table:table-cell>
          <table:table-cell office:value-type="float" office:value="8.3411" calcext:value-type="float">
            <text:p>8.3411</text:p>
          </table:table-cell>
          <table:table-cell table:formula="of:=AVERAGE([.U367:.U376])" office:value-type="float" office:value="9.21527" calcext:value-type="float">
            <text:p>9.22</text:p>
          </table:table-cell>
          <table:table-cell office:value-type="float" office:value="2.1626" calcext:value-type="float">
            <text:p>2.1626</text:p>
          </table:table-cell>
          <table:table-cell office:value-type="float" office:value="9.4481" calcext:value-type="float">
            <text:p>9.4481</text:p>
          </table:table-cell>
          <table:table-cell table:formula="of:=AVERAGE([.X367:.X376])" office:value-type="float" office:value="8.06874" calcext:value-type="float">
            <text:p>8.07</text:p>
          </table:table-cell>
          <table:table-cell office:value-type="float" office:value="2.3207" calcext:value-type="float">
            <text:p>2.3207</text:p>
          </table:table-cell>
          <table:table-cell office:value-type="float" office:value="6.2197" calcext:value-type="float">
            <text:p>6.2197</text:p>
          </table:table-cell>
          <table:table-cell table:formula="of:=AVERAGE([.AA367:.AA376])" office:value-type="float" office:value="6.95297" calcext:value-type="float">
            <text:p>6.95</text:p>
          </table:table-cell>
          <table:table-cell office:value-type="float" office:value="2.4161" calcext:value-type="float">
            <text:p>2.4161</text:p>
          </table:table-cell>
          <table:table-cell office:value-type="float" office:value="7.0075" calcext:value-type="float">
            <text:p>7.0075</text:p>
          </table:table-cell>
          <table:table-cell table:formula="of:=AVERAGE([.AD367:.AD376])" office:value-type="float" office:value="7.86332" calcext:value-type="float">
            <text:p>7.8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.8806" calcext:value-type="float">
            <text:p>2.8806</text:p>
          </table:table-cell>
          <table:table-cell office:value-type="float" office:value="10.3178" calcext:value-type="float">
            <text:p>10.3178</text:p>
          </table:table-cell>
          <table:table-cell table:formula="of:=AVERAGE([.C368:.C377])" office:value-type="float" office:value="8.39795" calcext:value-type="float">
            <text:p>8.40</text:p>
          </table:table-cell>
          <table:table-cell office:value-type="float" office:value="3.1488" calcext:value-type="float">
            <text:p>3.1488</text:p>
          </table:table-cell>
          <table:table-cell office:value-type="float" office:value="7.9698" calcext:value-type="float">
            <text:p>7.9698</text:p>
          </table:table-cell>
          <table:table-cell table:formula="of:=AVERAGE([.F368:.F377])" office:value-type="float" office:value="8.08054" calcext:value-type="float">
            <text:p>8.08</text:p>
          </table:table-cell>
          <table:table-cell office:value-type="float" office:value="1.9169" calcext:value-type="float">
            <text:p>1.9169</text:p>
          </table:table-cell>
          <table:table-cell office:value-type="float" office:value="4.3929" calcext:value-type="float">
            <text:p>4.3929</text:p>
          </table:table-cell>
          <table:table-cell table:formula="of:=AVERAGE([.I368:.I377])" office:value-type="float" office:value="6.13635" calcext:value-type="float">
            <text:p>6.14</text:p>
          </table:table-cell>
          <table:table-cell office:value-type="float" office:value="2.2734" calcext:value-type="float">
            <text:p>2.2734</text:p>
          </table:table-cell>
          <table:table-cell office:value-type="float" office:value="5.6823" calcext:value-type="float">
            <text:p>5.6823</text:p>
          </table:table-cell>
          <table:table-cell table:formula="of:=AVERAGE([.L368:.L377])" office:value-type="float" office:value="5.77164" calcext:value-type="float">
            <text:p>5.77</text:p>
          </table:table-cell>
          <table:table-cell office:value-type="float" office:value="3.1966" calcext:value-type="float">
            <text:p>3.1966</text:p>
          </table:table-cell>
          <table:table-cell office:value-type="float" office:value="4.5418" calcext:value-type="float">
            <text:p>4.5418</text:p>
          </table:table-cell>
          <table:table-cell table:formula="of:=AVERAGE([.O368:.O377])" office:value-type="float" office:value="3.97736" calcext:value-type="float">
            <text:p>3.98</text:p>
          </table:table-cell>
          <table:table-cell office:value-type="float" office:value="2.963" calcext:value-type="float">
            <text:p>2.963</text:p>
          </table:table-cell>
          <table:table-cell office:value-type="float" office:value="7.7436" calcext:value-type="float">
            <text:p>7.7436</text:p>
          </table:table-cell>
          <table:table-cell table:formula="of:=AVERAGE([.R368:.R377])" office:value-type="float" office:value="8.91514" calcext:value-type="float">
            <text:p>8.92</text:p>
          </table:table-cell>
          <table:table-cell office:value-type="float" office:value="3.0599" calcext:value-type="float">
            <text:p>3.0599</text:p>
          </table:table-cell>
          <table:table-cell office:value-type="float" office:value="9.7063" calcext:value-type="float">
            <text:p>9.7063</text:p>
          </table:table-cell>
          <table:table-cell table:formula="of:=AVERAGE([.U368:.U377])" office:value-type="float" office:value="9.16052" calcext:value-type="float">
            <text:p>9.16</text:p>
          </table:table-cell>
          <table:table-cell office:value-type="float" office:value="2.1485" calcext:value-type="float">
            <text:p>2.1485</text:p>
          </table:table-cell>
          <table:table-cell office:value-type="float" office:value="9.1785" calcext:value-type="float">
            <text:p>9.1785</text:p>
          </table:table-cell>
          <table:table-cell table:formula="of:=AVERAGE([.X368:.X377])" office:value-type="float" office:value="8.27799" calcext:value-type="float">
            <text:p>8.28</text:p>
          </table:table-cell>
          <table:table-cell office:value-type="float" office:value="2.4018" calcext:value-type="float">
            <text:p>2.4018</text:p>
          </table:table-cell>
          <table:table-cell office:value-type="float" office:value="7.5457" calcext:value-type="float">
            <text:p>7.5457</text:p>
          </table:table-cell>
          <table:table-cell table:formula="of:=AVERAGE([.AA368:.AA377])" office:value-type="float" office:value="7.00604" calcext:value-type="float">
            <text:p>7.01</text:p>
          </table:table-cell>
          <table:table-cell office:value-type="float" office:value="2.0975" calcext:value-type="float">
            <text:p>2.0975</text:p>
          </table:table-cell>
          <table:table-cell office:value-type="float" office:value="7.4194" calcext:value-type="float">
            <text:p>7.4194</text:p>
          </table:table-cell>
          <table:table-cell table:formula="of:=AVERAGE([.AD368:.AD377])" office:value-type="float" office:value="7.67389" calcext:value-type="float">
            <text:p>7.6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.9649" calcext:value-type="float">
            <text:p>2.9649</text:p>
          </table:table-cell>
          <table:table-cell office:value-type="float" office:value="9.0092" calcext:value-type="float">
            <text:p>9.0092</text:p>
          </table:table-cell>
          <table:table-cell table:formula="of:=AVERAGE([.C369:.C378])" office:value-type="float" office:value="8.40764" calcext:value-type="float">
            <text:p>8.41</text:p>
          </table:table-cell>
          <table:table-cell office:value-type="float" office:value="3.1731" calcext:value-type="float">
            <text:p>3.1731</text:p>
          </table:table-cell>
          <table:table-cell office:value-type="float" office:value="7.9489" calcext:value-type="float">
            <text:p>7.9489</text:p>
          </table:table-cell>
          <table:table-cell table:formula="of:=AVERAGE([.F369:.F378])" office:value-type="float" office:value="8.26559" calcext:value-type="float">
            <text:p>8.27</text:p>
          </table:table-cell>
          <table:table-cell office:value-type="float" office:value="1.942" calcext:value-type="float">
            <text:p>1.942</text:p>
          </table:table-cell>
          <table:table-cell office:value-type="float" office:value="4.877" calcext:value-type="float">
            <text:p>4.877</text:p>
          </table:table-cell>
          <table:table-cell table:formula="of:=AVERAGE([.I369:.I378])" office:value-type="float" office:value="6.06194" calcext:value-type="float">
            <text:p>6.06</text:p>
          </table:table-cell>
          <table:table-cell office:value-type="float" office:value="1.8887" calcext:value-type="float">
            <text:p>1.8887</text:p>
          </table:table-cell>
          <table:table-cell office:value-type="float" office:value="6.2329" calcext:value-type="float">
            <text:p>6.2329</text:p>
          </table:table-cell>
          <table:table-cell table:formula="of:=AVERAGE([.L369:.L378])" office:value-type="float" office:value="5.75095" calcext:value-type="float">
            <text:p>5.75</text:p>
          </table:table-cell>
          <table:table-cell office:value-type="float" office:value="3.257" calcext:value-type="float">
            <text:p>3.257</text:p>
          </table:table-cell>
          <table:table-cell office:value-type="float" office:value="3.9593" calcext:value-type="float">
            <text:p>3.9593</text:p>
          </table:table-cell>
          <table:table-cell table:formula="of:=AVERAGE([.O369:.O378])" office:value-type="float" office:value="3.93966" calcext:value-type="float">
            <text:p>3.94</text:p>
          </table:table-cell>
          <table:table-cell office:value-type="float" office:value="2.458" calcext:value-type="float">
            <text:p>2.458</text:p>
          </table:table-cell>
          <table:table-cell office:value-type="float" office:value="6.0752" calcext:value-type="float">
            <text:p>6.0752</text:p>
          </table:table-cell>
          <table:table-cell table:formula="of:=AVERAGE([.R369:.R378])" office:value-type="float" office:value="8.37265" calcext:value-type="float">
            <text:p>8.37</text:p>
          </table:table-cell>
          <table:table-cell office:value-type="float" office:value="2.878" calcext:value-type="float">
            <text:p>2.878</text:p>
          </table:table-cell>
          <table:table-cell office:value-type="float" office:value="7.984" calcext:value-type="float">
            <text:p>7.984</text:p>
          </table:table-cell>
          <table:table-cell table:formula="of:=AVERAGE([.U369:.U378])" office:value-type="float" office:value="8.87729" calcext:value-type="float">
            <text:p>8.88</text:p>
          </table:table-cell>
          <table:table-cell office:value-type="float" office:value="2.3092" calcext:value-type="float">
            <text:p>2.3092</text:p>
          </table:table-cell>
          <table:table-cell office:value-type="float" office:value="8.71" calcext:value-type="float">
            <text:p>8.71</text:p>
          </table:table-cell>
          <table:table-cell table:formula="of:=AVERAGE([.X369:.X378])" office:value-type="float" office:value="8.41276" calcext:value-type="float">
            <text:p>8.41</text:p>
          </table:table-cell>
          <table:table-cell office:value-type="float" office:value="2.7498" calcext:value-type="float">
            <text:p>2.7498</text:p>
          </table:table-cell>
          <table:table-cell office:value-type="float" office:value="6.884" calcext:value-type="float">
            <text:p>6.884</text:p>
          </table:table-cell>
          <table:table-cell table:formula="of:=AVERAGE([.AA369:.AA378])" office:value-type="float" office:value="7.09526" calcext:value-type="float">
            <text:p>7.10</text:p>
          </table:table-cell>
          <table:table-cell office:value-type="float" office:value="2.0601" calcext:value-type="float">
            <text:p>2.0601</text:p>
          </table:table-cell>
          <table:table-cell office:value-type="float" office:value="5.045" calcext:value-type="float">
            <text:p>5.045</text:p>
          </table:table-cell>
          <table:table-cell table:formula="of:=AVERAGE([.AD369:.AD378])" office:value-type="float" office:value="7.27804" calcext:value-type="float">
            <text:p>7.2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.8026" calcext:value-type="float">
            <text:p>2.8026</text:p>
          </table:table-cell>
          <table:table-cell office:value-type="float" office:value="7.3528" calcext:value-type="float">
            <text:p>7.3528</text:p>
          </table:table-cell>
          <table:table-cell table:formula="of:=AVERAGE([.C370:.C379])" office:value-type="float" office:value="8.34328" calcext:value-type="float">
            <text:p>8.34</text:p>
          </table:table-cell>
          <table:table-cell office:value-type="float" office:value="2.704" calcext:value-type="float">
            <text:p>2.704</text:p>
          </table:table-cell>
          <table:table-cell office:value-type="float" office:value="7.076" calcext:value-type="float">
            <text:p>7.076</text:p>
          </table:table-cell>
          <table:table-cell table:formula="of:=AVERAGE([.F370:.F379])" office:value-type="float" office:value="8.35135" calcext:value-type="float">
            <text:p>8.35</text:p>
          </table:table-cell>
          <table:table-cell office:value-type="float" office:value="1.7982" calcext:value-type="float">
            <text:p>1.7982</text:p>
          </table:table-cell>
          <table:table-cell office:value-type="float" office:value="6.155" calcext:value-type="float">
            <text:p>6.155</text:p>
          </table:table-cell>
          <table:table-cell table:formula="of:=AVERAGE([.I370:.I379])" office:value-type="float" office:value="6.02454" calcext:value-type="float">
            <text:p>6.02</text:p>
          </table:table-cell>
          <table:table-cell office:value-type="float" office:value="2.2192" calcext:value-type="float">
            <text:p>2.2192</text:p>
          </table:table-cell>
          <table:table-cell office:value-type="float" office:value="6.5414" calcext:value-type="float">
            <text:p>6.5414</text:p>
          </table:table-cell>
          <table:table-cell table:formula="of:=AVERAGE([.L370:.L379])" office:value-type="float" office:value="5.79639" calcext:value-type="float">
            <text:p>5.80</text:p>
          </table:table-cell>
          <table:table-cell office:value-type="float" office:value="3.0071" calcext:value-type="float">
            <text:p>3.0071</text:p>
          </table:table-cell>
          <table:table-cell office:value-type="float" office:value="3.5918" calcext:value-type="float">
            <text:p>3.5918</text:p>
          </table:table-cell>
          <table:table-cell table:formula="of:=AVERAGE([.O370:.O379])" office:value-type="float" office:value="3.997" calcext:value-type="float">
            <text:p>4.00</text:p>
          </table:table-cell>
          <table:table-cell office:value-type="float" office:value="2.4213" calcext:value-type="float">
            <text:p>2.4213</text:p>
          </table:table-cell>
          <table:table-cell office:value-type="float" office:value="5.5609" calcext:value-type="float">
            <text:p>5.5609</text:p>
          </table:table-cell>
          <table:table-cell table:formula="of:=AVERAGE([.R370:.R379])" office:value-type="float" office:value="8.10154" calcext:value-type="float">
            <text:p>8.10</text:p>
          </table:table-cell>
          <table:table-cell office:value-type="float" office:value="2.6633" calcext:value-type="float">
            <text:p>2.6633</text:p>
          </table:table-cell>
          <table:table-cell office:value-type="float" office:value="7.3932" calcext:value-type="float">
            <text:p>7.3932</text:p>
          </table:table-cell>
          <table:table-cell table:formula="of:=AVERAGE([.U370:.U379])" office:value-type="float" office:value="8.71809" calcext:value-type="float">
            <text:p>8.72</text:p>
          </table:table-cell>
          <table:table-cell office:value-type="float" office:value="2.188" calcext:value-type="float">
            <text:p>2.188</text:p>
          </table:table-cell>
          <table:table-cell office:value-type="float" office:value="9.2533" calcext:value-type="float">
            <text:p>9.2533</text:p>
          </table:table-cell>
          <table:table-cell table:formula="of:=AVERAGE([.X370:.X379])" office:value-type="float" office:value="8.52368" calcext:value-type="float">
            <text:p>8.52</text:p>
          </table:table-cell>
          <table:table-cell office:value-type="float" office:value="2.5182" calcext:value-type="float">
            <text:p>2.5182</text:p>
          </table:table-cell>
          <table:table-cell office:value-type="float" office:value="5.1601" calcext:value-type="float">
            <text:p>5.1601</text:p>
          </table:table-cell>
          <table:table-cell table:formula="of:=AVERAGE([.AA370:.AA379])" office:value-type="float" office:value="7.05965" calcext:value-type="float">
            <text:p>7.06</text:p>
          </table:table-cell>
          <table:table-cell office:value-type="float" office:value="1.8052" calcext:value-type="float">
            <text:p>1.8052</text:p>
          </table:table-cell>
          <table:table-cell office:value-type="float" office:value="4.3176" calcext:value-type="float">
            <text:p>4.3176</text:p>
          </table:table-cell>
          <table:table-cell table:formula="of:=AVERAGE([.AD370:.AD379])" office:value-type="float" office:value="6.90904" calcext:value-type="float">
            <text:p>6.9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.8293" calcext:value-type="float">
            <text:p>2.8293</text:p>
          </table:table-cell>
          <table:table-cell office:value-type="float" office:value="9.5453" calcext:value-type="float">
            <text:p>9.5453</text:p>
          </table:table-cell>
          <table:table-cell table:formula="of:=AVERAGE([.C371:.C380])" office:value-type="float" office:value="8.52232" calcext:value-type="float">
            <text:p>8.52</text:p>
          </table:table-cell>
          <table:table-cell office:value-type="float" office:value="2.8424" calcext:value-type="float">
            <text:p>2.8424</text:p>
          </table:table-cell>
          <table:table-cell office:value-type="float" office:value="7.1884" calcext:value-type="float">
            <text:p>7.1884</text:p>
          </table:table-cell>
          <table:table-cell table:formula="of:=AVERAGE([.F371:.F380])" office:value-type="float" office:value="8.31587" calcext:value-type="float">
            <text:p>8.32</text:p>
          </table:table-cell>
          <table:table-cell office:value-type="float" office:value="1.9076" calcext:value-type="float">
            <text:p>1.9076</text:p>
          </table:table-cell>
          <table:table-cell office:value-type="float" office:value="4.42" calcext:value-type="float">
            <text:p>4.42</text:p>
          </table:table-cell>
          <table:table-cell table:formula="of:=AVERAGE([.I371:.I380])" office:value-type="float" office:value="5.78411" calcext:value-type="float">
            <text:p>5.78</text:p>
          </table:table-cell>
          <table:table-cell office:value-type="float" office:value="2.1613" calcext:value-type="float">
            <text:p>2.1613</text:p>
          </table:table-cell>
          <table:table-cell office:value-type="float" office:value="6.607" calcext:value-type="float">
            <text:p>6.607</text:p>
          </table:table-cell>
          <table:table-cell table:formula="of:=AVERAGE([.L371:.L380])" office:value-type="float" office:value="5.84886" calcext:value-type="float">
            <text:p>5.85</text:p>
          </table:table-cell>
          <table:table-cell office:value-type="float" office:value="3.0662" calcext:value-type="float">
            <text:p>3.0662</text:p>
          </table:table-cell>
          <table:table-cell office:value-type="float" office:value="3.4237" calcext:value-type="float">
            <text:p>3.4237</text:p>
          </table:table-cell>
          <table:table-cell table:formula="of:=AVERAGE([.O371:.O380])" office:value-type="float" office:value="3.92145" calcext:value-type="float">
            <text:p>3.92</text:p>
          </table:table-cell>
          <table:table-cell office:value-type="float" office:value="2.2071" calcext:value-type="float">
            <text:p>2.2071</text:p>
          </table:table-cell>
          <table:table-cell office:value-type="float" office:value="5.5141" calcext:value-type="float">
            <text:p>5.5141</text:p>
          </table:table-cell>
          <table:table-cell table:formula="of:=AVERAGE([.R371:.R380])" office:value-type="float" office:value="7.67065" calcext:value-type="float">
            <text:p>7.67</text:p>
          </table:table-cell>
          <table:table-cell office:value-type="float" office:value="2.5479" calcext:value-type="float">
            <text:p>2.5479</text:p>
          </table:table-cell>
          <table:table-cell office:value-type="float" office:value="8.0626" calcext:value-type="float">
            <text:p>8.0626</text:p>
          </table:table-cell>
          <table:table-cell table:formula="of:=AVERAGE([.U371:.U380])" office:value-type="float" office:value="8.72483" calcext:value-type="float">
            <text:p>8.72</text:p>
          </table:table-cell>
          <table:table-cell office:value-type="float" office:value="1.9592" calcext:value-type="float">
            <text:p>1.9592</text:p>
          </table:table-cell>
          <table:table-cell office:value-type="float" office:value="9.2736" calcext:value-type="float">
            <text:p>9.2736</text:p>
          </table:table-cell>
          <table:table-cell table:formula="of:=AVERAGE([.X371:.X380])" office:value-type="float" office:value="8.43908" calcext:value-type="float">
            <text:p>8.44</text:p>
          </table:table-cell>
          <table:table-cell office:value-type="float" office:value="2.4764" calcext:value-type="float">
            <text:p>2.4764</text:p>
          </table:table-cell>
          <table:table-cell office:value-type="float" office:value="5.9289" calcext:value-type="float">
            <text:p>5.9289</text:p>
          </table:table-cell>
          <table:table-cell table:formula="of:=AVERAGE([.AA371:.AA380])" office:value-type="float" office:value="6.96036" calcext:value-type="float">
            <text:p>6.96</text:p>
          </table:table-cell>
          <table:table-cell office:value-type="float" office:value="1.8112" calcext:value-type="float">
            <text:p>1.8112</text:p>
          </table:table-cell>
          <table:table-cell office:value-type="float" office:value="6.1255" calcext:value-type="float">
            <text:p>6.1255</text:p>
          </table:table-cell>
          <table:table-cell table:formula="of:=AVERAGE([.AD371:.AD380])" office:value-type="float" office:value="6.68823" calcext:value-type="float">
            <text:p>6.6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.108" calcext:value-type="float">
            <text:p>3.108</text:p>
          </table:table-cell>
          <table:table-cell office:value-type="float" office:value="9.6541" calcext:value-type="float">
            <text:p>9.6541</text:p>
          </table:table-cell>
          <table:table-cell table:formula="of:=AVERAGE([.C372:.C381])" office:value-type="float" office:value="8.78605" calcext:value-type="float">
            <text:p>8.79</text:p>
          </table:table-cell>
          <table:table-cell office:value-type="float" office:value="2.9494" calcext:value-type="float">
            <text:p>2.9494</text:p>
          </table:table-cell>
          <table:table-cell office:value-type="float" office:value="8.1459" calcext:value-type="float">
            <text:p>8.1459</text:p>
          </table:table-cell>
          <table:table-cell table:formula="of:=AVERAGE([.F372:.F381])" office:value-type="float" office:value="8.47302" calcext:value-type="float">
            <text:p>8.47</text:p>
          </table:table-cell>
          <table:table-cell office:value-type="float" office:value="1.6434" calcext:value-type="float">
            <text:p>1.6434</text:p>
          </table:table-cell>
          <table:table-cell office:value-type="float" office:value="5.1648" calcext:value-type="float">
            <text:p>5.1648</text:p>
          </table:table-cell>
          <table:table-cell table:formula="of:=AVERAGE([.I372:.I381])" office:value-type="float" office:value="5.7404" calcext:value-type="float">
            <text:p>5.74</text:p>
          </table:table-cell>
          <table:table-cell office:value-type="float" office:value="2.1203" calcext:value-type="float">
            <text:p>2.1203</text:p>
          </table:table-cell>
          <table:table-cell office:value-type="float" office:value="5.6344" calcext:value-type="float">
            <text:p>5.6344</text:p>
          </table:table-cell>
          <table:table-cell table:formula="of:=AVERAGE([.L372:.L381])" office:value-type="float" office:value="5.79097" calcext:value-type="float">
            <text:p>5.79</text:p>
          </table:table-cell>
          <table:table-cell office:value-type="float" office:value="3.357" calcext:value-type="float">
            <text:p>3.357</text:p>
          </table:table-cell>
          <table:table-cell office:value-type="float" office:value="4.4613" calcext:value-type="float">
            <text:p>4.4613</text:p>
          </table:table-cell>
          <table:table-cell table:formula="of:=AVERAGE([.O372:.O381])" office:value-type="float" office:value="4.01063" calcext:value-type="float">
            <text:p>4.01</text:p>
          </table:table-cell>
          <table:table-cell office:value-type="float" office:value="2.7224" calcext:value-type="float">
            <text:p>2.7224</text:p>
          </table:table-cell>
          <table:table-cell office:value-type="float" office:value="6.9208" calcext:value-type="float">
            <text:p>6.9208</text:p>
          </table:table-cell>
          <table:table-cell table:formula="of:=AVERAGE([.R372:.R381])" office:value-type="float" office:value="7.38486" calcext:value-type="float">
            <text:p>7.38</text:p>
          </table:table-cell>
          <table:table-cell office:value-type="float" office:value="2.7984" calcext:value-type="float">
            <text:p>2.7984</text:p>
          </table:table-cell>
          <table:table-cell office:value-type="float" office:value="8.4154" calcext:value-type="float">
            <text:p>8.4154</text:p>
          </table:table-cell>
          <table:table-cell table:formula="of:=AVERAGE([.U372:.U381])" office:value-type="float" office:value="8.57649" calcext:value-type="float">
            <text:p>8.58</text:p>
          </table:table-cell>
          <table:table-cell office:value-type="float" office:value="2.1124" calcext:value-type="float">
            <text:p>2.1124</text:p>
          </table:table-cell>
          <table:table-cell office:value-type="float" office:value="8.9952" calcext:value-type="float">
            <text:p>8.9952</text:p>
          </table:table-cell>
          <table:table-cell table:formula="of:=AVERAGE([.X372:.X381])" office:value-type="float" office:value="8.63601" calcext:value-type="float">
            <text:p>8.64</text:p>
          </table:table-cell>
          <table:table-cell office:value-type="float" office:value="2.9945" calcext:value-type="float">
            <text:p>2.9945</text:p>
          </table:table-cell>
          <table:table-cell office:value-type="float" office:value="4.7211" calcext:value-type="float">
            <text:p>4.7211</text:p>
          </table:table-cell>
          <table:table-cell table:formula="of:=AVERAGE([.AA372:.AA381])" office:value-type="float" office:value="6.63687" calcext:value-type="float">
            <text:p>6.64</text:p>
          </table:table-cell>
          <table:table-cell office:value-type="float" office:value="2.1782" calcext:value-type="float">
            <text:p>2.1782</text:p>
          </table:table-cell>
          <table:table-cell office:value-type="float" office:value="7.2565" calcext:value-type="float">
            <text:p>7.2565</text:p>
          </table:table-cell>
          <table:table-cell table:formula="of:=AVERAGE([.AD372:.AD381])" office:value-type="float" office:value="6.59187" calcext:value-type="float">
            <text:p>6.5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.1634" calcext:value-type="float">
            <text:p>3.1634</text:p>
          </table:table-cell>
          <table:table-cell office:value-type="float" office:value="9.9881" calcext:value-type="float">
            <text:p>9.9881</text:p>
          </table:table-cell>
          <table:table-cell table:formula="of:=AVERAGE([.C373:.C382])" office:value-type="float" office:value="8.95517" calcext:value-type="float">
            <text:p>8.96</text:p>
          </table:table-cell>
          <table:table-cell office:value-type="float" office:value="2.7395" calcext:value-type="float">
            <text:p>2.7395</text:p>
          </table:table-cell>
          <table:table-cell office:value-type="float" office:value="7.4114" calcext:value-type="float">
            <text:p>7.4114</text:p>
          </table:table-cell>
          <table:table-cell table:formula="of:=AVERAGE([.F373:.F382])" office:value-type="float" office:value="8.27316" calcext:value-type="float">
            <text:p>8.27</text:p>
          </table:table-cell>
          <table:table-cell office:value-type="float" office:value="1.8604" calcext:value-type="float">
            <text:p>1.8604</text:p>
          </table:table-cell>
          <table:table-cell office:value-type="float" office:value="4.1865" calcext:value-type="float">
            <text:p>4.1865</text:p>
          </table:table-cell>
          <table:table-cell table:formula="of:=AVERAGE([.I373:.I382])" office:value-type="float" office:value="5.51336" calcext:value-type="float">
            <text:p>5.51</text:p>
          </table:table-cell>
          <table:table-cell office:value-type="float" office:value="2.4312" calcext:value-type="float">
            <text:p>2.4312</text:p>
          </table:table-cell>
          <table:table-cell office:value-type="float" office:value="4.9082" calcext:value-type="float">
            <text:p>4.9082</text:p>
          </table:table-cell>
          <table:table-cell table:formula="of:=AVERAGE([.L373:.L382])" office:value-type="float" office:value="5.63043" calcext:value-type="float">
            <text:p>5.63</text:p>
          </table:table-cell>
          <table:table-cell office:value-type="float" office:value="3.2476" calcext:value-type="float">
            <text:p>3.2476</text:p>
          </table:table-cell>
          <table:table-cell office:value-type="float" office:value="3.7996" calcext:value-type="float">
            <text:p>3.7996</text:p>
          </table:table-cell>
          <table:table-cell table:formula="of:=AVERAGE([.O373:.O382])" office:value-type="float" office:value="4.00429" calcext:value-type="float">
            <text:p>4.00</text:p>
          </table:table-cell>
          <table:table-cell office:value-type="float" office:value="2.6284" calcext:value-type="float">
            <text:p>2.6284</text:p>
          </table:table-cell>
          <table:table-cell office:value-type="float" office:value="6.8221" calcext:value-type="float">
            <text:p>6.8221</text:p>
          </table:table-cell>
          <table:table-cell table:formula="of:=AVERAGE([.R373:.R382])" office:value-type="float" office:value="7.30547" calcext:value-type="float">
            <text:p>7.31</text:p>
          </table:table-cell>
          <table:table-cell office:value-type="float" office:value="2.7149" calcext:value-type="float">
            <text:p>2.7149</text:p>
          </table:table-cell>
          <table:table-cell office:value-type="float" office:value="8.6415" calcext:value-type="float">
            <text:p>8.6415</text:p>
          </table:table-cell>
          <table:table-cell table:formula="of:=AVERAGE([.U373:.U382])" office:value-type="float" office:value="8.57885" calcext:value-type="float">
            <text:p>8.58</text:p>
          </table:table-cell>
          <table:table-cell office:value-type="float" office:value="2.0977" calcext:value-type="float">
            <text:p>2.0977</text:p>
          </table:table-cell>
          <table:table-cell office:value-type="float" office:value="9.2747" calcext:value-type="float">
            <text:p>9.2747</text:p>
          </table:table-cell>
          <table:table-cell table:formula="of:=AVERAGE([.X373:.X382])" office:value-type="float" office:value="8.80579" calcext:value-type="float">
            <text:p>8.81</text:p>
          </table:table-cell>
          <table:table-cell office:value-type="float" office:value="2.8502" calcext:value-type="float">
            <text:p>2.8502</text:p>
          </table:table-cell>
          <table:table-cell office:value-type="float" office:value="5.9194" calcext:value-type="float">
            <text:p>5.9194</text:p>
          </table:table-cell>
          <table:table-cell table:formula="of:=AVERAGE([.AA373:.AA382])" office:value-type="float" office:value="6.35738" calcext:value-type="float">
            <text:p>6.36</text:p>
          </table:table-cell>
          <table:table-cell office:value-type="float" office:value="2.1826" calcext:value-type="float">
            <text:p>2.1826</text:p>
          </table:table-cell>
          <table:table-cell office:value-type="float" office:value="6.7381" calcext:value-type="float">
            <text:p>6.7381</text:p>
          </table:table-cell>
          <table:table-cell table:formula="of:=AVERAGE([.AD373:.AD382])" office:value-type="float" office:value="6.44678" calcext:value-type="float">
            <text:p>6.4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.3943" calcext:value-type="float">
            <text:p>3.3943</text:p>
          </table:table-cell>
          <table:table-cell office:value-type="float" office:value="8.9571" calcext:value-type="float">
            <text:p>8.9571</text:p>
          </table:table-cell>
          <table:table-cell table:formula="of:=AVERAGE([.C374:.C383])" office:value-type="float" office:value="8.95618" calcext:value-type="float">
            <text:p>8.96</text:p>
          </table:table-cell>
          <table:table-cell office:value-type="float" office:value="2.6949" calcext:value-type="float">
            <text:p>2.6949</text:p>
          </table:table-cell>
          <table:table-cell office:value-type="float" office:value="7.4144" calcext:value-type="float">
            <text:p>7.4144</text:p>
          </table:table-cell>
          <table:table-cell table:formula="of:=AVERAGE([.F374:.F383])" office:value-type="float" office:value="8.11858" calcext:value-type="float">
            <text:p>8.12</text:p>
          </table:table-cell>
          <table:table-cell office:value-type="float" office:value="1.7848" calcext:value-type="float">
            <text:p>1.7848</text:p>
          </table:table-cell>
          <table:table-cell office:value-type="float" office:value="5.0117" calcext:value-type="float">
            <text:p>5.0117</text:p>
          </table:table-cell>
          <table:table-cell table:formula="of:=AVERAGE([.I374:.I383])" office:value-type="float" office:value="5.51343" calcext:value-type="float">
            <text:p>5.51</text:p>
          </table:table-cell>
          <table:table-cell office:value-type="float" office:value="2.1478" calcext:value-type="float">
            <text:p>2.1478</text:p>
          </table:table-cell>
          <table:table-cell office:value-type="float" office:value="6.6507" calcext:value-type="float">
            <text:p>6.6507</text:p>
          </table:table-cell>
          <table:table-cell table:formula="of:=AVERAGE([.L374:.L383])" office:value-type="float" office:value="5.68969" calcext:value-type="float">
            <text:p>5.69</text:p>
          </table:table-cell>
          <table:table-cell office:value-type="float" office:value="2.8641" calcext:value-type="float">
            <text:p>2.8641</text:p>
          </table:table-cell>
          <table:table-cell office:value-type="float" office:value="3.479" calcext:value-type="float">
            <text:p>3.479</text:p>
          </table:table-cell>
          <table:table-cell table:formula="of:=AVERAGE([.O374:.O383])" office:value-type="float" office:value="3.86968" calcext:value-type="float">
            <text:p>3.87</text:p>
          </table:table-cell>
          <table:table-cell office:value-type="float" office:value="2.1098" calcext:value-type="float">
            <text:p>2.1098</text:p>
          </table:table-cell>
          <table:table-cell office:value-type="float" office:value="7.2587" calcext:value-type="float">
            <text:p>7.2587</text:p>
          </table:table-cell>
          <table:table-cell table:formula="of:=AVERAGE([.R374:.R383])" office:value-type="float" office:value="7.19015" calcext:value-type="float">
            <text:p>7.19</text:p>
          </table:table-cell>
          <table:table-cell office:value-type="float" office:value="2.2789" calcext:value-type="float">
            <text:p>2.2789</text:p>
          </table:table-cell>
          <table:table-cell office:value-type="float" office:value="7.5786" calcext:value-type="float">
            <text:p>7.5786</text:p>
          </table:table-cell>
          <table:table-cell table:formula="of:=AVERAGE([.U374:.U383])" office:value-type="float" office:value="8.33837" calcext:value-type="float">
            <text:p>8.34</text:p>
          </table:table-cell>
          <table:table-cell office:value-type="float" office:value="2.2453" calcext:value-type="float">
            <text:p>2.2453</text:p>
          </table:table-cell>
          <table:table-cell office:value-type="float" office:value="6.5983" calcext:value-type="float">
            <text:p>6.5983</text:p>
          </table:table-cell>
          <table:table-cell table:formula="of:=AVERAGE([.X374:.X383])" office:value-type="float" office:value="8.6229" calcext:value-type="float">
            <text:p>8.62</text:p>
          </table:table-cell>
          <table:table-cell office:value-type="float" office:value="3.7994" calcext:value-type="float">
            <text:p>3.7994</text:p>
          </table:table-cell>
          <table:table-cell office:value-type="float" office:value="7.5058" calcext:value-type="float">
            <text:p>7.5058</text:p>
          </table:table-cell>
          <table:table-cell table:formula="of:=AVERAGE([.AA374:.AA383])" office:value-type="float" office:value="6.30571" calcext:value-type="float">
            <text:p>6.31</text:p>
          </table:table-cell>
          <table:table-cell office:value-type="float" office:value="1.7086" calcext:value-type="float">
            <text:p>1.7086</text:p>
          </table:table-cell>
          <table:table-cell office:value-type="float" office:value="6.19" calcext:value-type="float">
            <text:p>6.19</text:p>
          </table:table-cell>
          <table:table-cell table:formula="of:=AVERAGE([.AD374:.AD383])" office:value-type="float" office:value="6.32586" calcext:value-type="float">
            <text:p>6.3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.6434" calcext:value-type="float">
            <text:p>3.6434</text:p>
          </table:table-cell>
          <table:table-cell office:value-type="float" office:value="9.5283" calcext:value-type="float">
            <text:p>9.5283</text:p>
          </table:table-cell>
          <table:table-cell table:formula="of:=AVERAGE([.C375:.C384])" office:value-type="float" office:value="8.85674" calcext:value-type="float">
            <text:p>8.86</text:p>
          </table:table-cell>
          <table:table-cell office:value-type="float" office:value="2.884" calcext:value-type="float">
            <text:p>2.884</text:p>
          </table:table-cell>
          <table:table-cell office:value-type="float" office:value="6.9383" calcext:value-type="float">
            <text:p>6.9383</text:p>
          </table:table-cell>
          <table:table-cell table:formula="of:=AVERAGE([.F375:.F384])" office:value-type="float" office:value="7.94225" calcext:value-type="float">
            <text:p>7.94</text:p>
          </table:table-cell>
          <table:table-cell office:value-type="float" office:value="2.2249" calcext:value-type="float">
            <text:p>2.2249</text:p>
          </table:table-cell>
          <table:table-cell office:value-type="float" office:value="7.073" calcext:value-type="float">
            <text:p>7.073</text:p>
          </table:table-cell>
          <table:table-cell table:formula="of:=AVERAGE([.I375:.I384])" office:value-type="float" office:value="5.6711" calcext:value-type="float">
            <text:p>5.67</text:p>
          </table:table-cell>
          <table:table-cell office:value-type="float" office:value="2.6997" calcext:value-type="float">
            <text:p>2.6997</text:p>
          </table:table-cell>
          <table:table-cell office:value-type="float" office:value="5.9438" calcext:value-type="float">
            <text:p>5.9438</text:p>
          </table:table-cell>
          <table:table-cell table:formula="of:=AVERAGE([.L375:.L384])" office:value-type="float" office:value="5.74007" calcext:value-type="float">
            <text:p>5.74</text:p>
          </table:table-cell>
          <table:table-cell office:value-type="float" office:value="2.625" calcext:value-type="float">
            <text:p>2.625</text:p>
          </table:table-cell>
          <table:table-cell office:value-type="float" office:value="3.966" calcext:value-type="float">
            <text:p>3.966</text:p>
          </table:table-cell>
          <table:table-cell table:formula="of:=AVERAGE([.O375:.O384])" office:value-type="float" office:value="3.84467" calcext:value-type="float">
            <text:p>3.84</text:p>
          </table:table-cell>
          <table:table-cell office:value-type="float" office:value="2.3796" calcext:value-type="float">
            <text:p>2.3796</text:p>
          </table:table-cell>
          <table:table-cell office:value-type="float" office:value="6.0997" calcext:value-type="float">
            <text:p>6.0997</text:p>
          </table:table-cell>
          <table:table-cell table:formula="of:=AVERAGE([.R375:.R384])" office:value-type="float" office:value="6.92102" calcext:value-type="float">
            <text:p>6.92</text:p>
          </table:table-cell>
          <table:table-cell office:value-type="float" office:value="2.5103" calcext:value-type="float">
            <text:p>2.5103</text:p>
          </table:table-cell>
          <table:table-cell office:value-type="float" office:value="9.1534" calcext:value-type="float">
            <text:p>9.1534</text:p>
          </table:table-cell>
          <table:table-cell table:formula="of:=AVERAGE([.U375:.U384])" office:value-type="float" office:value="8.42292" calcext:value-type="float">
            <text:p>8.42</text:p>
          </table:table-cell>
          <table:table-cell office:value-type="float" office:value="1.9585" calcext:value-type="float">
            <text:p>1.9585</text:p>
          </table:table-cell>
          <table:table-cell office:value-type="float" office:value="8.5197" calcext:value-type="float">
            <text:p>8.5197</text:p>
          </table:table-cell>
          <table:table-cell table:formula="of:=AVERAGE([.X375:.X384])" office:value-type="float" office:value="8.62732" calcext:value-type="float">
            <text:p>8.63</text:p>
          </table:table-cell>
          <table:table-cell office:value-type="float" office:value="3.2001" calcext:value-type="float">
            <text:p>3.2001</text:p>
          </table:table-cell>
          <table:table-cell office:value-type="float" office:value="8.3714" calcext:value-type="float">
            <text:p>8.3714</text:p>
          </table:table-cell>
          <table:table-cell table:formula="of:=AVERAGE([.AA375:.AA384])" office:value-type="float" office:value="6.40064" calcext:value-type="float">
            <text:p>6.40</text:p>
          </table:table-cell>
          <table:table-cell office:value-type="float" office:value="1.9117" calcext:value-type="float">
            <text:p>1.9117</text:p>
          </table:table-cell>
          <table:table-cell office:value-type="float" office:value="6.0717" calcext:value-type="float">
            <text:p>6.0717</text:p>
          </table:table-cell>
          <table:table-cell table:formula="of:=AVERAGE([.AD375:.AD384])" office:value-type="float" office:value="6.29293" calcext:value-type="float">
            <text:p>6.2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.6465" calcext:value-type="float">
            <text:p>3.6465</text:p>
          </table:table-cell>
          <table:table-cell office:value-type="float" office:value="9.4575" calcext:value-type="float">
            <text:p>9.4575</text:p>
          </table:table-cell>
          <table:table-cell table:formula="of:=AVERAGE([.C376:.C385])" office:value-type="float" office:value="9.14598" calcext:value-type="float">
            <text:p>9.15</text:p>
          </table:table-cell>
          <table:table-cell office:value-type="float" office:value="3.2395" calcext:value-type="float">
            <text:p>3.2395</text:p>
          </table:table-cell>
          <table:table-cell office:value-type="float" office:value="8.9974" calcext:value-type="float">
            <text:p>8.9974</text:p>
          </table:table-cell>
          <table:table-cell table:formula="of:=AVERAGE([.F376:.F385])" office:value-type="float" office:value="7.85758" calcext:value-type="float">
            <text:p>7.86</text:p>
          </table:table-cell>
          <table:table-cell office:value-type="float" office:value="1.8896" calcext:value-type="float">
            <text:p>1.8896</text:p>
          </table:table-cell>
          <table:table-cell office:value-type="float" office:value="5.876" calcext:value-type="float">
            <text:p>5.876</text:p>
          </table:table-cell>
          <table:table-cell table:formula="of:=AVERAGE([.I376:.I385])" office:value-type="float" office:value="5.48309" calcext:value-type="float">
            <text:p>5.48</text:p>
          </table:table-cell>
          <table:table-cell office:value-type="float" office:value="2.3534" calcext:value-type="float">
            <text:p>2.3534</text:p>
          </table:table-cell>
          <table:table-cell office:value-type="float" office:value="6.618" calcext:value-type="float">
            <text:p>6.618</text:p>
          </table:table-cell>
          <table:table-cell table:formula="of:=AVERAGE([.L376:.L385])" office:value-type="float" office:value="5.94198" calcext:value-type="float">
            <text:p>5.94</text:p>
          </table:table-cell>
          <table:table-cell office:value-type="float" office:value="2.855" calcext:value-type="float">
            <text:p>2.855</text:p>
          </table:table-cell>
          <table:table-cell office:value-type="float" office:value="4.1638" calcext:value-type="float">
            <text:p>4.1638</text:p>
          </table:table-cell>
          <table:table-cell table:formula="of:=AVERAGE([.O376:.O385])" office:value-type="float" office:value="3.90975" calcext:value-type="float">
            <text:p>3.91</text:p>
          </table:table-cell>
          <table:table-cell office:value-type="float" office:value="2.2088" calcext:value-type="float">
            <text:p>2.2088</text:p>
          </table:table-cell>
          <table:table-cell office:value-type="float" office:value="6.4962" calcext:value-type="float">
            <text:p>6.4962</text:p>
          </table:table-cell>
          <table:table-cell table:formula="of:=AVERAGE([.R376:.R385])" office:value-type="float" office:value="6.66574" calcext:value-type="float">
            <text:p>6.67</text:p>
          </table:table-cell>
          <table:table-cell office:value-type="float" office:value="2.719" calcext:value-type="float">
            <text:p>2.719</text:p>
          </table:table-cell>
          <table:table-cell office:value-type="float" office:value="9.2796" calcext:value-type="float">
            <text:p>9.2796</text:p>
          </table:table-cell>
          <table:table-cell table:formula="of:=AVERAGE([.U376:.U385])" office:value-type="float" office:value="8.45557" calcext:value-type="float">
            <text:p>8.46</text:p>
          </table:table-cell>
          <table:table-cell office:value-type="float" office:value="1.8089" calcext:value-type="float">
            <text:p>1.8089</text:p>
          </table:table-cell>
          <table:table-cell office:value-type="float" office:value="8.4656" calcext:value-type="float">
            <text:p>8.4656</text:p>
          </table:table-cell>
          <table:table-cell table:formula="of:=AVERAGE([.X376:.X385])" office:value-type="float" office:value="8.7717" calcext:value-type="float">
            <text:p>8.77</text:p>
          </table:table-cell>
          <table:table-cell office:value-type="float" office:value="3.0725" calcext:value-type="float">
            <text:p>3.0725</text:p>
          </table:table-cell>
          <table:table-cell office:value-type="float" office:value="6.4113" calcext:value-type="float">
            <text:p>6.4113</text:p>
          </table:table-cell>
          <table:table-cell table:formula="of:=AVERAGE([.AA376:.AA385])" office:value-type="float" office:value="6.46674" calcext:value-type="float">
            <text:p>6.47</text:p>
          </table:table-cell>
          <table:table-cell office:value-type="float" office:value="1.8736" calcext:value-type="float">
            <text:p>1.8736</text:p>
          </table:table-cell>
          <table:table-cell office:value-type="float" office:value="6.7289" calcext:value-type="float">
            <text:p>6.7289</text:p>
          </table:table-cell>
          <table:table-cell table:formula="of:=AVERAGE([.AD376:.AD385])" office:value-type="float" office:value="6.29002" calcext:value-type="float">
            <text:p>6.2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.9857" calcext:value-type="float">
            <text:p>2.9857</text:p>
          </table:table-cell>
          <table:table-cell office:value-type="float" office:value="10.0919" calcext:value-type="float">
            <text:p>10.0919</text:p>
          </table:table-cell>
          <table:table-cell table:formula="of:=AVERAGE([.C377:.C386])" office:value-type="float" office:value="9.39021" calcext:value-type="float">
            <text:p>9.39</text:p>
          </table:table-cell>
          <table:table-cell office:value-type="float" office:value="3.051" calcext:value-type="float">
            <text:p>3.051</text:p>
          </table:table-cell>
          <table:table-cell office:value-type="float" office:value="8.0612" calcext:value-type="float">
            <text:p>8.0612</text:p>
          </table:table-cell>
          <table:table-cell table:formula="of:=AVERAGE([.F377:.F386])" office:value-type="float" office:value="7.71517" calcext:value-type="float">
            <text:p>7.72</text:p>
          </table:table-cell>
          <table:table-cell office:value-type="float" office:value="1.8936" calcext:value-type="float">
            <text:p>1.8936</text:p>
          </table:table-cell>
          <table:table-cell office:value-type="float" office:value="7.6374" calcext:value-type="float">
            <text:p>7.6374</text:p>
          </table:table-cell>
          <table:table-cell table:formula="of:=AVERAGE([.I377:.I386])" office:value-type="float" office:value="5.47943" calcext:value-type="float">
            <text:p>5.48</text:p>
          </table:table-cell>
          <table:table-cell office:value-type="float" office:value="2.5951" calcext:value-type="float">
            <text:p>2.5951</text:p>
          </table:table-cell>
          <table:table-cell office:value-type="float" office:value="7.7314" calcext:value-type="float">
            <text:p>7.7314</text:p>
          </table:table-cell>
          <table:table-cell table:formula="of:=AVERAGE([.L377:.L386])" office:value-type="float" office:value="6.25501" calcext:value-type="float">
            <text:p>6.26</text:p>
          </table:table-cell>
          <table:table-cell office:value-type="float" office:value="3.1927" calcext:value-type="float">
            <text:p>3.1927</text:p>
          </table:table-cell>
          <table:table-cell office:value-type="float" office:value="3.5955" calcext:value-type="float">
            <text:p>3.5955</text:p>
          </table:table-cell>
          <table:table-cell table:formula="of:=AVERAGE([.O377:.O386])" office:value-type="float" office:value="3.89818" calcext:value-type="float">
            <text:p>3.90</text:p>
          </table:table-cell>
          <table:table-cell office:value-type="float" office:value="2.4249" calcext:value-type="float">
            <text:p>2.4249</text:p>
          </table:table-cell>
          <table:table-cell office:value-type="float" office:value="7.438" calcext:value-type="float">
            <text:p>7.438</text:p>
          </table:table-cell>
          <table:table-cell table:formula="of:=AVERAGE([.R377:.R386])" office:value-type="float" office:value="6.59293" calcext:value-type="float">
            <text:p>6.59</text:p>
          </table:table-cell>
          <table:table-cell office:value-type="float" office:value="2.7385" calcext:value-type="float">
            <text:p>2.7385</text:p>
          </table:table-cell>
          <table:table-cell office:value-type="float" office:value="9.9182" calcext:value-type="float">
            <text:p>9.9182</text:p>
          </table:table-cell>
          <table:table-cell table:formula="of:=AVERAGE([.U377:.U386])" office:value-type="float" office:value="8.61328" calcext:value-type="float">
            <text:p>8.61</text:p>
          </table:table-cell>
          <table:table-cell office:value-type="float" office:value="2.0657" calcext:value-type="float">
            <text:p>2.0657</text:p>
          </table:table-cell>
          <table:table-cell office:value-type="float" office:value="9.9042" calcext:value-type="float">
            <text:p>9.9042</text:p>
          </table:table-cell>
          <table:table-cell table:formula="of:=AVERAGE([.X377:.X386])" office:value-type="float" office:value="8.81731" calcext:value-type="float">
            <text:p>8.82</text:p>
          </table:table-cell>
          <table:table-cell office:value-type="float" office:value="3.0807" calcext:value-type="float">
            <text:p>3.0807</text:p>
          </table:table-cell>
          <table:table-cell office:value-type="float" office:value="6.3868" calcext:value-type="float">
            <text:p>6.3868</text:p>
          </table:table-cell>
          <table:table-cell table:formula="of:=AVERAGE([.AA377:.AA386])" office:value-type="float" office:value="6.48345" calcext:value-type="float">
            <text:p>6.48</text:p>
          </table:table-cell>
          <table:table-cell office:value-type="float" office:value="1.6523" calcext:value-type="float">
            <text:p>1.6523</text:p>
          </table:table-cell>
          <table:table-cell office:value-type="float" office:value="6.2046" calcext:value-type="float">
            <text:p>6.2046</text:p>
          </table:table-cell>
          <table:table-cell table:formula="of:=AVERAGE([.AD377:.AD386])" office:value-type="float" office:value="6.20973" calcext:value-type="float">
            <text:p>6.2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.1459" calcext:value-type="float">
            <text:p>3.1459</text:p>
          </table:table-cell>
          <table:table-cell office:value-type="float" office:value="10.0489" calcext:value-type="float">
            <text:p>10.0489</text:p>
          </table:table-cell>
          <table:table-cell table:formula="of:=AVERAGE([.C378:.C387])" office:value-type="float" office:value="9.36332" calcext:value-type="float">
            <text:p>9.36</text:p>
          </table:table-cell>
          <table:table-cell office:value-type="float" office:value="3.0651" calcext:value-type="float">
            <text:p>3.0651</text:p>
          </table:table-cell>
          <table:table-cell office:value-type="float" office:value="6.4036" calcext:value-type="float">
            <text:p>6.4036</text:p>
          </table:table-cell>
          <table:table-cell table:formula="of:=AVERAGE([.F378:.F387])" office:value-type="float" office:value="7.55855" calcext:value-type="float">
            <text:p>7.56</text:p>
          </table:table-cell>
          <table:table-cell office:value-type="float" office:value="1.7795" calcext:value-type="float">
            <text:p>1.7795</text:p>
          </table:table-cell>
          <table:table-cell office:value-type="float" office:value="7.9261" calcext:value-type="float">
            <text:p>7.9261</text:p>
          </table:table-cell>
          <table:table-cell table:formula="of:=AVERAGE([.I378:.I387])" office:value-type="float" office:value="5.83275" calcext:value-type="float">
            <text:p>5.83</text:p>
          </table:table-cell>
          <table:table-cell office:value-type="float" office:value="2.2227" calcext:value-type="float">
            <text:p>2.2227</text:p>
          </table:table-cell>
          <table:table-cell office:value-type="float" office:value="7.6034" calcext:value-type="float">
            <text:p>7.6034</text:p>
          </table:table-cell>
          <table:table-cell table:formula="of:=AVERAGE([.L378:.L387])" office:value-type="float" office:value="6.44712" calcext:value-type="float">
            <text:p>6.45</text:p>
          </table:table-cell>
          <table:table-cell office:value-type="float" office:value="3.1516" calcext:value-type="float">
            <text:p>3.1516</text:p>
          </table:table-cell>
          <table:table-cell office:value-type="float" office:value="4.2076" calcext:value-type="float">
            <text:p>4.2076</text:p>
          </table:table-cell>
          <table:table-cell table:formula="of:=AVERAGE([.O378:.O387])" office:value-type="float" office:value="3.86476" calcext:value-type="float">
            <text:p>3.86</text:p>
          </table:table-cell>
          <table:table-cell office:value-type="float" office:value="2.7816" calcext:value-type="float">
            <text:p>2.7816</text:p>
          </table:table-cell>
          <table:table-cell office:value-type="float" office:value="6.3675" calcext:value-type="float">
            <text:p>6.3675</text:p>
          </table:table-cell>
          <table:table-cell table:formula="of:=AVERAGE([.R378:.R387])" office:value-type="float" office:value="6.45532" calcext:value-type="float">
            <text:p>6.46</text:p>
          </table:table-cell>
          <table:table-cell office:value-type="float" office:value="3.2388" calcext:value-type="float">
            <text:p>3.2388</text:p>
          </table:table-cell>
          <table:table-cell office:value-type="float" office:value="13.6596" calcext:value-type="float">
            <text:p>13.6596</text:p>
          </table:table-cell>
          <table:table-cell table:formula="of:=AVERAGE([.U378:.U387])" office:value-type="float" office:value="9.00861" calcext:value-type="float">
            <text:p>9.01</text:p>
          </table:table-cell>
          <table:table-cell office:value-type="float" office:value="2.0503" calcext:value-type="float">
            <text:p>2.0503</text:p>
          </table:table-cell>
          <table:table-cell office:value-type="float" office:value="8.4919" calcext:value-type="float">
            <text:p>8.4919</text:p>
          </table:table-cell>
          <table:table-cell table:formula="of:=AVERAGE([.X378:.X387])" office:value-type="float" office:value="8.74865" calcext:value-type="float">
            <text:p>8.75</text:p>
          </table:table-cell>
          <table:table-cell office:value-type="float" office:value="3.088" calcext:value-type="float">
            <text:p>3.088</text:p>
          </table:table-cell>
          <table:table-cell office:value-type="float" office:value="7.029" calcext:value-type="float">
            <text:p>7.029</text:p>
          </table:table-cell>
          <table:table-cell table:formula="of:=AVERAGE([.AA378:.AA387])" office:value-type="float" office:value="6.43178" calcext:value-type="float">
            <text:p>6.43</text:p>
          </table:table-cell>
          <table:table-cell office:value-type="float" office:value="1.8032" calcext:value-type="float">
            <text:p>1.8032</text:p>
          </table:table-cell>
          <table:table-cell office:value-type="float" office:value="3.9782" calcext:value-type="float">
            <text:p>3.9782</text:p>
          </table:table-cell>
          <table:table-cell table:formula="of:=AVERAGE([.AD378:.AD387])" office:value-type="float" office:value="5.86561" calcext:value-type="float">
            <text:p>5.8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.414" calcext:value-type="float">
            <text:p>3.414</text:p>
          </table:table-cell>
          <table:table-cell office:value-type="float" office:value="11.0985" calcext:value-type="float">
            <text:p>11.0985</text:p>
          </table:table-cell>
          <table:table-cell table:formula="of:=AVERAGE([.C379:.C388])" office:value-type="float" office:value="9.57225" calcext:value-type="float">
            <text:p>9.57</text:p>
          </table:table-cell>
          <table:table-cell office:value-type="float" office:value="2.7676" calcext:value-type="float">
            <text:p>2.7676</text:p>
          </table:table-cell>
          <table:table-cell office:value-type="float" office:value="6.858" calcext:value-type="float">
            <text:p>6.858</text:p>
          </table:table-cell>
          <table:table-cell table:formula="of:=AVERAGE([.F379:.F388])" office:value-type="float" office:value="7.44946" calcext:value-type="float">
            <text:p>7.45</text:p>
          </table:table-cell>
          <table:table-cell office:value-type="float" office:value="1.9578" calcext:value-type="float">
            <text:p>1.9578</text:p>
          </table:table-cell>
          <table:table-cell office:value-type="float" office:value="8.4547" calcext:value-type="float">
            <text:p>8.4547</text:p>
          </table:table-cell>
          <table:table-cell table:formula="of:=AVERAGE([.I379:.I388])" office:value-type="float" office:value="6.19052" calcext:value-type="float">
            <text:p>6.19</text:p>
          </table:table-cell>
          <table:table-cell office:value-type="float" office:value="2.7525" calcext:value-type="float">
            <text:p>2.7525</text:p>
          </table:table-cell>
          <table:table-cell office:value-type="float" office:value="7.2956" calcext:value-type="float">
            <text:p>7.2956</text:p>
          </table:table-cell>
          <table:table-cell table:formula="of:=AVERAGE([.L379:.L388])" office:value-type="float" office:value="6.55339" calcext:value-type="float">
            <text:p>6.55</text:p>
          </table:table-cell>
          <table:table-cell office:value-type="float" office:value="2.7686" calcext:value-type="float">
            <text:p>2.7686</text:p>
          </table:table-cell>
          <table:table-cell office:value-type="float" office:value="4.6297" calcext:value-type="float">
            <text:p>4.6297</text:p>
          </table:table-cell>
          <table:table-cell table:formula="of:=AVERAGE([.O379:.O388])" office:value-type="float" office:value="3.9318" calcext:value-type="float">
            <text:p>3.93</text:p>
          </table:table-cell>
          <table:table-cell office:value-type="float" office:value="2.7913" calcext:value-type="float">
            <text:p>2.7913</text:p>
          </table:table-cell>
          <table:table-cell office:value-type="float" office:value="7.4153" calcext:value-type="float">
            <text:p>7.4153</text:p>
          </table:table-cell>
          <table:table-cell table:formula="of:=AVERAGE([.R379:.R388])" office:value-type="float" office:value="6.58933" calcext:value-type="float">
            <text:p>6.59</text:p>
          </table:table-cell>
          <table:table-cell office:value-type="float" office:value="3.1475" calcext:value-type="float">
            <text:p>3.1475</text:p>
          </table:table-cell>
          <table:table-cell office:value-type="float" office:value="11.3901" calcext:value-type="float">
            <text:p>11.3901</text:p>
          </table:table-cell>
          <table:table-cell table:formula="of:=AVERAGE([.U379:.U388])" office:value-type="float" office:value="9.34922" calcext:value-type="float">
            <text:p>9.35</text:p>
          </table:table-cell>
          <table:table-cell office:value-type="float" office:value="1.9984" calcext:value-type="float">
            <text:p>1.9984</text:p>
          </table:table-cell>
          <table:table-cell office:value-type="float" office:value="6.4609" calcext:value-type="float">
            <text:p>6.4609</text:p>
          </table:table-cell>
          <table:table-cell table:formula="of:=AVERAGE([.X379:.X388])" office:value-type="float" office:value="8.52374" calcext:value-type="float">
            <text:p>8.52</text:p>
          </table:table-cell>
          <table:table-cell office:value-type="float" office:value="2.3943" calcext:value-type="float">
            <text:p>2.3943</text:p>
          </table:table-cell>
          <table:table-cell office:value-type="float" office:value="7.2557" calcext:value-type="float">
            <text:p>7.2557</text:p>
          </table:table-cell>
          <table:table-cell table:formula="of:=AVERAGE([.AA379:.AA388])" office:value-type="float" office:value="6.46895" calcext:value-type="float">
            <text:p>6.47</text:p>
          </table:table-cell>
          <table:table-cell office:value-type="float" office:value="1.8641" calcext:value-type="float">
            <text:p>1.8641</text:p>
          </table:table-cell>
          <table:table-cell office:value-type="float" office:value="6.1158" calcext:value-type="float">
            <text:p>6.1158</text:p>
          </table:table-cell>
          <table:table-cell table:formula="of:=AVERAGE([.AD379:.AD388])" office:value-type="float" office:value="5.97269" calcext:value-type="float">
            <text:p>5.9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.4884" calcext:value-type="float">
            <text:p>3.4884</text:p>
          </table:table-cell>
          <table:table-cell office:value-type="float" office:value="10.5472" calcext:value-type="float">
            <text:p>10.5472</text:p>
          </table:table-cell>
          <table:table-cell table:formula="of:=AVERAGE([.C380:.C389])" office:value-type="float" office:value="9.89169" calcext:value-type="float">
            <text:p>9.89</text:p>
          </table:table-cell>
          <table:table-cell office:value-type="float" office:value="3.1392" calcext:value-type="float">
            <text:p>3.1392</text:p>
          </table:table-cell>
          <table:table-cell office:value-type="float" office:value="6.3367" calcext:value-type="float">
            <text:p>6.3367</text:p>
          </table:table-cell>
          <table:table-cell table:formula="of:=AVERAGE([.F380:.F389])" office:value-type="float" office:value="7.37553" calcext:value-type="float">
            <text:p>7.38</text:p>
          </table:table-cell>
          <table:table-cell office:value-type="float" office:value="1.9169" calcext:value-type="float">
            <text:p>1.9169</text:p>
          </table:table-cell>
          <table:table-cell office:value-type="float" office:value="7.0758" calcext:value-type="float">
            <text:p>7.0758</text:p>
          </table:table-cell>
          <table:table-cell table:formula="of:=AVERAGE([.I380:.I389])" office:value-type="float" office:value="6.2826" calcext:value-type="float">
            <text:p>6.28</text:p>
          </table:table-cell>
          <table:table-cell office:value-type="float" office:value="2.3828" calcext:value-type="float">
            <text:p>2.3828</text:p>
          </table:table-cell>
          <table:table-cell office:value-type="float" office:value="7.1982" calcext:value-type="float">
            <text:p>7.1982</text:p>
          </table:table-cell>
          <table:table-cell table:formula="of:=AVERAGE([.L380:.L389])" office:value-type="float" office:value="6.61907" calcext:value-type="float">
            <text:p>6.62</text:p>
          </table:table-cell>
          <table:table-cell office:value-type="float" office:value="2.2387" calcext:value-type="float">
            <text:p>2.2387</text:p>
          </table:table-cell>
          <table:table-cell office:value-type="float" office:value="5.1028" calcext:value-type="float">
            <text:p>5.1028</text:p>
          </table:table-cell>
          <table:table-cell table:formula="of:=AVERAGE([.O380:.O389])" office:value-type="float" office:value="4.0829" calcext:value-type="float">
            <text:p>4.08</text:p>
          </table:table-cell>
          <table:table-cell office:value-type="float" office:value="3.3538" calcext:value-type="float">
            <text:p>3.3538</text:p>
          </table:table-cell>
          <table:table-cell office:value-type="float" office:value="8.7066" calcext:value-type="float">
            <text:p>8.7066</text:p>
          </table:table-cell>
          <table:table-cell table:formula="of:=AVERAGE([.R380:.R389])" office:value-type="float" office:value="6.9039" calcext:value-type="float">
            <text:p>6.90</text:p>
          </table:table-cell>
          <table:table-cell office:value-type="float" office:value="2.5077" calcext:value-type="float">
            <text:p>2.5077</text:p>
          </table:table-cell>
          <table:table-cell office:value-type="float" office:value="9.2834" calcext:value-type="float">
            <text:p>9.2834</text:p>
          </table:table-cell>
          <table:table-cell table:formula="of:=AVERAGE([.U380:.U389])" office:value-type="float" office:value="9.53824" calcext:value-type="float">
            <text:p>9.54</text:p>
          </table:table-cell>
          <table:table-cell office:value-type="float" office:value="2.1546" calcext:value-type="float">
            <text:p>2.1546</text:p>
          </table:table-cell>
          <table:table-cell office:value-type="float" office:value="6.3224" calcext:value-type="float">
            <text:p>6.3224</text:p>
          </table:table-cell>
          <table:table-cell table:formula="of:=AVERAGE([.X380:.X389])" office:value-type="float" office:value="8.23065" calcext:value-type="float">
            <text:p>8.23</text:p>
          </table:table-cell>
          <table:table-cell office:value-type="float" office:value="2.9166" calcext:value-type="float">
            <text:p>2.9166</text:p>
          </table:table-cell>
          <table:table-cell office:value-type="float" office:value="6.8698" calcext:value-type="float">
            <text:p>6.8698</text:p>
          </table:table-cell>
          <table:table-cell table:formula="of:=AVERAGE([.AA380:.AA389])" office:value-type="float" office:value="6.63992" calcext:value-type="float">
            <text:p>6.64</text:p>
          </table:table-cell>
          <table:table-cell office:value-type="float" office:value="1.7509" calcext:value-type="float">
            <text:p>1.7509</text:p>
          </table:table-cell>
          <table:table-cell office:value-type="float" office:value="7.2801" calcext:value-type="float">
            <text:p>7.2801</text:p>
          </table:table-cell>
          <table:table-cell table:formula="of:=AVERAGE([.AD380:.AD389])" office:value-type="float" office:value="6.26894" calcext:value-type="float">
            <text:p>6.2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.0522" calcext:value-type="float">
            <text:p>3.0522</text:p>
          </table:table-cell>
          <table:table-cell office:value-type="float" office:value="10.3588" calcext:value-type="float">
            <text:p>10.3588</text:p>
          </table:table-cell>
          <table:table-cell table:formula="of:=AVERAGE([.C381:.C390])" office:value-type="float" office:value="9.97304" calcext:value-type="float">
            <text:p>9.97</text:p>
          </table:table-cell>
          <table:table-cell office:value-type="float" office:value="3.2527" calcext:value-type="float">
            <text:p>3.2527</text:p>
          </table:table-cell>
          <table:table-cell office:value-type="float" office:value="6.5913" calcext:value-type="float">
            <text:p>6.5913</text:p>
          </table:table-cell>
          <table:table-cell table:formula="of:=AVERAGE([.F381:.F390])" office:value-type="float" office:value="7.31582" calcext:value-type="float">
            <text:p>7.32</text:p>
          </table:table-cell>
          <table:table-cell office:value-type="float" office:value="2.0455" calcext:value-type="float">
            <text:p>2.0455</text:p>
          </table:table-cell>
          <table:table-cell office:value-type="float" office:value="7.7488" calcext:value-type="float">
            <text:p>7.7488</text:p>
          </table:table-cell>
          <table:table-cell table:formula="of:=AVERAGE([.I381:.I390])" office:value-type="float" office:value="6.61548" calcext:value-type="float">
            <text:p>6.62</text:p>
          </table:table-cell>
          <table:table-cell office:value-type="float" office:value="2.3223" calcext:value-type="float">
            <text:p>2.3223</text:p>
          </table:table-cell>
          <table:table-cell office:value-type="float" office:value="7.1794" calcext:value-type="float">
            <text:p>7.1794</text:p>
          </table:table-cell>
          <table:table-cell table:formula="of:=AVERAGE([.L381:.L390])" office:value-type="float" office:value="6.67631" calcext:value-type="float">
            <text:p>6.68</text:p>
          </table:table-cell>
          <table:table-cell office:value-type="float" office:value="2.609" calcext:value-type="float">
            <text:p>2.609</text:p>
          </table:table-cell>
          <table:table-cell office:value-type="float" office:value="4.2451" calcext:value-type="float">
            <text:p>4.2451</text:p>
          </table:table-cell>
          <table:table-cell table:formula="of:=AVERAGE([.O381:.O390])" office:value-type="float" office:value="4.16504" calcext:value-type="float">
            <text:p>4.17</text:p>
          </table:table-cell>
          <table:table-cell office:value-type="float" office:value="2.6028" calcext:value-type="float">
            <text:p>2.6028</text:p>
          </table:table-cell>
          <table:table-cell office:value-type="float" office:value="6.6023" calcext:value-type="float">
            <text:p>6.6023</text:p>
          </table:table-cell>
          <table:table-cell table:formula="of:=AVERAGE([.R381:.R390])" office:value-type="float" office:value="7.01272" calcext:value-type="float">
            <text:p>7.01</text:p>
          </table:table-cell>
          <table:table-cell office:value-type="float" office:value="2.7701" calcext:value-type="float">
            <text:p>2.7701</text:p>
          </table:table-cell>
          <table:table-cell office:value-type="float" office:value="10.8263" calcext:value-type="float">
            <text:p>10.8263</text:p>
          </table:table-cell>
          <table:table-cell table:formula="of:=AVERAGE([.U381:.U390])" office:value-type="float" office:value="9.81461" calcext:value-type="float">
            <text:p>9.81</text:p>
          </table:table-cell>
          <table:table-cell office:value-type="float" office:value="2.0093" calcext:value-type="float">
            <text:p>2.0093</text:p>
          </table:table-cell>
          <table:table-cell office:value-type="float" office:value="4.3717" calcext:value-type="float">
            <text:p>4.3717</text:p>
          </table:table-cell>
          <table:table-cell table:formula="of:=AVERAGE([.X381:.X390])" office:value-type="float" office:value="7.74046" calcext:value-type="float">
            <text:p>7.74</text:p>
          </table:table-cell>
          <table:table-cell office:value-type="float" office:value="2.5328" calcext:value-type="float">
            <text:p>2.5328</text:p>
          </table:table-cell>
          <table:table-cell office:value-type="float" office:value="7.4012" calcext:value-type="float">
            <text:p>7.4012</text:p>
          </table:table-cell>
          <table:table-cell table:formula="of:=AVERAGE([.AA381:.AA390])" office:value-type="float" office:value="6.78715" calcext:value-type="float">
            <text:p>6.79</text:p>
          </table:table-cell>
          <table:table-cell office:value-type="float" office:value="1.9884" calcext:value-type="float">
            <text:p>1.9884</text:p>
          </table:table-cell>
          <table:table-cell office:value-type="float" office:value="6.3749" calcext:value-type="float">
            <text:p>6.3749</text:p>
          </table:table-cell>
          <table:table-cell table:formula="of:=AVERAGE([.AD381:.AD390])" office:value-type="float" office:value="6.29388" calcext:value-type="float">
            <text:p>6.2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.9551" calcext:value-type="float">
            <text:p>2.9551</text:p>
          </table:table-cell>
          <table:table-cell office:value-type="float" office:value="9.6507" calcext:value-type="float">
            <text:p>9.6507</text:p>
          </table:table-cell>
          <table:table-cell table:formula="of:=AVERAGE([.C382:.C391])" office:value-type="float" office:value="9.9727" calcext:value-type="float">
            <text:p>9.97</text:p>
          </table:table-cell>
          <table:table-cell office:value-type="float" office:value="3.2247" calcext:value-type="float">
            <text:p>3.2247</text:p>
          </table:table-cell>
          <table:table-cell office:value-type="float" office:value="5.7551" calcext:value-type="float">
            <text:p>5.7551</text:p>
          </table:table-cell>
          <table:table-cell table:formula="of:=AVERAGE([.F382:.F391])" office:value-type="float" office:value="7.07674" calcext:value-type="float">
            <text:p>7.08</text:p>
          </table:table-cell>
          <table:table-cell office:value-type="float" office:value="2.3018" calcext:value-type="float">
            <text:p>2.3018</text:p>
          </table:table-cell>
          <table:table-cell office:value-type="float" office:value="7.6092" calcext:value-type="float">
            <text:p>7.6092</text:p>
          </table:table-cell>
          <table:table-cell table:formula="of:=AVERAGE([.I382:.I391])" office:value-type="float" office:value="6.85992" calcext:value-type="float">
            <text:p>6.86</text:p>
          </table:table-cell>
          <table:table-cell office:value-type="float" office:value="2.5433" calcext:value-type="float">
            <text:p>2.5433</text:p>
          </table:table-cell>
          <table:table-cell office:value-type="float" office:value="7.0464" calcext:value-type="float">
            <text:p>7.0464</text:p>
          </table:table-cell>
          <table:table-cell table:formula="of:=AVERAGE([.L382:.L391])" office:value-type="float" office:value="6.81751" calcext:value-type="float">
            <text:p>6.82</text:p>
          </table:table-cell>
          <table:table-cell office:value-type="float" office:value="2.4592" calcext:value-type="float">
            <text:p>2.4592</text:p>
          </table:table-cell>
          <table:table-cell office:value-type="float" office:value="4.3669" calcext:value-type="float">
            <text:p>4.3669</text:p>
          </table:table-cell>
          <table:table-cell table:formula="of:=AVERAGE([.O382:.O391])" office:value-type="float" office:value="4.1556" calcext:value-type="float">
            <text:p>4.16</text:p>
          </table:table-cell>
          <table:table-cell office:value-type="float" office:value="2.583" calcext:value-type="float">
            <text:p>2.583</text:p>
          </table:table-cell>
          <table:table-cell office:value-type="float" office:value="5.8409" calcext:value-type="float">
            <text:p>5.8409</text:p>
          </table:table-cell>
          <table:table-cell table:formula="of:=AVERAGE([.R382:.R391])" office:value-type="float" office:value="6.90473" calcext:value-type="float">
            <text:p>6.90</text:p>
          </table:table-cell>
          <table:table-cell office:value-type="float" office:value="2.3926" calcext:value-type="float">
            <text:p>2.3926</text:p>
          </table:table-cell>
          <table:table-cell office:value-type="float" office:value="10.4518" calcext:value-type="float">
            <text:p>10.4518</text:p>
          </table:table-cell>
          <table:table-cell table:formula="of:=AVERAGE([.U382:.U391])" office:value-type="float" office:value="10.01825" calcext:value-type="float">
            <text:p>10.02</text:p>
          </table:table-cell>
          <table:table-cell office:value-type="float" office:value="1.851" calcext:value-type="float">
            <text:p>1.851</text:p>
          </table:table-cell>
          <table:table-cell office:value-type="float" office:value="4.8539" calcext:value-type="float">
            <text:p>4.8539</text:p>
          </table:table-cell>
          <table:table-cell table:formula="of:=AVERAGE([.X382:.X391])" office:value-type="float" office:value="7.32633" calcext:value-type="float">
            <text:p>7.33</text:p>
          </table:table-cell>
          <table:table-cell office:value-type="float" office:value="2.4765" calcext:value-type="float">
            <text:p>2.4765</text:p>
          </table:table-cell>
          <table:table-cell office:value-type="float" office:value="6.2565" calcext:value-type="float">
            <text:p>6.2565</text:p>
          </table:table-cell>
          <table:table-cell table:formula="of:=AVERAGE([.AA382:.AA391])" office:value-type="float" office:value="6.94069" calcext:value-type="float">
            <text:p>6.94</text:p>
          </table:table-cell>
          <table:table-cell office:value-type="float" office:value="1.9186" calcext:value-type="float">
            <text:p>1.9186</text:p>
          </table:table-cell>
          <table:table-cell office:value-type="float" office:value="4.5091" calcext:value-type="float">
            <text:p>4.5091</text:p>
          </table:table-cell>
          <table:table-cell table:formula="of:=AVERAGE([.AD382:.AD391])" office:value-type="float" office:value="6.01914" calcext:value-type="float">
            <text:p>6.0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.8326" calcext:value-type="float">
            <text:p>2.8326</text:p>
          </table:table-cell>
          <table:table-cell office:value-type="float" office:value="10.1509" calcext:value-type="float">
            <text:p>10.1509</text:p>
          </table:table-cell>
          <table:table-cell table:formula="of:=AVERAGE([.C383:.C392])" office:value-type="float" office:value="9.98898" calcext:value-type="float">
            <text:p>9.99</text:p>
          </table:table-cell>
          <table:table-cell office:value-type="float" office:value="2.9874" calcext:value-type="float">
            <text:p>2.9874</text:p>
          </table:table-cell>
          <table:table-cell office:value-type="float" office:value="7.4633" calcext:value-type="float">
            <text:p>7.4633</text:p>
          </table:table-cell>
          <table:table-cell table:formula="of:=AVERAGE([.F383:.F392])" office:value-type="float" office:value="7.08193" calcext:value-type="float">
            <text:p>7.08</text:p>
          </table:table-cell>
          <table:table-cell office:value-type="float" office:value="1.9407" calcext:value-type="float">
            <text:p>1.9407</text:p>
          </table:table-cell>
          <table:table-cell office:value-type="float" office:value="7.388" calcext:value-type="float">
            <text:p>7.388</text:p>
          </table:table-cell>
          <table:table-cell table:formula="of:=AVERAGE([.I383:.I392])" office:value-type="float" office:value="7.18007" calcext:value-type="float">
            <text:p>7.18</text:p>
          </table:table-cell>
          <table:table-cell office:value-type="float" office:value="2.5262" calcext:value-type="float">
            <text:p>2.5262</text:p>
          </table:table-cell>
          <table:table-cell office:value-type="float" office:value="7.0355" calcext:value-type="float">
            <text:p>7.0355</text:p>
          </table:table-cell>
          <table:table-cell table:formula="of:=AVERAGE([.L383:.L392])" office:value-type="float" office:value="7.03024" calcext:value-type="float">
            <text:p>7.03</text:p>
          </table:table-cell>
          <table:table-cell office:value-type="float" office:value="2.2076" calcext:value-type="float">
            <text:p>2.2076</text:p>
          </table:table-cell>
          <table:table-cell office:value-type="float" office:value="2.9524" calcext:value-type="float">
            <text:p>2.9524</text:p>
          </table:table-cell>
          <table:table-cell table:formula="of:=AVERAGE([.O383:.O392])" office:value-type="float" office:value="4.07088" calcext:value-type="float">
            <text:p>4.07</text:p>
          </table:table-cell>
          <table:table-cell office:value-type="float" office:value="2.8206" calcext:value-type="float">
            <text:p>2.8206</text:p>
          </table:table-cell>
          <table:table-cell office:value-type="float" office:value="6.936" calcext:value-type="float">
            <text:p>6.936</text:p>
          </table:table-cell>
          <table:table-cell table:formula="of:=AVERAGE([.R383:.R392])" office:value-type="float" office:value="6.91612" calcext:value-type="float">
            <text:p>6.92</text:p>
          </table:table-cell>
          <table:table-cell office:value-type="float" office:value="2.5615" calcext:value-type="float">
            <text:p>2.5615</text:p>
          </table:table-cell>
          <table:table-cell office:value-type="float" office:value="14.2595" calcext:value-type="float">
            <text:p>14.2595</text:p>
          </table:table-cell>
          <table:table-cell table:formula="of:=AVERAGE([.U383:.U392])" office:value-type="float" office:value="10.58005" calcext:value-type="float">
            <text:p>10.58</text:p>
          </table:table-cell>
          <table:table-cell office:value-type="float" office:value="2.0763" calcext:value-type="float">
            <text:p>2.0763</text:p>
          </table:table-cell>
          <table:table-cell office:value-type="float" office:value="4.9185" calcext:value-type="float">
            <text:p>4.9185</text:p>
          </table:table-cell>
          <table:table-cell table:formula="of:=AVERAGE([.X383:.X392])" office:value-type="float" office:value="6.89071" calcext:value-type="float">
            <text:p>6.89</text:p>
          </table:table-cell>
          <table:table-cell office:value-type="float" office:value="2.1762" calcext:value-type="float">
            <text:p>2.1762</text:p>
          </table:table-cell>
          <table:table-cell office:value-type="float" office:value="6.3356" calcext:value-type="float">
            <text:p>6.3356</text:p>
          </table:table-cell>
          <table:table-cell table:formula="of:=AVERAGE([.AA383:.AA392])" office:value-type="float" office:value="6.98231" calcext:value-type="float">
            <text:p>6.98</text:p>
          </table:table-cell>
          <table:table-cell office:value-type="float" office:value="1.9973" calcext:value-type="float">
            <text:p>1.9973</text:p>
          </table:table-cell>
          <table:table-cell office:value-type="float" office:value="5.0782" calcext:value-type="float">
            <text:p>5.0782</text:p>
          </table:table-cell>
          <table:table-cell table:formula="of:=AVERAGE([.AD383:.AD392])" office:value-type="float" office:value="5.85315" calcext:value-type="float">
            <text:p>5.8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.2156" calcext:value-type="float">
            <text:p>3.2156</text:p>
          </table:table-cell>
          <table:table-cell office:value-type="float" office:value="11.0893" calcext:value-type="float">
            <text:p>11.0893</text:p>
          </table:table-cell>
          <table:table-cell table:formula="of:=AVERAGE([.C384:.C393])" office:value-type="float" office:value="10.2022" calcext:value-type="float">
            <text:p>10.20</text:p>
          </table:table-cell>
          <table:table-cell office:value-type="float" office:value="3.7158" calcext:value-type="float">
            <text:p>3.7158</text:p>
          </table:table-cell>
          <table:table-cell office:value-type="float" office:value="8.4307" calcext:value-type="float">
            <text:p>8.4307</text:p>
          </table:table-cell>
          <table:table-cell table:formula="of:=AVERAGE([.F384:.F393])" office:value-type="float" office:value="7.18356" calcext:value-type="float">
            <text:p>7.18</text:p>
          </table:table-cell>
          <table:table-cell office:value-type="float" office:value="1.839" calcext:value-type="float">
            <text:p>1.839</text:p>
          </table:table-cell>
          <table:table-cell office:value-type="float" office:value="7.1504" calcext:value-type="float">
            <text:p>7.1504</text:p>
          </table:table-cell>
          <table:table-cell table:formula="of:=AVERAGE([.I384:.I393])" office:value-type="float" office:value="7.39394" calcext:value-type="float">
            <text:p>7.39</text:p>
          </table:table-cell>
          <table:table-cell office:value-type="float" office:value="2.2704" calcext:value-type="float">
            <text:p>2.2704</text:p>
          </table:table-cell>
          <table:table-cell office:value-type="float" office:value="6.7437" calcext:value-type="float">
            <text:p>6.7437</text:p>
          </table:table-cell>
          <table:table-cell table:formula="of:=AVERAGE([.L384:.L393])" office:value-type="float" office:value="7.03954" calcext:value-type="float">
            <text:p>7.04</text:p>
          </table:table-cell>
          <table:table-cell office:value-type="float" office:value="2.355" calcext:value-type="float">
            <text:p>2.355</text:p>
          </table:table-cell>
          <table:table-cell office:value-type="float" office:value="4.4362" calcext:value-type="float">
            <text:p>4.4362</text:p>
          </table:table-cell>
          <table:table-cell table:formula="of:=AVERAGE([.O384:.O393])" office:value-type="float" office:value="4.1666" calcext:value-type="float">
            <text:p>4.17</text:p>
          </table:table-cell>
          <table:table-cell office:value-type="float" office:value="2.6119" calcext:value-type="float">
            <text:p>2.6119</text:p>
          </table:table-cell>
          <table:table-cell office:value-type="float" office:value="7.9167" calcext:value-type="float">
            <text:p>7.9167</text:p>
          </table:table-cell>
          <table:table-cell table:formula="of:=AVERAGE([.R384:.R393])" office:value-type="float" office:value="6.98192" calcext:value-type="float">
            <text:p>6.98</text:p>
          </table:table-cell>
          <table:table-cell office:value-type="float" office:value="2.1696" calcext:value-type="float">
            <text:p>2.1696</text:p>
          </table:table-cell>
          <table:table-cell office:value-type="float" office:value="10.1751" calcext:value-type="float">
            <text:p>10.1751</text:p>
          </table:table-cell>
          <table:table-cell table:formula="of:=AVERAGE([.U384:.U393])" office:value-type="float" office:value="10.8397" calcext:value-type="float">
            <text:p>10.84</text:p>
          </table:table-cell>
          <table:table-cell office:value-type="float" office:value="2.176" calcext:value-type="float">
            <text:p>2.176</text:p>
          </table:table-cell>
          <table:table-cell office:value-type="float" office:value="5.326" calcext:value-type="float">
            <text:p>5.326</text:p>
          </table:table-cell>
          <table:table-cell table:formula="of:=AVERAGE([.X384:.X393])" office:value-type="float" office:value="6.76348" calcext:value-type="float">
            <text:p>6.76</text:p>
          </table:table-cell>
          <table:table-cell office:value-type="float" office:value="2.4249" calcext:value-type="float">
            <text:p>2.4249</text:p>
          </table:table-cell>
          <table:table-cell office:value-type="float" office:value="6.9495" calcext:value-type="float">
            <text:p>6.9495</text:p>
          </table:table-cell>
          <table:table-cell table:formula="of:=AVERAGE([.AA384:.AA393])" office:value-type="float" office:value="6.92668" calcext:value-type="float">
            <text:p>6.93</text:p>
          </table:table-cell>
          <table:table-cell office:value-type="float" office:value="2.1061" calcext:value-type="float">
            <text:p>2.1061</text:p>
          </table:table-cell>
          <table:table-cell office:value-type="float" office:value="4.748" calcext:value-type="float">
            <text:p>4.748</text:p>
          </table:table-cell>
          <table:table-cell table:formula="of:=AVERAGE([.AD384:.AD393])" office:value-type="float" office:value="5.70895" calcext:value-type="float">
            <text:p>5.7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.1421" calcext:value-type="float">
            <text:p>3.1421</text:p>
          </table:table-cell>
          <table:table-cell office:value-type="float" office:value="11.6759" calcext:value-type="float">
            <text:p>11.6759</text:p>
          </table:table-cell>
          <table:table-cell table:formula="of:=AVERAGE([.C385:.C394])" office:value-type="float" office:value="10.41696" calcext:value-type="float">
            <text:p>10.42</text:p>
          </table:table-cell>
          <table:table-cell office:value-type="float" office:value="3.1534" calcext:value-type="float">
            <text:p>3.1534</text:p>
          </table:table-cell>
          <table:table-cell office:value-type="float" office:value="8.2064" calcext:value-type="float">
            <text:p>8.2064</text:p>
          </table:table-cell>
          <table:table-cell table:formula="of:=AVERAGE([.F385:.F394])" office:value-type="float" office:value="7.31037" calcext:value-type="float">
            <text:p>7.31</text:p>
          </table:table-cell>
          <table:table-cell office:value-type="float" office:value="2.0082" calcext:value-type="float">
            <text:p>2.0082</text:p>
          </table:table-cell>
          <table:table-cell office:value-type="float" office:value="8.4249" calcext:value-type="float">
            <text:p>8.4249</text:p>
          </table:table-cell>
          <table:table-cell table:formula="of:=AVERAGE([.I385:.I394])" office:value-type="float" office:value="7.52913" calcext:value-type="float">
            <text:p>7.53</text:p>
          </table:table-cell>
          <table:table-cell office:value-type="float" office:value="2.6001" calcext:value-type="float">
            <text:p>2.6001</text:p>
          </table:table-cell>
          <table:table-cell office:value-type="float" office:value="7.4632" calcext:value-type="float">
            <text:p>7.4632</text:p>
          </table:table-cell>
          <table:table-cell table:formula="of:=AVERAGE([.L385:.L394])" office:value-type="float" office:value="7.19148" calcext:value-type="float">
            <text:p>7.19</text:p>
          </table:table-cell>
          <table:table-cell office:value-type="float" office:value="2.6947" calcext:value-type="float">
            <text:p>2.6947</text:p>
          </table:table-cell>
          <table:table-cell office:value-type="float" office:value="4.2119" calcext:value-type="float">
            <text:p>4.2119</text:p>
          </table:table-cell>
          <table:table-cell table:formula="of:=AVERAGE([.O385:.O394])" office:value-type="float" office:value="4.19119" calcext:value-type="float">
            <text:p>4.19</text:p>
          </table:table-cell>
          <table:table-cell office:value-type="float" office:value="2.3727" calcext:value-type="float">
            <text:p>2.3727</text:p>
          </table:table-cell>
          <table:table-cell office:value-type="float" office:value="8.6106" calcext:value-type="float">
            <text:p>8.6106</text:p>
          </table:table-cell>
          <table:table-cell table:formula="of:=AVERAGE([.R385:.R394])" office:value-type="float" office:value="7.23301" calcext:value-type="float">
            <text:p>7.23</text:p>
          </table:table-cell>
          <table:table-cell office:value-type="float" office:value="2.1152" calcext:value-type="float">
            <text:p>2.1152</text:p>
          </table:table-cell>
          <table:table-cell office:value-type="float" office:value="9.4331" calcext:value-type="float">
            <text:p>9.4331</text:p>
          </table:table-cell>
          <table:table-cell table:formula="of:=AVERAGE([.U385:.U394])" office:value-type="float" office:value="10.86767" calcext:value-type="float">
            <text:p>10.87</text:p>
          </table:table-cell>
          <table:table-cell office:value-type="float" office:value="2.111" calcext:value-type="float">
            <text:p>2.111</text:p>
          </table:table-cell>
          <table:table-cell office:value-type="float" office:value="4.4118" calcext:value-type="float">
            <text:p>4.4118</text:p>
          </table:table-cell>
          <table:table-cell table:formula="of:=AVERAGE([.X385:.X394])" office:value-type="float" office:value="6.35269" calcext:value-type="float">
            <text:p>6.35</text:p>
          </table:table-cell>
          <table:table-cell office:value-type="float" office:value="2.4383" calcext:value-type="float">
            <text:p>2.4383</text:p>
          </table:table-cell>
          <table:table-cell office:value-type="float" office:value="5.5999" calcext:value-type="float">
            <text:p>5.5999</text:p>
          </table:table-cell>
          <table:table-cell table:formula="of:=AVERAGE([.AA385:.AA394])" office:value-type="float" office:value="6.64953" calcext:value-type="float">
            <text:p>6.65</text:p>
          </table:table-cell>
          <table:table-cell office:value-type="float" office:value="2.1528" calcext:value-type="float">
            <text:p>2.1528</text:p>
          </table:table-cell>
          <table:table-cell office:value-type="float" office:value="5.0753" calcext:value-type="float">
            <text:p>5.0753</text:p>
          </table:table-cell>
          <table:table-cell table:formula="of:=AVERAGE([.AD385:.AD394])" office:value-type="float" office:value="5.60931" calcext:value-type="float">
            <text:p>5.6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.1576" calcext:value-type="float">
            <text:p>3.1576</text:p>
          </table:table-cell>
          <table:table-cell office:value-type="float" office:value="12.6934" calcext:value-type="float">
            <text:p>12.6934</text:p>
          </table:table-cell>
          <table:table-cell table:formula="of:=AVERAGE([.C386:.C395])" office:value-type="float" office:value="10.74055" calcext:value-type="float">
            <text:p>10.74</text:p>
          </table:table-cell>
          <table:table-cell office:value-type="float" office:value="3.0447" calcext:value-type="float">
            <text:p>3.0447</text:p>
          </table:table-cell>
          <table:table-cell office:value-type="float" office:value="8.6477" calcext:value-type="float">
            <text:p>8.6477</text:p>
          </table:table-cell>
          <table:table-cell table:formula="of:=AVERAGE([.F386:.F395])" office:value-type="float" office:value="7.2754" calcext:value-type="float">
            <text:p>7.28</text:p>
          </table:table-cell>
          <table:table-cell office:value-type="float" office:value="1.8933" calcext:value-type="float">
            <text:p>1.8933</text:p>
          </table:table-cell>
          <table:table-cell office:value-type="float" office:value="7.9823" calcext:value-type="float">
            <text:p>7.9823</text:p>
          </table:table-cell>
          <table:table-cell table:formula="of:=AVERAGE([.I386:.I395])" office:value-type="float" office:value="7.73976" calcext:value-type="float">
            <text:p>7.74</text:p>
          </table:table-cell>
          <table:table-cell office:value-type="float" office:value="2.7094" calcext:value-type="float">
            <text:p>2.7094</text:p>
          </table:table-cell>
          <table:table-cell office:value-type="float" office:value="7.8529" calcext:value-type="float">
            <text:p>7.8529</text:p>
          </table:table-cell>
          <table:table-cell table:formula="of:=AVERAGE([.L386:.L395])" office:value-type="float" office:value="7.31497" calcext:value-type="float">
            <text:p>7.31</text:p>
          </table:table-cell>
          <table:table-cell office:value-type="float" office:value="2.5349" calcext:value-type="float">
            <text:p>2.5349</text:p>
          </table:table-cell>
          <table:table-cell office:value-type="float" office:value="4.647" calcext:value-type="float">
            <text:p>4.647</text:p>
          </table:table-cell>
          <table:table-cell table:formula="of:=AVERAGE([.O386:.O395])" office:value-type="float" office:value="4.23951" calcext:value-type="float">
            <text:p>4.24</text:p>
          </table:table-cell>
          <table:table-cell office:value-type="float" office:value="2.7853" calcext:value-type="float">
            <text:p>2.7853</text:p>
          </table:table-cell>
          <table:table-cell office:value-type="float" office:value="7.2053" calcext:value-type="float">
            <text:p>7.2053</text:p>
          </table:table-cell>
          <table:table-cell table:formula="of:=AVERAGE([.R386:.R395])" office:value-type="float" office:value="7.30392" calcext:value-type="float">
            <text:p>7.30</text:p>
          </table:table-cell>
          <table:table-cell office:value-type="float" office:value="2.237" calcext:value-type="float">
            <text:p>2.237</text:p>
          </table:table-cell>
          <table:table-cell office:value-type="float" office:value="9.6564" calcext:value-type="float">
            <text:p>9.6564</text:p>
          </table:table-cell>
          <table:table-cell table:formula="of:=AVERAGE([.U386:.U395])" office:value-type="float" office:value="10.90535" calcext:value-type="float">
            <text:p>10.91</text:p>
          </table:table-cell>
          <table:table-cell office:value-type="float" office:value="2.224" calcext:value-type="float">
            <text:p>2.224</text:p>
          </table:table-cell>
          <table:table-cell office:value-type="float" office:value="5.5632" calcext:value-type="float">
            <text:p>5.5632</text:p>
          </table:table-cell>
          <table:table-cell table:formula="of:=AVERAGE([.X386:.X395])" office:value-type="float" office:value="6.06245" calcext:value-type="float">
            <text:p>6.06</text:p>
          </table:table-cell>
          <table:table-cell office:value-type="float" office:value="3.1885" calcext:value-type="float">
            <text:p>3.1885</text:p>
          </table:table-cell>
          <table:table-cell office:value-type="float" office:value="5.8928" calcext:value-type="float">
            <text:p>5.8928</text:p>
          </table:table-cell>
          <table:table-cell table:formula="of:=AVERAGE([.AA386:.AA395])" office:value-type="float" office:value="6.59768" calcext:value-type="float">
            <text:p>6.60</text:p>
          </table:table-cell>
          <table:table-cell office:value-type="float" office:value="2.3348" calcext:value-type="float">
            <text:p>2.3348</text:p>
          </table:table-cell>
          <table:table-cell office:value-type="float" office:value="4.2658" calcext:value-type="float">
            <text:p>4.2658</text:p>
          </table:table-cell>
          <table:table-cell table:formula="of:=AVERAGE([.AD386:.AD395])" office:value-type="float" office:value="5.363" calcext:value-type="float">
            <text:p>5.3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.5234" calcext:value-type="float">
            <text:p>2.5234</text:p>
          </table:table-cell>
          <table:table-cell office:value-type="float" office:value="12.0734" calcext:value-type="float">
            <text:p>12.0734</text:p>
          </table:table-cell>
          <table:table-cell table:formula="of:=AVERAGE([.C387:.C396])" office:value-type="float" office:value="10.9387" calcext:value-type="float">
            <text:p>10.94</text:p>
          </table:table-cell>
          <table:table-cell office:value-type="float" office:value="3.521" calcext:value-type="float">
            <text:p>3.521</text:p>
          </table:table-cell>
          <table:table-cell office:value-type="float" office:value="7.0174" calcext:value-type="float">
            <text:p>7.0174</text:p>
          </table:table-cell>
          <table:table-cell table:formula="of:=AVERAGE([.F387:.F396])" office:value-type="float" office:value="7.17102" calcext:value-type="float">
            <text:p>7.17</text:p>
          </table:table-cell>
          <table:table-cell office:value-type="float" office:value="1.9035" calcext:value-type="float">
            <text:p>1.9035</text:p>
          </table:table-cell>
          <table:table-cell office:value-type="float" office:value="7.2631" calcext:value-type="float">
            <text:p>7.2631</text:p>
          </table:table-cell>
          <table:table-cell table:formula="of:=AVERAGE([.I387:.I396])" office:value-type="float" office:value="7.70233" calcext:value-type="float">
            <text:p>7.70</text:p>
          </table:table-cell>
          <table:table-cell office:value-type="float" office:value="2.4662" calcext:value-type="float">
            <text:p>2.4662</text:p>
          </table:table-cell>
          <table:table-cell office:value-type="float" office:value="6.9309" calcext:value-type="float">
            <text:p>6.9309</text:p>
          </table:table-cell>
          <table:table-cell table:formula="of:=AVERAGE([.L387:.L396])" office:value-type="float" office:value="7.23492" calcext:value-type="float">
            <text:p>7.23</text:p>
          </table:table-cell>
          <table:table-cell office:value-type="float" office:value="2.5332" calcext:value-type="float">
            <text:p>2.5332</text:p>
          </table:table-cell>
          <table:table-cell office:value-type="float" office:value="5.2477" calcext:value-type="float">
            <text:p>5.2477</text:p>
          </table:table-cell>
          <table:table-cell table:formula="of:=AVERAGE([.O387:.O396])" office:value-type="float" office:value="4.40473" calcext:value-type="float">
            <text:p>4.40</text:p>
          </table:table-cell>
          <table:table-cell office:value-type="float" office:value="2.443" calcext:value-type="float">
            <text:p>2.443</text:p>
          </table:table-cell>
          <table:table-cell office:value-type="float" office:value="7.2346" calcext:value-type="float">
            <text:p>7.2346</text:p>
          </table:table-cell>
          <table:table-cell table:formula="of:=AVERAGE([.R387:.R396])" office:value-type="float" office:value="7.28358" calcext:value-type="float">
            <text:p>7.28</text:p>
          </table:table-cell>
          <table:table-cell office:value-type="float" office:value="2.2735" calcext:value-type="float">
            <text:p>2.2735</text:p>
          </table:table-cell>
          <table:table-cell office:value-type="float" office:value="11.8509" calcext:value-type="float">
            <text:p>11.8509</text:p>
          </table:table-cell>
          <table:table-cell table:formula="of:=AVERAGE([.U387:.U396])" office:value-type="float" office:value="11.09862" calcext:value-type="float">
            <text:p>11.10</text:p>
          </table:table-cell>
          <table:table-cell office:value-type="float" office:value="2.3085" calcext:value-type="float">
            <text:p>2.3085</text:p>
          </table:table-cell>
          <table:table-cell office:value-type="float" office:value="7.4801" calcext:value-type="float">
            <text:p>7.4801</text:p>
          </table:table-cell>
          <table:table-cell table:formula="of:=AVERAGE([.X387:.X396])" office:value-type="float" office:value="5.82004" calcext:value-type="float">
            <text:p>5.82</text:p>
          </table:table-cell>
          <table:table-cell office:value-type="float" office:value="2.6165" calcext:value-type="float">
            <text:p>2.6165</text:p>
          </table:table-cell>
          <table:table-cell office:value-type="float" office:value="6.4369" calcext:value-type="float">
            <text:p>6.4369</text:p>
          </table:table-cell>
          <table:table-cell table:formula="of:=AVERAGE([.AA387:.AA396])" office:value-type="float" office:value="6.60269" calcext:value-type="float">
            <text:p>6.60</text:p>
          </table:table-cell>
          <table:table-cell office:value-type="float" office:value="2.2641" calcext:value-type="float">
            <text:p>2.2641</text:p>
          </table:table-cell>
          <table:table-cell office:value-type="float" office:value="4.2153" calcext:value-type="float">
            <text:p>4.2153</text:p>
          </table:table-cell>
          <table:table-cell table:formula="of:=AVERAGE([.AD387:.AD396])" office:value-type="float" office:value="5.16407" calcext:value-type="float">
            <text:p>5.1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.6957" calcext:value-type="float">
            <text:p>2.6957</text:p>
          </table:table-cell>
          <table:table-cell office:value-type="float" office:value="10.4082" calcext:value-type="float">
            <text:p>10.4082</text:p>
          </table:table-cell>
          <table:table-cell table:formula="of:=AVERAGE([.C388:.C397])" office:value-type="float" office:value="10.97463" calcext:value-type="float">
            <text:p>10.97</text:p>
          </table:table-cell>
          <table:table-cell office:value-type="float" office:value="3.7321" calcext:value-type="float">
            <text:p>3.7321</text:p>
          </table:table-cell>
          <table:table-cell office:value-type="float" office:value="7.3684" calcext:value-type="float">
            <text:p>7.3684</text:p>
          </table:table-cell>
          <table:table-cell table:formula="of:=AVERAGE([.F388:.F397])" office:value-type="float" office:value="7.2675" calcext:value-type="float">
            <text:p>7.27</text:p>
          </table:table-cell>
          <table:table-cell office:value-type="float" office:value="1.7068" calcext:value-type="float">
            <text:p>1.7068</text:p>
          </table:table-cell>
          <table:table-cell office:value-type="float" office:value="5.5909" calcext:value-type="float">
            <text:p>5.5909</text:p>
          </table:table-cell>
          <table:table-cell table:formula="of:=AVERAGE([.I388:.I397])" office:value-type="float" office:value="7.46881" calcext:value-type="float">
            <text:p>7.47</text:p>
          </table:table-cell>
          <table:table-cell office:value-type="float" office:value="2.6914" calcext:value-type="float">
            <text:p>2.6914</text:p>
          </table:table-cell>
          <table:table-cell office:value-type="float" office:value="7.1658" calcext:value-type="float">
            <text:p>7.1658</text:p>
          </table:table-cell>
          <table:table-cell table:formula="of:=AVERAGE([.L388:.L397])" office:value-type="float" office:value="7.19116" calcext:value-type="float">
            <text:p>7.19</text:p>
          </table:table-cell>
          <table:table-cell office:value-type="float" office:value="3.0555" calcext:value-type="float">
            <text:p>3.0555</text:p>
          </table:table-cell>
          <table:table-cell office:value-type="float" office:value="4.9073" calcext:value-type="float">
            <text:p>4.9073</text:p>
          </table:table-cell>
          <table:table-cell table:formula="of:=AVERAGE([.O388:.O397])" office:value-type="float" office:value="4.4747" calcext:value-type="float">
            <text:p>4.47</text:p>
          </table:table-cell>
          <table:table-cell office:value-type="float" office:value="2.2519" calcext:value-type="float">
            <text:p>2.2519</text:p>
          </table:table-cell>
          <table:table-cell office:value-type="float" office:value="6.3924" calcext:value-type="float">
            <text:p>6.3924</text:p>
          </table:table-cell>
          <table:table-cell table:formula="of:=AVERAGE([.R388:.R397])" office:value-type="float" office:value="7.28607" calcext:value-type="float">
            <text:p>7.29</text:p>
          </table:table-cell>
          <table:table-cell office:value-type="float" office:value="2.3142" calcext:value-type="float">
            <text:p>2.3142</text:p>
          </table:table-cell>
          <table:table-cell office:value-type="float" office:value="12.1255" calcext:value-type="float">
            <text:p>12.1255</text:p>
          </table:table-cell>
          <table:table-cell table:formula="of:=AVERAGE([.U388:.U397])" office:value-type="float" office:value="10.94521" calcext:value-type="float">
            <text:p>10.95</text:p>
          </table:table-cell>
          <table:table-cell office:value-type="float" office:value="2.2618" calcext:value-type="float">
            <text:p>2.2618</text:p>
          </table:table-cell>
          <table:table-cell office:value-type="float" office:value="7.193" calcext:value-type="float">
            <text:p>7.193</text:p>
          </table:table-cell>
          <table:table-cell table:formula="of:=AVERAGE([.X388:.X397])" office:value-type="float" office:value="5.69015" calcext:value-type="float">
            <text:p>5.69</text:p>
          </table:table-cell>
          <table:table-cell office:value-type="float" office:value="2.8798" calcext:value-type="float">
            <text:p>2.8798</text:p>
          </table:table-cell>
          <table:table-cell office:value-type="float" office:value="6.6134" calcext:value-type="float">
            <text:p>6.6134</text:p>
          </table:table-cell>
          <table:table-cell table:formula="of:=AVERAGE([.AA388:.AA397])" office:value-type="float" office:value="6.56113" calcext:value-type="float">
            <text:p>6.56</text:p>
          </table:table-cell>
          <table:table-cell office:value-type="float" office:value="2.48" calcext:value-type="float">
            <text:p>2.48</text:p>
          </table:table-cell>
          <table:table-cell office:value-type="float" office:value="4.6791" calcext:value-type="float">
            <text:p>4.6791</text:p>
          </table:table-cell>
          <table:table-cell table:formula="of:=AVERAGE([.AD388:.AD397])" office:value-type="float" office:value="5.23416" calcext:value-type="float">
            <text:p>5.2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.6922" calcext:value-type="float">
            <text:p>2.6922</text:p>
          </table:table-cell>
          <table:table-cell office:value-type="float" office:value="9.9611" calcext:value-type="float">
            <text:p>9.9611</text:p>
          </table:table-cell>
          <table:table-cell table:formula="of:=AVERAGE([.C389:.C398])" office:value-type="float" office:value="10.86089" calcext:value-type="float">
            <text:p>10.86</text:p>
          </table:table-cell>
          <table:table-cell office:value-type="float" office:value="3.8962" calcext:value-type="float">
            <text:p>3.8962</text:p>
          </table:table-cell>
          <table:table-cell office:value-type="float" office:value="9.7426" calcext:value-type="float">
            <text:p>9.7426</text:p>
          </table:table-cell>
          <table:table-cell table:formula="of:=AVERAGE([.F389:.F398])" office:value-type="float" office:value="7.55596" calcext:value-type="float">
            <text:p>7.56</text:p>
          </table:table-cell>
          <table:table-cell office:value-type="float" office:value="1.8517" calcext:value-type="float">
            <text:p>1.8517</text:p>
          </table:table-cell>
          <table:table-cell office:value-type="float" office:value="5.9276" calcext:value-type="float">
            <text:p>5.9276</text:p>
          </table:table-cell>
          <table:table-cell table:formula="of:=AVERAGE([.I389:.I398])" office:value-type="float" office:value="7.2161" calcext:value-type="float">
            <text:p>7.22</text:p>
          </table:table-cell>
          <table:table-cell office:value-type="float" office:value="2.3936" calcext:value-type="float">
            <text:p>2.3936</text:p>
          </table:table-cell>
          <table:table-cell office:value-type="float" office:value="6.3248" calcext:value-type="float">
            <text:p>6.3248</text:p>
          </table:table-cell>
          <table:table-cell table:formula="of:=AVERAGE([.L389:.L398])" office:value-type="float" office:value="7.09408" calcext:value-type="float">
            <text:p>7.09</text:p>
          </table:table-cell>
          <table:table-cell office:value-type="float" office:value="2.6326" calcext:value-type="float">
            <text:p>2.6326</text:p>
          </table:table-cell>
          <table:table-cell office:value-type="float" office:value="4.8271" calcext:value-type="float">
            <text:p>4.8271</text:p>
          </table:table-cell>
          <table:table-cell table:formula="of:=AVERAGE([.O389:.O398])" office:value-type="float" office:value="4.49444" calcext:value-type="float">
            <text:p>4.49</text:p>
          </table:table-cell>
          <table:table-cell office:value-type="float" office:value="2.0909" calcext:value-type="float">
            <text:p>2.0909</text:p>
          </table:table-cell>
          <table:table-cell office:value-type="float" office:value="7.2576" calcext:value-type="float">
            <text:p>7.2576</text:p>
          </table:table-cell>
          <table:table-cell table:formula="of:=AVERAGE([.R389:.R398])" office:value-type="float" office:value="7.2703" calcext:value-type="float">
            <text:p>7.27</text:p>
          </table:table-cell>
          <table:table-cell office:value-type="float" office:value="2.7548" calcext:value-type="float">
            <text:p>2.7548</text:p>
          </table:table-cell>
          <table:table-cell office:value-type="float" office:value="12.6636" calcext:value-type="float">
            <text:p>12.6636</text:p>
          </table:table-cell>
          <table:table-cell table:formula="of:=AVERAGE([.U389:.U398])" office:value-type="float" office:value="11.07256" calcext:value-type="float">
            <text:p>11.07</text:p>
          </table:table-cell>
          <table:table-cell office:value-type="float" office:value="2.4066" calcext:value-type="float">
            <text:p>2.4066</text:p>
          </table:table-cell>
          <table:table-cell office:value-type="float" office:value="8.1877" calcext:value-type="float">
            <text:p>8.1877</text:p>
          </table:table-cell>
          <table:table-cell table:formula="of:=AVERAGE([.X389:.X398])" office:value-type="float" office:value="5.86283" calcext:value-type="float">
            <text:p>5.86</text:p>
          </table:table-cell>
          <table:table-cell office:value-type="float" office:value="2.5179" calcext:value-type="float">
            <text:p>2.5179</text:p>
          </table:table-cell>
          <table:table-cell office:value-type="float" office:value="5.6711" calcext:value-type="float">
            <text:p>5.6711</text:p>
          </table:table-cell>
          <table:table-cell table:formula="of:=AVERAGE([.AA389:.AA398])" office:value-type="float" office:value="6.40267" calcext:value-type="float">
            <text:p>6.40</text:p>
          </table:table-cell>
          <table:table-cell office:value-type="float" office:value="2.1386" calcext:value-type="float">
            <text:p>2.1386</text:p>
          </table:table-cell>
          <table:table-cell office:value-type="float" office:value="4.486" calcext:value-type="float">
            <text:p>4.486</text:p>
          </table:table-cell>
          <table:table-cell table:formula="of:=AVERAGE([.AD389:.AD398])" office:value-type="float" office:value="5.07118" calcext:value-type="float">
            <text:p>5.0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.8331" calcext:value-type="float">
            <text:p>2.8331</text:p>
          </table:table-cell>
          <table:table-cell office:value-type="float" office:value="9.3752" calcext:value-type="float">
            <text:p>9.3752</text:p>
          </table:table-cell>
          <table:table-cell table:formula="of:=AVERAGE([.C390:.C399])" office:value-type="float" office:value="10.74369" calcext:value-type="float">
            <text:p>10.74</text:p>
          </table:table-cell>
          <table:table-cell office:value-type="float" office:value="3.7508" calcext:value-type="float">
            <text:p>3.7508</text:p>
          </table:table-cell>
          <table:table-cell office:value-type="float" office:value="8.1572" calcext:value-type="float">
            <text:p>8.1572</text:p>
          </table:table-cell>
          <table:table-cell table:formula="of:=AVERAGE([.F390:.F399])" office:value-type="float" office:value="7.73801" calcext:value-type="float">
            <text:p>7.74</text:p>
          </table:table-cell>
          <table:table-cell office:value-type="float" office:value="1.824" calcext:value-type="float">
            <text:p>1.824</text:p>
          </table:table-cell>
          <table:table-cell office:value-type="float" office:value="5.7746" calcext:value-type="float">
            <text:p>5.7746</text:p>
          </table:table-cell>
          <table:table-cell table:formula="of:=AVERAGE([.I390:.I399])" office:value-type="float" office:value="7.08598" calcext:value-type="float">
            <text:p>7.09</text:p>
          </table:table-cell>
          <table:table-cell office:value-type="float" office:value="2.3727" calcext:value-type="float">
            <text:p>2.3727</text:p>
          </table:table-cell>
          <table:table-cell office:value-type="float" office:value="5.7344" calcext:value-type="float">
            <text:p>5.7344</text:p>
          </table:table-cell>
          <table:table-cell table:formula="of:=AVERAGE([.L390:.L399])" office:value-type="float" office:value="6.9477" calcext:value-type="float">
            <text:p>6.95</text:p>
          </table:table-cell>
          <table:table-cell office:value-type="float" office:value="2.7095" calcext:value-type="float">
            <text:p>2.7095</text:p>
          </table:table-cell>
          <table:table-cell office:value-type="float" office:value="5.9528" calcext:value-type="float">
            <text:p>5.9528</text:p>
          </table:table-cell>
          <table:table-cell table:formula="of:=AVERAGE([.O390:.O399])" office:value-type="float" office:value="4.57944" calcext:value-type="float">
            <text:p>4.58</text:p>
          </table:table-cell>
          <table:table-cell office:value-type="float" office:value="2.3223" calcext:value-type="float">
            <text:p>2.3223</text:p>
          </table:table-cell>
          <table:table-cell office:value-type="float" office:value="8.0479" calcext:value-type="float">
            <text:p>8.0479</text:p>
          </table:table-cell>
          <table:table-cell table:formula="of:=AVERAGE([.R390:.R399])" office:value-type="float" office:value="7.20443" calcext:value-type="float">
            <text:p>7.20</text:p>
          </table:table-cell>
          <table:table-cell office:value-type="float" office:value="2.6132" calcext:value-type="float">
            <text:p>2.6132</text:p>
          </table:table-cell>
          <table:table-cell office:value-type="float" office:value="13.2622" calcext:value-type="float">
            <text:p>13.2622</text:p>
          </table:table-cell>
          <table:table-cell table:formula="of:=AVERAGE([.U390:.U399])" office:value-type="float" office:value="11.47044" calcext:value-type="float">
            <text:p>11.47</text:p>
          </table:table-cell>
          <table:table-cell office:value-type="float" office:value="2.5169" calcext:value-type="float">
            <text:p>2.5169</text:p>
          </table:table-cell>
          <table:table-cell office:value-type="float" office:value="8.8059" calcext:value-type="float">
            <text:p>8.8059</text:p>
          </table:table-cell>
          <table:table-cell table:formula="of:=AVERAGE([.X390:.X399])" office:value-type="float" office:value="6.11118" calcext:value-type="float">
            <text:p>6.11</text:p>
          </table:table-cell>
          <table:table-cell office:value-type="float" office:value="2.5345" calcext:value-type="float">
            <text:p>2.5345</text:p>
          </table:table-cell>
          <table:table-cell office:value-type="float" office:value="6.858" calcext:value-type="float">
            <text:p>6.858</text:p>
          </table:table-cell>
          <table:table-cell table:formula="of:=AVERAGE([.AA390:.AA399])" office:value-type="float" office:value="6.40149" calcext:value-type="float">
            <text:p>6.40</text:p>
          </table:table-cell>
          <table:table-cell office:value-type="float" office:value="2.174" calcext:value-type="float">
            <text:p>2.174</text:p>
          </table:table-cell>
          <table:table-cell office:value-type="float" office:value="6.1682" calcext:value-type="float">
            <text:p>6.1682</text:p>
          </table:table-cell>
          <table:table-cell table:formula="of:=AVERAGE([.AD390:.AD399])" office:value-type="float" office:value="4.95999" calcext:value-type="float">
            <text:p>4.9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.9295" calcext:value-type="float">
            <text:p>2.9295</text:p>
          </table:table-cell>
          <table:table-cell office:value-type="float" office:value="9.2811" calcext:value-type="float">
            <text:p>9.2811</text:p>
          </table:table-cell>
          <table:table-cell table:formula="of:=AVERAGE([.C391:.C400])" office:value-type="float" office:value="10.63592" calcext:value-type="float">
            <text:p>10.64</text:p>
          </table:table-cell>
          <table:table-cell office:value-type="float" office:value="4.5003" calcext:value-type="float">
            <text:p>4.5003</text:p>
          </table:table-cell>
          <table:table-cell office:value-type="float" office:value="10.1026" calcext:value-type="float">
            <text:p>10.1026</text:p>
          </table:table-cell>
          <table:table-cell table:formula="of:=AVERAGE([.F391:.F400])" office:value-type="float" office:value="8.08914" calcext:value-type="float">
            <text:p>8.09</text:p>
          </table:table-cell>
          <table:table-cell office:value-type="float" office:value="1.8898" calcext:value-type="float">
            <text:p>1.8898</text:p>
          </table:table-cell>
          <table:table-cell office:value-type="float" office:value="5.4866" calcext:value-type="float">
            <text:p>5.4866</text:p>
          </table:table-cell>
          <table:table-cell table:formula="of:=AVERAGE([.I391:.I400])" office:value-type="float" office:value="6.85976" calcext:value-type="float">
            <text:p>6.86</text:p>
          </table:table-cell>
          <table:table-cell office:value-type="float" office:value="2.4658" calcext:value-type="float">
            <text:p>2.4658</text:p>
          </table:table-cell>
          <table:table-cell office:value-type="float" office:value="6.3068" calcext:value-type="float">
            <text:p>6.3068</text:p>
          </table:table-cell>
          <table:table-cell table:formula="of:=AVERAGE([.L391:.L400])" office:value-type="float" office:value="6.86044" calcext:value-type="float">
            <text:p>6.86</text:p>
          </table:table-cell>
          <table:table-cell office:value-type="float" office:value="2.7537" calcext:value-type="float">
            <text:p>2.7537</text:p>
          </table:table-cell>
          <table:table-cell office:value-type="float" office:value="5.7046" calcext:value-type="float">
            <text:p>5.7046</text:p>
          </table:table-cell>
          <table:table-cell table:formula="of:=AVERAGE([.O391:.O400])" office:value-type="float" office:value="4.72539" calcext:value-type="float">
            <text:p>4.73</text:p>
          </table:table-cell>
          <table:table-cell office:value-type="float" office:value="2.3547" calcext:value-type="float">
            <text:p>2.3547</text:p>
          </table:table-cell>
          <table:table-cell office:value-type="float" office:value="7.8872" calcext:value-type="float">
            <text:p>7.8872</text:p>
          </table:table-cell>
          <table:table-cell table:formula="of:=AVERAGE([.R391:.R400])" office:value-type="float" office:value="7.33292" calcext:value-type="float">
            <text:p>7.33</text:p>
          </table:table-cell>
          <table:table-cell office:value-type="float" office:value="2.8443" calcext:value-type="float">
            <text:p>2.8443</text:p>
          </table:table-cell>
          <table:table-cell office:value-type="float" office:value="12.547" calcext:value-type="float">
            <text:p>12.547</text:p>
          </table:table-cell>
          <table:table-cell table:formula="of:=AVERAGE([.U391:.U400])" office:value-type="float" office:value="11.64251" calcext:value-type="float">
            <text:p>11.64</text:p>
          </table:table-cell>
          <table:table-cell office:value-type="float" office:value="2.5131" calcext:value-type="float">
            <text:p>2.5131</text:p>
          </table:table-cell>
          <table:table-cell office:value-type="float" office:value="8.7104" calcext:value-type="float">
            <text:p>8.7104</text:p>
          </table:table-cell>
          <table:table-cell table:formula="of:=AVERAGE([.X391:.X400])" office:value-type="float" office:value="6.54505" calcext:value-type="float">
            <text:p>6.55</text:p>
          </table:table-cell>
          <table:table-cell office:value-type="float" office:value="2.4173" calcext:value-type="float">
            <text:p>2.4173</text:p>
          </table:table-cell>
          <table:table-cell office:value-type="float" office:value="5.9807" calcext:value-type="float">
            <text:p>5.9807</text:p>
          </table:table-cell>
          <table:table-cell table:formula="of:=AVERAGE([.AA391:.AA400])" office:value-type="float" office:value="6.25944" calcext:value-type="float">
            <text:p>6.26</text:p>
          </table:table-cell>
          <table:table-cell office:value-type="float" office:value="2.1463" calcext:value-type="float">
            <text:p>2.1463</text:p>
          </table:table-cell>
          <table:table-cell office:value-type="float" office:value="4.8186" calcext:value-type="float">
            <text:p>4.8186</text:p>
          </table:table-cell>
          <table:table-cell table:formula="of:=AVERAGE([.AD391:.AD400])" office:value-type="float" office:value="4.80436" calcext:value-type="float">
            <text:p>4.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4477" calcext:value-type="float">
            <text:p>2.4477</text:p>
          </table:table-cell>
          <table:table-cell office:value-type="float" office:value="9.6536" calcext:value-type="float">
            <text:p>9.6536</text:p>
          </table:table-cell>
          <table:table-cell table:formula="of:=AVERAGE([.C392:.C401])" office:value-type="float" office:value="10.63621" calcext:value-type="float">
            <text:p>10.64</text:p>
          </table:table-cell>
          <table:table-cell office:value-type="float" office:value="4.1869" calcext:value-type="float">
            <text:p>4.1869</text:p>
          </table:table-cell>
          <table:table-cell office:value-type="float" office:value="11.1338" calcext:value-type="float">
            <text:p>11.1338</text:p>
          </table:table-cell>
          <table:table-cell table:formula="of:=AVERAGE([.F392:.F401])" office:value-type="float" office:value="8.62701" calcext:value-type="float">
            <text:p>8.63</text:p>
          </table:table-cell>
          <table:table-cell office:value-type="float" office:value="1.811" calcext:value-type="float">
            <text:p>1.811</text:p>
          </table:table-cell>
          <table:table-cell office:value-type="float" office:value="5.5181" calcext:value-type="float">
            <text:p>5.5181</text:p>
          </table:table-cell>
          <table:table-cell table:formula="of:=AVERAGE([.I392:.I401])" office:value-type="float" office:value="6.65065" calcext:value-type="float">
            <text:p>6.65</text:p>
          </table:table-cell>
          <table:table-cell office:value-type="float" office:value="2.6201" calcext:value-type="float">
            <text:p>2.6201</text:p>
          </table:table-cell>
          <table:table-cell office:value-type="float" office:value="6.7337" calcext:value-type="float">
            <text:p>6.7337</text:p>
          </table:table-cell>
          <table:table-cell table:formula="of:=AVERAGE([.L392:.L401])" office:value-type="float" office:value="6.82917" calcext:value-type="float">
            <text:p>6.83</text:p>
          </table:table-cell>
          <table:table-cell office:value-type="float" office:value="2.3877" calcext:value-type="float">
            <text:p>2.3877</text:p>
          </table:table-cell>
          <table:table-cell office:value-type="float" office:value="3.6395" calcext:value-type="float">
            <text:p>3.6395</text:p>
          </table:table-cell>
          <table:table-cell table:formula="of:=AVERAGE([.O392:.O401])" office:value-type="float" office:value="4.65265" calcext:value-type="float">
            <text:p>4.65</text:p>
          </table:table-cell>
          <table:table-cell office:value-type="float" office:value="2.3311" calcext:value-type="float">
            <text:p>2.3311</text:p>
          </table:table-cell>
          <table:table-cell office:value-type="float" office:value="9.7788" calcext:value-type="float">
            <text:p>9.7788</text:p>
          </table:table-cell>
          <table:table-cell table:formula="of:=AVERAGE([.R392:.R401])" office:value-type="float" office:value="7.72671" calcext:value-type="float">
            <text:p>7.73</text:p>
          </table:table-cell>
          <table:table-cell office:value-type="float" office:value="2.84" calcext:value-type="float">
            <text:p>2.84</text:p>
          </table:table-cell>
          <table:table-cell office:value-type="float" office:value="11.6154" calcext:value-type="float">
            <text:p>11.6154</text:p>
          </table:table-cell>
          <table:table-cell table:formula="of:=AVERAGE([.U392:.U401])" office:value-type="float" office:value="11.75887" calcext:value-type="float">
            <text:p>11.76</text:p>
          </table:table-cell>
          <table:table-cell office:value-type="float" office:value="2.2772" calcext:value-type="float">
            <text:p>2.2772</text:p>
          </table:table-cell>
          <table:table-cell office:value-type="float" office:value="9.3937" calcext:value-type="float">
            <text:p>9.3937</text:p>
          </table:table-cell>
          <table:table-cell table:formula="of:=AVERAGE([.X392:.X401])" office:value-type="float" office:value="6.99903" calcext:value-type="float">
            <text:p>7.00</text:p>
          </table:table-cell>
          <table:table-cell office:value-type="float" office:value="2.1904" calcext:value-type="float">
            <text:p>2.1904</text:p>
          </table:table-cell>
          <table:table-cell office:value-type="float" office:value="6.1324" calcext:value-type="float">
            <text:p>6.1324</text:p>
          </table:table-cell>
          <table:table-cell table:formula="of:=AVERAGE([.AA392:.AA401])" office:value-type="float" office:value="6.24703" calcext:value-type="float">
            <text:p>6.25</text:p>
          </table:table-cell>
          <table:table-cell office:value-type="float" office:value="2.4296" calcext:value-type="float">
            <text:p>2.4296</text:p>
          </table:table-cell>
          <table:table-cell office:value-type="float" office:value="4.2886" calcext:value-type="float">
            <text:p>4.2886</text:p>
          </table:table-cell>
          <table:table-cell table:formula="of:=AVERAGE([.AD392:.AD401])" office:value-type="float" office:value="4.78231" calcext:value-type="float">
            <text:p>4.7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.2665" calcext:value-type="float">
            <text:p>2.2665</text:p>
          </table:table-cell>
          <table:table-cell office:value-type="float" office:value="7.856" calcext:value-type="float">
            <text:p>7.856</text:p>
          </table:table-cell>
          <table:table-cell table:formula="of:=AVERAGE([.C393:.C402])" office:value-type="float" office:value="10.40672" calcext:value-type="float">
            <text:p>10.41</text:p>
          </table:table-cell>
          <table:table-cell office:value-type="float" office:value="3.8825" calcext:value-type="float">
            <text:p>3.8825</text:p>
          </table:table-cell>
          <table:table-cell office:value-type="float" office:value="8.1167" calcext:value-type="float">
            <text:p>8.1167</text:p>
          </table:table-cell>
          <table:table-cell table:formula="of:=AVERAGE([.F393:.F402])" office:value-type="float" office:value="8.69235" calcext:value-type="float">
            <text:p>8.69</text:p>
          </table:table-cell>
          <table:table-cell office:value-type="float" office:value="1.9806" calcext:value-type="float">
            <text:p>1.9806</text:p>
          </table:table-cell>
          <table:table-cell office:value-type="float" office:value="6.4757" calcext:value-type="float">
            <text:p>6.4757</text:p>
          </table:table-cell>
          <table:table-cell table:formula="of:=AVERAGE([.I393:.I402])" office:value-type="float" office:value="6.55942" calcext:value-type="float">
            <text:p>6.56</text:p>
          </table:table-cell>
          <table:table-cell office:value-type="float" office:value="2.5172" calcext:value-type="float">
            <text:p>2.5172</text:p>
          </table:table-cell>
          <table:table-cell office:value-type="float" office:value="6.5715" calcext:value-type="float">
            <text:p>6.5715</text:p>
          </table:table-cell>
          <table:table-cell table:formula="of:=AVERAGE([.L393:.L402])" office:value-type="float" office:value="6.78277" calcext:value-type="float">
            <text:p>6.78</text:p>
          </table:table-cell>
          <table:table-cell office:value-type="float" office:value="2.8077" calcext:value-type="float">
            <text:p>2.8077</text:p>
          </table:table-cell>
          <table:table-cell office:value-type="float" office:value="3.3898" calcext:value-type="float">
            <text:p>3.3898</text:p>
          </table:table-cell>
          <table:table-cell table:formula="of:=AVERAGE([.O393:.O402])" office:value-type="float" office:value="4.69639" calcext:value-type="float">
            <text:p>4.70</text:p>
          </table:table-cell>
          <table:table-cell office:value-type="float" office:value="2.4894" calcext:value-type="float">
            <text:p>2.4894</text:p>
          </table:table-cell>
          <table:table-cell office:value-type="float" office:value="8.9262" calcext:value-type="float">
            <text:p>8.9262</text:p>
          </table:table-cell>
          <table:table-cell table:formula="of:=AVERAGE([.R393:.R402])" office:value-type="float" office:value="7.92573" calcext:value-type="float">
            <text:p>7.93</text:p>
          </table:table-cell>
          <table:table-cell office:value-type="float" office:value="2.8092" calcext:value-type="float">
            <text:p>2.8092</text:p>
          </table:table-cell>
          <table:table-cell office:value-type="float" office:value="9.2149" calcext:value-type="float">
            <text:p>9.2149</text:p>
          </table:table-cell>
          <table:table-cell table:formula="of:=AVERAGE([.U393:.U402])" office:value-type="float" office:value="11.25441" calcext:value-type="float">
            <text:p>11.25</text:p>
          </table:table-cell>
          <table:table-cell office:value-type="float" office:value="2.2062" calcext:value-type="float">
            <text:p>2.2062</text:p>
          </table:table-cell>
          <table:table-cell office:value-type="float" office:value="10.1821" calcext:value-type="float">
            <text:p>10.1821</text:p>
          </table:table-cell>
          <table:table-cell table:formula="of:=AVERAGE([.X393:.X402])" office:value-type="float" office:value="7.52539" calcext:value-type="float">
            <text:p>7.53</text:p>
          </table:table-cell>
          <table:table-cell office:value-type="float" office:value="2.2456" calcext:value-type="float">
            <text:p>2.2456</text:p>
          </table:table-cell>
          <table:table-cell office:value-type="float" office:value="7.2924" calcext:value-type="float">
            <text:p>7.2924</text:p>
          </table:table-cell>
          <table:table-cell table:formula="of:=AVERAGE([.AA393:.AA402])" office:value-type="float" office:value="6.34271" calcext:value-type="float">
            <text:p>6.34</text:p>
          </table:table-cell>
          <table:table-cell office:value-type="float" office:value="2.138" calcext:value-type="float">
            <text:p>2.138</text:p>
          </table:table-cell>
          <table:table-cell office:value-type="float" office:value="3.4855" calcext:value-type="float">
            <text:p>3.4855</text:p>
          </table:table-cell>
          <table:table-cell table:formula="of:=AVERAGE([.AD393:.AD402])" office:value-type="float" office:value="4.62304" calcext:value-type="float">
            <text:p>4.6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.2023" calcext:value-type="float">
            <text:p>2.2023</text:p>
          </table:table-cell>
          <table:table-cell office:value-type="float" office:value="7.5193" calcext:value-type="float">
            <text:p>7.5193</text:p>
          </table:table-cell>
          <table:table-cell table:formula="of:=AVERAGE([.C394:.C403])" office:value-type="float" office:value="10.04972" calcext:value-type="float">
            <text:p>10.05</text:p>
          </table:table-cell>
          <table:table-cell office:value-type="float" office:value="3.9823" calcext:value-type="float">
            <text:p>3.9823</text:p>
          </table:table-cell>
          <table:table-cell office:value-type="float" office:value="10.0123" calcext:value-type="float">
            <text:p>10.0123</text:p>
          </table:table-cell>
          <table:table-cell table:formula="of:=AVERAGE([.F394:.F403])" office:value-type="float" office:value="8.85051" calcext:value-type="float">
            <text:p>8.85</text:p>
          </table:table-cell>
          <table:table-cell office:value-type="float" office:value="2.3009" calcext:value-type="float">
            <text:p>2.3009</text:p>
          </table:table-cell>
          <table:table-cell office:value-type="float" office:value="6.7381" calcext:value-type="float">
            <text:p>6.7381</text:p>
          </table:table-cell>
          <table:table-cell table:formula="of:=AVERAGE([.I394:.I403])" office:value-type="float" office:value="6.51819" calcext:value-type="float">
            <text:p>6.52</text:p>
          </table:table-cell>
          <table:table-cell office:value-type="float" office:value="2.6293" calcext:value-type="float">
            <text:p>2.6293</text:p>
          </table:table-cell>
          <table:table-cell office:value-type="float" office:value="7.2251" calcext:value-type="float">
            <text:p>7.2251</text:p>
          </table:table-cell>
          <table:table-cell table:formula="of:=AVERAGE([.L394:.L403])" office:value-type="float" office:value="6.83091" calcext:value-type="float">
            <text:p>6.83</text:p>
          </table:table-cell>
          <table:table-cell office:value-type="float" office:value="2.5612" calcext:value-type="float">
            <text:p>2.5612</text:p>
          </table:table-cell>
          <table:table-cell office:value-type="float" office:value="4.1388" calcext:value-type="float">
            <text:p>4.1388</text:p>
          </table:table-cell>
          <table:table-cell table:formula="of:=AVERAGE([.O394:.O403])" office:value-type="float" office:value="4.66665" calcext:value-type="float">
            <text:p>4.67</text:p>
          </table:table-cell>
          <table:table-cell office:value-type="float" office:value="2.338" calcext:value-type="float">
            <text:p>2.338</text:p>
          </table:table-cell>
          <table:table-cell office:value-type="float" office:value="8.7285" calcext:value-type="float">
            <text:p>8.7285</text:p>
          </table:table-cell>
          <table:table-cell table:formula="of:=AVERAGE([.R394:.R403])" office:value-type="float" office:value="8.00691" calcext:value-type="float">
            <text:p>8.01</text:p>
          </table:table-cell>
          <table:table-cell office:value-type="float" office:value="2.4038" calcext:value-type="float">
            <text:p>2.4038</text:p>
          </table:table-cell>
          <table:table-cell office:value-type="float" office:value="10.0339" calcext:value-type="float">
            <text:p>10.0339</text:p>
          </table:table-cell>
          <table:table-cell table:formula="of:=AVERAGE([.U394:.U403])" office:value-type="float" office:value="11.24029" calcext:value-type="float">
            <text:p>11.24</text:p>
          </table:table-cell>
          <table:table-cell office:value-type="float" office:value="2.2681" calcext:value-type="float">
            <text:p>2.2681</text:p>
          </table:table-cell>
          <table:table-cell office:value-type="float" office:value="10.5251" calcext:value-type="float">
            <text:p>10.5251</text:p>
          </table:table-cell>
          <table:table-cell table:formula="of:=AVERAGE([.X394:.X403])" office:value-type="float" office:value="8.0453" calcext:value-type="float">
            <text:p>8.05</text:p>
          </table:table-cell>
          <table:table-cell office:value-type="float" office:value="2.3172" calcext:value-type="float">
            <text:p>2.3172</text:p>
          </table:table-cell>
          <table:table-cell office:value-type="float" office:value="7.3252" calcext:value-type="float">
            <text:p>7.3252</text:p>
          </table:table-cell>
          <table:table-cell table:formula="of:=AVERAGE([.AA394:.AA403])" office:value-type="float" office:value="6.38028" calcext:value-type="float">
            <text:p>6.38</text:p>
          </table:table-cell>
          <table:table-cell office:value-type="float" office:value="1.8819" calcext:value-type="float">
            <text:p>1.8819</text:p>
          </table:table-cell>
          <table:table-cell office:value-type="float" office:value="3.9516" calcext:value-type="float">
            <text:p>3.9516</text:p>
          </table:table-cell>
          <table:table-cell table:formula="of:=AVERAGE([.AD394:.AD403])" office:value-type="float" office:value="4.5434" calcext:value-type="float">
            <text:p>4.5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.6418" calcext:value-type="float">
            <text:p>2.6418</text:p>
          </table:table-cell>
          <table:table-cell office:value-type="float" office:value="8.6121" calcext:value-type="float">
            <text:p>8.6121</text:p>
          </table:table-cell>
          <table:table-cell table:formula="of:=AVERAGE([.C395:.C404])" office:value-type="float" office:value="9.74334" calcext:value-type="float">
            <text:p>9.74</text:p>
          </table:table-cell>
          <table:table-cell office:value-type="float" office:value="3.8335" calcext:value-type="float">
            <text:p>3.8335</text:p>
          </table:table-cell>
          <table:table-cell office:value-type="float" office:value="10.5924" calcext:value-type="float">
            <text:p>10.5924</text:p>
          </table:table-cell>
          <table:table-cell table:formula="of:=AVERAGE([.F395:.F404])" office:value-type="float" office:value="9.08911" calcext:value-type="float">
            <text:p>9.09</text:p>
          </table:table-cell>
          <table:table-cell office:value-type="float" office:value="2.2694" calcext:value-type="float">
            <text:p>2.2694</text:p>
          </table:table-cell>
          <table:table-cell office:value-type="float" office:value="6.1677" calcext:value-type="float">
            <text:p>6.1677</text:p>
          </table:table-cell>
          <table:table-cell table:formula="of:=AVERAGE([.I395:.I404])" office:value-type="float" office:value="6.29247" calcext:value-type="float">
            <text:p>6.29</text:p>
          </table:table-cell>
          <table:table-cell office:value-type="float" office:value="2.5102" calcext:value-type="float">
            <text:p>2.5102</text:p>
          </table:table-cell>
          <table:table-cell office:value-type="float" office:value="6.8384" calcext:value-type="float">
            <text:p>6.8384</text:p>
          </table:table-cell>
          <table:table-cell table:formula="of:=AVERAGE([.L395:.L404])" office:value-type="float" office:value="6.76843" calcext:value-type="float">
            <text:p>6.77</text:p>
          </table:table-cell>
          <table:table-cell office:value-type="float" office:value="2.7022" calcext:value-type="float">
            <text:p>2.7022</text:p>
          </table:table-cell>
          <table:table-cell office:value-type="float" office:value="3.233" calcext:value-type="float">
            <text:p>3.233</text:p>
          </table:table-cell>
          <table:table-cell table:formula="of:=AVERAGE([.O395:.O404])" office:value-type="float" office:value="4.56876" calcext:value-type="float">
            <text:p>4.57</text:p>
          </table:table-cell>
          <table:table-cell office:value-type="float" office:value="2.5632" calcext:value-type="float">
            <text:p>2.5632</text:p>
          </table:table-cell>
          <table:table-cell office:value-type="float" office:value="9.8464" calcext:value-type="float">
            <text:p>9.8464</text:p>
          </table:table-cell>
          <table:table-cell table:formula="of:=AVERAGE([.R395:.R404])" office:value-type="float" office:value="8.13049" calcext:value-type="float">
            <text:p>8.13</text:p>
          </table:table-cell>
          <table:table-cell office:value-type="float" office:value="2.1413" calcext:value-type="float">
            <text:p>2.1413</text:p>
          </table:table-cell>
          <table:table-cell office:value-type="float" office:value="9.5543" calcext:value-type="float">
            <text:p>9.5543</text:p>
          </table:table-cell>
          <table:table-cell table:formula="of:=AVERAGE([.U395:.U404])" office:value-type="float" office:value="11.25241" calcext:value-type="float">
            <text:p>11.25</text:p>
          </table:table-cell>
          <table:table-cell office:value-type="float" office:value="2.37" calcext:value-type="float">
            <text:p>2.37</text:p>
          </table:table-cell>
          <table:table-cell office:value-type="float" office:value="10.4342" calcext:value-type="float">
            <text:p>10.4342</text:p>
          </table:table-cell>
          <table:table-cell table:formula="of:=AVERAGE([.X395:.X404])" office:value-type="float" office:value="8.64754" calcext:value-type="float">
            <text:p>8.65</text:p>
          </table:table-cell>
          <table:table-cell office:value-type="float" office:value="2.6269" calcext:value-type="float">
            <text:p>2.6269</text:p>
          </table:table-cell>
          <table:table-cell office:value-type="float" office:value="6.8122" calcext:value-type="float">
            <text:p>6.8122</text:p>
          </table:table-cell>
          <table:table-cell table:formula="of:=AVERAGE([.AA395:.AA404])" office:value-type="float" office:value="6.50151" calcext:value-type="float">
            <text:p>6.50</text:p>
          </table:table-cell>
          <table:table-cell office:value-type="float" office:value="1.8794" calcext:value-type="float">
            <text:p>1.8794</text:p>
          </table:table-cell>
          <table:table-cell office:value-type="float" office:value="4.1627" calcext:value-type="float">
            <text:p>4.1627</text:p>
          </table:table-cell>
          <table:table-cell table:formula="of:=AVERAGE([.AD395:.AD404])" office:value-type="float" office:value="4.45214" calcext:value-type="float">
            <text:p>4.4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.0528" calcext:value-type="float">
            <text:p>2.0528</text:p>
          </table:table-cell>
          <table:table-cell office:value-type="float" office:value="8.6875" calcext:value-type="float">
            <text:p>8.6875</text:p>
          </table:table-cell>
          <table:table-cell table:formula="of:=AVERAGE([.C396:.C405])" office:value-type="float" office:value="9.34275" calcext:value-type="float">
            <text:p>9.34</text:p>
          </table:table-cell>
          <table:table-cell office:value-type="float" office:value="4.4694" calcext:value-type="float">
            <text:p>4.4694</text:p>
          </table:table-cell>
          <table:table-cell office:value-type="float" office:value="10.0584" calcext:value-type="float">
            <text:p>10.0584</text:p>
          </table:table-cell>
          <table:table-cell table:formula="of:=AVERAGE([.F396:.F405])" office:value-type="float" office:value="9.23018" calcext:value-type="float">
            <text:p>9.23</text:p>
          </table:table-cell>
          <table:table-cell office:value-type="float" office:value="1.9085" calcext:value-type="float">
            <text:p>1.9085</text:p>
          </table:table-cell>
          <table:table-cell office:value-type="float" office:value="5.8929" calcext:value-type="float">
            <text:p>5.8929</text:p>
          </table:table-cell>
          <table:table-cell table:formula="of:=AVERAGE([.I396:.I405])" office:value-type="float" office:value="6.08353" calcext:value-type="float">
            <text:p>6.08</text:p>
          </table:table-cell>
          <table:table-cell office:value-type="float" office:value="2.2614" calcext:value-type="float">
            <text:p>2.2614</text:p>
          </table:table-cell>
          <table:table-cell office:value-type="float" office:value="6.8356" calcext:value-type="float">
            <text:p>6.8356</text:p>
          </table:table-cell>
          <table:table-cell table:formula="of:=AVERAGE([.L396:.L405])" office:value-type="float" office:value="6.6667" calcext:value-type="float">
            <text:p>6.67</text:p>
          </table:table-cell>
          <table:table-cell office:value-type="float" office:value="2.5108" calcext:value-type="float">
            <text:p>2.5108</text:p>
          </table:table-cell>
          <table:table-cell office:value-type="float" office:value="4.5443" calcext:value-type="float">
            <text:p>4.5443</text:p>
          </table:table-cell>
          <table:table-cell table:formula="of:=AVERAGE([.O396:.O405])" office:value-type="float" office:value="4.55849" calcext:value-type="float">
            <text:p>4.56</text:p>
          </table:table-cell>
          <table:table-cell office:value-type="float" office:value="2.2561" calcext:value-type="float">
            <text:p>2.2561</text:p>
          </table:table-cell>
          <table:table-cell office:value-type="float" office:value="6.7635" calcext:value-type="float">
            <text:p>6.7635</text:p>
          </table:table-cell>
          <table:table-cell table:formula="of:=AVERAGE([.R396:.R405])" office:value-type="float" office:value="8.08631" calcext:value-type="float">
            <text:p>8.09</text:p>
          </table:table-cell>
          <table:table-cell office:value-type="float" office:value="2.5554" calcext:value-type="float">
            <text:p>2.5554</text:p>
          </table:table-cell>
          <table:table-cell office:value-type="float" office:value="11.2577" calcext:value-type="float">
            <text:p>11.2577</text:p>
          </table:table-cell>
          <table:table-cell table:formula="of:=AVERAGE([.U396:.U405])" office:value-type="float" office:value="11.41254" calcext:value-type="float">
            <text:p>11.41</text:p>
          </table:table-cell>
          <table:table-cell office:value-type="float" office:value="2.5094" calcext:value-type="float">
            <text:p>2.5094</text:p>
          </table:table-cell>
          <table:table-cell office:value-type="float" office:value="9.9888" calcext:value-type="float">
            <text:p>9.9888</text:p>
          </table:table-cell>
          <table:table-cell table:formula="of:=AVERAGE([.X396:.X405])" office:value-type="float" office:value="9.0901" calcext:value-type="float">
            <text:p>9.09</text:p>
          </table:table-cell>
          <table:table-cell office:value-type="float" office:value="2.3078" calcext:value-type="float">
            <text:p>2.3078</text:p>
          </table:table-cell>
          <table:table-cell office:value-type="float" office:value="7.3401" calcext:value-type="float">
            <text:p>7.3401</text:p>
          </table:table-cell>
          <table:table-cell table:formula="of:=AVERAGE([.AA396:.AA405])" office:value-type="float" office:value="6.64624" calcext:value-type="float">
            <text:p>6.65</text:p>
          </table:table-cell>
          <table:table-cell office:value-type="float" office:value="1.9878" calcext:value-type="float">
            <text:p>1.9878</text:p>
          </table:table-cell>
          <table:table-cell office:value-type="float" office:value="3.2634" calcext:value-type="float">
            <text:p>3.2634</text:p>
          </table:table-cell>
          <table:table-cell table:formula="of:=AVERAGE([.AD396:.AD405])" office:value-type="float" office:value="4.3519" calcext:value-type="float">
            <text:p>4.3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.4439" calcext:value-type="float">
            <text:p>2.4439</text:p>
          </table:table-cell>
          <table:table-cell office:value-type="float" office:value="11.0831" calcext:value-type="float">
            <text:p>11.0831</text:p>
          </table:table-cell>
          <table:table-cell table:formula="of:=AVERAGE([.C397:.C406])" office:value-type="float" office:value="9.24372" calcext:value-type="float">
            <text:p>9.24</text:p>
          </table:table-cell>
          <table:table-cell office:value-type="float" office:value="3.7996" calcext:value-type="float">
            <text:p>3.7996</text:p>
          </table:table-cell>
          <table:table-cell office:value-type="float" office:value="9.2883" calcext:value-type="float">
            <text:p>9.2883</text:p>
          </table:table-cell>
          <table:table-cell table:formula="of:=AVERAGE([.F397:.F406])" office:value-type="float" office:value="9.45727" calcext:value-type="float">
            <text:p>9.46</text:p>
          </table:table-cell>
          <table:table-cell office:value-type="float" office:value="2.1597" calcext:value-type="float">
            <text:p>2.1597</text:p>
          </table:table-cell>
          <table:table-cell office:value-type="float" office:value="5.5525" calcext:value-type="float">
            <text:p>5.5525</text:p>
          </table:table-cell>
          <table:table-cell table:formula="of:=AVERAGE([.I397:.I406])" office:value-type="float" office:value="5.91247" calcext:value-type="float">
            <text:p>5.91</text:p>
          </table:table-cell>
          <table:table-cell office:value-type="float" office:value="2.5218" calcext:value-type="float">
            <text:p>2.5218</text:p>
          </table:table-cell>
          <table:table-cell office:value-type="float" office:value="6.6393" calcext:value-type="float">
            <text:p>6.6393</text:p>
          </table:table-cell>
          <table:table-cell table:formula="of:=AVERAGE([.L397:.L406])" office:value-type="float" office:value="6.63754" calcext:value-type="float">
            <text:p>6.64</text:p>
          </table:table-cell>
          <table:table-cell office:value-type="float" office:value="2.5909" calcext:value-type="float">
            <text:p>2.5909</text:p>
          </table:table-cell>
          <table:table-cell office:value-type="float" office:value="4.088" calcext:value-type="float">
            <text:p>4.088</text:p>
          </table:table-cell>
          <table:table-cell table:formula="of:=AVERAGE([.O397:.O406])" office:value-type="float" office:value="4.44252" calcext:value-type="float">
            <text:p>4.44</text:p>
          </table:table-cell>
          <table:table-cell office:value-type="float" office:value="2.3695" calcext:value-type="float">
            <text:p>2.3695</text:p>
          </table:table-cell>
          <table:table-cell office:value-type="float" office:value="6.8131" calcext:value-type="float">
            <text:p>6.8131</text:p>
          </table:table-cell>
          <table:table-cell table:formula="of:=AVERAGE([.R397:.R406])" office:value-type="float" office:value="8.04416" calcext:value-type="float">
            <text:p>8.04</text:p>
          </table:table-cell>
          <table:table-cell office:value-type="float" office:value="2.4785" calcext:value-type="float">
            <text:p>2.4785</text:p>
          </table:table-cell>
          <table:table-cell office:value-type="float" office:value="10.7146" calcext:value-type="float">
            <text:p>10.7146</text:p>
          </table:table-cell>
          <table:table-cell table:formula="of:=AVERAGE([.U397:.U406])" office:value-type="float" office:value="11.29891" calcext:value-type="float">
            <text:p>11.30</text:p>
          </table:table-cell>
          <table:table-cell office:value-type="float" office:value="2.2196" calcext:value-type="float">
            <text:p>2.2196</text:p>
          </table:table-cell>
          <table:table-cell office:value-type="float" office:value="9.5468" calcext:value-type="float">
            <text:p>9.5468</text:p>
          </table:table-cell>
          <table:table-cell table:formula="of:=AVERAGE([.X397:.X406])" office:value-type="float" office:value="9.29677" calcext:value-type="float">
            <text:p>9.30</text:p>
          </table:table-cell>
          <table:table-cell office:value-type="float" office:value="2.8149" calcext:value-type="float">
            <text:p>2.8149</text:p>
          </table:table-cell>
          <table:table-cell office:value-type="float" office:value="7.4653" calcext:value-type="float">
            <text:p>7.4653</text:p>
          </table:table-cell>
          <table:table-cell table:formula="of:=AVERAGE([.AA397:.AA406])" office:value-type="float" office:value="6.74908" calcext:value-type="float">
            <text:p>6.75</text:p>
          </table:table-cell>
          <table:table-cell office:value-type="float" office:value="2.2058" calcext:value-type="float">
            <text:p>2.2058</text:p>
          </table:table-cell>
          <table:table-cell office:value-type="float" office:value="2.7953" calcext:value-type="float">
            <text:p>2.7953</text:p>
          </table:table-cell>
          <table:table-cell table:formula="of:=AVERAGE([.AD397:.AD406])" office:value-type="float" office:value="4.2099" calcext:value-type="float">
            <text:p>4.2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2594" calcext:value-type="float">
            <text:p>2.2594</text:p>
          </table:table-cell>
          <table:table-cell office:value-type="float" office:value="9.797" calcext:value-type="float">
            <text:p>9.797</text:p>
          </table:table-cell>
          <table:table-cell table:formula="of:=AVERAGE([.C398:.C407])" office:value-type="float" office:value="9.1826" calcext:value-type="float">
            <text:p>9.18</text:p>
          </table:table-cell>
          <table:table-cell office:value-type="float" office:value="3.467" calcext:value-type="float">
            <text:p>3.467</text:p>
          </table:table-cell>
          <table:table-cell office:value-type="float" office:value="7.3874" calcext:value-type="float">
            <text:p>7.3874</text:p>
          </table:table-cell>
          <table:table-cell table:formula="of:=AVERAGE([.F398:.F407])" office:value-type="float" office:value="9.45917" calcext:value-type="float">
            <text:p>9.46</text:p>
          </table:table-cell>
          <table:table-cell office:value-type="float" office:value="1.7072" calcext:value-type="float">
            <text:p>1.7072</text:p>
          </table:table-cell>
          <table:table-cell office:value-type="float" office:value="6.9772" calcext:value-type="float">
            <text:p>6.9772</text:p>
          </table:table-cell>
          <table:table-cell table:formula="of:=AVERAGE([.I398:.I407])" office:value-type="float" office:value="6.0511" calcext:value-type="float">
            <text:p>6.05</text:p>
          </table:table-cell>
          <table:table-cell office:value-type="float" office:value="2.4406" calcext:value-type="float">
            <text:p>2.4406</text:p>
          </table:table-cell>
          <table:table-cell office:value-type="float" office:value="6.4442" calcext:value-type="float">
            <text:p>6.4442</text:p>
          </table:table-cell>
          <table:table-cell table:formula="of:=AVERAGE([.L398:.L407])" office:value-type="float" office:value="6.56538" calcext:value-type="float">
            <text:p>6.57</text:p>
          </table:table-cell>
          <table:table-cell office:value-type="float" office:value="2.9389" calcext:value-type="float">
            <text:p>2.9389</text:p>
          </table:table-cell>
          <table:table-cell office:value-type="float" office:value="3.4222" calcext:value-type="float">
            <text:p>3.4222</text:p>
          </table:table-cell>
          <table:table-cell table:formula="of:=AVERAGE([.O398:.O407])" office:value-type="float" office:value="4.29401" calcext:value-type="float">
            <text:p>4.29</text:p>
          </table:table-cell>
          <table:table-cell office:value-type="float" office:value="2.2932" calcext:value-type="float">
            <text:p>2.2932</text:p>
          </table:table-cell>
          <table:table-cell office:value-type="float" office:value="9.4244" calcext:value-type="float">
            <text:p>9.4244</text:p>
          </table:table-cell>
          <table:table-cell table:formula="of:=AVERAGE([.R398:.R407])" office:value-type="float" office:value="8.34736" calcext:value-type="float">
            <text:p>8.35</text:p>
          </table:table-cell>
          <table:table-cell office:value-type="float" office:value="2.3976" calcext:value-type="float">
            <text:p>2.3976</text:p>
          </table:table-cell>
          <table:table-cell office:value-type="float" office:value="9.1754" calcext:value-type="float">
            <text:p>9.1754</text:p>
          </table:table-cell>
          <table:table-cell table:formula="of:=AVERAGE([.U398:.U407])" office:value-type="float" office:value="11.0039" calcext:value-type="float">
            <text:p>11.00</text:p>
          </table:table-cell>
          <table:table-cell office:value-type="float" office:value="2.6849" calcext:value-type="float">
            <text:p>2.6849</text:p>
          </table:table-cell>
          <table:table-cell office:value-type="float" office:value="8.9143" calcext:value-type="float">
            <text:p>8.9143</text:p>
          </table:table-cell>
          <table:table-cell table:formula="of:=AVERAGE([.X398:.X407])" office:value-type="float" office:value="9.4689" calcext:value-type="float">
            <text:p>9.47</text:p>
          </table:table-cell>
          <table:table-cell office:value-type="float" office:value="2.8229" calcext:value-type="float">
            <text:p>2.8229</text:p>
          </table:table-cell>
          <table:table-cell office:value-type="float" office:value="8.2878" calcext:value-type="float">
            <text:p>8.2878</text:p>
          </table:table-cell>
          <table:table-cell table:formula="of:=AVERAGE([.AA398:.AA407])" office:value-type="float" office:value="6.91652" calcext:value-type="float">
            <text:p>6.92</text:p>
          </table:table-cell>
          <table:table-cell office:value-type="float" office:value="1.8571" calcext:value-type="float">
            <text:p>1.8571</text:p>
          </table:table-cell>
          <table:table-cell office:value-type="float" office:value="4.1976" calcext:value-type="float">
            <text:p>4.1976</text:p>
          </table:table-cell>
          <table:table-cell table:formula="of:=AVERAGE([.AD398:.AD407])" office:value-type="float" office:value="4.16175" calcext:value-type="float">
            <text:p>4.1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.7687" calcext:value-type="float">
            <text:p>2.7687</text:p>
          </table:table-cell>
          <table:table-cell office:value-type="float" office:value="9.1527" calcext:value-type="float">
            <text:p>9.1527</text:p>
          </table:table-cell>
          <table:table-cell table:formula="of:=AVERAGE([.C399:.C408])" office:value-type="float" office:value="9.10176" calcext:value-type="float">
            <text:p>9.10</text:p>
          </table:table-cell>
          <table:table-cell office:value-type="float" office:value="3.8189" calcext:value-type="float">
            <text:p>3.8189</text:p>
          </table:table-cell>
          <table:table-cell office:value-type="float" office:value="9.0247" calcext:value-type="float">
            <text:p>9.0247</text:p>
          </table:table-cell>
          <table:table-cell table:formula="of:=AVERAGE([.F399:.F408])" office:value-type="float" office:value="9.38738" calcext:value-type="float">
            <text:p>9.39</text:p>
          </table:table-cell>
          <table:table-cell office:value-type="float" office:value="1.9531" calcext:value-type="float">
            <text:p>1.9531</text:p>
          </table:table-cell>
          <table:table-cell office:value-type="float" office:value="6.7765" calcext:value-type="float">
            <text:p>6.7765</text:p>
          </table:table-cell>
          <table:table-cell table:formula="of:=AVERAGE([.I399:.I408])" office:value-type="float" office:value="6.13599" calcext:value-type="float">
            <text:p>6.14</text:p>
          </table:table-cell>
          <table:table-cell office:value-type="float" office:value="2.5408" calcext:value-type="float">
            <text:p>2.5408</text:p>
          </table:table-cell>
          <table:table-cell office:value-type="float" office:value="7.5926" calcext:value-type="float">
            <text:p>7.5926</text:p>
          </table:table-cell>
          <table:table-cell table:formula="of:=AVERAGE([.L399:.L408])" office:value-type="float" office:value="6.69216" calcext:value-type="float">
            <text:p>6.69</text:p>
          </table:table-cell>
          <table:table-cell office:value-type="float" office:value="2.5875" calcext:value-type="float">
            <text:p>2.5875</text:p>
          </table:table-cell>
          <table:table-cell office:value-type="float" office:value="4.0464" calcext:value-type="float">
            <text:p>4.0464</text:p>
          </table:table-cell>
          <table:table-cell table:formula="of:=AVERAGE([.O399:.O408])" office:value-type="float" office:value="4.21594" calcext:value-type="float">
            <text:p>4.22</text:p>
          </table:table-cell>
          <table:table-cell office:value-type="float" office:value="2.1913" calcext:value-type="float">
            <text:p>2.1913</text:p>
          </table:table-cell>
          <table:table-cell office:value-type="float" office:value="8.6759" calcext:value-type="float">
            <text:p>8.6759</text:p>
          </table:table-cell>
          <table:table-cell table:formula="of:=AVERAGE([.R399:.R408])" office:value-type="float" office:value="8.48919" calcext:value-type="float">
            <text:p>8.49</text:p>
          </table:table-cell>
          <table:table-cell office:value-type="float" office:value="2.4179" calcext:value-type="float">
            <text:p>2.4179</text:p>
          </table:table-cell>
          <table:table-cell office:value-type="float" office:value="8.8111" calcext:value-type="float">
            <text:p>8.8111</text:p>
          </table:table-cell>
          <table:table-cell table:formula="of:=AVERAGE([.U399:.U408])" office:value-type="float" office:value="10.61865" calcext:value-type="float">
            <text:p>10.62</text:p>
          </table:table-cell>
          <table:table-cell office:value-type="float" office:value="2.3379" calcext:value-type="float">
            <text:p>2.3379</text:p>
          </table:table-cell>
          <table:table-cell office:value-type="float" office:value="7.3849" calcext:value-type="float">
            <text:p>7.3849</text:p>
          </table:table-cell>
          <table:table-cell table:formula="of:=AVERAGE([.X399:.X408])" office:value-type="float" office:value="9.38862" calcext:value-type="float">
            <text:p>9.39</text:p>
          </table:table-cell>
          <table:table-cell office:value-type="float" office:value="2.7642" calcext:value-type="float">
            <text:p>2.7642</text:p>
          </table:table-cell>
          <table:table-cell office:value-type="float" office:value="7.0589" calcext:value-type="float">
            <text:p>7.0589</text:p>
          </table:table-cell>
          <table:table-cell table:formula="of:=AVERAGE([.AA399:.AA408])" office:value-type="float" office:value="7.0553" calcext:value-type="float">
            <text:p>7.06</text:p>
          </table:table-cell>
          <table:table-cell office:value-type="float" office:value="1.8669" calcext:value-type="float">
            <text:p>1.8669</text:p>
          </table:table-cell>
          <table:table-cell office:value-type="float" office:value="4.0502" calcext:value-type="float">
            <text:p>4.0502</text:p>
          </table:table-cell>
          <table:table-cell table:formula="of:=AVERAGE([.AD399:.AD408])" office:value-type="float" office:value="4.11817" calcext:value-type="float">
            <text:p>4.1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.3152" calcext:value-type="float">
            <text:p>2.3152</text:p>
          </table:table-cell>
          <table:table-cell office:value-type="float" office:value="8.2873" calcext:value-type="float">
            <text:p>8.2873</text:p>
          </table:table-cell>
          <table:table-cell table:formula="of:=AVERAGE([.C400:.C409])" office:value-type="float" office:value="8.99297" calcext:value-type="float">
            <text:p>8.99</text:p>
          </table:table-cell>
          <table:table-cell office:value-type="float" office:value="3.5839" calcext:value-type="float">
            <text:p>3.5839</text:p>
          </table:table-cell>
          <table:table-cell office:value-type="float" office:value="7.3127" calcext:value-type="float">
            <text:p>7.3127</text:p>
          </table:table-cell>
          <table:table-cell table:formula="of:=AVERAGE([.F400:.F409])" office:value-type="float" office:value="9.30293" calcext:value-type="float">
            <text:p>9.30</text:p>
          </table:table-cell>
          <table:table-cell office:value-type="float" office:value="1.853" calcext:value-type="float">
            <text:p>1.853</text:p>
          </table:table-cell>
          <table:table-cell office:value-type="float" office:value="7.2554" calcext:value-type="float">
            <text:p>7.2554</text:p>
          </table:table-cell>
          <table:table-cell table:formula="of:=AVERAGE([.I400:.I409])" office:value-type="float" office:value="6.28407" calcext:value-type="float">
            <text:p>6.28</text:p>
          </table:table-cell>
          <table:table-cell office:value-type="float" office:value="2.5803" calcext:value-type="float">
            <text:p>2.5803</text:p>
          </table:table-cell>
          <table:table-cell office:value-type="float" office:value="7.2674" calcext:value-type="float">
            <text:p>7.2674</text:p>
          </table:table-cell>
          <table:table-cell table:formula="of:=AVERAGE([.L400:.L409])" office:value-type="float" office:value="6.84546" calcext:value-type="float">
            <text:p>6.85</text:p>
          </table:table-cell>
          <table:table-cell office:value-type="float" office:value="2.7411" calcext:value-type="float">
            <text:p>2.7411</text:p>
          </table:table-cell>
          <table:table-cell office:value-type="float" office:value="5.5807" calcext:value-type="float">
            <text:p>5.5807</text:p>
          </table:table-cell>
          <table:table-cell table:formula="of:=AVERAGE([.O400:.O409])" office:value-type="float" office:value="4.17873" calcext:value-type="float">
            <text:p>4.18</text:p>
          </table:table-cell>
          <table:table-cell office:value-type="float" office:value="2.2718" calcext:value-type="float">
            <text:p>2.2718</text:p>
          </table:table-cell>
          <table:table-cell office:value-type="float" office:value="9.0799" calcext:value-type="float">
            <text:p>9.0799</text:p>
          </table:table-cell>
          <table:table-cell table:formula="of:=AVERAGE([.R400:.R409])" office:value-type="float" office:value="8.59239" calcext:value-type="float">
            <text:p>8.59</text:p>
          </table:table-cell>
          <table:table-cell office:value-type="float" office:value="3.204" calcext:value-type="float">
            <text:p>3.204</text:p>
          </table:table-cell>
          <table:table-cell office:value-type="float" office:value="10.0496" calcext:value-type="float">
            <text:p>10.0496</text:p>
          </table:table-cell>
          <table:table-cell table:formula="of:=AVERAGE([.U400:.U409])" office:value-type="float" office:value="10.29739" calcext:value-type="float">
            <text:p>10.30</text:p>
          </table:table-cell>
          <table:table-cell office:value-type="float" office:value="2.3832" calcext:value-type="float">
            <text:p>2.3832</text:p>
          </table:table-cell>
          <table:table-cell office:value-type="float" office:value="7.2444" calcext:value-type="float">
            <text:p>7.2444</text:p>
          </table:table-cell>
          <table:table-cell table:formula="of:=AVERAGE([.X400:.X409])" office:value-type="float" office:value="9.23247" calcext:value-type="float">
            <text:p>9.23</text:p>
          </table:table-cell>
          <table:table-cell office:value-type="float" office:value="2.2767" calcext:value-type="float">
            <text:p>2.2767</text:p>
          </table:table-cell>
          <table:table-cell office:value-type="float" office:value="6.1211" calcext:value-type="float">
            <text:p>6.1211</text:p>
          </table:table-cell>
          <table:table-cell table:formula="of:=AVERAGE([.AA400:.AA409])" office:value-type="float" office:value="6.98161" calcext:value-type="float">
            <text:p>6.98</text:p>
          </table:table-cell>
          <table:table-cell office:value-type="float" office:value="1.7974" calcext:value-type="float">
            <text:p>1.7974</text:p>
          </table:table-cell>
          <table:table-cell office:value-type="float" office:value="4.3498" calcext:value-type="float">
            <text:p>4.3498</text:p>
          </table:table-cell>
          <table:table-cell table:formula="of:=AVERAGE([.AD400:.AD409])" office:value-type="float" office:value="3.93633" calcext:value-type="float">
            <text:p>3.9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.5086" calcext:value-type="float">
            <text:p>2.5086</text:p>
          </table:table-cell>
          <table:table-cell office:value-type="float" office:value="9.5884" calcext:value-type="float">
            <text:p>9.5884</text:p>
          </table:table-cell>
          <table:table-cell table:formula="of:=AVERAGE([.C401:.C410])" office:value-type="float" office:value="9.0237" calcext:value-type="float">
            <text:p>9.02</text:p>
          </table:table-cell>
          <table:table-cell office:value-type="float" office:value="3.8613" calcext:value-type="float">
            <text:p>3.8613</text:p>
          </table:table-cell>
          <table:table-cell office:value-type="float" office:value="7.2908" calcext:value-type="float">
            <text:p>7.2908</text:p>
          </table:table-cell>
          <table:table-cell table:formula="of:=AVERAGE([.F401:.F410])" office:value-type="float" office:value="9.02175" calcext:value-type="float">
            <text:p>9.02</text:p>
          </table:table-cell>
          <table:table-cell office:value-type="float" office:value="1.9255" calcext:value-type="float">
            <text:p>1.9255</text:p>
          </table:table-cell>
          <table:table-cell office:value-type="float" office:value="5.3225" calcext:value-type="float">
            <text:p>5.3225</text:p>
          </table:table-cell>
          <table:table-cell table:formula="of:=AVERAGE([.I401:.I410])" office:value-type="float" office:value="6.26766" calcext:value-type="float">
            <text:p>6.27</text:p>
          </table:table-cell>
          <table:table-cell office:value-type="float" office:value="2.7439" calcext:value-type="float">
            <text:p>2.7439</text:p>
          </table:table-cell>
          <table:table-cell office:value-type="float" office:value="7.9123" calcext:value-type="float">
            <text:p>7.9123</text:p>
          </table:table-cell>
          <table:table-cell table:formula="of:=AVERAGE([.L401:.L410])" office:value-type="float" office:value="7.00601" calcext:value-type="float">
            <text:p>7.01</text:p>
          </table:table-cell>
          <table:table-cell office:value-type="float" office:value="2.4032" calcext:value-type="float">
            <text:p>2.4032</text:p>
          </table:table-cell>
          <table:table-cell office:value-type="float" office:value="4.9819" calcext:value-type="float">
            <text:p>4.9819</text:p>
          </table:table-cell>
          <table:table-cell table:formula="of:=AVERAGE([.O401:.O410])" office:value-type="float" office:value="4.10646" calcext:value-type="float">
            <text:p>4.11</text:p>
          </table:table-cell>
          <table:table-cell office:value-type="float" office:value="2.0845" calcext:value-type="float">
            <text:p>2.0845</text:p>
          </table:table-cell>
          <table:table-cell office:value-type="float" office:value="8.1824" calcext:value-type="float">
            <text:p>8.1824</text:p>
          </table:table-cell>
          <table:table-cell table:formula="of:=AVERAGE([.R401:.R410])" office:value-type="float" office:value="8.62191" calcext:value-type="float">
            <text:p>8.62</text:p>
          </table:table-cell>
          <table:table-cell office:value-type="float" office:value="3.2277" calcext:value-type="float">
            <text:p>3.2277</text:p>
          </table:table-cell>
          <table:table-cell office:value-type="float" office:value="11.4222" calcext:value-type="float">
            <text:p>11.4222</text:p>
          </table:table-cell>
          <table:table-cell table:formula="of:=AVERAGE([.U401:.U410])" office:value-type="float" office:value="10.18491" calcext:value-type="float">
            <text:p>10.18</text:p>
          </table:table-cell>
          <table:table-cell office:value-type="float" office:value="2.5015" calcext:value-type="float">
            <text:p>2.5015</text:p>
          </table:table-cell>
          <table:table-cell office:value-type="float" office:value="7.3389" calcext:value-type="float">
            <text:p>7.3389</text:p>
          </table:table-cell>
          <table:table-cell table:formula="of:=AVERAGE([.X401:.X410])" office:value-type="float" office:value="9.09532" calcext:value-type="float">
            <text:p>9.10</text:p>
          </table:table-cell>
          <table:table-cell office:value-type="float" office:value="2.3819" calcext:value-type="float">
            <text:p>2.3819</text:p>
          </table:table-cell>
          <table:table-cell office:value-type="float" office:value="6.4565" calcext:value-type="float">
            <text:p>6.4565</text:p>
          </table:table-cell>
          <table:table-cell table:formula="of:=AVERAGE([.AA401:.AA410])" office:value-type="float" office:value="7.02919" calcext:value-type="float">
            <text:p>7.03</text:p>
          </table:table-cell>
          <table:table-cell office:value-type="float" office:value="1.7684" calcext:value-type="float">
            <text:p>1.7684</text:p>
          </table:table-cell>
          <table:table-cell office:value-type="float" office:value="4.8933" calcext:value-type="float">
            <text:p>4.8933</text:p>
          </table:table-cell>
          <table:table-cell table:formula="of:=AVERAGE([.AD401:.AD410])" office:value-type="float" office:value="3.9438" calcext:value-type="float">
            <text:p>3.9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6144" calcext:value-type="float">
            <text:p>2.6144</text:p>
          </table:table-cell>
          <table:table-cell office:value-type="float" office:value="10.6735" calcext:value-type="float">
            <text:p>10.6735</text:p>
          </table:table-cell>
          <table:table-cell table:formula="of:=AVERAGE([.C402:.C411])" office:value-type="float" office:value="9.12569" calcext:value-type="float">
            <text:p>9.13</text:p>
          </table:table-cell>
          <table:table-cell office:value-type="float" office:value="3.0882" calcext:value-type="float">
            <text:p>3.0882</text:p>
          </table:table-cell>
          <table:table-cell office:value-type="float" office:value="5.8439" calcext:value-type="float">
            <text:p>5.8439</text:p>
          </table:table-cell>
          <table:table-cell table:formula="of:=AVERAGE([.F402:.F411])" office:value-type="float" office:value="8.49276" calcext:value-type="float">
            <text:p>8.49</text:p>
          </table:table-cell>
          <table:table-cell office:value-type="float" office:value="1.8646" calcext:value-type="float">
            <text:p>1.8646</text:p>
          </table:table-cell>
          <table:table-cell office:value-type="float" office:value="4.832" calcext:value-type="float">
            <text:p>4.832</text:p>
          </table:table-cell>
          <table:table-cell table:formula="of:=AVERAGE([.I402:.I411])" office:value-type="float" office:value="6.19905" calcext:value-type="float">
            <text:p>6.20</text:p>
          </table:table-cell>
          <table:table-cell office:value-type="float" office:value="2.387" calcext:value-type="float">
            <text:p>2.387</text:p>
          </table:table-cell>
          <table:table-cell office:value-type="float" office:value="7.6525" calcext:value-type="float">
            <text:p>7.6525</text:p>
          </table:table-cell>
          <table:table-cell table:formula="of:=AVERAGE([.L402:.L411])" office:value-type="float" office:value="7.09789" calcext:value-type="float">
            <text:p>7.10</text:p>
          </table:table-cell>
          <table:table-cell office:value-type="float" office:value="2.5579" calcext:value-type="float">
            <text:p>2.5579</text:p>
          </table:table-cell>
          <table:table-cell office:value-type="float" office:value="4.5297" calcext:value-type="float">
            <text:p>4.5297</text:p>
          </table:table-cell>
          <table:table-cell table:formula="of:=AVERAGE([.O402:.O411])" office:value-type="float" office:value="4.19548" calcext:value-type="float">
            <text:p>4.20</text:p>
          </table:table-cell>
          <table:table-cell office:value-type="float" office:value="2.0513" calcext:value-type="float">
            <text:p>2.0513</text:p>
          </table:table-cell>
          <table:table-cell office:value-type="float" office:value="9.3439" calcext:value-type="float">
            <text:p>9.3439</text:p>
          </table:table-cell>
          <table:table-cell table:formula="of:=AVERAGE([.R402:.R411])" office:value-type="float" office:value="8.57842" calcext:value-type="float">
            <text:p>8.58</text:p>
          </table:table-cell>
          <table:table-cell office:value-type="float" office:value="3.1419" calcext:value-type="float">
            <text:p>3.1419</text:p>
          </table:table-cell>
          <table:table-cell office:value-type="float" office:value="11.6818" calcext:value-type="float">
            <text:p>11.6818</text:p>
          </table:table-cell>
          <table:table-cell table:formula="of:=AVERAGE([.U402:.U411])" office:value-type="float" office:value="10.19155" calcext:value-type="float">
            <text:p>10.19</text:p>
          </table:table-cell>
          <table:table-cell office:value-type="float" office:value="2.7751" calcext:value-type="float">
            <text:p>2.7751</text:p>
          </table:table-cell>
          <table:table-cell office:value-type="float" office:value="8.0964" calcext:value-type="float">
            <text:p>8.0964</text:p>
          </table:table-cell>
          <table:table-cell table:formula="of:=AVERAGE([.X402:.X411])" office:value-type="float" office:value="8.96559" calcext:value-type="float">
            <text:p>8.97</text:p>
          </table:table-cell>
          <table:table-cell office:value-type="float" office:value="2.8109" calcext:value-type="float">
            <text:p>2.8109</text:p>
          </table:table-cell>
          <table:table-cell office:value-type="float" office:value="5.9008" calcext:value-type="float">
            <text:p>5.9008</text:p>
          </table:table-cell>
          <table:table-cell table:formula="of:=AVERAGE([.AA402:.AA411])" office:value-type="float" office:value="7.00603" calcext:value-type="float">
            <text:p>7.01</text:p>
          </table:table-cell>
          <table:table-cell office:value-type="float" office:value="2.1483" calcext:value-type="float">
            <text:p>2.1483</text:p>
          </table:table-cell>
          <table:table-cell office:value-type="float" office:value="3.9332" calcext:value-type="float">
            <text:p>3.9332</text:p>
          </table:table-cell>
          <table:table-cell table:formula="of:=AVERAGE([.AD402:.AD411])" office:value-type="float" office:value="3.90826" calcext:value-type="float">
            <text:p>3.9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.4301" calcext:value-type="float">
            <text:p>2.4301</text:p>
          </table:table-cell>
          <table:table-cell office:value-type="float" office:value="9.7395" calcext:value-type="float">
            <text:p>9.7395</text:p>
          </table:table-cell>
          <table:table-cell table:formula="of:=AVERAGE([.C403:.C412])" office:value-type="float" office:value="9.31404" calcext:value-type="float">
            <text:p>9.31</text:p>
          </table:table-cell>
          <table:table-cell office:value-type="float" office:value="3.6179" calcext:value-type="float">
            <text:p>3.6179</text:p>
          </table:table-cell>
          <table:table-cell office:value-type="float" office:value="7.4803" calcext:value-type="float">
            <text:p>7.4803</text:p>
          </table:table-cell>
          <table:table-cell table:formula="of:=AVERAGE([.F403:.F412])" office:value-type="float" office:value="8.42912" calcext:value-type="float">
            <text:p>8.43</text:p>
          </table:table-cell>
          <table:table-cell office:value-type="float" office:value="1.8881" calcext:value-type="float">
            <text:p>1.8881</text:p>
          </table:table-cell>
          <table:table-cell office:value-type="float" office:value="5.4191" calcext:value-type="float">
            <text:p>5.4191</text:p>
          </table:table-cell>
          <table:table-cell table:formula="of:=AVERAGE([.I403:.I412])" office:value-type="float" office:value="6.09339" calcext:value-type="float">
            <text:p>6.09</text:p>
          </table:table-cell>
          <table:table-cell office:value-type="float" office:value="2.286" calcext:value-type="float">
            <text:p>2.286</text:p>
          </table:table-cell>
          <table:table-cell office:value-type="float" office:value="6.0355" calcext:value-type="float">
            <text:p>6.0355</text:p>
          </table:table-cell>
          <table:table-cell table:formula="of:=AVERAGE([.L403:.L412])" office:value-type="float" office:value="7.04429" calcext:value-type="float">
            <text:p>7.04</text:p>
          </table:table-cell>
          <table:table-cell office:value-type="float" office:value="2.3723" calcext:value-type="float">
            <text:p>2.3723</text:p>
          </table:table-cell>
          <table:table-cell office:value-type="float" office:value="5.8521" calcext:value-type="float">
            <text:p>5.8521</text:p>
          </table:table-cell>
          <table:table-cell table:formula="of:=AVERAGE([.O403:.O412])" office:value-type="float" office:value="4.44171" calcext:value-type="float">
            <text:p>4.44</text:p>
          </table:table-cell>
          <table:table-cell office:value-type="float" office:value="2.3083" calcext:value-type="float">
            <text:p>2.3083</text:p>
          </table:table-cell>
          <table:table-cell office:value-type="float" office:value="9.9758" calcext:value-type="float">
            <text:p>9.9758</text:p>
          </table:table-cell>
          <table:table-cell table:formula="of:=AVERAGE([.R403:.R412])" office:value-type="float" office:value="8.68338" calcext:value-type="float">
            <text:p>8.68</text:p>
          </table:table-cell>
          <table:table-cell office:value-type="float" office:value="2.5175" calcext:value-type="float">
            <text:p>2.5175</text:p>
          </table:table-cell>
          <table:table-cell office:value-type="float" office:value="13.1324" calcext:value-type="float">
            <text:p>13.1324</text:p>
          </table:table-cell>
          <table:table-cell table:formula="of:=AVERAGE([.U403:.U412])" office:value-type="float" office:value="10.5833" calcext:value-type="float">
            <text:p>10.58</text:p>
          </table:table-cell>
          <table:table-cell office:value-type="float" office:value="2.3703" calcext:value-type="float">
            <text:p>2.3703</text:p>
          </table:table-cell>
          <table:table-cell office:value-type="float" office:value="8.2969" calcext:value-type="float">
            <text:p>8.2969</text:p>
          </table:table-cell>
          <table:table-cell table:formula="of:=AVERAGE([.X403:.X412])" office:value-type="float" office:value="8.77707" calcext:value-type="float">
            <text:p>8.78</text:p>
          </table:table-cell>
          <table:table-cell office:value-type="float" office:value="2.8362" calcext:value-type="float">
            <text:p>2.8362</text:p>
          </table:table-cell>
          <table:table-cell office:value-type="float" office:value="5.4957" calcext:value-type="float">
            <text:p>5.4957</text:p>
          </table:table-cell>
          <table:table-cell table:formula="of:=AVERAGE([.AA403:.AA412])" office:value-type="float" office:value="6.82636" calcext:value-type="float">
            <text:p>6.83</text:p>
          </table:table-cell>
          <table:table-cell office:value-type="float" office:value="1.9864" calcext:value-type="float">
            <text:p>1.9864</text:p>
          </table:table-cell>
          <table:table-cell office:value-type="float" office:value="3.6872" calcext:value-type="float">
            <text:p>3.6872</text:p>
          </table:table-cell>
          <table:table-cell table:formula="of:=AVERAGE([.AD403:.AD412])" office:value-type="float" office:value="3.92843" calcext:value-type="float">
            <text:p>3.9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9621" calcext:value-type="float">
            <text:p>1.9621</text:p>
          </table:table-cell>
          <table:table-cell office:value-type="float" office:value="8.5899" calcext:value-type="float">
            <text:p>8.5899</text:p>
          </table:table-cell>
          <table:table-cell table:formula="of:=AVERAGE([.C404:.C413])" office:value-type="float" office:value="9.4211" calcext:value-type="float">
            <text:p>9.42</text:p>
          </table:table-cell>
          <table:table-cell office:value-type="float" office:value="4.0418" calcext:value-type="float">
            <text:p>4.0418</text:p>
          </table:table-cell>
          <table:table-cell office:value-type="float" office:value="9.4133" calcext:value-type="float">
            <text:p>9.4133</text:p>
          </table:table-cell>
          <table:table-cell table:formula="of:=AVERAGE([.F404:.F413])" office:value-type="float" office:value="8.36922" calcext:value-type="float">
            <text:p>8.37</text:p>
          </table:table-cell>
          <table:table-cell office:value-type="float" office:value="2.0979" calcext:value-type="float">
            <text:p>2.0979</text:p>
          </table:table-cell>
          <table:table-cell office:value-type="float" office:value="5.8078" calcext:value-type="float">
            <text:p>5.8078</text:p>
          </table:table-cell>
          <table:table-cell table:formula="of:=AVERAGE([.I404:.I413])" office:value-type="float" office:value="6.00036" calcext:value-type="float">
            <text:p>6.00</text:p>
          </table:table-cell>
          <table:table-cell office:value-type="float" office:value="2.0922" calcext:value-type="float">
            <text:p>2.0922</text:p>
          </table:table-cell>
          <table:table-cell office:value-type="float" office:value="6.675" calcext:value-type="float">
            <text:p>6.675</text:p>
          </table:table-cell>
          <table:table-cell table:formula="of:=AVERAGE([.L404:.L413])" office:value-type="float" office:value="6.98928" calcext:value-type="float">
            <text:p>6.99</text:p>
          </table:table-cell>
          <table:table-cell office:value-type="float" office:value="2.5453" calcext:value-type="float">
            <text:p>2.5453</text:p>
          </table:table-cell>
          <table:table-cell office:value-type="float" office:value="5.8065" calcext:value-type="float">
            <text:p>5.8065</text:p>
          </table:table-cell>
          <table:table-cell table:formula="of:=AVERAGE([.O404:.O413])" office:value-type="float" office:value="4.60848" calcext:value-type="float">
            <text:p>4.61</text:p>
          </table:table-cell>
          <table:table-cell office:value-type="float" office:value="2.2712" calcext:value-type="float">
            <text:p>2.2712</text:p>
          </table:table-cell>
          <table:table-cell office:value-type="float" office:value="9.9289" calcext:value-type="float">
            <text:p>9.9289</text:p>
          </table:table-cell>
          <table:table-cell table:formula="of:=AVERAGE([.R404:.R413])" office:value-type="float" office:value="8.80342" calcext:value-type="float">
            <text:p>8.80</text:p>
          </table:table-cell>
          <table:table-cell office:value-type="float" office:value="2.6028" calcext:value-type="float">
            <text:p>2.6028</text:p>
          </table:table-cell>
          <table:table-cell office:value-type="float" office:value="14.4935" calcext:value-type="float">
            <text:p>14.4935</text:p>
          </table:table-cell>
          <table:table-cell table:formula="of:=AVERAGE([.U404:.U413])" office:value-type="float" office:value="11.02926" calcext:value-type="float">
            <text:p>11.03</text:p>
          </table:table-cell>
          <table:table-cell office:value-type="float" office:value="2.6664" calcext:value-type="float">
            <text:p>2.6664</text:p>
          </table:table-cell>
          <table:table-cell office:value-type="float" office:value="9.1045" calcext:value-type="float">
            <text:p>9.1045</text:p>
          </table:table-cell>
          <table:table-cell table:formula="of:=AVERAGE([.X404:.X413])" office:value-type="float" office:value="8.63501" calcext:value-type="float">
            <text:p>8.64</text:p>
          </table:table-cell>
          <table:table-cell office:value-type="float" office:value="2.5223" calcext:value-type="float">
            <text:p>2.5223</text:p>
          </table:table-cell>
          <table:table-cell office:value-type="float" office:value="7.254" calcext:value-type="float">
            <text:p>7.254</text:p>
          </table:table-cell>
          <table:table-cell table:formula="of:=AVERAGE([.AA404:.AA413])" office:value-type="float" office:value="6.81924" calcext:value-type="float">
            <text:p>6.82</text:p>
          </table:table-cell>
          <table:table-cell office:value-type="float" office:value="2.0328" calcext:value-type="float">
            <text:p>2.0328</text:p>
          </table:table-cell>
          <table:table-cell office:value-type="float" office:value="4.1864" calcext:value-type="float">
            <text:p>4.1864</text:p>
          </table:table-cell>
          <table:table-cell table:formula="of:=AVERAGE([.AD404:.AD413])" office:value-type="float" office:value="3.95191" calcext:value-type="float">
            <text:p>3.9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.3922" calcext:value-type="float">
            <text:p>2.3922</text:p>
          </table:table-cell>
          <table:table-cell office:value-type="float" office:value="9.0464" calcext:value-type="float">
            <text:p>9.0464</text:p>
          </table:table-cell>
          <table:table-cell table:formula="of:=AVERAGE([.C405:.C414])" office:value-type="float" office:value="9.46453" calcext:value-type="float">
            <text:p>9.46</text:p>
          </table:table-cell>
          <table:table-cell office:value-type="float" office:value="4.5237" calcext:value-type="float">
            <text:p>4.5237</text:p>
          </table:table-cell>
          <table:table-cell office:value-type="float" office:value="11.3408" calcext:value-type="float">
            <text:p>11.3408</text:p>
          </table:table-cell>
          <table:table-cell table:formula="of:=AVERAGE([.F405:.F414])" office:value-type="float" office:value="8.44406" calcext:value-type="float">
            <text:p>8.44</text:p>
          </table:table-cell>
          <table:table-cell office:value-type="float" office:value="1.7567" calcext:value-type="float">
            <text:p>1.7567</text:p>
          </table:table-cell>
          <table:table-cell office:value-type="float" office:value="5.5901" calcext:value-type="float">
            <text:p>5.5901</text:p>
          </table:table-cell>
          <table:table-cell table:formula="of:=AVERAGE([.I405:.I414])" office:value-type="float" office:value="5.9426" calcext:value-type="float">
            <text:p>5.94</text:p>
          </table:table-cell>
          <table:table-cell office:value-type="float" office:value="2.1075" calcext:value-type="float">
            <text:p>2.1075</text:p>
          </table:table-cell>
          <table:table-cell office:value-type="float" office:value="7.0606" calcext:value-type="float">
            <text:p>7.0606</text:p>
          </table:table-cell>
          <table:table-cell table:formula="of:=AVERAGE([.L405:.L414])" office:value-type="float" office:value="7.0115" calcext:value-type="float">
            <text:p>7.01</text:p>
          </table:table-cell>
          <table:table-cell office:value-type="float" office:value="2.5833" calcext:value-type="float">
            <text:p>2.5833</text:p>
          </table:table-cell>
          <table:table-cell office:value-type="float" office:value="5.125" calcext:value-type="float">
            <text:p>5.125</text:p>
          </table:table-cell>
          <table:table-cell table:formula="of:=AVERAGE([.O405:.O414])" office:value-type="float" office:value="4.79768" calcext:value-type="float">
            <text:p>4.80</text:p>
          </table:table-cell>
          <table:table-cell office:value-type="float" office:value="2.1221" calcext:value-type="float">
            <text:p>2.1221</text:p>
          </table:table-cell>
          <table:table-cell office:value-type="float" office:value="10.0891" calcext:value-type="float">
            <text:p>10.0891</text:p>
          </table:table-cell>
          <table:table-cell table:formula="of:=AVERAGE([.R405:.R414])" office:value-type="float" office:value="8.82769" calcext:value-type="float">
            <text:p>8.83</text:p>
          </table:table-cell>
          <table:table-cell office:value-type="float" office:value="2.7859" calcext:value-type="float">
            <text:p>2.7859</text:p>
          </table:table-cell>
          <table:table-cell office:value-type="float" office:value="11.677" calcext:value-type="float">
            <text:p>11.677</text:p>
          </table:table-cell>
          <table:table-cell table:formula="of:=AVERAGE([.U405:.U414])" office:value-type="float" office:value="11.24153" calcext:value-type="float">
            <text:p>11.24</text:p>
          </table:table-cell>
          <table:table-cell office:value-type="float" office:value="2.7226" calcext:value-type="float">
            <text:p>2.7226</text:p>
          </table:table-cell>
          <table:table-cell office:value-type="float" office:value="9.0353" calcext:value-type="float">
            <text:p>9.0353</text:p>
          </table:table-cell>
          <table:table-cell table:formula="of:=AVERAGE([.X405:.X414])" office:value-type="float" office:value="8.49512" calcext:value-type="float">
            <text:p>8.50</text:p>
          </table:table-cell>
          <table:table-cell office:value-type="float" office:value="2.916" calcext:value-type="float">
            <text:p>2.916</text:p>
          </table:table-cell>
          <table:table-cell office:value-type="float" office:value="6.3898" calcext:value-type="float">
            <text:p>6.3898</text:p>
          </table:table-cell>
          <table:table-cell table:formula="of:=AVERAGE([.AA405:.AA414])" office:value-type="float" office:value="6.777" calcext:value-type="float">
            <text:p>6.78</text:p>
          </table:table-cell>
          <table:table-cell office:value-type="float" office:value="1.8418" calcext:value-type="float">
            <text:p>1.8418</text:p>
          </table:table-cell>
          <table:table-cell office:value-type="float" office:value="4.3176" calcext:value-type="float">
            <text:p>4.3176</text:p>
          </table:table-cell>
          <table:table-cell table:formula="of:=AVERAGE([.AD405:.AD414])" office:value-type="float" office:value="3.9674" calcext:value-type="float">
            <text:p>3.9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.6079" calcext:value-type="float">
            <text:p>2.6079</text:p>
          </table:table-cell>
          <table:table-cell office:value-type="float" office:value="8.7757" calcext:value-type="float">
            <text:p>8.7757</text:p>
          </table:table-cell>
          <table:table-cell table:formula="of:=AVERAGE([.C406:.C415])" office:value-type="float" office:value="9.47335" calcext:value-type="float">
            <text:p>9.47</text:p>
          </table:table-cell>
          <table:table-cell office:value-type="float" office:value="4.0387" calcext:value-type="float">
            <text:p>4.0387</text:p>
          </table:table-cell>
          <table:table-cell office:value-type="float" office:value="10.4695" calcext:value-type="float">
            <text:p>10.4695</text:p>
          </table:table-cell>
          <table:table-cell table:formula="of:=AVERAGE([.F406:.F415])" office:value-type="float" office:value="8.48517" calcext:value-type="float">
            <text:p>8.49</text:p>
          </table:table-cell>
          <table:table-cell office:value-type="float" office:value="1.9145" calcext:value-type="float">
            <text:p>1.9145</text:p>
          </table:table-cell>
          <table:table-cell office:value-type="float" office:value="4.6068" calcext:value-type="float">
            <text:p>4.6068</text:p>
          </table:table-cell>
          <table:table-cell table:formula="of:=AVERAGE([.I406:.I415])" office:value-type="float" office:value="5.81399" calcext:value-type="float">
            <text:p>5.81</text:p>
          </table:table-cell>
          <table:table-cell office:value-type="float" office:value="2.0469" calcext:value-type="float">
            <text:p>2.0469</text:p>
          </table:table-cell>
          <table:table-cell office:value-type="float" office:value="6.6211" calcext:value-type="float">
            <text:p>6.6211</text:p>
          </table:table-cell>
          <table:table-cell table:formula="of:=AVERAGE([.L406:.L415])" office:value-type="float" office:value="6.99005" calcext:value-type="float">
            <text:p>6.99</text:p>
          </table:table-cell>
          <table:table-cell office:value-type="float" office:value="2.9036" calcext:value-type="float">
            <text:p>2.9036</text:p>
          </table:table-cell>
          <table:table-cell office:value-type="float" office:value="5.3604" calcext:value-type="float">
            <text:p>5.3604</text:p>
          </table:table-cell>
          <table:table-cell table:formula="of:=AVERAGE([.O406:.O415])" office:value-type="float" office:value="4.87929" calcext:value-type="float">
            <text:p>4.88</text:p>
          </table:table-cell>
          <table:table-cell office:value-type="float" office:value="2.3229" calcext:value-type="float">
            <text:p>2.3229</text:p>
          </table:table-cell>
          <table:table-cell office:value-type="float" office:value="10.3099" calcext:value-type="float">
            <text:p>10.3099</text:p>
          </table:table-cell>
          <table:table-cell table:formula="of:=AVERAGE([.R406:.R415])" office:value-type="float" office:value="9.18233" calcext:value-type="float">
            <text:p>9.18</text:p>
          </table:table-cell>
          <table:table-cell office:value-type="float" office:value="3.3172" calcext:value-type="float">
            <text:p>3.3172</text:p>
          </table:table-cell>
          <table:table-cell office:value-type="float" office:value="12.4303" calcext:value-type="float">
            <text:p>12.4303</text:p>
          </table:table-cell>
          <table:table-cell table:formula="of:=AVERAGE([.U406:.U415])" office:value-type="float" office:value="11.35879" calcext:value-type="float">
            <text:p>11.36</text:p>
          </table:table-cell>
          <table:table-cell office:value-type="float" office:value="2.5385" calcext:value-type="float">
            <text:p>2.5385</text:p>
          </table:table-cell>
          <table:table-cell office:value-type="float" office:value="9.0685" calcext:value-type="float">
            <text:p>9.0685</text:p>
          </table:table-cell>
          <table:table-cell table:formula="of:=AVERAGE([.X406:.X415])" office:value-type="float" office:value="8.40309" calcext:value-type="float">
            <text:p>8.40</text:p>
          </table:table-cell>
          <table:table-cell office:value-type="float" office:value="2.8538" calcext:value-type="float">
            <text:p>2.8538</text:p>
          </table:table-cell>
          <table:table-cell office:value-type="float" office:value="6.8176" calcext:value-type="float">
            <text:p>6.8176</text:p>
          </table:table-cell>
          <table:table-cell table:formula="of:=AVERAGE([.AA406:.AA415])" office:value-type="float" office:value="6.72475" calcext:value-type="float">
            <text:p>6.72</text:p>
          </table:table-cell>
          <table:table-cell office:value-type="float" office:value="2.0939" calcext:value-type="float">
            <text:p>2.0939</text:p>
          </table:table-cell>
          <table:table-cell office:value-type="float" office:value="4.3592" calcext:value-type="float">
            <text:p>4.3592</text:p>
          </table:table-cell>
          <table:table-cell table:formula="of:=AVERAGE([.AD406:.AD415])" office:value-type="float" office:value="4.07698" calcext:value-type="float">
            <text:p>4.0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.7968" calcext:value-type="float">
            <text:p>2.7968</text:p>
          </table:table-cell>
          <table:table-cell office:value-type="float" office:value="9.0781" calcext:value-type="float">
            <text:p>9.0781</text:p>
          </table:table-cell>
          <table:table-cell table:formula="of:=AVERAGE([.C407:.C416])" office:value-type="float" office:value="9.27285" calcext:value-type="float">
            <text:p>9.27</text:p>
          </table:table-cell>
          <table:table-cell office:value-type="float" office:value="3.8314" calcext:value-type="float">
            <text:p>3.8314</text:p>
          </table:table-cell>
          <table:table-cell office:value-type="float" office:value="9.6302" calcext:value-type="float">
            <text:p>9.6302</text:p>
          </table:table-cell>
          <table:table-cell table:formula="of:=AVERAGE([.F407:.F416])" office:value-type="float" office:value="8.51936" calcext:value-type="float">
            <text:p>8.52</text:p>
          </table:table-cell>
          <table:table-cell office:value-type="float" office:value="2.0085" calcext:value-type="float">
            <text:p>2.0085</text:p>
          </table:table-cell>
          <table:table-cell office:value-type="float" office:value="4.1235" calcext:value-type="float">
            <text:p>4.1235</text:p>
          </table:table-cell>
          <table:table-cell table:formula="of:=AVERAGE([.I407:.I416])" office:value-type="float" office:value="5.67109" calcext:value-type="float">
            <text:p>5.67</text:p>
          </table:table-cell>
          <table:table-cell office:value-type="float" office:value="1.9578" calcext:value-type="float">
            <text:p>1.9578</text:p>
          </table:table-cell>
          <table:table-cell office:value-type="float" office:value="7.1976" calcext:value-type="float">
            <text:p>7.1976</text:p>
          </table:table-cell>
          <table:table-cell table:formula="of:=AVERAGE([.L407:.L416])" office:value-type="float" office:value="7.04588" calcext:value-type="float">
            <text:p>7.05</text:p>
          </table:table-cell>
          <table:table-cell office:value-type="float" office:value="3.1747" calcext:value-type="float">
            <text:p>3.1747</text:p>
          </table:table-cell>
          <table:table-cell office:value-type="float" office:value="6.2392" calcext:value-type="float">
            <text:p>6.2392</text:p>
          </table:table-cell>
          <table:table-cell table:formula="of:=AVERAGE([.O407:.O416])" office:value-type="float" office:value="5.09441" calcext:value-type="float">
            <text:p>5.09</text:p>
          </table:table-cell>
          <table:table-cell office:value-type="float" office:value="2.0161" calcext:value-type="float">
            <text:p>2.0161</text:p>
          </table:table-cell>
          <table:table-cell office:value-type="float" office:value="7.9237" calcext:value-type="float">
            <text:p>7.9237</text:p>
          </table:table-cell>
          <table:table-cell table:formula="of:=AVERAGE([.R407:.R416])" office:value-type="float" office:value="9.29339" calcext:value-type="float">
            <text:p>9.29</text:p>
          </table:table-cell>
          <table:table-cell office:value-type="float" office:value="3.1747" calcext:value-type="float">
            <text:p>3.1747</text:p>
          </table:table-cell>
          <table:table-cell office:value-type="float" office:value="12.0872" calcext:value-type="float">
            <text:p>12.0872</text:p>
          </table:table-cell>
          <table:table-cell table:formula="of:=AVERAGE([.U407:.U416])" office:value-type="float" office:value="11.49605" calcext:value-type="float">
            <text:p>11.50</text:p>
          </table:table-cell>
          <table:table-cell office:value-type="float" office:value="2.7358" calcext:value-type="float">
            <text:p>2.7358</text:p>
          </table:table-cell>
          <table:table-cell office:value-type="float" office:value="9.5904" calcext:value-type="float">
            <text:p>9.5904</text:p>
          </table:table-cell>
          <table:table-cell table:formula="of:=AVERAGE([.X407:.X416])" office:value-type="float" office:value="8.40745" calcext:value-type="float">
            <text:p>8.41</text:p>
          </table:table-cell>
          <table:table-cell office:value-type="float" office:value="2.6575" calcext:value-type="float">
            <text:p>2.6575</text:p>
          </table:table-cell>
          <table:table-cell office:value-type="float" office:value="7.8481" calcext:value-type="float">
            <text:p>7.8481</text:p>
          </table:table-cell>
          <table:table-cell table:formula="of:=AVERAGE([.AA407:.AA416])" office:value-type="float" office:value="6.76303" calcext:value-type="float">
            <text:p>6.76</text:p>
          </table:table-cell>
          <table:table-cell office:value-type="float" office:value="1.9081" calcext:value-type="float">
            <text:p>1.9081</text:p>
          </table:table-cell>
          <table:table-cell office:value-type="float" office:value="4.0047" calcext:value-type="float">
            <text:p>4.0047</text:p>
          </table:table-cell>
          <table:table-cell table:formula="of:=AVERAGE([.AD407:.AD416])" office:value-type="float" office:value="4.19792" calcext:value-type="float">
            <text:p>4.2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.9756" calcext:value-type="float">
            <text:p>2.9756</text:p>
          </table:table-cell>
          <table:table-cell office:value-type="float" office:value="7.3851" calcext:value-type="float">
            <text:p>7.3851</text:p>
          </table:table-cell>
          <table:table-cell table:formula="of:=AVERAGE([.C408:.C417])" office:value-type="float" office:value="9.03166" calcext:value-type="float">
            <text:p>9.03</text:p>
          </table:table-cell>
          <table:table-cell office:value-type="float" office:value="4.1667" calcext:value-type="float">
            <text:p>4.1667</text:p>
          </table:table-cell>
          <table:table-cell office:value-type="float" office:value="10.7565" calcext:value-type="float">
            <text:p>10.7565</text:p>
          </table:table-cell>
          <table:table-cell table:formula="of:=AVERAGE([.F408:.F417])" office:value-type="float" office:value="8.85627" calcext:value-type="float">
            <text:p>8.86</text:p>
          </table:table-cell>
          <table:table-cell office:value-type="float" office:value="1.9687" calcext:value-type="float">
            <text:p>1.9687</text:p>
          </table:table-cell>
          <table:table-cell office:value-type="float" office:value="4.8489" calcext:value-type="float">
            <text:p>4.8489</text:p>
          </table:table-cell>
          <table:table-cell table:formula="of:=AVERAGE([.I408:.I417])" office:value-type="float" office:value="5.45826" calcext:value-type="float">
            <text:p>5.46</text:p>
          </table:table-cell>
          <table:table-cell office:value-type="float" office:value="1.9415" calcext:value-type="float">
            <text:p>1.9415</text:p>
          </table:table-cell>
          <table:table-cell office:value-type="float" office:value="8.0491" calcext:value-type="float">
            <text:p>8.0491</text:p>
          </table:table-cell>
          <table:table-cell table:formula="of:=AVERAGE([.L408:.L417])" office:value-type="float" office:value="7.20637" calcext:value-type="float">
            <text:p>7.21</text:p>
          </table:table-cell>
          <table:table-cell office:value-type="float" office:value="3.3788" calcext:value-type="float">
            <text:p>3.3788</text:p>
          </table:table-cell>
          <table:table-cell office:value-type="float" office:value="5.7891" calcext:value-type="float">
            <text:p>5.7891</text:p>
          </table:table-cell>
          <table:table-cell table:formula="of:=AVERAGE([.O408:.O417])" office:value-type="float" office:value="5.3311" calcext:value-type="float">
            <text:p>5.33</text:p>
          </table:table-cell>
          <table:table-cell office:value-type="float" office:value="2.0658" calcext:value-type="float">
            <text:p>2.0658</text:p>
          </table:table-cell>
          <table:table-cell office:value-type="float" office:value="9.3363" calcext:value-type="float">
            <text:p>9.3363</text:p>
          </table:table-cell>
          <table:table-cell table:formula="of:=AVERAGE([.R408:.R417])" office:value-type="float" office:value="9.28458" calcext:value-type="float">
            <text:p>9.28</text:p>
          </table:table-cell>
          <table:table-cell office:value-type="float" office:value="2.9029" calcext:value-type="float">
            <text:p>2.9029</text:p>
          </table:table-cell>
          <table:table-cell office:value-type="float" office:value="13.4265" calcext:value-type="float">
            <text:p>13.4265</text:p>
          </table:table-cell>
          <table:table-cell table:formula="of:=AVERAGE([.U408:.U417])" office:value-type="float" office:value="11.92116" calcext:value-type="float">
            <text:p>11.92</text:p>
          </table:table-cell>
          <table:table-cell office:value-type="float" office:value="2.6112" calcext:value-type="float">
            <text:p>2.6112</text:p>
          </table:table-cell>
          <table:table-cell office:value-type="float" office:value="11.182" calcext:value-type="float">
            <text:p>11.182</text:p>
          </table:table-cell>
          <table:table-cell table:formula="of:=AVERAGE([.X408:.X417])" office:value-type="float" office:value="8.63422" calcext:value-type="float">
            <text:p>8.63</text:p>
          </table:table-cell>
          <table:table-cell office:value-type="float" office:value="2.4283" calcext:value-type="float">
            <text:p>2.4283</text:p>
          </table:table-cell>
          <table:table-cell office:value-type="float" office:value="7.9837" calcext:value-type="float">
            <text:p>7.9837</text:p>
          </table:table-cell>
          <table:table-cell table:formula="of:=AVERAGE([.AA408:.AA417])" office:value-type="float" office:value="6.73262" calcext:value-type="float">
            <text:p>6.73</text:p>
          </table:table-cell>
          <table:table-cell office:value-type="float" office:value="2.0424" calcext:value-type="float">
            <text:p>2.0424</text:p>
          </table:table-cell>
          <table:table-cell office:value-type="float" office:value="4.8357" calcext:value-type="float">
            <text:p>4.8357</text:p>
          </table:table-cell>
          <table:table-cell table:formula="of:=AVERAGE([.AD408:.AD417])" office:value-type="float" office:value="4.26173" calcext:value-type="float">
            <text:p>4.2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.1411" calcext:value-type="float">
            <text:p>3.1411</text:p>
          </table:table-cell>
          <table:table-cell office:value-type="float" office:value="9.6394" calcext:value-type="float">
            <text:p>9.6394</text:p>
          </table:table-cell>
          <table:table-cell table:formula="of:=AVERAGE([.C409:.C418])" office:value-type="float" office:value="9.08033" calcext:value-type="float">
            <text:p>9.08</text:p>
          </table:table-cell>
          <table:table-cell office:value-type="float" office:value="4.076" calcext:value-type="float">
            <text:p>4.076</text:p>
          </table:table-cell>
          <table:table-cell office:value-type="float" office:value="11.5286" calcext:value-type="float">
            <text:p>11.5286</text:p>
          </table:table-cell>
          <table:table-cell table:formula="of:=AVERAGE([.F409:.F418])" office:value-type="float" office:value="9.10666" calcext:value-type="float">
            <text:p>9.11</text:p>
          </table:table-cell>
          <table:table-cell office:value-type="float" office:value="2.0533" calcext:value-type="float">
            <text:p>2.0533</text:p>
          </table:table-cell>
          <table:table-cell office:value-type="float" office:value="4.6894" calcext:value-type="float">
            <text:p>4.6894</text:p>
          </table:table-cell>
          <table:table-cell table:formula="of:=AVERAGE([.I409:.I418])" office:value-type="float" office:value="5.24955" calcext:value-type="float">
            <text:p>5.25</text:p>
          </table:table-cell>
          <table:table-cell office:value-type="float" office:value="2.4456" calcext:value-type="float">
            <text:p>2.4456</text:p>
          </table:table-cell>
          <table:table-cell office:value-type="float" office:value="8.968" calcext:value-type="float">
            <text:p>8.968</text:p>
          </table:table-cell>
          <table:table-cell table:formula="of:=AVERAGE([.L409:.L418])" office:value-type="float" office:value="7.34391" calcext:value-type="float">
            <text:p>7.34</text:p>
          </table:table-cell>
          <table:table-cell office:value-type="float" office:value="3.5349" calcext:value-type="float">
            <text:p>3.5349</text:p>
          </table:table-cell>
          <table:table-cell office:value-type="float" office:value="7.8455" calcext:value-type="float">
            <text:p>7.8455</text:p>
          </table:table-cell>
          <table:table-cell table:formula="of:=AVERAGE([.O409:.O418])" office:value-type="float" office:value="5.71101" calcext:value-type="float">
            <text:p>5.71</text:p>
          </table:table-cell>
          <table:table-cell office:value-type="float" office:value="1.936" calcext:value-type="float">
            <text:p>1.936</text:p>
          </table:table-cell>
          <table:table-cell office:value-type="float" office:value="8.4012" calcext:value-type="float">
            <text:p>8.4012</text:p>
          </table:table-cell>
          <table:table-cell table:formula="of:=AVERAGE([.R409:.R418])" office:value-type="float" office:value="9.25711" calcext:value-type="float">
            <text:p>9.26</text:p>
          </table:table-cell>
          <table:table-cell office:value-type="float" office:value="2.8529" calcext:value-type="float">
            <text:p>2.8529</text:p>
          </table:table-cell>
          <table:table-cell office:value-type="float" office:value="13.1455" calcext:value-type="float">
            <text:p>13.1455</text:p>
          </table:table-cell>
          <table:table-cell table:formula="of:=AVERAGE([.U409:.U418])" office:value-type="float" office:value="12.3546" calcext:value-type="float">
            <text:p>12.35</text:p>
          </table:table-cell>
          <table:table-cell office:value-type="float" office:value="2.7281" calcext:value-type="float">
            <text:p>2.7281</text:p>
          </table:table-cell>
          <table:table-cell office:value-type="float" office:value="11.78" calcext:value-type="float">
            <text:p>11.78</text:p>
          </table:table-cell>
          <table:table-cell table:formula="of:=AVERAGE([.X409:.X418])" office:value-type="float" office:value="9.07373" calcext:value-type="float">
            <text:p>9.07</text:p>
          </table:table-cell>
          <table:table-cell office:value-type="float" office:value="2.4311" calcext:value-type="float">
            <text:p>2.4311</text:p>
          </table:table-cell>
          <table:table-cell office:value-type="float" office:value="8.5377" calcext:value-type="float">
            <text:p>8.5377</text:p>
          </table:table-cell>
          <table:table-cell table:formula="of:=AVERAGE([.AA409:.AA418])" office:value-type="float" office:value="6.8805" calcext:value-type="float">
            <text:p>6.88</text:p>
          </table:table-cell>
          <table:table-cell office:value-type="float" office:value="2.1003" calcext:value-type="float">
            <text:p>2.1003</text:p>
          </table:table-cell>
          <table:table-cell office:value-type="float" office:value="3.1597" calcext:value-type="float">
            <text:p>3.1597</text:p>
          </table:table-cell>
          <table:table-cell table:formula="of:=AVERAGE([.AD409:.AD418])" office:value-type="float" office:value="4.17268" calcext:value-type="float">
            <text:p>4.1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.0658" calcext:value-type="float">
            <text:p>3.0658</text:p>
          </table:table-cell>
          <table:table-cell office:value-type="float" office:value="11.0078" calcext:value-type="float">
            <text:p>11.0078</text:p>
          </table:table-cell>
          <table:table-cell table:formula="of:=AVERAGE([.C410:.C419])" office:value-type="float" office:value="9.35238" calcext:value-type="float">
            <text:p>9.35</text:p>
          </table:table-cell>
          <table:table-cell office:value-type="float" office:value="4.4605" calcext:value-type="float">
            <text:p>4.4605</text:p>
          </table:table-cell>
          <table:table-cell office:value-type="float" office:value="11.4142" calcext:value-type="float">
            <text:p>11.4142</text:p>
          </table:table-cell>
          <table:table-cell table:formula="of:=AVERAGE([.F410:.F419])" office:value-type="float" office:value="9.51681" calcext:value-type="float">
            <text:p>9.52</text:p>
          </table:table-cell>
          <table:table-cell office:value-type="float" office:value="1.9324" calcext:value-type="float">
            <text:p>1.9324</text:p>
          </table:table-cell>
          <table:table-cell office:value-type="float" office:value="4.5382" calcext:value-type="float">
            <text:p>4.5382</text:p>
          </table:table-cell>
          <table:table-cell table:formula="of:=AVERAGE([.I410:.I419])" office:value-type="float" office:value="4.97783" calcext:value-type="float">
            <text:p>4.98</text:p>
          </table:table-cell>
          <table:table-cell office:value-type="float" office:value="2.3932" calcext:value-type="float">
            <text:p>2.3932</text:p>
          </table:table-cell>
          <table:table-cell office:value-type="float" office:value="8.4116" calcext:value-type="float">
            <text:p>8.4116</text:p>
          </table:table-cell>
          <table:table-cell table:formula="of:=AVERAGE([.L410:.L419])" office:value-type="float" office:value="7.45833" calcext:value-type="float">
            <text:p>7.46</text:p>
          </table:table-cell>
          <table:table-cell office:value-type="float" office:value="3.4065" calcext:value-type="float">
            <text:p>3.4065</text:p>
          </table:table-cell>
          <table:table-cell office:value-type="float" office:value="5.944" calcext:value-type="float">
            <text:p>5.944</text:p>
          </table:table-cell>
          <table:table-cell table:formula="of:=AVERAGE([.O410:.O419])" office:value-type="float" office:value="5.74734" calcext:value-type="float">
            <text:p>5.75</text:p>
          </table:table-cell>
          <table:table-cell office:value-type="float" office:value="1.9851" calcext:value-type="float">
            <text:p>1.9851</text:p>
          </table:table-cell>
          <table:table-cell office:value-type="float" office:value="9.4929" calcext:value-type="float">
            <text:p>9.4929</text:p>
          </table:table-cell>
          <table:table-cell table:formula="of:=AVERAGE([.R410:.R419])" office:value-type="float" office:value="9.29841" calcext:value-type="float">
            <text:p>9.30</text:p>
          </table:table-cell>
          <table:table-cell office:value-type="float" office:value="2.8495" calcext:value-type="float">
            <text:p>2.8495</text:p>
          </table:table-cell>
          <table:table-cell office:value-type="float" office:value="13.2987" calcext:value-type="float">
            <text:p>13.2987</text:p>
          </table:table-cell>
          <table:table-cell table:formula="of:=AVERAGE([.U410:.U419])" office:value-type="float" office:value="12.67951" calcext:value-type="float">
            <text:p>12.68</text:p>
          </table:table-cell>
          <table:table-cell office:value-type="float" office:value="2.6756" calcext:value-type="float">
            <text:p>2.6756</text:p>
          </table:table-cell>
          <table:table-cell office:value-type="float" office:value="10.5388" calcext:value-type="float">
            <text:p>10.5388</text:p>
          </table:table-cell>
          <table:table-cell table:formula="of:=AVERAGE([.X410:.X419])" office:value-type="float" office:value="9.40317" calcext:value-type="float">
            <text:p>9.40</text:p>
          </table:table-cell>
          <table:table-cell office:value-type="float" office:value="2.3861" calcext:value-type="float">
            <text:p>2.3861</text:p>
          </table:table-cell>
          <table:table-cell office:value-type="float" office:value="7.0543" calcext:value-type="float">
            <text:p>7.0543</text:p>
          </table:table-cell>
          <table:table-cell table:formula="of:=AVERAGE([.AA410:.AA419])" office:value-type="float" office:value="6.97382" calcext:value-type="float">
            <text:p>6.97</text:p>
          </table:table-cell>
          <table:table-cell office:value-type="float" office:value="2.0065" calcext:value-type="float">
            <text:p>2.0065</text:p>
          </table:table-cell>
          <table:table-cell office:value-type="float" office:value="3.3187" calcext:value-type="float">
            <text:p>3.3187</text:p>
          </table:table-cell>
          <table:table-cell table:formula="of:=AVERAGE([.AD410:.AD419])" office:value-type="float" office:value="4.06957" calcext:value-type="float">
            <text:p>4.0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.0822" calcext:value-type="float">
            <text:p>3.0822</text:p>
          </table:table-cell>
          <table:table-cell office:value-type="float" office:value="9.933" calcext:value-type="float">
            <text:p>9.933</text:p>
          </table:table-cell>
          <table:table-cell table:formula="of:=AVERAGE([.C411:.C420])" office:value-type="float" office:value="9.38684" calcext:value-type="float">
            <text:p>9.39</text:p>
          </table:table-cell>
          <table:table-cell office:value-type="float" office:value="4.5318" calcext:value-type="float">
            <text:p>4.5318</text:p>
          </table:table-cell>
          <table:table-cell office:value-type="float" office:value="12.841" calcext:value-type="float">
            <text:p>12.841</text:p>
          </table:table-cell>
          <table:table-cell table:formula="of:=AVERAGE([.F411:.F420])" office:value-type="float" office:value="10.07183" calcext:value-type="float">
            <text:p>10.07</text:p>
          </table:table-cell>
          <table:table-cell office:value-type="float" office:value="1.8682" calcext:value-type="float">
            <text:p>1.8682</text:p>
          </table:table-cell>
          <table:table-cell office:value-type="float" office:value="4.9186" calcext:value-type="float">
            <text:p>4.9186</text:p>
          </table:table-cell>
          <table:table-cell table:formula="of:=AVERAGE([.I411:.I420])" office:value-type="float" office:value="4.93744" calcext:value-type="float">
            <text:p>4.94</text:p>
          </table:table-cell>
          <table:table-cell office:value-type="float" office:value="1.9334" calcext:value-type="float">
            <text:p>1.9334</text:p>
          </table:table-cell>
          <table:table-cell office:value-type="float" office:value="7.3836" calcext:value-type="float">
            <text:p>7.3836</text:p>
          </table:table-cell>
          <table:table-cell table:formula="of:=AVERAGE([.L411:.L420])" office:value-type="float" office:value="7.40546" calcext:value-type="float">
            <text:p>7.41</text:p>
          </table:table-cell>
          <table:table-cell office:value-type="float" office:value="3.3776" calcext:value-type="float">
            <text:p>3.3776</text:p>
          </table:table-cell>
          <table:table-cell office:value-type="float" office:value="4.8057" calcext:value-type="float">
            <text:p>4.8057</text:p>
          </table:table-cell>
          <table:table-cell table:formula="of:=AVERAGE([.O411:.O420])" office:value-type="float" office:value="5.72972" calcext:value-type="float">
            <text:p>5.73</text:p>
          </table:table-cell>
          <table:table-cell office:value-type="float" office:value="2.2451" calcext:value-type="float">
            <text:p>2.2451</text:p>
          </table:table-cell>
          <table:table-cell office:value-type="float" office:value="9.4767" calcext:value-type="float">
            <text:p>9.4767</text:p>
          </table:table-cell>
          <table:table-cell table:formula="of:=AVERAGE([.R411:.R420])" office:value-type="float" office:value="9.42784" calcext:value-type="float">
            <text:p>9.43</text:p>
          </table:table-cell>
          <table:table-cell office:value-type="float" office:value="2.983" calcext:value-type="float">
            <text:p>2.983</text:p>
          </table:table-cell>
          <table:table-cell office:value-type="float" office:value="12.6312" calcext:value-type="float">
            <text:p>12.6312</text:p>
          </table:table-cell>
          <table:table-cell table:formula="of:=AVERAGE([.U411:.U420])" office:value-type="float" office:value="12.80041" calcext:value-type="float">
            <text:p>12.80</text:p>
          </table:table-cell>
          <table:table-cell office:value-type="float" office:value="2.5004" calcext:value-type="float">
            <text:p>2.5004</text:p>
          </table:table-cell>
          <table:table-cell office:value-type="float" office:value="11.1652" calcext:value-type="float">
            <text:p>11.1652</text:p>
          </table:table-cell>
          <table:table-cell table:formula="of:=AVERAGE([.X411:.X420])" office:value-type="float" office:value="9.7858" calcext:value-type="float">
            <text:p>9.79</text:p>
          </table:table-cell>
          <table:table-cell office:value-type="float" office:value="2.1028" calcext:value-type="float">
            <text:p>2.1028</text:p>
          </table:table-cell>
          <table:table-cell office:value-type="float" office:value="6.0629" calcext:value-type="float">
            <text:p>6.0629</text:p>
          </table:table-cell>
          <table:table-cell table:formula="of:=AVERAGE([.AA411:.AA420])" office:value-type="float" office:value="6.93446" calcext:value-type="float">
            <text:p>6.93</text:p>
          </table:table-cell>
          <table:table-cell office:value-type="float" office:value="2.2839" calcext:value-type="float">
            <text:p>2.2839</text:p>
          </table:table-cell>
          <table:table-cell office:value-type="float" office:value="2.7196" calcext:value-type="float">
            <text:p>2.7196</text:p>
          </table:table-cell>
          <table:table-cell table:formula="of:=AVERAGE([.AD411:.AD420])" office:value-type="float" office:value="3.8522" calcext:value-type="float">
            <text:p>3.8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.2305" calcext:value-type="float">
            <text:p>3.2305</text:p>
          </table:table-cell>
          <table:table-cell office:value-type="float" office:value="13.8693" calcext:value-type="float">
            <text:p>13.8693</text:p>
          </table:table-cell>
          <table:table-cell table:formula="of:=AVERAGE([.C412:.C421])" office:value-type="float" office:value="9.70642" calcext:value-type="float">
            <text:p>9.71</text:p>
          </table:table-cell>
          <table:table-cell office:value-type="float" office:value="4.0548" calcext:value-type="float">
            <text:p>4.0548</text:p>
          </table:table-cell>
          <table:table-cell office:value-type="float" office:value="13.0712" calcext:value-type="float">
            <text:p>13.0712</text:p>
          </table:table-cell>
          <table:table-cell table:formula="of:=AVERAGE([.F412:.F421])" office:value-type="float" office:value="10.79456" calcext:value-type="float">
            <text:p>10.79</text:p>
          </table:table-cell>
          <table:table-cell office:value-type="float" office:value="1.7548" calcext:value-type="float">
            <text:p>1.7548</text:p>
          </table:table-cell>
          <table:table-cell office:value-type="float" office:value="5.6781" calcext:value-type="float">
            <text:p>5.6781</text:p>
          </table:table-cell>
          <table:table-cell table:formula="of:=AVERAGE([.I412:.I421])" office:value-type="float" office:value="5.02205" calcext:value-type="float">
            <text:p>5.02</text:p>
          </table:table-cell>
          <table:table-cell office:value-type="float" office:value="2.2373" calcext:value-type="float">
            <text:p>2.2373</text:p>
          </table:table-cell>
          <table:table-cell office:value-type="float" office:value="7.4697" calcext:value-type="float">
            <text:p>7.4697</text:p>
          </table:table-cell>
          <table:table-cell table:formula="of:=AVERAGE([.L412:.L421])" office:value-type="float" office:value="7.38718" calcext:value-type="float">
            <text:p>7.39</text:p>
          </table:table-cell>
          <table:table-cell office:value-type="float" office:value="3.1453" calcext:value-type="float">
            <text:p>3.1453</text:p>
          </table:table-cell>
          <table:table-cell office:value-type="float" office:value="6.2835" calcext:value-type="float">
            <text:p>6.2835</text:p>
          </table:table-cell>
          <table:table-cell table:formula="of:=AVERAGE([.O412:.O421])" office:value-type="float" office:value="5.9051" calcext:value-type="float">
            <text:p>5.91</text:p>
          </table:table-cell>
          <table:table-cell office:value-type="float" office:value="2.0233" calcext:value-type="float">
            <text:p>2.0233</text:p>
          </table:table-cell>
          <table:table-cell office:value-type="float" office:value="9.8504" calcext:value-type="float">
            <text:p>9.8504</text:p>
          </table:table-cell>
          <table:table-cell table:formula="of:=AVERAGE([.R412:.R421])" office:value-type="float" office:value="9.47849" calcext:value-type="float">
            <text:p>9.48</text:p>
          </table:table-cell>
          <table:table-cell office:value-type="float" office:value="3.4351" calcext:value-type="float">
            <text:p>3.4351</text:p>
          </table:table-cell>
          <table:table-cell office:value-type="float" office:value="11.6024" calcext:value-type="float">
            <text:p>11.6024</text:p>
          </table:table-cell>
          <table:table-cell table:formula="of:=AVERAGE([.U412:.U421])" office:value-type="float" office:value="12.79247" calcext:value-type="float">
            <text:p>12.79</text:p>
          </table:table-cell>
          <table:table-cell office:value-type="float" office:value="2.5393" calcext:value-type="float">
            <text:p>2.5393</text:p>
          </table:table-cell>
          <table:table-cell office:value-type="float" office:value="12.0491" calcext:value-type="float">
            <text:p>12.0491</text:p>
          </table:table-cell>
          <table:table-cell table:formula="of:=AVERAGE([.X412:.X421])" office:value-type="float" office:value="10.18107" calcext:value-type="float">
            <text:p>10.18</text:p>
          </table:table-cell>
          <table:table-cell office:value-type="float" office:value="1.8404" calcext:value-type="float">
            <text:p>1.8404</text:p>
          </table:table-cell>
          <table:table-cell office:value-type="float" office:value="6.8111" calcext:value-type="float">
            <text:p>6.8111</text:p>
          </table:table-cell>
          <table:table-cell table:formula="of:=AVERAGE([.AA412:.AA421])" office:value-type="float" office:value="7.02549" calcext:value-type="float">
            <text:p>7.03</text:p>
          </table:table-cell>
          <table:table-cell office:value-type="float" office:value="2.1176" calcext:value-type="float">
            <text:p>2.1176</text:p>
          </table:table-cell>
          <table:table-cell office:value-type="float" office:value="4.7036" calcext:value-type="float">
            <text:p>4.7036</text:p>
          </table:table-cell>
          <table:table-cell table:formula="of:=AVERAGE([.AD412:.AD421])" office:value-type="float" office:value="3.92924" calcext:value-type="float">
            <text:p>3.9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.8264" calcext:value-type="float">
            <text:p>2.8264</text:p>
          </table:table-cell>
          <table:table-cell office:value-type="float" office:value="10.3835" calcext:value-type="float">
            <text:p>10.3835</text:p>
          </table:table-cell>
          <table:table-cell table:formula="of:=AVERAGE([.C413:.C422])" office:value-type="float" office:value="9.77082" calcext:value-type="float">
            <text:p>9.77</text:p>
          </table:table-cell>
          <table:table-cell office:value-type="float" office:value="4.7948" calcext:value-type="float">
            <text:p>4.7948</text:p>
          </table:table-cell>
          <table:table-cell office:value-type="float" office:value="12.4883" calcext:value-type="float">
            <text:p>12.4883</text:p>
          </table:table-cell>
          <table:table-cell table:formula="of:=AVERAGE([.F413:.F422])" office:value-type="float" office:value="11.29536" calcext:value-type="float">
            <text:p>11.30</text:p>
          </table:table-cell>
          <table:table-cell office:value-type="float" office:value="1.875" calcext:value-type="float">
            <text:p>1.875</text:p>
          </table:table-cell>
          <table:table-cell office:value-type="float" office:value="4.5975" calcext:value-type="float">
            <text:p>4.5975</text:p>
          </table:table-cell>
          <table:table-cell table:formula="of:=AVERAGE([.I413:.I422])" office:value-type="float" office:value="4.93989" calcext:value-type="float">
            <text:p>4.94</text:p>
          </table:table-cell>
          <table:table-cell office:value-type="float" office:value="1.9966" calcext:value-type="float">
            <text:p>1.9966</text:p>
          </table:table-cell>
          <table:table-cell office:value-type="float" office:value="7.642" calcext:value-type="float">
            <text:p>7.642</text:p>
          </table:table-cell>
          <table:table-cell table:formula="of:=AVERAGE([.L413:.L422])" office:value-type="float" office:value="7.54783" calcext:value-type="float">
            <text:p>7.55</text:p>
          </table:table-cell>
          <table:table-cell office:value-type="float" office:value="2.7167" calcext:value-type="float">
            <text:p>2.7167</text:p>
          </table:table-cell>
          <table:table-cell office:value-type="float" office:value="5.2664" calcext:value-type="float">
            <text:p>5.2664</text:p>
          </table:table-cell>
          <table:table-cell table:formula="of:=AVERAGE([.O413:.O422])" office:value-type="float" office:value="5.84653" calcext:value-type="float">
            <text:p>5.85</text:p>
          </table:table-cell>
          <table:table-cell office:value-type="float" office:value="2.1731" calcext:value-type="float">
            <text:p>2.1731</text:p>
          </table:table-cell>
          <table:table-cell office:value-type="float" office:value="9.671" calcext:value-type="float">
            <text:p>9.671</text:p>
          </table:table-cell>
          <table:table-cell table:formula="of:=AVERAGE([.R413:.R422])" office:value-type="float" office:value="9.44801" calcext:value-type="float">
            <text:p>9.45</text:p>
          </table:table-cell>
          <table:table-cell office:value-type="float" office:value="3.1565" calcext:value-type="float">
            <text:p>3.1565</text:p>
          </table:table-cell>
          <table:table-cell office:value-type="float" office:value="11.0705" calcext:value-type="float">
            <text:p>11.0705</text:p>
          </table:table-cell>
          <table:table-cell table:formula="of:=AVERAGE([.U413:.U422])" office:value-type="float" office:value="12.58628" calcext:value-type="float">
            <text:p>12.59</text:p>
          </table:table-cell>
          <table:table-cell office:value-type="float" office:value="2.3171" calcext:value-type="float">
            <text:p>2.3171</text:p>
          </table:table-cell>
          <table:table-cell office:value-type="float" office:value="12.4755" calcext:value-type="float">
            <text:p>12.4755</text:p>
          </table:table-cell>
          <table:table-cell table:formula="of:=AVERAGE([.X413:.X422])" office:value-type="float" office:value="10.59893" calcext:value-type="float">
            <text:p>10.60</text:p>
          </table:table-cell>
          <table:table-cell office:value-type="float" office:value="2.3501" calcext:value-type="float">
            <text:p>2.3501</text:p>
          </table:table-cell>
          <table:table-cell office:value-type="float" office:value="7.6363" calcext:value-type="float">
            <text:p>7.6363</text:p>
          </table:table-cell>
          <table:table-cell table:formula="of:=AVERAGE([.AA413:.AA422])" office:value-type="float" office:value="7.23955" calcext:value-type="float">
            <text:p>7.24</text:p>
          </table:table-cell>
          <table:table-cell office:value-type="float" office:value="2.2836" calcext:value-type="float">
            <text:p>2.2836</text:p>
          </table:table-cell>
          <table:table-cell office:value-type="float" office:value="4.0146" calcext:value-type="float">
            <text:p>4.0146</text:p>
          </table:table-cell>
          <table:table-cell table:formula="of:=AVERAGE([.AD413:.AD422])" office:value-type="float" office:value="3.96198" calcext:value-type="float">
            <text:p>3.9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.6229" calcext:value-type="float">
            <text:p>2.6229</text:p>
          </table:table-cell>
          <table:table-cell office:value-type="float" office:value="7.0632" calcext:value-type="float">
            <text:p>7.0632</text:p>
          </table:table-cell>
          <table:table-cell table:formula="of:=AVERAGE([.C414:.C423])" office:value-type="float" office:value="9.61815" calcext:value-type="float">
            <text:p>9.62</text:p>
          </table:table-cell>
          <table:table-cell office:value-type="float" office:value="3.6938" calcext:value-type="float">
            <text:p>3.6938</text:p>
          </table:table-cell>
          <table:table-cell office:value-type="float" office:value="10.9379" calcext:value-type="float">
            <text:p>10.9379</text:p>
          </table:table-cell>
          <table:table-cell table:formula="of:=AVERAGE([.F414:.F423])" office:value-type="float" office:value="11.44782" calcext:value-type="float">
            <text:p>11.45</text:p>
          </table:table-cell>
          <table:table-cell office:value-type="float" office:value="2.0148" calcext:value-type="float">
            <text:p>2.0148</text:p>
          </table:table-cell>
          <table:table-cell office:value-type="float" office:value="4.6135" calcext:value-type="float">
            <text:p>4.6135</text:p>
          </table:table-cell>
          <table:table-cell table:formula="of:=AVERAGE([.I414:.I423])" office:value-type="float" office:value="4.82046" calcext:value-type="float">
            <text:p>4.82</text:p>
          </table:table-cell>
          <table:table-cell office:value-type="float" office:value="1.8491" calcext:value-type="float">
            <text:p>1.8491</text:p>
          </table:table-cell>
          <table:table-cell office:value-type="float" office:value="7.4512" calcext:value-type="float">
            <text:p>7.4512</text:p>
          </table:table-cell>
          <table:table-cell table:formula="of:=AVERAGE([.L414:.L423])" office:value-type="float" office:value="7.62545" calcext:value-type="float">
            <text:p>7.63</text:p>
          </table:table-cell>
          <table:table-cell office:value-type="float" office:value="2.5603" calcext:value-type="float">
            <text:p>2.5603</text:p>
          </table:table-cell>
          <table:table-cell office:value-type="float" office:value="6.5948" calcext:value-type="float">
            <text:p>6.5948</text:p>
          </table:table-cell>
          <table:table-cell table:formula="of:=AVERAGE([.O414:.O423])" office:value-type="float" office:value="5.92536" calcext:value-type="float">
            <text:p>5.93</text:p>
          </table:table-cell>
          <table:table-cell office:value-type="float" office:value="2.1935" calcext:value-type="float">
            <text:p>2.1935</text:p>
          </table:table-cell>
          <table:table-cell office:value-type="float" office:value="10.4459" calcext:value-type="float">
            <text:p>10.4459</text:p>
          </table:table-cell>
          <table:table-cell table:formula="of:=AVERAGE([.R414:.R423])" office:value-type="float" office:value="9.49971" calcext:value-type="float">
            <text:p>9.50</text:p>
          </table:table-cell>
          <table:table-cell office:value-type="float" office:value="3.3109" calcext:value-type="float">
            <text:p>3.3109</text:p>
          </table:table-cell>
          <table:table-cell office:value-type="float" office:value="11.1272" calcext:value-type="float">
            <text:p>11.1272</text:p>
          </table:table-cell>
          <table:table-cell table:formula="of:=AVERAGE([.U414:.U423])" office:value-type="float" office:value="12.24965" calcext:value-type="float">
            <text:p>12.25</text:p>
          </table:table-cell>
          <table:table-cell office:value-type="float" office:value="2.7601" calcext:value-type="float">
            <text:p>2.7601</text:p>
          </table:table-cell>
          <table:table-cell office:value-type="float" office:value="10.3539" calcext:value-type="float">
            <text:p>10.3539</text:p>
          </table:table-cell>
          <table:table-cell table:formula="of:=AVERAGE([.X414:.X423])" office:value-type="float" office:value="10.72387" calcext:value-type="float">
            <text:p>10.72</text:p>
          </table:table-cell>
          <table:table-cell office:value-type="float" office:value="2.2068" calcext:value-type="float">
            <text:p>2.2068</text:p>
          </table:table-cell>
          <table:table-cell office:value-type="float" office:value="7.3518" calcext:value-type="float">
            <text:p>7.3518</text:p>
          </table:table-cell>
          <table:table-cell table:formula="of:=AVERAGE([.AA414:.AA423])" office:value-type="float" office:value="7.24933" calcext:value-type="float">
            <text:p>7.25</text:p>
          </table:table-cell>
          <table:table-cell office:value-type="float" office:value="2.2529" calcext:value-type="float">
            <text:p>2.2529</text:p>
          </table:table-cell>
          <table:table-cell office:value-type="float" office:value="4.8026" calcext:value-type="float">
            <text:p>4.8026</text:p>
          </table:table-cell>
          <table:table-cell table:formula="of:=AVERAGE([.AD414:.AD423])" office:value-type="float" office:value="4.0236" calcext:value-type="float">
            <text:p>4.0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.6547" calcext:value-type="float">
            <text:p>2.6547</text:p>
          </table:table-cell>
          <table:table-cell office:value-type="float" office:value="9.1261" calcext:value-type="float">
            <text:p>9.1261</text:p>
          </table:table-cell>
          <table:table-cell table:formula="of:=AVERAGE([.C415:.C424])" office:value-type="float" office:value="9.62612" calcext:value-type="float">
            <text:p>9.63</text:p>
          </table:table-cell>
          <table:table-cell office:value-type="float" office:value="3.3696" calcext:value-type="float">
            <text:p>3.3696</text:p>
          </table:table-cell>
          <table:table-cell office:value-type="float" office:value="9.15" calcext:value-type="float">
            <text:p>9.15</text:p>
          </table:table-cell>
          <table:table-cell table:formula="of:=AVERAGE([.F415:.F424])" office:value-type="float" office:value="11.22874" calcext:value-type="float">
            <text:p>11.23</text:p>
          </table:table-cell>
          <table:table-cell office:value-type="float" office:value="2.1066" calcext:value-type="float">
            <text:p>2.1066</text:p>
          </table:table-cell>
          <table:table-cell office:value-type="float" office:value="4.1581" calcext:value-type="float">
            <text:p>4.1581</text:p>
          </table:table-cell>
          <table:table-cell table:formula="of:=AVERAGE([.I415:.I424])" office:value-type="float" office:value="4.67726" calcext:value-type="float">
            <text:p>4.68</text:p>
          </table:table-cell>
          <table:table-cell office:value-type="float" office:value="2.0226" calcext:value-type="float">
            <text:p>2.0226</text:p>
          </table:table-cell>
          <table:table-cell office:value-type="float" office:value="6.7961" calcext:value-type="float">
            <text:p>6.7961</text:p>
          </table:table-cell>
          <table:table-cell table:formula="of:=AVERAGE([.L415:.L424])" office:value-type="float" office:value="7.599" calcext:value-type="float">
            <text:p>7.60</text:p>
          </table:table-cell>
          <table:table-cell office:value-type="float" office:value="3.0728" calcext:value-type="float">
            <text:p>3.0728</text:p>
          </table:table-cell>
          <table:table-cell office:value-type="float" office:value="7.3139" calcext:value-type="float">
            <text:p>7.3139</text:p>
          </table:table-cell>
          <table:table-cell table:formula="of:=AVERAGE([.O415:.O424])" office:value-type="float" office:value="6.14425" calcext:value-type="float">
            <text:p>6.14</text:p>
          </table:table-cell>
          <table:table-cell office:value-type="float" office:value="2.2857" calcext:value-type="float">
            <text:p>2.2857</text:p>
          </table:table-cell>
          <table:table-cell office:value-type="float" office:value="9.7427" calcext:value-type="float">
            <text:p>9.7427</text:p>
          </table:table-cell>
          <table:table-cell table:formula="of:=AVERAGE([.R415:.R424])" office:value-type="float" office:value="9.46507" calcext:value-type="float">
            <text:p>9.47</text:p>
          </table:table-cell>
          <table:table-cell office:value-type="float" office:value="2.9984" calcext:value-type="float">
            <text:p>2.9984</text:p>
          </table:table-cell>
          <table:table-cell office:value-type="float" office:value="9.7532" calcext:value-type="float">
            <text:p>9.7532</text:p>
          </table:table-cell>
          <table:table-cell table:formula="of:=AVERAGE([.U415:.U424])" office:value-type="float" office:value="12.05727" calcext:value-type="float">
            <text:p>12.06</text:p>
          </table:table-cell>
          <table:table-cell office:value-type="float" office:value="2.8963" calcext:value-type="float">
            <text:p>2.8963</text:p>
          </table:table-cell>
          <table:table-cell office:value-type="float" office:value="11.0346" calcext:value-type="float">
            <text:p>11.0346</text:p>
          </table:table-cell>
          <table:table-cell table:formula="of:=AVERAGE([.X415:.X424])" office:value-type="float" office:value="10.9238" calcext:value-type="float">
            <text:p>10.92</text:p>
          </table:table-cell>
          <table:table-cell office:value-type="float" office:value="2.2854" calcext:value-type="float">
            <text:p>2.2854</text:p>
          </table:table-cell>
          <table:table-cell office:value-type="float" office:value="6.3447" calcext:value-type="float">
            <text:p>6.3447</text:p>
          </table:table-cell>
          <table:table-cell table:formula="of:=AVERAGE([.AA415:.AA424])" office:value-type="float" office:value="7.24482" calcext:value-type="float">
            <text:p>7.24</text:p>
          </table:table-cell>
          <table:table-cell office:value-type="float" office:value="2.2456" calcext:value-type="float">
            <text:p>2.2456</text:p>
          </table:table-cell>
          <table:table-cell office:value-type="float" office:value="5.1556" calcext:value-type="float">
            <text:p>5.1556</text:p>
          </table:table-cell>
          <table:table-cell table:formula="of:=AVERAGE([.AD415:.AD424])" office:value-type="float" office:value="4.1074" calcext:value-type="float">
            <text:p>4.1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.0012" calcext:value-type="float">
            <text:p>3.0012</text:p>
          </table:table-cell>
          <table:table-cell office:value-type="float" office:value="8.7431" calcext:value-type="float">
            <text:p>8.7431</text:p>
          </table:table-cell>
          <table:table-cell table:formula="of:=AVERAGE([.C416:.C425])" office:value-type="float" office:value="9.62286" calcext:value-type="float">
            <text:p>9.62</text:p>
          </table:table-cell>
          <table:table-cell office:value-type="float" office:value="3.2274" calcext:value-type="float">
            <text:p>3.2274</text:p>
          </table:table-cell>
          <table:table-cell office:value-type="float" office:value="9.3347" calcext:value-type="float">
            <text:p>9.3347</text:p>
          </table:table-cell>
          <table:table-cell table:formula="of:=AVERAGE([.F416:.F425])" office:value-type="float" office:value="11.11526" calcext:value-type="float">
            <text:p>11.12</text:p>
          </table:table-cell>
          <table:table-cell office:value-type="float" office:value="2.181" calcext:value-type="float">
            <text:p>2.181</text:p>
          </table:table-cell>
          <table:table-cell office:value-type="float" office:value="4.1986" calcext:value-type="float">
            <text:p>4.1986</text:p>
          </table:table-cell>
          <table:table-cell table:formula="of:=AVERAGE([.I416:.I425])" office:value-type="float" office:value="4.63644" calcext:value-type="float">
            <text:p>4.64</text:p>
          </table:table-cell>
          <table:table-cell office:value-type="float" office:value="2.0652" calcext:value-type="float">
            <text:p>2.0652</text:p>
          </table:table-cell>
          <table:table-cell office:value-type="float" office:value="7.8542" calcext:value-type="float">
            <text:p>7.8542</text:p>
          </table:table-cell>
          <table:table-cell table:formula="of:=AVERAGE([.L416:.L425])" office:value-type="float" office:value="7.72231" calcext:value-type="float">
            <text:p>7.72</text:p>
          </table:table-cell>
          <table:table-cell office:value-type="float" office:value="3.144" calcext:value-type="float">
            <text:p>3.144</text:p>
          </table:table-cell>
          <table:table-cell office:value-type="float" office:value="7.6233" calcext:value-type="float">
            <text:p>7.6233</text:p>
          </table:table-cell>
          <table:table-cell table:formula="of:=AVERAGE([.O416:.O425])" office:value-type="float" office:value="6.37054" calcext:value-type="float">
            <text:p>6.37</text:p>
          </table:table-cell>
          <table:table-cell office:value-type="float" office:value="1.8598" calcext:value-type="float">
            <text:p>1.8598</text:p>
          </table:table-cell>
          <table:table-cell office:value-type="float" office:value="9.7944" calcext:value-type="float">
            <text:p>9.7944</text:p>
          </table:table-cell>
          <table:table-cell table:formula="of:=AVERAGE([.R416:.R425])" office:value-type="float" office:value="9.41352" calcext:value-type="float">
            <text:p>9.41</text:p>
          </table:table-cell>
          <table:table-cell office:value-type="float" office:value="3.3374" calcext:value-type="float">
            <text:p>3.3374</text:p>
          </table:table-cell>
          <table:table-cell office:value-type="float" office:value="11.7808" calcext:value-type="float">
            <text:p>11.7808</text:p>
          </table:table-cell>
          <table:table-cell table:formula="of:=AVERAGE([.U416:.U425])" office:value-type="float" office:value="11.99232" calcext:value-type="float">
            <text:p>11.99</text:p>
          </table:table-cell>
          <table:table-cell office:value-type="float" office:value="2.6866" calcext:value-type="float">
            <text:p>2.6866</text:p>
          </table:table-cell>
          <table:table-cell office:value-type="float" office:value="10.7935" calcext:value-type="float">
            <text:p>10.7935</text:p>
          </table:table-cell>
          <table:table-cell table:formula="of:=AVERAGE([.X416:.X425])" office:value-type="float" office:value="11.0963" calcext:value-type="float">
            <text:p>11.10</text:p>
          </table:table-cell>
          <table:table-cell office:value-type="float" office:value="2.3901" calcext:value-type="float">
            <text:p>2.3901</text:p>
          </table:table-cell>
          <table:table-cell office:value-type="float" office:value="6.6322" calcext:value-type="float">
            <text:p>6.6322</text:p>
          </table:table-cell>
          <table:table-cell table:formula="of:=AVERAGE([.AA416:.AA425])" office:value-type="float" office:value="7.22628" calcext:value-type="float">
            <text:p>7.23</text:p>
          </table:table-cell>
          <table:table-cell office:value-type="float" office:value="2.297" calcext:value-type="float">
            <text:p>2.297</text:p>
          </table:table-cell>
          <table:table-cell office:value-type="float" office:value="6.2314" calcext:value-type="float">
            <text:p>6.2314</text:p>
          </table:table-cell>
          <table:table-cell table:formula="of:=AVERAGE([.AD416:.AD425])" office:value-type="float" office:value="4.29462" calcext:value-type="float">
            <text:p>4.2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.9999" calcext:value-type="float">
            <text:p>2.9999</text:p>
          </table:table-cell>
          <table:table-cell office:value-type="float" office:value="7.9141" calcext:value-type="float">
            <text:p>7.9141</text:p>
          </table:table-cell>
          <table:table-cell table:formula="of:=AVERAGE([.C417:.C426])" office:value-type="float" office:value="9.50646" calcext:value-type="float">
            <text:p>9.51</text:p>
          </table:table-cell>
          <table:table-cell office:value-type="float" office:value="3.3708" calcext:value-type="float">
            <text:p>3.3708</text:p>
          </table:table-cell>
          <table:table-cell office:value-type="float" office:value="9.5992" calcext:value-type="float">
            <text:p>9.5992</text:p>
          </table:table-cell>
          <table:table-cell table:formula="of:=AVERAGE([.F417:.F426])" office:value-type="float" office:value="11.11216" calcext:value-type="float">
            <text:p>11.11</text:p>
          </table:table-cell>
          <table:table-cell office:value-type="float" office:value="2.1698" calcext:value-type="float">
            <text:p>2.1698</text:p>
          </table:table-cell>
          <table:table-cell office:value-type="float" office:value="4.0752" calcext:value-type="float">
            <text:p>4.0752</text:p>
          </table:table-cell>
          <table:table-cell table:formula="of:=AVERAGE([.I417:.I426])" office:value-type="float" office:value="4.63161" calcext:value-type="float">
            <text:p>4.63</text:p>
          </table:table-cell>
          <table:table-cell office:value-type="float" office:value="1.6874" calcext:value-type="float">
            <text:p>1.6874</text:p>
          </table:table-cell>
          <table:table-cell office:value-type="float" office:value="6.8628" calcext:value-type="float">
            <text:p>6.8628</text:p>
          </table:table-cell>
          <table:table-cell table:formula="of:=AVERAGE([.L417:.L426])" office:value-type="float" office:value="7.68883" calcext:value-type="float">
            <text:p>7.69</text:p>
          </table:table-cell>
          <table:table-cell office:value-type="float" office:value="3.0051" calcext:value-type="float">
            <text:p>3.0051</text:p>
          </table:table-cell>
          <table:table-cell office:value-type="float" office:value="8.0586" calcext:value-type="float">
            <text:p>8.0586</text:p>
          </table:table-cell>
          <table:table-cell table:formula="of:=AVERAGE([.O417:.O426])" office:value-type="float" office:value="6.55248" calcext:value-type="float">
            <text:p>6.55</text:p>
          </table:table-cell>
          <table:table-cell office:value-type="float" office:value="1.8941" calcext:value-type="float">
            <text:p>1.8941</text:p>
          </table:table-cell>
          <table:table-cell office:value-type="float" office:value="8.5094" calcext:value-type="float">
            <text:p>8.5094</text:p>
          </table:table-cell>
          <table:table-cell table:formula="of:=AVERAGE([.R417:.R426])" office:value-type="float" office:value="9.47209" calcext:value-type="float">
            <text:p>9.47</text:p>
          </table:table-cell>
          <table:table-cell office:value-type="float" office:value="2.9393" calcext:value-type="float">
            <text:p>2.9393</text:p>
          </table:table-cell>
          <table:table-cell office:value-type="float" office:value="12.9646" calcext:value-type="float">
            <text:p>12.9646</text:p>
          </table:table-cell>
          <table:table-cell table:formula="of:=AVERAGE([.U417:.U426])" office:value-type="float" office:value="12.08006" calcext:value-type="float">
            <text:p>12.08</text:p>
          </table:table-cell>
          <table:table-cell office:value-type="float" office:value="2.7785" calcext:value-type="float">
            <text:p>2.7785</text:p>
          </table:table-cell>
          <table:table-cell office:value-type="float" office:value="11.2632" calcext:value-type="float">
            <text:p>11.2632</text:p>
          </table:table-cell>
          <table:table-cell table:formula="of:=AVERAGE([.X417:.X426])" office:value-type="float" office:value="11.26358" calcext:value-type="float">
            <text:p>11.26</text:p>
          </table:table-cell>
          <table:table-cell office:value-type="float" office:value="2.2663" calcext:value-type="float">
            <text:p>2.2663</text:p>
          </table:table-cell>
          <table:table-cell office:value-type="float" office:value="6.6131" calcext:value-type="float">
            <text:p>6.6131</text:p>
          </table:table-cell>
          <table:table-cell table:formula="of:=AVERAGE([.AA417:.AA426])" office:value-type="float" office:value="7.10278" calcext:value-type="float">
            <text:p>7.10</text:p>
          </table:table-cell>
          <table:table-cell office:value-type="float" office:value="1.9881" calcext:value-type="float">
            <text:p>1.9881</text:p>
          </table:table-cell>
          <table:table-cell office:value-type="float" office:value="8.0271" calcext:value-type="float">
            <text:p>8.0271</text:p>
          </table:table-cell>
          <table:table-cell table:formula="of:=AVERAGE([.AD417:.AD426])" office:value-type="float" office:value="4.69686" calcext:value-type="float">
            <text:p>4.7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.7231" calcext:value-type="float">
            <text:p>2.7231</text:p>
          </table:table-cell>
          <table:table-cell office:value-type="float" office:value="7.6995" calcext:value-type="float">
            <text:p>7.6995</text:p>
          </table:table-cell>
          <table:table-cell table:formula="of:=AVERAGE([.C418:.C427])" office:value-type="float" office:value="9.5379" calcext:value-type="float">
            <text:p>9.54</text:p>
          </table:table-cell>
          <table:table-cell office:value-type="float" office:value="3.0267" calcext:value-type="float">
            <text:p>3.0267</text:p>
          </table:table-cell>
          <table:table-cell office:value-type="float" office:value="9.2404" calcext:value-type="float">
            <text:p>9.2404</text:p>
          </table:table-cell>
          <table:table-cell table:formula="of:=AVERAGE([.F418:.F427])" office:value-type="float" office:value="10.96055" calcext:value-type="float">
            <text:p>10.96</text:p>
          </table:table-cell>
          <table:table-cell office:value-type="float" office:value="2.1888" calcext:value-type="float">
            <text:p>2.1888</text:p>
          </table:table-cell>
          <table:table-cell office:value-type="float" office:value="4.2607" calcext:value-type="float">
            <text:p>4.2607</text:p>
          </table:table-cell>
          <table:table-cell table:formula="of:=AVERAGE([.I418:.I427])" office:value-type="float" office:value="4.57279" calcext:value-type="float">
            <text:p>4.57</text:p>
          </table:table-cell>
          <table:table-cell office:value-type="float" office:value="1.7952" calcext:value-type="float">
            <text:p>1.7952</text:p>
          </table:table-cell>
          <table:table-cell office:value-type="float" office:value="7.3418" calcext:value-type="float">
            <text:p>7.3418</text:p>
          </table:table-cell>
          <table:table-cell table:formula="of:=AVERAGE([.L418:.L427])" office:value-type="float" office:value="7.6181" calcext:value-type="float">
            <text:p>7.62</text:p>
          </table:table-cell>
          <table:table-cell office:value-type="float" office:value="3.0238" calcext:value-type="float">
            <text:p>3.0238</text:p>
          </table:table-cell>
          <table:table-cell office:value-type="float" office:value="8.4139" calcext:value-type="float">
            <text:p>8.4139</text:p>
          </table:table-cell>
          <table:table-cell table:formula="of:=AVERAGE([.O418:.O427])" office:value-type="float" office:value="6.81496" calcext:value-type="float">
            <text:p>6.81</text:p>
          </table:table-cell>
          <table:table-cell office:value-type="float" office:value="1.8029" calcext:value-type="float">
            <text:p>1.8029</text:p>
          </table:table-cell>
          <table:table-cell office:value-type="float" office:value="8.9923" calcext:value-type="float">
            <text:p>8.9923</text:p>
          </table:table-cell>
          <table:table-cell table:formula="of:=AVERAGE([.R418:.R427])" office:value-type="float" office:value="9.43769" calcext:value-type="float">
            <text:p>9.44</text:p>
          </table:table-cell>
          <table:table-cell office:value-type="float" office:value="3.1156" calcext:value-type="float">
            <text:p>3.1156</text:p>
          </table:table-cell>
          <table:table-cell office:value-type="float" office:value="11.3466" calcext:value-type="float">
            <text:p>11.3466</text:p>
          </table:table-cell>
          <table:table-cell table:formula="of:=AVERAGE([.U418:.U427])" office:value-type="float" office:value="11.87207" calcext:value-type="float">
            <text:p>11.87</text:p>
          </table:table-cell>
          <table:table-cell office:value-type="float" office:value="2.5028" calcext:value-type="float">
            <text:p>2.5028</text:p>
          </table:table-cell>
          <table:table-cell office:value-type="float" office:value="9.1475" calcext:value-type="float">
            <text:p>9.1475</text:p>
          </table:table-cell>
          <table:table-cell table:formula="of:=AVERAGE([.X418:.X427])" office:value-type="float" office:value="11.06013" calcext:value-type="float">
            <text:p>11.06</text:p>
          </table:table-cell>
          <table:table-cell office:value-type="float" office:value="1.968" calcext:value-type="float">
            <text:p>1.968</text:p>
          </table:table-cell>
          <table:table-cell office:value-type="float" office:value="6.8149" calcext:value-type="float">
            <text:p>6.8149</text:p>
          </table:table-cell>
          <table:table-cell table:formula="of:=AVERAGE([.AA418:.AA427])" office:value-type="float" office:value="6.9859" calcext:value-type="float">
            <text:p>6.99</text:p>
          </table:table-cell>
          <table:table-cell office:value-type="float" office:value="1.8221" calcext:value-type="float">
            <text:p>1.8221</text:p>
          </table:table-cell>
          <table:table-cell office:value-type="float" office:value="7.49" calcext:value-type="float">
            <text:p>7.49</text:p>
          </table:table-cell>
          <table:table-cell table:formula="of:=AVERAGE([.AD418:.AD427])" office:value-type="float" office:value="4.96229" calcext:value-type="float">
            <text:p>4.9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.4773" calcext:value-type="float">
            <text:p>2.4773</text:p>
          </table:table-cell>
          <table:table-cell office:value-type="float" office:value="9.2837" calcext:value-type="float">
            <text:p>9.2837</text:p>
          </table:table-cell>
          <table:table-cell table:formula="of:=AVERAGE([.C419:.C428])" office:value-type="float" office:value="9.50233" calcext:value-type="float">
            <text:p>9.50</text:p>
          </table:table-cell>
          <table:table-cell office:value-type="float" office:value="3.0113" calcext:value-type="float">
            <text:p>3.0113</text:p>
          </table:table-cell>
          <table:table-cell office:value-type="float" office:value="10.1786" calcext:value-type="float">
            <text:p>10.1786</text:p>
          </table:table-cell>
          <table:table-cell table:formula="of:=AVERAGE([.F419:.F428])" office:value-type="float" office:value="10.82555" calcext:value-type="float">
            <text:p>10.83</text:p>
          </table:table-cell>
          <table:table-cell office:value-type="float" office:value="2.3204" calcext:value-type="float">
            <text:p>2.3204</text:p>
          </table:table-cell>
          <table:table-cell office:value-type="float" office:value="4.6412" calcext:value-type="float">
            <text:p>4.6412</text:p>
          </table:table-cell>
          <table:table-cell table:formula="of:=AVERAGE([.I419:.I428])" office:value-type="float" office:value="4.56797" calcext:value-type="float">
            <text:p>4.57</text:p>
          </table:table-cell>
          <table:table-cell office:value-type="float" office:value="2.0787" calcext:value-type="float">
            <text:p>2.0787</text:p>
          </table:table-cell>
          <table:table-cell office:value-type="float" office:value="7.0681" calcext:value-type="float">
            <text:p>7.0681</text:p>
          </table:table-cell>
          <table:table-cell table:formula="of:=AVERAGE([.L419:.L428])" office:value-type="float" office:value="7.42811" calcext:value-type="float">
            <text:p>7.43</text:p>
          </table:table-cell>
          <table:table-cell office:value-type="float" office:value="2.7942" calcext:value-type="float">
            <text:p>2.7942</text:p>
          </table:table-cell>
          <table:table-cell office:value-type="float" office:value="10.8066" calcext:value-type="float">
            <text:p>10.8066</text:p>
          </table:table-cell>
          <table:table-cell table:formula="of:=AVERAGE([.O419:.O428])" office:value-type="float" office:value="7.11107" calcext:value-type="float">
            <text:p>7.11</text:p>
          </table:table-cell>
          <table:table-cell office:value-type="float" office:value="2.0473" calcext:value-type="float">
            <text:p>2.0473</text:p>
          </table:table-cell>
          <table:table-cell office:value-type="float" office:value="9.7855" calcext:value-type="float">
            <text:p>9.7855</text:p>
          </table:table-cell>
          <table:table-cell table:formula="of:=AVERAGE([.R419:.R428])" office:value-type="float" office:value="9.57612" calcext:value-type="float">
            <text:p>9.58</text:p>
          </table:table-cell>
          <table:table-cell office:value-type="float" office:value="3.5185" calcext:value-type="float">
            <text:p>3.5185</text:p>
          </table:table-cell>
          <table:table-cell office:value-type="float" office:value="12.3294" calcext:value-type="float">
            <text:p>12.3294</text:p>
          </table:table-cell>
          <table:table-cell table:formula="of:=AVERAGE([.U419:.U428])" office:value-type="float" office:value="11.79046" calcext:value-type="float">
            <text:p>11.79</text:p>
          </table:table-cell>
          <table:table-cell office:value-type="float" office:value="2.4357" calcext:value-type="float">
            <text:p>2.4357</text:p>
          </table:table-cell>
          <table:table-cell office:value-type="float" office:value="10.6412" calcext:value-type="float">
            <text:p>10.6412</text:p>
          </table:table-cell>
          <table:table-cell table:formula="of:=AVERAGE([.X419:.X428])" office:value-type="float" office:value="10.94625" calcext:value-type="float">
            <text:p>10.95</text:p>
          </table:table-cell>
          <table:table-cell office:value-type="float" office:value="2.7795" calcext:value-type="float">
            <text:p>2.7795</text:p>
          </table:table-cell>
          <table:table-cell office:value-type="float" office:value="8.0129" calcext:value-type="float">
            <text:p>8.0129</text:p>
          </table:table-cell>
          <table:table-cell table:formula="of:=AVERAGE([.AA419:.AA428])" office:value-type="float" office:value="6.93342" calcext:value-type="float">
            <text:p>6.93</text:p>
          </table:table-cell>
          <table:table-cell office:value-type="float" office:value="2.0355" calcext:value-type="float">
            <text:p>2.0355</text:p>
          </table:table-cell>
          <table:table-cell office:value-type="float" office:value="6.5047" calcext:value-type="float">
            <text:p>6.5047</text:p>
          </table:table-cell>
          <table:table-cell table:formula="of:=AVERAGE([.AD419:.AD428])" office:value-type="float" office:value="5.29679" calcext:value-type="float">
            <text:p>5.3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.8412" calcext:value-type="float">
            <text:p>2.8412</text:p>
          </table:table-cell>
          <table:table-cell office:value-type="float" office:value="8.5334" calcext:value-type="float">
            <text:p>8.5334</text:p>
          </table:table-cell>
          <table:table-cell table:formula="of:=AVERAGE([.C420:.C429])" office:value-type="float" office:value="9.25489" calcext:value-type="float">
            <text:p>9.25</text:p>
          </table:table-cell>
          <table:table-cell office:value-type="float" office:value="3.1605" calcext:value-type="float">
            <text:p>3.1605</text:p>
          </table:table-cell>
          <table:table-cell office:value-type="float" office:value="9.0809" calcext:value-type="float">
            <text:p>9.0809</text:p>
          </table:table-cell>
          <table:table-cell table:formula="of:=AVERAGE([.F420:.F429])" office:value-type="float" office:value="10.59222" calcext:value-type="float">
            <text:p>10.59</text:p>
          </table:table-cell>
          <table:table-cell office:value-type="float" office:value="1.9554" calcext:value-type="float">
            <text:p>1.9554</text:p>
          </table:table-cell>
          <table:table-cell office:value-type="float" office:value="4.7546" calcext:value-type="float">
            <text:p>4.7546</text:p>
          </table:table-cell>
          <table:table-cell table:formula="of:=AVERAGE([.I420:.I429])" office:value-type="float" office:value="4.58961" calcext:value-type="float">
            <text:p>4.59</text:p>
          </table:table-cell>
          <table:table-cell office:value-type="float" office:value="2.2585" calcext:value-type="float">
            <text:p>2.2585</text:p>
          </table:table-cell>
          <table:table-cell office:value-type="float" office:value="6.6396" calcext:value-type="float">
            <text:p>6.6396</text:p>
          </table:table-cell>
          <table:table-cell table:formula="of:=AVERAGE([.L420:.L429])" office:value-type="float" office:value="7.25091" calcext:value-type="float">
            <text:p>7.25</text:p>
          </table:table-cell>
          <table:table-cell office:value-type="float" office:value="2.7161" calcext:value-type="float">
            <text:p>2.7161</text:p>
          </table:table-cell>
          <table:table-cell office:value-type="float" office:value="10.4665" calcext:value-type="float">
            <text:p>10.4665</text:p>
          </table:table-cell>
          <table:table-cell table:formula="of:=AVERAGE([.O420:.O429])" office:value-type="float" office:value="7.56332" calcext:value-type="float">
            <text:p>7.56</text:p>
          </table:table-cell>
          <table:table-cell office:value-type="float" office:value="1.9986" calcext:value-type="float">
            <text:p>1.9986</text:p>
          </table:table-cell>
          <table:table-cell office:value-type="float" office:value="8.1106" calcext:value-type="float">
            <text:p>8.1106</text:p>
          </table:table-cell>
          <table:table-cell table:formula="of:=AVERAGE([.R420:.R429])" office:value-type="float" office:value="9.43789" calcext:value-type="float">
            <text:p>9.44</text:p>
          </table:table-cell>
          <table:table-cell office:value-type="float" office:value="3.1769" calcext:value-type="float">
            <text:p>3.1769</text:p>
          </table:table-cell>
          <table:table-cell office:value-type="float" office:value="12.7846" calcext:value-type="float">
            <text:p>12.7846</text:p>
          </table:table-cell>
          <table:table-cell table:formula="of:=AVERAGE([.U420:.U429])" office:value-type="float" office:value="11.73905" calcext:value-type="float">
            <text:p>11.74</text:p>
          </table:table-cell>
          <table:table-cell office:value-type="float" office:value="2.647" calcext:value-type="float">
            <text:p>2.647</text:p>
          </table:table-cell>
          <table:table-cell office:value-type="float" office:value="11.3877" calcext:value-type="float">
            <text:p>11.3877</text:p>
          </table:table-cell>
          <table:table-cell table:formula="of:=AVERAGE([.X420:.X429])" office:value-type="float" office:value="11.03114" calcext:value-type="float">
            <text:p>11.03</text:p>
          </table:table-cell>
          <table:table-cell office:value-type="float" office:value="2.6524" calcext:value-type="float">
            <text:p>2.6524</text:p>
          </table:table-cell>
          <table:table-cell office:value-type="float" office:value="8.1065" calcext:value-type="float">
            <text:p>8.1065</text:p>
          </table:table-cell>
          <table:table-cell table:formula="of:=AVERAGE([.AA420:.AA429])" office:value-type="float" office:value="7.03864" calcext:value-type="float">
            <text:p>7.04</text:p>
          </table:table-cell>
          <table:table-cell office:value-type="float" office:value="2.0532" calcext:value-type="float">
            <text:p>2.0532</text:p>
          </table:table-cell>
          <table:table-cell office:value-type="float" office:value="6.8533" calcext:value-type="float">
            <text:p>6.8533</text:p>
          </table:table-cell>
          <table:table-cell table:formula="of:=AVERAGE([.AD420:.AD429])" office:value-type="float" office:value="5.65025" calcext:value-type="float">
            <text:p>5.6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.6982" calcext:value-type="float">
            <text:p>2.6982</text:p>
          </table:table-cell>
          <table:table-cell office:value-type="float" office:value="7.8033" calcext:value-type="float">
            <text:p>7.8033</text:p>
          </table:table-cell>
          <table:table-cell table:formula="of:=AVERAGE([.C421:.C430])" office:value-type="float" office:value="9.04192" calcext:value-type="float">
            <text:p>9.04</text:p>
          </table:table-cell>
          <table:table-cell office:value-type="float" office:value="2.7938" calcext:value-type="float">
            <text:p>2.7938</text:p>
          </table:table-cell>
          <table:table-cell office:value-type="float" office:value="6.1603" calcext:value-type="float">
            <text:p>6.1603</text:p>
          </table:table-cell>
          <table:table-cell table:formula="of:=AVERAGE([.F421:.F430])" office:value-type="float" office:value="9.92415" calcext:value-type="float">
            <text:p>9.92</text:p>
          </table:table-cell>
          <table:table-cell office:value-type="float" office:value="1.9351" calcext:value-type="float">
            <text:p>1.9351</text:p>
          </table:table-cell>
          <table:table-cell office:value-type="float" office:value="4.1336" calcext:value-type="float">
            <text:p>4.1336</text:p>
          </table:table-cell>
          <table:table-cell table:formula="of:=AVERAGE([.I421:.I430])" office:value-type="float" office:value="4.51111" calcext:value-type="float">
            <text:p>4.51</text:p>
          </table:table-cell>
          <table:table-cell office:value-type="float" office:value="2.1307" calcext:value-type="float">
            <text:p>2.1307</text:p>
          </table:table-cell>
          <table:table-cell office:value-type="float" office:value="5.7558" calcext:value-type="float">
            <text:p>5.7558</text:p>
          </table:table-cell>
          <table:table-cell table:formula="of:=AVERAGE([.L421:.L430])" office:value-type="float" office:value="7.08813" calcext:value-type="float">
            <text:p>7.09</text:p>
          </table:table-cell>
          <table:table-cell office:value-type="float" office:value="2.6953" calcext:value-type="float">
            <text:p>2.6953</text:p>
          </table:table-cell>
          <table:table-cell office:value-type="float" office:value="10.8043" calcext:value-type="float">
            <text:p>10.8043</text:p>
          </table:table-cell>
          <table:table-cell table:formula="of:=AVERAGE([.O421:.O430])" office:value-type="float" office:value="8.16318" calcext:value-type="float">
            <text:p>8.16</text:p>
          </table:table-cell>
          <table:table-cell office:value-type="float" office:value="2.1709" calcext:value-type="float">
            <text:p>2.1709</text:p>
          </table:table-cell>
          <table:table-cell office:value-type="float" office:value="8.7172" calcext:value-type="float">
            <text:p>8.7172</text:p>
          </table:table-cell>
          <table:table-cell table:formula="of:=AVERAGE([.R421:.R430])" office:value-type="float" office:value="9.36194" calcext:value-type="float">
            <text:p>9.36</text:p>
          </table:table-cell>
          <table:table-cell office:value-type="float" office:value="2.782" calcext:value-type="float">
            <text:p>2.782</text:p>
          </table:table-cell>
          <table:table-cell office:value-type="float" office:value="11.3074" calcext:value-type="float">
            <text:p>11.3074</text:p>
          </table:table-cell>
          <table:table-cell table:formula="of:=AVERAGE([.U421:.U430])" office:value-type="float" office:value="11.60667" calcext:value-type="float">
            <text:p>11.61</text:p>
          </table:table-cell>
          <table:table-cell office:value-type="float" office:value="2.4926" calcext:value-type="float">
            <text:p>2.4926</text:p>
          </table:table-cell>
          <table:table-cell office:value-type="float" office:value="8.8432" calcext:value-type="float">
            <text:p>8.8432</text:p>
          </table:table-cell>
          <table:table-cell table:formula="of:=AVERAGE([.X421:.X430])" office:value-type="float" office:value="10.79894" calcext:value-type="float">
            <text:p>10.80</text:p>
          </table:table-cell>
          <table:table-cell office:value-type="float" office:value="2.485" calcext:value-type="float">
            <text:p>2.485</text:p>
          </table:table-cell>
          <table:table-cell office:value-type="float" office:value="7.1694" calcext:value-type="float">
            <text:p>7.1694</text:p>
          </table:table-cell>
          <table:table-cell table:formula="of:=AVERAGE([.AA421:.AA430])" office:value-type="float" office:value="7.14929" calcext:value-type="float">
            <text:p>7.15</text:p>
          </table:table-cell>
          <table:table-cell office:value-type="float" office:value="2.3971" calcext:value-type="float">
            <text:p>2.3971</text:p>
          </table:table-cell>
          <table:table-cell office:value-type="float" office:value="5.9363" calcext:value-type="float">
            <text:p>5.9363</text:p>
          </table:table-cell>
          <table:table-cell table:formula="of:=AVERAGE([.AD421:.AD430])" office:value-type="float" office:value="5.97192" calcext:value-type="float">
            <text:p>5.9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.3521" calcext:value-type="float">
            <text:p>2.3521</text:p>
          </table:table-cell>
          <table:table-cell office:value-type="float" office:value="6.8572" calcext:value-type="float">
            <text:p>6.8572</text:p>
          </table:table-cell>
          <table:table-cell table:formula="of:=AVERAGE([.C422:.C431])" office:value-type="float" office:value="8.34071" calcext:value-type="float">
            <text:p>8.34</text:p>
          </table:table-cell>
          <table:table-cell office:value-type="float" office:value="2.667" calcext:value-type="float">
            <text:p>2.667</text:p>
          </table:table-cell>
          <table:table-cell office:value-type="float" office:value="6.2442" calcext:value-type="float">
            <text:p>6.2442</text:p>
          </table:table-cell>
          <table:table-cell table:formula="of:=AVERAGE([.F422:.F431])" office:value-type="float" office:value="9.24145" calcext:value-type="float">
            <text:p>9.24</text:p>
          </table:table-cell>
          <table:table-cell office:value-type="float" office:value="2.16" calcext:value-type="float">
            <text:p>2.16</text:p>
          </table:table-cell>
          <table:table-cell office:value-type="float" office:value="3.8343" calcext:value-type="float">
            <text:p>3.8343</text:p>
          </table:table-cell>
          <table:table-cell table:formula="of:=AVERAGE([.I422:.I431])" office:value-type="float" office:value="4.32673" calcext:value-type="float">
            <text:p>4.33</text:p>
          </table:table-cell>
          <table:table-cell office:value-type="float" office:value="2.1995" calcext:value-type="float">
            <text:p>2.1995</text:p>
          </table:table-cell>
          <table:table-cell office:value-type="float" office:value="5.4376" calcext:value-type="float">
            <text:p>5.4376</text:p>
          </table:table-cell>
          <table:table-cell table:formula="of:=AVERAGE([.L422:.L431])" office:value-type="float" office:value="6.88492" calcext:value-type="float">
            <text:p>6.88</text:p>
          </table:table-cell>
          <table:table-cell office:value-type="float" office:value="2.6018" calcext:value-type="float">
            <text:p>2.6018</text:p>
          </table:table-cell>
          <table:table-cell office:value-type="float" office:value="11.6575" calcext:value-type="float">
            <text:p>11.6575</text:p>
          </table:table-cell>
          <table:table-cell table:formula="of:=AVERAGE([.O422:.O431])" office:value-type="float" office:value="8.70058" calcext:value-type="float">
            <text:p>8.70</text:p>
          </table:table-cell>
          <table:table-cell office:value-type="float" office:value="1.7861" calcext:value-type="float">
            <text:p>1.7861</text:p>
          </table:table-cell>
          <table:table-cell office:value-type="float" office:value="9.3631" calcext:value-type="float">
            <text:p>9.3631</text:p>
          </table:table-cell>
          <table:table-cell table:formula="of:=AVERAGE([.R422:.R431])" office:value-type="float" office:value="9.31321" calcext:value-type="float">
            <text:p>9.31</text:p>
          </table:table-cell>
          <table:table-cell office:value-type="float" office:value="2.6315" calcext:value-type="float">
            <text:p>2.6315</text:p>
          </table:table-cell>
          <table:table-cell office:value-type="float" office:value="11.4638" calcext:value-type="float">
            <text:p>11.4638</text:p>
          </table:table-cell>
          <table:table-cell table:formula="of:=AVERAGE([.U422:.U431])" office:value-type="float" office:value="11.59281" calcext:value-type="float">
            <text:p>11.59</text:p>
          </table:table-cell>
          <table:table-cell office:value-type="float" office:value="2.5994" calcext:value-type="float">
            <text:p>2.5994</text:p>
          </table:table-cell>
          <table:table-cell office:value-type="float" office:value="11.5316" calcext:value-type="float">
            <text:p>11.5316</text:p>
          </table:table-cell>
          <table:table-cell table:formula="of:=AVERAGE([.X422:.X431])" office:value-type="float" office:value="10.74719" calcext:value-type="float">
            <text:p>10.75</text:p>
          </table:table-cell>
          <table:table-cell office:value-type="float" office:value="2.0911" calcext:value-type="float">
            <text:p>2.0911</text:p>
          </table:table-cell>
          <table:table-cell office:value-type="float" office:value="8.1202" calcext:value-type="float">
            <text:p>8.1202</text:p>
          </table:table-cell>
          <table:table-cell table:formula="of:=AVERAGE([.AA422:.AA431])" office:value-type="float" office:value="7.2802" calcext:value-type="float">
            <text:p>7.28</text:p>
          </table:table-cell>
          <table:table-cell office:value-type="float" office:value="2.0983" calcext:value-type="float">
            <text:p>2.0983</text:p>
          </table:table-cell>
          <table:table-cell office:value-type="float" office:value="4.9891" calcext:value-type="float">
            <text:p>4.9891</text:p>
          </table:table-cell>
          <table:table-cell table:formula="of:=AVERAGE([.AD422:.AD431])" office:value-type="float" office:value="6.00047" calcext:value-type="float">
            <text:p>6.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.1989" calcext:value-type="float">
            <text:p>2.1989</text:p>
          </table:table-cell>
          <table:table-cell office:value-type="float" office:value="7.9398" calcext:value-type="float">
            <text:p>7.9398</text:p>
          </table:table-cell>
          <table:table-cell table:formula="of:=AVERAGE([.C423:.C432])" office:value-type="float" office:value="8.09634" calcext:value-type="float">
            <text:p>8.10</text:p>
          </table:table-cell>
          <table:table-cell office:value-type="float" office:value="2.387" calcext:value-type="float">
            <text:p>2.387</text:p>
          </table:table-cell>
          <table:table-cell office:value-type="float" office:value="9.1118" calcext:value-type="float">
            <text:p>9.1118</text:p>
          </table:table-cell>
          <table:table-cell table:formula="of:=AVERAGE([.F423:.F432])" office:value-type="float" office:value="8.9038" calcext:value-type="float">
            <text:p>8.90</text:p>
          </table:table-cell>
          <table:table-cell office:value-type="float" office:value="2.1569" calcext:value-type="float">
            <text:p>2.1569</text:p>
          </table:table-cell>
          <table:table-cell office:value-type="float" office:value="3.3805" calcext:value-type="float">
            <text:p>3.3805</text:p>
          </table:table-cell>
          <table:table-cell table:formula="of:=AVERAGE([.I423:.I432])" office:value-type="float" office:value="4.20503" calcext:value-type="float">
            <text:p>4.21</text:p>
          </table:table-cell>
          <table:table-cell office:value-type="float" office:value="2.3757" calcext:value-type="float">
            <text:p>2.3757</text:p>
          </table:table-cell>
          <table:table-cell office:value-type="float" office:value="6.5682" calcext:value-type="float">
            <text:p>6.5682</text:p>
          </table:table-cell>
          <table:table-cell table:formula="of:=AVERAGE([.L423:.L432])" office:value-type="float" office:value="6.77754" calcext:value-type="float">
            <text:p>6.78</text:p>
          </table:table-cell>
          <table:table-cell office:value-type="float" office:value="2.5684" calcext:value-type="float">
            <text:p>2.5684</text:p>
          </table:table-cell>
          <table:table-cell office:value-type="float" office:value="11.1738" calcext:value-type="float">
            <text:p>11.1738</text:p>
          </table:table-cell>
          <table:table-cell table:formula="of:=AVERAGE([.O423:.O432])" office:value-type="float" office:value="9.29132" calcext:value-type="float">
            <text:p>9.29</text:p>
          </table:table-cell>
          <table:table-cell office:value-type="float" office:value="1.7796" calcext:value-type="float">
            <text:p>1.7796</text:p>
          </table:table-cell>
          <table:table-cell office:value-type="float" office:value="9.8059" calcext:value-type="float">
            <text:p>9.8059</text:p>
          </table:table-cell>
          <table:table-cell table:formula="of:=AVERAGE([.R423:.R432])" office:value-type="float" office:value="9.3267" calcext:value-type="float">
            <text:p>9.33</text:p>
          </table:table-cell>
          <table:table-cell office:value-type="float" office:value="2.4792" calcext:value-type="float">
            <text:p>2.4792</text:p>
          </table:table-cell>
          <table:table-cell office:value-type="float" office:value="9.2182" calcext:value-type="float">
            <text:p>9.2182</text:p>
          </table:table-cell>
          <table:table-cell table:formula="of:=AVERAGE([.U423:.U432])" office:value-type="float" office:value="11.40758" calcext:value-type="float">
            <text:p>11.41</text:p>
          </table:table-cell>
          <table:table-cell office:value-type="float" office:value="2.5825" calcext:value-type="float">
            <text:p>2.5825</text:p>
          </table:table-cell>
          <table:table-cell office:value-type="float" office:value="12.7997" calcext:value-type="float">
            <text:p>12.7997</text:p>
          </table:table-cell>
          <table:table-cell table:formula="of:=AVERAGE([.X423:.X432])" office:value-type="float" office:value="10.77961" calcext:value-type="float">
            <text:p>10.78</text:p>
          </table:table-cell>
          <table:table-cell office:value-type="float" office:value="2.2446" calcext:value-type="float">
            <text:p>2.2446</text:p>
          </table:table-cell>
          <table:table-cell office:value-type="float" office:value="8.2228" calcext:value-type="float">
            <text:p>8.2228</text:p>
          </table:table-cell>
          <table:table-cell table:formula="of:=AVERAGE([.AA423:.AA432])" office:value-type="float" office:value="7.33885" calcext:value-type="float">
            <text:p>7.34</text:p>
          </table:table-cell>
          <table:table-cell office:value-type="float" office:value="2.3041" calcext:value-type="float">
            <text:p>2.3041</text:p>
          </table:table-cell>
          <table:table-cell office:value-type="float" office:value="6.5413" calcext:value-type="float">
            <text:p>6.5413</text:p>
          </table:table-cell>
          <table:table-cell table:formula="of:=AVERAGE([.AD423:.AD432])" office:value-type="float" office:value="6.25314" calcext:value-type="float">
            <text:p>6.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.2144" calcext:value-type="float">
            <text:p>2.2144</text:p>
          </table:table-cell>
          <table:table-cell office:value-type="float" office:value="9.5888" calcext:value-type="float">
            <text:p>9.5888</text:p>
          </table:table-cell>
          <table:table-cell table:formula="of:=AVERAGE([.C424:.C433])" office:value-type="float" office:value="8.3489" calcext:value-type="float">
            <text:p>8.35</text:p>
          </table:table-cell>
          <table:table-cell office:value-type="float" office:value="3.8297" calcext:value-type="float">
            <text:p>3.8297</text:p>
          </table:table-cell>
          <table:table-cell office:value-type="float" office:value="9.6055" calcext:value-type="float">
            <text:p>9.6055</text:p>
          </table:table-cell>
          <table:table-cell table:formula="of:=AVERAGE([.F424:.F433])" office:value-type="float" office:value="8.77056" calcext:value-type="float">
            <text:p>8.77</text:p>
          </table:table-cell>
          <table:table-cell office:value-type="float" office:value="2.3571" calcext:value-type="float">
            <text:p>2.3571</text:p>
          </table:table-cell>
          <table:table-cell office:value-type="float" office:value="4.138" calcext:value-type="float">
            <text:p>4.138</text:p>
          </table:table-cell>
          <table:table-cell table:formula="of:=AVERAGE([.I424:.I433])" office:value-type="float" office:value="4.15748" calcext:value-type="float">
            <text:p>4.16</text:p>
          </table:table-cell>
          <table:table-cell office:value-type="float" office:value="2.3455" calcext:value-type="float">
            <text:p>2.3455</text:p>
          </table:table-cell>
          <table:table-cell office:value-type="float" office:value="5.2275" calcext:value-type="float">
            <text:p>5.2275</text:p>
          </table:table-cell>
          <table:table-cell table:formula="of:=AVERAGE([.L424:.L433])" office:value-type="float" office:value="6.55517" calcext:value-type="float">
            <text:p>6.56</text:p>
          </table:table-cell>
          <table:table-cell office:value-type="float" office:value="2.8476" calcext:value-type="float">
            <text:p>2.8476</text:p>
          </table:table-cell>
          <table:table-cell office:value-type="float" office:value="11.7427" calcext:value-type="float">
            <text:p>11.7427</text:p>
          </table:table-cell>
          <table:table-cell table:formula="of:=AVERAGE([.O424:.O433])" office:value-type="float" office:value="9.80611" calcext:value-type="float">
            <text:p>9.81</text:p>
          </table:table-cell>
          <table:table-cell office:value-type="float" office:value="1.8205" calcext:value-type="float">
            <text:p>1.8205</text:p>
          </table:table-cell>
          <table:table-cell office:value-type="float" office:value="10.3225" calcext:value-type="float">
            <text:p>10.3225</text:p>
          </table:table-cell>
          <table:table-cell table:formula="of:=AVERAGE([.R424:.R433])" office:value-type="float" office:value="9.31436" calcext:value-type="float">
            <text:p>9.31</text:p>
          </table:table-cell>
          <table:table-cell office:value-type="float" office:value="2.9095" calcext:value-type="float">
            <text:p>2.9095</text:p>
          </table:table-cell>
          <table:table-cell office:value-type="float" office:value="10.4285" calcext:value-type="float">
            <text:p>10.4285</text:p>
          </table:table-cell>
          <table:table-cell table:formula="of:=AVERAGE([.U424:.U433])" office:value-type="float" office:value="11.33771" calcext:value-type="float">
            <text:p>11.34</text:p>
          </table:table-cell>
          <table:table-cell office:value-type="float" office:value="2.6476" calcext:value-type="float">
            <text:p>2.6476</text:p>
          </table:table-cell>
          <table:table-cell office:value-type="float" office:value="12.274" calcext:value-type="float">
            <text:p>12.274</text:p>
          </table:table-cell>
          <table:table-cell table:formula="of:=AVERAGE([.X424:.X433])" office:value-type="float" office:value="10.97162" calcext:value-type="float">
            <text:p>10.97</text:p>
          </table:table-cell>
          <table:table-cell office:value-type="float" office:value="2.5463" calcext:value-type="float">
            <text:p>2.5463</text:p>
          </table:table-cell>
          <table:table-cell office:value-type="float" office:value="8.6168" calcext:value-type="float">
            <text:p>8.6168</text:p>
          </table:table-cell>
          <table:table-cell table:formula="of:=AVERAGE([.AA424:.AA433])" office:value-type="float" office:value="7.46535" calcext:value-type="float">
            <text:p>7.47</text:p>
          </table:table-cell>
          <table:table-cell office:value-type="float" office:value="2.5093" calcext:value-type="float">
            <text:p>2.5093</text:p>
          </table:table-cell>
          <table:table-cell office:value-type="float" office:value="5.8835" calcext:value-type="float">
            <text:p>5.8835</text:p>
          </table:table-cell>
          <table:table-cell table:formula="of:=AVERAGE([.AD424:.AD433])" office:value-type="float" office:value="6.36123" calcext:value-type="float">
            <text:p>6.3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.4294" calcext:value-type="float">
            <text:p>2.4294</text:p>
          </table:table-cell>
          <table:table-cell office:value-type="float" office:value="11.363" calcext:value-type="float">
            <text:p>11.363</text:p>
          </table:table-cell>
          <table:table-cell table:formula="of:=AVERAGE([.C425:.C434])" office:value-type="float" office:value="8.57259" calcext:value-type="float">
            <text:p>8.57</text:p>
          </table:table-cell>
          <table:table-cell office:value-type="float" office:value="3.154" calcext:value-type="float">
            <text:p>3.154</text:p>
          </table:table-cell>
          <table:table-cell office:value-type="float" office:value="11.1173" calcext:value-type="float">
            <text:p>11.1173</text:p>
          </table:table-cell>
          <table:table-cell table:formula="of:=AVERAGE([.F425:.F434])" office:value-type="float" office:value="8.96729" calcext:value-type="float">
            <text:p>8.97</text:p>
          </table:table-cell>
          <table:table-cell office:value-type="float" office:value="1.8505" calcext:value-type="float">
            <text:p>1.8505</text:p>
          </table:table-cell>
          <table:table-cell office:value-type="float" office:value="3.2196" calcext:value-type="float">
            <text:p>3.2196</text:p>
          </table:table-cell>
          <table:table-cell table:formula="of:=AVERAGE([.I425:.I434])" office:value-type="float" office:value="4.06363" calcext:value-type="float">
            <text:p>4.06</text:p>
          </table:table-cell>
          <table:table-cell office:value-type="float" office:value="2.3581" calcext:value-type="float">
            <text:p>2.3581</text:p>
          </table:table-cell>
          <table:table-cell office:value-type="float" office:value="6.6605" calcext:value-type="float">
            <text:p>6.6605</text:p>
          </table:table-cell>
          <table:table-cell table:formula="of:=AVERAGE([.L425:.L434])" office:value-type="float" office:value="6.54161" calcext:value-type="float">
            <text:p>6.54</text:p>
          </table:table-cell>
          <table:table-cell office:value-type="float" office:value="2.495" calcext:value-type="float">
            <text:p>2.495</text:p>
          </table:table-cell>
          <table:table-cell office:value-type="float" office:value="10.5314" calcext:value-type="float">
            <text:p>10.5314</text:p>
          </table:table-cell>
          <table:table-cell table:formula="of:=AVERAGE([.O425:.O434])" office:value-type="float" office:value="10.12786" calcext:value-type="float">
            <text:p>10.13</text:p>
          </table:table-cell>
          <table:table-cell office:value-type="float" office:value="1.7422" calcext:value-type="float">
            <text:p>1.7422</text:p>
          </table:table-cell>
          <table:table-cell office:value-type="float" office:value="8.9478" calcext:value-type="float">
            <text:p>8.9478</text:p>
          </table:table-cell>
          <table:table-cell table:formula="of:=AVERAGE([.R425:.R434])" office:value-type="float" office:value="9.23487" calcext:value-type="float">
            <text:p>9.23</text:p>
          </table:table-cell>
          <table:table-cell office:value-type="float" office:value="2.4941" calcext:value-type="float">
            <text:p>2.4941</text:p>
          </table:table-cell>
          <table:table-cell office:value-type="float" office:value="9.7715" calcext:value-type="float">
            <text:p>9.7715</text:p>
          </table:table-cell>
          <table:table-cell table:formula="of:=AVERAGE([.U425:.U434])" office:value-type="float" office:value="11.33954" calcext:value-type="float">
            <text:p>11.34</text:p>
          </table:table-cell>
          <table:table-cell office:value-type="float" office:value="2.52" calcext:value-type="float">
            <text:p>2.52</text:p>
          </table:table-cell>
          <table:table-cell office:value-type="float" office:value="12.0932" calcext:value-type="float">
            <text:p>12.0932</text:p>
          </table:table-cell>
          <table:table-cell table:formula="of:=AVERAGE([.X425:.X434])" office:value-type="float" office:value="11.07748" calcext:value-type="float">
            <text:p>11.08</text:p>
          </table:table-cell>
          <table:table-cell office:value-type="float" office:value="2.3989" calcext:value-type="float">
            <text:p>2.3989</text:p>
          </table:table-cell>
          <table:table-cell office:value-type="float" office:value="8.4546" calcext:value-type="float">
            <text:p>8.4546</text:p>
          </table:table-cell>
          <table:table-cell table:formula="of:=AVERAGE([.AA425:.AA434])" office:value-type="float" office:value="7.67634" calcext:value-type="float">
            <text:p>7.68</text:p>
          </table:table-cell>
          <table:table-cell office:value-type="float" office:value="2.549" calcext:value-type="float">
            <text:p>2.549</text:p>
          </table:table-cell>
          <table:table-cell office:value-type="float" office:value="6.546" calcext:value-type="float">
            <text:p>6.546</text:p>
          </table:table-cell>
          <table:table-cell table:formula="of:=AVERAGE([.AD425:.AD434])" office:value-type="float" office:value="6.50027" calcext:value-type="float">
            <text:p>6.5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.4549" calcext:value-type="float">
            <text:p>2.4549</text:p>
          </table:table-cell>
          <table:table-cell office:value-type="float" office:value="11.0355" calcext:value-type="float">
            <text:p>11.0355</text:p>
          </table:table-cell>
          <table:table-cell table:formula="of:=AVERAGE([.C426:.C435])" office:value-type="float" office:value="8.80183" calcext:value-type="float">
            <text:p>8.80</text:p>
          </table:table-cell>
          <table:table-cell office:value-type="float" office:value="3.3621" calcext:value-type="float">
            <text:p>3.3621</text:p>
          </table:table-cell>
          <table:table-cell office:value-type="float" office:value="10.2954" calcext:value-type="float">
            <text:p>10.2954</text:p>
          </table:table-cell>
          <table:table-cell table:formula="of:=AVERAGE([.F426:.F435])" office:value-type="float" office:value="9.06336" calcext:value-type="float">
            <text:p>9.06</text:p>
          </table:table-cell>
          <table:table-cell office:value-type="float" office:value="2.0781" calcext:value-type="float">
            <text:p>2.0781</text:p>
          </table:table-cell>
          <table:table-cell office:value-type="float" office:value="3.7116" calcext:value-type="float">
            <text:p>3.7116</text:p>
          </table:table-cell>
          <table:table-cell table:formula="of:=AVERAGE([.I426:.I435])" office:value-type="float" office:value="4.01493" calcext:value-type="float">
            <text:p>4.01</text:p>
          </table:table-cell>
          <table:table-cell office:value-type="float" office:value="2.2354" calcext:value-type="float">
            <text:p>2.2354</text:p>
          </table:table-cell>
          <table:table-cell office:value-type="float" office:value="6.3587" calcext:value-type="float">
            <text:p>6.3587</text:p>
          </table:table-cell>
          <table:table-cell table:formula="of:=AVERAGE([.L426:.L435])" office:value-type="float" office:value="6.39206" calcext:value-type="float">
            <text:p>6.39</text:p>
          </table:table-cell>
          <table:table-cell office:value-type="float" office:value="2.7942" calcext:value-type="float">
            <text:p>2.7942</text:p>
          </table:table-cell>
          <table:table-cell office:value-type="float" office:value="12.3444" calcext:value-type="float">
            <text:p>12.3444</text:p>
          </table:table-cell>
          <table:table-cell table:formula="of:=AVERAGE([.O426:.O435])" office:value-type="float" office:value="10.59997" calcext:value-type="float">
            <text:p>10.60</text:p>
          </table:table-cell>
          <table:table-cell office:value-type="float" office:value="1.831" calcext:value-type="float">
            <text:p>1.831</text:p>
          </table:table-cell>
          <table:table-cell office:value-type="float" office:value="8.4108" calcext:value-type="float">
            <text:p>8.4108</text:p>
          </table:table-cell>
          <table:table-cell table:formula="of:=AVERAGE([.R426:.R435])" office:value-type="float" office:value="9.09651" calcext:value-type="float">
            <text:p>9.10</text:p>
          </table:table-cell>
          <table:table-cell office:value-type="float" office:value="2.444" calcext:value-type="float">
            <text:p>2.444</text:p>
          </table:table-cell>
          <table:table-cell office:value-type="float" office:value="11.0225" calcext:value-type="float">
            <text:p>11.0225</text:p>
          </table:table-cell>
          <table:table-cell table:formula="of:=AVERAGE([.U426:.U435])" office:value-type="float" office:value="11.26371" calcext:value-type="float">
            <text:p>11.26</text:p>
          </table:table-cell>
          <table:table-cell office:value-type="float" office:value="2.7558" calcext:value-type="float">
            <text:p>2.7558</text:p>
          </table:table-cell>
          <table:table-cell office:value-type="float" office:value="12.1314" calcext:value-type="float">
            <text:p>12.1314</text:p>
          </table:table-cell>
          <table:table-cell table:formula="of:=AVERAGE([.X426:.X435])" office:value-type="float" office:value="11.21127" calcext:value-type="float">
            <text:p>11.21</text:p>
          </table:table-cell>
          <table:table-cell office:value-type="float" office:value="2.3896" calcext:value-type="float">
            <text:p>2.3896</text:p>
          </table:table-cell>
          <table:table-cell office:value-type="float" office:value="8.1884" calcext:value-type="float">
            <text:p>8.1884</text:p>
          </table:table-cell>
          <table:table-cell table:formula="of:=AVERAGE([.AA426:.AA435])" office:value-type="float" office:value="7.83196" calcext:value-type="float">
            <text:p>7.83</text:p>
          </table:table-cell>
          <table:table-cell office:value-type="float" office:value="3.0482" calcext:value-type="float">
            <text:p>3.0482</text:p>
          </table:table-cell>
          <table:table-cell office:value-type="float" office:value="7.8648" calcext:value-type="float">
            <text:p>7.8648</text:p>
          </table:table-cell>
          <table:table-cell table:formula="of:=AVERAGE([.AD426:.AD435])" office:value-type="float" office:value="6.66361" calcext:value-type="float">
            <text:p>6.6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.5747" calcext:value-type="float">
            <text:p>2.5747</text:p>
          </table:table-cell>
          <table:table-cell office:value-type="float" office:value="10.0509" calcext:value-type="float">
            <text:p>10.0509</text:p>
          </table:table-cell>
          <table:table-cell table:formula="of:=AVERAGE([.C427:.C436])" office:value-type="float" office:value="9.01551" calcext:value-type="float">
            <text:p>9.02</text:p>
          </table:table-cell>
          <table:table-cell office:value-type="float" office:value="3.4382" calcext:value-type="float">
            <text:p>3.4382</text:p>
          </table:table-cell>
          <table:table-cell office:value-type="float" office:value="10.2074" calcext:value-type="float">
            <text:p>10.2074</text:p>
          </table:table-cell>
          <table:table-cell table:formula="of:=AVERAGE([.F427:.F436])" office:value-type="float" office:value="9.12418" calcext:value-type="float">
            <text:p>9.12</text:p>
          </table:table-cell>
          <table:table-cell office:value-type="float" office:value="2.3526" calcext:value-type="float">
            <text:p>2.3526</text:p>
          </table:table-cell>
          <table:table-cell office:value-type="float" office:value="3.5406" calcext:value-type="float">
            <text:p>3.5406</text:p>
          </table:table-cell>
          <table:table-cell table:formula="of:=AVERAGE([.I427:.I436])" office:value-type="float" office:value="3.96147" calcext:value-type="float">
            <text:p>3.96</text:p>
          </table:table-cell>
          <table:table-cell office:value-type="float" office:value="2.0083" calcext:value-type="float">
            <text:p>2.0083</text:p>
          </table:table-cell>
          <table:table-cell office:value-type="float" office:value="6.8751" calcext:value-type="float">
            <text:p>6.8751</text:p>
          </table:table-cell>
          <table:table-cell table:formula="of:=AVERAGE([.L427:.L436])" office:value-type="float" office:value="6.39329" calcext:value-type="float">
            <text:p>6.39</text:p>
          </table:table-cell>
          <table:table-cell office:value-type="float" office:value="3.0407" calcext:value-type="float">
            <text:p>3.0407</text:p>
          </table:table-cell>
          <table:table-cell office:value-type="float" office:value="13.1259" calcext:value-type="float">
            <text:p>13.1259</text:p>
          </table:table-cell>
          <table:table-cell table:formula="of:=AVERAGE([.O427:.O436])" office:value-type="float" office:value="11.1067" calcext:value-type="float">
            <text:p>11.11</text:p>
          </table:table-cell>
          <table:table-cell office:value-type="float" office:value="1.7951" calcext:value-type="float">
            <text:p>1.7951</text:p>
          </table:table-cell>
          <table:table-cell office:value-type="float" office:value="9.5532" calcext:value-type="float">
            <text:p>9.5532</text:p>
          </table:table-cell>
          <table:table-cell table:formula="of:=AVERAGE([.R427:.R436])" office:value-type="float" office:value="9.20089" calcext:value-type="float">
            <text:p>9.20</text:p>
          </table:table-cell>
          <table:table-cell office:value-type="float" office:value="2.6149" calcext:value-type="float">
            <text:p>2.6149</text:p>
          </table:table-cell>
          <table:table-cell office:value-type="float" office:value="11.0166" calcext:value-type="float">
            <text:p>11.0166</text:p>
          </table:table-cell>
          <table:table-cell table:formula="of:=AVERAGE([.U427:.U436])" office:value-type="float" office:value="11.06891" calcext:value-type="float">
            <text:p>11.07</text:p>
          </table:table-cell>
          <table:table-cell office:value-type="float" office:value="2.5439" calcext:value-type="float">
            <text:p>2.5439</text:p>
          </table:table-cell>
          <table:table-cell office:value-type="float" office:value="12.2984" calcext:value-type="float">
            <text:p>12.2984</text:p>
          </table:table-cell>
          <table:table-cell table:formula="of:=AVERAGE([.X427:.X436])" office:value-type="float" office:value="11.31479" calcext:value-type="float">
            <text:p>11.31</text:p>
          </table:table-cell>
          <table:table-cell office:value-type="float" office:value="2.1943" calcext:value-type="float">
            <text:p>2.1943</text:p>
          </table:table-cell>
          <table:table-cell office:value-type="float" office:value="9.0161" calcext:value-type="float">
            <text:p>9.0161</text:p>
          </table:table-cell>
          <table:table-cell table:formula="of:=AVERAGE([.AA427:.AA436])" office:value-type="float" office:value="8.07226" calcext:value-type="float">
            <text:p>8.07</text:p>
          </table:table-cell>
          <table:table-cell office:value-type="float" office:value="2.7192" calcext:value-type="float">
            <text:p>2.7192</text:p>
          </table:table-cell>
          <table:table-cell office:value-type="float" office:value="7.1131" calcext:value-type="float">
            <text:p>7.1131</text:p>
          </table:table-cell>
          <table:table-cell table:formula="of:=AVERAGE([.AD427:.AD436])" office:value-type="float" office:value="6.57221" calcext:value-type="float">
            <text:p>6.5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.6059" calcext:value-type="float">
            <text:p>2.6059</text:p>
          </table:table-cell>
          <table:table-cell office:value-type="float" office:value="8.3249" calcext:value-type="float">
            <text:p>8.3249</text:p>
          </table:table-cell>
          <table:table-cell table:formula="of:=AVERAGE([.C428:.C437])" office:value-type="float" office:value="9.07805" calcext:value-type="float">
            <text:p>9.08</text:p>
          </table:table-cell>
          <table:table-cell office:value-type="float" office:value="3.6994" calcext:value-type="float">
            <text:p>3.6994</text:p>
          </table:table-cell>
          <table:table-cell office:value-type="float" office:value="10.435" calcext:value-type="float">
            <text:p>10.435</text:p>
          </table:table-cell>
          <table:table-cell table:formula="of:=AVERAGE([.F428:.F437])" office:value-type="float" office:value="9.24364" calcext:value-type="float">
            <text:p>9.24</text:p>
          </table:table-cell>
          <table:table-cell office:value-type="float" office:value="1.8246" calcext:value-type="float">
            <text:p>1.8246</text:p>
          </table:table-cell>
          <table:table-cell office:value-type="float" office:value="2.4358" calcext:value-type="float">
            <text:p>2.4358</text:p>
          </table:table-cell>
          <table:table-cell table:formula="of:=AVERAGE([.I428:.I437])" office:value-type="float" office:value="3.77898" calcext:value-type="float">
            <text:p>3.78</text:p>
          </table:table-cell>
          <table:table-cell office:value-type="float" office:value="2.0281" calcext:value-type="float">
            <text:p>2.0281</text:p>
          </table:table-cell>
          <table:table-cell office:value-type="float" office:value="7.145" calcext:value-type="float">
            <text:p>7.145</text:p>
          </table:table-cell>
          <table:table-cell table:formula="of:=AVERAGE([.L428:.L437])" office:value-type="float" office:value="6.37361" calcext:value-type="float">
            <text:p>6.37</text:p>
          </table:table-cell>
          <table:table-cell office:value-type="float" office:value="2.4341" calcext:value-type="float">
            <text:p>2.4341</text:p>
          </table:table-cell>
          <table:table-cell office:value-type="float" office:value="13.0535" calcext:value-type="float">
            <text:p>13.0535</text:p>
          </table:table-cell>
          <table:table-cell table:formula="of:=AVERAGE([.O428:.O437])" office:value-type="float" office:value="11.57066" calcext:value-type="float">
            <text:p>11.57</text:p>
          </table:table-cell>
          <table:table-cell office:value-type="float" office:value="2.0125" calcext:value-type="float">
            <text:p>2.0125</text:p>
          </table:table-cell>
          <table:table-cell office:value-type="float" office:value="9.2622" calcext:value-type="float">
            <text:p>9.2622</text:p>
          </table:table-cell>
          <table:table-cell table:formula="of:=AVERAGE([.R428:.R437])" office:value-type="float" office:value="9.22788" calcext:value-type="float">
            <text:p>9.23</text:p>
          </table:table-cell>
          <table:table-cell office:value-type="float" office:value="2.6781" calcext:value-type="float">
            <text:p>2.6781</text:p>
          </table:table-cell>
          <table:table-cell office:value-type="float" office:value="12.1305" calcext:value-type="float">
            <text:p>12.1305</text:p>
          </table:table-cell>
          <table:table-cell table:formula="of:=AVERAGE([.U428:.U437])" office:value-type="float" office:value="11.1473" calcext:value-type="float">
            <text:p>11.15</text:p>
          </table:table-cell>
          <table:table-cell office:value-type="float" office:value="2.6225" calcext:value-type="float">
            <text:p>2.6225</text:p>
          </table:table-cell>
          <table:table-cell office:value-type="float" office:value="11.3454" calcext:value-type="float">
            <text:p>11.3454</text:p>
          </table:table-cell>
          <table:table-cell table:formula="of:=AVERAGE([.X428:.X437])" office:value-type="float" office:value="11.53458" calcext:value-type="float">
            <text:p>11.53</text:p>
          </table:table-cell>
          <table:table-cell office:value-type="float" office:value="2.4503" calcext:value-type="float">
            <text:p>2.4503</text:p>
          </table:table-cell>
          <table:table-cell office:value-type="float" office:value="6.6425" calcext:value-type="float">
            <text:p>6.6425</text:p>
          </table:table-cell>
          <table:table-cell table:formula="of:=AVERAGE([.AA428:.AA437])" office:value-type="float" office:value="8.05502" calcext:value-type="float">
            <text:p>8.06</text:p>
          </table:table-cell>
          <table:table-cell office:value-type="float" office:value="2.7758" calcext:value-type="float">
            <text:p>2.7758</text:p>
          </table:table-cell>
          <table:table-cell office:value-type="float" office:value="9.5107" calcext:value-type="float">
            <text:p>9.5107</text:p>
          </table:table-cell>
          <table:table-cell table:formula="of:=AVERAGE([.AD428:.AD437])" office:value-type="float" office:value="6.77428" calcext:value-type="float">
            <text:p>6.7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.2535" calcext:value-type="float">
            <text:p>2.2535</text:p>
          </table:table-cell>
          <table:table-cell office:value-type="float" office:value="7.9731" calcext:value-type="float">
            <text:p>7.9731</text:p>
          </table:table-cell>
          <table:table-cell table:formula="of:=AVERAGE([.C429:.C438])" office:value-type="float" office:value="8.94699" calcext:value-type="float">
            <text:p>8.95</text:p>
          </table:table-cell>
          <table:table-cell office:value-type="float" office:value="3.5509" calcext:value-type="float">
            <text:p>3.5509</text:p>
          </table:table-cell>
          <table:table-cell office:value-type="float" office:value="8.3023" calcext:value-type="float">
            <text:p>8.3023</text:p>
          </table:table-cell>
          <table:table-cell table:formula="of:=AVERAGE([.F429:.F438])" office:value-type="float" office:value="9.05601" calcext:value-type="float">
            <text:p>9.06</text:p>
          </table:table-cell>
          <table:table-cell office:value-type="float" office:value="1.9181" calcext:value-type="float">
            <text:p>1.9181</text:p>
          </table:table-cell>
          <table:table-cell office:value-type="float" office:value="2.9929" calcext:value-type="float">
            <text:p>2.9929</text:p>
          </table:table-cell>
          <table:table-cell table:formula="of:=AVERAGE([.I429:.I438])" office:value-type="float" office:value="3.61415" calcext:value-type="float">
            <text:p>3.61</text:p>
          </table:table-cell>
          <table:table-cell office:value-type="float" office:value="2.2886" calcext:value-type="float">
            <text:p>2.2886</text:p>
          </table:table-cell>
          <table:table-cell office:value-type="float" office:value="6.0407" calcext:value-type="float">
            <text:p>6.0407</text:p>
          </table:table-cell>
          <table:table-cell table:formula="of:=AVERAGE([.L429:.L438])" office:value-type="float" office:value="6.27087" calcext:value-type="float">
            <text:p>6.27</text:p>
          </table:table-cell>
          <table:table-cell office:value-type="float" office:value="2.8171" calcext:value-type="float">
            <text:p>2.8171</text:p>
          </table:table-cell>
          <table:table-cell office:value-type="float" office:value="11.8333" calcext:value-type="float">
            <text:p>11.8333</text:p>
          </table:table-cell>
          <table:table-cell table:formula="of:=AVERAGE([.O429:.O438])" office:value-type="float" office:value="11.67333" calcext:value-type="float">
            <text:p>11.67</text:p>
          </table:table-cell>
          <table:table-cell office:value-type="float" office:value="2.042" calcext:value-type="float">
            <text:p>2.042</text:p>
          </table:table-cell>
          <table:table-cell office:value-type="float" office:value="10.2912" calcext:value-type="float">
            <text:p>10.2912</text:p>
          </table:table-cell>
          <table:table-cell table:formula="of:=AVERAGE([.R429:.R438])" office:value-type="float" office:value="9.27845" calcext:value-type="float">
            <text:p>9.28</text:p>
          </table:table-cell>
          <table:table-cell office:value-type="float" office:value="2.67" calcext:value-type="float">
            <text:p>2.67</text:p>
          </table:table-cell>
          <table:table-cell office:value-type="float" office:value="10.751" calcext:value-type="float">
            <text:p>10.751</text:p>
          </table:table-cell>
          <table:table-cell table:formula="of:=AVERAGE([.U429:.U438])" office:value-type="float" office:value="10.98946" calcext:value-type="float">
            <text:p>10.99</text:p>
          </table:table-cell>
          <table:table-cell office:value-type="float" office:value="2.4933" calcext:value-type="float">
            <text:p>2.4933</text:p>
          </table:table-cell>
          <table:table-cell office:value-type="float" office:value="12.0056" calcext:value-type="float">
            <text:p>12.0056</text:p>
          </table:table-cell>
          <table:table-cell table:formula="of:=AVERAGE([.X429:.X438])" office:value-type="float" office:value="11.67102" calcext:value-type="float">
            <text:p>11.67</text:p>
          </table:table-cell>
          <table:table-cell office:value-type="float" office:value="2.5656" calcext:value-type="float">
            <text:p>2.5656</text:p>
          </table:table-cell>
          <table:table-cell office:value-type="float" office:value="6.3715" calcext:value-type="float">
            <text:p>6.3715</text:p>
          </table:table-cell>
          <table:table-cell table:formula="of:=AVERAGE([.AA429:.AA438])" office:value-type="float" office:value="7.89088" calcext:value-type="float">
            <text:p>7.89</text:p>
          </table:table-cell>
          <table:table-cell office:value-type="float" office:value="3.2547" calcext:value-type="float">
            <text:p>3.2547</text:p>
          </table:table-cell>
          <table:table-cell office:value-type="float" office:value="9.6439" calcext:value-type="float">
            <text:p>9.6439</text:p>
          </table:table-cell>
          <table:table-cell table:formula="of:=AVERAGE([.AD429:.AD438])" office:value-type="float" office:value="7.0882" calcext:value-type="float">
            <text:p>7.0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.8363" calcext:value-type="float">
            <text:p>2.8363</text:p>
          </table:table-cell>
          <table:table-cell office:value-type="float" office:value="7.5787" calcext:value-type="float">
            <text:p>7.5787</text:p>
          </table:table-cell>
          <table:table-cell table:formula="of:=AVERAGE([.C430:.C439])" office:value-type="float" office:value="8.85152" calcext:value-type="float">
            <text:p>8.85</text:p>
          </table:table-cell>
          <table:table-cell office:value-type="float" office:value="3.3336" calcext:value-type="float">
            <text:p>3.3336</text:p>
          </table:table-cell>
          <table:table-cell office:value-type="float" office:value="7.2419" calcext:value-type="float">
            <text:p>7.2419</text:p>
          </table:table-cell>
          <table:table-cell table:formula="of:=AVERAGE([.F430:.F439])" office:value-type="float" office:value="8.87211" calcext:value-type="float">
            <text:p>8.87</text:p>
          </table:table-cell>
          <table:table-cell office:value-type="float" office:value="1.7314" calcext:value-type="float">
            <text:p>1.7314</text:p>
          </table:table-cell>
          <table:table-cell office:value-type="float" office:value="3.993" calcext:value-type="float">
            <text:p>3.993</text:p>
          </table:table-cell>
          <table:table-cell table:formula="of:=AVERAGE([.I430:.I439])" office:value-type="float" office:value="3.53799" calcext:value-type="float">
            <text:p>3.54</text:p>
          </table:table-cell>
          <table:table-cell office:value-type="float" office:value="2.3417" calcext:value-type="float">
            <text:p>2.3417</text:p>
          </table:table-cell>
          <table:table-cell office:value-type="float" office:value="6.6597" calcext:value-type="float">
            <text:p>6.6597</text:p>
          </table:table-cell>
          <table:table-cell table:formula="of:=AVERAGE([.L430:.L439])" office:value-type="float" office:value="6.27288" calcext:value-type="float">
            <text:p>6.27</text:p>
          </table:table-cell>
          <table:table-cell office:value-type="float" office:value="2.6203" calcext:value-type="float">
            <text:p>2.6203</text:p>
          </table:table-cell>
          <table:table-cell office:value-type="float" office:value="11.3448" calcext:value-type="float">
            <text:p>11.3448</text:p>
          </table:table-cell>
          <table:table-cell table:formula="of:=AVERAGE([.O430:.O439])" office:value-type="float" office:value="11.76116" calcext:value-type="float">
            <text:p>11.76</text:p>
          </table:table-cell>
          <table:table-cell office:value-type="float" office:value="2.2981" calcext:value-type="float">
            <text:p>2.2981</text:p>
          </table:table-cell>
          <table:table-cell office:value-type="float" office:value="9.8666" calcext:value-type="float">
            <text:p>9.8666</text:p>
          </table:table-cell>
          <table:table-cell table:formula="of:=AVERAGE([.R430:.R439])" office:value-type="float" office:value="9.45405" calcext:value-type="float">
            <text:p>9.45</text:p>
          </table:table-cell>
          <table:table-cell office:value-type="float" office:value="2.4987" calcext:value-type="float">
            <text:p>2.4987</text:p>
          </table:table-cell>
          <table:table-cell office:value-type="float" office:value="9.4736" calcext:value-type="float">
            <text:p>9.4736</text:p>
          </table:table-cell>
          <table:table-cell table:formula="of:=AVERAGE([.U430:.U439])" office:value-type="float" office:value="10.65836" calcext:value-type="float">
            <text:p>10.66</text:p>
          </table:table-cell>
          <table:table-cell office:value-type="float" office:value="2.713" calcext:value-type="float">
            <text:p>2.713</text:p>
          </table:table-cell>
          <table:table-cell office:value-type="float" office:value="10.6943" calcext:value-type="float">
            <text:p>10.6943</text:p>
          </table:table-cell>
          <table:table-cell table:formula="of:=AVERAGE([.X430:.X439])" office:value-type="float" office:value="11.60168" calcext:value-type="float">
            <text:p>11.60</text:p>
          </table:table-cell>
          <table:table-cell office:value-type="float" office:value="2.3291" calcext:value-type="float">
            <text:p>2.3291</text:p>
          </table:table-cell>
          <table:table-cell office:value-type="float" office:value="6.6118" calcext:value-type="float">
            <text:p>6.6118</text:p>
          </table:table-cell>
          <table:table-cell table:formula="of:=AVERAGE([.AA430:.AA439])" office:value-type="float" office:value="7.74141" calcext:value-type="float">
            <text:p>7.74</text:p>
          </table:table-cell>
          <table:table-cell office:value-type="float" office:value="2.8151" calcext:value-type="float">
            <text:p>2.8151</text:p>
          </table:table-cell>
          <table:table-cell office:value-type="float" office:value="9.0153" calcext:value-type="float">
            <text:p>9.0153</text:p>
          </table:table-cell>
          <table:table-cell table:formula="of:=AVERAGE([.AD430:.AD439])" office:value-type="float" office:value="7.3044" calcext:value-type="float">
            <text:p>7.3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.516" calcext:value-type="float">
            <text:p>2.516</text:p>
          </table:table-cell>
          <table:table-cell office:value-type="float" office:value="6.8906" calcext:value-type="float">
            <text:p>6.8906</text:p>
          </table:table-cell>
          <table:table-cell table:formula="of:=AVERAGE([.C431:.C440])" office:value-type="float" office:value="8.76025" calcext:value-type="float">
            <text:p>8.76</text:p>
          </table:table-cell>
          <table:table-cell office:value-type="float" office:value="3.7216" calcext:value-type="float">
            <text:p>3.7216</text:p>
          </table:table-cell>
          <table:table-cell office:value-type="float" office:value="8.213" calcext:value-type="float">
            <text:p>8.213</text:p>
          </table:table-cell>
          <table:table-cell table:formula="of:=AVERAGE([.F431:.F440])" office:value-type="float" office:value="9.07738" calcext:value-type="float">
            <text:p>9.08</text:p>
          </table:table-cell>
          <table:table-cell office:value-type="float" office:value="1.9214" calcext:value-type="float">
            <text:p>1.9214</text:p>
          </table:table-cell>
          <table:table-cell office:value-type="float" office:value="2.2716" calcext:value-type="float">
            <text:p>2.2716</text:p>
          </table:table-cell>
          <table:table-cell table:formula="of:=AVERAGE([.I431:.I440])" office:value-type="float" office:value="3.35179" calcext:value-type="float">
            <text:p>3.35</text:p>
          </table:table-cell>
          <table:table-cell office:value-type="float" office:value="2.067" calcext:value-type="float">
            <text:p>2.067</text:p>
          </table:table-cell>
          <table:table-cell office:value-type="float" office:value="6.0607" calcext:value-type="float">
            <text:p>6.0607</text:p>
          </table:table-cell>
          <table:table-cell table:formula="of:=AVERAGE([.L431:.L440])" office:value-type="float" office:value="6.30337" calcext:value-type="float">
            <text:p>6.30</text:p>
          </table:table-cell>
          <table:table-cell office:value-type="float" office:value="2.7086" calcext:value-type="float">
            <text:p>2.7086</text:p>
          </table:table-cell>
          <table:table-cell office:value-type="float" office:value="14.3044" calcext:value-type="float">
            <text:p>14.3044</text:p>
          </table:table-cell>
          <table:table-cell table:formula="of:=AVERAGE([.O431:.O440])" office:value-type="float" office:value="12.11117" calcext:value-type="float">
            <text:p>12.11</text:p>
          </table:table-cell>
          <table:table-cell office:value-type="float" office:value="2.3298" calcext:value-type="float">
            <text:p>2.3298</text:p>
          </table:table-cell>
          <table:table-cell office:value-type="float" office:value="11.5768" calcext:value-type="float">
            <text:p>11.5768</text:p>
          </table:table-cell>
          <table:table-cell table:formula="of:=AVERAGE([.R431:.R440])" office:value-type="float" office:value="9.74001" calcext:value-type="float">
            <text:p>9.74</text:p>
          </table:table-cell>
          <table:table-cell office:value-type="float" office:value="2.5375" calcext:value-type="float">
            <text:p>2.5375</text:p>
          </table:table-cell>
          <table:table-cell office:value-type="float" office:value="9.6397" calcext:value-type="float">
            <text:p>9.6397</text:p>
          </table:table-cell>
          <table:table-cell table:formula="of:=AVERAGE([.U431:.U440])" office:value-type="float" office:value="10.49159" calcext:value-type="float">
            <text:p>10.49</text:p>
          </table:table-cell>
          <table:table-cell office:value-type="float" office:value="2.9421" calcext:value-type="float">
            <text:p>2.9421</text:p>
          </table:table-cell>
          <table:table-cell office:value-type="float" office:value="8.7871" calcext:value-type="float">
            <text:p>8.7871</text:p>
          </table:table-cell>
          <table:table-cell table:formula="of:=AVERAGE([.X431:.X440])" office:value-type="float" office:value="11.59607" calcext:value-type="float">
            <text:p>11.60</text:p>
          </table:table-cell>
          <table:table-cell office:value-type="float" office:value="2.4756" calcext:value-type="float">
            <text:p>2.4756</text:p>
          </table:table-cell>
          <table:table-cell office:value-type="float" office:value="6.4395" calcext:value-type="float">
            <text:p>6.4395</text:p>
          </table:table-cell>
          <table:table-cell table:formula="of:=AVERAGE([.AA431:.AA440])" office:value-type="float" office:value="7.66842" calcext:value-type="float">
            <text:p>7.67</text:p>
          </table:table-cell>
          <table:table-cell office:value-type="float" office:value="3.0522" calcext:value-type="float">
            <text:p>3.0522</text:p>
          </table:table-cell>
          <table:table-cell office:value-type="float" office:value="9.1803" calcext:value-type="float">
            <text:p>9.1803</text:p>
          </table:table-cell>
          <table:table-cell table:formula="of:=AVERAGE([.AD431:.AD440])" office:value-type="float" office:value="7.6288" calcext:value-type="float">
            <text:p>7.6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8269" calcext:value-type="float">
            <text:p>2.8269</text:p>
          </table:table-cell>
          <table:table-cell office:value-type="float" office:value="6.5715" calcext:value-type="float">
            <text:p>6.5715</text:p>
          </table:table-cell>
          <table:table-cell table:formula="of:=AVERAGE([.C432:.C441])" office:value-type="float" office:value="8.73168" calcext:value-type="float">
            <text:p>8.73</text:p>
          </table:table-cell>
          <table:table-cell office:value-type="float" office:value="3.1844" calcext:value-type="float">
            <text:p>3.1844</text:p>
          </table:table-cell>
          <table:table-cell office:value-type="float" office:value="8.7671" calcext:value-type="float">
            <text:p>8.7671</text:p>
          </table:table-cell>
          <table:table-cell table:formula="of:=AVERAGE([.F432:.F441])" office:value-type="float" office:value="9.32967" calcext:value-type="float">
            <text:p>9.33</text:p>
          </table:table-cell>
          <table:table-cell office:value-type="float" office:value="1.8914" calcext:value-type="float">
            <text:p>1.8914</text:p>
          </table:table-cell>
          <table:table-cell office:value-type="float" office:value="2.5756" calcext:value-type="float">
            <text:p>2.5756</text:p>
          </table:table-cell>
          <table:table-cell table:formula="of:=AVERAGE([.I432:.I441])" office:value-type="float" office:value="3.22592" calcext:value-type="float">
            <text:p>3.23</text:p>
          </table:table-cell>
          <table:table-cell office:value-type="float" office:value="2.3615" calcext:value-type="float">
            <text:p>2.3615</text:p>
          </table:table-cell>
          <table:table-cell office:value-type="float" office:value="5.0768" calcext:value-type="float">
            <text:p>5.0768</text:p>
          </table:table-cell>
          <table:table-cell table:formula="of:=AVERAGE([.L432:.L441])" office:value-type="float" office:value="6.26729" calcext:value-type="float">
            <text:p>6.27</text:p>
          </table:table-cell>
          <table:table-cell office:value-type="float" office:value="2.7113" calcext:value-type="float">
            <text:p>2.7113</text:p>
          </table:table-cell>
          <table:table-cell office:value-type="float" office:value="11.7028" calcext:value-type="float">
            <text:p>11.7028</text:p>
          </table:table-cell>
          <table:table-cell table:formula="of:=AVERAGE([.O432:.O441])" office:value-type="float" office:value="12.1157" calcext:value-type="float">
            <text:p>12.12</text:p>
          </table:table-cell>
          <table:table-cell office:value-type="float" office:value="2.3792" calcext:value-type="float">
            <text:p>2.3792</text:p>
          </table:table-cell>
          <table:table-cell office:value-type="float" office:value="10.5712" calcext:value-type="float">
            <text:p>10.5712</text:p>
          </table:table-cell>
          <table:table-cell table:formula="of:=AVERAGE([.R432:.R441])" office:value-type="float" office:value="9.86082" calcext:value-type="float">
            <text:p>9.86</text:p>
          </table:table-cell>
          <table:table-cell office:value-type="float" office:value="2.162" calcext:value-type="float">
            <text:p>2.162</text:p>
          </table:table-cell>
          <table:table-cell office:value-type="float" office:value="7.5225" calcext:value-type="float">
            <text:p>7.5225</text:p>
          </table:table-cell>
          <table:table-cell table:formula="of:=AVERAGE([.U432:.U441])" office:value-type="float" office:value="10.09746" calcext:value-type="float">
            <text:p>10.10</text:p>
          </table:table-cell>
          <table:table-cell office:value-type="float" office:value="2.7979" calcext:value-type="float">
            <text:p>2.7979</text:p>
          </table:table-cell>
          <table:table-cell office:value-type="float" office:value="8.6872" calcext:value-type="float">
            <text:p>8.6872</text:p>
          </table:table-cell>
          <table:table-cell table:formula="of:=AVERAGE([.X432:.X441])" office:value-type="float" office:value="11.31163" calcext:value-type="float">
            <text:p>11.31</text:p>
          </table:table-cell>
          <table:table-cell office:value-type="float" office:value="2.3776" calcext:value-type="float">
            <text:p>2.3776</text:p>
          </table:table-cell>
          <table:table-cell office:value-type="float" office:value="6.6456" calcext:value-type="float">
            <text:p>6.6456</text:p>
          </table:table-cell>
          <table:table-cell table:formula="of:=AVERAGE([.AA432:.AA441])" office:value-type="float" office:value="7.52096" calcext:value-type="float">
            <text:p>7.52</text:p>
          </table:table-cell>
          <table:table-cell office:value-type="float" office:value="2.8436" calcext:value-type="float">
            <text:p>2.8436</text:p>
          </table:table-cell>
          <table:table-cell office:value-type="float" office:value="8.2195" calcext:value-type="float">
            <text:p>8.2195</text:p>
          </table:table-cell>
          <table:table-cell table:formula="of:=AVERAGE([.AD432:.AD441])" office:value-type="float" office:value="7.95184" calcext:value-type="float">
            <text:p>7.9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.8588" calcext:value-type="float">
            <text:p>2.8588</text:p>
          </table:table-cell>
          <table:table-cell office:value-type="float" office:value="8.1327" calcext:value-type="float">
            <text:p>8.1327</text:p>
          </table:table-cell>
          <table:table-cell table:formula="of:=AVERAGE([.C433:.C442])" office:value-type="float" office:value="8.75097" calcext:value-type="float">
            <text:p>8.75</text:p>
          </table:table-cell>
          <table:table-cell office:value-type="float" office:value="3.2736" calcext:value-type="float">
            <text:p>3.2736</text:p>
          </table:table-cell>
          <table:table-cell office:value-type="float" office:value="9.5754" calcext:value-type="float">
            <text:p>9.5754</text:p>
          </table:table-cell>
          <table:table-cell table:formula="of:=AVERAGE([.F433:.F442])" office:value-type="float" office:value="9.37603" calcext:value-type="float">
            <text:p>9.38</text:p>
          </table:table-cell>
          <table:table-cell office:value-type="float" office:value="2.1374" calcext:value-type="float">
            <text:p>2.1374</text:p>
          </table:table-cell>
          <table:table-cell office:value-type="float" office:value="4.1803" calcext:value-type="float">
            <text:p>4.1803</text:p>
          </table:table-cell>
          <table:table-cell table:formula="of:=AVERAGE([.I433:.I442])" office:value-type="float" office:value="3.3059" calcext:value-type="float">
            <text:p>3.31</text:p>
          </table:table-cell>
          <table:table-cell office:value-type="float" office:value="2.3997" calcext:value-type="float">
            <text:p>2.3997</text:p>
          </table:table-cell>
          <table:table-cell office:value-type="float" office:value="4.2314" calcext:value-type="float">
            <text:p>4.2314</text:p>
          </table:table-cell>
          <table:table-cell table:formula="of:=AVERAGE([.L433:.L442])" office:value-type="float" office:value="6.03361" calcext:value-type="float">
            <text:p>6.03</text:p>
          </table:table-cell>
          <table:table-cell office:value-type="float" office:value="3.1783" calcext:value-type="float">
            <text:p>3.1783</text:p>
          </table:table-cell>
          <table:table-cell office:value-type="float" office:value="12.1153" calcext:value-type="float">
            <text:p>12.1153</text:p>
          </table:table-cell>
          <table:table-cell table:formula="of:=AVERAGE([.O433:.O442])" office:value-type="float" office:value="12.20985" calcext:value-type="float">
            <text:p>12.21</text:p>
          </table:table-cell>
          <table:table-cell office:value-type="float" office:value="2.5802" calcext:value-type="float">
            <text:p>2.5802</text:p>
          </table:table-cell>
          <table:table-cell office:value-type="float" office:value="13.1655" calcext:value-type="float">
            <text:p>13.1655</text:p>
          </table:table-cell>
          <table:table-cell table:formula="of:=AVERAGE([.R433:.R442])" office:value-type="float" office:value="10.19678" calcext:value-type="float">
            <text:p>10.20</text:p>
          </table:table-cell>
          <table:table-cell office:value-type="float" office:value="2.263" calcext:value-type="float">
            <text:p>2.263</text:p>
          </table:table-cell>
          <table:table-cell office:value-type="float" office:value="8.4039" calcext:value-type="float">
            <text:p>8.4039</text:p>
          </table:table-cell>
          <table:table-cell table:formula="of:=AVERAGE([.U433:.U442])" office:value-type="float" office:value="10.01603" calcext:value-type="float">
            <text:p>10.02</text:p>
          </table:table-cell>
          <table:table-cell office:value-type="float" office:value="3.1812" calcext:value-type="float">
            <text:p>3.1812</text:p>
          </table:table-cell>
          <table:table-cell office:value-type="float" office:value="9.9755" calcext:value-type="float">
            <text:p>9.9755</text:p>
          </table:table-cell>
          <table:table-cell table:formula="of:=AVERAGE([.X433:.X442])" office:value-type="float" office:value="11.02921" calcext:value-type="float">
            <text:p>11.03</text:p>
          </table:table-cell>
          <table:table-cell office:value-type="float" office:value="2.7084" calcext:value-type="float">
            <text:p>2.7084</text:p>
          </table:table-cell>
          <table:table-cell office:value-type="float" office:value="7.7732" calcext:value-type="float">
            <text:p>7.7732</text:p>
          </table:table-cell>
          <table:table-cell table:formula="of:=AVERAGE([.AA433:.AA442])" office:value-type="float" office:value="7.476" calcext:value-type="float">
            <text:p>7.48</text:p>
          </table:table-cell>
          <table:table-cell office:value-type="float" office:value="2.9382" calcext:value-type="float">
            <text:p>2.9382</text:p>
          </table:table-cell>
          <table:table-cell office:value-type="float" office:value="5.7362" calcext:value-type="float">
            <text:p>5.7362</text:p>
          </table:table-cell>
          <table:table-cell table:formula="of:=AVERAGE([.AD433:.AD442])" office:value-type="float" office:value="7.87133" calcext:value-type="float">
            <text:p>7.8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.5472" calcext:value-type="float">
            <text:p>2.5472</text:p>
          </table:table-cell>
          <table:table-cell office:value-type="float" office:value="7.0551" calcext:value-type="float">
            <text:p>7.0551</text:p>
          </table:table-cell>
          <table:table-cell table:formula="of:=AVERAGE([.C434:.C443])" office:value-type="float" office:value="8.4976" calcext:value-type="float">
            <text:p>8.50</text:p>
          </table:table-cell>
          <table:table-cell office:value-type="float" office:value="2.6802" calcext:value-type="float">
            <text:p>2.6802</text:p>
          </table:table-cell>
          <table:table-cell office:value-type="float" office:value="6.8402" calcext:value-type="float">
            <text:p>6.8402</text:p>
          </table:table-cell>
          <table:table-cell table:formula="of:=AVERAGE([.F434:.F443])" office:value-type="float" office:value="9.0995" calcext:value-type="float">
            <text:p>9.10</text:p>
          </table:table-cell>
          <table:table-cell office:value-type="float" office:value="1.7925" calcext:value-type="float">
            <text:p>1.7925</text:p>
          </table:table-cell>
          <table:table-cell office:value-type="float" office:value="3.2855" calcext:value-type="float">
            <text:p>3.2855</text:p>
          </table:table-cell>
          <table:table-cell table:formula="of:=AVERAGE([.I434:.I443])" office:value-type="float" office:value="3.22065" calcext:value-type="float">
            <text:p>3.22</text:p>
          </table:table-cell>
          <table:table-cell office:value-type="float" office:value="2.4168" calcext:value-type="float">
            <text:p>2.4168</text:p>
          </table:table-cell>
          <table:table-cell office:value-type="float" office:value="4.3074" calcext:value-type="float">
            <text:p>4.3074</text:p>
          </table:table-cell>
          <table:table-cell table:formula="of:=AVERAGE([.L434:.L443])" office:value-type="float" office:value="5.9416" calcext:value-type="float">
            <text:p>5.94</text:p>
          </table:table-cell>
          <table:table-cell office:value-type="float" office:value="3.5371" calcext:value-type="float">
            <text:p>3.5371</text:p>
          </table:table-cell>
          <table:table-cell office:value-type="float" office:value="14.5326" calcext:value-type="float">
            <text:p>14.5326</text:p>
          </table:table-cell>
          <table:table-cell table:formula="of:=AVERAGE([.O434:.O443])" office:value-type="float" office:value="12.48884" calcext:value-type="float">
            <text:p>12.49</text:p>
          </table:table-cell>
          <table:table-cell office:value-type="float" office:value="2.3781" calcext:value-type="float">
            <text:p>2.3781</text:p>
          </table:table-cell>
          <table:table-cell office:value-type="float" office:value="11.7431" calcext:value-type="float">
            <text:p>11.7431</text:p>
          </table:table-cell>
          <table:table-cell table:formula="of:=AVERAGE([.R434:.R443])" office:value-type="float" office:value="10.33884" calcext:value-type="float">
            <text:p>10.34</text:p>
          </table:table-cell>
          <table:table-cell office:value-type="float" office:value="2.4795" calcext:value-type="float">
            <text:p>2.4795</text:p>
          </table:table-cell>
          <table:table-cell office:value-type="float" office:value="9.0705" calcext:value-type="float">
            <text:p>9.0705</text:p>
          </table:table-cell>
          <table:table-cell table:formula="of:=AVERAGE([.U434:.U443])" office:value-type="float" office:value="9.88023" calcext:value-type="float">
            <text:p>9.88</text:p>
          </table:table-cell>
          <table:table-cell office:value-type="float" office:value="2.9701" calcext:value-type="float">
            <text:p>2.9701</text:p>
          </table:table-cell>
          <table:table-cell office:value-type="float" office:value="9.6511" calcext:value-type="float">
            <text:p>9.6511</text:p>
          </table:table-cell>
          <table:table-cell table:formula="of:=AVERAGE([.X434:.X443])" office:value-type="float" office:value="10.76692" calcext:value-type="float">
            <text:p>10.77</text:p>
          </table:table-cell>
          <table:table-cell office:value-type="float" office:value="2.7421" calcext:value-type="float">
            <text:p>2.7421</text:p>
          </table:table-cell>
          <table:table-cell office:value-type="float" office:value="7.5585" calcext:value-type="float">
            <text:p>7.5585</text:p>
          </table:table-cell>
          <table:table-cell table:formula="of:=AVERAGE([.AA434:.AA443])" office:value-type="float" office:value="7.37017" calcext:value-type="float">
            <text:p>7.37</text:p>
          </table:table-cell>
          <table:table-cell office:value-type="float" office:value="2.8582" calcext:value-type="float">
            <text:p>2.8582</text:p>
          </table:table-cell>
          <table:table-cell office:value-type="float" office:value="5.7848" calcext:value-type="float">
            <text:p>5.7848</text:p>
          </table:table-cell>
          <table:table-cell table:formula="of:=AVERAGE([.AD434:.AD443])" office:value-type="float" office:value="7.86146" calcext:value-type="float">
            <text:p>7.8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.8725" calcext:value-type="float">
            <text:p>2.8725</text:p>
          </table:table-cell>
          <table:table-cell office:value-type="float" office:value="6.8086" calcext:value-type="float">
            <text:p>6.8086</text:p>
          </table:table-cell>
          <table:table-cell table:formula="of:=AVERAGE([.C435:.C444])" office:value-type="float" office:value="8.04216" calcext:value-type="float">
            <text:p>8.04</text:p>
          </table:table-cell>
          <table:table-cell office:value-type="float" office:value="2.9408" calcext:value-type="float">
            <text:p>2.9408</text:p>
          </table:table-cell>
          <table:table-cell office:value-type="float" office:value="7.0691" calcext:value-type="float">
            <text:p>7.0691</text:p>
          </table:table-cell>
          <table:table-cell table:formula="of:=AVERAGE([.F435:.F444])" office:value-type="float" office:value="8.69468" calcext:value-type="float">
            <text:p>8.69</text:p>
          </table:table-cell>
          <table:table-cell office:value-type="float" office:value="1.7888" calcext:value-type="float">
            <text:p>1.7888</text:p>
          </table:table-cell>
          <table:table-cell office:value-type="float" office:value="3.8033" calcext:value-type="float">
            <text:p>3.8033</text:p>
          </table:table-cell>
          <table:table-cell table:formula="of:=AVERAGE([.I435:.I444])" office:value-type="float" office:value="3.27902" calcext:value-type="float">
            <text:p>3.28</text:p>
          </table:table-cell>
          <table:table-cell office:value-type="float" office:value="2.4048" calcext:value-type="float">
            <text:p>2.4048</text:p>
          </table:table-cell>
          <table:table-cell office:value-type="float" office:value="4.5468" calcext:value-type="float">
            <text:p>4.5468</text:p>
          </table:table-cell>
          <table:table-cell table:formula="of:=AVERAGE([.L435:.L444])" office:value-type="float" office:value="5.73023" calcext:value-type="float">
            <text:p>5.73</text:p>
          </table:table-cell>
          <table:table-cell office:value-type="float" office:value="2.8472" calcext:value-type="float">
            <text:p>2.8472</text:p>
          </table:table-cell>
          <table:table-cell office:value-type="float" office:value="13.0077" calcext:value-type="float">
            <text:p>13.0077</text:p>
          </table:table-cell>
          <table:table-cell table:formula="of:=AVERAGE([.O435:.O444])" office:value-type="float" office:value="12.73647" calcext:value-type="float">
            <text:p>12.74</text:p>
          </table:table-cell>
          <table:table-cell office:value-type="float" office:value="2.9472" calcext:value-type="float">
            <text:p>2.9472</text:p>
          </table:table-cell>
          <table:table-cell office:value-type="float" office:value="10.143" calcext:value-type="float">
            <text:p>10.143</text:p>
          </table:table-cell>
          <table:table-cell table:formula="of:=AVERAGE([.R435:.R444])" office:value-type="float" office:value="10.45836" calcext:value-type="float">
            <text:p>10.46</text:p>
          </table:table-cell>
          <table:table-cell office:value-type="float" office:value="2.2125" calcext:value-type="float">
            <text:p>2.2125</text:p>
          </table:table-cell>
          <table:table-cell office:value-type="float" office:value="7.5676" calcext:value-type="float">
            <text:p>7.5676</text:p>
          </table:table-cell>
          <table:table-cell table:formula="of:=AVERAGE([.U435:.U444])" office:value-type="float" office:value="9.65984" calcext:value-type="float">
            <text:p>9.66</text:p>
          </table:table-cell>
          <table:table-cell office:value-type="float" office:value="3.0405" calcext:value-type="float">
            <text:p>3.0405</text:p>
          </table:table-cell>
          <table:table-cell office:value-type="float" office:value="9.2055" calcext:value-type="float">
            <text:p>9.2055</text:p>
          </table:table-cell>
          <table:table-cell table:formula="of:=AVERAGE([.X435:.X444])" office:value-type="float" office:value="10.47815" calcext:value-type="float">
            <text:p>10.48</text:p>
          </table:table-cell>
          <table:table-cell office:value-type="float" office:value="2.6514" calcext:value-type="float">
            <text:p>2.6514</text:p>
          </table:table-cell>
          <table:table-cell office:value-type="float" office:value="7.6855" calcext:value-type="float">
            <text:p>7.6855</text:p>
          </table:table-cell>
          <table:table-cell table:formula="of:=AVERAGE([.AA435:.AA444])" office:value-type="float" office:value="7.29326" calcext:value-type="float">
            <text:p>7.29</text:p>
          </table:table-cell>
          <table:table-cell office:value-type="float" office:value="2.8688" calcext:value-type="float">
            <text:p>2.8688</text:p>
          </table:table-cell>
          <table:table-cell office:value-type="float" office:value="5.424" calcext:value-type="float">
            <text:p>5.424</text:p>
          </table:table-cell>
          <table:table-cell table:formula="of:=AVERAGE([.AD435:.AD444])" office:value-type="float" office:value="7.74926" calcext:value-type="float">
            <text:p>7.7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.8501" calcext:value-type="float">
            <text:p>2.8501</text:p>
          </table:table-cell>
          <table:table-cell office:value-type="float" office:value="8.8098" calcext:value-type="float">
            <text:p>8.8098</text:p>
          </table:table-cell>
          <table:table-cell table:formula="of:=AVERAGE([.C436:.C445])" office:value-type="float" office:value="7.81959" calcext:value-type="float">
            <text:p>7.82</text:p>
          </table:table-cell>
          <table:table-cell office:value-type="float" office:value="2.7606" calcext:value-type="float">
            <text:p>2.7606</text:p>
          </table:table-cell>
          <table:table-cell office:value-type="float" office:value="5.6741" calcext:value-type="float">
            <text:p>5.6741</text:p>
          </table:table-cell>
          <table:table-cell table:formula="of:=AVERAGE([.F436:.F445])" office:value-type="float" office:value="8.23255" calcext:value-type="float">
            <text:p>8.23</text:p>
          </table:table-cell>
          <table:table-cell office:value-type="float" office:value="1.6926" calcext:value-type="float">
            <text:p>1.6926</text:p>
          </table:table-cell>
          <table:table-cell office:value-type="float" office:value="3.5285" calcext:value-type="float">
            <text:p>3.5285</text:p>
          </table:table-cell>
          <table:table-cell table:formula="of:=AVERAGE([.I436:.I445])" office:value-type="float" office:value="3.26071" calcext:value-type="float">
            <text:p>3.26</text:p>
          </table:table-cell>
          <table:table-cell office:value-type="float" office:value="2.5129" calcext:value-type="float">
            <text:p>2.5129</text:p>
          </table:table-cell>
          <table:table-cell office:value-type="float" office:value="5.6882" calcext:value-type="float">
            <text:p>5.6882</text:p>
          </table:table-cell>
          <table:table-cell table:formula="of:=AVERAGE([.L436:.L445])" office:value-type="float" office:value="5.66318" calcext:value-type="float">
            <text:p>5.66</text:p>
          </table:table-cell>
          <table:table-cell office:value-type="float" office:value="3.2074" calcext:value-type="float">
            <text:p>3.2074</text:p>
          </table:table-cell>
          <table:table-cell office:value-type="float" office:value="13.6432" calcext:value-type="float">
            <text:p>13.6432</text:p>
          </table:table-cell>
          <table:table-cell table:formula="of:=AVERAGE([.O436:.O445])" office:value-type="float" office:value="12.86635" calcext:value-type="float">
            <text:p>12.87</text:p>
          </table:table-cell>
          <table:table-cell office:value-type="float" office:value="2.5862" calcext:value-type="float">
            <text:p>2.5862</text:p>
          </table:table-cell>
          <table:table-cell office:value-type="float" office:value="10.8855" calcext:value-type="float">
            <text:p>10.8855</text:p>
          </table:table-cell>
          <table:table-cell table:formula="of:=AVERAGE([.R436:.R445])" office:value-type="float" office:value="10.70583" calcext:value-type="float">
            <text:p>10.71</text:p>
          </table:table-cell>
          <table:table-cell office:value-type="float" office:value="2.2611" calcext:value-type="float">
            <text:p>2.2611</text:p>
          </table:table-cell>
          <table:table-cell office:value-type="float" office:value="7.4473" calcext:value-type="float">
            <text:p>7.4473</text:p>
          </table:table-cell>
          <table:table-cell table:formula="of:=AVERAGE([.U436:.U445])" office:value-type="float" office:value="9.30232" calcext:value-type="float">
            <text:p>9.30</text:p>
          </table:table-cell>
          <table:table-cell office:value-type="float" office:value="2.9403" calcext:value-type="float">
            <text:p>2.9403</text:p>
          </table:table-cell>
          <table:table-cell office:value-type="float" office:value="9.2069" calcext:value-type="float">
            <text:p>9.2069</text:p>
          </table:table-cell>
          <table:table-cell table:formula="of:=AVERAGE([.X436:.X445])" office:value-type="float" office:value="10.1857" calcext:value-type="float">
            <text:p>10.19</text:p>
          </table:table-cell>
          <table:table-cell office:value-type="float" office:value="2.4153" calcext:value-type="float">
            <text:p>2.4153</text:p>
          </table:table-cell>
          <table:table-cell office:value-type="float" office:value="8.2793" calcext:value-type="float">
            <text:p>8.2793</text:p>
          </table:table-cell>
          <table:table-cell table:formula="of:=AVERAGE([.AA436:.AA445])" office:value-type="float" office:value="7.30235" calcext:value-type="float">
            <text:p>7.30</text:p>
          </table:table-cell>
          <table:table-cell office:value-type="float" office:value="3.0532" calcext:value-type="float">
            <text:p>3.0532</text:p>
          </table:table-cell>
          <table:table-cell office:value-type="float" office:value="5.5822" calcext:value-type="float">
            <text:p>5.5822</text:p>
          </table:table-cell>
          <table:table-cell table:formula="of:=AVERAGE([.AD436:.AD445])" office:value-type="float" office:value="7.521" calcext:value-type="float">
            <text:p>7.5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.5012" calcext:value-type="float">
            <text:p>2.5012</text:p>
          </table:table-cell>
          <table:table-cell office:value-type="float" office:value="8.1874" calcext:value-type="float">
            <text:p>8.1874</text:p>
          </table:table-cell>
          <table:table-cell table:formula="of:=AVERAGE([.C437:.C446])" office:value-type="float" office:value="7.63324" calcext:value-type="float">
            <text:p>7.63</text:p>
          </table:table-cell>
          <table:table-cell office:value-type="float" office:value="2.8778" calcext:value-type="float">
            <text:p>2.8778</text:p>
          </table:table-cell>
          <table:table-cell office:value-type="float" office:value="5.2002" calcext:value-type="float">
            <text:p>5.2002</text:p>
          </table:table-cell>
          <table:table-cell table:formula="of:=AVERAGE([.F437:.F446])" office:value-type="float" office:value="7.73183" calcext:value-type="float">
            <text:p>7.73</text:p>
          </table:table-cell>
          <table:table-cell office:value-type="float" office:value="1.6872" calcext:value-type="float">
            <text:p>1.6872</text:p>
          </table:table-cell>
          <table:table-cell office:value-type="float" office:value="3.3241" calcext:value-type="float">
            <text:p>3.3241</text:p>
          </table:table-cell>
          <table:table-cell table:formula="of:=AVERAGE([.I437:.I446])" office:value-type="float" office:value="3.23906" calcext:value-type="float">
            <text:p>3.24</text:p>
          </table:table-cell>
          <table:table-cell office:value-type="float" office:value="2.9352" calcext:value-type="float">
            <text:p>2.9352</text:p>
          </table:table-cell>
          <table:table-cell office:value-type="float" office:value="5.0955" calcext:value-type="float">
            <text:p>5.0955</text:p>
          </table:table-cell>
          <table:table-cell table:formula="of:=AVERAGE([.L437:.L446])" office:value-type="float" office:value="5.48522" calcext:value-type="float">
            <text:p>5.49</text:p>
          </table:table-cell>
          <table:table-cell office:value-type="float" office:value="2.7964" calcext:value-type="float">
            <text:p>2.7964</text:p>
          </table:table-cell>
          <table:table-cell office:value-type="float" office:value="11.6933" calcext:value-type="float">
            <text:p>11.6933</text:p>
          </table:table-cell>
          <table:table-cell table:formula="of:=AVERAGE([.O437:.O446])" office:value-type="float" office:value="12.72309" calcext:value-type="float">
            <text:p>12.72</text:p>
          </table:table-cell>
          <table:table-cell office:value-type="float" office:value="2.4175" calcext:value-type="float">
            <text:p>2.4175</text:p>
          </table:table-cell>
          <table:table-cell office:value-type="float" office:value="10.3906" calcext:value-type="float">
            <text:p>10.3906</text:p>
          </table:table-cell>
          <table:table-cell table:formula="of:=AVERAGE([.R437:.R446])" office:value-type="float" office:value="10.78957" calcext:value-type="float">
            <text:p>10.79</text:p>
          </table:table-cell>
          <table:table-cell office:value-type="float" office:value="2.7241" calcext:value-type="float">
            <text:p>2.7241</text:p>
          </table:table-cell>
          <table:table-cell office:value-type="float" office:value="9.7622" calcext:value-type="float">
            <text:p>9.7622</text:p>
          </table:table-cell>
          <table:table-cell table:formula="of:=AVERAGE([.U437:.U446])" office:value-type="float" office:value="9.17688" calcext:value-type="float">
            <text:p>9.18</text:p>
          </table:table-cell>
          <table:table-cell office:value-type="float" office:value="3.0549" calcext:value-type="float">
            <text:p>3.0549</text:p>
          </table:table-cell>
          <table:table-cell office:value-type="float" office:value="7.4744" calcext:value-type="float">
            <text:p>7.4744</text:p>
          </table:table-cell>
          <table:table-cell table:formula="of:=AVERAGE([.X437:.X446])" office:value-type="float" office:value="9.7033" calcext:value-type="float">
            <text:p>9.70</text:p>
          </table:table-cell>
          <table:table-cell office:value-type="float" office:value="2.9877" calcext:value-type="float">
            <text:p>2.9877</text:p>
          </table:table-cell>
          <table:table-cell office:value-type="float" office:value="8.1536" calcext:value-type="float">
            <text:p>8.1536</text:p>
          </table:table-cell>
          <table:table-cell table:formula="of:=AVERAGE([.AA437:.AA446])" office:value-type="float" office:value="7.2161" calcext:value-type="float">
            <text:p>7.22</text:p>
          </table:table-cell>
          <table:table-cell office:value-type="float" office:value="3.1811" calcext:value-type="float">
            <text:p>3.1811</text:p>
          </table:table-cell>
          <table:table-cell office:value-type="float" office:value="5.3401" calcext:value-type="float">
            <text:p>5.3401</text:p>
          </table:table-cell>
          <table:table-cell table:formula="of:=AVERAGE([.AD437:.AD446])" office:value-type="float" office:value="7.3437" calcext:value-type="float">
            <text:p>7.3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.5726" calcext:value-type="float">
            <text:p>2.5726</text:p>
          </table:table-cell>
          <table:table-cell office:value-type="float" office:value="7.3591" calcext:value-type="float">
            <text:p>7.3591</text:p>
          </table:table-cell>
          <table:table-cell table:formula="of:=AVERAGE([.C438:.C447])" office:value-type="float" office:value="7.53666" calcext:value-type="float">
            <text:p>7.54</text:p>
          </table:table-cell>
          <table:table-cell office:value-type="float" office:value="2.6501" calcext:value-type="float">
            <text:p>2.6501</text:p>
          </table:table-cell>
          <table:table-cell office:value-type="float" office:value="4.7271" calcext:value-type="float">
            <text:p>4.7271</text:p>
          </table:table-cell>
          <table:table-cell table:formula="of:=AVERAGE([.F438:.F447])" office:value-type="float" office:value="7.16104" calcext:value-type="float">
            <text:p>7.16</text:p>
          </table:table-cell>
          <table:table-cell office:value-type="float" office:value="1.7844" calcext:value-type="float">
            <text:p>1.7844</text:p>
          </table:table-cell>
          <table:table-cell office:value-type="float" office:value="4.1186" calcext:value-type="float">
            <text:p>4.1186</text:p>
          </table:table-cell>
          <table:table-cell table:formula="of:=AVERAGE([.I438:.I447])" office:value-type="float" office:value="3.40734" calcext:value-type="float">
            <text:p>3.41</text:p>
          </table:table-cell>
          <table:table-cell office:value-type="float" office:value="2.5702" calcext:value-type="float">
            <text:p>2.5702</text:p>
          </table:table-cell>
          <table:table-cell office:value-type="float" office:value="5.5468" calcext:value-type="float">
            <text:p>5.5468</text:p>
          </table:table-cell>
          <table:table-cell table:formula="of:=AVERAGE([.L438:.L447])" office:value-type="float" office:value="5.3254" calcext:value-type="float">
            <text:p>5.33</text:p>
          </table:table-cell>
          <table:table-cell office:value-type="float" office:value="2.6877" calcext:value-type="float">
            <text:p>2.6877</text:p>
          </table:table-cell>
          <table:table-cell office:value-type="float" office:value="12.2955" calcext:value-type="float">
            <text:p>12.2955</text:p>
          </table:table-cell>
          <table:table-cell table:formula="of:=AVERAGE([.O438:.O447])" office:value-type="float" office:value="12.64729" calcext:value-type="float">
            <text:p>12.65</text:p>
          </table:table-cell>
          <table:table-cell office:value-type="float" office:value="2.5321" calcext:value-type="float">
            <text:p>2.5321</text:p>
          </table:table-cell>
          <table:table-cell office:value-type="float" office:value="11.1623" calcext:value-type="float">
            <text:p>11.1623</text:p>
          </table:table-cell>
          <table:table-cell table:formula="of:=AVERAGE([.R438:.R447])" office:value-type="float" office:value="10.97958" calcext:value-type="float">
            <text:p>10.98</text:p>
          </table:table-cell>
          <table:table-cell office:value-type="float" office:value="2.129" calcext:value-type="float">
            <text:p>2.129</text:p>
          </table:table-cell>
          <table:table-cell office:value-type="float" office:value="8.2624" calcext:value-type="float">
            <text:p>8.2624</text:p>
          </table:table-cell>
          <table:table-cell table:formula="of:=AVERAGE([.U438:.U447])" office:value-type="float" office:value="8.79007" calcext:value-type="float">
            <text:p>8.79</text:p>
          </table:table-cell>
          <table:table-cell office:value-type="float" office:value="2.7463" calcext:value-type="float">
            <text:p>2.7463</text:p>
          </table:table-cell>
          <table:table-cell office:value-type="float" office:value="9.4631" calcext:value-type="float">
            <text:p>9.4631</text:p>
          </table:table-cell>
          <table:table-cell table:formula="of:=AVERAGE([.X438:.X447])" office:value-type="float" office:value="9.51507" calcext:value-type="float">
            <text:p>9.52</text:p>
          </table:table-cell>
          <table:table-cell office:value-type="float" office:value="2.7694" calcext:value-type="float">
            <text:p>2.7694</text:p>
          </table:table-cell>
          <table:table-cell office:value-type="float" office:value="10.1889" calcext:value-type="float">
            <text:p>10.1889</text:p>
          </table:table-cell>
          <table:table-cell table:formula="of:=AVERAGE([.AA438:.AA447])" office:value-type="float" office:value="7.57074" calcext:value-type="float">
            <text:p>7.57</text:p>
          </table:table-cell>
          <table:table-cell office:value-type="float" office:value="3.0187" calcext:value-type="float">
            <text:p>3.0187</text:p>
          </table:table-cell>
          <table:table-cell office:value-type="float" office:value="7.7344" calcext:value-type="float">
            <text:p>7.7344</text:p>
          </table:table-cell>
          <table:table-cell table:formula="of:=AVERAGE([.AD438:.AD447])" office:value-type="float" office:value="7.16607" calcext:value-type="float">
            <text:p>7.1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.5904" calcext:value-type="float">
            <text:p>2.5904</text:p>
          </table:table-cell>
          <table:table-cell office:value-type="float" office:value="6.9737" calcext:value-type="float">
            <text:p>6.9737</text:p>
          </table:table-cell>
          <table:table-cell table:formula="of:=AVERAGE([.C439:.C448])" office:value-type="float" office:value="7.43672" calcext:value-type="float">
            <text:p>7.44</text:p>
          </table:table-cell>
          <table:table-cell office:value-type="float" office:value="2.4552" calcext:value-type="float">
            <text:p>2.4552</text:p>
          </table:table-cell>
          <table:table-cell office:value-type="float" office:value="4.5561" calcext:value-type="float">
            <text:p>4.5561</text:p>
          </table:table-cell>
          <table:table-cell table:formula="of:=AVERAGE([.F439:.F448])" office:value-type="float" office:value="6.78642" calcext:value-type="float">
            <text:p>6.79</text:p>
          </table:table-cell>
          <table:table-cell office:value-type="float" office:value="1.7066" calcext:value-type="float">
            <text:p>1.7066</text:p>
          </table:table-cell>
          <table:table-cell office:value-type="float" office:value="4.0377" calcext:value-type="float">
            <text:p>4.0377</text:p>
          </table:table-cell>
          <table:table-cell table:formula="of:=AVERAGE([.I439:.I448])" office:value-type="float" office:value="3.51182" calcext:value-type="float">
            <text:p>3.51</text:p>
          </table:table-cell>
          <table:table-cell office:value-type="float" office:value="2.2167" calcext:value-type="float">
            <text:p>2.2167</text:p>
          </table:table-cell>
          <table:table-cell office:value-type="float" office:value="5.7556" calcext:value-type="float">
            <text:p>5.7556</text:p>
          </table:table-cell>
          <table:table-cell table:formula="of:=AVERAGE([.L439:.L448])" office:value-type="float" office:value="5.29689" calcext:value-type="float">
            <text:p>5.30</text:p>
          </table:table-cell>
          <table:table-cell office:value-type="float" office:value="2.9198" calcext:value-type="float">
            <text:p>2.9198</text:p>
          </table:table-cell>
          <table:table-cell office:value-type="float" office:value="10.2504" calcext:value-type="float">
            <text:p>10.2504</text:p>
          </table:table-cell>
          <table:table-cell table:formula="of:=AVERAGE([.O439:.O448])" office:value-type="float" office:value="12.489" calcext:value-type="float">
            <text:p>12.49</text:p>
          </table:table-cell>
          <table:table-cell office:value-type="float" office:value="2.507" calcext:value-type="float">
            <text:p>2.507</text:p>
          </table:table-cell>
          <table:table-cell office:value-type="float" office:value="11.5883" calcext:value-type="float">
            <text:p>11.5883</text:p>
          </table:table-cell>
          <table:table-cell table:formula="of:=AVERAGE([.R439:.R448])" office:value-type="float" office:value="11.10929" calcext:value-type="float">
            <text:p>11.11</text:p>
          </table:table-cell>
          <table:table-cell office:value-type="float" office:value="2.4194" calcext:value-type="float">
            <text:p>2.4194</text:p>
          </table:table-cell>
          <table:table-cell office:value-type="float" office:value="9.9369" calcext:value-type="float">
            <text:p>9.9369</text:p>
          </table:table-cell>
          <table:table-cell table:formula="of:=AVERAGE([.U439:.U448])" office:value-type="float" office:value="8.70866" calcext:value-type="float">
            <text:p>8.71</text:p>
          </table:table-cell>
          <table:table-cell office:value-type="float" office:value="2.6607" calcext:value-type="float">
            <text:p>2.6607</text:p>
          </table:table-cell>
          <table:table-cell office:value-type="float" office:value="10.3193" calcext:value-type="float">
            <text:p>10.3193</text:p>
          </table:table-cell>
          <table:table-cell table:formula="of:=AVERAGE([.X439:.X448])" office:value-type="float" office:value="9.34644" calcext:value-type="float">
            <text:p>9.35</text:p>
          </table:table-cell>
          <table:table-cell office:value-type="float" office:value="2.8293" calcext:value-type="float">
            <text:p>2.8293</text:p>
          </table:table-cell>
          <table:table-cell office:value-type="float" office:value="8.2598" calcext:value-type="float">
            <text:p>8.2598</text:p>
          </table:table-cell>
          <table:table-cell table:formula="of:=AVERAGE([.AA439:.AA448])" office:value-type="float" office:value="7.75957" calcext:value-type="float">
            <text:p>7.76</text:p>
          </table:table-cell>
          <table:table-cell office:value-type="float" office:value="3.0958" calcext:value-type="float">
            <text:p>3.0958</text:p>
          </table:table-cell>
          <table:table-cell office:value-type="float" office:value="6.8" calcext:value-type="float">
            <text:p>6.8</text:p>
          </table:table-cell>
          <table:table-cell table:formula="of:=AVERAGE([.AD439:.AD448])" office:value-type="float" office:value="6.88168" calcext:value-type="float">
            <text:p>6.8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.9587" calcext:value-type="float">
            <text:p>2.9587</text:p>
          </table:table-cell>
          <table:table-cell office:value-type="float" office:value="8.0207" calcext:value-type="float">
            <text:p>8.0207</text:p>
          </table:table-cell>
          <table:table-cell table:formula="of:=AVERAGE([.C440:.C449])" office:value-type="float" office:value="7.48092" calcext:value-type="float">
            <text:p>7.48</text:p>
          </table:table-cell>
          <table:table-cell office:value-type="float" office:value="2.581" calcext:value-type="float">
            <text:p>2.581</text:p>
          </table:table-cell>
          <table:table-cell office:value-type="float" office:value="5.5445" calcext:value-type="float">
            <text:p>5.5445</text:p>
          </table:table-cell>
          <table:table-cell table:formula="of:=AVERAGE([.F440:.F449])" office:value-type="float" office:value="6.61668" calcext:value-type="float">
            <text:p>6.62</text:p>
          </table:table-cell>
          <table:table-cell office:value-type="float" office:value="1.9447" calcext:value-type="float">
            <text:p>1.9447</text:p>
          </table:table-cell>
          <table:table-cell office:value-type="float" office:value="3.5388" calcext:value-type="float">
            <text:p>3.5388</text:p>
          </table:table-cell>
          <table:table-cell table:formula="of:=AVERAGE([.I440:.I449])" office:value-type="float" office:value="3.4664" calcext:value-type="float">
            <text:p>3.47</text:p>
          </table:table-cell>
          <table:table-cell office:value-type="float" office:value="2.2179" calcext:value-type="float">
            <text:p>2.2179</text:p>
          </table:table-cell>
          <table:table-cell office:value-type="float" office:value="6.4883" calcext:value-type="float">
            <text:p>6.4883</text:p>
          </table:table-cell>
          <table:table-cell table:formula="of:=AVERAGE([.L440:.L449])" office:value-type="float" office:value="5.27975" calcext:value-type="float">
            <text:p>5.28</text:p>
          </table:table-cell>
          <table:table-cell office:value-type="float" office:value="2.4638" calcext:value-type="float">
            <text:p>2.4638</text:p>
          </table:table-cell>
          <table:table-cell office:value-type="float" office:value="9.0764" calcext:value-type="float">
            <text:p>9.0764</text:p>
          </table:table-cell>
          <table:table-cell table:formula="of:=AVERAGE([.O440:.O449])" office:value-type="float" office:value="12.26216" calcext:value-type="float">
            <text:p>12.26</text:p>
          </table:table-cell>
          <table:table-cell office:value-type="float" office:value="2.1959" calcext:value-type="float">
            <text:p>2.1959</text:p>
          </table:table-cell>
          <table:table-cell office:value-type="float" office:value="8.9108" calcext:value-type="float">
            <text:p>8.9108</text:p>
          </table:table-cell>
          <table:table-cell table:formula="of:=AVERAGE([.R440:.R449])" office:value-type="float" office:value="11.01371" calcext:value-type="float">
            <text:p>11.01</text:p>
          </table:table-cell>
          <table:table-cell office:value-type="float" office:value="2.5756" calcext:value-type="float">
            <text:p>2.5756</text:p>
          </table:table-cell>
          <table:table-cell office:value-type="float" office:value="10.7028" calcext:value-type="float">
            <text:p>10.7028</text:p>
          </table:table-cell>
          <table:table-cell table:formula="of:=AVERAGE([.U440:.U449])" office:value-type="float" office:value="8.83158" calcext:value-type="float">
            <text:p>8.83</text:p>
          </table:table-cell>
          <table:table-cell office:value-type="float" office:value="2.7193" calcext:value-type="float">
            <text:p>2.7193</text:p>
          </table:table-cell>
          <table:table-cell office:value-type="float" office:value="11.1687" calcext:value-type="float">
            <text:p>11.1687</text:p>
          </table:table-cell>
          <table:table-cell table:formula="of:=AVERAGE([.X440:.X449])" office:value-type="float" office:value="9.39388" calcext:value-type="float">
            <text:p>9.39</text:p>
          </table:table-cell>
          <table:table-cell office:value-type="float" office:value="2.5294" calcext:value-type="float">
            <text:p>2.5294</text:p>
          </table:table-cell>
          <table:table-cell office:value-type="float" office:value="8.4125" calcext:value-type="float">
            <text:p>8.4125</text:p>
          </table:table-cell>
          <table:table-cell table:formula="of:=AVERAGE([.AA440:.AA449])" office:value-type="float" office:value="7.93964" calcext:value-type="float">
            <text:p>7.94</text:p>
          </table:table-cell>
          <table:table-cell office:value-type="float" office:value="2.6939" calcext:value-type="float">
            <text:p>2.6939</text:p>
          </table:table-cell>
          <table:table-cell office:value-type="float" office:value="6.7326" calcext:value-type="float">
            <text:p>6.7326</text:p>
          </table:table-cell>
          <table:table-cell table:formula="of:=AVERAGE([.AD440:.AD449])" office:value-type="float" office:value="6.65341" calcext:value-type="float">
            <text:p>6.6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.0305" calcext:value-type="float">
            <text:p>3.0305</text:p>
          </table:table-cell>
          <table:table-cell office:value-type="float" office:value="7.9093" calcext:value-type="float">
            <text:p>7.9093</text:p>
          </table:table-cell>
          <table:table-cell table:formula="of:=AVERAGE([.C441:.C450])" office:value-type="float" office:value="7.58279" calcext:value-type="float">
            <text:p>7.58</text:p>
          </table:table-cell>
          <table:table-cell office:value-type="float" office:value="2.6777" calcext:value-type="float">
            <text:p>2.6777</text:p>
          </table:table-cell>
          <table:table-cell office:value-type="float" office:value="4.6243" calcext:value-type="float">
            <text:p>4.6243</text:p>
          </table:table-cell>
          <table:table-cell table:formula="of:=AVERAGE([.F441:.F450])" office:value-type="float" office:value="6.25781" calcext:value-type="float">
            <text:p>6.26</text:p>
          </table:table-cell>
          <table:table-cell office:value-type="float" office:value="2.0658" calcext:value-type="float">
            <text:p>2.0658</text:p>
          </table:table-cell>
          <table:table-cell office:value-type="float" office:value="3.4834" calcext:value-type="float">
            <text:p>3.4834</text:p>
          </table:table-cell>
          <table:table-cell table:formula="of:=AVERAGE([.I441:.I450])" office:value-type="float" office:value="3.58758" calcext:value-type="float">
            <text:p>3.59</text:p>
          </table:table-cell>
          <table:table-cell office:value-type="float" office:value="2.4692" calcext:value-type="float">
            <text:p>2.4692</text:p>
          </table:table-cell>
          <table:table-cell office:value-type="float" office:value="5.1638" calcext:value-type="float">
            <text:p>5.1638</text:p>
          </table:table-cell>
          <table:table-cell table:formula="of:=AVERAGE([.L441:.L450])" office:value-type="float" office:value="5.19006" calcext:value-type="float">
            <text:p>5.19</text:p>
          </table:table-cell>
          <table:table-cell office:value-type="float" office:value="2.2531" calcext:value-type="float">
            <text:p>2.2531</text:p>
          </table:table-cell>
          <table:table-cell office:value-type="float" office:value="9.5146" calcext:value-type="float">
            <text:p>9.5146</text:p>
          </table:table-cell>
          <table:table-cell table:formula="of:=AVERAGE([.O441:.O450])" office:value-type="float" office:value="11.78318" calcext:value-type="float">
            <text:p>11.78</text:p>
          </table:table-cell>
          <table:table-cell office:value-type="float" office:value="2.2605" calcext:value-type="float">
            <text:p>2.2605</text:p>
          </table:table-cell>
          <table:table-cell office:value-type="float" office:value="10.8061" calcext:value-type="float">
            <text:p>10.8061</text:p>
          </table:table-cell>
          <table:table-cell table:formula="of:=AVERAGE([.R441:.R450])" office:value-type="float" office:value="10.93664" calcext:value-type="float">
            <text:p>10.94</text:p>
          </table:table-cell>
          <table:table-cell office:value-type="float" office:value="2.3946" calcext:value-type="float">
            <text:p>2.3946</text:p>
          </table:table-cell>
          <table:table-cell office:value-type="float" office:value="10.7139" calcext:value-type="float">
            <text:p>10.7139</text:p>
          </table:table-cell>
          <table:table-cell table:formula="of:=AVERAGE([.U441:.U450])" office:value-type="float" office:value="8.939" calcext:value-type="float">
            <text:p>8.94</text:p>
          </table:table-cell>
          <table:table-cell office:value-type="float" office:value="2.9394" calcext:value-type="float">
            <text:p>2.9394</text:p>
          </table:table-cell>
          <table:table-cell office:value-type="float" office:value="10.287" calcext:value-type="float">
            <text:p>10.287</text:p>
          </table:table-cell>
          <table:table-cell table:formula="of:=AVERAGE([.X441:.X450])" office:value-type="float" office:value="9.54387" calcext:value-type="float">
            <text:p>9.54</text:p>
          </table:table-cell>
          <table:table-cell office:value-type="float" office:value="2.7352" calcext:value-type="float">
            <text:p>2.7352</text:p>
          </table:table-cell>
          <table:table-cell office:value-type="float" office:value="7.8538" calcext:value-type="float">
            <text:p>7.8538</text:p>
          </table:table-cell>
          <table:table-cell table:formula="of:=AVERAGE([.AA441:.AA450])" office:value-type="float" office:value="8.08107" calcext:value-type="float">
            <text:p>8.08</text:p>
          </table:table-cell>
          <table:table-cell office:value-type="float" office:value="2.6273" calcext:value-type="float">
            <text:p>2.6273</text:p>
          </table:table-cell>
          <table:table-cell office:value-type="float" office:value="10.5173" calcext:value-type="float">
            <text:p>10.5173</text:p>
          </table:table-cell>
          <table:table-cell table:formula="of:=AVERAGE([.AD441:.AD450])" office:value-type="float" office:value="6.78711" calcext:value-type="float">
            <text:p>6.7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.9778" calcext:value-type="float">
            <text:p>2.9778</text:p>
          </table:table-cell>
          <table:table-cell office:value-type="float" office:value="8.5806" calcext:value-type="float">
            <text:p>8.5806</text:p>
          </table:table-cell>
          <table:table-cell table:formula="of:=AVERAGE([.C442:.C451])" office:value-type="float" office:value="7.7837" calcext:value-type="float">
            <text:p>7.78</text:p>
          </table:table-cell>
          <table:table-cell office:value-type="float" office:value="2.962" calcext:value-type="float">
            <text:p>2.962</text:p>
          </table:table-cell>
          <table:table-cell office:value-type="float" office:value="4.8462" calcext:value-type="float">
            <text:p>4.8462</text:p>
          </table:table-cell>
          <table:table-cell table:formula="of:=AVERAGE([.F442:.F451])" office:value-type="float" office:value="5.86572" calcext:value-type="float">
            <text:p>5.87</text:p>
          </table:table-cell>
          <table:table-cell office:value-type="float" office:value="2.2674" calcext:value-type="float">
            <text:p>2.2674</text:p>
          </table:table-cell>
          <table:table-cell office:value-type="float" office:value="4.0886" calcext:value-type="float">
            <text:p>4.0886</text:p>
          </table:table-cell>
          <table:table-cell table:formula="of:=AVERAGE([.I442:.I451])" office:value-type="float" office:value="3.73888" calcext:value-type="float">
            <text:p>3.74</text:p>
          </table:table-cell>
          <table:table-cell office:value-type="float" office:value="2.4289" calcext:value-type="float">
            <text:p>2.4289</text:p>
          </table:table-cell>
          <table:table-cell office:value-type="float" office:value="4.9556" calcext:value-type="float">
            <text:p>4.9556</text:p>
          </table:table-cell>
          <table:table-cell table:formula="of:=AVERAGE([.L442:.L451])" office:value-type="float" office:value="5.17794" calcext:value-type="float">
            <text:p>5.18</text:p>
          </table:table-cell>
          <table:table-cell office:value-type="float" office:value="2.8967" calcext:value-type="float">
            <text:p>2.8967</text:p>
          </table:table-cell>
          <table:table-cell office:value-type="float" office:value="11.7126" calcext:value-type="float">
            <text:p>11.7126</text:p>
          </table:table-cell>
          <table:table-cell table:formula="of:=AVERAGE([.O442:.O451])" office:value-type="float" office:value="11.78416" calcext:value-type="float">
            <text:p>11.78</text:p>
          </table:table-cell>
          <table:table-cell office:value-type="float" office:value="2.4279" calcext:value-type="float">
            <text:p>2.4279</text:p>
          </table:table-cell>
          <table:table-cell office:value-type="float" office:value="10.6377" calcext:value-type="float">
            <text:p>10.6377</text:p>
          </table:table-cell>
          <table:table-cell table:formula="of:=AVERAGE([.R442:.R451])" office:value-type="float" office:value="10.94329" calcext:value-type="float">
            <text:p>10.94</text:p>
          </table:table-cell>
          <table:table-cell office:value-type="float" office:value="2.8294" calcext:value-type="float">
            <text:p>2.8294</text:p>
          </table:table-cell>
          <table:table-cell office:value-type="float" office:value="11.9214" calcext:value-type="float">
            <text:p>11.9214</text:p>
          </table:table-cell>
          <table:table-cell table:formula="of:=AVERAGE([.U442:.U451])" office:value-type="float" office:value="9.37889" calcext:value-type="float">
            <text:p>9.38</text:p>
          </table:table-cell>
          <table:table-cell office:value-type="float" office:value="2.8386" calcext:value-type="float">
            <text:p>2.8386</text:p>
          </table:table-cell>
          <table:table-cell office:value-type="float" office:value="11.023" calcext:value-type="float">
            <text:p>11.023</text:p>
          </table:table-cell>
          <table:table-cell table:formula="of:=AVERAGE([.X442:.X451])" office:value-type="float" office:value="9.77745" calcext:value-type="float">
            <text:p>9.78</text:p>
          </table:table-cell>
          <table:table-cell office:value-type="float" office:value="2.5049" calcext:value-type="float">
            <text:p>2.5049</text:p>
          </table:table-cell>
          <table:table-cell office:value-type="float" office:value="7.6848" calcext:value-type="float">
            <text:p>7.6848</text:p>
          </table:table-cell>
          <table:table-cell table:formula="of:=AVERAGE([.AA442:.AA451])" office:value-type="float" office:value="8.18499" calcext:value-type="float">
            <text:p>8.18</text:p>
          </table:table-cell>
          <table:table-cell office:value-type="float" office:value="2.7062" calcext:value-type="float">
            <text:p>2.7062</text:p>
          </table:table-cell>
          <table:table-cell office:value-type="float" office:value="9.6733" calcext:value-type="float">
            <text:p>9.6733</text:p>
          </table:table-cell>
          <table:table-cell table:formula="of:=AVERAGE([.AD442:.AD451])" office:value-type="float" office:value="6.93249" calcext:value-type="float">
            <text:p>6.9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.8418" calcext:value-type="float">
            <text:p>2.8418</text:p>
          </table:table-cell>
          <table:table-cell office:value-type="float" office:value="7.3127" calcext:value-type="float">
            <text:p>7.3127</text:p>
          </table:table-cell>
          <table:table-cell table:formula="of:=AVERAGE([.C443:.C452])" office:value-type="float" office:value="7.7017" calcext:value-type="float">
            <text:p>7.70</text:p>
          </table:table-cell>
          <table:table-cell office:value-type="float" office:value="2.605" calcext:value-type="float">
            <text:p>2.605</text:p>
          </table:table-cell>
          <table:table-cell office:value-type="float" office:value="6.6392" calcext:value-type="float">
            <text:p>6.6392</text:p>
          </table:table-cell>
          <table:table-cell table:formula="of:=AVERAGE([.F443:.F452])" office:value-type="float" office:value="5.5721" calcext:value-type="float">
            <text:p>5.57</text:p>
          </table:table-cell>
          <table:table-cell office:value-type="float" office:value="2.1972" calcext:value-type="float">
            <text:p>2.1972</text:p>
          </table:table-cell>
          <table:table-cell office:value-type="float" office:value="3.2837" calcext:value-type="float">
            <text:p>3.2837</text:p>
          </table:table-cell>
          <table:table-cell table:formula="of:=AVERAGE([.I443:.I452])" office:value-type="float" office:value="3.64922" calcext:value-type="float">
            <text:p>3.65</text:p>
          </table:table-cell>
          <table:table-cell office:value-type="float" office:value="2.6021" calcext:value-type="float">
            <text:p>2.6021</text:p>
          </table:table-cell>
          <table:table-cell office:value-type="float" office:value="6.2472" calcext:value-type="float">
            <text:p>6.2472</text:p>
          </table:table-cell>
          <table:table-cell table:formula="of:=AVERAGE([.L443:.L452])" office:value-type="float" office:value="5.37952" calcext:value-type="float">
            <text:p>5.38</text:p>
          </table:table-cell>
          <table:table-cell office:value-type="float" office:value="2.728" calcext:value-type="float">
            <text:p>2.728</text:p>
          </table:table-cell>
          <table:table-cell office:value-type="float" office:value="10.1013" calcext:value-type="float">
            <text:p>10.1013</text:p>
          </table:table-cell>
          <table:table-cell table:formula="of:=AVERAGE([.O443:.O452])" office:value-type="float" office:value="11.58276" calcext:value-type="float">
            <text:p>11.58</text:p>
          </table:table-cell>
          <table:table-cell office:value-type="float" office:value="2.0504" calcext:value-type="float">
            <text:p>2.0504</text:p>
          </table:table-cell>
          <table:table-cell office:value-type="float" office:value="14.0947" calcext:value-type="float">
            <text:p>14.0947</text:p>
          </table:table-cell>
          <table:table-cell table:formula="of:=AVERAGE([.R443:.R452])" office:value-type="float" office:value="11.03621" calcext:value-type="float">
            <text:p>11.04</text:p>
          </table:table-cell>
          <table:table-cell office:value-type="float" office:value="2.7206" calcext:value-type="float">
            <text:p>2.7206</text:p>
          </table:table-cell>
          <table:table-cell office:value-type="float" office:value="13.1711" calcext:value-type="float">
            <text:p>13.1711</text:p>
          </table:table-cell>
          <table:table-cell table:formula="of:=AVERAGE([.U443:.U452])" office:value-type="float" office:value="9.85561" calcext:value-type="float">
            <text:p>9.86</text:p>
          </table:table-cell>
          <table:table-cell office:value-type="float" office:value="2.7204" calcext:value-type="float">
            <text:p>2.7204</text:p>
          </table:table-cell>
          <table:table-cell office:value-type="float" office:value="11.2377" calcext:value-type="float">
            <text:p>11.2377</text:p>
          </table:table-cell>
          <table:table-cell table:formula="of:=AVERAGE([.X443:.X452])" office:value-type="float" office:value="9.90367" calcext:value-type="float">
            <text:p>9.90</text:p>
          </table:table-cell>
          <table:table-cell office:value-type="float" office:value="2.2661" calcext:value-type="float">
            <text:p>2.2661</text:p>
          </table:table-cell>
          <table:table-cell office:value-type="float" office:value="8.6396" calcext:value-type="float">
            <text:p>8.6396</text:p>
          </table:table-cell>
          <table:table-cell table:formula="of:=AVERAGE([.AA443:.AA452])" office:value-type="float" office:value="8.27163" calcext:value-type="float">
            <text:p>8.27</text:p>
          </table:table-cell>
          <table:table-cell office:value-type="float" office:value="2.618" calcext:value-type="float">
            <text:p>2.618</text:p>
          </table:table-cell>
          <table:table-cell office:value-type="float" office:value="11.5765" calcext:value-type="float">
            <text:p>11.5765</text:p>
          </table:table-cell>
          <table:table-cell table:formula="of:=AVERAGE([.AD443:.AD452])" office:value-type="float" office:value="7.51652" calcext:value-type="float">
            <text:p>7.5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.8532" calcext:value-type="float">
            <text:p>2.8532</text:p>
          </table:table-cell>
          <table:table-cell office:value-type="float" office:value="7.6423" calcext:value-type="float">
            <text:p>7.6423</text:p>
          </table:table-cell>
          <table:table-cell table:formula="of:=AVERAGE([.C444:.C453])" office:value-type="float" office:value="7.76042" calcext:value-type="float">
            <text:p>7.76</text:p>
          </table:table-cell>
          <table:table-cell office:value-type="float" office:value="2.8253" calcext:value-type="float">
            <text:p>2.8253</text:p>
          </table:table-cell>
          <table:table-cell office:value-type="float" office:value="5.8042" calcext:value-type="float">
            <text:p>5.8042</text:p>
          </table:table-cell>
          <table:table-cell table:formula="of:=AVERAGE([.F444:.F453])" office:value-type="float" office:value="5.4685" calcext:value-type="float">
            <text:p>5.47</text:p>
          </table:table-cell>
          <table:table-cell office:value-type="float" office:value="2.35" calcext:value-type="float">
            <text:p>2.35</text:p>
          </table:table-cell>
          <table:table-cell office:value-type="float" office:value="4.3724" calcext:value-type="float">
            <text:p>4.3724</text:p>
          </table:table-cell>
          <table:table-cell table:formula="of:=AVERAGE([.I444:.I453])" office:value-type="float" office:value="3.75791" calcext:value-type="float">
            <text:p>3.76</text:p>
          </table:table-cell>
          <table:table-cell office:value-type="float" office:value="2.5995" calcext:value-type="float">
            <text:p>2.5995</text:p>
          </table:table-cell>
          <table:table-cell office:value-type="float" office:value="6.1884" calcext:value-type="float">
            <text:p>6.1884</text:p>
          </table:table-cell>
          <table:table-cell table:formula="of:=AVERAGE([.L444:.L453])" office:value-type="float" office:value="5.56762" calcext:value-type="float">
            <text:p>5.57</text:p>
          </table:table-cell>
          <table:table-cell office:value-type="float" office:value="2.8715" calcext:value-type="float">
            <text:p>2.8715</text:p>
          </table:table-cell>
          <table:table-cell office:value-type="float" office:value="11.7291" calcext:value-type="float">
            <text:p>11.7291</text:p>
          </table:table-cell>
          <table:table-cell table:formula="of:=AVERAGE([.O444:.O453])" office:value-type="float" office:value="11.30241" calcext:value-type="float">
            <text:p>11.30</text:p>
          </table:table-cell>
          <table:table-cell office:value-type="float" office:value="2.0137" calcext:value-type="float">
            <text:p>2.0137</text:p>
          </table:table-cell>
          <table:table-cell office:value-type="float" office:value="14.6825" calcext:value-type="float">
            <text:p>14.6825</text:p>
          </table:table-cell>
          <table:table-cell table:formula="of:=AVERAGE([.R444:.R453])" office:value-type="float" office:value="11.33015" calcext:value-type="float">
            <text:p>11.33</text:p>
          </table:table-cell>
          <table:table-cell office:value-type="float" office:value="3.1366" calcext:value-type="float">
            <text:p>3.1366</text:p>
          </table:table-cell>
          <table:table-cell office:value-type="float" office:value="14.4275" calcext:value-type="float">
            <text:p>14.4275</text:p>
          </table:table-cell>
          <table:table-cell table:formula="of:=AVERAGE([.U444:.U453])" office:value-type="float" office:value="10.39131" calcext:value-type="float">
            <text:p>10.39</text:p>
          </table:table-cell>
          <table:table-cell office:value-type="float" office:value="3.2254" calcext:value-type="float">
            <text:p>3.2254</text:p>
          </table:table-cell>
          <table:table-cell office:value-type="float" office:value="12.7465" calcext:value-type="float">
            <text:p>12.7465</text:p>
          </table:table-cell>
          <table:table-cell table:formula="of:=AVERAGE([.X444:.X453])" office:value-type="float" office:value="10.21321" calcext:value-type="float">
            <text:p>10.21</text:p>
          </table:table-cell>
          <table:table-cell office:value-type="float" office:value="2.3364" calcext:value-type="float">
            <text:p>2.3364</text:p>
          </table:table-cell>
          <table:table-cell office:value-type="float" office:value="7.6164" calcext:value-type="float">
            <text:p>7.6164</text:p>
          </table:table-cell>
          <table:table-cell table:formula="of:=AVERAGE([.AA444:.AA453])" office:value-type="float" office:value="8.27742" calcext:value-type="float">
            <text:p>8.28</text:p>
          </table:table-cell>
          <table:table-cell office:value-type="float" office:value="2.802" calcext:value-type="float">
            <text:p>2.802</text:p>
          </table:table-cell>
          <table:table-cell office:value-type="float" office:value="11.0167" calcext:value-type="float">
            <text:p>11.0167</text:p>
          </table:table-cell>
          <table:table-cell table:formula="of:=AVERAGE([.AD444:.AD453])" office:value-type="float" office:value="8.03971" calcext:value-type="float">
            <text:p>8.0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.7018" calcext:value-type="float">
            <text:p>2.7018</text:p>
          </table:table-cell>
          <table:table-cell office:value-type="float" office:value="8.157" calcext:value-type="float">
            <text:p>8.157</text:p>
          </table:table-cell>
          <table:table-cell table:formula="of:=AVERAGE([.C445:.C454])" office:value-type="float" office:value="7.89526" calcext:value-type="float">
            <text:p>7.90</text:p>
          </table:table-cell>
          <table:table-cell office:value-type="float" office:value="3.1675" calcext:value-type="float">
            <text:p>3.1675</text:p>
          </table:table-cell>
          <table:table-cell office:value-type="float" office:value="6.5815" calcext:value-type="float">
            <text:p>6.5815</text:p>
          </table:table-cell>
          <table:table-cell table:formula="of:=AVERAGE([.F445:.F454])" office:value-type="float" office:value="5.41974" calcext:value-type="float">
            <text:p>5.42</text:p>
          </table:table-cell>
          <table:table-cell office:value-type="float" office:value="2.2969" calcext:value-type="float">
            <text:p>2.2969</text:p>
          </table:table-cell>
          <table:table-cell office:value-type="float" office:value="4.3521" calcext:value-type="float">
            <text:p>4.3521</text:p>
          </table:table-cell>
          <table:table-cell table:formula="of:=AVERAGE([.I445:.I454])" office:value-type="float" office:value="3.81279" calcext:value-type="float">
            <text:p>3.81</text:p>
          </table:table-cell>
          <table:table-cell office:value-type="float" office:value="2.5412" calcext:value-type="float">
            <text:p>2.5412</text:p>
          </table:table-cell>
          <table:table-cell office:value-type="float" office:value="5.5299" calcext:value-type="float">
            <text:p>5.5299</text:p>
          </table:table-cell>
          <table:table-cell table:formula="of:=AVERAGE([.L445:.L454])" office:value-type="float" office:value="5.66593" calcext:value-type="float">
            <text:p>5.67</text:p>
          </table:table-cell>
          <table:table-cell office:value-type="float" office:value="2.7762" calcext:value-type="float">
            <text:p>2.7762</text:p>
          </table:table-cell>
          <table:table-cell office:value-type="float" office:value="10.5801" calcext:value-type="float">
            <text:p>10.5801</text:p>
          </table:table-cell>
          <table:table-cell table:formula="of:=AVERAGE([.O445:.O454])" office:value-type="float" office:value="11.05965" calcext:value-type="float">
            <text:p>11.06</text:p>
          </table:table-cell>
          <table:table-cell office:value-type="float" office:value="2.2566" calcext:value-type="float">
            <text:p>2.2566</text:p>
          </table:table-cell>
          <table:table-cell office:value-type="float" office:value="14.8815" calcext:value-type="float">
            <text:p>14.8815</text:p>
          </table:table-cell>
          <table:table-cell table:formula="of:=AVERAGE([.R445:.R454])" office:value-type="float" office:value="11.804" calcext:value-type="float">
            <text:p>11.80</text:p>
          </table:table-cell>
          <table:table-cell office:value-type="float" office:value="2.9503" calcext:value-type="float">
            <text:p>2.9503</text:p>
          </table:table-cell>
          <table:table-cell office:value-type="float" office:value="13.4529" calcext:value-type="float">
            <text:p>13.4529</text:p>
          </table:table-cell>
          <table:table-cell table:formula="of:=AVERAGE([.U445:.U454])" office:value-type="float" office:value="10.97984" calcext:value-type="float">
            <text:p>10.98</text:p>
          </table:table-cell>
          <table:table-cell office:value-type="float" office:value="2.7374" calcext:value-type="float">
            <text:p>2.7374</text:p>
          </table:table-cell>
          <table:table-cell office:value-type="float" office:value="11.8205" calcext:value-type="float">
            <text:p>11.8205</text:p>
          </table:table-cell>
          <table:table-cell table:formula="of:=AVERAGE([.X445:.X454])" office:value-type="float" office:value="10.47471" calcext:value-type="float">
            <text:p>10.47</text:p>
          </table:table-cell>
          <table:table-cell office:value-type="float" office:value="2.6202" calcext:value-type="float">
            <text:p>2.6202</text:p>
          </table:table-cell>
          <table:table-cell office:value-type="float" office:value="7.9161" calcext:value-type="float">
            <text:p>7.9161</text:p>
          </table:table-cell>
          <table:table-cell table:formula="of:=AVERAGE([.AA445:.AA454])" office:value-type="float" office:value="8.30048" calcext:value-type="float">
            <text:p>8.30</text:p>
          </table:table-cell>
          <table:table-cell office:value-type="float" office:value="2.5138" calcext:value-type="float">
            <text:p>2.5138</text:p>
          </table:table-cell>
          <table:table-cell office:value-type="float" office:value="8.8732" calcext:value-type="float">
            <text:p>8.8732</text:p>
          </table:table-cell>
          <table:table-cell table:formula="of:=AVERAGE([.AD445:.AD454])" office:value-type="float" office:value="8.38463" calcext:value-type="float">
            <text:p>8.3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.3599" calcext:value-type="float">
            <text:p>2.3599</text:p>
          </table:table-cell>
          <table:table-cell office:value-type="float" office:value="6.0122" calcext:value-type="float">
            <text:p>6.0122</text:p>
          </table:table-cell>
          <table:table-cell table:formula="of:=AVERAGE([.C446:.C455])" office:value-type="float" office:value="7.6155" calcext:value-type="float">
            <text:p>7.62</text:p>
          </table:table-cell>
          <table:table-cell office:value-type="float" office:value="2.9566" calcext:value-type="float">
            <text:p>2.9566</text:p>
          </table:table-cell>
          <table:table-cell office:value-type="float" office:value="5.7101" calcext:value-type="float">
            <text:p>5.7101</text:p>
          </table:table-cell>
          <table:table-cell table:formula="of:=AVERAGE([.F446:.F455])" office:value-type="float" office:value="5.42334" calcext:value-type="float">
            <text:p>5.42</text:p>
          </table:table-cell>
          <table:table-cell office:value-type="float" office:value="2.0556" calcext:value-type="float">
            <text:p>2.0556</text:p>
          </table:table-cell>
          <table:table-cell office:value-type="float" office:value="5.267" calcext:value-type="float">
            <text:p>5.267</text:p>
          </table:table-cell>
          <table:table-cell table:formula="of:=AVERAGE([.I446:.I455])" office:value-type="float" office:value="3.98664" calcext:value-type="float">
            <text:p>3.99</text:p>
          </table:table-cell>
          <table:table-cell office:value-type="float" office:value="2.5168" calcext:value-type="float">
            <text:p>2.5168</text:p>
          </table:table-cell>
          <table:table-cell office:value-type="float" office:value="5.8087" calcext:value-type="float">
            <text:p>5.8087</text:p>
          </table:table-cell>
          <table:table-cell table:formula="of:=AVERAGE([.L446:.L455])" office:value-type="float" office:value="5.67798" calcext:value-type="float">
            <text:p>5.68</text:p>
          </table:table-cell>
          <table:table-cell office:value-type="float" office:value="2.6124" calcext:value-type="float">
            <text:p>2.6124</text:p>
          </table:table-cell>
          <table:table-cell office:value-type="float" office:value="8.3151" calcext:value-type="float">
            <text:p>8.3151</text:p>
          </table:table-cell>
          <table:table-cell table:formula="of:=AVERAGE([.O446:.O455])" office:value-type="float" office:value="10.52684" calcext:value-type="float">
            <text:p>10.53</text:p>
          </table:table-cell>
          <table:table-cell office:value-type="float" office:value="2.5203" calcext:value-type="float">
            <text:p>2.5203</text:p>
          </table:table-cell>
          <table:table-cell office:value-type="float" office:value="13.0246" calcext:value-type="float">
            <text:p>13.0246</text:p>
          </table:table-cell>
          <table:table-cell table:formula="of:=AVERAGE([.R446:.R455])" office:value-type="float" office:value="12.01791" calcext:value-type="float">
            <text:p>12.02</text:p>
          </table:table-cell>
          <table:table-cell office:value-type="float" office:value="3.0608" calcext:value-type="float">
            <text:p>3.0608</text:p>
          </table:table-cell>
          <table:table-cell office:value-type="float" office:value="12.9919" calcext:value-type="float">
            <text:p>12.9919</text:p>
          </table:table-cell>
          <table:table-cell table:formula="of:=AVERAGE([.U446:.U455])" office:value-type="float" office:value="11.5343" calcext:value-type="float">
            <text:p>11.53</text:p>
          </table:table-cell>
          <table:table-cell office:value-type="float" office:value="2.9235" calcext:value-type="float">
            <text:p>2.9235</text:p>
          </table:table-cell>
          <table:table-cell office:value-type="float" office:value="13.004" calcext:value-type="float">
            <text:p>13.004</text:p>
          </table:table-cell>
          <table:table-cell table:formula="of:=AVERAGE([.X446:.X455])" office:value-type="float" office:value="10.85442" calcext:value-type="float">
            <text:p>10.85</text:p>
          </table:table-cell>
          <table:table-cell office:value-type="float" office:value="2.1748" calcext:value-type="float">
            <text:p>2.1748</text:p>
          </table:table-cell>
          <table:table-cell office:value-type="float" office:value="9.3011" calcext:value-type="float">
            <text:p>9.3011</text:p>
          </table:table-cell>
          <table:table-cell table:formula="of:=AVERAGE([.AA446:.AA455])" office:value-type="float" office:value="8.40266" calcext:value-type="float">
            <text:p>8.40</text:p>
          </table:table-cell>
          <table:table-cell office:value-type="float" office:value="2.5183" calcext:value-type="float">
            <text:p>2.5183</text:p>
          </table:table-cell>
          <table:table-cell office:value-type="float" office:value="7.5237" calcext:value-type="float">
            <text:p>7.5237</text:p>
          </table:table-cell>
          <table:table-cell table:formula="of:=AVERAGE([.AD446:.AD455])" office:value-type="float" office:value="8.57878" calcext:value-type="float">
            <text:p>8.5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.8536" calcext:value-type="float">
            <text:p>2.8536</text:p>
          </table:table-cell>
          <table:table-cell office:value-type="float" office:value="6.7116" calcext:value-type="float">
            <text:p>6.7116</text:p>
          </table:table-cell>
          <table:table-cell table:formula="of:=AVERAGE([.C447:.C456])" office:value-type="float" office:value="7.46792" calcext:value-type="float">
            <text:p>7.47</text:p>
          </table:table-cell>
          <table:table-cell office:value-type="float" office:value="3.1456" calcext:value-type="float">
            <text:p>3.1456</text:p>
          </table:table-cell>
          <table:table-cell office:value-type="float" office:value="6.225" calcext:value-type="float">
            <text:p>6.225</text:p>
          </table:table-cell>
          <table:table-cell table:formula="of:=AVERAGE([.F447:.F456])" office:value-type="float" office:value="5.52582" calcext:value-type="float">
            <text:p>5.53</text:p>
          </table:table-cell>
          <table:table-cell office:value-type="float" office:value="2.3306" calcext:value-type="float">
            <text:p>2.3306</text:p>
          </table:table-cell>
          <table:table-cell office:value-type="float" office:value="4.031" calcext:value-type="float">
            <text:p>4.031</text:p>
          </table:table-cell>
          <table:table-cell table:formula="of:=AVERAGE([.I447:.I456])" office:value-type="float" office:value="4.05733" calcext:value-type="float">
            <text:p>4.06</text:p>
          </table:table-cell>
          <table:table-cell office:value-type="float" office:value="2.6915" calcext:value-type="float">
            <text:p>2.6915</text:p>
          </table:table-cell>
          <table:table-cell office:value-type="float" office:value="5.7854" calcext:value-type="float">
            <text:p>5.7854</text:p>
          </table:table-cell>
          <table:table-cell table:formula="of:=AVERAGE([.L447:.L456])" office:value-type="float" office:value="5.74697" calcext:value-type="float">
            <text:p>5.75</text:p>
          </table:table-cell>
          <table:table-cell office:value-type="float" office:value="3.0582" calcext:value-type="float">
            <text:p>3.0582</text:p>
          </table:table-cell>
          <table:table-cell office:value-type="float" office:value="7.9238" calcext:value-type="float">
            <text:p>7.9238</text:p>
          </table:table-cell>
          <table:table-cell table:formula="of:=AVERAGE([.O447:.O456])" office:value-type="float" office:value="10.14989" calcext:value-type="float">
            <text:p>10.15</text:p>
          </table:table-cell>
          <table:table-cell office:value-type="float" office:value="2.625" calcext:value-type="float">
            <text:p>2.625</text:p>
          </table:table-cell>
          <table:table-cell office:value-type="float" office:value="13.3449" calcext:value-type="float">
            <text:p>13.3449</text:p>
          </table:table-cell>
          <table:table-cell table:formula="of:=AVERAGE([.R447:.R456])" office:value-type="float" office:value="12.31334" calcext:value-type="float">
            <text:p>12.31</text:p>
          </table:table-cell>
          <table:table-cell office:value-type="float" office:value="3.2086" calcext:value-type="float">
            <text:p>3.2086</text:p>
          </table:table-cell>
          <table:table-cell office:value-type="float" office:value="12.983" calcext:value-type="float">
            <text:p>12.983</text:p>
          </table:table-cell>
          <table:table-cell table:formula="of:=AVERAGE([.U447:.U456])" office:value-type="float" office:value="11.85638" calcext:value-type="float">
            <text:p>11.86</text:p>
          </table:table-cell>
          <table:table-cell office:value-type="float" office:value="2.6813" calcext:value-type="float">
            <text:p>2.6813</text:p>
          </table:table-cell>
          <table:table-cell office:value-type="float" office:value="13.6757" calcext:value-type="float">
            <text:p>13.6757</text:p>
          </table:table-cell>
          <table:table-cell table:formula="of:=AVERAGE([.X447:.X456])" office:value-type="float" office:value="11.47455" calcext:value-type="float">
            <text:p>11.47</text:p>
          </table:table-cell>
          <table:table-cell office:value-type="float" office:value="2.1715" calcext:value-type="float">
            <text:p>2.1715</text:p>
          </table:table-cell>
          <table:table-cell office:value-type="float" office:value="8.4565" calcext:value-type="float">
            <text:p>8.4565</text:p>
          </table:table-cell>
          <table:table-cell table:formula="of:=AVERAGE([.AA447:.AA456])" office:value-type="float" office:value="8.43295" calcext:value-type="float">
            <text:p>8.43</text:p>
          </table:table-cell>
          <table:table-cell office:value-type="float" office:value="2.4965" calcext:value-type="float">
            <text:p>2.4965</text:p>
          </table:table-cell>
          <table:table-cell office:value-type="float" office:value="9.1521" calcext:value-type="float">
            <text:p>9.1521</text:p>
          </table:table-cell>
          <table:table-cell table:formula="of:=AVERAGE([.AD447:.AD456])" office:value-type="float" office:value="8.95998" calcext:value-type="float">
            <text:p>8.9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.5706" calcext:value-type="float">
            <text:p>2.5706</text:p>
          </table:table-cell>
          <table:table-cell office:value-type="float" office:value="9.048" calcext:value-type="float">
            <text:p>9.048</text:p>
          </table:table-cell>
          <table:table-cell table:formula="of:=AVERAGE([.C448:.C457])" office:value-type="float" office:value="7.63681" calcext:value-type="float">
            <text:p>7.64</text:p>
          </table:table-cell>
          <table:table-cell office:value-type="float" office:value="3.062" calcext:value-type="float">
            <text:p>3.062</text:p>
          </table:table-cell>
          <table:table-cell office:value-type="float" office:value="6.2335" calcext:value-type="float">
            <text:p>6.2335</text:p>
          </table:table-cell>
          <table:table-cell table:formula="of:=AVERAGE([.F448:.F457])" office:value-type="float" office:value="5.67646" calcext:value-type="float">
            <text:p>5.68</text:p>
          </table:table-cell>
          <table:table-cell office:value-type="float" office:value="2.7671" calcext:value-type="float">
            <text:p>2.7671</text:p>
          </table:table-cell>
          <table:table-cell office:value-type="float" office:value="4.6431" calcext:value-type="float">
            <text:p>4.6431</text:p>
          </table:table-cell>
          <table:table-cell table:formula="of:=AVERAGE([.I448:.I457])" office:value-type="float" office:value="4.10978" calcext:value-type="float">
            <text:p>4.11</text:p>
          </table:table-cell>
          <table:table-cell office:value-type="float" office:value="2.5597" calcext:value-type="float">
            <text:p>2.5597</text:p>
          </table:table-cell>
          <table:table-cell office:value-type="float" office:value="6.454" calcext:value-type="float">
            <text:p>6.454</text:p>
          </table:table-cell>
          <table:table-cell table:formula="of:=AVERAGE([.L448:.L457])" office:value-type="float" office:value="5.83769" calcext:value-type="float">
            <text:p>5.84</text:p>
          </table:table-cell>
          <table:table-cell office:value-type="float" office:value="2.524" calcext:value-type="float">
            <text:p>2.524</text:p>
          </table:table-cell>
          <table:table-cell office:value-type="float" office:value="8.244" calcext:value-type="float">
            <text:p>8.244</text:p>
          </table:table-cell>
          <table:table-cell table:formula="of:=AVERAGE([.O448:.O457])" office:value-type="float" office:value="9.74474" calcext:value-type="float">
            <text:p>9.74</text:p>
          </table:table-cell>
          <table:table-cell office:value-type="float" office:value="3.0373" calcext:value-type="float">
            <text:p>3.0373</text:p>
          </table:table-cell>
          <table:table-cell office:value-type="float" office:value="12.4807" calcext:value-type="float">
            <text:p>12.4807</text:p>
          </table:table-cell>
          <table:table-cell table:formula="of:=AVERAGE([.R448:.R457])" office:value-type="float" office:value="12.44518" calcext:value-type="float">
            <text:p>12.45</text:p>
          </table:table-cell>
          <table:table-cell office:value-type="float" office:value="2.7796" calcext:value-type="float">
            <text:p>2.7796</text:p>
          </table:table-cell>
          <table:table-cell office:value-type="float" office:value="13.0785" calcext:value-type="float">
            <text:p>13.0785</text:p>
          </table:table-cell>
          <table:table-cell table:formula="of:=AVERAGE([.U448:.U457])" office:value-type="float" office:value="12.33799" calcext:value-type="float">
            <text:p>12.34</text:p>
          </table:table-cell>
          <table:table-cell office:value-type="float" office:value="2.6329" calcext:value-type="float">
            <text:p>2.6329</text:p>
          </table:table-cell>
          <table:table-cell office:value-type="float" office:value="13.9581" calcext:value-type="float">
            <text:p>13.9581</text:p>
          </table:table-cell>
          <table:table-cell table:formula="of:=AVERAGE([.X448:.X457])" office:value-type="float" office:value="11.92405" calcext:value-type="float">
            <text:p>11.92</text:p>
          </table:table-cell>
          <table:table-cell office:value-type="float" office:value="2.2997" calcext:value-type="float">
            <text:p>2.2997</text:p>
          </table:table-cell>
          <table:table-cell office:value-type="float" office:value="7.5646" calcext:value-type="float">
            <text:p>7.5646</text:p>
          </table:table-cell>
          <table:table-cell table:formula="of:=AVERAGE([.AA448:.AA457])" office:value-type="float" office:value="8.17052" calcext:value-type="float">
            <text:p>8.17</text:p>
          </table:table-cell>
          <table:table-cell office:value-type="float" office:value="3.0174" calcext:value-type="float">
            <text:p>3.0174</text:p>
          </table:table-cell>
          <table:table-cell office:value-type="float" office:value="12.5672" calcext:value-type="float">
            <text:p>12.5672</text:p>
          </table:table-cell>
          <table:table-cell table:formula="of:=AVERAGE([.AD448:.AD457])" office:value-type="float" office:value="9.44326" calcext:value-type="float">
            <text:p>9.4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.3854" calcext:value-type="float">
            <text:p>2.3854</text:p>
          </table:table-cell>
          <table:table-cell office:value-type="float" office:value="8.1694" calcext:value-type="float">
            <text:p>8.1694</text:p>
          </table:table-cell>
          <table:table-cell table:formula="of:=AVERAGE([.C449:.C458])" office:value-type="float" office:value="7.75638" calcext:value-type="float">
            <text:p>7.76</text:p>
          </table:table-cell>
          <table:table-cell office:value-type="float" office:value="2.9043" calcext:value-type="float">
            <text:p>2.9043</text:p>
          </table:table-cell>
          <table:table-cell office:value-type="float" office:value="4.8061" calcext:value-type="float">
            <text:p>4.8061</text:p>
          </table:table-cell>
          <table:table-cell table:formula="of:=AVERAGE([.F449:.F458])" office:value-type="float" office:value="5.70146" calcext:value-type="float">
            <text:p>5.70</text:p>
          </table:table-cell>
          <table:table-cell office:value-type="float" office:value="2.3615" calcext:value-type="float">
            <text:p>2.3615</text:p>
          </table:table-cell>
          <table:table-cell office:value-type="float" office:value="5.5698" calcext:value-type="float">
            <text:p>5.5698</text:p>
          </table:table-cell>
          <table:table-cell table:formula="of:=AVERAGE([.I449:.I458])" office:value-type="float" office:value="4.26299" calcext:value-type="float">
            <text:p>4.26</text:p>
          </table:table-cell>
          <table:table-cell office:value-type="float" office:value="2.9329" calcext:value-type="float">
            <text:p>2.9329</text:p>
          </table:table-cell>
          <table:table-cell office:value-type="float" office:value="8.3355" calcext:value-type="float">
            <text:p>8.3355</text:p>
          </table:table-cell>
          <table:table-cell table:formula="of:=AVERAGE([.L449:.L458])" office:value-type="float" office:value="6.09568" calcext:value-type="float">
            <text:p>6.10</text:p>
          </table:table-cell>
          <table:table-cell office:value-type="float" office:value="2.2798" calcext:value-type="float">
            <text:p>2.2798</text:p>
          </table:table-cell>
          <table:table-cell office:value-type="float" office:value="8.8045" calcext:value-type="float">
            <text:p>8.8045</text:p>
          </table:table-cell>
          <table:table-cell table:formula="of:=AVERAGE([.O449:.O458])" office:value-type="float" office:value="9.60015" calcext:value-type="float">
            <text:p>9.60</text:p>
          </table:table-cell>
          <table:table-cell office:value-type="float" office:value="2.6815" calcext:value-type="float">
            <text:p>2.6815</text:p>
          </table:table-cell>
          <table:table-cell office:value-type="float" office:value="11.9207" calcext:value-type="float">
            <text:p>11.9207</text:p>
          </table:table-cell>
          <table:table-cell table:formula="of:=AVERAGE([.R449:.R458])" office:value-type="float" office:value="12.47842" calcext:value-type="float">
            <text:p>12.48</text:p>
          </table:table-cell>
          <table:table-cell office:value-type="float" office:value="3.1838" calcext:value-type="float">
            <text:p>3.1838</text:p>
          </table:table-cell>
          <table:table-cell office:value-type="float" office:value="13.8498" calcext:value-type="float">
            <text:p>13.8498</text:p>
          </table:table-cell>
          <table:table-cell table:formula="of:=AVERAGE([.U449:.U458])" office:value-type="float" office:value="12.72928" calcext:value-type="float">
            <text:p>12.73</text:p>
          </table:table-cell>
          <table:table-cell office:value-type="float" office:value="3.2045" calcext:value-type="float">
            <text:p>3.2045</text:p>
          </table:table-cell>
          <table:table-cell office:value-type="float" office:value="11.7213" calcext:value-type="float">
            <text:p>11.7213</text:p>
          </table:table-cell>
          <table:table-cell table:formula="of:=AVERAGE([.X449:.X458])" office:value-type="float" office:value="12.06425" calcext:value-type="float">
            <text:p>12.06</text:p>
          </table:table-cell>
          <table:table-cell office:value-type="float" office:value="2.6178" calcext:value-type="float">
            <text:p>2.6178</text:p>
          </table:table-cell>
          <table:table-cell office:value-type="float" office:value="7.6313" calcext:value-type="float">
            <text:p>7.6313</text:p>
          </table:table-cell>
          <table:table-cell table:formula="of:=AVERAGE([.AA449:.AA458])" office:value-type="float" office:value="8.10767" calcext:value-type="float">
            <text:p>8.11</text:p>
          </table:table-cell>
          <table:table-cell office:value-type="float" office:value="3.3953" calcext:value-type="float">
            <text:p>3.3953</text:p>
          </table:table-cell>
          <table:table-cell office:value-type="float" office:value="11.8714" calcext:value-type="float">
            <text:p>11.8714</text:p>
          </table:table-cell>
          <table:table-cell table:formula="of:=AVERAGE([.AD449:.AD458])" office:value-type="float" office:value="9.9504" calcext:value-type="float">
            <text:p>9.9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.6473" calcext:value-type="float">
            <text:p>2.6473</text:p>
          </table:table-cell>
          <table:table-cell office:value-type="float" office:value="8.4299" calcext:value-type="float">
            <text:p>8.4299</text:p>
          </table:table-cell>
          <table:table-cell table:formula="of:=AVERAGE([.C450:.C459])" office:value-type="float" office:value="7.7973" calcext:value-type="float">
            <text:p>7.80</text:p>
          </table:table-cell>
          <table:table-cell office:value-type="float" office:value="3.8661" calcext:value-type="float">
            <text:p>3.8661</text:p>
          </table:table-cell>
          <table:table-cell office:value-type="float" office:value="5.2985" calcext:value-type="float">
            <text:p>5.2985</text:p>
          </table:table-cell>
          <table:table-cell table:formula="of:=AVERAGE([.F450:.F459])" office:value-type="float" office:value="5.67686" calcext:value-type="float">
            <text:p>5.68</text:p>
          </table:table-cell>
          <table:table-cell office:value-type="float" office:value="2.5753" calcext:value-type="float">
            <text:p>2.5753</text:p>
          </table:table-cell>
          <table:table-cell office:value-type="float" office:value="4.1404" calcext:value-type="float">
            <text:p>4.1404</text:p>
          </table:table-cell>
          <table:table-cell table:formula="of:=AVERAGE([.I450:.I459])" office:value-type="float" office:value="4.32315" calcext:value-type="float">
            <text:p>4.32</text:p>
          </table:table-cell>
          <table:table-cell office:value-type="float" office:value="2.4113" calcext:value-type="float">
            <text:p>2.4113</text:p>
          </table:table-cell>
          <table:table-cell office:value-type="float" office:value="7.8495" calcext:value-type="float">
            <text:p>7.8495</text:p>
          </table:table-cell>
          <table:table-cell table:formula="of:=AVERAGE([.L450:.L459])" office:value-type="float" office:value="6.2318" calcext:value-type="float">
            <text:p>6.23</text:p>
          </table:table-cell>
          <table:table-cell office:value-type="float" office:value="2.3165" calcext:value-type="float">
            <text:p>2.3165</text:p>
          </table:table-cell>
          <table:table-cell office:value-type="float" office:value="7.3479" calcext:value-type="float">
            <text:p>7.3479</text:p>
          </table:table-cell>
          <table:table-cell table:formula="of:=AVERAGE([.O450:.O459])" office:value-type="float" office:value="9.4273" calcext:value-type="float">
            <text:p>9.43</text:p>
          </table:table-cell>
          <table:table-cell office:value-type="float" office:value="2.67" calcext:value-type="float">
            <text:p>2.67</text:p>
          </table:table-cell>
          <table:table-cell office:value-type="float" office:value="11.8369" calcext:value-type="float">
            <text:p>11.8369</text:p>
          </table:table-cell>
          <table:table-cell table:formula="of:=AVERAGE([.R450:.R459])" office:value-type="float" office:value="12.77103" calcext:value-type="float">
            <text:p>12.77</text:p>
          </table:table-cell>
          <table:table-cell office:value-type="float" office:value="2.8417" calcext:value-type="float">
            <text:p>2.8417</text:p>
          </table:table-cell>
          <table:table-cell office:value-type="float" office:value="14.4831" calcext:value-type="float">
            <text:p>14.4831</text:p>
          </table:table-cell>
          <table:table-cell table:formula="of:=AVERAGE([.U450:.U459])" office:value-type="float" office:value="13.10731" calcext:value-type="float">
            <text:p>13.11</text:p>
          </table:table-cell>
          <table:table-cell office:value-type="float" office:value="3.3912" calcext:value-type="float">
            <text:p>3.3912</text:p>
          </table:table-cell>
          <table:table-cell office:value-type="float" office:value="11.0223" calcext:value-type="float">
            <text:p>11.0223</text:p>
          </table:table-cell>
          <table:table-cell table:formula="of:=AVERAGE([.X450:.X459])" office:value-type="float" office:value="12.04961" calcext:value-type="float">
            <text:p>12.05</text:p>
          </table:table-cell>
          <table:table-cell office:value-type="float" office:value="2.4592" calcext:value-type="float">
            <text:p>2.4592</text:p>
          </table:table-cell>
          <table:table-cell office:value-type="float" office:value="9.5529" calcext:value-type="float">
            <text:p>9.5529</text:p>
          </table:table-cell>
          <table:table-cell table:formula="of:=AVERAGE([.AA450:.AA459])" office:value-type="float" office:value="8.22171" calcext:value-type="float">
            <text:p>8.22</text:p>
          </table:table-cell>
          <table:table-cell office:value-type="float" office:value="3.3721" calcext:value-type="float">
            <text:p>3.3721</text:p>
          </table:table-cell>
          <table:table-cell office:value-type="float" office:value="12.2483" calcext:value-type="float">
            <text:p>12.2483</text:p>
          </table:table-cell>
          <table:table-cell table:formula="of:=AVERAGE([.AD450:.AD459])" office:value-type="float" office:value="10.50197" calcext:value-type="float">
            <text:p>10.5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.9389" calcext:value-type="float">
            <text:p>2.9389</text:p>
          </table:table-cell>
          <table:table-cell office:value-type="float" office:value="7.9662" calcext:value-type="float">
            <text:p>7.9662</text:p>
          </table:table-cell>
          <table:table-cell table:formula="of:=AVERAGE([.C451:.C460])" office:value-type="float" office:value="7.80299" calcext:value-type="float">
            <text:p>7.80</text:p>
          </table:table-cell>
          <table:table-cell office:value-type="float" office:value="3.2294" calcext:value-type="float">
            <text:p>3.2294</text:p>
          </table:table-cell>
          <table:table-cell office:value-type="float" office:value="4.5678" calcext:value-type="float">
            <text:p>4.5678</text:p>
          </table:table-cell>
          <table:table-cell table:formula="of:=AVERAGE([.F451:.F460])" office:value-type="float" office:value="5.67121" calcext:value-type="float">
            <text:p>5.67</text:p>
          </table:table-cell>
          <table:table-cell office:value-type="float" office:value="2.9084" calcext:value-type="float">
            <text:p>2.9084</text:p>
          </table:table-cell>
          <table:table-cell office:value-type="float" office:value="4.3874" calcext:value-type="float">
            <text:p>4.3874</text:p>
          </table:table-cell>
          <table:table-cell table:formula="of:=AVERAGE([.I451:.I460])" office:value-type="float" office:value="4.41355" calcext:value-type="float">
            <text:p>4.41</text:p>
          </table:table-cell>
          <table:table-cell office:value-type="float" office:value="2.5883" calcext:value-type="float">
            <text:p>2.5883</text:p>
          </table:table-cell>
          <table:table-cell office:value-type="float" office:value="10.3976" calcext:value-type="float">
            <text:p>10.3976</text:p>
          </table:table-cell>
          <table:table-cell table:formula="of:=AVERAGE([.L451:.L460])" office:value-type="float" office:value="6.75518" calcext:value-type="float">
            <text:p>6.76</text:p>
          </table:table-cell>
          <table:table-cell office:value-type="float" office:value="2.5622" calcext:value-type="float">
            <text:p>2.5622</text:p>
          </table:table-cell>
          <table:table-cell office:value-type="float" office:value="10.9686" calcext:value-type="float">
            <text:p>10.9686</text:p>
          </table:table-cell>
          <table:table-cell table:formula="of:=AVERAGE([.O451:.O460])" office:value-type="float" office:value="9.5727" calcext:value-type="float">
            <text:p>9.57</text:p>
          </table:table-cell>
          <table:table-cell office:value-type="float" office:value="2.4845" calcext:value-type="float">
            <text:p>2.4845</text:p>
          </table:table-cell>
          <table:table-cell office:value-type="float" office:value="12.1708" calcext:value-type="float">
            <text:p>12.1708</text:p>
          </table:table-cell>
          <table:table-cell table:formula="of:=AVERAGE([.R451:.R460])" office:value-type="float" office:value="12.9075" calcext:value-type="float">
            <text:p>12.91</text:p>
          </table:table-cell>
          <table:table-cell office:value-type="float" office:value="3.4236" calcext:value-type="float">
            <text:p>3.4236</text:p>
          </table:table-cell>
          <table:table-cell office:value-type="float" office:value="13.3309" calcext:value-type="float">
            <text:p>13.3309</text:p>
          </table:table-cell>
          <table:table-cell table:formula="of:=AVERAGE([.U451:.U460])" office:value-type="float" office:value="13.36901" calcext:value-type="float">
            <text:p>13.37</text:p>
          </table:table-cell>
          <table:table-cell office:value-type="float" office:value="2.9965" calcext:value-type="float">
            <text:p>2.9965</text:p>
          </table:table-cell>
          <table:table-cell office:value-type="float" office:value="11.6318" calcext:value-type="float">
            <text:p>11.6318</text:p>
          </table:table-cell>
          <table:table-cell table:formula="of:=AVERAGE([.X451:.X460])" office:value-type="float" office:value="12.18409" calcext:value-type="float">
            <text:p>12.18</text:p>
          </table:table-cell>
          <table:table-cell office:value-type="float" office:value="2.2802" calcext:value-type="float">
            <text:p>2.2802</text:p>
          </table:table-cell>
          <table:table-cell office:value-type="float" office:value="7.4475" calcext:value-type="float">
            <text:p>7.4475</text:p>
          </table:table-cell>
          <table:table-cell table:formula="of:=AVERAGE([.AA451:.AA460])" office:value-type="float" office:value="8.18108" calcext:value-type="float">
            <text:p>8.18</text:p>
          </table:table-cell>
          <table:table-cell office:value-type="float" office:value="2.9678" calcext:value-type="float">
            <text:p>2.9678</text:p>
          </table:table-cell>
          <table:table-cell office:value-type="float" office:value="11.9664" calcext:value-type="float">
            <text:p>11.9664</text:p>
          </table:table-cell>
          <table:table-cell table:formula="of:=AVERAGE([.AD451:.AD460])" office:value-type="float" office:value="10.64688" calcext:value-type="float">
            <text:p>10.6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.1606" calcext:value-type="float">
            <text:p>3.1606</text:p>
          </table:table-cell>
          <table:table-cell office:value-type="float" office:value="9.2374" calcext:value-type="float">
            <text:p>9.2374</text:p>
          </table:table-cell>
          <table:table-cell table:formula="of:=AVERAGE([.C452:.C461])" office:value-type="float" office:value="7.86867" calcext:value-type="float">
            <text:p>7.87</text:p>
          </table:table-cell>
          <table:table-cell office:value-type="float" office:value="3.2387" calcext:value-type="float">
            <text:p>3.2387</text:p>
          </table:table-cell>
          <table:table-cell office:value-type="float" office:value="4.5622" calcext:value-type="float">
            <text:p>4.5622</text:p>
          </table:table-cell>
          <table:table-cell table:formula="of:=AVERAGE([.F452:.F461])" office:value-type="float" office:value="5.64281" calcext:value-type="float">
            <text:p>5.64</text:p>
          </table:table-cell>
          <table:table-cell office:value-type="float" office:value="2.4935" calcext:value-type="float">
            <text:p>2.4935</text:p>
          </table:table-cell>
          <table:table-cell office:value-type="float" office:value="4.8124" calcext:value-type="float">
            <text:p>4.8124</text:p>
          </table:table-cell>
          <table:table-cell table:formula="of:=AVERAGE([.I452:.I461])" office:value-type="float" office:value="4.48593" calcext:value-type="float">
            <text:p>4.49</text:p>
          </table:table-cell>
          <table:table-cell office:value-type="float" office:value="3.1177" calcext:value-type="float">
            <text:p>3.1177</text:p>
          </table:table-cell>
          <table:table-cell office:value-type="float" office:value="9.6566" calcext:value-type="float">
            <text:p>9.6566</text:p>
          </table:table-cell>
          <table:table-cell table:formula="of:=AVERAGE([.L452:.L461])" office:value-type="float" office:value="7.22528" calcext:value-type="float">
            <text:p>7.23</text:p>
          </table:table-cell>
          <table:table-cell office:value-type="float" office:value="2.8395" calcext:value-type="float">
            <text:p>2.8395</text:p>
          </table:table-cell>
          <table:table-cell office:value-type="float" office:value="12.7932" calcext:value-type="float">
            <text:p>12.7932</text:p>
          </table:table-cell>
          <table:table-cell table:formula="of:=AVERAGE([.O452:.O461])" office:value-type="float" office:value="9.68076" calcext:value-type="float">
            <text:p>9.68</text:p>
          </table:table-cell>
          <table:table-cell office:value-type="float" office:value="2.9053" calcext:value-type="float">
            <text:p>2.9053</text:p>
          </table:table-cell>
          <table:table-cell office:value-type="float" office:value="12.4354" calcext:value-type="float">
            <text:p>12.4354</text:p>
          </table:table-cell>
          <table:table-cell table:formula="of:=AVERAGE([.R452:.R461])" office:value-type="float" office:value="13.08727" calcext:value-type="float">
            <text:p>13.09</text:p>
          </table:table-cell>
          <table:table-cell office:value-type="float" office:value="3.2167" calcext:value-type="float">
            <text:p>3.2167</text:p>
          </table:table-cell>
          <table:table-cell office:value-type="float" office:value="13.4284" calcext:value-type="float">
            <text:p>13.4284</text:p>
          </table:table-cell>
          <table:table-cell table:formula="of:=AVERAGE([.U452:.U461])" office:value-type="float" office:value="13.51971" calcext:value-type="float">
            <text:p>13.52</text:p>
          </table:table-cell>
          <table:table-cell office:value-type="float" office:value="3.1739" calcext:value-type="float">
            <text:p>3.1739</text:p>
          </table:table-cell>
          <table:table-cell office:value-type="float" office:value="12.0914" calcext:value-type="float">
            <text:p>12.0914</text:p>
          </table:table-cell>
          <table:table-cell table:formula="of:=AVERAGE([.X452:.X461])" office:value-type="float" office:value="12.29093" calcext:value-type="float">
            <text:p>12.29</text:p>
          </table:table-cell>
          <table:table-cell office:value-type="float" office:value="3.3564" calcext:value-type="float">
            <text:p>3.3564</text:p>
          </table:table-cell>
          <table:table-cell office:value-type="float" office:value="8.9766" calcext:value-type="float">
            <text:p>8.9766</text:p>
          </table:table-cell>
          <table:table-cell table:formula="of:=AVERAGE([.AA452:.AA461])" office:value-type="float" office:value="8.31026" calcext:value-type="float">
            <text:p>8.31</text:p>
          </table:table-cell>
          <table:table-cell office:value-type="float" office:value="2.7997" calcext:value-type="float">
            <text:p>2.7997</text:p>
          </table:table-cell>
          <table:table-cell office:value-type="float" office:value="12.1187" calcext:value-type="float">
            <text:p>12.1187</text:p>
          </table:table-cell>
          <table:table-cell table:formula="of:=AVERAGE([.AD452:.AD461])" office:value-type="float" office:value="10.89142" calcext:value-type="float">
            <text:p>10.8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.6919" calcext:value-type="float">
            <text:p>2.6919</text:p>
          </table:table-cell>
          <table:table-cell office:value-type="float" office:value="9.9059" calcext:value-type="float">
            <text:p>9.9059</text:p>
          </table:table-cell>
          <table:table-cell table:formula="of:=AVERAGE([.C453:.C462])" office:value-type="float" office:value="8.12799" calcext:value-type="float">
            <text:p>8.13</text:p>
          </table:table-cell>
          <table:table-cell office:value-type="float" office:value="3.3774" calcext:value-type="float">
            <text:p>3.3774</text:p>
          </table:table-cell>
          <table:table-cell office:value-type="float" office:value="3.9273" calcext:value-type="float">
            <text:p>3.9273</text:p>
          </table:table-cell>
          <table:table-cell table:formula="of:=AVERAGE([.F453:.F462])" office:value-type="float" office:value="5.37162" calcext:value-type="float">
            <text:p>5.37</text:p>
          </table:table-cell>
          <table:table-cell office:value-type="float" office:value="2.3001" calcext:value-type="float">
            <text:p>2.3001</text:p>
          </table:table-cell>
          <table:table-cell office:value-type="float" office:value="4.9181" calcext:value-type="float">
            <text:p>4.9181</text:p>
          </table:table-cell>
          <table:table-cell table:formula="of:=AVERAGE([.I453:.I462])" office:value-type="float" office:value="4.64937" calcext:value-type="float">
            <text:p>4.65</text:p>
          </table:table-cell>
          <table:table-cell office:value-type="float" office:value="2.6557" calcext:value-type="float">
            <text:p>2.6557</text:p>
          </table:table-cell>
          <table:table-cell office:value-type="float" office:value="8.7108" calcext:value-type="float">
            <text:p>8.7108</text:p>
          </table:table-cell>
          <table:table-cell table:formula="of:=AVERAGE([.L453:.L462])" office:value-type="float" office:value="7.47164" calcext:value-type="float">
            <text:p>7.47</text:p>
          </table:table-cell>
          <table:table-cell office:value-type="float" office:value="2.5138" calcext:value-type="float">
            <text:p>2.5138</text:p>
          </table:table-cell>
          <table:table-cell office:value-type="float" office:value="10.8169" calcext:value-type="float">
            <text:p>10.8169</text:p>
          </table:table-cell>
          <table:table-cell table:formula="of:=AVERAGE([.O453:.O462])" office:value-type="float" office:value="9.75232" calcext:value-type="float">
            <text:p>9.75</text:p>
          </table:table-cell>
          <table:table-cell office:value-type="float" office:value="2.7858" calcext:value-type="float">
            <text:p>2.7858</text:p>
          </table:table-cell>
          <table:table-cell office:value-type="float" office:value="12.0179" calcext:value-type="float">
            <text:p>12.0179</text:p>
          </table:table-cell>
          <table:table-cell table:formula="of:=AVERAGE([.R453:.R462])" office:value-type="float" office:value="12.87959" calcext:value-type="float">
            <text:p>12.88</text:p>
          </table:table-cell>
          <table:table-cell office:value-type="float" office:value="2.8519" calcext:value-type="float">
            <text:p>2.8519</text:p>
          </table:table-cell>
          <table:table-cell office:value-type="float" office:value="12.4989" calcext:value-type="float">
            <text:p>12.4989</text:p>
          </table:table-cell>
          <table:table-cell table:formula="of:=AVERAGE([.U453:.U462])" office:value-type="float" office:value="13.45249" calcext:value-type="float">
            <text:p>13.45</text:p>
          </table:table-cell>
          <table:table-cell office:value-type="float" office:value="3.6892" calcext:value-type="float">
            <text:p>3.6892</text:p>
          </table:table-cell>
          <table:table-cell office:value-type="float" office:value="11.5619" calcext:value-type="float">
            <text:p>11.5619</text:p>
          </table:table-cell>
          <table:table-cell table:formula="of:=AVERAGE([.X453:.X462])" office:value-type="float" office:value="12.32335" calcext:value-type="float">
            <text:p>12.32</text:p>
          </table:table-cell>
          <table:table-cell office:value-type="float" office:value="3.2876" calcext:value-type="float">
            <text:p>3.2876</text:p>
          </table:table-cell>
          <table:table-cell office:value-type="float" office:value="9.644" calcext:value-type="float">
            <text:p>9.644</text:p>
          </table:table-cell>
          <table:table-cell table:formula="of:=AVERAGE([.AA453:.AA462])" office:value-type="float" office:value="8.4107" calcext:value-type="float">
            <text:p>8.41</text:p>
          </table:table-cell>
          <table:table-cell office:value-type="float" office:value="2.9087" calcext:value-type="float">
            <text:p>2.9087</text:p>
          </table:table-cell>
          <table:table-cell office:value-type="float" office:value="12.0063" calcext:value-type="float">
            <text:p>12.0063</text:p>
          </table:table-cell>
          <table:table-cell table:formula="of:=AVERAGE([.AD453:.AD462])" office:value-type="float" office:value="10.9344" calcext:value-type="float">
            <text:p>10.9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.0717" calcext:value-type="float">
            <text:p>3.0717</text:p>
          </table:table-cell>
          <table:table-cell office:value-type="float" office:value="9.5374" calcext:value-type="float">
            <text:p>9.5374</text:p>
          </table:table-cell>
          <table:table-cell table:formula="of:=AVERAGE([.C454:.C463])" office:value-type="float" office:value="8.3175" calcext:value-type="float">
            <text:p>8.32</text:p>
          </table:table-cell>
          <table:table-cell office:value-type="float" office:value="3.5359" calcext:value-type="float">
            <text:p>3.5359</text:p>
          </table:table-cell>
          <table:table-cell office:value-type="float" office:value="4.3898" calcext:value-type="float">
            <text:p>4.3898</text:p>
          </table:table-cell>
          <table:table-cell table:formula="of:=AVERAGE([.F454:.F463])" office:value-type="float" office:value="5.23018" calcext:value-type="float">
            <text:p>5.23</text:p>
          </table:table-cell>
          <table:table-cell office:value-type="float" office:value="2.5452" calcext:value-type="float">
            <text:p>2.5452</text:p>
          </table:table-cell>
          <table:table-cell office:value-type="float" office:value="4.9228" calcext:value-type="float">
            <text:p>4.9228</text:p>
          </table:table-cell>
          <table:table-cell table:formula="of:=AVERAGE([.I454:.I463])" office:value-type="float" office:value="4.70441" calcext:value-type="float">
            <text:p>4.70</text:p>
          </table:table-cell>
          <table:table-cell office:value-type="float" office:value="2.6651" calcext:value-type="float">
            <text:p>2.6651</text:p>
          </table:table-cell>
          <table:table-cell office:value-type="float" office:value="8.1749" calcext:value-type="float">
            <text:p>8.1749</text:p>
          </table:table-cell>
          <table:table-cell table:formula="of:=AVERAGE([.L454:.L463])" office:value-type="float" office:value="7.67029" calcext:value-type="float">
            <text:p>7.67</text:p>
          </table:table-cell>
          <table:table-cell office:value-type="float" office:value="2.8321" calcext:value-type="float">
            <text:p>2.8321</text:p>
          </table:table-cell>
          <table:table-cell office:value-type="float" office:value="10.8582" calcext:value-type="float">
            <text:p>10.8582</text:p>
          </table:table-cell>
          <table:table-cell table:formula="of:=AVERAGE([.O454:.O463])" office:value-type="float" office:value="9.66523" calcext:value-type="float">
            <text:p>9.67</text:p>
          </table:table-cell>
          <table:table-cell office:value-type="float" office:value="2.9678" calcext:value-type="float">
            <text:p>2.9678</text:p>
          </table:table-cell>
          <table:table-cell office:value-type="float" office:value="10.352" calcext:value-type="float">
            <text:p>10.352</text:p>
          </table:table-cell>
          <table:table-cell table:formula="of:=AVERAGE([.R454:.R463])" office:value-type="float" office:value="12.44654" calcext:value-type="float">
            <text:p>12.45</text:p>
          </table:table-cell>
          <table:table-cell office:value-type="float" office:value="2.8086" calcext:value-type="float">
            <text:p>2.8086</text:p>
          </table:table-cell>
          <table:table-cell office:value-type="float" office:value="12.0454" calcext:value-type="float">
            <text:p>12.0454</text:p>
          </table:table-cell>
          <table:table-cell table:formula="of:=AVERAGE([.U454:.U463])" office:value-type="float" office:value="13.21428" calcext:value-type="float">
            <text:p>13.21</text:p>
          </table:table-cell>
          <table:table-cell office:value-type="float" office:value="3.1914" calcext:value-type="float">
            <text:p>3.1914</text:p>
          </table:table-cell>
          <table:table-cell office:value-type="float" office:value="13.4069" calcext:value-type="float">
            <text:p>13.4069</text:p>
          </table:table-cell>
          <table:table-cell table:formula="of:=AVERAGE([.X454:.X463])" office:value-type="float" office:value="12.38939" calcext:value-type="float">
            <text:p>12.39</text:p>
          </table:table-cell>
          <table:table-cell office:value-type="float" office:value="3.2048" calcext:value-type="float">
            <text:p>3.2048</text:p>
          </table:table-cell>
          <table:table-cell office:value-type="float" office:value="10.3428" calcext:value-type="float">
            <text:p>10.3428</text:p>
          </table:table-cell>
          <table:table-cell table:formula="of:=AVERAGE([.AA454:.AA463])" office:value-type="float" office:value="8.68334" calcext:value-type="float">
            <text:p>8.68</text:p>
          </table:table-cell>
          <table:table-cell office:value-type="float" office:value="2.5683" calcext:value-type="float">
            <text:p>2.5683</text:p>
          </table:table-cell>
          <table:table-cell office:value-type="float" office:value="9.5253" calcext:value-type="float">
            <text:p>9.5253</text:p>
          </table:table-cell>
          <table:table-cell table:formula="of:=AVERAGE([.AD454:.AD463])" office:value-type="float" office:value="10.78526" calcext:value-type="float">
            <text:p>10.7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.1892" calcext:value-type="float">
            <text:p>3.1892</text:p>
          </table:table-cell>
          <table:table-cell office:value-type="float" office:value="7.5165" calcext:value-type="float">
            <text:p>7.5165</text:p>
          </table:table-cell>
          <table:table-cell table:formula="of:=AVERAGE([.C455:.C464])" office:value-type="float" office:value="8.25345" calcext:value-type="float">
            <text:p>8.25</text:p>
          </table:table-cell>
          <table:table-cell office:value-type="float" office:value="3.7649" calcext:value-type="float">
            <text:p>3.7649</text:p>
          </table:table-cell>
          <table:table-cell office:value-type="float" office:value="5.4957" calcext:value-type="float">
            <text:p>5.4957</text:p>
          </table:table-cell>
          <table:table-cell table:formula="of:=AVERAGE([.F455:.F464])" office:value-type="float" office:value="5.1216" calcext:value-type="float">
            <text:p>5.12</text:p>
          </table:table-cell>
          <table:table-cell office:value-type="float" office:value="1.8749" calcext:value-type="float">
            <text:p>1.8749</text:p>
          </table:table-cell>
          <table:table-cell office:value-type="float" office:value="3.7479" calcext:value-type="float">
            <text:p>3.7479</text:p>
          </table:table-cell>
          <table:table-cell table:formula="of:=AVERAGE([.I455:.I464])" office:value-type="float" office:value="4.64399" calcext:value-type="float">
            <text:p>4.64</text:p>
          </table:table-cell>
          <table:table-cell office:value-type="float" office:value="2.4888" calcext:value-type="float">
            <text:p>2.4888</text:p>
          </table:table-cell>
          <table:table-cell office:value-type="float" office:value="7.708" calcext:value-type="float">
            <text:p>7.708</text:p>
          </table:table-cell>
          <table:table-cell table:formula="of:=AVERAGE([.L455:.L464])" office:value-type="float" office:value="7.8881" calcext:value-type="float">
            <text:p>7.89</text:p>
          </table:table-cell>
          <table:table-cell office:value-type="float" office:value="2.9388" calcext:value-type="float">
            <text:p>2.9388</text:p>
          </table:table-cell>
          <table:table-cell office:value-type="float" office:value="12.237" calcext:value-type="float">
            <text:p>12.237</text:p>
          </table:table-cell>
          <table:table-cell table:formula="of:=AVERAGE([.O455:.O464])" office:value-type="float" office:value="9.83092" calcext:value-type="float">
            <text:p>9.83</text:p>
          </table:table-cell>
          <table:table-cell office:value-type="float" office:value="3.4436" calcext:value-type="float">
            <text:p>3.4436</text:p>
          </table:table-cell>
          <table:table-cell office:value-type="float" office:value="10.6132" calcext:value-type="float">
            <text:p>10.6132</text:p>
          </table:table-cell>
          <table:table-cell table:formula="of:=AVERAGE([.R455:.R464])" office:value-type="float" office:value="12.01971" calcext:value-type="float">
            <text:p>12.02</text:p>
          </table:table-cell>
          <table:table-cell office:value-type="float" office:value="2.6362" calcext:value-type="float">
            <text:p>2.6362</text:p>
          </table:table-cell>
          <table:table-cell office:value-type="float" office:value="10.4599" calcext:value-type="float">
            <text:p>10.4599</text:p>
          </table:table-cell>
          <table:table-cell table:formula="of:=AVERAGE([.U455:.U464])" office:value-type="float" office:value="12.91498" calcext:value-type="float">
            <text:p>12.91</text:p>
          </table:table-cell>
          <table:table-cell office:value-type="float" office:value="2.7872" calcext:value-type="float">
            <text:p>2.7872</text:p>
          </table:table-cell>
          <table:table-cell office:value-type="float" office:value="12.1772" calcext:value-type="float">
            <text:p>12.1772</text:p>
          </table:table-cell>
          <table:table-cell table:formula="of:=AVERAGE([.X455:.X464])" office:value-type="float" office:value="12.42506" calcext:value-type="float">
            <text:p>12.43</text:p>
          </table:table-cell>
          <table:table-cell office:value-type="float" office:value="2.9182" calcext:value-type="float">
            <text:p>2.9182</text:p>
          </table:table-cell>
          <table:table-cell office:value-type="float" office:value="9.0724" calcext:value-type="float">
            <text:p>9.0724</text:p>
          </table:table-cell>
          <table:table-cell table:formula="of:=AVERAGE([.AA455:.AA464])" office:value-type="float" office:value="8.79897" calcext:value-type="float">
            <text:p>8.80</text:p>
          </table:table-cell>
          <table:table-cell office:value-type="float" office:value="2.5114" calcext:value-type="float">
            <text:p>2.5114</text:p>
          </table:table-cell>
          <table:table-cell office:value-type="float" office:value="7.383" calcext:value-type="float">
            <text:p>7.383</text:p>
          </table:table-cell>
          <table:table-cell table:formula="of:=AVERAGE([.AD455:.AD464])" office:value-type="float" office:value="10.63624" calcext:value-type="float">
            <text:p>10.6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.1729" calcext:value-type="float">
            <text:p>3.1729</text:p>
          </table:table-cell>
          <table:table-cell office:value-type="float" office:value="6.0582" calcext:value-type="float">
            <text:p>6.0582</text:p>
          </table:table-cell>
          <table:table-cell table:formula="of:=AVERAGE([.C456:.C465])" office:value-type="float" office:value="8.25805" calcext:value-type="float">
            <text:p>8.26</text:p>
          </table:table-cell>
          <table:table-cell office:value-type="float" office:value="3.4547" calcext:value-type="float">
            <text:p>3.4547</text:p>
          </table:table-cell>
          <table:table-cell office:value-type="float" office:value="4.5036" calcext:value-type="float">
            <text:p>4.5036</text:p>
          </table:table-cell>
          <table:table-cell table:formula="of:=AVERAGE([.F456:.F465])" office:value-type="float" office:value="5.00095" calcext:value-type="float">
            <text:p>5.00</text:p>
          </table:table-cell>
          <table:table-cell office:value-type="float" office:value="2.0231" calcext:value-type="float">
            <text:p>2.0231</text:p>
          </table:table-cell>
          <table:table-cell office:value-type="float" office:value="4.4932" calcext:value-type="float">
            <text:p>4.4932</text:p>
          </table:table-cell>
          <table:table-cell table:formula="of:=AVERAGE([.I456:.I465])" office:value-type="float" office:value="4.56661" calcext:value-type="float">
            <text:p>4.57</text:p>
          </table:table-cell>
          <table:table-cell office:value-type="float" office:value="2.8735" calcext:value-type="float">
            <text:p>2.8735</text:p>
          </table:table-cell>
          <table:table-cell office:value-type="float" office:value="7.4942" calcext:value-type="float">
            <text:p>7.4942</text:p>
          </table:table-cell>
          <table:table-cell table:formula="of:=AVERAGE([.L456:.L465])" office:value-type="float" office:value="8.05665" calcext:value-type="float">
            <text:p>8.06</text:p>
          </table:table-cell>
          <table:table-cell office:value-type="float" office:value="2.8438" calcext:value-type="float">
            <text:p>2.8438</text:p>
          </table:table-cell>
          <table:table-cell office:value-type="float" office:value="11.1035" calcext:value-type="float">
            <text:p>11.1035</text:p>
          </table:table-cell>
          <table:table-cell table:formula="of:=AVERAGE([.O456:.O465])" office:value-type="float" office:value="10.10976" calcext:value-type="float">
            <text:p>10.11</text:p>
          </table:table-cell>
          <table:table-cell office:value-type="float" office:value="3.1584" calcext:value-type="float">
            <text:p>3.1584</text:p>
          </table:table-cell>
          <table:table-cell office:value-type="float" office:value="10.4179" calcext:value-type="float">
            <text:p>10.4179</text:p>
          </table:table-cell>
          <table:table-cell table:formula="of:=AVERAGE([.R456:.R465])" office:value-type="float" office:value="11.75904" calcext:value-type="float">
            <text:p>11.76</text:p>
          </table:table-cell>
          <table:table-cell office:value-type="float" office:value="2.988" calcext:value-type="float">
            <text:p>2.988</text:p>
          </table:table-cell>
          <table:table-cell office:value-type="float" office:value="11.984" calcext:value-type="float">
            <text:p>11.984</text:p>
          </table:table-cell>
          <table:table-cell table:formula="of:=AVERAGE([.U456:.U465])" office:value-type="float" office:value="12.81419" calcext:value-type="float">
            <text:p>12.81</text:p>
          </table:table-cell>
          <table:table-cell office:value-type="float" office:value="2.8935" calcext:value-type="float">
            <text:p>2.8935</text:p>
          </table:table-cell>
          <table:table-cell office:value-type="float" office:value="10.0325" calcext:value-type="float">
            <text:p>10.0325</text:p>
          </table:table-cell>
          <table:table-cell table:formula="of:=AVERAGE([.X456:.X465])" office:value-type="float" office:value="12.12791" calcext:value-type="float">
            <text:p>12.13</text:p>
          </table:table-cell>
          <table:table-cell office:value-type="float" office:value="3.2406" calcext:value-type="float">
            <text:p>3.2406</text:p>
          </table:table-cell>
          <table:table-cell office:value-type="float" office:value="10.5942" calcext:value-type="float">
            <text:p>10.5942</text:p>
          </table:table-cell>
          <table:table-cell table:formula="of:=AVERAGE([.AA456:.AA465])" office:value-type="float" office:value="8.92828" calcext:value-type="float">
            <text:p>8.93</text:p>
          </table:table-cell>
          <table:table-cell office:value-type="float" office:value="2.7871" calcext:value-type="float">
            <text:p>2.7871</text:p>
          </table:table-cell>
          <table:table-cell office:value-type="float" office:value="8.627" calcext:value-type="float">
            <text:p>8.627</text:p>
          </table:table-cell>
          <table:table-cell table:formula="of:=AVERAGE([.AD456:.AD465])" office:value-type="float" office:value="10.74657" calcext:value-type="float">
            <text:p>10.7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.1784" calcext:value-type="float">
            <text:p>3.1784</text:p>
          </table:table-cell>
          <table:table-cell office:value-type="float" office:value="4.3124" calcext:value-type="float">
            <text:p>4.3124</text:p>
          </table:table-cell>
          <table:table-cell table:formula="of:=AVERAGE([.C457:.C466])" office:value-type="float" office:value="8.01813" calcext:value-type="float">
            <text:p>8.02</text:p>
          </table:table-cell>
          <table:table-cell office:value-type="float" office:value="2.653" calcext:value-type="float">
            <text:p>2.653</text:p>
          </table:table-cell>
          <table:table-cell office:value-type="float" office:value="4.8008" calcext:value-type="float">
            <text:p>4.8008</text:p>
          </table:table-cell>
          <table:table-cell table:formula="of:=AVERAGE([.F457:.F466])" office:value-type="float" office:value="4.85853" calcext:value-type="float">
            <text:p>4.86</text:p>
          </table:table-cell>
          <table:table-cell office:value-type="float" office:value="2.2489" calcext:value-type="float">
            <text:p>2.2489</text:p>
          </table:table-cell>
          <table:table-cell office:value-type="float" office:value="4.8128" calcext:value-type="float">
            <text:p>4.8128</text:p>
          </table:table-cell>
          <table:table-cell table:formula="of:=AVERAGE([.I457:.I466])" office:value-type="float" office:value="4.64479" calcext:value-type="float">
            <text:p>4.64</text:p>
          </table:table-cell>
          <table:table-cell office:value-type="float" office:value="2.4437" calcext:value-type="float">
            <text:p>2.4437</text:p>
          </table:table-cell>
          <table:table-cell office:value-type="float" office:value="6.728" calcext:value-type="float">
            <text:p>6.728</text:p>
          </table:table-cell>
          <table:table-cell table:formula="of:=AVERAGE([.L457:.L466])" office:value-type="float" office:value="8.15091" calcext:value-type="float">
            <text:p>8.15</text:p>
          </table:table-cell>
          <table:table-cell office:value-type="float" office:value="2.5097" calcext:value-type="float">
            <text:p>2.5097</text:p>
          </table:table-cell>
          <table:table-cell office:value-type="float" office:value="9.3255" calcext:value-type="float">
            <text:p>9.3255</text:p>
          </table:table-cell>
          <table:table-cell table:formula="of:=AVERAGE([.O457:.O466])" office:value-type="float" office:value="10.24993" calcext:value-type="float">
            <text:p>10.25</text:p>
          </table:table-cell>
          <table:table-cell office:value-type="float" office:value="3.2262" calcext:value-type="float">
            <text:p>3.2262</text:p>
          </table:table-cell>
          <table:table-cell office:value-type="float" office:value="8.7553" calcext:value-type="float">
            <text:p>8.7553</text:p>
          </table:table-cell>
          <table:table-cell table:formula="of:=AVERAGE([.R457:.R466])" office:value-type="float" office:value="11.30008" calcext:value-type="float">
            <text:p>11.30</text:p>
          </table:table-cell>
          <table:table-cell office:value-type="float" office:value="2.9271" calcext:value-type="float">
            <text:p>2.9271</text:p>
          </table:table-cell>
          <table:table-cell office:value-type="float" office:value="13.652" calcext:value-type="float">
            <text:p>13.652</text:p>
          </table:table-cell>
          <table:table-cell table:formula="of:=AVERAGE([.U457:.U466])" office:value-type="float" office:value="12.88109" calcext:value-type="float">
            <text:p>12.88</text:p>
          </table:table-cell>
          <table:table-cell office:value-type="float" office:value="2.6193" calcext:value-type="float">
            <text:p>2.6193</text:p>
          </table:table-cell>
          <table:table-cell office:value-type="float" office:value="13.0174" calcext:value-type="float">
            <text:p>13.0174</text:p>
          </table:table-cell>
          <table:table-cell table:formula="of:=AVERAGE([.X457:.X466])" office:value-type="float" office:value="12.06208" calcext:value-type="float">
            <text:p>12.06</text:p>
          </table:table-cell>
          <table:table-cell office:value-type="float" office:value="3.1639" calcext:value-type="float">
            <text:p>3.1639</text:p>
          </table:table-cell>
          <table:table-cell office:value-type="float" office:value="9.4959" calcext:value-type="float">
            <text:p>9.4959</text:p>
          </table:table-cell>
          <table:table-cell table:formula="of:=AVERAGE([.AA457:.AA466])" office:value-type="float" office:value="9.03222" calcext:value-type="float">
            <text:p>9.03</text:p>
          </table:table-cell>
          <table:table-cell office:value-type="float" office:value="2.3926" calcext:value-type="float">
            <text:p>2.3926</text:p>
          </table:table-cell>
          <table:table-cell office:value-type="float" office:value="6.9652" calcext:value-type="float">
            <text:p>6.9652</text:p>
          </table:table-cell>
          <table:table-cell table:formula="of:=AVERAGE([.AD457:.AD466])" office:value-type="float" office:value="10.52788" calcext:value-type="float">
            <text:p>10.5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.8789" calcext:value-type="float">
            <text:p>2.8789</text:p>
          </table:table-cell>
          <table:table-cell office:value-type="float" office:value="3.9789" calcext:value-type="float">
            <text:p>3.9789</text:p>
          </table:table-cell>
          <table:table-cell table:formula="of:=AVERAGE([.C458:.C467])" office:value-type="float" office:value="7.51122" calcext:value-type="float">
            <text:p>7.51</text:p>
          </table:table-cell>
          <table:table-cell office:value-type="float" office:value="2.7467" calcext:value-type="float">
            <text:p>2.7467</text:p>
          </table:table-cell>
          <table:table-cell office:value-type="float" office:value="3.7499" calcext:value-type="float">
            <text:p>3.7499</text:p>
          </table:table-cell>
          <table:table-cell table:formula="of:=AVERAGE([.F458:.F467])" office:value-type="float" office:value="4.61017" calcext:value-type="float">
            <text:p>4.61</text:p>
          </table:table-cell>
          <table:table-cell office:value-type="float" office:value="2.2866" calcext:value-type="float">
            <text:p>2.2866</text:p>
          </table:table-cell>
          <table:table-cell office:value-type="float" office:value="4.2571" calcext:value-type="float">
            <text:p>4.2571</text:p>
          </table:table-cell>
          <table:table-cell table:formula="of:=AVERAGE([.I458:.I467])" office:value-type="float" office:value="4.60619" calcext:value-type="float">
            <text:p>4.61</text:p>
          </table:table-cell>
          <table:table-cell office:value-type="float" office:value="3.0029" calcext:value-type="float">
            <text:p>3.0029</text:p>
          </table:table-cell>
          <table:table-cell office:value-type="float" office:value="5.5843" calcext:value-type="float">
            <text:p>5.5843</text:p>
          </table:table-cell>
          <table:table-cell table:formula="of:=AVERAGE([.L458:.L467])" office:value-type="float" office:value="8.06394" calcext:value-type="float">
            <text:p>8.06</text:p>
          </table:table-cell>
          <table:table-cell office:value-type="float" office:value="2.7822" calcext:value-type="float">
            <text:p>2.7822</text:p>
          </table:table-cell>
          <table:table-cell office:value-type="float" office:value="7.478" calcext:value-type="float">
            <text:p>7.478</text:p>
          </table:table-cell>
          <table:table-cell table:formula="of:=AVERAGE([.O458:.O467])" office:value-type="float" office:value="10.17333" calcext:value-type="float">
            <text:p>10.17</text:p>
          </table:table-cell>
          <table:table-cell office:value-type="float" office:value="3.7103" calcext:value-type="float">
            <text:p>3.7103</text:p>
          </table:table-cell>
          <table:table-cell office:value-type="float" office:value="10.0177" calcext:value-type="float">
            <text:p>10.0177</text:p>
          </table:table-cell>
          <table:table-cell table:formula="of:=AVERAGE([.R458:.R467])" office:value-type="float" office:value="11.05378" calcext:value-type="float">
            <text:p>11.05</text:p>
          </table:table-cell>
          <table:table-cell office:value-type="float" office:value="2.8002" calcext:value-type="float">
            <text:p>2.8002</text:p>
          </table:table-cell>
          <table:table-cell office:value-type="float" office:value="13.4794" calcext:value-type="float">
            <text:p>13.4794</text:p>
          </table:table-cell>
          <table:table-cell table:formula="of:=AVERAGE([.U458:.U467])" office:value-type="float" office:value="12.92118" calcext:value-type="float">
            <text:p>12.92</text:p>
          </table:table-cell>
          <table:table-cell office:value-type="float" office:value="2.5465" calcext:value-type="float">
            <text:p>2.5465</text:p>
          </table:table-cell>
          <table:table-cell office:value-type="float" office:value="13.3519" calcext:value-type="float">
            <text:p>13.3519</text:p>
          </table:table-cell>
          <table:table-cell table:formula="of:=AVERAGE([.X458:.X467])" office:value-type="float" office:value="12.00146" calcext:value-type="float">
            <text:p>12.00</text:p>
          </table:table-cell>
          <table:table-cell office:value-type="float" office:value="2.9682" calcext:value-type="float">
            <text:p>2.9682</text:p>
          </table:table-cell>
          <table:table-cell office:value-type="float" office:value="9.0257" calcext:value-type="float">
            <text:p>9.0257</text:p>
          </table:table-cell>
          <table:table-cell table:formula="of:=AVERAGE([.AA458:.AA467])" office:value-type="float" office:value="9.17833" calcext:value-type="float">
            <text:p>9.18</text:p>
          </table:table-cell>
          <table:table-cell office:value-type="float" office:value="2.788" calcext:value-type="float">
            <text:p>2.788</text:p>
          </table:table-cell>
          <table:table-cell office:value-type="float" office:value="7.9866" calcext:value-type="float">
            <text:p>7.9866</text:p>
          </table:table-cell>
          <table:table-cell table:formula="of:=AVERAGE([.AD458:.AD467])" office:value-type="float" office:value="10.06982" calcext:value-type="float">
            <text:p>10.0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.7446" calcext:value-type="float">
            <text:p>2.7446</text:p>
          </table:table-cell>
          <table:table-cell office:value-type="float" office:value="3.9651" calcext:value-type="float">
            <text:p>3.9651</text:p>
          </table:table-cell>
          <table:table-cell table:formula="of:=AVERAGE([.C459:.C468])" office:value-type="float" office:value="7.09079" calcext:value-type="float">
            <text:p>7.09</text:p>
          </table:table-cell>
          <table:table-cell office:value-type="float" office:value="2.9934" calcext:value-type="float">
            <text:p>2.9934</text:p>
          </table:table-cell>
          <table:table-cell office:value-type="float" office:value="4.6515" calcext:value-type="float">
            <text:p>4.6515</text:p>
          </table:table-cell>
          <table:table-cell table:formula="of:=AVERAGE([.F459:.F468])" office:value-type="float" office:value="4.59471" calcext:value-type="float">
            <text:p>4.59</text:p>
          </table:table-cell>
          <table:table-cell office:value-type="float" office:value="2.6261" calcext:value-type="float">
            <text:p>2.6261</text:p>
          </table:table-cell>
          <table:table-cell office:value-type="float" office:value="5.0543" calcext:value-type="float">
            <text:p>5.0543</text:p>
          </table:table-cell>
          <table:table-cell table:formula="of:=AVERAGE([.I459:.I468])" office:value-type="float" office:value="4.55464" calcext:value-type="float">
            <text:p>4.55</text:p>
          </table:table-cell>
          <table:table-cell office:value-type="float" office:value="2.9827" calcext:value-type="float">
            <text:p>2.9827</text:p>
          </table:table-cell>
          <table:table-cell office:value-type="float" office:value="5.2244" calcext:value-type="float">
            <text:p>5.2244</text:p>
          </table:table-cell>
          <table:table-cell table:formula="of:=AVERAGE([.L459:.L468])" office:value-type="float" office:value="7.75283" calcext:value-type="float">
            <text:p>7.75</text:p>
          </table:table-cell>
          <table:table-cell office:value-type="float" office:value="2.6824" calcext:value-type="float">
            <text:p>2.6824</text:p>
          </table:table-cell>
          <table:table-cell office:value-type="float" office:value="6.9342" calcext:value-type="float">
            <text:p>6.9342</text:p>
          </table:table-cell>
          <table:table-cell table:formula="of:=AVERAGE([.O459:.O468])" office:value-type="float" office:value="9.9863" calcext:value-type="float">
            <text:p>9.99</text:p>
          </table:table-cell>
          <table:table-cell office:value-type="float" office:value="3.4649" calcext:value-type="float">
            <text:p>3.4649</text:p>
          </table:table-cell>
          <table:table-cell office:value-type="float" office:value="9.5488" calcext:value-type="float">
            <text:p>9.5488</text:p>
          </table:table-cell>
          <table:table-cell table:formula="of:=AVERAGE([.R459:.R468])" office:value-type="float" office:value="10.81659" calcext:value-type="float">
            <text:p>10.82</text:p>
          </table:table-cell>
          <table:table-cell office:value-type="float" office:value="2.9143" calcext:value-type="float">
            <text:p>2.9143</text:p>
          </table:table-cell>
          <table:table-cell office:value-type="float" office:value="12.2375" calcext:value-type="float">
            <text:p>12.2375</text:p>
          </table:table-cell>
          <table:table-cell table:formula="of:=AVERAGE([.U459:.U468])" office:value-type="float" office:value="12.75995" calcext:value-type="float">
            <text:p>12.76</text:p>
          </table:table-cell>
          <table:table-cell office:value-type="float" office:value="3.0271" calcext:value-type="float">
            <text:p>3.0271</text:p>
          </table:table-cell>
          <table:table-cell office:value-type="float" office:value="10.9451" calcext:value-type="float">
            <text:p>10.9451</text:p>
          </table:table-cell>
          <table:table-cell table:formula="of:=AVERAGE([.X459:.X468])" office:value-type="float" office:value="11.92384" calcext:value-type="float">
            <text:p>11.92</text:p>
          </table:table-cell>
          <table:table-cell office:value-type="float" office:value="3.4807" calcext:value-type="float">
            <text:p>3.4807</text:p>
          </table:table-cell>
          <table:table-cell office:value-type="float" office:value="10.4081" calcext:value-type="float">
            <text:p>10.4081</text:p>
          </table:table-cell>
          <table:table-cell table:formula="of:=AVERAGE([.AA459:.AA468])" office:value-type="float" office:value="9.45601" calcext:value-type="float">
            <text:p>9.46</text:p>
          </table:table-cell>
          <table:table-cell office:value-type="float" office:value="2.5801" calcext:value-type="float">
            <text:p>2.5801</text:p>
          </table:table-cell>
          <table:table-cell office:value-type="float" office:value="8.214" calcext:value-type="float">
            <text:p>8.214</text:p>
          </table:table-cell>
          <table:table-cell table:formula="of:=AVERAGE([.AD459:.AD468])" office:value-type="float" office:value="9.70408" calcext:value-type="float">
            <text:p>9.7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.5746" calcext:value-type="float">
            <text:p>2.5746</text:p>
          </table:table-cell>
          <table:table-cell office:value-type="float" office:value="4.5686" calcext:value-type="float">
            <text:p>4.5686</text:p>
          </table:table-cell>
          <table:table-cell table:formula="of:=AVERAGE([.C460:.C469])" office:value-type="float" office:value="6.70466" calcext:value-type="float">
            <text:p>6.70</text:p>
          </table:table-cell>
          <table:table-cell office:value-type="float" office:value="2.9257" calcext:value-type="float">
            <text:p>2.9257</text:p>
          </table:table-cell>
          <table:table-cell office:value-type="float" office:value="5.2357" calcext:value-type="float">
            <text:p>5.2357</text:p>
          </table:table-cell>
          <table:table-cell table:formula="of:=AVERAGE([.F460:.F469])" office:value-type="float" office:value="4.58843" calcext:value-type="float">
            <text:p>4.59</text:p>
          </table:table-cell>
          <table:table-cell office:value-type="float" office:value="2.4871" calcext:value-type="float">
            <text:p>2.4871</text:p>
          </table:table-cell>
          <table:table-cell office:value-type="float" office:value="4.2415" calcext:value-type="float">
            <text:p>4.2415</text:p>
          </table:table-cell>
          <table:table-cell table:formula="of:=AVERAGE([.I460:.I469])" office:value-type="float" office:value="4.56475" calcext:value-type="float">
            <text:p>4.56</text:p>
          </table:table-cell>
          <table:table-cell office:value-type="float" office:value="2.9226" calcext:value-type="float">
            <text:p>2.9226</text:p>
          </table:table-cell>
          <table:table-cell office:value-type="float" office:value="4.9653" calcext:value-type="float">
            <text:p>4.9653</text:p>
          </table:table-cell>
          <table:table-cell table:formula="of:=AVERAGE([.L460:.L469])" office:value-type="float" office:value="7.46441" calcext:value-type="float">
            <text:p>7.46</text:p>
          </table:table-cell>
          <table:table-cell office:value-type="float" office:value="2.5605" calcext:value-type="float">
            <text:p>2.5605</text:p>
          </table:table-cell>
          <table:table-cell office:value-type="float" office:value="6.6001" calcext:value-type="float">
            <text:p>6.6001</text:p>
          </table:table-cell>
          <table:table-cell table:formula="of:=AVERAGE([.O460:.O469])" office:value-type="float" office:value="9.91152" calcext:value-type="float">
            <text:p>9.91</text:p>
          </table:table-cell>
          <table:table-cell office:value-type="float" office:value="2.8134" calcext:value-type="float">
            <text:p>2.8134</text:p>
          </table:table-cell>
          <table:table-cell office:value-type="float" office:value="10.2308" calcext:value-type="float">
            <text:p>10.2308</text:p>
          </table:table-cell>
          <table:table-cell table:formula="of:=AVERAGE([.R460:.R469])" office:value-type="float" office:value="10.65598" calcext:value-type="float">
            <text:p>10.66</text:p>
          </table:table-cell>
          <table:table-cell office:value-type="float" office:value="3.7926" calcext:value-type="float">
            <text:p>3.7926</text:p>
          </table:table-cell>
          <table:table-cell office:value-type="float" office:value="13.1901" calcext:value-type="float">
            <text:p>13.1901</text:p>
          </table:table-cell>
          <table:table-cell table:formula="of:=AVERAGE([.U460:.U469])" office:value-type="float" office:value="12.63065" calcext:value-type="float">
            <text:p>12.63</text:p>
          </table:table-cell>
          <table:table-cell office:value-type="float" office:value="2.7607" calcext:value-type="float">
            <text:p>2.7607</text:p>
          </table:table-cell>
          <table:table-cell office:value-type="float" office:value="10.2154" calcext:value-type="float">
            <text:p>10.2154</text:p>
          </table:table-cell>
          <table:table-cell table:formula="of:=AVERAGE([.X460:.X469])" office:value-type="float" office:value="11.84315" calcext:value-type="float">
            <text:p>11.84</text:p>
          </table:table-cell>
          <table:table-cell office:value-type="float" office:value="3.4023" calcext:value-type="float">
            <text:p>3.4023</text:p>
          </table:table-cell>
          <table:table-cell office:value-type="float" office:value="9.6623" calcext:value-type="float">
            <text:p>9.6623</text:p>
          </table:table-cell>
          <table:table-cell table:formula="of:=AVERAGE([.AA460:.AA469])" office:value-type="float" office:value="9.46695" calcext:value-type="float">
            <text:p>9.47</text:p>
          </table:table-cell>
          <table:table-cell office:value-type="float" office:value="2.6672" calcext:value-type="float">
            <text:p>2.6672</text:p>
          </table:table-cell>
          <table:table-cell office:value-type="float" office:value="9.1252" calcext:value-type="float">
            <text:p>9.1252</text:p>
          </table:table-cell>
          <table:table-cell table:formula="of:=AVERAGE([.AD460:.AD469])" office:value-type="float" office:value="9.39177" calcext:value-type="float">
            <text:p>9.3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.6057" calcext:value-type="float">
            <text:p>2.6057</text:p>
          </table:table-cell>
          <table:table-cell office:value-type="float" office:value="6.3279" calcext:value-type="float">
            <text:p>6.3279</text:p>
          </table:table-cell>
          <table:table-cell table:formula="of:=AVERAGE([.C461:.C470])" office:value-type="float" office:value="6.54083" calcext:value-type="float">
            <text:p>6.54</text:p>
          </table:table-cell>
          <table:table-cell office:value-type="float" office:value="3.0606" calcext:value-type="float">
            <text:p>3.0606</text:p>
          </table:table-cell>
          <table:table-cell office:value-type="float" office:value="4.7955" calcext:value-type="float">
            <text:p>4.7955</text:p>
          </table:table-cell>
          <table:table-cell table:formula="of:=AVERAGE([.F461:.F470])" office:value-type="float" office:value="4.6112" calcext:value-type="float">
            <text:p>4.61</text:p>
          </table:table-cell>
          <table:table-cell office:value-type="float" office:value="2.0956" calcext:value-type="float">
            <text:p>2.0956</text:p>
          </table:table-cell>
          <table:table-cell office:value-type="float" office:value="4.5775" calcext:value-type="float">
            <text:p>4.5775</text:p>
          </table:table-cell>
          <table:table-cell table:formula="of:=AVERAGE([.I461:.I470])" office:value-type="float" office:value="4.58376" calcext:value-type="float">
            <text:p>4.58</text:p>
          </table:table-cell>
          <table:table-cell office:value-type="float" office:value="3.3081" calcext:value-type="float">
            <text:p>3.3081</text:p>
          </table:table-cell>
          <table:table-cell office:value-type="float" office:value="5.2613" calcext:value-type="float">
            <text:p>5.2613</text:p>
          </table:table-cell>
          <table:table-cell table:formula="of:=AVERAGE([.L461:.L470])" office:value-type="float" office:value="6.95078" calcext:value-type="float">
            <text:p>6.95</text:p>
          </table:table-cell>
          <table:table-cell office:value-type="float" office:value="2.4152" calcext:value-type="float">
            <text:p>2.4152</text:p>
          </table:table-cell>
          <table:table-cell office:value-type="float" office:value="8.2334" calcext:value-type="float">
            <text:p>8.2334</text:p>
          </table:table-cell>
          <table:table-cell table:formula="of:=AVERAGE([.O461:.O470])" office:value-type="float" office:value="9.638" calcext:value-type="float">
            <text:p>9.64</text:p>
          </table:table-cell>
          <table:table-cell office:value-type="float" office:value="3.1025" calcext:value-type="float">
            <text:p>3.1025</text:p>
          </table:table-cell>
          <table:table-cell office:value-type="float" office:value="9.2242" calcext:value-type="float">
            <text:p>9.2242</text:p>
          </table:table-cell>
          <table:table-cell table:formula="of:=AVERAGE([.R461:.R470])" office:value-type="float" office:value="10.36132" calcext:value-type="float">
            <text:p>10.36</text:p>
          </table:table-cell>
          <table:table-cell office:value-type="float" office:value="3.774" calcext:value-type="float">
            <text:p>3.774</text:p>
          </table:table-cell>
          <table:table-cell office:value-type="float" office:value="11.5741" calcext:value-type="float">
            <text:p>11.5741</text:p>
          </table:table-cell>
          <table:table-cell table:formula="of:=AVERAGE([.U461:.U470])" office:value-type="float" office:value="12.45497" calcext:value-type="float">
            <text:p>12.45</text:p>
          </table:table-cell>
          <table:table-cell office:value-type="float" office:value="2.664" calcext:value-type="float">
            <text:p>2.664</text:p>
          </table:table-cell>
          <table:table-cell office:value-type="float" office:value="11.2272" calcext:value-type="float">
            <text:p>11.2272</text:p>
          </table:table-cell>
          <table:table-cell table:formula="of:=AVERAGE([.X461:.X470])" office:value-type="float" office:value="11.80269" calcext:value-type="float">
            <text:p>11.80</text:p>
          </table:table-cell>
          <table:table-cell office:value-type="float" office:value="3.1136" calcext:value-type="float">
            <text:p>3.1136</text:p>
          </table:table-cell>
          <table:table-cell office:value-type="float" office:value="10.7136" calcext:value-type="float">
            <text:p>10.7136</text:p>
          </table:table-cell>
          <table:table-cell table:formula="of:=AVERAGE([.AA461:.AA470])" office:value-type="float" office:value="9.79356" calcext:value-type="float">
            <text:p>9.79</text:p>
          </table:table-cell>
          <table:table-cell office:value-type="float" office:value="2.3048" calcext:value-type="float">
            <text:p>2.3048</text:p>
          </table:table-cell>
          <table:table-cell office:value-type="float" office:value="10.3464" calcext:value-type="float">
            <text:p>10.3464</text:p>
          </table:table-cell>
          <table:table-cell table:formula="of:=AVERAGE([.AD461:.AD470])" office:value-type="float" office:value="9.22977" calcext:value-type="float">
            <text:p>9.2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.8755" calcext:value-type="float">
            <text:p>2.8755</text:p>
          </table:table-cell>
          <table:table-cell office:value-type="float" office:value="3.7959" calcext:value-type="float">
            <text:p>3.7959</text:p>
          </table:table-cell>
          <table:table-cell table:formula="of:=AVERAGE([.C462:.C471])" office:value-type="float" office:value="5.99668" calcext:value-type="float">
            <text:p>6.00</text:p>
          </table:table-cell>
          <table:table-cell office:value-type="float" office:value="2.7082" calcext:value-type="float">
            <text:p>2.7082</text:p>
          </table:table-cell>
          <table:table-cell office:value-type="float" office:value="4.6" calcext:value-type="float">
            <text:p>4.6</text:p>
          </table:table-cell>
          <table:table-cell table:formula="of:=AVERAGE([.F462:.F471])" office:value-type="float" office:value="4.61498" calcext:value-type="float">
            <text:p>4.61</text:p>
          </table:table-cell>
          <table:table-cell office:value-type="float" office:value="2.1438" calcext:value-type="float">
            <text:p>2.1438</text:p>
          </table:table-cell>
          <table:table-cell office:value-type="float" office:value="4.7355" calcext:value-type="float">
            <text:p>4.7355</text:p>
          </table:table-cell>
          <table:table-cell table:formula="of:=AVERAGE([.I462:.I471])" office:value-type="float" office:value="4.57607" calcext:value-type="float">
            <text:p>4.58</text:p>
          </table:table-cell>
          <table:table-cell office:value-type="float" office:value="3.143" calcext:value-type="float">
            <text:p>3.143</text:p>
          </table:table-cell>
          <table:table-cell office:value-type="float" office:value="4.2767" calcext:value-type="float">
            <text:p>4.2767</text:p>
          </table:table-cell>
          <table:table-cell table:formula="of:=AVERAGE([.L462:.L471])" office:value-type="float" office:value="6.41279" calcext:value-type="float">
            <text:p>6.41</text:p>
          </table:table-cell>
          <table:table-cell office:value-type="float" office:value="2.998" calcext:value-type="float">
            <text:p>2.998</text:p>
          </table:table-cell>
          <table:table-cell office:value-type="float" office:value="9.002" calcext:value-type="float">
            <text:p>9.002</text:p>
          </table:table-cell>
          <table:table-cell table:formula="of:=AVERAGE([.O462:.O471])" office:value-type="float" office:value="9.25888" calcext:value-type="float">
            <text:p>9.26</text:p>
          </table:table-cell>
          <table:table-cell office:value-type="float" office:value="3.2354" calcext:value-type="float">
            <text:p>3.2354</text:p>
          </table:table-cell>
          <table:table-cell office:value-type="float" office:value="8.8524" calcext:value-type="float">
            <text:p>8.8524</text:p>
          </table:table-cell>
          <table:table-cell table:formula="of:=AVERAGE([.R462:.R471])" office:value-type="float" office:value="10.00302" calcext:value-type="float">
            <text:p>10.00</text:p>
          </table:table-cell>
          <table:table-cell office:value-type="float" office:value="3.6789" calcext:value-type="float">
            <text:p>3.6789</text:p>
          </table:table-cell>
          <table:table-cell office:value-type="float" office:value="11.0471" calcext:value-type="float">
            <text:p>11.0471</text:p>
          </table:table-cell>
          <table:table-cell table:formula="of:=AVERAGE([.U462:.U471])" office:value-type="float" office:value="12.21684" calcext:value-type="float">
            <text:p>12.22</text:p>
          </table:table-cell>
          <table:table-cell office:value-type="float" office:value="2.5727" calcext:value-type="float">
            <text:p>2.5727</text:p>
          </table:table-cell>
          <table:table-cell office:value-type="float" office:value="11.5193" calcext:value-type="float">
            <text:p>11.5193</text:p>
          </table:table-cell>
          <table:table-cell table:formula="of:=AVERAGE([.X462:.X471])" office:value-type="float" office:value="11.74548" calcext:value-type="float">
            <text:p>11.75</text:p>
          </table:table-cell>
          <table:table-cell office:value-type="float" office:value="2.7989" calcext:value-type="float">
            <text:p>2.7989</text:p>
          </table:table-cell>
          <table:table-cell office:value-type="float" office:value="10.591" calcext:value-type="float">
            <text:p>10.591</text:p>
          </table:table-cell>
          <table:table-cell table:formula="of:=AVERAGE([.AA462:.AA471])" office:value-type="float" office:value="9.955" calcext:value-type="float">
            <text:p>9.96</text:p>
          </table:table-cell>
          <table:table-cell office:value-type="float" office:value="2.6709" calcext:value-type="float">
            <text:p>2.6709</text:p>
          </table:table-cell>
          <table:table-cell office:value-type="float" office:value="10.6407" calcext:value-type="float">
            <text:p>10.6407</text:p>
          </table:table-cell>
          <table:table-cell table:formula="of:=AVERAGE([.AD462:.AD471])" office:value-type="float" office:value="9.08197" calcext:value-type="float">
            <text:p>9.0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.7938" calcext:value-type="float">
            <text:p>2.7938</text:p>
          </table:table-cell>
          <table:table-cell office:value-type="float" office:value="4.0811" calcext:value-type="float">
            <text:p>4.0811</text:p>
          </table:table-cell>
          <table:table-cell table:formula="of:=AVERAGE([.C463:.C472])" office:value-type="float" office:value="5.4142" calcext:value-type="float">
            <text:p>5.41</text:p>
          </table:table-cell>
          <table:table-cell office:value-type="float" office:value="3.2109" calcext:value-type="float">
            <text:p>3.2109</text:p>
          </table:table-cell>
          <table:table-cell office:value-type="float" office:value="5.2575" calcext:value-type="float">
            <text:p>5.2575</text:p>
          </table:table-cell>
          <table:table-cell table:formula="of:=AVERAGE([.F463:.F472])" office:value-type="float" office:value="4.748" calcext:value-type="float">
            <text:p>4.75</text:p>
          </table:table-cell>
          <table:table-cell office:value-type="float" office:value="1.9832" calcext:value-type="float">
            <text:p>1.9832</text:p>
          </table:table-cell>
          <table:table-cell office:value-type="float" office:value="4.6489" calcext:value-type="float">
            <text:p>4.6489</text:p>
          </table:table-cell>
          <table:table-cell table:formula="of:=AVERAGE([.I463:.I472])" office:value-type="float" office:value="4.54915" calcext:value-type="float">
            <text:p>4.55</text:p>
          </table:table-cell>
          <table:table-cell office:value-type="float" office:value="3.2205" calcext:value-type="float">
            <text:p>3.2205</text:p>
          </table:table-cell>
          <table:table-cell office:value-type="float" office:value="4.5127" calcext:value-type="float">
            <text:p>4.5127</text:p>
          </table:table-cell>
          <table:table-cell table:formula="of:=AVERAGE([.L463:.L472])" office:value-type="float" office:value="5.99298" calcext:value-type="float">
            <text:p>5.99</text:p>
          </table:table-cell>
          <table:table-cell office:value-type="float" office:value="3.3445" calcext:value-type="float">
            <text:p>3.3445</text:p>
          </table:table-cell>
          <table:table-cell office:value-type="float" office:value="9.314" calcext:value-type="float">
            <text:p>9.314</text:p>
          </table:table-cell>
          <table:table-cell table:formula="of:=AVERAGE([.O463:.O472])" office:value-type="float" office:value="9.10859" calcext:value-type="float">
            <text:p>9.11</text:p>
          </table:table-cell>
          <table:table-cell office:value-type="float" office:value="2.9577" calcext:value-type="float">
            <text:p>2.9577</text:p>
          </table:table-cell>
          <table:table-cell office:value-type="float" office:value="8.8856" calcext:value-type="float">
            <text:p>8.8856</text:p>
          </table:table-cell>
          <table:table-cell table:formula="of:=AVERAGE([.R463:.R472])" office:value-type="float" office:value="9.68979" calcext:value-type="float">
            <text:p>9.69</text:p>
          </table:table-cell>
          <table:table-cell office:value-type="float" office:value="3.1137" calcext:value-type="float">
            <text:p>3.1137</text:p>
          </table:table-cell>
          <table:table-cell office:value-type="float" office:value="12.9869" calcext:value-type="float">
            <text:p>12.9869</text:p>
          </table:table-cell>
          <table:table-cell table:formula="of:=AVERAGE([.U463:.U472])" office:value-type="float" office:value="12.26564" calcext:value-type="float">
            <text:p>12.27</text:p>
          </table:table-cell>
          <table:table-cell office:value-type="float" office:value="2.6956" calcext:value-type="float">
            <text:p>2.6956</text:p>
          </table:table-cell>
          <table:table-cell office:value-type="float" office:value="10.3886" calcext:value-type="float">
            <text:p>10.3886</text:p>
          </table:table-cell>
          <table:table-cell table:formula="of:=AVERAGE([.X463:.X472])" office:value-type="float" office:value="11.62815" calcext:value-type="float">
            <text:p>11.63</text:p>
          </table:table-cell>
          <table:table-cell office:value-type="float" office:value="2.6168" calcext:value-type="float">
            <text:p>2.6168</text:p>
          </table:table-cell>
          <table:table-cell office:value-type="float" office:value="10.5807" calcext:value-type="float">
            <text:p>10.5807</text:p>
          </table:table-cell>
          <table:table-cell table:formula="of:=AVERAGE([.AA463:.AA472])" office:value-type="float" office:value="10.04867" calcext:value-type="float">
            <text:p>10.05</text:p>
          </table:table-cell>
          <table:table-cell office:value-type="float" office:value="2.5922" calcext:value-type="float">
            <text:p>2.5922</text:p>
          </table:table-cell>
          <table:table-cell office:value-type="float" office:value="9.7132" calcext:value-type="float">
            <text:p>9.7132</text:p>
          </table:table-cell>
          <table:table-cell table:formula="of:=AVERAGE([.AD463:.AD472])" office:value-type="float" office:value="8.85266" calcext:value-type="float">
            <text:p>8.8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.2429" calcext:value-type="float">
            <text:p>3.2429</text:p>
          </table:table-cell>
          <table:table-cell office:value-type="float" office:value="6.5966" calcext:value-type="float">
            <text:p>6.5966</text:p>
          </table:table-cell>
          <table:table-cell table:formula="of:=AVERAGE([.C464:.C473])" office:value-type="float" office:value="5.12012" calcext:value-type="float">
            <text:p>5.12</text:p>
          </table:table-cell>
          <table:table-cell office:value-type="float" office:value="3.0353" calcext:value-type="float">
            <text:p>3.0353</text:p>
          </table:table-cell>
          <table:table-cell office:value-type="float" office:value="5.4576" calcext:value-type="float">
            <text:p>5.4576</text:p>
          </table:table-cell>
          <table:table-cell table:formula="of:=AVERAGE([.F464:.F473])" office:value-type="float" office:value="4.85478" calcext:value-type="float">
            <text:p>4.85</text:p>
          </table:table-cell>
          <table:table-cell office:value-type="float" office:value="2.191" calcext:value-type="float">
            <text:p>2.191</text:p>
          </table:table-cell>
          <table:table-cell office:value-type="float" office:value="4.4506" calcext:value-type="float">
            <text:p>4.4506</text:p>
          </table:table-cell>
          <table:table-cell table:formula="of:=AVERAGE([.I464:.I473])" office:value-type="float" office:value="4.50193" calcext:value-type="float">
            <text:p>4.50</text:p>
          </table:table-cell>
          <table:table-cell office:value-type="float" office:value="2.9201" calcext:value-type="float">
            <text:p>2.9201</text:p>
          </table:table-cell>
          <table:table-cell office:value-type="float" office:value="5.7707" calcext:value-type="float">
            <text:p>5.7707</text:p>
          </table:table-cell>
          <table:table-cell table:formula="of:=AVERAGE([.L464:.L473])" office:value-type="float" office:value="5.75256" calcext:value-type="float">
            <text:p>5.75</text:p>
          </table:table-cell>
          <table:table-cell office:value-type="float" office:value="3.0799" calcext:value-type="float">
            <text:p>3.0799</text:p>
          </table:table-cell>
          <table:table-cell office:value-type="float" office:value="8.3587" calcext:value-type="float">
            <text:p>8.3587</text:p>
          </table:table-cell>
          <table:table-cell table:formula="of:=AVERAGE([.O464:.O473])" office:value-type="float" office:value="8.85864" calcext:value-type="float">
            <text:p>8.86</text:p>
          </table:table-cell>
          <table:table-cell office:value-type="float" office:value="3.0845" calcext:value-type="float">
            <text:p>3.0845</text:p>
          </table:table-cell>
          <table:table-cell office:value-type="float" office:value="8.1915" calcext:value-type="float">
            <text:p>8.1915</text:p>
          </table:table-cell>
          <table:table-cell table:formula="of:=AVERAGE([.R464:.R473])" office:value-type="float" office:value="9.47374" calcext:value-type="float">
            <text:p>9.47</text:p>
          </table:table-cell>
          <table:table-cell office:value-type="float" office:value="3.2422" calcext:value-type="float">
            <text:p>3.2422</text:p>
          </table:table-cell>
          <table:table-cell office:value-type="float" office:value="11.7514" calcext:value-type="float">
            <text:p>11.7514</text:p>
          </table:table-cell>
          <table:table-cell table:formula="of:=AVERAGE([.U464:.U473])" office:value-type="float" office:value="12.23624" calcext:value-type="float">
            <text:p>12.24</text:p>
          </table:table-cell>
          <table:table-cell office:value-type="float" office:value="2.4607" calcext:value-type="float">
            <text:p>2.4607</text:p>
          </table:table-cell>
          <table:table-cell office:value-type="float" office:value="9.7795" calcext:value-type="float">
            <text:p>9.7795</text:p>
          </table:table-cell>
          <table:table-cell table:formula="of:=AVERAGE([.X464:.X473])" office:value-type="float" office:value="11.26541" calcext:value-type="float">
            <text:p>11.27</text:p>
          </table:table-cell>
          <table:table-cell office:value-type="float" office:value="3.0252" calcext:value-type="float">
            <text:p>3.0252</text:p>
          </table:table-cell>
          <table:table-cell office:value-type="float" office:value="9.015" calcext:value-type="float">
            <text:p>9.015</text:p>
          </table:table-cell>
          <table:table-cell table:formula="of:=AVERAGE([.AA464:.AA473])" office:value-type="float" office:value="9.91589" calcext:value-type="float">
            <text:p>9.92</text:p>
          </table:table-cell>
          <table:table-cell office:value-type="float" office:value="2.3396" calcext:value-type="float">
            <text:p>2.3396</text:p>
          </table:table-cell>
          <table:table-cell office:value-type="float" office:value="7.8703" calcext:value-type="float">
            <text:p>7.8703</text:p>
          </table:table-cell>
          <table:table-cell table:formula="of:=AVERAGE([.AD464:.AD473])" office:value-type="float" office:value="8.68716" calcext:value-type="float">
            <text:p>8.6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.806" calcext:value-type="float">
            <text:p>2.806</text:p>
          </table:table-cell>
          <table:table-cell office:value-type="float" office:value="8.0021" calcext:value-type="float">
            <text:p>8.0021</text:p>
          </table:table-cell>
          <table:table-cell table:formula="of:=AVERAGE([.C465:.C474])" office:value-type="float" office:value="5.16868" calcext:value-type="float">
            <text:p>5.17</text:p>
          </table:table-cell>
          <table:table-cell office:value-type="float" office:value="2.6795" calcext:value-type="float">
            <text:p>2.6795</text:p>
          </table:table-cell>
          <table:table-cell office:value-type="float" office:value="5.0997" calcext:value-type="float">
            <text:p>5.0997</text:p>
          </table:table-cell>
          <table:table-cell table:formula="of:=AVERAGE([.F465:.F474])" office:value-type="float" office:value="4.81518" calcext:value-type="float">
            <text:p>4.82</text:p>
          </table:table-cell>
          <table:table-cell office:value-type="float" office:value="2.4188" calcext:value-type="float">
            <text:p>2.4188</text:p>
          </table:table-cell>
          <table:table-cell office:value-type="float" office:value="3.9835" calcext:value-type="float">
            <text:p>3.9835</text:p>
          </table:table-cell>
          <table:table-cell table:formula="of:=AVERAGE([.I465:.I474])" office:value-type="float" office:value="4.52549" calcext:value-type="float">
            <text:p>4.53</text:p>
          </table:table-cell>
          <table:table-cell office:value-type="float" office:value="3.2378" calcext:value-type="float">
            <text:p>3.2378</text:p>
          </table:table-cell>
          <table:table-cell office:value-type="float" office:value="7.2874" calcext:value-type="float">
            <text:p>7.2874</text:p>
          </table:table-cell>
          <table:table-cell table:formula="of:=AVERAGE([.L465:.L474])" office:value-type="float" office:value="5.7105" calcext:value-type="float">
            <text:p>5.71</text:p>
          </table:table-cell>
          <table:table-cell office:value-type="float" office:value="3.5296" calcext:value-type="float">
            <text:p>3.5296</text:p>
          </table:table-cell>
          <table:table-cell office:value-type="float" office:value="9.8928" calcext:value-type="float">
            <text:p>9.8928</text:p>
          </table:table-cell>
          <table:table-cell table:formula="of:=AVERAGE([.O465:.O474])" office:value-type="float" office:value="8.62422" calcext:value-type="float">
            <text:p>8.62</text:p>
          </table:table-cell>
          <table:table-cell office:value-type="float" office:value="3.7598" calcext:value-type="float">
            <text:p>3.7598</text:p>
          </table:table-cell>
          <table:table-cell office:value-type="float" office:value="9.0174" calcext:value-type="float">
            <text:p>9.0174</text:p>
          </table:table-cell>
          <table:table-cell table:formula="of:=AVERAGE([.R465:.R474])" office:value-type="float" office:value="9.31416" calcext:value-type="float">
            <text:p>9.31</text:p>
          </table:table-cell>
          <table:table-cell office:value-type="float" office:value="2.6528" calcext:value-type="float">
            <text:p>2.6528</text:p>
          </table:table-cell>
          <table:table-cell office:value-type="float" office:value="11.6397" calcext:value-type="float">
            <text:p>11.6397</text:p>
          </table:table-cell>
          <table:table-cell table:formula="of:=AVERAGE([.U465:.U474])" office:value-type="float" office:value="12.35422" calcext:value-type="float">
            <text:p>12.35</text:p>
          </table:table-cell>
          <table:table-cell office:value-type="float" office:value="2.7647" calcext:value-type="float">
            <text:p>2.7647</text:p>
          </table:table-cell>
          <table:table-cell office:value-type="float" office:value="8.8113" calcext:value-type="float">
            <text:p>8.8113</text:p>
          </table:table-cell>
          <table:table-cell table:formula="of:=AVERAGE([.X465:.X474])" office:value-type="float" office:value="10.92882" calcext:value-type="float">
            <text:p>10.93</text:p>
          </table:table-cell>
          <table:table-cell office:value-type="float" office:value="2.8423" calcext:value-type="float">
            <text:p>2.8423</text:p>
          </table:table-cell>
          <table:table-cell office:value-type="float" office:value="8.3513" calcext:value-type="float">
            <text:p>8.3513</text:p>
          </table:table-cell>
          <table:table-cell table:formula="of:=AVERAGE([.AA465:.AA474])" office:value-type="float" office:value="9.84378" calcext:value-type="float">
            <text:p>9.84</text:p>
          </table:table-cell>
          <table:table-cell office:value-type="float" office:value="2.3028" calcext:value-type="float">
            <text:p>2.3028</text:p>
          </table:table-cell>
          <table:table-cell office:value-type="float" office:value="8.6758" calcext:value-type="float">
            <text:p>8.6758</text:p>
          </table:table-cell>
          <table:table-cell table:formula="of:=AVERAGE([.AD465:.AD474])" office:value-type="float" office:value="8.81644" calcext:value-type="float">
            <text:p>8.8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.0424" calcext:value-type="float">
            <text:p>3.0424</text:p>
          </table:table-cell>
          <table:table-cell office:value-type="float" office:value="7.0762" calcext:value-type="float">
            <text:p>7.0762</text:p>
          </table:table-cell>
          <table:table-cell table:formula="of:=AVERAGE([.C466:.C475])" office:value-type="float" office:value="5.27048" calcext:value-type="float">
            <text:p>5.27</text:p>
          </table:table-cell>
          <table:table-cell office:value-type="float" office:value="3.1109" calcext:value-type="float">
            <text:p>3.1109</text:p>
          </table:table-cell>
          <table:table-cell office:value-type="float" office:value="6.679" calcext:value-type="float">
            <text:p>6.679</text:p>
          </table:table-cell>
          <table:table-cell table:formula="of:=AVERAGE([.F466:.F475])" office:value-type="float" office:value="5.03272" calcext:value-type="float">
            <text:p>5.03</text:p>
          </table:table-cell>
          <table:table-cell office:value-type="float" office:value="2.0702" calcext:value-type="float">
            <text:p>2.0702</text:p>
          </table:table-cell>
          <table:table-cell office:value-type="float" office:value="3.7836" calcext:value-type="float">
            <text:p>3.7836</text:p>
          </table:table-cell>
          <table:table-cell table:formula="of:=AVERAGE([.I466:.I475])" office:value-type="float" office:value="4.45453" calcext:value-type="float">
            <text:p>4.45</text:p>
          </table:table-cell>
          <table:table-cell office:value-type="float" office:value="2.6194" calcext:value-type="float">
            <text:p>2.6194</text:p>
          </table:table-cell>
          <table:table-cell office:value-type="float" office:value="5.7337" calcext:value-type="float">
            <text:p>5.7337</text:p>
          </table:table-cell>
          <table:table-cell table:formula="of:=AVERAGE([.L466:.L475])" office:value-type="float" office:value="5.53445" calcext:value-type="float">
            <text:p>5.53</text:p>
          </table:table-cell>
          <table:table-cell office:value-type="float" office:value="2.8295" calcext:value-type="float">
            <text:p>2.8295</text:p>
          </table:table-cell>
          <table:table-cell office:value-type="float" office:value="9.1995" calcext:value-type="float">
            <text:p>9.1995</text:p>
          </table:table-cell>
          <table:table-cell table:formula="of:=AVERAGE([.O466:.O475])" office:value-type="float" office:value="8.43382" calcext:value-type="float">
            <text:p>8.43</text:p>
          </table:table-cell>
          <table:table-cell office:value-type="float" office:value="4.0433" calcext:value-type="float">
            <text:p>4.0433</text:p>
          </table:table-cell>
          <table:table-cell office:value-type="float" office:value="8.9721" calcext:value-type="float">
            <text:p>8.9721</text:p>
          </table:table-cell>
          <table:table-cell table:formula="of:=AVERAGE([.R466:.R475])" office:value-type="float" office:value="9.16958" calcext:value-type="float">
            <text:p>9.17</text:p>
          </table:table-cell>
          <table:table-cell office:value-type="float" office:value="2.5889" calcext:value-type="float">
            <text:p>2.5889</text:p>
          </table:table-cell>
          <table:table-cell office:value-type="float" office:value="10.4691" calcext:value-type="float">
            <text:p>10.4691</text:p>
          </table:table-cell>
          <table:table-cell table:formula="of:=AVERAGE([.U466:.U475])" office:value-type="float" office:value="12.20273" calcext:value-type="float">
            <text:p>12.20</text:p>
          </table:table-cell>
          <table:table-cell office:value-type="float" office:value="3.0328" calcext:value-type="float">
            <text:p>3.0328</text:p>
          </table:table-cell>
          <table:table-cell office:value-type="float" office:value="7.8944" calcext:value-type="float">
            <text:p>7.8944</text:p>
          </table:table-cell>
          <table:table-cell table:formula="of:=AVERAGE([.X466:.X475])" office:value-type="float" office:value="10.71501" calcext:value-type="float">
            <text:p>10.72</text:p>
          </table:table-cell>
          <table:table-cell office:value-type="float" office:value="3.3861" calcext:value-type="float">
            <text:p>3.3861</text:p>
          </table:table-cell>
          <table:table-cell office:value-type="float" office:value="9.6741" calcext:value-type="float">
            <text:p>9.6741</text:p>
          </table:table-cell>
          <table:table-cell table:formula="of:=AVERAGE([.AA466:.AA475])" office:value-type="float" office:value="9.75177" calcext:value-type="float">
            <text:p>9.75</text:p>
          </table:table-cell>
          <table:table-cell office:value-type="float" office:value="2.6777" calcext:value-type="float">
            <text:p>2.6777</text:p>
          </table:table-cell>
          <table:table-cell office:value-type="float" office:value="8.8542" calcext:value-type="float">
            <text:p>8.8542</text:p>
          </table:table-cell>
          <table:table-cell table:formula="of:=AVERAGE([.AD466:.AD475])" office:value-type="float" office:value="8.83916" calcext:value-type="float">
            <text:p>8.8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.7339" calcext:value-type="float">
            <text:p>2.7339</text:p>
          </table:table-cell>
          <table:table-cell office:value-type="float" office:value="8.0536" calcext:value-type="float">
            <text:p>8.0536</text:p>
          </table:table-cell>
          <table:table-cell table:formula="of:=AVERAGE([.C467:.C476])" office:value-type="float" office:value="5.6446" calcext:value-type="float">
            <text:p>5.64</text:p>
          </table:table-cell>
          <table:table-cell office:value-type="float" office:value="3.0299" calcext:value-type="float">
            <text:p>3.0299</text:p>
          </table:table-cell>
          <table:table-cell office:value-type="float" office:value="7.0836" calcext:value-type="float">
            <text:p>7.0836</text:p>
          </table:table-cell>
          <table:table-cell table:formula="of:=AVERAGE([.F467:.F476])" office:value-type="float" office:value="5.261" calcext:value-type="float">
            <text:p>5.26</text:p>
          </table:table-cell>
          <table:table-cell office:value-type="float" office:value="2.2382" calcext:value-type="float">
            <text:p>2.2382</text:p>
          </table:table-cell>
          <table:table-cell office:value-type="float" office:value="4.5369" calcext:value-type="float">
            <text:p>4.5369</text:p>
          </table:table-cell>
          <table:table-cell table:formula="of:=AVERAGE([.I467:.I476])" office:value-type="float" office:value="4.42694" calcext:value-type="float">
            <text:p>4.43</text:p>
          </table:table-cell>
          <table:table-cell office:value-type="float" office:value="2.7379" calcext:value-type="float">
            <text:p>2.7379</text:p>
          </table:table-cell>
          <table:table-cell office:value-type="float" office:value="7.4072" calcext:value-type="float">
            <text:p>7.4072</text:p>
          </table:table-cell>
          <table:table-cell table:formula="of:=AVERAGE([.L467:.L476])" office:value-type="float" office:value="5.60237" calcext:value-type="float">
            <text:p>5.60</text:p>
          </table:table-cell>
          <table:table-cell office:value-type="float" office:value="3.021" calcext:value-type="float">
            <text:p>3.021</text:p>
          </table:table-cell>
          <table:table-cell office:value-type="float" office:value="10.0971" calcext:value-type="float">
            <text:p>10.0971</text:p>
          </table:table-cell>
          <table:table-cell table:formula="of:=AVERAGE([.O467:.O476])" office:value-type="float" office:value="8.51098" calcext:value-type="float">
            <text:p>8.51</text:p>
          </table:table-cell>
          <table:table-cell office:value-type="float" office:value="3.3468" calcext:value-type="float">
            <text:p>3.3468</text:p>
          </table:table-cell>
          <table:table-cell office:value-type="float" office:value="9.0739" calcext:value-type="float">
            <text:p>9.0739</text:p>
          </table:table-cell>
          <table:table-cell table:formula="of:=AVERAGE([.R467:.R476])" office:value-type="float" office:value="9.20144" calcext:value-type="float">
            <text:p>9.20</text:p>
          </table:table-cell>
          <table:table-cell office:value-type="float" office:value="2.704" calcext:value-type="float">
            <text:p>2.704</text:p>
          </table:table-cell>
          <table:table-cell office:value-type="float" office:value="11.2978" calcext:value-type="float">
            <text:p>11.2978</text:p>
          </table:table-cell>
          <table:table-cell table:formula="of:=AVERAGE([.U467:.U476])" office:value-type="float" office:value="11.96731" calcext:value-type="float">
            <text:p>11.97</text:p>
          </table:table-cell>
          <table:table-cell office:value-type="float" office:value="2.7628" calcext:value-type="float">
            <text:p>2.7628</text:p>
          </table:table-cell>
          <table:table-cell office:value-type="float" office:value="7.2005" calcext:value-type="float">
            <text:p>7.2005</text:p>
          </table:table-cell>
          <table:table-cell table:formula="of:=AVERAGE([.X467:.X476])" office:value-type="float" office:value="10.13332" calcext:value-type="float">
            <text:p>10.13</text:p>
          </table:table-cell>
          <table:table-cell office:value-type="float" office:value="3.8904" calcext:value-type="float">
            <text:p>3.8904</text:p>
          </table:table-cell>
          <table:table-cell office:value-type="float" office:value="10.0644" calcext:value-type="float">
            <text:p>10.0644</text:p>
          </table:table-cell>
          <table:table-cell table:formula="of:=AVERAGE([.AA467:.AA476])" office:value-type="float" office:value="9.80862" calcext:value-type="float">
            <text:p>9.81</text:p>
          </table:table-cell>
          <table:table-cell office:value-type="float" office:value="2.6706" calcext:value-type="float">
            <text:p>2.6706</text:p>
          </table:table-cell>
          <table:table-cell office:value-type="float" office:value="5.5176" calcext:value-type="float">
            <text:p>5.5176</text:p>
          </table:table-cell>
          <table:table-cell table:formula="of:=AVERAGE([.AD467:.AD476])" office:value-type="float" office:value="8.6944" calcext:value-type="float">
            <text:p>8.6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.6081" calcext:value-type="float">
            <text:p>2.6081</text:p>
          </table:table-cell>
          <table:table-cell office:value-type="float" office:value="3.8956" calcext:value-type="float">
            <text:p>3.8956</text:p>
          </table:table-cell>
          <table:table-cell table:formula="of:=AVERAGE([.C468:.C477])" office:value-type="float" office:value="5.63627" calcext:value-type="float">
            <text:p>5.64</text:p>
          </table:table-cell>
          <table:table-cell office:value-type="float" office:value="2.8467" calcext:value-type="float">
            <text:p>2.8467</text:p>
          </table:table-cell>
          <table:table-cell office:value-type="float" office:value="7.0083" calcext:value-type="float">
            <text:p>7.0083</text:p>
          </table:table-cell>
          <table:table-cell table:formula="of:=AVERAGE([.F468:.F477])" office:value-type="float" office:value="5.58684" calcext:value-type="float">
            <text:p>5.59</text:p>
          </table:table-cell>
          <table:table-cell office:value-type="float" office:value="2.4731" calcext:value-type="float">
            <text:p>2.4731</text:p>
          </table:table-cell>
          <table:table-cell office:value-type="float" office:value="5.9716" calcext:value-type="float">
            <text:p>5.9716</text:p>
          </table:table-cell>
          <table:table-cell table:formula="of:=AVERAGE([.I468:.I477])" office:value-type="float" office:value="4.59839" calcext:value-type="float">
            <text:p>4.60</text:p>
          </table:table-cell>
          <table:table-cell office:value-type="float" office:value="2.7405" calcext:value-type="float">
            <text:p>2.7405</text:p>
          </table:table-cell>
          <table:table-cell office:value-type="float" office:value="6.9415" calcext:value-type="float">
            <text:p>6.9415</text:p>
          </table:table-cell>
          <table:table-cell table:formula="of:=AVERAGE([.L468:.L477])" office:value-type="float" office:value="5.73809" calcext:value-type="float">
            <text:p>5.74</text:p>
          </table:table-cell>
          <table:table-cell office:value-type="float" office:value="3.785" calcext:value-type="float">
            <text:p>3.785</text:p>
          </table:table-cell>
          <table:table-cell office:value-type="float" office:value="10.745" calcext:value-type="float">
            <text:p>10.745</text:p>
          </table:table-cell>
          <table:table-cell table:formula="of:=AVERAGE([.O468:.O477])" office:value-type="float" office:value="8.83768" calcext:value-type="float">
            <text:p>8.84</text:p>
          </table:table-cell>
          <table:table-cell office:value-type="float" office:value="3.4262" calcext:value-type="float">
            <text:p>3.4262</text:p>
          </table:table-cell>
          <table:table-cell office:value-type="float" office:value="7.9968" calcext:value-type="float">
            <text:p>7.9968</text:p>
          </table:table-cell>
          <table:table-cell table:formula="of:=AVERAGE([.R468:.R477])" office:value-type="float" office:value="8.99935" calcext:value-type="float">
            <text:p>9.00</text:p>
          </table:table-cell>
          <table:table-cell office:value-type="float" office:value="2.4587" calcext:value-type="float">
            <text:p>2.4587</text:p>
          </table:table-cell>
          <table:table-cell office:value-type="float" office:value="7.5316" calcext:value-type="float">
            <text:p>7.5316</text:p>
          </table:table-cell>
          <table:table-cell table:formula="of:=AVERAGE([.U468:.U477])" office:value-type="float" office:value="11.37253" calcext:value-type="float">
            <text:p>11.37</text:p>
          </table:table-cell>
          <table:table-cell office:value-type="float" office:value="3.0387" calcext:value-type="float">
            <text:p>3.0387</text:p>
          </table:table-cell>
          <table:table-cell office:value-type="float" office:value="7.4345" calcext:value-type="float">
            <text:p>7.4345</text:p>
          </table:table-cell>
          <table:table-cell table:formula="of:=AVERAGE([.X468:.X477])" office:value-type="float" office:value="9.54158" calcext:value-type="float">
            <text:p>9.54</text:p>
          </table:table-cell>
          <table:table-cell office:value-type="float" office:value="3.0453" calcext:value-type="float">
            <text:p>3.0453</text:p>
          </table:table-cell>
          <table:table-cell office:value-type="float" office:value="9.7066" calcext:value-type="float">
            <text:p>9.7066</text:p>
          </table:table-cell>
          <table:table-cell table:formula="of:=AVERAGE([.AA468:.AA477])" office:value-type="float" office:value="9.87671" calcext:value-type="float">
            <text:p>9.88</text:p>
          </table:table-cell>
          <table:table-cell office:value-type="float" office:value="2.109" calcext:value-type="float">
            <text:p>2.109</text:p>
          </table:table-cell>
          <table:table-cell office:value-type="float" office:value="4.7294" calcext:value-type="float">
            <text:p>4.7294</text:p>
          </table:table-cell>
          <table:table-cell table:formula="of:=AVERAGE([.AD468:.AD477])" office:value-type="float" office:value="8.36868" calcext:value-type="float">
            <text:p>8.3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.4076" calcext:value-type="float">
            <text:p>2.4076</text:p>
          </table:table-cell>
          <table:table-cell office:value-type="float" office:value="5.4127" calcext:value-type="float">
            <text:p>5.4127</text:p>
          </table:table-cell>
          <table:table-cell table:formula="of:=AVERAGE([.C469:.C478])" office:value-type="float" office:value="5.78103" calcext:value-type="float">
            <text:p>5.78</text:p>
          </table:table-cell>
          <table:table-cell office:value-type="float" office:value="3.3874" calcext:value-type="float">
            <text:p>3.3874</text:p>
          </table:table-cell>
          <table:table-cell office:value-type="float" office:value="7.8808" calcext:value-type="float">
            <text:p>7.8808</text:p>
          </table:table-cell>
          <table:table-cell table:formula="of:=AVERAGE([.F469:.F478])" office:value-type="float" office:value="5.90977" calcext:value-type="float">
            <text:p>5.91</text:p>
          </table:table-cell>
          <table:table-cell office:value-type="float" office:value="2.7581" calcext:value-type="float">
            <text:p>2.7581</text:p>
          </table:table-cell>
          <table:table-cell office:value-type="float" office:value="5.8141" calcext:value-type="float">
            <text:p>5.8141</text:p>
          </table:table-cell>
          <table:table-cell table:formula="of:=AVERAGE([.I469:.I478])" office:value-type="float" office:value="4.67437" calcext:value-type="float">
            <text:p>4.67</text:p>
          </table:table-cell>
          <table:table-cell office:value-type="float" office:value="2.3809" calcext:value-type="float">
            <text:p>2.3809</text:p>
          </table:table-cell>
          <table:table-cell office:value-type="float" office:value="8.4445" calcext:value-type="float">
            <text:p>8.4445</text:p>
          </table:table-cell>
          <table:table-cell table:formula="of:=AVERAGE([.L469:.L478])" office:value-type="float" office:value="6.0601" calcext:value-type="float">
            <text:p>6.06</text:p>
          </table:table-cell>
          <table:table-cell office:value-type="float" office:value="3.1215" calcext:value-type="float">
            <text:p>3.1215</text:p>
          </table:table-cell>
          <table:table-cell office:value-type="float" office:value="11.8027" calcext:value-type="float">
            <text:p>11.8027</text:p>
          </table:table-cell>
          <table:table-cell table:formula="of:=AVERAGE([.O469:.O478])" office:value-type="float" office:value="9.32453" calcext:value-type="float">
            <text:p>9.32</text:p>
          </table:table-cell>
          <table:table-cell office:value-type="float" office:value="3.1764" calcext:value-type="float">
            <text:p>3.1764</text:p>
          </table:table-cell>
          <table:table-cell office:value-type="float" office:value="6.783" calcext:value-type="float">
            <text:p>6.783</text:p>
          </table:table-cell>
          <table:table-cell table:formula="of:=AVERAGE([.R469:.R478])" office:value-type="float" office:value="8.72277" calcext:value-type="float">
            <text:p>8.72</text:p>
          </table:table-cell>
          <table:table-cell office:value-type="float" office:value="2.8918" calcext:value-type="float">
            <text:p>2.8918</text:p>
          </table:table-cell>
          <table:table-cell office:value-type="float" office:value="7.9338" calcext:value-type="float">
            <text:p>7.9338</text:p>
          </table:table-cell>
          <table:table-cell table:formula="of:=AVERAGE([.U469:.U478])" office:value-type="float" office:value="10.94216" calcext:value-type="float">
            <text:p>10.94</text:p>
          </table:table-cell>
          <table:table-cell office:value-type="float" office:value="2.2061" calcext:value-type="float">
            <text:p>2.2061</text:p>
          </table:table-cell>
          <table:table-cell office:value-type="float" office:value="7.0747" calcext:value-type="float">
            <text:p>7.0747</text:p>
          </table:table-cell>
          <table:table-cell table:formula="of:=AVERAGE([.X469:.X478])" office:value-type="float" office:value="9.15454" calcext:value-type="float">
            <text:p>9.15</text:p>
          </table:table-cell>
          <table:table-cell office:value-type="float" office:value="2.9721" calcext:value-type="float">
            <text:p>2.9721</text:p>
          </table:table-cell>
          <table:table-cell office:value-type="float" office:value="10.2039" calcext:value-type="float">
            <text:p>10.2039</text:p>
          </table:table-cell>
          <table:table-cell table:formula="of:=AVERAGE([.AA469:.AA478])" office:value-type="float" office:value="9.85629" calcext:value-type="float">
            <text:p>9.86</text:p>
          </table:table-cell>
          <table:table-cell office:value-type="float" office:value="2.2322" calcext:value-type="float">
            <text:p>2.2322</text:p>
          </table:table-cell>
          <table:table-cell office:value-type="float" office:value="3.3572" calcext:value-type="float">
            <text:p>3.3572</text:p>
          </table:table-cell>
          <table:table-cell table:formula="of:=AVERAGE([.AD469:.AD478])" office:value-type="float" office:value="7.883" calcext:value-type="float">
            <text:p>7.8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.5793" calcext:value-type="float">
            <text:p>2.5793</text:p>
          </table:table-cell>
          <table:table-cell office:value-type="float" office:value="6.4301" calcext:value-type="float">
            <text:p>6.4301</text:p>
          </table:table-cell>
          <table:table-cell table:formula="of:=AVERAGE([.C470:.C479])" office:value-type="float" office:value="5.96718" calcext:value-type="float">
            <text:p>5.97</text:p>
          </table:table-cell>
          <table:table-cell office:value-type="float" office:value="3.4007" calcext:value-type="float">
            <text:p>3.4007</text:p>
          </table:table-cell>
          <table:table-cell office:value-type="float" office:value="7.2266" calcext:value-type="float">
            <text:p>7.2266</text:p>
          </table:table-cell>
          <table:table-cell table:formula="of:=AVERAGE([.F470:.F479])" office:value-type="float" office:value="6.10886" calcext:value-type="float">
            <text:p>6.11</text:p>
          </table:table-cell>
          <table:table-cell office:value-type="float" office:value="2.2018" calcext:value-type="float">
            <text:p>2.2018</text:p>
          </table:table-cell>
          <table:table-cell office:value-type="float" office:value="6.2818" calcext:value-type="float">
            <text:p>6.2818</text:p>
          </table:table-cell>
          <table:table-cell table:formula="of:=AVERAGE([.I470:.I479])" office:value-type="float" office:value="4.8784" calcext:value-type="float">
            <text:p>4.88</text:p>
          </table:table-cell>
          <table:table-cell office:value-type="float" office:value="2.2813" calcext:value-type="float">
            <text:p>2.2813</text:p>
          </table:table-cell>
          <table:table-cell office:value-type="float" office:value="7.2025" calcext:value-type="float">
            <text:p>7.2025</text:p>
          </table:table-cell>
          <table:table-cell table:formula="of:=AVERAGE([.L470:.L479])" office:value-type="float" office:value="6.28382" calcext:value-type="float">
            <text:p>6.28</text:p>
          </table:table-cell>
          <table:table-cell office:value-type="float" office:value="3.669" calcext:value-type="float">
            <text:p>3.669</text:p>
          </table:table-cell>
          <table:table-cell office:value-type="float" office:value="14.1334" calcext:value-type="float">
            <text:p>14.1334</text:p>
          </table:table-cell>
          <table:table-cell table:formula="of:=AVERAGE([.O470:.O479])" office:value-type="float" office:value="10.07786" calcext:value-type="float">
            <text:p>10.08</text:p>
          </table:table-cell>
          <table:table-cell office:value-type="float" office:value="2.8727" calcext:value-type="float">
            <text:p>2.8727</text:p>
          </table:table-cell>
          <table:table-cell office:value-type="float" office:value="5.4543" calcext:value-type="float">
            <text:p>5.4543</text:p>
          </table:table-cell>
          <table:table-cell table:formula="of:=AVERAGE([.R470:.R479])" office:value-type="float" office:value="8.24512" calcext:value-type="float">
            <text:p>8.25</text:p>
          </table:table-cell>
          <table:table-cell office:value-type="float" office:value="2.7951" calcext:value-type="float">
            <text:p>2.7951</text:p>
          </table:table-cell>
          <table:table-cell office:value-type="float" office:value="9.4951" calcext:value-type="float">
            <text:p>9.4951</text:p>
          </table:table-cell>
          <table:table-cell table:formula="of:=AVERAGE([.U470:.U479])" office:value-type="float" office:value="10.57266" calcext:value-type="float">
            <text:p>10.57</text:p>
          </table:table-cell>
          <table:table-cell office:value-type="float" office:value="2.7145" calcext:value-type="float">
            <text:p>2.7145</text:p>
          </table:table-cell>
          <table:table-cell office:value-type="float" office:value="7.3394" calcext:value-type="float">
            <text:p>7.3394</text:p>
          </table:table-cell>
          <table:table-cell table:formula="of:=AVERAGE([.X470:.X479])" office:value-type="float" office:value="8.86694" calcext:value-type="float">
            <text:p>8.87</text:p>
          </table:table-cell>
          <table:table-cell office:value-type="float" office:value="2.9215" calcext:value-type="float">
            <text:p>2.9215</text:p>
          </table:table-cell>
          <table:table-cell office:value-type="float" office:value="11.0061" calcext:value-type="float">
            <text:p>11.0061</text:p>
          </table:table-cell>
          <table:table-cell table:formula="of:=AVERAGE([.AA470:.AA479])" office:value-type="float" office:value="9.99067" calcext:value-type="float">
            <text:p>9.99</text:p>
          </table:table-cell>
          <table:table-cell office:value-type="float" office:value="2.3805" calcext:value-type="float">
            <text:p>2.3805</text:p>
          </table:table-cell>
          <table:table-cell office:value-type="float" office:value="4.255" calcext:value-type="float">
            <text:p>4.255</text:p>
          </table:table-cell>
          <table:table-cell table:formula="of:=AVERAGE([.AD470:.AD479])" office:value-type="float" office:value="7.39598" calcext:value-type="float">
            <text:p>7.4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.5828" calcext:value-type="float">
            <text:p>2.5828</text:p>
          </table:table-cell>
          <table:table-cell office:value-type="float" office:value="5.9375" calcext:value-type="float">
            <text:p>5.9375</text:p>
          </table:table-cell>
          <table:table-cell table:formula="of:=AVERAGE([.C471:.C480])" office:value-type="float" office:value="5.92814" calcext:value-type="float">
            <text:p>5.93</text:p>
          </table:table-cell>
          <table:table-cell office:value-type="float" office:value="3.4382" calcext:value-type="float">
            <text:p>3.4382</text:p>
          </table:table-cell>
          <table:table-cell office:value-type="float" office:value="8.9403" calcext:value-type="float">
            <text:p>8.9403</text:p>
          </table:table-cell>
          <table:table-cell table:formula="of:=AVERAGE([.F471:.F480])" office:value-type="float" office:value="6.52334" calcext:value-type="float">
            <text:p>6.52</text:p>
          </table:table-cell>
          <table:table-cell office:value-type="float" office:value="1.8398" calcext:value-type="float">
            <text:p>1.8398</text:p>
          </table:table-cell>
          <table:table-cell office:value-type="float" office:value="4.6577" calcext:value-type="float">
            <text:p>4.6577</text:p>
          </table:table-cell>
          <table:table-cell table:formula="of:=AVERAGE([.I471:.I480])" office:value-type="float" office:value="4.88642" calcext:value-type="float">
            <text:p>4.89</text:p>
          </table:table-cell>
          <table:table-cell office:value-type="float" office:value="3.0629" calcext:value-type="float">
            <text:p>3.0629</text:p>
          </table:table-cell>
          <table:table-cell office:value-type="float" office:value="9.9302" calcext:value-type="float">
            <text:p>9.9302</text:p>
          </table:table-cell>
          <table:table-cell table:formula="of:=AVERAGE([.L471:.L480])" office:value-type="float" office:value="6.75071" calcext:value-type="float">
            <text:p>6.75</text:p>
          </table:table-cell>
          <table:table-cell office:value-type="float" office:value="3.1932" calcext:value-type="float">
            <text:p>3.1932</text:p>
          </table:table-cell>
          <table:table-cell office:value-type="float" office:value="12.8081" calcext:value-type="float">
            <text:p>12.8081</text:p>
          </table:table-cell>
          <table:table-cell table:formula="of:=AVERAGE([.O471:.O480])" office:value-type="float" office:value="10.53533" calcext:value-type="float">
            <text:p>10.54</text:p>
          </table:table-cell>
          <table:table-cell office:value-type="float" office:value="3.6693" calcext:value-type="float">
            <text:p>3.6693</text:p>
          </table:table-cell>
          <table:table-cell office:value-type="float" office:value="7.8642" calcext:value-type="float">
            <text:p>7.8642</text:p>
          </table:table-cell>
          <table:table-cell table:formula="of:=AVERAGE([.R471:.R480])" office:value-type="float" office:value="8.10912" calcext:value-type="float">
            <text:p>8.11</text:p>
          </table:table-cell>
          <table:table-cell office:value-type="float" office:value="2.4604" calcext:value-type="float">
            <text:p>2.4604</text:p>
          </table:table-cell>
          <table:table-cell office:value-type="float" office:value="10.5224" calcext:value-type="float">
            <text:p>10.5224</text:p>
          </table:table-cell>
          <table:table-cell table:formula="of:=AVERAGE([.U471:.U480])" office:value-type="float" office:value="10.46749" calcext:value-type="float">
            <text:p>10.47</text:p>
          </table:table-cell>
          <table:table-cell office:value-type="float" office:value="2.1365" calcext:value-type="float">
            <text:p>2.1365</text:p>
          </table:table-cell>
          <table:table-cell office:value-type="float" office:value="7.4129" calcext:value-type="float">
            <text:p>7.4129</text:p>
          </table:table-cell>
          <table:table-cell table:formula="of:=AVERAGE([.X471:.X480])" office:value-type="float" office:value="8.48551" calcext:value-type="float">
            <text:p>8.49</text:p>
          </table:table-cell>
          <table:table-cell office:value-type="float" office:value="3.1343" calcext:value-type="float">
            <text:p>3.1343</text:p>
          </table:table-cell>
          <table:table-cell office:value-type="float" office:value="10.2389" calcext:value-type="float">
            <text:p>10.2389</text:p>
          </table:table-cell>
          <table:table-cell table:formula="of:=AVERAGE([.AA471:.AA480])" office:value-type="float" office:value="9.9432" calcext:value-type="float">
            <text:p>9.94</text:p>
          </table:table-cell>
          <table:table-cell office:value-type="float" office:value="2.0706" calcext:value-type="float">
            <text:p>2.0706</text:p>
          </table:table-cell>
          <table:table-cell office:value-type="float" office:value="3.2293" calcext:value-type="float">
            <text:p>3.2293</text:p>
          </table:table-cell>
          <table:table-cell table:formula="of:=AVERAGE([.AD471:.AD480])" office:value-type="float" office:value="6.68427" calcext:value-type="float">
            <text:p>6.6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5247" calcext:value-type="float">
            <text:p>2.5247</text:p>
          </table:table-cell>
          <table:table-cell office:value-type="float" office:value="5.7119" calcext:value-type="float">
            <text:p>5.7119</text:p>
          </table:table-cell>
          <table:table-cell table:formula="of:=AVERAGE([.C472:.C481])" office:value-type="float" office:value="6.11974" calcext:value-type="float">
            <text:p>6.12</text:p>
          </table:table-cell>
          <table:table-cell office:value-type="float" office:value="3.2274" calcext:value-type="float">
            <text:p>3.2274</text:p>
          </table:table-cell>
          <table:table-cell office:value-type="float" office:value="8.9102" calcext:value-type="float">
            <text:p>8.9102</text:p>
          </table:table-cell>
          <table:table-cell table:formula="of:=AVERAGE([.F472:.F481])" office:value-type="float" office:value="6.95436" calcext:value-type="float">
            <text:p>6.95</text:p>
          </table:table-cell>
          <table:table-cell office:value-type="float" office:value="2.5432" calcext:value-type="float">
            <text:p>2.5432</text:p>
          </table:table-cell>
          <table:table-cell office:value-type="float" office:value="5.0094" calcext:value-type="float">
            <text:p>5.0094</text:p>
          </table:table-cell>
          <table:table-cell table:formula="of:=AVERAGE([.I472:.I481])" office:value-type="float" office:value="4.91381" calcext:value-type="float">
            <text:p>4.91</text:p>
          </table:table-cell>
          <table:table-cell office:value-type="float" office:value="2.7307" calcext:value-type="float">
            <text:p>2.7307</text:p>
          </table:table-cell>
          <table:table-cell office:value-type="float" office:value="6.4048" calcext:value-type="float">
            <text:p>6.4048</text:p>
          </table:table-cell>
          <table:table-cell table:formula="of:=AVERAGE([.L472:.L481])" office:value-type="float" office:value="6.96352" calcext:value-type="float">
            <text:p>6.96</text:p>
          </table:table-cell>
          <table:table-cell office:value-type="float" office:value="3.1401" calcext:value-type="float">
            <text:p>3.1401</text:p>
          </table:table-cell>
          <table:table-cell office:value-type="float" office:value="10.8703" calcext:value-type="float">
            <text:p>10.8703</text:p>
          </table:table-cell>
          <table:table-cell table:formula="of:=AVERAGE([.O472:.O481])" office:value-type="float" office:value="10.72216" calcext:value-type="float">
            <text:p>10.72</text:p>
          </table:table-cell>
          <table:table-cell office:value-type="float" office:value="3.2246" calcext:value-type="float">
            <text:p>3.2246</text:p>
          </table:table-cell>
          <table:table-cell office:value-type="float" office:value="6.9693" calcext:value-type="float">
            <text:p>6.9693</text:p>
          </table:table-cell>
          <table:table-cell table:formula="of:=AVERAGE([.R472:.R481])" office:value-type="float" office:value="7.92081" calcext:value-type="float">
            <text:p>7.92</text:p>
          </table:table-cell>
          <table:table-cell office:value-type="float" office:value="2.4965" calcext:value-type="float">
            <text:p>2.4965</text:p>
          </table:table-cell>
          <table:table-cell office:value-type="float" office:value="10.2312" calcext:value-type="float">
            <text:p>10.2312</text:p>
          </table:table-cell>
          <table:table-cell table:formula="of:=AVERAGE([.U472:.U481])" office:value-type="float" office:value="10.3859" calcext:value-type="float">
            <text:p>10.39</text:p>
          </table:table-cell>
          <table:table-cell office:value-type="float" office:value="2.743" calcext:value-type="float">
            <text:p>2.743</text:p>
          </table:table-cell>
          <table:table-cell office:value-type="float" office:value="7.7076" calcext:value-type="float">
            <text:p>7.7076</text:p>
          </table:table-cell>
          <table:table-cell table:formula="of:=AVERAGE([.X472:.X481])" office:value-type="float" office:value="8.10434" calcext:value-type="float">
            <text:p>8.10</text:p>
          </table:table-cell>
          <table:table-cell office:value-type="float" office:value="3.8953" calcext:value-type="float">
            <text:p>3.8953</text:p>
          </table:table-cell>
          <table:table-cell office:value-type="float" office:value="10.7375" calcext:value-type="float">
            <text:p>10.7375</text:p>
          </table:table-cell>
          <table:table-cell table:formula="of:=AVERAGE([.AA472:.AA481])" office:value-type="float" office:value="9.95785" calcext:value-type="float">
            <text:p>9.96</text:p>
          </table:table-cell>
          <table:table-cell office:value-type="float" office:value="2.1024" calcext:value-type="float">
            <text:p>2.1024</text:p>
          </table:table-cell>
          <table:table-cell office:value-type="float" office:value="4.3272" calcext:value-type="float">
            <text:p>4.3272</text:p>
          </table:table-cell>
          <table:table-cell table:formula="of:=AVERAGE([.AD472:.AD481])" office:value-type="float" office:value="6.05292" calcext:value-type="float">
            <text:p>6.0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.032" calcext:value-type="float">
            <text:p>3.032</text:p>
          </table:table-cell>
          <table:table-cell office:value-type="float" office:value="7.089" calcext:value-type="float">
            <text:p>7.089</text:p>
          </table:table-cell>
          <table:table-cell table:formula="of:=AVERAGE([.C473:.C482])" office:value-type="float" office:value="6.42053" calcext:value-type="float">
            <text:p>6.42</text:p>
          </table:table-cell>
          <table:table-cell office:value-type="float" office:value="3.4542" calcext:value-type="float">
            <text:p>3.4542</text:p>
          </table:table-cell>
          <table:table-cell office:value-type="float" office:value="8.3362" calcext:value-type="float">
            <text:p>8.3362</text:p>
          </table:table-cell>
          <table:table-cell table:formula="of:=AVERAGE([.F473:.F482])" office:value-type="float" office:value="7.26223" calcext:value-type="float">
            <text:p>7.26</text:p>
          </table:table-cell>
          <table:table-cell office:value-type="float" office:value="2.3155" calcext:value-type="float">
            <text:p>2.3155</text:p>
          </table:table-cell>
          <table:table-cell office:value-type="float" office:value="4.7639" calcext:value-type="float">
            <text:p>4.7639</text:p>
          </table:table-cell>
          <table:table-cell table:formula="of:=AVERAGE([.I473:.I482])" office:value-type="float" office:value="4.92531" calcext:value-type="float">
            <text:p>4.93</text:p>
          </table:table-cell>
          <table:table-cell office:value-type="float" office:value="2.545" calcext:value-type="float">
            <text:p>2.545</text:p>
          </table:table-cell>
          <table:table-cell office:value-type="float" office:value="5.4298" calcext:value-type="float">
            <text:p>5.4298</text:p>
          </table:table-cell>
          <table:table-cell table:formula="of:=AVERAGE([.L473:.L482])" office:value-type="float" office:value="7.05523" calcext:value-type="float">
            <text:p>7.06</text:p>
          </table:table-cell>
          <table:table-cell office:value-type="float" office:value="2.6381" calcext:value-type="float">
            <text:p>2.6381</text:p>
          </table:table-cell>
          <table:table-cell office:value-type="float" office:value="11.5959" calcext:value-type="float">
            <text:p>11.5959</text:p>
          </table:table-cell>
          <table:table-cell table:formula="of:=AVERAGE([.O473:.O482])" office:value-type="float" office:value="10.95035" calcext:value-type="float">
            <text:p>10.95</text:p>
          </table:table-cell>
          <table:table-cell office:value-type="float" office:value="3.4028" calcext:value-type="float">
            <text:p>3.4028</text:p>
          </table:table-cell>
          <table:table-cell office:value-type="float" office:value="8.5923" calcext:value-type="float">
            <text:p>8.5923</text:p>
          </table:table-cell>
          <table:table-cell table:formula="of:=AVERAGE([.R473:.R482])" office:value-type="float" office:value="7.89148" calcext:value-type="float">
            <text:p>7.89</text:p>
          </table:table-cell>
          <table:table-cell office:value-type="float" office:value="2.4869" calcext:value-type="float">
            <text:p>2.4869</text:p>
          </table:table-cell>
          <table:table-cell office:value-type="float" office:value="9.4566" calcext:value-type="float">
            <text:p>9.4566</text:p>
          </table:table-cell>
          <table:table-cell table:formula="of:=AVERAGE([.U473:.U482])" office:value-type="float" office:value="10.03287" calcext:value-type="float">
            <text:p>10.03</text:p>
          </table:table-cell>
          <table:table-cell office:value-type="float" office:value="2.4145" calcext:value-type="float">
            <text:p>2.4145</text:p>
          </table:table-cell>
          <table:table-cell office:value-type="float" office:value="7.3415" calcext:value-type="float">
            <text:p>7.3415</text:p>
          </table:table-cell>
          <table:table-cell table:formula="of:=AVERAGE([.X473:.X482])" office:value-type="float" office:value="7.79963" calcext:value-type="float">
            <text:p>7.80</text:p>
          </table:table-cell>
          <table:table-cell office:value-type="float" office:value="3.765" calcext:value-type="float">
            <text:p>3.765</text:p>
          </table:table-cell>
          <table:table-cell office:value-type="float" office:value="10.1492" calcext:value-type="float">
            <text:p>10.1492</text:p>
          </table:table-cell>
          <table:table-cell table:formula="of:=AVERAGE([.AA473:.AA482])" office:value-type="float" office:value="9.9147" calcext:value-type="float">
            <text:p>9.91</text:p>
          </table:table-cell>
          <table:table-cell office:value-type="float" office:value="2.1867" calcext:value-type="float">
            <text:p>2.1867</text:p>
          </table:table-cell>
          <table:table-cell office:value-type="float" office:value="4.0163" calcext:value-type="float">
            <text:p>4.0163</text:p>
          </table:table-cell>
          <table:table-cell table:formula="of:=AVERAGE([.AD473:.AD482])" office:value-type="float" office:value="5.48323" calcext:value-type="float">
            <text:p>5.4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.4295" calcext:value-type="float">
            <text:p>3.4295</text:p>
          </table:table-cell>
          <table:table-cell office:value-type="float" office:value="8.0069" calcext:value-type="float">
            <text:p>8.0069</text:p>
          </table:table-cell>
          <table:table-cell table:formula="of:=AVERAGE([.C474:.C483])" office:value-type="float" office:value="6.56156" calcext:value-type="float">
            <text:p>6.56</text:p>
          </table:table-cell>
          <table:table-cell office:value-type="float" office:value="3.5018" calcext:value-type="float">
            <text:p>3.5018</text:p>
          </table:table-cell>
          <table:table-cell office:value-type="float" office:value="9.4251" calcext:value-type="float">
            <text:p>9.4251</text:p>
          </table:table-cell>
          <table:table-cell table:formula="of:=AVERAGE([.F474:.F483])" office:value-type="float" office:value="7.65898" calcext:value-type="float">
            <text:p>7.66</text:p>
          </table:table-cell>
          <table:table-cell office:value-type="float" office:value="2.2736" calcext:value-type="float">
            <text:p>2.2736</text:p>
          </table:table-cell>
          <table:table-cell office:value-type="float" office:value="4.1247" calcext:value-type="float">
            <text:p>4.1247</text:p>
          </table:table-cell>
          <table:table-cell table:formula="of:=AVERAGE([.I474:.I483])" office:value-type="float" office:value="4.89272" calcext:value-type="float">
            <text:p>4.89</text:p>
          </table:table-cell>
          <table:table-cell office:value-type="float" office:value="2.8739" calcext:value-type="float">
            <text:p>2.8739</text:p>
          </table:table-cell>
          <table:table-cell office:value-type="float" office:value="5.462" calcext:value-type="float">
            <text:p>5.462</text:p>
          </table:table-cell>
          <table:table-cell table:formula="of:=AVERAGE([.L474:.L483])" office:value-type="float" office:value="7.02436" calcext:value-type="float">
            <text:p>7.02</text:p>
          </table:table-cell>
          <table:table-cell office:value-type="float" office:value="2.5875" calcext:value-type="float">
            <text:p>2.5875</text:p>
          </table:table-cell>
          <table:table-cell office:value-type="float" office:value="11.4866" calcext:value-type="float">
            <text:p>11.4866</text:p>
          </table:table-cell>
          <table:table-cell table:formula="of:=AVERAGE([.O474:.O483])" office:value-type="float" office:value="11.26314" calcext:value-type="float">
            <text:p>11.26</text:p>
          </table:table-cell>
          <table:table-cell office:value-type="float" office:value="3.1871" calcext:value-type="float">
            <text:p>3.1871</text:p>
          </table:table-cell>
          <table:table-cell office:value-type="float" office:value="8.6318" calcext:value-type="float">
            <text:p>8.6318</text:p>
          </table:table-cell>
          <table:table-cell table:formula="of:=AVERAGE([.R474:.R483])" office:value-type="float" office:value="7.93551" calcext:value-type="float">
            <text:p>7.94</text:p>
          </table:table-cell>
          <table:table-cell office:value-type="float" office:value="2.701" calcext:value-type="float">
            <text:p>2.701</text:p>
          </table:table-cell>
          <table:table-cell office:value-type="float" office:value="7.8962" calcext:value-type="float">
            <text:p>7.8962</text:p>
          </table:table-cell>
          <table:table-cell table:formula="of:=AVERAGE([.U474:.U483])" office:value-type="float" office:value="9.64735" calcext:value-type="float">
            <text:p>9.65</text:p>
          </table:table-cell>
          <table:table-cell office:value-type="float" office:value="2.2575" calcext:value-type="float">
            <text:p>2.2575</text:p>
          </table:table-cell>
          <table:table-cell office:value-type="float" office:value="7.699" calcext:value-type="float">
            <text:p>7.699</text:p>
          </table:table-cell>
          <table:table-cell table:formula="of:=AVERAGE([.X474:.X483])" office:value-type="float" office:value="7.59158" calcext:value-type="float">
            <text:p>7.59</text:p>
          </table:table-cell>
          <table:table-cell office:value-type="float" office:value="3.5966" calcext:value-type="float">
            <text:p>3.5966</text:p>
          </table:table-cell>
          <table:table-cell office:value-type="float" office:value="10.2385" calcext:value-type="float">
            <text:p>10.2385</text:p>
          </table:table-cell>
          <table:table-cell table:formula="of:=AVERAGE([.AA474:.AA483])" office:value-type="float" office:value="10.03705" calcext:value-type="float">
            <text:p>10.04</text:p>
          </table:table-cell>
          <table:table-cell office:value-type="float" office:value="2.348" calcext:value-type="float">
            <text:p>2.348</text:p>
          </table:table-cell>
          <table:table-cell office:value-type="float" office:value="4.3344" calcext:value-type="float">
            <text:p>4.3344</text:p>
          </table:table-cell>
          <table:table-cell table:formula="of:=AVERAGE([.AD474:.AD483])" office:value-type="float" office:value="5.12964" calcext:value-type="float">
            <text:p>5.1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.8246" calcext:value-type="float">
            <text:p>2.8246</text:p>
          </table:table-cell>
          <table:table-cell office:value-type="float" office:value="8.9991" calcext:value-type="float">
            <text:p>8.9991</text:p>
          </table:table-cell>
          <table:table-cell table:formula="of:=AVERAGE([.C475:.C484])" office:value-type="float" office:value="6.66126" calcext:value-type="float">
            <text:p>6.66</text:p>
          </table:table-cell>
          <table:table-cell office:value-type="float" office:value="3.4977" calcext:value-type="float">
            <text:p>3.4977</text:p>
          </table:table-cell>
          <table:table-cell office:value-type="float" office:value="9.4908" calcext:value-type="float">
            <text:p>9.4908</text:p>
          </table:table-cell>
          <table:table-cell table:formula="of:=AVERAGE([.F475:.F484])" office:value-type="float" office:value="8.09809" calcext:value-type="float">
            <text:p>8.10</text:p>
          </table:table-cell>
          <table:table-cell office:value-type="float" office:value="1.7535" calcext:value-type="float">
            <text:p>1.7535</text:p>
          </table:table-cell>
          <table:table-cell office:value-type="float" office:value="4.6141" calcext:value-type="float">
            <text:p>4.6141</text:p>
          </table:table-cell>
          <table:table-cell table:formula="of:=AVERAGE([.I475:.I484])" office:value-type="float" office:value="4.95578" calcext:value-type="float">
            <text:p>4.96</text:p>
          </table:table-cell>
          <table:table-cell office:value-type="float" office:value="2.7032" calcext:value-type="float">
            <text:p>2.7032</text:p>
          </table:table-cell>
          <table:table-cell office:value-type="float" office:value="5.2831" calcext:value-type="float">
            <text:p>5.2831</text:p>
          </table:table-cell>
          <table:table-cell table:formula="of:=AVERAGE([.L475:.L484])" office:value-type="float" office:value="6.82393" calcext:value-type="float">
            <text:p>6.82</text:p>
          </table:table-cell>
          <table:table-cell office:value-type="float" office:value="2.4914" calcext:value-type="float">
            <text:p>2.4914</text:p>
          </table:table-cell>
          <table:table-cell office:value-type="float" office:value="11.8211" calcext:value-type="float">
            <text:p>11.8211</text:p>
          </table:table-cell>
          <table:table-cell table:formula="of:=AVERAGE([.O475:.O484])" office:value-type="float" office:value="11.45597" calcext:value-type="float">
            <text:p>11.46</text:p>
          </table:table-cell>
          <table:table-cell office:value-type="float" office:value="3.4679" calcext:value-type="float">
            <text:p>3.4679</text:p>
          </table:table-cell>
          <table:table-cell office:value-type="float" office:value="9.5892" calcext:value-type="float">
            <text:p>9.5892</text:p>
          </table:table-cell>
          <table:table-cell table:formula="of:=AVERAGE([.R475:.R484])" office:value-type="float" office:value="7.99269" calcext:value-type="float">
            <text:p>7.99</text:p>
          </table:table-cell>
          <table:table-cell office:value-type="float" office:value="2.4378" calcext:value-type="float">
            <text:p>2.4378</text:p>
          </table:table-cell>
          <table:table-cell office:value-type="float" office:value="7.5373" calcext:value-type="float">
            <text:p>7.5373</text:p>
          </table:table-cell>
          <table:table-cell table:formula="of:=AVERAGE([.U475:.U484])" office:value-type="float" office:value="9.23711" calcext:value-type="float">
            <text:p>9.24</text:p>
          </table:table-cell>
          <table:table-cell office:value-type="float" office:value="2.4342" calcext:value-type="float">
            <text:p>2.4342</text:p>
          </table:table-cell>
          <table:table-cell office:value-type="float" office:value="6.6578" calcext:value-type="float">
            <text:p>6.6578</text:p>
          </table:table-cell>
          <table:table-cell table:formula="of:=AVERAGE([.X475:.X484])" office:value-type="float" office:value="7.37623" calcext:value-type="float">
            <text:p>7.38</text:p>
          </table:table-cell>
          <table:table-cell office:value-type="float" office:value="3.3458" calcext:value-type="float">
            <text:p>3.3458</text:p>
          </table:table-cell>
          <table:table-cell office:value-type="float" office:value="11.6122" calcext:value-type="float">
            <text:p>11.6122</text:p>
          </table:table-cell>
          <table:table-cell table:formula="of:=AVERAGE([.AA475:.AA484])" office:value-type="float" office:value="10.36314" calcext:value-type="float">
            <text:p>10.36</text:p>
          </table:table-cell>
          <table:table-cell office:value-type="float" office:value="2.5101" calcext:value-type="float">
            <text:p>2.5101</text:p>
          </table:table-cell>
          <table:table-cell office:value-type="float" office:value="5.3357" calcext:value-type="float">
            <text:p>5.3357</text:p>
          </table:table-cell>
          <table:table-cell table:formula="of:=AVERAGE([.AD475:.AD484])" office:value-type="float" office:value="4.79563" calcext:value-type="float">
            <text:p>4.8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.7697" calcext:value-type="float">
            <text:p>2.7697</text:p>
          </table:table-cell>
          <table:table-cell office:value-type="float" office:value="6.1256" calcext:value-type="float">
            <text:p>6.1256</text:p>
          </table:table-cell>
          <table:table-cell table:formula="of:=AVERAGE([.C476:.C485])" office:value-type="float" office:value="6.5662" calcext:value-type="float">
            <text:p>6.57</text:p>
          </table:table-cell>
          <table:table-cell office:value-type="float" office:value="3.5149" calcext:value-type="float">
            <text:p>3.5149</text:p>
          </table:table-cell>
          <table:table-cell office:value-type="float" office:value="8.9466" calcext:value-type="float">
            <text:p>8.9466</text:p>
          </table:table-cell>
          <table:table-cell table:formula="of:=AVERAGE([.F476:.F485])" office:value-type="float" office:value="8.32485" calcext:value-type="float">
            <text:p>8.32</text:p>
          </table:table-cell>
          <table:table-cell office:value-type="float" office:value="2.2901" calcext:value-type="float">
            <text:p>2.2901</text:p>
          </table:table-cell>
          <table:table-cell office:value-type="float" office:value="5.0239" calcext:value-type="float">
            <text:p>5.0239</text:p>
          </table:table-cell>
          <table:table-cell table:formula="of:=AVERAGE([.I476:.I485])" office:value-type="float" office:value="5.07981" calcext:value-type="float">
            <text:p>5.08</text:p>
          </table:table-cell>
          <table:table-cell office:value-type="float" office:value="2.8164" calcext:value-type="float">
            <text:p>2.8164</text:p>
          </table:table-cell>
          <table:table-cell office:value-type="float" office:value="5.0809" calcext:value-type="float">
            <text:p>5.0809</text:p>
          </table:table-cell>
          <table:table-cell table:formula="of:=AVERAGE([.L476:.L485])" office:value-type="float" office:value="6.75865" calcext:value-type="float">
            <text:p>6.76</text:p>
          </table:table-cell>
          <table:table-cell office:value-type="float" office:value="2.7481" calcext:value-type="float">
            <text:p>2.7481</text:p>
          </table:table-cell>
          <table:table-cell office:value-type="float" office:value="12.5245" calcext:value-type="float">
            <text:p>12.5245</text:p>
          </table:table-cell>
          <table:table-cell table:formula="of:=AVERAGE([.O476:.O485])" office:value-type="float" office:value="11.78847" calcext:value-type="float">
            <text:p>11.79</text:p>
          </table:table-cell>
          <table:table-cell office:value-type="float" office:value="3.4903" calcext:value-type="float">
            <text:p>3.4903</text:p>
          </table:table-cell>
          <table:table-cell office:value-type="float" office:value="8.4428" calcext:value-type="float">
            <text:p>8.4428</text:p>
          </table:table-cell>
          <table:table-cell table:formula="of:=AVERAGE([.R476:.R485])" office:value-type="float" office:value="7.93976" calcext:value-type="float">
            <text:p>7.94</text:p>
          </table:table-cell>
          <table:table-cell office:value-type="float" office:value="2.9365" calcext:value-type="float">
            <text:p>2.9365</text:p>
          </table:table-cell>
          <table:table-cell office:value-type="float" office:value="6.5272" calcext:value-type="float">
            <text:p>6.5272</text:p>
          </table:table-cell>
          <table:table-cell table:formula="of:=AVERAGE([.U476:.U485])" office:value-type="float" office:value="8.84292" calcext:value-type="float">
            <text:p>8.84</text:p>
          </table:table-cell>
          <table:table-cell office:value-type="float" office:value="2.5635" calcext:value-type="float">
            <text:p>2.5635</text:p>
          </table:table-cell>
          <table:table-cell office:value-type="float" office:value="7.3037" calcext:value-type="float">
            <text:p>7.3037</text:p>
          </table:table-cell>
          <table:table-cell table:formula="of:=AVERAGE([.X476:.X485])" office:value-type="float" office:value="7.31716" calcext:value-type="float">
            <text:p>7.32</text:p>
          </table:table-cell>
          <table:table-cell office:value-type="float" office:value="3.1834" calcext:value-type="float">
            <text:p>3.1834</text:p>
          </table:table-cell>
          <table:table-cell office:value-type="float" office:value="11.3832" calcext:value-type="float">
            <text:p>11.3832</text:p>
          </table:table-cell>
          <table:table-cell table:formula="of:=AVERAGE([.AA476:.AA485])" office:value-type="float" office:value="10.53405" calcext:value-type="float">
            <text:p>10.53</text:p>
          </table:table-cell>
          <table:table-cell office:value-type="float" office:value="2.2846" calcext:value-type="float">
            <text:p>2.2846</text:p>
          </table:table-cell>
          <table:table-cell office:value-type="float" office:value="6.2952" calcext:value-type="float">
            <text:p>6.2952</text:p>
          </table:table-cell>
          <table:table-cell table:formula="of:=AVERAGE([.AD476:.AD485])" office:value-type="float" office:value="4.53973" calcext:value-type="float">
            <text:p>4.5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.0079" calcext:value-type="float">
            <text:p>3.0079</text:p>
          </table:table-cell>
          <table:table-cell office:value-type="float" office:value="7.9966" calcext:value-type="float">
            <text:p>7.9966</text:p>
          </table:table-cell>
          <table:table-cell table:formula="of:=AVERAGE([.C477:.C486])" office:value-type="float" office:value="6.5605" calcext:value-type="float">
            <text:p>6.56</text:p>
          </table:table-cell>
          <table:table-cell office:value-type="float" office:value="3.2781" calcext:value-type="float">
            <text:p>3.2781</text:p>
          </table:table-cell>
          <table:table-cell office:value-type="float" office:value="8.7676" calcext:value-type="float">
            <text:p>8.7676</text:p>
          </table:table-cell>
          <table:table-cell table:formula="of:=AVERAGE([.F477:.F486])" office:value-type="float" office:value="8.49325" calcext:value-type="float">
            <text:p>8.49</text:p>
          </table:table-cell>
          <table:table-cell office:value-type="float" office:value="2.249" calcext:value-type="float">
            <text:p>2.249</text:p>
          </table:table-cell>
          <table:table-cell office:value-type="float" office:value="4.1585" calcext:value-type="float">
            <text:p>4.1585</text:p>
          </table:table-cell>
          <table:table-cell table:formula="of:=AVERAGE([.I477:.I486])" office:value-type="float" office:value="5.04197" calcext:value-type="float">
            <text:p>5.04</text:p>
          </table:table-cell>
          <table:table-cell office:value-type="float" office:value="2.4801" calcext:value-type="float">
            <text:p>2.4801</text:p>
          </table:table-cell>
          <table:table-cell office:value-type="float" office:value="6.5893" calcext:value-type="float">
            <text:p>6.5893</text:p>
          </table:table-cell>
          <table:table-cell table:formula="of:=AVERAGE([.L477:.L486])" office:value-type="float" office:value="6.67686" calcext:value-type="float">
            <text:p>6.68</text:p>
          </table:table-cell>
          <table:table-cell office:value-type="float" office:value="2.8165" calcext:value-type="float">
            <text:p>2.8165</text:p>
          </table:table-cell>
          <table:table-cell office:value-type="float" office:value="14.1339" calcext:value-type="float">
            <text:p>14.1339</text:p>
          </table:table-cell>
          <table:table-cell table:formula="of:=AVERAGE([.O477:.O486])" office:value-type="float" office:value="12.19215" calcext:value-type="float">
            <text:p>12.19</text:p>
          </table:table-cell>
          <table:table-cell office:value-type="float" office:value="3.2876" calcext:value-type="float">
            <text:p>3.2876</text:p>
          </table:table-cell>
          <table:table-cell office:value-type="float" office:value="9.4315" calcext:value-type="float">
            <text:p>9.4315</text:p>
          </table:table-cell>
          <table:table-cell table:formula="of:=AVERAGE([.R477:.R486])" office:value-type="float" office:value="7.97552" calcext:value-type="float">
            <text:p>7.98</text:p>
          </table:table-cell>
          <table:table-cell office:value-type="float" office:value="2.9441" calcext:value-type="float">
            <text:p>2.9441</text:p>
          </table:table-cell>
          <table:table-cell office:value-type="float" office:value="8.0098" calcext:value-type="float">
            <text:p>8.0098</text:p>
          </table:table-cell>
          <table:table-cell table:formula="of:=AVERAGE([.U477:.U486])" office:value-type="float" office:value="8.51412" calcext:value-type="float">
            <text:p>8.51</text:p>
          </table:table-cell>
          <table:table-cell office:value-type="float" office:value="2.6383" calcext:value-type="float">
            <text:p>2.6383</text:p>
          </table:table-cell>
          <table:table-cell office:value-type="float" office:value="8.3541" calcext:value-type="float">
            <text:p>8.3541</text:p>
          </table:table-cell>
          <table:table-cell table:formula="of:=AVERAGE([.X477:.X486])" office:value-type="float" office:value="7.43252" calcext:value-type="float">
            <text:p>7.43</text:p>
          </table:table-cell>
          <table:table-cell office:value-type="float" office:value="3.0764" calcext:value-type="float">
            <text:p>3.0764</text:p>
          </table:table-cell>
          <table:table-cell office:value-type="float" office:value="10.9474" calcext:value-type="float">
            <text:p>10.9474</text:p>
          </table:table-cell>
          <table:table-cell table:formula="of:=AVERAGE([.AA477:.AA486])" office:value-type="float" office:value="10.62235" calcext:value-type="float">
            <text:p>10.62</text:p>
          </table:table-cell>
          <table:table-cell office:value-type="float" office:value="2.4309" calcext:value-type="float">
            <text:p>2.4309</text:p>
          </table:table-cell>
          <table:table-cell office:value-type="float" office:value="6.7996" calcext:value-type="float">
            <text:p>6.7996</text:p>
          </table:table-cell>
          <table:table-cell table:formula="of:=AVERAGE([.AD477:.AD486])" office:value-type="float" office:value="4.66793" calcext:value-type="float">
            <text:p>4.6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.8008" calcext:value-type="float">
            <text:p>2.8008</text:p>
          </table:table-cell>
          <table:table-cell office:value-type="float" office:value="7.4242" calcext:value-type="float">
            <text:p>7.4242</text:p>
          </table:table-cell>
          <table:table-cell table:formula="of:=AVERAGE([.C478:.C487])" office:value-type="float" office:value="6.91336" calcext:value-type="float">
            <text:p>6.91</text:p>
          </table:table-cell>
          <table:table-cell office:value-type="float" office:value="3.8953" calcext:value-type="float">
            <text:p>3.8953</text:p>
          </table:table-cell>
          <table:table-cell office:value-type="float" office:value="9.2633" calcext:value-type="float">
            <text:p>9.2633</text:p>
          </table:table-cell>
          <table:table-cell table:formula="of:=AVERAGE([.F478:.F487])" office:value-type="float" office:value="8.71875" calcext:value-type="float">
            <text:p>8.72</text:p>
          </table:table-cell>
          <table:table-cell office:value-type="float" office:value="1.9711" calcext:value-type="float">
            <text:p>1.9711</text:p>
          </table:table-cell>
          <table:table-cell office:value-type="float" office:value="4.9879" calcext:value-type="float">
            <text:p>4.9879</text:p>
          </table:table-cell>
          <table:table-cell table:formula="of:=AVERAGE([.I478:.I487])" office:value-type="float" office:value="4.9436" calcext:value-type="float">
            <text:p>4.94</text:p>
          </table:table-cell>
          <table:table-cell office:value-type="float" office:value="2.8166" calcext:value-type="float">
            <text:p>2.8166</text:p>
          </table:table-cell>
          <table:table-cell office:value-type="float" office:value="5.9039" calcext:value-type="float">
            <text:p>5.9039</text:p>
          </table:table-cell>
          <table:table-cell table:formula="of:=AVERAGE([.L478:.L487])" office:value-type="float" office:value="6.5731" calcext:value-type="float">
            <text:p>6.57</text:p>
          </table:table-cell>
          <table:table-cell office:value-type="float" office:value="3.1144" calcext:value-type="float">
            <text:p>3.1144</text:p>
          </table:table-cell>
          <table:table-cell office:value-type="float" office:value="14.0716" calcext:value-type="float">
            <text:p>14.0716</text:p>
          </table:table-cell>
          <table:table-cell table:formula="of:=AVERAGE([.O478:.O487])" office:value-type="float" office:value="12.52481" calcext:value-type="float">
            <text:p>12.52</text:p>
          </table:table-cell>
          <table:table-cell office:value-type="float" office:value="3.7464" calcext:value-type="float">
            <text:p>3.7464</text:p>
          </table:table-cell>
          <table:table-cell office:value-type="float" office:value="9.7891" calcext:value-type="float">
            <text:p>9.7891</text:p>
          </table:table-cell>
          <table:table-cell table:formula="of:=AVERAGE([.R478:.R487])" office:value-type="float" office:value="8.15475" calcext:value-type="float">
            <text:p>8.15</text:p>
          </table:table-cell>
          <table:table-cell office:value-type="float" office:value="2.7854" calcext:value-type="float">
            <text:p>2.7854</text:p>
          </table:table-cell>
          <table:table-cell office:value-type="float" office:value="9.8511" calcext:value-type="float">
            <text:p>9.8511</text:p>
          </table:table-cell>
          <table:table-cell table:formula="of:=AVERAGE([.U478:.U487])" office:value-type="float" office:value="8.74607" calcext:value-type="float">
            <text:p>8.75</text:p>
          </table:table-cell>
          <table:table-cell office:value-type="float" office:value="2.8099" calcext:value-type="float">
            <text:p>2.8099</text:p>
          </table:table-cell>
          <table:table-cell office:value-type="float" office:value="10.0145" calcext:value-type="float">
            <text:p>10.0145</text:p>
          </table:table-cell>
          <table:table-cell table:formula="of:=AVERAGE([.X478:.X487])" office:value-type="float" office:value="7.69052" calcext:value-type="float">
            <text:p>7.69</text:p>
          </table:table-cell>
          <table:table-cell office:value-type="float" office:value="3.3893" calcext:value-type="float">
            <text:p>3.3893</text:p>
          </table:table-cell>
          <table:table-cell office:value-type="float" office:value="11.5337" calcext:value-type="float">
            <text:p>11.5337</text:p>
          </table:table-cell>
          <table:table-cell table:formula="of:=AVERAGE([.AA478:.AA487])" office:value-type="float" office:value="10.80506" calcext:value-type="float">
            <text:p>10.81</text:p>
          </table:table-cell>
          <table:table-cell office:value-type="float" office:value="2.3284" calcext:value-type="float">
            <text:p>2.3284</text:p>
          </table:table-cell>
          <table:table-cell office:value-type="float" office:value="5.9262" calcext:value-type="float">
            <text:p>5.9262</text:p>
          </table:table-cell>
          <table:table-cell table:formula="of:=AVERAGE([.AD478:.AD487])" office:value-type="float" office:value="4.78761" calcext:value-type="float">
            <text:p>4.7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.1389" calcext:value-type="float">
            <text:p>3.1389</text:p>
          </table:table-cell>
          <table:table-cell office:value-type="float" office:value="7.7333" calcext:value-type="float">
            <text:p>7.7333</text:p>
          </table:table-cell>
          <table:table-cell table:formula="of:=AVERAGE([.C479:.C488])" office:value-type="float" office:value="7.14542" calcext:value-type="float">
            <text:p>7.15</text:p>
          </table:table-cell>
          <table:table-cell office:value-type="float" office:value="3.2954" calcext:value-type="float">
            <text:p>3.2954</text:p>
          </table:table-cell>
          <table:table-cell office:value-type="float" office:value="9.3661" calcext:value-type="float">
            <text:p>9.3661</text:p>
          </table:table-cell>
          <table:table-cell table:formula="of:=AVERAGE([.F479:.F488])" office:value-type="float" office:value="8.86728" calcext:value-type="float">
            <text:p>8.87</text:p>
          </table:table-cell>
          <table:table-cell office:value-type="float" office:value="1.9524" calcext:value-type="float">
            <text:p>1.9524</text:p>
          </table:table-cell>
          <table:table-cell office:value-type="float" office:value="4.8181" calcext:value-type="float">
            <text:p>4.8181</text:p>
          </table:table-cell>
          <table:table-cell table:formula="of:=AVERAGE([.I479:.I488])" office:value-type="float" office:value="4.844" calcext:value-type="float">
            <text:p>4.84</text:p>
          </table:table-cell>
          <table:table-cell office:value-type="float" office:value="2.7781" calcext:value-type="float">
            <text:p>2.7781</text:p>
          </table:table-cell>
          <table:table-cell office:value-type="float" office:value="4.6473" calcext:value-type="float">
            <text:p>4.6473</text:p>
          </table:table-cell>
          <table:table-cell table:formula="of:=AVERAGE([.L479:.L488])" office:value-type="float" office:value="6.19338" calcext:value-type="float">
            <text:p>6.19</text:p>
          </table:table-cell>
          <table:table-cell office:value-type="float" office:value="3.2047" calcext:value-type="float">
            <text:p>3.2047</text:p>
          </table:table-cell>
          <table:table-cell office:value-type="float" office:value="14.067" calcext:value-type="float">
            <text:p>14.067</text:p>
          </table:table-cell>
          <table:table-cell table:formula="of:=AVERAGE([.O479:.O488])" office:value-type="float" office:value="12.75124" calcext:value-type="float">
            <text:p>12.75</text:p>
          </table:table-cell>
          <table:table-cell office:value-type="float" office:value="3.2219" calcext:value-type="float">
            <text:p>3.2219</text:p>
          </table:table-cell>
          <table:table-cell office:value-type="float" office:value="6.8683" calcext:value-type="float">
            <text:p>6.8683</text:p>
          </table:table-cell>
          <table:table-cell table:formula="of:=AVERAGE([.R479:.R488])" office:value-type="float" office:value="8.16328" calcext:value-type="float">
            <text:p>8.16</text:p>
          </table:table-cell>
          <table:table-cell office:value-type="float" office:value="2.7363" calcext:value-type="float">
            <text:p>2.7363</text:p>
          </table:table-cell>
          <table:table-cell office:value-type="float" office:value="8.575" calcext:value-type="float">
            <text:p>8.575</text:p>
          </table:table-cell>
          <table:table-cell table:formula="of:=AVERAGE([.U479:.U488])" office:value-type="float" office:value="8.81019" calcext:value-type="float">
            <text:p>8.81</text:p>
          </table:table-cell>
          <table:table-cell office:value-type="float" office:value="2.5887" calcext:value-type="float">
            <text:p>2.5887</text:p>
          </table:table-cell>
          <table:table-cell office:value-type="float" office:value="9.5444" calcext:value-type="float">
            <text:p>9.5444</text:p>
          </table:table-cell>
          <table:table-cell table:formula="of:=AVERAGE([.X479:.X488])" office:value-type="float" office:value="7.93749" calcext:value-type="float">
            <text:p>7.94</text:p>
          </table:table-cell>
          <table:table-cell office:value-type="float" office:value="3.1497" calcext:value-type="float">
            <text:p>3.1497</text:p>
          </table:table-cell>
          <table:table-cell office:value-type="float" office:value="10.527" calcext:value-type="float">
            <text:p>10.527</text:p>
          </table:table-cell>
          <table:table-cell table:formula="of:=AVERAGE([.AA479:.AA488])" office:value-type="float" office:value="10.83737" calcext:value-type="float">
            <text:p>10.84</text:p>
          </table:table-cell>
          <table:table-cell office:value-type="float" office:value="2.4256" calcext:value-type="float">
            <text:p>2.4256</text:p>
          </table:table-cell>
          <table:table-cell office:value-type="float" office:value="7.3148" calcext:value-type="float">
            <text:p>7.3148</text:p>
          </table:table-cell>
          <table:table-cell table:formula="of:=AVERAGE([.AD479:.AD488])" office:value-type="float" office:value="5.18337" calcext:value-type="float">
            <text:p>5.1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.9492" calcext:value-type="float">
            <text:p>3.9492</text:p>
          </table:table-cell>
          <table:table-cell office:value-type="float" office:value="6.4528" calcext:value-type="float">
            <text:p>6.4528</text:p>
          </table:table-cell>
          <table:table-cell table:formula="of:=AVERAGE([.C480:.C489])" office:value-type="float" office:value="7.14769" calcext:value-type="float">
            <text:p>7.15</text:p>
          </table:table-cell>
          <table:table-cell office:value-type="float" office:value="3.3779" calcext:value-type="float">
            <text:p>3.3779</text:p>
          </table:table-cell>
          <table:table-cell office:value-type="float" office:value="8.7429" calcext:value-type="float">
            <text:p>8.7429</text:p>
          </table:table-cell>
          <table:table-cell table:formula="of:=AVERAGE([.F480:.F489])" office:value-type="float" office:value="9.01891" calcext:value-type="float">
            <text:p>9.02</text:p>
          </table:table-cell>
          <table:table-cell office:value-type="float" office:value="2.0044" calcext:value-type="float">
            <text:p>2.0044</text:p>
          </table:table-cell>
          <table:table-cell office:value-type="float" office:value="3.8844" calcext:value-type="float">
            <text:p>3.8844</text:p>
          </table:table-cell>
          <table:table-cell table:formula="of:=AVERAGE([.I480:.I489])" office:value-type="float" office:value="4.60426" calcext:value-type="float">
            <text:p>4.60</text:p>
          </table:table-cell>
          <table:table-cell office:value-type="float" office:value="2.4257" calcext:value-type="float">
            <text:p>2.4257</text:p>
          </table:table-cell>
          <table:table-cell office:value-type="float" office:value="5.1091" calcext:value-type="float">
            <text:p>5.1091</text:p>
          </table:table-cell>
          <table:table-cell table:formula="of:=AVERAGE([.L480:.L489])" office:value-type="float" office:value="5.98404" calcext:value-type="float">
            <text:p>5.98</text:p>
          </table:table-cell>
          <table:table-cell office:value-type="float" office:value="3.4297" calcext:value-type="float">
            <text:p>3.4297</text:p>
          </table:table-cell>
          <table:table-cell office:value-type="float" office:value="16.0729" calcext:value-type="float">
            <text:p>16.0729</text:p>
          </table:table-cell>
          <table:table-cell table:formula="of:=AVERAGE([.O480:.O489])" office:value-type="float" office:value="12.94519" calcext:value-type="float">
            <text:p>12.95</text:p>
          </table:table-cell>
          <table:table-cell office:value-type="float" office:value="3.8913" calcext:value-type="float">
            <text:p>3.8913</text:p>
          </table:table-cell>
          <table:table-cell office:value-type="float" office:value="10.8482" calcext:value-type="float">
            <text:p>10.8482</text:p>
          </table:table-cell>
          <table:table-cell table:formula="of:=AVERAGE([.R480:.R489])" office:value-type="float" office:value="8.70267" calcext:value-type="float">
            <text:p>8.70</text:p>
          </table:table-cell>
          <table:table-cell office:value-type="float" office:value="3.4094" calcext:value-type="float">
            <text:p>3.4094</text:p>
          </table:table-cell>
          <table:table-cell office:value-type="float" office:value="11.0581" calcext:value-type="float">
            <text:p>11.0581</text:p>
          </table:table-cell>
          <table:table-cell table:formula="of:=AVERAGE([.U480:.U489])" office:value-type="float" office:value="8.96649" calcext:value-type="float">
            <text:p>8.97</text:p>
          </table:table-cell>
          <table:table-cell office:value-type="float" office:value="2.2489" calcext:value-type="float">
            <text:p>2.2489</text:p>
          </table:table-cell>
          <table:table-cell office:value-type="float" office:value="12.6823" calcext:value-type="float">
            <text:p>12.6823</text:p>
          </table:table-cell>
          <table:table-cell table:formula="of:=AVERAGE([.X480:.X489])" office:value-type="float" office:value="8.47178" calcext:value-type="float">
            <text:p>8.47</text:p>
          </table:table-cell>
          <table:table-cell office:value-type="float" office:value="2.7404" calcext:value-type="float">
            <text:p>2.7404</text:p>
          </table:table-cell>
          <table:table-cell office:value-type="float" office:value="10.3657" calcext:value-type="float">
            <text:p>10.3657</text:p>
          </table:table-cell>
          <table:table-cell table:formula="of:=AVERAGE([.AA480:.AA489])" office:value-type="float" office:value="10.77333" calcext:value-type="float">
            <text:p>10.77</text:p>
          </table:table-cell>
          <table:table-cell office:value-type="float" office:value="3.1071" calcext:value-type="float">
            <text:p>3.1071</text:p>
          </table:table-cell>
          <table:table-cell office:value-type="float" office:value="8.6495" calcext:value-type="float">
            <text:p>8.6495</text:p>
          </table:table-cell>
          <table:table-cell table:formula="of:=AVERAGE([.AD480:.AD489])" office:value-type="float" office:value="5.62282" calcext:value-type="float">
            <text:p>5.6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.2369" calcext:value-type="float">
            <text:p>3.2369</text:p>
          </table:table-cell>
          <table:table-cell office:value-type="float" office:value="6.3822" calcext:value-type="float">
            <text:p>6.3822</text:p>
          </table:table-cell>
          <table:table-cell table:formula="of:=AVERAGE([.C481:.C490])" office:value-type="float" office:value="7.19216" calcext:value-type="float">
            <text:p>7.19</text:p>
          </table:table-cell>
          <table:table-cell office:value-type="float" office:value="3.4326" calcext:value-type="float">
            <text:p>3.4326</text:p>
          </table:table-cell>
          <table:table-cell office:value-type="float" office:value="9.2332" calcext:value-type="float">
            <text:p>9.2332</text:p>
          </table:table-cell>
          <table:table-cell table:formula="of:=AVERAGE([.F481:.F490])" office:value-type="float" office:value="9.0482" calcext:value-type="float">
            <text:p>9.05</text:p>
          </table:table-cell>
          <table:table-cell office:value-type="float" office:value="2.1092" calcext:value-type="float">
            <text:p>2.1092</text:p>
          </table:table-cell>
          <table:table-cell office:value-type="float" office:value="3.7891" calcext:value-type="float">
            <text:p>3.7891</text:p>
          </table:table-cell>
          <table:table-cell table:formula="of:=AVERAGE([.I481:.I490])" office:value-type="float" office:value="4.5174" calcext:value-type="float">
            <text:p>4.52</text:p>
          </table:table-cell>
          <table:table-cell office:value-type="float" office:value="2.6622" calcext:value-type="float">
            <text:p>2.6622</text:p>
          </table:table-cell>
          <table:table-cell office:value-type="float" office:value="4.626" calcext:value-type="float">
            <text:p>4.626</text:p>
          </table:table-cell>
          <table:table-cell table:formula="of:=AVERAGE([.L481:.L490])" office:value-type="float" office:value="5.45362" calcext:value-type="float">
            <text:p>5.45</text:p>
          </table:table-cell>
          <table:table-cell office:value-type="float" office:value="3.546" calcext:value-type="float">
            <text:p>3.546</text:p>
          </table:table-cell>
          <table:table-cell office:value-type="float" office:value="14.1292" calcext:value-type="float">
            <text:p>14.1292</text:p>
          </table:table-cell>
          <table:table-cell table:formula="of:=AVERAGE([.O481:.O490])" office:value-type="float" office:value="13.0773" calcext:value-type="float">
            <text:p>13.08</text:p>
          </table:table-cell>
          <table:table-cell office:value-type="float" office:value="3.5441" calcext:value-type="float">
            <text:p>3.5441</text:p>
          </table:table-cell>
          <table:table-cell office:value-type="float" office:value="12.1665" calcext:value-type="float">
            <text:p>12.1665</text:p>
          </table:table-cell>
          <table:table-cell table:formula="of:=AVERAGE([.R481:.R490])" office:value-type="float" office:value="9.1329" calcext:value-type="float">
            <text:p>9.13</text:p>
          </table:table-cell>
          <table:table-cell office:value-type="float" office:value="3.3212" calcext:value-type="float">
            <text:p>3.3212</text:p>
          </table:table-cell>
          <table:table-cell office:value-type="float" office:value="9.3689" calcext:value-type="float">
            <text:p>9.3689</text:p>
          </table:table-cell>
          <table:table-cell table:formula="of:=AVERAGE([.U481:.U490])" office:value-type="float" office:value="8.85114" calcext:value-type="float">
            <text:p>8.85</text:p>
          </table:table-cell>
          <table:table-cell office:value-type="float" office:value="2.3725" calcext:value-type="float">
            <text:p>2.3725</text:p>
          </table:table-cell>
          <table:table-cell office:value-type="float" office:value="10.2465" calcext:value-type="float">
            <text:p>10.2465</text:p>
          </table:table-cell>
          <table:table-cell table:formula="of:=AVERAGE([.X481:.X490])" office:value-type="float" office:value="8.75514" calcext:value-type="float">
            <text:p>8.76</text:p>
          </table:table-cell>
          <table:table-cell office:value-type="float" office:value="3.1011" calcext:value-type="float">
            <text:p>3.1011</text:p>
          </table:table-cell>
          <table:table-cell office:value-type="float" office:value="9.68" calcext:value-type="float">
            <text:p>9.68</text:p>
          </table:table-cell>
          <table:table-cell table:formula="of:=AVERAGE([.AA481:.AA490])" office:value-type="float" office:value="10.71744" calcext:value-type="float">
            <text:p>10.72</text:p>
          </table:table-cell>
          <table:table-cell office:value-type="float" office:value="2.9077" calcext:value-type="float">
            <text:p>2.9077</text:p>
          </table:table-cell>
          <table:table-cell office:value-type="float" office:value="5.9851" calcext:value-type="float">
            <text:p>5.9851</text:p>
          </table:table-cell>
          <table:table-cell table:formula="of:=AVERAGE([.AD481:.AD490])" office:value-type="float" office:value="5.8984" calcext:value-type="float">
            <text:p>5.9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.0076" calcext:value-type="float">
            <text:p>3.0076</text:p>
          </table:table-cell>
          <table:table-cell office:value-type="float" office:value="7.4938" calcext:value-type="float">
            <text:p>7.4938</text:p>
          </table:table-cell>
          <table:table-cell table:formula="of:=AVERAGE([.C482:.C491])" office:value-type="float" office:value="7.37035" calcext:value-type="float">
            <text:p>7.37</text:p>
          </table:table-cell>
          <table:table-cell office:value-type="float" office:value="3.3931" calcext:value-type="float">
            <text:p>3.3931</text:p>
          </table:table-cell>
          <table:table-cell office:value-type="float" office:value="10.3186" calcext:value-type="float">
            <text:p>10.3186</text:p>
          </table:table-cell>
          <table:table-cell table:formula="of:=AVERAGE([.F482:.F491])" office:value-type="float" office:value="9.18904" calcext:value-type="float">
            <text:p>9.19</text:p>
          </table:table-cell>
          <table:table-cell office:value-type="float" office:value="2.1772" calcext:value-type="float">
            <text:p>2.1772</text:p>
          </table:table-cell>
          <table:table-cell office:value-type="float" office:value="4.6861" calcext:value-type="float">
            <text:p>4.6861</text:p>
          </table:table-cell>
          <table:table-cell table:formula="of:=AVERAGE([.I482:.I491])" office:value-type="float" office:value="4.48507" calcext:value-type="float">
            <text:p>4.49</text:p>
          </table:table-cell>
          <table:table-cell office:value-type="float" office:value="2.4858" calcext:value-type="float">
            <text:p>2.4858</text:p>
          </table:table-cell>
          <table:table-cell office:value-type="float" office:value="3.9898" calcext:value-type="float">
            <text:p>3.9898</text:p>
          </table:table-cell>
          <table:table-cell table:formula="of:=AVERAGE([.L482:.L491])" office:value-type="float" office:value="5.21212" calcext:value-type="float">
            <text:p>5.21</text:p>
          </table:table-cell>
          <table:table-cell office:value-type="float" office:value="3.2351" calcext:value-type="float">
            <text:p>3.2351</text:p>
          </table:table-cell>
          <table:table-cell office:value-type="float" office:value="16.4951" calcext:value-type="float">
            <text:p>16.4951</text:p>
          </table:table-cell>
          <table:table-cell table:formula="of:=AVERAGE([.O482:.O491])" office:value-type="float" office:value="13.63978" calcext:value-type="float">
            <text:p>13.64</text:p>
          </table:table-cell>
          <table:table-cell office:value-type="float" office:value="3.8253" calcext:value-type="float">
            <text:p>3.8253</text:p>
          </table:table-cell>
          <table:table-cell office:value-type="float" office:value="13.7608" calcext:value-type="float">
            <text:p>13.7608</text:p>
          </table:table-cell>
          <table:table-cell table:formula="of:=AVERAGE([.R482:.R491])" office:value-type="float" office:value="9.81205" calcext:value-type="float">
            <text:p>9.81</text:p>
          </table:table-cell>
          <table:table-cell office:value-type="float" office:value="3.2639" calcext:value-type="float">
            <text:p>3.2639</text:p>
          </table:table-cell>
          <table:table-cell office:value-type="float" office:value="10.0413" calcext:value-type="float">
            <text:p>10.0413</text:p>
          </table:table-cell>
          <table:table-cell table:formula="of:=AVERAGE([.U482:.U491])" office:value-type="float" office:value="8.83215" calcext:value-type="float">
            <text:p>8.83</text:p>
          </table:table-cell>
          <table:table-cell office:value-type="float" office:value="2.4647" calcext:value-type="float">
            <text:p>2.4647</text:p>
          </table:table-cell>
          <table:table-cell office:value-type="float" office:value="10.7671" calcext:value-type="float">
            <text:p>10.7671</text:p>
          </table:table-cell>
          <table:table-cell table:formula="of:=AVERAGE([.X482:.X491])" office:value-type="float" office:value="9.06109" calcext:value-type="float">
            <text:p>9.06</text:p>
          </table:table-cell>
          <table:table-cell office:value-type="float" office:value="3.2444" calcext:value-type="float">
            <text:p>3.2444</text:p>
          </table:table-cell>
          <table:table-cell office:value-type="float" office:value="9.2414" calcext:value-type="float">
            <text:p>9.2414</text:p>
          </table:table-cell>
          <table:table-cell table:formula="of:=AVERAGE([.AA482:.AA491])" office:value-type="float" office:value="10.56783" calcext:value-type="float">
            <text:p>10.57</text:p>
          </table:table-cell>
          <table:table-cell office:value-type="float" office:value="2.8866" calcext:value-type="float">
            <text:p>2.8866</text:p>
          </table:table-cell>
          <table:table-cell office:value-type="float" office:value="5.4548" calcext:value-type="float">
            <text:p>5.4548</text:p>
          </table:table-cell>
          <table:table-cell table:formula="of:=AVERAGE([.AD482:.AD491])" office:value-type="float" office:value="6.01116" calcext:value-type="float">
            <text:p>6.0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.2446" calcext:value-type="float">
            <text:p>3.2446</text:p>
          </table:table-cell>
          <table:table-cell office:value-type="float" office:value="8.0536" calcext:value-type="float">
            <text:p>8.0536</text:p>
          </table:table-cell>
          <table:table-cell table:formula="of:=AVERAGE([.C483:.C492])" office:value-type="float" office:value="7.46681" calcext:value-type="float">
            <text:p>7.47</text:p>
          </table:table-cell>
          <table:table-cell office:value-type="float" office:value="3.87" calcext:value-type="float">
            <text:p>3.87</text:p>
          </table:table-cell>
          <table:table-cell office:value-type="float" office:value="9.6384" calcext:value-type="float">
            <text:p>9.6384</text:p>
          </table:table-cell>
          <table:table-cell table:formula="of:=AVERAGE([.F483:.F492])" office:value-type="float" office:value="9.31926" calcext:value-type="float">
            <text:p>9.32</text:p>
          </table:table-cell>
          <table:table-cell office:value-type="float" office:value="2.2283" calcext:value-type="float">
            <text:p>2.2283</text:p>
          </table:table-cell>
          <table:table-cell office:value-type="float" office:value="5.1433" calcext:value-type="float">
            <text:p>5.1433</text:p>
          </table:table-cell>
          <table:table-cell table:formula="of:=AVERAGE([.I483:.I492])" office:value-type="float" office:value="4.52301" calcext:value-type="float">
            <text:p>4.52</text:p>
          </table:table-cell>
          <table:table-cell office:value-type="float" office:value="2.5828" calcext:value-type="float">
            <text:p>2.5828</text:p>
          </table:table-cell>
          <table:table-cell office:value-type="float" office:value="4.1319" calcext:value-type="float">
            <text:p>4.1319</text:p>
          </table:table-cell>
          <table:table-cell table:formula="of:=AVERAGE([.L483:.L492])" office:value-type="float" office:value="5.08233" calcext:value-type="float">
            <text:p>5.08</text:p>
          </table:table-cell>
          <table:table-cell office:value-type="float" office:value="3.8483" calcext:value-type="float">
            <text:p>3.8483</text:p>
          </table:table-cell>
          <table:table-cell office:value-type="float" office:value="17.2557" calcext:value-type="float">
            <text:p>17.2557</text:p>
          </table:table-cell>
          <table:table-cell table:formula="of:=AVERAGE([.O483:.O492])" office:value-type="float" office:value="14.20576" calcext:value-type="float">
            <text:p>14.21</text:p>
          </table:table-cell>
          <table:table-cell office:value-type="float" office:value="3.9672" calcext:value-type="float">
            <text:p>3.9672</text:p>
          </table:table-cell>
          <table:table-cell office:value-type="float" office:value="14.0919" calcext:value-type="float">
            <text:p>14.0919</text:p>
          </table:table-cell>
          <table:table-cell table:formula="of:=AVERAGE([.R483:.R492])" office:value-type="float" office:value="10.36201" calcext:value-type="float">
            <text:p>10.36</text:p>
          </table:table-cell>
          <table:table-cell office:value-type="float" office:value="3.3444" calcext:value-type="float">
            <text:p>3.3444</text:p>
          </table:table-cell>
          <table:table-cell office:value-type="float" office:value="9.6992" calcext:value-type="float">
            <text:p>9.6992</text:p>
          </table:table-cell>
          <table:table-cell table:formula="of:=AVERAGE([.U483:.U492])" office:value-type="float" office:value="8.85641" calcext:value-type="float">
            <text:p>8.86</text:p>
          </table:table-cell>
          <table:table-cell office:value-type="float" office:value="2.8131" calcext:value-type="float">
            <text:p>2.8131</text:p>
          </table:table-cell>
          <table:table-cell office:value-type="float" office:value="10.7186" calcext:value-type="float">
            <text:p>10.7186</text:p>
          </table:table-cell>
          <table:table-cell table:formula="of:=AVERAGE([.X483:.X492])" office:value-type="float" office:value="9.3988" calcext:value-type="float">
            <text:p>9.40</text:p>
          </table:table-cell>
          <table:table-cell office:value-type="float" office:value="2.7408" calcext:value-type="float">
            <text:p>2.7408</text:p>
          </table:table-cell>
          <table:table-cell office:value-type="float" office:value="8.0055" calcext:value-type="float">
            <text:p>8.0055</text:p>
          </table:table-cell>
          <table:table-cell table:formula="of:=AVERAGE([.AA483:.AA492])" office:value-type="float" office:value="10.35346" calcext:value-type="float">
            <text:p>10.35</text:p>
          </table:table-cell>
          <table:table-cell office:value-type="float" office:value="3.1821" calcext:value-type="float">
            <text:p>3.1821</text:p>
          </table:table-cell>
          <table:table-cell office:value-type="float" office:value="6.3884" calcext:value-type="float">
            <text:p>6.3884</text:p>
          </table:table-cell>
          <table:table-cell table:formula="of:=AVERAGE([.AD483:.AD492])" office:value-type="float" office:value="6.24837" calcext:value-type="float">
            <text:p>6.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.6553" calcext:value-type="float">
            <text:p>2.6553</text:p>
          </table:table-cell>
          <table:table-cell office:value-type="float" office:value="5.5867" calcext:value-type="float">
            <text:p>5.5867</text:p>
          </table:table-cell>
          <table:table-cell table:formula="of:=AVERAGE([.C484:.C493])" office:value-type="float" office:value="7.22479" calcext:value-type="float">
            <text:p>7.22</text:p>
          </table:table-cell>
          <table:table-cell office:value-type="float" office:value="3.3916" calcext:value-type="float">
            <text:p>3.3916</text:p>
          </table:table-cell>
          <table:table-cell office:value-type="float" office:value="9.6263" calcext:value-type="float">
            <text:p>9.6263</text:p>
          </table:table-cell>
          <table:table-cell table:formula="of:=AVERAGE([.F484:.F493])" office:value-type="float" office:value="9.33938" calcext:value-type="float">
            <text:p>9.34</text:p>
          </table:table-cell>
          <table:table-cell office:value-type="float" office:value="1.9699" calcext:value-type="float">
            <text:p>1.9699</text:p>
          </table:table-cell>
          <table:table-cell office:value-type="float" office:value="3.75" calcext:value-type="float">
            <text:p>3.75</text:p>
          </table:table-cell>
          <table:table-cell table:formula="of:=AVERAGE([.I484:.I493])" office:value-type="float" office:value="4.48554" calcext:value-type="float">
            <text:p>4.49</text:p>
          </table:table-cell>
          <table:table-cell office:value-type="float" office:value="2.4531" calcext:value-type="float">
            <text:p>2.4531</text:p>
          </table:table-cell>
          <table:table-cell office:value-type="float" office:value="2.8561" calcext:value-type="float">
            <text:p>2.8561</text:p>
          </table:table-cell>
          <table:table-cell table:formula="of:=AVERAGE([.L484:.L493])" office:value-type="float" office:value="4.82174" calcext:value-type="float">
            <text:p>4.82</text:p>
          </table:table-cell>
          <table:table-cell office:value-type="float" office:value="3.3822" calcext:value-type="float">
            <text:p>3.3822</text:p>
          </table:table-cell>
          <table:table-cell office:value-type="float" office:value="13.4165" calcext:value-type="float">
            <text:p>13.4165</text:p>
          </table:table-cell>
          <table:table-cell table:formula="of:=AVERAGE([.O484:.O493])" office:value-type="float" office:value="14.39875" calcext:value-type="float">
            <text:p>14.40</text:p>
          </table:table-cell>
          <table:table-cell office:value-type="float" office:value="4.4373" calcext:value-type="float">
            <text:p>4.4373</text:p>
          </table:table-cell>
          <table:table-cell office:value-type="float" office:value="11.2229" calcext:value-type="float">
            <text:p>11.2229</text:p>
          </table:table-cell>
          <table:table-cell table:formula="of:=AVERAGE([.R484:.R493])" office:value-type="float" office:value="10.62112" calcext:value-type="float">
            <text:p>10.62</text:p>
          </table:table-cell>
          <table:table-cell office:value-type="float" office:value="3.5787" calcext:value-type="float">
            <text:p>3.5787</text:p>
          </table:table-cell>
          <table:table-cell office:value-type="float" office:value="8.2781" calcext:value-type="float">
            <text:p>8.2781</text:p>
          </table:table-cell>
          <table:table-cell table:formula="of:=AVERAGE([.U484:.U493])" office:value-type="float" office:value="8.8946" calcext:value-type="float">
            <text:p>8.89</text:p>
          </table:table-cell>
          <table:table-cell office:value-type="float" office:value="2.5449" calcext:value-type="float">
            <text:p>2.5449</text:p>
          </table:table-cell>
          <table:table-cell office:value-type="float" office:value="10.349" calcext:value-type="float">
            <text:p>10.349</text:p>
          </table:table-cell>
          <table:table-cell table:formula="of:=AVERAGE([.X484:.X493])" office:value-type="float" office:value="9.6638" calcext:value-type="float">
            <text:p>9.66</text:p>
          </table:table-cell>
          <table:table-cell office:value-type="float" office:value="2.823" calcext:value-type="float">
            <text:p>2.823</text:p>
          </table:table-cell>
          <table:table-cell office:value-type="float" office:value="8.2533" calcext:value-type="float">
            <text:p>8.2533</text:p>
          </table:table-cell>
          <table:table-cell table:formula="of:=AVERAGE([.AA484:.AA493])" office:value-type="float" office:value="10.15494" calcext:value-type="float">
            <text:p>10.15</text:p>
          </table:table-cell>
          <table:table-cell office:value-type="float" office:value="2.8812" calcext:value-type="float">
            <text:p>2.8812</text:p>
          </table:table-cell>
          <table:table-cell office:value-type="float" office:value="7.7289" calcext:value-type="float">
            <text:p>7.7289</text:p>
          </table:table-cell>
          <table:table-cell table:formula="of:=AVERAGE([.AD484:.AD493])" office:value-type="float" office:value="6.58782" calcext:value-type="float">
            <text:p>6.5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.8161" calcext:value-type="float">
            <text:p>2.8161</text:p>
          </table:table-cell>
          <table:table-cell office:value-type="float" office:value="4.772" calcext:value-type="float">
            <text:p>4.772</text:p>
          </table:table-cell>
          <table:table-cell table:formula="of:=AVERAGE([.C485:.C494])" office:value-type="float" office:value="6.80208" calcext:value-type="float">
            <text:p>6.80</text:p>
          </table:table-cell>
          <table:table-cell office:value-type="float" office:value="3.7184" calcext:value-type="float">
            <text:p>3.7184</text:p>
          </table:table-cell>
          <table:table-cell office:value-type="float" office:value="10.3517" calcext:value-type="float">
            <text:p>10.3517</text:p>
          </table:table-cell>
          <table:table-cell table:formula="of:=AVERAGE([.F485:.F494])" office:value-type="float" office:value="9.42547" calcext:value-type="float">
            <text:p>9.43</text:p>
          </table:table-cell>
          <table:table-cell office:value-type="float" office:value="2.0497" calcext:value-type="float">
            <text:p>2.0497</text:p>
          </table:table-cell>
          <table:table-cell office:value-type="float" office:value="6.1444" calcext:value-type="float">
            <text:p>6.1444</text:p>
          </table:table-cell>
          <table:table-cell table:formula="of:=AVERAGE([.I485:.I494])" office:value-type="float" office:value="4.63857" calcext:value-type="float">
            <text:p>4.64</text:p>
          </table:table-cell>
          <table:table-cell office:value-type="float" office:value="2.0295" calcext:value-type="float">
            <text:p>2.0295</text:p>
          </table:table-cell>
          <table:table-cell office:value-type="float" office:value="4.4004" calcext:value-type="float">
            <text:p>4.4004</text:p>
          </table:table-cell>
          <table:table-cell table:formula="of:=AVERAGE([.L485:.L494])" office:value-type="float" office:value="4.73347" calcext:value-type="float">
            <text:p>4.73</text:p>
          </table:table-cell>
          <table:table-cell office:value-type="float" office:value="3.3645" calcext:value-type="float">
            <text:p>3.3645</text:p>
          </table:table-cell>
          <table:table-cell office:value-type="float" office:value="13.3128" calcext:value-type="float">
            <text:p>13.3128</text:p>
          </table:table-cell>
          <table:table-cell table:formula="of:=AVERAGE([.O485:.O494])" office:value-type="float" office:value="14.54792" calcext:value-type="float">
            <text:p>14.55</text:p>
          </table:table-cell>
          <table:table-cell office:value-type="float" office:value="3.9161" calcext:value-type="float">
            <text:p>3.9161</text:p>
          </table:table-cell>
          <table:table-cell office:value-type="float" office:value="11.3988" calcext:value-type="float">
            <text:p>11.3988</text:p>
          </table:table-cell>
          <table:table-cell table:formula="of:=AVERAGE([.R485:.R494])" office:value-type="float" office:value="10.80208" calcext:value-type="float">
            <text:p>10.80</text:p>
          </table:table-cell>
          <table:table-cell office:value-type="float" office:value="3.9023" calcext:value-type="float">
            <text:p>3.9023</text:p>
          </table:table-cell>
          <table:table-cell office:value-type="float" office:value="8.3585" calcext:value-type="float">
            <text:p>8.3585</text:p>
          </table:table-cell>
          <table:table-cell table:formula="of:=AVERAGE([.U485:.U494])" office:value-type="float" office:value="8.97672" calcext:value-type="float">
            <text:p>8.98</text:p>
          </table:table-cell>
          <table:table-cell office:value-type="float" office:value="2.5552" calcext:value-type="float">
            <text:p>2.5552</text:p>
          </table:table-cell>
          <table:table-cell office:value-type="float" office:value="10.3511" calcext:value-type="float">
            <text:p>10.3511</text:p>
          </table:table-cell>
          <table:table-cell table:formula="of:=AVERAGE([.X485:.X494])" office:value-type="float" office:value="10.03313" calcext:value-type="float">
            <text:p>10.03</text:p>
          </table:table-cell>
          <table:table-cell office:value-type="float" office:value="3.3479" calcext:value-type="float">
            <text:p>3.3479</text:p>
          </table:table-cell>
          <table:table-cell office:value-type="float" office:value="9.0263" calcext:value-type="float">
            <text:p>9.0263</text:p>
          </table:table-cell>
          <table:table-cell table:formula="of:=AVERAGE([.AA485:.AA494])" office:value-type="float" office:value="9.89635" calcext:value-type="float">
            <text:p>9.90</text:p>
          </table:table-cell>
          <table:table-cell office:value-type="float" office:value="3.0867" calcext:value-type="float">
            <text:p>3.0867</text:p>
          </table:table-cell>
          <table:table-cell office:value-type="float" office:value="6.3925" calcext:value-type="float">
            <text:p>6.3925</text:p>
          </table:table-cell>
          <table:table-cell table:formula="of:=AVERAGE([.AD485:.AD494])" office:value-type="float" office:value="6.6935" calcext:value-type="float">
            <text:p>6.6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.9274" calcext:value-type="float">
            <text:p>2.9274</text:p>
          </table:table-cell>
          <table:table-cell office:value-type="float" office:value="4.7641" calcext:value-type="float">
            <text:p>4.7641</text:p>
          </table:table-cell>
          <table:table-cell table:formula="of:=AVERAGE([.C486:.C495])" office:value-type="float" office:value="6.66593" calcext:value-type="float">
            <text:p>6.67</text:p>
          </table:table-cell>
          <table:table-cell office:value-type="float" office:value="3.3214" calcext:value-type="float">
            <text:p>3.3214</text:p>
          </table:table-cell>
          <table:table-cell office:value-type="float" office:value="10.9913" calcext:value-type="float">
            <text:p>10.9913</text:p>
          </table:table-cell>
          <table:table-cell table:formula="of:=AVERAGE([.F486:.F495])" office:value-type="float" office:value="9.62994" calcext:value-type="float">
            <text:p>9.63</text:p>
          </table:table-cell>
          <table:table-cell office:value-type="float" office:value="2.3822" calcext:value-type="float">
            <text:p>2.3822</text:p>
          </table:table-cell>
          <table:table-cell office:value-type="float" office:value="5.1434" calcext:value-type="float">
            <text:p>5.1434</text:p>
          </table:table-cell>
          <table:table-cell table:formula="of:=AVERAGE([.I486:.I495])" office:value-type="float" office:value="4.65052" calcext:value-type="float">
            <text:p>4.65</text:p>
          </table:table-cell>
          <table:table-cell office:value-type="float" office:value="2.5595" calcext:value-type="float">
            <text:p>2.5595</text:p>
          </table:table-cell>
          <table:table-cell office:value-type="float" office:value="5.7871" calcext:value-type="float">
            <text:p>5.7871</text:p>
          </table:table-cell>
          <table:table-cell table:formula="of:=AVERAGE([.L486:.L495])" office:value-type="float" office:value="4.80409" calcext:value-type="float">
            <text:p>4.80</text:p>
          </table:table-cell>
          <table:table-cell office:value-type="float" office:value="2.8491" calcext:value-type="float">
            <text:p>2.8491</text:p>
          </table:table-cell>
          <table:table-cell office:value-type="float" office:value="12.6609" calcext:value-type="float">
            <text:p>12.6609</text:p>
          </table:table-cell>
          <table:table-cell table:formula="of:=AVERAGE([.O486:.O495])" office:value-type="float" office:value="14.56156" calcext:value-type="float">
            <text:p>14.56</text:p>
          </table:table-cell>
          <table:table-cell office:value-type="float" office:value="3.5684" calcext:value-type="float">
            <text:p>3.5684</text:p>
          </table:table-cell>
          <table:table-cell office:value-type="float" office:value="9.279" calcext:value-type="float">
            <text:p>9.279</text:p>
          </table:table-cell>
          <table:table-cell table:formula="of:=AVERAGE([.R486:.R495])" office:value-type="float" office:value="10.8857" calcext:value-type="float">
            <text:p>10.89</text:p>
          </table:table-cell>
          <table:table-cell office:value-type="float" office:value="3.1452" calcext:value-type="float">
            <text:p>3.1452</text:p>
          </table:table-cell>
          <table:table-cell office:value-type="float" office:value="7.7974" calcext:value-type="float">
            <text:p>7.7974</text:p>
          </table:table-cell>
          <table:table-cell table:formula="of:=AVERAGE([.U486:.U495])" office:value-type="float" office:value="9.10374" calcext:value-type="float">
            <text:p>9.10</text:p>
          </table:table-cell>
          <table:table-cell office:value-type="float" office:value="2.6928" calcext:value-type="float">
            <text:p>2.6928</text:p>
          </table:table-cell>
          <table:table-cell office:value-type="float" office:value="8.5346" calcext:value-type="float">
            <text:p>8.5346</text:p>
          </table:table-cell>
          <table:table-cell table:formula="of:=AVERAGE([.X486:.X495])" office:value-type="float" office:value="10.15622" calcext:value-type="float">
            <text:p>10.16</text:p>
          </table:table-cell>
          <table:table-cell office:value-type="float" office:value="2.9001" calcext:value-type="float">
            <text:p>2.9001</text:p>
          </table:table-cell>
          <table:table-cell office:value-type="float" office:value="8.4041" calcext:value-type="float">
            <text:p>8.4041</text:p>
          </table:table-cell>
          <table:table-cell table:formula="of:=AVERAGE([.AA486:.AA495])" office:value-type="float" office:value="9.59844" calcext:value-type="float">
            <text:p>9.60</text:p>
          </table:table-cell>
          <table:table-cell office:value-type="float" office:value="2.9011" calcext:value-type="float">
            <text:p>2.9011</text:p>
          </table:table-cell>
          <table:table-cell office:value-type="float" office:value="6.6253" calcext:value-type="float">
            <text:p>6.6253</text:p>
          </table:table-cell>
          <table:table-cell table:formula="of:=AVERAGE([.AD486:.AD495])" office:value-type="float" office:value="6.72651" calcext:value-type="float">
            <text:p>6.7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.8903" calcext:value-type="float">
            <text:p>2.8903</text:p>
          </table:table-cell>
          <table:table-cell office:value-type="float" office:value="4.5669" calcext:value-type="float">
            <text:p>4.5669</text:p>
          </table:table-cell>
          <table:table-cell table:formula="of:=AVERAGE([.C487:.C496])" office:value-type="float" office:value="6.32296" calcext:value-type="float">
            <text:p>6.32</text:p>
          </table:table-cell>
          <table:table-cell office:value-type="float" office:value="3.3845" calcext:value-type="float">
            <text:p>3.3845</text:p>
          </table:table-cell>
          <table:table-cell office:value-type="float" office:value="9.5664" calcext:value-type="float">
            <text:p>9.5664</text:p>
          </table:table-cell>
          <table:table-cell table:formula="of:=AVERAGE([.F487:.F496])" office:value-type="float" office:value="9.70982" calcext:value-type="float">
            <text:p>9.71</text:p>
          </table:table-cell>
          <table:table-cell office:value-type="float" office:value="2.2452" calcext:value-type="float">
            <text:p>2.2452</text:p>
          </table:table-cell>
          <table:table-cell office:value-type="float" office:value="4.335" calcext:value-type="float">
            <text:p>4.335</text:p>
          </table:table-cell>
          <table:table-cell table:formula="of:=AVERAGE([.I487:.I496])" office:value-type="float" office:value="4.66817" calcext:value-type="float">
            <text:p>4.67</text:p>
          </table:table-cell>
          <table:table-cell office:value-type="float" office:value="2.3522" calcext:value-type="float">
            <text:p>2.3522</text:p>
          </table:table-cell>
          <table:table-cell office:value-type="float" office:value="5.2588" calcext:value-type="float">
            <text:p>5.2588</text:p>
          </table:table-cell>
          <table:table-cell table:formula="of:=AVERAGE([.L487:.L496])" office:value-type="float" office:value="4.67104" calcext:value-type="float">
            <text:p>4.67</text:p>
          </table:table-cell>
          <table:table-cell office:value-type="float" office:value="2.6182" calcext:value-type="float">
            <text:p>2.6182</text:p>
          </table:table-cell>
          <table:table-cell office:value-type="float" office:value="11.6126" calcext:value-type="float">
            <text:p>11.6126</text:p>
          </table:table-cell>
          <table:table-cell table:formula="of:=AVERAGE([.O487:.O496])" office:value-type="float" office:value="14.30943" calcext:value-type="float">
            <text:p>14.31</text:p>
          </table:table-cell>
          <table:table-cell office:value-type="float" office:value="3.8638" calcext:value-type="float">
            <text:p>3.8638</text:p>
          </table:table-cell>
          <table:table-cell office:value-type="float" office:value="8.8088" calcext:value-type="float">
            <text:p>8.8088</text:p>
          </table:table-cell>
          <table:table-cell table:formula="of:=AVERAGE([.R487:.R496])" office:value-type="float" office:value="10.82343" calcext:value-type="float">
            <text:p>10.82</text:p>
          </table:table-cell>
          <table:table-cell office:value-type="float" office:value="2.8475" calcext:value-type="float">
            <text:p>2.8475</text:p>
          </table:table-cell>
          <table:table-cell office:value-type="float" office:value="8.1512" calcext:value-type="float">
            <text:p>8.1512</text:p>
          </table:table-cell>
          <table:table-cell table:formula="of:=AVERAGE([.U487:.U496])" office:value-type="float" office:value="9.11788" calcext:value-type="float">
            <text:p>9.12</text:p>
          </table:table-cell>
          <table:table-cell office:value-type="float" office:value="2.28" calcext:value-type="float">
            <text:p>2.28</text:p>
          </table:table-cell>
          <table:table-cell office:value-type="float" office:value="7.8131" calcext:value-type="float">
            <text:p>7.8131</text:p>
          </table:table-cell>
          <table:table-cell table:formula="of:=AVERAGE([.X487:.X496])" office:value-type="float" office:value="10.10212" calcext:value-type="float">
            <text:p>10.10</text:p>
          </table:table-cell>
          <table:table-cell office:value-type="float" office:value="3.0047" calcext:value-type="float">
            <text:p>3.0047</text:p>
          </table:table-cell>
          <table:table-cell office:value-type="float" office:value="8.8246" calcext:value-type="float">
            <text:p>8.8246</text:p>
          </table:table-cell>
          <table:table-cell table:formula="of:=AVERAGE([.AA487:.AA496])" office:value-type="float" office:value="9.38616" calcext:value-type="float">
            <text:p>9.39</text:p>
          </table:table-cell>
          <table:table-cell office:value-type="float" office:value="2.6867" calcext:value-type="float">
            <text:p>2.6867</text:p>
          </table:table-cell>
          <table:table-cell office:value-type="float" office:value="6.2246" calcext:value-type="float">
            <text:p>6.2246</text:p>
          </table:table-cell>
          <table:table-cell table:formula="of:=AVERAGE([.AD487:.AD496])" office:value-type="float" office:value="6.66901" calcext:value-type="float">
            <text:p>6.6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.8513" calcext:value-type="float">
            <text:p>2.8513</text:p>
          </table:table-cell>
          <table:table-cell office:value-type="float" office:value="5.3426" calcext:value-type="float">
            <text:p>5.3426</text:p>
          </table:table-cell>
          <table:table-cell table:formula="of:=AVERAGE([.C488:.C497])" office:value-type="float" office:value="6.1148" calcext:value-type="float">
            <text:p>6.11</text:p>
          </table:table-cell>
          <table:table-cell office:value-type="float" office:value="2.9574" calcext:value-type="float">
            <text:p>2.9574</text:p>
          </table:table-cell>
          <table:table-cell office:value-type="float" office:value="7.6132" calcext:value-type="float">
            <text:p>7.6132</text:p>
          </table:table-cell>
          <table:table-cell table:formula="of:=AVERAGE([.F488:.F497])" office:value-type="float" office:value="9.54481" calcext:value-type="float">
            <text:p>9.54</text:p>
          </table:table-cell>
          <table:table-cell office:value-type="float" office:value="2.6441" calcext:value-type="float">
            <text:p>2.6441</text:p>
          </table:table-cell>
          <table:table-cell office:value-type="float" office:value="5.7283" calcext:value-type="float">
            <text:p>5.7283</text:p>
          </table:table-cell>
          <table:table-cell table:formula="of:=AVERAGE([.I488:.I497])" office:value-type="float" office:value="4.74221" calcext:value-type="float">
            <text:p>4.74</text:p>
          </table:table-cell>
          <table:table-cell office:value-type="float" office:value="2.7071" calcext:value-type="float">
            <text:p>2.7071</text:p>
          </table:table-cell>
          <table:table-cell office:value-type="float" office:value="4.4391" calcext:value-type="float">
            <text:p>4.4391</text:p>
          </table:table-cell>
          <table:table-cell table:formula="of:=AVERAGE([.L488:.L497])" office:value-type="float" office:value="4.52456" calcext:value-type="float">
            <text:p>4.52</text:p>
          </table:table-cell>
          <table:table-cell office:value-type="float" office:value="2.8042" calcext:value-type="float">
            <text:p>2.8042</text:p>
          </table:table-cell>
          <table:table-cell office:value-type="float" office:value="12.5538" calcext:value-type="float">
            <text:p>12.5538</text:p>
          </table:table-cell>
          <table:table-cell table:formula="of:=AVERAGE([.O488:.O497])" office:value-type="float" office:value="14.15765" calcext:value-type="float">
            <text:p>14.16</text:p>
          </table:table-cell>
          <table:table-cell office:value-type="float" office:value="3.8417" calcext:value-type="float">
            <text:p>3.8417</text:p>
          </table:table-cell>
          <table:table-cell office:value-type="float" office:value="7.7585" calcext:value-type="float">
            <text:p>7.7585</text:p>
          </table:table-cell>
          <table:table-cell table:formula="of:=AVERAGE([.R488:.R497])" office:value-type="float" office:value="10.62037" calcext:value-type="float">
            <text:p>10.62</text:p>
          </table:table-cell>
          <table:table-cell office:value-type="float" office:value="2.7452" calcext:value-type="float">
            <text:p>2.7452</text:p>
          </table:table-cell>
          <table:table-cell office:value-type="float" office:value="8.5443" calcext:value-type="float">
            <text:p>8.5443</text:p>
          </table:table-cell>
          <table:table-cell table:formula="of:=AVERAGE([.U488:.U497])" office:value-type="float" office:value="8.9872" calcext:value-type="float">
            <text:p>8.99</text:p>
          </table:table-cell>
          <table:table-cell office:value-type="float" office:value="2.5563" calcext:value-type="float">
            <text:p>2.5563</text:p>
          </table:table-cell>
          <table:table-cell office:value-type="float" office:value="8.216" calcext:value-type="float">
            <text:p>8.216</text:p>
          </table:table-cell>
          <table:table-cell table:formula="of:=AVERAGE([.X488:.X497])" office:value-type="float" office:value="9.92227" calcext:value-type="float">
            <text:p>9.92</text:p>
          </table:table-cell>
          <table:table-cell office:value-type="float" office:value="2.8491" calcext:value-type="float">
            <text:p>2.8491</text:p>
          </table:table-cell>
          <table:table-cell office:value-type="float" office:value="8.9518" calcext:value-type="float">
            <text:p>8.9518</text:p>
          </table:table-cell>
          <table:table-cell table:formula="of:=AVERAGE([.AA488:.AA497])" office:value-type="float" office:value="9.12797" calcext:value-type="float">
            <text:p>9.13</text:p>
          </table:table-cell>
          <table:table-cell office:value-type="float" office:value="2.6736" calcext:value-type="float">
            <text:p>2.6736</text:p>
          </table:table-cell>
          <table:table-cell office:value-type="float" office:value="7.0298" calcext:value-type="float">
            <text:p>7.0298</text:p>
          </table:table-cell>
          <table:table-cell table:formula="of:=AVERAGE([.AD488:.AD497])" office:value-type="float" office:value="6.77937" calcext:value-type="float">
            <text:p>6.7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.1376" calcext:value-type="float">
            <text:p>3.1376</text:p>
          </table:table-cell>
          <table:table-cell office:value-type="float" office:value="5.0324" calcext:value-type="float">
            <text:p>5.0324</text:p>
          </table:table-cell>
          <table:table-cell table:formula="of:=AVERAGE([.C489:.C498])" office:value-type="float" office:value="5.84471" calcext:value-type="float">
            <text:p>5.84</text:p>
          </table:table-cell>
          <table:table-cell office:value-type="float" office:value="3.2586" calcext:value-type="float">
            <text:p>3.2586</text:p>
          </table:table-cell>
          <table:table-cell office:value-type="float" office:value="8.1673" calcext:value-type="float">
            <text:p>8.1673</text:p>
          </table:table-cell>
          <table:table-cell table:formula="of:=AVERAGE([.F489:.F498])" office:value-type="float" office:value="9.42493" calcext:value-type="float">
            <text:p>9.42</text:p>
          </table:table-cell>
          <table:table-cell office:value-type="float" office:value="2.5222" calcext:value-type="float">
            <text:p>2.5222</text:p>
          </table:table-cell>
          <table:table-cell office:value-type="float" office:value="5.6596" calcext:value-type="float">
            <text:p>5.6596</text:p>
          </table:table-cell>
          <table:table-cell table:formula="of:=AVERAGE([.I489:.I498])" office:value-type="float" office:value="4.82636" calcext:value-type="float">
            <text:p>4.83</text:p>
          </table:table-cell>
          <table:table-cell office:value-type="float" office:value="2.716" calcext:value-type="float">
            <text:p>2.716</text:p>
          </table:table-cell>
          <table:table-cell office:value-type="float" office:value="3.7489" calcext:value-type="float">
            <text:p>3.7489</text:p>
          </table:table-cell>
          <table:table-cell table:formula="of:=AVERAGE([.L489:.L498])" office:value-type="float" office:value="4.43472" calcext:value-type="float">
            <text:p>4.43</text:p>
          </table:table-cell>
          <table:table-cell office:value-type="float" office:value="2.5973" calcext:value-type="float">
            <text:p>2.5973</text:p>
          </table:table-cell>
          <table:table-cell office:value-type="float" office:value="13.0278" calcext:value-type="float">
            <text:p>13.0278</text:p>
          </table:table-cell>
          <table:table-cell table:formula="of:=AVERAGE([.O489:.O498])" office:value-type="float" office:value="14.05373" calcext:value-type="float">
            <text:p>14.05</text:p>
          </table:table-cell>
          <table:table-cell office:value-type="float" office:value="4.2702" calcext:value-type="float">
            <text:p>4.2702</text:p>
          </table:table-cell>
          <table:table-cell office:value-type="float" office:value="8.4347" calcext:value-type="float">
            <text:p>8.4347</text:p>
          </table:table-cell>
          <table:table-cell table:formula="of:=AVERAGE([.R489:.R498])" office:value-type="float" office:value="10.77701" calcext:value-type="float">
            <text:p>10.78</text:p>
          </table:table-cell>
          <table:table-cell office:value-type="float" office:value="2.7011" calcext:value-type="float">
            <text:p>2.7011</text:p>
          </table:table-cell>
          <table:table-cell office:value-type="float" office:value="9.6159" calcext:value-type="float">
            <text:p>9.6159</text:p>
          </table:table-cell>
          <table:table-cell table:formula="of:=AVERAGE([.U489:.U498])" office:value-type="float" office:value="9.09129" calcext:value-type="float">
            <text:p>9.09</text:p>
          </table:table-cell>
          <table:table-cell office:value-type="float" office:value="2.5088" calcext:value-type="float">
            <text:p>2.5088</text:p>
          </table:table-cell>
          <table:table-cell office:value-type="float" office:value="9.1887" calcext:value-type="float">
            <text:p>9.1887</text:p>
          </table:table-cell>
          <table:table-cell table:formula="of:=AVERAGE([.X489:.X498])" office:value-type="float" office:value="9.8867" calcext:value-type="float">
            <text:p>9.89</text:p>
          </table:table-cell>
          <table:table-cell office:value-type="float" office:value="3.0396" calcext:value-type="float">
            <text:p>3.0396</text:p>
          </table:table-cell>
          <table:table-cell office:value-type="float" office:value="9.7767" calcext:value-type="float">
            <text:p>9.7767</text:p>
          </table:table-cell>
          <table:table-cell table:formula="of:=AVERAGE([.AA489:.AA498])" office:value-type="float" office:value="9.05294" calcext:value-type="float">
            <text:p>9.05</text:p>
          </table:table-cell>
          <table:table-cell office:value-type="float" office:value="2.501" calcext:value-type="float">
            <text:p>2.501</text:p>
          </table:table-cell>
          <table:table-cell office:value-type="float" office:value="7.7487" calcext:value-type="float">
            <text:p>7.7487</text:p>
          </table:table-cell>
          <table:table-cell table:formula="of:=AVERAGE([.AD489:.AD498])" office:value-type="float" office:value="6.82276" calcext:value-type="float">
            <text:p>6.8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.5925" calcext:value-type="float">
            <text:p>2.5925</text:p>
          </table:table-cell>
          <table:table-cell office:value-type="float" office:value="5.0383" calcext:value-type="float">
            <text:p>5.0383</text:p>
          </table:table-cell>
          <table:table-cell table:formula="of:=AVERAGE([.C490:.C499])" office:value-type="float" office:value="5.70326" calcext:value-type="float">
            <text:p>5.70</text:p>
          </table:table-cell>
          <table:table-cell office:value-type="float" office:value="2.996" calcext:value-type="float">
            <text:p>2.996</text:p>
          </table:table-cell>
          <table:table-cell office:value-type="float" office:value="8.7688" calcext:value-type="float">
            <text:p>8.7688</text:p>
          </table:table-cell>
          <table:table-cell table:formula="of:=AVERAGE([.F490:.F499])" office:value-type="float" office:value="9.42752" calcext:value-type="float">
            <text:p>9.43</text:p>
          </table:table-cell>
          <table:table-cell office:value-type="float" office:value="2.1" calcext:value-type="float">
            <text:p>2.1</text:p>
          </table:table-cell>
          <table:table-cell office:value-type="float" office:value="6.2611" calcext:value-type="float">
            <text:p>6.2611</text:p>
          </table:table-cell>
          <table:table-cell table:formula="of:=AVERAGE([.I490:.I499])" office:value-type="float" office:value="5.06403" calcext:value-type="float">
            <text:p>5.06</text:p>
          </table:table-cell>
          <table:table-cell office:value-type="float" office:value="3.0184" calcext:value-type="float">
            <text:p>3.0184</text:p>
          </table:table-cell>
          <table:table-cell office:value-type="float" office:value="5.7846" calcext:value-type="float">
            <text:p>5.7846</text:p>
          </table:table-cell>
          <table:table-cell table:formula="of:=AVERAGE([.L490:.L499])" office:value-type="float" office:value="4.50227" calcext:value-type="float">
            <text:p>4.50</text:p>
          </table:table-cell>
          <table:table-cell office:value-type="float" office:value="3.6675" calcext:value-type="float">
            <text:p>3.6675</text:p>
          </table:table-cell>
          <table:table-cell office:value-type="float" office:value="13.9412" calcext:value-type="float">
            <text:p>13.9412</text:p>
          </table:table-cell>
          <table:table-cell table:formula="of:=AVERAGE([.O490:.O499])" office:value-type="float" office:value="13.84056" calcext:value-type="float">
            <text:p>13.84</text:p>
          </table:table-cell>
          <table:table-cell office:value-type="float" office:value="3.5792" calcext:value-type="float">
            <text:p>3.5792</text:p>
          </table:table-cell>
          <table:table-cell office:value-type="float" office:value="8.7491" calcext:value-type="float">
            <text:p>8.7491</text:p>
          </table:table-cell>
          <table:table-cell table:formula="of:=AVERAGE([.R490:.R499])" office:value-type="float" office:value="10.5671" calcext:value-type="float">
            <text:p>10.57</text:p>
          </table:table-cell>
          <table:table-cell office:value-type="float" office:value="2.8764" calcext:value-type="float">
            <text:p>2.8764</text:p>
          </table:table-cell>
          <table:table-cell office:value-type="float" office:value="6.7042" calcext:value-type="float">
            <text:p>6.7042</text:p>
          </table:table-cell>
          <table:table-cell table:formula="of:=AVERAGE([.U490:.U499])" office:value-type="float" office:value="8.6559" calcext:value-type="float">
            <text:p>8.66</text:p>
          </table:table-cell>
          <table:table-cell office:value-type="float" office:value="2.4088" calcext:value-type="float">
            <text:p>2.4088</text:p>
          </table:table-cell>
          <table:table-cell office:value-type="float" office:value="7.8622" calcext:value-type="float">
            <text:p>7.8622</text:p>
          </table:table-cell>
          <table:table-cell table:formula="of:=AVERAGE([.X490:.X499])" office:value-type="float" office:value="9.40469" calcext:value-type="float">
            <text:p>9.40</text:p>
          </table:table-cell>
          <table:table-cell office:value-type="float" office:value="2.6399" calcext:value-type="float">
            <text:p>2.6399</text:p>
          </table:table-cell>
          <table:table-cell office:value-type="float" office:value="8.8854" calcext:value-type="float">
            <text:p>8.8854</text:p>
          </table:table-cell>
          <table:table-cell table:formula="of:=AVERAGE([.AA490:.AA499])" office:value-type="float" office:value="8.90491" calcext:value-type="float">
            <text:p>8.90</text:p>
          </table:table-cell>
          <table:table-cell office:value-type="float" office:value="2.6936" calcext:value-type="float">
            <text:p>2.6936</text:p>
          </table:table-cell>
          <table:table-cell office:value-type="float" office:value="9.4096" calcext:value-type="float">
            <text:p>9.4096</text:p>
          </table:table-cell>
          <table:table-cell table:formula="of:=AVERAGE([.AD490:.AD499])" office:value-type="float" office:value="6.89877" calcext:value-type="float">
            <text:p>6.9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6288" calcext:value-type="float">
            <text:p>2.6288</text:p>
          </table:table-cell>
          <table:table-cell office:value-type="float" office:value="4.9988" calcext:value-type="float">
            <text:p>4.9988</text:p>
          </table:table-cell>
          <table:table-cell table:formula="of:=AVERAGE([.C491:.C500])" office:value-type="float" office:value="5.56492" calcext:value-type="float">
            <text:p>5.56</text:p>
          </table:table-cell>
          <table:table-cell office:value-type="float" office:value="3.2988" calcext:value-type="float">
            <text:p>3.2988</text:p>
          </table:table-cell>
          <table:table-cell office:value-type="float" office:value="8.45" calcext:value-type="float">
            <text:p>8.45</text:p>
          </table:table-cell>
          <table:table-cell table:formula="of:=AVERAGE([.F491:.F500])" office:value-type="float" office:value="9.3492" calcext:value-type="float">
            <text:p>9.35</text:p>
          </table:table-cell>
          <table:table-cell office:value-type="float" office:value="2.4418" calcext:value-type="float">
            <text:p>2.4418</text:p>
          </table:table-cell>
          <table:table-cell office:value-type="float" office:value="6.0558" calcext:value-type="float">
            <text:p>6.0558</text:p>
          </table:table-cell>
          <table:table-cell table:formula="of:=AVERAGE([.I491:.I500])" office:value-type="float" office:value="5.2907" calcext:value-type="float">
            <text:p>5.29</text:p>
          </table:table-cell>
          <table:table-cell office:value-type="float" office:value="2.8197" calcext:value-type="float">
            <text:p>2.8197</text:p>
          </table:table-cell>
          <table:table-cell office:value-type="float" office:value="4.2074" calcext:value-type="float">
            <text:p>4.2074</text:p>
          </table:table-cell>
          <table:table-cell table:formula="of:=AVERAGE([.L491:.L500])" office:value-type="float" office:value="4.46041" calcext:value-type="float">
            <text:p>4.46</text:p>
          </table:table-cell>
          <table:table-cell office:value-type="float" office:value="3.7124" calcext:value-type="float">
            <text:p>3.7124</text:p>
          </table:table-cell>
          <table:table-cell office:value-type="float" office:value="12.1296" calcext:value-type="float">
            <text:p>12.1296</text:p>
          </table:table-cell>
          <table:table-cell table:formula="of:=AVERAGE([.O491:.O500])" office:value-type="float" office:value="13.6406" calcext:value-type="float">
            <text:p>13.64</text:p>
          </table:table-cell>
          <table:table-cell office:value-type="float" office:value="3.8528" calcext:value-type="float">
            <text:p>3.8528</text:p>
          </table:table-cell>
          <table:table-cell office:value-type="float" office:value="9.942" calcext:value-type="float">
            <text:p>9.942</text:p>
          </table:table-cell>
          <table:table-cell table:formula="of:=AVERAGE([.R491:.R500])" office:value-type="float" office:value="10.34465" calcext:value-type="float">
            <text:p>10.34</text:p>
          </table:table-cell>
          <table:table-cell office:value-type="float" office:value="3.8169" calcext:value-type="float">
            <text:p>3.8169</text:p>
          </table:table-cell>
          <table:table-cell office:value-type="float" office:value="6.9079" calcext:value-type="float">
            <text:p>6.9079</text:p>
          </table:table-cell>
          <table:table-cell table:formula="of:=AVERAGE([.U491:.U500])" office:value-type="float" office:value="8.4098" calcext:value-type="float">
            <text:p>8.41</text:p>
          </table:table-cell>
          <table:table-cell office:value-type="float" office:value="2.528" calcext:value-type="float">
            <text:p>2.528</text:p>
          </table:table-cell>
          <table:table-cell office:value-type="float" office:value="7.5064" calcext:value-type="float">
            <text:p>7.5064</text:p>
          </table:table-cell>
          <table:table-cell table:formula="of:=AVERAGE([.X491:.X500])" office:value-type="float" office:value="9.13068" calcext:value-type="float">
            <text:p>9.13</text:p>
          </table:table-cell>
          <table:table-cell office:value-type="float" office:value="3.1491" calcext:value-type="float">
            <text:p>3.1491</text:p>
          </table:table-cell>
          <table:table-cell office:value-type="float" office:value="8.0215" calcext:value-type="float">
            <text:p>8.0215</text:p>
          </table:table-cell>
          <table:table-cell table:formula="of:=AVERAGE([.AA491:.AA500])" office:value-type="float" office:value="8.73906" calcext:value-type="float">
            <text:p>8.74</text:p>
          </table:table-cell>
          <table:table-cell office:value-type="float" office:value="2.334" calcext:value-type="float">
            <text:p>2.334</text:p>
          </table:table-cell>
          <table:table-cell office:value-type="float" office:value="8.4659" calcext:value-type="float">
            <text:p>8.4659</text:p>
          </table:table-cell>
          <table:table-cell table:formula="of:=AVERAGE([.AD491:.AD500])" office:value-type="float" office:value="7.14685" calcext:value-type="float">
            <text:p>7.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8863" calcext:value-type="float">
            <text:p>2.8863</text:p>
          </table:table-cell>
          <table:table-cell office:value-type="float" office:value="6.2984" calcext:value-type="float">
            <text:p>6.2984</text:p>
          </table:table-cell>
          <table:table-cell table:formula="of:=AVERAGE([.C492:.C501])" office:value-type="float" office:value="5.44538" calcext:value-type="float">
            <text:p>5.45</text:p>
          </table:table-cell>
          <table:table-cell office:value-type="float" office:value="3.6469" calcext:value-type="float">
            <text:p>3.6469</text:p>
          </table:table-cell>
          <table:table-cell office:value-type="float" office:value="7.0372" calcext:value-type="float">
            <text:p>7.0372</text:p>
          </table:table-cell>
          <table:table-cell table:formula="of:=AVERAGE([.F492:.F501])" office:value-type="float" office:value="9.02106" calcext:value-type="float">
            <text:p>9.02</text:p>
          </table:table-cell>
          <table:table-cell office:value-type="float" office:value="2.4455" calcext:value-type="float">
            <text:p>2.4455</text:p>
          </table:table-cell>
          <table:table-cell office:value-type="float" office:value="6.1037" calcext:value-type="float">
            <text:p>6.1037</text:p>
          </table:table-cell>
          <table:table-cell table:formula="of:=AVERAGE([.I492:.I501])" office:value-type="float" office:value="5.43246" calcext:value-type="float">
            <text:p>5.43</text:p>
          </table:table-cell>
          <table:table-cell office:value-type="float" office:value="2.5271" calcext:value-type="float">
            <text:p>2.5271</text:p>
          </table:table-cell>
          <table:table-cell office:value-type="float" office:value="5.5293" calcext:value-type="float">
            <text:p>5.5293</text:p>
          </table:table-cell>
          <table:table-cell table:formula="of:=AVERAGE([.L492:.L501])" office:value-type="float" office:value="4.61436" calcext:value-type="float">
            <text:p>4.61</text:p>
          </table:table-cell>
          <table:table-cell office:value-type="float" office:value="3.1063" calcext:value-type="float">
            <text:p>3.1063</text:p>
          </table:table-cell>
          <table:table-cell office:value-type="float" office:value="11.1888" calcext:value-type="float">
            <text:p>11.1888</text:p>
          </table:table-cell>
          <table:table-cell table:formula="of:=AVERAGE([.O492:.O501])" office:value-type="float" office:value="13.10997" calcext:value-type="float">
            <text:p>13.11</text:p>
          </table:table-cell>
          <table:table-cell office:value-type="float" office:value="3.3113" calcext:value-type="float">
            <text:p>3.3113</text:p>
          </table:table-cell>
          <table:table-cell office:value-type="float" office:value="9.2724" calcext:value-type="float">
            <text:p>9.2724</text:p>
          </table:table-cell>
          <table:table-cell table:formula="of:=AVERAGE([.R492:.R501])" office:value-type="float" office:value="9.89581" calcext:value-type="float">
            <text:p>9.90</text:p>
          </table:table-cell>
          <table:table-cell office:value-type="float" office:value="3.2969" calcext:value-type="float">
            <text:p>3.2969</text:p>
          </table:table-cell>
          <table:table-cell office:value-type="float" office:value="6.7111" calcext:value-type="float">
            <text:p>6.7111</text:p>
          </table:table-cell>
          <table:table-cell table:formula="of:=AVERAGE([.U492:.U501])" office:value-type="float" office:value="8.07678" calcext:value-type="float">
            <text:p>8.08</text:p>
          </table:table-cell>
          <table:table-cell office:value-type="float" office:value="2.6934" calcext:value-type="float">
            <text:p>2.6934</text:p>
          </table:table-cell>
          <table:table-cell office:value-type="float" office:value="8.7125" calcext:value-type="float">
            <text:p>8.7125</text:p>
          </table:table-cell>
          <table:table-cell table:formula="of:=AVERAGE([.X492:.X501])" office:value-type="float" office:value="8.92522" calcext:value-type="float">
            <text:p>8.93</text:p>
          </table:table-cell>
          <table:table-cell office:value-type="float" office:value="2.9487" calcext:value-type="float">
            <text:p>2.9487</text:p>
          </table:table-cell>
          <table:table-cell office:value-type="float" office:value="8.4813" calcext:value-type="float">
            <text:p>8.4813</text:p>
          </table:table-cell>
          <table:table-cell table:formula="of:=AVERAGE([.AA492:.AA501])" office:value-type="float" office:value="8.66305" calcext:value-type="float">
            <text:p>8.66</text:p>
          </table:table-cell>
          <table:table-cell office:value-type="float" office:value="2.7811" calcext:value-type="float">
            <text:p>2.7811</text:p>
          </table:table-cell>
          <table:table-cell office:value-type="float" office:value="9.1342" calcext:value-type="float">
            <text:p>9.1342</text:p>
          </table:table-cell>
          <table:table-cell table:formula="of:=AVERAGE([.AD492:.AD501])" office:value-type="float" office:value="7.51479" calcext:value-type="float">
            <text:p>7.5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0505" calcext:value-type="float">
            <text:p>3.0505</text:p>
          </table:table-cell>
          <table:table-cell office:value-type="float" office:value="4.5212" calcext:value-type="float">
            <text:p>4.5212</text:p>
          </table:table-cell>
          <table:table-cell table:formula="of:=AVERAGE([.C493:.C502])" office:value-type="float" office:value="5.09214" calcext:value-type="float">
            <text:p>5.09</text:p>
          </table:table-cell>
          <table:table-cell office:value-type="float" office:value="3.3341" calcext:value-type="float">
            <text:p>3.3341</text:p>
          </table:table-cell>
          <table:table-cell office:value-type="float" office:value="8.1319" calcext:value-type="float">
            <text:p>8.1319</text:p>
          </table:table-cell>
          <table:table-cell table:formula="of:=AVERAGE([.F493:.F502])" office:value-type="float" office:value="8.87041" calcext:value-type="float">
            <text:p>8.87</text:p>
          </table:table-cell>
          <table:table-cell office:value-type="float" office:value="2.0699" calcext:value-type="float">
            <text:p>2.0699</text:p>
          </table:table-cell>
          <table:table-cell office:value-type="float" office:value="6.1259" calcext:value-type="float">
            <text:p>6.1259</text:p>
          </table:table-cell>
          <table:table-cell table:formula="of:=AVERAGE([.I493:.I502])" office:value-type="float" office:value="5.53072" calcext:value-type="float">
            <text:p>5.53</text:p>
          </table:table-cell>
          <table:table-cell office:value-type="float" office:value="2.7509" calcext:value-type="float">
            <text:p>2.7509</text:p>
          </table:table-cell>
          <table:table-cell office:value-type="float" office:value="6.066" calcext:value-type="float">
            <text:p>6.066</text:p>
          </table:table-cell>
          <table:table-cell table:formula="of:=AVERAGE([.L493:.L502])" office:value-type="float" office:value="4.80777" calcext:value-type="float">
            <text:p>4.81</text:p>
          </table:table-cell>
          <table:table-cell office:value-type="float" office:value="2.8747" calcext:value-type="float">
            <text:p>2.8747</text:p>
          </table:table-cell>
          <table:table-cell office:value-type="float" office:value="12.4102" calcext:value-type="float">
            <text:p>12.4102</text:p>
          </table:table-cell>
          <table:table-cell table:formula="of:=AVERAGE([.O493:.O502])" office:value-type="float" office:value="12.62542" calcext:value-type="float">
            <text:p>12.63</text:p>
          </table:table-cell>
          <table:table-cell office:value-type="float" office:value="3.4478" calcext:value-type="float">
            <text:p>3.4478</text:p>
          </table:table-cell>
          <table:table-cell office:value-type="float" office:value="9.3024" calcext:value-type="float">
            <text:p>9.3024</text:p>
          </table:table-cell>
          <table:table-cell table:formula="of:=AVERAGE([.R493:.R502])" office:value-type="float" office:value="9.41686" calcext:value-type="float">
            <text:p>9.42</text:p>
          </table:table-cell>
          <table:table-cell office:value-type="float" office:value="3.0159" calcext:value-type="float">
            <text:p>3.0159</text:p>
          </table:table-cell>
          <table:table-cell office:value-type="float" office:value="7.642" calcext:value-type="float">
            <text:p>7.642</text:p>
          </table:table-cell>
          <table:table-cell table:formula="of:=AVERAGE([.U493:.U502])" office:value-type="float" office:value="7.87106" calcext:value-type="float">
            <text:p>7.87</text:p>
          </table:table-cell>
          <table:table-cell office:value-type="float" office:value="2.8419" calcext:value-type="float">
            <text:p>2.8419</text:p>
          </table:table-cell>
          <table:table-cell office:value-type="float" office:value="8.4703" calcext:value-type="float">
            <text:p>8.4703</text:p>
          </table:table-cell>
          <table:table-cell table:formula="of:=AVERAGE([.X493:.X502])" office:value-type="float" office:value="8.70039" calcext:value-type="float">
            <text:p>8.70</text:p>
          </table:table-cell>
          <table:table-cell office:value-type="float" office:value="2.8035" calcext:value-type="float">
            <text:p>2.8035</text:p>
          </table:table-cell>
          <table:table-cell office:value-type="float" office:value="7.5386" calcext:value-type="float">
            <text:p>7.5386</text:p>
          </table:table-cell>
          <table:table-cell table:formula="of:=AVERAGE([.AA493:.AA502])" office:value-type="float" office:value="8.61636" calcext:value-type="float">
            <text:p>8.62</text:p>
          </table:table-cell>
          <table:table-cell office:value-type="float" office:value="2.8469" calcext:value-type="float">
            <text:p>2.8469</text:p>
          </table:table-cell>
          <table:table-cell office:value-type="float" office:value="6.776" calcext:value-type="float">
            <text:p>6.776</text:p>
          </table:table-cell>
          <table:table-cell table:formula="of:=AVERAGE([.AD493:.AD502])" office:value-type="float" office:value="7.55355" calcext:value-type="float">
            <text:p>7.5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.8083" calcext:value-type="float">
            <text:p>2.8083</text:p>
          </table:table-cell>
          <table:table-cell office:value-type="float" office:value="4.5877" calcext:value-type="float">
            <text:p>4.5877</text:p>
          </table:table-cell>
          <table:table-cell table:formula="of:=AVERAGE([.C494:.C503])" office:value-type="float" office:value="4.99224" calcext:value-type="float">
            <text:p>4.99</text:p>
          </table:table-cell>
          <table:table-cell office:value-type="float" office:value="3.2152" calcext:value-type="float">
            <text:p>3.2152</text:p>
          </table:table-cell>
          <table:table-cell office:value-type="float" office:value="7.2692" calcext:value-type="float">
            <text:p>7.2692</text:p>
          </table:table-cell>
          <table:table-cell table:formula="of:=AVERAGE([.F494:.F503])" office:value-type="float" office:value="8.6347" calcext:value-type="float">
            <text:p>8.63</text:p>
          </table:table-cell>
          <table:table-cell office:value-type="float" office:value="2.2159" calcext:value-type="float">
            <text:p>2.2159</text:p>
          </table:table-cell>
          <table:table-cell office:value-type="float" office:value="6.7981" calcext:value-type="float">
            <text:p>6.7981</text:p>
          </table:table-cell>
          <table:table-cell table:formula="of:=AVERAGE([.I494:.I503])" office:value-type="float" office:value="5.83553" calcext:value-type="float">
            <text:p>5.84</text:p>
          </table:table-cell>
          <table:table-cell office:value-type="float" office:value="2.5017" calcext:value-type="float">
            <text:p>2.5017</text:p>
          </table:table-cell>
          <table:table-cell office:value-type="float" office:value="5.7344" calcext:value-type="float">
            <text:p>5.7344</text:p>
          </table:table-cell>
          <table:table-cell table:formula="of:=AVERAGE([.L494:.L503])" office:value-type="float" office:value="5.0956" calcext:value-type="float">
            <text:p>5.10</text:p>
          </table:table-cell>
          <table:table-cell office:value-type="float" office:value="3.0409" calcext:value-type="float">
            <text:p>3.0409</text:p>
          </table:table-cell>
          <table:table-cell office:value-type="float" office:value="11.329" calcext:value-type="float">
            <text:p>11.329</text:p>
          </table:table-cell>
          <table:table-cell table:formula="of:=AVERAGE([.O494:.O503])" office:value-type="float" office:value="12.41667" calcext:value-type="float">
            <text:p>12.42</text:p>
          </table:table-cell>
          <table:table-cell office:value-type="float" office:value="2.9432" calcext:value-type="float">
            <text:p>2.9432</text:p>
          </table:table-cell>
          <table:table-cell office:value-type="float" office:value="8.1932" calcext:value-type="float">
            <text:p>8.1932</text:p>
          </table:table-cell>
          <table:table-cell table:formula="of:=AVERAGE([.R494:.R503])" office:value-type="float" office:value="9.11389" calcext:value-type="float">
            <text:p>9.11</text:p>
          </table:table-cell>
          <table:table-cell office:value-type="float" office:value="3.248" calcext:value-type="float">
            <text:p>3.248</text:p>
          </table:table-cell>
          <table:table-cell office:value-type="float" office:value="8.3152" calcext:value-type="float">
            <text:p>8.3152</text:p>
          </table:table-cell>
          <table:table-cell table:formula="of:=AVERAGE([.U494:.U503])" office:value-type="float" office:value="7.87477" calcext:value-type="float">
            <text:p>7.87</text:p>
          </table:table-cell>
          <table:table-cell office:value-type="float" office:value="3.1066" calcext:value-type="float">
            <text:p>3.1066</text:p>
          </table:table-cell>
          <table:table-cell office:value-type="float" office:value="9.7266" calcext:value-type="float">
            <text:p>9.7266</text:p>
          </table:table-cell>
          <table:table-cell table:formula="of:=AVERAGE([.X494:.X503])" office:value-type="float" office:value="8.63815" calcext:value-type="float">
            <text:p>8.64</text:p>
          </table:table-cell>
          <table:table-cell office:value-type="float" office:value="2.6897" calcext:value-type="float">
            <text:p>2.6897</text:p>
          </table:table-cell>
          <table:table-cell office:value-type="float" office:value="8.0226" calcext:value-type="float">
            <text:p>8.0226</text:p>
          </table:table-cell>
          <table:table-cell table:formula="of:=AVERAGE([.AA494:.AA503])" office:value-type="float" office:value="8.59329" calcext:value-type="float">
            <text:p>8.59</text:p>
          </table:table-cell>
          <table:table-cell office:value-type="float" office:value="2.6979" calcext:value-type="float">
            <text:p>2.6979</text:p>
          </table:table-cell>
          <table:table-cell office:value-type="float" office:value="7.5435" calcext:value-type="float">
            <text:p>7.5435</text:p>
          </table:table-cell>
          <table:table-cell table:formula="of:=AVERAGE([.AD494:.AD503])" office:value-type="float" office:value="7.53501" calcext:value-type="float">
            <text:p>7.5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.3879" calcext:value-type="float">
            <text:p>2.3879</text:p>
          </table:table-cell>
          <table:table-cell office:value-type="float" office:value="4.6166" calcext:value-type="float">
            <text:p>4.6166</text:p>
          </table:table-cell>
          <table:table-cell table:formula="of:=AVERAGE([.C495:.C504])" office:value-type="float" office:value="4.9767" calcext:value-type="float">
            <text:p>4.98</text:p>
          </table:table-cell>
          <table:table-cell office:value-type="float" office:value="3.6704" calcext:value-type="float">
            <text:p>3.6704</text:p>
          </table:table-cell>
          <table:table-cell office:value-type="float" office:value="9.1539" calcext:value-type="float">
            <text:p>9.1539</text:p>
          </table:table-cell>
          <table:table-cell table:formula="of:=AVERAGE([.F495:.F504])" office:value-type="float" office:value="8.51492" calcext:value-type="float">
            <text:p>8.51</text:p>
          </table:table-cell>
          <table:table-cell office:value-type="float" office:value="2.276" calcext:value-type="float">
            <text:p>2.276</text:p>
          </table:table-cell>
          <table:table-cell office:value-type="float" office:value="5.8945" calcext:value-type="float">
            <text:p>5.8945</text:p>
          </table:table-cell>
          <table:table-cell table:formula="of:=AVERAGE([.I495:.I504])" office:value-type="float" office:value="5.81054" calcext:value-type="float">
            <text:p>5.81</text:p>
          </table:table-cell>
          <table:table-cell office:value-type="float" office:value="2.7504" calcext:value-type="float">
            <text:p>2.7504</text:p>
          </table:table-cell>
          <table:table-cell office:value-type="float" office:value="5.701" calcext:value-type="float">
            <text:p>5.701</text:p>
          </table:table-cell>
          <table:table-cell table:formula="of:=AVERAGE([.L495:.L504])" office:value-type="float" office:value="5.22566" calcext:value-type="float">
            <text:p>5.23</text:p>
          </table:table-cell>
          <table:table-cell office:value-type="float" office:value="2.6389" calcext:value-type="float">
            <text:p>2.6389</text:p>
          </table:table-cell>
          <table:table-cell office:value-type="float" office:value="11.986" calcext:value-type="float">
            <text:p>11.986</text:p>
          </table:table-cell>
          <table:table-cell table:formula="of:=AVERAGE([.O495:.O504])" office:value-type="float" office:value="12.28399" calcext:value-type="float">
            <text:p>12.28</text:p>
          </table:table-cell>
          <table:table-cell office:value-type="float" office:value="2.9069" calcext:value-type="float">
            <text:p>2.9069</text:p>
          </table:table-cell>
          <table:table-cell office:value-type="float" office:value="8.0024" calcext:value-type="float">
            <text:p>8.0024</text:p>
          </table:table-cell>
          <table:table-cell table:formula="of:=AVERAGE([.R495:.R504])" office:value-type="float" office:value="8.77425" calcext:value-type="float">
            <text:p>8.77</text:p>
          </table:table-cell>
          <table:table-cell office:value-type="float" office:value="3.2105" calcext:value-type="float">
            <text:p>3.2105</text:p>
          </table:table-cell>
          <table:table-cell office:value-type="float" office:value="8.4803" calcext:value-type="float">
            <text:p>8.4803</text:p>
          </table:table-cell>
          <table:table-cell table:formula="of:=AVERAGE([.U495:.U504])" office:value-type="float" office:value="7.88695" calcext:value-type="float">
            <text:p>7.89</text:p>
          </table:table-cell>
          <table:table-cell office:value-type="float" office:value="2.8177" calcext:value-type="float">
            <text:p>2.8177</text:p>
          </table:table-cell>
          <table:table-cell office:value-type="float" office:value="10.4035" calcext:value-type="float">
            <text:p>10.4035</text:p>
          </table:table-cell>
          <table:table-cell table:formula="of:=AVERAGE([.X495:.X504])" office:value-type="float" office:value="8.64339" calcext:value-type="float">
            <text:p>8.64</text:p>
          </table:table-cell>
          <table:table-cell office:value-type="float" office:value="2.9289" calcext:value-type="float">
            <text:p>2.9289</text:p>
          </table:table-cell>
          <table:table-cell office:value-type="float" office:value="6.6917" calcext:value-type="float">
            <text:p>6.6917</text:p>
          </table:table-cell>
          <table:table-cell table:formula="of:=AVERAGE([.AA495:.AA504])" office:value-type="float" office:value="8.35983" calcext:value-type="float">
            <text:p>8.36</text:p>
          </table:table-cell>
          <table:table-cell office:value-type="float" office:value="3.7223" calcext:value-type="float">
            <text:p>3.7223</text:p>
          </table:table-cell>
          <table:table-cell office:value-type="float" office:value="7.2454" calcext:value-type="float">
            <text:p>7.2454</text:p>
          </table:table-cell>
          <table:table-cell table:formula="of:=AVERAGE([.AD495:.AD504])" office:value-type="float" office:value="7.6203" calcext:value-type="float">
            <text:p>7.6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.393" calcext:value-type="float">
            <text:p>2.393</text:p>
          </table:table-cell>
          <table:table-cell office:value-type="float" office:value="4.9898" calcext:value-type="float">
            <text:p>4.9898</text:p>
          </table:table-cell>
          <table:table-cell table:formula="of:=AVERAGE([.C496:.C505])" office:value-type="float" office:value="4.99927" calcext:value-type="float">
            <text:p>5.00</text:p>
          </table:table-cell>
          <table:table-cell office:value-type="float" office:value="3.6178" calcext:value-type="float">
            <text:p>3.6178</text:p>
          </table:table-cell>
          <table:table-cell office:value-type="float" office:value="8.8224" calcext:value-type="float">
            <text:p>8.8224</text:p>
          </table:table-cell>
          <table:table-cell table:formula="of:=AVERAGE([.F496:.F505])" office:value-type="float" office:value="8.29803" calcext:value-type="float">
            <text:p>8.30</text:p>
          </table:table-cell>
          <table:table-cell office:value-type="float" office:value="2.5269" calcext:value-type="float">
            <text:p>2.5269</text:p>
          </table:table-cell>
          <table:table-cell office:value-type="float" office:value="6.1517" calcext:value-type="float">
            <text:p>6.1517</text:p>
          </table:table-cell>
          <table:table-cell table:formula="of:=AVERAGE([.I496:.I505])" office:value-type="float" office:value="5.91137" calcext:value-type="float">
            <text:p>5.91</text:p>
          </table:table-cell>
          <table:table-cell office:value-type="float" office:value="2.9104" calcext:value-type="float">
            <text:p>2.9104</text:p>
          </table:table-cell>
          <table:table-cell office:value-type="float" office:value="6.5031" calcext:value-type="float">
            <text:p>6.5031</text:p>
          </table:table-cell>
          <table:table-cell table:formula="of:=AVERAGE([.L496:.L505])" office:value-type="float" office:value="5.29726" calcext:value-type="float">
            <text:p>5.30</text:p>
          </table:table-cell>
          <table:table-cell office:value-type="float" office:value="2.5558" calcext:value-type="float">
            <text:p>2.5558</text:p>
          </table:table-cell>
          <table:table-cell office:value-type="float" office:value="15.1079" calcext:value-type="float">
            <text:p>15.1079</text:p>
          </table:table-cell>
          <table:table-cell table:formula="of:=AVERAGE([.O496:.O505])" office:value-type="float" office:value="12.52869" calcext:value-type="float">
            <text:p>12.53</text:p>
          </table:table-cell>
          <table:table-cell office:value-type="float" office:value="3.7276" calcext:value-type="float">
            <text:p>3.7276</text:p>
          </table:table-cell>
          <table:table-cell office:value-type="float" office:value="7.3443" calcext:value-type="float">
            <text:p>7.3443</text:p>
          </table:table-cell>
          <table:table-cell table:formula="of:=AVERAGE([.R496:.R505])" office:value-type="float" office:value="8.58078" calcext:value-type="float">
            <text:p>8.58</text:p>
          </table:table-cell>
          <table:table-cell office:value-type="float" office:value="3.2019" calcext:value-type="float">
            <text:p>3.2019</text:p>
          </table:table-cell>
          <table:table-cell office:value-type="float" office:value="9.8691" calcext:value-type="float">
            <text:p>9.8691</text:p>
          </table:table-cell>
          <table:table-cell table:formula="of:=AVERAGE([.U496:.U505])" office:value-type="float" office:value="8.09412" calcext:value-type="float">
            <text:p>8.09</text:p>
          </table:table-cell>
          <table:table-cell office:value-type="float" office:value="2.8354" calcext:value-type="float">
            <text:p>2.8354</text:p>
          </table:table-cell>
          <table:table-cell office:value-type="float" office:value="12.2049" calcext:value-type="float">
            <text:p>12.2049</text:p>
          </table:table-cell>
          <table:table-cell table:formula="of:=AVERAGE([.X496:.X505])" office:value-type="float" office:value="9.01042" calcext:value-type="float">
            <text:p>9.01</text:p>
          </table:table-cell>
          <table:table-cell office:value-type="float" office:value="2.8298" calcext:value-type="float">
            <text:p>2.8298</text:p>
          </table:table-cell>
          <table:table-cell office:value-type="float" office:value="7.173" calcext:value-type="float">
            <text:p>7.173</text:p>
          </table:table-cell>
          <table:table-cell table:formula="of:=AVERAGE([.AA496:.AA505])" office:value-type="float" office:value="8.23672" calcext:value-type="float">
            <text:p>8.24</text:p>
          </table:table-cell>
          <table:table-cell office:value-type="float" office:value="2.9814" calcext:value-type="float">
            <text:p>2.9814</text:p>
          </table:table-cell>
          <table:table-cell office:value-type="float" office:value="4.8725" calcext:value-type="float">
            <text:p>4.8725</text:p>
          </table:table-cell>
          <table:table-cell table:formula="of:=AVERAGE([.AD496:.AD505])" office:value-type="float" office:value="7.44502" calcext:value-type="float">
            <text:p>7.4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.5574" calcext:value-type="float">
            <text:p>2.5574</text:p>
          </table:table-cell>
          <table:table-cell office:value-type="float" office:value="3.9047" calcext:value-type="float">
            <text:p>3.9047</text:p>
          </table:table-cell>
          <table:table-cell table:formula="of:=AVERAGE([.C497:.C506])" office:value-type="float" office:value="4.93305" calcext:value-type="float">
            <text:p>4.93</text:p>
          </table:table-cell>
          <table:table-cell office:value-type="float" office:value="3.6403" calcext:value-type="float">
            <text:p>3.6403</text:p>
          </table:table-cell>
          <table:table-cell office:value-type="float" office:value="9.4335" calcext:value-type="float">
            <text:p>9.4335</text:p>
          </table:table-cell>
          <table:table-cell table:formula="of:=AVERAGE([.F497:.F506])" office:value-type="float" office:value="8.28474" calcext:value-type="float">
            <text:p>8.28</text:p>
          </table:table-cell>
          <table:table-cell office:value-type="float" office:value="2.4588" calcext:value-type="float">
            <text:p>2.4588</text:p>
          </table:table-cell>
          <table:table-cell office:value-type="float" office:value="3.368" calcext:value-type="float">
            <text:p>3.368</text:p>
          </table:table-cell>
          <table:table-cell table:formula="of:=AVERAGE([.I497:.I506])" office:value-type="float" office:value="5.81467" calcext:value-type="float">
            <text:p>5.81</text:p>
          </table:table-cell>
          <table:table-cell office:value-type="float" office:value="2.9598" calcext:value-type="float">
            <text:p>2.9598</text:p>
          </table:table-cell>
          <table:table-cell office:value-type="float" office:value="6.6736" calcext:value-type="float">
            <text:p>6.6736</text:p>
          </table:table-cell>
          <table:table-cell table:formula="of:=AVERAGE([.L497:.L506])" office:value-type="float" office:value="5.43874" calcext:value-type="float">
            <text:p>5.44</text:p>
          </table:table-cell>
          <table:table-cell office:value-type="float" office:value="2.6022" calcext:value-type="float">
            <text:p>2.6022</text:p>
          </table:table-cell>
          <table:table-cell office:value-type="float" office:value="14.9851" calcext:value-type="float">
            <text:p>14.9851</text:p>
          </table:table-cell>
          <table:table-cell table:formula="of:=AVERAGE([.O497:.O506])" office:value-type="float" office:value="12.86594" calcext:value-type="float">
            <text:p>12.87</text:p>
          </table:table-cell>
          <table:table-cell office:value-type="float" office:value="3.7508" calcext:value-type="float">
            <text:p>3.7508</text:p>
          </table:table-cell>
          <table:table-cell office:value-type="float" office:value="9.5578" calcext:value-type="float">
            <text:p>9.5578</text:p>
          </table:table-cell>
          <table:table-cell table:formula="of:=AVERAGE([.R497:.R506])" office:value-type="float" office:value="8.65568" calcext:value-type="float">
            <text:p>8.66</text:p>
          </table:table-cell>
          <table:table-cell office:value-type="float" office:value="2.7239" calcext:value-type="float">
            <text:p>2.7239</text:p>
          </table:table-cell>
          <table:table-cell office:value-type="float" office:value="8.9317" calcext:value-type="float">
            <text:p>8.9317</text:p>
          </table:table-cell>
          <table:table-cell table:formula="of:=AVERAGE([.U497:.U506])" office:value-type="float" office:value="8.17217" calcext:value-type="float">
            <text:p>8.17</text:p>
          </table:table-cell>
          <table:table-cell office:value-type="float" office:value="2.9356" calcext:value-type="float">
            <text:p>2.9356</text:p>
          </table:table-cell>
          <table:table-cell office:value-type="float" office:value="11.7909" calcext:value-type="float">
            <text:p>11.7909</text:p>
          </table:table-cell>
          <table:table-cell table:formula="of:=AVERAGE([.X497:.X506])" office:value-type="float" office:value="9.4082" calcext:value-type="float">
            <text:p>9.41</text:p>
          </table:table-cell>
          <table:table-cell office:value-type="float" office:value="2.8789" calcext:value-type="float">
            <text:p>2.8789</text:p>
          </table:table-cell>
          <table:table-cell office:value-type="float" office:value="7.5008" calcext:value-type="float">
            <text:p>7.5008</text:p>
          </table:table-cell>
          <table:table-cell table:formula="of:=AVERAGE([.AA497:.AA506])" office:value-type="float" office:value="8.10434" calcext:value-type="float">
            <text:p>8.10</text:p>
          </table:table-cell>
          <table:table-cell office:value-type="float" office:value="2.9855" calcext:value-type="float">
            <text:p>2.9855</text:p>
          </table:table-cell>
          <table:table-cell office:value-type="float" office:value="6.8542" calcext:value-type="float">
            <text:p>6.8542</text:p>
          </table:table-cell>
          <table:table-cell table:formula="of:=AVERAGE([.AD497:.AD506])" office:value-type="float" office:value="7.50798" calcext:value-type="float">
            <text:p>7.5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.5144" calcext:value-type="float">
            <text:p>2.5144</text:p>
          </table:table-cell>
          <table:table-cell office:value-type="float" office:value="4.632" calcext:value-type="float">
            <text:p>4.632</text:p>
          </table:table-cell>
          <table:table-cell table:formula="of:=AVERAGE([.C498:.C507])" office:value-type="float" office:value="4.86199" calcext:value-type="float">
            <text:p>4.86</text:p>
          </table:table-cell>
          <table:table-cell office:value-type="float" office:value="4.383" calcext:value-type="float">
            <text:p>4.383</text:p>
          </table:table-cell>
          <table:table-cell office:value-type="float" office:value="8.8092" calcext:value-type="float">
            <text:p>8.8092</text:p>
          </table:table-cell>
          <table:table-cell table:formula="of:=AVERAGE([.F498:.F507])" office:value-type="float" office:value="8.40434" calcext:value-type="float">
            <text:p>8.40</text:p>
          </table:table-cell>
          <table:table-cell office:value-type="float" office:value="2.4808" calcext:value-type="float">
            <text:p>2.4808</text:p>
          </table:table-cell>
          <table:table-cell office:value-type="float" office:value="3.6803" calcext:value-type="float">
            <text:p>3.6803</text:p>
          </table:table-cell>
          <table:table-cell table:formula="of:=AVERAGE([.I498:.I507])" office:value-type="float" office:value="5.60987" calcext:value-type="float">
            <text:p>5.61</text:p>
          </table:table-cell>
          <table:table-cell office:value-type="float" office:value="2.8584" calcext:value-type="float">
            <text:p>2.8584</text:p>
          </table:table-cell>
          <table:table-cell office:value-type="float" office:value="7.1307" calcext:value-type="float">
            <text:p>7.1307</text:p>
          </table:table-cell>
          <table:table-cell table:formula="of:=AVERAGE([.L498:.L507])" office:value-type="float" office:value="5.7079" calcext:value-type="float">
            <text:p>5.71</text:p>
          </table:table-cell>
          <table:table-cell office:value-type="float" office:value="2.1884" calcext:value-type="float">
            <text:p>2.1884</text:p>
          </table:table-cell>
          <table:table-cell office:value-type="float" office:value="12.6493" calcext:value-type="float">
            <text:p>12.6493</text:p>
          </table:table-cell>
          <table:table-cell table:formula="of:=AVERAGE([.O498:.O507])" office:value-type="float" office:value="12.87549" calcext:value-type="float">
            <text:p>12.88</text:p>
          </table:table-cell>
          <table:table-cell office:value-type="float" office:value="3.7964" calcext:value-type="float">
            <text:p>3.7964</text:p>
          </table:table-cell>
          <table:table-cell office:value-type="float" office:value="9.0451" calcext:value-type="float">
            <text:p>9.0451</text:p>
          </table:table-cell>
          <table:table-cell table:formula="of:=AVERAGE([.R498:.R507])" office:value-type="float" office:value="8.78434" calcext:value-type="float">
            <text:p>8.78</text:p>
          </table:table-cell>
          <table:table-cell office:value-type="float" office:value="2.471" calcext:value-type="float">
            <text:p>2.471</text:p>
          </table:table-cell>
          <table:table-cell office:value-type="float" office:value="9.0082" calcext:value-type="float">
            <text:p>9.0082</text:p>
          </table:table-cell>
          <table:table-cell table:formula="of:=AVERAGE([.U498:.U507])" office:value-type="float" office:value="8.21856" calcext:value-type="float">
            <text:p>8.22</text:p>
          </table:table-cell>
          <table:table-cell office:value-type="float" office:value="2.8496" calcext:value-type="float">
            <text:p>2.8496</text:p>
          </table:table-cell>
          <table:table-cell office:value-type="float" office:value="11.0375" calcext:value-type="float">
            <text:p>11.0375</text:p>
          </table:table-cell>
          <table:table-cell table:formula="of:=AVERAGE([.X498:.X507])" office:value-type="float" office:value="9.69035" calcext:value-type="float">
            <text:p>9.69</text:p>
          </table:table-cell>
          <table:table-cell office:value-type="float" office:value="2.5509" calcext:value-type="float">
            <text:p>2.5509</text:p>
          </table:table-cell>
          <table:table-cell office:value-type="float" office:value="7.379" calcext:value-type="float">
            <text:p>7.379</text:p>
          </table:table-cell>
          <table:table-cell table:formula="of:=AVERAGE([.AA498:.AA507])" office:value-type="float" office:value="7.94706" calcext:value-type="float">
            <text:p>7.95</text:p>
          </table:table-cell>
          <table:table-cell office:value-type="float" office:value="2.7369" calcext:value-type="float">
            <text:p>2.7369</text:p>
          </table:table-cell>
          <table:table-cell office:value-type="float" office:value="6.5902" calcext:value-type="float">
            <text:p>6.5902</text:p>
          </table:table-cell>
          <table:table-cell table:formula="of:=AVERAGE([.AD498:.AD507])" office:value-type="float" office:value="7.46402" calcext:value-type="float">
            <text:p>7.4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.5463" calcext:value-type="float">
            <text:p>2.5463</text:p>
          </table:table-cell>
          <table:table-cell office:value-type="float" office:value="5.1433" calcext:value-type="float">
            <text:p>5.1433</text:p>
          </table:table-cell>
          <table:table-cell table:formula="of:=AVERAGE([.C499:.C508])" office:value-type="float" office:value="4.87308" calcext:value-type="float">
            <text:p>4.87</text:p>
          </table:table-cell>
          <table:table-cell office:value-type="float" office:value="3.9855" calcext:value-type="float">
            <text:p>3.9855</text:p>
          </table:table-cell>
          <table:table-cell office:value-type="float" office:value="9.4124" calcext:value-type="float">
            <text:p>9.4124</text:p>
          </table:table-cell>
          <table:table-cell table:formula="of:=AVERAGE([.F499:.F508])" office:value-type="float" office:value="8.52885" calcext:value-type="float">
            <text:p>8.53</text:p>
          </table:table-cell>
          <table:table-cell office:value-type="float" office:value="2.6677" calcext:value-type="float">
            <text:p>2.6677</text:p>
          </table:table-cell>
          <table:table-cell office:value-type="float" office:value="4.0364" calcext:value-type="float">
            <text:p>4.0364</text:p>
          </table:table-cell>
          <table:table-cell table:formula="of:=AVERAGE([.I499:.I508])" office:value-type="float" office:value="5.44755" calcext:value-type="float">
            <text:p>5.45</text:p>
          </table:table-cell>
          <table:table-cell office:value-type="float" office:value="2.6552" calcext:value-type="float">
            <text:p>2.6552</text:p>
          </table:table-cell>
          <table:table-cell office:value-type="float" office:value="6.691" calcext:value-type="float">
            <text:p>6.691</text:p>
          </table:table-cell>
          <table:table-cell table:formula="of:=AVERAGE([.L499:.L508])" office:value-type="float" office:value="6.00211" calcext:value-type="float">
            <text:p>6.00</text:p>
          </table:table-cell>
          <table:table-cell office:value-type="float" office:value="2.7968" calcext:value-type="float">
            <text:p>2.7968</text:p>
          </table:table-cell>
          <table:table-cell office:value-type="float" office:value="10.5313" calcext:value-type="float">
            <text:p>10.5313</text:p>
          </table:table-cell>
          <table:table-cell table:formula="of:=AVERAGE([.O499:.O508])" office:value-type="float" office:value="12.62584" calcext:value-type="float">
            <text:p>12.63</text:p>
          </table:table-cell>
          <table:table-cell office:value-type="float" office:value="3.0633" calcext:value-type="float">
            <text:p>3.0633</text:p>
          </table:table-cell>
          <table:table-cell office:value-type="float" office:value="8.8055" calcext:value-type="float">
            <text:p>8.8055</text:p>
          </table:table-cell>
          <table:table-cell table:formula="of:=AVERAGE([.R499:.R508])" office:value-type="float" office:value="8.82142" calcext:value-type="float">
            <text:p>8.82</text:p>
          </table:table-cell>
          <table:table-cell office:value-type="float" office:value="2.2289" calcext:value-type="float">
            <text:p>2.2289</text:p>
          </table:table-cell>
          <table:table-cell office:value-type="float" office:value="9.3487" calcext:value-type="float">
            <text:p>9.3487</text:p>
          </table:table-cell>
          <table:table-cell table:formula="of:=AVERAGE([.U499:.U508])" office:value-type="float" office:value="8.19184" calcext:value-type="float">
            <text:p>8.19</text:p>
          </table:table-cell>
          <table:table-cell office:value-type="float" office:value="3.0086" calcext:value-type="float">
            <text:p>3.0086</text:p>
          </table:table-cell>
          <table:table-cell office:value-type="float" office:value="11.6082" calcext:value-type="float">
            <text:p>11.6082</text:p>
          </table:table-cell>
          <table:table-cell table:formula="of:=AVERAGE([.X499:.X508])" office:value-type="float" office:value="9.9323" calcext:value-type="float">
            <text:p>9.93</text:p>
          </table:table-cell>
          <table:table-cell office:value-type="float" office:value="2.736" calcext:value-type="float">
            <text:p>2.736</text:p>
          </table:table-cell>
          <table:table-cell office:value-type="float" office:value="8.8205" calcext:value-type="float">
            <text:p>8.8205</text:p>
          </table:table-cell>
          <table:table-cell table:formula="of:=AVERAGE([.AA499:.AA508])" office:value-type="float" office:value="7.85144" calcext:value-type="float">
            <text:p>7.85</text:p>
          </table:table-cell>
          <table:table-cell office:value-type="float" office:value="3.3613" calcext:value-type="float">
            <text:p>3.3613</text:p>
          </table:table-cell>
          <table:table-cell office:value-type="float" office:value="7.7214" calcext:value-type="float">
            <text:p>7.7214</text:p>
          </table:table-cell>
          <table:table-cell table:formula="of:=AVERAGE([.AD499:.AD508])" office:value-type="float" office:value="7.46129" calcext:value-type="float">
            <text:p>7.4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.6821" calcext:value-type="float">
            <text:p>2.6821</text:p>
          </table:table-cell>
          <table:table-cell office:value-type="float" office:value="5.2314" calcext:value-type="float">
            <text:p>5.2314</text:p>
          </table:table-cell>
          <table:table-cell table:formula="of:=AVERAGE([.C500:.C509])" office:value-type="float" office:value="4.89239" calcext:value-type="float">
            <text:p>4.89</text:p>
          </table:table-cell>
          <table:table-cell office:value-type="float" office:value="3.6468" calcext:value-type="float">
            <text:p>3.6468</text:p>
          </table:table-cell>
          <table:table-cell office:value-type="float" office:value="8.4662" calcext:value-type="float">
            <text:p>8.4662</text:p>
          </table:table-cell>
          <table:table-cell table:formula="of:=AVERAGE([.F500:.F509])" office:value-type="float" office:value="8.49859" calcext:value-type="float">
            <text:p>8.50</text:p>
          </table:table-cell>
          <table:table-cell office:value-type="float" office:value="2.3896" calcext:value-type="float">
            <text:p>2.3896</text:p>
          </table:table-cell>
          <table:table-cell office:value-type="float" office:value="3.8713" calcext:value-type="float">
            <text:p>3.8713</text:p>
          </table:table-cell>
          <table:table-cell table:formula="of:=AVERAGE([.I500:.I509])" office:value-type="float" office:value="5.20857" calcext:value-type="float">
            <text:p>5.21</text:p>
          </table:table-cell>
          <table:table-cell office:value-type="float" office:value="3.1361" calcext:value-type="float">
            <text:p>3.1361</text:p>
          </table:table-cell>
          <table:table-cell office:value-type="float" office:value="8.4588" calcext:value-type="float">
            <text:p>8.4588</text:p>
          </table:table-cell>
          <table:table-cell table:formula="of:=AVERAGE([.L500:.L509])" office:value-type="float" office:value="6.26953" calcext:value-type="float">
            <text:p>6.27</text:p>
          </table:table-cell>
          <table:table-cell office:value-type="float" office:value="2.5525" calcext:value-type="float">
            <text:p>2.5525</text:p>
          </table:table-cell>
          <table:table-cell office:value-type="float" office:value="8.2937" calcext:value-type="float">
            <text:p>8.2937</text:p>
          </table:table-cell>
          <table:table-cell table:formula="of:=AVERAGE([.O500:.O509])" office:value-type="float" office:value="12.06109" calcext:value-type="float">
            <text:p>12.06</text:p>
          </table:table-cell>
          <table:table-cell office:value-type="float" office:value="3.7421" calcext:value-type="float">
            <text:p>3.7421</text:p>
          </table:table-cell>
          <table:table-cell office:value-type="float" office:value="9.597" calcext:value-type="float">
            <text:p>9.597</text:p>
          </table:table-cell>
          <table:table-cell table:formula="of:=AVERAGE([.R500:.R509])" office:value-type="float" office:value="8.90621" calcext:value-type="float">
            <text:p>8.91</text:p>
          </table:table-cell>
          <table:table-cell office:value-type="float" office:value="2.2723" calcext:value-type="float">
            <text:p>2.2723</text:p>
          </table:table-cell>
          <table:table-cell office:value-type="float" office:value="8.6304" calcext:value-type="float">
            <text:p>8.6304</text:p>
          </table:table-cell>
          <table:table-cell table:formula="of:=AVERAGE([.U500:.U509])" office:value-type="float" office:value="8.38446" calcext:value-type="float">
            <text:p>8.38</text:p>
          </table:table-cell>
          <table:table-cell office:value-type="float" office:value="2.7426" calcext:value-type="float">
            <text:p>2.7426</text:p>
          </table:table-cell>
          <table:table-cell office:value-type="float" office:value="10.9026" calcext:value-type="float">
            <text:p>10.9026</text:p>
          </table:table-cell>
          <table:table-cell table:formula="of:=AVERAGE([.X500:.X509])" office:value-type="float" office:value="10.23634" calcext:value-type="float">
            <text:p>10.24</text:p>
          </table:table-cell>
          <table:table-cell office:value-type="float" office:value="3.1654" calcext:value-type="float">
            <text:p>3.1654</text:p>
          </table:table-cell>
          <table:table-cell office:value-type="float" office:value="9.2145" calcext:value-type="float">
            <text:p>9.2145</text:p>
          </table:table-cell>
          <table:table-cell table:formula="of:=AVERAGE([.AA500:.AA509])" office:value-type="float" office:value="7.88435" calcext:value-type="float">
            <text:p>7.88</text:p>
          </table:table-cell>
          <table:table-cell office:value-type="float" office:value="3.1832" calcext:value-type="float">
            <text:p>3.1832</text:p>
          </table:table-cell>
          <table:table-cell office:value-type="float" office:value="8.3805" calcext:value-type="float">
            <text:p>8.3805</text:p>
          </table:table-cell>
          <table:table-cell table:formula="of:=AVERAGE([.AD500:.AD509])" office:value-type="float" office:value="7.35838" calcext:value-type="float">
            <text:p>7.3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.8531" calcext:value-type="float">
            <text:p>2.8531</text:p>
          </table:table-cell>
          <table:table-cell office:value-type="float" office:value="4.7735" calcext:value-type="float">
            <text:p>4.7735</text:p>
          </table:table-cell>
          <table:table-cell table:formula="of:=AVERAGE([.C501:.C510])" office:value-type="float" office:value="4.86986" calcext:value-type="float">
            <text:p>4.87</text:p>
          </table:table-cell>
          <table:table-cell office:value-type="float" office:value="3.7539" calcext:value-type="float">
            <text:p>3.7539</text:p>
          </table:table-cell>
          <table:table-cell office:value-type="float" office:value="7.8095" calcext:value-type="float">
            <text:p>7.8095</text:p>
          </table:table-cell>
          <table:table-cell table:formula="of:=AVERAGE([.F501:.F510])" office:value-type="float" office:value="8.43454" calcext:value-type="float">
            <text:p>8.43</text:p>
          </table:table-cell>
          <table:table-cell office:value-type="float" office:value="2.5732" calcext:value-type="float">
            <text:p>2.5732</text:p>
          </table:table-cell>
          <table:table-cell office:value-type="float" office:value="4.4357" calcext:value-type="float">
            <text:p>4.4357</text:p>
          </table:table-cell>
          <table:table-cell table:formula="of:=AVERAGE([.I501:.I510])" office:value-type="float" office:value="5.04656" calcext:value-type="float">
            <text:p>5.05</text:p>
          </table:table-cell>
          <table:table-cell office:value-type="float" office:value="2.9726" calcext:value-type="float">
            <text:p>2.9726</text:p>
          </table:table-cell>
          <table:table-cell office:value-type="float" office:value="7.3475" calcext:value-type="float">
            <text:p>7.3475</text:p>
          </table:table-cell>
          <table:table-cell table:formula="of:=AVERAGE([.L501:.L510])" office:value-type="float" office:value="6.58354" calcext:value-type="float">
            <text:p>6.58</text:p>
          </table:table-cell>
          <table:table-cell office:value-type="float" office:value="3.1856" calcext:value-type="float">
            <text:p>3.1856</text:p>
          </table:table-cell>
          <table:table-cell office:value-type="float" office:value="9.7884" calcext:value-type="float">
            <text:p>9.7884</text:p>
          </table:table-cell>
          <table:table-cell table:formula="of:=AVERAGE([.O501:.O510])" office:value-type="float" office:value="11.82697" calcext:value-type="float">
            <text:p>11.83</text:p>
          </table:table-cell>
          <table:table-cell office:value-type="float" office:value="3.5363" calcext:value-type="float">
            <text:p>3.5363</text:p>
          </table:table-cell>
          <table:table-cell office:value-type="float" office:value="8.6761" calcext:value-type="float">
            <text:p>8.6761</text:p>
          </table:table-cell>
          <table:table-cell table:formula="of:=AVERAGE([.R501:.R510])" office:value-type="float" office:value="8.77962" calcext:value-type="float">
            <text:p>8.78</text:p>
          </table:table-cell>
          <table:table-cell office:value-type="float" office:value="2.9666" calcext:value-type="float">
            <text:p>2.9666</text:p>
          </table:table-cell>
          <table:table-cell office:value-type="float" office:value="9.2697" calcext:value-type="float">
            <text:p>9.2697</text:p>
          </table:table-cell>
          <table:table-cell table:formula="of:=AVERAGE([.U501:.U510])" office:value-type="float" office:value="8.62064" calcext:value-type="float">
            <text:p>8.62</text:p>
          </table:table-cell>
          <table:table-cell office:value-type="float" office:value="2.7325" calcext:value-type="float">
            <text:p>2.7325</text:p>
          </table:table-cell>
          <table:table-cell office:value-type="float" office:value="11.2238" calcext:value-type="float">
            <text:p>11.2238</text:p>
          </table:table-cell>
          <table:table-cell table:formula="of:=AVERAGE([.X501:.X510])" office:value-type="float" office:value="10.60808" calcext:value-type="float">
            <text:p>10.61</text:p>
          </table:table-cell>
          <table:table-cell office:value-type="float" office:value="2.9233" calcext:value-type="float">
            <text:p>2.9233</text:p>
          </table:table-cell>
          <table:table-cell office:value-type="float" office:value="8.874" calcext:value-type="float">
            <text:p>8.874</text:p>
          </table:table-cell>
          <table:table-cell table:formula="of:=AVERAGE([.AA501:.AA510])" office:value-type="float" office:value="7.9696" calcext:value-type="float">
            <text:p>7.97</text:p>
          </table:table-cell>
          <table:table-cell office:value-type="float" office:value="3.1251" calcext:value-type="float">
            <text:p>3.1251</text:p>
          </table:table-cell>
          <table:table-cell office:value-type="float" office:value="7.1655" calcext:value-type="float">
            <text:p>7.1655</text:p>
          </table:table-cell>
          <table:table-cell table:formula="of:=AVERAGE([.AD501:.AD510])" office:value-type="float" office:value="7.22834" calcext:value-type="float">
            <text:p>7.2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.1569" calcext:value-type="float">
            <text:p>3.1569</text:p>
          </table:table-cell>
          <table:table-cell office:value-type="float" office:value="5.9144" calcext:value-type="float">
            <text:p>5.9144</text:p>
          </table:table-cell>
          <table:table-cell table:formula="of:=AVERAGE([.C502:.C511])" office:value-type="float" office:value="4.83146" calcext:value-type="float">
            <text:p>4.83</text:p>
          </table:table-cell>
          <table:table-cell office:value-type="float" office:value="3.9561" calcext:value-type="float">
            <text:p>3.9561</text:p>
          </table:table-cell>
          <table:table-cell office:value-type="float" office:value="7.1229" calcext:value-type="float">
            <text:p>7.1229</text:p>
          </table:table-cell>
          <table:table-cell table:formula="of:=AVERAGE([.F502:.F511])" office:value-type="float" office:value="8.44311" calcext:value-type="float">
            <text:p>8.44</text:p>
          </table:table-cell>
          <table:table-cell office:value-type="float" office:value="2.4398" calcext:value-type="float">
            <text:p>2.4398</text:p>
          </table:table-cell>
          <table:table-cell office:value-type="float" office:value="3.5485" calcext:value-type="float">
            <text:p>3.5485</text:p>
          </table:table-cell>
          <table:table-cell table:formula="of:=AVERAGE([.I502:.I511])" office:value-type="float" office:value="4.79104" calcext:value-type="float">
            <text:p>4.79</text:p>
          </table:table-cell>
          <table:table-cell office:value-type="float" office:value="2.7535" calcext:value-type="float">
            <text:p>2.7535</text:p>
          </table:table-cell>
          <table:table-cell office:value-type="float" office:value="5.4248" calcext:value-type="float">
            <text:p>5.4248</text:p>
          </table:table-cell>
          <table:table-cell table:formula="of:=AVERAGE([.L502:.L511])" office:value-type="float" office:value="6.57309" calcext:value-type="float">
            <text:p>6.57</text:p>
          </table:table-cell>
          <table:table-cell office:value-type="float" office:value="3.0902" calcext:value-type="float">
            <text:p>3.0902</text:p>
          </table:table-cell>
          <table:table-cell office:value-type="float" office:value="10.7104" calcext:value-type="float">
            <text:p>10.7104</text:p>
          </table:table-cell>
          <table:table-cell table:formula="of:=AVERAGE([.O502:.O511])" office:value-type="float" office:value="11.77913" calcext:value-type="float">
            <text:p>11.78</text:p>
          </table:table-cell>
          <table:table-cell office:value-type="float" office:value="3.3256" calcext:value-type="float">
            <text:p>3.3256</text:p>
          </table:table-cell>
          <table:table-cell office:value-type="float" office:value="7.0131" calcext:value-type="float">
            <text:p>7.0131</text:p>
          </table:table-cell>
          <table:table-cell table:formula="of:=AVERAGE([.R502:.R511])" office:value-type="float" office:value="8.55369" calcext:value-type="float">
            <text:p>8.55</text:p>
          </table:table-cell>
          <table:table-cell office:value-type="float" office:value="3.0553" calcext:value-type="float">
            <text:p>3.0553</text:p>
          </table:table-cell>
          <table:table-cell office:value-type="float" office:value="8.4691" calcext:value-type="float">
            <text:p>8.4691</text:p>
          </table:table-cell>
          <table:table-cell table:formula="of:=AVERAGE([.U502:.U511])" office:value-type="float" office:value="8.79644" calcext:value-type="float">
            <text:p>8.80</text:p>
          </table:table-cell>
          <table:table-cell office:value-type="float" office:value="2.4932" calcext:value-type="float">
            <text:p>2.4932</text:p>
          </table:table-cell>
          <table:table-cell office:value-type="float" office:value="9.865" calcext:value-type="float">
            <text:p>9.865</text:p>
          </table:table-cell>
          <table:table-cell table:formula="of:=AVERAGE([.X502:.X511])" office:value-type="float" office:value="10.72333" calcext:value-type="float">
            <text:p>10.72</text:p>
          </table:table-cell>
          <table:table-cell office:value-type="float" office:value="3.0415" calcext:value-type="float">
            <text:p>3.0415</text:p>
          </table:table-cell>
          <table:table-cell office:value-type="float" office:value="9.0081" calcext:value-type="float">
            <text:p>9.0081</text:p>
          </table:table-cell>
          <table:table-cell table:formula="of:=AVERAGE([.AA502:.AA511])" office:value-type="float" office:value="8.02228" calcext:value-type="float">
            <text:p>8.02</text:p>
          </table:table-cell>
          <table:table-cell office:value-type="float" office:value="3.4463" calcext:value-type="float">
            <text:p>3.4463</text:p>
          </table:table-cell>
          <table:table-cell office:value-type="float" office:value="9.0997" calcext:value-type="float">
            <text:p>9.0997</text:p>
          </table:table-cell>
          <table:table-cell table:formula="of:=AVERAGE([.AD502:.AD511])" office:value-type="float" office:value="7.22489" calcext:value-type="float">
            <text:p>7.2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.5869" calcext:value-type="float">
            <text:p>2.5869</text:p>
          </table:table-cell>
          <table:table-cell office:value-type="float" office:value="4.6535" calcext:value-type="float">
            <text:p>4.6535</text:p>
          </table:table-cell>
          <table:table-cell table:formula="of:=AVERAGE([.C503:.C512])" office:value-type="float" office:value="4.84469" calcext:value-type="float">
            <text:p>4.84</text:p>
          </table:table-cell>
          <table:table-cell office:value-type="float" office:value="3.6472" calcext:value-type="float">
            <text:p>3.6472</text:p>
          </table:table-cell>
          <table:table-cell office:value-type="float" office:value="7.5736" calcext:value-type="float">
            <text:p>7.5736</text:p>
          </table:table-cell>
          <table:table-cell table:formula="of:=AVERAGE([.F503:.F512])" office:value-type="float" office:value="8.38728" calcext:value-type="float">
            <text:p>8.39</text:p>
          </table:table-cell>
          <table:table-cell office:value-type="float" office:value="2.0155" calcext:value-type="float">
            <text:p>2.0155</text:p>
          </table:table-cell>
          <table:table-cell office:value-type="float" office:value="4.6742" calcext:value-type="float">
            <text:p>4.6742</text:p>
          </table:table-cell>
          <table:table-cell table:formula="of:=AVERAGE([.I503:.I512])" office:value-type="float" office:value="4.64587" calcext:value-type="float">
            <text:p>4.65</text:p>
          </table:table-cell>
          <table:table-cell office:value-type="float" office:value="2.8933" calcext:value-type="float">
            <text:p>2.8933</text:p>
          </table:table-cell>
          <table:table-cell office:value-type="float" office:value="6.223" calcext:value-type="float">
            <text:p>6.223</text:p>
          </table:table-cell>
          <table:table-cell table:formula="of:=AVERAGE([.L503:.L512])" office:value-type="float" office:value="6.58879" calcext:value-type="float">
            <text:p>6.59</text:p>
          </table:table-cell>
          <table:table-cell office:value-type="float" office:value="2.4142" calcext:value-type="float">
            <text:p>2.4142</text:p>
          </table:table-cell>
          <table:table-cell office:value-type="float" office:value="9.377" calcext:value-type="float">
            <text:p>9.377</text:p>
          </table:table-cell>
          <table:table-cell table:formula="of:=AVERAGE([.O503:.O512])" office:value-type="float" office:value="11.47581" calcext:value-type="float">
            <text:p>11.48</text:p>
          </table:table-cell>
          <table:table-cell office:value-type="float" office:value="3.3474" calcext:value-type="float">
            <text:p>3.3474</text:p>
          </table:table-cell>
          <table:table-cell office:value-type="float" office:value="7.3474" calcext:value-type="float">
            <text:p>7.3474</text:p>
          </table:table-cell>
          <table:table-cell table:formula="of:=AVERAGE([.R503:.R512])" office:value-type="float" office:value="8.35819" calcext:value-type="float">
            <text:p>8.36</text:p>
          </table:table-cell>
          <table:table-cell office:value-type="float" office:value="2.9312" calcext:value-type="float">
            <text:p>2.9312</text:p>
          </table:table-cell>
          <table:table-cell office:value-type="float" office:value="9.1965" calcext:value-type="float">
            <text:p>9.1965</text:p>
          </table:table-cell>
          <table:table-cell table:formula="of:=AVERAGE([.U503:.U512])" office:value-type="float" office:value="8.95189" calcext:value-type="float">
            <text:p>8.95</text:p>
          </table:table-cell>
          <table:table-cell office:value-type="float" office:value="2.6988" calcext:value-type="float">
            <text:p>2.6988</text:p>
          </table:table-cell>
          <table:table-cell office:value-type="float" office:value="8.8893" calcext:value-type="float">
            <text:p>8.8893</text:p>
          </table:table-cell>
          <table:table-cell table:formula="of:=AVERAGE([.X503:.X512])" office:value-type="float" office:value="10.76523" calcext:value-type="float">
            <text:p>10.77</text:p>
          </table:table-cell>
          <table:table-cell office:value-type="float" office:value="3.1148" calcext:value-type="float">
            <text:p>3.1148</text:p>
          </table:table-cell>
          <table:table-cell office:value-type="float" office:value="8.329" calcext:value-type="float">
            <text:p>8.329</text:p>
          </table:table-cell>
          <table:table-cell table:formula="of:=AVERAGE([.AA503:.AA512])" office:value-type="float" office:value="8.10132" calcext:value-type="float">
            <text:p>8.10</text:p>
          </table:table-cell>
          <table:table-cell office:value-type="float" office:value="2.9186" calcext:value-type="float">
            <text:p>2.9186</text:p>
          </table:table-cell>
          <table:table-cell office:value-type="float" office:value="10.7852" calcext:value-type="float">
            <text:p>10.7852</text:p>
          </table:table-cell>
          <table:table-cell table:formula="of:=AVERAGE([.AD503:.AD512])" office:value-type="float" office:value="7.62581" calcext:value-type="float">
            <text:p>7.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6246" calcext:value-type="float">
            <text:p>2.6246</text:p>
          </table:table-cell>
          <table:table-cell office:value-type="float" office:value="4.1208" calcext:value-type="float">
            <text:p>4.1208</text:p>
          </table:table-cell>
          <table:table-cell table:formula="of:=AVERAGE([.C504:.C513])" office:value-type="float" office:value="4.798" calcext:value-type="float">
            <text:p>4.80</text:p>
          </table:table-cell>
          <table:table-cell office:value-type="float" office:value="4.1324" calcext:value-type="float">
            <text:p>4.1324</text:p>
          </table:table-cell>
          <table:table-cell office:value-type="float" office:value="8.4651" calcext:value-type="float">
            <text:p>8.4651</text:p>
          </table:table-cell>
          <table:table-cell table:formula="of:=AVERAGE([.F504:.F513])" office:value-type="float" office:value="8.50687" calcext:value-type="float">
            <text:p>8.51</text:p>
          </table:table-cell>
          <table:table-cell office:value-type="float" office:value="2.3496" calcext:value-type="float">
            <text:p>2.3496</text:p>
          </table:table-cell>
          <table:table-cell office:value-type="float" office:value="4.4345" calcext:value-type="float">
            <text:p>4.4345</text:p>
          </table:table-cell>
          <table:table-cell table:formula="of:=AVERAGE([.I504:.I513])" office:value-type="float" office:value="4.40951" calcext:value-type="float">
            <text:p>4.41</text:p>
          </table:table-cell>
          <table:table-cell office:value-type="float" office:value="2.7003" calcext:value-type="float">
            <text:p>2.7003</text:p>
          </table:table-cell>
          <table:table-cell office:value-type="float" office:value="3.7557" calcext:value-type="float">
            <text:p>3.7557</text:p>
          </table:table-cell>
          <table:table-cell table:formula="of:=AVERAGE([.L504:.L513])" office:value-type="float" office:value="6.39092" calcext:value-type="float">
            <text:p>6.39</text:p>
          </table:table-cell>
          <table:table-cell office:value-type="float" office:value="2.2528" calcext:value-type="float">
            <text:p>2.2528</text:p>
          </table:table-cell>
          <table:table-cell office:value-type="float" office:value="9.0992" calcext:value-type="float">
            <text:p>9.0992</text:p>
          </table:table-cell>
          <table:table-cell table:formula="of:=AVERAGE([.O504:.O513])" office:value-type="float" office:value="11.25283" calcext:value-type="float">
            <text:p>11.25</text:p>
          </table:table-cell>
          <table:table-cell office:value-type="float" office:value="3.3552" calcext:value-type="float">
            <text:p>3.3552</text:p>
          </table:table-cell>
          <table:table-cell office:value-type="float" office:value="7.9466" calcext:value-type="float">
            <text:p>7.9466</text:p>
          </table:table-cell>
          <table:table-cell table:formula="of:=AVERAGE([.R504:.R513])" office:value-type="float" office:value="8.33353" calcext:value-type="float">
            <text:p>8.33</text:p>
          </table:table-cell>
          <table:table-cell office:value-type="float" office:value="2.6207" calcext:value-type="float">
            <text:p>2.6207</text:p>
          </table:table-cell>
          <table:table-cell office:value-type="float" office:value="6.8459" calcext:value-type="float">
            <text:p>6.8459</text:p>
          </table:table-cell>
          <table:table-cell table:formula="of:=AVERAGE([.U504:.U513])" office:value-type="float" office:value="8.80496" calcext:value-type="float">
            <text:p>8.80</text:p>
          </table:table-cell>
          <table:table-cell office:value-type="float" office:value="2.4604" calcext:value-type="float">
            <text:p>2.4604</text:p>
          </table:table-cell>
          <table:table-cell office:value-type="float" office:value="8.2719" calcext:value-type="float">
            <text:p>8.2719</text:p>
          </table:table-cell>
          <table:table-cell table:formula="of:=AVERAGE([.X504:.X513])" office:value-type="float" office:value="10.61976" calcext:value-type="float">
            <text:p>10.62</text:p>
          </table:table-cell>
          <table:table-cell office:value-type="float" office:value="2.9079" calcext:value-type="float">
            <text:p>2.9079</text:p>
          </table:table-cell>
          <table:table-cell office:value-type="float" office:value="9.3884" calcext:value-type="float">
            <text:p>9.3884</text:p>
          </table:table-cell>
          <table:table-cell table:formula="of:=AVERAGE([.AA504:.AA513])" office:value-type="float" office:value="8.2379" calcext:value-type="float">
            <text:p>8.24</text:p>
          </table:table-cell>
          <table:table-cell office:value-type="float" office:value="3.1908" calcext:value-type="float">
            <text:p>3.1908</text:p>
          </table:table-cell>
          <table:table-cell office:value-type="float" office:value="9.7386" calcext:value-type="float">
            <text:p>9.7386</text:p>
          </table:table-cell>
          <table:table-cell table:formula="of:=AVERAGE([.AD504:.AD513])" office:value-type="float" office:value="7.84532" calcext:value-type="float">
            <text:p>7.8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.3165" calcext:value-type="float">
            <text:p>3.3165</text:p>
          </table:table-cell>
          <table:table-cell office:value-type="float" office:value="4.1794" calcext:value-type="float">
            <text:p>4.1794</text:p>
          </table:table-cell>
          <table:table-cell table:formula="of:=AVERAGE([.C505:.C514])" office:value-type="float" office:value="4.75428" calcext:value-type="float">
            <text:p>4.75</text:p>
          </table:table-cell>
          <table:table-cell office:value-type="float" office:value="4.3953" calcext:value-type="float">
            <text:p>4.3953</text:p>
          </table:table-cell>
          <table:table-cell office:value-type="float" office:value="9.1949" calcext:value-type="float">
            <text:p>9.1949</text:p>
          </table:table-cell>
          <table:table-cell table:formula="of:=AVERAGE([.F505:.F514])" office:value-type="float" office:value="8.51097" calcext:value-type="float">
            <text:p>8.51</text:p>
          </table:table-cell>
          <table:table-cell office:value-type="float" office:value="2.1894" calcext:value-type="float">
            <text:p>2.1894</text:p>
          </table:table-cell>
          <table:table-cell office:value-type="float" office:value="5.61" calcext:value-type="float">
            <text:p>5.61</text:p>
          </table:table-cell>
          <table:table-cell table:formula="of:=AVERAGE([.I505:.I514])" office:value-type="float" office:value="4.38106" calcext:value-type="float">
            <text:p>4.38</text:p>
          </table:table-cell>
          <table:table-cell office:value-type="float" office:value="3.2403" calcext:value-type="float">
            <text:p>3.2403</text:p>
          </table:table-cell>
          <table:table-cell office:value-type="float" office:value="4.8864" calcext:value-type="float">
            <text:p>4.8864</text:p>
          </table:table-cell>
          <table:table-cell table:formula="of:=AVERAGE([.L505:.L514])" office:value-type="float" office:value="6.30946" calcext:value-type="float">
            <text:p>6.31</text:p>
          </table:table-cell>
          <table:table-cell office:value-type="float" office:value="2.9965" calcext:value-type="float">
            <text:p>2.9965</text:p>
          </table:table-cell>
          <table:table-cell office:value-type="float" office:value="11.1806" calcext:value-type="float">
            <text:p>11.1806</text:p>
          </table:table-cell>
          <table:table-cell table:formula="of:=AVERAGE([.O505:.O514])" office:value-type="float" office:value="11.17229" calcext:value-type="float">
            <text:p>11.17</text:p>
          </table:table-cell>
          <table:table-cell office:value-type="float" office:value="3.4285" calcext:value-type="float">
            <text:p>3.4285</text:p>
          </table:table-cell>
          <table:table-cell office:value-type="float" office:value="9.7274" calcext:value-type="float">
            <text:p>9.7274</text:p>
          </table:table-cell>
          <table:table-cell table:formula="of:=AVERAGE([.R505:.R514])" office:value-type="float" office:value="8.50603" calcext:value-type="float">
            <text:p>8.51</text:p>
          </table:table-cell>
          <table:table-cell office:value-type="float" office:value="2.1864" calcext:value-type="float">
            <text:p>2.1864</text:p>
          </table:table-cell>
          <table:table-cell office:value-type="float" office:value="7.9232" calcext:value-type="float">
            <text:p>7.9232</text:p>
          </table:table-cell>
          <table:table-cell table:formula="of:=AVERAGE([.U505:.U514])" office:value-type="float" office:value="8.74925" calcext:value-type="float">
            <text:p>8.75</text:p>
          </table:table-cell>
          <table:table-cell office:value-type="float" office:value="2.7328" calcext:value-type="float">
            <text:p>2.7328</text:p>
          </table:table-cell>
          <table:table-cell office:value-type="float" office:value="11.305" calcext:value-type="float">
            <text:p>11.305</text:p>
          </table:table-cell>
          <table:table-cell table:formula="of:=AVERAGE([.X505:.X514])" office:value-type="float" office:value="10.70991" calcext:value-type="float">
            <text:p>10.71</text:p>
          </table:table-cell>
          <table:table-cell office:value-type="float" office:value="3.7151" calcext:value-type="float">
            <text:p>3.7151</text:p>
          </table:table-cell>
          <table:table-cell office:value-type="float" office:value="10.047" calcext:value-type="float">
            <text:p>10.047</text:p>
          </table:table-cell>
          <table:table-cell table:formula="of:=AVERAGE([.AA505:.AA514])" office:value-type="float" office:value="8.57343" calcext:value-type="float">
            <text:p>8.57</text:p>
          </table:table-cell>
          <table:table-cell office:value-type="float" office:value="3.2507" calcext:value-type="float">
            <text:p>3.2507</text:p>
          </table:table-cell>
          <table:table-cell office:value-type="float" office:value="8.9827" calcext:value-type="float">
            <text:p>8.9827</text:p>
          </table:table-cell>
          <table:table-cell table:formula="of:=AVERAGE([.AD505:.AD514])" office:value-type="float" office:value="8.01905" calcext:value-type="float">
            <text:p>8.0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.2321" calcext:value-type="float">
            <text:p>3.2321</text:p>
          </table:table-cell>
          <table:table-cell office:value-type="float" office:value="5.4812" calcext:value-type="float">
            <text:p>5.4812</text:p>
          </table:table-cell>
          <table:table-cell table:formula="of:=AVERAGE([.C506:.C515])" office:value-type="float" office:value="4.80342" calcext:value-type="float">
            <text:p>4.80</text:p>
          </table:table-cell>
          <table:table-cell office:value-type="float" office:value="4.3443" calcext:value-type="float">
            <text:p>4.3443</text:p>
          </table:table-cell>
          <table:table-cell office:value-type="float" office:value="9.6515" calcext:value-type="float">
            <text:p>9.6515</text:p>
          </table:table-cell>
          <table:table-cell table:formula="of:=AVERAGE([.F506:.F515])" office:value-type="float" office:value="8.59388" calcext:value-type="float">
            <text:p>8.59</text:p>
          </table:table-cell>
          <table:table-cell office:value-type="float" office:value="1.927" calcext:value-type="float">
            <text:p>1.927</text:p>
          </table:table-cell>
          <table:table-cell office:value-type="float" office:value="4.0566" calcext:value-type="float">
            <text:p>4.0566</text:p>
          </table:table-cell>
          <table:table-cell table:formula="of:=AVERAGE([.I506:.I515])" office:value-type="float" office:value="4.17155" calcext:value-type="float">
            <text:p>4.17</text:p>
          </table:table-cell>
          <table:table-cell office:value-type="float" office:value="2.9644" calcext:value-type="float">
            <text:p>2.9644</text:p>
          </table:table-cell>
          <table:table-cell office:value-type="float" office:value="5.1673" calcext:value-type="float">
            <text:p>5.1673</text:p>
          </table:table-cell>
          <table:table-cell table:formula="of:=AVERAGE([.L506:.L515])" office:value-type="float" office:value="6.17588" calcext:value-type="float">
            <text:p>6.18</text:p>
          </table:table-cell>
          <table:table-cell office:value-type="float" office:value="2.9088" calcext:value-type="float">
            <text:p>2.9088</text:p>
          </table:table-cell>
          <table:table-cell office:value-type="float" office:value="10.434" calcext:value-type="float">
            <text:p>10.434</text:p>
          </table:table-cell>
          <table:table-cell table:formula="of:=AVERAGE([.O506:.O515])" office:value-type="float" office:value="10.7049" calcext:value-type="float">
            <text:p>10.70</text:p>
          </table:table-cell>
          <table:table-cell office:value-type="float" office:value="3.6663" calcext:value-type="float">
            <text:p>3.6663</text:p>
          </table:table-cell>
          <table:table-cell office:value-type="float" office:value="9.0835" calcext:value-type="float">
            <text:p>9.0835</text:p>
          </table:table-cell>
          <table:table-cell table:formula="of:=AVERAGE([.R506:.R515])" office:value-type="float" office:value="8.67995" calcext:value-type="float">
            <text:p>8.68</text:p>
          </table:table-cell>
          <table:table-cell office:value-type="float" office:value="2.5829" calcext:value-type="float">
            <text:p>2.5829</text:p>
          </table:table-cell>
          <table:table-cell office:value-type="float" office:value="9.1652" calcext:value-type="float">
            <text:p>9.1652</text:p>
          </table:table-cell>
          <table:table-cell table:formula="of:=AVERAGE([.U506:.U515])" office:value-type="float" office:value="8.67886" calcext:value-type="float">
            <text:p>8.68</text:p>
          </table:table-cell>
          <table:table-cell office:value-type="float" office:value="2.6362" calcext:value-type="float">
            <text:p>2.6362</text:p>
          </table:table-cell>
          <table:table-cell office:value-type="float" office:value="11.4363" calcext:value-type="float">
            <text:p>11.4363</text:p>
          </table:table-cell>
          <table:table-cell table:formula="of:=AVERAGE([.X506:.X515])" office:value-type="float" office:value="10.63305" calcext:value-type="float">
            <text:p>10.63</text:p>
          </table:table-cell>
          <table:table-cell office:value-type="float" office:value="3.8881" calcext:value-type="float">
            <text:p>3.8881</text:p>
          </table:table-cell>
          <table:table-cell office:value-type="float" office:value="9.879" calcext:value-type="float">
            <text:p>9.879</text:p>
          </table:table-cell>
          <table:table-cell table:formula="of:=AVERAGE([.AA506:.AA515])" office:value-type="float" office:value="8.84403" calcext:value-type="float">
            <text:p>8.84</text:p>
          </table:table-cell>
          <table:table-cell office:value-type="float" office:value="3.5285" calcext:value-type="float">
            <text:p>3.5285</text:p>
          </table:table-cell>
          <table:table-cell office:value-type="float" office:value="9.2259" calcext:value-type="float">
            <text:p>9.2259</text:p>
          </table:table-cell>
          <table:table-cell table:formula="of:=AVERAGE([.AD506:.AD515])" office:value-type="float" office:value="8.45439" calcext:value-type="float">
            <text:p>8.4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.2976" calcext:value-type="float">
            <text:p>3.2976</text:p>
          </table:table-cell>
          <table:table-cell office:value-type="float" office:value="3.9083" calcext:value-type="float">
            <text:p>3.9083</text:p>
          </table:table-cell>
          <table:table-cell table:formula="of:=AVERAGE([.C507:.C516])" office:value-type="float" office:value="4.80378" calcext:value-type="float">
            <text:p>4.80</text:p>
          </table:table-cell>
          <table:table-cell office:value-type="float" office:value="4.3754" calcext:value-type="float">
            <text:p>4.3754</text:p>
          </table:table-cell>
          <table:table-cell office:value-type="float" office:value="9.557" calcext:value-type="float">
            <text:p>9.557</text:p>
          </table:table-cell>
          <table:table-cell table:formula="of:=AVERAGE([.F507:.F516])" office:value-type="float" office:value="8.60623" calcext:value-type="float">
            <text:p>8.61</text:p>
          </table:table-cell>
          <table:table-cell office:value-type="float" office:value="2.1317" calcext:value-type="float">
            <text:p>2.1317</text:p>
          </table:table-cell>
          <table:table-cell office:value-type="float" office:value="3.5593" calcext:value-type="float">
            <text:p>3.5593</text:p>
          </table:table-cell>
          <table:table-cell table:formula="of:=AVERAGE([.I507:.I516])" office:value-type="float" office:value="4.19068" calcext:value-type="float">
            <text:p>4.19</text:p>
          </table:table-cell>
          <table:table-cell office:value-type="float" office:value="3.3172" calcext:value-type="float">
            <text:p>3.3172</text:p>
          </table:table-cell>
          <table:table-cell office:value-type="float" office:value="4.9598" calcext:value-type="float">
            <text:p>4.9598</text:p>
          </table:table-cell>
          <table:table-cell table:formula="of:=AVERAGE([.L507:.L516])" office:value-type="float" office:value="6.0045" calcext:value-type="float">
            <text:p>6.00</text:p>
          </table:table-cell>
          <table:table-cell office:value-type="float" office:value="2.6282" calcext:value-type="float">
            <text:p>2.6282</text:p>
          </table:table-cell>
          <table:table-cell office:value-type="float" office:value="11.3968" calcext:value-type="float">
            <text:p>11.3968</text:p>
          </table:table-cell>
          <table:table-cell table:formula="of:=AVERAGE([.O507:.O516])" office:value-type="float" office:value="10.34607" calcext:value-type="float">
            <text:p>10.35</text:p>
          </table:table-cell>
          <table:table-cell office:value-type="float" office:value="3.9454" calcext:value-type="float">
            <text:p>3.9454</text:p>
          </table:table-cell>
          <table:table-cell office:value-type="float" office:value="11.2036" calcext:value-type="float">
            <text:p>11.2036</text:p>
          </table:table-cell>
          <table:table-cell table:formula="of:=AVERAGE([.R507:.R516])" office:value-type="float" office:value="8.84453" calcext:value-type="float">
            <text:p>8.84</text:p>
          </table:table-cell>
          <table:table-cell office:value-type="float" office:value="2.6211" calcext:value-type="float">
            <text:p>2.6211</text:p>
          </table:table-cell>
          <table:table-cell office:value-type="float" office:value="8.6711" calcext:value-type="float">
            <text:p>8.6711</text:p>
          </table:table-cell>
          <table:table-cell table:formula="of:=AVERAGE([.U507:.U516])" office:value-type="float" office:value="8.6528" calcext:value-type="float">
            <text:p>8.65</text:p>
          </table:table-cell>
          <table:table-cell office:value-type="float" office:value="2.6856" calcext:value-type="float">
            <text:p>2.6856</text:p>
          </table:table-cell>
          <table:table-cell office:value-type="float" office:value="12.1065" calcext:value-type="float">
            <text:p>12.1065</text:p>
          </table:table-cell>
          <table:table-cell table:formula="of:=AVERAGE([.X507:.X516])" office:value-type="float" office:value="10.66461" calcext:value-type="float">
            <text:p>10.66</text:p>
          </table:table-cell>
          <table:table-cell office:value-type="float" office:value="3.2003" calcext:value-type="float">
            <text:p>3.2003</text:p>
          </table:table-cell>
          <table:table-cell office:value-type="float" office:value="7.314" calcext:value-type="float">
            <text:p>7.314</text:p>
          </table:table-cell>
          <table:table-cell table:formula="of:=AVERAGE([.AA507:.AA516])" office:value-type="float" office:value="8.82535" calcext:value-type="float">
            <text:p>8.83</text:p>
          </table:table-cell>
          <table:table-cell office:value-type="float" office:value="3.2886" calcext:value-type="float">
            <text:p>3.2886</text:p>
          </table:table-cell>
          <table:table-cell office:value-type="float" office:value="8.2772" calcext:value-type="float">
            <text:p>8.2772</text:p>
          </table:table-cell>
          <table:table-cell table:formula="of:=AVERAGE([.AD507:.AD516])" office:value-type="float" office:value="8.59669" calcext:value-type="float">
            <text:p>8.6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.8875" calcext:value-type="float">
            <text:p>2.8875</text:p>
          </table:table-cell>
          <table:table-cell office:value-type="float" office:value="4.5861" calcext:value-type="float">
            <text:p>4.5861</text:p>
          </table:table-cell>
          <table:table-cell table:formula="of:=AVERAGE([.C508:.C517])" office:value-type="float" office:value="4.79919" calcext:value-type="float">
            <text:p>4.80</text:p>
          </table:table-cell>
          <table:table-cell office:value-type="float" office:value="4.5351" calcext:value-type="float">
            <text:p>4.5351</text:p>
          </table:table-cell>
          <table:table-cell office:value-type="float" office:value="6.9743" calcext:value-type="float">
            <text:p>6.9743</text:p>
          </table:table-cell>
          <table:table-cell table:formula="of:=AVERAGE([.F508:.F517])" office:value-type="float" office:value="8.42274" calcext:value-type="float">
            <text:p>8.42</text:p>
          </table:table-cell>
          <table:table-cell office:value-type="float" office:value="2.3867" calcext:value-type="float">
            <text:p>2.3867</text:p>
          </table:table-cell>
          <table:table-cell office:value-type="float" office:value="5.1428" calcext:value-type="float">
            <text:p>5.1428</text:p>
          </table:table-cell>
          <table:table-cell table:formula="of:=AVERAGE([.I508:.I517])" office:value-type="float" office:value="4.33693" calcext:value-type="float">
            <text:p>4.34</text:p>
          </table:table-cell>
          <table:table-cell office:value-type="float" office:value="3.1083" calcext:value-type="float">
            <text:p>3.1083</text:p>
          </table:table-cell>
          <table:table-cell office:value-type="float" office:value="4.1275" calcext:value-type="float">
            <text:p>4.1275</text:p>
          </table:table-cell>
          <table:table-cell table:formula="of:=AVERAGE([.L508:.L517])" office:value-type="float" office:value="5.70418" calcext:value-type="float">
            <text:p>5.70</text:p>
          </table:table-cell>
          <table:table-cell office:value-type="float" office:value="2.6454" calcext:value-type="float">
            <text:p>2.6454</text:p>
          </table:table-cell>
          <table:table-cell office:value-type="float" office:value="12.7028" calcext:value-type="float">
            <text:p>12.7028</text:p>
          </table:table-cell>
          <table:table-cell table:formula="of:=AVERAGE([.O508:.O517])" office:value-type="float" office:value="10.35142" calcext:value-type="float">
            <text:p>10.35</text:p>
          </table:table-cell>
          <table:table-cell office:value-type="float" office:value="3.1684" calcext:value-type="float">
            <text:p>3.1684</text:p>
          </table:table-cell>
          <table:table-cell office:value-type="float" office:value="9.4943" calcext:value-type="float">
            <text:p>9.4943</text:p>
          </table:table-cell>
          <table:table-cell table:formula="of:=AVERAGE([.R508:.R517])" office:value-type="float" office:value="8.88945" calcext:value-type="float">
            <text:p>8.89</text:p>
          </table:table-cell>
          <table:table-cell office:value-type="float" office:value="2.634" calcext:value-type="float">
            <text:p>2.634</text:p>
          </table:table-cell>
          <table:table-cell office:value-type="float" office:value="8.953" calcext:value-type="float">
            <text:p>8.953</text:p>
          </table:table-cell>
          <table:table-cell table:formula="of:=AVERAGE([.U508:.U517])" office:value-type="float" office:value="8.64728" calcext:value-type="float">
            <text:p>8.65</text:p>
          </table:table-cell>
          <table:table-cell office:value-type="float" office:value="2.5401" calcext:value-type="float">
            <text:p>2.5401</text:p>
          </table:table-cell>
          <table:table-cell office:value-type="float" office:value="11.6278" calcext:value-type="float">
            <text:p>11.6278</text:p>
          </table:table-cell>
          <table:table-cell table:formula="of:=AVERAGE([.X508:.X517])" office:value-type="float" office:value="10.72364" calcext:value-type="float">
            <text:p>10.72</text:p>
          </table:table-cell>
          <table:table-cell office:value-type="float" office:value="2.9333" calcext:value-type="float">
            <text:p>2.9333</text:p>
          </table:table-cell>
          <table:table-cell office:value-type="float" office:value="8.94" calcext:value-type="float">
            <text:p>8.94</text:p>
          </table:table-cell>
          <table:table-cell table:formula="of:=AVERAGE([.AA508:.AA517])" office:value-type="float" office:value="8.98145" calcext:value-type="float">
            <text:p>8.98</text:p>
          </table:table-cell>
          <table:table-cell office:value-type="float" office:value="3.4971" calcext:value-type="float">
            <text:p>3.4971</text:p>
          </table:table-cell>
          <table:table-cell office:value-type="float" office:value="9.3941" calcext:value-type="float">
            <text:p>9.3941</text:p>
          </table:table-cell>
          <table:table-cell table:formula="of:=AVERAGE([.AD508:.AD517])" office:value-type="float" office:value="8.87708" calcext:value-type="float">
            <text:p>8.88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 table:formula="of:=COUNTIF([.D11:.D517];&quot;&lt;4&quot;)" office:value-type="float" office:value="114" calcext:value-type="float">
            <text:p>114</text:p>
          </table:table-cell>
          <table:table-cell table:number-columns-repeated="2"/>
          <table:table-cell table:style-name="Default" table:formula="of:=COUNTIF([.G11:.G517];&quot;&lt;4&quot;)" office:value-type="float" office:value="55" calcext:value-type="float">
            <text:p>55</text:p>
          </table:table-cell>
          <table:table-cell table:number-columns-repeated="2"/>
          <table:table-cell table:style-name="Default" table:formula="of:=COUNTIF([.J11:.J517];&quot;&lt;4&quot;)" office:value-type="float" office:value="235" calcext:value-type="float">
            <text:p>235</text:p>
          </table:table-cell>
          <table:table-cell table:number-columns-repeated="2"/>
          <table:table-cell table:style-name="Default" table:formula="of:=COUNTIF([.M11:.M517];&quot;&lt;4&quot;)" office:value-type="float" office:value="108" calcext:value-type="float">
            <text:p>108</text:p>
          </table:table-cell>
          <table:table-cell table:number-columns-repeated="2"/>
          <table:table-cell table:style-name="Default" table:formula="of:=COUNTIF([.P11:.P517];&quot;&lt;4&quot;)" office:value-type="float" office:value="277" calcext:value-type="float">
            <text:p>277</text:p>
          </table:table-cell>
          <table:table-cell table:number-columns-repeated="2"/>
          <table:table-cell table:style-name="Default" table:formula="of:=COUNTIF([.S11:.S517];&quot;&lt;4&quot;)" office:value-type="float" office:value="228" calcext:value-type="float">
            <text:p>228</text:p>
          </table:table-cell>
          <table:table-cell table:number-columns-repeated="2"/>
          <table:table-cell table:style-name="Default" table:formula="of:=COUNTIF([.V11:.V517];&quot;&lt;4&quot;)" office:value-type="float" office:value="72" calcext:value-type="float">
            <text:p>72</text:p>
          </table:table-cell>
          <table:table-cell table:number-columns-repeated="2"/>
          <table:table-cell table:style-name="Default" table:formula="of:=COUNTIF([.Y11:.Y517];&quot;&lt;4&quot;)" office:value-type="float" office:value="142" calcext:value-type="float">
            <text:p>142</text:p>
          </table:table-cell>
          <table:table-cell table:number-columns-repeated="2"/>
          <table:table-cell table:style-name="Default" table:formula="of:=COUNTIF([.AB11:.AB517];&quot;&lt;4&quot;)" office:value-type="float" office:value="115" calcext:value-type="float">
            <text:p>115</text:p>
          </table:table-cell>
          <table:table-cell table:number-columns-repeated="2"/>
          <table:table-cell table:style-name="Default" table:formula="of:=COUNTIF([.AE11:.AE517];&quot;&lt;4&quot;)" office:value-type="float" office:value="236" calcext:value-type="float">
            <text:p>236</text:p>
          </table:table-cell>
        </table:table-row>
        <table:table-row table:style-name="ro1">
          <table:table-cell table:number-columns-repeated="3"/>
          <table:table-cell table:style-name="Default" table:formula="of:=([.D520]-7)/5" office:value-type="float" office:value="21.4" calcext:value-type="float">
            <text:p>21.4</text:p>
          </table:table-cell>
          <table:table-cell table:number-columns-repeated="2"/>
          <table:table-cell table:style-name="Default" table:formula="of:=([.G520]-7)/5" office:value-type="float" office:value="9.6" calcext:value-type="float">
            <text:p>9.6</text:p>
          </table:table-cell>
          <table:table-cell table:number-columns-repeated="2"/>
          <table:table-cell table:style-name="Default" table:formula="of:=([.J520]-7)/5" office:value-type="float" office:value="45.6" calcext:value-type="float">
            <text:p>45.6</text:p>
          </table:table-cell>
          <table:table-cell table:number-columns-repeated="2"/>
          <table:table-cell table:style-name="Default" table:formula="of:=([.M520]-7)/5" office:value-type="float" office:value="20.2" calcext:value-type="float">
            <text:p>20.2</text:p>
          </table:table-cell>
          <table:table-cell table:number-columns-repeated="2"/>
          <table:table-cell table:style-name="Default" table:formula="of:=([.P520]-7)/5" office:value-type="float" office:value="54" calcext:value-type="float">
            <text:p>54</text:p>
          </table:table-cell>
          <table:table-cell table:number-columns-repeated="2"/>
          <table:table-cell table:style-name="Default" table:formula="of:=([.S520]-7)/5" office:value-type="float" office:value="44.2" calcext:value-type="float">
            <text:p>44.2</text:p>
          </table:table-cell>
          <table:table-cell table:number-columns-repeated="2"/>
          <table:table-cell table:style-name="Default" table:formula="of:=([.V520]-7)/5" office:value-type="float" office:value="13" calcext:value-type="float">
            <text:p>13</text:p>
          </table:table-cell>
          <table:table-cell table:number-columns-repeated="2"/>
          <table:table-cell table:style-name="Default" table:formula="of:=([.Y520]-7)/5" office:value-type="float" office:value="27" calcext:value-type="float">
            <text:p>27</text:p>
          </table:table-cell>
          <table:table-cell table:number-columns-repeated="2"/>
          <table:table-cell table:style-name="Default" table:formula="of:=([.AB520]-7)/5" office:value-type="float" office:value="21.6" calcext:value-type="float">
            <text:p>21.6</text:p>
          </table:table-cell>
          <table:table-cell table:number-columns-repeated="2"/>
          <table:table-cell table:style-name="Default" table:formula="of:=([.AE520]-7)/5" office:value-type="float" office:value="45.8" calcext:value-type="float">
            <text:p>45.8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 table:formula="of:=AVERAGE([.D521:.AE521])" office:value-type="float" office:value="30.24" calcext:value-type="float">
            <text:p>30.24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 table:formula="of:=COM.MICROSOFT.STDEV.P([.D521:.AE521])" office:value-type="float" office:value="14.9157098389584" calcext:value-type="float">
            <text:p>14.9157098389584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27" calcext:value-type="float">
            <text:p>127</text:p>
          </table:table-cell>
          <table:table-cell table:number-columns-repeated="2"/>
          <table:table-cell table:style-name="Default" office:value-type="float" office:value="96" calcext:value-type="float">
            <text:p>96</text:p>
          </table:table-cell>
          <table:table-cell table:number-columns-repeated="2"/>
          <table:table-cell table:style-name="Default" office:value-type="float" office:value="105" calcext:value-type="float">
            <text:p>105</text:p>
          </table:table-cell>
          <table:table-cell table:number-columns-repeated="2"/>
          <table:table-cell table:style-name="Default" office:value-type="float" office:value="121" calcext:value-type="float">
            <text:p>121</text:p>
          </table:table-cell>
          <table:table-cell table:number-columns-repeated="2"/>
          <table:table-cell table:style-name="Default" office:value-type="float" office:value="208" calcext:value-type="float">
            <text:p>208</text:p>
          </table:table-cell>
          <table:table-cell table:number-columns-repeated="2"/>
          <table:table-cell table:style-name="Default" office:value-type="float" office:value="248" calcext:value-type="float">
            <text:p>248</text:p>
          </table:table-cell>
          <table:table-cell table:number-columns-repeated="2"/>
          <table:table-cell table:style-name="Default" office:value-type="float" office:value="85" calcext:value-type="float">
            <text:p>85</text:p>
          </table:table-cell>
          <table:table-cell table:number-columns-repeated="2"/>
          <table:table-cell table:style-name="Default" office:value-type="float" office:value="106" calcext:value-type="float">
            <text:p>106</text:p>
          </table:table-cell>
          <table:table-cell table:number-columns-repeated="2"/>
          <table:table-cell table:style-name="Default" office:value-type="float" office:value="144" calcext:value-type="float">
            <text:p>144</text:p>
          </table:table-cell>
          <table:table-cell table:number-columns-repeated="2"/>
          <table:table-cell table:style-name="Default" office:value-type="float" office:value="214" calcext:value-type="float">
            <text:p>214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179" calcext:value-type="float">
            <text:p>179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348" calcext:value-type="float">
            <text:p>34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236" calcext:value-type="float">
            <text:p>23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284" calcext:value-type="float">
            <text:p>284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268" calcext:value-type="float">
            <text:p>26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462" calcext:value-type="float">
            <text:p>46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 table:formula="of:=AVERAGE([.D526:.D530])" office:value-type="float" office:value="127" calcext:value-type="float">
            <text:p>127</text:p>
          </table:table-cell>
          <table:table-cell table:number-columns-repeated="2"/>
          <table:table-cell table:style-name="Default" table:formula="of:=AVERAGE([.G526:.G530])" office:value-type="float" office:value="96" calcext:value-type="float">
            <text:p>96</text:p>
          </table:table-cell>
          <table:table-cell table:number-columns-repeated="2"/>
          <table:table-cell table:style-name="Default" table:formula="of:=AVERAGE([.J526:.J530])" office:value-type="float" office:value="253.5" calcext:value-type="float">
            <text:p>253.5</text:p>
          </table:table-cell>
          <table:table-cell table:number-columns-repeated="2"/>
          <table:table-cell table:style-name="Default" table:formula="of:=AVERAGE([.M526:.M530])" office:value-type="float" office:value="121" calcext:value-type="float">
            <text:p>121</text:p>
          </table:table-cell>
          <table:table-cell table:number-columns-repeated="2"/>
          <table:table-cell table:style-name="Default" table:formula="of:=AVERAGE([.P526:.P530])" office:value-type="float" office:value="278" calcext:value-type="float">
            <text:p>278</text:p>
          </table:table-cell>
          <table:table-cell table:number-columns-repeated="2"/>
          <table:table-cell table:style-name="Default" table:formula="of:=AVERAGE([.S526:.S530])" office:value-type="float" office:value="248" calcext:value-type="float">
            <text:p>248</text:p>
          </table:table-cell>
          <table:table-cell table:number-columns-repeated="2"/>
          <table:table-cell table:style-name="Default" table:formula="of:=AVERAGE([.V526:.V530])" office:value-type="float" office:value="85" calcext:value-type="float">
            <text:p>85</text:p>
          </table:table-cell>
          <table:table-cell table:number-columns-repeated="2"/>
          <table:table-cell table:style-name="Default" table:formula="of:=AVERAGE([.Y526:.Y530])" office:value-type="float" office:value="171" calcext:value-type="float">
            <text:p>171</text:p>
          </table:table-cell>
          <table:table-cell table:number-columns-repeated="2"/>
          <table:table-cell table:style-name="Default" table:formula="of:=AVERAGE([.AB526:.AB530])" office:value-type="float" office:value="144" calcext:value-type="float">
            <text:p>144</text:p>
          </table:table-cell>
          <table:table-cell table:number-columns-repeated="2"/>
          <table:table-cell table:style-name="Default" table:formula="of:=AVERAGE([.AE526:.AE530])" office:value-type="float" office:value="249" calcext:value-type="float">
            <text:p>249</text:p>
          </table:table-cell>
        </table:table-row>
        <table:table-row table:style-name="ro1">
          <table:table-cell table:number-columns-repeated="3"/>
          <table:table-cell table:style-name="Default" table:formula="of:=([.D532]-22)/5+310" office:value-type="float" office:value="331" calcext:value-type="float">
            <text:p>331</text:p>
          </table:table-cell>
          <table:table-cell table:number-columns-repeated="2"/>
          <table:table-cell table:style-name="Default" table:formula="of:=([.G532]-22)/5+310" office:value-type="float" office:value="324.8" calcext:value-type="float">
            <text:p>324.8</text:p>
          </table:table-cell>
          <table:table-cell table:number-columns-repeated="2"/>
          <table:table-cell table:style-name="Default" table:formula="of:=([.J532]-22)/5+310" office:value-type="float" office:value="356.3" calcext:value-type="float">
            <text:p>356.3</text:p>
          </table:table-cell>
          <table:table-cell table:number-columns-repeated="2"/>
          <table:table-cell table:style-name="Default" table:formula="of:=([.M532]-22)/5+310" office:value-type="float" office:value="329.8" calcext:value-type="float">
            <text:p>329.8</text:p>
          </table:table-cell>
          <table:table-cell table:number-columns-repeated="2"/>
          <table:table-cell table:style-name="Default" table:formula="of:=([.P532]-22)/5+310" office:value-type="float" office:value="361.2" calcext:value-type="float">
            <text:p>361.2</text:p>
          </table:table-cell>
          <table:table-cell table:number-columns-repeated="2"/>
          <table:table-cell table:style-name="Default" table:formula="of:=([.S532]-22)/5+310" office:value-type="float" office:value="355.2" calcext:value-type="float">
            <text:p>355.2</text:p>
          </table:table-cell>
          <table:table-cell table:number-columns-repeated="2"/>
          <table:table-cell table:style-name="Default" table:formula="of:=([.V532]-22)/5+310" office:value-type="float" office:value="322.6" calcext:value-type="float">
            <text:p>322.6</text:p>
          </table:table-cell>
          <table:table-cell table:number-columns-repeated="2"/>
          <table:table-cell table:style-name="Default" table:formula="of:=([.Y532]-22)/5+310" office:value-type="float" office:value="339.8" calcext:value-type="float">
            <text:p>339.8</text:p>
          </table:table-cell>
          <table:table-cell table:number-columns-repeated="2"/>
          <table:table-cell table:style-name="Default" table:formula="of:=([.AB532]-22)/5+310" office:value-type="float" office:value="334.4" calcext:value-type="float">
            <text:p>334.4</text:p>
          </table:table-cell>
          <table:table-cell table:number-columns-repeated="2"/>
          <table:table-cell table:style-name="Default" table:formula="of:=([.AE532]-22)/5+310" office:value-type="float" office:value="355.4" calcext:value-type="float">
            <text:p>355.4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 table:formula="of:=AVERAGE([.D533:.BF533])" office:value-type="float" office:value="341.05" calcext:value-type="float">
            <text:p>341.0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 table:formula="of:=COM.MICROSOFT.STDEV.P([.D533:.AE533])" office:value-type="float" office:value="13.8655868970628" calcext:value-type="float">
            <text:p>13.865586897062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calcext:conditional-formats>
          <calcext:conditional-format calcext:target-range-address="combinedRMSD.D11:combinedRMSD.D517">
            <calcext:condition calcext:apply-style-name="Untitled1" calcext:value="&gt;4.5" calcext:base-cell-address="combinedRMSD.D11"/>
            <calcext:condition calcext:apply-style-name="Untitled3" calcext:value="&lt;3.5" calcext:base-cell-address="combinedRMSD.D11"/>
          </calcext:conditional-format>
          <calcext:conditional-format calcext:target-range-address="combinedRMSD.G11:combinedRMSD.G517">
            <calcext:condition calcext:apply-style-name="Untitled1" calcext:value="&gt;4.5" calcext:base-cell-address="combinedRMSD.G11"/>
            <calcext:condition calcext:apply-style-name="Untitled3" calcext:value="&lt;3.5" calcext:base-cell-address="combinedRMSD.G11"/>
          </calcext:conditional-format>
          <calcext:conditional-format calcext:target-range-address="combinedRMSD.J11:combinedRMSD.J517">
            <calcext:condition calcext:apply-style-name="Untitled1" calcext:value="&gt;4.5" calcext:base-cell-address="combinedRMSD.J11"/>
            <calcext:condition calcext:apply-style-name="Untitled3" calcext:value="&lt;3.5" calcext:base-cell-address="combinedRMSD.J11"/>
          </calcext:conditional-format>
          <calcext:conditional-format calcext:target-range-address="combinedRMSD.M11:combinedRMSD.M517">
            <calcext:condition calcext:apply-style-name="Untitled1" calcext:value="&gt;4.5" calcext:base-cell-address="combinedRMSD.M11"/>
            <calcext:condition calcext:apply-style-name="Untitled3" calcext:value="&lt;3.5" calcext:base-cell-address="combinedRMSD.M11"/>
          </calcext:conditional-format>
          <calcext:conditional-format calcext:target-range-address="combinedRMSD.P11:combinedRMSD.P517">
            <calcext:condition calcext:apply-style-name="Untitled1" calcext:value="&gt;4.5" calcext:base-cell-address="combinedRMSD.P11"/>
            <calcext:condition calcext:apply-style-name="Untitled3" calcext:value="&lt;3.5" calcext:base-cell-address="combinedRMSD.P11"/>
          </calcext:conditional-format>
          <calcext:conditional-format calcext:target-range-address="combinedRMSD.S11:combinedRMSD.S517">
            <calcext:condition calcext:apply-style-name="Untitled1" calcext:value="&gt;4.5" calcext:base-cell-address="combinedRMSD.S11"/>
            <calcext:condition calcext:apply-style-name="Untitled3" calcext:value="&lt;3.5" calcext:base-cell-address="combinedRMSD.S11"/>
          </calcext:conditional-format>
          <calcext:conditional-format calcext:target-range-address="combinedRMSD.V11:combinedRMSD.V517">
            <calcext:condition calcext:apply-style-name="Untitled1" calcext:value="&gt;4.5" calcext:base-cell-address="combinedRMSD.V11"/>
            <calcext:condition calcext:apply-style-name="Untitled3" calcext:value="&lt;3.5" calcext:base-cell-address="combinedRMSD.V11"/>
          </calcext:conditional-format>
          <calcext:conditional-format calcext:target-range-address="combinedRMSD.Y11:combinedRMSD.Y517">
            <calcext:condition calcext:apply-style-name="Untitled1" calcext:value="&gt;4.5" calcext:base-cell-address="combinedRMSD.Y11"/>
            <calcext:condition calcext:apply-style-name="Untitled3" calcext:value="&lt;3.5" calcext:base-cell-address="combinedRMSD.Y11"/>
          </calcext:conditional-format>
          <calcext:conditional-format calcext:target-range-address="combinedRMSD.AB11:combinedRMSD.AB517">
            <calcext:condition calcext:apply-style-name="Untitled1" calcext:value="&gt;4.5" calcext:base-cell-address="combinedRMSD.AB11"/>
            <calcext:condition calcext:apply-style-name="Untitled3" calcext:value="&lt;3.5" calcext:base-cell-address="combinedRMSD.AB11"/>
          </calcext:conditional-format>
          <calcext:conditional-format calcext:target-range-address="combinedRMSD.AE11:combinedRMSD.AE517">
            <calcext:condition calcext:apply-style-name="Untitled1" calcext:value="&gt;4.5" calcext:base-cell-address="combinedRMSD.AE11"/>
            <calcext:condition calcext:apply-style-name="Untitled3" calcext:value="&lt;3.5" calcext:base-cell-address="combinedRMSD.AE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aa61a"/>
    </style:style>
    <style:style style:name="Untitled3" style:family="table-cell" style:parent-style-name="Default">
      <style:table-cell-properties fo:background-color="#72bf44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22:37:55.838433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1T22:39:55.725978476</dc:date>
    <meta:editing-duration>PT12H19M14S</meta:editing-duration>
    <meta:editing-cycles>4</meta:editing-cycles>
    <meta:generator>LibreOffice/6.0.7.3$Linux_X86_64 LibreOffice_project/00m0$Build-3</meta:generator>
    <meta:document-statistic meta:table-count="1" meta:cell-count="15987" meta:object-count="0"/>
  </office:meta>
</office:document-meta>
</file>